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CB000001562DDD3F92.jpg"/>
  <manifest:file-entry manifest:media-type="image/jpeg" manifest:full-path="Pictures/10000000000002C30000005B606C8470.jpg"/>
  <manifest:file-entry manifest:media-type="image/jpeg" manifest:full-path="Pictures/10000000000002CB000000D4F52EA0D4.jpg"/>
  <manifest:file-entry manifest:media-type="image/jpeg" manifest:full-path="Pictures/10000000000002CB000000F18D932DDF.jpg"/>
  <manifest:file-entry manifest:media-type="image/jpeg" manifest:full-path="Pictures/10000000000002CA000000F35AC7D34C.jpg"/>
  <manifest:file-entry manifest:media-type="image/jpeg" manifest:full-path="Pictures/10000000000002C4000001126AEAB463.jpg"/>
  <manifest:file-entry manifest:media-type="image/jpeg" manifest:full-path="Pictures/10000000000002CB0000012935F99A85.jpg"/>
  <manifest:file-entry manifest:media-type="image/jpeg" manifest:full-path="Pictures/10000000000002CE000000C3CBBA94A8.jpg"/>
  <manifest:file-entry manifest:media-type="image/jpeg" manifest:full-path="Pictures/10000000000002CE0000016BCBA0ABAA.jpg"/>
  <manifest:file-entry manifest:media-type="image/jpeg" manifest:full-path="Pictures/10000000000002CC000000872F4514CC.jpg"/>
  <manifest:file-entry manifest:media-type="image/jpeg" manifest:full-path="Pictures/10000000000002CA0000012AEBA20E9C.jpg"/>
  <manifest:file-entry manifest:media-type="image/jpeg" manifest:full-path="Pictures/10000000000002CA0000034E3168A19E.jpg"/>
  <manifest:file-entry manifest:media-type="image/jpeg" manifest:full-path="Pictures/10000000000002CE00000121E24E060B.jpg"/>
  <manifest:file-entry manifest:media-type="image/jpeg" manifest:full-path="Pictures/100000000000012C000001849CDF3839.jpg"/>
  <manifest:file-entry manifest:media-type="image/jpeg" manifest:full-path="Pictures/10000000000002C90000018F9956E6C7.jpg"/>
  <manifest:file-entry manifest:media-type="image/jpeg" manifest:full-path="Pictures/10000000000002C30000005BCF257714.jpg"/>
  <manifest:file-entry manifest:media-type="image/jpeg" manifest:full-path="Pictures/10000000000002BE000001C1430EB966.jpg"/>
  <manifest:file-entry manifest:media-type="image/jpeg" manifest:full-path="Pictures/10000000000002CD00000088B6FD58E5.jpg"/>
  <manifest:file-entry manifest:media-type="image/jpeg" manifest:full-path="Pictures/10000000000002D20000035472C8A261.jpg"/>
  <manifest:file-entry manifest:media-type="image/jpeg" manifest:full-path="Pictures/10000000000002CD000001378C5C7FE7.jpg"/>
  <manifest:file-entry manifest:media-type="image/jpeg" manifest:full-path="Pictures/10000000000002C800000110898A491B.jpg"/>
  <manifest:file-entry manifest:media-type="image/jpeg" manifest:full-path="Pictures/10000000000002C80000014EA6625447.jpg"/>
  <manifest:file-entry manifest:media-type="image/jpeg" manifest:full-path="Pictures/10000000000002CC0000011B4E21B7EA.jpg"/>
  <manifest:file-entry manifest:media-type="image/jpeg" manifest:full-path="Pictures/10000000000002C30000005C3F52F8AE.jpg"/>
  <manifest:file-entry manifest:media-type="image/jpeg" manifest:full-path="Pictures/10000000000002CB000000F60A365ACD.jpg"/>
  <manifest:file-entry manifest:media-type="image/jpeg" manifest:full-path="Pictures/10000000000002C30000005F2FEE1A06.jpg"/>
  <manifest:file-entry manifest:media-type="image/jpeg" manifest:full-path="Pictures/10000000000002C300000169831C3E1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Haettenschweiler" svg:font-family="Haettenschweiler" style:font-pitch="variable"/>
    <style:font-face style:name="Times New Roman1" svg:font-family="'Times New Roman'" style:font-pitch="variable"/>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Courier New2" svg:font-family="'Courier New'" style:font-family-generic="modern" style:font-pitch="variable"/>
    <style:font-face style:name="Tahoma2" svg:font-family="Tahoma" style:font-family-generic="modern" style:font-pitch="variable"/>
    <style:font-face style:name="Times New Roman2" svg:font-family="'Times New Roman'" style:font-family-generic="moder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automatic-styles>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ffffcc"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1" style:family="table">
      <style:table-properties style:width="19.009cm" table:align="center" style:shadow="#808080 0.079cm 0.079cm" style:writing-mode="lr-tb"/>
    </style:style>
    <style:style style:name="表格1.A" style:family="table-column">
      <style:table-column-properties style:column-width="1.806cm"/>
    </style:style>
    <style:style style:name="表格1.B" style:family="table-column">
      <style:table-column-properties style:column-width="4.995cm"/>
    </style:style>
    <style:style style:name="表格1.C" style:family="table-column">
      <style:table-column-properties style:column-width="1.886cm"/>
    </style:style>
    <style:style style:name="表格1.D" style:family="table-column">
      <style:table-column-properties style:column-width="1.78cm"/>
    </style:style>
    <style:style style:name="表格1.E" style:family="table-column">
      <style:table-column-properties style:column-width="8.543cm"/>
    </style:style>
    <style:style style:name="表格1.A1" style:family="table-cell">
      <style:table-cell-properties fo:background-color="#23b8dc" fo:padding="0.097cm" fo:border-left="0.002cm solid #ffffff" fo:border-right="none" fo:border-top="0.002cm solid #ffffff" fo:border-bottom="0.002cm solid #ffffff">
        <style:background-image/>
      </style:table-cell-properties>
    </style:style>
    <style:style style:name="表格1.E1" style:family="table-cell">
      <style:table-cell-properties fo:background-color="#23b8dc" fo:padding="0.097cm" fo:border="0.002cm solid #ffffff">
        <style:background-image/>
      </style:table-cell-properties>
    </style:style>
    <style:style style:name="表格1.A2" style:family="table-cell">
      <style:table-cell-properties fo:background-color="#e6e6ff" fo:padding="0.097cm" fo:border-left="0.002cm solid #ffffff" fo:border-right="none" fo:border-top="none" fo:border-bottom="0.002cm solid #ffffff">
        <style:background-image/>
      </style:table-cell-properties>
    </style:style>
    <style:style style:name="表格1.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ffffcc"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ffffcc"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ffffcc" fo:padding="0.097cm" fo:border="0.002cm solid #ffffff">
        <style:background-image/>
      </style:table-cell-properties>
    </style:style>
    <style:style style:name="表格5" style:family="table">
      <style:table-properties style:width="19.006cm" table:align="margins" style:writing-mode="lr-tb"/>
    </style:style>
    <style:style style:name="表格5.A" style:family="table-column">
      <style:table-column-properties style:column-width="19.006cm" style:rel-column-width="65535*"/>
    </style:style>
    <style:style style:name="表格5.A1" style:family="table-cell">
      <style:table-cell-properties fo:background-color="#ffffcc" fo:padding="0.097cm" fo:border="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ffffcc"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3" style:family="table">
      <style:table-properties style:width="19.006cm" table:align="margins" style:writing-mode="lr-tb"/>
    </style:style>
    <style:style style:name="表格13.A" style:family="table-column">
      <style:table-column-properties style:column-width="19.006cm" style:rel-column-width="65535*"/>
    </style:style>
    <style:style style:name="表格13.A1" style:family="table-cell">
      <style:table-cell-properties fo:background-color="#e6e6ff" fo:padding="0.097cm" fo:border="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2" style:family="table">
      <style:table-properties style:width="19.006cm" table:align="margins" style:writing-mode="lr-tb"/>
    </style:style>
    <style:style style:name="表格22.A" style:family="table-column">
      <style:table-column-properties style:column-width="19.006cm" style:rel-column-width="65535*"/>
    </style:style>
    <style:style style:name="表格22.A1" style:family="table-cell">
      <style:table-cell-properties fo:background-color="#e6e6ff" fo:padding="0.097cm" fo:border="0.002cm solid #ffffff">
        <style:background-image/>
      </style:table-cell-properties>
    </style:style>
    <style:style style:name="表格23" style:family="table">
      <style:table-properties style:width="19.006cm" table:align="margins" style:writing-mode="lr-tb"/>
    </style:style>
    <style:style style:name="表格23.A" style:family="table-column">
      <style:table-column-properties style:column-width="19.006cm" style:rel-column-width="65535*"/>
    </style:style>
    <style:style style:name="表格23.A1" style:family="table-cell">
      <style:table-cell-properties fo:background-color="#e6e6ff" fo:padding="0.097cm" fo:border="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8.927cm" table:align="margins" style:shadow="#808080 0.079cm 0.079cm" style:writing-mode="lr-tb"/>
    </style:style>
    <style:style style:name="表格30.A" style:family="table-column">
      <style:table-column-properties style:column-width="3.336cm" style:rel-column-width="11549*"/>
    </style:style>
    <style:style style:name="表格30.B" style:family="table-column">
      <style:table-column-properties style:column-width="15.591cm" style:rel-column-width="53986*"/>
    </style:style>
    <style:style style:name="表格3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0.B1" style:family="table-cell">
      <style:table-cell-properties fo:background-color="#e6e6ff" fo:padding="0.097cm" fo:border="0.002cm solid #ffffff">
        <style:background-image/>
      </style:table-cell-properties>
    </style:style>
    <style:style style:name="表格30.A2" style:family="table-cell">
      <style:table-cell-properties fo:background-color="#e6e6ff" fo:padding="0.097cm" fo:border-left="0.002cm solid #ffffff" fo:border-right="none" fo:border-top="none" fo:border-bottom="0.002cm solid #ffffff">
        <style:background-image/>
      </style:table-cell-properties>
    </style:style>
    <style:style style:name="表格3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1" style:family="table">
      <style:table-properties style:width="18.927cm" table:align="margins" style:shadow="#808080 0.079cm 0.079cm" style:writing-mode="lr-tb"/>
    </style:style>
    <style:style style:name="表格31.A" style:family="table-column">
      <style:table-column-properties style:column-width="3.336cm" style:rel-column-width="11549*"/>
    </style:style>
    <style:style style:name="表格31.B" style:family="table-column">
      <style:table-column-properties style:column-width="15.591cm" style:rel-column-width="53986*"/>
    </style:style>
    <style:style style:name="表格3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1.B1" style:family="table-cell">
      <style:table-cell-properties fo:background-color="#e6e6ff" fo:padding="0.097cm" fo:border="0.002cm solid #ffffff">
        <style:background-image/>
      </style:table-cell-properties>
    </style:style>
    <style:style style:name="表格31.A2" style:family="table-cell">
      <style:table-cell-properties fo:background-color="#e6e6ff" fo:padding="0.097cm" fo:border-left="0.002cm solid #ffffff" fo:border-right="none" fo:border-top="none" fo:border-bottom="0.002cm solid #ffffff">
        <style:background-image/>
      </style:table-cell-properties>
    </style:style>
    <style:style style:name="表格3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2" style:family="table">
      <style:table-properties style:width="18.927cm" table:align="margins" style:shadow="#808080 0.079cm 0.079cm" style:writing-mode="lr-tb"/>
    </style:style>
    <style:style style:name="表格32.A" style:family="table-column">
      <style:table-column-properties style:column-width="3.336cm" style:rel-column-width="11549*"/>
    </style:style>
    <style:style style:name="表格32.B" style:family="table-column">
      <style:table-column-properties style:column-width="15.591cm" style:rel-column-width="53986*"/>
    </style:style>
    <style:style style:name="表格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2.B1" style:family="table-cell">
      <style:table-cell-properties fo:background-color="#e6e6ff" fo:padding="0.097cm" fo:border="0.002cm solid #ffffff">
        <style:background-image/>
      </style:table-cell-properties>
    </style:style>
    <style:style style:name="表格33" style:family="table">
      <style:table-properties style:width="18.927cm" table:align="margins" style:shadow="#808080 0.079cm 0.079cm" style:writing-mode="lr-tb"/>
    </style:style>
    <style:style style:name="表格33.A" style:family="table-column">
      <style:table-column-properties style:column-width="3.336cm" style:rel-column-width="11549*"/>
    </style:style>
    <style:style style:name="表格33.B" style:family="table-column">
      <style:table-column-properties style:column-width="15.591cm" style:rel-column-width="53986*"/>
    </style:style>
    <style:style style:name="表格33.A1" style:family="table-cell">
      <style:table-cell-properties fo:background-color="#e6e6ff" fo:padding="0.097cm" fo:border-left="0.002cm solid #ffffff" fo:border-right="none" fo:border-top="0.002cm solid #ffffff" fo:border-bottom="none">
        <style:background-image/>
      </style:table-cell-properties>
    </style:style>
    <style:style style:name="表格3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3.A2" style:family="table-cell">
      <style:table-cell-properties fo:background-color="#e6e6ff" fo:padding="0.097cm" fo:border-left="0.002cm solid #ffffff" fo:border-right="none" fo:border-top="none" fo:border-bottom="none">
        <style:background-image/>
      </style:table-cell-properties>
    </style:style>
    <style:style style:name="表格33.B2" style:family="table-cell">
      <style:table-cell-properties fo:background-color="#e6e6ff" fo:padding="0.097cm" fo:border-left="0.002cm solid #ffffff" fo:border-right="0.002cm solid #ffffff" fo:border-top="none" fo:border-bottom="none">
        <style:background-image/>
      </style:table-cell-properties>
    </style:style>
    <style:style style:name="表格33.A6" style:family="table-cell">
      <style:table-cell-properties fo:background-color="#e6e6ff" fo:padding="0.097cm" fo:border-left="0.002cm solid #ffffff" fo:border-right="none" fo:border-top="none" fo:border-bottom="0.002cm solid #ffffff">
        <style:background-image/>
      </style:table-cell-properties>
    </style:style>
    <style:style style:name="表格33.B6"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8.927cm" table:align="margins" style:shadow="#808080 0.079cm 0.079cm" style:writing-mode="lr-tb"/>
    </style:style>
    <style:style style:name="表格35.A" style:family="table-column">
      <style:table-column-properties style:column-width="3.013cm" style:rel-column-width="10430*"/>
    </style:style>
    <style:style style:name="表格35.B" style:family="table-column">
      <style:table-column-properties style:column-width="15.914cm" style:rel-column-width="55105*"/>
    </style:style>
    <style:style style:name="表格3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5.B1" style:family="table-cell">
      <style:table-cell-properties fo:background-color="#e6e6ff" fo:padding="0.097cm" fo:border="0.002cm solid #ffffff">
        <style:background-image/>
      </style:table-cell-properties>
    </style:style>
    <style:style style:name="表格35.A2" style:family="table-cell">
      <style:table-cell-properties fo:background-color="#e6e6ff" fo:padding="0.097cm" fo:border-left="0.002cm solid #ffffff" fo:border-right="none" fo:border-top="none" fo:border-bottom="0.002cm solid #ffffff">
        <style:background-image/>
      </style:table-cell-properties>
    </style:style>
    <style:style style:name="表格3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6" style:family="table">
      <style:table-properties style:width="18.927cm" table:align="margins" style:shadow="#808080 0.079cm 0.079cm" style:writing-mode="lr-tb"/>
    </style:style>
    <style:style style:name="表格36.A" style:family="table-column">
      <style:table-column-properties style:column-width="3.847cm" style:rel-column-width="13319*"/>
    </style:style>
    <style:style style:name="表格36.B" style:family="table-column">
      <style:table-column-properties style:column-width="15.079cm" style:rel-column-width="52216*"/>
    </style:style>
    <style:style style:name="表格3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6.B1" style:family="table-cell">
      <style:table-cell-properties fo:background-color="#e6e6ff" fo:padding="0.097cm" fo:border="0.002cm solid #ffffff">
        <style:background-image/>
      </style:table-cell-properties>
    </style:style>
    <style:style style:name="表格36.A2" style:family="table-cell">
      <style:table-cell-properties fo:background-color="#e6e6ff" fo:padding="0.097cm" fo:border-left="0.002cm solid #ffffff" fo:border-right="none" fo:border-top="none" fo:border-bottom="0.002cm solid #ffffff">
        <style:background-image/>
      </style:table-cell-properties>
    </style:style>
    <style:style style:name="表格3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7" style:family="table">
      <style:table-properties style:width="18.927cm" table:align="margins" style:shadow="#808080 0.079cm 0.079cm" style:writing-mode="lr-tb"/>
    </style:style>
    <style:style style:name="表格37.A" style:family="table-column">
      <style:table-column-properties style:column-width="3.847cm" style:rel-column-width="13319*"/>
    </style:style>
    <style:style style:name="表格37.B" style:family="table-column">
      <style:table-column-properties style:column-width="15.079cm" style:rel-column-width="52216*"/>
    </style:style>
    <style:style style:name="表格37.A1" style:family="table-cell">
      <style:table-cell-properties fo:background-color="#e6e6ff" fo:padding="0.097cm" fo:border-left="0.002cm solid #ffffff" fo:border-right="none" fo:border-top="0.002cm solid #ffffff" fo:border-bottom="none">
        <style:background-image/>
      </style:table-cell-properties>
    </style:style>
    <style:style style:name="表格3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7.A2" style:family="table-cell">
      <style:table-cell-properties fo:background-color="#e6e6ff" fo:padding="0.097cm" fo:border-left="0.002cm solid #ffffff" fo:border-right="none" fo:border-top="none" fo:border-bottom="none">
        <style:background-image/>
      </style:table-cell-properties>
    </style:style>
    <style:style style:name="表格37.B2" style:family="table-cell">
      <style:table-cell-properties fo:background-color="#e6e6ff" fo:padding="0.097cm" fo:border-left="0.002cm solid #ffffff" fo:border-right="0.002cm solid #ffffff" fo:border-top="none" fo:border-bottom="none">
        <style:background-image/>
      </style:table-cell-properties>
    </style:style>
    <style:style style:name="表格37.A5" style:family="table-cell">
      <style:table-cell-properties fo:background-color="#e6e6ff" fo:padding="0.097cm" fo:border-left="0.002cm solid #ffffff" fo:border-right="none" fo:border-top="none" fo:border-bottom="0.002cm solid #ffffff">
        <style:background-image/>
      </style:table-cell-properties>
    </style:style>
    <style:style style:name="表格37.B5"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8" style:family="table">
      <style:table-properties style:width="18.927cm" table:align="margins" style:shadow="#808080 0.079cm 0.079cm" style:writing-mode="lr-tb"/>
    </style:style>
    <style:style style:name="表格38.A" style:family="table-column">
      <style:table-column-properties style:column-width="3.847cm" style:rel-column-width="13319*"/>
    </style:style>
    <style:style style:name="表格38.B" style:family="table-column">
      <style:table-column-properties style:column-width="15.079cm" style:rel-column-width="52216*"/>
    </style:style>
    <style:style style:name="表格38.A1" style:family="table-cell">
      <style:table-cell-properties fo:background-color="#e6e6ff" fo:padding="0.097cm" fo:border-left="0.002cm solid #ffffff" fo:border-right="none" fo:border-top="0.002cm solid #ffffff" fo:border-bottom="none">
        <style:background-image/>
      </style:table-cell-properties>
    </style:style>
    <style:style style:name="表格3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8.A2" style:family="table-cell">
      <style:table-cell-properties fo:background-color="#e6e6ff" fo:padding="0.097cm" fo:border-left="0.002cm solid #ffffff" fo:border-right="none" fo:border-top="none" fo:border-bottom="none">
        <style:background-image/>
      </style:table-cell-properties>
    </style:style>
    <style:style style:name="表格38.B2" style:family="table-cell">
      <style:table-cell-properties fo:background-color="#e6e6ff" fo:padding="0.097cm" fo:border-left="0.002cm solid #ffffff" fo:border-right="0.002cm solid #ffffff" fo:border-top="none" fo:border-bottom="none">
        <style:background-image/>
      </style:table-cell-properties>
    </style:style>
    <style:style style:name="表格39" style:family="table">
      <style:table-properties style:width="18.927cm" table:align="margins" style:shadow="#808080 0.079cm 0.079cm" style:writing-mode="lr-tb"/>
    </style:style>
    <style:style style:name="表格39.A" style:family="table-column">
      <style:table-column-properties style:column-width="3.847cm" style:rel-column-width="13319*"/>
    </style:style>
    <style:style style:name="表格39.B" style:family="table-column">
      <style:table-column-properties style:column-width="15.079cm" style:rel-column-width="52216*"/>
    </style:style>
    <style:style style:name="表格39.A1" style:family="table-cell">
      <style:table-cell-properties fo:background-color="#e6e6ff" fo:padding="0.097cm" fo:border-left="0.002cm solid #ffffff" fo:border-right="none" fo:border-top="0.002cm solid #ffffff" fo:border-bottom="none">
        <style:background-image/>
      </style:table-cell-properties>
    </style:style>
    <style:style style:name="表格3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9.A2" style:family="table-cell">
      <style:table-cell-properties fo:background-color="#e6e6ff" fo:padding="0.097cm" fo:border-left="0.002cm solid #ffffff" fo:border-right="none" fo:border-top="none" fo:border-bottom="none">
        <style:background-image/>
      </style:table-cell-properties>
    </style:style>
    <style:style style:name="表格39.B2" style:family="table-cell">
      <style:table-cell-properties fo:background-color="#e6e6ff" fo:padding="0.097cm" fo:border-left="0.002cm solid #ffffff" fo:border-right="0.002cm solid #ffffff" fo:border-top="none" fo:border-bottom="none">
        <style:background-image/>
      </style:table-cell-properties>
    </style:style>
    <style:style style:name="表格40" style:family="table">
      <style:table-properties style:width="18.927cm" table:align="margins" style:shadow="#808080 0.079cm 0.079cm" style:writing-mode="lr-tb"/>
    </style:style>
    <style:style style:name="表格40.A" style:family="table-column">
      <style:table-column-properties style:column-width="3.847cm" style:rel-column-width="13319*"/>
    </style:style>
    <style:style style:name="表格40.B" style:family="table-column">
      <style:table-column-properties style:column-width="15.079cm" style:rel-column-width="52216*"/>
    </style:style>
    <style:style style:name="表格40.A1" style:family="table-cell">
      <style:table-cell-properties fo:background-color="#e6e6ff" fo:padding="0.097cm" fo:border-left="0.002cm solid #ffffff" fo:border-right="none" fo:border-top="none" fo:border-bottom="none">
        <style:background-image/>
      </style:table-cell-properties>
    </style:style>
    <style:style style:name="表格40.B1" style:family="table-cell">
      <style:table-cell-properties fo:background-color="#e6e6ff" fo:padding="0.097cm" fo:border-left="0.002cm solid #ffffff" fo:border-right="0.002cm solid #ffffff" fo:border-top="none" fo:border-bottom="none">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3.847cm" style:rel-column-width="13319*"/>
    </style:style>
    <style:style style:name="表格41.B" style:family="table-column">
      <style:table-column-properties style:column-width="15.079cm" style:rel-column-width="52216*"/>
    </style:style>
    <style:style style:name="表格41.A1" style:family="table-cell">
      <style:table-cell-properties fo:background-color="#e6e6ff" fo:padding="0.097cm" fo:border-left="0.002cm solid #ffffff" fo:border-right="none" fo:border-top="none" fo:border-bottom="none">
        <style:background-image/>
      </style:table-cell-properties>
    </style:style>
    <style:style style:name="表格41.B1" style:family="table-cell">
      <style:table-cell-properties fo:background-color="#e6e6ff" fo:padding="0.097cm" fo:border-left="0.002cm solid #ffffff" fo:border-right="0.002cm solid #ffffff" fo:border-top="none" fo:border-bottom="none">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3.847cm" style:rel-column-width="13319*"/>
    </style:style>
    <style:style style:name="表格42.B" style:family="table-column">
      <style:table-column-properties style:column-width="15.079cm" style:rel-column-width="52216*"/>
    </style:style>
    <style:style style:name="表格42.A1" style:family="table-cell">
      <style:table-cell-properties fo:background-color="#e6e6ff" fo:padding="0.097cm" fo:border-left="0.002cm solid #ffffff" fo:border-right="none" fo:border-top="0.002cm solid #ffffff" fo:border-bottom="none">
        <style:background-image/>
      </style:table-cell-properties>
    </style:style>
    <style:style style:name="表格4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2.A2" style:family="table-cell">
      <style:table-cell-properties fo:background-color="#e6e6ff" fo:padding="0.097cm" fo:border-left="0.002cm solid #ffffff" fo:border-right="none" fo:border-top="none" fo:border-bottom="none">
        <style:background-image/>
      </style:table-cell-properties>
    </style:style>
    <style:style style:name="表格42.B2" style:family="table-cell">
      <style:table-cell-properties fo:background-color="#e6e6ff" fo:padding="0.097cm" fo:border-left="0.002cm solid #ffffff" fo:border-right="0.002cm solid #ffffff" fo:border-top="none" fo:border-bottom="none">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8.927cm" table:align="margins" style:shadow="#808080 0.079cm 0.079cm" style:writing-mode="lr-tb"/>
    </style:style>
    <style:style style:name="表格45.A" style:family="table-column">
      <style:table-column-properties style:column-width="3.847cm" style:rel-column-width="13319*"/>
    </style:style>
    <style:style style:name="表格45.B" style:family="table-column">
      <style:table-column-properties style:column-width="15.079cm" style:rel-column-width="52216*"/>
    </style:style>
    <style:style style:name="表格45.A1" style:family="table-cell">
      <style:table-cell-properties fo:background-color="#e6e6ff" fo:padding="0.097cm" fo:border-left="0.002cm solid #ffffff" fo:border-right="none" fo:border-top="0.002cm solid #ffffff" fo:border-bottom="none">
        <style:background-image/>
      </style:table-cell-properties>
    </style:style>
    <style:style style:name="表格4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5.A2" style:family="table-cell">
      <style:table-cell-properties fo:background-color="#e6e6ff" fo:padding="0.097cm" fo:border-left="0.002cm solid #ffffff" fo:border-right="none" fo:border-top="none" fo:border-bottom="none">
        <style:background-image/>
      </style:table-cell-properties>
    </style:style>
    <style:style style:name="表格45.B2" style:family="table-cell">
      <style:table-cell-properties fo:background-color="#e6e6ff" fo:padding="0.097cm" fo:border-left="0.002cm solid #ffffff" fo:border-right="0.002cm solid #ffffff" fo:border-top="none" fo:border-bottom="none">
        <style:background-image/>
      </style:table-cell-properties>
    </style:style>
    <style:style style:name="表格45.A7" style:family="table-cell">
      <style:table-cell-properties fo:background-color="#e6e6ff" fo:padding="0.097cm" fo:border-left="0.002cm solid #ffffff" fo:border-right="none" fo:border-top="none" fo:border-bottom="0.002cm solid #ffffff">
        <style:background-image/>
      </style:table-cell-properties>
    </style:style>
    <style:style style:name="表格45.B7"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3.847cm" style:rel-column-width="13319*"/>
    </style:style>
    <style:style style:name="表格46.B" style:family="table-column">
      <style:table-column-properties style:column-width="15.079cm" style:rel-column-width="52216*"/>
    </style:style>
    <style:style style:name="表格46.A1" style:family="table-cell">
      <style:table-cell-properties fo:background-color="#e6e6ff" fo:padding="0.097cm" fo:border-left="0.002cm solid #ffffff" fo:border-right="none" fo:border-top="0.002cm solid #ffffff" fo:border-bottom="none">
        <style:background-image/>
      </style:table-cell-properties>
    </style:style>
    <style:style style:name="表格4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6.A2" style:family="table-cell">
      <style:table-cell-properties fo:background-color="#e6e6ff" fo:padding="0.097cm" fo:border-left="0.002cm solid #ffffff" fo:border-right="none" fo:border-top="none" fo:border-bottom="none">
        <style:background-image/>
      </style:table-cell-properties>
    </style:style>
    <style:style style:name="表格46.B2" style:family="table-cell">
      <style:table-cell-properties fo:background-color="#e6e6ff" fo:padding="0.097cm" fo:border-left="0.002cm solid #ffffff" fo:border-right="0.002cm solid #ffffff" fo:border-top="none" fo:border-bottom="none">
        <style:background-image/>
      </style:table-cell-properties>
    </style:style>
    <style:style style:name="表格47" style:family="table">
      <style:table-properties style:width="18.927cm" table:align="margins" style:shadow="#808080 0.079cm 0.079cm" style:writing-mode="lr-tb"/>
    </style:style>
    <style:style style:name="表格47.A" style:family="table-column">
      <style:table-column-properties style:column-width="3.847cm" style:rel-column-width="13319*"/>
    </style:style>
    <style:style style:name="表格47.B" style:family="table-column">
      <style:table-column-properties style:column-width="15.079cm" style:rel-column-width="52216*"/>
    </style:style>
    <style:style style:name="表格47.A1" style:family="table-cell">
      <style:table-cell-properties fo:background-color="#e6e6ff" fo:padding="0.097cm" fo:border-left="0.002cm solid #ffffff" fo:border-right="none" fo:border-top="0.002cm solid #ffffff" fo:border-bottom="none">
        <style:background-image/>
      </style:table-cell-properties>
    </style:style>
    <style:style style:name="表格4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7.A2" style:family="table-cell">
      <style:table-cell-properties fo:background-color="#e6e6ff" fo:padding="0.097cm" fo:border-left="0.002cm solid #ffffff" fo:border-right="none" fo:border-top="none" fo:border-bottom="none">
        <style:background-image/>
      </style:table-cell-properties>
    </style:style>
    <style:style style:name="表格47.B2" style:family="table-cell">
      <style:table-cell-properties fo:background-color="#e6e6ff" fo:padding="0.097cm" fo:border-left="0.002cm solid #ffffff" fo:border-right="0.002cm solid #ffffff" fo:border-top="none" fo:border-bottom="none">
        <style:background-image/>
      </style:table-cell-properties>
    </style:style>
    <style:style style:name="表格48" style:family="table">
      <style:table-properties style:width="18.927cm" table:align="margins" style:shadow="#808080 0.079cm 0.079cm" style:writing-mode="lr-tb"/>
    </style:style>
    <style:style style:name="表格48.A" style:family="table-column">
      <style:table-column-properties style:column-width="3.847cm" style:rel-column-width="13319*"/>
    </style:style>
    <style:style style:name="表格48.B" style:family="table-column">
      <style:table-column-properties style:column-width="15.079cm" style:rel-column-width="52216*"/>
    </style:style>
    <style:style style:name="表格48.A1" style:family="table-cell">
      <style:table-cell-properties fo:background-color="#e6e6ff" fo:padding="0.097cm" fo:border-left="0.002cm solid #ffffff" fo:border-right="none" fo:border-top="0.002cm solid #ffffff" fo:border-bottom="none">
        <style:background-image/>
      </style:table-cell-properties>
    </style:style>
    <style:style style:name="表格4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8.A2" style:family="table-cell">
      <style:table-cell-properties fo:background-color="#e6e6ff" fo:padding="0.097cm" fo:border-left="0.002cm solid #ffffff" fo:border-right="none" fo:border-top="none" fo:border-bottom="none">
        <style:background-image/>
      </style:table-cell-properties>
    </style:style>
    <style:style style:name="表格48.B2" style:family="table-cell">
      <style:table-cell-properties fo:background-color="#e6e6ff" fo:padding="0.097cm" fo:border-left="0.002cm solid #ffffff" fo:border-right="0.002cm solid #ffffff" fo:border-top="none" fo:border-bottom="none">
        <style:background-image/>
      </style:table-cell-properties>
    </style:style>
    <style:style style:name="表格49" style:family="table">
      <style:table-properties style:width="18.927cm" table:align="margins" style:shadow="#808080 0.079cm 0.079cm" style:writing-mode="lr-tb"/>
    </style:style>
    <style:style style:name="表格49.A" style:family="table-column">
      <style:table-column-properties style:column-width="3.847cm" style:rel-column-width="13319*"/>
    </style:style>
    <style:style style:name="表格49.B" style:family="table-column">
      <style:table-column-properties style:column-width="15.079cm" style:rel-column-width="52216*"/>
    </style:style>
    <style:style style:name="表格49.A1" style:family="table-cell">
      <style:table-cell-properties fo:background-color="#e6e6ff" fo:padding="0.097cm" fo:border-left="0.002cm solid #ffffff" fo:border-right="none" fo:border-top="0.002cm solid #ffffff" fo:border-bottom="none">
        <style:background-image/>
      </style:table-cell-properties>
    </style:style>
    <style:style style:name="表格4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9.A2" style:family="table-cell">
      <style:table-cell-properties fo:background-color="#e6e6ff" fo:padding="0.097cm" fo:border-left="0.002cm solid #ffffff" fo:border-right="none" fo:border-top="none" fo:border-bottom="none">
        <style:background-image/>
      </style:table-cell-properties>
    </style:style>
    <style:style style:name="表格49.B2" style:family="table-cell">
      <style:table-cell-properties fo:background-color="#e6e6ff" fo:padding="0.097cm" fo:border-left="0.002cm solid #ffffff" fo:border-right="0.002cm solid #ffffff" fo:border-top="none" fo:border-bottom="none">
        <style:background-image/>
      </style:table-cell-properties>
    </style:style>
    <style:style style:name="表格50" style:family="table">
      <style:table-properties style:width="18.927cm" table:align="margins" style:shadow="#808080 0.079cm 0.079cm" style:writing-mode="lr-tb"/>
    </style:style>
    <style:style style:name="表格50.A" style:family="table-column">
      <style:table-column-properties style:column-width="3.847cm" style:rel-column-width="13319*"/>
    </style:style>
    <style:style style:name="表格50.B" style:family="table-column">
      <style:table-column-properties style:column-width="15.079cm" style:rel-column-width="52216*"/>
    </style:style>
    <style:style style:name="表格50.A1" style:family="table-cell">
      <style:table-cell-properties fo:background-color="#e6e6ff" fo:padding="0.097cm" fo:border-left="0.002cm solid #ffffff" fo:border-right="none" fo:border-top="0.002cm solid #ffffff" fo:border-bottom="none">
        <style:background-image/>
      </style:table-cell-properties>
    </style:style>
    <style:style style:name="表格5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0.A2" style:family="table-cell">
      <style:table-cell-properties fo:background-color="#e6e6ff" fo:padding="0.097cm" fo:border-left="0.002cm solid #ffffff" fo:border-right="none" fo:border-top="none" fo:border-bottom="none">
        <style:background-image/>
      </style:table-cell-properties>
    </style:style>
    <style:style style:name="表格50.B2" style:family="table-cell">
      <style:table-cell-properties fo:background-color="#e6e6ff" fo:padding="0.097cm" fo:border-left="0.002cm solid #ffffff" fo:border-right="0.002cm solid #ffffff" fo:border-top="none" fo:border-bottom="none">
        <style:background-image/>
      </style:table-cell-properties>
    </style:style>
    <style:style style:name="表格51" style:family="table">
      <style:table-properties style:width="18.927cm" table:align="margins" style:shadow="#808080 0.079cm 0.079cm" style:writing-mode="lr-tb"/>
    </style:style>
    <style:style style:name="表格51.A" style:family="table-column">
      <style:table-column-properties style:column-width="3.847cm" style:rel-column-width="13319*"/>
    </style:style>
    <style:style style:name="表格51.B" style:family="table-column">
      <style:table-column-properties style:column-width="15.079cm" style:rel-column-width="52216*"/>
    </style:style>
    <style:style style:name="表格51.A1" style:family="table-cell">
      <style:table-cell-properties fo:background-color="#e6e6ff" fo:padding="0.097cm" fo:border-left="0.002cm solid #ffffff" fo:border-right="none" fo:border-top="0.002cm solid #ffffff" fo:border-bottom="none">
        <style:background-image/>
      </style:table-cell-properties>
    </style:style>
    <style:style style:name="表格5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1.A2" style:family="table-cell">
      <style:table-cell-properties fo:background-color="#e6e6ff" fo:padding="0.097cm" fo:border-left="0.002cm solid #ffffff" fo:border-right="none" fo:border-top="none" fo:border-bottom="none">
        <style:background-image/>
      </style:table-cell-properties>
    </style:style>
    <style:style style:name="表格51.B2" style:family="table-cell">
      <style:table-cell-properties fo:background-color="#e6e6ff" fo:padding="0.097cm" fo:border-left="0.002cm solid #ffffff" fo:border-right="0.002cm solid #ffffff" fo:border-top="none" fo:border-bottom="none">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8.927cm" table:align="margins" style:shadow="#808080 0.079cm 0.079cm" style:writing-mode="lr-tb"/>
    </style:style>
    <style:style style:name="表格53.A" style:family="table-column">
      <style:table-column-properties style:column-width="3.847cm" style:rel-column-width="13319*"/>
    </style:style>
    <style:style style:name="表格53.B" style:family="table-column">
      <style:table-column-properties style:column-width="15.079cm" style:rel-column-width="52216*"/>
    </style:style>
    <style:style style:name="表格53.A1" style:family="table-cell">
      <style:table-cell-properties fo:background-color="#e6e6ff" fo:padding="0.097cm" fo:border-left="0.002cm solid #ffffff" fo:border-right="none" fo:border-top="0.002cm solid #ffffff" fo:border-bottom="none">
        <style:background-image/>
      </style:table-cell-properties>
    </style:style>
    <style:style style:name="表格5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3.A2" style:family="table-cell">
      <style:table-cell-properties fo:background-color="#e6e6ff" fo:padding="0.097cm" fo:border-left="0.002cm solid #ffffff" fo:border-right="none" fo:border-top="none" fo:border-bottom="none">
        <style:background-image/>
      </style:table-cell-properties>
    </style:style>
    <style:style style:name="表格53.B2" style:family="table-cell">
      <style:table-cell-properties fo:background-color="#e6e6ff" fo:padding="0.097cm" fo:border-left="0.002cm solid #ffffff" fo:border-right="0.002cm solid #ffffff" fo:border-top="none" fo:border-bottom="none">
        <style:background-image/>
      </style:table-cell-properties>
    </style:style>
    <style:style style:name="表格54" style:family="table">
      <style:table-properties style:width="18.927cm" table:align="margins" style:shadow="#808080 0.079cm 0.079cm" style:writing-mode="lr-tb"/>
    </style:style>
    <style:style style:name="表格54.A" style:family="table-column">
      <style:table-column-properties style:column-width="3.847cm" style:rel-column-width="13319*"/>
    </style:style>
    <style:style style:name="表格54.B" style:family="table-column">
      <style:table-column-properties style:column-width="15.079cm" style:rel-column-width="52216*"/>
    </style:style>
    <style:style style:name="表格54.A1" style:family="table-cell">
      <style:table-cell-properties fo:background-color="#e6e6ff" fo:padding="0.097cm" fo:border-left="0.002cm solid #ffffff" fo:border-right="none" fo:border-top="0.002cm solid #ffffff" fo:border-bottom="none">
        <style:background-image/>
      </style:table-cell-properties>
    </style:style>
    <style:style style:name="表格5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4.A2" style:family="table-cell">
      <style:table-cell-properties fo:background-color="#e6e6ff" fo:padding="0.097cm" fo:border-left="0.002cm solid #ffffff" fo:border-right="none" fo:border-top="none" fo:border-bottom="none">
        <style:background-image/>
      </style:table-cell-properties>
    </style:style>
    <style:style style:name="表格54.B2" style:family="table-cell">
      <style:table-cell-properties fo:background-color="#e6e6ff" fo:padding="0.097cm" fo:border-left="0.002cm solid #ffffff" fo:border-right="0.002cm solid #ffffff" fo:border-top="none" fo:border-bottom="none">
        <style:background-image/>
      </style:table-cell-properties>
    </style:style>
    <style:style style:name="表格55" style:family="table">
      <style:table-properties style:width="18.927cm" table:align="margins" style:shadow="#808080 0.079cm 0.079cm" style:writing-mode="lr-tb"/>
    </style:style>
    <style:style style:name="表格55.A" style:family="table-column">
      <style:table-column-properties style:column-width="3.847cm" style:rel-column-width="13319*"/>
    </style:style>
    <style:style style:name="表格55.B" style:family="table-column">
      <style:table-column-properties style:column-width="15.079cm" style:rel-column-width="52216*"/>
    </style:style>
    <style:style style:name="表格55.A1" style:family="table-cell">
      <style:table-cell-properties fo:background-color="#e6e6ff" fo:padding="0.097cm" fo:border-left="0.002cm solid #ffffff" fo:border-right="none" fo:border-top="0.002cm solid #ffffff" fo:border-bottom="none">
        <style:background-image/>
      </style:table-cell-properties>
    </style:style>
    <style:style style:name="表格5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5.A2" style:family="table-cell">
      <style:table-cell-properties fo:background-color="#e6e6ff" fo:padding="0.097cm" fo:border-left="0.002cm solid #ffffff" fo:border-right="none" fo:border-top="none" fo:border-bottom="none">
        <style:background-image/>
      </style:table-cell-properties>
    </style:style>
    <style:style style:name="表格55.B2" style:family="table-cell">
      <style:table-cell-properties fo:background-color="#e6e6ff" fo:padding="0.097cm" fo:border-left="0.002cm solid #ffffff" fo:border-right="0.002cm solid #ffffff" fo:border-top="none" fo:border-bottom="none">
        <style:background-image/>
      </style:table-cell-properties>
    </style:style>
    <style:style style:name="表格56" style:family="table">
      <style:table-properties style:width="18.927cm" table:align="margins" style:shadow="#808080 0.079cm 0.079cm" style:writing-mode="lr-tb"/>
    </style:style>
    <style:style style:name="表格56.A" style:family="table-column">
      <style:table-column-properties style:column-width="3.847cm" style:rel-column-width="13319*"/>
    </style:style>
    <style:style style:name="表格56.B" style:family="table-column">
      <style:table-column-properties style:column-width="15.079cm" style:rel-column-width="52216*"/>
    </style:style>
    <style:style style:name="表格56.A1" style:family="table-cell">
      <style:table-cell-properties fo:background-color="#e6e6ff" fo:padding="0.097cm" fo:border-left="0.002cm solid #ffffff" fo:border-right="none" fo:border-top="0.002cm solid #ffffff" fo:border-bottom="none">
        <style:background-image/>
      </style:table-cell-properties>
    </style:style>
    <style:style style:name="表格5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6.A2" style:family="table-cell">
      <style:table-cell-properties fo:background-color="#e6e6ff" fo:padding="0.097cm" fo:border-left="0.002cm solid #ffffff" fo:border-right="none" fo:border-top="none" fo:border-bottom="none">
        <style:background-image/>
      </style:table-cell-properties>
    </style:style>
    <style:style style:name="表格56.B2" style:family="table-cell">
      <style:table-cell-properties fo:background-color="#e6e6ff" fo:padding="0.097cm" fo:border-left="0.002cm solid #ffffff" fo:border-right="0.002cm solid #ffffff" fo:border-top="none" fo:border-bottom="none">
        <style:background-image/>
      </style:table-cell-properties>
    </style:style>
    <style:style style:name="表格57" style:family="table">
      <style:table-properties style:width="18.927cm" table:align="margins" style:shadow="#808080 0.079cm 0.079cm" style:writing-mode="lr-tb"/>
    </style:style>
    <style:style style:name="表格57.A" style:family="table-column">
      <style:table-column-properties style:column-width="3.847cm" style:rel-column-width="13319*"/>
    </style:style>
    <style:style style:name="表格57.B" style:family="table-column">
      <style:table-column-properties style:column-width="15.079cm" style:rel-column-width="52216*"/>
    </style:style>
    <style:style style:name="表格57.A1" style:family="table-cell">
      <style:table-cell-properties fo:background-color="#e6e6ff" fo:padding="0.097cm" fo:border-left="0.002cm solid #ffffff" fo:border-right="none" fo:border-top="0.002cm solid #ffffff" fo:border-bottom="none">
        <style:background-image/>
      </style:table-cell-properties>
    </style:style>
    <style:style style:name="表格5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7.A2" style:family="table-cell">
      <style:table-cell-properties fo:background-color="#e6e6ff" fo:padding="0.097cm" fo:border-left="0.002cm solid #ffffff" fo:border-right="none" fo:border-top="none" fo:border-bottom="none">
        <style:background-image/>
      </style:table-cell-properties>
    </style:style>
    <style:style style:name="表格57.B2" style:family="table-cell">
      <style:table-cell-properties fo:background-color="#e6e6ff" fo:padding="0.097cm" fo:border-left="0.002cm solid #ffffff" fo:border-right="0.002cm solid #ffffff" fo:border-top="none" fo:border-bottom="none">
        <style:background-image/>
      </style:table-cell-properties>
    </style:style>
    <style:style style:name="表格58" style:family="table">
      <style:table-properties style:width="18.927cm" table:align="margins" style:shadow="#808080 0.079cm 0.079cm" style:writing-mode="lr-tb"/>
    </style:style>
    <style:style style:name="表格58.A" style:family="table-column">
      <style:table-column-properties style:column-width="3.847cm" style:rel-column-width="13319*"/>
    </style:style>
    <style:style style:name="表格58.B" style:family="table-column">
      <style:table-column-properties style:column-width="15.079cm" style:rel-column-width="52216*"/>
    </style:style>
    <style:style style:name="表格58.A1" style:family="table-cell">
      <style:table-cell-properties fo:background-color="#e6e6ff" fo:padding="0.097cm" fo:border-left="0.002cm solid #ffffff" fo:border-right="none" fo:border-top="0.002cm solid #ffffff" fo:border-bottom="none">
        <style:background-image/>
      </style:table-cell-properties>
    </style:style>
    <style:style style:name="表格5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8.A2" style:family="table-cell">
      <style:table-cell-properties fo:background-color="#e6e6ff" fo:padding="0.097cm" fo:border-left="0.002cm solid #ffffff" fo:border-right="none" fo:border-top="none" fo:border-bottom="none">
        <style:background-image/>
      </style:table-cell-properties>
    </style:style>
    <style:style style:name="表格58.B2" style:family="table-cell">
      <style:table-cell-properties fo:background-color="#e6e6ff" fo:padding="0.097cm" fo:border-left="0.002cm solid #ffffff" fo:border-right="0.002cm solid #ffffff" fo:border-top="none" fo:border-bottom="none">
        <style:background-image/>
      </style:table-cell-properties>
    </style:style>
    <style:style style:name="表格59" style:family="table">
      <style:table-properties style:width="18.927cm" table:align="margins" style:shadow="#808080 0.079cm 0.079cm" style:writing-mode="lr-tb"/>
    </style:style>
    <style:style style:name="表格59.A" style:family="table-column">
      <style:table-column-properties style:column-width="3.847cm" style:rel-column-width="13319*"/>
    </style:style>
    <style:style style:name="表格59.B" style:family="table-column">
      <style:table-column-properties style:column-width="15.079cm" style:rel-column-width="52216*"/>
    </style:style>
    <style:style style:name="表格59.A1" style:family="table-cell">
      <style:table-cell-properties fo:background-color="#e6e6ff" fo:padding="0.097cm" fo:border-left="0.002cm solid #ffffff" fo:border-right="none" fo:border-top="0.002cm solid #ffffff" fo:border-bottom="none">
        <style:background-image/>
      </style:table-cell-properties>
    </style:style>
    <style:style style:name="表格5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9.A2" style:family="table-cell">
      <style:table-cell-properties fo:background-color="#e6e6ff" fo:padding="0.097cm" fo:border-left="0.002cm solid #ffffff" fo:border-right="none" fo:border-top="none" fo:border-bottom="none">
        <style:background-image/>
      </style:table-cell-properties>
    </style:style>
    <style:style style:name="表格59.B2" style:family="table-cell">
      <style:table-cell-properties fo:background-color="#e6e6ff" fo:padding="0.097cm" fo:border-left="0.002cm solid #ffffff" fo:border-right="0.002cm solid #ffffff" fo:border-top="none" fo:border-bottom="none">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8.927cm" table:align="margins" style:shadow="#808080 0.079cm 0.079cm" style:writing-mode="lr-tb"/>
    </style:style>
    <style:style style:name="表格61.A" style:family="table-column">
      <style:table-column-properties style:column-width="3.847cm" style:rel-column-width="13319*"/>
    </style:style>
    <style:style style:name="表格61.B" style:family="table-column">
      <style:table-column-properties style:column-width="15.079cm" style:rel-column-width="52216*"/>
    </style:style>
    <style:style style:name="表格61.A1" style:family="table-cell">
      <style:table-cell-properties fo:background-color="#e6e6ff" fo:padding="0.097cm" fo:border-left="0.002cm solid #ffffff" fo:border-right="none" fo:border-top="0.002cm solid #ffffff" fo:border-bottom="none">
        <style:background-image/>
      </style:table-cell-properties>
    </style:style>
    <style:style style:name="表格6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1.A2" style:family="table-cell">
      <style:table-cell-properties fo:background-color="#e6e6ff" fo:padding="0.097cm" fo:border-left="0.002cm solid #ffffff" fo:border-right="none" fo:border-top="none" fo:border-bottom="none">
        <style:background-image/>
      </style:table-cell-properties>
    </style:style>
    <style:style style:name="表格61.B2" style:family="table-cell">
      <style:table-cell-properties fo:background-color="#e6e6ff" fo:padding="0.097cm" fo:border-left="0.002cm solid #ffffff" fo:border-right="0.002cm solid #ffffff" fo:border-top="none" fo:border-bottom="none">
        <style:background-image/>
      </style:table-cell-properties>
    </style:style>
    <style:style style:name="表格62" style:family="table">
      <style:table-properties style:width="18.927cm" table:align="margins" style:shadow="#808080 0.079cm 0.079cm" style:writing-mode="lr-tb"/>
    </style:style>
    <style:style style:name="表格62.A" style:family="table-column">
      <style:table-column-properties style:column-width="3.847cm" style:rel-column-width="13319*"/>
    </style:style>
    <style:style style:name="表格62.B" style:family="table-column">
      <style:table-column-properties style:column-width="15.079cm" style:rel-column-width="52216*"/>
    </style:style>
    <style:style style:name="表格62.A1" style:family="table-cell">
      <style:table-cell-properties fo:background-color="#e6e6ff" fo:padding="0.097cm" fo:border-left="0.002cm solid #ffffff" fo:border-right="none" fo:border-top="0.002cm solid #ffffff" fo:border-bottom="none">
        <style:background-image/>
      </style:table-cell-properties>
    </style:style>
    <style:style style:name="表格6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2.A2" style:family="table-cell">
      <style:table-cell-properties fo:background-color="#e6e6ff" fo:padding="0.097cm" fo:border-left="0.002cm solid #ffffff" fo:border-right="none" fo:border-top="none" fo:border-bottom="none">
        <style:background-image/>
      </style:table-cell-properties>
    </style:style>
    <style:style style:name="表格62.B2" style:family="table-cell">
      <style:table-cell-properties fo:background-color="#e6e6ff" fo:padding="0.097cm" fo:border-left="0.002cm solid #ffffff" fo:border-right="0.002cm solid #ffffff" fo:border-top="none" fo:border-bottom="none">
        <style:background-image/>
      </style:table-cell-properties>
    </style:style>
    <style:style style:name="表格63" style:family="table">
      <style:table-properties style:width="18.927cm" table:align="margins" style:shadow="#808080 0.079cm 0.079cm" style:writing-mode="lr-tb"/>
    </style:style>
    <style:style style:name="表格63.A" style:family="table-column">
      <style:table-column-properties style:column-width="3.847cm" style:rel-column-width="13319*"/>
    </style:style>
    <style:style style:name="表格63.B" style:family="table-column">
      <style:table-column-properties style:column-width="15.079cm" style:rel-column-width="52216*"/>
    </style:style>
    <style:style style:name="表格63.A1" style:family="table-cell">
      <style:table-cell-properties fo:background-color="#e6e6ff" fo:padding="0.097cm" fo:border-left="0.002cm solid #ffffff" fo:border-right="none" fo:border-top="0.002cm solid #ffffff" fo:border-bottom="none">
        <style:background-image/>
      </style:table-cell-properties>
    </style:style>
    <style:style style:name="表格6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3.A2" style:family="table-cell">
      <style:table-cell-properties fo:background-color="#e6e6ff" fo:padding="0.097cm" fo:border-left="0.002cm solid #ffffff" fo:border-right="none" fo:border-top="none" fo:border-bottom="none">
        <style:background-image/>
      </style:table-cell-properties>
    </style:style>
    <style:style style:name="表格63.B2" style:family="table-cell">
      <style:table-cell-properties fo:background-color="#e6e6ff" fo:padding="0.097cm" fo:border-left="0.002cm solid #ffffff" fo:border-right="0.002cm solid #ffffff" fo:border-top="none" fo:border-bottom="none">
        <style:background-image/>
      </style:table-cell-properties>
    </style:style>
    <style:style style:name="表格64" style:family="table">
      <style:table-properties style:width="18.927cm" table:align="margins" style:shadow="#808080 0.079cm 0.079cm" style:writing-mode="lr-tb"/>
    </style:style>
    <style:style style:name="表格64.A" style:family="table-column">
      <style:table-column-properties style:column-width="3.847cm" style:rel-column-width="13319*"/>
    </style:style>
    <style:style style:name="表格64.B" style:family="table-column">
      <style:table-column-properties style:column-width="15.079cm" style:rel-column-width="52216*"/>
    </style:style>
    <style:style style:name="表格64.A1" style:family="table-cell">
      <style:table-cell-properties fo:background-color="#e6e6ff" fo:padding="0.097cm" fo:border-left="0.002cm solid #ffffff" fo:border-right="none" fo:border-top="0.002cm solid #ffffff" fo:border-bottom="none">
        <style:background-image/>
      </style:table-cell-properties>
    </style:style>
    <style:style style:name="表格6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5" style:family="table">
      <style:table-properties style:width="18.927cm" table:align="margins" style:shadow="#808080 0.079cm 0.079cm" style:writing-mode="lr-tb"/>
    </style:style>
    <style:style style:name="表格65.A" style:family="table-column">
      <style:table-column-properties style:column-width="3.847cm" style:rel-column-width="13319*"/>
    </style:style>
    <style:style style:name="表格65.B" style:family="table-column">
      <style:table-column-properties style:column-width="15.079cm" style:rel-column-width="52216*"/>
    </style:style>
    <style:style style:name="表格65.A1" style:family="table-cell">
      <style:table-cell-properties fo:background-color="#e6e6ff" fo:padding="0.097cm" fo:border-left="0.002cm solid #ffffff" fo:border-right="none" fo:border-top="0.002cm solid #ffffff" fo:border-bottom="none">
        <style:background-image/>
      </style:table-cell-properties>
    </style:style>
    <style:style style:name="表格6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5.A2" style:family="table-cell">
      <style:table-cell-properties fo:background-color="#e6e6ff" fo:padding="0.097cm" fo:border-left="0.002cm solid #ffffff" fo:border-right="none" fo:border-top="none" fo:border-bottom="none">
        <style:background-image/>
      </style:table-cell-properties>
    </style:style>
    <style:style style:name="表格65.B2" style:family="table-cell">
      <style:table-cell-properties fo:background-color="#e6e6ff" fo:padding="0.097cm" fo:border-left="0.002cm solid #ffffff" fo:border-right="0.002cm solid #ffffff" fo:border-top="none" fo:border-bottom="none">
        <style:background-image/>
      </style:table-cell-properties>
    </style:style>
    <style:style style:name="表格66" style:family="table">
      <style:table-properties style:width="18.927cm" table:align="margins" style:shadow="#808080 0.079cm 0.079cm" style:writing-mode="lr-tb"/>
    </style:style>
    <style:style style:name="表格66.A" style:family="table-column">
      <style:table-column-properties style:column-width="3.847cm" style:rel-column-width="13319*"/>
    </style:style>
    <style:style style:name="表格66.B" style:family="table-column">
      <style:table-column-properties style:column-width="15.079cm" style:rel-column-width="52216*"/>
    </style:style>
    <style:style style:name="表格66.A1" style:family="table-cell">
      <style:table-cell-properties fo:background-color="#e6e6ff" fo:padding="0.097cm" fo:border-left="0.002cm solid #ffffff" fo:border-right="none" fo:border-top="0.002cm solid #ffffff" fo:border-bottom="none">
        <style:background-image/>
      </style:table-cell-properties>
    </style:style>
    <style:style style:name="表格6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6.A2" style:family="table-cell">
      <style:table-cell-properties fo:background-color="#e6e6ff" fo:padding="0.097cm" fo:border-left="0.002cm solid #ffffff" fo:border-right="none" fo:border-top="none" fo:border-bottom="none">
        <style:background-image/>
      </style:table-cell-properties>
    </style:style>
    <style:style style:name="表格66.B2" style:family="table-cell">
      <style:table-cell-properties fo:background-color="#e6e6ff" fo:padding="0.097cm" fo:border-left="0.002cm solid #ffffff" fo:border-right="0.002cm solid #ffffff" fo:border-top="none" fo:border-bottom="none">
        <style:background-image/>
      </style:table-cell-properties>
    </style:style>
    <style:style style:name="表格67" style:family="table">
      <style:table-properties style:width="18.927cm" table:align="margins" style:shadow="#808080 0.079cm 0.079cm" style:writing-mode="lr-tb"/>
    </style:style>
    <style:style style:name="表格67.A" style:family="table-column">
      <style:table-column-properties style:column-width="3.847cm" style:rel-column-width="13319*"/>
    </style:style>
    <style:style style:name="表格67.B" style:family="table-column">
      <style:table-column-properties style:column-width="15.079cm" style:rel-column-width="52216*"/>
    </style:style>
    <style:style style:name="表格67.A1" style:family="table-cell">
      <style:table-cell-properties fo:background-color="#e6e6ff" fo:padding="0.097cm" fo:border-left="0.002cm solid #ffffff" fo:border-right="none" fo:border-top="0.002cm solid #ffffff" fo:border-bottom="none">
        <style:background-image/>
      </style:table-cell-properties>
    </style:style>
    <style:style style:name="表格6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7.A2" style:family="table-cell">
      <style:table-cell-properties fo:background-color="#e6e6ff" fo:padding="0.097cm" fo:border-left="0.002cm solid #ffffff" fo:border-right="none" fo:border-top="none" fo:border-bottom="none">
        <style:background-image/>
      </style:table-cell-properties>
    </style:style>
    <style:style style:name="表格67.B2" style:family="table-cell">
      <style:table-cell-properties fo:background-color="#e6e6ff" fo:padding="0.097cm" fo:border-left="0.002cm solid #ffffff" fo:border-right="0.002cm solid #ffffff" fo:border-top="none" fo:border-bottom="none">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8.927cm" table:align="margins" style:shadow="#808080 0.079cm 0.079cm" style:writing-mode="lr-tb"/>
    </style:style>
    <style:style style:name="表格69.A" style:family="table-column">
      <style:table-column-properties style:column-width="3.847cm" style:rel-column-width="13319*"/>
    </style:style>
    <style:style style:name="表格69.B" style:family="table-column">
      <style:table-column-properties style:column-width="15.079cm" style:rel-column-width="52216*"/>
    </style:style>
    <style:style style:name="表格69.A1" style:family="table-cell">
      <style:table-cell-properties fo:background-color="#e6e6ff" fo:padding="0.097cm" fo:border-left="0.002cm solid #ffffff" fo:border-right="none" fo:border-top="0.002cm solid #ffffff" fo:border-bottom="none">
        <style:background-image/>
      </style:table-cell-properties>
    </style:style>
    <style:style style:name="表格6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9.A2" style:family="table-cell">
      <style:table-cell-properties fo:background-color="#e6e6ff" fo:padding="0.097cm" fo:border-left="0.002cm solid #ffffff" fo:border-right="none" fo:border-top="none" fo:border-bottom="none">
        <style:background-image/>
      </style:table-cell-properties>
    </style:style>
    <style:style style:name="表格69.B2" style:family="table-cell">
      <style:table-cell-properties fo:background-color="#e6e6ff" fo:padding="0.097cm" fo:border-left="0.002cm solid #ffffff" fo:border-right="0.002cm solid #ffffff" fo:border-top="none" fo:border-bottom="none">
        <style:background-image/>
      </style:table-cell-properties>
    </style:style>
    <style:style style:name="表格70" style:family="table">
      <style:table-properties style:width="18.967cm" table:align="right" style:shadow="#808080 0.079cm 0.079cm" style:writing-mode="lr-tb"/>
    </style:style>
    <style:style style:name="表格70.A" style:family="table-column">
      <style:table-column-properties style:column-width="3.822cm"/>
    </style:style>
    <style:style style:name="表格70.B" style:family="table-column">
      <style:table-column-properties style:column-width="15.145cm"/>
    </style:style>
    <style:style style:name="表格70.A1" style:family="table-cell">
      <style:table-cell-properties fo:background-color="#e6e6ff" fo:padding="0.097cm" fo:border-left="0.002cm solid #ffffff" fo:border-right="none" fo:border-top="0.002cm solid #ffffff" fo:border-bottom="none">
        <style:background-image/>
      </style:table-cell-properties>
    </style:style>
    <style:style style:name="表格7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0.A2" style:family="table-cell">
      <style:table-cell-properties fo:background-color="#e6e6ff" fo:padding="0.097cm" fo:border-left="0.002cm solid #ffffff" fo:border-right="none" fo:border-top="none" fo:border-bottom="none">
        <style:background-image/>
      </style:table-cell-properties>
    </style:style>
    <style:style style:name="表格70.B2" style:family="table-cell">
      <style:table-cell-properties fo:background-color="#e6e6ff" fo:padding="0.097cm" fo:border-left="0.002cm solid #ffffff" fo:border-right="0.002cm solid #ffffff" fo:border-top="none" fo:border-bottom="none">
        <style:background-image/>
      </style:table-cell-properties>
    </style:style>
    <style:style style:name="表格71" style:family="table">
      <style:table-properties style:width="18.967cm" table:align="right" style:shadow="#808080 0.079cm 0.079cm" style:writing-mode="lr-tb"/>
    </style:style>
    <style:style style:name="表格71.A" style:family="table-column">
      <style:table-column-properties style:column-width="3.822cm"/>
    </style:style>
    <style:style style:name="表格71.B" style:family="table-column">
      <style:table-column-properties style:column-width="15.145cm"/>
    </style:style>
    <style:style style:name="表格71.A1" style:family="table-cell">
      <style:table-cell-properties fo:background-color="#e6e6ff" fo:padding="0.097cm" fo:border-left="0.002cm solid #ffffff" fo:border-right="none" fo:border-top="0.002cm solid #ffffff" fo:border-bottom="none">
        <style:background-image/>
      </style:table-cell-properties>
    </style:style>
    <style:style style:name="表格7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1.A2" style:family="table-cell">
      <style:table-cell-properties fo:background-color="#e6e6ff" fo:padding="0.097cm" fo:border-left="0.002cm solid #ffffff" fo:border-right="none" fo:border-top="none" fo:border-bottom="none">
        <style:background-image/>
      </style:table-cell-properties>
    </style:style>
    <style:style style:name="表格71.B2" style:family="table-cell">
      <style:table-cell-properties fo:background-color="#e6e6ff" fo:padding="0.097cm" fo:border-left="0.002cm solid #ffffff" fo:border-right="0.002cm solid #ffffff" fo:border-top="none" fo:border-bottom="none">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表格73" style:family="table">
      <style:table-properties style:width="18.967cm" table:align="right" style:shadow="#808080 0.079cm 0.079cm" style:writing-mode="lr-tb"/>
    </style:style>
    <style:style style:name="表格73.A" style:family="table-column">
      <style:table-column-properties style:column-width="3.822cm"/>
    </style:style>
    <style:style style:name="表格73.B" style:family="table-column">
      <style:table-column-properties style:column-width="15.145cm"/>
    </style:style>
    <style:style style:name="表格73.A1" style:family="table-cell">
      <style:table-cell-properties fo:background-color="#e6e6ff" fo:padding="0.097cm" fo:border-left="0.002cm solid #ffffff" fo:border-right="none" fo:border-top="0.002cm solid #ffffff" fo:border-bottom="none">
        <style:background-image/>
      </style:table-cell-properties>
    </style:style>
    <style:style style:name="表格7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3.A2" style:family="table-cell">
      <style:table-cell-properties fo:background-color="#e6e6ff" fo:padding="0.097cm" fo:border-left="0.002cm solid #ffffff" fo:border-right="none" fo:border-top="none" fo:border-bottom="none">
        <style:background-image/>
      </style:table-cell-properties>
    </style:style>
    <style:style style:name="表格73.B2" style:family="table-cell">
      <style:table-cell-properties fo:background-color="#e6e6ff" fo:padding="0.097cm" fo:border-left="0.002cm solid #ffffff" fo:border-right="0.002cm solid #ffffff" fo:border-top="none" fo:border-bottom="none">
        <style:background-image/>
      </style:table-cell-properties>
    </style:style>
    <style:style style:name="表格74" style:family="table">
      <style:table-properties style:width="18.967cm" table:align="right" style:shadow="#808080 0.079cm 0.079cm" style:writing-mode="lr-tb"/>
    </style:style>
    <style:style style:name="表格74.A" style:family="table-column">
      <style:table-column-properties style:column-width="3.822cm"/>
    </style:style>
    <style:style style:name="表格74.B" style:family="table-column">
      <style:table-column-properties style:column-width="15.145cm"/>
    </style:style>
    <style:style style:name="表格74.A1" style:family="table-cell">
      <style:table-cell-properties fo:background-color="#e6e6ff" fo:padding="0.097cm" fo:border-left="0.002cm solid #ffffff" fo:border-right="none" fo:border-top="0.002cm solid #ffffff" fo:border-bottom="none">
        <style:background-image/>
      </style:table-cell-properties>
    </style:style>
    <style:style style:name="表格7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4.A2" style:family="table-cell">
      <style:table-cell-properties fo:background-color="#e6e6ff" fo:padding="0.097cm" fo:border-left="0.002cm solid #ffffff" fo:border-right="none" fo:border-top="none" fo:border-bottom="none">
        <style:background-image/>
      </style:table-cell-properties>
    </style:style>
    <style:style style:name="表格74.B2" style:family="table-cell">
      <style:table-cell-properties fo:background-color="#e6e6ff" fo:padding="0.097cm" fo:border-left="0.002cm solid #ffffff" fo:border-right="0.002cm solid #ffffff" fo:border-top="none" fo:border-bottom="none">
        <style:background-image/>
      </style:table-cell-properties>
    </style:style>
    <style:style style:name="表格75" style:family="table">
      <style:table-properties style:width="18.967cm" table:align="right" style:shadow="#808080 0.079cm 0.079cm" style:writing-mode="lr-tb"/>
    </style:style>
    <style:style style:name="表格75.A" style:family="table-column">
      <style:table-column-properties style:column-width="3.822cm"/>
    </style:style>
    <style:style style:name="表格75.B" style:family="table-column">
      <style:table-column-properties style:column-width="15.145cm"/>
    </style:style>
    <style:style style:name="表格75.A1" style:family="table-cell">
      <style:table-cell-properties fo:background-color="#e6e6ff" fo:padding="0.097cm" fo:border-left="0.002cm solid #ffffff" fo:border-right="none" fo:border-top="0.002cm solid #ffffff" fo:border-bottom="none">
        <style:background-image/>
      </style:table-cell-properties>
    </style:style>
    <style:style style:name="表格7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5.A2" style:family="table-cell">
      <style:table-cell-properties fo:background-color="#e6e6ff" fo:padding="0.097cm" fo:border-left="0.002cm solid #ffffff" fo:border-right="none" fo:border-top="none" fo:border-bottom="none">
        <style:background-image/>
      </style:table-cell-properties>
    </style:style>
    <style:style style:name="表格75.B2" style:family="table-cell">
      <style:table-cell-properties fo:background-color="#e6e6ff" fo:padding="0.097cm" fo:border-left="0.002cm solid #ffffff" fo:border-right="0.002cm solid #ffffff" fo:border-top="none" fo:border-bottom="none">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8.927cm" table:align="margins" style:shadow="#808080 0.079cm 0.079cm" style:writing-mode="lr-tb"/>
    </style:style>
    <style:style style:name="表格78.A" style:family="table-column">
      <style:table-column-properties style:column-width="4.029cm" style:rel-column-width="13952*"/>
    </style:style>
    <style:style style:name="表格78.B" style:family="table-column">
      <style:table-column-properties style:column-width="14.898cm" style:rel-column-width="51583*"/>
    </style:style>
    <style:style style:name="表格78.A1" style:family="table-cell">
      <style:table-cell-properties fo:background-color="#e6e6ff" fo:padding="0.097cm" fo:border-left="0.002cm solid #ffffff" fo:border-right="none" fo:border-top="0.002cm solid #ffffff" fo:border-bottom="none">
        <style:background-image/>
      </style:table-cell-properties>
    </style:style>
    <style:style style:name="表格7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8.A2" style:family="table-cell">
      <style:table-cell-properties fo:background-color="#e6e6ff" fo:padding="0.097cm" fo:border-left="0.002cm solid #ffffff" fo:border-right="none" fo:border-top="none" fo:border-bottom="none">
        <style:background-image/>
      </style:table-cell-properties>
    </style:style>
    <style:style style:name="表格78.B2" style:family="table-cell">
      <style:table-cell-properties fo:background-color="#e6e6ff" fo:padding="0.097cm" fo:border-left="0.002cm solid #ffffff" fo:border-right="0.002cm solid #ffffff" fo:border-top="none" fo:border-bottom="none">
        <style:background-image/>
      </style:table-cell-properties>
    </style:style>
    <style:style style:name="表格79" style:family="table">
      <style:table-properties style:width="18.927cm" table:align="margins" style:shadow="#808080 0.079cm 0.079cm" style:writing-mode="lr-tb"/>
    </style:style>
    <style:style style:name="表格79.A" style:family="table-column">
      <style:table-column-properties style:column-width="4.029cm" style:rel-column-width="13952*"/>
    </style:style>
    <style:style style:name="表格79.B" style:family="table-column">
      <style:table-column-properties style:column-width="14.898cm" style:rel-column-width="51583*"/>
    </style:style>
    <style:style style:name="表格79.A1" style:family="table-cell">
      <style:table-cell-properties fo:background-color="#e6e6ff" fo:padding="0.097cm" fo:border-left="0.002cm solid #ffffff" fo:border-right="none" fo:border-top="0.002cm solid #ffffff" fo:border-bottom="none">
        <style:background-image/>
      </style:table-cell-properties>
    </style:style>
    <style:style style:name="表格7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9.A2" style:family="table-cell">
      <style:table-cell-properties fo:background-color="#e6e6ff" fo:padding="0.097cm" fo:border-left="0.002cm solid #ffffff" fo:border-right="none" fo:border-top="none" fo:border-bottom="none">
        <style:background-image/>
      </style:table-cell-properties>
    </style:style>
    <style:style style:name="表格79.B2" style:family="table-cell">
      <style:table-cell-properties fo:background-color="#e6e6ff" fo:padding="0.097cm" fo:border-left="0.002cm solid #ffffff" fo:border-right="0.002cm solid #ffffff" fo:border-top="none" fo:border-bottom="none">
        <style:background-image/>
      </style:table-cell-properties>
    </style:style>
    <style:style style:name="表格80" style:family="table">
      <style:table-properties style:width="18.927cm" table:align="margins" style:shadow="#808080 0.079cm 0.079cm" style:writing-mode="lr-tb"/>
    </style:style>
    <style:style style:name="表格80.A" style:family="table-column">
      <style:table-column-properties style:column-width="4.029cm" style:rel-column-width="13952*"/>
    </style:style>
    <style:style style:name="表格80.B" style:family="table-column">
      <style:table-column-properties style:column-width="14.898cm" style:rel-column-width="51583*"/>
    </style:style>
    <style:style style:name="表格80.A1" style:family="table-cell">
      <style:table-cell-properties fo:background-color="#e6e6ff" fo:padding="0.097cm" fo:border-left="0.002cm solid #ffffff" fo:border-right="none" fo:border-top="0.002cm solid #ffffff" fo:border-bottom="none">
        <style:background-image/>
      </style:table-cell-properties>
    </style:style>
    <style:style style:name="表格8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0.A2" style:family="table-cell">
      <style:table-cell-properties fo:background-color="#e6e6ff" fo:padding="0.097cm" fo:border-left="0.002cm solid #ffffff" fo:border-right="none" fo:border-top="none" fo:border-bottom="none">
        <style:background-image/>
      </style:table-cell-properties>
    </style:style>
    <style:style style:name="表格80.B2" style:family="table-cell">
      <style:table-cell-properties fo:background-color="#e6e6ff" fo:padding="0.097cm" fo:border-left="0.002cm solid #ffffff" fo:border-right="0.002cm solid #ffffff" fo:border-top="none" fo:border-bottom="none">
        <style:background-image/>
      </style:table-cell-properties>
    </style:style>
    <style:style style:name="表格81" style:family="table">
      <style:table-properties style:width="18.927cm" table:align="margins" style:shadow="#808080 0.079cm 0.079cm" style:writing-mode="lr-tb"/>
    </style:style>
    <style:style style:name="表格81.A" style:family="table-column">
      <style:table-column-properties style:column-width="4.029cm" style:rel-column-width="13952*"/>
    </style:style>
    <style:style style:name="表格81.B" style:family="table-column">
      <style:table-column-properties style:column-width="14.898cm" style:rel-column-width="51583*"/>
    </style:style>
    <style:style style:name="表格81.A1" style:family="table-cell">
      <style:table-cell-properties fo:background-color="#e6e6ff" fo:padding="0.097cm" fo:border-left="0.002cm solid #ffffff" fo:border-right="none" fo:border-top="0.002cm solid #ffffff" fo:border-bottom="none">
        <style:background-image/>
      </style:table-cell-properties>
    </style:style>
    <style:style style:name="表格8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1.A2" style:family="table-cell">
      <style:table-cell-properties fo:background-color="#e6e6ff" fo:padding="0.097cm" fo:border-left="0.002cm solid #ffffff" fo:border-right="none" fo:border-top="none" fo:border-bottom="none">
        <style:background-image/>
      </style:table-cell-properties>
    </style:style>
    <style:style style:name="表格81.B2" style:family="table-cell">
      <style:table-cell-properties fo:background-color="#e6e6ff" fo:padding="0.097cm" fo:border-left="0.002cm solid #ffffff" fo:border-right="0.002cm solid #ffffff" fo:border-top="none" fo:border-bottom="none">
        <style:background-image/>
      </style:table-cell-properties>
    </style:style>
    <style:style style:name="表格82" style:family="table">
      <style:table-properties style:width="18.927cm" table:align="margins" style:shadow="#808080 0.079cm 0.079cm" style:writing-mode="lr-tb"/>
    </style:style>
    <style:style style:name="表格82.A" style:family="table-column">
      <style:table-column-properties style:column-width="4.029cm" style:rel-column-width="13952*"/>
    </style:style>
    <style:style style:name="表格82.B" style:family="table-column">
      <style:table-column-properties style:column-width="14.898cm" style:rel-column-width="51583*"/>
    </style:style>
    <style:style style:name="表格82.A1" style:family="table-cell">
      <style:table-cell-properties fo:background-color="#e6e6ff" fo:padding="0.097cm" fo:border-left="0.002cm solid #ffffff" fo:border-right="none" fo:border-top="0.002cm solid #ffffff" fo:border-bottom="none">
        <style:background-image/>
      </style:table-cell-properties>
    </style:style>
    <style:style style:name="表格8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2.A2" style:family="table-cell">
      <style:table-cell-properties fo:background-color="#e6e6ff" fo:padding="0.097cm" fo:border-left="0.002cm solid #ffffff" fo:border-right="none" fo:border-top="none" fo:border-bottom="none">
        <style:background-image/>
      </style:table-cell-properties>
    </style:style>
    <style:style style:name="表格82.B2" style:family="table-cell">
      <style:table-cell-properties fo:background-color="#e6e6ff" fo:padding="0.097cm" fo:border-left="0.002cm solid #ffffff" fo:border-right="0.002cm solid #ffffff" fo:border-top="none" fo:border-bottom="none">
        <style:background-image/>
      </style:table-cell-properties>
    </style:style>
    <style:style style:name="表格83" style:family="table">
      <style:table-properties style:width="18.927cm" table:align="margins" style:shadow="#808080 0.079cm 0.079cm" style:writing-mode="lr-tb"/>
    </style:style>
    <style:style style:name="表格83.A" style:family="table-column">
      <style:table-column-properties style:column-width="4.029cm" style:rel-column-width="13952*"/>
    </style:style>
    <style:style style:name="表格83.B" style:family="table-column">
      <style:table-column-properties style:column-width="14.898cm" style:rel-column-width="51583*"/>
    </style:style>
    <style:style style:name="表格83.A1" style:family="table-cell">
      <style:table-cell-properties fo:background-color="#e6e6ff" fo:padding="0.097cm" fo:border-left="0.002cm solid #ffffff" fo:border-right="none" fo:border-top="0.002cm solid #ffffff" fo:border-bottom="none">
        <style:background-image/>
      </style:table-cell-properties>
    </style:style>
    <style:style style:name="表格8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3.A2" style:family="table-cell">
      <style:table-cell-properties fo:background-color="#e6e6ff" fo:padding="0.097cm" fo:border-left="0.002cm solid #ffffff" fo:border-right="none" fo:border-top="none" fo:border-bottom="none">
        <style:background-image/>
      </style:table-cell-properties>
    </style:style>
    <style:style style:name="表格83.B2" style:family="table-cell">
      <style:table-cell-properties fo:background-color="#e6e6ff" fo:padding="0.097cm" fo:border-left="0.002cm solid #ffffff" fo:border-right="0.002cm solid #ffffff" fo:border-top="none" fo:border-bottom="none">
        <style:background-image/>
      </style:table-cell-properties>
    </style:style>
    <style:style style:name="表格84" style:family="table">
      <style:table-properties style:width="18.927cm" table:align="margins" style:shadow="#808080 0.079cm 0.079cm" style:writing-mode="lr-tb"/>
    </style:style>
    <style:style style:name="表格84.A" style:family="table-column">
      <style:table-column-properties style:column-width="4.029cm" style:rel-column-width="13952*"/>
    </style:style>
    <style:style style:name="表格84.B" style:family="table-column">
      <style:table-column-properties style:column-width="14.898cm" style:rel-column-width="51583*"/>
    </style:style>
    <style:style style:name="表格84.A1" style:family="table-cell">
      <style:table-cell-properties fo:background-color="#e6e6ff" fo:padding="0.097cm" fo:border-left="0.002cm solid #ffffff" fo:border-right="none" fo:border-top="0.002cm solid #ffffff" fo:border-bottom="none">
        <style:background-image/>
      </style:table-cell-properties>
    </style:style>
    <style:style style:name="表格8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8.927cm" table:align="margins" style:shadow="#808080 0.079cm 0.079cm" style:writing-mode="lr-tb"/>
    </style:style>
    <style:style style:name="表格88.A" style:family="table-column">
      <style:table-column-properties style:column-width="4.681cm" style:rel-column-width="16208*"/>
    </style:style>
    <style:style style:name="表格88.B" style:family="table-column">
      <style:table-column-properties style:column-width="14.245cm" style:rel-column-width="49327*"/>
    </style:style>
    <style:style style:name="表格88.A1" style:family="table-cell">
      <style:table-cell-properties fo:background-color="#e6e6ff" fo:padding="0.097cm" fo:border-left="0.002cm solid #ffffff" fo:border-right="none" fo:border-top="0.002cm solid #ffffff" fo:border-bottom="none">
        <style:background-image/>
      </style:table-cell-properties>
    </style:style>
    <style:style style:name="表格8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8.A2" style:family="table-cell">
      <style:table-cell-properties fo:background-color="#e6e6ff" fo:padding="0.097cm" fo:border-left="0.002cm solid #ffffff" fo:border-right="none" fo:border-top="none" fo:border-bottom="none">
        <style:background-image/>
      </style:table-cell-properties>
    </style:style>
    <style:style style:name="表格88.B2" style:family="table-cell">
      <style:table-cell-properties fo:background-color="#e6e6ff" fo:padding="0.097cm" fo:border-left="0.002cm solid #ffffff" fo:border-right="0.002cm solid #ffffff" fo:border-top="none" fo:border-bottom="none">
        <style:background-image/>
      </style:table-cell-properties>
    </style:style>
    <style:style style:name="表格89" style:family="table">
      <style:table-properties style:width="18.927cm" table:align="margins" style:shadow="#808080 0.079cm 0.079cm" style:writing-mode="lr-tb"/>
    </style:style>
    <style:style style:name="表格89.A" style:family="table-column">
      <style:table-column-properties style:column-width="4.681cm" style:rel-column-width="16208*"/>
    </style:style>
    <style:style style:name="表格89.B" style:family="table-column">
      <style:table-column-properties style:column-width="14.245cm" style:rel-column-width="49327*"/>
    </style:style>
    <style:style style:name="表格89.A1" style:family="table-cell">
      <style:table-cell-properties fo:background-color="#e6e6ff" fo:padding="0.097cm" fo:border-left="0.002cm solid #ffffff" fo:border-right="none" fo:border-top="0.002cm solid #ffffff" fo:border-bottom="none">
        <style:background-image/>
      </style:table-cell-properties>
    </style:style>
    <style:style style:name="表格8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9.A2" style:family="table-cell">
      <style:table-cell-properties fo:background-color="#e6e6ff" fo:padding="0.097cm" fo:border-left="0.002cm solid #ffffff" fo:border-right="none" fo:border-top="none" fo:border-bottom="none">
        <style:background-image/>
      </style:table-cell-properties>
    </style:style>
    <style:style style:name="表格89.B2" style:family="table-cell">
      <style:table-cell-properties fo:background-color="#e6e6ff" fo:padding="0.097cm" fo:border-left="0.002cm solid #ffffff" fo:border-right="0.002cm solid #ffffff" fo:border-top="none" fo:border-bottom="none">
        <style:background-image/>
      </style:table-cell-properties>
    </style:style>
    <style:style style:name="表格90" style:family="table">
      <style:table-properties style:width="18.927cm" table:align="margins" style:shadow="#808080 0.079cm 0.079cm" style:writing-mode="lr-tb"/>
    </style:style>
    <style:style style:name="表格90.A" style:family="table-column">
      <style:table-column-properties style:column-width="4.681cm" style:rel-column-width="16208*"/>
    </style:style>
    <style:style style:name="表格90.B" style:family="table-column">
      <style:table-column-properties style:column-width="14.245cm" style:rel-column-width="49327*"/>
    </style:style>
    <style:style style:name="表格90.A1" style:family="table-cell">
      <style:table-cell-properties fo:background-color="#e6e6ff" fo:padding="0.097cm" fo:border-left="0.002cm solid #ffffff" fo:border-right="none" fo:border-top="0.002cm solid #ffffff" fo:border-bottom="none">
        <style:background-image/>
      </style:table-cell-properties>
    </style:style>
    <style:style style:name="表格9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0.A2" style:family="table-cell">
      <style:table-cell-properties fo:background-color="#e6e6ff" fo:padding="0.097cm" fo:border-left="0.002cm solid #ffffff" fo:border-right="none" fo:border-top="none" fo:border-bottom="none">
        <style:background-image/>
      </style:table-cell-properties>
    </style:style>
    <style:style style:name="表格90.B2" style:family="table-cell">
      <style:table-cell-properties fo:background-color="#e6e6ff" fo:padding="0.097cm" fo:border-left="0.002cm solid #ffffff" fo:border-right="0.002cm solid #ffffff" fo:border-top="none" fo:border-bottom="none">
        <style:background-image/>
      </style:table-cell-properties>
    </style:style>
    <style:style style:name="表格91" style:family="table">
      <style:table-properties style:width="18.927cm" table:align="margins" style:shadow="#808080 0.079cm 0.079cm" style:writing-mode="lr-tb"/>
    </style:style>
    <style:style style:name="表格91.A" style:family="table-column">
      <style:table-column-properties style:column-width="4.681cm" style:rel-column-width="16208*"/>
    </style:style>
    <style:style style:name="表格91.B" style:family="table-column">
      <style:table-column-properties style:column-width="14.245cm" style:rel-column-width="49327*"/>
    </style:style>
    <style:style style:name="表格91.A1" style:family="table-cell">
      <style:table-cell-properties fo:background-color="#e6e6ff" fo:padding="0.097cm" fo:border-left="0.002cm solid #ffffff" fo:border-right="none" fo:border-top="0.002cm solid #ffffff" fo:border-bottom="none">
        <style:background-image/>
      </style:table-cell-properties>
    </style:style>
    <style:style style:name="表格9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1.A2" style:family="table-cell">
      <style:table-cell-properties fo:background-color="#e6e6ff" fo:padding="0.097cm" fo:border-left="0.002cm solid #ffffff" fo:border-right="none" fo:border-top="none" fo:border-bottom="none">
        <style:background-image/>
      </style:table-cell-properties>
    </style:style>
    <style:style style:name="表格91.B2" style:family="table-cell">
      <style:table-cell-properties fo:background-color="#e6e6ff" fo:padding="0.097cm" fo:border-left="0.002cm solid #ffffff" fo:border-right="0.002cm solid #ffffff" fo:border-top="none" fo:border-bottom="none">
        <style:background-image/>
      </style:table-cell-properties>
    </style:style>
    <style:style style:name="表格92" style:family="table">
      <style:table-properties style:width="18.927cm" table:align="margins" style:shadow="#808080 0.079cm 0.079cm" style:writing-mode="lr-tb"/>
    </style:style>
    <style:style style:name="表格92.A" style:family="table-column">
      <style:table-column-properties style:column-width="4.681cm" style:rel-column-width="16208*"/>
    </style:style>
    <style:style style:name="表格92.B" style:family="table-column">
      <style:table-column-properties style:column-width="14.245cm" style:rel-column-width="49327*"/>
    </style:style>
    <style:style style:name="表格92.A1" style:family="table-cell">
      <style:table-cell-properties fo:background-color="#e6e6ff" fo:padding="0.097cm" fo:border-left="0.002cm solid #ffffff" fo:border-right="none" fo:border-top="0.002cm solid #ffffff" fo:border-bottom="none">
        <style:background-image/>
      </style:table-cell-properties>
    </style:style>
    <style:style style:name="表格9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2.A2" style:family="table-cell">
      <style:table-cell-properties fo:background-color="#e6e6ff" fo:padding="0.097cm" fo:border-left="0.002cm solid #ffffff" fo:border-right="none" fo:border-top="none" fo:border-bottom="none">
        <style:background-image/>
      </style:table-cell-properties>
    </style:style>
    <style:style style:name="表格92.B2" style:family="table-cell">
      <style:table-cell-properties fo:background-color="#e6e6ff" fo:padding="0.097cm" fo:border-left="0.002cm solid #ffffff" fo:border-right="0.002cm solid #ffffff" fo:border-top="none" fo:border-bottom="none">
        <style:background-image/>
      </style:table-cell-properties>
    </style:style>
    <style:style style:name="表格93" style:family="table">
      <style:table-properties style:width="18.927cm" table:align="margins" style:shadow="#808080 0.079cm 0.079cm" style:writing-mode="lr-tb"/>
    </style:style>
    <style:style style:name="表格93.A" style:family="table-column">
      <style:table-column-properties style:column-width="4.681cm" style:rel-column-width="16208*"/>
    </style:style>
    <style:style style:name="表格93.B" style:family="table-column">
      <style:table-column-properties style:column-width="14.245cm" style:rel-column-width="49327*"/>
    </style:style>
    <style:style style:name="表格93.A1" style:family="table-cell">
      <style:table-cell-properties fo:background-color="#e6e6ff" fo:padding="0.097cm" fo:border-left="0.002cm solid #ffffff" fo:border-right="none" fo:border-top="0.002cm solid #ffffff" fo:border-bottom="none">
        <style:background-image/>
      </style:table-cell-properties>
    </style:style>
    <style:style style:name="表格9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3.A2" style:family="table-cell">
      <style:table-cell-properties fo:background-color="#e6e6ff" fo:padding="0.097cm" fo:border-left="0.002cm solid #ffffff" fo:border-right="none" fo:border-top="none" fo:border-bottom="none">
        <style:background-image/>
      </style:table-cell-properties>
    </style:style>
    <style:style style:name="表格93.B2" style:family="table-cell">
      <style:table-cell-properties fo:background-color="#e6e6ff" fo:padding="0.097cm" fo:border-left="0.002cm solid #ffffff" fo:border-right="0.002cm solid #ffffff" fo:border-top="none" fo:border-bottom="none">
        <style:background-image/>
      </style:table-cell-properties>
    </style:style>
    <style:style style:name="表格94" style:family="table">
      <style:table-properties style:width="18.927cm" table:align="margins" style:shadow="#808080 0.079cm 0.079cm" style:writing-mode="lr-tb"/>
    </style:style>
    <style:style style:name="表格94.A" style:family="table-column">
      <style:table-column-properties style:column-width="4.681cm" style:rel-column-width="16208*"/>
    </style:style>
    <style:style style:name="表格94.B" style:family="table-column">
      <style:table-column-properties style:column-width="14.245cm" style:rel-column-width="49327*"/>
    </style:style>
    <style:style style:name="表格94.A1" style:family="table-cell">
      <style:table-cell-properties fo:background-color="#e6e6ff" fo:padding="0.097cm" fo:border-left="0.002cm solid #ffffff" fo:border-right="none" fo:border-top="0.002cm solid #ffffff" fo:border-bottom="none">
        <style:background-image/>
      </style:table-cell-properties>
    </style:style>
    <style:style style:name="表格9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4.A2" style:family="table-cell">
      <style:table-cell-properties fo:background-color="#e6e6ff" fo:padding="0.097cm" fo:border-left="0.002cm solid #ffffff" fo:border-right="none" fo:border-top="none" fo:border-bottom="none">
        <style:background-image/>
      </style:table-cell-properties>
    </style:style>
    <style:style style:name="表格94.B2" style:family="table-cell">
      <style:table-cell-properties fo:background-color="#e6e6ff" fo:padding="0.097cm" fo:border-left="0.002cm solid #ffffff" fo:border-right="0.002cm solid #ffffff" fo:border-top="none" fo:border-bottom="none">
        <style:background-image/>
      </style:table-cell-properties>
    </style:style>
    <style:style style:name="表格95" style:family="table">
      <style:table-properties style:width="18.927cm" table:align="margins" style:shadow="#808080 0.079cm 0.079cm" style:writing-mode="lr-tb"/>
    </style:style>
    <style:style style:name="表格95.A" style:family="table-column">
      <style:table-column-properties style:column-width="4.681cm" style:rel-column-width="16208*"/>
    </style:style>
    <style:style style:name="表格95.B" style:family="table-column">
      <style:table-column-properties style:column-width="14.245cm" style:rel-column-width="49327*"/>
    </style:style>
    <style:style style:name="表格95.A1" style:family="table-cell">
      <style:table-cell-properties fo:background-color="#e6e6ff" fo:padding="0.097cm" fo:border-left="0.002cm solid #ffffff" fo:border-right="none" fo:border-top="0.002cm solid #ffffff" fo:border-bottom="none">
        <style:background-image/>
      </style:table-cell-properties>
    </style:style>
    <style:style style:name="表格9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6" style:family="table">
      <style:table-properties style:width="19.006cm" table:align="margins" style:writing-mode="lr-tb"/>
    </style:style>
    <style:style style:name="表格96.A" style:family="table-column">
      <style:table-column-properties style:column-width="19.006cm" style:rel-column-width="65535*"/>
    </style:style>
    <style:style style:name="表格96.A1" style:family="table-cell">
      <style:table-cell-properties fo:background-color="#e6e6ff" fo:padding="0.097cm" fo:border="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8.927cm" table:align="margins" style:shadow="#808080 0.079cm 0.079cm" style:writing-mode="lr-tb"/>
    </style:style>
    <style:style style:name="表格98.A" style:family="table-column">
      <style:table-column-properties style:column-width="5.556cm" style:rel-column-width="19237*"/>
    </style:style>
    <style:style style:name="表格98.B" style:family="table-column">
      <style:table-column-properties style:column-width="3.337cm" style:rel-column-width="11556*"/>
    </style:style>
    <style:style style:name="表格98.C" style:family="table-column">
      <style:table-column-properties style:column-width="3.683cm" style:rel-column-width="12754*"/>
    </style:style>
    <style:style style:name="表格98.D" style:family="table-column">
      <style:table-column-properties style:column-width="3.216cm" style:rel-column-width="11136*"/>
    </style:style>
    <style:style style:name="表格98.E" style:family="table-column">
      <style:table-column-properties style:column-width="3.134cm" style:rel-column-width="10852*"/>
    </style:style>
    <style:style style:name="表格98.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98.E1" style:family="table-cell">
      <style:table-cell-properties fo:background-color="#00dcff" fo:padding="0.097cm" fo:border="0.002cm solid #ffffff">
        <style:background-image/>
      </style:table-cell-properties>
    </style:style>
    <style:style style:name="表格98.A2" style:family="table-cell">
      <style:table-cell-properties fo:background-color="#00dcff" fo:padding="0.097cm" fo:border-left="0.002cm solid #ffffff" fo:border-right="none" fo:border-top="none" fo:border-bottom="0.002cm solid #ffffff">
        <style:background-image/>
      </style:table-cell-properties>
    </style:style>
    <style:style style:name="表格98.B2" style:family="table-cell">
      <style:table-cell-properties fo:background-color="#e6e6ff" fo:padding="0.097cm" fo:border-left="0.002cm solid #ffffff" fo:border-right="none" fo:border-top="none" fo:border-bottom="0.002cm solid #ffffff">
        <style:background-image/>
      </style:table-cell-properties>
    </style:style>
    <style:style style:name="表格9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8.E11" style:family="table-cell">
      <style:table-cell-properties fo:background-color="#00dcff" fo:padding="0.097cm" fo:border-left="0.002cm solid #ffffff" fo:border-right="0.002cm solid #ffffff" fo:border-top="none" fo:border-bottom="0.002cm solid #ffffff">
        <style:background-image/>
      </style:table-cell-properties>
    </style:style>
    <style:style style:name="表格99" style:family="table">
      <style:table-properties style:width="19.006cm" table:align="margins" style:writing-mode="lr-tb"/>
    </style:style>
    <style:style style:name="表格99.A" style:family="table-column">
      <style:table-column-properties style:column-width="19.006cm" style:rel-column-width="65535*"/>
    </style:style>
    <style:style style:name="表格99.A1" style:family="table-cell">
      <style:table-cell-properties fo:background-color="#e6e6ff" fo:padding="0.097cm" fo:border="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8.927cm" table:align="margins" style:shadow="#808080 0.079cm 0.079cm" style:writing-mode="lr-tb"/>
    </style:style>
    <style:style style:name="表格101.A" style:family="table-column">
      <style:table-column-properties style:column-width="6.309cm" style:rel-column-width="21845*"/>
    </style:style>
    <style:style style:name="表格101.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101.C1" style:family="table-cell">
      <style:table-cell-properties fo:background-color="#00dcff" fo:padding="0.097cm" fo:border="0.002cm solid #ffffff">
        <style:background-image/>
      </style:table-cell-properties>
    </style:style>
    <style:style style:name="表格101.A2" style:family="table-cell">
      <style:table-cell-properties fo:background-color="#e6e6ff" fo:padding="0.097cm" fo:border-left="0.002cm solid #ffffff" fo:border-right="none" fo:border-top="none" fo:border-bottom="0.002cm solid #ffffff">
        <style:background-image/>
      </style:table-cell-properties>
    </style:style>
    <style:style style:name="表格101.C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2" style:family="table">
      <style:table-properties style:width="18.927cm" table:align="margins" style:shadow="#808080 0.079cm 0.079cm" style:writing-mode="lr-tb"/>
    </style:style>
    <style:style style:name="表格102.A" style:family="table-column">
      <style:table-column-properties style:column-width="9.463cm" style:rel-column-width="32767*"/>
    </style:style>
    <style:style style:name="表格102.B" style:family="table-column">
      <style:table-column-properties style:column-width="9.463cm" style:rel-column-width="32768*"/>
    </style:style>
    <style:style style:name="表格102.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102.B1" style:family="table-cell">
      <style:table-cell-properties fo:background-color="#00dcff" fo:padding="0.097cm" fo:border="0.002cm solid #ffffff">
        <style:background-image/>
      </style:table-cell-properties>
    </style:style>
    <style:style style:name="表格102.A2" style:family="table-cell">
      <style:table-cell-properties fo:background-color="#e6e6ff" fo:padding="0.097cm" fo:border-left="0.002cm solid #ffffff" fo:border-right="none" fo:border-top="none" fo:border-bottom="0.002cm solid #ffffff">
        <style:background-image/>
      </style:table-cell-properties>
    </style:style>
    <style:style style:name="表格10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3" style:family="table">
      <style:table-properties style:width="18.927cm" table:align="margins" style:shadow="#808080 0.079cm 0.079cm" style:writing-mode="lr-tb"/>
    </style:style>
    <style:style style:name="表格103.A" style:family="table-column">
      <style:table-column-properties style:column-width="5.392cm" style:rel-column-width="18672*"/>
    </style:style>
    <style:style style:name="表格103.B" style:family="table-column">
      <style:table-column-properties style:column-width="13.534cm" style:rel-column-width="46863*"/>
    </style:style>
    <style:style style:name="表格103.A1" style:family="table-cell">
      <style:table-cell-properties fo:background-color="#e6e6ff" fo:padding="0.097cm" fo:border-left="0.002cm solid #ffffff" fo:border-right="none" fo:border-top="0.002cm solid #ffffff" fo:border-bottom="none">
        <style:background-image/>
      </style:table-cell-properties>
    </style:style>
    <style:style style:name="表格10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3.A2" style:family="table-cell">
      <style:table-cell-properties fo:background-color="#e6e6ff" fo:padding="0.097cm" fo:border-left="0.002cm solid #ffffff" fo:border-right="none" fo:border-top="none" fo:border-bottom="none">
        <style:background-image/>
      </style:table-cell-properties>
    </style:style>
    <style:style style:name="表格103.B2" style:family="table-cell">
      <style:table-cell-properties fo:background-color="#e6e6ff" fo:padding="0.097cm" fo:border-left="0.002cm solid #ffffff" fo:border-right="0.002cm solid #ffffff" fo:border-top="none" fo:border-bottom="none">
        <style:background-image/>
      </style:table-cell-properties>
    </style:style>
    <style:style style:name="表格103.A5" style:family="table-cell">
      <style:table-cell-properties fo:background-color="#e6e6ff" fo:padding="0.097cm" fo:border-left="0.002cm solid #ffffff" fo:border-right="none" fo:border-top="none" fo:border-bottom="0.002cm solid #ffffff">
        <style:background-image/>
      </style:table-cell-properties>
    </style:style>
    <style:style style:name="表格103.B5"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4" style:family="table">
      <style:table-properties style:width="18.927cm" table:align="margins" style:shadow="#808080 0.079cm 0.079cm" style:writing-mode="lr-tb"/>
    </style:style>
    <style:style style:name="表格104.A" style:family="table-column">
      <style:table-column-properties style:column-width="5.392cm" style:rel-column-width="18672*"/>
    </style:style>
    <style:style style:name="表格104.B" style:family="table-column">
      <style:table-column-properties style:column-width="13.534cm" style:rel-column-width="46863*"/>
    </style:style>
    <style:style style:name="表格104.A1" style:family="table-cell">
      <style:table-cell-properties fo:background-color="#e6e6ff" fo:padding="0.097cm" fo:border-left="0.002cm solid #ffffff" fo:border-right="none" fo:border-top="0.002cm solid #ffffff" fo:border-bottom="none">
        <style:background-image/>
      </style:table-cell-properties>
    </style:style>
    <style:style style:name="表格10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4.A2" style:family="table-cell">
      <style:table-cell-properties fo:background-color="#e6e6ff" fo:padding="0.097cm" fo:border-left="0.002cm solid #ffffff" fo:border-right="none" fo:border-top="none" fo:border-bottom="none">
        <style:background-image/>
      </style:table-cell-properties>
    </style:style>
    <style:style style:name="表格104.B2" style:family="table-cell">
      <style:table-cell-properties fo:background-color="#e6e6ff" fo:padding="0.097cm" fo:border-left="0.002cm solid #ffffff" fo:border-right="0.002cm solid #ffffff" fo:border-top="none" fo:border-bottom="none">
        <style:background-image/>
      </style:table-cell-properties>
    </style:style>
    <style:style style:name="表格105" style:family="table">
      <style:table-properties style:width="18.927cm" table:align="margins" style:shadow="#808080 0.079cm 0.079cm" style:writing-mode="lr-tb"/>
    </style:style>
    <style:style style:name="表格105.A" style:family="table-column">
      <style:table-column-properties style:column-width="5.392cm" style:rel-column-width="18672*"/>
    </style:style>
    <style:style style:name="表格105.B" style:family="table-column">
      <style:table-column-properties style:column-width="13.534cm" style:rel-column-width="46863*"/>
    </style:style>
    <style:style style:name="表格105.A1" style:family="table-cell">
      <style:table-cell-properties fo:background-color="#e6e6ff" fo:padding="0.097cm" fo:border-left="0.002cm solid #ffffff" fo:border-right="none" fo:border-top="0.002cm solid #ffffff" fo:border-bottom="none">
        <style:background-image/>
      </style:table-cell-properties>
    </style:style>
    <style:style style:name="表格10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5.A2" style:family="table-cell">
      <style:table-cell-properties fo:background-color="#e6e6ff" fo:padding="0.097cm" fo:border-left="0.002cm solid #ffffff" fo:border-right="none" fo:border-top="none" fo:border-bottom="none">
        <style:background-image/>
      </style:table-cell-properties>
    </style:style>
    <style:style style:name="表格105.B2" style:family="table-cell">
      <style:table-cell-properties fo:background-color="#e6e6ff" fo:padding="0.097cm" fo:border-left="0.002cm solid #ffffff" fo:border-right="0.002cm solid #ffffff" fo:border-top="none" fo:border-bottom="none">
        <style:background-image/>
      </style:table-cell-properties>
    </style:style>
    <style:style style:name="表格106" style:family="table">
      <style:table-properties style:width="18.927cm" table:align="margins" style:shadow="#808080 0.079cm 0.079cm" style:writing-mode="lr-tb"/>
    </style:style>
    <style:style style:name="表格106.A" style:family="table-column">
      <style:table-column-properties style:column-width="5.392cm" style:rel-column-width="18672*"/>
    </style:style>
    <style:style style:name="表格106.B" style:family="table-column">
      <style:table-column-properties style:column-width="13.534cm" style:rel-column-width="46863*"/>
    </style:style>
    <style:style style:name="表格106.A1" style:family="table-cell">
      <style:table-cell-properties fo:background-color="#e6e6ff" fo:padding="0.097cm" fo:border-left="0.002cm solid #ffffff" fo:border-right="none" fo:border-top="0.002cm solid #ffffff" fo:border-bottom="none">
        <style:background-image/>
      </style:table-cell-properties>
    </style:style>
    <style:style style:name="表格10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7" style:family="table">
      <style:table-properties style:width="18.927cm" table:align="margins" style:shadow="#808080 0.079cm 0.079cm" style:writing-mode="lr-tb"/>
    </style:style>
    <style:style style:name="表格107.A" style:family="table-column">
      <style:table-column-properties style:column-width="5.392cm" style:rel-column-width="18672*"/>
    </style:style>
    <style:style style:name="表格107.B" style:family="table-column">
      <style:table-column-properties style:column-width="13.534cm" style:rel-column-width="46863*"/>
    </style:style>
    <style:style style:name="表格107.A1" style:family="table-cell">
      <style:table-cell-properties fo:background-color="#e6e6ff" fo:padding="0.097cm" fo:border-left="0.002cm solid #ffffff" fo:border-right="none" fo:border-top="0.002cm solid #ffffff" fo:border-bottom="none">
        <style:background-image/>
      </style:table-cell-properties>
    </style:style>
    <style:style style:name="表格10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7.A2" style:family="table-cell">
      <style:table-cell-properties fo:background-color="#e6e6ff" fo:padding="0.097cm" fo:border-left="0.002cm solid #ffffff" fo:border-right="none" fo:border-top="none" fo:border-bottom="none">
        <style:background-image/>
      </style:table-cell-properties>
    </style:style>
    <style:style style:name="表格107.B2" style:family="table-cell">
      <style:table-cell-properties fo:background-color="#e6e6ff" fo:padding="0.097cm" fo:border-left="0.002cm solid #ffffff" fo:border-right="0.002cm solid #ffffff" fo:border-top="none" fo:border-bottom="none">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表格109" style:family="table">
      <style:table-properties style:width="18.927cm" table:align="margins" style:shadow="#808080 0.079cm 0.079cm" style:writing-mode="lr-tb"/>
    </style:style>
    <style:style style:name="表格109.A" style:family="table-column">
      <style:table-column-properties style:column-width="5.392cm" style:rel-column-width="18672*"/>
    </style:style>
    <style:style style:name="表格109.B" style:family="table-column">
      <style:table-column-properties style:column-width="13.534cm" style:rel-column-width="46863*"/>
    </style:style>
    <style:style style:name="表格109.A1" style:family="table-cell">
      <style:table-cell-properties fo:background-color="#e6e6ff" fo:padding="0.097cm" fo:border-left="0.002cm solid #ffffff" fo:border-right="none" fo:border-top="0.002cm solid #ffffff" fo:border-bottom="none">
        <style:background-image/>
      </style:table-cell-properties>
    </style:style>
    <style:style style:name="表格10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8.927cm" table:align="margins" style:shadow="#808080 0.079cm 0.079cm" style:writing-mode="lr-tb"/>
    </style:style>
    <style:style style:name="表格111.A" style:family="table-column">
      <style:table-column-properties style:column-width="5.392cm" style:rel-column-width="18672*"/>
    </style:style>
    <style:style style:name="表格111.B" style:family="table-column">
      <style:table-column-properties style:column-width="13.534cm" style:rel-column-width="46863*"/>
    </style:style>
    <style:style style:name="表格111.A1" style:family="table-cell">
      <style:table-cell-properties fo:background-color="#e6e6ff" fo:padding="0.097cm" fo:border-left="0.002cm solid #ffffff" fo:border-right="none" fo:border-top="0.002cm solid #ffffff" fo:border-bottom="none">
        <style:background-image/>
      </style:table-cell-properties>
    </style:style>
    <style:style style:name="表格11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表格113" style:family="table">
      <style:table-properties style:width="18.927cm" table:align="margins" style:shadow="#808080 0.079cm 0.079cm" style:writing-mode="lr-tb"/>
    </style:style>
    <style:style style:name="表格113.A" style:family="table-column">
      <style:table-column-properties style:column-width="5.392cm" style:rel-column-width="18672*"/>
    </style:style>
    <style:style style:name="表格113.B" style:family="table-column">
      <style:table-column-properties style:column-width="13.534cm" style:rel-column-width="46863*"/>
    </style:style>
    <style:style style:name="表格113.A1" style:family="table-cell">
      <style:table-cell-properties fo:background-color="#e6e6ff" fo:padding="0.097cm" fo:border-left="0.002cm solid #ffffff" fo:border-right="none" fo:border-top="0.002cm solid #ffffff" fo:border-bottom="none">
        <style:background-image/>
      </style:table-cell-properties>
    </style:style>
    <style:style style:name="表格11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13.A2" style:family="table-cell">
      <style:table-cell-properties fo:background-color="#e6e6ff" fo:padding="0.097cm" fo:border-left="0.002cm solid #ffffff" fo:border-right="none" fo:border-top="none" fo:border-bottom="none">
        <style:background-image/>
      </style:table-cell-properties>
    </style:style>
    <style:style style:name="表格113.B2" style:family="table-cell">
      <style:table-cell-properties fo:background-color="#e6e6ff" fo:padding="0.097cm" fo:border-left="0.002cm solid #ffffff" fo:border-right="0.002cm solid #ffffff" fo:border-top="none" fo:border-bottom="none">
        <style:background-image/>
      </style:table-cell-properties>
    </style:style>
    <style:style style:name="表格114" style:family="table">
      <style:table-properties style:width="19.006cm" table:align="margins" style:writing-mode="lr-tb"/>
    </style:style>
    <style:style style:name="表格114.A" style:family="table-column">
      <style:table-column-properties style:column-width="19.006cm" style:rel-column-width="65535*"/>
    </style:style>
    <style:style style:name="表格114.A1" style:family="table-cell">
      <style:table-cell-properties fo:background-color="#e6e6ff" fo:padding="0.097cm" fo:border="0.002cm solid #ffffff">
        <style:background-image/>
      </style:table-cell-properties>
    </style:style>
    <style:style style:name="表格115" style:family="table">
      <style:table-properties style:width="19.006cm" table:align="margins" style:writing-mode="lr-tb"/>
    </style:style>
    <style:style style:name="表格115.A" style:family="table-column">
      <style:table-column-properties style:column-width="19.006cm" style:rel-column-width="65535*"/>
    </style:style>
    <style:style style:name="表格115.A1" style:family="table-cell">
      <style:table-cell-properties fo:padding="0.097cm" fo:border="0.002cm solid #ffffff"/>
    </style:style>
    <style:style style:name="表格116" style:family="table">
      <style:table-properties style:width="19.006cm" table:align="margins" style:writing-mode="lr-tb"/>
    </style:style>
    <style:style style:name="表格116.A" style:family="table-column">
      <style:table-column-properties style:column-width="19.006cm" style:rel-column-width="65535*"/>
    </style:style>
    <style:style style:name="表格116.A1" style:family="table-cell">
      <style:table-cell-properties fo:padding="0.097cm" fo:border="0.002cm solid #ffffff"/>
    </style:style>
    <style:style style:name="表格117" style:family="table">
      <style:table-properties style:width="19.006cm" table:align="margins" style:writing-mode="lr-tb"/>
    </style:style>
    <style:style style:name="表格117.A" style:family="table-column">
      <style:table-column-properties style:column-width="19.006cm" style:rel-column-width="65535*"/>
    </style:style>
    <style:style style:name="表格117.A1" style:family="table-cell">
      <style:table-cell-properties fo:padding="0.097cm" fo:border="0.002cm solid #ffffff"/>
    </style:style>
    <style:style style:name="表格118" style:family="table">
      <style:table-properties style:width="19.006cm" table:align="margins" style:writing-mode="lr-tb"/>
    </style:style>
    <style:style style:name="表格118.A" style:family="table-column">
      <style:table-column-properties style:column-width="19.006cm" style:rel-column-width="65535*"/>
    </style:style>
    <style:style style:name="表格118.A1" style:family="table-cell">
      <style:table-cell-properties fo:padding="0.097cm" fo:border="0.002cm solid #ffffff"/>
    </style:style>
    <style:style style:name="表格119" style:family="table">
      <style:table-properties style:width="19.006cm" table:align="margins" style:writing-mode="lr-tb"/>
    </style:style>
    <style:style style:name="表格119.A" style:family="table-column">
      <style:table-column-properties style:column-width="19.006cm" style:rel-column-width="65535*"/>
    </style:style>
    <style:style style:name="表格119.A1" style:family="table-cell">
      <style:table-cell-properties fo:padding="0.097cm" fo:border="0.002cm solid #ffffff"/>
    </style:style>
    <style:style style:name="表格120" style:family="table">
      <style:table-properties style:width="19.006cm" table:align="margins" style:writing-mode="lr-tb"/>
    </style:style>
    <style:style style:name="表格120.A" style:family="table-column">
      <style:table-column-properties style:column-width="19.006cm" style:rel-column-width="65535*"/>
    </style:style>
    <style:style style:name="表格120.A1" style:family="table-cell">
      <style:table-cell-properties fo:padding="0.097cm" fo:border="0.002cm solid #ffffff"/>
    </style:style>
    <style:style style:name="表格121" style:family="table">
      <style:table-properties style:width="19.006cm" table:align="margins" style:writing-mode="lr-tb"/>
    </style:style>
    <style:style style:name="表格121.A" style:family="table-column">
      <style:table-column-properties style:column-width="19.006cm" style:rel-column-width="65535*"/>
    </style:style>
    <style:style style:name="表格121.A1" style:family="table-cell">
      <style:table-cell-properties fo:padding="0.097cm" fo:border="0.002cm solid #ffffff"/>
    </style:style>
    <style:style style:name="表格122" style:family="table">
      <style:table-properties style:width="19.006cm" table:align="margins" style:writing-mode="lr-tb"/>
    </style:style>
    <style:style style:name="表格122.A" style:family="table-column">
      <style:table-column-properties style:column-width="19.006cm" style:rel-column-width="65535*"/>
    </style:style>
    <style:style style:name="表格122.A1" style:family="table-cell">
      <style:table-cell-properties fo:padding="0.097cm" fo:border="0.002cm solid #ffffff"/>
    </style:style>
    <style:style style:name="表格123" style:family="table">
      <style:table-properties style:width="19.006cm" table:align="margins" style:writing-mode="lr-tb"/>
    </style:style>
    <style:style style:name="表格123.A" style:family="table-column">
      <style:table-column-properties style:column-width="19.006cm" style:rel-column-width="65535*"/>
    </style:style>
    <style:style style:name="表格123.A1" style:family="table-cell">
      <style:table-cell-properties fo:padding="0.097cm" fo:border="0.002cm solid #ffffff"/>
    </style:style>
    <style:style style:name="表格124" style:family="table">
      <style:table-properties style:width="19.006cm" table:align="margins" style:writing-mode="lr-tb"/>
    </style:style>
    <style:style style:name="表格124.A" style:family="table-column">
      <style:table-column-properties style:column-width="19.006cm" style:rel-column-width="65535*"/>
    </style:style>
    <style:style style:name="表格124.A1" style:family="table-cell">
      <style:table-cell-properties fo:padding="0.097cm" fo:border="0.002cm solid #ffffff"/>
    </style:style>
    <style:style style:name="表格125" style:family="table">
      <style:table-properties style:width="19.006cm" table:align="margins" style:writing-mode="lr-tb"/>
    </style:style>
    <style:style style:name="表格125.A" style:family="table-column">
      <style:table-column-properties style:column-width="19.006cm" style:rel-column-width="65535*"/>
    </style:style>
    <style:style style:name="表格125.A1" style:family="table-cell">
      <style:table-cell-properties fo:padding="0.097cm" fo:border="0.002cm solid #ffffff"/>
    </style:style>
    <style:style style:name="表格126" style:family="table">
      <style:table-properties style:width="19.006cm" table:align="margins" style:writing-mode="lr-tb"/>
    </style:style>
    <style:style style:name="表格126.A" style:family="table-column">
      <style:table-column-properties style:column-width="19.006cm" style:rel-column-width="65535*"/>
    </style:style>
    <style:style style:name="表格126.A1" style:family="table-cell">
      <style:table-cell-properties fo:padding="0.097cm" fo:border="0.002cm solid #ffffff"/>
    </style:style>
    <style:style style:name="表格127" style:family="table">
      <style:table-properties style:width="18.927cm" table:align="margins" style:shadow="#808080 0.079cm 0.079cm" style:writing-mode="lr-tb"/>
    </style:style>
    <style:style style:name="表格127.A" style:family="table-column">
      <style:table-column-properties style:column-width="5.392cm" style:rel-column-width="18672*"/>
    </style:style>
    <style:style style:name="表格127.B" style:family="table-column">
      <style:table-column-properties style:column-width="13.534cm" style:rel-column-width="46863*"/>
    </style:style>
    <style:style style:name="表格127.A1" style:family="table-cell">
      <style:table-cell-properties fo:background-color="#e6e6ff" fo:padding="0.097cm" fo:border-left="0.002cm solid #ffffff" fo:border-right="none" fo:border-top="0.002cm solid #ffffff" fo:border-bottom="none">
        <style:background-image/>
      </style:table-cell-properties>
    </style:style>
    <style:style style:name="表格12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27.A2" style:family="table-cell">
      <style:table-cell-properties fo:background-color="#e6e6ff" fo:padding="0.097cm" fo:border-left="0.002cm solid #ffffff" fo:border-right="none" fo:border-top="none" fo:border-bottom="none">
        <style:background-image/>
      </style:table-cell-properties>
    </style:style>
    <style:style style:name="表格127.B2" style:family="table-cell">
      <style:table-cell-properties fo:background-color="#e6e6ff" fo:padding="0.097cm" fo:border-left="0.002cm solid #ffffff" fo:border-right="0.002cm solid #ffffff" fo:border-top="none" fo:border-bottom="none">
        <style:background-image/>
      </style:table-cell-properties>
    </style:style>
    <style:style style:name="表格128" style:family="table">
      <style:table-properties style:width="19.006cm" table:align="margins" style:writing-mode="lr-tb"/>
    </style:style>
    <style:style style:name="表格128.A" style:family="table-column">
      <style:table-column-properties style:column-width="19.006cm" style:rel-column-width="65535*"/>
    </style:style>
    <style:style style:name="表格128.A1" style:family="table-cell">
      <style:table-cell-properties fo:padding="0.097cm" fo:border="0.002cm solid #ffffff"/>
    </style:style>
    <style:style style:name="表格129" style:family="table">
      <style:table-properties style:width="19.006cm" table:align="margins" style:writing-mode="lr-tb"/>
    </style:style>
    <style:style style:name="表格129.A" style:family="table-column">
      <style:table-column-properties style:column-width="19.006cm" style:rel-column-width="65535*"/>
    </style:style>
    <style:style style:name="表格129.A1" style:family="table-cell">
      <style:table-cell-properties fo:padding="0.097cm" fo:border="0.002cm solid #ffffff"/>
    </style:style>
    <style:style style:name="表格130" style:family="table">
      <style:table-properties style:width="19.006cm" table:align="margins" style:writing-mode="lr-tb"/>
    </style:style>
    <style:style style:name="表格130.A" style:family="table-column">
      <style:table-column-properties style:column-width="19.006cm" style:rel-column-width="65535*"/>
    </style:style>
    <style:style style:name="表格130.A1" style:family="table-cell">
      <style:table-cell-properties fo:padding="0.097cm" fo:border="0.002cm solid #ffffff"/>
    </style:style>
    <style:style style:name="表格131" style:family="table">
      <style:table-properties style:width="19.006cm" table:align="margins" style:writing-mode="lr-tb"/>
    </style:style>
    <style:style style:name="表格131.A" style:family="table-column">
      <style:table-column-properties style:column-width="19.006cm" style:rel-column-width="65535*"/>
    </style:style>
    <style:style style:name="表格131.A1" style:family="table-cell">
      <style:table-cell-properties fo:padding="0.097cm" fo:border="0.002cm solid #ffffff"/>
    </style:style>
    <style:style style:name="表格132" style:family="table">
      <style:table-properties style:width="19.006cm" table:align="margins" style:writing-mode="lr-tb"/>
    </style:style>
    <style:style style:name="表格132.A" style:family="table-column">
      <style:table-column-properties style:column-width="19.006cm" style:rel-column-width="65535*"/>
    </style:style>
    <style:style style:name="表格132.A1" style:family="table-cell">
      <style:table-cell-properties fo:background-color="#e6e6ff" fo:padding="0.097cm" fo:border="0.002cm solid #ffffff">
        <style:background-image/>
      </style:table-cell-properties>
    </style:style>
    <style:style style:name="表格133" style:family="table">
      <style:table-properties style:width="19.006cm" table:align="margins" style:writing-mode="lr-tb"/>
    </style:style>
    <style:style style:name="表格133.A" style:family="table-column">
      <style:table-column-properties style:column-width="19.006cm" style:rel-column-width="65535*"/>
    </style:style>
    <style:style style:name="表格133.A1" style:family="table-cell">
      <style:table-cell-properties fo:padding="0.097cm" fo:border="0.002cm solid #ffffff"/>
    </style:style>
    <style:style style:name="表格134" style:family="table">
      <style:table-properties style:width="19.006cm" table:align="margins" style:writing-mode="lr-tb"/>
    </style:style>
    <style:style style:name="表格134.A" style:family="table-column">
      <style:table-column-properties style:column-width="19.006cm" style:rel-column-width="65535*"/>
    </style:style>
    <style:style style:name="表格134.A1" style:family="table-cell">
      <style:table-cell-properties fo:padding="0.097cm" fo:border="0.002cm solid #ffffff"/>
    </style:style>
    <style:style style:name="表格135" style:family="table">
      <style:table-properties style:width="19.006cm" table:align="margins" style:writing-mode="lr-tb"/>
    </style:style>
    <style:style style:name="表格135.A" style:family="table-column">
      <style:table-column-properties style:column-width="19.006cm" style:rel-column-width="65535*"/>
    </style:style>
    <style:style style:name="表格135.A1" style:family="table-cell">
      <style:table-cell-properties fo:padding="0.097cm" fo:border="0.002cm solid #ffffff"/>
    </style:style>
    <style:style style:name="表格136" style:family="table">
      <style:table-properties style:width="19.006cm" table:align="margins" style:writing-mode="lr-tb"/>
    </style:style>
    <style:style style:name="表格136.A" style:family="table-column">
      <style:table-column-properties style:column-width="19.006cm" style:rel-column-width="65535*"/>
    </style:style>
    <style:style style:name="表格136.A1" style:family="table-cell">
      <style:table-cell-properties fo:padding="0.097cm" fo:border="0.002cm solid #ffffff"/>
    </style:style>
    <style:style style:name="表格137" style:family="table">
      <style:table-properties style:width="19.006cm" table:align="margins" style:writing-mode="lr-tb"/>
    </style:style>
    <style:style style:name="表格137.A" style:family="table-column">
      <style:table-column-properties style:column-width="19.006cm" style:rel-column-width="65535*"/>
    </style:style>
    <style:style style:name="表格137.A1" style:family="table-cell">
      <style:table-cell-properties fo:padding="0.097cm" fo:border="0.002cm solid #ffffff"/>
    </style:style>
    <style:style style:name="表格138" style:family="table">
      <style:table-properties style:width="19.006cm" table:align="margins" style:writing-mode="lr-tb"/>
    </style:style>
    <style:style style:name="表格138.A" style:family="table-column">
      <style:table-column-properties style:column-width="19.006cm" style:rel-column-width="65535*"/>
    </style:style>
    <style:style style:name="表格138.A1" style:family="table-cell">
      <style:table-cell-properties fo:padding="0.097cm" fo:border="0.002cm solid #ffffff"/>
    </style:style>
    <style:style style:name="表格139" style:family="table">
      <style:table-properties style:width="19.006cm" table:align="margins" style:writing-mode="lr-tb"/>
    </style:style>
    <style:style style:name="表格139.A" style:family="table-column">
      <style:table-column-properties style:column-width="19.006cm" style:rel-column-width="65535*"/>
    </style:style>
    <style:style style:name="表格139.A1" style:family="table-cell">
      <style:table-cell-properties fo:padding="0.097cm" fo:border="0.002cm solid #ffffff"/>
    </style:style>
    <style:style style:name="表格140" style:family="table">
      <style:table-properties style:width="19.006cm" table:align="margins" style:writing-mode="lr-tb"/>
    </style:style>
    <style:style style:name="表格140.A" style:family="table-column">
      <style:table-column-properties style:column-width="19.006cm" style:rel-column-width="65535*"/>
    </style:style>
    <style:style style:name="表格140.A1" style:family="table-cell">
      <style:table-cell-properties fo:padding="0.097cm" fo:border="0.002cm solid #ffffff"/>
    </style:style>
    <style:style style:name="表格141" style:family="table">
      <style:table-properties style:width="19.006cm" table:align="margins" style:writing-mode="lr-tb"/>
    </style:style>
    <style:style style:name="表格141.A" style:family="table-column">
      <style:table-column-properties style:column-width="19.006cm" style:rel-column-width="65535*"/>
    </style:style>
    <style:style style:name="表格141.A1" style:family="table-cell">
      <style:table-cell-properties fo:padding="0.097cm" fo:border="0.002cm solid #ffffff"/>
    </style:style>
    <style:style style:name="表格142" style:family="table">
      <style:table-properties style:width="19.006cm" table:align="margins" style:writing-mode="lr-tb"/>
    </style:style>
    <style:style style:name="表格142.A" style:family="table-column">
      <style:table-column-properties style:column-width="19.006cm" style:rel-column-width="65535*"/>
    </style:style>
    <style:style style:name="表格142.A1" style:family="table-cell">
      <style:table-cell-properties fo:padding="0.097cm" fo:border="0.002cm solid #ffffff"/>
    </style:style>
    <style:style style:name="表格143" style:family="table">
      <style:table-properties style:width="19.006cm" table:align="margins" style:writing-mode="lr-tb"/>
    </style:style>
    <style:style style:name="表格143.A" style:family="table-column">
      <style:table-column-properties style:column-width="19.006cm" style:rel-column-width="65535*"/>
    </style:style>
    <style:style style:name="表格143.A1" style:family="table-cell">
      <style:table-cell-properties fo:padding="0.097cm" fo:border="0.002cm solid #ffffff"/>
    </style:style>
    <style:style style:name="表格144" style:family="table">
      <style:table-properties style:width="19.006cm" table:align="margins" style:writing-mode="lr-tb"/>
    </style:style>
    <style:style style:name="表格144.A" style:family="table-column">
      <style:table-column-properties style:column-width="19.006cm" style:rel-column-width="65535*"/>
    </style:style>
    <style:style style:name="表格144.A1" style:family="table-cell">
      <style:table-cell-properties fo:padding="0.097cm" fo:border="0.002cm solid #ffffff"/>
    </style:style>
    <style:style style:name="表格145" style:family="table">
      <style:table-properties style:width="19.006cm" table:align="margins" style:writing-mode="lr-tb"/>
    </style:style>
    <style:style style:name="表格145.A" style:family="table-column">
      <style:table-column-properties style:column-width="19.006cm" style:rel-column-width="65535*"/>
    </style:style>
    <style:style style:name="表格145.A1" style:family="table-cell">
      <style:table-cell-properties fo:padding="0.097cm" fo:border="0.002cm solid #ffffff"/>
    </style:style>
    <style:style style:name="表格146" style:family="table">
      <style:table-properties style:width="19.006cm" table:align="margins" style:writing-mode="lr-tb"/>
    </style:style>
    <style:style style:name="表格146.A" style:family="table-column">
      <style:table-column-properties style:column-width="19.006cm" style:rel-column-width="65535*"/>
    </style:style>
    <style:style style:name="表格146.A1" style:family="table-cell">
      <style:table-cell-properties fo:padding="0.097cm" fo:border="0.002cm solid #ffffff"/>
    </style:style>
    <style:style style:name="表格147" style:family="table">
      <style:table-properties style:width="18.927cm" table:align="margins" style:shadow="#808080 0.079cm 0.079cm" style:writing-mode="lr-tb"/>
    </style:style>
    <style:style style:name="表格147.A" style:family="table-column">
      <style:table-column-properties style:column-width="6.329cm" style:rel-column-width="21913*"/>
    </style:style>
    <style:style style:name="表格147.B" style:family="table-column">
      <style:table-column-properties style:column-width="12.598cm" style:rel-column-width="43622*"/>
    </style:style>
    <style:style style:name="表格147.A1" style:family="table-cell">
      <style:table-cell-properties fo:background-color="#e6e6ff" fo:padding="0.097cm" fo:border-left="0.002cm solid #ffffff" fo:border-right="none" fo:border-top="0.002cm solid #ffffff" fo:border-bottom="none">
        <style:background-image/>
      </style:table-cell-properties>
    </style:style>
    <style:style style:name="表格14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47.A2" style:family="table-cell">
      <style:table-cell-properties fo:background-color="#e6e6ff" fo:padding="0.097cm" fo:border-left="0.002cm solid #ffffff" fo:border-right="none" fo:border-top="none" fo:border-bottom="none">
        <style:background-image/>
      </style:table-cell-properties>
    </style:style>
    <style:style style:name="表格147.B2" style:family="table-cell">
      <style:table-cell-properties fo:background-color="#e6e6ff" fo:padding="0.097cm" fo:border-left="0.002cm solid #ffffff" fo:border-right="0.002cm solid #ffffff" fo:border-top="none" fo:border-bottom="none">
        <style:background-image/>
      </style:table-cell-properties>
    </style:style>
    <style:style style:name="表格148" style:family="table">
      <style:table-properties style:width="19.006cm" table:align="margins" style:writing-mode="lr-tb"/>
    </style:style>
    <style:style style:name="表格148.A" style:family="table-column">
      <style:table-column-properties style:column-width="19.006cm" style:rel-column-width="65535*"/>
    </style:style>
    <style:style style:name="表格148.A1" style:family="table-cell">
      <style:table-cell-properties fo:padding="0.097cm" fo:border="0.002cm solid #ffffff"/>
    </style:style>
    <style:style style:name="表格149" style:family="table">
      <style:table-properties style:width="19.006cm" table:align="margins" style:writing-mode="lr-tb"/>
    </style:style>
    <style:style style:name="表格149.A" style:family="table-column">
      <style:table-column-properties style:column-width="19.006cm" style:rel-column-width="65535*"/>
    </style:style>
    <style:style style:name="表格149.A1" style:family="table-cell">
      <style:table-cell-properties fo:padding="0.097cm" fo:border="0.002cm solid #ffffff"/>
    </style:style>
    <style:style style:name="表格150" style:family="table">
      <style:table-properties style:width="19.006cm" table:align="margins" style:writing-mode="lr-tb"/>
    </style:style>
    <style:style style:name="表格150.A" style:family="table-column">
      <style:table-column-properties style:column-width="19.006cm" style:rel-column-width="65535*"/>
    </style:style>
    <style:style style:name="表格150.A1" style:family="table-cell">
      <style:table-cell-properties fo:padding="0.097cm" fo:border="0.002cm solid #ffffff"/>
    </style:style>
    <style:style style:name="表格151" style:family="table">
      <style:table-properties style:width="19.006cm" table:align="margins" style:writing-mode="lr-tb"/>
    </style:style>
    <style:style style:name="表格151.A" style:family="table-column">
      <style:table-column-properties style:column-width="19.006cm" style:rel-column-width="65535*"/>
    </style:style>
    <style:style style:name="表格151.A1" style:family="table-cell">
      <style:table-cell-properties fo:padding="0.097cm" fo:border="0.002cm solid #ffffff"/>
    </style:style>
    <style:style style:name="表格152" style:family="table">
      <style:table-properties style:width="19.006cm" table:align="margins" style:writing-mode="lr-tb"/>
    </style:style>
    <style:style style:name="表格152.A" style:family="table-column">
      <style:table-column-properties style:column-width="19.006cm" style:rel-column-width="65535*"/>
    </style:style>
    <style:style style:name="表格152.A1" style:family="table-cell">
      <style:table-cell-properties fo:padding="0.097cm" fo:border="0.002cm solid #ffffff"/>
    </style:style>
    <style:style style:name="表格153" style:family="table">
      <style:table-properties style:width="19.006cm" table:align="margins" style:writing-mode="lr-tb"/>
    </style:style>
    <style:style style:name="表格153.A" style:family="table-column">
      <style:table-column-properties style:column-width="19.006cm" style:rel-column-width="65535*"/>
    </style:style>
    <style:style style:name="表格153.A1" style:family="table-cell">
      <style:table-cell-properties fo:padding="0.097cm" fo:border="0.002cm solid #ffffff"/>
    </style:style>
    <style:style style:name="Table91" style:family="table">
      <style:table-properties style:width="17.798cm" table:align="left" style:writing-mode="lr-tb"/>
    </style:style>
    <style:style style:name="Table91.A" style:family="table-column">
      <style:table-column-properties style:column-width="7.325cm"/>
    </style:style>
    <style:style style:name="Table91.B" style:family="table-column">
      <style:table-column-properties style:column-width="10.472cm"/>
    </style:style>
    <style:style style:name="Table91.1" style:family="table-row">
      <style:table-row-properties style:keep-together="true" fo:keep-together="auto"/>
    </style:style>
    <style:style style:name="Table9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2" style:family="table">
      <style:table-properties style:width="17.798cm" table:align="left" style:writing-mode="lr-tb"/>
    </style:style>
    <style:style style:name="Table92.A" style:family="table-column">
      <style:table-column-properties style:column-width="7.325cm"/>
    </style:style>
    <style:style style:name="Table92.B" style:family="table-column">
      <style:table-column-properties style:column-width="10.472cm"/>
    </style:style>
    <style:style style:name="Table92.1" style:family="table-row">
      <style:table-row-properties style:keep-together="true" fo:keep-together="auto"/>
    </style:style>
    <style:style style:name="Table9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3" style:family="table">
      <style:table-properties style:width="17.798cm" table:align="left" style:writing-mode="lr-tb"/>
    </style:style>
    <style:style style:name="Table93.A" style:family="table-column">
      <style:table-column-properties style:column-width="7.325cm"/>
    </style:style>
    <style:style style:name="Table93.B" style:family="table-column">
      <style:table-column-properties style:column-width="10.472cm"/>
    </style:style>
    <style:style style:name="Table93.1" style:family="table-row">
      <style:table-row-properties style:keep-together="true" fo:keep-together="auto"/>
    </style:style>
    <style:style style:name="Table9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4" style:family="table">
      <style:table-properties style:width="17.798cm" table:align="left" style:writing-mode="lr-tb"/>
    </style:style>
    <style:style style:name="Table94.A" style:family="table-column">
      <style:table-column-properties style:column-width="7.325cm"/>
    </style:style>
    <style:style style:name="Table94.B" style:family="table-column">
      <style:table-column-properties style:column-width="10.472cm"/>
    </style:style>
    <style:style style:name="Table94.1" style:family="table-row">
      <style:table-row-properties style:keep-together="true" fo:keep-together="auto"/>
    </style:style>
    <style:style style:name="Table9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5" style:family="table">
      <style:table-properties style:width="17.798cm" table:align="left" style:writing-mode="lr-tb"/>
    </style:style>
    <style:style style:name="Table95.A" style:family="table-column">
      <style:table-column-properties style:column-width="7.325cm"/>
    </style:style>
    <style:style style:name="Table95.B" style:family="table-column">
      <style:table-column-properties style:column-width="10.472cm"/>
    </style:style>
    <style:style style:name="Table95.1" style:family="table-row">
      <style:table-row-properties style:keep-together="true" fo:keep-together="auto"/>
    </style:style>
    <style:style style:name="Table9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6" style:family="table">
      <style:table-properties style:width="17.798cm" table:align="left" style:writing-mode="lr-tb"/>
    </style:style>
    <style:style style:name="Table96.A" style:family="table-column">
      <style:table-column-properties style:column-width="7.325cm"/>
    </style:style>
    <style:style style:name="Table96.B" style:family="table-column">
      <style:table-column-properties style:column-width="10.472cm"/>
    </style:style>
    <style:style style:name="Table96.1" style:family="table-row">
      <style:table-row-properties style:keep-together="true" fo:keep-together="auto"/>
    </style:style>
    <style:style style:name="Table9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7" style:family="table">
      <style:table-properties style:width="17.798cm" table:align="left" style:writing-mode="lr-tb"/>
    </style:style>
    <style:style style:name="Table97.A" style:family="table-column">
      <style:table-column-properties style:column-width="8.828cm"/>
    </style:style>
    <style:style style:name="Table97.B" style:family="table-column">
      <style:table-column-properties style:column-width="8.969cm"/>
    </style:style>
    <style:style style:name="Table97.1" style:family="table-row">
      <style:table-row-properties style:keep-together="true" fo:keep-together="auto"/>
    </style:style>
    <style:style style:name="Table9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8" style:family="table">
      <style:table-properties style:width="17.798cm" table:align="left" style:writing-mode="lr-tb"/>
    </style:style>
    <style:style style:name="Table98.A" style:family="table-column">
      <style:table-column-properties style:column-width="7.325cm"/>
    </style:style>
    <style:style style:name="Table98.B" style:family="table-column">
      <style:table-column-properties style:column-width="10.472cm"/>
    </style:style>
    <style:style style:name="Table98.1" style:family="table-row">
      <style:table-row-properties style:keep-together="true" fo:keep-together="auto"/>
    </style:style>
    <style:style style:name="Table9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9" style:family="table">
      <style:table-properties style:width="17.798cm" table:align="left" style:writing-mode="lr-tb"/>
    </style:style>
    <style:style style:name="Table99.A" style:family="table-column">
      <style:table-column-properties style:column-width="7.325cm"/>
    </style:style>
    <style:style style:name="Table99.B" style:family="table-column">
      <style:table-column-properties style:column-width="10.472cm"/>
    </style:style>
    <style:style style:name="Table99.1" style:family="table-row">
      <style:table-row-properties style:keep-together="true" fo:keep-together="auto"/>
    </style:style>
    <style:style style:name="Table9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0" style:family="table">
      <style:table-properties style:width="17.798cm" table:align="left" style:writing-mode="lr-tb"/>
    </style:style>
    <style:style style:name="Table100.A" style:family="table-column">
      <style:table-column-properties style:column-width="7.325cm"/>
    </style:style>
    <style:style style:name="Table100.B" style:family="table-column">
      <style:table-column-properties style:column-width="10.472cm"/>
    </style:style>
    <style:style style:name="Table100.1" style:family="table-row">
      <style:table-row-properties style:keep-together="true" fo:keep-together="auto"/>
    </style:style>
    <style:style style:name="Table10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1" style:family="table">
      <style:table-properties style:width="17.798cm" table:align="left" style:writing-mode="lr-tb"/>
    </style:style>
    <style:style style:name="Table101.A" style:family="table-column">
      <style:table-column-properties style:column-width="7.303cm"/>
    </style:style>
    <style:style style:name="Table101.B" style:family="table-column">
      <style:table-column-properties style:column-width="10.495cm"/>
    </style:style>
    <style:style style:name="Table101.1" style:family="table-row">
      <style:table-row-properties style:keep-together="true" fo:keep-together="auto"/>
    </style:style>
    <style:style style:name="Table10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2" style:family="table">
      <style:table-properties style:width="17.798cm" table:align="left" style:writing-mode="lr-tb"/>
    </style:style>
    <style:style style:name="Table102.A" style:family="table-column">
      <style:table-column-properties style:column-width="7.325cm"/>
    </style:style>
    <style:style style:name="Table102.B" style:family="table-column">
      <style:table-column-properties style:column-width="10.472cm"/>
    </style:style>
    <style:style style:name="Table102.1" style:family="table-row">
      <style:table-row-properties style:keep-together="true" fo:keep-together="auto"/>
    </style:style>
    <style:style style:name="Table10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3" style:family="table">
      <style:table-properties style:width="17.798cm" table:align="left" style:writing-mode="lr-tb"/>
    </style:style>
    <style:style style:name="Table103.A" style:family="table-column">
      <style:table-column-properties style:column-width="7.325cm"/>
    </style:style>
    <style:style style:name="Table103.B" style:family="table-column">
      <style:table-column-properties style:column-width="10.472cm"/>
    </style:style>
    <style:style style:name="Table103.1" style:family="table-row">
      <style:table-row-properties style:keep-together="true" fo:keep-together="auto"/>
    </style:style>
    <style:style style:name="Table10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4" style:family="table">
      <style:table-properties style:width="17.798cm" table:align="left" style:writing-mode="lr-tb"/>
    </style:style>
    <style:style style:name="Table104.A" style:family="table-column">
      <style:table-column-properties style:column-width="7.325cm"/>
    </style:style>
    <style:style style:name="Table104.B" style:family="table-column">
      <style:table-column-properties style:column-width="10.472cm"/>
    </style:style>
    <style:style style:name="Table104.1" style:family="table-row">
      <style:table-row-properties style:keep-together="true" fo:keep-together="auto"/>
    </style:style>
    <style:style style:name="Table10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5" style:family="table">
      <style:table-properties style:width="17.798cm" table:align="left" style:writing-mode="lr-tb"/>
    </style:style>
    <style:style style:name="Table105.A" style:family="table-column">
      <style:table-column-properties style:column-width="7.303cm"/>
    </style:style>
    <style:style style:name="Table105.B" style:family="table-column">
      <style:table-column-properties style:column-width="10.495cm"/>
    </style:style>
    <style:style style:name="Table105.1" style:family="table-row">
      <style:table-row-properties style:keep-together="true" fo:keep-together="auto"/>
    </style:style>
    <style:style style:name="Table10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6" style:family="table">
      <style:table-properties style:width="17.798cm" table:align="left" style:writing-mode="lr-tb"/>
    </style:style>
    <style:style style:name="Table106.A" style:family="table-column">
      <style:table-column-properties style:column-width="7.325cm"/>
    </style:style>
    <style:style style:name="Table106.B" style:family="table-column">
      <style:table-column-properties style:column-width="10.472cm"/>
    </style:style>
    <style:style style:name="Table106.1" style:family="table-row">
      <style:table-row-properties style:keep-together="true" fo:keep-together="auto"/>
    </style:style>
    <style:style style:name="Table10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7" style:family="table">
      <style:table-properties style:width="17.798cm" table:align="left" style:writing-mode="lr-tb"/>
    </style:style>
    <style:style style:name="Table107.A" style:family="table-column">
      <style:table-column-properties style:column-width="8.162cm"/>
    </style:style>
    <style:style style:name="Table107.B" style:family="table-column">
      <style:table-column-properties style:column-width="9.636cm"/>
    </style:style>
    <style:style style:name="Table107.1" style:family="table-row">
      <style:table-row-properties style:keep-together="true" fo:keep-together="auto"/>
    </style:style>
    <style:style style:name="Table10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8" style:family="table">
      <style:table-properties style:width="17.798cm" table:align="left" style:writing-mode="lr-tb"/>
    </style:style>
    <style:style style:name="Table108.A" style:family="table-column">
      <style:table-column-properties style:column-width="8.255cm"/>
    </style:style>
    <style:style style:name="Table108.B" style:family="table-column">
      <style:table-column-properties style:column-width="9.543cm"/>
    </style:style>
    <style:style style:name="Table108.1" style:family="table-row">
      <style:table-row-properties style:keep-together="true" fo:keep-together="auto"/>
    </style:style>
    <style:style style:name="Table10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9" style:family="table">
      <style:table-properties style:width="17.798cm" table:align="left" style:writing-mode="lr-tb"/>
    </style:style>
    <style:style style:name="Table109.A" style:family="table-column">
      <style:table-column-properties style:column-width="8.255cm"/>
    </style:style>
    <style:style style:name="Table109.B" style:family="table-column">
      <style:table-column-properties style:column-width="9.543cm"/>
    </style:style>
    <style:style style:name="Table109.1" style:family="table-row">
      <style:table-row-properties style:keep-together="true" fo:keep-together="auto"/>
    </style:style>
    <style:style style:name="Table10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0" style:family="table">
      <style:table-properties style:width="17.798cm" table:align="left" style:writing-mode="lr-tb"/>
    </style:style>
    <style:style style:name="Table110.A" style:family="table-column">
      <style:table-column-properties style:column-width="8.255cm"/>
    </style:style>
    <style:style style:name="Table110.B" style:family="table-column">
      <style:table-column-properties style:column-width="9.543cm"/>
    </style:style>
    <style:style style:name="Table110.1" style:family="table-row">
      <style:table-row-properties style:keep-together="true" fo:keep-together="auto"/>
    </style:style>
    <style:style style:name="Table11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1" style:family="table">
      <style:table-properties style:width="17.798cm" table:align="left" style:writing-mode="lr-tb"/>
    </style:style>
    <style:style style:name="Table111.A" style:family="table-column">
      <style:table-column-properties style:column-width="6.585cm"/>
    </style:style>
    <style:style style:name="Table111.B" style:family="table-column">
      <style:table-column-properties style:column-width="8.655cm"/>
    </style:style>
    <style:style style:name="Table111.C" style:family="table-column">
      <style:table-column-properties style:column-width="2.558cm"/>
    </style:style>
    <style:style style:name="Table111.1" style:family="table-row">
      <style:table-row-properties style:keep-together="true" fo:keep-together="auto"/>
    </style:style>
    <style:style style:name="Table111.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1.C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111.A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1.C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12" style:family="table">
      <style:table-properties style:width="17.798cm" table:align="left" style:writing-mode="lr-tb"/>
    </style:style>
    <style:style style:name="Table112.A" style:family="table-column">
      <style:table-column-properties style:column-width="2.402cm"/>
    </style:style>
    <style:style style:name="Table112.B" style:family="table-column">
      <style:table-column-properties style:column-width="2.595cm"/>
    </style:style>
    <style:style style:name="Table112.G" style:family="table-column">
      <style:table-column-properties style:column-width="2.422cm"/>
    </style:style>
    <style:style style:name="Table112.1" style:family="table-row">
      <style:table-row-properties style:keep-together="true" fo:keep-together="auto"/>
    </style:style>
    <style:style style:name="Table112.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2.G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112.B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2.G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13" style:family="table">
      <style:table-properties style:width="17.798cm" table:align="left" style:writing-mode="lr-tb"/>
    </style:style>
    <style:style style:name="Table113.A" style:family="table-column">
      <style:table-column-properties style:column-width="7.325cm"/>
    </style:style>
    <style:style style:name="Table113.B" style:family="table-column">
      <style:table-column-properties style:column-width="10.472cm"/>
    </style:style>
    <style:style style:name="Table113.1" style:family="table-row">
      <style:table-row-properties style:keep-together="true" fo:keep-together="auto"/>
    </style:style>
    <style:style style:name="Table11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4" style:family="table">
      <style:table-properties style:width="17.798cm" table:align="left" style:writing-mode="lr-tb"/>
    </style:style>
    <style:style style:name="Table114.A" style:family="table-column">
      <style:table-column-properties style:column-width="7.325cm"/>
    </style:style>
    <style:style style:name="Table114.B" style:family="table-column">
      <style:table-column-properties style:column-width="10.472cm"/>
    </style:style>
    <style:style style:name="Table114.1" style:family="table-row">
      <style:table-row-properties style:keep-together="true" fo:keep-together="auto"/>
    </style:style>
    <style:style style:name="Table11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5" style:family="table">
      <style:table-properties style:width="17.798cm" table:align="left" style:writing-mode="lr-tb"/>
    </style:style>
    <style:style style:name="Table115.A" style:family="table-column">
      <style:table-column-properties style:column-width="7.325cm"/>
    </style:style>
    <style:style style:name="Table115.B" style:family="table-column">
      <style:table-column-properties style:column-width="10.472cm"/>
    </style:style>
    <style:style style:name="Table115.1" style:family="table-row">
      <style:table-row-properties style:keep-together="true" fo:keep-together="auto"/>
    </style:style>
    <style:style style:name="Table11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6" style:family="table">
      <style:table-properties style:width="17.798cm" table:align="left" style:writing-mode="lr-tb"/>
    </style:style>
    <style:style style:name="Table116.A" style:family="table-column">
      <style:table-column-properties style:column-width="7.325cm"/>
    </style:style>
    <style:style style:name="Table116.B" style:family="table-column">
      <style:table-column-properties style:column-width="10.472cm"/>
    </style:style>
    <style:style style:name="Table116.1" style:family="table-row">
      <style:table-row-properties style:keep-together="true" fo:keep-together="auto"/>
    </style:style>
    <style:style style:name="Table11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7" style:family="table">
      <style:table-properties style:width="17.798cm" table:align="left" style:writing-mode="lr-tb"/>
    </style:style>
    <style:style style:name="Table117.A" style:family="table-column">
      <style:table-column-properties style:column-width="7.303cm"/>
    </style:style>
    <style:style style:name="Table117.B" style:family="table-column">
      <style:table-column-properties style:column-width="10.495cm"/>
    </style:style>
    <style:style style:name="Table117.1" style:family="table-row">
      <style:table-row-properties style:keep-together="true" fo:keep-together="auto"/>
    </style:style>
    <style:style style:name="Table11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8" style:family="table">
      <style:table-properties style:width="17.798cm" table:align="left" style:writing-mode="lr-tb"/>
    </style:style>
    <style:style style:name="Table118.A" style:family="table-column">
      <style:table-column-properties style:column-width="7.303cm"/>
    </style:style>
    <style:style style:name="Table118.B" style:family="table-column">
      <style:table-column-properties style:column-width="10.495cm"/>
    </style:style>
    <style:style style:name="Table118.1" style:family="table-row">
      <style:table-row-properties style:keep-together="true" fo:keep-together="auto"/>
    </style:style>
    <style:style style:name="Table11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9" style:family="table">
      <style:table-properties style:width="17.798cm" table:align="left" style:writing-mode="lr-tb"/>
    </style:style>
    <style:style style:name="Table119.A" style:family="table-column">
      <style:table-column-properties style:column-width="7.303cm"/>
    </style:style>
    <style:style style:name="Table119.B" style:family="table-column">
      <style:table-column-properties style:column-width="10.495cm"/>
    </style:style>
    <style:style style:name="Table119.1" style:family="table-row">
      <style:table-row-properties style:keep-together="true" fo:keep-together="auto"/>
    </style:style>
    <style:style style:name="Table11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0" style:family="table">
      <style:table-properties style:width="17.798cm" table:align="left" style:writing-mode="lr-tb"/>
    </style:style>
    <style:style style:name="Table120.A" style:family="table-column">
      <style:table-column-properties style:column-width="7.303cm"/>
    </style:style>
    <style:style style:name="Table120.B" style:family="table-column">
      <style:table-column-properties style:column-width="10.495cm"/>
    </style:style>
    <style:style style:name="Table120.1" style:family="table-row">
      <style:table-row-properties style:keep-together="true" fo:keep-together="auto"/>
    </style:style>
    <style:style style:name="Table12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1" style:family="table">
      <style:table-properties style:width="17.798cm" table:align="left" style:writing-mode="lr-tb"/>
    </style:style>
    <style:style style:name="Table121.A" style:family="table-column">
      <style:table-column-properties style:column-width="7.303cm"/>
    </style:style>
    <style:style style:name="Table121.B" style:family="table-column">
      <style:table-column-properties style:column-width="10.495cm"/>
    </style:style>
    <style:style style:name="Table121.1" style:family="table-row">
      <style:table-row-properties style:keep-together="true" fo:keep-together="auto"/>
    </style:style>
    <style:style style:name="Table12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2" style:family="table">
      <style:table-properties style:width="17.798cm" table:align="left" style:writing-mode="lr-tb"/>
    </style:style>
    <style:style style:name="Table122.A" style:family="table-column">
      <style:table-column-properties style:column-width="7.303cm"/>
    </style:style>
    <style:style style:name="Table122.B" style:family="table-column">
      <style:table-column-properties style:column-width="10.495cm"/>
    </style:style>
    <style:style style:name="Table122.1" style:family="table-row">
      <style:table-row-properties style:keep-together="true" fo:keep-together="auto"/>
    </style:style>
    <style:style style:name="Table12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3" style:family="table">
      <style:table-properties style:width="17.798cm" table:align="left" style:writing-mode="lr-tb"/>
    </style:style>
    <style:style style:name="Table123.A" style:family="table-column">
      <style:table-column-properties style:column-width="7.303cm"/>
    </style:style>
    <style:style style:name="Table123.B" style:family="table-column">
      <style:table-column-properties style:column-width="10.495cm"/>
    </style:style>
    <style:style style:name="Table123.1" style:family="table-row">
      <style:table-row-properties style:keep-together="true" fo:keep-together="auto"/>
    </style:style>
    <style:style style:name="Table12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4" style:family="table">
      <style:table-properties style:width="17.798cm" table:align="left" style:writing-mode="lr-tb"/>
    </style:style>
    <style:style style:name="Table124.A" style:family="table-column">
      <style:table-column-properties style:column-width="7.303cm"/>
    </style:style>
    <style:style style:name="Table124.B" style:family="table-column">
      <style:table-column-properties style:column-width="10.495cm"/>
    </style:style>
    <style:style style:name="Table124.1" style:family="table-row">
      <style:table-row-properties style:keep-together="true" fo:keep-together="auto"/>
    </style:style>
    <style:style style:name="Table12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5" style:family="table">
      <style:table-properties style:width="17.798cm" table:align="left" style:writing-mode="lr-tb"/>
    </style:style>
    <style:style style:name="Table125.A" style:family="table-column">
      <style:table-column-properties style:column-width="7.303cm"/>
    </style:style>
    <style:style style:name="Table125.B" style:family="table-column">
      <style:table-column-properties style:column-width="10.495cm"/>
    </style:style>
    <style:style style:name="Table125.1" style:family="table-row">
      <style:table-row-properties style:keep-together="true" fo:keep-together="auto"/>
    </style:style>
    <style:style style:name="Table12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6" style:family="table">
      <style:table-properties style:width="17.798cm" table:align="left" style:writing-mode="lr-tb"/>
    </style:style>
    <style:style style:name="Table126.A" style:family="table-column">
      <style:table-column-properties style:column-width="7.303cm"/>
    </style:style>
    <style:style style:name="Table126.B" style:family="table-column">
      <style:table-column-properties style:column-width="10.495cm"/>
    </style:style>
    <style:style style:name="Table126.1" style:family="table-row">
      <style:table-row-properties style:keep-together="true" fo:keep-together="auto"/>
    </style:style>
    <style:style style:name="Table12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7" style:family="table">
      <style:table-properties style:width="17.798cm" table:align="left" style:writing-mode="lr-tb"/>
    </style:style>
    <style:style style:name="Table127.A" style:family="table-column">
      <style:table-column-properties style:column-width="7.303cm"/>
    </style:style>
    <style:style style:name="Table127.B" style:family="table-column">
      <style:table-column-properties style:column-width="10.495cm"/>
    </style:style>
    <style:style style:name="Table127.1" style:family="table-row">
      <style:table-row-properties style:keep-together="true" fo:keep-together="auto"/>
    </style:style>
    <style:style style:name="Table12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表格154" style:family="table">
      <style:table-properties style:width="19.006cm" table:align="margins" style:writing-mode="lr-tb"/>
    </style:style>
    <style:style style:name="表格154.A" style:family="table-column">
      <style:table-column-properties style:column-width="19.006cm" style:rel-column-width="65535*"/>
    </style:style>
    <style:style style:name="表格154.A1" style:family="table-cell">
      <style:table-cell-properties fo:padding="0.097cm" fo:border="0.002cm solid #ffffff"/>
    </style:style>
    <style:style style:name="表格155" style:family="table">
      <style:table-properties style:width="19.006cm" table:align="margins" style:writing-mode="lr-tb"/>
    </style:style>
    <style:style style:name="表格155.A" style:family="table-column">
      <style:table-column-properties style:column-width="19.006cm" style:rel-column-width="65535*"/>
    </style:style>
    <style:style style:name="表格155.A1" style:family="table-cell">
      <style:table-cell-properties fo:padding="0.097cm" fo:border="0.002cm solid #ffffff"/>
    </style:style>
    <style:style style:name="表格156" style:family="table">
      <style:table-properties style:width="19.006cm" table:align="margins" style:writing-mode="lr-tb"/>
    </style:style>
    <style:style style:name="表格156.A" style:family="table-column">
      <style:table-column-properties style:column-width="19.006cm" style:rel-column-width="65535*"/>
    </style:style>
    <style:style style:name="表格156.A1" style:family="table-cell">
      <style:table-cell-properties fo:padding="0.097cm" fo:border="0.002cm solid #ffffff"/>
    </style:style>
    <style:style style:name="表格157" style:family="table">
      <style:table-properties style:width="19.006cm" table:align="margins" style:writing-mode="lr-tb"/>
    </style:style>
    <style:style style:name="表格157.A" style:family="table-column">
      <style:table-column-properties style:column-width="19.006cm" style:rel-column-width="65535*"/>
    </style:style>
    <style:style style:name="表格157.A1" style:family="table-cell">
      <style:table-cell-properties fo:padding="0.097cm" fo:border="0.002cm solid #ffffff"/>
    </style:style>
    <style:style style:name="表格158" style:family="table">
      <style:table-properties style:width="19.006cm" table:align="margins" style:writing-mode="lr-tb"/>
    </style:style>
    <style:style style:name="表格158.A" style:family="table-column">
      <style:table-column-properties style:column-width="19.006cm" style:rel-column-width="65535*"/>
    </style:style>
    <style:style style:name="表格158.A1" style:family="table-cell">
      <style:table-cell-properties fo:padding="0.097cm" fo:border="0.002cm solid #ffffff"/>
    </style:style>
    <style:style style:name="表格159" style:family="table">
      <style:table-properties style:width="19.006cm" table:align="margins" style:writing-mode="lr-tb"/>
    </style:style>
    <style:style style:name="表格159.A" style:family="table-column">
      <style:table-column-properties style:column-width="19.006cm" style:rel-column-width="65535*"/>
    </style:style>
    <style:style style:name="表格159.A1" style:family="table-cell">
      <style:table-cell-properties fo:padding="0.097cm" fo:border="0.002cm solid #ffffff"/>
    </style:style>
    <style:style style:name="表格160" style:family="table">
      <style:table-properties style:width="19.006cm" table:align="margins" style:writing-mode="lr-tb"/>
    </style:style>
    <style:style style:name="表格160.A" style:family="table-column">
      <style:table-column-properties style:column-width="19.006cm" style:rel-column-width="65535*"/>
    </style:style>
    <style:style style:name="表格160.A1" style:family="table-cell">
      <style:table-cell-properties fo:padding="0.097cm" fo:border="0.002cm solid #ffffff"/>
    </style:style>
    <style:style style:name="表格161" style:family="table">
      <style:table-properties style:width="19.006cm" table:align="margins" style:writing-mode="lr-tb"/>
    </style:style>
    <style:style style:name="表格161.A" style:family="table-column">
      <style:table-column-properties style:column-width="19.006cm" style:rel-column-width="65535*"/>
    </style:style>
    <style:style style:name="表格161.A1" style:family="table-cell">
      <style:table-cell-properties fo:padding="0.097cm" fo:border="0.002cm solid #ffffff"/>
    </style:style>
    <style:style style:name="表格162" style:family="table">
      <style:table-properties style:width="19.006cm" table:align="margins" style:writing-mode="lr-tb"/>
    </style:style>
    <style:style style:name="表格162.A" style:family="table-column">
      <style:table-column-properties style:column-width="19.006cm" style:rel-column-width="65535*"/>
    </style:style>
    <style:style style:name="表格162.A1" style:family="table-cell">
      <style:table-cell-properties fo:padding="0.097cm" fo:border="0.002cm solid #ffffff"/>
    </style:style>
    <style:style style:name="表格163" style:family="table">
      <style:table-properties style:width="19.006cm" table:align="margins" style:writing-mode="lr-tb"/>
    </style:style>
    <style:style style:name="表格163.A" style:family="table-column">
      <style:table-column-properties style:column-width="19.006cm" style:rel-column-width="65535*"/>
    </style:style>
    <style:style style:name="表格163.A1" style:family="table-cell">
      <style:table-cell-properties fo:padding="0.097cm" fo:border="0.002cm solid #ffffff"/>
    </style:style>
    <style:style style:name="表格164" style:family="table">
      <style:table-properties style:width="19.006cm" table:align="margins" style:writing-mode="lr-tb"/>
    </style:style>
    <style:style style:name="表格164.A" style:family="table-column">
      <style:table-column-properties style:column-width="19.006cm" style:rel-column-width="65535*"/>
    </style:style>
    <style:style style:name="表格164.A1" style:family="table-cell">
      <style:table-cell-properties fo:padding="0.097cm" fo:border="0.002cm solid #ffffff"/>
    </style:style>
    <style:style style:name="表格165" style:family="table">
      <style:table-properties style:width="19.006cm" table:align="margins" style:writing-mode="lr-tb"/>
    </style:style>
    <style:style style:name="表格165.A" style:family="table-column">
      <style:table-column-properties style:column-width="19.006cm" style:rel-column-width="65535*"/>
    </style:style>
    <style:style style:name="表格165.A1" style:family="table-cell">
      <style:table-cell-properties fo:padding="0.097cm" fo:border="0.002cm solid #ffffff"/>
    </style:style>
    <style:style style:name="P1" style:family="paragraph" style:parent-style-name="Standard">
      <style:text-properties style:font-name="宋体"/>
    </style:style>
    <style:style style:name="P2"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3" style:family="paragraph" style:parent-style-name="Standard">
      <style:text-properties style:font-name="宋体" fo:font-size="12pt" fo:font-weight="bold" style:font-size-asian="12pt" style:font-weight-asian="bold"/>
    </style:style>
    <style:style style:name="P4"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5" style:family="paragraph" style:parent-style-name="Standard">
      <style:paragraph-properties fo:text-align="center" style:justify-single-word="false"/>
      <style:text-properties style:font-name="宋体" fo:font-size="12pt" fo:font-weight="bold" style:font-size-asian="12pt" style:font-weight-asian="bold"/>
    </style:style>
    <style:style style:name="P6" style:family="paragraph" style:parent-style-name="Standard">
      <style:paragraph-properties fo:text-align="end" style:justify-single-word="false"/>
      <style:text-properties style:font-name="宋体" fo:font-size="12pt" fo:font-weight="bold" style:font-size-asian="12pt" style:font-weight-asian="bold"/>
    </style:style>
    <style:style style:name="P7" style:family="paragraph" style:parent-style-name="Standard">
      <style:text-properties style:font-name="宋体" style:font-name-complex="Courier New"/>
    </style:style>
    <style:style style:name="P8" style:family="paragraph" style:parent-style-name="Standard">
      <style:text-properties style:font-name="宋体" style:font-name-complex="Courier New" style:font-size-complex="10.5pt"/>
    </style:style>
    <style:style style:name="P9" style:family="paragraph" style:parent-style-name="Standard">
      <style:paragraph-properties style:snap-to-layout-grid="false"/>
      <style:text-properties style:font-name="宋体" style:font-name-complex="Courier New" style:font-size-complex="10.5pt"/>
    </style:style>
    <style:style style:name="P10" style:family="paragraph" style:parent-style-name="Standard">
      <style:paragraph-properties fo:text-align="center" style:justify-single-word="false" style:snap-to-layout-grid="false"/>
      <style:text-properties style:font-name="宋体" style:font-name-complex="Courier New" style:font-size-complex="10.5pt"/>
    </style:style>
    <style:style style:name="P11" style:family="paragraph" style:parent-style-name="Standard">
      <style:text-properties style:font-name="宋体" fo:language="zxx" fo:country="none" style:language-asian="zxx" style:country-asian="none" style:font-name-complex="Courier New" style:font-size-complex="10.5pt"/>
    </style:style>
    <style:style style:name="P12" style:family="paragraph" style:parent-style-name="Standard">
      <style:text-properties style:font-name="宋体" fo:font-weight="bold" style:font-weight-asian="bold" style:font-name-complex="Courier New" style:font-size-complex="10.5pt"/>
    </style:style>
    <style:style style:name="P13"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14" style:family="paragraph" style:parent-style-name="Standard">
      <style:text-properties style:font-name="Courier New" fo:font-weight="bold" style:font-weight-asian="bold" style:font-name-complex="Courier New"/>
    </style:style>
    <style:style style:name="P15" style:family="paragraph" style:parent-style-name="Standard">
      <style:text-properties style:font-name="Courier New" fo:font-weight="bold" style:font-weight-asian="bold" style:font-name-complex="Courier New" style:font-size-complex="10.5pt"/>
    </style:style>
    <style:style style:name="P16" style:family="paragraph" style:parent-style-name="Standard">
      <style:paragraph-properties style:snap-to-layout-grid="false"/>
      <style:text-properties style:font-name="Courier New" fo:font-weight="bold" style:font-weight-asian="bold" style:font-name-complex="Courier New" style:font-size-complex="10.5pt"/>
    </style:style>
    <style:style style:name="P17" style:family="paragraph" style:parent-style-name="Standard">
      <style:paragraph-properties fo:text-align="center" style:justify-single-word="false" style:snap-to-layout-grid="false"/>
      <style:text-properties style:font-name="Courier New" fo:font-weight="bold" style:font-weight-asian="bold" style:font-name-complex="Courier New" style:font-size-complex="10.5pt"/>
    </style:style>
    <style:style style:name="P18" style:family="paragraph" style:parent-style-name="Standard">
      <style:text-properties style:font-name="Courier New" fo:language="zxx" fo:country="none" fo:font-weight="bold" style:language-asian="zxx" style:country-asian="none" style:font-weight-asian="bold" style:font-name-complex="Courier New" style:font-size-complex="10.5pt"/>
    </style:style>
    <style:style style:name="P19" style:family="paragraph" style:parent-style-name="Standard">
      <style:text-properties style:font-name="Courier New" fo:language="zxx" fo:country="none" style:language-asian="zxx" style:country-asian="none" style:font-name-complex="Courier New"/>
    </style:style>
    <style:style style:name="P20" style:family="paragraph" style:parent-style-name="Standard">
      <style:text-properties style:font-name="Courier New" style:font-name-complex="Courier New" style:font-size-complex="10.5pt"/>
    </style:style>
    <style:style style:name="P21" style:family="paragraph" style:parent-style-name="Standard">
      <style:paragraph-properties style:snap-to-layout-grid="false"/>
      <style:text-properties style:font-name="Courier New" style:font-name-complex="Courier New" style:font-size-complex="10.5pt"/>
    </style:style>
    <style:style style:name="P22" style:family="paragraph" style:parent-style-name="Standard">
      <style:text-properties style:font-name="Courier New" fo:font-size="14pt" fo:language="zxx" fo:country="none" style:font-size-asian="14pt" style:language-asian="zxx" style:country-asian="none" style:font-name-complex="Courier New" style:font-size-complex="14pt"/>
    </style:style>
    <style:style style:name="P23" style:family="paragraph" style:parent-style-name="Standard">
      <style:paragraph-properties style:snap-to-layout-grid="false"/>
    </style:style>
    <style:style style:name="P24"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25"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26"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27"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28" style:family="paragraph" style:parent-style-name="Standard">
      <style:text-properties style:font-name="Times New Roman" fo:font-size="10.5pt" fo:font-weight="normal" style:font-name-asian="宋体1" style:font-size-asian="10.5pt" style:font-weight-asian="normal" style:font-size-complex="10.5pt" style:font-weight-complex="normal"/>
    </style:style>
    <style:style style:name="P29" style:family="paragraph" style:parent-style-name="Standard">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30"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31" style:family="paragraph" style:parent-style-name="Standard">
      <style:text-properties style:font-name="Times New Roman" style:font-name-asian="宋体1"/>
    </style:style>
    <style:style style:name="P32" style:family="paragraph" style:parent-style-name="Standard">
      <style:text-properties style:font-name="Times New Roman" style:font-name-asian="宋体1" style:font-size-complex="10.5pt"/>
    </style:style>
    <style:style style:name="P33" style:family="paragraph" style:parent-style-name="Standard">
      <style:text-properties style:font-name="Times New Roman" style:font-name-asian="宋体1" style:font-name-complex="Courier New" style:font-size-complex="10.5pt"/>
    </style:style>
    <style:style style:name="P34" style:family="paragraph" style:parent-style-name="Standard">
      <style:text-properties style:font-name="Times New Roman" fo:font-weight="bold" style:font-name-asian="宋体1" style:font-weight-asian="bold" style:font-name-complex="Courier New" style:font-size-complex="10.5pt"/>
    </style:style>
    <style:style style:name="P35" style:family="paragraph" style:parent-style-name="Standard">
      <style:text-properties style:font-name="Times New Roman" fo:font-weight="normal" style:font-name-asian="宋体1" style:font-weight-asian="normal" style:font-name-complex="Courier New" style:font-size-complex="10.5pt" style:font-weight-complex="normal"/>
    </style:style>
    <style:style style:name="P36" style:family="paragraph" style:parent-style-name="Standard">
      <style:paragraph-properties fo:text-align="center" style:justify-single-word="false"/>
      <style:text-properties style:font-name="Times New Roman" fo:font-weight="normal" style:font-name-asian="宋体1" style:font-weight-asian="normal" style:font-name-complex="Courier New" style:font-size-complex="10.5pt" style:font-weight-complex="normal"/>
    </style:style>
    <style:style style:name="P37" style:family="paragraph" style:parent-style-name="Standard">
      <style:text-properties style:font-name="Times New Roman" fo:font-weight="normal" style:font-name-asian="宋体1" style:font-weight-asian="normal" style:font-name-complex="Courier New" style:font-weight-complex="normal"/>
    </style:style>
    <style:style style:name="P38" style:family="paragraph" style:parent-style-name="Standard">
      <style:paragraph-properties fo:text-align="start" style:justify-single-word="false"/>
    </style:style>
    <style:style style:name="P39" style:family="paragraph" style:parent-style-name="Standard">
      <style:text-properties style:font-name="宋体1"/>
    </style:style>
    <style:style style:name="P40" style:family="paragraph" style:parent-style-name="Standard">
      <style:text-properties style:font-name="宋体1" style:font-name-asian="宋体1"/>
    </style:style>
    <style:style style:name="P41" style:family="paragraph" style:parent-style-name="Standard">
      <style:text-properties style:font-name="宋体1" style:font-name-asian="宋体1" style:font-name-complex="Courier New"/>
    </style:style>
    <style:style style:name="P42" style:family="paragraph" style:parent-style-name="Standard">
      <style:text-properties style:font-name="宋体1" style:font-name-asian="宋体1" style:font-name-complex="Courier New" style:font-size-complex="10.5pt"/>
    </style:style>
    <style:style style:name="P43" style:family="paragraph" style:parent-style-name="Standard">
      <style:paragraph-properties fo:text-align="center" style:justify-single-word="false"/>
      <style:text-properties style:font-name="宋体1" style:font-name-asian="宋体1" style:font-name-complex="Courier New" style:font-size-complex="10.5pt"/>
    </style:style>
    <style:style style:name="P44" style:family="paragraph" style:parent-style-name="Standard">
      <style:paragraph-properties style:snap-to-layout-grid="false"/>
      <style:text-properties style:font-name="宋体1" style:font-name-asian="宋体1" style:font-name-complex="Courier New" style:font-size-complex="10.5pt"/>
    </style:style>
    <style:style style:name="P45" style:family="paragraph" style:parent-style-name="Standard">
      <style:paragraph-properties fo:text-align="center" style:justify-single-word="false"/>
      <style:text-properties style:font-name="宋体1" style:font-name-asian="宋体1"/>
    </style:style>
    <style:style style:name="P46" style:family="paragraph" style:parent-style-name="Standard">
      <style:paragraph-properties style:snap-to-layout-grid="false"/>
      <style:text-properties style:font-name="宋体1" style:font-name-asian="宋体1"/>
    </style:style>
    <style:style style:name="P47" style:family="paragraph" style:parent-style-name="Standard">
      <style:text-properties style:font-name="宋体1" fo:font-weight="bold" style:font-name-asian="宋体1" style:font-weight-asian="bold" style:font-name-complex="Courier New"/>
    </style:style>
    <style:style style:name="P48" style:family="paragraph" style:parent-style-name="Standard">
      <style:text-properties style:font-name="宋体1" fo:font-weight="bold" style:font-name-asian="宋体1" style:font-weight-asian="bold" style:font-name-complex="Courier New" style:font-size-complex="10.5pt"/>
    </style:style>
    <style:style style:name="P49" style:family="paragraph" style:parent-style-name="Standard">
      <style:paragraph-properties style:snap-to-layout-grid="false"/>
      <style:text-properties style:font-name="宋体1" fo:font-weight="bold" style:font-name-asian="宋体1" style:font-weight-asian="bold" style:font-name-complex="Courier New" style:font-size-complex="10.5pt"/>
    </style:style>
    <style:style style:name="P50" style:family="paragraph" style:parent-style-name="Standard">
      <style:text-properties style:font-name="宋体1" fo:language="zxx" fo:country="none" fo:font-weight="bold" style:font-name-asian="宋体1" style:language-asian="zxx" style:country-asian="none" style:font-weight-asian="bold" style:font-name-complex="Courier New" style:font-size-complex="10.5pt"/>
    </style:style>
    <style:style style:name="P51" style:family="paragraph" style:parent-style-name="Standard">
      <style:text-properties style:font-name="宋体1" fo:language="zxx" fo:country="none" style:font-name-asian="宋体1" style:language-asian="zxx" style:country-asian="none"/>
    </style:style>
    <style:style style:name="P52" style:family="paragraph" style:parent-style-name="Standard">
      <style:text-properties style:font-name="宋体1" fo:language="zxx" fo:country="none" style:font-name-asian="宋体1" style:language-asian="zxx" style:country-asian="none" style:font-name-complex="Courier New" style:font-size-complex="10.5pt"/>
    </style:style>
    <style:style style:name="P53" style:family="paragraph" style:parent-style-name="Standard">
      <style:paragraph-properties fo:text-align="center" style:justify-single-word="false"/>
      <style:text-properties style:font-name="宋体1" fo:language="zxx" fo:country="none" style:font-name-asian="宋体1" style:language-asian="zxx" style:country-asian="none" style:font-name-complex="Courier New" style:font-size-complex="10.5pt"/>
    </style:style>
    <style:style style:name="P54" style:family="paragraph" style:parent-style-name="Standard">
      <style:paragraph-properties fo:text-align="center" style:justify-single-word="false"/>
      <style:text-properties style:font-name="宋体1" fo:language="zxx" fo:country="none" style:font-name-asian="宋体1" style:language-asian="zxx" style:country-asian="none" style:font-name-complex="Courier New"/>
    </style:style>
    <style:style style:name="P55" style:family="paragraph" style:parent-style-name="Standard">
      <style:paragraph-properties fo:text-align="center" style:justify-single-word="false"/>
      <style:text-properties style:font-name="宋体1" fo:language="zxx" fo:country="none" style:font-name-asian="宋体1" style:language-asian="zxx" style:country-asian="none"/>
    </style:style>
    <style:style style:name="P56" style:family="paragraph" style:parent-style-name="Standard">
      <style:paragraph-properties fo:text-align="center" style:justify-single-word="false"/>
      <style:text-properties style:font-name="宋体1" fo:language="zxx" fo:country="none" fo:font-weight="normal" style:font-name-asian="宋体1" style:language-asian="zxx" style:country-asian="none" style:font-weight-asian="normal" style:font-name-complex="Courier New" style:font-size-complex="10.5pt" style:font-weight-complex="normal"/>
    </style:style>
    <style:style style:name="P57"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58" style:family="paragraph" style:parent-style-name="Standard">
      <style:text-properties style:font-name="宋体1" fo:font-size="10.5pt" fo:font-weight="normal" style:font-name-asian="宋体1" style:font-size-asian="10.5pt" style:font-weight-asian="normal" style:font-name-complex="Courier New" style:font-size-complex="10.5pt" style:font-weight-complex="normal"/>
    </style:style>
    <style:style style:name="P59" style:family="paragraph" style:parent-style-name="Standard">
      <style:text-properties style:font-name="宋体1" fo:font-weight="normal" style:font-name-asian="宋体1" style:font-weight-asian="normal" style:font-name-complex="Courier New" style:font-size-complex="10.5pt" style:font-weight-complex="normal"/>
    </style:style>
    <style:style style:name="P60" style:family="paragraph" style:parent-style-name="Standard">
      <style:text-properties style:font-name="宋体1" fo:font-weight="normal" style:font-name-asian="宋体1" style:font-weight-asian="normal" style:font-name-complex="Courier New" style:font-weight-complex="normal"/>
    </style:style>
    <style:style style:name="P61" style:family="paragraph" style:parent-style-name="Standard">
      <style:text-properties style:font-name="宋体1" fo:font-weight="normal" style:font-name-asian="宋体1" style:font-weight-asian="normal" style:font-weight-complex="normal"/>
    </style:style>
    <style:style style:name="P62" style:family="paragraph" style:parent-style-name="Standard">
      <style:text-properties style:font-name="宋体1" style:font-name-complex="Courier New" style:font-size-complex="10.5pt"/>
    </style:style>
    <style:style style:name="P63" style:family="paragraph" style:parent-style-name="Standard">
      <style:text-properties style:font-name="Courier New1" fo:font-weight="bold" style:font-name-asian="宋体1" style:font-weight-asian="bold" style:font-name-complex="Courier New"/>
    </style:style>
    <style:style style:name="P64" style:family="paragraph" style:parent-style-name="Standard">
      <style:text-properties style:font-name="Courier New1" fo:font-weight="bold" style:font-name-asian="宋体1" style:font-weight-asian="bold" style:font-name-complex="Courier New" style:font-size-complex="10.5pt"/>
    </style:style>
    <style:style style:name="P65" style:family="paragraph" style:parent-style-name="Standard">
      <style:text-properties style:font-name="Courier New1" fo:font-weight="bold" style:font-name-asian="宋体1" style:font-weight-asian="bold" style:font-name-complex="Courier New" style:font-size-complex="10.5pt" style:font-weight-complex="bold"/>
    </style:style>
    <style:style style:name="P66" style:family="paragraph" style:parent-style-name="Standard">
      <style:text-properties style:font-name="Courier New1" fo:font-weight="bold" style:font-name-asian="宋体1" style:font-weight-asian="bold" style:font-name-complex="Courier New" style:font-weight-complex="bold"/>
    </style:style>
    <style:style style:name="P67" style:family="paragraph" style:parent-style-name="Standard">
      <style:text-properties style:font-name="Courier New1" fo:font-weight="bold" style:font-name-asian="Courier New1" style:font-weight-asian="bold" style:font-name-complex="Courier New" style:font-size-complex="10.5pt"/>
    </style:style>
    <style:style style:name="P68" style:family="paragraph" style:parent-style-name="Standard">
      <style:text-properties style:font-name="Courier New1" fo:font-weight="bold" style:font-name-asian="Courier New1" style:font-weight-asian="bold" style:font-name-complex="Courier New" style:font-size-complex="10.5pt" style:font-weight-complex="bold"/>
    </style:style>
    <style:style style:name="P69" style:family="paragraph" style:parent-style-name="Standard">
      <style:text-properties style:font-name="Courier New1" fo:font-weight="bold" style:font-name-asian="Courier New1" style:font-weight-asian="bold" style:font-weight-complex="bold"/>
    </style:style>
    <style:style style:name="P70" style:family="paragraph" style:parent-style-name="Standard">
      <style:text-properties style:font-name="Courier New1" fo:font-weight="normal" style:font-name-asian="宋体1" style:font-weight-asian="normal" style:font-name-complex="Courier New" style:font-size-complex="10.5pt" style:font-weight-complex="normal"/>
    </style:style>
    <style:style style:name="P71" style:family="paragraph" style:parent-style-name="Standard">
      <style:text-properties style:font-name="Courier New1" fo:font-weight="normal" style:font-name-asian="宋体1" style:font-weight-asian="normal" style:font-weight-complex="normal"/>
    </style:style>
    <style:style style:name="P72" style:family="paragraph" style:parent-style-name="Standard">
      <style:text-properties style:font-name="Courier New1" style:font-name-asian="宋体1"/>
    </style:style>
    <style:style style:name="P73" style:family="paragraph" style:parent-style-name="Standard">
      <style:text-properties style:use-window-font-color="true" style:font-name="Courier New1" fo:font-weight="bold" style:font-weight-asian="bold" style:font-weight-complex="bold"/>
    </style:style>
    <style:style style:name="P74" style:family="paragraph" style:parent-style-name="Standard">
      <style:text-properties style:use-window-font-color="true" style:font-name="Courier New1" fo:font-size="10.5pt" fo:font-weight="bold" style:font-size-asian="10.5pt" style:font-weight-asian="bold" style:font-size-complex="10.5pt" style:font-weight-complex="bold"/>
    </style:style>
    <style:style style:name="P75" style:family="paragraph" style:parent-style-name="Standard">
      <style:text-properties fo:font-variant="normal" fo:text-transform="none" style:use-window-font-color="true" style:font-name="Courier New1" fo:font-size="10.5pt" fo:letter-spacing="normal" fo:font-style="normal" fo:font-weight="bold" style:font-size-asian="10.5pt" style:font-weight-asian="bold" style:font-size-complex="10.5pt" style:font-weight-complex="bold"/>
    </style:style>
    <style:style style:name="P76" style:family="paragraph" style:parent-style-name="Standard">
      <style:paragraph-properties fo:text-align="center" style:justify-single-word="false"/>
    </style:style>
    <style:style style:name="P77" style:family="paragraph" style:parent-style-name="Standard">
      <style:paragraph-properties fo:margin-left="0cm" fo:margin-right="0cm" fo:text-indent="0.741cm" style:auto-text-indent="false"/>
    </style:style>
    <style:style style:name="P78" style:family="paragraph" style:parent-style-name="Standard">
      <style:paragraph-properties fo:margin-left="0cm" fo:margin-right="0cm" fo:text-indent="0.741cm" style:auto-text-indent="false"/>
      <style:text-properties style:font-name="宋体" style:font-name-complex="Courier New" style:font-size-complex="10.5pt"/>
    </style:style>
    <style:style style:name="P79" style:family="paragraph" style:parent-style-name="Standard">
      <style:paragraph-properties fo:margin-left="0cm" fo:margin-right="0cm" fo:text-indent="0.741cm" style:auto-text-indent="false"/>
      <style:text-properties style:font-name="宋体" fo:font-weight="bold" style:font-weight-asian="bold" style:font-name-complex="Courier New" style:font-size-complex="10.5pt"/>
    </style:style>
    <style:style style:name="P80" style:family="paragraph" style:parent-style-name="Standard">
      <style:paragraph-properties fo:margin-left="0cm" fo:margin-right="0cm" fo:text-indent="0.741cm" style:auto-text-indent="false"/>
      <style:text-properties style:font-name="Courier New" fo:font-weight="bold" style:font-weight-asian="bold" style:font-name-complex="Courier New" style:font-size-complex="10.5pt"/>
    </style:style>
    <style:style style:name="P81" style:family="paragraph" style:parent-style-name="Standard">
      <style:paragraph-properties fo:margin-left="0cm" fo:margin-right="0cm" fo:text-indent="0.741cm" style:auto-text-indent="false"/>
      <style:text-properties style:font-name="Courier New" style:font-name-complex="Courier New" style:font-size-complex="10.5pt"/>
    </style:style>
    <style:style style:name="P82" style:family="paragraph" style:parent-style-name="Standard">
      <style:paragraph-properties fo:margin-left="0cm" fo:margin-right="0cm" fo:text-indent="0.741cm" style:auto-text-indent="false"/>
      <style:text-properties style:font-name="宋体1" style:font-name-asian="宋体1"/>
    </style:style>
    <style:style style:name="P83" style:family="paragraph" style:parent-style-name="Standard">
      <style:paragraph-properties fo:margin-left="0cm" fo:margin-right="0cm" fo:text-indent="0.741cm" style:auto-text-indent="false"/>
      <style:text-properties style:font-name="宋体1" style:font-name-asian="宋体1" style:font-name-complex="Courier New"/>
    </style:style>
    <style:style style:name="P84" style:family="paragraph" style:parent-style-name="Standard">
      <style:paragraph-properties fo:margin-left="0cm" fo:margin-right="0cm" fo:text-indent="0.741cm" style:auto-text-indent="false"/>
      <style:text-properties style:font-name="宋体1" style:font-name-asian="宋体1" style:font-name-complex="Courier New" style:font-size-complex="10.5pt"/>
    </style:style>
    <style:style style:name="P85" style:family="paragraph" style:parent-style-name="Standard">
      <style:paragraph-properties fo:margin-left="0cm" fo:margin-right="0cm" fo:text-indent="0.741cm" style:auto-text-indent="false"/>
      <style:text-properties style:font-name="宋体1" fo:font-weight="normal" style:font-name-asian="宋体1" style:font-weight-asian="normal" style:font-name-complex="Courier New" style:font-size-complex="10.5pt" style:font-weight-complex="normal"/>
    </style:style>
    <style:style style:name="P86" style:family="paragraph" style:parent-style-name="Standard">
      <style:paragraph-properties fo:margin-left="0cm" fo:margin-right="0cm" fo:text-indent="0.741cm" style:auto-text-indent="false"/>
      <style:text-properties style:font-name="宋体1" fo:font-weight="bold" style:font-name-asian="宋体1" style:font-weight-asian="bold" style:font-name-complex="Courier New" style:font-size-complex="10.5pt"/>
    </style:style>
    <style:style style:name="P87" style:family="paragraph" style:parent-style-name="Standard">
      <style:paragraph-properties fo:margin-left="0.741cm" fo:margin-right="0cm" fo:text-indent="0cm" style:auto-text-indent="false"/>
    </style:style>
    <style:style style:name="P88" style:family="paragraph" style:parent-style-name="Standard">
      <style:paragraph-properties fo:margin-left="0.741cm" fo:margin-right="0cm" fo:text-indent="0cm" style:auto-text-indent="false"/>
      <style:text-properties style:font-name="Courier New" style:font-name-complex="Courier New" style:font-size-complex="10.5pt"/>
    </style:style>
    <style:style style:name="P89" style:family="paragraph" style:parent-style-name="Standard">
      <style:paragraph-properties fo:margin-left="0.741cm" fo:margin-right="0cm" fo:text-indent="0cm" style:auto-text-indent="false"/>
      <style:text-properties style:font-name="Courier New" fo:font-weight="bold" style:font-weight-asian="bold" style:font-name-complex="Courier New" style:font-size-complex="10.5pt"/>
    </style:style>
    <style:style style:name="P90" style:family="paragraph" style:parent-style-name="Standard">
      <style:paragraph-properties fo:margin-left="0.741cm" fo:margin-right="0cm" fo:text-indent="0cm" style:auto-text-indent="false"/>
      <style:text-properties style:font-name="宋体" style:font-name-complex="Courier New" style:font-size-complex="10.5pt"/>
    </style:style>
    <style:style style:name="P91" style:family="paragraph" style:parent-style-name="Standard">
      <style:paragraph-properties fo:margin-left="0.741cm" fo:margin-right="0cm" fo:text-indent="0.741cm" style:auto-text-indent="false"/>
      <style:text-properties style:font-name="Courier New" fo:font-weight="bold" style:font-weight-asian="bold" style:font-name-complex="Courier New" style:font-size-complex="10.5pt"/>
    </style:style>
    <style:style style:name="P92" style:family="paragraph" style:parent-style-name="Standard">
      <style:paragraph-properties fo:margin-left="0.741cm" fo:margin-right="0cm" fo:text-indent="0.741cm" style:auto-text-indent="false"/>
      <style:text-properties style:font-name="宋体1" fo:font-weight="bold" style:font-name-asian="宋体1" style:font-weight-asian="bold" style:font-name-complex="Courier New" style:font-size-complex="10.5pt"/>
    </style:style>
    <style:style style:name="P93" style:family="paragraph" style:parent-style-name="Standard">
      <style:paragraph-properties fo:margin-left="1.482cm" fo:margin-right="0cm" fo:text-indent="0.741cm" style:auto-text-indent="false"/>
      <style:text-properties style:font-name="Courier New" fo:font-weight="bold" style:font-weight-asian="bold" style:font-name-complex="Courier New" style:font-size-complex="10.5pt"/>
    </style:style>
    <style:style style:name="P94" style:family="paragraph" style:parent-style-name="Standard">
      <style:paragraph-properties fo:margin-left="2.223cm" fo:margin-right="0cm" fo:text-indent="0.741cm" style:auto-text-indent="false"/>
      <style:text-properties style:font-name="Courier New" fo:font-weight="bold" style:font-weight-asian="bold" style:font-name-complex="Courier New" style:font-size-complex="10.5pt"/>
    </style:style>
    <style:style style:name="P95" style:family="paragraph" style:parent-style-name="Standard">
      <style:paragraph-properties fo:margin-left="0cm" fo:margin-right="0cm" fo:text-indent="0.725cm" style:auto-text-indent="false"/>
      <style:text-properties style:font-name="Courier New" fo:font-weight="bold" style:font-weight-asian="bold" style:font-name-complex="Courier New" style:font-size-complex="10.5pt"/>
    </style:style>
    <style:style style:name="P96" style:family="paragraph" style:parent-style-name="Standard">
      <style:paragraph-properties fo:margin-left="0cm" fo:margin-right="0cm" fo:text-indent="0.728cm" style:auto-text-indent="false"/>
      <style:text-properties style:font-name="Courier New" fo:font-weight="bold" style:font-weight-asian="bold" style:font-name-complex="Courier New" style:font-size-complex="10.5pt"/>
    </style:style>
    <style:style style:name="P97" style:family="paragraph" style:parent-style-name="Standard">
      <style:paragraph-properties fo:margin-left="0cm" fo:margin-right="0cm" fo:text-indent="0cm" style:auto-text-indent="false"/>
      <style:text-properties style:font-name="宋体1" style:font-name-asian="宋体1"/>
    </style:style>
    <style:style style:name="P98" style:family="paragraph" style:parent-style-name="Standard">
      <style:paragraph-properties fo:margin-left="0cm" fo:margin-right="0cm" fo:text-indent="0cm" style:auto-text-indent="false"/>
      <style:text-properties style:font-name="宋体1" style:font-name-asian="宋体1" style:font-name-complex="Courier New" style:font-size-complex="10.5pt"/>
    </style:style>
    <style:style style:name="P99" style:family="paragraph" style:parent-style-name="Standard">
      <style:paragraph-properties fo:margin-left="0cm" fo:margin-right="0cm" fo:text-indent="0cm" style:auto-text-indent="false"/>
      <style:text-properties style:font-name="宋体1" fo:font-weight="normal" style:font-name-asian="宋体1" style:font-weight-asian="normal" style:font-name-complex="Courier New" style:font-size-complex="10.5pt" style:font-weight-complex="normal"/>
    </style:style>
    <style:style style:name="P100" style:family="paragraph" style:parent-style-name="Standard">
      <style:paragraph-properties fo:margin-left="0cm" fo:margin-right="0cm" fo:text-indent="0cm" style:auto-text-indent="false"/>
      <style:text-properties style:font-name="宋体1" fo:font-weight="bold" style:font-name-asian="宋体1" style:font-weight-asian="bold" style:font-name-complex="Courier New" style:font-size-complex="10.5pt"/>
    </style:style>
    <style:style style:name="P101" style:family="paragraph" style:parent-style-name="Standard">
      <style:paragraph-properties fo:margin-left="0cm" fo:margin-right="0cm" fo:text-indent="0cm" style:auto-text-indent="false"/>
      <style:text-properties style:font-name="Times New Roman" fo:font-weight="normal" style:font-name-asian="宋体1" style:font-weight-asian="normal" style:font-name-complex="Courier New" style:font-size-complex="10.5pt" style:font-weight-complex="normal"/>
    </style:style>
    <style:style style:name="P102" style:family="paragraph" style:parent-style-name="Table_20_Contents">
      <style:text-properties style:font-name="Courier New1" fo:font-weight="bold" style:font-name-asian="Courier New1" style:font-weight-asian="bold" style:font-weight-complex="bold"/>
    </style:style>
    <style:style style:name="P103" style:family="paragraph" style:parent-style-name="Table_20_Contents">
      <style:text-properties style:font-name="Courier New1" fo:font-weight="bold" style:font-name-asian="Courier New1" style:font-weight-asian="bold" style:font-name-complex="Courier New" style:font-size-complex="10.5pt" style:font-weight-complex="bold"/>
    </style:style>
    <style:style style:name="P104" style:family="paragraph" style:parent-style-name="Table_20_Contents">
      <style:text-properties style:font-name="Courier New1" fo:font-weight="bold" style:font-name-asian="Courier New1" style:font-weight-asian="bold" style:font-name-complex="Courier New" style:font-weight-complex="bold"/>
    </style:style>
    <style:style style:name="P105" style:family="paragraph" style:parent-style-name="Table_20_Contents">
      <style:text-properties style:font-name="Courier New1" fo:font-weight="bold" style:font-name-asian="宋体1" style:font-weight-asian="bold" style:font-name-complex="Courier New" style:font-size-complex="10.5pt" style:font-weight-complex="bold"/>
    </style:style>
    <style:style style:name="P106" style:family="paragraph" style:parent-style-name="Table_20_Contents">
      <style:text-properties style:font-name="Courier New1" fo:font-weight="bold" style:font-name-asian="宋体1" style:font-weight-asian="bold" style:font-name-complex="Courier New" style:font-weight-complex="bold"/>
    </style:style>
    <style:style style:name="P107" style:family="paragraph" style:parent-style-name="Table_20_Contents">
      <style:text-properties style:font-name="Courier New1" fo:font-weight="normal" style:font-name-asian="宋体1" style:font-weight-asian="normal" style:font-name-complex="Courier New" style:font-size-complex="10.5pt" style:font-weight-complex="normal"/>
    </style:style>
    <style:style style:name="P108" style:family="paragraph" style:parent-style-name="Table_20_Contents">
      <style:text-properties style:font-name="Courier New1" fo:language="zxx" fo:country="none" fo:font-weight="bold" style:font-name-asian="Courier New1" style:language-asian="zxx" style:country-asian="none" style:font-weight-asian="bold" style:font-name-complex="Courier New" style:font-size-complex="10.5pt" style:font-weight-complex="bold"/>
    </style:style>
    <style:style style:name="P109" style:family="paragraph" style:parent-style-name="Table_20_Contents">
      <style:text-properties style:font-name="Courier New1" fo:language="zxx" fo:country="none" fo:font-weight="normal" style:font-name-asian="宋体1" style:language-asian="zxx" style:country-asian="none" style:font-weight-asian="normal" style:font-name-complex="Courier New" style:font-size-complex="10.5pt" style:font-weight-complex="normal"/>
    </style:style>
    <style:style style:name="P110" style:family="paragraph" style:parent-style-name="Table_20_Contents">
      <style:text-properties style:font-name="Times New Roman" fo:font-weight="normal" style:font-name-asian="宋体1" style:font-weight-asian="normal" style:font-name-complex="Courier New" style:font-size-complex="10.5pt" style:font-weight-complex="normal"/>
    </style:style>
    <style:style style:name="P111" style:family="paragraph" style:parent-style-name="Table_20_Contents">
      <style:text-properties style:font-name="Times New Roman" fo:font-weight="normal" style:font-name-asian="Courier New1" style:font-weight-asian="normal" style:font-name-complex="Courier New" style:font-weight-complex="normal"/>
    </style:style>
    <style:style style:name="P112" style:family="paragraph" style:parent-style-name="Table_20_Contents">
      <style:text-properties style:font-name="Times New Roman" style:font-name-asian="宋体1" style:font-name-complex="Courier New" style:font-size-complex="10.5pt"/>
    </style:style>
    <style:style style:name="P113" style:family="paragraph" style:parent-style-name="Table_20_Contents">
      <style:text-properties style:font-name="Times New Roman" style:font-name-asian="Times New Roman"/>
    </style:style>
    <style:style style:name="P114" style:family="paragraph" style:parent-style-name="Table_20_Contents">
      <style:text-properties style:font-name="宋体1" style:font-name-asian="宋体1"/>
    </style:style>
    <style:style style:name="P115" style:family="paragraph" style:parent-style-name="Table_20_Contents">
      <style:text-properties style:font-name="宋体1" style:font-name-asian="宋体1" style:font-name-complex="Courier New" style:font-size-complex="10.5pt"/>
    </style:style>
    <style:style style:name="P116" style:family="paragraph" style:parent-style-name="Table_20_Contents">
      <style:text-properties style:font-name="宋体1" fo:font-weight="normal" style:font-name-asian="宋体1" style:font-weight-asian="normal" style:font-name-complex="Courier New" style:font-size-complex="10.5pt" style:font-weight-complex="normal"/>
    </style:style>
    <style:style style:name="P117" style:family="paragraph" style:parent-style-name="Table_20_Contents">
      <style:paragraph-properties fo:text-align="center" style:justify-single-word="false"/>
    </style:style>
    <style:style style:name="P118" style:family="paragraph" style:parent-style-name="Standard">
      <style:paragraph-properties fo:margin-left="0.741cm" fo:margin-right="0cm" fo:text-indent="0.923cm" style:auto-text-indent="false"/>
      <style:text-properties style:font-name="宋体1" fo:font-weight="bold" style:font-name-asian="宋体1" style:font-weight-asian="bold" style:font-name-complex="Courier New" style:font-size-complex="10.5pt"/>
    </style:style>
    <style:style style:name="P119" style:family="paragraph" style:parent-style-name="Standard">
      <style:paragraph-properties fo:margin-left="0.185cm" fo:margin-right="0cm" fo:text-indent="-0.185cm" style:auto-text-indent="false"/>
      <style:text-properties style:font-name="宋体1" style:font-name-asian="宋体1"/>
    </style:style>
    <style:style style:name="P120" style:family="paragraph" style:parent-style-name="Standard">
      <style:paragraph-properties fo:margin-left="0.185cm" fo:margin-right="0cm" fo:text-indent="0.556cm" style:auto-text-indent="false"/>
      <style:text-properties style:font-name="宋体1" fo:font-weight="bold" style:font-name-asian="宋体1" style:font-weight-asian="bold" style:font-name-complex="Courier New" style:font-size-complex="10.5pt"/>
    </style:style>
    <style:style style:name="P121" style:family="paragraph" style:parent-style-name="Contents_20_2">
      <style:paragraph-properties>
        <style:tab-stops>
          <style:tab-stop style:position="19.006cm" style:type="right" style:leader-style="dotted" style:leader-text="."/>
        </style:tab-stops>
      </style:paragraph-properties>
    </style:style>
    <style:style style:name="P122" style:family="paragraph" style:parent-style-name="Contents_20_1">
      <style:paragraph-properties>
        <style:tab-stops>
          <style:tab-stop style:position="19.006cm" style:type="right" style:leader-style="dotted" style:leader-text="."/>
        </style:tab-stops>
      </style:paragraph-properties>
    </style:style>
    <style:style style:name="P123" style:family="paragraph" style:parent-style-name="Contents_20_3">
      <style:paragraph-properties>
        <style:tab-stops>
          <style:tab-stop style:position="19.006cm" style:type="right" style:leader-style="dotted" style:leader-text="."/>
        </style:tab-stops>
      </style:paragraph-properties>
    </style:style>
    <style:style style:name="P124" style:family="paragraph" style:parent-style-name="Table_20_Contents">
      <style:paragraph-properties fo:background-color="#e6e6ff">
        <style:background-image/>
      </style:paragraph-properties>
      <style:text-properties style:font-name="Courier New1" fo:font-weight="bold" style:font-name-asian="Courier New1" style:font-weight-asian="bold" style:font-weight-complex="bold"/>
    </style:style>
    <style:style style:name="P125"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126" style:family="paragraph" style:parent-style-name="Standard" style:list-style-name="L1">
      <style:text-properties style:font-name="Times New Roman" fo:font-size="10.5pt" fo:font-weight="normal" style:font-name-asian="宋体1" style:font-size-asian="10.5pt" style:font-weight-asian="normal" style:font-size-complex="10.5pt" style:font-weight-complex="normal"/>
    </style:style>
    <style:style style:name="P127" style:family="paragraph" style:parent-style-name="Standard" style:list-style-name="L3">
      <style:text-properties style:font-name="Times New Roman" fo:font-size="10.5pt" fo:font-weight="normal" style:font-name-asian="宋体1" style:font-size-asian="10.5pt" style:font-weight-asian="normal" style:font-size-complex="10.5pt" style:font-weight-complex="normal"/>
    </style:style>
    <style:style style:name="P128" style:family="paragraph" style:parent-style-name="Standard" style:list-style-name="L4">
      <style:text-properties style:font-name="Times New Roman" fo:font-size="10.5pt" fo:font-weight="normal" style:font-name-asian="宋体1" style:font-size-asian="10.5pt" style:font-weight-asian="normal" style:font-size-complex="10.5pt" style:font-weight-complex="normal"/>
    </style:style>
    <style:style style:name="P129" style:family="paragraph" style:parent-style-name="Standard" style:list-style-name="L5">
      <style:text-properties style:font-name="Times New Roman" fo:font-size="10.5pt" fo:font-weight="normal" style:font-name-asian="宋体1" style:font-size-asian="10.5pt" style:font-weight-asian="normal" style:font-size-complex="10.5pt" style:font-weight-complex="normal"/>
    </style:style>
    <style:style style:name="P130" style:family="paragraph" style:parent-style-name="Standard" style:list-style-name="L6">
      <style:text-properties style:font-name="Times New Roman" fo:font-size="10.5pt" fo:font-weight="normal" style:font-name-asian="宋体1" style:font-size-asian="10.5pt" style:font-weight-asian="normal" style:font-size-complex="10.5pt" style:font-weight-complex="normal"/>
    </style:style>
    <style:style style:name="P131" style:family="paragraph" style:parent-style-name="Standard" style:list-style-name="L7">
      <style:text-properties style:font-name="Times New Roman" fo:font-size="10.5pt" fo:font-weight="normal" style:font-name-asian="宋体1" style:font-size-asian="10.5pt" style:font-weight-asian="normal" style:font-size-complex="10.5pt" style:font-weight-complex="normal"/>
    </style:style>
    <style:style style:name="P132" style:family="paragraph" style:parent-style-name="Standard" style:list-style-name="L8">
      <style:text-properties style:font-name="Times New Roman" fo:font-size="10.5pt" fo:font-weight="normal" style:font-name-asian="宋体1" style:font-size-asian="10.5pt" style:font-weight-asian="normal" style:font-size-complex="10.5pt" style:font-weight-complex="normal"/>
    </style:style>
    <style:style style:name="P133" style:family="paragraph" style:parent-style-name="Standard" style:list-style-name="L9">
      <style:text-properties style:font-name="Times New Roman" fo:font-size="10.5pt" fo:font-weight="normal" style:font-name-asian="宋体1" style:font-size-asian="10.5pt" style:font-weight-asian="normal" style:font-size-complex="10.5pt" style:font-weight-complex="normal"/>
    </style:style>
    <style:style style:name="P134" style:family="paragraph" style:parent-style-name="Standard" style:list-style-name="L10">
      <style:text-properties style:font-name="Times New Roman" fo:font-size="10.5pt" fo:font-weight="normal" style:font-name-asian="宋体1" style:font-size-asian="10.5pt" style:font-weight-asian="normal" style:font-size-complex="10.5pt" style:font-weight-complex="normal"/>
    </style:style>
    <style:style style:name="P135" style:family="paragraph" style:parent-style-name="Standard" style:list-style-name="L11">
      <style:text-properties style:font-name="Times New Roman" fo:font-size="10.5pt" fo:font-weight="normal" style:font-name-asian="宋体1" style:font-size-asian="10.5pt" style:font-weight-asian="normal" style:font-size-complex="10.5pt" style:font-weight-complex="normal"/>
    </style:style>
    <style:style style:name="P136" style:family="paragraph" style:parent-style-name="Standard" style:list-style-name="L16">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37" style:family="paragraph" style:parent-style-name="Standard" style:list-style-name="L17">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38" style:family="paragraph" style:parent-style-name="Standard" style:list-style-name="L18">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39" style:family="paragraph" style:parent-style-name="Standard" style:list-style-name="L21">
      <style:text-properties style:font-name="Times New Roman" fo:font-weight="bold" style:font-name-asian="宋体1" style:font-weight-asian="bold" style:font-name-complex="Courier New" style:font-size-complex="10.5pt"/>
    </style:style>
    <style:style style:name="P140" style:family="paragraph" style:parent-style-name="Standard" style:list-style-name="L22">
      <style:text-properties style:font-name="Times New Roman" fo:font-weight="bold" style:font-name-asian="宋体1" style:font-weight-asian="bold" style:font-name-complex="Courier New" style:font-size-complex="10.5pt"/>
    </style:style>
    <style:style style:name="P141" style:family="paragraph" style:parent-style-name="Standard" style:list-style-name="L23">
      <style:text-properties style:font-name="Times New Roman" fo:font-weight="bold" style:font-name-asian="宋体1" style:font-weight-asian="bold" style:font-name-complex="Courier New" style:font-size-complex="10.5pt"/>
    </style:style>
    <style:style style:name="P142" style:family="paragraph" style:parent-style-name="Standard" style:list-style-name="L24">
      <style:text-properties style:font-name="Times New Roman" fo:font-weight="bold" style:font-name-asian="宋体1" style:font-weight-asian="bold" style:font-name-complex="Courier New" style:font-size-complex="10.5pt"/>
    </style:style>
    <style:style style:name="P143" style:family="paragraph" style:parent-style-name="Standard" style:list-style-name="L25">
      <style:text-properties style:font-name="Times New Roman" fo:font-weight="bold" style:font-name-asian="宋体1" style:font-weight-asian="bold" style:font-name-complex="Courier New" style:font-size-complex="10.5pt"/>
    </style:style>
    <style:style style:name="P144" style:family="paragraph" style:parent-style-name="Standard" style:list-style-name="L26">
      <style:text-properties style:font-name="Times New Roman" fo:font-weight="bold" style:font-name-asian="宋体1" style:font-weight-asian="bold" style:font-name-complex="Courier New" style:font-size-complex="10.5pt"/>
    </style:style>
    <style:style style:name="P145" style:family="paragraph" style:parent-style-name="Standard" style:list-style-name="L27">
      <style:text-properties style:font-name="Times New Roman" fo:font-weight="bold" style:font-name-asian="宋体1" style:font-weight-asian="bold" style:font-name-complex="Courier New" style:font-size-complex="10.5pt"/>
    </style:style>
    <style:style style:name="P146" style:family="paragraph" style:parent-style-name="Standard" style:list-style-name="L28">
      <style:text-properties style:font-name="Times New Roman" fo:font-weight="bold" style:font-name-asian="宋体1" style:font-weight-asian="bold" style:font-name-complex="Courier New" style:font-size-complex="10.5pt"/>
    </style:style>
    <style:style style:name="P147" style:family="paragraph" style:parent-style-name="Standard" style:list-style-name="L29">
      <style:text-properties style:font-name="Times New Roman" fo:font-weight="bold" style:font-name-asian="宋体1" style:font-weight-asian="bold" style:font-name-complex="Courier New" style:font-size-complex="10.5pt"/>
    </style:style>
    <style:style style:name="P148" style:family="paragraph" style:parent-style-name="Standard" style:list-style-name="L30">
      <style:text-properties style:font-name="Times New Roman" fo:font-weight="bold" style:font-name-asian="宋体1" style:font-weight-asian="bold" style:font-name-complex="Courier New" style:font-size-complex="10.5pt"/>
    </style:style>
    <style:style style:name="P149" style:family="paragraph" style:parent-style-name="Standard" style:list-style-name="L31">
      <style:text-properties style:font-name="Times New Roman" fo:font-weight="bold" style:font-name-asian="宋体1" style:font-weight-asian="bold" style:font-name-complex="Courier New" style:font-size-complex="10.5pt"/>
    </style:style>
    <style:style style:name="P150" style:family="paragraph" style:parent-style-name="Standard" style:list-style-name="L32">
      <style:text-properties style:font-name="Times New Roman" fo:font-weight="bold" style:font-name-asian="宋体1" style:font-weight-asian="bold" style:font-name-complex="Courier New" style:font-size-complex="10.5pt"/>
    </style:style>
    <style:style style:name="P151" style:family="paragraph" style:parent-style-name="Standard" style:list-style-name="L33">
      <style:text-properties style:font-name="Times New Roman" fo:font-weight="bold" style:font-name-asian="宋体1" style:font-weight-asian="bold" style:font-name-complex="Courier New" style:font-size-complex="10.5pt"/>
    </style:style>
    <style:style style:name="P152" style:family="paragraph" style:parent-style-name="Standard" style:list-style-name="L34">
      <style:text-properties style:font-name="Times New Roman" fo:font-weight="bold" style:font-name-asian="宋体1" style:font-weight-asian="bold" style:font-name-complex="Courier New" style:font-size-complex="10.5pt"/>
    </style:style>
    <style:style style:name="P153" style:family="paragraph" style:parent-style-name="Standard" style:list-style-name="L35">
      <style:text-properties style:font-name="Times New Roman" fo:font-weight="bold" style:font-name-asian="宋体1" style:font-weight-asian="bold" style:font-name-complex="Courier New" style:font-size-complex="10.5pt"/>
    </style:style>
    <style:style style:name="P154" style:family="paragraph" style:parent-style-name="Standard" style:list-style-name="L36">
      <style:text-properties style:font-name="Times New Roman" fo:font-weight="bold" style:font-name-asian="宋体1" style:font-weight-asian="bold" style:font-name-complex="Courier New" style:font-size-complex="10.5pt"/>
    </style:style>
    <style:style style:name="P155" style:family="paragraph" style:parent-style-name="Standard" style:list-style-name="L37">
      <style:text-properties style:font-name="Times New Roman" fo:font-weight="bold" style:font-name-asian="宋体1" style:font-weight-asian="bold" style:font-name-complex="Courier New" style:font-size-complex="10.5pt"/>
    </style:style>
    <style:style style:name="P156" style:family="paragraph" style:parent-style-name="Standard" style:list-style-name="L38">
      <style:text-properties style:font-name="Times New Roman" fo:font-weight="bold" style:font-name-asian="宋体1" style:font-weight-asian="bold" style:font-name-complex="Courier New" style:font-size-complex="10.5pt"/>
    </style:style>
    <style:style style:name="P157" style:family="paragraph" style:parent-style-name="Standard" style:list-style-name="L39">
      <style:text-properties style:font-name="Times New Roman" fo:font-weight="bold" style:font-name-asian="宋体1" style:font-weight-asian="bold" style:font-name-complex="Courier New" style:font-size-complex="10.5pt"/>
    </style:style>
    <style:style style:name="P158" style:family="paragraph" style:parent-style-name="Standard" style:list-style-name="L40">
      <style:text-properties style:font-name="Times New Roman" fo:font-weight="bold" style:font-name-asian="宋体1" style:font-weight-asian="bold" style:font-name-complex="Courier New" style:font-size-complex="10.5pt"/>
    </style:style>
    <style:style style:name="P159" style:family="paragraph" style:parent-style-name="Standard" style:list-style-name="L42">
      <style:text-properties style:font-name="Times New Roman" fo:font-weight="bold" style:font-name-asian="宋体1" style:font-weight-asian="bold" style:font-name-complex="Courier New" style:font-size-complex="10.5pt"/>
    </style:style>
    <style:style style:name="P160" style:family="paragraph" style:parent-style-name="Standard" style:list-style-name="L43">
      <style:text-properties style:font-name="Times New Roman" fo:font-weight="bold" style:font-name-asian="宋体1" style:font-weight-asian="bold" style:font-name-complex="Courier New" style:font-size-complex="10.5pt"/>
    </style:style>
    <style:style style:name="P161" style:family="paragraph" style:parent-style-name="Standard">
      <style:text-properties style:font-name="Times New Roman" fo:font-weight="normal" style:font-name-asian="宋体1" style:font-weight-asian="normal" style:font-name-complex="Courier New" style:font-size-complex="10.5pt" style:font-weight-complex="normal"/>
    </style:style>
    <style:style style:name="P162" style:family="paragraph" style:parent-style-name="Standard" style:list-style-name="L114">
      <style:text-properties style:font-name="Times New Roman" fo:font-weight="normal" style:font-name-asian="宋体1" style:font-weight-asian="normal" style:font-name-complex="Courier New" style:font-size-complex="10.5pt" style:font-weight-complex="normal"/>
    </style:style>
    <style:style style:name="P163" style:family="paragraph" style:parent-style-name="Standard" style:list-style-name="L115">
      <style:text-properties style:font-name="Times New Roman" fo:font-weight="normal" style:font-name-asian="宋体1" style:font-weight-asian="normal" style:font-name-complex="Courier New" style:font-size-complex="10.5pt" style:font-weight-complex="normal"/>
    </style:style>
    <style:style style:name="P164" style:family="paragraph" style:parent-style-name="Standard" style:list-style-name="L116">
      <style:text-properties style:font-name="Times New Roman" fo:font-weight="normal" style:font-name-asian="宋体1" style:font-weight-asian="normal" style:font-name-complex="Courier New" style:font-size-complex="10.5pt" style:font-weight-complex="normal"/>
    </style:style>
    <style:style style:name="P165" style:family="paragraph" style:parent-style-name="Standard" style:list-style-name="L117">
      <style:text-properties style:font-name="Times New Roman" fo:font-weight="normal" style:font-name-asian="宋体1" style:font-weight-asian="normal" style:font-name-complex="Courier New" style:font-size-complex="10.5pt" style:font-weight-complex="normal"/>
    </style:style>
    <style:style style:name="P166" style:family="paragraph" style:parent-style-name="Standard" style:list-style-name="L118">
      <style:text-properties style:font-name="Times New Roman" fo:font-weight="normal" style:font-name-asian="宋体1" style:font-weight-asian="normal" style:font-name-complex="Courier New" style:font-size-complex="10.5pt" style:font-weight-complex="normal"/>
    </style:style>
    <style:style style:name="P167" style:family="paragraph" style:parent-style-name="Standard" style:list-style-name="L119">
      <style:text-properties style:font-name="Times New Roman" fo:font-weight="normal" style:font-name-asian="宋体1" style:font-weight-asian="normal" style:font-name-complex="Courier New" style:font-size-complex="10.5pt" style:font-weight-complex="normal"/>
    </style:style>
    <style:style style:name="P168" style:family="paragraph" style:parent-style-name="Standard" style:list-style-name="L120">
      <style:text-properties style:font-name="Times New Roman" fo:font-weight="normal" style:font-name-asian="宋体1" style:font-weight-asian="normal" style:font-name-complex="Courier New" style:font-size-complex="10.5pt" style:font-weight-complex="normal"/>
    </style:style>
    <style:style style:name="P169" style:family="paragraph" style:parent-style-name="Standard" style:list-style-name="L121">
      <style:text-properties style:font-name="Times New Roman" fo:font-weight="normal" style:font-name-asian="宋体1" style:font-weight-asian="normal" style:font-name-complex="Courier New" style:font-size-complex="10.5pt" style:font-weight-complex="normal"/>
    </style:style>
    <style:style style:name="P170" style:family="paragraph" style:parent-style-name="Standard" style:list-style-name="L122">
      <style:text-properties style:font-name="Times New Roman" fo:font-weight="normal" style:font-name-asian="宋体1" style:font-weight-asian="normal" style:font-name-complex="Courier New" style:font-size-complex="10.5pt" style:font-weight-complex="normal"/>
    </style:style>
    <style:style style:name="P171" style:family="paragraph" style:parent-style-name="Standard" style:list-style-name="L123">
      <style:text-properties style:font-name="Times New Roman" fo:font-weight="normal" style:font-name-asian="宋体1" style:font-weight-asian="normal" style:font-name-complex="Courier New" style:font-size-complex="10.5pt" style:font-weight-complex="normal"/>
    </style:style>
    <style:style style:name="P172" style:family="paragraph" style:parent-style-name="Standard" style:list-style-name="L124">
      <style:text-properties style:font-name="Times New Roman" fo:font-weight="normal" style:font-name-asian="宋体1" style:font-weight-asian="normal" style:font-name-complex="Courier New" style:font-size-complex="10.5pt" style:font-weight-complex="normal"/>
    </style:style>
    <style:style style:name="P173" style:family="paragraph" style:parent-style-name="Standard" style:list-style-name="L125">
      <style:text-properties style:font-name="Times New Roman" fo:font-weight="normal" style:font-name-asian="宋体1" style:font-weight-asian="normal" style:font-name-complex="Courier New" style:font-size-complex="10.5pt" style:font-weight-complex="normal"/>
    </style:style>
    <style:style style:name="P174" style:family="paragraph" style:parent-style-name="Standard" style:list-style-name="L126">
      <style:text-properties style:font-name="Times New Roman" fo:font-weight="normal" style:font-name-asian="宋体1" style:font-weight-asian="normal" style:font-name-complex="Courier New" style:font-size-complex="10.5pt" style:font-weight-complex="normal"/>
    </style:style>
    <style:style style:name="P175" style:family="paragraph" style:parent-style-name="Standard" style:list-style-name="L127">
      <style:text-properties style:font-name="Times New Roman" fo:font-weight="normal" style:font-name-asian="宋体1" style:font-weight-asian="normal" style:font-name-complex="Courier New" style:font-size-complex="10.5pt" style:font-weight-complex="normal"/>
    </style:style>
    <style:style style:name="P176" style:family="paragraph" style:parent-style-name="Standard" style:list-style-name="L128">
      <style:text-properties style:font-name="Times New Roman" fo:font-weight="normal" style:font-name-asian="宋体1" style:font-weight-asian="normal" style:font-name-complex="Courier New" style:font-size-complex="10.5pt" style:font-weight-complex="normal"/>
    </style:style>
    <style:style style:name="P177" style:family="paragraph" style:parent-style-name="Standard" style:list-style-name="L129">
      <style:text-properties style:font-name="Times New Roman" fo:font-weight="normal" style:font-name-asian="宋体1" style:font-weight-asian="normal" style:font-name-complex="Courier New" style:font-size-complex="10.5pt" style:font-weight-complex="normal"/>
    </style:style>
    <style:style style:name="P178" style:family="paragraph" style:parent-style-name="Standard" style:list-style-name="L130">
      <style:text-properties style:font-name="Times New Roman" fo:font-weight="normal" style:font-name-asian="宋体1" style:font-weight-asian="normal" style:font-name-complex="Courier New" style:font-size-complex="10.5pt" style:font-weight-complex="normal"/>
    </style:style>
    <style:style style:name="P179" style:family="paragraph" style:parent-style-name="Standard" style:list-style-name="L131">
      <style:text-properties style:font-name="Times New Roman" fo:font-weight="normal" style:font-name-asian="宋体1" style:font-weight-asian="normal" style:font-name-complex="Courier New" style:font-size-complex="10.5pt" style:font-weight-complex="normal"/>
    </style:style>
    <style:style style:name="P180" style:family="paragraph" style:parent-style-name="Standard" style:list-style-name="L132">
      <style:text-properties style:font-name="Times New Roman" fo:font-weight="normal" style:font-name-asian="宋体1" style:font-weight-asian="normal" style:font-name-complex="Courier New" style:font-size-complex="10.5pt" style:font-weight-complex="normal"/>
    </style:style>
    <style:style style:name="P181" style:family="paragraph" style:parent-style-name="Standard" style:list-style-name="L133">
      <style:text-properties style:font-name="Times New Roman" fo:font-weight="normal" style:font-name-asian="宋体1" style:font-weight-asian="normal" style:font-name-complex="Courier New" style:font-size-complex="10.5pt" style:font-weight-complex="normal"/>
    </style:style>
    <style:style style:name="P182" style:family="paragraph" style:parent-style-name="Standard" style:list-style-name="L134">
      <style:text-properties style:font-name="Times New Roman" fo:font-weight="normal" style:font-name-asian="宋体1" style:font-weight-asian="normal" style:font-name-complex="Courier New" style:font-size-complex="10.5pt" style:font-weight-complex="normal"/>
    </style:style>
    <style:style style:name="P183" style:family="paragraph" style:parent-style-name="Standard" style:list-style-name="L135">
      <style:text-properties style:font-name="Times New Roman" fo:font-weight="normal" style:font-name-asian="宋体1" style:font-weight-asian="normal" style:font-name-complex="Courier New" style:font-size-complex="10.5pt" style:font-weight-complex="normal"/>
    </style:style>
    <style:style style:name="P184" style:family="paragraph" style:parent-style-name="Standard" style:list-style-name="L136">
      <style:text-properties style:font-name="Times New Roman" fo:font-weight="normal" style:font-name-asian="宋体1" style:font-weight-asian="normal" style:font-name-complex="Courier New" style:font-size-complex="10.5pt" style:font-weight-complex="normal"/>
    </style:style>
    <style:style style:name="P185" style:family="paragraph" style:parent-style-name="Standard" style:list-style-name="L137">
      <style:text-properties style:font-name="Times New Roman" fo:font-weight="normal" style:font-name-asian="宋体1" style:font-weight-asian="normal" style:font-name-complex="Courier New" style:font-size-complex="10.5pt" style:font-weight-complex="normal"/>
    </style:style>
    <style:style style:name="P186" style:family="paragraph" style:parent-style-name="Standard" style:list-style-name="L138">
      <style:text-properties style:font-name="Times New Roman" fo:font-weight="normal" style:font-name-asian="宋体1" style:font-weight-asian="normal" style:font-name-complex="Courier New" style:font-size-complex="10.5pt" style:font-weight-complex="normal"/>
    </style:style>
    <style:style style:name="P187" style:family="paragraph" style:parent-style-name="Standard" style:list-style-name="L165">
      <style:text-properties style:font-name="Times New Roman" fo:font-weight="normal" style:font-name-asian="宋体1" style:font-weight-asian="normal" style:font-name-complex="Courier New" style:font-size-complex="10.5pt" style:font-weight-complex="normal"/>
    </style:style>
    <style:style style:name="P188" style:family="paragraph" style:parent-style-name="Standard" style:list-style-name="L166">
      <style:text-properties style:font-name="Times New Roman" fo:font-weight="normal" style:font-name-asian="宋体1" style:font-weight-asian="normal" style:font-name-complex="Courier New" style:font-size-complex="10.5pt" style:font-weight-complex="normal"/>
    </style:style>
    <style:style style:name="P189" style:family="paragraph" style:parent-style-name="Standard" style:list-style-name="L167">
      <style:text-properties style:font-name="Times New Roman" fo:font-weight="normal" style:font-name-asian="宋体1" style:font-weight-asian="normal" style:font-name-complex="Courier New" style:font-size-complex="10.5pt" style:font-weight-complex="normal"/>
    </style:style>
    <style:style style:name="P190" style:family="paragraph" style:parent-style-name="Standard" style:list-style-name="L168">
      <style:text-properties style:font-name="Times New Roman" fo:font-weight="normal" style:font-name-asian="宋体1" style:font-weight-asian="normal" style:font-name-complex="Courier New" style:font-size-complex="10.5pt" style:font-weight-complex="normal"/>
    </style:style>
    <style:style style:name="P191" style:family="paragraph" style:parent-style-name="Standard" style:list-style-name="L169">
      <style:text-properties style:font-name="Times New Roman" fo:font-weight="normal" style:font-name-asian="宋体1" style:font-weight-asian="normal" style:font-name-complex="Courier New" style:font-size-complex="10.5pt" style:font-weight-complex="normal"/>
    </style:style>
    <style:style style:name="P192" style:family="paragraph" style:parent-style-name="Standard" style:list-style-name="L170">
      <style:text-properties style:font-name="Times New Roman" fo:font-weight="normal" style:font-name-asian="宋体1" style:font-weight-asian="normal" style:font-name-complex="Courier New" style:font-size-complex="10.5pt" style:font-weight-complex="normal"/>
    </style:style>
    <style:style style:name="P193" style:family="paragraph" style:parent-style-name="Standard" style:list-style-name="L171">
      <style:text-properties style:font-name="Times New Roman" fo:font-weight="normal" style:font-name-asian="宋体1" style:font-weight-asian="normal" style:font-name-complex="Courier New" style:font-size-complex="10.5pt" style:font-weight-complex="normal"/>
    </style:style>
    <style:style style:name="P194" style:family="paragraph" style:parent-style-name="Standard" style:list-style-name="L172">
      <style:text-properties style:font-name="Times New Roman" fo:font-weight="normal" style:font-name-asian="宋体1" style:font-weight-asian="normal" style:font-name-complex="Courier New" style:font-size-complex="10.5pt" style:font-weight-complex="normal"/>
    </style:style>
    <style:style style:name="P195" style:family="paragraph" style:parent-style-name="Standard">
      <style:paragraph-properties fo:text-align="center" style:justify-single-word="false"/>
      <style:text-properties style:font-name="Times New Roman" fo:font-weight="normal" style:font-name-asian="宋体1" style:font-weight-asian="normal" style:font-name-complex="Courier New" style:font-size-complex="10.5pt" style:font-weight-complex="normal"/>
    </style:style>
    <style:style style:name="P196" style:family="paragraph" style:parent-style-name="Standard" style:list-style-name="L2"/>
    <style:style style:name="P197" style:family="paragraph" style:parent-style-name="Standard" style:list-style-name="L12">
      <style:text-properties style:font-name="宋体1" style:font-name-asian="宋体1"/>
    </style:style>
    <style:style style:name="P198" style:family="paragraph" style:parent-style-name="Standard" style:list-style-name="L13">
      <style:text-properties style:font-name="宋体1" style:font-name-asian="宋体1"/>
    </style:style>
    <style:style style:name="P199" style:family="paragraph" style:parent-style-name="Standard" style:list-style-name="L15">
      <style:text-properties style:font-name="宋体1" style:font-name-asian="宋体1"/>
    </style:style>
    <style:style style:name="P200" style:family="paragraph" style:parent-style-name="Standard" style:list-style-name="L19">
      <style:text-properties style:font-name="宋体1" style:font-name-asian="宋体1" style:font-name-complex="Courier New" style:font-size-complex="10.5pt"/>
    </style:style>
    <style:style style:name="P201" style:family="paragraph" style:parent-style-name="Standard" style:list-style-name="L20">
      <style:text-properties style:font-name="宋体1" style:font-name-asian="宋体1" style:font-name-complex="Courier New" style:font-size-complex="10.5pt"/>
    </style:style>
    <style:style style:name="P202" style:family="paragraph" style:parent-style-name="Standard" style:list-style-name="L71">
      <style:text-properties style:font-name="宋体1" style:font-name-asian="宋体1" style:font-name-complex="Courier New" style:font-size-complex="10.5pt"/>
    </style:style>
    <style:style style:name="P203" style:family="paragraph" style:parent-style-name="Standard" style:list-style-name="L72">
      <style:text-properties style:font-name="宋体1" style:font-name-asian="宋体1" style:font-name-complex="Courier New" style:font-size-complex="10.5pt"/>
    </style:style>
    <style:style style:name="P204" style:family="paragraph" style:parent-style-name="Standard" style:list-style-name="L78">
      <style:text-properties style:font-name="宋体1" style:font-name-asian="宋体1" style:font-name-complex="Courier New" style:font-size-complex="10.5pt"/>
    </style:style>
    <style:style style:name="P205" style:family="paragraph" style:parent-style-name="Standard" style:list-style-name="L79">
      <style:text-properties style:font-name="宋体1" style:font-name-asian="宋体1" style:font-name-complex="Courier New" style:font-size-complex="10.5pt"/>
    </style:style>
    <style:style style:name="P206" style:family="paragraph" style:parent-style-name="Standard" style:list-style-name="L108">
      <style:text-properties style:font-name="宋体1" style:font-name-asian="宋体1" style:font-name-complex="Courier New" style:font-size-complex="10.5pt"/>
    </style:style>
    <style:style style:name="P207" style:family="paragraph" style:parent-style-name="Standard" style:list-style-name="L97">
      <style:text-properties style:font-name="宋体1" style:font-name-asian="宋体1" style:font-name-complex="Courier New"/>
    </style:style>
    <style:style style:name="P208" style:family="paragraph" style:parent-style-name="Standard" style:list-style-name="L103">
      <style:text-properties style:font-name="宋体1" style:font-name-asian="宋体1" style:font-name-complex="Courier New"/>
    </style:style>
    <style:style style:name="P209" style:family="paragraph" style:parent-style-name="Standard" style:list-style-name="L104">
      <style:text-properties style:font-name="宋体1" style:font-name-asian="宋体1" style:font-name-complex="Courier New"/>
    </style:style>
    <style:style style:name="P210" style:family="paragraph" style:parent-style-name="Standard" style:list-style-name="L47">
      <style:text-properties style:font-name="宋体1" style:font-name-asian="宋体1"/>
    </style:style>
    <style:style style:name="P211" style:family="paragraph" style:parent-style-name="Standard" style:list-style-name="L48">
      <style:text-properties style:font-name="宋体1" style:font-name-asian="宋体1"/>
    </style:style>
    <style:style style:name="P212" style:family="paragraph" style:parent-style-name="Standard" style:list-style-name="L49">
      <style:text-properties style:font-name="宋体1" style:font-name-asian="宋体1"/>
    </style:style>
    <style:style style:name="P213" style:family="paragraph" style:parent-style-name="Standard" style:list-style-name="L70">
      <style:text-properties style:font-name="宋体1" style:font-name-asian="宋体1"/>
    </style:style>
    <style:style style:name="P214" style:family="paragraph" style:parent-style-name="Standard" style:list-style-name="L84">
      <style:text-properties style:font-name="宋体1" style:font-name-asian="宋体1"/>
    </style:style>
    <style:style style:name="P215" style:family="paragraph" style:parent-style-name="Standard" style:list-style-name="L91">
      <style:text-properties style:font-name="宋体1" style:font-name-asian="宋体1"/>
    </style:style>
    <style:style style:name="P216" style:family="paragraph" style:parent-style-name="Standard" style:list-style-name="L98">
      <style:text-properties style:font-name="宋体1" style:font-name-asian="宋体1"/>
    </style:style>
    <style:style style:name="P217" style:family="paragraph" style:parent-style-name="Standard" style:list-style-name="L113">
      <style:text-properties style:font-name="宋体1" style:font-name-asian="宋体1"/>
    </style:style>
    <style:style style:name="P218" style:family="paragraph" style:parent-style-name="Standard" style:list-style-name="L41">
      <style:text-properties style:font-name="宋体1" fo:font-weight="bold" style:font-name-asian="宋体1" style:font-weight-asian="bold" style:font-name-complex="Courier New" style:font-size-complex="10.5pt"/>
    </style:style>
    <style:style style:name="P219" style:family="paragraph" style:parent-style-name="Standard" style:list-style-name="L44">
      <style:text-properties style:font-name="宋体1" fo:font-weight="bold" style:font-name-asian="宋体1" style:font-weight-asian="bold" style:font-name-complex="Courier New" style:font-size-complex="10.5pt"/>
    </style:style>
    <style:style style:name="P220" style:family="paragraph" style:parent-style-name="Standard" style:list-style-name="L45">
      <style:text-properties style:font-name="宋体1" fo:font-weight="bold" style:font-name-asian="宋体1" style:font-weight-asian="bold" style:font-name-complex="Courier New" style:font-size-complex="10.5pt"/>
    </style:style>
    <style:style style:name="P221" style:family="paragraph" style:parent-style-name="Standard" style:list-style-name="L50">
      <style:text-properties style:font-name="宋体1" fo:font-weight="normal" style:font-name-asian="宋体1" style:font-weight-asian="normal" style:font-name-complex="Courier New" style:font-size-complex="10.5pt" style:font-weight-complex="normal"/>
    </style:style>
    <style:style style:name="P222" style:family="paragraph" style:parent-style-name="Standard" style:list-style-name="L51">
      <style:text-properties style:font-name="宋体1" fo:font-weight="normal" style:font-name-asian="宋体1" style:font-weight-asian="normal" style:font-name-complex="Courier New" style:font-size-complex="10.5pt" style:font-weight-complex="normal"/>
    </style:style>
    <style:style style:name="P223" style:family="paragraph" style:parent-style-name="Standard" style:list-style-name="L52">
      <style:text-properties style:font-name="宋体1" fo:font-weight="normal" style:font-name-asian="宋体1" style:font-weight-asian="normal" style:font-name-complex="Courier New" style:font-size-complex="10.5pt" style:font-weight-complex="normal"/>
    </style:style>
    <style:style style:name="P224" style:family="paragraph" style:parent-style-name="Standard" style:list-style-name="L55">
      <style:text-properties style:font-name="宋体1" fo:font-weight="normal" style:font-name-asian="宋体1" style:font-weight-asian="normal" style:font-name-complex="Courier New" style:font-size-complex="10.5pt" style:font-weight-complex="normal"/>
    </style:style>
    <style:style style:name="P225" style:family="paragraph" style:parent-style-name="Standard" style:list-style-name="L56">
      <style:text-properties style:font-name="宋体1" fo:font-weight="normal" style:font-name-asian="宋体1" style:font-weight-asian="normal" style:font-name-complex="Courier New" style:font-size-complex="10.5pt" style:font-weight-complex="normal"/>
    </style:style>
    <style:style style:name="P226" style:family="paragraph" style:parent-style-name="Standard" style:list-style-name="L57">
      <style:text-properties style:font-name="宋体1" fo:font-weight="normal" style:font-name-asian="宋体1" style:font-weight-asian="normal" style:font-name-complex="Courier New" style:font-size-complex="10.5pt" style:font-weight-complex="normal"/>
    </style:style>
    <style:style style:name="P227" style:family="paragraph" style:parent-style-name="Standard" style:list-style-name="L58">
      <style:text-properties style:font-name="宋体1" fo:font-weight="normal" style:font-name-asian="宋体1" style:font-weight-asian="normal" style:font-name-complex="Courier New" style:font-size-complex="10.5pt" style:font-weight-complex="normal"/>
    </style:style>
    <style:style style:name="P228" style:family="paragraph" style:parent-style-name="Standard" style:list-style-name="L59">
      <style:text-properties style:font-name="宋体1" fo:font-weight="normal" style:font-name-asian="宋体1" style:font-weight-asian="normal" style:font-name-complex="Courier New" style:font-size-complex="10.5pt" style:font-weight-complex="normal"/>
    </style:style>
    <style:style style:name="P229" style:family="paragraph" style:parent-style-name="Standard" style:list-style-name="L60">
      <style:text-properties style:font-name="宋体1" fo:font-weight="normal" style:font-name-asian="宋体1" style:font-weight-asian="normal" style:font-name-complex="Courier New" style:font-size-complex="10.5pt" style:font-weight-complex="normal"/>
    </style:style>
    <style:style style:name="P230" style:family="paragraph" style:parent-style-name="Standard" style:list-style-name="L61">
      <style:text-properties style:font-name="宋体1" fo:font-weight="normal" style:font-name-asian="宋体1" style:font-weight-asian="normal" style:font-name-complex="Courier New" style:font-size-complex="10.5pt" style:font-weight-complex="normal"/>
    </style:style>
    <style:style style:name="P231" style:family="paragraph" style:parent-style-name="Standard" style:list-style-name="L62">
      <style:text-properties style:font-name="宋体1" fo:font-weight="normal" style:font-name-asian="宋体1" style:font-weight-asian="normal" style:font-name-complex="Courier New" style:font-size-complex="10.5pt" style:font-weight-complex="normal"/>
    </style:style>
    <style:style style:name="P232" style:family="paragraph" style:parent-style-name="Standard" style:list-style-name="L63">
      <style:text-properties style:font-name="宋体1" fo:font-weight="normal" style:font-name-asian="宋体1" style:font-weight-asian="normal" style:font-name-complex="Courier New" style:font-size-complex="10.5pt" style:font-weight-complex="normal"/>
    </style:style>
    <style:style style:name="P233" style:family="paragraph" style:parent-style-name="Standard" style:list-style-name="L64">
      <style:text-properties style:font-name="宋体1" fo:font-weight="normal" style:font-name-asian="宋体1" style:font-weight-asian="normal" style:font-name-complex="Courier New" style:font-size-complex="10.5pt" style:font-weight-complex="normal"/>
    </style:style>
    <style:style style:name="P234" style:family="paragraph" style:parent-style-name="Standard" style:list-style-name="L65">
      <style:text-properties style:font-name="宋体1" fo:font-weight="normal" style:font-name-asian="宋体1" style:font-weight-asian="normal" style:font-name-complex="Courier New" style:font-size-complex="10.5pt" style:font-weight-complex="normal"/>
    </style:style>
    <style:style style:name="P235" style:family="paragraph" style:parent-style-name="Standard" style:list-style-name="L66">
      <style:text-properties style:font-name="宋体1" fo:font-weight="normal" style:font-name-asian="宋体1" style:font-weight-asian="normal" style:font-name-complex="Courier New" style:font-size-complex="10.5pt" style:font-weight-complex="normal"/>
    </style:style>
    <style:style style:name="P236" style:family="paragraph" style:parent-style-name="Standard" style:list-style-name="L67">
      <style:text-properties style:font-name="宋体1" fo:font-weight="normal" style:font-name-asian="宋体1" style:font-weight-asian="normal" style:font-name-complex="Courier New" style:font-size-complex="10.5pt" style:font-weight-complex="normal"/>
    </style:style>
    <style:style style:name="P237" style:family="paragraph" style:parent-style-name="Standard" style:list-style-name="L68">
      <style:text-properties style:font-name="宋体1" fo:font-weight="normal" style:font-name-asian="宋体1" style:font-weight-asian="normal" style:font-name-complex="Courier New" style:font-size-complex="10.5pt" style:font-weight-complex="normal"/>
    </style:style>
    <style:style style:name="P238" style:family="paragraph" style:parent-style-name="Standard" style:list-style-name="L69">
      <style:text-properties style:font-name="宋体1" fo:font-weight="normal" style:font-name-asian="宋体1" style:font-weight-asian="normal" style:font-name-complex="Courier New" style:font-size-complex="10.5pt" style:font-weight-complex="normal"/>
    </style:style>
    <style:style style:name="P239" style:family="paragraph" style:parent-style-name="Standard" style:list-style-name="L73">
      <style:text-properties style:font-name="宋体1" fo:font-weight="normal" style:font-name-asian="宋体1" style:font-weight-asian="normal" style:font-name-complex="Courier New" style:font-size-complex="10.5pt" style:font-weight-complex="normal"/>
    </style:style>
    <style:style style:name="P240" style:family="paragraph" style:parent-style-name="Standard" style:list-style-name="L74">
      <style:text-properties style:font-name="宋体1" fo:font-weight="normal" style:font-name-asian="宋体1" style:font-weight-asian="normal" style:font-name-complex="Courier New" style:font-size-complex="10.5pt" style:font-weight-complex="normal"/>
    </style:style>
    <style:style style:name="P241" style:family="paragraph" style:parent-style-name="Standard" style:list-style-name="L75">
      <style:text-properties style:font-name="宋体1" fo:font-weight="normal" style:font-name-asian="宋体1" style:font-weight-asian="normal" style:font-name-complex="Courier New" style:font-size-complex="10.5pt" style:font-weight-complex="normal"/>
    </style:style>
    <style:style style:name="P242" style:family="paragraph" style:parent-style-name="Standard" style:list-style-name="L76">
      <style:text-properties style:font-name="宋体1" fo:font-weight="normal" style:font-name-asian="宋体1" style:font-weight-asian="normal" style:font-name-complex="Courier New" style:font-size-complex="10.5pt" style:font-weight-complex="normal"/>
    </style:style>
    <style:style style:name="P243" style:family="paragraph" style:parent-style-name="Standard" style:list-style-name="L77">
      <style:text-properties style:font-name="宋体1" fo:font-weight="normal" style:font-name-asian="宋体1" style:font-weight-asian="normal" style:font-name-complex="Courier New" style:font-size-complex="10.5pt" style:font-weight-complex="normal"/>
    </style:style>
    <style:style style:name="P244" style:family="paragraph" style:parent-style-name="Standard" style:list-style-name="L80">
      <style:text-properties style:font-name="宋体1" fo:font-weight="normal" style:font-name-asian="宋体1" style:font-weight-asian="normal" style:font-name-complex="Courier New" style:font-size-complex="10.5pt" style:font-weight-complex="normal"/>
    </style:style>
    <style:style style:name="P245" style:family="paragraph" style:parent-style-name="Standard" style:list-style-name="L81">
      <style:text-properties style:font-name="宋体1" fo:font-weight="normal" style:font-name-asian="宋体1" style:font-weight-asian="normal" style:font-name-complex="Courier New" style:font-size-complex="10.5pt" style:font-weight-complex="normal"/>
    </style:style>
    <style:style style:name="P246" style:family="paragraph" style:parent-style-name="Standard" style:list-style-name="L82">
      <style:text-properties style:font-name="宋体1" fo:font-weight="normal" style:font-name-asian="宋体1" style:font-weight-asian="normal" style:font-name-complex="Courier New" style:font-size-complex="10.5pt" style:font-weight-complex="normal"/>
    </style:style>
    <style:style style:name="P247" style:family="paragraph" style:parent-style-name="Standard" style:list-style-name="L83">
      <style:text-properties style:font-name="宋体1" fo:font-weight="normal" style:font-name-asian="宋体1" style:font-weight-asian="normal" style:font-name-complex="Courier New" style:font-size-complex="10.5pt" style:font-weight-complex="normal"/>
    </style:style>
    <style:style style:name="P248" style:family="paragraph" style:parent-style-name="Standard" style:list-style-name="L85">
      <style:text-properties style:font-name="宋体1" fo:font-weight="normal" style:font-name-asian="宋体1" style:font-weight-asian="normal" style:font-name-complex="Courier New" style:font-size-complex="10.5pt" style:font-weight-complex="normal"/>
    </style:style>
    <style:style style:name="P249" style:family="paragraph" style:parent-style-name="Standard" style:list-style-name="L86">
      <style:text-properties style:font-name="宋体1" fo:font-weight="normal" style:font-name-asian="宋体1" style:font-weight-asian="normal" style:font-name-complex="Courier New" style:font-size-complex="10.5pt" style:font-weight-complex="normal"/>
    </style:style>
    <style:style style:name="P250" style:family="paragraph" style:parent-style-name="Standard" style:list-style-name="L87">
      <style:text-properties style:font-name="宋体1" fo:font-weight="normal" style:font-name-asian="宋体1" style:font-weight-asian="normal" style:font-name-complex="Courier New" style:font-size-complex="10.5pt" style:font-weight-complex="normal"/>
    </style:style>
    <style:style style:name="P251" style:family="paragraph" style:parent-style-name="Standard" style:list-style-name="L88">
      <style:text-properties style:font-name="宋体1" fo:font-weight="normal" style:font-name-asian="宋体1" style:font-weight-asian="normal" style:font-name-complex="Courier New" style:font-size-complex="10.5pt" style:font-weight-complex="normal"/>
    </style:style>
    <style:style style:name="P252" style:family="paragraph" style:parent-style-name="Standard" style:list-style-name="L89">
      <style:text-properties style:font-name="宋体1" fo:font-weight="normal" style:font-name-asian="宋体1" style:font-weight-asian="normal" style:font-name-complex="Courier New" style:font-size-complex="10.5pt" style:font-weight-complex="normal"/>
    </style:style>
    <style:style style:name="P253" style:family="paragraph" style:parent-style-name="Standard" style:list-style-name="L90">
      <style:text-properties style:font-name="宋体1" fo:font-weight="normal" style:font-name-asian="宋体1" style:font-weight-asian="normal" style:font-name-complex="Courier New" style:font-size-complex="10.5pt" style:font-weight-complex="normal"/>
    </style:style>
    <style:style style:name="P254" style:family="paragraph" style:parent-style-name="Standard" style:list-style-name="L92">
      <style:text-properties style:font-name="宋体1" fo:font-weight="normal" style:font-name-asian="宋体1" style:font-weight-asian="normal" style:font-name-complex="Courier New" style:font-size-complex="10.5pt" style:font-weight-complex="normal"/>
    </style:style>
    <style:style style:name="P255" style:family="paragraph" style:parent-style-name="Standard" style:list-style-name="L93">
      <style:text-properties style:font-name="宋体1" fo:font-weight="normal" style:font-name-asian="宋体1" style:font-weight-asian="normal" style:font-name-complex="Courier New" style:font-size-complex="10.5pt" style:font-weight-complex="normal"/>
    </style:style>
    <style:style style:name="P256" style:family="paragraph" style:parent-style-name="Standard" style:list-style-name="L94">
      <style:text-properties style:font-name="宋体1" fo:font-weight="normal" style:font-name-asian="宋体1" style:font-weight-asian="normal" style:font-name-complex="Courier New" style:font-size-complex="10.5pt" style:font-weight-complex="normal"/>
    </style:style>
    <style:style style:name="P257" style:family="paragraph" style:parent-style-name="Standard" style:list-style-name="L95">
      <style:text-properties style:font-name="宋体1" fo:font-weight="normal" style:font-name-asian="宋体1" style:font-weight-asian="normal" style:font-name-complex="Courier New" style:font-size-complex="10.5pt" style:font-weight-complex="normal"/>
    </style:style>
    <style:style style:name="P258" style:family="paragraph" style:parent-style-name="Standard" style:list-style-name="L96">
      <style:text-properties style:font-name="宋体1" fo:font-weight="normal" style:font-name-asian="宋体1" style:font-weight-asian="normal" style:font-name-complex="Courier New" style:font-size-complex="10.5pt" style:font-weight-complex="normal"/>
    </style:style>
    <style:style style:name="P259" style:family="paragraph" style:parent-style-name="Standard" style:list-style-name="L99">
      <style:text-properties style:font-name="宋体1" fo:font-weight="normal" style:font-name-asian="宋体1" style:font-weight-asian="normal" style:font-name-complex="Courier New" style:font-size-complex="10.5pt" style:font-weight-complex="normal"/>
    </style:style>
    <style:style style:name="P260" style:family="paragraph" style:parent-style-name="Standard" style:list-style-name="L100">
      <style:text-properties style:font-name="宋体1" fo:font-weight="normal" style:font-name-asian="宋体1" style:font-weight-asian="normal" style:font-name-complex="Courier New" style:font-size-complex="10.5pt" style:font-weight-complex="normal"/>
    </style:style>
    <style:style style:name="P261" style:family="paragraph" style:parent-style-name="Standard" style:list-style-name="L101">
      <style:text-properties style:font-name="宋体1" fo:font-weight="normal" style:font-name-asian="宋体1" style:font-weight-asian="normal" style:font-name-complex="Courier New" style:font-size-complex="10.5pt" style:font-weight-complex="normal"/>
    </style:style>
    <style:style style:name="P262" style:family="paragraph" style:parent-style-name="Standard" style:list-style-name="L102">
      <style:text-properties style:font-name="宋体1" fo:font-weight="normal" style:font-name-asian="宋体1" style:font-weight-asian="normal" style:font-name-complex="Courier New" style:font-size-complex="10.5pt" style:font-weight-complex="normal"/>
    </style:style>
    <style:style style:name="P263" style:family="paragraph" style:parent-style-name="Standard" style:list-style-name="L105">
      <style:text-properties style:font-name="宋体1" fo:font-weight="normal" style:font-name-asian="宋体1" style:font-weight-asian="normal" style:font-name-complex="Courier New" style:font-size-complex="10.5pt" style:font-weight-complex="normal"/>
    </style:style>
    <style:style style:name="P264" style:family="paragraph" style:parent-style-name="Standard" style:list-style-name="L106">
      <style:text-properties style:font-name="宋体1" fo:font-weight="normal" style:font-name-asian="宋体1" style:font-weight-asian="normal" style:font-name-complex="Courier New" style:font-size-complex="10.5pt" style:font-weight-complex="normal"/>
    </style:style>
    <style:style style:name="P265" style:family="paragraph" style:parent-style-name="Standard" style:list-style-name="L107">
      <style:text-properties style:font-name="宋体1" fo:font-weight="normal" style:font-name-asian="宋体1" style:font-weight-asian="normal" style:font-name-complex="Courier New" style:font-size-complex="10.5pt" style:font-weight-complex="normal"/>
    </style:style>
    <style:style style:name="P266" style:family="paragraph" style:parent-style-name="Standard" style:list-style-name="L109">
      <style:text-properties style:font-name="宋体1" fo:font-weight="normal" style:font-name-asian="宋体1" style:font-weight-asian="normal" style:font-name-complex="Courier New" style:font-size-complex="10.5pt" style:font-weight-complex="normal"/>
    </style:style>
    <style:style style:name="P267" style:family="paragraph" style:parent-style-name="Standard" style:list-style-name="L110">
      <style:text-properties style:font-name="宋体1" fo:font-weight="normal" style:font-name-asian="宋体1" style:font-weight-asian="normal" style:font-name-complex="Courier New" style:font-size-complex="10.5pt" style:font-weight-complex="normal"/>
    </style:style>
    <style:style style:name="P268" style:family="paragraph" style:parent-style-name="Standard" style:list-style-name="L111">
      <style:text-properties style:font-name="宋体1" fo:font-weight="normal" style:font-name-asian="宋体1" style:font-weight-asian="normal" style:font-name-complex="Courier New" style:font-size-complex="10.5pt" style:font-weight-complex="normal"/>
    </style:style>
    <style:style style:name="P269" style:family="paragraph" style:parent-style-name="Standard" style:list-style-name="L112">
      <style:text-properties style:font-name="宋体1" fo:font-weight="normal" style:font-name-asian="宋体1" style:font-weight-asian="normal" style:font-name-complex="Courier New" style:font-size-complex="10.5pt" style:font-weight-complex="normal"/>
    </style:style>
    <style:style style:name="P270" style:family="paragraph" style:parent-style-name="Standard" style:list-style-name="L46"/>
    <style:style style:name="P271" style:family="paragraph" style:parent-style-name="Standard" style:list-style-name="L53">
      <style:text-properties style:font-name="Courier New1" fo:font-weight="bold" style:font-name-asian="宋体1" style:font-weight-asian="bold" style:font-name-complex="Courier New" style:font-size-complex="10.5pt"/>
    </style:style>
    <style:style style:name="P272" style:family="paragraph" style:parent-style-name="Standard" style:list-style-name="L54">
      <style:text-properties style:font-name="Courier New1" fo:font-weight="bold" style:font-name-asian="宋体1" style:font-weight-asian="bold" style:font-name-complex="Courier New" style:font-size-complex="10.5pt"/>
    </style:style>
    <style:style style:name="P273" style:family="paragraph" style:parent-style-name="Standard" style:list-style-name="L78"/>
    <style:style style:name="P274" style:family="paragraph" style:parent-style-name="Standard" style:list-style-name="L79"/>
    <style:style style:name="P275" style:family="paragraph" style:parent-style-name="Standard" style:list-style-name="L113"/>
    <style:style style:name="P276" style:family="paragraph" style:parent-style-name="Standard" style:list-style-name="L139"/>
    <style:style style:name="P277" style:family="paragraph" style:parent-style-name="Standard" style:list-style-name="L140"/>
    <style:style style:name="P278" style:family="paragraph" style:parent-style-name="Standard" style:list-style-name="L141"/>
    <style:style style:name="P279" style:family="paragraph" style:parent-style-name="Standard" style:list-style-name="L142"/>
    <style:style style:name="P280" style:family="paragraph" style:parent-style-name="Standard" style:list-style-name="L143"/>
    <style:style style:name="P281" style:family="paragraph" style:parent-style-name="Standard" style:list-style-name="L144"/>
    <style:style style:name="P282" style:family="paragraph" style:parent-style-name="Standard" style:list-style-name="L145"/>
    <style:style style:name="P283" style:family="paragraph" style:parent-style-name="Standard" style:list-style-name="L146"/>
    <style:style style:name="P284" style:family="paragraph" style:parent-style-name="Standard" style:list-style-name="L147"/>
    <style:style style:name="P285" style:family="paragraph" style:parent-style-name="Standard" style:list-style-name="L148"/>
    <style:style style:name="P286" style:family="paragraph" style:parent-style-name="Standard" style:list-style-name="L149"/>
    <style:style style:name="P287" style:family="paragraph" style:parent-style-name="Standard" style:list-style-name="L150"/>
    <style:style style:name="P288" style:family="paragraph" style:parent-style-name="Standard" style:list-style-name="L151"/>
    <style:style style:name="P289" style:family="paragraph" style:parent-style-name="Standard" style:list-style-name="L152"/>
    <style:style style:name="P290" style:family="paragraph" style:parent-style-name="Standard" style:list-style-name="L153"/>
    <style:style style:name="P291" style:family="paragraph" style:parent-style-name="Standard" style:list-style-name="L154"/>
    <style:style style:name="P292" style:family="paragraph" style:parent-style-name="Standard" style:list-style-name="L155"/>
    <style:style style:name="P293" style:family="paragraph" style:parent-style-name="Standard" style:list-style-name="L156"/>
    <style:style style:name="P294" style:family="paragraph" style:parent-style-name="Standard" style:list-style-name="L157"/>
    <style:style style:name="P295" style:family="paragraph" style:parent-style-name="Standard" style:list-style-name="L158"/>
    <style:style style:name="P296" style:family="paragraph" style:parent-style-name="Standard" style:list-style-name="L159"/>
    <style:style style:name="P297" style:family="paragraph" style:parent-style-name="Standard" style:list-style-name="L160"/>
    <style:style style:name="P298" style:family="paragraph" style:parent-style-name="Standard" style:list-style-name="L161"/>
    <style:style style:name="P299" style:family="paragraph" style:parent-style-name="Standard" style:list-style-name="L162"/>
    <style:style style:name="P300" style:family="paragraph" style:parent-style-name="Standard" style:list-style-name="L163"/>
    <style:style style:name="P301" style:family="paragraph" style:parent-style-name="Standard" style:list-style-name="L164"/>
    <style:style style:name="P302" style:family="paragraph" style:parent-style-name="Standard" style:list-style-name="L173"/>
    <style:style style:name="P303" style:family="paragraph" style:parent-style-name="Standard" style:list-style-name="L174"/>
    <style:style style:name="P304" style:family="paragraph" style:parent-style-name="Standard" style:list-style-name="L175"/>
    <style:style style:name="P305" style:family="paragraph" style:parent-style-name="Standard" style:list-style-name="L176"/>
    <style:style style:name="P306" style:family="paragraph" style:parent-style-name="Standard" style:list-style-name="L177"/>
    <style:style style:name="P307" style:family="paragraph" style:parent-style-name="Standard" style:list-style-name="L178"/>
    <style:style style:name="P308" style:family="paragraph" style:parent-style-name="Standard" style:list-style-name="L179"/>
    <style:style style:name="P309" style:family="paragraph" style:parent-style-name="Standard" style:list-style-name="L180"/>
    <style:style style:name="P310" style:family="paragraph" style:parent-style-name="Standard" style:list-style-name="L181"/>
    <style:style style:name="P311" style:family="paragraph" style:parent-style-name="Standard" style:list-style-name="L182"/>
    <style:style style:name="P312" style:family="paragraph" style:parent-style-name="Standard" style:list-style-name="L183"/>
    <style:style style:name="P313" style:family="paragraph" style:parent-style-name="Standard" style:list-style-name="L185"/>
    <style:style style:name="P314" style:family="paragraph" style:parent-style-name="Standard" style:list-style-name="L186"/>
    <style:style style:name="P315" style:family="paragraph" style:parent-style-name="Standard" style:list-style-name="L187"/>
    <style:style style:name="P316" style:family="paragraph" style:parent-style-name="Standard" style:list-style-name="L188"/>
    <style:style style:name="P317" style:family="paragraph" style:parent-style-name="Standard" style:list-style-name="L189"/>
    <style:style style:name="P318" style:family="paragraph" style:parent-style-name="Standard" style:list-style-name="L190"/>
    <style:style style:name="P319" style:family="paragraph" style:parent-style-name="Standard" style:list-style-name="L14">
      <style:paragraph-properties fo:margin-left="0cm" fo:margin-right="0cm" fo:text-indent="0.741cm" style:auto-text-indent="false"/>
    </style:style>
    <style:style style:name="P320" style:family="paragraph" style:parent-style-name="Heading_20_1" style:list-style-name="WW8Num13">
      <style:paragraph-properties fo:margin-left="0.75cm" fo:margin-right="0cm" fo:text-indent="-0.75cm" style:auto-text-indent="false"/>
    </style:style>
    <style:style style:name="P321"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322" style:family="paragraph" style:parent-style-name="Heading_20_1" style:list-style-name="WW8Num13">
      <style:paragraph-properties fo:margin-left="0.75cm" fo:margin-right="0cm" fo:text-indent="-0.75cm" style:auto-text-indent="false"/>
      <style:text-properties style:font-name="宋体1" style:font-name-asian="宋体1"/>
    </style:style>
    <style:style style:name="P323"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use-window-font-color="true" fo:language="en" fo:country="US" style:font-name-asian="宋体1" style:language-asian="zh" style:country-asian="CN" style:font-name-complex="Times New Roman" style:language-complex="ar" style:country-complex="SA"/>
    </style:style>
    <style:style style:name="P32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 fo:language="en" fo:country="US" style:letter-kerning="true" style:font-name-asian="宋体1" style:language-asian="zh" style:country-asian="CN" style:font-name-complex="Times New Roman" style:language-complex="ar" style:country-complex="SA"/>
    </style:style>
    <style:style style:name="P32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font-size="16pt" fo:language="en" fo:country="US" fo:font-weight="bold" style:letter-kerning="true" style:font-name-asian="宋体1" style:font-size-asian="16pt" style:language-asian="zh" style:country-asian="CN" style:font-weight-asian="bold" style:font-name-complex="Times New Roman" style:font-size-complex="16pt" style:language-complex="ar" style:country-complex="SA" style:font-weight-complex="bold"/>
    </style:style>
    <style:style style:name="P32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32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fo:language="en" fo:country="US" style:letter-kerning="true" style:font-name-asian="宋体1" style:language-asian="zh" style:country-asian="CN" style:font-name-complex="Times New Roman" style:language-complex="ar" style:country-complex="SA"/>
    </style:style>
    <style:style style:name="P32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Times New Roman" style:language-asian="zh" style:country-asian="CN" style:font-name-complex="Courier New" style:language-complex="ar" style:country-complex="SA"/>
    </style:style>
    <style:style style:name="P32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Courier New" fo:language="en" fo:country="US" style:letter-kerning="true" style:font-name-asian="宋体1" style:language-asian="zh" style:country-asian="CN" style:font-name-complex="Courier New" style:language-complex="ar" style:country-complex="SA"/>
    </style:style>
    <style:style style:name="P330"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331" style:family="paragraph" style:parent-style-name="Heading_20_2" style:list-style-name="WW8Num13">
      <style:paragraph-properties fo:margin-left="1cm" fo:margin-right="0cm" fo:text-indent="-1cm" style:auto-text-indent="false"/>
      <style:text-properties style:font-name="宋体1" style:font-name-asian="宋体1" style:font-name-complex="Courier New"/>
    </style:style>
    <style:style style:name="P332" style:family="paragraph" style:parent-style-name="Heading_20_2" style:list-style-name="WW8Num13">
      <style:paragraph-properties fo:margin-left="1cm" fo:margin-right="0cm" fo:text-indent="-1cm" style:auto-text-indent="false"/>
      <style:text-properties style:font-name="Times New Roman" style:font-name-asian="Times New Roman" style:font-name-complex="Courier New"/>
    </style:style>
    <style:style style:name="P333" style:family="paragraph" style:parent-style-name="Heading_20_2" style:list-style-name="WW8Num13">
      <style:paragraph-properties fo:margin-left="1cm" fo:margin-right="0cm" fo:text-indent="-1cm" style:auto-text-indent="false"/>
      <style:text-properties style:font-name="Times New Roman" style:font-name-asian="宋体1" style:font-name-complex="Courier New"/>
    </style:style>
    <style:style style:name="P334" style:family="paragraph" style:parent-style-name="Heading_20_2" style:list-style-name="WW8Num13">
      <style:paragraph-properties fo:margin-left="1cm" fo:margin-right="0cm" fo:text-indent="-1cm" style:auto-text-indent="false"/>
      <style:text-properties style:font-name="Courier New" style:font-name-asian="宋体1" style:font-name-complex="Courier New"/>
    </style:style>
    <style:style style:name="P335" style:family="paragraph" style:parent-style-name="Heading_20_2" style:list-style-name="WW8Num13">
      <style:paragraph-properties fo:margin-left="1cm" fo:margin-right="0cm" fo:text-indent="-1cm" style:auto-text-indent="false"/>
      <style:text-properties style:font-name="Courier New" style:font-name-asian="宋体" style:font-name-complex="Courier New"/>
    </style:style>
    <style:style style:name="P336"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font-size="14pt" fo:language="en" fo:country="US" style:letter-kerning="true" style:font-name-asian="宋体1" style:font-size-asian="14pt" style:language-asian="zh" style:country-asian="CN" style:font-name-complex="Times New Roman" style:font-size-complex="14pt" style:language-complex="ar" style:country-complex="SA"/>
    </style:style>
    <style:style style:name="P337"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P338"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language="en" fo:country="US" style:letter-kerning="true" style:language-asian="zh" style:country-asian="CN" style:font-name-complex="Times New Roman" style:language-complex="ar" style:country-complex="SA"/>
    </style:style>
    <style:style style:name="P339"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fo:font-size="14pt" fo:language="en" fo:country="US" fo:font-weight="bold" style:letter-kerning="true" style:font-name-asian="宋体1" style:font-size-asian="14pt" style:language-asian="zh" style:country-asian="CN" style:font-weight-asian="bold" style:font-name-complex="Courier New" style:font-size-complex="14pt" style:language-complex="ar" style:country-complex="SA"/>
    </style:style>
    <style:style style:name="P340"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P341"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宋体1"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P342"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宋体1" fo:font-size="14pt" fo:language="en" fo:country="US" fo:font-weight="bold" style:letter-kerning="true" style:font-name-asian="宋体1" style:font-size-asian="14pt" style:language-asian="zh" style:country-asian="CN" style:font-weight-asian="bold" style:font-name-complex="Times New Roman" style:font-size-complex="14pt" style:language-complex="ar" style:country-complex="SA" style:font-weight-complex="bold"/>
    </style:style>
    <style:style style:name="P343"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style>
    <style:style style:name="P344" style:family="paragraph" style:parent-style-name="Heading_20_3" style:list-style-name="WW8Num13">
      <style:paragraph-properties fo:margin-left="1.251cm" fo:margin-right="0cm" fo:text-indent="-1.251cm" style:auto-text-indent="false"/>
      <style:text-properties style:font-name="宋体1" fo:font-size="14pt" style:font-name-asian="宋体1" style:font-size-asian="14pt" style:font-size-complex="14pt"/>
    </style:style>
    <style:style style:name="P345" style:family="paragraph" style:parent-style-name="Heading_20_3" style:list-style-name="WW8Num13">
      <style:paragraph-properties fo:margin-left="1.251cm" fo:margin-right="0cm" fo:text-indent="-1.251cm" style:auto-text-indent="false"/>
      <style:text-properties style:font-name="宋体1" fo:font-size="14pt" style:font-name-asian="宋体1" style:font-size-asian="14pt" style:font-name-complex="Courier New" style:font-size-complex="14pt"/>
    </style:style>
    <style:style style:name="P346" style:family="paragraph" style:parent-style-name="Heading_20_3" style:list-style-name="WW8Num13">
      <style:paragraph-properties fo:margin-left="1.251cm" fo:margin-right="0cm" fo:text-indent="-1.251cm" style:auto-text-indent="false"/>
      <style:text-properties style:font-name="宋体1" fo:font-size="14pt" fo:font-weight="bold" style:font-name-asian="宋体1" style:font-size-asian="14pt" style:font-weight-asian="bold" style:font-name-complex="Courier New" style:font-size-complex="14pt" style:font-weight-complex="bold"/>
    </style:style>
    <style:style style:name="P347" style:family="paragraph" style:parent-style-name="Heading_20_3" style:list-style-name="WW8Num13">
      <style:paragraph-properties fo:margin-left="1.251cm" fo:margin-right="0cm" fo:text-indent="-1.251cm" style:auto-text-indent="false"/>
    </style:style>
    <style:style style:name="P348" style:family="paragraph" style:parent-style-name="Heading_20_3" style:list-style-name="WW8Num13">
      <style:paragraph-properties fo:margin-left="1.251cm" fo:margin-right="0cm" fo:text-indent="-1.251cm" style:auto-text-indent="false"/>
      <style:text-properties style:font-name="Courier New" fo:font-size="14pt" style:font-size-asian="14pt" style:font-name-complex="Courier New" style:font-size-complex="14pt"/>
    </style:style>
    <style:style style:name="P349" style:family="paragraph" style:parent-style-name="Heading_20_3" style:list-style-name="WW8Num13">
      <style:paragraph-properties fo:margin-left="1.251cm" fo:margin-right="0cm" fo:text-indent="-1.251cm" style:auto-text-indent="false"/>
      <style:text-properties style:font-name="Times New Roman" fo:font-size="14pt" style:font-name-asian="宋体1" style:font-size-asian="14pt" style:font-name-complex="Courier New" style:font-size-complex="14pt"/>
    </style:style>
    <style:style style:name="P350" style:family="paragraph" style:parent-style-name="Heading_20_3" style:list-style-name="WW8Num13">
      <style:paragraph-properties fo:margin-left="1.251cm" fo:margin-right="0cm" fo:text-indent="-1.251cm" style:auto-text-indent="false"/>
      <style:text-properties style:font-name="Times New Roman" fo:font-size="14pt" fo:font-weight="bold" style:font-name-asian="宋体1" style:font-size-asian="14pt" style:font-weight-asian="bold" style:font-name-complex="Courier New" style:font-size-complex="14pt" style:font-weight-complex="bold"/>
    </style:style>
    <style:style style:name="P351" style:family="paragraph" style:parent-style-name="Table_20_Contents">
      <style:paragraph-properties fo:background-color="#e6e6ff">
        <style:background-image/>
      </style:paragraph-properties>
      <style:text-properties style:font-name="Courier New1" fo:font-weight="bold" style:font-name-asian="Courier New1" style:font-weight-asian="bold" style:font-weight-complex="bold"/>
    </style:style>
    <style:style style:name="P352" style:family="paragraph">
      <style:paragraph-properties fo:text-align="center" style:writing-mode="lr-tb"/>
      <style:text-properties fo:font-size="24pt"/>
    </style:style>
    <style:style style:name="P353" style:family="paragraph">
      <style:paragraph-properties fo:text-align="justify" style:writing-mode="lr-tb"/>
    </style:style>
    <style:style style:name="P354" style:family="paragraph">
      <style:paragraph-properties style:writing-mode="lr-tb"/>
    </style:style>
    <style:style style:name="P355" style:family="paragraph">
      <style:paragraph-properties fo:text-align="center" style:writing-mode="lr-tb"/>
    </style:style>
    <style:style style:name="P356" style:family="paragraph">
      <style:paragraph-properties fo:margin-left="0cm" fo:margin-right="0cm" fo:text-align="justify" fo:text-indent="3.332cm" style:writing-mode="lr-tb"/>
    </style:style>
    <style:style style:name="T1" style:family="text">
      <style:text-properties style:font-name="宋体"/>
    </style:style>
    <style:style style:name="T2" style:family="text">
      <style:text-properties style:font-name="宋体" fo:font-size="12pt" fo:font-weight="bold" style:font-size-asian="12pt" style:font-weight-asian="bold"/>
    </style:style>
    <style:style style:name="T3" style:family="text">
      <style:text-properties style:font-name="宋体" fo:font-size="12pt" fo:font-weight="bold" style:font-size-asian="12pt" style:font-weight-asian="bold" style:font-name-complex="Courier New"/>
    </style:style>
    <style:style style:name="T4" style:family="text">
      <style:text-properties style:font-name="宋体" style:font-size-complex="10.5pt"/>
    </style:style>
    <style:style style:name="T5" style:family="text">
      <style:text-properties style:font-name="宋体" style:font-name-complex="Courier New"/>
    </style:style>
    <style:style style:name="T6" style:family="text">
      <style:text-properties style:font-name="宋体" style:font-name-complex="Courier New" style:font-size-complex="10.5pt"/>
    </style:style>
    <style:style style:name="T7" style:family="text">
      <style:text-properties style:font-name="宋体" fo:font-weight="bold" style:font-weight-asian="bold"/>
    </style:style>
    <style:style style:name="T8" style:family="text">
      <style:text-properties style:font-name="宋体" fo:font-weight="bold" style:font-weight-asian="bold" style:font-name-complex="Courier New" style:font-size-complex="10.5pt"/>
    </style:style>
    <style:style style:name="T9" style:family="text">
      <style:text-properties style:font-name="宋体" fo:font-size="10.5pt" fo:font-weight="normal" style:font-size-asian="10.5pt" style:font-weight-asian="normal" style:font-name-complex="Courier New" style:font-size-complex="10.5pt" style:font-weight-complex="normal"/>
    </style:style>
    <style:style style:name="T10" style:family="text">
      <style:text-properties style:font-name="宋体" fo:font-size="10.5pt" fo:font-weight="normal" style:font-name-asian="宋体1" style:font-size-asian="10.5pt" style:font-weight-asian="normal" style:font-name-complex="Courier New" style:font-size-complex="10.5pt" style:font-weight-complex="normal"/>
    </style:style>
    <style:style style:name="T11" style:family="text">
      <style:text-properties style:font-name="Courier New" fo:font-weight="bold" style:font-weight-asian="bold" style:font-name-complex="Courier New" style:font-size-complex="10.5pt"/>
    </style:style>
    <style:style style:name="T12" style:family="text">
      <style:text-properties style:font-name="Courier New" style:font-name-complex="Courier New" style:font-size-complex="10.5pt"/>
    </style:style>
    <style:style style:name="T13" style:family="text">
      <style:text-properties fo:font-size="14pt" fo:font-weight="bold" style:font-size-asian="14pt" style:font-weight-asian="bold" style:font-size-complex="14pt"/>
    </style:style>
    <style:style style:name="T14" style:family="text">
      <style:text-properties fo:font-size="10.5pt" fo:font-weight="normal" style:font-size-asian="10.5pt" style:font-weight-asian="normal" style:font-weight-complex="normal"/>
    </style:style>
    <style:style style:name="T15" style:family="text">
      <style:text-properties fo:font-size="10.5pt" fo:font-weight="normal" style:font-size-asian="10.5pt" style:font-weight-asian="normal" style:font-name-complex="Courier New" style:font-size-complex="10.5pt" style:font-weight-complex="normal"/>
    </style:style>
    <style:style style:name="T16" style:family="text">
      <style:text-properties fo:font-size="12pt" fo:font-weight="bold" style:font-size-asian="12pt" style:font-weight-asian="bold" style:font-size-complex="10.5pt" style:font-weight-complex="normal"/>
    </style:style>
    <style:style style:name="T17" style:family="text">
      <style:text-properties fo:font-size="12pt" fo:font-weight="bold" style:font-size-asian="12pt" style:font-weight-asian="bold" style:font-name-complex="Courier New"/>
    </style:style>
    <style:style style:name="T18" style:family="text">
      <style:text-properties fo:font-size="12pt" fo:font-weight="bold" style:font-size-asian="12pt" style:font-weight-asian="bold" style:font-name-complex="Courier New" style:font-size-complex="10.5pt"/>
    </style:style>
    <style:style style:name="T19" style:family="text">
      <style:text-properties fo:font-style="italic" style:font-style-asian="italic" style:font-style-complex="italic"/>
    </style:style>
    <style:style style:name="T20" style:family="text">
      <style:text-properties style:font-name-asian="宋体1"/>
    </style:style>
    <style:style style:name="T21" style:family="text">
      <style:text-properties style:font-name-asian="宋体1" style:font-size-complex="10.5pt"/>
    </style:style>
    <style:style style:name="T22" style:family="text">
      <style:text-properties style:font-size-complex="10.5pt"/>
    </style:style>
    <style:style style:name="T23" style:family="text">
      <style:text-properties style:font-name="Times New Roman"/>
    </style:style>
    <style:style style:name="T24" style:family="text">
      <style:text-properties style:font-name="Times New Roman" fo:font-size="10.5pt" fo:font-weight="normal" style:font-size-asian="10.5pt" style:font-weight-asian="normal" style:font-size-complex="10.5pt" style:font-weight-complex="normal"/>
    </style:style>
    <style:style style:name="T25" style:family="text">
      <style:text-properties style:font-name="Times New Roman" fo:font-size="10.5pt" fo:font-weight="normal" style:font-size-asian="10.5pt" style:font-weight-asian="normal" style:font-weight-complex="normal"/>
    </style:style>
    <style:style style:name="T26" style:family="text">
      <style:text-properties style:font-name="Times New Roman" fo:font-size="10.5pt" fo:font-weight="normal" style:font-size-asian="10.5pt" style:font-weight-asian="normal" style:font-name-complex="Courier New" style:font-size-complex="10.5pt" style:font-weight-complex="normal"/>
    </style:style>
    <style:style style:name="T27" style:family="text">
      <style:text-properties style:font-name="Times New Roman" fo:font-size="10.5pt" fo:font-weight="normal" style:font-name-asian="宋体1" style:font-size-asian="10.5pt" style:font-weight-asian="normal" style:font-size-complex="10.5pt" style:font-weight-complex="normal"/>
    </style:style>
    <style:style style:name="T28" style:family="text">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T29" style:family="text">
      <style:text-properties style:font-name="Times New Roman" fo:font-size="10.5pt" fo:font-weight="bold" style:font-size-asian="10.5pt" style:font-weight-asian="bold" style:font-name-complex="Courier New" style:font-size-complex="10.5pt" style:font-weight-complex="normal"/>
    </style:style>
    <style:style style:name="T30" style:family="text">
      <style:text-properties style:font-name="Times New Roman" fo:font-size="12pt" fo:font-weight="bold" style:font-size-asian="12pt" style:font-weight-asian="bold" style:font-size-complex="10.5pt" style:font-weight-complex="normal"/>
    </style:style>
    <style:style style:name="T31" style:family="text">
      <style:text-properties style:font-name="Times New Roman" fo:font-size="12pt" fo:font-weight="bold" style:font-name-asian="宋体1" style:font-size-asian="12pt" style:font-weight-asian="bold" style:font-size-complex="10.5pt" style:font-weight-complex="normal"/>
    </style:style>
    <style:style style:name="T32" style:family="text">
      <style:text-properties style:font-name="Times New Roman" style:font-name-asian="宋体1"/>
    </style:style>
    <style:style style:name="T33" style:family="text">
      <style:text-properties style:font-name="Times New Roman" style:font-name-asian="宋体1" style:font-size-complex="10.5pt"/>
    </style:style>
    <style:style style:name="T34" style:family="text">
      <style:text-properties style:font-name="Times New Roman" style:font-name-asian="宋体1" style:font-name-complex="Courier New" style:font-size-complex="10.5pt"/>
    </style:style>
    <style:style style:name="T35" style:family="text">
      <style:text-properties style:font-name="Times New Roman" style:font-size-complex="10.5pt"/>
    </style:style>
    <style:style style:name="T36" style:family="text">
      <style:text-properties style:font-name="Times New Roman" style:font-name-complex="Courier New"/>
    </style:style>
    <style:style style:name="T37" style:family="text">
      <style:text-properties style:font-name="Times New Roman" style:font-name-complex="Courier New" style:font-size-complex="10.5pt"/>
    </style:style>
    <style:style style:name="T38" style:family="text">
      <style:text-properties style:font-name="Times New Roman" fo:font-weight="bold" style:font-weight-asian="bold" style:font-name-complex="Courier New" style:font-size-complex="10.5pt"/>
    </style:style>
    <style:style style:name="T39" style:family="text">
      <style:text-properties style:font-name="Times New Roman" fo:font-weight="bold" style:font-name-asian="宋体1" style:font-weight-asian="bold" style:font-name-complex="Courier New" style:font-size-complex="10.5pt" style:font-weight-complex="bold"/>
    </style:style>
    <style:style style:name="T40" style:family="text">
      <style:text-properties style:font-name="Times New Roman" fo:font-weight="normal" style:font-weight-asian="normal" style:font-name-complex="Courier New" style:font-size-complex="10.5pt" style:font-weight-complex="normal"/>
    </style:style>
    <style:style style:name="T41" style:family="text">
      <style:text-properties style:font-name="Times New Roman" fo:font-weight="normal" style:font-weight-asian="normal" style:font-name-complex="Courier New" style:font-weight-complex="normal"/>
    </style:style>
    <style:style style:name="T42" style:family="text">
      <style:text-properties style:font-name="Times New Roman" fo:font-weight="normal" style:font-weight-asian="normal" style:font-weight-complex="normal"/>
    </style:style>
    <style:style style:name="T43" style:family="text">
      <style:text-properties style:font-name="Times New Roman" fo:font-weight="normal" style:font-name-asian="Courier New1" style:font-weight-asian="normal" style:font-weight-complex="normal"/>
    </style:style>
    <style:style style:name="T44" style:family="text">
      <style:text-properties style:font-name="Times New Roman" fo:font-weight="normal" style:font-name-asian="宋体1" style:font-weight-asian="normal" style:font-weight-complex="normal"/>
    </style:style>
    <style:style style:name="T45" style:family="text">
      <style:text-properties style:font-name="Times New Roman" fo:font-weight="normal" style:font-name-asian="宋体1" style:font-weight-asian="normal" style:font-name-complex="Courier New" style:font-size-complex="10.5pt" style:font-weight-complex="normal"/>
    </style:style>
    <style:style style:name="T46" style:family="text">
      <style:text-properties style:font-name="Times New Roman" fo:font-weight="normal" style:font-name-asian="Times New Roman" style:font-weight-asian="normal" style:font-weight-complex="normal"/>
    </style:style>
    <style:style style:name="T47" style:family="text">
      <style:text-properties style:font-name="Times New Roman" fo:font-weight="normal" style:font-name-asian="Times New Roman" style:font-weight-asian="normal" style:font-name-complex="Courier New" style:font-weight-complex="normal"/>
    </style:style>
    <style:style style:name="T48" style:family="text">
      <style:text-properties style:font-name="Times New Roman" style:font-name-asian="Times New Roman"/>
    </style:style>
    <style:style style:name="T49" style:family="text">
      <style:text-properties style:font-name="Times New Roman" style:font-name-asian="Times New Roman" style:font-name-complex="Courier New" style:font-size-complex="10.5pt"/>
    </style:style>
    <style:style style:name="T50" style:family="text">
      <style:text-properties style:font-name="Times New Roman" style:font-name-asian="Courier New1"/>
    </style:style>
    <style:style style:name="T51" style:family="text">
      <style:text-properties style:font-name="Times New Roman" fo:language="zxx" fo:country="none" style:language-asian="zxx" style:country-asian="none"/>
    </style:style>
    <style:style style:name="T52" style:family="text">
      <style:text-properties fo:font-size="16pt" fo:font-weight="bold" style:font-size-asian="16pt" style:font-weight-asian="bold" style:font-size-complex="16pt" style:font-weight-complex="normal"/>
    </style:style>
    <style:style style:name="T53" style:family="text">
      <style:text-properties fo:font-weight="bold" style:font-weight-asian="bold"/>
    </style:style>
    <style:style style:name="T54" style:family="text">
      <style:text-properties fo:font-weight="bold" style:font-weight-asian="bold" style:font-name-complex="Courier New"/>
    </style:style>
    <style:style style:name="T55" style:family="text">
      <style:text-properties fo:font-weight="bold" style:font-weight-asian="bold" style:font-name-complex="Courier New" style:font-size-complex="10.5pt"/>
    </style:style>
    <style:style style:name="T56" style:family="text">
      <style:text-properties fo:font-weight="bold" style:font-weight-asian="bold" style:font-name-complex="Courier New" style:font-size-complex="10.5pt" style:font-weight-complex="bold"/>
    </style:style>
    <style:style style:name="T57" style:family="text">
      <style:text-properties fo:font-weight="bold" style:font-weight-asian="bold" style:font-weight-complex="bold"/>
    </style:style>
    <style:style style:name="T58" style:family="text">
      <style:text-properties style:font-name-complex="Courier New"/>
    </style:style>
    <style:style style:name="T59" style:family="text">
      <style:text-properties style:font-name-complex="Courier New" style:font-size-complex="10.5pt"/>
    </style:style>
    <style:style style:name="T60" style:family="text">
      <style:text-properties fo:font-variant="normal" fo:text-transform="none" fo:color="#006666" fo:font-size="9pt" fo:letter-spacing="normal" fo:font-style="normal" fo:font-weight="normal" style:font-name-complex="Courier New" style:font-size-complex="10.5pt"/>
    </style:style>
    <style:style style:name="T61" style:family="text">
      <style:text-properties style:font-name="宋体1" style:font-name-asian="宋体1"/>
    </style:style>
    <style:style style:name="T62" style:family="text">
      <style:text-properties style:font-name="宋体1" style:font-name-asian="宋体1" style:font-name-complex="Courier New" style:font-size-complex="10.5pt"/>
    </style:style>
    <style:style style:name="T63" style:family="text">
      <style:text-properties style:font-name="宋体1" fo:font-weight="normal" style:font-name-asian="宋体1" style:font-weight-asian="normal" style:font-weight-complex="normal"/>
    </style:style>
    <style:style style:name="T64" style:family="text">
      <style:text-properties style:font-name="宋体1" fo:font-weight="normal" style:font-name-asian="宋体1" style:font-weight-asian="normal" style:font-name-complex="Courier New" style:font-size-complex="10.5pt" style:font-weight-complex="normal"/>
    </style:style>
    <style:style style:name="T65" style:family="text">
      <style:text-properties fo:font-weight="normal" style:font-weight-asian="normal" style:font-weight-complex="normal"/>
    </style:style>
    <style:style style:name="T66" style:family="text">
      <style:text-properties fo:font-weight="normal" style:font-weight-asian="normal" style:font-name-complex="Courier New" style:font-size-complex="10.5pt" style:font-weight-complex="normal"/>
    </style:style>
    <style:style style:name="T67" style:family="text">
      <style:text-properties fo:font-weight="normal" style:font-weight-asian="normal" style:font-name-complex="Courier New" style:font-weight-complex="normal"/>
    </style:style>
    <style:style style:name="T68" style:family="text">
      <style:text-properties fo:font-weight="normal" style:font-name-asian="宋体1" style:font-weight-asian="normal" style:font-weight-complex="normal"/>
    </style:style>
    <style:style style:name="T69" style:family="text">
      <style:text-properties fo:font-weight="normal" style:font-name-asian="Haettenschweiler" style:font-weight-asian="normal" style:font-weight-complex="normal"/>
    </style:style>
    <style:style style:name="T70" style:family="text">
      <style:text-properties style:font-name="Courier New1" fo:font-weight="normal" style:font-name-asian="宋体1" style:font-weight-asian="normal" style:font-weight-complex="normal"/>
    </style:style>
    <style:style style:name="T71" style:family="text">
      <style:text-properties style:font-name="Courier New1" fo:font-weight="bold" style:font-weight-asian="bold" style:font-name-complex="Courier New" style:font-size-complex="10.5pt"/>
    </style:style>
    <style:style style:name="T72" style:family="text">
      <style:text-properties style:font-name-asian="Courier New1"/>
    </style:style>
    <style:style style:name="T73" style:family="text">
      <style:text-properties style:use-window-font-color="true"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T74" style:family="text">
      <style:text-properties fo:language="zxx" fo:country="none" style:language-asian="zxx" style:country-asian="none"/>
    </style:style>
    <style:style style:name="T75" style:family="text">
      <style:text-properties style:use-window-font-color="true" style:font-name="宋体"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T76" style:family="text">
      <style:text-properties style:use-window-font-color="true" style:font-name="Courier New" fo:font-size="10.5pt" fo:language="en" fo:country="US" fo:font-weight="bold" style:letter-kerning="true" style:font-name-asian="宋体" style:font-size-asian="10.5pt" style:language-asian="zh" style:country-asian="CN" style:font-weight-asian="bold" style:font-name-complex="Courier New" style:font-size-complex="12pt" style:language-complex="ar" style:country-complex="SA"/>
    </style:style>
    <style:style style:name="T77" style:family="text">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T78" style:family="text">
      <style:text-properties style:use-window-font-color="true" style:font-name="Courier New" fo:font-size="10.5pt" fo:language="en" fo:country="US" fo:font-weight="bold" style:letter-kerning="true" style:font-name-asian="宋体" style:font-size-asian="10.5pt" style:language-asian="zh" style:country-asian="CN" style:font-weight-asian="bold" style:font-name-complex="Courier New" style:font-size-complex="10.5pt" style:language-complex="ar" style:country-complex="SA"/>
    </style:style>
    <style:style style:name="T79" style:family="text">
      <style:text-properties style:use-window-font-color="true" style:font-name="Courier New" fo:font-size="22pt" fo:language="en" fo:country="US" fo:font-weight="bold" style:letter-kerning="true" style:font-name-asian="宋体" style:font-size-asian="22pt" style:language-asian="zh" style:country-asian="CN" style:font-weight-asian="bold" style:font-name-complex="Courier New" style:font-size-complex="22pt" style:language-complex="ar" style:country-complex="SA"/>
    </style:style>
    <style:style style:name="T80" style:family="text">
      <style:text-properties style:use-window-font-color="true" style:font-name="Courier New" fo:font-size="12pt" fo:language="en" fo:country="US" fo:font-weight="bold" style:letter-kerning="true" style:font-name-asian="宋体" style:font-size-asian="12pt" style:language-asian="zh" style:country-asian="CN" style:font-weight-asian="bold" style:font-name-complex="Courier New" style:font-size-complex="12pt" style:language-complex="ar" style:country-complex="SA"/>
    </style:style>
    <style:style style:name="T81" style:family="text">
      <style:text-properties style:use-window-font-color="true" style:font-name="Courier New" fo:font-size="14pt" fo:language="en" fo:country="US" fo:font-weight="bold" style:letter-kerning="true" style:font-name-asian="宋体" style:font-size-asian="14pt" style:language-asian="zh" style:country-asian="CN" style:font-weight-asian="bold" style:font-name-complex="Courier New" style:font-size-complex="14pt" style:language-complex="ar" style:country-complex="SA"/>
    </style:style>
    <style:style style:name="T82" style:family="text">
      <style:text-properties style:use-window-font-color="true" style:font-name="Courier New" fo:font-size="10.5pt" fo:language="en" fo:country="US" style:letter-kerning="true" style:font-name-asian="宋体" style:font-size-asian="10.5pt" style:language-asian="zh" style:country-asian="CN" style:font-name-complex="Courier New" style:font-size-complex="10.5pt" style:language-complex="ar" style:country-complex="S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026cm" svg:stroke-color="#000000" draw:stroke-linejoin="miter" draw:fill="solid" draw:fill-color="#cc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4" style:family="graphic">
      <style:graphic-properties draw:stroke="none" draw:fill="solid" draw:fill-color="#c0c0c0"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solid" svg:stroke-width="0.026cm" svg:stroke-color="#000000" draw:stroke-linejoin="miter" draw:fill="solid"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6" style:family="graphic">
      <style:graphic-properties draw:stroke="solid" svg:stroke-width="0.026cm" svg:stroke-color="#000000" draw:stroke-linejoin="miter" draw:fill="solid" draw:fill-color="#ccffcc"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7" style:family="graphic">
      <style:graphic-properties draw:stroke="solid" svg:stroke-width="0.026cm" svg:stroke-color="#c0c0c0" draw:stroke-linejoin="miter" draw:fill="solid" draw:fill-color="#c0c0c0"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8"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9" style:family="graphic">
      <style:graphic-properties draw:stroke="dash" draw:stroke-dash="Dash_20_2" svg:stroke-width="0.026cm" svg:stroke-color="#000000" draw:marker-end="msArrowStealth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0"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1" style:family="graphic">
      <style:graphic-properties draw:stroke="dash" draw:stroke-dash="Dash_20_2" svg:stroke-width="0.026cm" svg:stroke-color="#000000" draw:marker-start="msArrowStealthEnd_20_5" draw:marker-start-width="0.37cm" draw:marker-start-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2"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3" style:family="graphic">
      <style:graphic-properties draw:stroke="solid" svg:stroke-width="0.026cm" svg:stroke-color="#808080" draw:stroke-linejoin="miter" draw:fill="solid" draw:fill-color="#808080" draw:textarea-horizontal-align="left" draw:textarea-vertical-align="top" draw:auto-grow-height="false" fo:padding-top="0.229cm" fo:padding-bottom="0.229cm" fo:padding-left="0.441cm" fo:padding-right="0.441cm" fo:wrap-option="wrap" draw:shadow="hidden" style:run-through="foreground"/>
    </style:style>
    <style:style style:name="gr14" style:family="graphic">
      <style:graphic-properties draw:stroke="solid" svg:stroke-width="0.026cm" svg:stroke-color="#000000" draw:stroke-linejoin="miter" draw:fill="solid" draw:fill-color="#969696" draw:textarea-horizontal-align="justify" draw:textarea-vertical-align="middle" draw:auto-grow-height="false" draw:auto-grow-width="false" fo:padding-top="0.127cm" fo:padding-bottom="0.127cm" fo:padding-left="0.254cm" fo:padding-right="0.254cm"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
      <text:p text:style-name="P2"/>
      <text:p text:style-name="P24">The libcstl Library User Guide</text:p>
      <text:p text:style-name="P5"><text:s text:c="48"/></text:p>
      <text:p text:style-name="P13"/>
      <text:p text:style-name="P13"><draw:frame draw:style-name="fr1" draw:name="图形1" text:anchor-type="paragraph" svg:width="7.938cm" svg:height="10.266cm" draw:z-index="7"><draw:image xlink:href="Pictures/100000000000012C000001849CDF3839.jpg" xlink:type="simple" xlink:show="embed" xlink:actuate="onLoad"/></draw:frame></text:p>
      <text:p text:style-name="P13"><text:soft-page-break/></text:p>
      <text:p text:style-name="P13"/>
      <text:p text:style-name="P25">The libcstl Library User Guide</text:p>
      <text:p text:style-name="P26">for libcstl 2.0</text:p>
      <text:p text:style-name="P26"/>
      <text:p text:style-name="P26">Wangbo</text:p>
      <text:p text:style-name="P26">2010-04-22</text:p>
      <text:p text:style-name="P13"/>
      <text:p text:style-name="P13"/>
      <text:p text:style-name="P13"/>
      <text:p text:style-name="P13"/>
      <text:p text:style-name="P13"/>
      <text:p text:style-name="P27">This file documents the libcstl library.</text:p>
      <text:p text:style-name="P27">This is edition 1.0, last updated 2010-04-22, of <text:s/><text:span text:style-name="T19">The libcstl Library User Guide</text:span> for libcstl 2.0.</text:p>
      <text:p text:style-name="P27">Copyright (C) 2008, 2009, 2010 Wangbo &lt;activesys.wb@gmail.com&gt;</text:p>
      <text:p text:style-name="P38"><text:span text:style-name="Internet_20_link"><text:span text:style-name="T2"/></text:span></text:p>
      <text:p text:style-name="P6"/>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122">第一章简介<text:tab/>7</text:p>
          <text:p text:style-name="P121">第一节关于这本指南 <text:tab/>7</text:p>
          <text:p text:style-name="P121">第二节关于libcstl<text:tab/>8</text:p>
          <text:p text:style-name="P121">第三节libcstl的编译和安装<text:tab/>10</text:p>
          <text:p text:style-name="P123">1.编译和安装<text:tab/>10</text:p>
          <text:p text:style-name="P123">2.特殊的编译选项<text:tab/>10</text:p>
          <text:p text:style-name="P122">第二章libcstl库的基本概念<text:tab/>11</text:p>
          <text:p text:style-name="P121">第一节libcstl的组成部分<text:tab/>11</text:p>
          <text:p text:style-name="P121">第二节容器<text:tab/>12</text:p>
          <text:p text:style-name="P123">1.序列容器<text:tab/>14</text:p>
          <text:p text:style-name="P123">2.关联容器<text:tab/>19</text:p>
          <text:p text:style-name="P123">3.容器适配器<text:tab/>20</text:p>
          <text:p text:style-name="P121">第三节迭代器<text:tab/>20</text:p>
          <text:p text:style-name="P123">1.使用关联容器的例子<text:tab/>23</text:p>
          <text:p text:style-name="P123">2.迭代器种类<text:tab/>29</text:p>
          <text:p text:style-name="P121">第四节算法和函数<text:tab/>30</text:p>
          <text:p text:style-name="P123">1.数据区间<text:tab/>32</text:p>
          <text:p text:style-name="P123">2.处理多个数据区间<text:tab/>34</text:p>
          <text:p text:style-name="P123">3.质变算法<text:tab/>36</text:p>
          <text:p text:style-name="P123">4.质变算法和关联容器<text:tab/>40</text:p>
          <text:p text:style-name="P123">5.算法和容器操作函数<text:tab/>42</text:p>
          <text:p text:style-name="P123">6.用户自定义规则<text:tab/>43</text:p>
          <text:p text:style-name="P123">7.自定义规则，函数和谓词<text:tab/>46</text:p>
          <text:p text:style-name="P123">8.libcstl函数<text:tab/>51</text:p>
          <text:p text:style-name="P121">第五节libcstl容器的使用过程<text:tab/>52</text:p>
          <text:p text:style-name="P123">1.libcstl容器的使用过程<text:tab/>52</text:p>
          <text:p text:style-name="P123">2.数据类型的使用<text:tab/>53</text:p>
          <text:p text:style-name="P122">第三章libcstl工具类型<text:tab/>54</text:p>
          <text:p text:style-name="P121">第一节bool_t<text:tab/>54</text:p>
          <text:p text:style-name="P121">第二节pair_t<text:tab/>54</text:p>
          <text:p text:style-name="P123">1.pair_t的使用过程<text:tab/>54</text:p>
          <text:p text:style-name="P123">2.pair_t的主要操作<text:tab/>55</text:p>
          <text:p text:style-name="P123">3.pair_t的应用实例 <text:tab/>55</text:p>
          <text:p text:style-name="P121">第三节range_t<text:tab/>59</text:p>
          <text:p text:style-name="P122">第四章libcstl容器<text:tab/>59</text:p>
          <text:p text:style-name="P121">第一节容器的特点和共同的操作<text:tab/>59</text:p>
          <text:p text:style-name="P123">1.容器的共同特点<text:tab/>60</text:p>
          <text:p text:style-name="P123">2.容器的共同操作<text:tab/>60</text:p>
          <text:p text:style-name="P121">第二节vector_t<text:tab/>61</text:p>
          <text:p text:style-name="P123">1.vector_t的能力<text:tab/>61</text:p>
          <text:p text:style-name="P123">2.vector_t的操作<text:tab/>61</text:p>
          <text:p text:style-name="P123"><text:soft-page-break/>3.将vector_t作为数组使用<text:tab/>64</text:p>
          <text:p text:style-name="P123">4.vector_t的使用实例<text:tab/>65</text:p>
          <text:p text:style-name="P121">第三节deque_t<text:tab/>67</text:p>
          <text:p text:style-name="P123">1.deque_t的能力<text:tab/>67</text:p>
          <text:p text:style-name="P123">2.deque_t的操作<text:tab/>67</text:p>
          <text:p text:style-name="P123">3.deque_t的应用实例<text:tab/>69</text:p>
          <text:p text:style-name="P121">第四节list_t<text:tab/>70</text:p>
          <text:p text:style-name="P123">1.list_t的能力<text:tab/>71</text:p>
          <text:p text:style-name="P123">2.list_t的操作<text:tab/>71</text:p>
          <text:p text:style-name="P123">3.list_t的使用实例<text:tab/>74</text:p>
          <text:p text:style-name="P121">第五节slist_t<text:tab/>76</text:p>
          <text:p text:style-name="P123">1.slist_t的能力<text:tab/>76</text:p>
          <text:p text:style-name="P123">2.slist_t的操作<text:tab/>76</text:p>
          <text:p text:style-name="P123">3.slist_t使用实例<text:tab/>78</text:p>
          <text:p text:style-name="P121">第六节set_t和multiset_t<text:tab/>81</text:p>
          <text:p text:style-name="P123">1.set_t和multiset_t的能力<text:tab/>81</text:p>
          <text:p text:style-name="P123">2.set_t和multiset_t操作<text:tab/>82</text:p>
          <text:p text:style-name="P123">3.set_t和multiset_t的使用实例<text:tab/>85</text:p>
          <text:p text:style-name="P121">第七节map_t和multimap_t<text:tab/>90</text:p>
          <text:p text:style-name="P123">1.map_t和multimap_t的能力<text:tab/>91</text:p>
          <text:p text:style-name="P123">2.map_t和multimap_t的操作<text:tab/>91</text:p>
          <text:p text:style-name="P123">3.将map_t作为关联数组使用<text:tab/>93</text:p>
          <text:p text:style-name="P123">4.map_t和multimap_t的使用实例<text:tab/>93</text:p>
          <text:p text:style-name="P121">第八节hash_set_t，hash_multiset_t，hash_map_t，hash_multimap_t<text:tab/>100</text:p>
          <text:p text:style-name="P123">1.基于哈希结构的关联容器的能力<text:tab/>101</text:p>
          <text:p text:style-name="P123">2.基于哈希结构的关联容器的操作<text:tab/>101</text:p>
          <text:p text:style-name="P123">3.将hash_map_t作为关联数组使用<text:tab/>103</text:p>
          <text:p text:style-name="P123">4.基于哈希结构的关联容器的使用实例<text:tab/>103</text:p>
          <text:p text:style-name="P121">第九节怎样选择容器类型<text:tab/>107</text:p>
          <text:p text:style-name="P122">第五章libcstl迭代器<text:tab/>110</text:p>
          <text:p text:style-name="P121">第一节迭代器的种类<text:tab/>111</text:p>
          <text:p text:style-name="P123">1.input_iterator_t<text:tab/>113</text:p>
          <text:p text:style-name="P123">2.output_iterator_t<text:tab/>113</text:p>
          <text:p text:style-name="P123">3.forward_iterator_t<text:tab/>113</text:p>
          <text:p text:style-name="P123">4.bidirectional_iterator_t<text:tab/>114</text:p>
          <text:p text:style-name="P123">5.random_access_iterator_t<text:tab/>114</text:p>
          <text:p text:style-name="P121">第二节迭代器的辅助操作<text:tab/>117</text:p>
          <text:p text:style-name="P123">1.使用iterator_advance()移动迭代器<text:tab/>117</text:p>
          <text:p text:style-name="P123">2.使用iterator_distance()计算迭代器之间的距离<text:tab/>119</text:p>
          <text:p text:style-name="P122">第六章libcstl函数<text:tab/>120</text:p>
          <text:p text:style-name="P121">第一节函数的作用<text:tab/>120</text:p>
          <text:p text:style-name="P123">1.作为谓词<text:tab/>120</text:p>
          <text:p text:style-name="P123">2.作为行为规则<text:tab/>123</text:p>
          <text:p text:style-name="P121">第二节函数的类型<text:tab/>124</text:p>
          <text:p text:style-name="P123"><text:soft-page-break/>1.一元函数<text:tab/>124</text:p>
          <text:p text:style-name="P123">2.二元函数<text:tab/>124</text:p>
          <text:p text:style-name="P121">第三节预定义的函数<text:tab/>125</text:p>
          <text:p text:style-name="P123">1.算术运算函数<text:tab/>125</text:p>
          <text:p text:style-name="P123">2.关系运算函数<text:tab/>125</text:p>
          <text:p text:style-name="P123">3.逻辑运算函数<text:tab/>125</text:p>
          <text:p text:style-name="P123">4.其他函数<text:tab/>126</text:p>
          <text:p text:style-name="P122">第七章libcstl算法<text:tab/>126</text:p>
          <text:p text:style-name="P121">第一节算法的分类<text:tab/>126</text:p>
          <text:p text:style-name="P121">第二节非质变算法<text:tab/>126</text:p>
          <text:p text:style-name="P123">1.查找单一数据<text:tab/>128</text:p>
          <text:p text:style-name="P123">2.数据区间匹配<text:tab/>136</text:p>
          <text:p text:style-name="P121">第三节质变算法<text:tab/>146</text:p>
          <text:p text:style-name="P123">1.拷贝数据<text:tab/>147</text:p>
          <text:p text:style-name="P123">2.交换数据<text:tab/>154</text:p>
          <text:p text:style-name="P123">3.数据变换<text:tab/>156</text:p>
          <text:p text:style-name="P123">4.数据替换<text:tab/>159</text:p>
          <text:p text:style-name="P123">5.数据填充<text:tab/>161</text:p>
          <text:p text:style-name="P123">6.移除数据<text:tab/>163</text:p>
          <text:p text:style-name="P123">7.逆序<text:tab/>166</text:p>
          <text:p text:style-name="P123">8.旋转数据<text:tab/>168</text:p>
          <text:p text:style-name="P123">9.随机重排<text:tab/>169</text:p>
          <text:p text:style-name="P123">10.划分<text:tab/>172</text:p>
          <text:p text:style-name="P121">第四节排序算法<text:tab/>174</text:p>
          <text:p text:style-name="P123">1.排序<text:tab/>175</text:p>
          <text:p text:style-name="P123">2.二分查找<text:tab/>188</text:p>
          <text:p text:style-name="P123">3.合并<text:tab/>191</text:p>
          <text:p text:style-name="P123">4.与集合有关的算法<text:tab/>193</text:p>
          <text:p text:style-name="P123">5.堆算法<text:tab/>197</text:p>
          <text:p text:style-name="P123">6.最大数据和最小数据<text:tab/>199</text:p>
          <text:p text:style-name="P123">7.按词典顺序比较<text:tab/>202</text:p>
          <text:p text:style-name="P123">8.排列组合<text:tab/>206</text:p>
          <text:p text:style-name="P121">第五节算术算法<text:tab/>208</text:p>
          <text:p text:style-name="P123">1. 依次赋值<text:tab/>208</text:p>
          <text:p text:style-name="P123">2.求和算法<text:tab/>209</text:p>
          <text:p text:style-name="P123">3.计算内积<text:tab/>211</text:p>
          <text:p text:style-name="P123">4.局部总和<text:tab/>212</text:p>
          <text:p text:style-name="P123">5.相邻数据的差<text:tab/>213</text:p>
          <text:p text:style-name="P123">6.幂运算<text:tab/>215</text:p>
          <text:p text:style-name="P122">第八章libcstl容器适配器<text:tab/>216</text:p>
          <text:p text:style-name="P121">第一节stack_t<text:tab/>216</text:p>
          <text:p text:style-name="P123">1.stack_t的操作<text:tab/>217</text:p>
          <text:p text:style-name="P123">2.stack_t的使用实例<text:tab/>217</text:p>
          <text:p text:style-name="P121">第二节queue_t<text:tab/>218</text:p>
          <text:p text:style-name="P123"><text:soft-page-break/>1.queue_t的操作<text:tab/>219</text:p>
          <text:p text:style-name="P123">2.queue_t的使用实例<text:tab/>220</text:p>
          <text:p text:style-name="P121">第三节priority_queue_t<text:tab/>221</text:p>
          <text:p text:style-name="P123">1.priority_queue_t的操作<text:tab/>221</text:p>
          <text:p text:style-name="P123">2.priority_queue_t的使用实例<text:tab/>222</text:p>
          <text:p text:style-name="P122">第九章libcstl字符串<text:tab/>223</text:p>
          <text:p text:style-name="P121">第一节两个string_t的使用实例<text:tab/>223</text:p>
          <text:p text:style-name="P123">1.第一个例子:提取文件名模版<text:tab/>223</text:p>
          <text:p text:style-name="P123">2.第二个例子:提取单词并逆序打印<text:tab/>226</text:p>
          <text:p text:style-name="P121">第二节string_t类型的描述<text:tab/>228</text:p>
          <text:p text:style-name="P123">1.strint_t的能力<text:tab/>228</text:p>
          <text:p text:style-name="P123">2.string_t的操作概览<text:tab/>228</text:p>
          <text:p text:style-name="P123">3.初始化和销毁<text:tab/>229</text:p>
          <text:p text:style-name="P123">4.string_t和C字符串<text:tab/>229</text:p>
          <text:p text:style-name="P123">5.string_t的大小和容量<text:tab/>230</text:p>
          <text:p text:style-name="P123">6.string_t数据访问<text:tab/>230</text:p>
          <text:p text:style-name="P123">7.string_t比较操作<text:tab/>230</text:p>
          <text:p text:style-name="P123">8.赋值<text:tab/>231</text:p>
          <text:p text:style-name="P123">9.数据交换<text:tab/>232</text:p>
          <text:p text:style-name="P123">10.添加和连接<text:tab/>232</text:p>
          <text:p text:style-name="P123">11.插入数据<text:tab/>233</text:p>
          <text:p text:style-name="P123">12.删除数据<text:tab/>233</text:p>
          <text:p text:style-name="P123">13.替换<text:tab/>233</text:p>
          <text:p text:style-name="P123">14.子串<text:tab/>234</text:p>
          <text:p text:style-name="P123">15.输入输出<text:tab/>234</text:p>
          <text:p text:style-name="P123">16.查找<text:tab/>235</text:p>
          <text:p text:style-name="P123">17.NPOS值<text:tab/>236</text:p>
          <text:p text:style-name="P123">18.迭代器支持<text:tab/>236</text:p>
        </text:index-body>
      </text:table-of-content>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916381425" text:style-name="WW8Num13">
        <text:list-item>
          <text:h text:style-name="P320" text:outline-level="1"><text:soft-page-break/>简介</text:h>
          <text:list>
            <text:list-item>
              <text:h text:style-name="P324" text:outline-level="2"><text:span text:style-name="T52">关于这本指南</text:span><text:span text:style-name="T16"><text:tab/></text:span></text:h>
            </text:list-item>
          </text:list>
        </text:list-item>
      </text:list>
      <text:p text:style-name="P40"><text:span text:style-name="T30"><text:tab/></text:span><text:span text:style-name="T24">这本指南是为介绍libcstl库的使用方法和使用技巧编写的，全面描述函数接口以及数据结构的书籍，如果想要查询函数接口或者数据结构清参考《The libcstl Library Reference Manual》。这本指南只针对libcstl的2.0版本，如果想要了解其他版本清参考相应的用户指南或者参考手册。</text:span></text:p>
      <text:p text:style-name="P28"><text:tab/>在阅读这本指南之前您只需要了解基本的C语言编程，了解库的使用方法就可以了。下面简单的介绍了这本书的各个章节的内容：</text:p>
      <text:list xml:id="list1098508050" text:style-name="L1">
        <text:list-item>
          <text:p text:style-name="P126">第一章：简介</text:p>
        </text:list-item>
      </text:list>
      <text:p text:style-name="P28"><text:tab/> <text:s text:c="4"/>简单介绍本书的结构和相关的内容，简单介绍libcstl库。</text:p>
      <text:list xml:id="list2051590754" text:style-name="L2">
        <text:list-item>
          <text:p text:style-name="P196">第二章：libcstl库的基本概念</text:p>
        </text:list-item>
      </text:list>
      <text:p text:style-name="P28"><text:tab/> <text:s text:c="4"/>介绍使用libcstl库需要知道的基本概念，库的组成部分，包含的头文件，要使用到的数据机构等。</text:p>
      <text:list xml:id="list432715930" text:style-name="L3">
        <text:list-item>
          <text:p text:style-name="P127">第三章：工具类型</text:p>
        </text:list-item>
      </text:list>
      <text:p text:style-name="P28"><text:tab/> <text:s text:c="4"/>这一章主要介绍libcstl提供的小的工具类型，一些辅助的数据结构和宏定义。</text:p>
      <text:list xml:id="list600647974" text:style-name="L4">
        <text:list-item>
          <text:p text:style-name="P128">第四章：容器</text:p>
        </text:list-item>
      </text:list>
      <text:p text:style-name="P28"><text:tab/> <text:s text:c="4"/>这一章解释容器的概念，介绍各个容器的功能以及对各个容器的能力进行对比。</text:p>
      <text:list xml:id="list1340600627" text:style-name="L5">
        <text:list-item>
          <text:p text:style-name="P129">第五章：迭代器</text:p>
        </text:list-item>
      </text:list>
      <text:p text:style-name="P28"><text:tab/> <text:s text:c="4"/>详细讨论迭代器的概念，功能，用途以及迭代器的一些辅助函数。</text:p>
      <text:list xml:id="list1430813531" text:style-name="L6">
        <text:list-item>
          <text:p text:style-name="P130">第六章：算法</text:p>
        </text:list-item>
      </text:list>
      <text:p text:style-name="P28"><text:tab/> <text:s text:c="4"/>列举了讨论了算法的应用，详细的讨论了算法的适用范围，对各种算法进行了比较。</text:p>
      <text:list xml:id="list340310628" text:style-name="L7">
        <text:list-item>
          <text:p text:style-name="P131">第七章：函数</text:p>
        </text:list-item>
      </text:list>
      <text:p text:style-name="P28"><text:tab/> <text:s text:c="4"/>讨论libcstl库的一元函数，二元函数以及谓词的用法。</text:p>
      <text:list xml:id="list810802343" text:style-name="L8">
        <text:list-item>
          <text:p text:style-name="P132">第八章：容器适配器</text:p>
        </text:list-item>
      </text:list>
      <text:p text:style-name="P28"><text:tab/> <text:s text:c="4"/>详细描述了特殊的容器 – 容器适配器，介绍了适配器的特点和用法。</text:p>
      <text:list xml:id="list820265196" text:style-name="L9">
        <text:list-item>
          <text:p text:style-name="P133">第九章：字符串</text:p>
        </text:list-item>
      </text:list>
      <text:p text:style-name="P28"><text:tab/> <text:s text:c="4"/>描述了libcstl提供的字符串类型，它不同于传统的C字符串。</text:p>
      <text:list xml:id="list391842209" text:style-name="L10">
        <text:list-item>
          <text:p text:style-name="P134">第十章：类型机制</text:p>
        </text:list-item>
      </text:list>
      <text:p text:style-name="P28"><text:tab/> <text:s text:c="4"/>描述了libcstl对于用户自定义类型的处理，以及类型的注册和管理机制。</text:p>
      <text:list xml:id="list105729444" text:style-name="L11">
        <text:list-item>
          <text:p text:style-name="P135">附录：对于直接以数据为参数的函数的使用</text:p>
        </text:list-item>
      </text:list>
      <text:p text:style-name="P28"><text:tab/> <text:s text:c="4"/>讨论了一种特殊的接口函数的使用方法和技巧。</text:p>
      <text:p text:style-name="P28"/>
      <text:p text:style-name="P28"><text:tab/>本书中使用浅黄色背景表示命令行输入或者输出，例如：</text:p>
      <table:table table:name="表格7" table:style-name="表格7">
        <table:table-column table:style-name="表格7.A"/>
        <table:table-row>
          <table:table-cell table:style-name="表格7.A1" office:value-type="string">
            <text:p text:style-name="P74">[wb@ActiveSys ~]$ tar zxvf libcstl-2.0.0.tar.gz</text:p>
            <text:p text:style-name="P74">...</text:p>
            <text:p text:style-name="P75">[wb@ActiveSys ~]$ cd libcstl-2.0.0</text:p>
          </table:table-cell>
        </table:table-row>
      </table:table>
      <text:p text:style-name="P28"/>
      <text:p text:style-name="P28"><text:tab/>使用蓝灰色表示代码，例如:</text:p>
      <table:table table:name="表格8" table:style-name="表格8">
        <table:table-column table:style-name="表格8.A"/>
        <text:soft-page-break/>
        <table:table-row>
          <table:table-cell table:style-name="表格8.A1" office:value-type="string">
            <text:p text:style-name="P68">#include &lt;stdio.h&gt; </text:p>
            <text:p text:style-name="P68">#include &lt;cstl/cvector.h&gt; </text:p>
            <text:p text:style-name="P68"/>
            <text:p text:style-name="P68">int main(int argc, char* argv[]) </text:p>
            <text:p text:style-name="P68">{ </text:p>
            <text:p text:style-name="P68"><text:s text:c="4"/>vector_t* pvec_v1 = create_vector(int); </text:p>
            <text:p text:style-name="P68"/>
            <text:p text:style-name="P68"><text:s text:c="4"/>if(pvec_v1 == NULL) </text:p>
            <text:p text:style-name="P68"><text:s text:c="4"/>{ </text:p>
            <text:p text:style-name="P68"><text:s text:c="8"/>return -1; </text:p>
            <text:p text:style-name="P68"><text:s text:c="4"/>} </text:p>
            <text:p text:style-name="P68"/>
            <text:p text:style-name="P68"><text:s text:c="4"/>vector_init(pvec_v1); </text:p>
            <text:p text:style-name="P68"/>
            <text:p text:style-name="P68"><text:s text:c="4"/>vector_push_back(pvec_v1, 1); </text:p>
            <text:p text:style-name="P68"><text:s text:c="4"/>printf("Vector length is %d.\n", vector_size(pvec_v1)); </text:p>
            <text:p text:style-name="P68"/>
            <text:p text:style-name="P68"><text:s text:c="4"/>vector_push_back(pvec_v1, 2); </text:p>
            <text:p text:style-name="P68"><text:s text:c="4"/>printf("Vector length is now %d.\n", vector_size(pvec_v1)); </text:p>
            <text:p text:style-name="P68"/>
            <text:p text:style-name="P68"><text:s text:c="4"/>vector_destroy(pvec_v1); </text:p>
            <text:p text:style-name="P68"/>
            <text:p text:style-name="P68"><text:s text:c="4"/>return 0; </text:p>
            <text:p text:style-name="P68">}</text:p>
          </table:table-cell>
        </table:table-row>
      </table:table>
      <text:p text:style-name="P28"/>
      <text:list xml:id="list366417225" text:continue-list="list1916381425" text:style-name="WW8Num13">
        <text:list-item>
          <text:list>
            <text:list-item>
              <text:h text:style-name="P325" text:outline-level="2">关于<text:span text:style-name="T23">libcstl</text:span></text:h>
            </text:list-item>
          </text:list>
        </text:list-item>
      </text:list>
      <text:p text:style-name="P39"><text:span text:style-name="T31"><text:tab/></text:span><text:span text:style-name="T27">libcstl</text:span><text:span text:style-name="T21">是使用</text:span><text:span text:style-name="T33">ANSI C</text:span><text:span text:style-name="T21">编写的通用的数据结构和常用算法的库, 它模仿</text:span><text:span text:style-name="T33">STL</text:span><text:span text:style-name="T21">的接口形式, 包括序列容器,关联容器,容器适配器,迭代器,函数,算法等.</text:span><text:span text:style-name="T27">libcstl</text:span><text:span text:style-name="T21">为</text:span><text:span text:style-name="T33">C</text:span><text:span text:style-name="T21">编程中的数据管理提供了方便易用的程序库。</text:span></text:p>
      <text:p text:style-name="P39"><text:span text:style-name="T21"><text:tab/></text:span><text:span text:style-name="T33">libcstl分为容器，迭代器，函数和算法四部分，此外2.0版本还添加了类型机制，这是一种为用户提供了方便使用自定义类型的机制。</text:span></text:p>
      <text:p text:style-name="P32"><text:tab/>容器一种用于保存数据的类型，按照功能分为序列容器，关联容器和容器适配器。序列容器是按照数据插入的顺序保存数据，关联容器中保存的数据是根据某种规则排序的，容器适配器是在容器的基础上对容器进行封装从而实现特定的功能，容器适配器不支持迭代器操作，因此适配器也不能够用于算法操作。</text:p>
      <text:p text:style-name="P32"><text:tab/>迭代器表现的是一种指针的语义，它是对位置操作的一种类型，但是迭代器是通用的，通过迭代器可以实现对任何容器的位置操作，同时它也是容器和算法的桥梁，算法通过迭代器对容器中的数据进行操作。</text:p>
      <text:p text:style-name="P32"><text:tab/>算法是通用的，它通过迭代器来操作数据区间中的数据，这样就可以对任何符合要求的容器以及数据区间应用算法。正式因为通用的关系，相同功能的算法和容器本身的操作函数，后者更高效。</text:p>
      <text:p text:style-name="P32"><text:tab/>函数以及谓词是规范算法行为的，可以使用特定的函数或者算法来改变算法的行为，带有_if后缀的算法都要求使用函数或者谓词。</text:p>
      <text:p text:style-name="P32"><text:soft-page-break/><text:tab/>字符串是一种特殊的容器，它只保存字符类型，同时也支持许多针对字符串特有的操作。</text:p>
      <text:p text:style-name="P32"><text:tab/>类型机制是2.0添加的新功能，它为用户使用自定义类型提供了便利，可以让用户像使用基本类型一样使用自定义类型。</text:p>
      <text:p text:style-name="P32"/>
      <text:p text:style-name="P32"><text:tab/>libcstl 2.0与1.0相比有了很大的改进，下面列出了不同点：</text:p>
      <table:table table:name="表格1" table:style-name="表格1">
        <table:table-column table:style-name="表格1.A"/>
        <table:table-column table:style-name="表格1.B"/>
        <table:table-column table:style-name="表格1.C"/>
        <table:table-column table:style-name="表格1.D"/>
        <table:table-column table:style-name="表格1.E"/>
        <table:table-row>
          <table:table-cell table:style-name="表格1.A1" table:number-columns-spanned="2" office:value-type="string">
            <text:p text:style-name="Table_20_Contents">功能</text:p>
          </table:table-cell>
          <table:covered-table-cell/>
          <table:table-cell table:style-name="表格1.A1" office:value-type="string">
            <text:p text:style-name="Table_20_Contents">1.0</text:p>
          </table:table-cell>
          <table:table-cell table:style-name="表格1.A1" office:value-type="string">
            <text:p text:style-name="Table_20_Contents">2.0</text:p>
          </table:table-cell>
          <table:table-cell table:style-name="表格1.E1" office:value-type="string">
            <text:p text:style-name="Table_20_Contents">说明</text:p>
          </table:table-cell>
        </table:table-row>
        <table:table-row>
          <table:table-cell table:style-name="表格1.A2" table:number-rows-spanned="15" office:value-type="string">
            <text:p text:style-name="Table_20_Contents">容器</text:p>
          </table:table-cell>
          <table:table-cell table:style-name="表格1.A2" office:value-type="string">
            <text:p text:style-name="Table_20_Contents">deq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lis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vecto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lis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multi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multi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hash_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哈希函数。</text:p>
          </table:table-cell>
        </table:table-row>
        <table:table-row>
          <table:covered-table-cell/>
          <table:table-cell table:style-name="表格1.A2" office:value-type="string">
            <text:p text:style-name="Table_20_Contents">hash_multi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哈希函数。</text:p>
          </table:table-cell>
        </table:table-row>
        <table:table-row>
          <table:covered-table-cell/>
          <table:table-cell table:style-name="表格1.A2" office:value-type="string">
            <text:p text:style-name="Table_20_Contents">hash_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的默认的哈希函数和默认的数据比较规则。</text:p>
          </table:table-cell>
        </table:table-row>
        <table:table-row>
          <table:covered-table-cell/>
          <table:table-cell table:style-name="表格1.A2" office:value-type="string">
            <text:p text:style-name="Table_20_Contents">hash_multi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的默认的哈希函数和默认的数据比较规则。</text:p>
          </table:table-cell>
        </table:table-row>
        <table:table-row>
          <table:covered-table-cell/>
          <table:table-cell table:style-name="表格1.A2" office:value-type="string">
            <text:p text:style-name="Table_20_Contents">priority_que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que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tack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迭代器</text:p>
          </table:table-cell>
          <table:table-cell table:style-name="表格1.A2" office:value-type="string">
            <text:p text:style-name="Table_20_Contents">iterato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range_t</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一种表示数据范围的类型。</text:p>
          </table:table-cell>
        </table:table-row>
        <table:table-row>
          <table:table-cell table:style-name="表格1.A2" table:number-rows-spanned="2" office:value-type="string">
            <text:p text:style-name="Table_20_Contents">算法</text:p>
          </table:table-cell>
          <table:table-cell table:style-name="表格1.A2" office:value-type="string">
            <text:p text:style-name="Table_20_Contents">数值算法</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通用算法</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函数</text:p>
          </table:table-cell>
          <table:table-cell table:style-name="表格1.A2" office:value-type="string">
            <text:p text:style-name="Table_20_Contents">针对基本类型的函数</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针对libcstl内部类型的函数</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针对容器以及工具类型的函数和谓词。</text:p>
          </table:table-cell>
        </table:table-row>
        <table:table-row>
          <table:table-cell table:style-name="表格1.A2" office:value-type="string">
            <text:p text:style-name="Table_20_Contents">字符串</text:p>
          </table:table-cell>
          <table:table-cell table:style-name="表格1.A2" office:value-type="string">
            <text:p text:style-name="Table_20_Contents">string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工具类型</text:p>
          </table:table-cell>
          <table:table-cell table:style-name="表格1.A2" office:value-type="string">
            <text:p text:style-name="Table_20_Contents">pai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bool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3" office:value-type="string">
            <text:p text:style-name="Table_20_Contents">类型机制</text:p>
          </table:table-cell>
          <table:table-cell table:style-name="表格1.A2" office:value-type="string">
            <text:p text:style-name="Table_20_Contents">支持c style字符串</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对于c style字符串类型的支持。</text:p>
          </table:table-cell>
        </table:table-row>
        <table:table-row>
          <table:covered-table-cell/>
          <table:table-cell table:style-name="表格1.A2" office:value-type="string">
            <text:p text:style-name="Table_20_Contents">支持用户自定义类型</text:p>
          </table:table-cell>
          <table:table-cell table:style-name="表格1.A2" office:value-type="string">
            <text:p text:style-name="Table_20_Contents">部分支持</text:p>
          </table:table-cell>
          <table:table-cell table:style-name="表格1.A2" office:value-type="string">
            <text:p text:style-name="Table_20_Contents">支持</text:p>
          </table:table-cell>
          <table:table-cell table:style-name="表格1.E2" office:value-type="string">
            <text:p text:style-name="Table_20_Contents">通过类型注册机制完善了对用户自定义类型的支持。</text:p>
          </table:table-cell>
        </table:table-row>
        <table:table-row>
          <table:covered-table-cell/>
          <table:table-cell table:style-name="表格1.A2" office:value-type="string">
            <text:p text:style-name="Table_20_Contents">类型注册</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类型注册和类型复制功能。</text:p>
          </table:table-cell>
        </table:table-row>
        <text:soft-page-break/>
        <table:table-row>
          <table:table-cell table:style-name="表格1.A2" table:number-rows-spanned="2" office:value-type="string">
            <text:p text:style-name="Table_20_Contents">跨平台</text:p>
          </table:table-cell>
          <table:table-cell table:style-name="表格1.A2" office:value-type="string">
            <text:p text:style-name="Table_20_Contents">支持Linux</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支持Windows</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添加了VS2005和VS2008的编译工程。</text:p>
          </table:table-cell>
        </table:table-row>
      </table:table>
      <text:p text:style-name="P32"/>
      <text:list xml:id="list1238116369" text:continue-numbering="true" text:style-name="WW8Num13">
        <text:list-item>
          <text:list>
            <text:list-item>
              <text:h text:style-name="P327" text:outline-level="2"><text:span text:style-name="T35">libcstl</text:span><text:span text:style-name="T4">的编译和安装</text:span></text:h>
              <text:list>
                <text:list-item>
                  <text:h text:style-name="P336" text:outline-level="3">编译和安装</text:h>
                </text:list-item>
              </text:list>
            </text:list-item>
          </text:list>
        </text:list-item>
      </text:list>
      <text:p text:style-name="P40"><text:span text:style-name="T22"><text:tab/>首先需要在</text:span><text:span text:style-name="T35">libcstl</text:span><text:span text:style-name="T22">的主页中下载源代码压缩包</text:span><text:span text:style-name="T35">libcstl-2.0.0.tar.gz</text:span><text:span text:style-name="T22">，解压后进入目录</text:span><text:span text:style-name="T35">libcstl-2.0.0</text:span><text:span text:style-name="T22">：</text:span></text:p>
      <table:table table:name="表格2" table:style-name="表格2">
        <table:table-column table:style-name="表格2.A"/>
        <table:table-row>
          <table:table-cell table:style-name="表格2.A1" office:value-type="string">
            <text:p text:style-name="P74">[wb@ActiveSys ~]$ tar zxvf libcstl-2.0.0.tar.gz</text:p>
            <text:p text:style-name="P74">...</text:p>
            <text:p text:style-name="P75">[wb@ActiveSys ~]$ cd libcstl-2.0.0</text:p>
          </table:table-cell>
        </table:table-row>
      </table:table>
      <text:p text:style-name="P97"><text:span text:style-name="T60"><text:tab/></text:span><text:span text:style-name="T59">然后执行</text:span><text:span text:style-name="T37">make</text:span><text:span text:style-name="T59">编译</text:span><text:span text:style-name="T26">libcstl</text:span><text:span text:style-name="T37">:</text:span></text:p>
      <table:table table:name="表格3" table:style-name="表格3">
        <table:table-column table:style-name="表格3.A"/>
        <table:table-row>
          <table:table-cell table:style-name="表格3.A1" office:value-type="string">
            <text:p text:style-name="P75"><text:bookmark text:name="编译和安装"/>[wb@ActiveSys libcstl-2.0.0]$ make</text:p>
          </table:table-cell>
        </table:table-row>
      </table:table>
      <text:p text:style-name="P98"><text:span text:style-name="T53"><text:tab/></text:span>接下来安装<text:span text:style-name="T25">libcstl</text:span>库(需要<text:span text:style-name="T23">root</text:span>权限):</text:p>
      <table:table table:name="表格4" table:style-name="表格4">
        <table:table-column table:style-name="表格4.A"/>
        <table:table-row>
          <table:table-cell table:style-name="表格4.A1" office:value-type="string">
            <text:p text:style-name="P73"><text:bookmark text:name="编译和安装1"/>[wb@ActiveSys libcstl-2.0.0]# make install</text:p>
          </table:table-cell>
        </table:table-row>
      </table:table>
      <text:p text:style-name="P98"><text:span text:style-name="T53"><text:tab/></text:span>这样编译并安装了<text:span text:style-name="T25">libcstl</text:span>库.</text:p>
      <text:p text:style-name="P84">卸载<text:span text:style-name="T25">libcstl</text:span>库同样需要<text:span text:style-name="T23">root</text:span>权限:</text:p>
      <table:table table:name="表格5" table:style-name="表格5">
        <table:table-column table:style-name="表格5.A"/>
        <table:table-row>
          <table:table-cell table:style-name="表格5.A1" office:value-type="string">
            <text:p text:style-name="P75"><text:bookmark text:name="编译和安装2"/>[wb@ActiveSys libcstl-2.0.0]# make uninstall</text:p>
          </table:table-cell>
        </table:table-row>
      </table:table>
      <text:p text:style-name="P99"><text:tab/>如果哦以前安装过<text:span text:style-name="T23">libcstl</text:span>库，清使用更新更新命令:</text:p>
      <table:table table:name="表格6" table:style-name="表格6">
        <table:table-column table:style-name="表格6.A"/>
        <table:table-row>
          <table:table-cell table:style-name="表格6.A1" office:value-type="string">
            <text:p text:style-name="P75">[wb@ActiveSys libcstl-2.0.0]# make update</text:p>
          </table:table-cell>
        </table:table-row>
      </table:table>
      <text:p text:style-name="P99"/>
      <text:p text:style-name="P99"><text:tab/>上面介绍的是<text:span text:style-name="T23">Linux</text:span>下的编译安装方法，<text:span text:style-name="T23">libcstl-2.0也提供了Windows下的编译工程，在解压后的目录中有目录build-win，其中两个目录vc8和vc9分别对应VS2005和VS2008的工程文件。</text:span></text:p>
      <text:p text:style-name="P101"/>
      <text:list xml:id="list354076628" text:continue-numbering="true" text:style-name="WW8Num13">
        <text:list-item>
          <text:list>
            <text:list-item>
              <text:list>
                <text:list-item>
                  <text:h text:style-name="P336" text:outline-level="3">特殊的编译选项</text:h>
                </text:list-item>
              </text:list>
            </text:list-item>
          </text:list>
        </text:list-item>
      </text:list>
      <text:p text:style-name="P1"><text:span text:style-name="T59"><text:tab/></text:span><text:span text:style-name="T62">在</text:span><text:span text:style-name="T28">libcstl</text:span><text:span text:style-name="T34">-2.0.0</text:span><text:span text:style-name="T62">目录下有一个</text:span><text:span text:style-name="T34">Makefile</text:span><text:span text:style-name="T62">文件,文件中定义了一个有关编译选项的变量:</text:span></text:p>
      <table:table table:name="表格10" table:style-name="表格10">
        <table:table-column table:style-name="表格10.A"/>
        <table:table-row>
          <table:table-cell table:style-name="表格10.A1" office:value-type="string">
            <text:p text:style-name="P63">CFLAGS_EX = -DNDEBUG</text:p>
          </table:table-cell>
        </table:table-row>
      </table:table>
      <text:p text:style-name="P40"><text:span text:style-name="T55"><text:tab/></text:span><text:span text:style-name="T59">其中</text:span><text:span text:style-name="T37">NDEBUG</text:span><text:span text:style-name="T59">都是</text:span><text:span text:style-name="T26">libcstl</text:span><text:span text:style-name="T59">的默认编译选项, 如果想要修改默认编译选项就请修改</text:span><text:span text:style-name="T40">CFLAGS_EX </text:span><text:span text:style-name="T59">变量: 想要添加编译选项请在这一行的后面添加</text:span><text:span text:style-name="T49"> -DXXXX </text:span><text:span text:style-name="T59">(其中</text:span><text:span text:style-name="T37">XXXX</text:span><text:span text:style-name="T59">是要添加的编译选项),如果要删除就直接删除</text:span><text:span text:style-name="T37">-DXXXX</text:span><text:span text:style-name="T59">选项.</text:span></text:p>
      <text:p text:style-name="P42"><text:tab/><text:span text:style-name="T23">l</text:span><text:span text:style-name="T25">ibcstl</text:span>编译过程中的可用编译选项有:</text:p>
      <text:p text:style-name="P42"/>
      <text:list xml:id="list1852542375" text:style-name="L12">
        <text:list-item>
          <text:p text:style-name="P197"><text:span text:style-name="T38">NDEBUG</text:span><text:span text:style-name="T55"> </text:span><text:span text:style-name="T59">控制断言.</text:span></text:p>
        </text:list-item>
      </text:list>
      <text:p text:style-name="P84">定义这个编译选项可以去掉库中的断言.当库函数接受到非法参数时,断言就会报错,但是有断言的版本执行效率<text:soft-page-break/>低(非断言版本效率大约是有断言版本的<text:span text:style-name="T23">20~40</text:span>倍).</text:p>
      <text:p text:style-name="P84"/>
      <text:list xml:id="list154048844" text:style-name="L13">
        <text:list-item>
          <text:p text:style-name="P198"><text:span text:style-name="T38">CSTL_STACK_VECTOR_SEQUENCE</text:span><text:span text:style-name="T55"> </text:span><text:span text:style-name="T59">以</text:span><text:span text:style-name="T37">vector_t</text:span><text:span text:style-name="T59">容器为</text:span><text:span text:style-name="T37">stack_t</text:span><text:span text:style-name="T59">适配器的底层实现.</text:span></text:p>
        </text:list-item>
        <text:list-item>
          <text:p text:style-name="P198"><text:span text:style-name="T38">CSTL_STACK_LIST_SEQUENCE</text:span><text:span text:style-name="T59"> 以</text:span><text:span text:style-name="T37">list_t</text:span><text:span text:style-name="T59">容器为</text:span><text:span text:style-name="T37">stack_t</text:span><text:span text:style-name="T59">适配器的底层实现.</text:span></text:p>
        </text:list-item>
      </text:list>
      <text:p text:style-name="P84">这两个选项都是控制<text:span text:style-name="T23">stack_t</text:span>适配器的底层实现的.如果不指定则使用<text:span text:style-name="T23">deque_t</text:span>作为<text:span text:style-name="T23">stack_t</text:span>的底层实现.</text:p>
      <text:p text:style-name="P84"/>
      <text:list xml:id="list1211469201" text:style-name="L14">
        <text:list-item>
          <text:p text:style-name="P319"><text:span text:style-name="T57">CSTL_QUEUE_LIST_SEQUENCE</text:span><text:span text:style-name="T39"> </text:span><text:span text:style-name="T62">以</text:span><text:span text:style-name="T34">list_t</text:span><text:span text:style-name="T62">容器为</text:span><text:span text:style-name="T34">queue_t</text:span><text:span text:style-name="T62">适配器的底层实现.</text:span></text:p>
        </text:list-item>
      </text:list>
      <text:p text:style-name="P84">这个选项控制<text:span text:style-name="T23">queue_t</text:span>的底层实现.如果不指定则使用<text:span text:style-name="T23">deque_t</text:span>为<text:span text:style-name="T23">queue_t</text:span>的底层实现.</text:p>
      <text:p text:style-name="P84"/>
      <text:list xml:id="list974800590" text:style-name="L15">
        <text:list-item>
          <text:p text:style-name="P199"><text:span text:style-name="T38">CSTL_SET_AVL_TREE</text:span><text:span text:style-name="T37"> </text:span><text:span text:style-name="T59">以</text:span><text:span text:style-name="T37">avl</text:span><text:span text:style-name="T59">树作为</text:span><text:span text:style-name="T37">set_t</text:span><text:span text:style-name="T59">的底层实现.</text:span></text:p>
        </text:list-item>
        <text:list-item>
          <text:p text:style-name="P199"><text:span text:style-name="T38">CSTL_MULTISET_AVL_TREE</text:span><text:span text:style-name="T37"> </text:span><text:span text:style-name="T59">以</text:span><text:span text:style-name="T37">avl</text:span><text:span text:style-name="T59">树作为</text:span><text:span text:style-name="T37">multiset_t</text:span><text:span text:style-name="T59">的底层实现.</text:span></text:p>
        </text:list-item>
        <text:list-item>
          <text:p text:style-name="P199"><text:span text:style-name="T38">CSTL_MAP_AVL_TREE</text:span><text:span text:style-name="T37"> </text:span><text:span text:style-name="T59">以</text:span><text:span text:style-name="T37">avl</text:span><text:span text:style-name="T59">树作为</text:span><text:span text:style-name="T37">map_t</text:span><text:span text:style-name="T59">的底层实现.</text:span></text:p>
        </text:list-item>
        <text:list-item>
          <text:p text:style-name="P199"><text:span text:style-name="T38">CSTL_MULTISET_AVL_TREE</text:span><text:span text:style-name="T59"> 以</text:span><text:span text:style-name="T37">avl</text:span><text:span text:style-name="T59">树作为</text:span><text:span text:style-name="T37">multimap_t</text:span><text:span text:style-name="T59">的底层实现.</text:span></text:p>
        </text:list-item>
      </text:list>
      <text:p text:style-name="P84">以上四个选项是控制关联容器的底层实现的,如果不指定则对应的关联容器使用红黑树作为底层实现(红黑树比<text:span text:style-name="T23">avl</text:span>树快<text:span text:style-name="T23">40%</text:span>).默认使用红黑树作为底层实现.</text:p>
      <text:p text:style-name="P98"/>
      <text:p text:style-name="P98"/>
      <text:list xml:id="list1311467748" text:continue-list="list354076628" text:style-name="WW8Num13">
        <text:list-item>
          <text:h text:style-name="P321" text:outline-level="1">libcstl库的基本概念</text:h>
        </text:list-item>
      </text:list>
      <text:p text:style-name="P57"><text:span text:style-name="T58"><text:tab/>数据结构和算法是编程的精髓，有很多数据结构和算法是为我们程序员所熟知的，也是在平常编程的过程中经常使用到的，比如链表，队列，平衡二叉树等这样的数据结构，再比如搜索，排序，二分查找等这样的算法，</text:span><text:span text:style-name="T36">libcstl将这些常用的数据结构和算法都封装在一起变成一个通用的库，这样就不用每次使用的时候都要从头再来重新实现了，按照编程的需要，在libcstl中选择合适的类型和算法就能够满足你的要求。libcstl提供了丰富的数据结构类型和算法。</text:span></text:p>
      <text:p text:style-name="P29"/>
      <text:list xml:id="list1882668854" text:continue-numbering="true" text:style-name="WW8Num13">
        <text:list-item>
          <text:list>
            <text:list-item>
              <text:h text:style-name="P326" text:outline-level="2"><text:span text:style-name="T23">libcstl</text:span>的组成部分</text:h>
            </text:list-item>
          </text:list>
        </text:list-item>
      </text:list>
      <text:p text:style-name="P29"><text:tab/>libcstl由很多部分组成，其中最主要的有容器，迭代器，算法以及函数。</text:p>
      <text:list xml:id="list547362612" text:style-name="L16">
        <text:list-item>
          <text:p text:style-name="P136">容器</text:p>
        </text:list-item>
      </text:list>
      <text:p text:style-name="P29"><text:tab/>容器主要用于保存和管理数据，它是对数据结构的封装。不同的容器各有特点，有的保存简单的数据，有的保存键/值对，有的可以对数据进行随机访问，有的是无序的有的排序的，按照不同的用途选择相应的容器。</text:p>
      <text:list xml:id="list58471788" text:style-name="L17">
        <text:list-item>
          <text:p text:style-name="P137">迭代器</text:p>
        </text:list-item>
      </text:list>
      <text:p text:style-name="P29"><text:tab/>迭代器实现的是位置的语义，它的作用是对所有容器中的数据位置提供了统一的使用方式，这样通过迭代器算法就可以操作任何容器中的数据而且不必理会容器的内部结构，这样就实现了算法和数据的分离。</text:p>
      <text:list xml:id="list398597580" text:style-name="L18">
        <text:list-item>
          <text:p text:style-name="P138">算法和函数</text:p>
        </text:list-item>
      </text:list>
      <text:p text:style-name="P29"><text:tab/>算法就是对如搜索，排序，查找等等这样的算法的封装，通常我们要实现一个算法是要知道数据保存的结构，但是这里的算法不必知道具体结构，它通过迭代器和数据区间的概念就可以作用于容器中的数据。函数的作用主要是为算法提供操作准则，用来改变算法的行为。</text:p>
      <text:p text:style-name="P29"><text:soft-page-break/></text:p>
      <text:p text:style-name="P29"><text:tab/>libcstl通过迭代器将数据和算法分离，任何算法都可以和任何容器交互作用。</text:p>
      <text:p text:style-name="P30"><draw:frame draw:style-name="fr2" draw:name="图形2" text:anchor-type="paragraph" svg:width="19.006cm" svg:height="9.608cm" draw:z-index="8"><draw:image xlink:href="Pictures/10000000000002CE0000016BCBA0ABAA.jpg" xlink:type="simple" xlink:show="embed" xlink:actuate="onLoad"/></draw:frame>图2.1 libcstl 组件之间的关系</text:p>
      <text:p text:style-name="P29"/>
      <text:p text:style-name="P29"><text:tab/>除了上面基本主要的组成部分，libcstl还提供了容器适配器，工具类型，字符串和类型机制。</text:p>
      <text:list xml:id="list2069295422" text:continue-list="list1882668854" text:style-name="WW8Num13">
        <text:list-item>
          <text:list>
            <text:list-item>
              <text:h text:style-name="P330" text:outline-level="2">容器</text:h>
            </text:list-item>
          </text:list>
        </text:list-item>
      </text:list>
      <text:p text:style-name="P40"><text:span text:style-name="T17"><text:tab/></text:span><text:span text:style-name="T59">容器是用来保存和管理数据的，为了满足不同的需要</text:span><text:span text:style-name="T37">libcstl</text:span><text:span text:style-name="T59">提供了多种容器：</text:span></text:p>
      <text:p text:style-name="P45"><draw:frame draw:style-name="fr2" draw:name="图形3" text:anchor-type="paragraph" svg:width="19.006cm" svg:height="9.703cm" draw:z-index="9"><draw:image xlink:href="Pictures/10000000000002C300000169831C3E19.jpg" xlink:type="simple" xlink:show="embed" xlink:actuate="onLoad"/></draw:frame><text:soft-page-break/><text:span text:style-name="T59">图</text:span><text:span text:style-name="T37">2.2 </text:span><text:span text:style-name="T59">序列容器</text:span></text:p>
      <text:p text:style-name="P45"><draw:frame draw:style-name="fr2" draw:name="图形4" text:anchor-type="paragraph" svg:width="19.006cm" svg:height="12.155cm" draw:z-index="10"><draw:image xlink:href="Pictures/10000000000002BE000001C1430EB966.jpg" xlink:type="simple" xlink:show="embed" xlink:actuate="onLoad"/></draw:frame>图<text:span text:style-name="T23">2.3 <text:s/></text:span>关联容器</text:p>
      <text:p text:style-name="P42"/>
      <text:p text:style-name="P42"><text:soft-page-break/><text:tab/>总的来说容器分为两大类，序列容器和关联容器：</text:p>
      <text:list xml:id="list1237615979" text:style-name="L19">
        <text:list-item>
          <text:p text:style-name="P200">序列容器</text:p>
        </text:list-item>
      </text:list>
      <text:p text:style-name="P42"><text:tab/>序列容器中的数据的顺序与数据插入到容器中的次序有关,而与数据本身的值无关.<text:span text:style-name="T25">libcstl</text:span>提供的序列容器有:<text:span text:style-name="T23">vector_t, list_t, deque_t, slist_t.</text:span></text:p>
      <text:list xml:id="list124445394" text:style-name="L20">
        <text:list-item>
          <text:p text:style-name="P201">关联容器</text:p>
        </text:list-item>
      </text:list>
      <text:p text:style-name="P42"><text:tab/>关联容器中数据是有序的,容器中数据的顺序取决于特定的排序规则而与数据插入到容器中的次序无关.<text:span text:style-name="T25">libcstl</text:span>提供的关联容器有:<text:span text:style-name="T23">set_t, map_t, multiset_t, multimap_t, hash_set_t, hash_map_t, hash_multiset_t, hash_multimap_t.</text:span></text:p>
      <text:p text:style-name="P33"/>
      <text:p text:style-name="P33"><text:tab/>数据是否排序并不是两种容器的主要目的，目的在于对容器中的数据的访问，序列容器中的数据可以在指定的位置快速的插入或者删除，也可以快速的访问指定位置的数据。关联数据中的数据是有序的只可以更快速的查找数据。</text:p>
      <text:p text:style-name="P33"/>
      <text:list xml:id="list398198257" text:continue-list="list2069295422" text:style-name="WW8Num13">
        <text:list-item>
          <text:list>
            <text:list-item>
              <text:list>
                <text:list-item>
                  <text:h text:style-name="P344" text:outline-level="3">序列容器</text:h>
                </text:list-item>
              </text:list>
            </text:list-item>
          </text:list>
        </text:list-item>
      </text:list>
      <text:p text:style-name="P42"><text:tab/><text:span text:style-name="T25">libcstl</text:span>提供四种序列容器<text:span text:style-name="T23">:vector_t, list_t, deque_t, slist_t.</text:span></text:p>
      <text:list xml:id="list1784487359" text:style-name="L21">
        <text:list-item>
          <text:p text:style-name="P139">vector_t</text:p>
        </text:list-item>
      </text:list>
      <text:p text:style-name="P42"><text:tab/><text:span text:style-name="T23">vector_t的行为类似于数组，但是它可以根据需要动态的生长，这样就可以</text:span>使用下标来随即的访问<text:span text:style-name="T23">vector_t</text:span>中的数据.在<text:span text:style-name="T23">vector_t</text:span>的末尾插入或者删除数据是非常高效的，但是在开头或者中间插入或者删除数据效率就会很低，因为<text:span text:style-name="T23">vector_t要移动后面的数据。</text:span></text:p>
      <text:p text:style-name="P42"><text:tab/>下面的例子定义了一个保存整型数据的<text:span text:style-name="T23">vector_t，然后向其中插入6个数据并打印出来：</text:span></text:p>
      <table:table table:name="表格9" table:style-name="表格9">
        <table:table-column table:style-name="表格9.A"/>
        <table:table-row>
          <table:table-cell table:style-name="表格9.A1" office:value-type="string">
            <text:p text:style-name="P67">/* </text:p>
            <text:p text:style-name="P67"><text:s/>* vector1.c </text:p>
            <text:p text:style-name="P67"><text:s/>* compile with : -lcstl </text:p>
            <text:p text:style-name="P67"><text:s/>*/ </text:p>
            <text:p text:style-name="P67"/>
            <text:p text:style-name="P67">#include &lt;stdio.h&gt; </text:p>
            <text:p text:style-name="P67">#include &lt;cstl/cvector.h&gt; </text:p>
            <text:p text:style-name="P67"/>
            <text:p text:style-name="P67">int main(int argc, char* argv[]) </text:p>
            <text:p text:style-name="P67">{ </text:p>
            <text:p text:style-name="P67"><text:s text:c="4"/>/* vector conatiner for integer elements */ </text:p>
            <text:p text:style-name="P67"><text:s text:c="4"/>vector_t* pvec_coll = create_vector(int); </text:p>
            <text:p text:style-name="P67"><text:s text:c="4"/>int i = 0; </text:p>
            <text:p text:style-name="P67"/>
            <text:p text:style-name="P67"><text:s text:c="4"/>if(pvec_coll == NULL) </text:p>
            <text:p text:style-name="P67"><text:s text:c="4"/>{ </text:p>
            <text:p text:style-name="P67"><text:s text:c="8"/>return -1; </text:p>
            <text:p text:style-name="P67"><text:s text:c="4"/>} </text:p>
            <text:p text:style-name="P67"/>
            <text:p text:style-name="P67"><text:s text:c="4"/>vector_init(pvec_coll); </text:p>
            <text:p text:style-name="P67"/>
            <text:p text:style-name="P67"><text:s text:c="4"/>/* append elements with 1 to 6 */ </text:p>
            <text:p text:style-name="P67"><text:soft-page-break/><text:s text:c="4"/>for(i = 1; i &lt;= 6; ++i) </text:p>
            <text:p text:style-name="P67"><text:s text:c="4"/>{ </text:p>
            <text:p text:style-name="P67"><text:s text:c="8"/>vector_push_back(pvec_coll, i); </text:p>
            <text:p text:style-name="P67"><text:s text:c="4"/>} </text:p>
            <text:p text:style-name="P67"/>
            <text:p text:style-name="P67"><text:s text:c="4"/>/* print all elements followed by space */ </text:p>
            <text:p text:style-name="P67"><text:s text:c="4"/>for(i = 0; i &lt; vector_size(pvec_coll); ++i) </text:p>
            <text:p text:style-name="P67"><text:s text:c="4"/>{ </text:p>
            <text:p text:style-name="P67"><text:s text:c="8"/>printf("%d ", *(int*)vector_at(pvec_coll, i)); </text:p>
            <text:p text:style-name="P67"><text:s text:c="4"/>} </text:p>
            <text:p text:style-name="P67"><text:s text:c="4"/>printf("\n"); </text:p>
            <text:p text:style-name="P67"/>
            <text:p text:style-name="P67"><text:s text:c="4"/>vector_destroy(pvec_coll); </text:p>
            <text:p text:style-name="P67"/>
            <text:p text:style-name="P67"><text:s text:c="4"/>return 0; </text:p>
            <text:p text:style-name="P67">}</text:p>
          </table:table-cell>
        </table:table-row>
      </table:table>
      <text:p text:style-name="P48"/>
      <text:p text:style-name="P42">使用<text:span text:style-name="T23">vector_t</text:span>容器必须包含头文件</text:p>
      <text:p text:style-name="P64">#include &lt;cstl/cvector.h&gt;</text:p>
      <text:p text:style-name="P42">创建一个存储<text:span text:style-name="T23">int</text:span>类型数据的<text:span text:style-name="T23">vector_t</text:span></text:p>
      <text:p text:style-name="P67">vector_t* pvec_coll = create_vector(int); </text:p>
      <text:p text:style-name="P42"><text:span text:style-name="T23">vector_t</text:span>在没有初始化的时候是不能使用的，下面是初始化的代码</text:p>
      <text:p text:style-name="P67">vector_init(pvec_coll); </text:p>
      <text:p text:style-name="P42">我们使用<text:span text:style-name="T43">vector_push_back()</text:span>函数向<text:span text:style-name="T23">vector_t</text:span>中添加数据</text:p>
      <text:p text:style-name="P67">for(i = 1; i &lt;= 6; ++i) </text:p>
      <text:p text:style-name="P67">{ </text:p>
      <text:p text:style-name="P67"><text:s text:c="4"/>vector_push_back(pvec_coll, i); </text:p>
      <text:p text:style-name="P67">} </text:p>
      <text:p text:style-name="P42"><text:span text:style-name="T23">vector_size()</text:span>函数返回<text:span text:style-name="T23">vector_t</text:span>容器中数据的个数, <text:span text:style-name="T23">vector_at()</text:span>是通过下标对<text:span text:style-name="T23">vector_t</text:span>容器中数据进行访问，它返回的是指向容器中相应数据的指针，要打印出数据的内容我们使用如下的代码：</text:p>
      <text:p text:style-name="P67">for(i = 0; i &lt; vector_size(pvec_coll); ++i) </text:p>
      <text:p text:style-name="P67">{ </text:p>
      <text:p text:style-name="P67"><text:s text:c="4"/>printf("%d ", *(int*)vector_at(pvec_coll, i)); </text:p>
      <text:p text:style-name="P67">} </text:p>
      <text:p text:style-name="P42">最后销毁<text:span text:style-name="T23">vector_t</text:span>容器，以释放容器本身和为了保存数据申请的资源</text:p>
      <text:p text:style-name="P67">vector_destroy(pvec_coll); </text:p>
      <text:p text:style-name="P42"/>
      <text:p text:style-name="P42">这段代码输出的结果如下：</text:p>
      <text:p text:style-name="P34">1 2 3 4 5 6 </text:p>
      <text:p text:style-name="P48"/>
      <text:list xml:id="list1410677213" text:style-name="L22">
        <text:list-item>
          <text:p text:style-name="P140">deque_t</text:p>
        </text:list-item>
      </text:list>
      <text:p text:style-name="P42"><text:tab/><text:span text:style-name="T23">deque_t</text:span>是双端队列,它也是一个动态数组,但是可以在两端生长,所以在开头和结尾插入和删除数据都很高效,但是在中间插入和删除数据很慢，因为它也要移动数据。</text:p>
      <text:p text:style-name="P42"><text:soft-page-break/><text:tab/>与上面的例子类似，这次向<text:span text:style-name="T23">deque_t</text:span>中添加<text:span text:style-name="T23">6</text:span>个浮点数并打印出来：</text:p>
      <table:table table:name="表格11" table:style-name="表格11">
        <table:table-column table:style-name="表格11.A"/>
        <table:table-row>
          <table:table-cell table:style-name="表格11.A1" office:value-type="string">
            <text:p text:style-name="P102">/* </text:p>
            <text:p text:style-name="P102"><text:s/>* deque1.c </text:p>
            <text:p text:style-name="P102"><text:s/>* compile with : -lcstl </text:p>
            <text:p text:style-name="P102"><text:s/>*/ </text:p>
            <text:p text:style-name="P102"/>
            <text:p text:style-name="P102">#include &lt;stdio.h&gt; </text:p>
            <text:p text:style-name="P102">#include &lt;cstl/cdeque.h&gt; </text:p>
            <text:p text:style-name="P102"/>
            <text:p text:style-name="P102">int main(int argc, char* argv[]) </text:p>
            <text:p text:style-name="P102">{ </text:p>
            <text:p text:style-name="P102"><text:s text:c="4"/>/* deque container for float-point elements */ </text:p>
            <text:p text:style-name="P102"><text:s text:c="4"/>deque_t* pdq_coll = create_deque(float); </text:p>
            <text:p text:style-name="P102"><text:s text:c="4"/>int i = 0; </text:p>
            <text:p text:style-name="P102"/>
            <text:p text:style-name="P102"><text:s text:c="4"/>if(pdq_coll == NULL) </text:p>
            <text:p text:style-name="P102"><text:s text:c="4"/>{ </text:p>
            <text:p text:style-name="P102"><text:s text:c="8"/>return -1; </text:p>
            <text:p text:style-name="P102"><text:s text:c="4"/>} </text:p>
            <text:p text:style-name="P102"/>
            <text:p text:style-name="P102"><text:s text:c="4"/>deque_init(pdq_coll); </text:p>
            <text:p text:style-name="P102"/>
            <text:p text:style-name="P102"><text:s text:c="4"/>/* insert elements from 1.1 to 6.6 each at the front */ </text:p>
            <text:p text:style-name="P102"><text:s text:c="4"/>for(i = 1; i &lt;= 6; ++i) </text:p>
            <text:p text:style-name="P102"><text:s text:c="4"/>{ </text:p>
            <text:p text:style-name="P102"><text:s text:c="8"/>/* insert at the front */ </text:p>
            <text:p text:style-name="P102"><text:s text:c="8"/>deque_push_front(pdq_coll, i * 1.1); </text:p>
            <text:p text:style-name="P102"><text:s text:c="4"/>} </text:p>
            <text:p text:style-name="P102"/>
            <text:p text:style-name="P102"><text:s text:c="4"/>/* print all elements followed by a space */ </text:p>
            <text:p text:style-name="P102"><text:s text:c="4"/>for(i = 0; i &lt; deque_size(pdq_coll); ++i) </text:p>
            <text:p text:style-name="P102"><text:s text:c="4"/>{ </text:p>
            <text:p text:style-name="P102"><text:s text:c="8"/>printf("%f ", *(float*)deque_at(pdq_coll, i)); </text:p>
            <text:p text:style-name="P102"><text:s text:c="4"/>} </text:p>
            <text:p text:style-name="P102"><text:s text:c="4"/>printf("\n"); </text:p>
            <text:p text:style-name="P102"/>
            <text:p text:style-name="P102"><text:s text:c="4"/>deque_destroy(pdq_coll); </text:p>
            <text:p text:style-name="P102"/>
            <text:p text:style-name="P102"><text:s text:c="4"/>return 0; </text:p>
            <text:p text:style-name="P102">}</text:p>
          </table:table-cell>
        </table:table-row>
      </table:table>
      <text:p text:style-name="P48"/>
      <text:p text:style-name="P42">使用<text:span text:style-name="T23">deque_t</text:span>需要包含头文件</text:p>
      <text:p text:style-name="P103">#include &lt;cstl/cdeque.h&gt; </text:p>
      <text:p text:style-name="P42"><text:soft-page-break/>创建一个保存浮点数类型数据的<text:span text:style-name="T23">deque_t</text:span>容器并初始化</text:p>
      <text:p text:style-name="P102">deque_t* pdq_coll = create_deque(float); </text:p>
      <text:p text:style-name="P102">...</text:p>
      <text:p text:style-name="P103">deque_init(pdq_coll); </text:p>
      <text:p text:style-name="P42">在<text:span text:style-name="T23">deque_t</text:span>开头插入数据</text:p>
      <text:p text:style-name="P103">deque_push_front(pdq_coll, i * 1.1); </text:p>
      <text:p text:style-name="P107">以这种方式插入数据得到的结果是与插入顺序相反的序列，结果如下：</text:p>
      <text:p text:style-name="P110">6.600000 5.500000 4.400000 3.300000 2.200000 1.100000 </text:p>
      <text:p text:style-name="P110">这是因为每一个数据都插入到了第一个数据的前面。</text:p>
      <text:p text:style-name="P112"><text:span text:style-name="T68">deque_t</text:span><text:span text:style-name="T63">容器也提供了</text:span><text:span text:style-name="T68">deque_size()</text:span><text:span text:style-name="T63">函数和</text:span><text:span text:style-name="T68">deque_at()</text:span><text:span text:style-name="T63">函数，所以我们也可以使用与第一个例子相同的方式打印数据：</text:span></text:p>
      <text:p text:style-name="P69">for(i = 0; i &lt; deque_size(pdq_coll); ++i) </text:p>
      <text:p text:style-name="P102">{ </text:p>
      <text:p text:style-name="P102"><text:s text:c="4"/>printf("%f ", *(float*)deque_at(pdq_coll, i)); </text:p>
      <text:p text:style-name="P103">} </text:p>
      <text:p text:style-name="P42">最后也要销毁<text:span text:style-name="T23">deque_t</text:span></text:p>
      <text:p text:style-name="P103">deque_destroy(pdq_coll); </text:p>
      <text:p text:style-name="P48"/>
      <text:p text:style-name="P42"><text:tab/>因为<text:span text:style-name="T23">deque_t是双端队列，所以它也提供了deque_push_back()</text:span>函数向<text:span text:style-name="T23">deque_t的末尾</text:span>插入数据,相反<text:span text:style-name="T23">vector_t</text:span>并没有提供<text:span text:style-name="T23">vector_push_front()</text:span>这样的函数,因为在<text:span text:style-name="T23">vector_t</text:span>开头插入数据效率很低.</text:p>
      <text:p text:style-name="P42"/>
      <text:list xml:id="list373552247" text:style-name="L23">
        <text:list-item>
          <text:p text:style-name="P141">list_t</text:p>
        </text:list-item>
      </text:list>
      <text:p text:style-name="P42"><text:tab/><text:span text:style-name="T23">list_t</text:span>是一个双向链表.它不具备随即访问数据的能力,如果要访问第十个元素就必须从第一个开始向后遍历,一直找到第十个元素为止,但是对于一个给定的元素找到它的前驱和后继都是非常快的.<text:span text:style-name="T23">list_t</text:span>的优点是在任意位置删除和插入数据都非常快.</text:p>
      <text:p text:style-name="P42"><text:tab/>下面的例子创建一个字符类型的空链表,插入从’a’到’z’的字符,然后从开头删除并打印每一个字符:</text:p>
      <table:table table:name="表格12" table:style-name="表格12">
        <table:table-column table:style-name="表格12.A"/>
        <table:table-row>
          <table:table-cell table:style-name="表格12.A1" office:value-type="string">
            <text:p text:style-name="P102">/* </text:p>
            <text:p text:style-name="P102"><text:s/>* list1.c </text:p>
            <text:p text:style-name="P102"><text:s/>* compile with : -lcstl </text:p>
            <text:p text:style-name="P102"><text:s/>*/ </text:p>
            <text:p text:style-name="P102"/>
            <text:p text:style-name="P102">#include &lt;stdio.h&gt; </text:p>
            <text:p text:style-name="P102">#include &lt;cstl/clist.h&gt; </text:p>
            <text:p text:style-name="P102"/>
            <text:p text:style-name="P102">int main(int argc, char* argv[]) </text:p>
            <text:p text:style-name="P102">{ </text:p>
            <text:p text:style-name="P102"><text:s text:c="4"/>/* list container for character elements */ </text:p>
            <text:p text:style-name="P102"><text:s text:c="4"/>list_t* plist_coll = create_list(char); </text:p>
            <text:p text:style-name="P102"><text:s text:c="4"/>char c = '\0'; </text:p>
            <text:p text:style-name="P102"/>
            <text:p text:style-name="P102"><text:s text:c="4"/>if(plist_coll == NULL) </text:p>
            <text:p text:style-name="P102"><text:s text:c="4"/>{ </text:p>
            <text:p text:style-name="P102"><text:s text:c="8"/>return -1; </text:p>
            <text:p text:style-name="P102"><text:s text:c="4"/>} </text:p>
            <text:p text:style-name="P102"><text:soft-page-break/><text:s/></text:p>
            <text:p text:style-name="P102"><text:s text:c="4"/>list_init(plist_coll); </text:p>
            <text:p text:style-name="P102"/>
            <text:p text:style-name="P102"><text:s text:c="4"/>/* append elements from 'a' to 'z' */ </text:p>
            <text:p text:style-name="P102"><text:s text:c="4"/>for(c = 'a'; c &lt;= 'z'; ++c) </text:p>
            <text:p text:style-name="P102"><text:s text:c="4"/>{ </text:p>
            <text:p text:style-name="P102"><text:s text:c="8"/>list_push_back(plist_coll, c); </text:p>
            <text:p text:style-name="P102"><text:s text:c="4"/>} </text:p>
            <text:p text:style-name="P102"/>
            <text:p text:style-name="P102"><text:s text:c="4"/>/* print all elements </text:p>
            <text:p text:style-name="P102"><text:s text:c="5"/>* - while there are elements </text:p>
            <text:p text:style-name="P102"><text:s text:c="5"/>* - print and remove the first element </text:p>
            <text:p text:style-name="P102"><text:s text:c="5"/>*/ </text:p>
            <text:p text:style-name="P102"><text:s text:c="4"/>while(!list_empty(plist_coll)) </text:p>
            <text:p text:style-name="P102"><text:s text:c="4"/>{ </text:p>
            <text:p text:style-name="P102"><text:s text:c="8"/>printf("%c ", *(char*)list_front(plist_coll)); </text:p>
            <text:p text:style-name="P102"><text:s text:c="8"/>list_pop_front(plist_coll); </text:p>
            <text:p text:style-name="P102"><text:s text:c="4"/>} </text:p>
            <text:p text:style-name="P102"><text:s text:c="4"/>printf("\n"); </text:p>
            <text:p text:style-name="P102"/>
            <text:p text:style-name="P102"><text:s text:c="4"/>list_destroy(plist_coll); </text:p>
            <text:p text:style-name="P102"/>
            <text:p text:style-name="P102"><text:s text:c="4"/>return 0; </text:p>
            <text:p text:style-name="P102">}</text:p>
          </table:table-cell>
        </table:table-row>
      </table:table>
      <text:p text:style-name="P48"/>
      <text:p text:style-name="P42">使用<text:span text:style-name="T23">list_t</text:span>需要包含头文件</text:p>
      <text:p text:style-name="P103">#include &lt;cstl/clist.h&gt; </text:p>
      <text:p text:style-name="P42">创建一个字符类型的<text:span text:style-name="T23">list_t</text:span>并初始化</text:p>
      <text:p text:style-name="P103">list_t* plist_coll = create_list(char); </text:p>
      <text:p text:style-name="P103">...</text:p>
      <text:p text:style-name="P103">list_init(plist_coll); </text:p>
      <text:p text:style-name="P42">向<text:span text:style-name="T23">list_t</text:span>中插入字符</text:p>
      <text:p text:style-name="P69">for(c = 'a'; c &lt;= 'z'; ++c) </text:p>
      <text:p text:style-name="P102">{ </text:p>
      <text:p text:style-name="P102"><text:s text:c="4"/>list_push_back(plist_coll, c); </text:p>
      <text:p text:style-name="P103">} </text:p>
      <text:p text:style-name="P42"><text:span text:style-name="T23">list_empty()</text:span>判断<text:span text:style-name="T23">list_t</text:span>是否为空,<text:span text:style-name="T23">list_front()</text:span>访问第一个元素,<text:span text:style-name="T23">list_pop_front()</text:span>删除第一个元素，打印并删除数据的代码：</text:p>
      <text:p text:style-name="P69">while(!list_empty(plist_coll)) </text:p>
      <text:p text:style-name="P102">{ </text:p>
      <text:p text:style-name="P102"><text:s text:c="4"/>printf("%c ", *(char*)list_front(plist_coll)); </text:p>
      <text:p text:style-name="P102"><text:s text:c="4"/>list_pop_front(plist_coll); </text:p>
      <text:p text:style-name="P103">} </text:p>
      <text:p text:style-name="P42">销毁<text:span text:style-name="T23">list_t</text:span></text:p>
      <text:p text:style-name="P103"><text:soft-page-break/>list_destroy(plist_coll); </text:p>
      <text:p text:style-name="P42">最后的结果:</text:p>
      <text:p text:style-name="P35">a b c d e f g h i j k l m n o p q r s t u v w x y z </text:p>
      <text:p text:style-name="P34"/>
      <text:p text:style-name="P59"><text:tab/>向上面这样遍历一个链表后链表中的数据就都被删除了，如果要保留数据清使用迭代器对链表进行遍历，迭代器在后面具体介绍。</text:p>
      <text:p text:style-name="P48"/>
      <text:list xml:id="list1500467930" text:style-name="L24">
        <text:list-item>
          <text:p text:style-name="P142">slist_t</text:p>
        </text:list-item>
      </text:list>
      <text:p text:style-name="P42"><text:tab/><text:span text:style-name="T23">slist_t</text:span>是一个单链表<text:span text:style-name="T23">(stl</text:span>标准中并不包含<text:span text:style-name="T23">slist</text:span>,但是<text:span text:style-name="T23">sgi stl</text:span>包含一个单链表<text:span text:style-name="T23">slist)</text:span>.它与<text:span text:style-name="T23">list_t</text:span>的特点相同,对于任意位置的插入和删除数据都是非常快的.但是<text:span text:style-name="T23">slist_t</text:span>寻找前驱的操作效率很低,因为它必须从第一个元素开始查找.</text:p>
      <text:p text:style-name="P42"><text:tab/></text:p>
      <text:list xml:id="list1243066700" text:style-name="L25">
        <text:list-item>
          <text:p text:style-name="P143">string_t</text:p>
        </text:list-item>
      </text:list>
      <text:p text:style-name="P42"><text:tab/><text:span text:style-name="T23">string_t</text:span>的行为与<text:span text:style-name="T23">vector_t</text:span>相似,但是它主要用来存储字符串,同时它还提供了很多关于字符串的特殊操作.</text:p>
      <text:list xml:id="list1095391473" text:continue-list="list398198257" text:style-name="WW8Num13">
        <text:list-item>
          <text:list>
            <text:list-item>
              <text:list>
                <text:list-item>
                  <text:h text:style-name="P344" text:outline-level="3">关联容器</text:h>
                </text:list-item>
              </text:list>
            </text:list-item>
          </text:list>
        </text:list-item>
      </text:list>
      <text:p text:style-name="P40"><text:span text:style-name="T55"><text:tab/></text:span><text:span text:style-name="T59">关联容器对容器中保存的数据自动排序,这种排序是基于数据本身的值或者数据定义的键值。关联容器对数据排序的默认规则是小于操作，对于基本类型和</text:span><text:span text:style-name="T37">libcstl</text:span><text:span text:style-name="T59">内部的容器类型还有一些工具类型等</text:span><text:span text:style-name="T37">libcstl</text:span><text:span text:style-name="T59">库都提供了默认的小于操作函数，但是用户自定义类型的默认小于操作函数可以在注册这个类型的时候指定(类型注册机制在第十章介绍)。</text:span></text:p>
      <text:p text:style-name="P42"><text:tab/>关联容器分集合和映射两种，集合和映射的不同点在于集合对数据的排序是基于数据本身，但是映射是以键/值对的方式保存数据，所以映射对数据的排序是基于键的。</text:p>
      <text:p text:style-name="P42"><text:tab/>对于集合和映射来说又分为集合和多重集合，映射和多重映射。集合和多重集合的区别在于前者保证数据的唯一性，即不允许数据重复，后者是允许数据重复的。对于映射和多重映射也是同样，但是区别在于映射只是不允许键重复，多重映射允许出现重复的键。这样看来可以将集合看作是整个值作为键的特殊的映射。</text:p>
      <text:p text:style-name="P40"><text:span text:style-name="T59"><text:tab/>关联容器为了实现对数据进行自动排序的功能一般都采用平衡二叉树的结构，</text:span><text:span text:style-name="T37">libcstl</text:span><text:span text:style-name="T59">采用了两种平衡二叉树来实现关联容器，</text:span><text:span text:style-name="T37">AVL</text:span><text:span text:style-name="T59">树和红黑树，可以通过在编译的时候添加编译选项来选择关联容器的底层实现(特殊的编译选项请参考第一章)，建议使用红黑树作为底层实现，因为红黑树是效率更高的平衡二叉树。除了采用平衡二叉树实现的关联容器为，</text:span><text:span text:style-name="T37">libcstl</text:span><text:span text:style-name="T59">还提供了一套基于哈希结构的关联容器，这套关联容器同样也包括集合，多重集合，映射，多重映射。这一套关联容器采用的底层实现是哈希表结构，基于哈希结构的容器在插入，删除和查找数据可以接近常数时间(只要哈希函数选择的足够好)，但是于基于平衡二叉树结构的关联容器相比它不是完全有序的。</text:span></text:p>
      <text:p text:style-name="P42"><text:tab/>下面列出了<text:span text:style-name="T23">libcstl</text:span>库提供的全部关联容器类型：</text:p>
      <text:list xml:id="list969852179" text:style-name="L26">
        <text:list-item>
          <text:p text:style-name="P144">set_t</text:p>
        </text:list-item>
      </text:list>
      <text:p text:style-name="P42"><text:tab/><text:span text:style-name="T23">set_t</text:span>容器根据它保存的数据进行自动排序,每一个数据在容器中只出现一次,重复的数据是不允许的。</text:p>
      <text:list xml:id="list67785354" text:style-name="L27">
        <text:list-item>
          <text:p text:style-name="P145">mulitset_t</text:p>
        </text:list-item>
      </text:list>
      <text:p text:style-name="P42"><text:tab/><text:span text:style-name="T23">multiset_t</text:span>容器除了允许保存的数据重复,其他的与<text:span text:style-name="T23">set_t</text:span>容器相同。</text:p>
      <text:list xml:id="list1567866338" text:style-name="L28">
        <text:list-item>
          <text:p text:style-name="P146">map_t</text:p>
        </text:list-item>
      </text:list>
      <text:p text:style-name="P42"><text:tab/><text:span text:style-name="T23">map_t</text:span>容器中保存的是数据<text:span text:style-name="T23">key/value</text:span>对,数据根据<text:span text:style-name="T23">key</text:span>值自动排序,不允许有<text:span text:style-name="T23">key</text:span>重复的数据.同时<text:span text:style-name="T23">map_t</text:span>具有关联数组的能力,使用<text:span text:style-name="T23">key</text:span>值可以随即访问<text:span text:style-name="T23">map_t</text:span>中相应的<text:span text:style-name="T23">value</text:span>值。</text:p>
      <text:list xml:id="list572503711" text:style-name="L29">
        <text:list-item>
          <text:p text:style-name="P147">multimap_t</text:p>
        </text:list-item>
      </text:list>
      <text:p text:style-name="P84"><text:span text:style-name="T23">multimap_t</text:span>允许有<text:span text:style-name="T23">key</text:span>值重复的<text:span text:style-name="T23">key/value</text:span>数据,并且它不具备关联数组的性质,除此之外与<text:span text:style-name="T23">map_t</text:span>特点相同。</text:p>
      <text:list xml:id="list2010151690" text:style-name="L30">
        <text:list-item>
          <text:p text:style-name="P148">hash_set_t</text:p>
        </text:list-item>
      </text:list>
      <text:p text:style-name="P84"><text:span text:style-name="T23">hash_set_t</text:span>除了底层采用<text:span text:style-name="T23">hash</text:span>表实现外其他的特性与<text:span text:style-name="T23">set_t</text:span>相同。</text:p>
      <text:list xml:id="list2063667171" text:style-name="L31">
        <text:list-item>
          <text:p text:style-name="P149"><text:soft-page-break/>hash_multiset_t</text:p>
        </text:list-item>
      </text:list>
      <text:p text:style-name="P84"><text:span text:style-name="T23">hash_multiset_t</text:span>除了底层采用<text:span text:style-name="T23">hash</text:span>表实现外其他的特性与<text:span text:style-name="T23">multiset_t</text:span>相同。</text:p>
      <text:list xml:id="list1641776538" text:style-name="L32">
        <text:list-item>
          <text:p text:style-name="P150">hash_map_t</text:p>
        </text:list-item>
      </text:list>
      <text:p text:style-name="P84"><text:span text:style-name="T23">hash_map_t</text:span>除了底层采用<text:span text:style-name="T23">hash</text:span>表实现外其他的特性与<text:span text:style-name="T23">map_t</text:span>相同。</text:p>
      <text:list xml:id="list1885023573" text:style-name="L33">
        <text:list-item>
          <text:p text:style-name="P151">hash_multimap_t</text:p>
        </text:list-item>
      </text:list>
      <text:p text:style-name="P84"><text:span text:style-name="T23">hash_multimap_t</text:span>除了底层采用<text:span text:style-name="T23">hash</text:span>实现外其他的特性与<text:span text:style-name="T23">multimap_t</text:span>相同。</text:p>
      <text:p text:style-name="P84"/>
      <text:p text:style-name="P84">由于操作关联容器要用到迭代器，所以关联容器的例子在介绍完迭代器之后给出。</text:p>
      <text:list xml:id="list1810004509" text:continue-list="list1095391473" text:style-name="WW8Num13">
        <text:list-item>
          <text:list>
            <text:list-item>
              <text:list>
                <text:list-item>
                  <text:h text:style-name="P344" text:outline-level="3">容器适配器</text:h>
                </text:list-item>
              </text:list>
            </text:list-item>
          </text:list>
        </text:list-item>
      </text:list>
      <text:p text:style-name="P84">除了以上这些容器之外,<text:span text:style-name="T25">libcstl</text:span>为了特殊的目的还提供了容器适配器,它们都是基本的容器实现的。</text:p>
      <text:list xml:id="list319664230" text:style-name="L34">
        <text:list-item>
          <text:p text:style-name="P152">stack_t</text:p>
        </text:list-item>
      </text:list>
      <text:p text:style-name="P84"><text:span text:style-name="T23">stack_t</text:span>是堆栈,它采用<text:span text:style-name="T23">LIFO</text:span>(后进先出)的原则来管理数据。</text:p>
      <text:list xml:id="list65705641" text:style-name="L35">
        <text:list-item>
          <text:p text:style-name="P153">queue_t</text:p>
        </text:list-item>
      </text:list>
      <text:p text:style-name="P84"><text:span text:style-name="T23">queue_t</text:span>是队列,它采用<text:span text:style-name="T23">FIFO</text:span>(先进先出)的原则管理数据。</text:p>
      <text:list xml:id="list1048905329" text:style-name="L36">
        <text:list-item>
          <text:p text:style-name="P154">priority_queue_t</text:p>
        </text:list-item>
      </text:list>
      <text:p text:style-name="P84"><text:span text:style-name="T23">priority_queue_t</text:span>是优先队列,它保存的数据具有优先级,<text:span text:style-name="T25">libcstl</text:span>默认的数据值越大优先级越大.每次从队列中取出的都是具有最大优先级的数据。</text:p>
      <text:p text:style-name="P84"/>
      <text:p text:style-name="P84">其中堆栈和队列两种适配器都是可以使用多种容器类型作为底层实现，通过在编译的时候使用特殊的编译选项来实现，具体请参考第一章。容器适配器除了底层实现采用容器外，它们都不支持迭代器，所以不能通过算法对它们保存的数据进行操作。</text:p>
      <text:list xml:id="list1411339843" text:continue-list="list1810004509" text:style-name="WW8Num13">
        <text:list-item>
          <text:list>
            <text:list-item>
              <text:h text:style-name="P330" text:outline-level="2">迭代器</text:h>
            </text:list-item>
          </text:list>
        </text:list-item>
      </text:list>
      <text:p text:style-name="P84">迭代器是一种实现的是一种指针语义，它是指向容器中数据的”智能指针”，通过迭代器可以访问或者遍历容器中的全部或者部分数据，同时算法也是通过迭代器对容器中的数据进行操作的。也正是因为有了迭代器才实现了数据和算法分离。</text:p>
      <text:p text:style-name="P84">迭代器是将容器的内部结构隐藏，通过使用它可以对不同的容器进行同样的操作，同时对于不同的容器迭代器也有特殊的操作，但是下面的这些操作是迭代器共同的：</text:p>
      <text:list xml:id="list1721242538" text:style-name="L37">
        <text:list-item>
          <text:p text:style-name="P155">iterator_get_value()</text:p>
        </text:list-item>
      </text:list>
      <text:p text:style-name="P84">获得迭代器所指的数据,将迭代器所指的数据拷贝到指定的缓冲区中。</text:p>
      <text:list xml:id="list376781046" text:style-name="L38">
        <text:list-item>
          <text:p text:style-name="P156">iterator_get_pointer()</text:p>
        </text:list-item>
      </text:list>
      <text:p text:style-name="P84">获得迭代器所指的数据的指针。</text:p>
      <text:list xml:id="list1830472449" text:style-name="L39">
        <text:list-item>
          <text:p text:style-name="P157">iterator_next()</text:p>
        </text:list-item>
      </text:list>
      <text:p text:style-name="P84">指向下一个数据,使迭代器向前行进一步。</text:p>
      <text:list xml:id="list364788863" text:style-name="L40">
        <text:list-item>
          <text:p text:style-name="P158">iterator_equal() <text:span text:style-name="T65">和</text:span> iterator_not_equal()</text:p>
        </text:list-item>
      </text:list>
      <text:p text:style-name="P84">判断两个迭代器是否指向相同的位置。</text:p>
      <text:list xml:id="list739388033" text:style-name="L41">
        <text:list-item>
          <text:p text:style-name="P218"><text:span text:style-name="T65">赋值运算符</text:span> =</text:p>
        </text:list-item>
      </text:list>
      <text:p text:style-name="P84"><text:soft-page-break/>在<text:span text:style-name="T23">libcstl</text:span>中，迭代器类型可以直接使用赋值运算符 = 来进行赋值。</text:p>
      <text:p text:style-name="P98"/>
      <text:p text:style-name="P98"><text:tab/>上面都是迭代器本身的操作，下面我们来看一看容器是怎样和迭代器建立联系的：</text:p>
      <text:p text:style-name="P84">为了实现容器和迭代器的相互操作,所有的容器都提供了基本的函数。</text:p>
      <text:list xml:id="list1906966671" text:style-name="L42">
        <text:list-item>
          <text:p text:style-name="P159">xxxx_begin()</text:p>
        </text:list-item>
      </text:list>
      <text:p text:style-name="P84">获得指向特定容器中第一个数据的迭代器(如果有第一个数据)。例如<text:span text:style-name="T23">vector_t</text:span>容器就是<text:span text:style-name="T23">vector_begin()。</text:span></text:p>
      <text:list xml:id="list40612268" text:style-name="L43">
        <text:list-item>
          <text:p text:style-name="P160">xxxx_end()</text:p>
        </text:list-item>
      </text:list>
      <text:p text:style-name="P84">获得指向特定容器末尾的迭代器，这个末尾是指容器中最后一个数据的下一个位置。例如<text:span text:style-name="T23">vector_t</text:span>容器就是<text:span text:style-name="T23">vector_end()。</text:span></text:p>
      <text:p text:style-name="P53"><draw:frame draw:style-name="fr3" draw:name="图形5" text:anchor-type="paragraph" svg:width="19.006cm" svg:height="6.468cm" draw:z-index="11"><draw:image xlink:href="Pictures/10000000000002CA000000F35AC7D34C.jpg" xlink:type="simple" xlink:show="embed" xlink:actuate="onLoad"/></draw:frame>图<text:span text:style-name="T48"> 2.4 xxxx_begin()</text:span><text:span text:style-name="T61"> 和 </text:span><text:span text:style-name="T48">xxxx_end()</text:span></text:p>
      <text:p text:style-name="P52"/>
      <text:p text:style-name="P42"><text:tab/>这样的xxxx_begin()和xxxx_end()就组成了一个左闭右开区间[xxxx_begin(), xxxx_end())，这样的好处是便利时对结束条件判断比较方便，如果容器为空那么xxxx_begin()就等于xxxx_end()。</text:p>
      <text:p text:style-name="P84">使用一个例子来看看迭代器如何使用。下面的例子是将链表中的数据都打印出来，是对前面的例子的改版：</text:p>
      <table:table table:name="表格13" table:style-name="表格13">
        <table:table-column table:style-name="表格13.A"/>
        <table:table-row>
          <table:table-cell table:style-name="表格13.A1" office:value-type="string">
            <text:p text:style-name="P102">/* </text:p>
            <text:p text:style-name="P102"><text:s/>* list2.c </text:p>
            <text:p text:style-name="P102"><text:s/>* compile with : -lcstl </text:p>
            <text:p text:style-name="P102"><text:s/>*/ </text:p>
            <text:p text:style-name="P102"/>
            <text:p text:style-name="P102">#include &lt;stdio.h&gt; </text:p>
            <text:p text:style-name="P102">#include &lt;cstl/clist.h&gt; </text:p>
            <text:p text:style-name="P102"/>
            <text:p text:style-name="P102">int main(int argc, char* argv[]) </text:p>
            <text:p text:style-name="P102">{ </text:p>
            <text:p text:style-name="P102"><text:s text:c="4"/>/* list container for character elements */ </text:p>
            <text:p text:style-name="P102"><text:s text:c="4"/>list_t* plist_coll = create_list(char); </text:p>
            <text:p text:style-name="P102"><text:s text:c="4"/>list_iterator_t it_pos; </text:p>
            <text:p text:style-name="P102"><text:s text:c="4"/>char c = '\0'; </text:p>
            <text:p text:style-name="P102"/>
            <text:p text:style-name="P102"><text:s text:c="4"/>if(plist_coll == NULL) </text:p>
            <text:p text:style-name="P102"><text:s text:c="4"/>{ </text:p>
            <text:p text:style-name="P102"><text:soft-page-break/><text:s text:c="8"/>return -1; </text:p>
            <text:p text:style-name="P102"><text:s text:c="4"/>} </text:p>
            <text:p text:style-name="P102"/>
            <text:p text:style-name="P102"><text:s text:c="4"/>list_init(plist_coll); </text:p>
            <text:p text:style-name="P102"/>
            <text:p text:style-name="P102"><text:s text:c="4"/>/* append elements from 'a' to 'z' */ </text:p>
            <text:p text:style-name="P102"><text:s text:c="4"/>for(c = 'a'; c &lt;= 'z'; ++c) </text:p>
            <text:p text:style-name="P102"><text:s text:c="4"/>{ </text:p>
            <text:p text:style-name="P102"><text:s text:c="8"/>list_push_back(plist_coll, c); </text:p>
            <text:p text:style-name="P102"><text:s text:c="4"/>} </text:p>
            <text:p text:style-name="P102"/>
            <text:p text:style-name="P102"><text:s text:c="4"/>/* print all elements </text:p>
            <text:p text:style-name="P102"><text:s text:c="5"/>* - iterate over all elements </text:p>
            <text:p text:style-name="P102"><text:s text:c="5"/>*/ </text:p>
            <text:p text:style-name="P102"><text:s text:c="4"/>for(it_pos = list_begin(plist_coll); </text:p>
            <text:p text:style-name="P102"><text:s text:c="8"/>!iterator_equal(it_pos, list_end(plist_coll)); </text:p>
            <text:p text:style-name="P102"><text:s text:c="8"/>it_pos = iterator_next(it_pos)) </text:p>
            <text:p text:style-name="P102"><text:s text:c="4"/>{ </text:p>
            <text:p text:style-name="P102"><text:s text:c="8"/>printf("%c ", *(char*)iterator_get_pointer(it_pos)); </text:p>
            <text:p text:style-name="P102"><text:s text:c="4"/>} </text:p>
            <text:p text:style-name="P102"><text:s text:c="4"/>printf("\n"); </text:p>
            <text:p text:style-name="P102"/>
            <text:p text:style-name="P102"><text:s text:c="4"/>list_destroy(plist_coll); </text:p>
            <text:p text:style-name="P102"/>
            <text:p text:style-name="P102"><text:s text:c="4"/>return 0; </text:p>
            <text:p text:style-name="P102">}</text:p>
          </table:table-cell>
        </table:table-row>
      </table:table>
      <text:p text:style-name="P100"/>
      <text:p text:style-name="P42">首先要定义一个迭代器：</text:p>
      <text:p text:style-name="P103">list_iterator_t it_pos; </text:p>
      <text:p text:style-name="P107">迭代器与容器不同它不需要创建和初始化，定义之后直接就可以使用，使用之后也无需销毁。</text:p>
      <text:p text:style-name="P42">使用<text:span text:style-name="T43">it_pos </text:span>遍历<text:span text:style-name="T23">list_t</text:span>容器,并获得每一个数据的指针,将每一个数据打印出来:</text:p>
      <text:p text:style-name="P102">for(it_pos = list_begin(plist_coll); </text:p>
      <text:p text:style-name="P102"><text:s text:c="4"/>!iterator_equal(it_pos, list_end(plist_coll)); </text:p>
      <text:p text:style-name="P102"><text:s text:c="4"/>it_pos = iterator_next(it_pos)) </text:p>
      <text:p text:style-name="P102">{ </text:p>
      <text:p text:style-name="P102"><text:s text:c="4"/>printf("%c ", *(char*)iterator_get_pointer(it_pos)); </text:p>
      <text:p text:style-name="P103">} </text:p>
      <text:p text:style-name="P42">操作过程如图:</text:p>
      <text:p text:style-name="P53"><draw:frame draw:style-name="fr2" draw:name="图形6" text:anchor-type="paragraph" svg:width="19.006cm" svg:height="6.405cm" draw:z-index="12"><draw:image xlink:href="Pictures/10000000000002CB000000F18D932DDF.jpg" xlink:type="simple" xlink:show="embed" xlink:actuate="onLoad"/></draw:frame><text:soft-page-break/>图 <text:span text:style-name="T23">2.5 </text:span>使用迭代器遍历链表中的数据</text:p>
      <text:p text:style-name="P52"/>
      <text:p text:style-name="P52">在遍历的开始首先让迭代器<text:span text:style-name="T23">it_pos</text:span>指向链表的第一个数据：</text:p>
      <text:p text:style-name="P108">it_pos = list_begin(plist_coll); </text:p>
      <text:p text:style-name="P52">然后判断当前位置是否为链表的末尾：</text:p>
      <text:p text:style-name="P108">!iterator_equal(it_pos, list_end(plist_coll)); </text:p>
      <text:p text:style-name="P109">如果不是链表的末尾就或者指向当前数据的指针，并将数据打印出来：</text:p>
      <text:p text:style-name="P108">printf("%c ", *(char*)iterator_get_pointer(it_pos)); </text:p>
      <text:p text:style-name="P109">然后在移动到下一个数据的位置：</text:p>
      <text:p text:style-name="P108">it_pos = iterator_next(it_pos)</text:p>
      <text:list xml:id="list1189882963" text:continue-list="list1411339843" text:style-name="WW8Num13">
        <text:list-item>
          <text:list>
            <text:list-item>
              <text:list>
                <text:list-item>
                  <text:h text:style-name="P344" text:outline-level="3">使用关联容器的例子</text:h>
                </text:list-item>
              </text:list>
            </text:list-item>
          </text:list>
        </text:list-item>
      </text:list>
      <text:p text:style-name="P48"><text:tab/><text:span text:style-name="T63">上面例子</text:span><text:span text:style-name="T69">中的</text:span><text:span text:style-name="T63">遍历是通用的，它可以用在任何容器中，下面就将这种便利用在关联容器中。下面这些例子都是使用关联容器的例子：</text:span></text:p>
      <text:list xml:id="list864201554" text:style-name="L44">
        <text:list-item>
          <text:p text:style-name="P219"><text:span text:style-name="T44">set_t</text:span><text:span text:style-name="T63">和</text:span><text:span text:style-name="T44">multiset_t</text:span><text:span text:style-name="T63">的例子</text:span></text:p>
        </text:list-item>
      </text:list>
      <text:p text:style-name="P59"><text:tab/>下面的例子展示了如何向<text:span text:style-name="T23">set_t</text:span>中插入数据并使用迭代器将数据打印出来：</text:p>
      <table:table table:name="表格14" table:style-name="表格14">
        <table:table-column table:style-name="表格14.A"/>
        <table:table-row>
          <table:table-cell table:style-name="表格14.A1" office:value-type="string">
            <text:p text:style-name="P102">/* </text:p>
            <text:p text:style-name="P102"><text:s/>* set1.c </text:p>
            <text:p text:style-name="P102"><text:s/>* compile with : -lcstl </text:p>
            <text:p text:style-name="P102"><text:s/>*/ </text:p>
            <text:p text:style-name="P102"/>
            <text:p text:style-name="P102">#include &lt;stdio.h&gt; </text:p>
            <text:p text:style-name="P102">#include &lt;cstl/cset.h&gt; </text:p>
            <text:p text:style-name="P102"/>
            <text:p text:style-name="P102">int main(int argc, char* argv[]) </text:p>
            <text:p text:style-name="P102">{ </text:p>
            <text:p text:style-name="P102"><text:s text:c="4"/>/* set container for int values */ </text:p>
            <text:p text:style-name="P102"><text:s text:c="4"/>set_t* pset_coll = create_set(int); </text:p>
            <text:p text:style-name="P102"><text:s text:c="4"/>set_iterator_t it_pos; </text:p>
            <text:p text:style-name="P102"><text:soft-page-break/><text:s/></text:p>
            <text:p text:style-name="P102"><text:s text:c="4"/>if(pset_coll == NULL) </text:p>
            <text:p text:style-name="P102"><text:s text:c="4"/>{ </text:p>
            <text:p text:style-name="P102"><text:s text:c="8"/>return -1; </text:p>
            <text:p text:style-name="P102"><text:s text:c="4"/>} </text:p>
            <text:p text:style-name="P102"/>
            <text:p text:style-name="P102"><text:s text:c="4"/>set_init(pset_coll); </text:p>
            <text:p text:style-name="P102"/>
            <text:p text:style-name="P102"><text:s text:c="4"/>/* </text:p>
            <text:p text:style-name="P102"><text:s text:c="5"/>* insert elements for 1 to 6 in arbitray order </text:p>
            <text:p text:style-name="P102"><text:s text:c="5"/>* - value 1 gets inserted twice </text:p>
            <text:p text:style-name="P102"><text:s text:c="5"/>*/ </text:p>
            <text:p text:style-name="P102"><text:s text:c="4"/>set_insert(pset_coll, 3); </text:p>
            <text:p text:style-name="P102"><text:s text:c="4"/>set_insert(pset_coll, 1); </text:p>
            <text:p text:style-name="P102"><text:s text:c="4"/>set_insert(pset_coll, 6); </text:p>
            <text:p text:style-name="P102"><text:s text:c="4"/>set_insert(pset_coll, 4); </text:p>
            <text:p text:style-name="P102"><text:s text:c="4"/>set_insert(pset_coll, 1); </text:p>
            <text:p text:style-name="P102"><text:s text:c="4"/>set_insert(pset_coll, 2); </text:p>
            <text:p text:style-name="P102"><text:s text:c="4"/>set_insert(pset_coll, 5); </text:p>
            <text:p text:style-name="P102"/>
            <text:p text:style-name="P102"><text:s text:c="4"/>/* </text:p>
            <text:p text:style-name="P102"><text:s text:c="5"/>* print all elements </text:p>
            <text:p text:style-name="P102"><text:s text:c="5"/>* - iterate over all elements </text:p>
            <text:p text:style-name="P102"><text:s text:c="5"/>*/ </text:p>
            <text:p text:style-name="P102"><text:s text:c="4"/>for(it_pos = set_begin(pset_coll); </text:p>
            <text:p text:style-name="P102"><text:s text:c="8"/>!iterator_equal(it_pos, set_end(pset_coll));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set_destroy(pset_coll); </text:p>
            <text:p text:style-name="P102"/>
            <text:p text:style-name="P102"><text:s text:c="4"/>return 0; </text:p>
            <text:p text:style-name="P102">}</text:p>
          </table:table-cell>
        </table:table-row>
      </table:table>
      <text:p text:style-name="P48"/>
      <text:p text:style-name="P42">要使用<text:span text:style-name="T23">set_t</text:span>必须包含头文件</text:p>
      <text:p text:style-name="P103">#include &lt;cstl/cset.h&gt; </text:p>
      <text:p text:style-name="P59">然后创建并初始化一个保存<text:span text:style-name="T23">int</text:span>类型的<text:span text:style-name="T23">set_t</text:span></text:p>
      <text:p text:style-name="P35">set_t提供了set_insert()函数，使用它向容器中插入数据。set_t并没有提供set_push_back()或者set_push_front()这样的操作函数，因为在数据插入到容器之前它的位置是未知的。</text:p>
      <text:p text:style-name="P102">set_insert(pset_coll, 3); </text:p>
      <text:p text:style-name="P102"><text:soft-page-break/>set_insert(pset_coll, 1); </text:p>
      <text:p text:style-name="P102">set_insert(pset_coll, 6); </text:p>
      <text:p text:style-name="P102">set_insert(pset_coll, 4); </text:p>
      <text:p text:style-name="P102">set_insert(pset_coll, 1); </text:p>
      <text:p text:style-name="P102">set_insert(pset_coll, 2); </text:p>
      <text:p text:style-name="P103">set_insert(pset_coll, 5); </text:p>
      <text:p text:style-name="P103"/>
      <text:p text:style-name="P42">向<text:span text:style-name="T23">set_t</text:span>中插入了<text:span text:style-name="T23">7</text:span>个数据但是实际上容器只保存了<text:span text:style-name="T23">6</text:span>个,第二次插入数据1的时候因为容器中已经有数据1了所以插入失败,数据在<text:span text:style-name="T23">set_t</text:span>中的可能保存形式:</text:p>
      <text:p text:style-name="P56"><draw:frame draw:style-name="fr3" draw:name="图形7" text:anchor-type="paragraph" svg:width="19.006cm" svg:height="7.26cm" draw:z-index="13"><draw:image xlink:href="Pictures/10000000000002C800000110898A491B.jpg" xlink:type="simple" xlink:show="embed" xlink:actuate="onLoad"/></draw:frame>图 <text:span text:style-name="T23">2.6</text:span> 插入数据后的<text:span text:style-name="T23">set_t</text:span>容器</text:p>
      <text:p text:style-name="P50"/>
      <text:p text:style-name="P42">接下来是使用迭代器遍历<text:span text:style-name="T23">set_t</text:span>,使用了和上面的例子相同的遍历方式:</text:p>
      <text:p text:style-name="P69">for(it_pos = set_begin(pset_coll); </text:p>
      <text:p text:style-name="P102"><text:s text:c="4"/>!iterator_equal(it_pos, set_end(pset_coll)); </text:p>
      <text:p text:style-name="P102"><text:s text:c="4"/>it_pos = iterator_next(it_pos)) </text:p>
      <text:p text:style-name="P102">{ </text:p>
      <text:p text:style-name="P102"><text:s text:c="4"/>printf("%d ", *(int*)iterator_get_pointer(it_pos)); </text:p>
      <text:p text:style-name="P103">} </text:p>
      <text:p text:style-name="P42"/>
      <text:p text:style-name="P42">虽然用户在遍历的时候使用的操作是一样的，但是由于内部结构不同迭代器遍历的过程中内部实现还是要根据各个容器的具体情况，让我们来看看关联容器使用迭代器遍历时是什么情况：</text:p>
      <text:p text:style-name="P56"><draw:frame draw:style-name="fr2" draw:name="图形8" text:anchor-type="paragraph" svg:width="19.006cm" svg:height="10.634cm" draw:z-index="14"><draw:image xlink:href="Pictures/10000000000002C90000018F9956E6C7.jpg" xlink:type="simple" xlink:show="embed" xlink:actuate="onLoad"/></draw:frame><text:soft-page-break/>图 <text:span text:style-name="T23">2.7 </text:span>通过迭代器遍历关联容器</text:p>
      <text:p text:style-name="P42">上面例子的结果:</text:p>
      <text:p text:style-name="P35">1 2 3 4 5 6 </text:p>
      <text:p text:style-name="P42">如果使用<text:span text:style-name="T23">multiset_t</text:span>代替<text:span text:style-name="T23">set_t</text:span>,第二次插入数据1就不会失败,输出结果如下:</text:p>
      <text:p text:style-name="P35">1 1 2 3 4 5 6 </text:p>
      <text:p text:style-name="P48"/>
      <text:list xml:id="list941716901" text:style-name="L45">
        <text:list-item>
          <text:p text:style-name="P220"><text:span text:style-name="T63">使用</text:span><text:span text:style-name="T44">map_t</text:span><text:span text:style-name="T63">和</text:span><text:span text:style-name="T44">multimap_t</text:span><text:span text:style-name="T63">的例子</text:span></text:p>
        </text:list-item>
      </text:list>
      <text:p text:style-name="P48"><text:span text:style-name="T63"><text:tab/></text:span><text:span text:style-name="T44">map_t</text:span><text:span text:style-name="T63">和</text:span><text:span text:style-name="T44">multimap_t保存的数据都是key/value对，所以对于它们的声明，插入和访问都有些不同，下面的例子使用了multimap_t：</text:span></text:p>
      <table:table table:name="表格15" table:style-name="表格15">
        <table:table-column table:style-name="表格15.A"/>
        <table:table-row>
          <table:table-cell table:style-name="表格15.A1" office:value-type="string">
            <text:p text:style-name="P102">/* </text:p>
            <text:p text:style-name="P102"><text:s/>* multimap1.c </text:p>
            <text:p text:style-name="P102"><text:s/>* compile with : -lcstl </text:p>
            <text:p text:style-name="P102"><text:s/>*/ </text:p>
            <text:p text:style-name="P102"/>
            <text:p text:style-name="P102">#include &lt;stdio.h&gt; </text:p>
            <text:p text:style-name="P102">#include &lt;cstl/cmap.h&gt; </text:p>
            <text:p text:style-name="P102">#include &lt;cstl/cutility.h&gt; </text:p>
            <text:p text:style-name="P102"/>
            <text:p text:style-name="P102">int main(int argc, char* argv[]) </text:p>
            <text:p text:style-name="P102">{ </text:p>
            <text:p text:style-name="P102"><text:s text:c="4"/>/* multimap container for int/c-string value */ </text:p>
            <text:p text:style-name="P102"><text:s text:c="4"/>multimap_t* pmmap_coll = create_multimap(int, char*); </text:p>
            <text:p text:style-name="P102"><text:s text:c="4"/>multimap_iterator_t it_pos; </text:p>
            <text:p text:style-name="P102"><text:soft-page-break/><text:s text:c="4"/>pair_t* ppair_elem = create_pair(int, char*); </text:p>
            <text:p text:style-name="P102"/>
            <text:p text:style-name="P102"><text:s text:c="4"/>if(pmmap_coll == NULL || ppair_elem == NULL) </text:p>
            <text:p text:style-name="P102"><text:s text:c="4"/>{ </text:p>
            <text:p text:style-name="P102"><text:s text:c="8"/>return -1; </text:p>
            <text:p text:style-name="P102"><text:s text:c="4"/>} </text:p>
            <text:p text:style-name="P102"/>
            <text:p text:style-name="P102"><text:s text:c="4"/>multimap_init(pmmap_coll); </text:p>
            <text:p text:style-name="P102"><text:s text:c="4"/>pair_init(ppair_elem); </text:p>
            <text:p text:style-name="P102"/>
            <text:p text:style-name="P102"><text:s text:c="4"/>/* </text:p>
            <text:p text:style-name="P102"><text:s text:c="5"/>* insert some elements in arbitray order </text:p>
            <text:p text:style-name="P102"><text:s text:c="5"/>* - a value with key 1 gets inserted twice </text:p>
            <text:p text:style-name="P102"><text:s text:c="5"/>*/ </text:p>
            <text:p text:style-name="P102"><text:s text:c="4"/>pair_make(ppair_elem, 5, "tagged"); </text:p>
            <text:p text:style-name="P102"><text:s text:c="4"/>multimap_insert(pmmap_coll, ppair_elem); </text:p>
            <text:p text:style-name="P102"><text:s text:c="4"/>pair_make(ppair_elem, 2, "a"); </text:p>
            <text:p text:style-name="P102"><text:s text:c="4"/>multimap_insert(pmmap_coll, ppair_elem); </text:p>
            <text:p text:style-name="P102"><text:s text:c="4"/>pair_make(ppair_elem, 1, "this"); </text:p>
            <text:p text:style-name="P102"><text:s text:c="4"/>multimap_insert(pmmap_coll, ppair_elem); </text:p>
            <text:p text:style-name="P102"><text:s text:c="4"/>pair_make(ppair_elem, 4, "of"); </text:p>
            <text:p text:style-name="P102"><text:s text:c="4"/>multimap_insert(pmmap_coll, ppair_elem); </text:p>
            <text:p text:style-name="P102"><text:s text:c="4"/>pair_make(ppair_elem, 6, "strings"); </text:p>
            <text:p text:style-name="P102"><text:s text:c="4"/>multimap_insert(pmmap_coll, ppair_elem); </text:p>
            <text:p text:style-name="P102"><text:s text:c="4"/>pair_make(ppair_elem, 1, "is"); </text:p>
            <text:p text:style-name="P102"><text:s text:c="4"/>multimap_insert(pmmap_coll, ppair_elem); </text:p>
            <text:p text:style-name="P102"><text:s text:c="4"/>pair_make(ppair_elem, 3, "multimap"); </text:p>
            <text:p text:style-name="P102"><text:s text:c="4"/>multimap_insert(pmmap_coll, ppair_elem); </text:p>
            <text:p text:style-name="P102"/>
            <text:p text:style-name="P102"><text:s text:c="4"/>/* </text:p>
            <text:p text:style-name="P102"><text:s text:c="5"/>* print all element values </text:p>
            <text:p text:style-name="P102"><text:s text:c="5"/>* - iterate over all elements </text:p>
            <text:p text:style-name="P102"><text:s text:c="5"/>* - element member second is value </text:p>
            <text:p text:style-name="P102"><text:s text:c="5"/>*/ </text:p>
            <text:p text:style-name="P102"><text:s text:c="4"/>for(it_pos = multimap_begin(pmmap_coll); </text:p>
            <text:p text:style-name="P102"><text:s text:c="8"/>!iterator_equal(it_pos, multimap_end(pmmap_coll)); </text:p>
            <text:p text:style-name="P102"><text:s text:c="8"/>it_pos = iterator_next(it_pos)) </text:p>
            <text:p text:style-name="P102"><text:s text:c="4"/>{ </text:p>
            <text:p text:style-name="P102"><text:s text:c="8"/>printf("%s ", (char*)pair_second(iterator_get_pointer(it_pos))); </text:p>
            <text:p text:style-name="P102"><text:s text:c="4"/>} </text:p>
            <text:p text:style-name="P102"><text:s text:c="4"/>printf("\n"); </text:p>
            <text:p text:style-name="P102"/>
            <text:p text:style-name="P102"><text:s text:c="4"/>multimap_destroy(pmmap_coll); </text:p>
            <text:p text:style-name="P102"><text:soft-page-break/><text:s text:c="4"/>pair_destroy(ppair_elem); </text:p>
            <text:p text:style-name="P102"/>
            <text:p text:style-name="P102"><text:s text:c="4"/>return 0; </text:p>
            <text:p text:style-name="P102">}</text:p>
          </table:table-cell>
        </table:table-row>
      </table:table>
      <text:p text:style-name="P48"/>
      <text:p text:style-name="P42">输出的结果是:</text:p>
      <text:p text:style-name="P35">this is a multimap of tagged strings </text:p>
      <text:p text:style-name="P35">this和is的键都是1，所以在结果中this和is有可能顺序颠倒。虽然this和is具有同样的键但是multimap_t允许键重复。</text:p>
      <text:p text:style-name="P40"><text:span text:style-name="T55"><text:tab/></text:span><text:span text:style-name="T59">这个例子有点复杂</text:span></text:p>
      <text:p text:style-name="P42"><text:tab/>首先, <text:span text:style-name="T23">multiset_t</text:span>使用<text:span text:style-name="T23">pair_t</text:span>来描述<text:span text:style-name="T23">key/value，</text:span>所以<text:span text:style-name="T23">multimap_t</text:span>中保存的是<text:span text:style-name="T23">pair_t。因此在程序中要声明一个pair_t并将数据保存在其中，然后插入到multimap_t中。这也是代码中在调用</text:span><text:span text:style-name="T48"> </text:span><text:span text:style-name="T46">multimap_insert(</text:span><text:span text:style-name="T43">)</text:span><text:span text:style-name="T44">之前都调用了</text:span><text:span text:style-name="T43">pair_make()</text:span><text:span text:style-name="T44">。</text:span></text:p>
      <text:p text:style-name="P42"><text:tab/>其次,由于<text:span text:style-name="T23">multimap_t</text:span>中保存的是<text:span text:style-name="T23">pair_t，所以在遍历的过程中获得的数据的指针都是指向pair_t类型的，我们要获得的值要通过pair_t的操作函数</text:span><text:span text:style-name="T46"> pair_second()</text:span><text:span text:style-name="T44">来获得：</text:span></text:p>
      <text:p text:style-name="P103">printf("%s ", (char*)pair_second(iterator_get_pointer(it_pos))); </text:p>
      <text:p text:style-name="P42"><text:tab/><text:span text:style-name="T23">pair_t</text:span>类型第三章中详细的介绍。</text:p>
      <text:p text:style-name="P42"/>
      <text:list xml:id="list986177535" text:style-name="L46">
        <text:list-item>
          <text:p text:style-name="P270"><text:span text:style-name="T64">将</text:span><text:span text:style-name="T45">map_t</text:span><text:span text:style-name="T64">作为关联数组</text:span></text:p>
        </text:list-item>
      </text:list>
      <text:p text:style-name="P42"><text:tab/><text:span text:style-name="T23">map_t</text:span>和<text:span text:style-name="T23">multimap_t</text:span>的主要区别在于<text:span text:style-name="T23">map_t</text:span>不允许键重复。除了这些，<text:span text:style-name="T23">map_t</text:span>还可以作为关联数组使用：</text:p>
      <table:table table:name="表格16" table:style-name="表格16">
        <table:table-column table:style-name="表格16.A"/>
        <table:table-row>
          <table:table-cell table:style-name="表格16.A1" office:value-type="string">
            <text:p text:style-name="P102">/* </text:p>
            <text:p text:style-name="P102"><text:s/>* map1.c </text:p>
            <text:p text:style-name="P102"><text:s/>* compile with : -lcstl </text:p>
            <text:p text:style-name="P102"><text:s/>*/ </text:p>
            <text:p text:style-name="P102"/>
            <text:p text:style-name="P102">#include &lt;stdio.h&gt; </text:p>
            <text:p text:style-name="P102">#include &lt;cstl/cmap.h&gt; </text:p>
            <text:p text:style-name="P102"/>
            <text:p text:style-name="P102">int main(int argc, char* argv[]) </text:p>
            <text:p text:style-name="P102">{ </text:p>
            <text:p text:style-name="P102"><text:s text:c="4"/>/* map container for c-string/double value */ </text:p>
            <text:p text:style-name="P102"><text:s text:c="4"/>map_t* pmap_coll = create_map(char*, double); </text:p>
            <text:p text:style-name="P102"><text:s text:c="4"/>map_iterator_t it_pos; </text:p>
            <text:p text:style-name="P102"/>
            <text:p text:style-name="P102"><text:s text:c="4"/>if(pmap_coll == NULL) </text:p>
            <text:p text:style-name="P102"><text:s text:c="4"/>{ </text:p>
            <text:p text:style-name="P102"><text:s text:c="8"/>return -1; </text:p>
            <text:p text:style-name="P102"><text:s text:c="4"/>} </text:p>
            <text:p text:style-name="P102"/>
            <text:p text:style-name="P102"><text:s text:c="4"/>map_init(pmap_coll); </text:p>
            <text:p text:style-name="P102"/>
            <text:p text:style-name="P102"><text:s text:c="4"/>/* insert some element into the collection */ </text:p>
            <text:p text:style-name="P102"><text:s text:c="4"/>*(double*)map_at(pmap_coll, "VAT") = 0.15; </text:p>
            <text:p text:style-name="P102"><text:s text:c="4"/>*(double*)map_at(pmap_coll, "Pi") = 3.1415; </text:p>
            <text:p text:style-name="P102"><text:s text:c="4"/>*(double*)map_at(pmap_coll, "an arbitray number") = 445.903; </text:p>
            <text:p text:style-name="P102"><text:soft-page-break/><text:s text:c="4"/>*(double*)map_at(pmap_coll, "Null") = 0.0; </text:p>
            <text:p text:style-name="P102"/>
            <text:p text:style-name="P102"><text:s text:c="4"/>/* </text:p>
            <text:p text:style-name="P102"><text:s text:c="5"/>* print all element values </text:p>
            <text:p text:style-name="P102"><text:s text:c="5"/>* - iterate over all elements </text:p>
            <text:p text:style-name="P102"><text:s text:c="5"/>* - element member first is key </text:p>
            <text:p text:style-name="P102"><text:s text:c="5"/>* - element member second is value </text:p>
            <text:p text:style-name="P102"><text:s text:c="5"/>*/ </text:p>
            <text:p text:style-name="P102"><text:s text:c="4"/>for(it_pos = map_begin(pmap_coll); </text:p>
            <text:p text:style-name="P102"><text:s text:c="8"/>!iterator_equal(it_pos, map_end(pmap_coll)); </text:p>
            <text:p text:style-name="P102"><text:s text:c="8"/>it_pos = iterator_next(it_pos)) </text:p>
            <text:p text:style-name="P102"><text:s text:c="4"/>{ </text:p>
            <text:p text:style-name="P102"><text:s text:c="8"/>printf("key: \"%s\" value: %lf\n", </text:p>
            <text:p text:style-name="P102"><text:s text:c="12"/>(char*)pair_first(iterator_get_pointer(it_pos)), </text:p>
            <text:p text:style-name="P102"><text:s text:c="12"/>*(double*)pair_second(iterator_get_pointer(it_pos))); </text:p>
            <text:p text:style-name="P102"><text:s text:c="4"/>} </text:p>
            <text:p text:style-name="P102"/>
            <text:p text:style-name="P102"><text:s text:c="4"/>map_destroy(pmap_coll); </text:p>
            <text:p text:style-name="P102"/>
            <text:p text:style-name="P102"><text:s text:c="4"/>return 0; </text:p>
            <text:p text:style-name="P102">}</text:p>
          </table:table-cell>
        </table:table-row>
      </table:table>
      <text:p text:style-name="P48"/>
      <text:p text:style-name="P42"><text:span text:style-name="T23">map_t提供了map_at()操作函数，</text:span>允许使用以键值为下标直接修改<text:span text:style-name="T23">map_t</text:span>中的数据。<text:span text:style-name="T44">map_at()</text:span><text:span text:style-name="T63">与其他容器的</text:span><text:span text:style-name="T44">at()</text:span><text:span text:style-name="T63">函数不同，它可以以任何类型作为索引，它也没有下标失效的情况。当使用一个容器中不存在的键作下标的时候，</text:span><text:span text:style-name="T44">map_at()会首先在容器中生成一个默认的数据，这个数据的键就是当前的下标，值是值类型的默认值。例如：</text:span></text:p>
      <text:p text:style-name="P105">*(double*)map_at(pmap_coll, "VAT") = 0.15; </text:p>
      <text:p text:style-name="P107">如果像下面这样的写法：</text:p>
      <text:p text:style-name="P105">map_at(pmap_coll, "VAT"); </text:p>
      <text:p text:style-name="P115"><text:span text:style-name="T46">“VAT”</text:span><text:span text:style-name="T65">键对应的值就是双精度浮点值的默认值</text:span><text:span text:style-name="T42">0.0</text:span><text:span text:style-name="T65">。</text:span></text:p>
      <text:p text:style-name="P116"/>
      <text:p text:style-name="P42">执行结果:</text:p>
      <text:p text:style-name="P35">key: "Null" value: 0.000000 </text:p>
      <text:p text:style-name="P35">key: "Pi" value: 3.141500 </text:p>
      <text:p text:style-name="P35">key: "VAT" value: 0.150000 </text:p>
      <text:p text:style-name="P35">key: "an arbitray number" value: 445.903000</text:p>
      <text:list xml:id="list1076789635" text:continue-list="list1189882963" text:style-name="WW8Num13">
        <text:list-item>
          <text:list>
            <text:list-item>
              <text:list>
                <text:list-item>
                  <text:h text:style-name="P344" text:outline-level="3">迭代器种类</text:h>
                </text:list-item>
              </text:list>
            </text:list-item>
          </text:list>
        </text:list-item>
      </text:list>
      <text:p text:style-name="P59"><text:tab/>上面已经介绍了迭代器是为了给用户提供一种统一的操作方式，也列举了迭代器的基本操作，但是容器的功能不同内部结构也就不同，所以迭代器除了提供了基本的操作外还针对不同种类的容器提供了不同的操作。</text:p>
      <text:p text:style-name="P40"><text:span text:style-name="T66"><text:tab/>根据迭代已经访问数据的能力，可以将迭代器分为五大类(具体的种类在第五章中介绍)，所有的</text:span><text:span text:style-name="T40">libcstl</text:span><text:span text:style-name="T66">提供的容器的迭代器都属于其中的三类：</text:span></text:p>
      <text:list xml:id="list1382328843" text:style-name="L47">
        <text:list-item>
          <text:p text:style-name="P210"><text:soft-page-break/><text:span text:style-name="T59">单向迭代器</text:span><text:span text:style-name="T40">(forward_iterator_t)</text:span></text:p>
        </text:list-item>
      </text:list>
      <text:p text:style-name="P42"><text:tab/>单向迭代器只能向下一个元素移动:使用<text:span text:style-name="T23">iterator_next()</text:span>操作,拥有这类迭代器类型的容器只有<text:span text:style-name="T23">slist_t</text:span>。</text:p>
      <text:list xml:id="list970953366" text:style-name="L48">
        <text:list-item>
          <text:p text:style-name="P211"><text:span text:style-name="T59">双向迭代器</text:span><text:span text:style-name="T40">(bidirectional_iterator_t)</text:span></text:p>
        </text:list-item>
      </text:list>
      <text:p text:style-name="P42"><text:tab/>双向迭代器可以向两个方向迭代，向下一个元素使用<text:span text:style-name="T23">iterator_next()</text:span>操作，向前一个元素使用<text:span text:style-name="T23">iterator_prev()</text:span>操作，拥有这类迭代器类型的容器有<text:span text:style-name="T23">list_t</text:span>, <text:span text:style-name="T23">set_t</text:span>, <text:span text:style-name="T23">multiset_t</text:span>, <text:span text:style-name="T23">map_t</text:span>, <text:span text:style-name="T23">multimap_t, hash_set_t, hash_multiset_t, hash_map_t,</text:span></text:p>
      <text:p text:style-name="P33">hash_multimap_t。</text:p>
      <text:list xml:id="list1355539793" text:style-name="L49">
        <text:list-item>
          <text:p text:style-name="P212"><text:span text:style-name="T59">随机访问迭代器</text:span><text:span text:style-name="T40">(random_access_iterator_t)</text:span></text:p>
        </text:list-item>
      </text:list>
      <text:p text:style-name="P42"><text:tab/>随即访问迭代器具有随即访问的能力,此为还可以进行关系比较，可以一次移动多个数据，还可以计算两个迭代器的差值。拥有这类迭代器类型的容器有<text:span text:style-name="T23">vector_t</text:span>和<text:span text:style-name="T23">deque_t。</text:span></text:p>
      <text:list xml:id="list1502837183" text:continue-list="list1076789635" text:style-name="WW8Num13">
        <text:list-item>
          <text:list>
            <text:list-item>
              <text:h text:style-name="P330" text:outline-level="2">算法和函数</text:h>
            </text:list-item>
          </text:list>
        </text:list-item>
      </text:list>
      <text:p text:style-name="P40"><text:span text:style-name="T17"><text:tab/></text:span><text:span text:style-name="T26">libcstl</text:span><text:span text:style-name="T59">为了处理容器中的数据提供了许多算法,例如查找,排序,拷贝,修改还有算术操作。算法不属于任何一种容器,它是通用的，可以处理任何容器中的数据。通过迭代器实现的算法和数据的分离，但是这样做也有不足的地方，为了做到通用，必然会忽略容器结构的特殊性，这样于容器提供的操作函数相比，实现同样的功能的情况下，容器提供的操作函数更高效。下面通过一个简单的例子来展示一下如何使用算法：</text:span></text:p>
      <table:table table:name="表格17" table:style-name="表格17">
        <table:table-column table:style-name="表格17.A"/>
        <table:table-row>
          <table:table-cell table:style-name="表格17.A1" office:value-type="string">
            <text:p text:style-name="P102">/* </text:p>
            <text:p text:style-name="P102"><text:s/>* algo1.c </text:p>
            <text:p text:style-name="P102"><text:s/>* compile with : -lcstl </text:p>
            <text:p text:style-name="P102"><text:s/>*/ </text:p>
            <text:p text:style-name="P102"/>
            <text:p text:style-name="P102">#include &lt;stdio.h&gt; </text:p>
            <text:p text:style-name="P102">#include &lt;cstl/cvector.h&gt; </text:p>
            <text:p text:style-name="P102">#include &lt;cstl/calgorithm.h&gt; </text:p>
            <text:p text:style-name="P102"/>
            <text:p text:style-name="P102">int main(int argc, char* argv[]) </text:p>
            <text:p text:style-name="P102">{ </text:p>
            <text:p text:style-name="P102"><text:s text:c="4"/>vector_t* pvec_coll = create_vector(int); </text:p>
            <text:p text:style-name="P102"><text:s text:c="4"/>vector_iterator_t it_pos; </text:p>
            <text:p text:style-name="P102"/>
            <text:p text:style-name="P102"><text:s text:c="4"/>if(pvec_coll == NULL) </text:p>
            <text:p text:style-name="P102"><text:s text:c="4"/>{ </text:p>
            <text:p text:style-name="P102"><text:s text:c="8"/>return -1; </text:p>
            <text:p text:style-name="P102"><text:s text:c="4"/>} </text:p>
            <text:p text:style-name="P102"/>
            <text:p text:style-name="P102"><text:s text:c="4"/>vector_init(pvec_coll); </text:p>
            <text:p text:style-name="P102"/>
            <text:p text:style-name="P102"><text:s text:c="4"/>/* insert elements from 1 to 6 in arbitrary order */ </text:p>
            <text:p text:style-name="P102"><text:s text:c="4"/>vector_push_back(pvec_coll, 3); </text:p>
            <text:p text:style-name="P102"><text:s text:c="4"/>vector_push_back(pvec_coll, 2); </text:p>
            <text:p text:style-name="P102"><text:s text:c="4"/>vector_push_back(pvec_coll, 5); </text:p>
            <text:p text:style-name="P102"><text:s text:c="4"/>vector_push_back(pvec_coll, 6); </text:p>
            <text:p text:style-name="P102"><text:soft-page-break/><text:s text:c="4"/>vector_push_back(pvec_coll, 4); </text:p>
            <text:p text:style-name="P102"><text:s text:c="4"/>vector_push_back(pvec_coll, 1); </text:p>
            <text:p text:style-name="P102"/>
            <text:p text:style-name="P102"><text:s text:c="4"/>/* find and print minimum and maximum element */ </text:p>
            <text:p text:style-name="P102"><text:s text:c="4"/>it_pos = algo_min_element(vector_begin(pvec_coll), vector_end(pvec_coll)); </text:p>
            <text:p text:style-name="P102"><text:s text:c="4"/>printf("min: %d\n", *(int*)iterator_get_pointer(it_pos)); </text:p>
            <text:p text:style-name="P102"><text:s text:c="4"/>it_pos = algo_max_element(vector_begin(pvec_coll), vector_end(pvec_coll)); </text:p>
            <text:p text:style-name="P102"><text:s text:c="4"/>printf("max: %d\n", *(int*)iterator_get_pointer(it_pos)); </text:p>
            <text:p text:style-name="P102"/>
            <text:p text:style-name="P102"><text:s text:c="4"/>/* sort all elements */ </text:p>
            <text:p text:style-name="P102"><text:s text:c="4"/>algo_sort(vector_begin(pvec_coll), vector_end(pvec_coll)); </text:p>
            <text:p text:style-name="P102"/>
            <text:p text:style-name="P102"><text:s text:c="4"/>/* find the first element with value 3 */ </text:p>
            <text:p text:style-name="P102"><text:s text:c="4"/>it_pos = algo_find(vector_begin(pvec_coll), vector_end(pvec_coll), 3); </text:p>
            <text:p text:style-name="P102"/>
            <text:p text:style-name="P102"><text:s text:c="4"/>/* </text:p>
            <text:p text:style-name="P102"><text:s text:c="5"/>* reverse the order of the found element with value 3 </text:p>
            <text:p text:style-name="P102"><text:s text:c="5"/>* and all following elements </text:p>
            <text:p text:style-name="P102"><text:s text:c="5"/>*/ </text:p>
            <text:p text:style-name="P102"><text:s text:c="4"/>algo_reverse(it_pos, vector_end(pvec_coll)); </text:p>
            <text:p text:style-name="P102"/>
            <text:p text:style-name="P102"><text:s text:c="4"/>/* print all elements */ </text:p>
            <text:p text:style-name="P102"><text:s text:c="4"/>for(it_pos = vector_begin(pvec_coll); </text:p>
            <text:p text:style-name="P102"><text:s text:c="8"/>!iterator_equal(it_pos, vector_end(pvec_coll));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vector_destroy(pvec_coll); </text:p>
            <text:p text:style-name="P102"/>
            <text:p text:style-name="P102"><text:s text:c="4"/>return 0; </text:p>
            <text:p text:style-name="P102">}</text:p>
          </table:table-cell>
        </table:table-row>
      </table:table>
      <text:p text:style-name="P48"/>
      <text:p text:style-name="P42">要使用<text:span text:style-name="T25">libcstl</text:span>算法必须包含头文件</text:p>
      <text:p text:style-name="P103">#include &lt;cstl/calgorithm.h&gt; </text:p>
      <text:p text:style-name="P42">最开始的两个算法是<text:span text:style-name="T23">algo_min_element()</text:span>和<text:span text:style-name="T23">algo_max_element()</text:span>这两个算法都是接受两个迭代器作为参数,并把它视为一个数据区间，在这个区间内分别找出最小的元素和最大的元素，返回指向找到的元素的迭代器。</text:p>
      <text:p text:style-name="P42">接下来的算法<text:span text:style-name="T23">algo_sort()</text:span>是将两个迭代器表示的数据区间中的数据进行排序，结果是：</text:p>
      <text:p text:style-name="P35">1 2 3 4 5 6</text:p>
      <text:p text:style-name="P42">然后通过<text:span text:style-name="T23">algo_find()</text:span>算法找到元素<text:span text:style-name="T23">3</text:span>的位置</text:p>
      <text:p text:style-name="P103">it_pos = algo_find(vector_begin(pvec_coll), vector_end(pvec_coll), 3); </text:p>
      <text:p text:style-name="P42"><text:soft-page-break/>成功就返回指向数据3的位置的迭代器，如果失败返回数据区间末尾的迭代器。</text:p>
      <text:p text:style-name="P42">然后把从数据<text:span text:style-name="T23">3</text:span>的位置开始到容器的末尾数据逆序</text:p>
      <text:p text:style-name="P103">algo_reverse(it_pos, vector_end(pvec_coll)); </text:p>
      <text:p text:style-name="P42">这样例子中程序的输出结果就是：</text:p>
      <text:p text:style-name="P35">min: 1 </text:p>
      <text:p text:style-name="P35">max: 6 </text:p>
      <text:p text:style-name="P35">1 2 6 5 4 3 </text:p>
      <text:list xml:id="list1378211388" text:continue-numbering="true" text:style-name="WW8Num13">
        <text:list-item>
          <text:list>
            <text:list-item>
              <text:list>
                <text:list-item>
                  <text:h text:style-name="P344" text:outline-level="3">数据区间</text:h>
                </text:list-item>
              </text:list>
            </text:list-item>
          </text:list>
        </text:list-item>
      </text:list>
      <text:p text:style-name="P42"><text:tab/>既然算法是通过迭代器来处理容器中的数据的，那么具体是怎样处理的呢？为例解答这个问题要先给出一个概念：数据区间。数据区间是由两个迭代器组成的，这两个迭代器所表示的位置形成了一个左闭右开区间，这个区间就叫做数据区间，这个区间也是算法要处理的对象。有效数据区间必须去是两个迭代器属于同一个容器，而且第一个迭代器的位置要在第二个迭代器之前或者和第二个迭代器相等。除此之外的迭代器对都是无效的数据区间。</text:p>
      <text:p text:style-name="P42"><text:tab/>算法处理的就是一个或多个数据区间内的数据，这个数据区间不一定是容器中的所有数据，有可能是容器的子集.算法一般要求一个或者多个数据区间，这样做很方便，但是很危险，调用者必须保证传递给算法的数据区间是有效的,否则算法的行为是位定义的(带有断言的版本会侦测到非法的区间并触发断言)。</text:p>
      <text:p text:style-name="P42"><text:tab/>虽然这样做会有很多好处,但是也有不足:</text:p>
      <table:table table:name="表格18" table:style-name="表格18">
        <table:table-column table:style-name="表格18.A"/>
        <table:table-row>
          <table:table-cell table:style-name="表格18.A1" office:value-type="string">
            <text:p text:style-name="P102">/* </text:p>
            <text:p text:style-name="P102"><text:s/>* find1.c </text:p>
            <text:p text:style-name="P102"><text:s/>* compile with : -lcstl </text:p>
            <text:p text:style-name="P102"><text:s/>*/ </text:p>
            <text:p text:style-name="P102"/>
            <text:p text:style-name="P102">#include &lt;stdio.h&gt; </text:p>
            <text:p text:style-name="P102">#include &lt;cstl/clist.h&gt; </text:p>
            <text:p text:style-name="P102">#include &lt;cstl/calgorithm.h&gt; </text:p>
            <text:p text:style-name="P102"/>
            <text:p text:style-name="P102">int main(int argc, char* argv[]) </text:p>
            <text:p text:style-name="P102">{ </text:p>
            <text:p text:style-name="P102"><text:s text:c="4"/>list_t* plist_coll = create_list(int); </text:p>
            <text:p text:style-name="P102"><text:s text:c="4"/>list_iterator_t it_pos; </text:p>
            <text:p text:style-name="P102"><text:s text:c="4"/>list_iterator_t it_pos25; </text:p>
            <text:p text:style-name="P102"><text:s text:c="4"/>list_iterator_t it_pos35; </text:p>
            <text:p text:style-name="P102"><text:s text:c="4"/>int i = 0; </text:p>
            <text:p text:style-name="P102"/>
            <text:p text:style-name="P102"><text:s text:c="4"/>if(plist_coll == NULL) </text:p>
            <text:p text:style-name="P102"><text:s text:c="4"/>{ </text:p>
            <text:p text:style-name="P102"><text:s text:c="8"/>return -1; </text:p>
            <text:p text:style-name="P102"><text:s text:c="4"/>} </text:p>
            <text:p text:style-name="P102"/>
            <text:p text:style-name="P102"><text:s text:c="4"/>list_init(plist_coll); </text:p>
            <text:p text:style-name="P102"/>
            <text:p text:style-name="P102"><text:soft-page-break/><text:s text:c="4"/>/* insert elements from 20 to 40 */ </text:p>
            <text:p text:style-name="P102"><text:s text:c="4"/>for(i = 20; i &lt;= 40; ++i) </text:p>
            <text:p text:style-name="P102"><text:s text:c="4"/>{ </text:p>
            <text:p text:style-name="P102"><text:s text:c="8"/>list_push_back(plist_coll, i); </text:p>
            <text:p text:style-name="P102"><text:s text:c="4"/>} </text:p>
            <text:p text:style-name="P102"/>
            <text:p text:style-name="P102"><text:s text:c="4"/>/* </text:p>
            <text:p text:style-name="P102"><text:s text:c="5"/>* find position of element with value 3 </text:p>
            <text:p text:style-name="P102"><text:s text:c="5"/>* - there is none, so it_pos gets end() </text:p>
            <text:p text:style-name="P102"><text:s text:c="5"/>*/ </text:p>
            <text:p text:style-name="P102"><text:s text:c="4"/>it_pos = algo_find(list_begin(plist_coll), list_end(plist_coll), 3); </text:p>
            <text:p text:style-name="P102"/>
            <text:p text:style-name="P102"><text:s text:c="4"/>/* </text:p>
            <text:p text:style-name="P102"><text:s text:c="5"/>* reverse the order of element between found element and then end </text:p>
            <text:p text:style-name="P102"><text:s text:c="5"/>* - because the it_pos is end(), it reverses an empty range </text:p>
            <text:p text:style-name="P102"><text:s text:c="5"/>*/ </text:p>
            <text:p text:style-name="P102"><text:s text:c="4"/>algo_reverse(it_pos, list_end(plist_coll)); </text:p>
            <text:p text:style-name="P102"/>
            <text:p text:style-name="P102"><text:s text:c="4"/>/* find the position of value 25 and 35 */ </text:p>
            <text:p text:style-name="P102"><text:s text:c="4"/>it_pos25 = algo_find(list_begin(plist_coll), list_end(plist_coll), 25); </text:p>
            <text:p text:style-name="P102"><text:s text:c="4"/>it_pos35 = algo_find(list_begin(plist_coll), list_end(plist_coll), 35); </text:p>
            <text:p text:style-name="P102"/>
            <text:p text:style-name="P102"><text:s text:c="4"/>/* </text:p>
            <text:p text:style-name="P102"><text:s text:c="5"/>* print the maximum of corresponding range </text:p>
            <text:p text:style-name="P102"><text:s text:c="5"/>* - note: including pos25 and exculding pos35 </text:p>
            <text:p text:style-name="P102"><text:s text:c="5"/>*/ </text:p>
            <text:p text:style-name="P102"><text:s text:c="4"/>printf("max: %d\n",</text:p>
            <text:p text:style-name="P102"><text:s text:c="8"/>*(int*)iterator_get_pointer(algo_max_element(it_pos25, it_pos35))); </text:p>
            <text:p text:style-name="P102"/>
            <text:p text:style-name="P102"><text:s text:c="4"/>list_destroy(plist_coll); </text:p>
            <text:p text:style-name="P102"/>
            <text:p text:style-name="P102"><text:s text:c="4"/>return 0; </text:p>
            <text:p text:style-name="P102">}</text:p>
          </table:table-cell>
        </table:table-row>
      </table:table>
      <text:p text:style-name="P48"/>
      <text:p text:style-name="P42">首先使用<text:span text:style-name="T23">20</text:span>到<text:span text:style-name="T23">40</text:span>的整数填充<text:span text:style-name="T23">list_t，</text:span>当查找数据<text:span text:style-name="T23">3</text:span>的位置时会失败，<text:span text:style-name="T23">algo_find()</text:span>返回要处理的数据区间的末尾，在这个例子中是<text:span text:style-name="T23">list_end()。</text:span>接下来我们调用<text:span text:style-name="T23">algo_reverse()</text:span>对<text:span text:style-name="T43">it_pos </text:span>和<text:span text:style-name="T23">list_end()</text:span>范围进行逆序的处理，这是没有问题的，<text:span text:style-name="T43">it_pos </text:span>等于<text:span text:style-name="T23">list_end()</text:span>相当于调用</text:p>
      <text:p text:style-name="P103">algo_reverse(list_end(plist_coll), list_end(plist_coll)); </text:p>
      <text:p text:style-name="P42">这个算法空转，没有任何效果。</text:p>
      <text:p text:style-name="P42">然后在<text:span text:style-name="T23">list_t</text:span>中查找<text:span text:style-name="T23">25</text:span>和<text:span text:style-name="T23">35</text:span>两个数据的位置,分别是<text:span text:style-name="T43">it_pos25</text:span>和<text:span text:style-name="T43">it_pos35</text:span><text:span text:style-name="T70">，</text:span>然后调用<text:span text:style-name="T23">algo_max_element()</text:span>算法找出范围<text:span text:style-name="T23">[</text:span><text:span text:style-name="T43">it_pos25</text:span><text:span text:style-name="T23">, </text:span><text:span text:style-name="T43">it_pos35</text:span><text:span text:style-name="T23">)</text:span>中的最大元素，结果是<text:span text:style-name="T23">34</text:span>而不是<text:span text:style-name="T23">35</text:span>。</text:p>
      <text:p text:style-name="P35">max: 34</text:p>
      <text:p text:style-name="P42">这是因为指向数据<text:span text:style-name="T23">35</text:span>的迭代器<text:span text:style-name="T43">it_pos35 </text:span>是区间的末端，不会被处理，要想处理数据<text:span text:style-name="T23">35</text:span>就必须将<text:span text:style-name="T43">it_pos35 </text:span>指向下一个<text:soft-page-break/>数据:</text:p>
      <text:p text:style-name="P65">it_pos35 = iterator_next(it_pos35);</text:p>
      <text:p text:style-name="P42">这次再查找得到了正确的结果：</text:p>
      <text:p text:style-name="P35">max: 35</text:p>
      <text:p text:style-name="P42">这个例子中有个问题，如果想要处理区间末端的迭代器所指向的数据，就必须把迭代器指向下一个数据。另一个问题在上面的例子中我们已经知道了<text:span text:style-name="T43">it_pos25 </text:span>在 <text:span text:style-name="T43">it_pos35 </text:span>的前面<text:span text:style-name="T23">[</text:span><text:span text:style-name="T43">it_pos25</text:span><text:span text:style-name="T23">, </text:span><text:span text:style-name="T43">it_pos35</text:span><text:span text:style-name="T23">)</text:span>是有效的区间，如果<text:span text:style-name="T43">it_pos25</text:span>在<text:span text:style-name="T43">it_pos35 </text:span>之后，那么就会使区间无效，<text:span text:style-name="T23">algo_max_element()</text:span>会执行未定义的操作，造成危险。</text:p>
      <text:list xml:id="list508648796" text:continue-numbering="true" text:style-name="WW8Num13">
        <text:list-item>
          <text:list>
            <text:list-item>
              <text:list>
                <text:list-item>
                  <text:h text:style-name="P344" text:outline-level="3">处理多个数据区间</text:h>
                </text:list-item>
              </text:list>
            </text:list-item>
          </text:list>
        </text:list-item>
      </text:list>
      <text:p text:style-name="P40"><text:span text:style-name="T55"><text:tab/></text:span><text:span text:style-name="T59">许多算法要同时处理多个数据区间，对于这种情况通常需要明确的给出第一个数据区间的起点和终点，至于其他的区间只需要给出起点就可以了，重点可以根据第一个区间推算出来。但是这样就要求在使用这样的算法的时候至少要保证第二个及后续的区间的范围至少要和第一个区间一样大，否则将会产生类似越界的问题，这种行为也是未定义的。考虑下面这个例子：</text:span></text:p>
      <table:table table:name="表格19" table:style-name="表格19">
        <table:table-column table:style-name="表格19.A"/>
        <table:table-row>
          <table:table-cell table:style-name="表格19.A1" office:value-type="string">
            <text:p text:style-name="P102">/* </text:p>
            <text:p text:style-name="P102"><text:s/>* copy1.c </text:p>
            <text:p text:style-name="P102"><text:s/>* compile with : -lcstl </text:p>
            <text:p text:style-name="P102"><text:s/>*/ </text:p>
            <text:p text:style-name="P102"/>
            <text:p text:style-name="P102">#include &lt;stdio.h&gt; </text:p>
            <text:p text:style-name="P102">#include &lt;cstl/cvector.h&gt; </text:p>
            <text:p text:style-name="P102">#include &lt;cstl/clist.h&gt; </text:p>
            <text:p text:style-name="P102">#include &lt;cstl/calgorithm.h&gt; </text:p>
            <text:p text:style-name="P102"/>
            <text:p text:style-name="P102">int main(int argc, char* argv[]) </text:p>
            <text:p text:style-name="P102">{ </text:p>
            <text:p text:style-name="P102"><text:s text:c="4"/>list_t* plist_coll1 = create_list(int); </text:p>
            <text:p text:style-name="P102"><text:s text:c="4"/>vector_t* pvec_coll2 = create_vector(int); </text:p>
            <text:p text:style-name="P102"><text:s text:c="4"/>int i = 0; </text:p>
            <text:p text:style-name="P102"/>
            <text:p text:style-name="P102"><text:s text:c="4"/>if(plist_coll1 == NULL || pvec_coll2 == NULL) </text:p>
            <text:p text:style-name="P102"><text:s text:c="4"/>{ </text:p>
            <text:p text:style-name="P102"><text:s text:c="8"/>return -1; </text:p>
            <text:p text:style-name="P102"><text:s text:c="4"/>} </text:p>
            <text:p text:style-name="P102"/>
            <text:p text:style-name="P102"><text:s text:c="4"/>list_init(plist_coll1); </text:p>
            <text:p text:style-name="P102"><text:s text:c="4"/>vector_init(pvec_coll2); </text:p>
            <text:p text:style-name="P102"/>
            <text:p text:style-name="P102"><text:s text:c="4"/>for(i = 1; i &lt;= 9; ++i) </text:p>
            <text:p text:style-name="P102"><text:s text:c="4"/>{ </text:p>
            <text:p text:style-name="P102"><text:s text:c="8"/>list_push_back(plist_coll1, i); </text:p>
            <text:p text:style-name="P102"><text:s text:c="4"/>} </text:p>
            <text:p text:style-name="P102"><text:soft-page-break/><text:s/></text:p>
            <text:p text:style-name="P102"><text:s text:c="4"/>/* </text:p>
            <text:p text:style-name="P102"><text:s text:c="5"/>* RUNTIME ERROR. </text:p>
            <text:p text:style-name="P102"><text:s text:c="5"/>* overwrites nonexisting elements in the destination. </text:p>
            <text:p text:style-name="P102"><text:s text:c="5"/>*/ </text:p>
            <text:p text:style-name="P102"><text:s text:c="4"/>algo_copy(list_begin(plist_coll1), list_end(plist_coll1), /* source */ </text:p>
            <text:p text:style-name="P102"><text:s text:c="8"/>vector_begin(pvec_coll2)); <text:s text:c="27"/>/* destination */ </text:p>
            <text:p text:style-name="P102"/>
            <text:p text:style-name="P102"><text:s text:c="4"/>list_destroy(plist_coll1); </text:p>
            <text:p text:style-name="P102"><text:s text:c="4"/>vector_destroy(pvec_coll2); </text:p>
            <text:p text:style-name="P102"/>
            <text:p text:style-name="P102"><text:s text:c="4"/>return 0; </text:p>
            <text:p text:style-name="P102">}</text:p>
          </table:table-cell>
        </table:table-row>
      </table:table>
      <text:p text:style-name="P48"/>
      <text:p text:style-name="P42">在调用算法<text:span text:style-name="T23">algo_copy</text:span>时将第一个范围内的所有数据<text:span text:style-name="T23">[list_begin(), list_end())</text:span>拷贝到以<text:span text:style-name="T23">vector_begin()</text:span>开始的第二个范围内,算法执行的都是覆盖的操作而不是插入，所以要求第二个范围有足够的空间，如果没有足够的空间(像上面的例子中那样)那么结果是为定义的。使用断言版本的<text:span text:style-name="T23">libcstl</text:span>库在这种情况下会触发断言。下面的例子保证了第二个范围有足够大的空间：</text:p>
      <table:table table:name="表格20" table:style-name="表格20">
        <table:table-column table:style-name="表格20.A"/>
        <table:table-row>
          <table:table-cell table:style-name="表格20.A1" office:value-type="string">
            <text:p text:style-name="P102">/* </text:p>
            <text:p text:style-name="P102"><text:s/>* copy2.c </text:p>
            <text:p text:style-name="P102"><text:s/>* compile with : -lcstl </text:p>
            <text:p text:style-name="P102"><text:s/>*/ </text:p>
            <text:p text:style-name="P102"/>
            <text:p text:style-name="P102">#include &lt;stdio.h&gt; </text:p>
            <text:p text:style-name="P102">#include &lt;cstl/clist.h&gt; </text:p>
            <text:p text:style-name="P102">#include &lt;cstl/cdeque.h&gt; </text:p>
            <text:p text:style-name="P102">#include &lt;cstl/cvector.h&gt; </text:p>
            <text:p text:style-name="P102">#include &lt;cstl/calgorithm.h&gt; </text:p>
            <text:p text:style-name="P102"/>
            <text:p text:style-name="P102">int main(int argc, char* argv[]) </text:p>
            <text:p text:style-name="P102">{ </text:p>
            <text:p text:style-name="P102"><text:s text:c="4"/>list_t* plist_coll1 = create_list(int); </text:p>
            <text:p text:style-name="P102"><text:s text:c="4"/>vector_t* pvec_coll2 = create_vector(int); </text:p>
            <text:p text:style-name="P102"><text:s text:c="4"/>deque_t* pdeq_coll3 = create_deque(int); </text:p>
            <text:p text:style-name="P102"><text:s text:c="4"/>int i = 0; </text:p>
            <text:p text:style-name="P102"/>
            <text:p text:style-name="P102"><text:s text:c="4"/>if(plist_coll1 == NULL || pvec_coll2 == NULL || pdeq_coll3 == NULL) </text:p>
            <text:p text:style-name="P102"><text:s text:c="4"/>{ </text:p>
            <text:p text:style-name="P102"><text:s text:c="8"/>return -1; </text:p>
            <text:p text:style-name="P102"><text:s text:c="4"/>} </text:p>
            <text:p text:style-name="P102"/>
            <text:p text:style-name="P102"><text:s text:c="4"/>list_init(plist_coll1); </text:p>
            <text:p text:style-name="P102"><text:s text:c="4"/>vector_init(pvec_coll2); </text:p>
            <text:p text:style-name="P102"><text:soft-page-break/><text:s/></text:p>
            <text:p text:style-name="P102"><text:s text:c="4"/>/* insert elements from 1 to 9 */ </text:p>
            <text:p text:style-name="P102"><text:s text:c="4"/>for(i = 1; i &lt;= 9; ++i) </text:p>
            <text:p text:style-name="P102"><text:s text:c="4"/>{ </text:p>
            <text:p text:style-name="P102"><text:s text:c="8"/>list_push_back(plist_coll1, i); </text:p>
            <text:p text:style-name="P102"><text:s text:c="4"/>} </text:p>
            <text:p text:style-name="P102"/>
            <text:p text:style-name="P102"><text:s text:c="4"/>/* </text:p>
            <text:p text:style-name="P102"><text:s text:c="5"/>* resize distination to have enough room for </text:p>
            <text:p text:style-name="P102"><text:s text:c="5"/>* the overwrite algorithm </text:p>
            <text:p text:style-name="P102"><text:s text:c="5"/>*/ </text:p>
            <text:p text:style-name="P102"><text:s text:c="4"/>vector_resize(pvec_coll2, list_size(plist_coll1)); </text:p>
            <text:p text:style-name="P102"/>
            <text:p text:style-name="P102"><text:s text:c="4"/>/* copy elements from first to second collection */ </text:p>
            <text:p text:style-name="P102"><text:s text:c="4"/>algo_copy(list_begin(plist_coll1), list_end(plist_coll1),</text:p>
            <text:p text:style-name="P102"><text:s text:c="8"/>vector_begin(pvec_coll2)); </text:p>
            <text:p text:style-name="P102"/>
            <text:p text:style-name="P102"><text:s text:c="4"/>/* initialize third collection with enough room */ </text:p>
            <text:p text:style-name="P102"><text:s text:c="4"/>deque_init_n(pdeq_coll3, list_size(plist_coll1)); </text:p>
            <text:p text:style-name="P102"/>
            <text:p text:style-name="P102"><text:s text:c="4"/>/* copy elements from first to third collection */ </text:p>
            <text:p text:style-name="P102"><text:s text:c="4"/>algo_copy(list_begin(plist_coll1), list_end(plist_coll1), </text:p>
            <text:p text:style-name="P102"><text:s text:c="8"/>deque_begin(pdeq_coll3)); </text:p>
            <text:p text:style-name="P102"/>
            <text:p text:style-name="P102"><text:s text:c="4"/>list_destroy(plist_coll1); </text:p>
            <text:p text:style-name="P102"><text:s text:c="4"/>vector_destroy(pvec_coll2); </text:p>
            <text:p text:style-name="P102"><text:s text:c="4"/>deque_destroy(pdeq_coll3); </text:p>
            <text:p text:style-name="P102"/>
            <text:p text:style-name="P102"><text:s text:c="4"/>return 0; </text:p>
            <text:p text:style-name="P102">}</text:p>
          </table:table-cell>
        </table:table-row>
      </table:table>
      <text:p text:style-name="P48"/>
      <text:p text:style-name="P42"><text:span text:style-name="T23">vector_resize()</text:span>保证了<text:span text:style-name="T43">pvec_coll2 </text:span>具有和<text:span text:style-name="T43">plist_coll1 </text:span>相同数目的数据，使得第二个范围足够大。而<text:span text:style-name="T46"> pdeq_coll3在初始化的时候就保证了拥有和</text:span><text:span text:style-name="T43">plist_coll1</text:span><text:span text:style-name="T44">同样大的空间。</text:span></text:p>
      <text:list xml:id="list1025335952" text:continue-numbering="true" text:style-name="WW8Num13">
        <text:list-item>
          <text:list>
            <text:list-item>
              <text:list>
                <text:list-item>
                  <text:h text:style-name="P344" text:outline-level="3">质变算法</text:h>
                </text:list-item>
              </text:list>
            </text:list-item>
          </text:list>
        </text:list-item>
      </text:list>
      <text:p text:style-name="P42"><text:tab/>有些算法对数据区间内的数据进行修改，这些算法可能移除，或者修改了数据，我们把这样的算法叫质变算法。</text:p>
      <text:p text:style-name="P42"><text:tab/>典型的质变算法<text:span text:style-name="T23">algo_remove()</text:span>是从一个数据区间内删除指定的数据，下面的例子会产生让你惊奇的结果：</text:p>
      <table:table table:name="表格21" table:style-name="表格21">
        <table:table-column table:style-name="表格21.A"/>
        <table:table-row>
          <table:table-cell table:style-name="表格21.A1" office:value-type="string">
            <text:p text:style-name="P102">/* </text:p>
            <text:p text:style-name="P102"><text:s/>* remove1.c </text:p>
            <text:p text:style-name="P102"><text:s/>* compile with : -lcstl </text:p>
            <text:p text:style-name="P102"><text:soft-page-break/><text:s/>*/ </text:p>
            <text:p text:style-name="P102"/>
            <text:p text:style-name="P102">#include &lt;stdio.h&gt; </text:p>
            <text:p text:style-name="P102">#include &lt;cstl/clist.h&gt; </text:p>
            <text:p text:style-name="P102">#include &lt;cstl/calgorithm.h&gt; </text:p>
            <text:p text:style-name="P102"/>
            <text:p text:style-name="P102">int main(int argc, char* argv[]) </text:p>
            <text:p text:style-name="P102">{ </text:p>
            <text:p text:style-name="P102"><text:s text:c="4"/>list_t* plist_coll = create_list(int); </text:p>
            <text:p text:style-name="P102"><text:s text:c="4"/>list_iterator_t it_pos; </text:p>
            <text:p text:style-name="P102"><text:s text:c="4"/>int i = 0; </text:p>
            <text:p text:style-name="P102"/>
            <text:p text:style-name="P102"><text:s text:c="4"/>if(plist_coll == NULL) </text:p>
            <text:p text:style-name="P102"><text:s text:c="4"/>{ </text:p>
            <text:p text:style-name="P102"><text:s text:c="8"/>return -1; </text:p>
            <text:p text:style-name="P102"><text:s text:c="4"/>} </text:p>
            <text:p text:style-name="P102"/>
            <text:p text:style-name="P102"><text:s text:c="4"/>list_init(plist_coll); </text:p>
            <text:p text:style-name="P102"/>
            <text:p text:style-name="P102"><text:s text:c="4"/>/* insert element from 1 to 6 and 6 to 1 */ </text:p>
            <text:p text:style-name="P102"><text:s text:c="4"/>for(i = 1; i &lt;= 6; ++i) </text:p>
            <text:p text:style-name="P102"><text:s text:c="4"/>{ </text:p>
            <text:p text:style-name="P102"><text:s text:c="8"/>list_push_back(plist_coll, i); </text:p>
            <text:p text:style-name="P102"><text:s text:c="8"/>list_push_front(plist_coll, i); </text:p>
            <text:p text:style-name="P102"><text:s text:c="4"/>} </text:p>
            <text:p text:style-name="P102"/>
            <text:p text:style-name="P102"><text:s text:c="4"/>/* print all elements of the list */ </text:p>
            <text:p text:style-name="P102"><text:s text:c="4"/>printf("Pre: <text:s/>"); </text:p>
            <text:p text:style-name="P102"><text:s text:c="4"/>for(it_pos = list_begin(plist_coll); </text:p>
            <text:p text:style-name="P102"><text:s text:c="8"/>!iterator_equal(it_pos, list_end(plist_coll));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 remove all elements with value 3 */ </text:p>
            <text:p text:style-name="P102"><text:s text:c="4"/>algo_remove(list_begin(plist_coll), list_end(plist_coll), 3); </text:p>
            <text:p text:style-name="P102"/>
            <text:p text:style-name="P102"><text:s text:c="4"/>printf("Post: "); </text:p>
            <text:p text:style-name="P102"><text:s text:c="4"/>for(it_pos = list_begin(plist_coll); </text:p>
            <text:p text:style-name="P102"><text:s text:c="8"/>!iterator_equal(it_pos, list_end(plist_coll)); </text:p>
            <text:p text:style-name="P102"><text:s text:c="8"/>it_pos = iterator_next(it_pos)) </text:p>
            <text:p text:style-name="P102"><text:soft-page-break/><text:s text:c="4"/>{ </text:p>
            <text:p text:style-name="P102"><text:s text:c="8"/>printf("%d ", *(int*)iterator_get_pointer(it_pos)); </text:p>
            <text:p text:style-name="P102"><text:s text:c="4"/>} </text:p>
            <text:p text:style-name="P102"><text:s text:c="4"/>printf("\n"); </text:p>
            <text:p text:style-name="P102"/>
            <text:p text:style-name="P102"><text:s text:c="4"/>list_destroy(plist_coll); </text:p>
            <text:p text:style-name="P102"/>
            <text:p text:style-name="P102"><text:s text:c="4"/>return 0; </text:p>
            <text:p text:style-name="P102">}</text:p>
          </table:table-cell>
        </table:table-row>
      </table:table>
      <text:p text:style-name="P48"/>
      <text:p text:style-name="P42">您可能认为结果是所有数值等于3的数据都被从数据区间中删除了，然而结果却不像想象中那样：</text:p>
      <text:p text:style-name="P35">Pre: <text:s/>6 5 4 3 2 1 1 2 3 4 5 6 </text:p>
      <text:p text:style-name="P35">Post: 6 5 4 2 1 1 2 4 5 6 5 6 </text:p>
      <text:p text:style-name="P48"/>
      <text:p text:style-name="P84">执行<text:span text:style-name="T23">algo_remove()</text:span>后数据的数目并没有减少，改变的是所有的3被后面的数据覆盖，在范围的末尾两个数据并没有被覆盖。这个算法更应该叫做移除而不是删除。</text:p>
      <text:p text:style-name="P53"><draw:frame draw:style-name="fr1" draw:name="图形9" text:anchor-type="paragraph" svg:width="19.006cm" svg:height="3.604cm" draw:z-index="15"><draw:image xlink:href="Pictures/10000000000002CD00000088B6FD58E5.jpg" xlink:type="simple" xlink:show="embed" xlink:actuate="onLoad"/></draw:frame>图 <text:span text:style-name="T23">2.8 algo_remove()</text:span></text:p>
      <text:p text:style-name="P42">这个算法返回有效数据的结尾，你可利用这个新的结尾来处理残余数据:</text:p>
      <table:table table:name="表格22" table:style-name="表格22">
        <table:table-column table:style-name="表格22.A"/>
        <table:table-row>
          <table:table-cell table:style-name="表格22.A1" office:value-type="string">
            <text:p text:style-name="P102">/* </text:p>
            <text:p text:style-name="P102"><text:s/>* remove2.c </text:p>
            <text:p text:style-name="P102"><text:s/>* compile with : -lcstl </text:p>
            <text:p text:style-name="P102"><text:s/>*/ </text:p>
            <text:p text:style-name="P102"/>
            <text:p text:style-name="P102">#include &lt;stdio.h&gt; </text:p>
            <text:p text:style-name="P102">#include &lt;cstl/clist.h&gt; </text:p>
            <text:p text:style-name="P102">#include &lt;cstl/calgorithm.h&gt; </text:p>
            <text:p text:style-name="P102"/>
            <text:p text:style-name="P102">int main(int argc, char* argv[]) </text:p>
            <text:p text:style-name="P102">{ </text:p>
            <text:p text:style-name="P102"><text:s text:c="4"/>list_t* plist_coll = create_list(int); </text:p>
            <text:p text:style-name="P102"><text:s text:c="4"/>list_iterator_t it_pos; </text:p>
            <text:p text:style-name="P102"><text:s text:c="4"/>list_iterator_t it_end; </text:p>
            <text:p text:style-name="P102"><text:s text:c="4"/>int i = 0; </text:p>
            <text:p text:style-name="P102"/>
            <text:p text:style-name="P102"><text:s text:c="4"/>if(plist_coll == NULL) </text:p>
            <text:p text:style-name="P102"><text:soft-page-break/><text:s text:c="4"/>{ </text:p>
            <text:p text:style-name="P102"><text:s text:c="8"/>return -1; </text:p>
            <text:p text:style-name="P102"><text:s text:c="4"/>} </text:p>
            <text:p text:style-name="P102"/>
            <text:p text:style-name="P102"><text:s text:c="4"/>list_init(plist_coll); </text:p>
            <text:p text:style-name="P102"/>
            <text:p text:style-name="P102"><text:s text:c="4"/>/* insert element from 1 to 6 and 6 to 1 */ </text:p>
            <text:p text:style-name="P102"><text:s text:c="4"/>for(i = 1; i &lt;= 6; ++i) </text:p>
            <text:p text:style-name="P102"><text:s text:c="4"/>{ </text:p>
            <text:p text:style-name="P102"><text:s text:c="8"/>list_push_back(plist_coll, i); </text:p>
            <text:p text:style-name="P102"><text:s text:c="8"/>list_push_front(plist_coll, i); </text:p>
            <text:p text:style-name="P102"><text:s text:c="4"/>} </text:p>
            <text:p text:style-name="P102"/>
            <text:p text:style-name="P102"><text:s text:c="4"/>/* print all elements of the list */ </text:p>
            <text:p text:style-name="P102"><text:s text:c="4"/>for(it_pos = list_begin(plist_coll); </text:p>
            <text:p text:style-name="P102"><text:s text:c="8"/>!iterator_equal(it_pos, list_end(plist_coll));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 remove all elements with value 3 */ </text:p>
            <text:p text:style-name="P102"><text:s text:c="4"/>it_end = algo_remove(list_begin(plist_coll), list_end(plist_coll), 3); </text:p>
            <text:p text:style-name="P102"/>
            <text:p text:style-name="P102"><text:s text:c="4"/>/* print resulting elements of the collection */ </text:p>
            <text:p text:style-name="P102"><text:s text:c="4"/>for(it_pos = list_begin(plist_coll); </text:p>
            <text:p text:style-name="P102"><text:s text:c="8"/>!iterator_equal(it_pos, it_end);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 print number of resulting elements */ </text:p>
            <text:p text:style-name="P102"><text:s text:c="4"/>printf("number of removed elements: %d\n", </text:p>
            <text:p text:style-name="P102"><text:s text:c="8"/>iterator_distance(it_end, list_end(plist_coll))); </text:p>
            <text:p text:style-name="P102"/>
            <text:p text:style-name="P102"><text:s text:c="4"/>/* remove "removed" elements */ </text:p>
            <text:p text:style-name="P102"><text:s text:c="4"/>list_erase_range(plist_coll, it_end, list_end(plist_coll)); </text:p>
            <text:p text:style-name="P102"/>
            <text:p text:style-name="P102"><text:s text:c="4"/>/* print all elements of modified collection */ </text:p>
            <text:p text:style-name="P102"><text:s text:c="4"/>for(it_pos = list_begin(plist_coll); </text:p>
            <text:p text:style-name="P102"><text:soft-page-break/><text:s text:c="8"/>!iterator_equal(it_pos, list_end(plist_coll));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list_destroy(plist_coll); </text:p>
            <text:p text:style-name="P102"/>
            <text:p text:style-name="P102"><text:s text:c="4"/>return 0; </text:p>
            <text:p text:style-name="P102">}</text:p>
          </table:table-cell>
        </table:table-row>
      </table:table>
      <text:p text:style-name="P48"/>
      <text:p text:style-name="P42">在这个例子中<text:span text:style-name="T23">algo_remove()</text:span>返回了删除数据<text:span text:style-name="T23">3</text:span>后的有效数据区间的结尾迭代器。</text:p>
      <text:p text:style-name="P103">it_end = algo_remove(list_begin(plist_coll), list_end(plist_coll), 3); </text:p>
      <text:p text:style-name="P42">可以使用这个新的结尾做很多工作,如获得这个新结尾和实际结尾之间的距离，也就是实际删除的数据的数目。</text:p>
      <text:p text:style-name="P103">iterator_distance(it_end, list_end(plist_coll));</text:p>
      <text:p text:style-name="P42">还可以把残余的数据从<text:span text:style-name="T48"> </text:span><text:span text:style-name="T46">plist_coll </text:span>中真正的删除掉。</text:p>
      <text:p text:style-name="P103">list_erase_range(plist_coll, it_end, list_end(plist_coll)); </text:p>
      <text:p text:style-name="P42">输出结果：</text:p>
      <text:p text:style-name="P35">6 5 4 3 2 1 1 2 3 4 5 6 </text:p>
      <text:p text:style-name="P35">6 5 4 2 1 1 2 4 5 6 </text:p>
      <text:p text:style-name="P35">number of removed elements: 2 </text:p>
      <text:p text:style-name="P35">6 5 4 2 1 1 2 4 5 6 </text:p>
      <text:p text:style-name="P42"/>
      <text:p text:style-name="P42"><text:tab/>为什么<text:span text:style-name="T23">algo_remove()</text:span>不真正的删除数据呢，这是因为算法是独立于容器的，算法并不知道容器内部数据的保存形式，由容器自己执行删除操作更容易和高效，同时<text:span text:style-name="T23">algo_remove()</text:span>返回新的结尾迭代器这样对于将这个容器用于其他算法也不会产生任何影响。</text:p>
      <text:list xml:id="list790510416" text:continue-numbering="true" text:style-name="WW8Num13">
        <text:list-item>
          <text:list>
            <text:list-item>
              <text:list>
                <text:list-item>
                  <text:h text:style-name="P344" text:outline-level="3">质变算法和关联容器</text:h>
                </text:list-item>
              </text:list>
            </text:list-item>
          </text:list>
        </text:list-item>
      </text:list>
      <text:p text:style-name="P42"><text:tab/>对数据进行修改的算法(像删除,排序,修改等)作用于关联容器时就会发生问题。关联容器是不能作为这类算法的目的容器的，理由很简单，关联容器中数据的存储顺序与数据本身有关，一点数据被修改，那么这种存储规则就被破坏了，导致容器的操作和其他算法都会出现错误，所以可以使用管理容器自己的操作来完成修改数据这样的任务：</text:p>
      <table:table table:name="表格23" table:style-name="表格23">
        <table:table-column table:style-name="表格23.A"/>
        <table:table-row>
          <table:table-cell table:style-name="表格23.A1" office:value-type="string">
            <text:p text:style-name="P102">/* </text:p>
            <text:p text:style-name="P102"><text:s/>* remove3.c </text:p>
            <text:p text:style-name="P102"><text:s/>* compile with : -lcstl </text:p>
            <text:p text:style-name="P102"><text:s/>*/ </text:p>
            <text:p text:style-name="P102"/>
            <text:p text:style-name="P102">#include &lt;stdio.h&gt; </text:p>
            <text:p text:style-name="P102">#include &lt;cstl/cset.h&gt; </text:p>
            <text:p text:style-name="P102">#include &lt;cstl/calgorithm.h&gt; </text:p>
            <text:p text:style-name="P102"><text:soft-page-break/><text:s/></text:p>
            <text:p text:style-name="P102">int main(int argc, char* argv[]) </text:p>
            <text:p text:style-name="P102">{ </text:p>
            <text:p text:style-name="P102"><text:s text:c="4"/>set_t* pset_coll = create_set(int); </text:p>
            <text:p text:style-name="P102"><text:s text:c="4"/>set_iterator_t it_pos; </text:p>
            <text:p text:style-name="P102"><text:s text:c="4"/>size_t t_num = 0; </text:p>
            <text:p text:style-name="P102"><text:s text:c="4"/>int i = 0; </text:p>
            <text:p text:style-name="P102"/>
            <text:p text:style-name="P102"><text:s text:c="4"/>if(pset_coll == NULL) </text:p>
            <text:p text:style-name="P102"><text:s text:c="4"/>{ </text:p>
            <text:p text:style-name="P102"><text:s text:c="8"/>return -1; </text:p>
            <text:p text:style-name="P102"><text:s text:c="4"/>} </text:p>
            <text:p text:style-name="P102"/>
            <text:p text:style-name="P102"><text:s text:c="4"/>set_init(pset_coll); </text:p>
            <text:p text:style-name="P102"/>
            <text:p text:style-name="P102"><text:s text:c="4"/>for(i = 1; i &lt;= 9; ++i) </text:p>
            <text:p text:style-name="P102"><text:s text:c="4"/>{ </text:p>
            <text:p text:style-name="P102"><text:s text:c="8"/>set_insert(pset_coll, i); </text:p>
            <text:p text:style-name="P102"><text:s text:c="4"/>} </text:p>
            <text:p text:style-name="P102"/>
            <text:p text:style-name="P102"><text:s text:c="4"/>/* print all elements of set */ </text:p>
            <text:p text:style-name="P102"><text:s text:c="4"/>for(it_pos = set_begin(pset_coll); </text:p>
            <text:p text:style-name="P102"><text:s text:c="8"/>!iterator_equal(it_pos, set_end(pset_coll));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 remove all element with value 3 */ </text:p>
            <text:p text:style-name="P102"><text:s text:c="4"/>t_num = set_erase(pset_coll, 3); </text:p>
            <text:p text:style-name="P102"><text:s text:c="4"/>printf("number of removed elements: %u.\n", t_num); </text:p>
            <text:p text:style-name="P102"/>
            <text:p text:style-name="P102"><text:s text:c="4"/>/* printf all elements of the modified set */ </text:p>
            <text:p text:style-name="P102"><text:s text:c="4"/>for(it_pos = set_begin(pset_coll); </text:p>
            <text:p text:style-name="P102"><text:s text:c="8"/>!iterator_equal(it_pos, set_end(pset_coll));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set_destroy(pset_coll); </text:p>
            <text:p text:style-name="P102"><text:soft-page-break/><text:s/></text:p>
            <text:p text:style-name="P102"><text:s text:c="4"/>return 0; </text:p>
            <text:p text:style-name="P102">}</text:p>
          </table:table-cell>
        </table:table-row>
      </table:table>
      <text:p text:style-name="P48"/>
      <text:p text:style-name="P42">可见关联容器本身也提供了很多修改数据的操作函数，这个例子的输出结果:</text:p>
      <text:p text:style-name="P35">1 2 3 4 5 6 7 8 9 </text:p>
      <text:p text:style-name="P35">number of removed elements: 1. </text:p>
      <text:p text:style-name="P35">1 2 4 5 6 7 8 9 </text:p>
      <text:list xml:id="list1046008613" text:continue-numbering="true" text:style-name="WW8Num13">
        <text:list-item>
          <text:list>
            <text:list-item>
              <text:list>
                <text:list-item>
                  <text:h text:style-name="P344" text:outline-level="3">算法和容器操作函数</text:h>
                </text:list-item>
              </text:list>
            </text:list-item>
          </text:list>
        </text:list-item>
      </text:list>
      <text:p text:style-name="P40"><text:span text:style-name="T66"><text:tab/></text:span><text:span text:style-name="T40">libcstl</text:span><text:span text:style-name="T66">提供了很多的算法，但是有时算法未必是最高效的，如果容器提供了实现同样功能的操作函数的话，那么使用操作函数会更高效。主要的原因是</text:span><text:span text:style-name="T59">算法是为所有容器提供通用的操作，它是不了解容器的内部结构的，容器的操作函数只是针对特定容器，它更知道容器的内部实现，效率可能更高。所以使用的时候要权衡效率，有的时候容器提供了特定的操作，尽量使用容器操作函数。通过下面的例子来对比一下：</text:span></text:p>
      <table:table table:name="表格24" table:style-name="表格24">
        <table:table-column table:style-name="表格24.A"/>
        <table:table-row>
          <table:table-cell table:style-name="表格24.A1" office:value-type="string">
            <text:p text:style-name="P102">/* </text:p>
            <text:p text:style-name="P102"><text:s/>* remove4.c </text:p>
            <text:p text:style-name="P102"><text:s/>* compile with : -lcstl </text:p>
            <text:p text:style-name="P102"><text:s/>*/ </text:p>
            <text:p text:style-name="P102"/>
            <text:p text:style-name="P102">#include &lt;stdio.h&gt; </text:p>
            <text:p text:style-name="P102">#include &lt;cstl/clist.h&gt; </text:p>
            <text:p text:style-name="P102">#include &lt;cstl/calgorithm.h&gt; </text:p>
            <text:p text:style-name="P102"/>
            <text:p text:style-name="P102">int main(int argc, char* argv[]) </text:p>
            <text:p text:style-name="P102">{ </text:p>
            <text:p text:style-name="P102"><text:s text:c="4"/>list_t* plist_coll = create_list(int); </text:p>
            <text:p text:style-name="P102"><text:s text:c="4"/>int i = 0; </text:p>
            <text:p text:style-name="P102"/>
            <text:p text:style-name="P102"><text:s text:c="4"/>if(plist_coll == NULL) </text:p>
            <text:p text:style-name="P102"><text:s text:c="4"/>{ </text:p>
            <text:p text:style-name="P102"><text:s text:c="8"/>return -1; </text:p>
            <text:p text:style-name="P102"><text:s text:c="4"/>} </text:p>
            <text:p text:style-name="P102"/>
            <text:p text:style-name="P102"><text:s text:c="4"/>list_init(plist_coll); </text:p>
            <text:p text:style-name="P102"/>
            <text:p text:style-name="P102"><text:s text:c="4"/>for(i = 1; i &lt;= 6; ++i) </text:p>
            <text:p text:style-name="P102"><text:s text:c="4"/>{ </text:p>
            <text:p text:style-name="P102"><text:s text:c="8"/>list_push_back(plist_coll, i); </text:p>
            <text:p text:style-name="P102"><text:s text:c="8"/>list_push_front(plist_coll, i); </text:p>
            <text:p text:style-name="P102"><text:s text:c="4"/>} </text:p>
            <text:p text:style-name="P102"><text:soft-page-break/><text:s/></text:p>
            <text:p text:style-name="P102"><text:s text:c="4"/>/* </text:p>
            <text:p text:style-name="P102"><text:s text:c="5"/>* remove all elements with value 3 </text:p>
            <text:p text:style-name="P102"><text:s text:c="5"/>* - poor performance </text:p>
            <text:p text:style-name="P102"><text:s text:c="5"/>*/ </text:p>
            <text:p text:style-name="P102"><text:s text:c="4"/>list_erase_range(plist_coll, </text:p>
            <text:p text:style-name="P102"><text:s text:c="8"/>algo_remove(list_begin(plist_coll), list_end(plist_coll), 3), </text:p>
            <text:p text:style-name="P102"><text:s text:c="8"/>list_end(plist_coll)); </text:p>
            <text:p text:style-name="P102"/>
            <text:p text:style-name="P102"><text:s text:c="4"/>/* </text:p>
            <text:p text:style-name="P102"><text:s text:c="5"/>* remove all elements with value 4 </text:p>
            <text:p text:style-name="P102"><text:s text:c="5"/>* - good performance </text:p>
            <text:p text:style-name="P102"><text:s text:c="5"/>*/ </text:p>
            <text:p text:style-name="P102"><text:s text:c="4"/>list_remove(plist_coll, 4); </text:p>
            <text:p text:style-name="P102"/>
            <text:p text:style-name="P102"><text:s text:c="4"/>list_destroy(plist_coll); </text:p>
            <text:p text:style-name="P102"/>
            <text:p text:style-name="P102"><text:s text:c="4"/>return 0; </text:p>
            <text:p text:style-name="P102">}</text:p>
          </table:table-cell>
        </table:table-row>
      </table:table>
      <text:p text:style-name="P48"/>
      <text:p text:style-name="P42">上面的例子中进行了两次删除操作，第一次使用先调用<text:span text:style-name="T23">algo_remove()</text:span>算法用后面的数据覆盖了值为3的数据之后在调用<text:span text:style-name="T23">list_erase_range()</text:span>来删除后面的”无效数据”。而第二次删除直接在链表结构中将值等于4的数据节点移除并销毁，真样就比第一种方法效率高了很多。</text:p>
      <text:list xml:id="list1032663046" text:continue-numbering="true" text:style-name="WW8Num13">
        <text:list-item>
          <text:list>
            <text:list-item>
              <text:list>
                <text:list-item>
                  <text:h text:style-name="P344" text:outline-level="3">用户自定义规则</text:h>
                </text:list-item>
              </text:list>
            </text:list-item>
          </text:list>
        </text:list-item>
      </text:list>
      <text:p text:style-name="P40"><text:span text:style-name="T55"><text:tab/></text:span><text:span text:style-name="T59">为了使算法更具有扩展性和功能更强大，</text:span><text:span text:style-name="T37">libcstl</text:span><text:span text:style-name="T59">的算法大部分都提供了扩展的版本，允许使用自定义的规则来改变算法的行为。用户可以将自定义的规则作为算法的参数传递给</text:span><text:span text:style-name="T37">algo_xxxx_if()</text:span><text:span text:style-name="T59">这样的算法版本。大部分的算法都提供了这种带有</text:span><text:span text:style-name="T37">_if</text:span><text:span text:style-name="T59">的版本，如</text:span><text:span text:style-name="T37">algo_remove()</text:span><text:span text:style-name="T59">和</text:span><text:span text:style-name="T37">algo_remove_if()，</text:span><text:span text:style-name="T59">第一个算法删除与指定数据相等的数据，第二个算法删除符合指定条件的数据。有些算法要求用户必须提供自定义的规则，如</text:span><text:span text:style-name="T37">algo_for_each()</text:span><text:span text:style-name="T59">这个算法对范围内的每一个数据进行用户定义的操作：</text:span></text:p>
      <table:table table:name="表格25" table:style-name="表格25">
        <table:table-column table:style-name="表格25.A"/>
        <table:table-row>
          <table:table-cell table:style-name="表格25.A1" office:value-type="string">
            <text:p text:style-name="P102">/* </text:p>
            <text:p text:style-name="P102"><text:s/>* foreach1.c </text:p>
            <text:p text:style-name="P102"><text:s/>* compile with : -lcstl </text:p>
            <text:p text:style-name="P102"><text:s/>*/ </text:p>
            <text:p text:style-name="P102"/>
            <text:p text:style-name="P102">#include &lt;stdio.h&gt; </text:p>
            <text:p text:style-name="P102">#include &lt;cstl/cvector.h&gt; </text:p>
            <text:p text:style-name="P102">#include &lt;cstl/calgorithm.h&gt; </text:p>
            <text:p text:style-name="P102"/>
            <text:p text:style-name="P102">static void _print(const void* cpv_input, void* pv_output) </text:p>
            <text:p text:style-name="P102"><text:soft-page-break/>{ </text:p>
            <text:p text:style-name="P102"><text:s text:c="4"/>printf("%d ", *(int*)cpv_input); </text:p>
            <text:p text:style-name="P102">} </text:p>
            <text:p text:style-name="P102"/>
            <text:p text:style-name="P102">int main(int argc, char* argv[]) </text:p>
            <text:p text:style-name="P102">{ </text:p>
            <text:p text:style-name="P102"><text:s text:c="4"/>vector_t* pvec_coll = create_vector(int); </text:p>
            <text:p text:style-name="P102"><text:s text:c="4"/>int i = 0; </text:p>
            <text:p text:style-name="P102"/>
            <text:p text:style-name="P102"><text:s text:c="4"/>if(pvec_coll == NULL) </text:p>
            <text:p text:style-name="P102"><text:s text:c="4"/>{ </text:p>
            <text:p text:style-name="P102"><text:s text:c="8"/>return -1; </text:p>
            <text:p text:style-name="P102"><text:s text:c="4"/>} </text:p>
            <text:p text:style-name="P102"/>
            <text:p text:style-name="P102"><text:s text:c="4"/>vector_init(pvec_coll); </text:p>
            <text:p text:style-name="P102"/>
            <text:p text:style-name="P102"><text:s text:c="4"/>for(i = 1; i &lt;= 9; ++i) </text:p>
            <text:p text:style-name="P102"><text:s text:c="4"/>{ </text:p>
            <text:p text:style-name="P102"><text:s text:c="8"/>vector_push_back(pvec_coll, i); </text:p>
            <text:p text:style-name="P102"><text:s text:c="4"/>} </text:p>
            <text:p text:style-name="P102"/>
            <text:p text:style-name="P102"><text:s text:c="4"/>algo_for_each(vector_begin(pvec_coll), vector_end(pvec_coll), _print); </text:p>
            <text:p text:style-name="P102"><text:s text:c="4"/>printf("\n"); </text:p>
            <text:p text:style-name="P102"/>
            <text:p text:style-name="P102"><text:s text:c="4"/>vector_destroy(pvec_coll); </text:p>
            <text:p text:style-name="P102"/>
            <text:p text:style-name="P102"><text:s text:c="4"/>return 0; </text:p>
            <text:p text:style-name="P102">}</text:p>
          </table:table-cell>
        </table:table-row>
      </table:table>
      <text:p text:style-name="P48"/>
      <text:p text:style-name="P42"><text:span text:style-name="T23">algo_for_each()</text:span>算法对于<text:span text:style-name="T23">[vector_begin(), vector_end())</text:span>中的每一个数据应用函数<text:span text:style-name="T23">_print</text:span>输出其值，结果：</text:p>
      <text:p text:style-name="P35">1 2 3 4 5 6 7 8 9 </text:p>
      <text:p text:style-name="P42"/>
      <text:p text:style-name="P42">在许多方面都可以使用用户自定义规则，如制定排序规则，制定查找规则，在修改或转换数据时使用自定义的重复数据判断规则等。下面的例子显示了在数据转移个过程中使用用户自定义规则：</text:p>
      <table:table table:name="表格26" table:style-name="表格26">
        <table:table-column table:style-name="表格26.A"/>
        <table:table-row>
          <table:table-cell table:style-name="表格26.A1" office:value-type="string">
            <text:p text:style-name="P102">/* </text:p>
            <text:p text:style-name="P102"><text:s/>* transform1.c </text:p>
            <text:p text:style-name="P102"><text:s/>* compile with : -lcstl </text:p>
            <text:p text:style-name="P102"><text:s/>*/ </text:p>
            <text:p text:style-name="P102"/>
            <text:p text:style-name="P102">#include &lt;stdio.h&gt; </text:p>
            <text:p text:style-name="P102">#include &lt;cstl/cvector.h&gt; </text:p>
            <text:p text:style-name="P102">#include &lt;cstl/cset.h&gt; </text:p>
            <text:p text:style-name="P102">#include &lt;cstl/calgorithm.h&gt; </text:p>
            <text:p text:style-name="P102"><text:soft-page-break/><text:s/></text:p>
            <text:p text:style-name="P102">static void _print(const void* cpv_input, void* pv_output) </text:p>
            <text:p text:style-name="P102">{ </text:p>
            <text:p text:style-name="P102"><text:s text:c="4"/>printf("%d ", *(int*)cpv_input); </text:p>
            <text:p text:style-name="P102">} </text:p>
            <text:p text:style-name="P102"/>
            <text:p text:style-name="P102">static void _square(const void* cpv_input, void* pv_output) </text:p>
            <text:p text:style-name="P102">{ </text:p>
            <text:p text:style-name="P102"><text:s text:c="4"/>*(int*)pv_output = *(int*)cpv_input * *(int*)cpv_input; </text:p>
            <text:p text:style-name="P102">} </text:p>
            <text:p text:style-name="P102"/>
            <text:p text:style-name="P102">int main(int argc, char* argv[]) </text:p>
            <text:p text:style-name="P102">{ </text:p>
            <text:p text:style-name="P102"><text:s text:c="4"/>set_t* pset_coll1 = create_set(int); </text:p>
            <text:p text:style-name="P102"><text:s text:c="4"/>vector_t* pvec_coll2 = create_vector(int); </text:p>
            <text:p text:style-name="P102"><text:s text:c="4"/>int i = 0; </text:p>
            <text:p text:style-name="P102"/>
            <text:p text:style-name="P102"><text:s text:c="4"/>if(pset_coll1 == NULL || pvec_coll2 == NULL) </text:p>
            <text:p text:style-name="P102"><text:s text:c="4"/>{ </text:p>
            <text:p text:style-name="P102"><text:s text:c="8"/>return -1; </text:p>
            <text:p text:style-name="P102"><text:s text:c="4"/>} </text:p>
            <text:p text:style-name="P102"/>
            <text:p text:style-name="P102"><text:s text:c="4"/>set_init(pset_coll1); </text:p>
            <text:p text:style-name="P102"><text:s text:c="4"/>vector_init(pvec_coll2); </text:p>
            <text:p text:style-name="P102"/>
            <text:p text:style-name="P102"><text:s text:c="4"/>for(i = 1; i &lt;= 9; ++i) </text:p>
            <text:p text:style-name="P102"><text:s text:c="4"/>{ </text:p>
            <text:p text:style-name="P102"><text:s text:c="8"/>set_insert(pset_coll1, i); </text:p>
            <text:p text:style-name="P102"><text:s text:c="4"/>} </text:p>
            <text:p text:style-name="P102"/>
            <text:p text:style-name="P102"><text:s text:c="4"/>printf("initialized: "); </text:p>
            <text:p text:style-name="P102"><text:s text:c="4"/>algo_for_each(set_begin(pset_coll1), set_end(pset_coll1), _print); </text:p>
            <text:p text:style-name="P102"><text:s text:c="4"/>printf("\n"); </text:p>
            <text:p text:style-name="P102"/>
            <text:p text:style-name="P102"><text:s text:c="4"/>/* transform each element from coll1 to coll2 */ </text:p>
            <text:p text:style-name="P102"><text:s text:c="4"/>vector_resize(pvec_coll2, set_size(pset_coll1)); </text:p>
            <text:p text:style-name="P102"><text:s text:c="4"/>algo_transform(set_begin(pset_coll1), set_end(pset_coll1), </text:p>
            <text:p text:style-name="P102"><text:s text:c="8"/>vector_begin(pvec_coll2), _square); </text:p>
            <text:p text:style-name="P102"/>
            <text:p text:style-name="P102"><text:s text:c="4"/>printf("squared: "); </text:p>
            <text:p text:style-name="P102"><text:s text:c="4"/>algo_for_each(vector_begin(pvec_coll2), vector_end(pvec_coll2), _print); </text:p>
            <text:p text:style-name="P102"><text:s text:c="4"/>printf("\n"); </text:p>
            <text:p text:style-name="P102"/>
            <text:p text:style-name="P102"><text:soft-page-break/><text:s text:c="4"/>set_destroy(pset_coll1); </text:p>
            <text:p text:style-name="P102"><text:s text:c="4"/>vector_destroy(pvec_coll2); </text:p>
            <text:p text:style-name="P102"/>
            <text:p text:style-name="P102"><text:s text:c="4"/>return 0; </text:p>
            <text:p text:style-name="P102">}</text:p>
          </table:table-cell>
        </table:table-row>
      </table:table>
      <text:p text:style-name="P48"/>
      <text:p text:style-name="P42">上面的例子中<text:span text:style-name="T23">_square</text:span>为了在从<text:span text:style-name="T43">pset_coll1 </text:span>到<text:span text:style-name="T43">pvec_coll2 </text:span>的数据传送过程中产生整数的平方。</text:p>
      <text:p text:style-name="P56"><draw:frame draw:style-name="fr4" draw:name="图形10" text:anchor-type="paragraph" svg:y="-0.194cm" svg:width="19.006cm" svg:height="8.915cm" draw:z-index="16"><draw:image xlink:href="Pictures/10000000000002C80000014EA6625447.jpg" xlink:type="simple" xlink:show="embed" xlink:actuate="onLoad"/></draw:frame>图 <text:span text:style-name="T23">2.9 algo_transform()</text:span>的执行方式</text:p>
      <text:p text:style-name="P42">输出结果:</text:p>
      <text:p text:style-name="P35">initialized: 1 2 3 4 5 6 7 8 9 </text:p>
      <text:p text:style-name="P35">squared: 1 4 9 16 25 36 49 64 81 </text:p>
      <text:list xml:id="list631591869" text:continue-numbering="true" text:style-name="WW8Num13">
        <text:list-item>
          <text:list>
            <text:list-item>
              <text:list>
                <text:list-item>
                  <text:h text:style-name="P344" text:outline-level="3">自定义规则，函数和谓词</text:h>
                </text:list-item>
              </text:list>
            </text:list-item>
          </text:list>
        </text:list-item>
      </text:list>
      <text:p text:style-name="P61"><text:span text:style-name="T59"><text:tab/>观察上面两个例子所使用的自定义规则，你会发现这些规则的形式很奇怪，不论是</text:span><text:span text:style-name="T37">_print</text:span><text:span text:style-name="T59">还是</text:span><text:span text:style-name="T37">_square它们都是这样的形式：</text:span></text:p>
      <text:p text:style-name="P103">void xxxx(const void* cpv_input, void* pv_output) ;</text:p>
      <text:p text:style-name="P61"><text:span text:style-name="T59">这就是</text:span><text:span text:style-name="T37">libcstl</text:span><text:span text:style-name="T59">规定的自定义规则的函数形式，只有这样形式的规则才会被算法接受。将规则限定为这种形式是为了能够处理任何的数据类型，无论什么数据类型都可以采用这样的方式来制定规则。</text:span></text:p>
      <text:p text:style-name="P59"><text:tab/>除了上面的形式之外，还有一种形式的规则也是被算法接受的：</text:p>
      <text:p text:style-name="P103">void xxxx(const void* cpv_first, const void* cpv_second, void* pv_output) ;</text:p>
      <text:p text:style-name="P59">只有这两种形式被算法接受，我们把前者叫做一元函数，把后者叫做二元函数。它们是不同的规则形式不能混淆，有的函数只接受一元函数作为规则，有的函数只接受二元函数作为规则。</text:p>
      <text:p text:style-name="P59"><text:tab/>对于一元函数和二元函数来说最后一个参数都是输出，前面的参数是输入。</text:p>
      <text:p text:style-name="P40"><text:span text:style-name="T66"><text:tab/>算法在使用这些自定义规则的时候，大部分的规则的输出参数都是</text:span><text:span text:style-name="T40">bool_t</text:span><text:span text:style-name="T66">类型的(</text:span><text:span text:style-name="T40">bool_t是辅助类型在第三章介</text:span><text:soft-page-break/><text:span text:style-name="T40">绍</text:span><text:span text:style-name="T66">)，还有些输出参数不是</text:span><text:span text:style-name="T40">bool_t</text:span><text:span text:style-name="T66">类型的如上面两个例子中的自定义规则</text:span><text:span text:style-name="T40">_print</text:span><text:span text:style-name="T66">和</text:span><text:span text:style-name="T40">_square</text:span><text:span text:style-name="T66">。我们把输出参数是</text:span><text:span text:style-name="T40">bool_t</text:span><text:span text:style-name="T66">类型的函数叫做谓词。因此谓词也有一元谓词和二元谓词。下面的这些例子展示了如何定义和使用谓词：</text:span></text:p>
      <text:p text:style-name="P40"><text:span text:style-name="T55"><text:tab/></text:span><text:span text:style-name="T59">下面是一个使用一元谓词判断素数的例子:</text:span></text:p>
      <table:table table:name="表格27" table:style-name="表格27">
        <table:table-column table:style-name="表格27.A"/>
        <table:table-row>
          <table:table-cell table:style-name="表格27.A1" office:value-type="string">
            <text:p text:style-name="P102">/* </text:p>
            <text:p text:style-name="P102"><text:s/>* prime1.c </text:p>
            <text:p text:style-name="P102"><text:s/>* compile with : -lcstl </text:p>
            <text:p text:style-name="P102"><text:s/>*/ </text:p>
            <text:p text:style-name="P102"/>
            <text:p text:style-name="P102">#include &lt;stdio.h&gt; </text:p>
            <text:p text:style-name="P102">#include &lt;stdlib.h&gt; </text:p>
            <text:p text:style-name="P102">#include &lt;cstl/clist.h&gt; </text:p>
            <text:p text:style-name="P102">#include &lt;cstl/calgorithm.h&gt; </text:p>
            <text:p text:style-name="P102"/>
            <text:p text:style-name="P102">static void _is_prime(const void* cpv_input, void* pv_output) </text:p>
            <text:p text:style-name="P102">{ </text:p>
            <text:p text:style-name="P102"><text:s text:c="4"/>int number = abs(*(int*)cpv_input); </text:p>
            <text:p text:style-name="P102"><text:s text:c="4"/>int divisor = 0; </text:p>
            <text:p text:style-name="P102"/>
            <text:p text:style-name="P102"><text:s text:c="4"/>/* 0 and 1 are prime number */ </text:p>
            <text:p text:style-name="P102"><text:s text:c="4"/>if(number == 0 || number == 1) </text:p>
            <text:p text:style-name="P102"><text:s text:c="4"/>{ </text:p>
            <text:p text:style-name="P102"><text:s text:c="8"/>*(bool_t*)pv_output = true; </text:p>
            <text:p text:style-name="P102"><text:s text:c="8"/>return; </text:p>
            <text:p text:style-name="P102"><text:s text:c="4"/>} </text:p>
            <text:p text:style-name="P102"/>
            <text:p text:style-name="P102"><text:s text:c="4"/>for(divisor = number / 2; number % divisor != 0; --divisor) </text:p>
            <text:p text:style-name="P102"><text:s text:c="4"/>{ </text:p>
            <text:p text:style-name="P102"><text:s text:c="8"/>continue; </text:p>
            <text:p text:style-name="P102"><text:s text:c="4"/>} </text:p>
            <text:p text:style-name="P102"/>
            <text:p text:style-name="P102"><text:s text:c="4"/>*(bool_t*)pv_output = divisor == 1 ? true : false; </text:p>
            <text:p text:style-name="P102">} </text:p>
            <text:p text:style-name="P102"/>
            <text:p text:style-name="P102">int main(int argc, char* argv[]) </text:p>
            <text:p text:style-name="P102">{ </text:p>
            <text:p text:style-name="P102"><text:s text:c="4"/>list_t* plist_coll = create_list(int); </text:p>
            <text:p text:style-name="P102"><text:s text:c="4"/>list_iterator_t it_pos; </text:p>
            <text:p text:style-name="P102"><text:s text:c="4"/>int i = 0; </text:p>
            <text:p text:style-name="P102"><text:s/></text:p>
            <text:p text:style-name="P102"><text:s text:c="4"/>if(plist_coll == NULL) </text:p>
            <text:p text:style-name="P102"><text:s text:c="4"/>{ </text:p>
            <text:p text:style-name="P102"><text:s text:c="8"/>return -1; </text:p>
            <text:p text:style-name="P102"><text:s text:c="4"/>} </text:p>
            <text:p text:style-name="P102"><text:soft-page-break/></text:p>
            <text:p text:style-name="P102"><text:s text:c="4"/>list_init(plist_coll); </text:p>
            <text:p text:style-name="P102"/>
            <text:p text:style-name="P102"><text:s text:c="4"/>for(i = 24; i &lt;= 30; ++i) </text:p>
            <text:p text:style-name="P102"><text:s text:c="4"/>{ </text:p>
            <text:p text:style-name="P102"><text:s text:c="8"/>list_push_back(plist_coll, i); </text:p>
            <text:p text:style-name="P102"><text:s text:c="4"/>} </text:p>
            <text:p text:style-name="P102"/>
            <text:p text:style-name="P102"><text:s text:c="4"/>/* search for prime number */ </text:p>
            <text:p text:style-name="P102"><text:s text:c="4"/>it_pos = algo_find_if(list_begin(plist_coll), list_end(plist_coll), _is_prime); </text:p>
            <text:p text:style-name="P102"><text:s text:c="4"/>if(iterator_equal(it_pos, list_end(plist_coll))) </text:p>
            <text:p text:style-name="P102"><text:s text:c="4"/>{ </text:p>
            <text:p text:style-name="P102"><text:s text:c="8"/>printf("no prime number found.\n"); </text:p>
            <text:p text:style-name="P102"><text:s text:c="4"/>} </text:p>
            <text:p text:style-name="P102"><text:s text:c="4"/>else </text:p>
            <text:p text:style-name="P102"><text:s text:c="4"/>{ </text:p>
            <text:p text:style-name="P102"><text:s text:c="8"/>printf("%d is the first prime.\n", *(int*)iterator_get_pointer(it_pos)); </text:p>
            <text:p text:style-name="P102"><text:s text:c="4"/>} </text:p>
            <text:p text:style-name="P102"/>
            <text:p text:style-name="P102"><text:s text:c="4"/>list_destroy(plist_coll); </text:p>
            <text:p text:style-name="P102"/>
            <text:p text:style-name="P102"><text:s text:c="4"/>return 0; </text:p>
            <text:p text:style-name="P102">}</text:p>
          </table:table-cell>
        </table:table-row>
      </table:table>
      <text:p text:style-name="P48"/>
      <text:p text:style-name="P42">在这个例子中<text:span text:style-name="T23">algo_find_if()</text:span>算法在制定的范围内查找第一个使一元谓词获得<text:span text:style-name="T23">true</text:span>输出的数据，这个一元谓词就是<text:span text:style-name="T23">_is_prime</text:span>函数.在一元谓词<text:span text:style-name="T23">_is_prime</text:span>中计算数据是否为素数，如果是将输出<text:span text:style-name="T23">pv_output</text:span>设置为<text:span text:style-name="T23">true</text:span>否则设置为<text:span text:style-name="T23">false。</text:span>输出结果：</text:p>
      <text:p text:style-name="P35">29 is the first prime.</text:p>
      <text:p text:style-name="P48"/>
      <text:p text:style-name="P59"><text:tab/>下面再来看一个使用二元谓词的例子：</text:p>
      <table:table table:name="表格28" table:style-name="表格28">
        <table:table-column table:style-name="表格28.A"/>
        <table:table-row>
          <table:table-cell table:style-name="表格28.A1" office:value-type="string">
            <text:p text:style-name="P102">/* </text:p>
            <text:p text:style-name="P102"><text:s/>* sort1.c </text:p>
            <text:p text:style-name="P102"><text:s/>* compile with : -lcstl </text:p>
            <text:p text:style-name="P102"><text:s/>*/ </text:p>
            <text:p text:style-name="P102"/>
            <text:p text:style-name="P102">#include &lt;stdio.h&gt; </text:p>
            <text:p text:style-name="P102">#include &lt;string.h&gt; </text:p>
            <text:p text:style-name="P102">#include &lt;cstl/cdeque.h&gt; </text:p>
            <text:p text:style-name="P102">#include &lt;cstl/calgorithm.h&gt; </text:p>
            <text:p text:style-name="P102"/>
            <text:p text:style-name="P102">typedef struct _tagperson </text:p>
            <text:p text:style-name="P102">{ </text:p>
            <text:p text:style-name="P102"><text:s text:c="4"/>char s_firstname[21]; </text:p>
            <text:p text:style-name="P102"><text:soft-page-break/><text:s text:c="4"/>char s_lastname[21]; </text:p>
            <text:p text:style-name="P102">}person_t; </text:p>
            <text:p text:style-name="P102"/>
            <text:p text:style-name="P102">static void _print(const void* cpv_input, void* pv_output) </text:p>
            <text:p text:style-name="P102">{ </text:p>
            <text:p text:style-name="P102"><text:s text:c="4"/>printf("%s.%s ", </text:p>
            <text:p text:style-name="P102"><text:s text:c="8"/>((person_t*)cpv_input)-&gt;s_firstname, </text:p>
            <text:p text:style-name="P102"><text:s text:c="8"/>((person_t*)cpv_input)-&gt;s_lastname); </text:p>
            <text:p text:style-name="P102">} </text:p>
            <text:p text:style-name="P102"/>
            <text:p text:style-name="P102">static void _person_sort_criterion( </text:p>
            <text:p text:style-name="P102"><text:s text:c="4"/>const void* cpv_first, const void* cpv_second, void* pv_output) </text:p>
            <text:p text:style-name="P102">{ </text:p>
            <text:p text:style-name="P102"><text:s text:c="4"/>person_t* pt_first = (person_t*)cpv_first; </text:p>
            <text:p text:style-name="P102"><text:s text:c="4"/>person_t* pt_second = (person_t*)cpv_second; </text:p>
            <text:p text:style-name="P102"><text:s text:c="4"/>int n_result1 = strncmp(pt_first-&gt;s_firstname, pt_second-&gt;s_firstname, 21); </text:p>
            <text:p text:style-name="P102"><text:s text:c="4"/>int n_result2 = strncmp(pt_first-&gt;s_lastname, pt_second-&gt;s_lastname, 21); </text:p>
            <text:p text:style-name="P102"/>
            <text:p text:style-name="P102"><text:s text:c="4"/>if(n_result1 &lt; 0 || (n_result1 == 0 &amp;&amp; n_result2 &lt; 0)) </text:p>
            <text:p text:style-name="P102"><text:s text:c="4"/>{ </text:p>
            <text:p text:style-name="P102"><text:s text:c="8"/>*(bool_t*)pv_output = true; </text:p>
            <text:p text:style-name="P102"><text:s text:c="4"/>} </text:p>
            <text:p text:style-name="P102"><text:s text:c="4"/>else </text:p>
            <text:p text:style-name="P102"><text:s text:c="4"/>{ </text:p>
            <text:p text:style-name="P102"><text:s text:c="8"/>*(bool_t*)pv_output = false; </text:p>
            <text:p text:style-name="P102"><text:s text:c="4"/>} </text:p>
            <text:p text:style-name="P102">} </text:p>
            <text:p text:style-name="P102"/>
            <text:p text:style-name="P102">int main(int argc, char* argv[]) </text:p>
            <text:p text:style-name="P102">{ </text:p>
            <text:p text:style-name="P102"><text:s text:c="4"/>deque_t* pdeq_coll = NULL; </text:p>
            <text:p text:style-name="P102"><text:s text:c="4"/>person_t t_person; </text:p>
            <text:p text:style-name="P102"/>
            <text:p text:style-name="P102"><text:s text:c="4"/>type_register(person_t, NULL, NULL, NULL, NULL); </text:p>
            <text:p text:style-name="P102"><text:s text:c="4"/>pdeq_coll = create_deque(person_t); </text:p>
            <text:p text:style-name="P102"><text:s text:c="4"/>if(pdeq_coll == NULL) </text:p>
            <text:p text:style-name="P102"><text:s text:c="4"/>{ </text:p>
            <text:p text:style-name="P102"><text:s text:c="8"/>return -1; </text:p>
            <text:p text:style-name="P102"><text:s text:c="4"/>} </text:p>
            <text:p text:style-name="P102"/>
            <text:p text:style-name="P102"><text:s text:c="4"/>deque_init(pdeq_coll); </text:p>
            <text:p text:style-name="P102"/>
            <text:p text:style-name="P102"><text:s text:c="4"/>memset(t_person.s_firstname, '\0', 21); </text:p>
            <text:p text:style-name="P102"><text:soft-page-break/><text:s text:c="4"/>memset(t_person.s_lastname, '\0', 21); </text:p>
            <text:p text:style-name="P102"><text:s text:c="4"/>strcpy(t_person.s_firstname, "Jonh"); </text:p>
            <text:p text:style-name="P102"><text:s text:c="4"/>strcpy(t_person.s_lastname, "right"); </text:p>
            <text:p text:style-name="P102"><text:s text:c="4"/>deque_push_back(pdeq_coll, &amp;t_person); </text:p>
            <text:p text:style-name="P102"><text:s text:c="4"/>memset(t_person.s_firstname, '\0', 21); </text:p>
            <text:p text:style-name="P102"><text:s text:c="4"/>memset(t_person.s_lastname, '\0', 21); </text:p>
            <text:p text:style-name="P102"><text:s text:c="4"/>strcpy(t_person.s_firstname, "Bill"); </text:p>
            <text:p text:style-name="P102"><text:s text:c="4"/>strcpy(t_person.s_lastname, "killer"); </text:p>
            <text:p text:style-name="P102"><text:s text:c="4"/>deque_push_back(pdeq_coll, &amp;t_person); </text:p>
            <text:p text:style-name="P102"><text:s text:c="4"/>memset(t_person.s_firstname, '\0', 21); </text:p>
            <text:p text:style-name="P102"><text:s text:c="4"/>memset(t_person.s_lastname, '\0', 21); </text:p>
            <text:p text:style-name="P102"><text:s text:c="4"/>strcpy(t_person.s_firstname, "Jonh"); </text:p>
            <text:p text:style-name="P102"><text:s text:c="4"/>strcpy(t_person.s_lastname, "sound"); </text:p>
            <text:p text:style-name="P102"><text:s text:c="4"/>deque_push_back(pdeq_coll, &amp;t_person); </text:p>
            <text:p text:style-name="P102"><text:s text:c="4"/>memset(t_person.s_firstname, '\0', 21); </text:p>
            <text:p text:style-name="P102"><text:s text:c="4"/>memset(t_person.s_lastname, '\0', 21); </text:p>
            <text:p text:style-name="P102"><text:s text:c="4"/>strcpy(t_person.s_firstname, "Bin"); </text:p>
            <text:p text:style-name="P102"><text:s text:c="4"/>strcpy(t_person.s_lastname, "lee"); </text:p>
            <text:p text:style-name="P102"><text:s text:c="4"/>deque_push_back(pdeq_coll, &amp;t_person); </text:p>
            <text:p text:style-name="P102"><text:s text:c="4"/>memset(t_person.s_firstname, '\0', 21); </text:p>
            <text:p text:style-name="P102"><text:s text:c="4"/>memset(t_person.s_lastname, '\0', 21); </text:p>
            <text:p text:style-name="P102"><text:s text:c="4"/>strcpy(t_person.s_firstname, "Lee"); </text:p>
            <text:p text:style-name="P102"><text:s text:c="4"/>strcpy(t_person.s_lastname, "bird"); </text:p>
            <text:p text:style-name="P102"><text:s text:c="4"/>deque_push_back(pdeq_coll, &amp;t_person); </text:p>
            <text:p text:style-name="P102"/>
            <text:p text:style-name="P102"><text:s text:c="4"/>algo_for_each(deque_begin(pdeq_coll), deque_end(pdeq_coll), _print); </text:p>
            <text:p text:style-name="P102"><text:s text:c="4"/>printf("\n"); </text:p>
            <text:p text:style-name="P102"/>
            <text:p text:style-name="P102"><text:s text:c="4"/>algo_sort_if(deque_begin(pdeq_coll), deque_end(pdeq_coll),</text:p>
            <text:p text:style-name="P102"><text:s text:c="8"/>_person_sort_criterion); </text:p>
            <text:p text:style-name="P102"/>
            <text:p text:style-name="P102"><text:s text:c="4"/>algo_for_each(deque_begin(pdeq_coll), deque_end(pdeq_coll), _print); </text:p>
            <text:p text:style-name="P102"><text:s text:c="4"/>printf("\n"); </text:p>
            <text:p text:style-name="P102"/>
            <text:p text:style-name="P102"><text:s text:c="4"/>deque_destroy(pdeq_coll); </text:p>
            <text:p text:style-name="P102"/>
            <text:p text:style-name="P102"><text:s text:c="4"/>return 0; </text:p>
            <text:p text:style-name="P102">}</text:p>
          </table:table-cell>
        </table:table-row>
      </table:table>
      <text:p text:style-name="P59">输出的结果是：</text:p>
      <text:p text:style-name="P35">Jonh.right Bill.killer Jonh.sound Bin.lee Lee.bird </text:p>
      <text:p text:style-name="P35">Bill.killer Bin.lee Jonh.right Jonh.sound Lee.bird </text:p>
      <text:p text:style-name="P35">可以看出是按照<text:span text:style-name="T72">_person_sort_criterion()</text:span>制定的规则排序的。</text:p>
      <text:list xml:id="list1045574509" text:continue-numbering="true" text:style-name="WW8Num13">
        <text:list-item>
          <text:list>
            <text:list-item>
              <text:list>
                <text:list-item>
                  <text:h text:style-name="P347" text:outline-level="3"><text:soft-page-break/>libcstl函数</text:h>
                </text:list-item>
              </text:list>
            </text:list-item>
          </text:list>
        </text:list-item>
      </text:list>
      <text:p text:style-name="P40"><text:span text:style-name="T55"><text:tab/></text:span><text:span text:style-name="T66">通过前面的例子我们知道可以通过自定义规则来扩展或者改变算法的行为，从而增强算法的能力和扩展性。那是不是只要使用自定义规则我们就要自己去编写新的规则呢？答案是否定的，因为</text:span><text:span text:style-name="T40">libcstl</text:span><text:span text:style-name="T66">库提供了大量的自定义规则，在这里我们把这些</text:span><text:span text:style-name="T40">libcstl</text:span><text:span text:style-name="T66">库预定以的自定义规则叫做</text:span><text:span text:style-name="T40">libcstl</text:span><text:span text:style-name="T66">函数，这些函数中一大部分是谓词。它们的形式都符合上面我们看到的算法接受的函数形式。要使用这些预定义的函数必须包含头文件：</text:span></text:p>
      <text:p text:style-name="P64">#include &lt;cstl/cfunctional.h&gt;</text:p>
      <text:p text:style-name="P42">下面是一个使用了<text:span text:style-name="T25">libcstl</text:span>预定义的二元函数的例子：</text:p>
      <table:table table:name="表格29" table:style-name="表格29">
        <table:table-column table:style-name="表格29.A"/>
        <table:table-row>
          <table:table-cell table:style-name="表格29.A1" office:value-type="string">
            <text:p text:style-name="P102">/* </text:p>
            <text:p text:style-name="P102"><text:s/>* sort2.c </text:p>
            <text:p text:style-name="P102"><text:s/>* compile with : -lcstl </text:p>
            <text:p text:style-name="P102"><text:s/>*/ </text:p>
            <text:p text:style-name="P102"/>
            <text:p text:style-name="P102">#include &lt;stdio.h&gt; </text:p>
            <text:p text:style-name="P102">#include &lt;cstl/cdeque.h&gt; </text:p>
            <text:p text:style-name="P102">#include &lt;cstl/calgorithm.h&gt; </text:p>
            <text:p text:style-name="P102">#include &lt;cstl/cfunctional.h&gt; </text:p>
            <text:p text:style-name="P102"/>
            <text:p text:style-name="P102">int main(int argc, char* argv[]) </text:p>
            <text:p text:style-name="P102">{ </text:p>
            <text:p text:style-name="P102"><text:s text:c="4"/>deque_t* pdeq_coll = create_deque(int); </text:p>
            <text:p text:style-name="P102"><text:s text:c="4"/>deque_iterator_t it_pos; </text:p>
            <text:p text:style-name="P102"/>
            <text:p text:style-name="P102"><text:s text:c="4"/>if(pdeq_coll == NULL) </text:p>
            <text:p text:style-name="P102"><text:s text:c="4"/>{ </text:p>
            <text:p text:style-name="P102"><text:s text:c="8"/>return -1; </text:p>
            <text:p text:style-name="P102"><text:s text:c="4"/>} </text:p>
            <text:p text:style-name="P102"/>
            <text:p text:style-name="P102"><text:s text:c="4"/>deque_init(pdeq_coll); </text:p>
            <text:p text:style-name="P102"/>
            <text:p text:style-name="P102"><text:s text:c="4"/>deque_push_back(pdeq_coll, 34); </text:p>
            <text:p text:style-name="P102"><text:s text:c="4"/>deque_push_back(pdeq_coll, 22); </text:p>
            <text:p text:style-name="P102"><text:s text:c="4"/>deque_push_back(pdeq_coll, 90); </text:p>
            <text:p text:style-name="P102"><text:s text:c="4"/>deque_push_back(pdeq_coll, 51); </text:p>
            <text:p text:style-name="P102"><text:s text:c="4"/>deque_push_back(pdeq_coll, 11); </text:p>
            <text:p text:style-name="P102"><text:s text:c="4"/>deque_push_back(pdeq_coll, 47); </text:p>
            <text:p text:style-name="P102"><text:s text:c="4"/>deque_push_back(pdeq_coll, 33); </text:p>
            <text:p text:style-name="P102"/>
            <text:p text:style-name="P102"><text:s text:c="4"/>for(it_pos = deque_begin(pdeq_coll); </text:p>
            <text:p text:style-name="P102"><text:s text:c="8"/>!iterator_equal(it_pos, deque_end(pdeq_coll)); </text:p>
            <text:p text:style-name="P102"><text:s text:c="8"/>it_pos = iterator_next(it_pos)) </text:p>
            <text:p text:style-name="P102"><text:soft-page-break/><text:s text:c="4"/>{ </text:p>
            <text:p text:style-name="P102"><text:s text:c="8"/>printf("%d ", *(int*)iterator_get_pointer(it_pos)); </text:p>
            <text:p text:style-name="P102"><text:s text:c="4"/>} </text:p>
            <text:p text:style-name="P102"><text:s text:c="4"/>printf("\n"); </text:p>
            <text:p text:style-name="P102"/>
            <text:p text:style-name="P102"><text:s text:c="4"/>algo_sort(deque_begin(pdeq_coll), deque_end(pdeq_coll)); </text:p>
            <text:p text:style-name="P102"><text:s text:c="4"/>for(it_pos = deque_begin(pdeq_coll); </text:p>
            <text:p text:style-name="P102"><text:s text:c="8"/>!iterator_equal(it_pos, deque_end(pdeq_coll));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algo_sort_if(deque_begin(pdeq_coll), deque_end(pdeq_coll), fun_greater_int); </text:p>
            <text:p text:style-name="P102"><text:s text:c="4"/>for(it_pos = deque_begin(pdeq_coll); </text:p>
            <text:p text:style-name="P102"><text:s text:c="8"/>!iterator_equal(it_pos, deque_end(pdeq_coll));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deque_destroy(pdeq_coll); </text:p>
            <text:p text:style-name="P102"/>
            <text:p text:style-name="P102"><text:s text:c="4"/>return 0; </text:p>
            <text:p text:style-name="P102">}</text:p>
          </table:table-cell>
        </table:table-row>
      </table:table>
      <text:p text:style-name="P48"/>
      <text:p text:style-name="P42">在向<text:span text:style-name="T43">pdeq_coll</text:span>中插入了数据后使用<text:span text:style-name="T23">algo_sort()</text:span>排序，这个算法其实是<text:span text:style-name="T23">algo_sort_if()</text:span>的使用默认关系二元函数的缩写版本，如果容器中的数据是<text:span text:style-name="T23">int</text:span>类型那么这个默认的关系二元函数就是<text:span text:style-name="T23">fun_less_int()。</text:span>最后使用了<text:span text:style-name="T23">algo_sort_if()</text:span>使用<text:span text:style-name="T23">fun_greater_int()</text:span>作为排序规则从大到小排序，所以结果：</text:p>
      <text:p text:style-name="P35">34 22 90 51 11 47 33 </text:p>
      <text:p text:style-name="P35">11 22 33 34 47 51 90 </text:p>
      <text:p text:style-name="P35">90 51 47 34 33 22 11 </text:p>
      <text:list xml:id="list341569910" text:continue-numbering="true" text:style-name="WW8Num13">
        <text:list-item>
          <text:list>
            <text:list-item>
              <text:h text:style-name="P331" text:outline-level="2"><text:span text:style-name="T23">libcstl容器</text:span>的使用过程</text:h>
              <text:list>
                <text:list-item>
                  <text:h text:style-name="P339" text:outline-level="3">libcstl容器的使用过程</text:h>
                </text:list-item>
              </text:list>
            </text:list-item>
          </text:list>
        </text:list-item>
      </text:list>
      <text:p text:style-name="P40"><text:span text:style-name="T29"><text:tab/></text:span><text:span text:style-name="T26">libcstl</text:span><text:span text:style-name="T59">提供定义的一系列的新类型，包括容器，容器适配器，迭代器，工具类型，函数类型。其中容器(序列容器</text:span><text:soft-page-break/><text:span text:style-name="T37">vector_t，deque_t，list_t，slist_t，</text:span><text:span text:style-name="T59">关联容器</text:span><text:span text:style-name="T37">set_t，map_t，multiset_t，multimap_t，hash_set_t，hash_map_t，</text:span><text:span text:style-name="T59"> </text:span><text:span text:style-name="T37">hash_multiset_t，</text:span><text:span text:style-name="T59">容器适配器</text:span><text:span text:style-name="T37">stack_t，queue_t，priority_queue_t，</text:span><text:span text:style-name="T59">字符串</text:span><text:span text:style-name="T37">string_t</text:span><text:span text:style-name="T59">)和工具类型中的</text:span><text:span text:style-name="T37">pair_t</text:span><text:span text:style-name="T59">在使用的时候都要遵循以下的过程：</text:span></text:p>
      <text:p text:style-name="P42"><text:tab/>首先要创建一个容器，然后初始化，使用完成后要销毁。下面以<text:span text:style-name="T23">vector_t</text:span>为例：</text:p>
      <text:list xml:id="list443225951" text:style-name="L50">
        <text:list-item>
          <text:p text:style-name="P221">创建</text:p>
        </text:list-item>
      </text:list>
      <text:p text:style-name="P42"><text:tab/>使用<text:span text:style-name="T23">vector_t</text:span>之前要根据容器中存储的数据的类型创建容器，如果要存储<text:span text:style-name="T23">int</text:span>类型的数据调用<text:span text:style-name="T23">create_vector()</text:span>函数：</text:p>
      <text:p text:style-name="P64">vector_t* pvec_coll = create_vector(int);</text:p>
      <text:p text:style-name="P42">如果如果创建成功<text:span text:style-name="T23">pvec_coll</text:span>就是指向新创建的保存<text:span text:style-name="T23">int</text:span>类型的<text:span text:style-name="T23">vector_t</text:span>容器，如果创建过程失败那么<text:span text:style-name="T23">pvec_coll</text:span>就等于<text:span text:style-name="T23">NULL</text:span>。所以在创建一个类型之后要判断是否创建成功。每一个需要创建的类型都有一个以<text:span text:style-name="T23">create_</text:span>为前缀的函数，具体请参考《<text:span text:style-name="T23">The libcstl Library Reference Manual</text:span>》。</text:p>
      <text:list xml:id="list1066163538" text:style-name="L51">
        <text:list-item>
          <text:p text:style-name="P222">初始化</text:p>
        </text:list-item>
      </text:list>
      <text:p text:style-name="P42"><text:tab/>当<text:span text:style-name="T23">vector_t</text:span>被创建后要对容器进行初始化，这样才能使用，如果使用未初始化的容器，行为是未定义的，因为有很多事情要在初始化的过程中做。对于一个<text:span text:style-name="T23">libcstl容器</text:span>来说往往有多种初始化函数，这些初始化函数可以以不同的方式初始化这个<text:span text:style-name="T23">libcstl容器</text:span>。</text:p>
      <text:p text:style-name="P40"><text:span text:style-name="T59"><text:tab/>例如</text:span><text:span text:style-name="T37">vector_t</text:span><text:span text:style-name="T59">有</text:span><text:span text:style-name="T37">vector_init()，vector_init_n()，vector_init_elem()，vector_init_copy()，vector_init_copy_range()</text:span><text:span text:style-name="T59"> </text:span><text:span text:style-name="T37">5</text:span><text:span text:style-name="T59">个初始化函数，它们根据不同的方式对</text:span><text:span text:style-name="T37">vector_t</text:span><text:span text:style-name="T59">容器进行初始化，在创建</text:span><text:span text:style-name="T37">vector_t</text:span><text:span text:style-name="T59">容器后可以调用其中的任意一个，但是只能调用一次，如果对一个容器类型初始化多次那么程序的行为是未定义的：</text:span></text:p>
      <text:p text:style-name="P64">vector_init_n(pvec_coll, 100);</text:p>
      <text:p text:style-name="P42">初始化<text:span text:style-name="T23">vector_t</text:span>后容器中有<text:span text:style-name="T23">100</text:span>个元素，每个元素的值都是<text:span text:style-name="T23">0</text:span>。</text:p>
      <text:list xml:id="list963308281" text:style-name="L52">
        <text:list-item>
          <text:p text:style-name="P223">销毁</text:p>
        </text:list-item>
      </text:list>
      <text:p text:style-name="P42"><text:tab/><text:span text:style-name="T23">vector_t</text:span>使用完毕后一定要销毁，如果未销毁那么容器所占的内存就不会被释放。每一个容器都有销毁函数如：</text:p>
      <text:p text:style-name="P64">vector_destroy(pvec_coll);</text:p>
      <text:p text:style-name="P64"/>
      <text:list xml:id="list1470435302" text:continue-list="list341569910" text:style-name="WW8Num13">
        <text:list-item>
          <text:list>
            <text:list-item>
              <text:list>
                <text:list-item>
                  <text:h text:style-name="P337" text:outline-level="3">数据类型的使用</text:h>
                </text:list-item>
              </text:list>
            </text:list-item>
          </text:list>
        </text:list-item>
      </text:list>
      <text:p text:style-name="P64"><text:tab/><text:span text:style-name="T42">l</text:span><text:span text:style-name="T44">ibcstl 2.0</text:span><text:span text:style-name="T63">版本对数据类型的处理做了很大改进，现在能够处理任何数据类型，</text:span><text:span text:style-name="T44">libcstl</text:span><text:span text:style-name="T63">将数据类型分为三类：</text:span></text:p>
      <text:list xml:id="list1824667841" text:style-name="L53">
        <text:list-item>
          <text:p text:style-name="P271"><text:span text:style-name="T44">C</text:span><text:span text:style-name="T63">语言内建类型</text:span></text:p>
        </text:list-item>
      </text:list>
      <text:p text:style-name="P64"><text:span text:style-name="T63"><text:tab/></text:span><text:span text:style-name="T44">C</text:span><text:span text:style-name="T63">语言支持的基本类型如，</text:span><text:span text:style-name="T44">int</text:span><text:span text:style-name="T63">, </text:span><text:span text:style-name="T44">double</text:span><text:span text:style-name="T63">, </text:span><text:span text:style-name="T44">long</text:span><text:span text:style-name="T63">, </text:span><text:span text:style-name="T44">char</text:span><text:span text:style-name="T63">等，</text:span><text:span text:style-name="T44">C</text:span><text:span text:style-name="T63">字符串也属于这一类。</text:span></text:p>
      <text:list xml:id="list1410480462" text:style-name="L54">
        <text:list-item>
          <text:p text:style-name="P272"><text:span text:style-name="T44">libcstl</text:span><text:span text:style-name="T63">内建类型</text:span></text:p>
        </text:list-item>
      </text:list>
      <text:p text:style-name="P64"><text:span text:style-name="T63"><text:tab/></text:span><text:span text:style-name="T44">libcstl</text:span><text:span text:style-name="T63">库内部的容器类型，迭代器类型等等。</text:span></text:p>
      <text:list xml:id="list287057240" text:style-name="L55">
        <text:list-item>
          <text:p text:style-name="P224">用户自定义类型</text:p>
        </text:list-item>
      </text:list>
      <text:p text:style-name="P64"><text:tab/><text:span text:style-name="T65">用户自己定义的结构，联合，枚举或者重定义的类型。</text:span></text:p>
      <text:p text:style-name="P64"/>
      <text:p text:style-name="P64"><text:tab/><text:span text:style-name="T65">对于前两种类型可以在创建容器中直接使用如：</text:span></text:p>
      <text:p text:style-name="P65">vector_t* pvec_coll = create_vector(int);</text:p>
      <text:p text:style-name="P65">vector_t* pvec_coll = create_vector(double);</text:p>
      <text:p text:style-name="P65">vector_t* pvec_coll = create_vector(char*);</text:p>
      <text:p text:style-name="P65">vector_t* pvec_coll = create_vector(list_t&lt;int&gt;);</text:p>
      <text:p text:style-name="P64"><text:span text:style-name="T65">等等(这里创建保存</text:span><text:span text:style-name="T44">libcstl</text:span><text:span text:style-name="T63">内建类型的容器时类型的描述有些特别，我会在第十章中详细介绍</text:span><text:span text:style-name="T65">)。但是对于用户自定义类型这样的方式就会创建失败，如有一种用户自定义类型</text:span><text:span text:style-name="T42">abc_t</text:span><text:span text:style-name="T65">，现在要创建一个保存</text:span><text:span text:style-name="T42">abc_t</text:span><text:span text:style-name="T65">类型的</text:span><text:span text:style-name="T42">vector_t</text:span><text:span text:style-name="T65">容器：</text:span></text:p>
      <text:p text:style-name="P65">vector_t* pvec_coll = create_vector(abc_t);</text:p>
      <text:p text:style-name="P64"><text:soft-page-break/><text:span text:style-name="T65">直接这样创建 </text:span><text:span text:style-name="T42">pvec_coll一定为NULL，因为libcstl库并不知道关于abc_t类型的任何信息。要使用这种新类型就必须在使用它之前注册这种类型：</text:span></text:p>
      <text:p text:style-name="P65">type_register(abc_t, abc_init, abc_copy, abc_less, abc_destroy);</text:p>
      <text:p text:style-name="P35">注册之后libcstl就知道了该类型的信息如初始化方法abc_init，拷贝方法abc_copy，比较规则abc_less，销毁方法abc_destroy，这样就可以使用这个类型了而且是“一次注册到处使用”。具体在第十章中介绍类型机制。</text:p>
      <text:p text:style-name="P70"/>
      <text:list xml:id="list924919596" text:continue-list="list1470435302" text:style-name="WW8Num13">
        <text:list-item>
          <text:h text:style-name="P322" text:outline-level="1"><text:span text:style-name="T23">libcstl</text:span>工具类型</text:h>
        </text:list-item>
      </text:list>
      <text:p text:style-name="P57"><text:span text:style-name="T58"><text:tab/><text:tab/>为了使用方便，</text:span><text:span text:style-name="T36">libcstl</text:span><text:span text:style-name="T58">提供了很多实用的小工具类型。使用这些小工具的时候几乎没有什么开销，有的甚至不需要为了使用它特意的去包含特殊的头文件。这些工具类型包括</text:span><text:span text:style-name="T36">libcstl</text:span><text:span text:style-name="T58">定义的布尔类型</text:span><text:span text:style-name="T36">bool_t</text:span><text:span text:style-name="T58">，用于保存对数据的</text:span><text:span text:style-name="T36">pair_t</text:span><text:span text:style-name="T58">，用于表示数据区间的</text:span><text:span text:style-name="T36">range_t</text:span><text:span text:style-name="T58">。</text:span></text:p>
      <text:p text:style-name="P58"/>
      <text:list xml:id="list158325715" text:continue-numbering="true" text:style-name="WW8Num13">
        <text:list-item>
          <text:list>
            <text:list-item>
              <text:h text:style-name="P328" text:outline-level="2">bool_t</text:h>
            </text:list-item>
          </text:list>
        </text:list-item>
      </text:list>
      <text:p text:style-name="P40"><text:span text:style-name="T18"><text:tab/></text:span><text:span text:style-name="T15">标准</text:span><text:span text:style-name="T26">C</text:span><text:span text:style-name="T15">语言中是没有布尔类型的，</text:span><text:span text:style-name="T59">为了使用方便和能够清楚的表达布尔的语义，</text:span><text:span text:style-name="T26">libcstl</text:span><text:span text:style-name="T59">引入了一个新的工具类型</text:span><text:span text:style-name="T37">bool_t</text:span><text:span text:style-name="T59">来表示布尔值，同时定义了</text:span><text:span text:style-name="T37">true</text:span><text:span text:style-name="T59">, </text:span><text:span text:style-name="T37">TRUE</text:span><text:span text:style-name="T59">, </text:span><text:span text:style-name="T37">false</text:span><text:span text:style-name="T59">, </text:span><text:span text:style-name="T37">FLASE。使用bool_t类型不需要包含特殊的头文件，</text:span><text:span text:style-name="T59">包含任何一个</text:span><text:span text:style-name="T26">libcstl</text:span><text:span text:style-name="T59">头文件就可以使用</text:span><text:span text:style-name="T37">bool_t</text:span><text:span text:style-name="T59">了。</text:span></text:p>
      <text:list xml:id="list371229869" text:continue-numbering="true" text:style-name="WW8Num13">
        <text:list-item>
          <text:list>
            <text:list-item>
              <text:h text:style-name="P332" text:outline-level="2">pair_t</text:h>
            </text:list-item>
          </text:list>
        </text:list-item>
      </text:list>
      <text:p text:style-name="P40"><text:span text:style-name="T59"><text:tab/>在前面的章节中已经知道映射，多重映射等是以键/值对这样的形式保存数据的，但是实际存储在容器中的值却是</text:span><text:span text:style-name="T37">pair_t</text:span><text:span text:style-name="T59">类型，有它来管理键/值对。不只是键/值对，所有成对的数据可以使用</text:span><text:span text:style-name="T37">pair_t</text:span><text:span text:style-name="T59">类型来描述。</text:span><text:span text:style-name="T37">pair_t</text:span><text:span text:style-name="T59">不是容器所以它不能够保存多对数据，一个</text:span><text:span text:style-name="T37">pair_t</text:span><text:span text:style-name="T59">只能保存一对数据。使用</text:span><text:span text:style-name="T37">pair_t</text:span><text:span text:style-name="T59">要求包含头文件：</text:span></text:p>
      <text:p text:style-name="P64">#include &lt;cstl/cutility.h&gt;</text:p>
      <text:p text:style-name="P70">但是如果程序已经包含了头文件</text:p>
      <text:p text:style-name="P72"><text:span text:style-name="T55">#include &lt;cstl/cmap.h&gt; </text:span><text:span text:style-name="T66">或者 </text:span><text:span text:style-name="T55">#include &lt;cstl/chash_map.h&gt;</text:span></text:p>
      <text:p text:style-name="P71"><text:span text:style-name="T59">就不必包含</text:span><text:span text:style-name="T56">&lt;cstl/cutility.h&gt;</text:span><text:span text:style-name="T59">头文件了，这是因为映射容器要用到</text:span><text:span text:style-name="T37">pair_t</text:span><text:span text:style-name="T59">，在它的头文件中已经包含了</text:span><text:span text:style-name="T56">&lt;cstl/cutility.h&gt;</text:span><text:span text:style-name="T59">头文件了。</text:span></text:p>
      <text:p text:style-name="P70"/>
      <text:list xml:id="list1629296669" text:continue-numbering="true" text:style-name="WW8Num13">
        <text:list-item>
          <text:list>
            <text:list-item>
              <text:list>
                <text:list-item>
                  <text:h text:style-name="P341" text:outline-level="3"><text:span text:style-name="T23">pair_t</text:span>的使用过程</text:h>
                </text:list-item>
              </text:list>
            </text:list-item>
          </text:list>
        </text:list-item>
      </text:list>
      <text:p text:style-name="P40"><text:span text:style-name="T59"><text:tab/>虽然</text:span><text:span text:style-name="T37">pair_t</text:span><text:span text:style-name="T59">不是容器类型，但是使用的过程要与容器类型的使用过程相同(参考第二章.第五节)，也要首先创建，成功后要初始化，然后使用，使用后要销毁。</text:span></text:p>
      <table:table table:name="表格30" table:style-name="表格30">
        <table:table-column table:style-name="表格30.A"/>
        <table:table-column table:style-name="表格30.B"/>
        <text:soft-page-break/>
        <table:table-row>
          <table:table-cell table:style-name="表格30.A1" office:value-type="string">
            <text:p text:style-name="Table_20_Contents">create_pair</text:p>
          </table:table-cell>
          <table:table-cell table:style-name="表格30.B1" office:value-type="string">
            <text:p text:style-name="Table_20_Contents">创建pair_t类型。</text:p>
          </table:table-cell>
        </table:table-row>
        <table:table-row>
          <table:table-cell table:style-name="表格30.A2" office:value-type="string">
            <text:p text:style-name="Table_20_Contents">pair_init</text:p>
          </table:table-cell>
          <table:table-cell table:style-name="表格30.B2" office:value-type="string">
            <text:p text:style-name="Table_20_Contents">使用默认数据初始化pair_t类型。</text:p>
          </table:table-cell>
        </table:table-row>
        <table:table-row>
          <table:table-cell table:style-name="表格30.A2" office:value-type="string">
            <text:p text:style-name="Table_20_Contents">pair_init_copy</text:p>
          </table:table-cell>
          <table:table-cell table:style-name="表格30.B2" office:value-type="string">
            <text:p text:style-name="Table_20_Contents">使用pair_t类型来初始化一个pair_t类型。</text:p>
          </table:table-cell>
        </table:table-row>
        <table:table-row>
          <table:table-cell table:style-name="表格30.A2" office:value-type="string">
            <text:p text:style-name="Table_20_Contents">pair_init_elem</text:p>
          </table:table-cell>
          <table:table-cell table:style-name="表格30.B2" office:value-type="string">
            <text:p text:style-name="Table_20_Contents">使用指定数据初始化pair_t类型。</text:p>
          </table:table-cell>
        </table:table-row>
        <table:table-row>
          <table:table-cell table:style-name="表格30.A2" office:value-type="string">
            <text:p text:style-name="Table_20_Contents">pair_destroy</text:p>
          </table:table-cell>
          <table:table-cell table:style-name="表格30.B2" office:value-type="string">
            <text:p text:style-name="Table_20_Contents">销毁pair_t类型。</text:p>
          </table:table-cell>
        </table:table-row>
      </table:table>
      <text:p text:style-name="P40"><text:span text:style-name="T59"><text:tab/>上面的表格列出了</text:span><text:span text:style-name="T37">pair_t</text:span><text:span text:style-name="T59">创建，初始化和销毁的函数(本书中只类出了讲解相关的函数并且没有具体参数，全面俩解各个操作函数和参数的情况请参考《</text:span><text:span text:style-name="T37">The libcstl Library Reference Manual</text:span><text:span text:style-name="T59">》)。</text:span></text:p>
      <text:p text:style-name="P52"/>
      <text:list xml:id="list923998312" text:continue-numbering="true" text:style-name="WW8Num13">
        <text:list-item>
          <text:list>
            <text:list-item>
              <text:list>
                <text:list-item>
                  <text:h text:style-name="P345" text:outline-level="3"><text:span text:style-name="T23">pair_t</text:span>的主要操作</text:h>
                </text:list-item>
              </text:list>
            </text:list-item>
          </text:list>
        </text:list-item>
      </text:list>
      <text:p text:style-name="P40"><text:span text:style-name="T59"><text:tab/></text:span><text:span text:style-name="T37">pair_t</text:span><text:span text:style-name="T59">是表示一对数据的，所以通过</text:span><text:span text:style-name="T37">pair_t</text:span><text:span text:style-name="T59">类型我们应该能够获得和设置这两个数据。依据这样的要求</text:span><text:span text:style-name="T37">pair_t</text:span><text:span text:style-name="T59">提供了如下操作函数：</text:span></text:p>
      <table:table table:name="表格31" table:style-name="表格31">
        <table:table-column table:style-name="表格31.A"/>
        <table:table-column table:style-name="表格31.B"/>
        <table:table-row>
          <table:table-cell table:style-name="表格31.A1" office:value-type="string">
            <text:p text:style-name="Table_20_Contents">pair_first</text:p>
          </table:table-cell>
          <table:table-cell table:style-name="表格31.B1" office:value-type="string">
            <text:p text:style-name="Table_20_Contents">获得指向第一个数据的指针。</text:p>
          </table:table-cell>
        </table:table-row>
        <table:table-row>
          <table:table-cell table:style-name="表格31.A2" office:value-type="string">
            <text:p text:style-name="Table_20_Contents">pair_second</text:p>
          </table:table-cell>
          <table:table-cell table:style-name="表格31.B2" office:value-type="string">
            <text:p text:style-name="Table_20_Contents">获得指向第二个数据的指针。</text:p>
          </table:table-cell>
        </table:table-row>
        <table:table-row>
          <table:table-cell table:style-name="表格31.A2" office:value-type="string">
            <text:p text:style-name="Table_20_Contents">pair_make</text:p>
          </table:table-cell>
          <table:table-cell table:style-name="表格31.B2" office:value-type="string">
            <text:p text:style-name="Table_20_Contents">设置pair_t中的数据。</text:p>
          </table:table-cell>
        </table:table-row>
      </table:table>
      <text:p text:style-name="P99"><text:tab/>通过上面的操作函数我们就能够自由的使用<text:span text:style-name="T23">pair_t</text:span>中的数据了。</text:p>
      <text:p text:style-name="P99"><text:tab/>为了方便两个pair_t之间的数据拷贝除了提供在初始化的时候拷贝外还通过了赋值操作函数：</text:p>
      <table:table table:name="表格32" table:style-name="表格32">
        <table:table-column table:style-name="表格32.A"/>
        <table:table-column table:style-name="表格32.B"/>
        <table:table-row>
          <table:table-cell table:style-name="表格32.A1" office:value-type="string">
            <text:p text:style-name="Table_20_Contents">pair_assign</text:p>
          </table:table-cell>
          <table:table-cell table:style-name="表格32.B1" office:value-type="string">
            <text:p text:style-name="Table_20_Contents">使用源pair_t类型为目的pair_t类型赋值。</text:p>
          </table:table-cell>
        </table:table-row>
      </table:table>
      <text:p text:style-name="P82"><text:span text:style-name="T66">除了这些以外</text:span><text:span text:style-name="T40">pair_t</text:span><text:span text:style-name="T66">还提供了关系操作函数：</text:span></text:p>
      <table:table table:name="表格33" table:style-name="表格33">
        <table:table-column table:style-name="表格33.A"/>
        <table:table-column table:style-name="表格33.B"/>
        <table:table-row>
          <table:table-cell table:style-name="表格33.A1" office:value-type="string">
            <text:p text:style-name="Table_20_Contents">pair_equal</text:p>
          </table:table-cell>
          <table:table-cell table:style-name="表格33.B1" office:value-type="string">
            <text:p text:style-name="Table_20_Contents">判断两个pair_t类型是否相等。</text:p>
          </table:table-cell>
        </table:table-row>
        <table:table-row>
          <table:table-cell table:style-name="表格33.A2" office:value-type="string">
            <text:p text:style-name="Table_20_Contents">pair_not_equal</text:p>
          </table:table-cell>
          <table:table-cell table:style-name="表格33.B2" office:value-type="string">
            <text:p text:style-name="Table_20_Contents">判断两个pair_t类型是否不等。</text:p>
          </table:table-cell>
        </table:table-row>
        <table:table-row>
          <table:table-cell table:style-name="表格33.A2" office:value-type="string">
            <text:p text:style-name="Table_20_Contents">pair_less</text:p>
          </table:table-cell>
          <table:table-cell table:style-name="表格33.B2" office:value-type="string">
            <text:p text:style-name="Table_20_Contents">判断第一个pair_t类型是否小于第二个pair_t类型。</text:p>
          </table:table-cell>
        </table:table-row>
        <table:table-row>
          <table:table-cell table:style-name="表格33.A2" office:value-type="string">
            <text:p text:style-name="Table_20_Contents">pair_less_equal</text:p>
          </table:table-cell>
          <table:table-cell table:style-name="表格33.B2" office:value-type="string">
            <text:p text:style-name="Table_20_Contents">判断第一个pair_t类型是否小于等于第二个pair_t类型。</text:p>
          </table:table-cell>
        </table:table-row>
        <table:table-row>
          <table:table-cell table:style-name="表格33.A2" office:value-type="string">
            <text:p text:style-name="Table_20_Contents">pair_greater</text:p>
          </table:table-cell>
          <table:table-cell table:style-name="表格33.B2" office:value-type="string">
            <text:p text:style-name="Table_20_Contents">判断第一个pair_t类型是否大于第二个pair_t类型。</text:p>
          </table:table-cell>
        </table:table-row>
        <table:table-row>
          <table:table-cell table:style-name="表格33.A6" office:value-type="string">
            <text:p text:style-name="Table_20_Contents">pair_greater_equal</text:p>
          </table:table-cell>
          <table:table-cell table:style-name="表格33.B6" office:value-type="string">
            <text:p text:style-name="Table_20_Contents">判断第一个pair_t类型是否大于等于第二个pair_t类型。</text:p>
          </table:table-cell>
        </table:table-row>
      </table:table>
      <text:p text:style-name="P61"><text:span text:style-name="T59"><text:tab/></text:span><text:span text:style-name="T37">pair_t</text:span><text:span text:style-name="T59">的比较过程都是首先比较第一个数据，当第一个数据是大于关系的时候整个关系操作就是大于关系，小于也如此，只有等于的时候再比较第二个数据，只有两个数据都相等的时候两个</text:span><text:span text:style-name="T37">pair_t</text:span><text:span text:style-name="T59">才相等。</text:span></text:p>
      <text:list xml:id="list1291463322" text:continue-numbering="true" text:style-name="WW8Num13">
        <text:list-item>
          <text:list>
            <text:list-item>
              <text:list>
                <text:list-item>
                  <text:h text:style-name="P343" text:outline-level="3"><text:span text:style-name="T73">pair_t的应用实例</text:span><text:span text:style-name="T59"><text:tab/></text:span></text:h>
                </text:list-item>
              </text:list>
            </text:list-item>
          </text:list>
        </text:list-item>
      </text:list>
      <text:p text:style-name="P61"><text:span text:style-name="T59"><text:tab/>上面列举了有关</text:span><text:span text:style-name="T37">pair_t</text:span><text:span text:style-name="T59">的操作函数，下面用例子来演示以下如何使用</text:span><text:span text:style-name="T37">pair_t</text:span><text:span text:style-name="T59">:</text:span></text:p>
      <table:table table:name="表格34" table:style-name="表格34">
        <table:table-column table:style-name="表格34.A"/>
        <table:table-row>
          <table:table-cell table:style-name="表格34.A1" office:value-type="string">
            <text:p text:style-name="P102">/* </text:p>
            <text:p text:style-name="P102"><text:s/>* pair1.c </text:p>
            <text:p text:style-name="P102"><text:soft-page-break/><text:s/>* compile with : -lcstl </text:p>
            <text:p text:style-name="P102"><text:s/>*/ </text:p>
            <text:p text:style-name="P102"/>
            <text:p text:style-name="P102">#include &lt;stdio.h&gt; </text:p>
            <text:p text:style-name="P102">#include &lt;cstl/cutility.h&gt; </text:p>
            <text:p text:style-name="P102"/>
            <text:p text:style-name="P102">int main(int argc, char* argv[]) </text:p>
            <text:p text:style-name="P102">{ </text:p>
            <text:p text:style-name="P102"><text:s text:c="4"/>pair_t* ppair_p1 = create_pair(int, double); </text:p>
            <text:p text:style-name="P102"><text:s text:c="4"/>pair_t* ppair_p2 = create_pair(int, double); </text:p>
            <text:p text:style-name="P102"><text:s text:c="4"/>pair_t* ppair_p3 = create_pair(int, double); </text:p>
            <text:p text:style-name="P102"/>
            <text:p text:style-name="P102"><text:s text:c="4"/>if(ppair_p1 == NULL || ppair_p2 == NULL || ppair_p3 == NULL) </text:p>
            <text:p text:style-name="P102"><text:s text:c="4"/>{ </text:p>
            <text:p text:style-name="P102"><text:s text:c="8"/>return -1; </text:p>
            <text:p text:style-name="P102"><text:s text:c="4"/>} </text:p>
            <text:p text:style-name="P102"/>
            <text:p text:style-name="P102"><text:s text:c="4"/>pair_init(ppair_p1); </text:p>
            <text:p text:style-name="P102"><text:s text:c="4"/>pair_init_elem(ppair_p2, 10, 1.1e-2); </text:p>
            <text:p text:style-name="P102"><text:s text:c="4"/>pair_init_copy(ppair_p3, ppair_p2); </text:p>
            <text:p text:style-name="P102"/>
            <text:p text:style-name="P102"><text:s text:c="4"/>printf("Original pair:\n"); </text:p>
            <text:p text:style-name="P102"><text:s text:c="4"/>printf("p1(%d, %lf)\n", </text:p>
            <text:p text:style-name="P102"><text:s text:c="8"/>*(int*)pair_first(ppair_p1), </text:p>
            <text:p text:style-name="P102"><text:s text:c="8"/>*(double*)pair_second(ppair_p1)); </text:p>
            <text:p text:style-name="P102"><text:s text:c="4"/>printf("p2(%d, %lf)\n", </text:p>
            <text:p text:style-name="P102"><text:s text:c="8"/>*(int*)pair_first(ppair_p2), </text:p>
            <text:p text:style-name="P102"><text:s text:c="8"/>*(double*)pair_second(ppair_p2)); </text:p>
            <text:p text:style-name="P102"><text:s text:c="4"/>printf("p3(%d, %lf)\n", </text:p>
            <text:p text:style-name="P102"><text:s text:c="8"/>*(int*)pair_first(ppair_p3), </text:p>
            <text:p text:style-name="P102"><text:s text:c="8"/>*(double*)pair_second(ppair_p3)); </text:p>
            <text:p text:style-name="P102"/>
            <text:p text:style-name="P102"><text:s text:c="4"/>pair_make(ppair_p1, 10, 2.222); </text:p>
            <text:p text:style-name="P102"><text:s text:c="4"/>pair_assign(ppair_p3, ppair_p1); </text:p>
            <text:p text:style-name="P102"><text:s text:c="4"/>printf("After modifying:\n"); </text:p>
            <text:p text:style-name="P102"><text:s text:c="4"/>printf("p1(%d, %lf)\n", </text:p>
            <text:p text:style-name="P102"><text:s text:c="8"/>*(int*)pair_first(ppair_p1), </text:p>
            <text:p text:style-name="P102"><text:s text:c="8"/>*(double*)pair_second(ppair_p1)); </text:p>
            <text:p text:style-name="P102"><text:s text:c="4"/>printf("p2(%d, %lf)\n", </text:p>
            <text:p text:style-name="P102"><text:s text:c="8"/>*(int*)pair_first(ppair_p2), </text:p>
            <text:p text:style-name="P102"><text:s text:c="8"/>*(double*)pair_second(ppair_p2)); </text:p>
            <text:p text:style-name="P102"><text:s text:c="4"/>printf("p3(%d, %lf)\n", </text:p>
            <text:p text:style-name="P102"><text:s text:c="8"/>*(int*)pair_first(ppair_p3), </text:p>
            <text:p text:style-name="P102"><text:soft-page-break/><text:s text:c="8"/>*(double*)pair_second(ppair_p3)); </text:p>
            <text:p text:style-name="P102"/>
            <text:p text:style-name="P102"><text:s text:c="4"/>printf("Compare:\n"); </text:p>
            <text:p text:style-name="P102"><text:s text:c="4"/>if(pair_equal(ppair_p1, ppair_p3)) </text:p>
            <text:p text:style-name="P102"><text:s text:c="4"/>{ </text:p>
            <text:p text:style-name="P102"><text:s text:c="8"/>printf("p1(%d, %lf) == p3(%d, %lf)\n", </text:p>
            <text:p text:style-name="P102"><text:s text:c="12"/>*(int*)pair_first(ppair_p1), </text:p>
            <text:p text:style-name="P102"><text:s text:c="12"/>*(double*)pair_second(ppair_p1), </text:p>
            <text:p text:style-name="P102"><text:s text:c="12"/>*(int*)pair_first(ppair_p3), </text:p>
            <text:p text:style-name="P102"><text:s text:c="12"/>*(double*)pair_second(ppair_p3)); </text:p>
            <text:p text:style-name="P102"><text:s text:c="4"/>} </text:p>
            <text:p text:style-name="P102"><text:s text:c="4"/>else </text:p>
            <text:p text:style-name="P102"><text:s text:c="4"/>{ </text:p>
            <text:p text:style-name="P102"><text:s text:c="8"/>printf("p1(%d, %lf) != p3(%d, %lf)\n", </text:p>
            <text:p text:style-name="P102"><text:s text:c="12"/>*(int*)pair_first(ppair_p1), </text:p>
            <text:p text:style-name="P102"><text:s text:c="12"/>*(double*)pair_second(ppair_p1), </text:p>
            <text:p text:style-name="P102"><text:s text:c="12"/>*(int*)pair_first(ppair_p3), </text:p>
            <text:p text:style-name="P102"><text:s text:c="12"/>*(double*)pair_second(ppair_p3)); </text:p>
            <text:p text:style-name="P102"><text:s text:c="4"/>} </text:p>
            <text:p text:style-name="P102"><text:s text:c="4"/>if(pair_not_equal(ppair_p1, ppair_p2)) </text:p>
            <text:p text:style-name="P102"><text:s text:c="4"/>{ </text:p>
            <text:p text:style-name="P102"><text:s text:c="8"/>printf("p1(%d, %lf) != p2(%d, %lf)\n", </text:p>
            <text:p text:style-name="P102"><text:s text:c="12"/>*(int*)pair_first(ppair_p1), </text:p>
            <text:p text:style-name="P102"><text:s text:c="12"/>*(double*)pair_second(ppair_p1), </text:p>
            <text:p text:style-name="P102"><text:s text:c="12"/>*(int*)pair_first(ppair_p2), </text:p>
            <text:p text:style-name="P102"><text:s text:c="12"/>*(double*)pair_second(ppair_p2)); </text:p>
            <text:p text:style-name="P102"><text:s text:c="4"/>} </text:p>
            <text:p text:style-name="P102"><text:s text:c="4"/>else </text:p>
            <text:p text:style-name="P102"><text:s text:c="4"/>{ </text:p>
            <text:p text:style-name="P102"><text:s text:c="8"/>printf("p1(%d, %lf) == p2(%d, %lf)\n", </text:p>
            <text:p text:style-name="P102"><text:s text:c="12"/>*(int*)pair_first(ppair_p1), </text:p>
            <text:p text:style-name="P102"><text:s text:c="12"/>*(double*)pair_second(ppair_p1), </text:p>
            <text:p text:style-name="P102"><text:s text:c="12"/>*(int*)pair_first(ppair_p2), </text:p>
            <text:p text:style-name="P102"><text:s text:c="12"/>*(double*)pair_second(ppair_p2)); </text:p>
            <text:p text:style-name="P102"><text:s text:c="4"/>} </text:p>
            <text:p text:style-name="P102"/>
            <text:p text:style-name="P102"><text:s text:c="4"/>pair_make(ppair_p1, 22, 35.2); </text:p>
            <text:p text:style-name="P102"><text:s text:c="4"/>pair_make(ppair_p2, 62, 35.2); </text:p>
            <text:p text:style-name="P102"><text:s text:c="4"/>pair_make(ppair_p3, 22, 70.0); </text:p>
            <text:p text:style-name="P102"><text:s text:c="4"/>if(pair_less(ppair_p1, ppair_p2)) </text:p>
            <text:p text:style-name="P102"><text:s text:c="4"/>{ </text:p>
            <text:p text:style-name="P102"><text:s text:c="8"/>printf("p1(%d, %lf) &lt; p2(%d, %lf)\n", </text:p>
            <text:p text:style-name="P102"><text:s text:c="12"/>*(int*)pair_first(ppair_p1), </text:p>
            <text:p text:style-name="P102"><text:soft-page-break/><text:s text:c="12"/>*(double*)pair_second(ppair_p1), </text:p>
            <text:p text:style-name="P102"><text:s text:c="12"/>*(int*)pair_first(ppair_p2), </text:p>
            <text:p text:style-name="P102"><text:s text:c="12"/>*(double*)pair_second(ppair_p2)); </text:p>
            <text:p text:style-name="P102"><text:s text:c="4"/>} </text:p>
            <text:p text:style-name="P102"><text:s text:c="4"/>else </text:p>
            <text:p text:style-name="P102"><text:s text:c="4"/>{ </text:p>
            <text:p text:style-name="P102"><text:s text:c="8"/>printf("p1(%d, %lf) &gt;= p2(%d, %lf)\n", </text:p>
            <text:p text:style-name="P102"><text:s text:c="12"/>*(int*)pair_first(ppair_p1), </text:p>
            <text:p text:style-name="P102"><text:s text:c="12"/>*(double*)pair_second(ppair_p1), </text:p>
            <text:p text:style-name="P102"><text:s text:c="12"/>*(int*)pair_first(ppair_p2), </text:p>
            <text:p text:style-name="P102"><text:s text:c="12"/>*(double*)pair_second(ppair_p2)); </text:p>
            <text:p text:style-name="P102"><text:s text:c="4"/>} </text:p>
            <text:p text:style-name="P102"><text:s text:c="4"/>if(pair_less(ppair_p1, ppair_p3)) </text:p>
            <text:p text:style-name="P102"><text:s text:c="4"/>{ </text:p>
            <text:p text:style-name="P102"><text:s text:c="8"/>printf("p1(%d, %lf) &lt; p3(%d, %lf)\n", </text:p>
            <text:p text:style-name="P102"><text:s text:c="12"/>*(int*)pair_first(ppair_p1), </text:p>
            <text:p text:style-name="P102"><text:s text:c="12"/>*(double*)pair_second(ppair_p1), </text:p>
            <text:p text:style-name="P102"><text:s text:c="12"/>*(int*)pair_first(ppair_p3), </text:p>
            <text:p text:style-name="P102"><text:s text:c="12"/>*(double*)pair_second(ppair_p3)); </text:p>
            <text:p text:style-name="P102"><text:s text:c="4"/>} </text:p>
            <text:p text:style-name="P102"><text:s text:c="4"/>else </text:p>
            <text:p text:style-name="P102"><text:s text:c="4"/>{ </text:p>
            <text:p text:style-name="P102"><text:s text:c="8"/>printf("p1(%d, %lf) &gt;= p3(%d, %lf)\n", </text:p>
            <text:p text:style-name="P102"><text:s text:c="12"/>*(int*)pair_first(ppair_p1), </text:p>
            <text:p text:style-name="P102"><text:s text:c="12"/>*(double*)pair_second(ppair_p1), </text:p>
            <text:p text:style-name="P102"><text:s text:c="12"/>*(int*)pair_first(ppair_p3), </text:p>
            <text:p text:style-name="P102"><text:s text:c="12"/>*(double*)pair_second(ppair_p3)); </text:p>
            <text:p text:style-name="P102"><text:s text:c="4"/>} </text:p>
            <text:p text:style-name="P102"/>
            <text:p text:style-name="P102"><text:s text:c="4"/>pair_destroy(ppair_p1); </text:p>
            <text:p text:style-name="P102"><text:s text:c="4"/>pair_destroy(ppair_p2); </text:p>
            <text:p text:style-name="P102"><text:s text:c="4"/>pair_destroy(ppair_p3); </text:p>
            <text:p text:style-name="P102"/>
            <text:p text:style-name="P102"><text:s text:c="4"/>return 0; </text:p>
            <text:p text:style-name="P102">}</text:p>
          </table:table-cell>
        </table:table-row>
      </table:table>
      <text:p text:style-name="P59">这个例子的输出结果：</text:p>
      <text:p text:style-name="P35">Original pair: </text:p>
      <text:p text:style-name="P35">p1(0, 0.000000) </text:p>
      <text:p text:style-name="P35">p2(10, 0.011000) </text:p>
      <text:p text:style-name="P35">p3(10, 0.011000) </text:p>
      <text:p text:style-name="P35">After modifying: </text:p>
      <text:p text:style-name="P35">p1(10, 2.222000) </text:p>
      <text:p text:style-name="P35">p2(10, 0.011000) </text:p>
      <text:p text:style-name="P35"><text:soft-page-break/>p3(10, 2.222000) </text:p>
      <text:p text:style-name="P35">Compare: </text:p>
      <text:p text:style-name="P35">p1(10, 2.222000) == p3(10, 2.222000) </text:p>
      <text:p text:style-name="P35">p1(10, 2.222000) != p2(10, 0.011000) </text:p>
      <text:p text:style-name="P35">p1(22, 35.200000) &lt; p2(62, 35.200000) </text:p>
      <text:p text:style-name="P35">p1(22, 35.200000) &lt; p3(22, 70.000000)</text:p>
      <text:p text:style-name="P48"/>
      <text:list xml:id="list115613440" text:continue-numbering="true" text:style-name="WW8Num13">
        <text:list-item>
          <text:list>
            <text:list-item>
              <text:h text:style-name="P328" text:outline-level="2">range_t</text:h>
            </text:list-item>
          </text:list>
        </text:list-item>
      </text:list>
      <text:p text:style-name="P59"><text:tab/>有些函数的返回值是一个数据区间，例如关联容器的<text:span text:style-name="T23">equal_range</text:span>操作函数，在<text:span text:style-name="T23">libcstl 1.0版本时使用pair_t类型来表示数据区间，这样用户在获得这个数据区间并使用之后要手动的调用pair_destroy()函数来销毁pair_t类型，这样做使用很不方便，况且这时候pair_t中保存的是两个迭代器类型，所以主要的系统资源还是pair_t本身占用的。为了解决使用不便的问题libcstl 2.0版本引入了range_t</text:span>类型，使用<text:span text:style-name="T23">range_t</text:span>类型来表示数据区间就不用再有上面的烦恼了。<text:span text:style-name="T23">这个</text:span>类型本身就是一个结构体，用两个成员来表示数据区间的界限迭代器。使用之后可以直接丢弃，没有手动调用释放资源的烦恼了。</text:p>
      <text:p text:style-name="P59"><text:tab/><text:span text:style-name="T23">range_t</text:span>的两个成员分别表示数据区间的上下界限：</text:p>
      <table:table table:name="表格35" table:style-name="表格35">
        <table:table-column table:style-name="表格35.A"/>
        <table:table-column table:style-name="表格35.B"/>
        <table:table-row>
          <table:table-cell table:style-name="表格35.A1" office:value-type="string">
            <text:p text:style-name="Table_20_Contents">it_begin</text:p>
          </table:table-cell>
          <table:table-cell table:style-name="表格35.B1" office:value-type="string">
            <text:p text:style-name="Table_20_Contents">表示数据区间的开始位置的迭代器。</text:p>
          </table:table-cell>
        </table:table-row>
        <table:table-row>
          <table:table-cell table:style-name="表格35.A2" office:value-type="string">
            <text:p text:style-name="Table_20_Contents">it_end</text:p>
          </table:table-cell>
          <table:table-cell table:style-name="表格35.B2" office:value-type="string">
            <text:p text:style-name="Table_20_Contents">表示数据区间的末尾位置的迭代器。</text:p>
          </table:table-cell>
        </table:table-row>
      </table:table>
      <text:p text:style-name="P59">这样通过<text:span text:style-name="T23">range_t</text:span>的两个成员就可以表示数据区间<text:span text:style-name="T23">[it_begin, it_end)</text:span>。使用<text:span text:style-name="T23">range_t</text:span>于使用<text:span text:style-name="T23">bool_t</text:span>一样无需包含特殊的头文件，只要包含任意的<text:span text:style-name="T23">libcstl</text:span>头文件就能够使用它了。</text:p>
      <text:p text:style-name="P48"/>
      <text:p text:style-name="P48"/>
      <text:list xml:id="list225106062" text:continue-numbering="true" text:style-name="WW8Num13">
        <text:list-item>
          <text:h text:style-name="P322" text:outline-level="1"><text:span text:style-name="T23">libcstl</text:span>容器</text:h>
        </text:list-item>
      </text:list>
      <text:p text:style-name="P40"><text:span text:style-name="T15"><text:tab/>在接下来的一章中我们将详细讨论</text:span><text:span text:style-name="T26">libcstl各个容器的结构，特点，操作性能以及各种操作如何使用。在本章的最后还对比各个容器的优缺点，以便用户按照需求适当的选择容器类型。</text:span></text:p>
      <text:list xml:id="list1616364925" text:continue-numbering="true" text:style-name="WW8Num13">
        <text:list-item>
          <text:list>
            <text:list-item>
              <text:h text:style-name="P331" text:outline-level="2">容器的特点和共同的操作</text:h>
            </text:list-item>
          </text:list>
        </text:list-item>
      </text:list>
      <text:p text:style-name="P59"><text:tab/>在详细讨论各个容器之前我们先来讨论下一容器的共同特点和共同的操作。</text:p>
      <text:list xml:id="list1312214187" text:continue-numbering="true" text:style-name="WW8Num13">
        <text:list-item>
          <text:list>
            <text:list-item>
              <text:list>
                <text:list-item>
                  <text:h text:style-name="P336" text:outline-level="3"><text:soft-page-break/>容器的共同特点</text:h>
                </text:list-item>
              </text:list>
            </text:list-item>
          </text:list>
        </text:list-item>
      </text:list>
      <text:p text:style-name="P59"><text:tab/>各种类型的容器它们都有如下的共同特点:</text:p>
      <text:list xml:id="list891015570" text:style-name="L56">
        <text:list-item>
          <text:p text:style-name="P225">容器中保存的是数据的拷贝</text:p>
        </text:list-item>
      </text:list>
      <text:p text:style-name="P61"><text:span text:style-name="T59"><text:tab/>容器中保存的都是数据的拷贝，而不是指向实际数据的指针，这样就要求数据本身都是有明确的拷贝操作函数的。对于</text:span><text:span text:style-name="T37">C</text:span><text:span text:style-name="T59">内建类型和</text:span><text:span text:style-name="T37">libcstl</text:span><text:span text:style-name="T59">内建类型库本身提供了这些类型的拷贝操作，但是对于用户自定义类型就要求在注册这个类型的时候提供拷贝操作函数，如果没有提供拷贝操作函数，那么</text:span><text:span text:style-name="T37">libcstl</text:span><text:span text:style-name="T59">库会提供一个默认的拷贝操作，这样的话有些自定义类型的拷贝操作就不准确了。</text:span></text:p>
      <text:list xml:id="list203613670" text:style-name="L57">
        <text:list-item>
          <text:p text:style-name="P226">数据能够初始化和销毁</text:p>
        </text:list-item>
      </text:list>
      <text:p text:style-name="P61"><text:span text:style-name="T59"><text:tab/>这是因为在容器中插入新数据时要求对数据进行初始化，在删除数据的时候要对数据进行销毁。因为对于一个特定的数据类型，只有定义数据类型的人最清除数据内部的情况，</text:span><text:span text:style-name="T37">libcstl</text:span><text:span text:style-name="T59">库本身并不知道数据内部的事情，要求有初始化和销毁操作是为了保证数据能够在被创建和销毁的过程中做很多操作。有可能数据在初始化的时候要申请资源在销毁的时候要释放资源。</text:span></text:p>
      <text:list xml:id="list325607271" text:style-name="L58">
        <text:list-item>
          <text:p text:style-name="P227">数据的比较操作</text:p>
        </text:list-item>
      </text:list>
      <text:p text:style-name="P59"><text:tab/>保存在容器中的数据都要求有比较规则，无论是保存在序列容器还是关联容器中的数据。因为在容器进行比较和对数据进行排序或者是将容器中的数据应用到算法的时候都要对数据进行比较。这个比较规则通常是小于操作。</text:p>
      <text:list xml:id="list282162937" text:style-name="L59">
        <text:list-item>
          <text:p text:style-name="P228">操作函数并非安全</text:p>
        </text:list-item>
      </text:list>
      <text:p text:style-name="P59"><text:tab/>容器的操作函数并非安全，用户要保证传入操作函数的参数是合法并且有效的，非法或者是无效的参数导致操作函数的行为未定义。</text:p>
      <text:list xml:id="list537667068" text:continue-list="list1312214187" text:style-name="WW8Num13">
        <text:list-item>
          <text:list>
            <text:list-item>
              <text:list>
                <text:list-item>
                  <text:h text:style-name="P342" text:outline-level="3">容器的共同操作</text:h>
                </text:list-item>
              </text:list>
            </text:list-item>
          </text:list>
        </text:list-item>
      </text:list>
      <text:p text:style-name="P59"><text:tab/>无论是那种容器类型都有如下这几种操作：</text:p>
      <text:list xml:id="list746882058" text:style-name="L60">
        <text:list-item>
          <text:p text:style-name="P229">创建容器</text:p>
        </text:list-item>
      </text:list>
      <text:p text:style-name="P59"><text:tab/>容器在使用之前都要创建，创建是为了确定容器中保存数据的类型。</text:p>
      <text:list xml:id="list159039990" text:style-name="L61">
        <text:list-item>
          <text:p text:style-name="P230">初始化和销毁</text:p>
        </text:list-item>
      </text:list>
      <text:p text:style-name="P59"><text:tab/>初始化和销毁是为了申请和释放容器占用的资源，同时初始化和销毁还对容器中的数据进行了初始化和销毁。</text:p>
      <text:list xml:id="list169111137" text:style-name="L62">
        <text:list-item>
          <text:p text:style-name="P231">与数据数量有关的操作</text:p>
        </text:list-item>
      </text:list>
      <text:p text:style-name="P59"><text:tab/>每个容器都有下面三个与数据数量有关的操作函数。</text:p>
      <text:p text:style-name="P40"><text:span text:style-name="T66"><text:tab/></text:span><text:span text:style-name="T40">xxxx_size()</text:span></text:p>
      <text:p text:style-name="P59"><text:tab/>返回容器中数据的数量。</text:p>
      <text:p text:style-name="P40"><text:span text:style-name="T66"><text:tab/></text:span><text:span text:style-name="T40">xxxx_empty()</text:span></text:p>
      <text:p text:style-name="P59"><text:tab/>判断容器是否为空。</text:p>
      <text:p text:style-name="P40"><text:span text:style-name="T66"><text:tab/></text:span><text:span text:style-name="T40">xxxx_max_size()</text:span></text:p>
      <text:p text:style-name="P59"><text:tab/>返回容器可以容纳的数据的最大数量，这个值是一个与系统相关的常量，同时它还与保存在容器中的数据类型相关。</text:p>
      <text:list xml:id="list211939625" text:style-name="L63">
        <text:list-item>
          <text:p text:style-name="P232">比较操作</text:p>
        </text:list-item>
      </text:list>
      <text:p text:style-name="P59"><text:tab/>比较操作实现的是容器之间的比较，包括等于，不等于，小于，小于等于，大于，大于等于。这些操作都要求相比的两个容器保存的是同种类型的数据。同时只有容器中的数据对应相等并且个数相同的情况下才相等，对于等于和不等于两个操作函数，数据类型不同也认为是不等。</text:p>
      <text:list xml:id="list2014828241" text:style-name="L64">
        <text:list-item>
          <text:p text:style-name="P233"><text:soft-page-break/>赋值和交换</text:p>
        </text:list-item>
      </text:list>
      <text:p text:style-name="P59"><text:tab/>赋值是使用现有的数据将容器中原有的数据替换掉，交换就是交换两个容器中的内容。</text:p>
      <text:p text:style-name="P59"/>
      <text:list xml:id="list738833402" text:continue-list="list537667068" text:style-name="WW8Num13">
        <text:list-item>
          <text:list>
            <text:list-item>
              <text:h text:style-name="P332" text:outline-level="2">vector_t</text:h>
            </text:list-item>
          </text:list>
        </text:list-item>
      </text:list>
      <text:p text:style-name="P40"><text:span text:style-name="T17"><text:tab/></text:span><text:span text:style-name="T37">vector_t</text:span><text:span text:style-name="T59">容器类似一个动态的数组，但是它可以根据需要动态的生长。</text:span></text:p>
      <text:p text:style-name="P56"><draw:frame draw:style-name="fr3" draw:name="图形11" text:anchor-type="paragraph" svg:width="19.006cm" svg:height="2.473cm" draw:z-index="17"><draw:image xlink:href="Pictures/10000000000002C30000005C3F52F8AE.jpg" xlink:type="simple" xlink:show="embed" xlink:actuate="onLoad"/></draw:frame>图<text:span text:style-name="T23">4.1 vector_t</text:span>的结构</text:p>
      <text:p text:style-name="P40"><text:span text:style-name="T59">要使用</text:span><text:span text:style-name="T37">vector_t</text:span><text:span text:style-name="T59">必须包含头文件</text:span><text:span text:style-name="T71">&lt;cstl/cvector.h&gt;</text:span></text:p>
      <text:list xml:id="list1005883770" text:continue-numbering="true" text:style-name="WW8Num13">
        <text:list-item>
          <text:list>
            <text:list-item>
              <text:list>
                <text:list-item>
                  <text:h text:style-name="P345" text:outline-level="3"><text:span text:style-name="T23">vector_t</text:span>的能力</text:h>
                </text:list-item>
              </text:list>
            </text:list-item>
          </text:list>
        </text:list-item>
      </text:list>
      <text:p text:style-name="P40"><text:span text:style-name="T55"><text:tab/></text:span><text:span text:style-name="T37">vector_t</text:span><text:span text:style-name="T59">将数据拷贝到内部的动态数组中，数据的顺序与插入的顺序有关与数据本身无关。</text:span><text:span text:style-name="T37">vector_t</text:span><text:span text:style-name="T59">是随机访问容器，可以使用下标随机访问容器中的数据，</text:span><text:span text:style-name="T37">vector_t</text:span><text:span text:style-name="T59">的迭代器也是随即访问迭代器。任何</text:span><text:span text:style-name="T26">libcstl</text:span><text:span text:style-name="T59">算法都可以作用于</text:span><text:span text:style-name="T37">vector_t</text:span><text:span text:style-name="T59">容器。</text:span></text:p>
      <text:p text:style-name="P42"><text:tab/>在<text:span text:style-name="T23">vector_t</text:span>末尾插入或删除数据效率很高，在中间或开头插入或删除数据效率很低，因为这样会移动大量数据。</text:p>
      <text:p text:style-name="P42"/>
      <text:list xml:id="list459540045" text:style-name="L65">
        <text:list-item>
          <text:p text:style-name="P234">尺寸和容量</text:p>
        </text:list-item>
      </text:list>
      <text:p text:style-name="P40"><text:span text:style-name="T55"><text:tab/></text:span><text:span text:style-name="T59">为数据分配更多的内存往往比分配正好的内存有更好的效率。为了正确和有效的使用</text:span><text:span text:style-name="T37">vector_t</text:span><text:span text:style-name="T59">必须理解尺寸和容量之间的关系。</text:span><text:span text:style-name="T37">vector_t</text:span><text:span text:style-name="T59">提供了一个函数</text:span><text:span text:style-name="T37">vector_size()</text:span><text:span text:style-name="T59">获得容器的尺寸，也就是实际保存的数据的个数，同时提供了一个</text:span><text:span text:style-name="T37">vector_capacity()</text:span><text:span text:style-name="T59">函数获得容器的容量，容量就是在</text:span><text:span text:style-name="T37">vector_t</text:span><text:span text:style-name="T59">不重新分配内存的情况下</text:span><text:span text:style-name="T37">vector_t</text:span><text:span text:style-name="T59">中能够保存的数据的总量。如果要保存的数据的个数超过的容器的容量，那么容器就会重新分配内存来容纳下这些数据。</text:span></text:p>
      <text:p text:style-name="P42"><text:tab/>重现分配内存后容器以前的迭代器就失效了，同时重新分配内存也很耗时。为了避免重新分配内存，使用<text:span text:style-name="T23">vector_reserve()</text:span>函数来指定容量的大小，或者使用<text:span text:style-name="T23">vector_init_n()</text:span>函数来指定容其中数据的个数，或者使用<text:span text:style-name="T23">vector_resize()</text:span>函数来改变容器中数据的个数。</text:p>
      <text:p text:style-name="P42"><text:tab/>我们可以使用<text:span text:style-name="T23">vector_reserve()来增大vector_t的容量，但是并不能使用vector_reserve()来缩小vector_t的容量，及时传递个vector_reserve()的参数小于当前vector_t的容量，那么这个容量也是不会改变的。</text:span></text:p>
      <text:list xml:id="list417963219" text:continue-list="list1005883770" text:style-name="WW8Num13">
        <text:list-item>
          <text:list>
            <text:list-item>
              <text:list>
                <text:list-item>
                  <text:h text:style-name="P348" text:outline-level="3"><text:span text:style-name="T23">vector_t</text:span>的操作</text:h>
                </text:list-item>
              </text:list>
            </text:list-item>
          </text:list>
        </text:list-item>
      </text:list>
      <text:list xml:id="list248409944" text:style-name="L66">
        <text:list-item>
          <text:p text:style-name="P235">创建，初始化和销毁操作</text:p>
        </text:list-item>
      </text:list>
      <text:p text:style-name="P8"><text:tab/><text:span text:style-name="T61">上面已经提到了创建是为了确定</text:span><text:span text:style-name="T32">vector_t</text:span><text:span text:style-name="T61">中保存的数据类型，初始化是为</text:span><text:span text:style-name="T32">vector_t</text:span><text:span text:style-name="T61">保存数据申请资源，同时有多种方式初始化一个</text:span><text:span text:style-name="T32">vector_t</text:span><text:span text:style-name="T61">，如初始化一个空的</text:span><text:span text:style-name="T32">vector_t</text:span><text:span text:style-name="T61">，或者使用多个数据初始化一个</text:span><text:span text:style-name="T32">vector_t</text:span><text:span text:style-name="T61">等等，销毁是释放</text:span><text:span text:style-name="T32">vector_t</text:span><text:span text:style-name="T61">申请的资源。</text:span></text:p>
      <table:table table:name="表格36" table:style-name="表格36">
        <table:table-column table:style-name="表格36.A"/>
        <table:table-column table:style-name="表格36.B"/>
        <text:soft-page-break/>
        <table:table-row>
          <table:table-cell table:style-name="表格36.A1" office:value-type="string">
            <text:p text:style-name="Table_20_Contents">create_vector</text:p>
          </table:table-cell>
          <table:table-cell table:style-name="表格36.B1" office:value-type="string">
            <text:p text:style-name="Table_20_Contents">创建一个vector_t容器。</text:p>
          </table:table-cell>
        </table:table-row>
        <table:table-row>
          <table:table-cell table:style-name="表格36.A2" office:value-type="string">
            <text:p text:style-name="Table_20_Contents">vector_init</text:p>
          </table:table-cell>
          <table:table-cell table:style-name="表格36.B2" office:value-type="string">
            <text:p text:style-name="Table_20_Contents">初始化一个空的vector_t容器。</text:p>
          </table:table-cell>
        </table:table-row>
        <table:table-row>
          <table:table-cell table:style-name="表格36.A2" office:value-type="string">
            <text:p text:style-name="Table_20_Contents">vector_init_n</text:p>
          </table:table-cell>
          <table:table-cell table:style-name="表格36.B2" office:value-type="string">
            <text:p text:style-name="Table_20_Contents">初始化一个vector_t容器，初始化后容器中包含多个默认数据。</text:p>
          </table:table-cell>
        </table:table-row>
        <table:table-row>
          <table:table-cell table:style-name="表格36.A2" office:value-type="string">
            <text:p text:style-name="Table_20_Contents">vector_init_elem</text:p>
          </table:table-cell>
          <table:table-cell table:style-name="表格36.B2" office:value-type="string">
            <text:p text:style-name="Table_20_Contents">初始化一个vector_t容器，初始化后容器中包含多个指定的数据。</text:p>
          </table:table-cell>
        </table:table-row>
        <table:table-row>
          <table:table-cell table:style-name="表格36.A2" office:value-type="string">
            <text:p text:style-name="Table_20_Contents">vector_init_copy</text:p>
          </table:table-cell>
          <table:table-cell table:style-name="表格36.B2" office:value-type="string">
            <text:p text:style-name="Table_20_Contents">初始化一个vector_t容器，初始化后的容器中的内容于指定的vector_t容器的内容相同。</text:p>
          </table:table-cell>
        </table:table-row>
        <table:table-row>
          <table:table-cell table:style-name="表格36.A2" office:value-type="string">
            <text:p text:style-name="Table_20_Contents">vector_init_copy_range</text:p>
          </table:table-cell>
          <table:table-cell table:style-name="表格36.B2" office:value-type="string">
            <text:p text:style-name="Table_20_Contents">初始化一个vector_t容器，初始化后的容器中的数据是用户指定的数据区间中的数据。</text:p>
          </table:table-cell>
        </table:table-row>
        <table:table-row>
          <table:table-cell table:style-name="表格36.A2" office:value-type="string">
            <text:p text:style-name="Table_20_Contents">vector_destroy</text:p>
          </table:table-cell>
          <table:table-cell table:style-name="表格36.B2" office:value-type="string">
            <text:p text:style-name="Table_20_Contents">销毁一个vector_t容器，释放vector_t容器占用的资源。</text:p>
          </table:table-cell>
        </table:table-row>
      </table:table>
      <text:p text:style-name="P62"><text:span text:style-name="T32">vector_init_copy_range()</text:span><text:span text:style-name="T20">中要求使用一个数据区间来初始化</text:span><text:span text:style-name="T32">vector_t，</text:span><text:span text:style-name="T20">这个区间必须属于另一个</text:span><text:span text:style-name="T32">vector_t</text:span><text:span text:style-name="T20">, </text:span><text:span text:style-name="T23">libcstl</text:span><text:span text:style-name="T20">不支持使用不同种类的数据区间进行初始化。</text:span></text:p>
      <text:p text:style-name="P42"/>
      <text:list xml:id="list887014599" text:style-name="L67">
        <text:list-item>
          <text:p text:style-name="P236">非质变操作</text:p>
        </text:list-item>
      </text:list>
      <text:p text:style-name="P40"><text:span text:style-name="T55"><text:tab/></text:span><text:span text:style-name="T59">质变操作是指修改容器数据，非质变操作就是指操作后容器种的数据内容和数量不会改变。</text:span><text:span text:style-name="T37">vector_t</text:span><text:span text:style-name="T59">容器提供了两类非质变的操作，分别是与容器中数据的数量相关的操作：</text:span></text:p>
      <table:table table:name="表格37" table:style-name="表格37">
        <table:table-column table:style-name="表格37.A"/>
        <table:table-column table:style-name="表格37.B"/>
        <table:table-row>
          <table:table-cell table:style-name="表格37.A1" office:value-type="string">
            <text:p text:style-name="Table_20_Contents">vector_size</text:p>
          </table:table-cell>
          <table:table-cell table:style-name="表格37.B1" office:value-type="string">
            <text:p text:style-name="Table_20_Contents">返回容器中数据的数量。</text:p>
          </table:table-cell>
        </table:table-row>
        <table:table-row>
          <table:table-cell table:style-name="表格37.A2" office:value-type="string">
            <text:p text:style-name="Table_20_Contents">vector_empty</text:p>
          </table:table-cell>
          <table:table-cell table:style-name="表格37.B2" office:value-type="string">
            <text:p text:style-name="Table_20_Contents">测试容器是否为空。</text:p>
          </table:table-cell>
        </table:table-row>
        <table:table-row>
          <table:table-cell table:style-name="表格37.A2" office:value-type="string">
            <text:p text:style-name="Table_20_Contents">vector_max_size</text:p>
          </table:table-cell>
          <table:table-cell table:style-name="表格37.B2" office:value-type="string">
            <text:p text:style-name="Table_20_Contents">容器能够容纳数据的最大数量。</text:p>
          </table:table-cell>
        </table:table-row>
        <table:table-row>
          <table:table-cell table:style-name="表格37.A2" office:value-type="string">
            <text:p text:style-name="Table_20_Contents">vector_capacity</text:p>
          </table:table-cell>
          <table:table-cell table:style-name="表格37.B2" office:value-type="string">
            <text:p text:style-name="Table_20_Contents">容器在不重新分配内存是能够容纳的数据的数量。</text:p>
          </table:table-cell>
        </table:table-row>
        <table:table-row>
          <table:table-cell table:style-name="表格37.A5" office:value-type="string">
            <text:p text:style-name="Table_20_Contents">vector_reserve</text:p>
          </table:table-cell>
          <table:table-cell table:style-name="表格37.B5" office:value-type="string">
            <text:p text:style-name="Table_20_Contents">调整容器的容量。</text:p>
          </table:table-cell>
        </table:table-row>
      </table:table>
      <text:p text:style-name="P42"><text:tab/>这些函数中前面两个是与容器中数据的实际数量相关的，第三个函数的返回值是一个与系统和保存数据的类型相关的常数，后两个是与容器容量相关的函数。</text:p>
      <text:p text:style-name="P42"><text:tab/>还有一类非质变操作函数就是比较函数：</text:p>
      <table:table table:name="表格38" table:style-name="表格38">
        <table:table-column table:style-name="表格38.A"/>
        <table:table-column table:style-name="表格38.B"/>
        <table:table-row>
          <table:table-cell table:style-name="表格38.A1" office:value-type="string">
            <text:p text:style-name="Table_20_Contents">vector_equal</text:p>
          </table:table-cell>
          <table:table-cell table:style-name="表格38.B1" office:value-type="string">
            <text:p text:style-name="Table_20_Contents">测试两个vector_t是否相等。</text:p>
          </table:table-cell>
        </table:table-row>
        <table:table-row>
          <table:table-cell table:style-name="表格38.A2" office:value-type="string">
            <text:p text:style-name="Table_20_Contents">vector_not_equal</text:p>
          </table:table-cell>
          <table:table-cell table:style-name="表格38.B2" office:value-type="string">
            <text:p text:style-name="Table_20_Contents">测试两个vector_t是否不等。</text:p>
          </table:table-cell>
        </table:table-row>
        <table:table-row>
          <table:table-cell table:style-name="表格38.A2" office:value-type="string">
            <text:p text:style-name="Table_20_Contents">vector_less</text:p>
          </table:table-cell>
          <table:table-cell table:style-name="表格38.B2" office:value-type="string">
            <text:p text:style-name="Table_20_Contents">测试第一个vector_t是否小于第二个vector_t。</text:p>
          </table:table-cell>
        </table:table-row>
        <table:table-row>
          <table:table-cell table:style-name="表格38.A2" office:value-type="string">
            <text:p text:style-name="Table_20_Contents">vector_less_equal</text:p>
          </table:table-cell>
          <table:table-cell table:style-name="表格38.B2" office:value-type="string">
            <text:p text:style-name="Table_20_Contents">测试第一个vector_t是否小于等于第二个vector_t。</text:p>
          </table:table-cell>
        </table:table-row>
        <table:table-row>
          <table:table-cell table:style-name="表格38.A2" office:value-type="string">
            <text:p text:style-name="Table_20_Contents">vector_greater</text:p>
          </table:table-cell>
          <table:table-cell table:style-name="表格38.B2" office:value-type="string">
            <text:p text:style-name="Table_20_Contents">测试第一个vector_t是否大于第二个vector_t。</text:p>
          </table:table-cell>
        </table:table-row>
        <table:table-row>
          <table:table-cell table:style-name="表格38.A2" office:value-type="string">
            <text:p text:style-name="Table_20_Contents">vector_greater_equal</text:p>
          </table:table-cell>
          <table:table-cell table:style-name="表格38.B2" office:value-type="string">
            <text:p text:style-name="Table_20_Contents">测试第一个vector_t是否大于等于第二个vector_t。</text:p>
          </table:table-cell>
        </table:table-row>
      </table:table>
      <text:p text:style-name="P42"/>
      <text:list xml:id="list2151547260" text:style-name="L68">
        <text:list-item>
          <text:p text:style-name="P237">赋值和交换</text:p>
        </text:list-item>
      </text:list>
      <table:table table:name="表格39" table:style-name="表格39">
        <table:table-column table:style-name="表格39.A"/>
        <table:table-column table:style-name="表格39.B"/>
        <table:table-row>
          <table:table-cell table:style-name="表格39.A1" office:value-type="string">
            <text:p text:style-name="Table_20_Contents">vector_assign</text:p>
          </table:table-cell>
          <table:table-cell table:style-name="表格39.B1" office:value-type="string">
            <text:p text:style-name="Table_20_Contents">使用vector_t类型为当前的vector_t赋值。</text:p>
          </table:table-cell>
        </table:table-row>
        <table:table-row>
          <table:table-cell table:style-name="表格39.A2" office:value-type="string">
            <text:p text:style-name="Table_20_Contents">vector_assign_elem</text:p>
          </table:table-cell>
          <table:table-cell table:style-name="表格39.B2" office:value-type="string">
            <text:p text:style-name="Table_20_Contents">使用指定的数据为vector_t赋值。</text:p>
          </table:table-cell>
        </table:table-row>
        <table:table-row>
          <table:table-cell table:style-name="表格39.A2" office:value-type="string">
            <text:p text:style-name="Table_20_Contents">vector_assign_range</text:p>
          </table:table-cell>
          <table:table-cell table:style-name="表格39.B2" office:value-type="string">
            <text:p text:style-name="Table_20_Contents">使用指定的数据区间为vector_t赋值。</text:p>
          </table:table-cell>
        </table:table-row>
        <table:table-row>
          <table:table-cell table:style-name="表格39.A2" office:value-type="string">
            <text:p text:style-name="Table_20_Contents">vector_swap</text:p>
          </table:table-cell>
          <table:table-cell table:style-name="表格39.B2" office:value-type="string">
            <text:p text:style-name="Table_20_Contents">将两个vector_t类型的内容交换。</text:p>
          </table:table-cell>
        </table:table-row>
      </table:table>
      <text:p text:style-name="P42"><text:span text:style-name="T23">vector_assign_range()</text:span>也要求使用属于<text:span text:style-name="T23">vector_t</text:span>的数据区间。<text:span text:style-name="T23">vector_swap()</text:span>要求两个<text:span text:style-name="T23">vector_t</text:span>保存的数据类型是相同的否则导致函数的行为未定义。</text:p>
      <text:p text:style-name="P48"><text:soft-page-break/></text:p>
      <text:list xml:id="list595955667" text:style-name="L69">
        <text:list-item>
          <text:p text:style-name="P238">数据访问</text:p>
        </text:list-item>
      </text:list>
      <text:p text:style-name="P40"><text:span text:style-name="T66"><text:tab/>数据的访问是直接对数据进行操作，这些函数返回的都是</text:span><text:span text:style-name="T40">void</text:span><text:span text:style-name="T66">*可以通过对它进行强制转换来得到指向实际数据类型的指针(用户是最清楚当前容器中保存的数据类型是什么的)。</text:span></text:p>
      <table:table table:name="表格40" table:style-name="表格40">
        <table:table-column table:style-name="表格40.A"/>
        <table:table-column table:style-name="表格40.B"/>
        <table:table-row>
          <table:table-cell table:style-name="表格40.A1" office:value-type="string">
            <text:p text:style-name="Table_20_Contents">vector_at</text:p>
          </table:table-cell>
          <table:table-cell table:style-name="表格40.B1" office:value-type="string">
            <text:p text:style-name="Table_20_Contents">通过下标对vector_t中的数据进行随机访问。</text:p>
          </table:table-cell>
        </table:table-row>
        <table:table-row>
          <table:table-cell table:style-name="表格40.A1" office:value-type="string">
            <text:p text:style-name="Table_20_Contents">vector_front</text:p>
          </table:table-cell>
          <table:table-cell table:style-name="表格40.B1" office:value-type="string">
            <text:p text:style-name="Table_20_Contents">访问vector_t中的第一个数据。</text:p>
          </table:table-cell>
        </table:table-row>
        <table:table-row>
          <table:table-cell table:style-name="表格40.A1" office:value-type="string">
            <text:p text:style-name="Table_20_Contents">vector_back</text:p>
          </table:table-cell>
          <table:table-cell table:style-name="表格40.B1" office:value-type="string">
            <text:p text:style-name="Table_20_Contents">访问vector_t中的最后一个数据。</text:p>
          </table:table-cell>
        </table:table-row>
      </table:table>
      <text:p text:style-name="P42">对数据进行访问的时候要确保待访问的数据是存在的，访问不存在的数据结果是未定义的，例如使用了超出范围的下标或者要访问空<text:span text:style-name="T23">vector_t</text:span>中的第一个或者最后一个数据。</text:p>
      <text:p text:style-name="P42"/>
      <text:list xml:id="list540768078" text:style-name="L70">
        <text:list-item>
          <text:p text:style-name="P213"><text:span text:style-name="T59">与</text:span><text:span text:style-name="T66">迭代器相关的操作函数</text:span></text:p>
        </text:list-item>
      </text:list>
      <table:table table:name="表格41" table:style-name="表格41">
        <table:table-column table:style-name="表格41.A"/>
        <table:table-column table:style-name="表格41.B"/>
        <table:table-row>
          <table:table-cell table:style-name="表格41.A1" office:value-type="string">
            <text:p text:style-name="Table_20_Contents">vector_begin</text:p>
          </table:table-cell>
          <table:table-cell table:style-name="表格41.B1" office:value-type="string">
            <text:p text:style-name="Table_20_Contents">返回指向第一个数据的迭代器。</text:p>
          </table:table-cell>
        </table:table-row>
        <table:table-row>
          <table:table-cell table:style-name="表格41.A1" office:value-type="string">
            <text:p text:style-name="Table_20_Contents">vector_end</text:p>
          </table:table-cell>
          <table:table-cell table:style-name="表格41.B1" office:value-type="string">
            <text:p text:style-name="Table_20_Contents">返回指向容器末尾的迭代器。</text:p>
          </table:table-cell>
        </table:table-row>
      </table:table>
      <text:p text:style-name="P48"><text:tab/><text:span text:style-name="T42">vector_t</text:span><text:span text:style-name="T65">的迭代器是随机访问迭代器，同时vector_t迭代器只有在下面这两种情况下才会失效：第一当在迭代器所指数据的前面出入了数据，第二整个容器的内存重新分配。</text:span></text:p>
      <text:p text:style-name="P48"/>
      <text:p text:style-name="P48"><text:tab/><text:span text:style-name="T65">插入和删除</text:span></text:p>
      <text:p text:style-name="P40"><text:span text:style-name="T55"><text:tab/></text:span><text:span text:style-name="T59">调用插入和删除函数是一定要保证迭代器或数据区间是有效的，否则操作函数行为未定义。插入或删除操作在下面的情况下更快一些：</text:span></text:p>
      <text:p text:style-name="P42"><text:tab/>在末尾插入或删除数据。</text:p>
      <text:p text:style-name="P42"><text:tab/>容量足够大。</text:p>
      <text:p text:style-name="P42"><text:tab/>一次操作比多次操作更快。</text:p>
      <text:p text:style-name="P42">在插入或者删除数据后，指向插入或者删除点后面的数据的迭代器都失效，如果插入数据导致内存重新分配，那么所有的迭代器都失效。</text:p>
      <table:table table:name="表格42" table:style-name="表格42">
        <table:table-column table:style-name="表格42.A"/>
        <table:table-column table:style-name="表格42.B"/>
        <table:table-row>
          <table:table-cell table:style-name="表格42.A1" office:value-type="string">
            <text:p text:style-name="Table_20_Contents">vector_insert</text:p>
          </table:table-cell>
          <table:table-cell table:style-name="表格42.B1" office:value-type="string">
            <text:p text:style-name="Table_20_Contents">向vector_t中插入指定数据。</text:p>
          </table:table-cell>
        </table:table-row>
        <table:table-row>
          <table:table-cell table:style-name="表格42.A2" office:value-type="string">
            <text:p text:style-name="Table_20_Contents">vector_insert_n</text:p>
          </table:table-cell>
          <table:table-cell table:style-name="表格42.B2" office:value-type="string">
            <text:p text:style-name="Table_20_Contents">向vector_t中插入多个指定的数据。</text:p>
          </table:table-cell>
        </table:table-row>
        <table:table-row>
          <table:table-cell table:style-name="表格42.A2" office:value-type="string">
            <text:p text:style-name="Table_20_Contents">vector_insert_range</text:p>
          </table:table-cell>
          <table:table-cell table:style-name="表格42.B2" office:value-type="string">
            <text:p text:style-name="Table_20_Contents">向vector_t中插入指定数据区间的数据。</text:p>
          </table:table-cell>
        </table:table-row>
        <table:table-row>
          <table:table-cell table:style-name="表格42.A2" office:value-type="string">
            <text:p text:style-name="Table_20_Contents">vector_push_back</text:p>
          </table:table-cell>
          <table:table-cell table:style-name="表格42.B2" office:value-type="string">
            <text:p text:style-name="Table_20_Contents">向vector_t末尾添加一个数据。</text:p>
          </table:table-cell>
        </table:table-row>
        <table:table-row>
          <table:table-cell table:style-name="表格42.A2" office:value-type="string">
            <text:p text:style-name="Table_20_Contents">vector_pop_back</text:p>
          </table:table-cell>
          <table:table-cell table:style-name="表格42.B2" office:value-type="string">
            <text:p text:style-name="Table_20_Contents">删除vector_t的随后一个数据。</text:p>
          </table:table-cell>
        </table:table-row>
        <table:table-row>
          <table:table-cell table:style-name="表格42.A2" office:value-type="string">
            <text:p text:style-name="Table_20_Contents">vector_erase</text:p>
          </table:table-cell>
          <table:table-cell table:style-name="表格42.B2" office:value-type="string">
            <text:p text:style-name="Table_20_Contents">删除vector_t中指定位置的数据。</text:p>
          </table:table-cell>
        </table:table-row>
        <table:table-row>
          <table:table-cell table:style-name="表格42.A2" office:value-type="string">
            <text:p text:style-name="Table_20_Contents">vector_erase_range</text:p>
          </table:table-cell>
          <table:table-cell table:style-name="表格42.B2" office:value-type="string">
            <text:p text:style-name="Table_20_Contents">删除vector_t中指定数据区间的数据。</text:p>
          </table:table-cell>
        </table:table-row>
        <table:table-row>
          <table:table-cell table:style-name="表格42.A2" office:value-type="string">
            <text:p text:style-name="Table_20_Contents">vector_clear</text:p>
          </table:table-cell>
          <table:table-cell table:style-name="表格42.B2" office:value-type="string">
            <text:p text:style-name="Table_20_Contents">删除vector_t中的所有数据。</text:p>
          </table:table-cell>
        </table:table-row>
        <table:table-row>
          <table:table-cell table:style-name="表格42.A2" office:value-type="string">
            <text:p text:style-name="Table_20_Contents">vector_resize</text:p>
          </table:table-cell>
          <table:table-cell table:style-name="表格42.B2" office:value-type="string">
            <text:p text:style-name="Table_20_Contents">改变vector_t中数据的数量，如果数据的数量变大，用默认数据填充。</text:p>
          </table:table-cell>
        </table:table-row>
        <table:table-row>
          <table:table-cell table:style-name="表格42.A2" office:value-type="string">
            <text:p text:style-name="Table_20_Contents">vector_resize_elem</text:p>
          </table:table-cell>
          <table:table-cell table:style-name="表格42.B2" office:value-type="string">
            <text:p text:style-name="Table_20_Contents">改变vector_t中数据的数量，如果数据的数量变大，用指定的数据填充。</text:p>
          </table:table-cell>
        </table:table-row>
      </table:table>
      <text:list xml:id="list1095516036" text:continue-list="list417963219" text:style-name="WW8Num13">
        <text:list-item>
          <text:list>
            <text:list-item>
              <text:list>
                <text:list-item>
                  <text:h text:style-name="P345" text:outline-level="3"><text:soft-page-break/>将<text:span text:style-name="T23">vector_t</text:span>作为数组使用</text:h>
                </text:list-item>
              </text:list>
            </text:list-item>
          </text:list>
        </text:list-item>
      </text:list>
      <text:p text:style-name="P40"><text:span text:style-name="T55"><text:tab/></text:span><text:span text:style-name="T37">vector_t</text:span><text:span text:style-name="T59">内部是连续的内存空间，所以可以当作数组使用，不过使用时一定好注意越界的问题，下面是把</text:span><text:span text:style-name="T37">vector_t</text:span><text:span text:style-name="T59">当作数组使用的例子：</text:span></text:p>
      <table:table table:name="表格43" table:style-name="表格43">
        <table:table-column table:style-name="表格43.A"/>
        <table:table-row>
          <table:table-cell table:style-name="表格43.A1" office:value-type="string">
            <text:p text:style-name="P102">/* </text:p>
            <text:p text:style-name="P102"><text:s/>* vector2.c </text:p>
            <text:p text:style-name="P102"><text:s/>* compile with : -lcstl </text:p>
            <text:p text:style-name="P102"><text:s/>*/ </text:p>
            <text:p text:style-name="P102"/>
            <text:p text:style-name="P102">#include &lt;stdio.h&gt; </text:p>
            <text:p text:style-name="P102">#include &lt;string.h&gt; </text:p>
            <text:p text:style-name="P102">#include &lt;cstl/cvector.h&gt; </text:p>
            <text:p text:style-name="P102"/>
            <text:p text:style-name="P102">int main(int argc, char* argv[]) </text:p>
            <text:p text:style-name="P102">{ </text:p>
            <text:p text:style-name="P102"><text:s text:c="4"/>vector_t* pvec_coll = create_vector(char); </text:p>
            <text:p text:style-name="P102"/>
            <text:p text:style-name="P102"><text:s text:c="4"/>if(pvec_coll == NULL) </text:p>
            <text:p text:style-name="P102"><text:s text:c="4"/>{ </text:p>
            <text:p text:style-name="P102"><text:s text:c="8"/>return -1; </text:p>
            <text:p text:style-name="P102"><text:s text:c="4"/>} </text:p>
            <text:p text:style-name="P102"/>
            <text:p text:style-name="P102"><text:s text:c="4"/>vector_init(pvec_coll); </text:p>
            <text:p text:style-name="P102"><text:s text:c="4"/>vector_resize_elem(pvec_coll, 30, '\0'); </text:p>
            <text:p text:style-name="P102"/>
            <text:p text:style-name="P102"><text:s text:c="4"/>strcpy((char*)vector_at(pvec_coll, 0), "Hello World!"); </text:p>
            <text:p text:style-name="P102"><text:s text:c="4"/>printf("%s\n", (char*)vector_front(pvec_coll)); </text:p>
            <text:p text:style-name="P102"/>
            <text:p text:style-name="P102"><text:s text:c="4"/>vector_destroy(pvec_coll); </text:p>
            <text:p text:style-name="P102"/>
            <text:p text:style-name="P102"><text:s text:c="4"/>return 0; </text:p>
            <text:p text:style-name="P102">}</text:p>
          </table:table-cell>
        </table:table-row>
      </table:table>
      <text:p text:style-name="P48"/>
      <text:p text:style-name="P42">下面这句将<text:span text:style-name="T23">vector_t</text:span>视为数据并将数据拷贝到<text:span text:style-name="T23">vector_t</text:span>中</text:p>
      <text:p text:style-name="P103">strcpy((char*)vector_at(pvec_coll, 0), "Hello World!"); </text:p>
      <text:p text:style-name="P42">结果是:</text:p>
      <text:p text:style-name="P35">Hello World!</text:p>
      <text:list xml:id="list2059759721" text:continue-numbering="true" text:style-name="WW8Num13">
        <text:list-item>
          <text:list>
            <text:list-item>
              <text:list>
                <text:list-item>
                  <text:h text:style-name="P345" text:outline-level="3"><text:soft-page-break/><text:span text:style-name="T23">vector_t</text:span>的使用实例</text:h>
                </text:list-item>
              </text:list>
            </text:list-item>
          </text:list>
        </text:list-item>
      </text:list>
      <text:p text:style-name="P40"><text:span text:style-name="T55"><text:tab/></text:span><text:span text:style-name="T59">下面是</text:span><text:span text:style-name="T37">vector_t</text:span><text:span text:style-name="T59">的一个简单的使用实例：</text:span></text:p>
      <table:table table:name="表格44" table:style-name="表格44">
        <table:table-column table:style-name="表格44.A"/>
        <table:table-row>
          <table:table-cell table:style-name="表格44.A1" office:value-type="string">
            <text:p text:style-name="P102">/* </text:p>
            <text:p text:style-name="P102"><text:s/>* vector3.c </text:p>
            <text:p text:style-name="P102"><text:s/>* compile with : -lcstl </text:p>
            <text:p text:style-name="P102"><text:s/>*/ </text:p>
            <text:p text:style-name="P102"/>
            <text:p text:style-name="P102">#include &lt;stdio.h&gt; </text:p>
            <text:p text:style-name="P102">#include &lt;cstl/cvector.h&gt; </text:p>
            <text:p text:style-name="P102">#include &lt;cstl/calgorithm.h&gt; </text:p>
            <text:p text:style-name="P102"/>
            <text:p text:style-name="P102">static void _print(const void* cpv_input, void* pv_output) </text:p>
            <text:p text:style-name="P102">{ </text:p>
            <text:p text:style-name="P102"><text:s text:c="4"/>printf("%s ", (char*)cpv_input); </text:p>
            <text:p text:style-name="P102">} </text:p>
            <text:p text:style-name="P102"/>
            <text:p text:style-name="P102">int main(int argc, char* argv[]) </text:p>
            <text:p text:style-name="P102">{ </text:p>
            <text:p text:style-name="P102"><text:s text:c="4"/>vector_t* pvec_sentence = create_vector(char*); </text:p>
            <text:p text:style-name="P102"><text:s text:c="4"/>vector_iterator_t it_pos; </text:p>
            <text:p text:style-name="P102"/>
            <text:p text:style-name="P102"><text:s text:c="4"/>if(pvec_sentence == NULL) </text:p>
            <text:p text:style-name="P102"><text:s text:c="4"/>{ </text:p>
            <text:p text:style-name="P102"><text:s text:c="8"/>return -1; </text:p>
            <text:p text:style-name="P102"><text:s text:c="4"/>} </text:p>
            <text:p text:style-name="P102"/>
            <text:p text:style-name="P102"><text:s text:c="4"/>vector_init(pvec_sentence); </text:p>
            <text:p text:style-name="P102"/>
            <text:p text:style-name="P102"><text:s text:c="4"/>/* reserve memory for five elements to avoid reallocation */ </text:p>
            <text:p text:style-name="P102"><text:s text:c="4"/>vector_reserve(pvec_sentence, 5); </text:p>
            <text:p text:style-name="P102"/>
            <text:p text:style-name="P102"><text:s text:c="4"/>/* append some element */ </text:p>
            <text:p text:style-name="P102"><text:s text:c="4"/>vector_push_back(pvec_sentence, "Hello,"); </text:p>
            <text:p text:style-name="P102"><text:s text:c="4"/>vector_push_back(pvec_sentence, "how"); </text:p>
            <text:p text:style-name="P102"><text:s text:c="4"/>vector_push_back(pvec_sentence, "are"); </text:p>
            <text:p text:style-name="P102"><text:s text:c="4"/>vector_push_back(pvec_sentence, "you"); </text:p>
            <text:p text:style-name="P102"><text:s text:c="4"/>vector_push_back(pvec_sentence, "?"); </text:p>
            <text:p text:style-name="P102"/>
            <text:p text:style-name="P102"><text:s text:c="4"/>/* print all elements with space */ </text:p>
            <text:p text:style-name="P102"><text:s text:c="4"/>algo_for_each(vector_begin(pvec_sentence), vector_end(pvec_sentence), _print); </text:p>
            <text:p text:style-name="P102"><text:soft-page-break/><text:s text:c="4"/>printf("\n"); </text:p>
            <text:p text:style-name="P102"/>
            <text:p text:style-name="P102"><text:s text:c="4"/>/* print technial data */ </text:p>
            <text:p text:style-name="P102"><text:s text:c="4"/>printf("max size: %u\n", vector_max_size(pvec_sentence)); </text:p>
            <text:p text:style-name="P102"><text:s text:c="4"/>printf("size <text:s text:c="3"/>: %u\n", vector_size(pvec_sentence)); </text:p>
            <text:p text:style-name="P102"><text:s text:c="4"/>printf("capacity: %u\n", vector_capacity(pvec_sentence)); </text:p>
            <text:p text:style-name="P102"/>
            <text:p text:style-name="P102"><text:s text:c="4"/>/* swap the second and fourth elements */ </text:p>
            <text:p text:style-name="P102"><text:s text:c="4"/>algo_iter_swap(iterator_next(vector_begin(pvec_sentence)), </text:p>
            <text:p text:style-name="P102"><text:s text:c="8"/>iterator_next_n(vector_begin(pvec_sentence), 3)); </text:p>
            <text:p text:style-name="P102"/>
            <text:p text:style-name="P102"><text:s text:c="4"/>/* insert "always" before "?" */ </text:p>
            <text:p text:style-name="P102"><text:s text:c="4"/>it_pos = algo_find(vector_begin(pvec_sentence), vector_end(pvec_sentence), "?"); </text:p>
            <text:p text:style-name="P102"><text:s text:c="4"/>vector_insert(pvec_sentence, it_pos, "always"); </text:p>
            <text:p text:style-name="P102"/>
            <text:p text:style-name="P102"><text:s text:c="4"/>/* print all elements with space */ </text:p>
            <text:p text:style-name="P102"><text:s text:c="4"/>algo_for_each(vector_begin(pvec_sentence), vector_end(pvec_sentence), _print); </text:p>
            <text:p text:style-name="P102"><text:s text:c="4"/>printf("\n"); </text:p>
            <text:p text:style-name="P102"/>
            <text:p text:style-name="P102"><text:s text:c="4"/>/* print technial data again */ </text:p>
            <text:p text:style-name="P102"><text:s text:c="4"/>printf("max size: %u\n", vector_max_size(pvec_sentence)); </text:p>
            <text:p text:style-name="P102"><text:s text:c="4"/>printf("size <text:s text:c="3"/>: %u\n", vector_size(pvec_sentence)); </text:p>
            <text:p text:style-name="P102"><text:s text:c="4"/>printf("capacity: %u\n", vector_capacity(pvec_sentence)); </text:p>
            <text:p text:style-name="P102"/>
            <text:p text:style-name="P102"><text:s text:c="4"/>vector_destroy(pvec_sentence); </text:p>
            <text:p text:style-name="P102"/>
            <text:p text:style-name="P102"><text:s text:c="4"/>return 0; </text:p>
            <text:p text:style-name="P102">}</text:p>
          </table:table-cell>
        </table:table-row>
      </table:table>
      <text:p text:style-name="P59">程序的输出可能是这样的：</text:p>
      <text:p text:style-name="P35">Hello, how are you ? </text:p>
      <text:p text:style-name="P35">max size: 11930464 </text:p>
      <text:p text:style-name="P35">size <text:s text:c="3"/>: 5 </text:p>
      <text:p text:style-name="P35">capacity: 5 </text:p>
      <text:p text:style-name="P35">Hello, you are how always ? </text:p>
      <text:p text:style-name="P35">max size: 11930464 </text:p>
      <text:p text:style-name="P35">size <text:s text:c="3"/>: 6 </text:p>
      <text:p text:style-name="P35">capacity: 7</text:p>
      <text:p text:style-name="P59">为什么可能呢？因为max size的值是与系统相关的。</text:p>
      <text:p text:style-name="P59"/>
      <text:list xml:id="list2186452105" text:continue-numbering="true" text:style-name="WW8Num13">
        <text:list-item>
          <text:list>
            <text:list-item>
              <text:h text:style-name="P332" text:outline-level="2"><text:soft-page-break/>deque_t</text:h>
            </text:list-item>
          </text:list>
        </text:list-item>
      </text:list>
      <text:p text:style-name="P40"><text:span text:style-name="T17"><text:tab/></text:span><text:span text:style-name="T37">deque_t</text:span><text:span text:style-name="T59">与</text:span><text:span text:style-name="T37">vector_t</text:span><text:span text:style-name="T59">十分相似，同样是使用动态数组管理数据，提供随机访问，大部分操作函数都一样。不同点是</text:span><text:span text:style-name="T37">deque_t</text:span><text:span text:style-name="T59">的开始和结尾两端都是开放的，所以在开始和结尾插入或删除数据都是高效的。</text:span></text:p>
      <text:p text:style-name="P53"><draw:frame draw:style-name="fr3" draw:name="图形12" text:anchor-type="paragraph" svg:width="19.006cm" svg:height="2.445cm" draw:z-index="18"><draw:image xlink:href="Pictures/10000000000002C30000005B606C8470.jpg" xlink:type="simple" xlink:show="embed" xlink:actuate="onLoad"/></draw:frame>图 <text:span text:style-name="T23">4.2 deque_t</text:span>的内部结构</text:p>
      <text:p text:style-name="P40"><text:span text:style-name="T59">为了使用</text:span><text:span text:style-name="T37">deque_t，</text:span><text:span text:style-name="T59">必须包含头文件</text:span><text:span text:style-name="T38">&lt;cstl/cdeque.h&gt;</text:span></text:p>
      <text:list xml:id="list317856608" text:continue-numbering="true" text:style-name="WW8Num13">
        <text:list-item>
          <text:list>
            <text:list-item>
              <text:list>
                <text:list-item>
                  <text:h text:style-name="P345" text:outline-level="3"><text:span text:style-name="T23">deque_t</text:span>的能力</text:h>
                </text:list-item>
              </text:list>
            </text:list-item>
          </text:list>
        </text:list-item>
      </text:list>
      <text:p text:style-name="P40"><text:span text:style-name="T55"><text:tab/></text:span><text:span text:style-name="T40">与vector_t相比deque_t有很多不同之处：</text:span></text:p>
      <text:list xml:id="list339617253" text:style-name="L71">
        <text:list-item>
          <text:p text:style-name="P202"><text:span text:style-name="T23">deque_t</text:span>在开头和结尾插入或删除数据都是高效的。</text:p>
        </text:list-item>
        <text:list-item>
          <text:p text:style-name="P202"><text:tab/>没有容量的概念和内存再分配的概念，所以没有deque_capacity()函数。</text:p>
        </text:list-item>
        <text:list-item>
          <text:p text:style-name="P202"><text:tab/>当数据被删除后deque_t会成块的释放占用的内存。</text:p>
        </text:list-item>
      </text:list>
      <text:p text:style-name="P42"><text:tab/><text:span text:style-name="T23">deque_t</text:span>与<text:span text:style-name="T23">vector_t</text:span>相似之处：</text:p>
      <text:list xml:id="list1306108477" text:style-name="L72">
        <text:list-item>
          <text:p text:style-name="P203">在中间插入或者删除数据比较慢，因为要移动数据。</text:p>
        </text:list-item>
        <text:list-item>
          <text:p text:style-name="P203"><text:tab/>支持随即访问,提供随即访问迭代器。</text:p>
        </text:list-item>
      </text:list>
      <text:list xml:id="list1060643313" text:continue-list="list317856608" text:style-name="WW8Num13">
        <text:list-item>
          <text:list>
            <text:list-item>
              <text:list>
                <text:list-item>
                  <text:h text:style-name="P345" text:outline-level="3"><text:span text:style-name="T23">deque_t</text:span>的操作</text:h>
                </text:list-item>
              </text:list>
            </text:list-item>
          </text:list>
        </text:list-item>
      </text:list>
      <text:list xml:id="list271015878" text:style-name="L73">
        <text:list-item>
          <text:p text:style-name="P239">创建,初始化和销毁操作</text:p>
        </text:list-item>
      </text:list>
      <table:table table:name="表格45" table:style-name="表格45">
        <table:table-column table:style-name="表格45.A"/>
        <table:table-column table:style-name="表格45.B"/>
        <table:table-row>
          <table:table-cell table:style-name="表格45.A1" office:value-type="string">
            <text:p text:style-name="Table_20_Contents">create_deque</text:p>
          </table:table-cell>
          <table:table-cell table:style-name="表格45.B1" office:value-type="string">
            <text:p text:style-name="Table_20_Contents">创建一个deque_t容器。</text:p>
          </table:table-cell>
        </table:table-row>
        <table:table-row>
          <table:table-cell table:style-name="表格45.A2" office:value-type="string">
            <text:p text:style-name="Table_20_Contents">deque_init</text:p>
          </table:table-cell>
          <table:table-cell table:style-name="表格45.B2" office:value-type="string">
            <text:p text:style-name="Table_20_Contents">初始化一个空的deque_t容器。</text:p>
          </table:table-cell>
        </table:table-row>
        <table:table-row>
          <table:table-cell table:style-name="表格45.A2" office:value-type="string">
            <text:p text:style-name="Table_20_Contents">deque_init_n</text:p>
          </table:table-cell>
          <table:table-cell table:style-name="表格45.B2" office:value-type="string">
            <text:p text:style-name="Table_20_Contents">使用多个默认数据初始化deque_t容器。</text:p>
          </table:table-cell>
        </table:table-row>
        <table:table-row>
          <table:table-cell table:style-name="表格45.A2" office:value-type="string">
            <text:p text:style-name="Table_20_Contents">deque_init_elem</text:p>
          </table:table-cell>
          <table:table-cell table:style-name="表格45.B2" office:value-type="string">
            <text:p text:style-name="Table_20_Contents">使用多个指定数据初始化deque_t容器。</text:p>
          </table:table-cell>
        </table:table-row>
        <table:table-row>
          <table:table-cell table:style-name="表格45.A2" office:value-type="string">
            <text:p text:style-name="Table_20_Contents">deque_init_copy</text:p>
          </table:table-cell>
          <table:table-cell table:style-name="表格45.B2" office:value-type="string">
            <text:p text:style-name="Table_20_Contents">使用既存的deque_t初始化deque_t容器。</text:p>
          </table:table-cell>
        </table:table-row>
        <table:table-row>
          <table:table-cell table:style-name="表格45.A2" office:value-type="string">
            <text:p text:style-name="Table_20_Contents">deque_init_copy_range</text:p>
          </table:table-cell>
          <table:table-cell table:style-name="表格45.B2" office:value-type="string">
            <text:p text:style-name="Table_20_Contents">使用指定的数据区间初始化deque_t容器。</text:p>
          </table:table-cell>
        </table:table-row>
        <table:table-row>
          <table:table-cell table:style-name="表格45.A7" office:value-type="string">
            <text:p text:style-name="Table_20_Contents">deque_destroy</text:p>
          </table:table-cell>
          <table:table-cell table:style-name="表格45.B7" office:value-type="string">
            <text:p text:style-name="Table_20_Contents">销毁deque_t容器。</text:p>
          </table:table-cell>
        </table:table-row>
      </table:table>
      <text:p text:style-name="P99"/>
      <text:list xml:id="list350994198" text:style-name="L74">
        <text:list-item>
          <text:p text:style-name="P240">非质变操作</text:p>
        </text:list-item>
      </text:list>
      <text:p text:style-name="P40"><text:tab/><text:span text:style-name="T23">deque_t</text:span>的非质变操作也有两种，一种是与数据数量有关操作函数：</text:p>
      <table:table table:name="表格46" table:style-name="表格46">
        <table:table-column table:style-name="表格46.A"/>
        <table:table-column table:style-name="表格46.B"/>
        <table:table-row>
          <table:table-cell table:style-name="表格46.A1" office:value-type="string">
            <text:p text:style-name="Table_20_Contents">deque_size</text:p>
          </table:table-cell>
          <table:table-cell table:style-name="表格46.B1" office:value-type="string">
            <text:p text:style-name="Table_20_Contents">返回deque_t容器中数据的数量。</text:p>
          </table:table-cell>
        </table:table-row>
        <text:soft-page-break/>
        <table:table-row>
          <table:table-cell table:style-name="表格46.A2" office:value-type="string">
            <text:p text:style-name="Table_20_Contents">deque_empty</text:p>
          </table:table-cell>
          <table:table-cell table:style-name="表格46.B2" office:value-type="string">
            <text:p text:style-name="Table_20_Contents">测试deque_t容器是否为空。</text:p>
          </table:table-cell>
        </table:table-row>
        <table:table-row>
          <table:table-cell table:style-name="表格46.A2" office:value-type="string">
            <text:p text:style-name="Table_20_Contents">deque_max_size</text:p>
          </table:table-cell>
          <table:table-cell table:style-name="表格46.B2" office:value-type="string">
            <text:p text:style-name="Table_20_Contents">返回deque_t中能够保存的数据数量的最大值。</text:p>
          </table:table-cell>
        </table:table-row>
      </table:table>
      <text:p text:style-name="P31">deque_t没有容量的概念了所以没有就与容量相关操作函数deque_capacity()和deque_reserve()。</text:p>
      <text:p text:style-name="P31"><text:tab/>第二种非质变函数是比较操作函数：</text:p>
      <table:table table:name="表格47" table:style-name="表格47">
        <table:table-column table:style-name="表格47.A"/>
        <table:table-column table:style-name="表格47.B"/>
        <table:table-row>
          <table:table-cell table:style-name="表格47.A1" office:value-type="string">
            <text:p text:style-name="Table_20_Contents">deque_equal</text:p>
          </table:table-cell>
          <table:table-cell table:style-name="表格47.B1" office:value-type="string">
            <text:p text:style-name="Table_20_Contents">测试第一个deque_t是否等于第二个deque_t。</text:p>
          </table:table-cell>
        </table:table-row>
        <table:table-row>
          <table:table-cell table:style-name="表格47.A2" office:value-type="string">
            <text:p text:style-name="Table_20_Contents">deque_not_equal</text:p>
          </table:table-cell>
          <table:table-cell table:style-name="表格47.B2" office:value-type="string">
            <text:p text:style-name="Table_20_Contents">测试第一个deque_t是否不等于第二个deque_t。</text:p>
          </table:table-cell>
        </table:table-row>
        <table:table-row>
          <table:table-cell table:style-name="表格47.A2" office:value-type="string">
            <text:p text:style-name="Table_20_Contents">deque_less</text:p>
          </table:table-cell>
          <table:table-cell table:style-name="表格47.B2" office:value-type="string">
            <text:p text:style-name="Table_20_Contents">测试第一个deque_t是否小于第二个deque_t。</text:p>
          </table:table-cell>
        </table:table-row>
        <table:table-row>
          <table:table-cell table:style-name="表格47.A2" office:value-type="string">
            <text:p text:style-name="Table_20_Contents">deque_less_equal</text:p>
          </table:table-cell>
          <table:table-cell table:style-name="表格47.B2" office:value-type="string">
            <text:p text:style-name="Table_20_Contents">测试第一个deque_t是否小于等于第二个deque_t。</text:p>
          </table:table-cell>
        </table:table-row>
        <table:table-row>
          <table:table-cell table:style-name="表格47.A2" office:value-type="string">
            <text:p text:style-name="Table_20_Contents">deque_greater</text:p>
          </table:table-cell>
          <table:table-cell table:style-name="表格47.B2" office:value-type="string">
            <text:p text:style-name="Table_20_Contents">测试第一个deque_t是否大于第二个deque_t。</text:p>
          </table:table-cell>
        </table:table-row>
        <table:table-row>
          <table:table-cell table:style-name="表格47.A2" office:value-type="string">
            <text:p text:style-name="Table_20_Contents">deque_greater_equal </text:p>
          </table:table-cell>
          <table:table-cell table:style-name="表格47.B2" office:value-type="string">
            <text:p text:style-name="Table_20_Contents">测试第一个deque_t是否大于等于第二个deque_t。</text:p>
          </table:table-cell>
        </table:table-row>
      </table:table>
      <text:p text:style-name="P100"/>
      <text:list xml:id="list2141074708" text:style-name="L75">
        <text:list-item>
          <text:p text:style-name="P241">赋值和交换</text:p>
        </text:list-item>
      </text:list>
      <table:table table:name="表格48" table:style-name="表格48">
        <table:table-column table:style-name="表格48.A"/>
        <table:table-column table:style-name="表格48.B"/>
        <table:table-row>
          <table:table-cell table:style-name="表格48.A1" office:value-type="string">
            <text:p text:style-name="Table_20_Contents">deque_assign</text:p>
          </table:table-cell>
          <table:table-cell table:style-name="表格48.B1" office:value-type="string">
            <text:p text:style-name="Table_20_Contents">使用既存的deque_t为deque_t赋值。</text:p>
          </table:table-cell>
        </table:table-row>
        <table:table-row>
          <table:table-cell table:style-name="表格48.A2" office:value-type="string">
            <text:p text:style-name="Table_20_Contents">deque_assign_elem</text:p>
          </table:table-cell>
          <table:table-cell table:style-name="表格48.B2" office:value-type="string">
            <text:p text:style-name="Table_20_Contents">使用多个指定数据为deque_t赋值。</text:p>
          </table:table-cell>
        </table:table-row>
        <table:table-row>
          <table:table-cell table:style-name="表格48.A2" office:value-type="string">
            <text:p text:style-name="Table_20_Contents">deque_assign_range</text:p>
          </table:table-cell>
          <table:table-cell table:style-name="表格48.B2" office:value-type="string">
            <text:p text:style-name="Table_20_Contents">使用指定数据区间为deque_t赋值。</text:p>
          </table:table-cell>
        </table:table-row>
        <table:table-row>
          <table:table-cell table:style-name="表格48.A2" office:value-type="string">
            <text:p text:style-name="Table_20_Contents">deque_swap</text:p>
          </table:table-cell>
          <table:table-cell table:style-name="表格48.B2" office:value-type="string">
            <text:p text:style-name="Table_20_Contents">交换两个deque_t中的内容。</text:p>
          </table:table-cell>
        </table:table-row>
      </table:table>
      <text:p text:style-name="P42"/>
      <text:list xml:id="list1183497456" text:style-name="L76">
        <text:list-item>
          <text:p text:style-name="P242">数据访问</text:p>
        </text:list-item>
      </text:list>
      <table:table table:name="表格49" table:style-name="表格49">
        <table:table-column table:style-name="表格49.A"/>
        <table:table-column table:style-name="表格49.B"/>
        <table:table-row>
          <table:table-cell table:style-name="表格49.A1" office:value-type="string">
            <text:p text:style-name="Table_20_Contents">deque_at</text:p>
          </table:table-cell>
          <table:table-cell table:style-name="表格49.B1" office:value-type="string">
            <text:p text:style-name="Table_20_Contents">使用下标对deque_t中的数据进行随机访问。</text:p>
          </table:table-cell>
        </table:table-row>
        <table:table-row>
          <table:table-cell table:style-name="表格49.A2" office:value-type="string">
            <text:p text:style-name="Table_20_Contents">deque_front</text:p>
          </table:table-cell>
          <table:table-cell table:style-name="表格49.B2" office:value-type="string">
            <text:p text:style-name="Table_20_Contents">访问deque_t中的第一个数据。</text:p>
          </table:table-cell>
        </table:table-row>
        <table:table-row>
          <table:table-cell table:style-name="表格49.A2" office:value-type="string">
            <text:p text:style-name="Table_20_Contents">deque_back</text:p>
          </table:table-cell>
          <table:table-cell table:style-name="表格49.B2" office:value-type="string">
            <text:p text:style-name="Table_20_Contents">访问deque_t中的最后一个数据。</text:p>
          </table:table-cell>
        </table:table-row>
      </table:table>
      <text:p text:style-name="P48"/>
      <text:list xml:id="list1307936410" text:style-name="L77">
        <text:list-item>
          <text:p text:style-name="P243">与迭代器相关的操作函数</text:p>
        </text:list-item>
      </text:list>
      <table:table table:name="表格50" table:style-name="表格50">
        <table:table-column table:style-name="表格50.A"/>
        <table:table-column table:style-name="表格50.B"/>
        <table:table-row>
          <table:table-cell table:style-name="表格50.A1" office:value-type="string">
            <text:p text:style-name="Table_20_Contents">deque_begin</text:p>
          </table:table-cell>
          <table:table-cell table:style-name="表格50.B1" office:value-type="string">
            <text:p text:style-name="Table_20_Contents">返回指向deque_t中第一个数据的迭代器。</text:p>
          </table:table-cell>
        </table:table-row>
        <table:table-row>
          <table:table-cell table:style-name="表格50.A2" office:value-type="string">
            <text:p text:style-name="Table_20_Contents">deque_end</text:p>
          </table:table-cell>
          <table:table-cell table:style-name="表格50.B2" office:value-type="string">
            <text:p text:style-name="Table_20_Contents">返回指向deque_t末尾位置的迭代器。</text:p>
          </table:table-cell>
        </table:table-row>
      </table:table>
      <text:p text:style-name="P42"/>
      <text:p text:style-name="P48"><text:tab/><text:span text:style-name="T65">插入和删除</text:span></text:p>
      <table:table table:name="表格51" table:style-name="表格51">
        <table:table-column table:style-name="表格51.A"/>
        <table:table-column table:style-name="表格51.B"/>
        <table:table-row>
          <table:table-cell table:style-name="表格51.A1" office:value-type="string">
            <text:p text:style-name="Table_20_Contents">deque_insert</text:p>
          </table:table-cell>
          <table:table-cell table:style-name="表格51.B1" office:value-type="string">
            <text:p text:style-name="Table_20_Contents">向deque_t中插入一个指定的数据。</text:p>
          </table:table-cell>
        </table:table-row>
        <table:table-row>
          <table:table-cell table:style-name="表格51.A2" office:value-type="string">
            <text:p text:style-name="Table_20_Contents">deque_insert_n</text:p>
          </table:table-cell>
          <table:table-cell table:style-name="表格51.B2" office:value-type="string">
            <text:p text:style-name="Table_20_Contents">向deque_t中插入多个指定的数据。</text:p>
          </table:table-cell>
        </table:table-row>
        <table:table-row>
          <table:table-cell table:style-name="表格51.A2" office:value-type="string">
            <text:p text:style-name="Table_20_Contents">deque_insert_range</text:p>
          </table:table-cell>
          <table:table-cell table:style-name="表格51.B2" office:value-type="string">
            <text:p text:style-name="Table_20_Contents">向deque_t中插入指定的数据区间。</text:p>
          </table:table-cell>
        </table:table-row>
        <table:table-row>
          <table:table-cell table:style-name="表格51.A2" office:value-type="string">
            <text:p text:style-name="Table_20_Contents">deque_push_back</text:p>
          </table:table-cell>
          <table:table-cell table:style-name="表格51.B2" office:value-type="string">
            <text:p text:style-name="Table_20_Contents">在deque_t的末尾添加一个数据。</text:p>
          </table:table-cell>
        </table:table-row>
        <table:table-row>
          <table:table-cell table:style-name="表格51.A2" office:value-type="string">
            <text:p text:style-name="Table_20_Contents">deque_pop_back</text:p>
          </table:table-cell>
          <table:table-cell table:style-name="表格51.B2" office:value-type="string">
            <text:p text:style-name="Table_20_Contents">删除deque_t中的最后一个数据。</text:p>
          </table:table-cell>
        </table:table-row>
        <table:table-row>
          <table:table-cell table:style-name="表格51.A2" office:value-type="string">
            <text:p text:style-name="Table_20_Contents">deque_push_front</text:p>
          </table:table-cell>
          <table:table-cell table:style-name="表格51.B2" office:value-type="string">
            <text:p text:style-name="Table_20_Contents">在deque_t的开头添加一个数据。</text:p>
          </table:table-cell>
        </table:table-row>
        <table:table-row>
          <table:table-cell table:style-name="表格51.A2" office:value-type="string">
            <text:p text:style-name="Table_20_Contents">deque_pop_front</text:p>
          </table:table-cell>
          <table:table-cell table:style-name="表格51.B2" office:value-type="string">
            <text:p text:style-name="Table_20_Contents">删除deque_t的第一个数据。</text:p>
          </table:table-cell>
        </table:table-row>
        <text:soft-page-break/>
        <table:table-row>
          <table:table-cell table:style-name="表格51.A2" office:value-type="string">
            <text:p text:style-name="Table_20_Contents">deque_erase</text:p>
          </table:table-cell>
          <table:table-cell table:style-name="表格51.B2" office:value-type="string">
            <text:p text:style-name="Table_20_Contents">删除deque_t中指定位置的数据。</text:p>
          </table:table-cell>
        </table:table-row>
        <table:table-row>
          <table:table-cell table:style-name="表格51.A2" office:value-type="string">
            <text:p text:style-name="Table_20_Contents">deque_erase_range</text:p>
          </table:table-cell>
          <table:table-cell table:style-name="表格51.B2" office:value-type="string">
            <text:p text:style-name="Table_20_Contents">删除deque_t中指定数据区间的数据。</text:p>
          </table:table-cell>
        </table:table-row>
        <table:table-row>
          <table:table-cell table:style-name="表格51.A2" office:value-type="string">
            <text:p text:style-name="Table_20_Contents">deque_clear</text:p>
          </table:table-cell>
          <table:table-cell table:style-name="表格51.B2" office:value-type="string">
            <text:p text:style-name="Table_20_Contents">删除deque_t中的所有数据。</text:p>
          </table:table-cell>
        </table:table-row>
        <table:table-row>
          <table:table-cell table:style-name="表格51.A2" office:value-type="string">
            <text:p text:style-name="Table_20_Contents">deque_resize</text:p>
          </table:table-cell>
          <table:table-cell table:style-name="表格51.B2" office:value-type="string">
            <text:p text:style-name="Table_20_Contents">重新设置deque_t中数据的数量，如果新的数量比现在的数量大，那么使用默认数据填充。</text:p>
          </table:table-cell>
        </table:table-row>
        <table:table-row>
          <table:table-cell table:style-name="表格51.A2" office:value-type="string">
            <text:p text:style-name="Table_20_Contents">deque_resize_elem</text:p>
          </table:table-cell>
          <table:table-cell table:style-name="表格51.B2" office:value-type="string">
            <text:p text:style-name="Table_20_Contents">重新设置deque_t中数据的数量，如果新的数量比现在的大，那么使用指定数据填充。</text:p>
          </table:table-cell>
        </table:table-row>
      </table:table>
      <text:p text:style-name="P84"><text:span text:style-name="T23">deque_t</text:span>与<text:span text:style-name="T23">vector_t</text:span>不同的是提供了针对第一个数据的插入和删除操作<text:span text:style-name="T23">(deque_push_front()</text:span>和<text:span text:style-name="T23">deque_pop_front())。</text:span></text:p>
      <text:list xml:id="list1074242270" text:continue-list="list1060643313" text:style-name="WW8Num13">
        <text:list-item>
          <text:list>
            <text:list-item>
              <text:list>
                <text:list-item>
                  <text:h text:style-name="P345" text:outline-level="3"><text:span text:style-name="T23">deque_t</text:span>的应用实例</text:h>
                </text:list-item>
              </text:list>
            </text:list-item>
          </text:list>
        </text:list-item>
      </text:list>
      <table:table table:name="表格52" table:style-name="表格52">
        <table:table-column table:style-name="表格52.A"/>
        <table:table-row>
          <table:table-cell table:style-name="表格52.A1" office:value-type="string">
            <text:p text:style-name="P102">/* </text:p>
            <text:p text:style-name="P102"><text:s/>* deque2.c </text:p>
            <text:p text:style-name="P102"><text:s/>* compile with : -lcstl </text:p>
            <text:p text:style-name="P102"><text:s/>*/ </text:p>
            <text:p text:style-name="P102"/>
            <text:p text:style-name="P102">#include &lt;stdio.h&gt; </text:p>
            <text:p text:style-name="P102">#include &lt;cstl/cdeque.h&gt; </text:p>
            <text:p text:style-name="P102">#include &lt;cstl/calgorithm.h&gt; </text:p>
            <text:p text:style-name="P102"/>
            <text:p text:style-name="P102">static void _print(const void* cpv_input, void* pv_output) </text:p>
            <text:p text:style-name="P102">{ </text:p>
            <text:p text:style-name="P102"><text:s text:c="4"/>printf("%s\n", (char*)cpv_input); </text:p>
            <text:p text:style-name="P102">} </text:p>
            <text:p text:style-name="P102"/>
            <text:p text:style-name="P102">int main(int argc, char* argv[]) </text:p>
            <text:p text:style-name="P102">{ </text:p>
            <text:p text:style-name="P102"><text:s text:c="4"/>deque_t* pdeq_coll = create_deque(char*); </text:p>
            <text:p text:style-name="P102"/>
            <text:p text:style-name="P102"><text:s text:c="4"/>if(pdeq_coll == NULL) </text:p>
            <text:p text:style-name="P102"><text:s text:c="4"/>{ </text:p>
            <text:p text:style-name="P102"><text:s text:c="8"/>return -1; </text:p>
            <text:p text:style-name="P102"><text:s text:c="4"/>} </text:p>
            <text:p text:style-name="P102"/>
            <text:p text:style-name="P102"><text:s text:c="4"/>deque_init(pdeq_coll); </text:p>
            <text:p text:style-name="P102"/>
            <text:p text:style-name="P102"><text:s text:c="4"/>deque_assign_elem(pdeq_coll, 3, "string"); </text:p>
            <text:p text:style-name="P102"><text:s text:c="4"/>deque_push_back(pdeq_coll, "last string"); </text:p>
            <text:p text:style-name="P102"><text:s text:c="4"/>deque_push_front(pdeq_coll, "first string"); </text:p>
            <text:p text:style-name="P102"/>
            <text:p text:style-name="P102"><text:s text:c="4"/>/* print all elements with new line */ </text:p>
            <text:p text:style-name="P102"><text:s text:c="4"/>algo_for_each(deque_begin(pdeq_coll), deque_end(pdeq_coll), _print); </text:p>
            <text:p text:style-name="P102"><text:soft-page-break/><text:s text:c="4"/>printf("\n"); </text:p>
            <text:p text:style-name="P102"/>
            <text:p text:style-name="P102"><text:s text:c="4"/>/* remove first and last elements */ </text:p>
            <text:p text:style-name="P102"><text:s text:c="4"/>deque_pop_back(pdeq_coll); </text:p>
            <text:p text:style-name="P102"><text:s text:c="4"/>deque_pop_front(pdeq_coll); </text:p>
            <text:p text:style-name="P102"/>
            <text:p text:style-name="P102"><text:s text:c="4"/>/* print all elements with new line */ </text:p>
            <text:p text:style-name="P102"><text:s text:c="4"/>algo_for_each(deque_begin(pdeq_coll), deque_end(pdeq_coll), _print); </text:p>
            <text:p text:style-name="P102"><text:s text:c="4"/>printf("\n"); </text:p>
            <text:p text:style-name="P102"/>
            <text:p text:style-name="P102"><text:s text:c="4"/>/* change size to four elements */ </text:p>
            <text:p text:style-name="P102"><text:s text:c="4"/>deque_resize_elem(pdeq_coll, 4, "resized string"); </text:p>
            <text:p text:style-name="P102"/>
            <text:p text:style-name="P102"><text:s text:c="4"/>/* print all elements with new line */ </text:p>
            <text:p text:style-name="P102"><text:s text:c="4"/>algo_for_each(deque_begin(pdeq_coll), deque_end(pdeq_coll), _print); </text:p>
            <text:p text:style-name="P102"><text:s text:c="4"/>printf("\n"); </text:p>
            <text:p text:style-name="P102"/>
            <text:p text:style-name="P102"><text:s text:c="4"/>deque_destroy(pdeq_coll); </text:p>
            <text:p text:style-name="P102"/>
            <text:p text:style-name="P102"><text:s text:c="4"/>return 0; </text:p>
            <text:p text:style-name="P102">}</text:p>
          </table:table-cell>
        </table:table-row>
      </table:table>
      <text:p text:style-name="P48"/>
      <text:p text:style-name="P59">输出的结果如下：</text:p>
      <text:p text:style-name="P35">first string </text:p>
      <text:p text:style-name="P35">string </text:p>
      <text:p text:style-name="P35">string </text:p>
      <text:p text:style-name="P35">string </text:p>
      <text:p text:style-name="P35">last string </text:p>
      <text:p text:style-name="P35"/>
      <text:p text:style-name="P35">string </text:p>
      <text:p text:style-name="P35">string </text:p>
      <text:p text:style-name="P35">string </text:p>
      <text:p text:style-name="P35"/>
      <text:p text:style-name="P35">string </text:p>
      <text:p text:style-name="P35">string </text:p>
      <text:p text:style-name="P35">string </text:p>
      <text:p text:style-name="P35">resized string </text:p>
      <text:p text:style-name="P35"/>
      <text:list xml:id="list1779177968" text:continue-numbering="true" text:style-name="WW8Num13">
        <text:list-item>
          <text:list>
            <text:list-item>
              <text:h text:style-name="P332" text:outline-level="2">list_t</text:h>
            </text:list-item>
          </text:list>
        </text:list-item>
      </text:list>
      <text:p text:style-name="P40"><text:span text:style-name="T17"><text:tab/></text:span><text:span text:style-name="T37">list_t</text:span><text:span text:style-name="T59">是双向链表。</text:span></text:p>
      <text:p text:style-name="P56"><draw:frame draw:style-name="fr3" draw:name="图形13" text:anchor-type="paragraph" svg:width="19.006cm" svg:height="2.552cm" draw:z-index="19"><draw:image xlink:href="Pictures/10000000000002C30000005F2FEE1A06.jpg" xlink:type="simple" xlink:show="embed" xlink:actuate="onLoad"/></draw:frame><text:soft-page-break/>图 <text:span text:style-name="T23">4.3 list_t</text:span>的结构</text:p>
      <text:p text:style-name="P40"><text:span text:style-name="T59">要使用</text:span><text:span text:style-name="T37">list_t</text:span><text:span text:style-name="T59">必须包含头文件</text:span><text:span text:style-name="T40">&lt;cstl/clist.h&gt;</text:span></text:p>
      <text:p text:style-name="P64">#include &lt;cstl/clist.h&gt;</text:p>
      <text:list xml:id="list249855230" text:continue-numbering="true" text:style-name="WW8Num13">
        <text:list-item>
          <text:list>
            <text:list-item>
              <text:list>
                <text:list-item>
                  <text:h text:style-name="P345" text:outline-level="3"><text:span text:style-name="T23">list_t</text:span>的能力</text:h>
                </text:list-item>
              </text:list>
            </text:list-item>
          </text:list>
        </text:list-item>
      </text:list>
      <text:p text:style-name="P40"><text:span text:style-name="T55"><text:tab/></text:span><text:span text:style-name="T37">list_t</text:span><text:span text:style-name="T59">的结构与</text:span><text:span text:style-name="T37">vector_t</text:span><text:span text:style-name="T59">和</text:span><text:span text:style-name="T37">deque_t</text:span><text:span text:style-name="T59">有很大的不同,因此</text:span><text:span text:style-name="T37">list_t</text:span><text:span text:style-name="T59">与它们的能力也有很大的不同：</text:span></text:p>
      <text:list xml:id="list1346684581" text:style-name="L78">
        <text:list-item>
          <text:p text:style-name="P204"><text:span text:style-name="T23">list_t</text:span>不支持随即访问，例如要访问的五个数据，就必须从头开始查找，一直到的五个数据，所以要访问<text:span text:style-name="T23">list_t</text:span>中的任意数据是低效的。</text:p>
        </text:list-item>
        <text:list-item>
          <text:p text:style-name="P273"><text:span text:style-name="T34">list_t</text:span><text:span text:style-name="T62">支持在任意位置高效的插入和删除数据，不仅仅实在开头和结尾。</text:span></text:p>
        </text:list-item>
        <text:list-item>
          <text:p text:style-name="P273"><text:span text:style-name="T62">在</text:span><text:span text:style-name="T34">list_t</text:span><text:span text:style-name="T62">中插入或删除数据不会使迭代器失效。</text:span></text:p>
        </text:list-item>
      </text:list>
      <text:p text:style-name="P42"><text:tab/>因此<text:span text:style-name="T23">list_t</text:span>也同了与<text:span text:style-name="T23">vector_t</text:span>和<text:span text:style-name="T23">deque_t</text:span>不同的操作函数：</text:p>
      <text:list xml:id="list2125215500" text:style-name="L79">
        <text:list-item>
          <text:p text:style-name="P205"><text:span text:style-name="T23">list_t</text:span>不支持随机访问数据所以不提供<text:span text:style-name="T23">list_at()</text:span>函数。</text:p>
        </text:list-item>
        <text:list-item>
          <text:p text:style-name="P274"><text:span text:style-name="T34">list_t</text:span><text:span text:style-name="T62">不支持容量和内存的重新分配所以不提供</text:span><text:span text:style-name="T34">list_capacity()</text:span><text:span text:style-name="T62">和</text:span><text:span text:style-name="T34">list_reserve()</text:span><text:span text:style-name="T62">函数。</text:span></text:p>
        </text:list-item>
        <text:list-item>
          <text:p text:style-name="P274"><text:span text:style-name="T34">list_t</text:span><text:span text:style-name="T62">还提供了和很多特有的函数如</text:span><text:span text:style-name="T34">list_sort()</text:span><text:span text:style-name="T62">等。</text:span></text:p>
        </text:list-item>
      </text:list>
      <text:list xml:id="list1541375243" text:continue-list="list249855230" text:style-name="WW8Num13">
        <text:list-item>
          <text:list>
            <text:list-item>
              <text:list>
                <text:list-item>
                  <text:h text:style-name="P345" text:outline-level="3"><text:span text:style-name="T23">list_t</text:span>的操作</text:h>
                </text:list-item>
              </text:list>
            </text:list-item>
          </text:list>
        </text:list-item>
      </text:list>
      <text:list xml:id="list486757232" text:style-name="L80">
        <text:list-item>
          <text:p text:style-name="P244">创建,初始化和销毁操作</text:p>
        </text:list-item>
      </text:list>
      <text:p text:style-name="P40"><text:span text:style-name="T66"><text:tab/></text:span><text:span text:style-name="T40">list_t</text:span><text:span text:style-name="T66">的创建，初始化和销毁操作函数与其他序列容器相同。</text:span></text:p>
      <table:table table:name="表格53" table:style-name="表格53">
        <table:table-column table:style-name="表格53.A"/>
        <table:table-column table:style-name="表格53.B"/>
        <table:table-row>
          <table:table-cell table:style-name="表格53.A1" office:value-type="string">
            <text:p text:style-name="Table_20_Contents">create_list</text:p>
          </table:table-cell>
          <table:table-cell table:style-name="表格53.B1" office:value-type="string">
            <text:p text:style-name="Table_20_Contents">创建list_t容器类型。</text:p>
          </table:table-cell>
        </table:table-row>
        <table:table-row>
          <table:table-cell table:style-name="表格53.A2" office:value-type="string">
            <text:p text:style-name="Table_20_Contents">list_init</text:p>
          </table:table-cell>
          <table:table-cell table:style-name="表格53.B2" office:value-type="string">
            <text:p text:style-name="Table_20_Contents">初始化一个空的list_t。</text:p>
          </table:table-cell>
        </table:table-row>
        <table:table-row>
          <table:table-cell table:style-name="表格53.A2" office:value-type="string">
            <text:p text:style-name="Table_20_Contents">list_init_n</text:p>
          </table:table-cell>
          <table:table-cell table:style-name="表格53.B2" office:value-type="string">
            <text:p text:style-name="Table_20_Contents">使用多个默认数据初始化list_t。</text:p>
          </table:table-cell>
        </table:table-row>
        <table:table-row>
          <table:table-cell table:style-name="表格53.A2" office:value-type="string">
            <text:p text:style-name="Table_20_Contents">list_init_elem</text:p>
          </table:table-cell>
          <table:table-cell table:style-name="表格53.B2" office:value-type="string">
            <text:p text:style-name="Table_20_Contents">使用多个指定数据初始化list_t。</text:p>
          </table:table-cell>
        </table:table-row>
        <table:table-row>
          <table:table-cell table:style-name="表格53.A2" office:value-type="string">
            <text:p text:style-name="Table_20_Contents">list_init_copy</text:p>
          </table:table-cell>
          <table:table-cell table:style-name="表格53.B2" office:value-type="string">
            <text:p text:style-name="Table_20_Contents">使用既存的list_t初始化当前的list_t。</text:p>
          </table:table-cell>
        </table:table-row>
        <table:table-row>
          <table:table-cell table:style-name="表格53.A2" office:value-type="string">
            <text:p text:style-name="Table_20_Contents">list_init_copy_range</text:p>
          </table:table-cell>
          <table:table-cell table:style-name="表格53.B2" office:value-type="string">
            <text:p text:style-name="Table_20_Contents">使用指定的数据区间初始化list_t。</text:p>
          </table:table-cell>
        </table:table-row>
        <table:table-row>
          <table:table-cell table:style-name="表格53.A2" office:value-type="string">
            <text:p text:style-name="Table_20_Contents">list_destroy</text:p>
          </table:table-cell>
          <table:table-cell table:style-name="表格53.B2" office:value-type="string">
            <text:p text:style-name="Table_20_Contents">销毁list_t容器类型。</text:p>
          </table:table-cell>
        </table:table-row>
      </table:table>
      <text:p text:style-name="P100"/>
      <text:list xml:id="list1760675109" text:style-name="L81">
        <text:list-item>
          <text:p text:style-name="P245">非质变操作</text:p>
        </text:list-item>
      </text:list>
      <text:p text:style-name="P97"><text:span text:style-name="T66"><text:tab/></text:span><text:span text:style-name="T40">list_t</text:span><text:span text:style-name="T66">的非质变操作同样包含与数据数量相关的操作和比较操作：</text:span></text:p>
      <table:table table:name="表格54" table:style-name="表格54">
        <table:table-column table:style-name="表格54.A"/>
        <table:table-column table:style-name="表格54.B"/>
        <table:table-row>
          <table:table-cell table:style-name="表格54.A1" office:value-type="string">
            <text:p text:style-name="Table_20_Contents">list_size</text:p>
          </table:table-cell>
          <table:table-cell table:style-name="表格54.B1" office:value-type="string">
            <text:p text:style-name="Table_20_Contents">返回list_t中数据的数量。</text:p>
          </table:table-cell>
        </table:table-row>
        <table:table-row>
          <table:table-cell table:style-name="表格54.A2" office:value-type="string">
            <text:p text:style-name="Table_20_Contents">list_empty</text:p>
          </table:table-cell>
          <table:table-cell table:style-name="表格54.B2" office:value-type="string">
            <text:p text:style-name="Table_20_Contents">测试list_t是否为空。</text:p>
          </table:table-cell>
        </table:table-row>
        <text:soft-page-break/>
        <table:table-row>
          <table:table-cell table:style-name="表格54.A2" office:value-type="string">
            <text:p text:style-name="Table_20_Contents">list_max_size</text:p>
          </table:table-cell>
          <table:table-cell table:style-name="表格54.B2" office:value-type="string">
            <text:p text:style-name="Table_20_Contents">返回list_t中保存数据数量的最大值。</text:p>
          </table:table-cell>
        </table:table-row>
        <table:table-row>
          <table:table-cell table:style-name="表格54.A2" office:value-type="string">
            <text:p text:style-name="Table_20_Contents">list_equal</text:p>
          </table:table-cell>
          <table:table-cell table:style-name="表格54.B2" office:value-type="string">
            <text:p text:style-name="Table_20_Contents">测试两个list_t是否相等。</text:p>
          </table:table-cell>
        </table:table-row>
        <table:table-row>
          <table:table-cell table:style-name="表格54.A2" office:value-type="string">
            <text:p text:style-name="Table_20_Contents">list_not_equal</text:p>
          </table:table-cell>
          <table:table-cell table:style-name="表格54.B2" office:value-type="string">
            <text:p text:style-name="Table_20_Contents">测试两个list_t是否不等。</text:p>
          </table:table-cell>
        </table:table-row>
        <table:table-row>
          <table:table-cell table:style-name="表格54.A2" office:value-type="string">
            <text:p text:style-name="Table_20_Contents">list_less</text:p>
          </table:table-cell>
          <table:table-cell table:style-name="表格54.B2" office:value-type="string">
            <text:p text:style-name="Table_20_Contents">测试第一个list_t是否小于第二个list_t。</text:p>
          </table:table-cell>
        </table:table-row>
        <table:table-row>
          <table:table-cell table:style-name="表格54.A2" office:value-type="string">
            <text:p text:style-name="Table_20_Contents">list_less_equal</text:p>
          </table:table-cell>
          <table:table-cell table:style-name="表格54.B2" office:value-type="string">
            <text:p text:style-name="Table_20_Contents">测试第一个list_t是否小于等于第二个list_t。</text:p>
          </table:table-cell>
        </table:table-row>
        <table:table-row>
          <table:table-cell table:style-name="表格54.A2" office:value-type="string">
            <text:p text:style-name="Table_20_Contents">list_greater</text:p>
          </table:table-cell>
          <table:table-cell table:style-name="表格54.B2" office:value-type="string">
            <text:p text:style-name="Table_20_Contents">测试第一个list_t是否大于第二个list_t。</text:p>
          </table:table-cell>
        </table:table-row>
        <table:table-row>
          <table:table-cell table:style-name="表格54.A2" office:value-type="string">
            <text:p text:style-name="Table_20_Contents">list_greater_equal</text:p>
          </table:table-cell>
          <table:table-cell table:style-name="表格54.B2" office:value-type="string">
            <text:p text:style-name="Table_20_Contents">测试第一个list_t是否大于等于第二个list_t。</text:p>
          </table:table-cell>
        </table:table-row>
      </table:table>
      <text:p text:style-name="P40"/>
      <text:list xml:id="list1014659967" text:style-name="L82">
        <text:list-item>
          <text:p text:style-name="P246">赋值与交换</text:p>
        </text:list-item>
      </text:list>
      <table:table table:name="表格55" table:style-name="表格55">
        <table:table-column table:style-name="表格55.A"/>
        <table:table-column table:style-name="表格55.B"/>
        <table:table-row>
          <table:table-cell table:style-name="表格55.A1" office:value-type="string">
            <text:p text:style-name="Table_20_Contents">list_assign</text:p>
          </table:table-cell>
          <table:table-cell table:style-name="表格55.B1" office:value-type="string">
            <text:p text:style-name="Table_20_Contents">使用既存的list_t为list_t赋值。</text:p>
          </table:table-cell>
        </table:table-row>
        <table:table-row>
          <table:table-cell table:style-name="表格55.A2" office:value-type="string">
            <text:p text:style-name="Table_20_Contents">list_assign_elem</text:p>
          </table:table-cell>
          <table:table-cell table:style-name="表格55.B2" office:value-type="string">
            <text:p text:style-name="Table_20_Contents">使用多个指定的数据为list_t赋值。</text:p>
          </table:table-cell>
        </table:table-row>
        <table:table-row>
          <table:table-cell table:style-name="表格55.A2" office:value-type="string">
            <text:p text:style-name="Table_20_Contents">list_assign_range</text:p>
          </table:table-cell>
          <table:table-cell table:style-name="表格55.B2" office:value-type="string">
            <text:p text:style-name="Table_20_Contents">使用指定的数据区间为list_t赋值。</text:p>
          </table:table-cell>
        </table:table-row>
        <table:table-row>
          <table:table-cell table:style-name="表格55.A2" office:value-type="string">
            <text:p text:style-name="Table_20_Contents">list_swap</text:p>
          </table:table-cell>
          <table:table-cell table:style-name="表格55.B2" office:value-type="string">
            <text:p text:style-name="Table_20_Contents">交换两个list_t中的内容。</text:p>
          </table:table-cell>
        </table:table-row>
      </table:table>
      <text:p text:style-name="P42"/>
      <text:list xml:id="list1420830090" text:style-name="L83">
        <text:list-item>
          <text:p text:style-name="P247">数据访问</text:p>
        </text:list-item>
      </text:list>
      <text:p text:style-name="P40"><text:span text:style-name="T66"><text:tab/></text:span><text:span text:style-name="T40">list_t</text:span><text:span text:style-name="T66">没有随机访问能力所以不提供</text:span><text:span text:style-name="T40">list_at()</text:span><text:span text:style-name="T66">操作函数：</text:span></text:p>
      <table:table table:name="表格56" table:style-name="表格56">
        <table:table-column table:style-name="表格56.A"/>
        <table:table-column table:style-name="表格56.B"/>
        <table:table-row>
          <table:table-cell table:style-name="表格56.A1" office:value-type="string">
            <text:p text:style-name="Table_20_Contents">list_front</text:p>
          </table:table-cell>
          <table:table-cell table:style-name="表格56.B1" office:value-type="string">
            <text:p text:style-name="Table_20_Contents">访问list_t中的第一个数据。</text:p>
          </table:table-cell>
        </table:table-row>
        <table:table-row>
          <table:table-cell table:style-name="表格56.A2" office:value-type="string">
            <text:p text:style-name="Table_20_Contents">list_back</text:p>
          </table:table-cell>
          <table:table-cell table:style-name="表格56.B2" office:value-type="string">
            <text:p text:style-name="Table_20_Contents">访问list_t中的最后一个数据。</text:p>
          </table:table-cell>
        </table:table-row>
      </table:table>
      <text:p text:style-name="P42"/>
      <text:list xml:id="list1408623880" text:style-name="L84">
        <text:list-item>
          <text:p text:style-name="P214"><text:span text:style-name="T59">与</text:span><text:span text:style-name="T66">迭代器相关的操作函数</text:span></text:p>
        </text:list-item>
      </text:list>
      <table:table table:name="表格57" table:style-name="表格57">
        <table:table-column table:style-name="表格57.A"/>
        <table:table-column table:style-name="表格57.B"/>
        <table:table-row>
          <table:table-cell table:style-name="表格57.A1" office:value-type="string">
            <text:p text:style-name="Table_20_Contents">list_begin</text:p>
          </table:table-cell>
          <table:table-cell table:style-name="表格57.B1" office:value-type="string">
            <text:p text:style-name="Table_20_Contents">返回指向list_t中第一个数据的迭代器。</text:p>
          </table:table-cell>
        </table:table-row>
        <table:table-row>
          <table:table-cell table:style-name="表格57.A2" office:value-type="string">
            <text:p text:style-name="Table_20_Contents">list_end</text:p>
          </table:table-cell>
          <table:table-cell table:style-name="表格57.B2" office:value-type="string">
            <text:p text:style-name="Table_20_Contents">返回指向list_t中末尾位置的迭代器。</text:p>
          </table:table-cell>
        </table:table-row>
      </table:table>
      <text:p text:style-name="P42"><text:span text:style-name="T23">list_t</text:span>提供的是双向迭代器，不是所有的算法都接受双向迭代器，在对<text:span text:style-name="T23">list_t</text:span>的数据区间使用算法时请注意。</text:p>
      <text:p text:style-name="P42"/>
      <text:list xml:id="list248421358" text:style-name="L85">
        <text:list-item>
          <text:p text:style-name="P248">插入和删除</text:p>
        </text:list-item>
      </text:list>
      <table:table table:name="表格58" table:style-name="表格58">
        <table:table-column table:style-name="表格58.A"/>
        <table:table-column table:style-name="表格58.B"/>
        <table:table-row>
          <table:table-cell table:style-name="表格58.A1" office:value-type="string">
            <text:p text:style-name="Table_20_Contents">list_insert</text:p>
          </table:table-cell>
          <table:table-cell table:style-name="表格58.B1" office:value-type="string">
            <text:p text:style-name="Table_20_Contents">向list_t中插入一个指定的数据。</text:p>
          </table:table-cell>
        </table:table-row>
        <table:table-row>
          <table:table-cell table:style-name="表格58.A2" office:value-type="string">
            <text:p text:style-name="Table_20_Contents">list_insert_n</text:p>
          </table:table-cell>
          <table:table-cell table:style-name="表格58.B2" office:value-type="string">
            <text:p text:style-name="Table_20_Contents">向list_t中插入多个指定的数据。</text:p>
          </table:table-cell>
        </table:table-row>
        <table:table-row>
          <table:table-cell table:style-name="表格58.A2" office:value-type="string">
            <text:p text:style-name="Table_20_Contents">list_insert_range</text:p>
          </table:table-cell>
          <table:table-cell table:style-name="表格58.B2" office:value-type="string">
            <text:p text:style-name="Table_20_Contents">向list_t中插入一个指定的数据区间。</text:p>
          </table:table-cell>
        </table:table-row>
        <table:table-row>
          <table:table-cell table:style-name="表格58.A2" office:value-type="string">
            <text:p text:style-name="Table_20_Contents">list_push_back</text:p>
          </table:table-cell>
          <table:table-cell table:style-name="表格58.B2" office:value-type="string">
            <text:p text:style-name="Table_20_Contents">在list_t末尾添加一个数据。</text:p>
          </table:table-cell>
        </table:table-row>
        <table:table-row>
          <table:table-cell table:style-name="表格58.A2" office:value-type="string">
            <text:p text:style-name="Table_20_Contents">list_pop_back</text:p>
          </table:table-cell>
          <table:table-cell table:style-name="表格58.B2" office:value-type="string">
            <text:p text:style-name="Table_20_Contents">删除list_t的最后一个数据。</text:p>
          </table:table-cell>
        </table:table-row>
        <table:table-row>
          <table:table-cell table:style-name="表格58.A2" office:value-type="string">
            <text:p text:style-name="Table_20_Contents">list_push_front</text:p>
          </table:table-cell>
          <table:table-cell table:style-name="表格58.B2" office:value-type="string">
            <text:p text:style-name="Table_20_Contents">在list_t的开头添加一个数据。</text:p>
          </table:table-cell>
        </table:table-row>
        <table:table-row>
          <table:table-cell table:style-name="表格58.A2" office:value-type="string">
            <text:p text:style-name="Table_20_Contents">list_pop_front</text:p>
          </table:table-cell>
          <table:table-cell table:style-name="表格58.B2" office:value-type="string">
            <text:p text:style-name="Table_20_Contents">删除list_t的第一个数据。</text:p>
          </table:table-cell>
        </table:table-row>
        <table:table-row>
          <table:table-cell table:style-name="表格58.A2" office:value-type="string">
            <text:p text:style-name="Table_20_Contents">list_erase</text:p>
          </table:table-cell>
          <table:table-cell table:style-name="表格58.B2" office:value-type="string">
            <text:p text:style-name="Table_20_Contents">删除list_t中指定位置的数据。</text:p>
          </table:table-cell>
        </table:table-row>
        <table:table-row>
          <table:table-cell table:style-name="表格58.A2" office:value-type="string">
            <text:p text:style-name="Table_20_Contents">list_erase_range</text:p>
          </table:table-cell>
          <table:table-cell table:style-name="表格58.B2" office:value-type="string">
            <text:p text:style-name="Table_20_Contents">删除list_t中指定数据区间的数据。</text:p>
          </table:table-cell>
        </table:table-row>
        <text:soft-page-break/>
        <table:table-row>
          <table:table-cell table:style-name="表格58.A2" office:value-type="string">
            <text:p text:style-name="Table_20_Contents">list_remove</text:p>
          </table:table-cell>
          <table:table-cell table:style-name="表格58.B2" office:value-type="string">
            <text:p text:style-name="Table_20_Contents">删除list_t中与指定数据相等的数据。</text:p>
          </table:table-cell>
        </table:table-row>
        <table:table-row>
          <table:table-cell table:style-name="表格58.A2" office:value-type="string">
            <text:p text:style-name="Table_20_Contents">list_remove_if</text:p>
          </table:table-cell>
          <table:table-cell table:style-name="表格58.B2" office:value-type="string">
            <text:p text:style-name="Table_20_Contents">删除list_t中符合指定条件的数据。</text:p>
          </table:table-cell>
        </table:table-row>
        <table:table-row>
          <table:table-cell table:style-name="表格58.A2" office:value-type="string">
            <text:p text:style-name="Table_20_Contents">list_clear</text:p>
          </table:table-cell>
          <table:table-cell table:style-name="表格58.B2" office:value-type="string">
            <text:p text:style-name="Table_20_Contents">删除list_t中的所有数据。</text:p>
          </table:table-cell>
        </table:table-row>
        <table:table-row>
          <table:table-cell table:style-name="表格58.A2" office:value-type="string">
            <text:p text:style-name="Table_20_Contents">list_resize</text:p>
          </table:table-cell>
          <table:table-cell table:style-name="表格58.B2" office:value-type="string">
            <text:p text:style-name="Table_20_Contents">重新设置list_t中数据的数量，当新数量大于当前数量时使用默认数据填充。</text:p>
          </table:table-cell>
        </table:table-row>
        <table:table-row>
          <table:table-cell table:style-name="表格58.A2" office:value-type="string">
            <text:p text:style-name="Table_20_Contents">list_resize_elem</text:p>
          </table:table-cell>
          <table:table-cell table:style-name="表格58.B2" office:value-type="string">
            <text:p text:style-name="Table_20_Contents">重新设置list_t中数据的数量，当新数量大于当前数量时使用指定数据填充。</text:p>
          </table:table-cell>
        </table:table-row>
      </table:table>
      <text:p text:style-name="P42"><text:tab/><text:span text:style-name="T23">list_t</text:span>添加了两个新的删除数据的操作函数：<text:span text:style-name="T23">list_remove()</text:span>和<text:span text:style-name="T23">list_remove_if()这个操作函数是删除满足特定规则的数据，对于list_t容器本身来说它们要比算法版本的algo_remove()和algo_remove_if()函数好快的多。</text:span></text:p>
      <text:p text:style-name="P42"/>
      <text:list xml:id="list1678651907" text:style-name="L86">
        <text:list-item>
          <text:p text:style-name="P249">特有的操作</text:p>
        </text:list-item>
      </text:list>
      <text:p text:style-name="P42"><draw:frame draw:style-name="fr5" draw:name="图形14" text:anchor-type="paragraph" svg:x="0cm" svg:y="2.341cm" svg:width="19.006cm" svg:height="5.161cm" draw:z-index="20"><draw:image xlink:href="Pictures/10000000000002CE000000C3CBBA94A8.jpg" xlink:type="simple" xlink:show="embed" xlink:actuate="onLoad"/></draw:frame><text:tab/>除了上述操作函数值为<text:span text:style-name="T23">list_t</text:span>还提供了很多特有的操作函数，这些操作函数都是基于<text:span text:style-name="T23">list_t</text:span>本身结构的特点，<text:span text:style-name="T23">list_t</text:span>具有在任意位置插入或删除数据都是常量时间的特点。如果从一个<text:span text:style-name="T23">list_t</text:span>向另一个<text:span text:style-name="T23">list_t</text:span>转移数据那么这个特点就得到了更大的发挥。</text:p>
      <text:p text:style-name="P42"/>
      <text:p text:style-name="P43">图 <text:span text:style-name="T23">4.4 list_t</text:span>之间的数据转移</text:p>
      <text:p text:style-name="P43"/>
      <table:table table:name="表格59" table:style-name="表格59">
        <table:table-column table:style-name="表格59.A"/>
        <table:table-column table:style-name="表格59.B"/>
        <table:table-row>
          <table:table-cell table:style-name="表格59.A1" office:value-type="string">
            <text:p text:style-name="Table_20_Contents">list_unique</text:p>
          </table:table-cell>
          <table:table-cell table:style-name="表格59.B1" office:value-type="string">
            <text:p text:style-name="Table_20_Contents">删除list_t中相邻的重复数据。</text:p>
          </table:table-cell>
        </table:table-row>
        <table:table-row>
          <table:table-cell table:style-name="表格59.A2" office:value-type="string">
            <text:p text:style-name="Table_20_Contents">list_unique_if</text:p>
          </table:table-cell>
          <table:table-cell table:style-name="表格59.B2" office:value-type="string">
            <text:p text:style-name="Table_20_Contents">删除list_t中相邻的符合指定规则的数据。</text:p>
          </table:table-cell>
        </table:table-row>
        <table:table-row>
          <table:table-cell table:style-name="表格59.A2" office:value-type="string">
            <text:p text:style-name="Table_20_Contents">list_splice</text:p>
          </table:table-cell>
          <table:table-cell table:style-name="表格59.B2" office:value-type="string">
            <text:p text:style-name="Table_20_Contents">将第二个list_t中的数据转移到第一个list_t的指定位置。</text:p>
          </table:table-cell>
        </table:table-row>
        <table:table-row>
          <table:table-cell table:style-name="表格59.A2" office:value-type="string">
            <text:p text:style-name="Table_20_Contents">list_splice_pos</text:p>
          </table:table-cell>
          <table:table-cell table:style-name="表格59.B2" office:value-type="string">
            <text:p text:style-name="Table_20_Contents">将第二个list_t中指定位置的数据转移到第一个list_t的指定位置。</text:p>
          </table:table-cell>
        </table:table-row>
        <table:table-row>
          <table:table-cell table:style-name="表格59.A2" office:value-type="string">
            <text:p text:style-name="Table_20_Contents">list_splice_range</text:p>
          </table:table-cell>
          <table:table-cell table:style-name="表格59.B2" office:value-type="string">
            <text:p text:style-name="Table_20_Contents">将第二个list_t中指定数据区间的数据转移到第一个list_t的指定位置。</text:p>
          </table:table-cell>
        </table:table-row>
        <table:table-row>
          <table:table-cell table:style-name="表格59.A2" office:value-type="string">
            <text:p text:style-name="Table_20_Contents">list_sort</text:p>
          </table:table-cell>
          <table:table-cell table:style-name="表格59.B2" office:value-type="string">
            <text:p text:style-name="Table_20_Contents">将list_t中的数据排序。</text:p>
          </table:table-cell>
        </table:table-row>
        <table:table-row>
          <table:table-cell table:style-name="表格59.A2" office:value-type="string">
            <text:p text:style-name="Table_20_Contents">list_sort_if</text:p>
          </table:table-cell>
          <table:table-cell table:style-name="表格59.B2" office:value-type="string">
            <text:p text:style-name="Table_20_Contents">将list_t中的数据按照指定的规则排序。</text:p>
          </table:table-cell>
        </table:table-row>
        <table:table-row>
          <table:table-cell table:style-name="表格59.A2" office:value-type="string">
            <text:p text:style-name="Table_20_Contents">list_merge</text:p>
          </table:table-cell>
          <table:table-cell table:style-name="表格59.B2" office:value-type="string">
            <text:p text:style-name="Table_20_Contents">将两个有序的list_t合并到第一个list_t中。</text:p>
          </table:table-cell>
        </table:table-row>
        <table:table-row>
          <table:table-cell table:style-name="表格59.A2" office:value-type="string">
            <text:p text:style-name="Table_20_Contents">list_merge_if</text:p>
          </table:table-cell>
          <table:table-cell table:style-name="表格59.B2" office:value-type="string">
            <text:p text:style-name="Table_20_Contents">将两个按照指定规则排序的list_t合并到第一个list_t中。</text:p>
          </table:table-cell>
        </table:table-row>
        <table:table-row>
          <table:table-cell table:style-name="表格59.A2" office:value-type="string">
            <text:p text:style-name="Table_20_Contents">list_reverse</text:p>
          </table:table-cell>
          <table:table-cell table:style-name="表格59.B2" office:value-type="string">
            <text:p text:style-name="Table_20_Contents">将list_t中的数据逆序。</text:p>
          </table:table-cell>
        </table:table-row>
      </table:table>
      <text:p text:style-name="P42"/>
      <text:list xml:id="list615514450" text:continue-list="list1541375243" text:style-name="WW8Num13">
        <text:list-item>
          <text:list>
            <text:list-item>
              <text:list>
                <text:list-item>
                  <text:h text:style-name="P345" text:outline-level="3"><text:soft-page-break/><text:span text:style-name="T23">list_t</text:span>的使用实例</text:h>
                </text:list-item>
              </text:list>
            </text:list-item>
          </text:list>
        </text:list-item>
      </text:list>
      <table:table table:name="表格60" table:style-name="表格60">
        <table:table-column table:style-name="表格60.A"/>
        <table:table-row>
          <table:table-cell table:style-name="表格60.A1" office:value-type="string">
            <text:p text:style-name="P102">/* </text:p>
            <text:p text:style-name="P102"><text:s/>* list3.c </text:p>
            <text:p text:style-name="P102"><text:s/>* compile with : -lcstl </text:p>
            <text:p text:style-name="P102"><text:s/>*/ </text:p>
            <text:p text:style-name="P102"/>
            <text:p text:style-name="P102">#include &lt;stdio.h&gt; </text:p>
            <text:p text:style-name="P102">#include &lt;cstl/clist.h&gt; </text:p>
            <text:p text:style-name="P102">#include &lt;cstl/calgorithm.h&gt; </text:p>
            <text:p text:style-name="P102"/>
            <text:p text:style-name="P102">static void _print(const void* cpv_input, void* pv_output) </text:p>
            <text:p text:style-name="P102">{ </text:p>
            <text:p text:style-name="P102"><text:s text:c="4"/>printf("%d ", *(int*)cpv_input); </text:p>
            <text:p text:style-name="P102">} </text:p>
            <text:p text:style-name="P102"/>
            <text:p text:style-name="P102">static void _print_list(const list_t* cplist_coll1, const list_t* cplist_coll2) </text:p>
            <text:p text:style-name="P102">{ </text:p>
            <text:p text:style-name="P102"><text:s text:c="4"/>printf("list1: "); </text:p>
            <text:p text:style-name="P102"><text:s text:c="4"/>algo_for_each(list_begin(cplist_coll1), list_end(cplist_coll1), _print); </text:p>
            <text:p text:style-name="P102"><text:s text:c="4"/>printf("\n"); </text:p>
            <text:p text:style-name="P102"><text:s text:c="4"/>printf("list2: "); </text:p>
            <text:p text:style-name="P102"><text:s text:c="4"/>algo_for_each(list_begin(cplist_coll2), list_end(cplist_coll2), _print); </text:p>
            <text:p text:style-name="P102"><text:s text:c="4"/>printf("\n"); </text:p>
            <text:p text:style-name="P102">} </text:p>
            <text:p text:style-name="P102"/>
            <text:p text:style-name="P102">int main(int argc, char* argv[]) </text:p>
            <text:p text:style-name="P102">{ </text:p>
            <text:p text:style-name="P102"><text:s text:c="4"/>list_t* plist_coll1 = create_list(int); </text:p>
            <text:p text:style-name="P102"><text:s text:c="4"/>list_t* plist_coll2 = create_list(int); </text:p>
            <text:p text:style-name="P102"><text:s text:c="4"/>list_iterator_t it_pos; </text:p>
            <text:p text:style-name="P102"><text:s text:c="4"/>int i = 0; </text:p>
            <text:p text:style-name="P102"/>
            <text:p text:style-name="P102"><text:s text:c="4"/>if(plist_coll1 == NULL || plist_coll2 == NULL) </text:p>
            <text:p text:style-name="P102"><text:s text:c="4"/>{ </text:p>
            <text:p text:style-name="P102"><text:s text:c="8"/>return -1; </text:p>
            <text:p text:style-name="P102"><text:s text:c="4"/>} </text:p>
            <text:p text:style-name="P102"/>
            <text:p text:style-name="P102"><text:s text:c="4"/>list_init(plist_coll1); </text:p>
            <text:p text:style-name="P102"><text:s text:c="4"/>list_init(plist_coll2); </text:p>
            <text:p text:style-name="P102"/>
            <text:p text:style-name="P102"><text:soft-page-break/><text:s text:c="4"/>for(i = 0; i &lt; 6; ++i) </text:p>
            <text:p text:style-name="P102"><text:s text:c="4"/>{ </text:p>
            <text:p text:style-name="P102"><text:s text:c="8"/>list_push_back(plist_coll1, i); </text:p>
            <text:p text:style-name="P102"><text:s text:c="8"/>list_push_front(plist_coll2, i); </text:p>
            <text:p text:style-name="P102"><text:s text:c="4"/>} </text:p>
            <text:p text:style-name="P102"><text:s text:c="4"/>_print_list(plist_coll1, plist_coll2); </text:p>
            <text:p text:style-name="P102"/>
            <text:p text:style-name="P102"><text:s text:c="4"/>it_pos = algo_find(list_begin(plist_coll1), list_end(plist_coll1), 3); </text:p>
            <text:p text:style-name="P102"><text:s text:c="4"/>list_splice(plist_coll1, it_pos, plist_coll2); </text:p>
            <text:p text:style-name="P102"/>
            <text:p text:style-name="P102"><text:s text:c="4"/>_print_list(plist_coll1, plist_coll2); </text:p>
            <text:p text:style-name="P102"/>
            <text:p text:style-name="P102"><text:s text:c="4"/>list_splice_pos(plist_coll1, list_end(plist_coll1), </text:p>
            <text:p text:style-name="P102"><text:s text:c="8"/>plist_coll1, list_begin(plist_coll1)); </text:p>
            <text:p text:style-name="P102"><text:s text:c="4"/>_print_list(plist_coll1, plist_coll2); </text:p>
            <text:p text:style-name="P102"/>
            <text:p text:style-name="P102"><text:s text:c="4"/>list_sort(plist_coll1); </text:p>
            <text:p text:style-name="P102"/>
            <text:p text:style-name="P102"><text:s text:c="4"/>list_assign(plist_coll2, plist_coll1); </text:p>
            <text:p text:style-name="P102"><text:s text:c="4"/>list_unique(plist_coll2); </text:p>
            <text:p text:style-name="P102"><text:s text:c="4"/>_print_list(plist_coll1, plist_coll2); </text:p>
            <text:p text:style-name="P102"/>
            <text:p text:style-name="P102"><text:s text:c="4"/>list_merge(plist_coll1, plist_coll2); </text:p>
            <text:p text:style-name="P102"><text:s text:c="4"/>_print_list(plist_coll1, plist_coll2); </text:p>
            <text:p text:style-name="P102"/>
            <text:p text:style-name="P102"><text:s text:c="4"/>list_destroy(plist_coll1); </text:p>
            <text:p text:style-name="P102"><text:s text:c="4"/>list_destroy(plist_coll2); </text:p>
            <text:p text:style-name="P102"/>
            <text:p text:style-name="P102"><text:s text:c="4"/>return 0; </text:p>
            <text:p text:style-name="P102">}</text:p>
          </table:table-cell>
        </table:table-row>
      </table:table>
      <text:p text:style-name="P48"/>
      <text:p text:style-name="P42">输出结果：</text:p>
      <text:p text:style-name="P35">list1: 0 1 2 3 4 5 </text:p>
      <text:p text:style-name="P35">list2: 5 4 3 2 1 0 </text:p>
      <text:p text:style-name="P35">list1: 0 1 2 5 4 3 2 1 0 3 4 5 </text:p>
      <text:p text:style-name="P35">list2: </text:p>
      <text:p text:style-name="P35">list1: 1 2 5 4 3 2 1 0 3 4 5 0 </text:p>
      <text:p text:style-name="P35">list2: </text:p>
      <text:p text:style-name="P35">list1: 0 0 1 1 2 2 3 3 4 4 5 5 </text:p>
      <text:p text:style-name="P35">list2: 0 1 2 3 4 5 </text:p>
      <text:p text:style-name="P35">list1: 0 0 0 1 1 1 2 2 2 3 3 3 4 4 4 5 5 5 </text:p>
      <text:p text:style-name="P35">list2: </text:p>
      <text:p text:style-name="P48"/>
      <text:p text:style-name="P48"><text:soft-page-break/></text:p>
      <text:list xml:id="list998849923" text:continue-numbering="true" text:style-name="WW8Num13">
        <text:list-item>
          <text:list>
            <text:list-item>
              <text:h text:style-name="P332" text:outline-level="2">slist_t</text:h>
            </text:list-item>
          </text:list>
        </text:list-item>
      </text:list>
      <text:p text:style-name="P40"><text:span text:style-name="T17"><text:tab/></text:span><text:span text:style-name="T37">slist_t</text:span><text:span text:style-name="T59">的单链表。</text:span></text:p>
      <text:p text:style-name="P56"><draw:frame draw:style-name="fr3" draw:name="图形15" text:anchor-type="paragraph" svg:width="19.006cm" svg:height="2.445cm" draw:z-index="21"><draw:image xlink:href="Pictures/10000000000002C30000005BCF257714.jpg" xlink:type="simple" xlink:show="embed" xlink:actuate="onLoad"/></draw:frame>图 <text:span text:style-name="T23">4.5 slist_t</text:span>的结构</text:p>
      <text:p text:style-name="P40"><text:span text:style-name="T59">要使用</text:span><text:span text:style-name="T37">slist_t</text:span><text:span text:style-name="T59">必须包含头文件</text:span><text:span text:style-name="T40">&lt;cstl/slist_t&gt;</text:span></text:p>
      <text:p text:style-name="P64">#include &lt;cstl/slist_t&gt;</text:p>
      <text:list xml:id="list398384485" text:continue-numbering="true" text:style-name="WW8Num13">
        <text:list-item>
          <text:list>
            <text:list-item>
              <text:list>
                <text:list-item>
                  <text:h text:style-name="P345" text:outline-level="3"><text:span text:style-name="T23">slist_t</text:span>的能力</text:h>
                </text:list-item>
              </text:list>
            </text:list-item>
          </text:list>
        </text:list-item>
      </text:list>
      <text:p text:style-name="P40"><text:span text:style-name="T55"><text:tab/></text:span><text:span text:style-name="T37">slist_t</text:span><text:span text:style-name="T59">是单链表，所以它的很多功能与</text:span><text:span text:style-name="T37">list_t</text:span><text:span text:style-name="T59">相比有很大不同。</text:span></text:p>
      <text:p text:style-name="P42"><text:tab/><text:span text:style-name="T23">slist_t</text:span>只支持向前访问的能力，所以随即访问能力效率很低，访问某一数据的前驱效率也很低，但是访问后继很高效。例如当前数据是的五个数据，如果要访问第六个数据很快，但是要访问第四个数据就必须从头查找。</text:p>
      <text:p text:style-name="P42"><text:tab/>由于上面的原因，在<text:span text:style-name="T23">slist_t</text:span>的任意位置后面插入或删除效率很高，但是插入或删除任意位置的数据效率很低，所以<text:span text:style-name="T23">slist_t</text:span>提供了很多针对任意位置后面的插入和删除操作。</text:p>
      <text:p text:style-name="P42"><text:tab/><text:span text:style-name="T23">slist_t</text:span>提供向前迭代器。</text:p>
      <text:list xml:id="list1606661773" text:continue-numbering="true" text:style-name="WW8Num13">
        <text:list-item>
          <text:list>
            <text:list-item>
              <text:list>
                <text:list-item>
                  <text:h text:style-name="P345" text:outline-level="3"><text:span text:style-name="T23">slist_t</text:span>的操作</text:h>
                </text:list-item>
              </text:list>
            </text:list-item>
          </text:list>
        </text:list-item>
      </text:list>
      <text:list xml:id="list122920379" text:style-name="L87">
        <text:list-item>
          <text:p text:style-name="P250">创建，初始化和销毁操作</text:p>
        </text:list-item>
      </text:list>
      <table:table table:name="表格61" table:style-name="表格61">
        <table:table-column table:style-name="表格61.A"/>
        <table:table-column table:style-name="表格61.B"/>
        <table:table-row>
          <table:table-cell table:style-name="表格61.A1" office:value-type="string">
            <text:p text:style-name="Table_20_Contents">create_slist</text:p>
          </table:table-cell>
          <table:table-cell table:style-name="表格61.B1" office:value-type="string">
            <text:p text:style-name="Table_20_Contents">创建slist_t容器类型。</text:p>
          </table:table-cell>
        </table:table-row>
        <table:table-row>
          <table:table-cell table:style-name="表格61.A2" office:value-type="string">
            <text:p text:style-name="Table_20_Contents">slist_init</text:p>
          </table:table-cell>
          <table:table-cell table:style-name="表格61.B2" office:value-type="string">
            <text:p text:style-name="Table_20_Contents">初始化一个空的slist_t容器类型。</text:p>
          </table:table-cell>
        </table:table-row>
        <table:table-row>
          <table:table-cell table:style-name="表格61.A2" office:value-type="string">
            <text:p text:style-name="Table_20_Contents">slist_init_n</text:p>
          </table:table-cell>
          <table:table-cell table:style-name="表格61.B2" office:value-type="string">
            <text:p text:style-name="Table_20_Contents">使用多个默认数据初始化slist_t容器类型。</text:p>
          </table:table-cell>
        </table:table-row>
        <table:table-row>
          <table:table-cell table:style-name="表格61.A2" office:value-type="string">
            <text:p text:style-name="Table_20_Contents">slist_init_elem</text:p>
          </table:table-cell>
          <table:table-cell table:style-name="表格61.B2" office:value-type="string">
            <text:p text:style-name="Table_20_Contents">使用多个指定数据初始化slist_t容器类型。</text:p>
          </table:table-cell>
        </table:table-row>
        <table:table-row>
          <table:table-cell table:style-name="表格61.A2" office:value-type="string">
            <text:p text:style-name="Table_20_Contents">slist_init_copy</text:p>
          </table:table-cell>
          <table:table-cell table:style-name="表格61.B2" office:value-type="string">
            <text:p text:style-name="Table_20_Contents">使用既存的slist_t初始化当前的slist_t容器类型。</text:p>
          </table:table-cell>
        </table:table-row>
        <table:table-row>
          <table:table-cell table:style-name="表格61.A2" office:value-type="string">
            <text:p text:style-name="Table_20_Contents">slist_init_copy_range</text:p>
          </table:table-cell>
          <table:table-cell table:style-name="表格61.B2" office:value-type="string">
            <text:p text:style-name="Table_20_Contents">使用指定的数据区间初始化slist_t容器类型。</text:p>
          </table:table-cell>
        </table:table-row>
        <table:table-row>
          <table:table-cell table:style-name="表格61.A2" office:value-type="string">
            <text:p text:style-name="Table_20_Contents">slist_destroy</text:p>
          </table:table-cell>
          <table:table-cell table:style-name="表格61.B2" office:value-type="string">
            <text:p text:style-name="Table_20_Contents">销毁slist_t容器类型。</text:p>
          </table:table-cell>
        </table:table-row>
      </table:table>
      <text:p text:style-name="P42"/>
      <text:list xml:id="list422799605" text:style-name="L88">
        <text:list-item>
          <text:p text:style-name="P251">非质变操作</text:p>
        </text:list-item>
      </text:list>
      <text:p text:style-name="P85">非质变操作函数同样包含与数据数量有关的操作和比较操作：</text:p>
      <table:table table:name="表格62" table:style-name="表格62">
        <table:table-column table:style-name="表格62.A"/>
        <table:table-column table:style-name="表格62.B"/>
        <text:soft-page-break/>
        <table:table-row>
          <table:table-cell table:style-name="表格62.A1" office:value-type="string">
            <text:p text:style-name="Table_20_Contents">slist_size</text:p>
          </table:table-cell>
          <table:table-cell table:style-name="表格62.B1" office:value-type="string">
            <text:p text:style-name="Table_20_Contents">返回slist_t中数据的数量。</text:p>
          </table:table-cell>
        </table:table-row>
        <table:table-row>
          <table:table-cell table:style-name="表格62.A2" office:value-type="string">
            <text:p text:style-name="Table_20_Contents">slist_empty</text:p>
          </table:table-cell>
          <table:table-cell table:style-name="表格62.B2" office:value-type="string">
            <text:p text:style-name="Table_20_Contents">测试slist_t容器是否为空。</text:p>
          </table:table-cell>
        </table:table-row>
        <table:table-row>
          <table:table-cell table:style-name="表格62.A2" office:value-type="string">
            <text:p text:style-name="Table_20_Contents">slist_max_size</text:p>
          </table:table-cell>
          <table:table-cell table:style-name="表格62.B2" office:value-type="string">
            <text:p text:style-name="Table_20_Contents">返回slist_t中能够保存数据数量的最大值。</text:p>
          </table:table-cell>
        </table:table-row>
        <table:table-row>
          <table:table-cell table:style-name="表格62.A2" office:value-type="string">
            <text:p text:style-name="Table_20_Contents">slist_equal</text:p>
          </table:table-cell>
          <table:table-cell table:style-name="表格62.B2" office:value-type="string">
            <text:p text:style-name="Table_20_Contents">测试两个slist_t容器是否相等。</text:p>
          </table:table-cell>
        </table:table-row>
        <table:table-row>
          <table:table-cell table:style-name="表格62.A2" office:value-type="string">
            <text:p text:style-name="Table_20_Contents">slist_not_equal</text:p>
          </table:table-cell>
          <table:table-cell table:style-name="表格62.B2" office:value-type="string">
            <text:p text:style-name="Table_20_Contents">测试两个slist_t容器是否不等。</text:p>
          </table:table-cell>
        </table:table-row>
        <table:table-row>
          <table:table-cell table:style-name="表格62.A2" office:value-type="string">
            <text:p text:style-name="Table_20_Contents">slist_less</text:p>
          </table:table-cell>
          <table:table-cell table:style-name="表格62.B2" office:value-type="string">
            <text:p text:style-name="Table_20_Contents">测试第一个slist_t容器是否小于第二个slist_t容器。</text:p>
          </table:table-cell>
        </table:table-row>
        <table:table-row>
          <table:table-cell table:style-name="表格62.A2" office:value-type="string">
            <text:p text:style-name="Table_20_Contents">slist_less_equal</text:p>
          </table:table-cell>
          <table:table-cell table:style-name="表格62.B2" office:value-type="string">
            <text:p text:style-name="Table_20_Contents">测试第一个slist_t容器是否小于等于第二个slist_t容器。</text:p>
          </table:table-cell>
        </table:table-row>
        <table:table-row>
          <table:table-cell table:style-name="表格62.A2" office:value-type="string">
            <text:p text:style-name="Table_20_Contents">slist_greater</text:p>
          </table:table-cell>
          <table:table-cell table:style-name="表格62.B2" office:value-type="string">
            <text:p text:style-name="Table_20_Contents">测试第一个slist_t容器是否大于第二个slist_t容器。</text:p>
          </table:table-cell>
        </table:table-row>
        <table:table-row>
          <table:table-cell table:style-name="表格62.A2" office:value-type="string">
            <text:p text:style-name="Table_20_Contents">slist_greater_equal</text:p>
          </table:table-cell>
          <table:table-cell table:style-name="表格62.B2" office:value-type="string">
            <text:p text:style-name="Table_20_Contents">测试第一个slist_t容器是否大于等于第二个slist_t容器。</text:p>
          </table:table-cell>
        </table:table-row>
      </table:table>
      <text:p text:style-name="P42"/>
      <text:list xml:id="list1975023755" text:style-name="L89">
        <text:list-item>
          <text:p text:style-name="P252">赋值和交换</text:p>
        </text:list-item>
      </text:list>
      <table:table table:name="表格63" table:style-name="表格63">
        <table:table-column table:style-name="表格63.A"/>
        <table:table-column table:style-name="表格63.B"/>
        <table:table-row>
          <table:table-cell table:style-name="表格63.A1" office:value-type="string">
            <text:p text:style-name="Table_20_Contents">slist_assign</text:p>
          </table:table-cell>
          <table:table-cell table:style-name="表格63.B1" office:value-type="string">
            <text:p text:style-name="Table_20_Contents">使用既存slist_t为当前slist_t赋值。</text:p>
          </table:table-cell>
        </table:table-row>
        <table:table-row>
          <table:table-cell table:style-name="表格63.A2" office:value-type="string">
            <text:p text:style-name="Table_20_Contents">slist_assign_elem</text:p>
          </table:table-cell>
          <table:table-cell table:style-name="表格63.B2" office:value-type="string">
            <text:p text:style-name="Table_20_Contents">使用多个指定数据为slist_t赋值。</text:p>
          </table:table-cell>
        </table:table-row>
        <table:table-row>
          <table:table-cell table:style-name="表格63.A2" office:value-type="string">
            <text:p text:style-name="Table_20_Contents">slist_assign_range</text:p>
          </table:table-cell>
          <table:table-cell table:style-name="表格63.B2" office:value-type="string">
            <text:p text:style-name="Table_20_Contents">使用指定数据区间为slist_t赋值。</text:p>
          </table:table-cell>
        </table:table-row>
        <table:table-row>
          <table:table-cell table:style-name="表格63.A2" office:value-type="string">
            <text:p text:style-name="Table_20_Contents">slist_swap</text:p>
          </table:table-cell>
          <table:table-cell table:style-name="表格63.B2" office:value-type="string">
            <text:p text:style-name="Table_20_Contents">交换两个slist_t中的数据。</text:p>
          </table:table-cell>
        </table:table-row>
      </table:table>
      <text:p text:style-name="P42"/>
      <text:list xml:id="list375847894" text:style-name="L90">
        <text:list-item>
          <text:p text:style-name="P253">数据访问</text:p>
        </text:list-item>
      </text:list>
      <table:table table:name="表格64" table:style-name="表格64">
        <table:table-column table:style-name="表格64.A"/>
        <table:table-column table:style-name="表格64.B"/>
        <table:table-row>
          <table:table-cell table:style-name="表格64.A1" office:value-type="string">
            <text:p text:style-name="Table_20_Contents">slist_front</text:p>
          </table:table-cell>
          <table:table-cell table:style-name="表格64.B1" office:value-type="string">
            <text:p text:style-name="Table_20_Contents">访问slist_t中的第一个数据。</text:p>
          </table:table-cell>
        </table:table-row>
      </table:table>
      <text:p text:style-name="P42">因为<text:span text:style-name="T23">slist_t</text:span>访问最后一个数据效率很低，所以只能访问第一个数据。同样，对最后一个数据的操作函数也没有提供。</text:p>
      <text:p text:style-name="P42"/>
      <text:list xml:id="list1140446240" text:style-name="L91">
        <text:list-item>
          <text:p text:style-name="P215"><text:span text:style-name="T59">与</text:span><text:span text:style-name="T66">迭代器相关的操作函数</text:span></text:p>
        </text:list-item>
      </text:list>
      <table:table table:name="表格65" table:style-name="表格65">
        <table:table-column table:style-name="表格65.A"/>
        <table:table-column table:style-name="表格65.B"/>
        <table:table-row>
          <table:table-cell table:style-name="表格65.A1" office:value-type="string">
            <text:p text:style-name="Table_20_Contents">slist_begin</text:p>
          </table:table-cell>
          <table:table-cell table:style-name="表格65.B1" office:value-type="string">
            <text:p text:style-name="Table_20_Contents">返回指向slist_t中第一个数据的迭代器。</text:p>
          </table:table-cell>
        </table:table-row>
        <table:table-row>
          <table:table-cell table:style-name="表格65.A2" office:value-type="string">
            <text:p text:style-name="Table_20_Contents">slist_end</text:p>
          </table:table-cell>
          <table:table-cell table:style-name="表格65.B2" office:value-type="string">
            <text:p text:style-name="Table_20_Contents">返回指向slist_t中末尾数据的迭代器。</text:p>
          </table:table-cell>
        </table:table-row>
        <table:table-row>
          <table:table-cell table:style-name="表格65.A2" office:value-type="string">
            <text:p text:style-name="Table_20_Contents">slist_previous</text:p>
          </table:table-cell>
          <table:table-cell table:style-name="表格65.B2" office:value-type="string">
            <text:p text:style-name="Table_20_Contents">返回当前位置的前一个数据的迭代器。</text:p>
          </table:table-cell>
        </table:table-row>
      </table:table>
      <text:p text:style-name="P42">为了简便访问前驱的操作，<text:span text:style-name="T23">slist_t</text:span>增加了<text:span text:style-name="T23">slist_previous()</text:span>。</text:p>
      <text:p text:style-name="P42"/>
      <text:list xml:id="list2104828323" text:style-name="L92">
        <text:list-item>
          <text:p text:style-name="P254">插入和删除</text:p>
        </text:list-item>
      </text:list>
      <table:table table:name="表格66" table:style-name="表格66">
        <table:table-column table:style-name="表格66.A"/>
        <table:table-column table:style-name="表格66.B"/>
        <table:table-row>
          <table:table-cell table:style-name="表格66.A1" office:value-type="string">
            <text:p text:style-name="Table_20_Contents">slist_push_front</text:p>
          </table:table-cell>
          <table:table-cell table:style-name="表格66.B1" office:value-type="string">
            <text:p text:style-name="Table_20_Contents">在slist_t的开头添加一个数据。</text:p>
          </table:table-cell>
        </table:table-row>
        <table:table-row>
          <table:table-cell table:style-name="表格66.A2" office:value-type="string">
            <text:p text:style-name="Table_20_Contents">slist_pop_front</text:p>
          </table:table-cell>
          <table:table-cell table:style-name="表格66.B2" office:value-type="string">
            <text:p text:style-name="Table_20_Contents">删除slist_t的第一个数据。</text:p>
          </table:table-cell>
        </table:table-row>
        <table:table-row>
          <table:table-cell table:style-name="表格66.A2" office:value-type="string">
            <text:p text:style-name="Table_20_Contents">slist_insert</text:p>
          </table:table-cell>
          <table:table-cell table:style-name="表格66.B2" office:value-type="string">
            <text:p text:style-name="Table_20_Contents">向slist_t指定位置插入一个数据。</text:p>
          </table:table-cell>
        </table:table-row>
        <table:table-row>
          <table:table-cell table:style-name="表格66.A2" office:value-type="string">
            <text:p text:style-name="Table_20_Contents">slist_insert_n</text:p>
          </table:table-cell>
          <table:table-cell table:style-name="表格66.B2" office:value-type="string">
            <text:p text:style-name="Table_20_Contents">向slist_t指定位置插入多个数据。</text:p>
          </table:table-cell>
        </table:table-row>
        <table:table-row>
          <table:table-cell table:style-name="表格66.A2" office:value-type="string">
            <text:p text:style-name="Table_20_Contents">slist_insert_range</text:p>
          </table:table-cell>
          <table:table-cell table:style-name="表格66.B2" office:value-type="string">
            <text:p text:style-name="Table_20_Contents">向slist_t指定位置插入一个数据区间。</text:p>
          </table:table-cell>
        </table:table-row>
        <table:table-row>
          <table:table-cell table:style-name="表格66.A2" office:value-type="string">
            <text:p text:style-name="Table_20_Contents">slist_insert_after</text:p>
          </table:table-cell>
          <table:table-cell table:style-name="表格66.B2" office:value-type="string">
            <text:p text:style-name="Table_20_Contents">向slist_t指定位置的后面插入一个数据。</text:p>
          </table:table-cell>
        </table:table-row>
        <table:table-row>
          <table:table-cell table:style-name="表格66.A2" office:value-type="string">
            <text:p text:style-name="Table_20_Contents">slist_insert_after_n</text:p>
          </table:table-cell>
          <table:table-cell table:style-name="表格66.B2" office:value-type="string">
            <text:p text:style-name="Table_20_Contents">向slist_t指定位置的后面插入多个数据。</text:p>
          </table:table-cell>
        </table:table-row>
        <text:soft-page-break/>
        <table:table-row>
          <table:table-cell table:style-name="表格66.A2" office:value-type="string">
            <text:p text:style-name="Table_20_Contents">slist_insert_after_range</text:p>
          </table:table-cell>
          <table:table-cell table:style-name="表格66.B2" office:value-type="string">
            <text:p text:style-name="Table_20_Contents">向slist_t指定位置的后面插入一个数据区间。</text:p>
          </table:table-cell>
        </table:table-row>
        <table:table-row>
          <table:table-cell table:style-name="表格66.A2" office:value-type="string">
            <text:p text:style-name="Table_20_Contents">slist_erase</text:p>
          </table:table-cell>
          <table:table-cell table:style-name="表格66.B2" office:value-type="string">
            <text:p text:style-name="Table_20_Contents">删除slist_t中指定位置的数据。</text:p>
          </table:table-cell>
        </table:table-row>
        <table:table-row>
          <table:table-cell table:style-name="表格66.A2" office:value-type="string">
            <text:p text:style-name="Table_20_Contents">slist_erase_range</text:p>
          </table:table-cell>
          <table:table-cell table:style-name="表格66.B2" office:value-type="string">
            <text:p text:style-name="Table_20_Contents">删除slist_t中指定的数据区间。</text:p>
          </table:table-cell>
        </table:table-row>
        <table:table-row>
          <table:table-cell table:style-name="表格66.A2" office:value-type="string">
            <text:p text:style-name="Table_20_Contents">slist_erase_after</text:p>
          </table:table-cell>
          <table:table-cell table:style-name="表格66.B2" office:value-type="string">
            <text:p text:style-name="Table_20_Contents">删除slist_t指定位置后面的数据。</text:p>
          </table:table-cell>
        </table:table-row>
        <table:table-row>
          <table:table-cell table:style-name="表格66.A2" office:value-type="string">
            <text:p text:style-name="Table_20_Contents">slist_erase_after_range</text:p>
          </table:table-cell>
          <table:table-cell table:style-name="表格66.B2" office:value-type="string">
            <text:p text:style-name="Table_20_Contents">删除slist_t指定数据区间后面的数据区间。</text:p>
          </table:table-cell>
        </table:table-row>
        <table:table-row>
          <table:table-cell table:style-name="表格66.A2" office:value-type="string">
            <text:p text:style-name="Table_20_Contents">slist_remove</text:p>
          </table:table-cell>
          <table:table-cell table:style-name="表格66.B2" office:value-type="string">
            <text:p text:style-name="Table_20_Contents">删除slist_t中指定的数据。</text:p>
          </table:table-cell>
        </table:table-row>
        <table:table-row>
          <table:table-cell table:style-name="表格66.A2" office:value-type="string">
            <text:p text:style-name="Table_20_Contents">slist_remove_if</text:p>
          </table:table-cell>
          <table:table-cell table:style-name="表格66.B2" office:value-type="string">
            <text:p text:style-name="Table_20_Contents">删除slist_t中符合指定规则的数据。</text:p>
          </table:table-cell>
        </table:table-row>
        <table:table-row>
          <table:table-cell table:style-name="表格66.A2" office:value-type="string">
            <text:p text:style-name="Table_20_Contents">slist_clear</text:p>
          </table:table-cell>
          <table:table-cell table:style-name="表格66.B2" office:value-type="string">
            <text:p text:style-name="Table_20_Contents">删除slist_t中所有的数据。</text:p>
          </table:table-cell>
        </table:table-row>
        <table:table-row>
          <table:table-cell table:style-name="表格66.A2" office:value-type="string">
            <text:p text:style-name="Table_20_Contents">slist_resize</text:p>
          </table:table-cell>
          <table:table-cell table:style-name="表格66.B2" office:value-type="string">
            <text:p text:style-name="Table_20_Contents">重新设置slist_t中数据的数量，如果新数量大于现在的数量，那么使用默认数据填充。</text:p>
          </table:table-cell>
        </table:table-row>
        <table:table-row>
          <table:table-cell table:style-name="表格66.A2" office:value-type="string">
            <text:p text:style-name="Table_20_Contents">slist_resize_elem</text:p>
          </table:table-cell>
          <table:table-cell table:style-name="表格66.B2" office:value-type="string">
            <text:p text:style-name="Table_20_Contents">重新设置slist_t中数据的数量，如果新数量大于现在的数量，那么使用指定的数据填充。</text:p>
          </table:table-cell>
        </table:table-row>
      </table:table>
      <text:p text:style-name="P42">由于在当前位置的后面对数据进行插入和删除效率更高，所以插入和删除操作都增加了<text:span text:style-name="T23">after</text:span>版本。</text:p>
      <text:p text:style-name="P42"/>
      <text:list xml:id="list515723608" text:style-name="L93">
        <text:list-item>
          <text:p text:style-name="P255">特有的操作</text:p>
        </text:list-item>
      </text:list>
      <table:table table:name="表格67" table:style-name="表格67">
        <table:table-column table:style-name="表格67.A"/>
        <table:table-column table:style-name="表格67.B"/>
        <table:table-row>
          <table:table-cell table:style-name="表格67.A1" office:value-type="string">
            <text:p text:style-name="Table_20_Contents">slist_unique</text:p>
          </table:table-cell>
          <table:table-cell table:style-name="表格67.B1" office:value-type="string">
            <text:p text:style-name="Table_20_Contents">删除slist_t中相邻的重复数据。</text:p>
          </table:table-cell>
        </table:table-row>
        <table:table-row>
          <table:table-cell table:style-name="表格67.A2" office:value-type="string">
            <text:p text:style-name="Table_20_Contents">slist_unique_if</text:p>
          </table:table-cell>
          <table:table-cell table:style-name="表格67.B2" office:value-type="string">
            <text:p text:style-name="Table_20_Contents">删除slist_t中相邻的符合指定规则的数据。</text:p>
          </table:table-cell>
        </table:table-row>
        <table:table-row>
          <table:table-cell table:style-name="表格67.A2" office:value-type="string">
            <text:p text:style-name="Table_20_Contents">slist_splice</text:p>
          </table:table-cell>
          <table:table-cell table:style-name="表格67.B2" office:value-type="string">
            <text:p text:style-name="Table_20_Contents">将第二个slist_t中的数据转移到第一个slist_t中的指定位置。</text:p>
          </table:table-cell>
        </table:table-row>
        <table:table-row>
          <table:table-cell table:style-name="表格67.A2" office:value-type="string">
            <text:p text:style-name="Table_20_Contents">slist_splice_pos</text:p>
          </table:table-cell>
          <table:table-cell table:style-name="表格67.B2" office:value-type="string">
            <text:p text:style-name="Table_20_Contents">将第二个slist_t中指定位置的数据转移到第一个slist_t的指定位置。</text:p>
          </table:table-cell>
        </table:table-row>
        <table:table-row>
          <table:table-cell table:style-name="表格67.A2" office:value-type="string">
            <text:p text:style-name="Table_20_Contents">slist_splice_range</text:p>
          </table:table-cell>
          <table:table-cell table:style-name="表格67.B2" office:value-type="string">
            <text:p text:style-name="Table_20_Contents">将第二个slist_t中指定的数据区间转移到第一个slist_t的指定位置。</text:p>
          </table:table-cell>
        </table:table-row>
        <table:table-row>
          <table:table-cell table:style-name="表格67.A2" office:value-type="string">
            <text:p text:style-name="Table_20_Contents">slist_splice_after_pos</text:p>
          </table:table-cell>
          <table:table-cell table:style-name="表格67.B2" office:value-type="string">
            <text:p text:style-name="Table_20_Contents">将第二个slist_t中指定位置后面的数据转移到第一个slist_t的指定位置后面。</text:p>
          </table:table-cell>
        </table:table-row>
        <table:table-row>
          <table:table-cell table:style-name="表格67.A2" office:value-type="string">
            <text:p text:style-name="Table_20_Contents">slist_splice_after_range</text:p>
          </table:table-cell>
          <table:table-cell table:style-name="表格67.B2" office:value-type="string">
            <text:p text:style-name="Table_20_Contents">将第二个slist_t中指定数据区间后面的数据区间转移到第一个slist_t指定位置的后面。</text:p>
          </table:table-cell>
        </table:table-row>
        <table:table-row>
          <table:table-cell table:style-name="表格67.A2" office:value-type="string">
            <text:p text:style-name="Table_20_Contents">slist_sort</text:p>
          </table:table-cell>
          <table:table-cell table:style-name="表格67.B2" office:value-type="string">
            <text:p text:style-name="Table_20_Contents">将slist_t中的数据排序。</text:p>
          </table:table-cell>
        </table:table-row>
        <table:table-row>
          <table:table-cell table:style-name="表格67.A2" office:value-type="string">
            <text:p text:style-name="Table_20_Contents">slist_sort_if</text:p>
          </table:table-cell>
          <table:table-cell table:style-name="表格67.B2" office:value-type="string">
            <text:p text:style-name="Table_20_Contents">将slist_t中的数据按照指定规则排序。</text:p>
          </table:table-cell>
        </table:table-row>
        <table:table-row>
          <table:table-cell table:style-name="表格67.A2" office:value-type="string">
            <text:p text:style-name="Table_20_Contents">slist_merge</text:p>
          </table:table-cell>
          <table:table-cell table:style-name="表格67.B2" office:value-type="string">
            <text:p text:style-name="Table_20_Contents">将两个有序的slist_t合并。</text:p>
          </table:table-cell>
        </table:table-row>
        <table:table-row>
          <table:table-cell table:style-name="表格67.A2" office:value-type="string">
            <text:p text:style-name="Table_20_Contents">slist_merge_if</text:p>
          </table:table-cell>
          <table:table-cell table:style-name="表格67.B2" office:value-type="string">
            <text:p text:style-name="Table_20_Contents">将两个按照指定规则排序的slist_t合并。</text:p>
          </table:table-cell>
        </table:table-row>
        <table:table-row>
          <table:table-cell table:style-name="表格67.A2" office:value-type="string">
            <text:p text:style-name="Table_20_Contents">slist_reverse</text:p>
          </table:table-cell>
          <table:table-cell table:style-name="表格67.B2" office:value-type="string">
            <text:p text:style-name="Table_20_Contents">将slist_t中的数据逆序。</text:p>
          </table:table-cell>
        </table:table-row>
      </table:table>
      <text:p text:style-name="P42"/>
      <text:list xml:id="list1588925969" text:continue-list="list1606661773" text:style-name="WW8Num13">
        <text:list-item>
          <text:list>
            <text:list-item>
              <text:list>
                <text:list-item>
                  <text:h text:style-name="P345" text:outline-level="3"><text:span text:style-name="T23">slist_t</text:span>使用实例</text:h>
                </text:list-item>
              </text:list>
            </text:list-item>
          </text:list>
        </text:list-item>
      </text:list>
      <table:table table:name="表格68" table:style-name="表格68">
        <table:table-column table:style-name="表格68.A"/>
        <table:table-row>
          <table:table-cell table:style-name="表格68.A1" office:value-type="string">
            <text:p text:style-name="P102">/* </text:p>
            <text:p text:style-name="P102"><text:s/>* slist1.c </text:p>
            <text:p text:style-name="P102"><text:s/>* compile with : -lcstl </text:p>
            <text:p text:style-name="P102"><text:s/>*/ </text:p>
            <text:p text:style-name="P102"/>
            <text:p text:style-name="P102"><text:soft-page-break/>#include &lt;stdio.h&gt; </text:p>
            <text:p text:style-name="P102">#include &lt;cstl/cslist.h&gt; </text:p>
            <text:p text:style-name="P102">#include &lt;cstl/calgorithm.h&gt; </text:p>
            <text:p text:style-name="P102"/>
            <text:p text:style-name="P102">static void _print(const void* cpv_input, void* pv_output) </text:p>
            <text:p text:style-name="P102">{ </text:p>
            <text:p text:style-name="P102"><text:s text:c="4"/>printf("%d ", *(int*)cpv_input); </text:p>
            <text:p text:style-name="P102">} </text:p>
            <text:p text:style-name="P102"/>
            <text:p text:style-name="P102">static void _print_slist(const slist_t* cpslist_coll1, const slist_t* cpslist_coll2, </text:p>
            <text:p text:style-name="P102"><text:s text:c="4"/>const slist_t* cpslist_coll3, const slist_t* cpslist_coll4) </text:p>
            <text:p text:style-name="P102">{ </text:p>
            <text:p text:style-name="P102"><text:s text:c="4"/>printf("slist1: "); </text:p>
            <text:p text:style-name="P102"><text:s text:c="4"/>algo_for_each(slist_begin(cpslist_coll1), slist_end(cpslist_coll1), _print); </text:p>
            <text:p text:style-name="P102"><text:s text:c="4"/>printf("\n"); </text:p>
            <text:p text:style-name="P102"><text:s text:c="4"/>printf("slist2: "); </text:p>
            <text:p text:style-name="P102"><text:s text:c="4"/>algo_for_each(slist_begin(cpslist_coll2), slist_end(cpslist_coll2), _print); </text:p>
            <text:p text:style-name="P102"><text:s text:c="4"/>printf("\n"); </text:p>
            <text:p text:style-name="P102"><text:s text:c="4"/>printf("slist3: "); </text:p>
            <text:p text:style-name="P102"><text:s text:c="4"/>algo_for_each(slist_begin(cpslist_coll3), slist_end(cpslist_coll3), _print); </text:p>
            <text:p text:style-name="P102"><text:s text:c="4"/>printf("\n"); </text:p>
            <text:p text:style-name="P102"><text:s text:c="4"/>printf("slist4: "); </text:p>
            <text:p text:style-name="P102"><text:s text:c="4"/>algo_for_each(slist_begin(cpslist_coll4), slist_end(cpslist_coll4), _print); </text:p>
            <text:p text:style-name="P102"><text:s text:c="4"/>printf("\n\n"); </text:p>
            <text:p text:style-name="P102">} </text:p>
            <text:p text:style-name="P102"/>
            <text:p text:style-name="P102">int main(int argc, char* argv[]) </text:p>
            <text:p text:style-name="P102">{ </text:p>
            <text:p text:style-name="P102"><text:s text:c="4"/>slist_t* pslist_coll1 = create_slist(int); </text:p>
            <text:p text:style-name="P102"><text:s text:c="4"/>slist_t* pslist_coll2 = create_slist(int); </text:p>
            <text:p text:style-name="P102"><text:s text:c="4"/>slist_t* pslist_coll3 = create_slist(int); </text:p>
            <text:p text:style-name="P102"><text:s text:c="4"/>slist_t* pslist_coll4 = create_slist(int); </text:p>
            <text:p text:style-name="P102"><text:s text:c="4"/>int i = 0; </text:p>
            <text:p text:style-name="P102"/>
            <text:p text:style-name="P102"><text:s text:c="4"/>if(pslist_coll1 == NULL || pslist_coll2 == NULL || </text:p>
            <text:p text:style-name="P102"><text:s text:c="7"/>pslist_coll3 == NULL || pslist_coll4 == NULL) </text:p>
            <text:p text:style-name="P102"><text:s text:c="4"/>{ </text:p>
            <text:p text:style-name="P102"><text:s text:c="8"/>return -1; </text:p>
            <text:p text:style-name="P102"><text:s text:c="4"/>} </text:p>
            <text:p text:style-name="P102"/>
            <text:p text:style-name="P102"><text:s text:c="4"/>slist_init(pslist_coll1); </text:p>
            <text:p text:style-name="P102"><text:s text:c="4"/>slist_init(pslist_coll2); </text:p>
            <text:p text:style-name="P102"><text:s text:c="4"/>slist_init(pslist_coll3); </text:p>
            <text:p text:style-name="P102"><text:soft-page-break/><text:s text:c="4"/>slist_init(pslist_coll4); </text:p>
            <text:p text:style-name="P102"/>
            <text:p text:style-name="P102"><text:s text:c="4"/>for(i = 0; i &lt; 6; ++i) </text:p>
            <text:p text:style-name="P102"><text:s text:c="4"/>{ </text:p>
            <text:p text:style-name="P102"><text:s text:c="8"/>slist_push_front(pslist_coll1, i + 1); </text:p>
            <text:p text:style-name="P102"><text:s text:c="8"/>slist_push_front(pslist_coll2, - i - 1); </text:p>
            <text:p text:style-name="P102"><text:s text:c="8"/>slist_push_front(pslist_coll3, i + 1); </text:p>
            <text:p text:style-name="P102"><text:s text:c="8"/>slist_push_front(pslist_coll4, - i - 1); </text:p>
            <text:p text:style-name="P102"><text:s text:c="4"/>} </text:p>
            <text:p text:style-name="P102"><text:s text:c="4"/>_print_slist(pslist_coll1, pslist_coll2, pslist_coll3, pslist_coll4); </text:p>
            <text:p text:style-name="P102"/>
            <text:p text:style-name="P102"><text:s text:c="4"/>slist_splice_pos( </text:p>
            <text:p text:style-name="P102"><text:s text:c="8"/>pslist_coll1, </text:p>
            <text:p text:style-name="P102"><text:s text:c="8"/>algo_find(slist_begin(pslist_coll1), slist_end(pslist_coll1), 3), </text:p>
            <text:p text:style-name="P102"><text:s text:c="8"/>pslist_coll2, </text:p>
            <text:p text:style-name="P102"><text:s text:c="8"/>algo_find(slist_begin(pslist_coll2), slist_end(pslist_coll2), -3)); </text:p>
            <text:p text:style-name="P102"><text:s text:c="4"/>slist_splice_after_pos( </text:p>
            <text:p text:style-name="P102"><text:s text:c="8"/>pslist_coll3, </text:p>
            <text:p text:style-name="P102"><text:s text:c="8"/>algo_find(slist_begin(pslist_coll3), slist_end(pslist_coll3), 3), </text:p>
            <text:p text:style-name="P102"><text:s text:c="8"/>pslist_coll4, </text:p>
            <text:p text:style-name="P102"><text:s text:c="8"/>algo_find(slist_begin(pslist_coll4), slist_end(pslist_coll4), -3)); </text:p>
            <text:p text:style-name="P102"/>
            <text:p text:style-name="P102"><text:s text:c="4"/>_print_slist(pslist_coll1, pslist_coll2, pslist_coll3, pslist_coll4); </text:p>
            <text:p text:style-name="P102"/>
            <text:p text:style-name="P102"><text:s text:c="4"/>slist_destroy(pslist_coll1); </text:p>
            <text:p text:style-name="P102"><text:s text:c="4"/>slist_destroy(pslist_coll2); </text:p>
            <text:p text:style-name="P102"><text:s text:c="4"/>slist_destroy(pslist_coll3); </text:p>
            <text:p text:style-name="P102"><text:s text:c="4"/>slist_destroy(pslist_coll4); </text:p>
            <text:p text:style-name="P102"/>
            <text:p text:style-name="P102"><text:s text:c="4"/>return 0; </text:p>
            <text:p text:style-name="P102">}</text:p>
          </table:table-cell>
        </table:table-row>
      </table:table>
      <text:p text:style-name="P48"/>
      <text:p text:style-name="P42">结果:</text:p>
      <text:p text:style-name="P35">slist1: 6 5 4 3 2 1 </text:p>
      <text:p text:style-name="P35">slist2: -6 -5 -4 -3 -2 -1 </text:p>
      <text:p text:style-name="P35">slist3: 6 5 4 3 2 1 </text:p>
      <text:p text:style-name="P35">slist4: -6 -5 -4 -3 -2 -1 </text:p>
      <text:p text:style-name="P35"/>
      <text:p text:style-name="P35">slist1: 6 5 4 -3 3 2 1 </text:p>
      <text:p text:style-name="P35">slist2: -6 -5 -4 -2 -1 </text:p>
      <text:p text:style-name="P35">slist3: 6 5 4 3 -2 2 1 </text:p>
      <text:p text:style-name="P35">slist4: -6 -5 -4 -3 -1</text:p>
      <text:p text:style-name="P35"/>
      <text:p text:style-name="P35"><text:soft-page-break/><text:s text:c="2"/></text:p>
      <text:list xml:id="list1402443071" text:continue-numbering="true" text:style-name="WW8Num13">
        <text:list-item>
          <text:list>
            <text:list-item>
              <text:h text:style-name="P331" text:outline-level="2"><text:span text:style-name="T23">set_t</text:span>和<text:span text:style-name="T23">multiset_t</text:span></text:h>
            </text:list-item>
          </text:list>
        </text:list-item>
      </text:list>
      <text:p text:style-name="P40"><text:span text:style-name="T17"><text:tab/></text:span><text:span text:style-name="T37">set_t</text:span><text:span text:style-name="T59">和</text:span><text:span text:style-name="T37">multiset_t</text:span><text:span text:style-name="T59">按照某种规则自动排序容器中保存的数据，它们的区别在于</text:span><text:span text:style-name="T37">multiset_t</text:span><text:span text:style-name="T59">允许数据重复但是</text:span><text:span text:style-name="T37">set_t</text:span><text:span text:style-name="T59">不允许。</text:span></text:p>
      <text:p text:style-name="P56"><draw:frame draw:style-name="fr3" draw:name="图形16" text:anchor-type="paragraph" svg:width="19.006cm" svg:height="5.634cm" draw:z-index="22"><draw:image xlink:href="Pictures/10000000000002CB000000D4F52EA0D4.jpg" xlink:type="simple" xlink:show="embed" xlink:actuate="onLoad"/></draw:frame>图 <text:span text:style-name="T23">4.6 set_t</text:span>和<text:span text:style-name="T23">multiset_t</text:span></text:p>
      <text:p text:style-name="P40"><text:span text:style-name="T59">为了使用</text:span><text:span text:style-name="T37">set_t</text:span><text:span text:style-name="T59">和</text:span><text:span text:style-name="T37">multiset_t，</text:span><text:span text:style-name="T59">必须包含头文件</text:span><text:span text:style-name="T40">&lt;cstl/cset_t&gt;</text:span></text:p>
      <text:p text:style-name="P64">#include &lt;cstl/cset_t&gt;</text:p>
      <text:p text:style-name="P40"><text:span text:style-name="T55"><text:tab/></text:span><text:span text:style-name="T37">set_t</text:span><text:span text:style-name="T59">和</text:span><text:span text:style-name="T37">multiset_t在初始化的时候可以指定排序规则，如果用户没有指定排序规则，set_t和multiset_t使用默认的排序规则，这个默认的规则是与数据类型关联的小于操作函数。</text:span></text:p>
      <text:p text:style-name="P33"/>
      <text:list xml:id="list1906715760" text:continue-numbering="true" text:style-name="WW8Num13">
        <text:list-item>
          <text:list>
            <text:list-item>
              <text:list>
                <text:list-item>
                  <text:h text:style-name="P345" text:outline-level="3"><text:span text:style-name="T23">set_t</text:span>和<text:span text:style-name="T23">multiset_t</text:span>的能力</text:h>
                </text:list-item>
              </text:list>
            </text:list-item>
          </text:list>
        </text:list-item>
      </text:list>
      <text:p text:style-name="P42"><text:tab/><text:span text:style-name="T23">set_t</text:span>和<text:span text:style-name="T23">multiset_t</text:span>通常采用平衡二叉树来保存数据(<text:span text:style-name="T23">set_t</text:span>和<text:span text:style-name="T23">multiset_t</text:span>可以采用<text:span text:style-name="T23">avl</text:span>树或红黑树作为底层实现)。</text:p>
      <text:p text:style-name="P53"><draw:frame draw:style-name="fr1" draw:name="图形17" text:anchor-type="paragraph" svg:width="19.006cm" svg:height="7.932cm" draw:z-index="23"><draw:image xlink:href="Pictures/10000000000002CA0000012AEBA20E9C.jpg" xlink:type="simple" xlink:show="embed" xlink:actuate="onLoad"/></draw:frame><text:soft-page-break/>图 <text:span text:style-name="T23">4.7 set_t</text:span>和<text:span text:style-name="T23">multiset_t</text:span>的内部结构</text:p>
      <text:p text:style-name="P42">自动排序的好处是当查找某一个数据的时候非常高效，可以达到对数复杂度。但是排序之后就是不能修改容器中的数据，因为修改了容器中的数据就破坏了数据的顺序，造成其他操作的结果错误，只能通过删除就数据然后插入新数据来修改数据。所以<text:span text:style-name="T23">set_t</text:span>和<text:span text:style-name="T23">multiset_t</text:span>没有提供数据访问的操作，同时要注意的是用户也不能通过迭代器来修改数据。</text:p>
      <text:p text:style-name="P52"/>
      <text:list xml:id="list870361701" text:continue-numbering="true" text:style-name="WW8Num13">
        <text:list-item>
          <text:list>
            <text:list-item>
              <text:list>
                <text:list-item>
                  <text:h text:style-name="P345" text:outline-level="3"><text:span text:style-name="T23">set_t</text:span>和<text:span text:style-name="T23">multiset_t</text:span>操作</text:h>
                </text:list-item>
              </text:list>
            </text:list-item>
          </text:list>
        </text:list-item>
      </text:list>
      <text:p text:style-name="P40"><text:span text:style-name="T59"><text:tab/></text:span><text:span text:style-name="T37">set_t</text:span><text:span text:style-name="T59">和</text:span><text:span text:style-name="T37">multiset_t</text:span><text:span text:style-name="T59">的操作函数完全一样，这里以</text:span><text:span text:style-name="T37">set_t</text:span><text:span text:style-name="T59">为例介绍，详细的清参考</text:span><text:span text:style-name="T49">《The libcstl Library Reference Manual》</text:span><text:span text:style-name="T49">。</text:span></text:p>
      <text:list xml:id="list1323150442" text:style-name="L94">
        <text:list-item>
          <text:p text:style-name="P256">创建，初始化和销毁操作</text:p>
        </text:list-item>
      </text:list>
      <table:table table:name="表格69" table:style-name="表格69">
        <table:table-column table:style-name="表格69.A"/>
        <table:table-column table:style-name="表格69.B"/>
        <table:table-row>
          <table:table-cell table:style-name="表格69.A1" office:value-type="string">
            <text:p text:style-name="Table_20_Contents">create_set</text:p>
          </table:table-cell>
          <table:table-cell table:style-name="表格69.B1" office:value-type="string">
            <text:p text:style-name="Table_20_Contents">创建set_t容器类型。</text:p>
          </table:table-cell>
        </table:table-row>
        <table:table-row>
          <table:table-cell table:style-name="表格69.A2" office:value-type="string">
            <text:p text:style-name="Table_20_Contents">set_init</text:p>
          </table:table-cell>
          <table:table-cell table:style-name="表格69.B2" office:value-type="string">
            <text:p text:style-name="Table_20_Contents">使用默认的排序规则初始化一个空的set_t容器。</text:p>
          </table:table-cell>
        </table:table-row>
        <table:table-row>
          <table:table-cell table:style-name="表格69.A2" office:value-type="string">
            <text:p text:style-name="Table_20_Contents">set_init_ex</text:p>
          </table:table-cell>
          <table:table-cell table:style-name="表格69.B2" office:value-type="string">
            <text:p text:style-name="Table_20_Contents">使用用户指定的排序规则初始化一个空的set_t容器。</text:p>
          </table:table-cell>
        </table:table-row>
        <table:table-row>
          <table:table-cell table:style-name="表格69.A2" office:value-type="string">
            <text:p text:style-name="Table_20_Contents">set_init_copy</text:p>
          </table:table-cell>
          <table:table-cell table:style-name="表格69.B2" office:value-type="string">
            <text:p text:style-name="Table_20_Contents">通过拷贝来初始化set_t容器，新容器的数据和排序规则都来源于原有的set_t容器。</text:p>
          </table:table-cell>
        </table:table-row>
        <table:table-row>
          <table:table-cell table:style-name="表格69.A2" office:value-type="string">
            <text:p text:style-name="Table_20_Contents">set_init_copy_range</text:p>
          </table:table-cell>
          <table:table-cell table:style-name="表格69.B2" office:value-type="string">
            <text:p text:style-name="Table_20_Contents">使用指定的数据区间和默认的排序规则初始化set_t容器。</text:p>
          </table:table-cell>
        </table:table-row>
        <table:table-row>
          <table:table-cell table:style-name="表格69.A2" office:value-type="string">
            <text:p text:style-name="Table_20_Contents">set_init_copy_range_ex</text:p>
          </table:table-cell>
          <table:table-cell table:style-name="表格69.B2" office:value-type="string">
            <text:p text:style-name="Table_20_Contents">使用指定的数据区间和指定的排序规则初始化set_t容器。</text:p>
          </table:table-cell>
        </table:table-row>
        <table:table-row>
          <table:table-cell table:style-name="表格69.A2" office:value-type="string">
            <text:p text:style-name="Table_20_Contents">set_destroy</text:p>
          </table:table-cell>
          <table:table-cell table:style-name="表格69.B2" office:value-type="string">
            <text:p text:style-name="Table_20_Contents">销毁set_t容器类型。</text:p>
          </table:table-cell>
        </table:table-row>
      </table:table>
      <text:p text:style-name="P42"/>
      <text:list xml:id="list1942937493" text:style-name="L95">
        <text:list-item>
          <text:p text:style-name="P257">非质变操作</text:p>
        </text:list-item>
      </text:list>
      <table:table table:name="表格70" table:style-name="表格70">
        <table:table-column table:style-name="表格70.A"/>
        <table:table-column table:style-name="表格70.B"/>
        <table:table-row>
          <table:table-cell table:style-name="表格70.A1" office:value-type="string">
            <text:p text:style-name="Table_20_Contents">set_size</text:p>
          </table:table-cell>
          <table:table-cell table:style-name="表格70.B1" office:value-type="string">
            <text:p text:style-name="Table_20_Contents">返回set_t中数据的数量。</text:p>
          </table:table-cell>
        </table:table-row>
        <table:table-row>
          <table:table-cell table:style-name="表格70.A2" office:value-type="string">
            <text:p text:style-name="Table_20_Contents">set_empty</text:p>
          </table:table-cell>
          <table:table-cell table:style-name="表格70.B2" office:value-type="string">
            <text:p text:style-name="Table_20_Contents">测试set_t容器是否为空。</text:p>
          </table:table-cell>
        </table:table-row>
        <table:table-row>
          <table:table-cell table:style-name="表格70.A2" office:value-type="string">
            <text:p text:style-name="Table_20_Contents">set_max_size</text:p>
          </table:table-cell>
          <table:table-cell table:style-name="表格70.B2" office:value-type="string">
            <text:p text:style-name="Table_20_Contents">返回set_t中能够保存的数据数量的最大值。</text:p>
          </table:table-cell>
        </table:table-row>
        <text:soft-page-break/>
        <table:table-row>
          <table:table-cell table:style-name="表格70.A2" office:value-type="string">
            <text:p text:style-name="Table_20_Contents">set_equal</text:p>
          </table:table-cell>
          <table:table-cell table:style-name="表格70.B2" office:value-type="string">
            <text:p text:style-name="Table_20_Contents">测试两个set_t是否相等。</text:p>
          </table:table-cell>
        </table:table-row>
        <table:table-row>
          <table:table-cell table:style-name="表格70.A2" office:value-type="string">
            <text:p text:style-name="Table_20_Contents">set_not_equal</text:p>
          </table:table-cell>
          <table:table-cell table:style-name="表格70.B2" office:value-type="string">
            <text:p text:style-name="Table_20_Contents">测试两个set_t是否不等。</text:p>
          </table:table-cell>
        </table:table-row>
        <table:table-row>
          <table:table-cell table:style-name="表格70.A2" office:value-type="string">
            <text:p text:style-name="Table_20_Contents">set_less</text:p>
          </table:table-cell>
          <table:table-cell table:style-name="表格70.B2" office:value-type="string">
            <text:p text:style-name="Table_20_Contents">测试第一个set_t是否小于第二个set_t。</text:p>
          </table:table-cell>
        </table:table-row>
        <table:table-row>
          <table:table-cell table:style-name="表格70.A2" office:value-type="string">
            <text:p text:style-name="Table_20_Contents">set_less_equal</text:p>
          </table:table-cell>
          <table:table-cell table:style-name="表格70.B2" office:value-type="string">
            <text:p text:style-name="Table_20_Contents">测试第一个set_t是否小于等于第二个set_t。</text:p>
          </table:table-cell>
        </table:table-row>
        <table:table-row>
          <table:table-cell table:style-name="表格70.A2" office:value-type="string">
            <text:p text:style-name="Table_20_Contents">set_greater</text:p>
          </table:table-cell>
          <table:table-cell table:style-name="表格70.B2" office:value-type="string">
            <text:p text:style-name="Table_20_Contents">测试第一个set_t是否大于第二个set_t。</text:p>
          </table:table-cell>
        </table:table-row>
        <table:table-row>
          <table:table-cell table:style-name="表格70.A2" office:value-type="string">
            <text:p text:style-name="Table_20_Contents">set_greater_equal</text:p>
          </table:table-cell>
          <table:table-cell table:style-name="表格70.B2" office:value-type="string">
            <text:p text:style-name="Table_20_Contents">测试第一个set_t是否大于等于第二个set_t。</text:p>
          </table:table-cell>
        </table:table-row>
      </table:table>
      <text:p text:style-name="P40"/>
      <text:list xml:id="list946028230" text:style-name="L96">
        <text:list-item>
          <text:p text:style-name="P258">特殊的查找函数</text:p>
        </text:list-item>
      </text:list>
      <text:p text:style-name="P40"><text:span text:style-name="T55"><text:tab/></text:span><text:span text:style-name="T37">set_t</text:span><text:span text:style-name="T59">和</text:span><text:span text:style-name="T37">multiset_t</text:span><text:span text:style-name="T59">的实现都很适合快速的查找，所以它们也提供了许多查找操作，这些查找操作是算法的特殊版本，当在关联容器中查找数据是应该总是使用容器本身提供的查找函数。</text:span></text:p>
      <table:table table:name="表格71" table:style-name="表格71">
        <table:table-column table:style-name="表格71.A"/>
        <table:table-column table:style-name="表格71.B"/>
        <table:table-row>
          <table:table-cell table:style-name="表格71.A1" office:value-type="string">
            <text:p text:style-name="Table_20_Contents">set_find</text:p>
          </table:table-cell>
          <table:table-cell table:style-name="表格71.B1" office:value-type="string">
            <text:p text:style-name="Table_20_Contents">在set_t中查找指定的数据。</text:p>
          </table:table-cell>
        </table:table-row>
        <table:table-row>
          <table:table-cell table:style-name="表格71.A2" office:value-type="string">
            <text:p text:style-name="Table_20_Contents">set_count</text:p>
          </table:table-cell>
          <table:table-cell table:style-name="表格71.B2" office:value-type="string">
            <text:p text:style-name="Table_20_Contents">统计set_t中指定数据的个数。</text:p>
          </table:table-cell>
        </table:table-row>
        <table:table-row>
          <table:table-cell table:style-name="表格71.A2" office:value-type="string">
            <text:p text:style-name="Table_20_Contents">set_equal_range</text:p>
          </table:table-cell>
          <table:table-cell table:style-name="表格71.B2" office:value-type="string">
            <text:p text:style-name="Table_20_Contents">返回set_t中包含指定数据的数据区间。</text:p>
          </table:table-cell>
        </table:table-row>
        <table:table-row>
          <table:table-cell table:style-name="表格71.A2" office:value-type="string">
            <text:p text:style-name="Table_20_Contents">set_lower_bound</text:p>
          </table:table-cell>
          <table:table-cell table:style-name="表格71.B2" office:value-type="string">
            <text:p text:style-name="Table_20_Contents">返回set_t中指向第一个等于指定数据的迭代器。</text:p>
          </table:table-cell>
        </table:table-row>
        <table:table-row>
          <table:table-cell table:style-name="表格71.A2" office:value-type="string">
            <text:p text:style-name="Table_20_Contents">set_upper_bound</text:p>
          </table:table-cell>
          <table:table-cell table:style-name="表格71.B2" office:value-type="string">
            <text:p text:style-name="Table_20_Contents">返回set_t中指向第一个大于指定数据的迭代器。</text:p>
          </table:table-cell>
        </table:table-row>
      </table:table>
      <text:p text:style-name="P40"><text:span text:style-name="T23">set_find()</text:span>获得第一个与指定值相等的数据的迭代器，如果没有则返回<text:span text:style-name="T23">set_end()。</text:span></text:p>
      <text:p text:style-name="P40"><text:span text:style-name="T23">set_lower_bound()</text:span>和<text:span text:style-name="T23">set_upper_bound()</text:span>获得一个数据区间的第一个会最后一个迭代器，这个区间中的数据都等于指定的数据，而<text:span text:style-name="T23">set_equal_range()</text:span>的结果是与上面两个操作的总体结果相同，但是它获得的是一个两个元素都是迭代器的<text:span text:style-name="T23">range_t</text:span>者两个迭代器就是区间的边界。</text:p>
      <text:p text:style-name="P51"/>
      <text:p text:style-name="P40">下面是一个如何使用<text:span text:style-name="T23">set_lower_bound()，set_upper_bound()</text:span>和<text:span text:style-name="T23">set_equal_range()</text:span>的例子：</text:p>
      <table:table table:name="表格72" table:style-name="表格72">
        <table:table-column table:style-name="表格72.A"/>
        <table:table-row>
          <table:table-cell table:style-name="表格72.A1" office:value-type="string">
            <text:p text:style-name="P102">/* </text:p>
            <text:p text:style-name="P102"><text:s/>* set2.c </text:p>
            <text:p text:style-name="P102"><text:s/>* compile with : -lcstl </text:p>
            <text:p text:style-name="P102"><text:s/>*/ </text:p>
            <text:p text:style-name="P102"/>
            <text:p text:style-name="P102">#include &lt;stdio.h&gt; </text:p>
            <text:p text:style-name="P102">#include &lt;cstl/cset.h&gt; </text:p>
            <text:p text:style-name="P102"/>
            <text:p text:style-name="P102">int main(int argc, char* argv[]) </text:p>
            <text:p text:style-name="P102">{ </text:p>
            <text:p text:style-name="P102"><text:s text:c="4"/>set_t* pset_coll = create_set(int); </text:p>
            <text:p text:style-name="P102"><text:s text:c="4"/>set_iterator_t it_lower; </text:p>
            <text:p text:style-name="P102"><text:s text:c="4"/>set_iterator_t it_upper; </text:p>
            <text:p text:style-name="P102"><text:s text:c="4"/>range_t t_range; </text:p>
            <text:p text:style-name="P102"/>
            <text:p text:style-name="P102"><text:s text:c="4"/>if(pset_coll == NULL) </text:p>
            <text:p text:style-name="P102"><text:s text:c="4"/>{ </text:p>
            <text:p text:style-name="P102"><text:s text:c="8"/>return -1; </text:p>
            <text:p text:style-name="P102"><text:soft-page-break/><text:s text:c="4"/>} </text:p>
            <text:p text:style-name="P102"/>
            <text:p text:style-name="P102"><text:s text:c="4"/>set_init(pset_coll); </text:p>
            <text:p text:style-name="P102"/>
            <text:p text:style-name="P102"><text:s text:c="4"/>set_insert(pset_coll, 1); </text:p>
            <text:p text:style-name="P102"><text:s text:c="4"/>set_insert(pset_coll, 2); </text:p>
            <text:p text:style-name="P102"><text:s text:c="4"/>set_insert(pset_coll, 4); </text:p>
            <text:p text:style-name="P102"><text:s text:c="4"/>set_insert(pset_coll, 5); </text:p>
            <text:p text:style-name="P102"><text:s text:c="4"/>set_insert(pset_coll, 6); </text:p>
            <text:p text:style-name="P102"/>
            <text:p text:style-name="P102"><text:s text:c="4"/>it_lower = set_lower_bound(pset_coll, 3); </text:p>
            <text:p text:style-name="P102"><text:s text:c="4"/>it_upper = set_upper_bound(pset_coll, 3); </text:p>
            <text:p text:style-name="P102"><text:s text:c="4"/>t_range = set_equal_range(pset_coll, 3); </text:p>
            <text:p text:style-name="P102"><text:s text:c="4"/>printf("set_lower_bound(3) : %d\n", *(int*)iterator_get_pointer(it_lower)); </text:p>
            <text:p text:style-name="P102"><text:s text:c="4"/>printf("set_upper_bound(3) : %d\n", *(int*)iterator_get_pointer(it_upper)); </text:p>
            <text:p text:style-name="P102"><text:s text:c="4"/>printf("set_equal_range(3) : %d %d\n", </text:p>
            <text:p text:style-name="P102"><text:s text:c="8"/>*(int*)iterator_get_pointer(t_range.it_begin), </text:p>
            <text:p text:style-name="P102"><text:s text:c="8"/>*(int*)iterator_get_pointer(t_range.it_end)); </text:p>
            <text:p text:style-name="P102"/>
            <text:p text:style-name="P102"><text:s text:c="4"/>printf("\n"); </text:p>
            <text:p text:style-name="P102"><text:s text:c="4"/>it_lower = set_lower_bound(pset_coll, 5); </text:p>
            <text:p text:style-name="P102"><text:s text:c="4"/>it_upper = set_upper_bound(pset_coll, 5); </text:p>
            <text:p text:style-name="P102"><text:s text:c="4"/>t_range = set_equal_range(pset_coll, 5); </text:p>
            <text:p text:style-name="P102"><text:s text:c="4"/>printf("set_lower_bound(5) : %d\n", *(int*)iterator_get_pointer(it_lower)); </text:p>
            <text:p text:style-name="P102"><text:s text:c="4"/>printf("set_upper_bound(5) : %d\n", *(int*)iterator_get_pointer(it_upper)); </text:p>
            <text:p text:style-name="P102"><text:s text:c="4"/>printf("set_equal_range(5) : %d %d\n", </text:p>
            <text:p text:style-name="P102"><text:s text:c="8"/>*(int*)iterator_get_pointer(t_range.it_begin), </text:p>
            <text:p text:style-name="P102"><text:s text:c="8"/>*(int*)iterator_get_pointer(t_range.it_end)); </text:p>
            <text:p text:style-name="P102"/>
            <text:p text:style-name="P102"><text:s text:c="4"/>set_destroy(pset_coll); </text:p>
            <text:p text:style-name="P102"/>
            <text:p text:style-name="P102"><text:s text:c="4"/>return 0; </text:p>
            <text:p text:style-name="P102">}</text:p>
          </table:table-cell>
        </table:table-row>
      </table:table>
      <text:p text:style-name="P47"/>
      <text:p text:style-name="P41">输出结果：</text:p>
      <text:p text:style-name="P37">set_lower_bound(3) : 4 </text:p>
      <text:p text:style-name="P37">set_upper_bound(3) : 4 </text:p>
      <text:p text:style-name="P37">set_equal_range(3) : 4 4 </text:p>
      <text:p text:style-name="P37"/>
      <text:p text:style-name="P37">set_lower_bound(5) : 5 </text:p>
      <text:p text:style-name="P37">set_upper_bound(5) : 6 </text:p>
      <text:p text:style-name="P37">set_equal_range(5) : 5 6</text:p>
      <text:p text:style-name="P41">如果使用<text:span text:style-name="T23">multiset_t</text:span>会得到同样的结果。</text:p>
      <text:p text:style-name="P41"><text:soft-page-break/></text:p>
      <text:list xml:id="list1542324963" text:style-name="L97">
        <text:list-item>
          <text:p text:style-name="P207">赋值和交换</text:p>
        </text:list-item>
      </text:list>
      <table:table table:name="表格73" table:style-name="表格73">
        <table:table-column table:style-name="表格73.A"/>
        <table:table-column table:style-name="表格73.B"/>
        <table:table-row>
          <table:table-cell table:style-name="表格73.A1" office:value-type="string">
            <text:p text:style-name="Table_20_Contents">set_assign</text:p>
          </table:table-cell>
          <table:table-cell table:style-name="表格73.B1" office:value-type="string">
            <text:p text:style-name="Table_20_Contents">使用既存的set_t为当前的set_t赋值。</text:p>
          </table:table-cell>
        </table:table-row>
        <table:table-row>
          <table:table-cell table:style-name="表格73.A2" office:value-type="string">
            <text:p text:style-name="Table_20_Contents">set_swap</text:p>
          </table:table-cell>
          <table:table-cell table:style-name="表格73.B2" office:value-type="string">
            <text:p text:style-name="Table_20_Contents">交换两个set_t中的内容。</text:p>
          </table:table-cell>
        </table:table-row>
      </table:table>
      <text:p text:style-name="P41"><text:span text:style-name="T23">set_t</text:span>和<text:span text:style-name="T23">multiset_t</text:span>只提供了简单的赋值操作。</text:p>
      <text:p text:style-name="P41"/>
      <text:list xml:id="list653233021" text:style-name="L98">
        <text:list-item>
          <text:p text:style-name="P216"><text:span text:style-name="T67">与</text:span><text:span text:style-name="T66">迭代器有关的操作函数</text:span></text:p>
        </text:list-item>
      </text:list>
      <table:table table:name="表格74" table:style-name="表格74">
        <table:table-column table:style-name="表格74.A"/>
        <table:table-column table:style-name="表格74.B"/>
        <table:table-row>
          <table:table-cell table:style-name="表格74.A1" office:value-type="string">
            <text:p text:style-name="Table_20_Contents">set_begin</text:p>
          </table:table-cell>
          <table:table-cell table:style-name="表格74.B1" office:value-type="string">
            <text:p text:style-name="Table_20_Contents">返回指向set_t中第一个数据的迭代器。</text:p>
          </table:table-cell>
        </table:table-row>
        <table:table-row>
          <table:table-cell table:style-name="表格74.A2" office:value-type="string">
            <text:p text:style-name="Table_20_Contents">set_end</text:p>
          </table:table-cell>
          <table:table-cell table:style-name="表格74.B2" office:value-type="string">
            <text:p text:style-name="Table_20_Contents">返回指向set_t末尾位置的迭代器。</text:p>
          </table:table-cell>
        </table:table-row>
      </table:table>
      <text:p text:style-name="P41"><text:span text:style-name="T23">set_t</text:span>和<text:span text:style-name="T23">multiset_t</text:span>提供双向迭代器。禁止通过迭代器操作间接的修改容器中的数据，同样禁止将质变算法作用于关联容器。</text:p>
      <text:p text:style-name="P41"/>
      <text:list xml:id="list920856420" text:style-name="L99">
        <text:list-item>
          <text:p text:style-name="P259">插入和删除</text:p>
        </text:list-item>
      </text:list>
      <table:table table:name="表格75" table:style-name="表格75">
        <table:table-column table:style-name="表格75.A"/>
        <table:table-column table:style-name="表格75.B"/>
        <table:table-row>
          <table:table-cell table:style-name="表格75.A1" office:value-type="string">
            <text:p text:style-name="Table_20_Contents">set_insert</text:p>
          </table:table-cell>
          <table:table-cell table:style-name="表格75.B1" office:value-type="string">
            <text:p text:style-name="Table_20_Contents">向set_t中插入指定的数据。</text:p>
          </table:table-cell>
        </table:table-row>
        <table:table-row>
          <table:table-cell table:style-name="表格75.A2" office:value-type="string">
            <text:p text:style-name="Table_20_Contents">set_insert_hint</text:p>
          </table:table-cell>
          <table:table-cell table:style-name="表格75.B2" office:value-type="string">
            <text:p text:style-name="Table_20_Contents">向set_t中插入指定的数据，同时给出被插入的数据在set_t中的位置提示。</text:p>
          </table:table-cell>
        </table:table-row>
        <table:table-row>
          <table:table-cell table:style-name="表格75.A2" office:value-type="string">
            <text:p text:style-name="Table_20_Contents">set_insert_range</text:p>
          </table:table-cell>
          <table:table-cell table:style-name="表格75.B2" office:value-type="string">
            <text:p text:style-name="Table_20_Contents">向set_t中插入指定的数据区间。</text:p>
          </table:table-cell>
        </table:table-row>
        <table:table-row>
          <table:table-cell table:style-name="表格75.A2" office:value-type="string">
            <text:p text:style-name="Table_20_Contents">set_erase</text:p>
          </table:table-cell>
          <table:table-cell table:style-name="表格75.B2" office:value-type="string">
            <text:p text:style-name="Table_20_Contents">删除set_t中的指定数据。</text:p>
          </table:table-cell>
        </table:table-row>
        <table:table-row>
          <table:table-cell table:style-name="表格75.A2" office:value-type="string">
            <text:p text:style-name="Table_20_Contents">set_erase_pos</text:p>
          </table:table-cell>
          <table:table-cell table:style-name="表格75.B2" office:value-type="string">
            <text:p text:style-name="Table_20_Contents">删除set_t中指定位置的数据。</text:p>
          </table:table-cell>
        </table:table-row>
        <table:table-row>
          <table:table-cell table:style-name="表格75.A2" office:value-type="string">
            <text:p text:style-name="Table_20_Contents">set_erase_range</text:p>
          </table:table-cell>
          <table:table-cell table:style-name="表格75.B2" office:value-type="string">
            <text:p text:style-name="Table_20_Contents">删除set_t中指定数据区间的数据。</text:p>
          </table:table-cell>
        </table:table-row>
        <table:table-row>
          <table:table-cell table:style-name="表格75.A2" office:value-type="string">
            <text:p text:style-name="Table_20_Contents">set_clear</text:p>
          </table:table-cell>
          <table:table-cell table:style-name="表格75.B2" office:value-type="string">
            <text:p text:style-name="Table_20_Contents">删除set_t中的所有数据。</text:p>
          </table:table-cell>
        </table:table-row>
      </table:table>
      <text:p text:style-name="P41"><text:tab/>由于<text:span text:style-name="T23">set_t不允许数据重复而multiset_t允许数据重复，那么在插入和删除操作中两个容器对用的操作函数的行为就有区别了，对于插入操作，set_t中如果已经存在与要插入的数据相等的数据则插入会失败，返回set_end()但是对于multiset_t这样的插入就不会失败，返回的是被插入的数据在multiset_t中位置的迭代器。同时对于删除操作set_t将容</text:span><text:span text:style-name="T23">器中与指定数据相等的唯一数据删除，但是multiset_t将容器中所有与指定数据相等的数据都删掉了。</text:span></text:p>
      <text:list xml:id="list138363197" text:continue-list="list870361701" text:style-name="WW8Num13">
        <text:list-item>
          <text:list>
            <text:list-item>
              <text:list>
                <text:list-item>
                  <text:h text:style-name="P345" text:outline-level="3"><text:span text:style-name="T23">set_t</text:span>和<text:span text:style-name="T23">multiset_t</text:span>的使用实例</text:h>
                </text:list-item>
              </text:list>
            </text:list-item>
          </text:list>
        </text:list-item>
      </text:list>
      <text:p text:style-name="P48"><text:tab/><text:span text:style-name="T65">下面这个例子展示了</text:span><text:span text:style-name="T42">set_t</text:span><text:span text:style-name="T65">的一些能力：</text:span></text:p>
      <table:table table:name="表格76" table:style-name="表格76">
        <table:table-column table:style-name="表格76.A"/>
        <table:table-row>
          <table:table-cell table:style-name="表格76.A1" office:value-type="string">
            <text:p text:style-name="P102">/* </text:p>
            <text:p text:style-name="P102"><text:s/>* set3.c </text:p>
            <text:p text:style-name="P102"><text:s/>* compile with : -lcstl </text:p>
            <text:p text:style-name="P102"><text:s/>*/ </text:p>
            <text:p text:style-name="P102"/>
            <text:p text:style-name="P102">#include &lt;stdio.h&gt; </text:p>
            <text:p text:style-name="P102">#include &lt;cstl/cset.h&gt; </text:p>
            <text:p text:style-name="P102">#include &lt;cstl/cfunctional.h&gt; /* for fun_greater_int */ </text:p>
            <text:p text:style-name="P102"/>
            <text:p text:style-name="P102"><text:soft-page-break/>int main(int argc, char* argv[]) </text:p>
            <text:p text:style-name="P102">{ </text:p>
            <text:p text:style-name="P102"><text:s text:c="4"/>set_t* pset_coll1 = create_set(int); </text:p>
            <text:p text:style-name="P102"><text:s text:c="4"/>set_t* pset_coll2 = create_set(int); </text:p>
            <text:p text:style-name="P102"><text:s text:c="4"/>set_iterator_t it_pos; </text:p>
            <text:p text:style-name="P102"><text:s text:c="4"/>size_t t_count = 0; </text:p>
            <text:p text:style-name="P102"/>
            <text:p text:style-name="P102"/>
            <text:p text:style-name="P102"><text:s text:c="4"/>if(pset_coll1 == NULL || pset_coll2 == NULL) </text:p>
            <text:p text:style-name="P102"><text:s text:c="4"/>{ </text:p>
            <text:p text:style-name="P102"><text:s text:c="8"/>return -1; </text:p>
            <text:p text:style-name="P102"><text:s text:c="4"/>} </text:p>
            <text:p text:style-name="P102"/>
            <text:p text:style-name="P102"><text:s text:c="4"/>/* empty set container and descending order */ </text:p>
            <text:p text:style-name="P102"><text:s text:c="4"/>set_init_ex(pset_coll1, fun_greater_int); </text:p>
            <text:p text:style-name="P102"/>
            <text:p text:style-name="P102"><text:s text:c="4"/>/* insert elements in random order */ </text:p>
            <text:p text:style-name="P102"><text:s text:c="4"/>set_insert(pset_coll1, 4); </text:p>
            <text:p text:style-name="P102"><text:s text:c="4"/>set_insert(pset_coll1, 3); </text:p>
            <text:p text:style-name="P102"><text:s text:c="4"/>set_insert(pset_coll1, 5); </text:p>
            <text:p text:style-name="P102"><text:s text:c="4"/>set_insert(pset_coll1, 1); </text:p>
            <text:p text:style-name="P102"><text:s text:c="4"/>set_insert(pset_coll1, 6); </text:p>
            <text:p text:style-name="P102"><text:s text:c="4"/>set_insert(pset_coll1, 2); </text:p>
            <text:p text:style-name="P102"><text:s text:c="4"/>set_insert(pset_coll1, 5); </text:p>
            <text:p text:style-name="P102"/>
            <text:p text:style-name="P102"><text:s text:c="4"/>/* iterate over all elements and print them */ </text:p>
            <text:p text:style-name="P102"><text:s text:c="4"/>for(it_pos = set_begin(pset_coll1); </text:p>
            <text:p text:style-name="P102"><text:s text:c="8"/>!iterator_equal(it_pos, set_end(pset_coll1));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 insert 4 again */ </text:p>
            <text:p text:style-name="P102"><text:s text:c="4"/>it_pos = set_insert(pset_coll1, 4); </text:p>
            <text:p text:style-name="P102"><text:s text:c="4"/>if(iterator_equal(it_pos, set_end(pset_coll1))) </text:p>
            <text:p text:style-name="P102"><text:s text:c="4"/>{ </text:p>
            <text:p text:style-name="P102"><text:s text:c="8"/>printf("4 already exists\n"); </text:p>
            <text:p text:style-name="P102"><text:s text:c="4"/>} </text:p>
            <text:p text:style-name="P102"><text:s text:c="4"/>else </text:p>
            <text:p text:style-name="P102"><text:s text:c="4"/>{ </text:p>
            <text:p text:style-name="P102"><text:s text:c="8"/>printf("4 inserted as element %d\n", </text:p>
            <text:p text:style-name="P102"><text:soft-page-break/><text:s text:c="12"/>iterator_distance(set_begin(pset_coll1), it_pos)); </text:p>
            <text:p text:style-name="P102"><text:s text:c="4"/>} </text:p>
            <text:p text:style-name="P102"/>
            <text:p text:style-name="P102"><text:s text:c="4"/>/* initialize set_t with another and ascending order */ </text:p>
            <text:p text:style-name="P102"><text:s text:c="4"/>set_init_copy_range(pset_coll2, set_begin(pset_coll1), set_end(pset_coll1)); </text:p>
            <text:p text:style-name="P102"/>
            <text:p text:style-name="P102"><text:s text:c="4"/>/* print all elements of the copy */ </text:p>
            <text:p text:style-name="P102"><text:s text:c="4"/>for(it_pos = set_begin(pset_coll2); </text:p>
            <text:p text:style-name="P102"><text:s text:c="8"/>!iterator_equal(it_pos, set_end(pset_coll2));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 remove all elements up to element with value 3 */ </text:p>
            <text:p text:style-name="P102"><text:s text:c="4"/>set_erase_range(pset_coll2, set_begin(pset_coll2), set_find(pset_coll2, 3)); </text:p>
            <text:p text:style-name="P102"/>
            <text:p text:style-name="P102"><text:s text:c="4"/>/* remove all elements with value 5 */ </text:p>
            <text:p text:style-name="P102"><text:s text:c="4"/>t_count = set_erase(pset_coll2, 5); </text:p>
            <text:p text:style-name="P102"><text:s text:c="4"/>printf("%u elements removed\n", t_count); </text:p>
            <text:p text:style-name="P102"/>
            <text:p text:style-name="P102"><text:s text:c="4"/>/* print all elements of the copy */ </text:p>
            <text:p text:style-name="P102"><text:s text:c="4"/>for(it_pos = set_begin(pset_coll2); </text:p>
            <text:p text:style-name="P102"><text:s text:c="8"/>!iterator_equal(it_pos, set_end(pset_coll2));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set_destroy(pset_coll1); </text:p>
            <text:p text:style-name="P102"><text:s text:c="4"/>set_destroy(pset_coll2); </text:p>
            <text:p text:style-name="P102"/>
            <text:p text:style-name="P102"><text:s text:c="4"/>return 0; </text:p>
            <text:p text:style-name="P102">}</text:p>
          </table:table-cell>
        </table:table-row>
      </table:table>
      <text:p text:style-name="P59"><text:tab/>在初始化<text:span text:style-name="T23">pset_coll1</text:span>的时候使用了自定义的排序规则<text:span text:style-name="T48">fun_greater_int</text:span><text:span text:style-name="T32">，这是为了让set_t中的数据按照从大到小的顺序排序。在第二次插入数据5的时候</text:span><text:span text:style-name="T50">set_insert(pset_coll1, 5); </text:span><text:span text:style-name="T32">操作失败，同样的还有再次插入数据4的时候插入操作函数也是失败的，并且</text:span><text:span text:style-name="T50">it_pos = set_insert(pset_coll1, 4); </text:span><text:span text:style-name="T32">的返回值是set_end()。在初始化pset_coll2的时候我们使用了拷贝初始化操作函数，从pset_coll1拷贝数据，但是排序规则使用默认的排序规则。</text:span></text:p>
      <text:p text:style-name="P42">输出结果：</text:p>
      <text:p text:style-name="P35">6 5 4 3 2 1 </text:p>
      <text:p text:style-name="P35">4 already exists </text:p>
      <text:p text:style-name="P35"><text:soft-page-break/>1 2 3 4 5 6 </text:p>
      <text:p text:style-name="P35">1 elements removed </text:p>
      <text:p text:style-name="P35">3 4 6 </text:p>
      <text:p text:style-name="P48"/>
      <text:p text:style-name="P42">同样的程序如果使用<text:span text:style-name="T23">multiset_t</text:span>会出现不同的结果：</text:p>
      <table:table table:name="表格77" table:style-name="表格77">
        <table:table-column table:style-name="表格77.A"/>
        <table:table-row>
          <table:table-cell table:style-name="表格77.A1" office:value-type="string">
            <text:p text:style-name="P102">/* </text:p>
            <text:p text:style-name="P102"><text:s/>* multiset2.c </text:p>
            <text:p text:style-name="P102"><text:s/>* compile with : -lcstl </text:p>
            <text:p text:style-name="P102"><text:s/>*/ </text:p>
            <text:p text:style-name="P102"/>
            <text:p text:style-name="P102">#include &lt;stdio.h&gt; </text:p>
            <text:p text:style-name="P102">#include &lt;cstl/cset.h&gt; </text:p>
            <text:p text:style-name="P102">#include &lt;cstl/cfunctional.h&gt; /* for fun_greater_int */ </text:p>
            <text:p text:style-name="P102"/>
            <text:p text:style-name="P102">int main(int argc, char* argv[]) </text:p>
            <text:p text:style-name="P102">{ </text:p>
            <text:p text:style-name="P102"><text:s text:c="4"/>multiset_t* pmset_coll1 = create_multiset(int); </text:p>
            <text:p text:style-name="P102"><text:s text:c="4"/>multiset_t* pmset_coll2 = create_multiset(int); </text:p>
            <text:p text:style-name="P102"><text:s text:c="4"/>multiset_iterator_t it_pos; </text:p>
            <text:p text:style-name="P102"><text:s text:c="4"/>size_t t_count = 0; </text:p>
            <text:p text:style-name="P102"/>
            <text:p text:style-name="P102"/>
            <text:p text:style-name="P102"><text:s text:c="4"/>if(pmset_coll1 == NULL || pmset_coll2 == NULL) </text:p>
            <text:p text:style-name="P102"><text:s text:c="4"/>{ </text:p>
            <text:p text:style-name="P102"><text:s text:c="8"/>return -1; </text:p>
            <text:p text:style-name="P102"><text:s text:c="4"/>} </text:p>
            <text:p text:style-name="P102"/>
            <text:p text:style-name="P102"><text:s text:c="4"/>/* empty multiset container and descending order */ </text:p>
            <text:p text:style-name="P102"><text:s text:c="4"/>multiset_init_ex(pmset_coll1, fun_greater_int); </text:p>
            <text:p text:style-name="P102"/>
            <text:p text:style-name="P102"><text:s text:c="4"/>/* insert elements in random order */ </text:p>
            <text:p text:style-name="P102"><text:s text:c="4"/>multiset_insert(pmset_coll1, 4); </text:p>
            <text:p text:style-name="P102"><text:s text:c="4"/>multiset_insert(pmset_coll1, 3); </text:p>
            <text:p text:style-name="P102"><text:s text:c="4"/>multiset_insert(pmset_coll1, 5); </text:p>
            <text:p text:style-name="P102"><text:s text:c="4"/>multiset_insert(pmset_coll1, 1); </text:p>
            <text:p text:style-name="P102"><text:s text:c="4"/>multiset_insert(pmset_coll1, 6); </text:p>
            <text:p text:style-name="P102"><text:s text:c="4"/>multiset_insert(pmset_coll1, 2); </text:p>
            <text:p text:style-name="P102"><text:s text:c="4"/>multiset_insert(pmset_coll1, 5); </text:p>
            <text:p text:style-name="P102"/>
            <text:p text:style-name="P102"><text:s text:c="4"/>/* iterate over all elements and print them */ </text:p>
            <text:p text:style-name="P102"><text:s text:c="4"/>for(it_pos = multiset_begin(pmset_coll1); </text:p>
            <text:p text:style-name="P102"><text:s text:c="8"/>!iterator_equal(it_pos, multiset_end(pmset_coll1)); </text:p>
            <text:p text:style-name="P102"><text:s text:c="8"/>it_pos = iterator_next(it_pos)) </text:p>
            <text:p text:style-name="P102"><text:soft-page-break/><text:s text:c="4"/>{ </text:p>
            <text:p text:style-name="P102"><text:s text:c="8"/>printf("%d ", *(int*)iterator_get_pointer(it_pos)); </text:p>
            <text:p text:style-name="P102"><text:s text:c="4"/>} </text:p>
            <text:p text:style-name="P102"><text:s text:c="4"/>printf("\n"); </text:p>
            <text:p text:style-name="P102"/>
            <text:p text:style-name="P102"><text:s text:c="4"/>/* insert 4 again */ </text:p>
            <text:p text:style-name="P102"><text:s text:c="4"/>it_pos = multiset_insert(pmset_coll1, 4); </text:p>
            <text:p text:style-name="P102"><text:s text:c="4"/>if(iterator_equal(it_pos, multiset_end(pmset_coll1))) </text:p>
            <text:p text:style-name="P102"><text:s text:c="4"/>{ </text:p>
            <text:p text:style-name="P102"><text:s text:c="8"/>printf("4 already exists\n"); </text:p>
            <text:p text:style-name="P102"><text:s text:c="4"/>} </text:p>
            <text:p text:style-name="P102"><text:s text:c="4"/>else </text:p>
            <text:p text:style-name="P102"><text:s text:c="4"/>{ </text:p>
            <text:p text:style-name="P102"><text:s text:c="8"/>printf("4 inserted as element %d\n", </text:p>
            <text:p text:style-name="P102"><text:s text:c="12"/>iterator_distance(multiset_begin(pmset_coll1), it_pos)); </text:p>
            <text:p text:style-name="P102"><text:s text:c="4"/>} </text:p>
            <text:p text:style-name="P102"/>
            <text:p text:style-name="P102"><text:s text:c="4"/>/* initialize multiset_t with another and ascending order */ </text:p>
            <text:p text:style-name="P102"><text:s text:c="4"/>multiset_init_copy_range(pmset_coll2, </text:p>
            <text:p text:style-name="P102"><text:s text:c="8"/>multiset_begin(pmset_coll1), multiset_end(pmset_coll1)); </text:p>
            <text:p text:style-name="P102"/>
            <text:p text:style-name="P102"><text:s text:c="4"/>/* print all elements of the copy */ </text:p>
            <text:p text:style-name="P102"><text:s text:c="4"/>for(it_pos = multiset_begin(pmset_coll2); </text:p>
            <text:p text:style-name="P102"><text:s text:c="8"/>!iterator_equal(it_pos, multiset_end(pmset_coll2));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 remove all elements up to element with value 3 */ </text:p>
            <text:p text:style-name="P102"><text:s text:c="4"/>multiset_erase_range(pmset_coll2, </text:p>
            <text:p text:style-name="P102"><text:s text:c="8"/>multiset_begin(pmset_coll2), multiset_find(pmset_coll2, 3)); </text:p>
            <text:p text:style-name="P102"/>
            <text:p text:style-name="P102"><text:s text:c="4"/>/* remove all elements with value 5 */ </text:p>
            <text:p text:style-name="P102"><text:s text:c="4"/>t_count = multiset_erase(pmset_coll2, 5); </text:p>
            <text:p text:style-name="P102"><text:s text:c="4"/>printf("%u elements removed\n", t_count); </text:p>
            <text:p text:style-name="P102"/>
            <text:p text:style-name="P102"><text:s text:c="4"/>/* print all elements of the copy */ </text:p>
            <text:p text:style-name="P102"><text:s text:c="4"/>for(it_pos = multiset_begin(pmset_coll2); </text:p>
            <text:p text:style-name="P102"><text:s text:c="8"/>!iterator_equal(it_pos, multiset_end(pmset_coll2)); </text:p>
            <text:p text:style-name="P102"><text:s text:c="8"/>it_pos = iterator_next(it_pos)) </text:p>
            <text:p text:style-name="P102"><text:s text:c="4"/>{ </text:p>
            <text:p text:style-name="P102"><text:soft-page-break/><text:s text:c="8"/>printf("%d ", *(int*)iterator_get_pointer(it_pos)); </text:p>
            <text:p text:style-name="P102"><text:s text:c="4"/>} </text:p>
            <text:p text:style-name="P102"><text:s text:c="4"/>printf("\n"); </text:p>
            <text:p text:style-name="P102"/>
            <text:p text:style-name="P102"><text:s text:c="4"/>multiset_destroy(pmset_coll1); </text:p>
            <text:p text:style-name="P102"><text:s text:c="4"/>multiset_destroy(pmset_coll2); </text:p>
            <text:p text:style-name="P102"/>
            <text:p text:style-name="P102"><text:s text:c="4"/>return 0; </text:p>
            <text:p text:style-name="P102">}</text:p>
          </table:table-cell>
        </table:table-row>
      </table:table>
      <text:p text:style-name="P48"/>
      <text:p text:style-name="P42">输出的结果：</text:p>
      <text:p text:style-name="P35">6 5 5 4 3 2 1 </text:p>
      <text:p text:style-name="P35">4 inserted as element 4 </text:p>
      <text:p text:style-name="P35">1 2 3 4 4 5 5 6 </text:p>
      <text:p text:style-name="P35">2 elements removed </text:p>
      <text:p text:style-name="P35">3 4 4 6 </text:p>
      <text:p text:style-name="P35"/>
      <text:p text:style-name="P35"/>
      <text:list xml:id="list2023525653" text:continue-numbering="true" text:style-name="WW8Num13">
        <text:list-item>
          <text:list>
            <text:list-item>
              <text:h text:style-name="P331" text:outline-level="2"><text:span text:style-name="T23">map_t</text:span>和<text:span text:style-name="T23">multimap_t</text:span></text:h>
            </text:list-item>
          </text:list>
        </text:list-item>
      </text:list>
      <text:p text:style-name="P40"><text:span text:style-name="T55"><text:tab/></text:span><text:span text:style-name="T37">map_t</text:span><text:span text:style-name="T59">和</text:span><text:span text:style-name="T37">multimap_t</text:span><text:span text:style-name="T59">都是已</text:span><text:span text:style-name="T37">key/value</text:span><text:span text:style-name="T59">这种形式保存数据，所以</text:span><text:span text:style-name="T37">map_t</text:span><text:span text:style-name="T59">和</text:span><text:span text:style-name="T37">multimap_t</text:span><text:span text:style-name="T59">中保存的都是</text:span><text:span text:style-name="T37">pair_t</text:span><text:span text:style-name="T59">类型。容器使用</text:span><text:span text:style-name="T37">key</text:span><text:span text:style-name="T59">通过某种规则对保存在其中的数据进行排序。这两个容器的不同点就是</text:span><text:span text:style-name="T37">multimap_t</text:span><text:span text:style-name="T59">允许</text:span><text:span text:style-name="T37">key</text:span><text:span text:style-name="T59">重复。</text:span></text:p>
      <text:p text:style-name="P56"><draw:frame draw:style-name="fr2" draw:name="图形18" text:anchor-type="paragraph" svg:width="19.006cm" svg:height="6.539cm" draw:z-index="24"><draw:image xlink:href="Pictures/10000000000002CB000000F60A365ACD.jpg" xlink:type="simple" xlink:show="embed" xlink:actuate="onLoad"/></draw:frame>图 <text:span text:style-name="T23">4.8 map_t</text:span>和<text:span text:style-name="T23">multimap_t</text:span></text:p>
      <text:p text:style-name="P40"><text:span text:style-name="T59">要使用</text:span><text:span text:style-name="T37">map_t</text:span><text:span text:style-name="T59">和</text:span><text:span text:style-name="T37">multimap_t</text:span><text:span text:style-name="T59">必须包含头文件</text:span><text:span text:style-name="T40">&lt;cstl/cmap.h&gt;</text:span></text:p>
      <text:p text:style-name="P64">#include &lt;cstl/cmap.h&gt;</text:p>
      <text:p text:style-name="P40"><text:span text:style-name="T55"><text:tab/></text:span><text:span text:style-name="T66">用户可以在初始化容器的时候指定排序规则，如果没有指定排序规则使用默认的排序规则。</text:span><text:span text:style-name="T40">map_t</text:span><text:span text:style-name="T66">和</text:span><text:span text:style-name="T40">multimap_t</text:span><text:span text:style-name="T66">类型都是根据</text:span><text:span text:style-name="T40">key</text:span><text:span text:style-name="T66">排序的，不管是默认的排序规则还是用户指定的排序规则都是针对与</text:span><text:span text:style-name="T40">key</text:span><text:span text:style-name="T66">的，与</text:span><text:span text:style-name="T40">value</text:span><text:span text:style-name="T66">无关。</text:span></text:p>
      <text:p text:style-name="P59"><text:soft-page-break/></text:p>
      <text:list xml:id="list1200075747" text:continue-numbering="true" text:style-name="WW8Num13">
        <text:list-item>
          <text:list>
            <text:list-item>
              <text:list>
                <text:list-item>
                  <text:h text:style-name="P345" text:outline-level="3"><text:span text:style-name="T23">map_t</text:span>和<text:span text:style-name="T23">multimap_t</text:span>的能力</text:h>
                </text:list-item>
              </text:list>
            </text:list-item>
          </text:list>
        </text:list-item>
      </text:list>
      <text:p text:style-name="P42"><text:tab/>与其他的关联容器一样，<text:span text:style-name="T23">map_t</text:span>和<text:span text:style-name="T23">multimap_t</text:span>也是使用平衡二叉树实现的。其实<text:span text:style-name="T23">set_t，multiset_t，map_t，</text:span></text:p>
      <text:p text:style-name="P42"><text:span text:style-name="T23">multimap_t</text:span>都是使用统一的内部实现，所以你可以认为<text:span text:style-name="T23">set_t，</text:span><text:span text:style-name="T48"> multiset_t</text:span>是特殊<text:span text:style-name="T23">map_t，multimap_t，</text:span>只是它们的<text:span text:style-name="T23">key</text:span>和<text:span text:style-name="T23">value</text:span>是一样的都是数据本身。</text:p>
      <text:p text:style-name="P43"><draw:frame draw:style-name="fr3" draw:name="图形19" text:anchor-type="paragraph" svg:width="19.006cm" svg:height="7.65cm" draw:z-index="25"><draw:image xlink:href="Pictures/10000000000002CE00000121E24E060B.jpg" xlink:type="simple" xlink:show="embed" xlink:actuate="onLoad"/></draw:frame><text:span text:style-name="T74">图 </text:span><text:span text:style-name="T51">4.9 map_t</text:span><text:span text:style-name="T74">和</text:span><text:span text:style-name="T51">multimap_t</text:span><text:span text:style-name="T74">的内部结构</text:span></text:p>
      <text:p text:style-name="P84">容器根据数据的<text:span text:style-name="T23">key</text:span>排序数据，所以根据某个<text:span text:style-name="T23">key</text:span>查找数据很高效，但是根据某个<text:span text:style-name="T23">value</text:span>查找数据效率很低。 <text:span text:style-name="T23">map_t</text:span>和<text:span text:style-name="T23">multimap_t</text:span>具有与<text:span text:style-name="T23">set_t</text:span>和<text:span text:style-name="T23">multiset_t</text:span>相同的操作函数，同时也具有同样的特定：不能直接或间接修改容器中的数据<text:span text:style-name="T23">(map_t</text:span>和<text:span text:style-name="T23">multimap_t</text:span>中是不能修改数据的<text:span text:style-name="T23">key，</text:span>但是<text:span text:style-name="T23">value</text:span>可以修改<text:span text:style-name="T23">)</text:span>。</text:p>
      <text:list xml:id="list1726143943" text:continue-numbering="true" text:style-name="WW8Num13">
        <text:list-item>
          <text:list>
            <text:list-item>
              <text:list>
                <text:list-item>
                  <text:h text:style-name="P345" text:outline-level="3"><text:span text:style-name="T23">map_t</text:span>和<text:span text:style-name="T23">multimap_t</text:span>的操作</text:h>
                </text:list-item>
              </text:list>
            </text:list-item>
          </text:list>
        </text:list-item>
      </text:list>
      <text:p text:style-name="P40"><text:span text:style-name="T59"><text:tab/></text:span><text:span text:style-name="T37">map_t</text:span><text:span text:style-name="T59">和</text:span><text:span text:style-name="T37">multimap_t</text:span><text:span text:style-name="T59">的操作都是相同的，只有一个地方不同，会在后面的章节介绍。下面只列出了</text:span><text:span text:style-name="T37">map_t</text:span><text:span text:style-name="T59">的相关的操作函数，具体的清参考</text:span><text:span text:style-name="T49">《The libcstl Library Reference Manual》</text:span><text:span text:style-name="T59">。</text:span></text:p>
      <text:list xml:id="list2109045308" text:style-name="L100">
        <text:list-item>
          <text:p text:style-name="P260">创建,初始化和销毁操作</text:p>
        </text:list-item>
      </text:list>
      <table:table table:name="表格78" table:style-name="表格78">
        <table:table-column table:style-name="表格78.A"/>
        <table:table-column table:style-name="表格78.B"/>
        <table:table-row>
          <table:table-cell table:style-name="表格78.A1" office:value-type="string">
            <text:p text:style-name="Table_20_Contents">create_map</text:p>
          </table:table-cell>
          <table:table-cell table:style-name="表格78.B1" office:value-type="string">
            <text:p text:style-name="Table_20_Contents">创建map_t容器类型。</text:p>
          </table:table-cell>
        </table:table-row>
        <table:table-row>
          <table:table-cell table:style-name="表格78.A2" office:value-type="string">
            <text:p text:style-name="Table_20_Contents">map_init</text:p>
          </table:table-cell>
          <table:table-cell table:style-name="表格78.B2" office:value-type="string">
            <text:p text:style-name="Table_20_Contents">使用默认的排序规则，初始化一个空的map_t容器。</text:p>
          </table:table-cell>
        </table:table-row>
        <table:table-row>
          <table:table-cell table:style-name="表格78.A2" office:value-type="string">
            <text:p text:style-name="Table_20_Contents">map_init_ex</text:p>
          </table:table-cell>
          <table:table-cell table:style-name="表格78.B2" office:value-type="string">
            <text:p text:style-name="Table_20_Contents">使用指定的排序规则，初始化一个空的map_t容器。</text:p>
          </table:table-cell>
        </table:table-row>
        <table:table-row>
          <table:table-cell table:style-name="表格78.A2" office:value-type="string">
            <text:p text:style-name="Table_20_Contents">map_init_copy</text:p>
          </table:table-cell>
          <table:table-cell table:style-name="表格78.B2" office:value-type="string">
            <text:p text:style-name="Table_20_Contents">通过拷贝的方式初始化一个map_t容器，数据的排序规则都是来源于源map_t容器。</text:p>
          </table:table-cell>
        </table:table-row>
        <table:table-row>
          <table:table-cell table:style-name="表格78.A2" office:value-type="string">
            <text:p text:style-name="Table_20_Contents">map_init_copy_range</text:p>
          </table:table-cell>
          <table:table-cell table:style-name="表格78.B2" office:value-type="string">
            <text:p text:style-name="Table_20_Contents">使用指定的数据区间和默认的排序规则初始化一个map_t容器。</text:p>
          </table:table-cell>
        </table:table-row>
        <table:table-row>
          <table:table-cell table:style-name="表格78.A2" office:value-type="string">
            <text:p text:style-name="Table_20_Contents">map_init_copy_range_ex</text:p>
          </table:table-cell>
          <table:table-cell table:style-name="表格78.B2" office:value-type="string">
            <text:p text:style-name="Table_20_Contents">使用指定的数据区间和指定的排序规则初始化一个map_t容器。</text:p>
          </table:table-cell>
        </table:table-row>
        <text:soft-page-break/>
        <table:table-row>
          <table:table-cell table:style-name="表格78.A2" office:value-type="string">
            <text:p text:style-name="Table_20_Contents">map_destroy</text:p>
          </table:table-cell>
          <table:table-cell table:style-name="表格78.B2" office:value-type="string">
            <text:p text:style-name="Table_20_Contents">销毁map_t容器。</text:p>
          </table:table-cell>
        </table:table-row>
      </table:table>
      <text:p text:style-name="P42"><text:tab/><text:span text:style-name="T23">map_t</text:span>和<text:span text:style-name="T23">multimap_t</text:span>保存的都是<text:span text:style-name="T23">key/value</text:span>，所以在创建的时候<text:span text:style-name="T23">key</text:span>和<text:span text:style-name="T23">value</text:span>的类型都要指明。</text:p>
      <text:p text:style-name="P42"/>
      <text:list xml:id="list1164765776" text:style-name="L101">
        <text:list-item>
          <text:p text:style-name="P261">非质变操作</text:p>
        </text:list-item>
      </text:list>
      <table:table table:name="表格79" table:style-name="表格79">
        <table:table-column table:style-name="表格79.A"/>
        <table:table-column table:style-name="表格79.B"/>
        <table:table-row>
          <table:table-cell table:style-name="表格79.A1" office:value-type="string">
            <text:p text:style-name="Table_20_Contents">map_size</text:p>
          </table:table-cell>
          <table:table-cell table:style-name="表格79.B1" office:value-type="string">
            <text:p text:style-name="Table_20_Contents">返回map_t中数据的数量。</text:p>
          </table:table-cell>
        </table:table-row>
        <table:table-row>
          <table:table-cell table:style-name="表格79.A2" office:value-type="string">
            <text:p text:style-name="Table_20_Contents">map_empty</text:p>
          </table:table-cell>
          <table:table-cell table:style-name="表格79.B2" office:value-type="string">
            <text:p text:style-name="Table_20_Contents">测试map_t是否为空。</text:p>
          </table:table-cell>
        </table:table-row>
        <table:table-row>
          <table:table-cell table:style-name="表格79.A2" office:value-type="string">
            <text:p text:style-name="Table_20_Contents">map_max_size</text:p>
          </table:table-cell>
          <table:table-cell table:style-name="表格79.B2" office:value-type="string">
            <text:p text:style-name="Table_20_Contents">返回map_t中能够保存的数据数量的最大值。</text:p>
          </table:table-cell>
        </table:table-row>
        <table:table-row>
          <table:table-cell table:style-name="表格79.A2" office:value-type="string">
            <text:p text:style-name="Table_20_Contents">map_equal</text:p>
          </table:table-cell>
          <table:table-cell table:style-name="表格79.B2" office:value-type="string">
            <text:p text:style-name="Table_20_Contents">测试两个map_t是否相等。</text:p>
          </table:table-cell>
        </table:table-row>
        <table:table-row>
          <table:table-cell table:style-name="表格79.A2" office:value-type="string">
            <text:p text:style-name="Table_20_Contents">map_not_equal</text:p>
          </table:table-cell>
          <table:table-cell table:style-name="表格79.B2" office:value-type="string">
            <text:p text:style-name="Table_20_Contents">测试两个map_t是否不等。</text:p>
          </table:table-cell>
        </table:table-row>
        <table:table-row>
          <table:table-cell table:style-name="表格79.A2" office:value-type="string">
            <text:p text:style-name="Table_20_Contents">map_less</text:p>
          </table:table-cell>
          <table:table-cell table:style-name="表格79.B2" office:value-type="string">
            <text:p text:style-name="Table_20_Contents">测试第一个map_t是否小于第二个map_t。</text:p>
          </table:table-cell>
        </table:table-row>
        <table:table-row>
          <table:table-cell table:style-name="表格79.A2" office:value-type="string">
            <text:p text:style-name="Table_20_Contents">map_less_equal</text:p>
          </table:table-cell>
          <table:table-cell table:style-name="表格79.B2" office:value-type="string">
            <text:p text:style-name="Table_20_Contents">测试第一个map_t是否小于等于第二个map_t。</text:p>
          </table:table-cell>
        </table:table-row>
        <table:table-row>
          <table:table-cell table:style-name="表格79.A2" office:value-type="string">
            <text:p text:style-name="Table_20_Contents">map_greater </text:p>
          </table:table-cell>
          <table:table-cell table:style-name="表格79.B2" office:value-type="string">
            <text:p text:style-name="Table_20_Contents">测试第一个map_t是否大于第二个map_t。</text:p>
          </table:table-cell>
        </table:table-row>
        <table:table-row>
          <table:table-cell table:style-name="表格79.A2" office:value-type="string">
            <text:p text:style-name="Table_20_Contents">map_greater_equal</text:p>
          </table:table-cell>
          <table:table-cell table:style-name="表格79.B2" office:value-type="string">
            <text:p text:style-name="Table_20_Contents">测试第一个map_t是否大于等于第二个map_t。</text:p>
          </table:table-cell>
        </table:table-row>
      </table:table>
      <text:p text:style-name="P40"/>
      <text:list xml:id="list1231238250" text:style-name="L102">
        <text:list-item>
          <text:p text:style-name="P262">特殊的查找函数</text:p>
        </text:list-item>
      </text:list>
      <text:p text:style-name="P40"><text:span text:style-name="T55"><text:tab/></text:span><text:span text:style-name="T37">map_t</text:span><text:span text:style-name="T59">和</text:span><text:span text:style-name="T37">multimap_t</text:span><text:span text:style-name="T59">同样提供了特殊查找函数，但是这些函数是基于数据的</text:span><text:span text:style-name="T37">key，</text:span><text:span text:style-name="T59">例如要查找指定的</text:span><text:span text:style-name="T37">key</text:span><text:span text:style-name="T59">使用</text:span><text:span text:style-name="T37">map_find()</text:span><text:span text:style-name="T59">操作函数，但是如果要查找指定的</text:span><text:span text:style-name="T37">value</text:span><text:span text:style-name="T59">就不能使用</text:span><text:span text:style-name="T37">map_find()</text:span><text:span text:style-name="T59">了，使用</text:span><text:span text:style-name="T37">algo_find_if()</text:span><text:span text:style-name="T59">可用做到，但是没有</text:span><text:span text:style-name="T37">map_find()</text:span><text:span text:style-name="T59">高效。</text:span></text:p>
      <table:table table:name="表格80" table:style-name="表格80">
        <table:table-column table:style-name="表格80.A"/>
        <table:table-column table:style-name="表格80.B"/>
        <table:table-row>
          <table:table-cell table:style-name="表格80.A1" office:value-type="string">
            <text:p text:style-name="Table_20_Contents">map_find</text:p>
          </table:table-cell>
          <table:table-cell table:style-name="表格80.B1" office:value-type="string">
            <text:p text:style-name="Table_20_Contents">返回指向map_t中包含指定key的数据的迭代器。</text:p>
          </table:table-cell>
        </table:table-row>
        <table:table-row>
          <table:table-cell table:style-name="表格80.A2" office:value-type="string">
            <text:p text:style-name="Table_20_Contents">map_count</text:p>
          </table:table-cell>
          <table:table-cell table:style-name="表格80.B2" office:value-type="string">
            <text:p text:style-name="Table_20_Contents">返回map_t中包含指定key的数据的个数。</text:p>
          </table:table-cell>
        </table:table-row>
        <table:table-row>
          <table:table-cell table:style-name="表格80.A2" office:value-type="string">
            <text:p text:style-name="Table_20_Contents">map_equal_range</text:p>
          </table:table-cell>
          <table:table-cell table:style-name="表格80.B2" office:value-type="string">
            <text:p text:style-name="Table_20_Contents">返回map_t中包含指定key的数据的数据区间。</text:p>
          </table:table-cell>
        </table:table-row>
        <table:table-row>
          <table:table-cell table:style-name="表格80.A2" office:value-type="string">
            <text:p text:style-name="Table_20_Contents">map_lower_bound</text:p>
          </table:table-cell>
          <table:table-cell table:style-name="表格80.B2" office:value-type="string">
            <text:p text:style-name="Table_20_Contents">返回指向map_t中第一个包含指定key的数据的迭代器。</text:p>
          </table:table-cell>
        </table:table-row>
        <table:table-row>
          <table:table-cell table:style-name="表格80.A2" office:value-type="string">
            <text:p text:style-name="Table_20_Contents">map_upper_bound</text:p>
          </table:table-cell>
          <table:table-cell table:style-name="表格80.B2" office:value-type="string">
            <text:p text:style-name="Table_20_Contents">返回指向map_t中第一个包含大于指定key的数据的迭代器。</text:p>
          </table:table-cell>
        </table:table-row>
      </table:table>
      <text:p text:style-name="P42"/>
      <text:list xml:id="list1238434614" text:style-name="L103">
        <text:list-item>
          <text:p text:style-name="P208">赋值和交换</text:p>
        </text:list-item>
      </text:list>
      <table:table table:name="表格81" table:style-name="表格81">
        <table:table-column table:style-name="表格81.A"/>
        <table:table-column table:style-name="表格81.B"/>
        <table:table-row>
          <table:table-cell table:style-name="表格81.A1" office:value-type="string">
            <text:p text:style-name="Table_20_Contents">map_assign</text:p>
          </table:table-cell>
          <table:table-cell table:style-name="表格81.B1" office:value-type="string">
            <text:p text:style-name="Table_20_Contents">使用既存的map_t为当前的map_t赋值。</text:p>
          </table:table-cell>
        </table:table-row>
        <table:table-row>
          <table:table-cell table:style-name="表格81.A2" office:value-type="string">
            <text:p text:style-name="Table_20_Contents">map_swap</text:p>
          </table:table-cell>
          <table:table-cell table:style-name="表格81.B2" office:value-type="string">
            <text:p text:style-name="Table_20_Contents">交换两个map_t中的内容。</text:p>
          </table:table-cell>
        </table:table-row>
      </table:table>
      <text:p text:style-name="P42"/>
      <text:list xml:id="list1406546131" text:style-name="L104">
        <text:list-item>
          <text:p text:style-name="P209">与迭代器相关的操作函数</text:p>
        </text:list-item>
      </text:list>
      <table:table table:name="表格82" table:style-name="表格82">
        <table:table-column table:style-name="表格82.A"/>
        <table:table-column table:style-name="表格82.B"/>
        <table:table-row>
          <table:table-cell table:style-name="表格82.A1" office:value-type="string">
            <text:p text:style-name="Table_20_Contents">map_begin</text:p>
          </table:table-cell>
          <table:table-cell table:style-name="表格82.B1" office:value-type="string">
            <text:p text:style-name="Table_20_Contents">返回指向map_t中第一个数据的迭代器。</text:p>
          </table:table-cell>
        </table:table-row>
        <table:table-row>
          <table:table-cell table:style-name="表格82.A2" office:value-type="string">
            <text:p text:style-name="Table_20_Contents">map_end</text:p>
          </table:table-cell>
          <table:table-cell table:style-name="表格82.B2" office:value-type="string">
            <text:p text:style-name="Table_20_Contents">返回指向map_t末尾位置的迭代器。</text:p>
          </table:table-cell>
        </table:table-row>
      </table:table>
      <text:p text:style-name="P41"><text:span text:style-name="T23">map_t</text:span>和<text:span text:style-name="T23">multimap_t</text:span>提供双向迭代器。禁止通过迭代器操作间接的修改容器中数据的<text:span text:style-name="T23">key，</text:span>但是可以修改数据的<text:span text:style-name="T23">value，</text:span>同样禁止将质变算法作用于关联容器。</text:p>
      <text:p text:style-name="P42"/>
      <text:list xml:id="list1552996925" text:style-name="L105">
        <text:list-item>
          <text:p text:style-name="P263">插入和删除</text:p>
        </text:list-item>
      </text:list>
      <table:table table:name="表格83" table:style-name="表格83">
        <table:table-column table:style-name="表格83.A"/>
        <table:table-column table:style-name="表格83.B"/>
        <table:table-row>
          <table:table-cell table:style-name="表格83.A1" office:value-type="string">
            <text:p text:style-name="Table_20_Contents">map_insert</text:p>
          </table:table-cell>
          <table:table-cell table:style-name="表格83.B1" office:value-type="string">
            <text:p text:style-name="Table_20_Contents">向map_t中插入指定的数据。</text:p>
          </table:table-cell>
        </table:table-row>
        <text:soft-page-break/>
        <table:table-row>
          <table:table-cell table:style-name="表格83.A2" office:value-type="string">
            <text:p text:style-name="Table_20_Contents">map_insert_hint</text:p>
          </table:table-cell>
          <table:table-cell table:style-name="表格83.B2" office:value-type="string">
            <text:p text:style-name="Table_20_Contents">向map_t中插入指定的数据，同时给出位置提示。</text:p>
          </table:table-cell>
        </table:table-row>
        <table:table-row>
          <table:table-cell table:style-name="表格83.A2" office:value-type="string">
            <text:p text:style-name="Table_20_Contents">map_insert_range</text:p>
          </table:table-cell>
          <table:table-cell table:style-name="表格83.B2" office:value-type="string">
            <text:p text:style-name="Table_20_Contents">向map_t中插入指定的数据区间。</text:p>
          </table:table-cell>
        </table:table-row>
        <table:table-row>
          <table:table-cell table:style-name="表格83.A2" office:value-type="string">
            <text:p text:style-name="Table_20_Contents">map_erase</text:p>
          </table:table-cell>
          <table:table-cell table:style-name="表格83.B2" office:value-type="string">
            <text:p text:style-name="Table_20_Contents">删除map_t中拥有指定key的数据。</text:p>
          </table:table-cell>
        </table:table-row>
        <table:table-row>
          <table:table-cell table:style-name="表格83.A2" office:value-type="string">
            <text:p text:style-name="Table_20_Contents">map_erase_pos</text:p>
          </table:table-cell>
          <table:table-cell table:style-name="表格83.B2" office:value-type="string">
            <text:p text:style-name="Table_20_Contents">删除map_t中指定位置的数据。</text:p>
          </table:table-cell>
        </table:table-row>
        <table:table-row>
          <table:table-cell table:style-name="表格83.A2" office:value-type="string">
            <text:p text:style-name="Table_20_Contents">map_erase_range</text:p>
          </table:table-cell>
          <table:table-cell table:style-name="表格83.B2" office:value-type="string">
            <text:p text:style-name="Table_20_Contents">删除map_t中指定数据区间的数据。</text:p>
          </table:table-cell>
        </table:table-row>
        <table:table-row>
          <table:table-cell table:style-name="表格83.A2" office:value-type="string">
            <text:p text:style-name="Table_20_Contents">map_clear</text:p>
          </table:table-cell>
          <table:table-cell table:style-name="表格83.B2" office:value-type="string">
            <text:p text:style-name="Table_20_Contents">删除map_t中所有的数据。</text:p>
          </table:table-cell>
        </table:table-row>
      </table:table>
      <text:p text:style-name="P41"><text:tab/>由于<text:span text:style-name="T23">map_t不允许key重复而multimap_t允许key重复，那么在插入和删除操作中两个容器的操作函数的行为就有区别了，对于插入操作，map_t中如果已经存在与要插入的数据的key相等的key则插入会失败，返回map_end()但是对于multiset_t这样的插入就不会失败，返回的是被插入的数据在multiset_t中位置的迭代器。同时对于删除操作map_t将容器中包含指定key的唯一数据删除，但是multiset_t将容器中所有包含指定key的数据都删掉了。</text:span></text:p>
      <text:p text:style-name="P42"/>
      <text:list xml:id="list758524394" text:continue-list="list1726143943" text:style-name="WW8Num13">
        <text:list-item>
          <text:list>
            <text:list-item>
              <text:list>
                <text:list-item>
                  <text:h text:style-name="P345" text:outline-level="3">将<text:span text:style-name="T23">map_t</text:span>作为关联数组使用</text:h>
                </text:list-item>
              </text:list>
            </text:list-item>
          </text:list>
        </text:list-item>
      </text:list>
      <text:p text:style-name="P42"><text:tab/>关联容器是不提供数据访问操作的，但是<text:span text:style-name="T23">map_t</text:span>例外，它提供了一个通过下标对数据进行随即访问的操作函数，所以可以将<text:span text:style-name="T23">map_t</text:span>看作是关联数组。</text:p>
      <table:table table:name="表格84" table:style-name="表格84">
        <table:table-column table:style-name="表格84.A"/>
        <table:table-column table:style-name="表格84.B"/>
        <table:table-row>
          <table:table-cell table:style-name="表格84.A1" office:value-type="string">
            <text:p text:style-name="Table_20_Contents">map_at</text:p>
          </table:table-cell>
          <table:table-cell table:style-name="表格84.B1" office:value-type="string">
            <text:p text:style-name="Table_20_Contents">通过以key为下标对map_t中的数据的value进行访问。</text:p>
          </table:table-cell>
        </table:table-row>
      </table:table>
      <text:p text:style-name="P42"><text:tab/>这个操作函数使用<text:span text:style-name="T23">key</text:span>为下标，返回指向数据的<text:span text:style-name="T23">value</text:span>的指针。如果容器中没有以<text:span text:style-name="T23">key</text:span>为键值的数据则先向容器中插入一个键值为<text:span text:style-name="T23">key，value</text:span>为该数据类型的默认值的数据然后返回指向<text:span text:style-name="T23">value</text:span>的指针。</text:p>
      <text:p text:style-name="P42">例如：</text:p>
      <text:p text:style-name="P64">map_t* pmap_coll = create_map(char, double);</text:p>
      <text:p text:style-name="P64">...</text:p>
      <text:p text:style-name="P64">map_init(pmap_coll);</text:p>
      <text:p text:style-name="P64">...</text:p>
      <text:p text:style-name="P64">*(double*)map_at(pmap_coll, ‘A’) = 7.7;</text:p>
      <text:p text:style-name="P82"><text:span text:style-name="T59">这个例子中</text:span><text:span text:style-name="T40">*(double*)map_at(pmap_coll, ‘A’) = 7.7;</text:span><text:span text:style-name="T59">是对键值为</text:span><text:span text:style-name="T49">’A’</text:span><text:span text:style-name="T59">的数据的访问，如果容器中包含键值为</text:span><text:span text:style-name="T49">’A’</text:span><text:span text:style-name="T59">的数据，就将这个数据的</text:span><text:span text:style-name="T37">value</text:span><text:span text:style-name="T59">改为</text:span><text:span text:style-name="T37">7.7，</text:span><text:span text:style-name="T59">如果没有就插入一个</text:span><text:span text:style-name="T37">(‘A’, 0.0)</text:span><text:span text:style-name="T59">的数据，然后在将</text:span><text:span text:style-name="T37">0.0</text:span><text:span text:style-name="T59">改为</text:span><text:span text:style-name="T37">7.7</text:span><text:span text:style-name="T59">。</text:span></text:p>
      <text:p text:style-name="P42"><text:tab/>这个操作有一个缺点，那就是调用者可能偶然或者错误的插了新数据。如：</text:p>
      <text:p text:style-name="P64">printf(“value = %f\n”, *(double*)map_at(pmap_coll, ‘A’));</text:p>
      <text:p text:style-name="P42">如果容器中有键值为<text:span text:style-name="T48">’A’</text:span>的数据这个操作没有任何错误，但是如果没有那么就无声无息的插入了一个新数据 <text:span text:style-name="T23">(‘A’,0.0)。</text:span></text:p>
      <text:p text:style-name="P33"/>
      <text:list xml:id="list302539498" text:continue-numbering="true" text:style-name="WW8Num13">
        <text:list-item>
          <text:list>
            <text:list-item>
              <text:list>
                <text:list-item>
                  <text:h text:style-name="P345" text:outline-level="3"><text:span text:style-name="T23">map_t</text:span>和<text:span text:style-name="T23">multimap_t</text:span>的使用实例</text:h>
                </text:list-item>
              </text:list>
            </text:list-item>
          </text:list>
        </text:list-item>
      </text:list>
      <text:p text:style-name="P42"><text:span text:style-name="T23">map_t</text:span>作为关联数组，这个例子使用<text:span text:style-name="T23">map_t</text:span>来反应股价，其中<text:span text:style-name="T23">key</text:span>是公司名称，<text:span text:style-name="T23">value</text:span>是股价：</text:p>
      <table:table table:name="表格85" table:style-name="表格85">
        <table:table-column table:style-name="表格85.A"/>
        <table:table-row>
          <table:table-cell table:style-name="表格85.A1" office:value-type="string">
            <text:p text:style-name="P102">/* </text:p>
            <text:p text:style-name="P102"><text:s/>* map2.c </text:p>
            <text:p text:style-name="P102"><text:soft-page-break/><text:s/>* compile with : -lcstl </text:p>
            <text:p text:style-name="P102"><text:s/>*/ </text:p>
            <text:p text:style-name="P102"/>
            <text:p text:style-name="P102">#include &lt;stdio.h&gt; </text:p>
            <text:p text:style-name="P102">#include &lt;cstl/cmap.h&gt; </text:p>
            <text:p text:style-name="P102"/>
            <text:p text:style-name="P102">int main(int argc, char* argv[]) </text:p>
            <text:p text:style-name="P102">{ </text:p>
            <text:p text:style-name="P102"><text:s text:c="4"/>map_t* pmap_stocks = create_map(char*, double); </text:p>
            <text:p text:style-name="P102"><text:s text:c="4"/>map_iterator_t it_pos; </text:p>
            <text:p text:style-name="P102"/>
            <text:p text:style-name="P102"><text:s text:c="4"/>if(pmap_stocks == NULL) </text:p>
            <text:p text:style-name="P102"><text:s text:c="4"/>{ </text:p>
            <text:p text:style-name="P102"><text:s text:c="8"/>return -1; </text:p>
            <text:p text:style-name="P102"><text:s text:c="4"/>} </text:p>
            <text:p text:style-name="P102"/>
            <text:p text:style-name="P102"><text:s text:c="4"/>map_init(pmap_stocks); </text:p>
            <text:p text:style-name="P102"/>
            <text:p text:style-name="P102"><text:s text:c="4"/>*(double*)map_at(pmap_stocks, "Google") = 834.50; </text:p>
            <text:p text:style-name="P102"><text:s text:c="4"/>*(double*)map_at(pmap_stocks, "IBM") = 431.93; </text:p>
            <text:p text:style-name="P102"><text:s text:c="4"/>*(double*)map_at(pmap_stocks, "Apple") = 557.28; </text:p>
            <text:p text:style-name="P102"><text:s text:c="4"/>*(double*)map_at(pmap_stocks, "MS") = 691.03; </text:p>
            <text:p text:style-name="P102"><text:s text:c="4"/>*(double*)map_at(pmap_stocks, "Oracle") = 670.37; </text:p>
            <text:p text:style-name="P102"/>
            <text:p text:style-name="P102"><text:s text:c="4"/>/* print all elements */ </text:p>
            <text:p text:style-name="P102"><text:s text:c="4"/>for(it_pos = map_begin(pmap_stocks); </text:p>
            <text:p text:style-name="P102"><text:s text:c="8"/>!iterator_equal(it_pos, map_end(pmap_stocks)); </text:p>
            <text:p text:style-name="P102"><text:s text:c="8"/>it_pos = iterator_next(it_pos)) </text:p>
            <text:p text:style-name="P102"><text:s text:c="4"/>{ </text:p>
            <text:p text:style-name="P102"><text:s text:c="8"/>printf("stock:%s\tprice:%lf\n", </text:p>
            <text:p text:style-name="P102"><text:s text:c="12"/>(char*)pair_first((pair_t*)iterator_get_pointer(it_pos)), </text:p>
            <text:p text:style-name="P102"><text:s text:c="12"/>*(double*)pair_second((pair_t*)iterator_get_pointer(it_pos))); </text:p>
            <text:p text:style-name="P102"><text:s text:c="4"/>} </text:p>
            <text:p text:style-name="P102"><text:s text:c="4"/>printf("\n"); </text:p>
            <text:p text:style-name="P102"/>
            <text:p text:style-name="P102"><text:s text:c="4"/>/* all price double */ </text:p>
            <text:p text:style-name="P102"><text:s text:c="4"/>for(it_pos = map_begin(pmap_stocks); </text:p>
            <text:p text:style-name="P102"><text:s text:c="8"/>!iterator_equal(it_pos, map_end(pmap_stocks)); </text:p>
            <text:p text:style-name="P102"><text:s text:c="8"/>it_pos = iterator_next(it_pos)) </text:p>
            <text:p text:style-name="P102"><text:s text:c="4"/>{ </text:p>
            <text:p text:style-name="P102"><text:s text:c="8"/>*(double*)pair_second((pair_t*)iterator_get_pointer(it_pos)) *= 2; </text:p>
            <text:p text:style-name="P102"><text:s text:c="4"/>} </text:p>
            <text:p text:style-name="P102"/>
            <text:p text:style-name="P102"><text:soft-page-break/><text:s text:c="4"/>/* print all elements */ </text:p>
            <text:p text:style-name="P102"><text:s text:c="4"/>for(it_pos = map_begin(pmap_stocks); </text:p>
            <text:p text:style-name="P102"><text:s text:c="8"/>!iterator_equal(it_pos, map_end(pmap_stocks)); </text:p>
            <text:p text:style-name="P102"><text:s text:c="8"/>it_pos = iterator_next(it_pos)) </text:p>
            <text:p text:style-name="P102"><text:s text:c="4"/>{ </text:p>
            <text:p text:style-name="P102"><text:s text:c="8"/>printf("stock:%s\tprice:%lf\n", </text:p>
            <text:p text:style-name="P102"><text:s text:c="12"/>(char*)pair_first((pair_t*)iterator_get_pointer(it_pos)), </text:p>
            <text:p text:style-name="P102"><text:s text:c="12"/>*(double*)pair_second((pair_t*)iterator_get_pointer(it_pos))); </text:p>
            <text:p text:style-name="P102"><text:s text:c="4"/>} </text:p>
            <text:p text:style-name="P102"><text:s text:c="4"/>printf("\n"); </text:p>
            <text:p text:style-name="P102"/>
            <text:p text:style-name="P102"><text:s text:c="4"/>/* rename the key from "MS" to "Microsoft" */ </text:p>
            <text:p text:style-name="P102"><text:s text:c="4"/>*(double*)map_at(pmap_stocks, "Microsoft") = </text:p>
            <text:p text:style-name="P102"><text:s text:c="8"/>*(double*)map_at(pmap_stocks, "MS"); </text:p>
            <text:p text:style-name="P102"><text:s text:c="4"/>map_erase(pmap_stocks, "MS"); </text:p>
            <text:p text:style-name="P102"/>
            <text:p text:style-name="P102"><text:s text:c="4"/>/* print all elements */ </text:p>
            <text:p text:style-name="P102"><text:s text:c="4"/>for(it_pos = map_begin(pmap_stocks); </text:p>
            <text:p text:style-name="P102"><text:s text:c="8"/>!iterator_equal(it_pos, map_end(pmap_stocks)); </text:p>
            <text:p text:style-name="P102"><text:s text:c="8"/>it_pos = iterator_next(it_pos)) </text:p>
            <text:p text:style-name="P102"><text:s text:c="4"/>{ </text:p>
            <text:p text:style-name="P102"><text:s text:c="8"/>printf("stock:%s\tprice:%lf\n", </text:p>
            <text:p text:style-name="P102"><text:s text:c="12"/>(char*)pair_first((pair_t*)iterator_get_pointer(it_pos)), </text:p>
            <text:p text:style-name="P102"><text:s text:c="12"/>*(double*)pair_second((pair_t*)iterator_get_pointer(it_pos))); </text:p>
            <text:p text:style-name="P102"><text:s text:c="4"/>} </text:p>
            <text:p text:style-name="P102"><text:s text:c="4"/>printf("\n"); </text:p>
            <text:p text:style-name="P102"/>
            <text:p text:style-name="P102"><text:s text:c="4"/>map_destroy(pmap_stocks); </text:p>
            <text:p text:style-name="P102"/>
            <text:p text:style-name="P102"><text:s text:c="4"/>return 0; </text:p>
            <text:p text:style-name="P102">}</text:p>
          </table:table-cell>
        </table:table-row>
      </table:table>
      <text:p text:style-name="P48"/>
      <text:p text:style-name="P42">输出结果:</text:p>
      <text:p text:style-name="P35">stock:Apple<text:tab/><text:tab/>price:557.280000 </text:p>
      <text:p text:style-name="P35">stock:Google<text:tab/><text:tab/>price:834.500000 </text:p>
      <text:p text:style-name="P35">stock:IBM<text:tab/><text:tab/>price:431.930000 </text:p>
      <text:p text:style-name="P35">stock:MS<text:tab/><text:tab/><text:tab/>price:691.030000 </text:p>
      <text:p text:style-name="P35">stock:Oracle<text:tab/><text:tab/>price:670.370000 </text:p>
      <text:p text:style-name="P35"/>
      <text:p text:style-name="P35">stock:Apple<text:tab/><text:tab/>price:1114.560000 </text:p>
      <text:p text:style-name="P35">stock:Google<text:tab/><text:tab/>price:1669.000000 </text:p>
      <text:p text:style-name="P35">stock:IBM<text:tab/><text:tab/>price:863.860000 </text:p>
      <text:p text:style-name="P35">stock:MS<text:tab/><text:tab/><text:tab/>price:1382.060000 </text:p>
      <text:p text:style-name="P35"><text:soft-page-break/>stock:Oracle<text:tab/><text:tab/>price:1340.740000 </text:p>
      <text:p text:style-name="P35"/>
      <text:p text:style-name="P35">stock:Apple<text:tab/><text:tab/>price:1114.560000 </text:p>
      <text:p text:style-name="P35">stock:Google<text:tab/><text:tab/>price:1669.000000 </text:p>
      <text:p text:style-name="P35">stock:IBM<text:tab/><text:tab/>price:863.860000 </text:p>
      <text:p text:style-name="P35">stock:Microsoft<text:tab/>price:1382.060000 </text:p>
      <text:p text:style-name="P35">stock:Oracle<text:tab/><text:tab/>price:1340.740000 </text:p>
      <text:p text:style-name="P48"/>
      <text:p text:style-name="P42"><text:tab/>下面这个例子将<text:span text:style-name="T23">multimap_t</text:span>作为字典来使用：</text:p>
      <table:table table:name="表格86" table:style-name="表格86">
        <table:table-column table:style-name="表格86.A"/>
        <table:table-row>
          <table:table-cell table:style-name="表格86.A1" office:value-type="string">
            <text:p text:style-name="P102">/* </text:p>
            <text:p text:style-name="P102"><text:s/>* multimap2.c </text:p>
            <text:p text:style-name="P102"><text:s/>* compile with : -lcstl </text:p>
            <text:p text:style-name="P102"><text:s/>*/ </text:p>
            <text:p text:style-name="P102"/>
            <text:p text:style-name="P102">#include &lt;stdio.h&gt; </text:p>
            <text:p text:style-name="P102">#include &lt;string.h&gt; </text:p>
            <text:p text:style-name="P102">#include &lt;cstl/cmap.h&gt; </text:p>
            <text:p text:style-name="P102"/>
            <text:p text:style-name="P102">int main(int argc, char* argv[]) </text:p>
            <text:p text:style-name="P102">{ </text:p>
            <text:p text:style-name="P102"><text:s text:c="4"/>multimap_t* pmmap_dict = create_multimap(char*, char*); </text:p>
            <text:p text:style-name="P102"><text:s text:c="4"/>pair_t* ppair_item = create_pair(char*, char*); </text:p>
            <text:p text:style-name="P102"><text:s text:c="4"/>multimap_iterator_t it_pos; </text:p>
            <text:p text:style-name="P102"/>
            <text:p text:style-name="P102"><text:s text:c="4"/>if(pmmap_dict == NULL || ppair_item == NULL) </text:p>
            <text:p text:style-name="P102"><text:s text:c="4"/>{ </text:p>
            <text:p text:style-name="P102"><text:s text:c="8"/>return -1; </text:p>
            <text:p text:style-name="P102"><text:s text:c="4"/>} </text:p>
            <text:p text:style-name="P102"/>
            <text:p text:style-name="P102"><text:s text:c="4"/>multimap_init(pmmap_dict); </text:p>
            <text:p text:style-name="P102"><text:s text:c="4"/>pair_init(ppair_item); </text:p>
            <text:p text:style-name="P102"/>
            <text:p text:style-name="P102"><text:s text:c="4"/>pair_make(ppair_item, "day", "Tag"); </text:p>
            <text:p text:style-name="P102"><text:s text:c="4"/>multimap_insert(pmmap_dict, ppair_item); </text:p>
            <text:p text:style-name="P102"><text:s text:c="4"/>pair_make(ppair_item, "strange", "fremd"); </text:p>
            <text:p text:style-name="P102"><text:s text:c="4"/>multimap_insert(pmmap_dict, ppair_item); </text:p>
            <text:p text:style-name="P102"><text:s text:c="4"/>pair_make(ppair_item, "car", "Auto"); </text:p>
            <text:p text:style-name="P102"><text:s text:c="4"/>multimap_insert(pmmap_dict, ppair_item); </text:p>
            <text:p text:style-name="P102"><text:s text:c="4"/>pair_make(ppair_item, "smart", "elegant"); </text:p>
            <text:p text:style-name="P102"><text:s text:c="4"/>multimap_insert(pmmap_dict, ppair_item); </text:p>
            <text:p text:style-name="P102"><text:s text:c="4"/>pair_make(ppair_item, "trait", "Merkmal"); </text:p>
            <text:p text:style-name="P102"><text:s text:c="4"/>multimap_insert(pmmap_dict, ppair_item); </text:p>
            <text:p text:style-name="P102"><text:s text:c="4"/>pair_make(ppair_item, "strange", "seltsam"); </text:p>
            <text:p text:style-name="P102"><text:soft-page-break/><text:s text:c="4"/>multimap_insert(pmmap_dict, ppair_item); </text:p>
            <text:p text:style-name="P102"><text:s text:c="4"/>pair_make(ppair_item, "smart", "raffiniert"); </text:p>
            <text:p text:style-name="P102"><text:s text:c="4"/>multimap_insert(pmmap_dict, ppair_item); </text:p>
            <text:p text:style-name="P102"><text:s text:c="4"/>pair_make(ppair_item, "smart", "klug"); </text:p>
            <text:p text:style-name="P102"><text:s text:c="4"/>multimap_insert(pmmap_dict, ppair_item); </text:p>
            <text:p text:style-name="P102"><text:s text:c="4"/>pair_make(ppair_item, "clever", "raffiniert"); </text:p>
            <text:p text:style-name="P102"><text:s text:c="4"/>multimap_insert(pmmap_dict, ppair_item); </text:p>
            <text:p text:style-name="P102"/>
            <text:p text:style-name="P102"><text:s text:c="4"/>/* print all elements */ </text:p>
            <text:p text:style-name="P102"><text:s text:c="4"/>printf("english\t\tgerman\n"); </text:p>
            <text:p text:style-name="P102"><text:s text:c="4"/>printf("--------------------------------\n"); </text:p>
            <text:p text:style-name="P102"><text:s text:c="4"/>for(it_pos = multimap_begin(pmmap_dict); </text:p>
            <text:p text:style-name="P102"><text:s text:c="8"/>!iterator_equal(it_pos, multimap_end(pmmap_dict)); </text:p>
            <text:p text:style-name="P102"><text:s text:c="8"/>it_pos = iterator_next(it_pos)) </text:p>
            <text:p text:style-name="P102"><text:s text:c="4"/>{ </text:p>
            <text:p text:style-name="P102"><text:s text:c="8"/>printf("%s\t\t%s\n", </text:p>
            <text:p text:style-name="P102"><text:s text:c="12"/>(char*)pair_first((pair_t*)iterator_get_pointer(it_pos)), </text:p>
            <text:p text:style-name="P102"><text:s text:c="12"/>(char*)pair_second((pair_t*)iterator_get_pointer(it_pos))); </text:p>
            <text:p text:style-name="P102"><text:s text:c="4"/>} </text:p>
            <text:p text:style-name="P102"><text:s text:c="4"/>printf("\n"); </text:p>
            <text:p text:style-name="P102"/>
            <text:p text:style-name="P102"><text:s text:c="4"/>/* print all values for key "smart" */ </text:p>
            <text:p text:style-name="P102"><text:s text:c="4"/>printf("smart:\n"); </text:p>
            <text:p text:style-name="P102"><text:s text:c="4"/>for(it_pos = multimap_begin(pmmap_dict); </text:p>
            <text:p text:style-name="P102"><text:s text:c="8"/>!iterator_equal(it_pos, multimap_end(pmmap_dict)); </text:p>
            <text:p text:style-name="P102"><text:s text:c="8"/>it_pos = iterator_next(it_pos)) </text:p>
            <text:p text:style-name="P102"><text:s text:c="4"/>{ </text:p>
            <text:p text:style-name="P102"><text:s text:c="8"/>if(strcmp((char*)pair_first((pair_t*)iterator_get_pointer(it_pos)), </text:p>
            <text:p text:style-name="P102"><text:s text:c="12"/>"smart") == 0) </text:p>
            <text:p text:style-name="P102"><text:s text:c="8"/>{ </text:p>
            <text:p text:style-name="P102"><text:s text:c="12"/>printf("\t%s\n", </text:p>
            <text:p text:style-name="P102"><text:s text:c="16"/>(char*)pair_second((pair_t*)iterator_get_pointer(it_pos))); </text:p>
            <text:p text:style-name="P102"><text:s text:c="8"/>} </text:p>
            <text:p text:style-name="P102"><text:s text:c="4"/>} </text:p>
            <text:p text:style-name="P102"><text:s text:c="4"/>printf("\n"); </text:p>
            <text:p text:style-name="P102"/>
            <text:p text:style-name="P102"><text:s text:c="4"/>/* print all keys for value "raffiniert" */ </text:p>
            <text:p text:style-name="P102"><text:s text:c="4"/>printf("raffiniert:\n"); </text:p>
            <text:p text:style-name="P102"><text:s text:c="4"/>for(it_pos = multimap_begin(pmmap_dict); </text:p>
            <text:p text:style-name="P102"><text:s text:c="8"/>!iterator_equal(it_pos, multimap_end(pmmap_dict)); </text:p>
            <text:p text:style-name="P102"><text:s text:c="8"/>it_pos = iterator_next(it_pos)) </text:p>
            <text:p text:style-name="P102"><text:s text:c="4"/>{ </text:p>
            <text:p text:style-name="P102"><text:s text:c="8"/>if(strcmp((char*)pair_second((pair_t*)iterator_get_pointer(it_pos)), </text:p>
            <text:p text:style-name="P102"><text:soft-page-break/><text:s text:c="12"/>"raffiniert") == 0) </text:p>
            <text:p text:style-name="P102"><text:s text:c="8"/>{ </text:p>
            <text:p text:style-name="P102"><text:s text:c="12"/>printf("\t%s\n", </text:p>
            <text:p text:style-name="P102"><text:s text:c="16"/>(char*)pair_first((pair_t*)iterator_get_pointer(it_pos))); </text:p>
            <text:p text:style-name="P102"><text:s text:c="8"/>} </text:p>
            <text:p text:style-name="P102"><text:s text:c="4"/>} </text:p>
            <text:p text:style-name="P102"><text:s text:c="4"/>printf("\n"); </text:p>
            <text:p text:style-name="P102"/>
            <text:p text:style-name="P102"><text:s text:c="4"/>multimap_destroy(pmmap_dict); </text:p>
            <text:p text:style-name="P102"><text:s text:c="4"/>pair_destroy(ppair_item); </text:p>
            <text:p text:style-name="P102"/>
            <text:p text:style-name="P102"><text:s text:c="4"/>return 0; </text:p>
            <text:p text:style-name="P102">}</text:p>
          </table:table-cell>
        </table:table-row>
      </table:table>
      <text:p text:style-name="P48"/>
      <text:p text:style-name="P42">结果：</text:p>
      <text:p text:style-name="P35">english<text:tab/><text:tab/>german </text:p>
      <text:p text:style-name="P35">-------------------------------- </text:p>
      <text:p text:style-name="P35">car<text:tab/><text:tab/><text:tab/>Auto </text:p>
      <text:p text:style-name="P35">clever<text:tab/><text:tab/>raffiniert </text:p>
      <text:p text:style-name="P35">day<text:tab/><text:tab/><text:tab/>Tag </text:p>
      <text:p text:style-name="P35">smart<text:tab/><text:tab/>elegant </text:p>
      <text:p text:style-name="P35">smart<text:tab/><text:tab/>raffiniert </text:p>
      <text:p text:style-name="P35">smart<text:tab/><text:tab/>klug </text:p>
      <text:p text:style-name="P35">strange<text:tab/><text:tab/>fremd </text:p>
      <text:p text:style-name="P35">strange<text:tab/><text:tab/>seltsam </text:p>
      <text:p text:style-name="P35">trait<text:tab/><text:tab/><text:tab/>Merkmal </text:p>
      <text:p text:style-name="P35"/>
      <text:p text:style-name="P35">smart: </text:p>
      <text:p text:style-name="P35"><text:tab/>elegant </text:p>
      <text:p text:style-name="P35"><text:tab/>raffiniert </text:p>
      <text:p text:style-name="P35"><text:tab/>klug </text:p>
      <text:p text:style-name="P35"/>
      <text:p text:style-name="P35">raffiniert: </text:p>
      <text:p text:style-name="P35"><text:tab/>clever </text:p>
      <text:p text:style-name="P35"><text:tab/>smart </text:p>
      <text:p text:style-name="P48"/>
      <text:p text:style-name="P42"><text:tab/>下面这个例子展示了通过算法来找到<text:span text:style-name="T23">value</text:span>：</text:p>
      <table:table table:name="表格87" table:style-name="表格87">
        <table:table-column table:style-name="表格87.A"/>
        <table:table-row>
          <table:table-cell table:style-name="表格87.A1" office:value-type="string">
            <text:p text:style-name="P102">/* </text:p>
            <text:p text:style-name="P102"><text:s/>* mapfind.c </text:p>
            <text:p text:style-name="P102"><text:s/>* compile with : -lcstl </text:p>
            <text:p text:style-name="P102"><text:s/>*/ </text:p>
            <text:p text:style-name="P102"/>
            <text:p text:style-name="P102">#include &lt;stdio.h&gt; </text:p>
            <text:p text:style-name="P102"><text:soft-page-break/>#include &lt;cstl/cmap.h&gt; </text:p>
            <text:p text:style-name="P102">#include &lt;cstl/calgorithm.h&gt; </text:p>
            <text:p text:style-name="P102"/>
            <text:p text:style-name="P102">static void _find_valud(const void* cpv_input, void* pv_output) </text:p>
            <text:p text:style-name="P102">{ </text:p>
            <text:p text:style-name="P102"><text:s text:c="4"/>if(*(int*)pair_second((pair_t*)cpv_input) == 3) </text:p>
            <text:p text:style-name="P102"><text:s text:c="4"/>{ </text:p>
            <text:p text:style-name="P102"><text:s text:c="8"/>*(bool_t*)pv_output = true; </text:p>
            <text:p text:style-name="P102"><text:s text:c="4"/>} </text:p>
            <text:p text:style-name="P102"><text:s text:c="4"/>else </text:p>
            <text:p text:style-name="P102"><text:s text:c="4"/>{ </text:p>
            <text:p text:style-name="P102"><text:s text:c="8"/>*(bool_t*)pv_output = false; </text:p>
            <text:p text:style-name="P102"><text:s text:c="4"/>} </text:p>
            <text:p text:style-name="P102">} </text:p>
            <text:p text:style-name="P102"/>
            <text:p text:style-name="P102">int main(int argc, char* argv[]) </text:p>
            <text:p text:style-name="P102">{ </text:p>
            <text:p text:style-name="P102"><text:s text:c="4"/>map_t* pmap_coll = create_map(int, int); </text:p>
            <text:p text:style-name="P102"><text:s text:c="4"/>map_iterator_t it_pos; </text:p>
            <text:p text:style-name="P102"/>
            <text:p text:style-name="P102"><text:s text:c="4"/>if(pmap_coll == NULL) </text:p>
            <text:p text:style-name="P102"><text:s text:c="4"/>{ </text:p>
            <text:p text:style-name="P102"><text:s text:c="8"/>return -1; </text:p>
            <text:p text:style-name="P102"><text:s text:c="4"/>} </text:p>
            <text:p text:style-name="P102"/>
            <text:p text:style-name="P102"><text:s text:c="4"/>map_init(pmap_coll); </text:p>
            <text:p text:style-name="P102"/>
            <text:p text:style-name="P102"><text:s text:c="4"/>*(int*)map_at(pmap_coll, 1) = 7; </text:p>
            <text:p text:style-name="P102"><text:s text:c="4"/>*(int*)map_at(pmap_coll, 2) = 4; </text:p>
            <text:p text:style-name="P102"><text:s text:c="4"/>*(int*)map_at(pmap_coll, 3) = 2; </text:p>
            <text:p text:style-name="P102"><text:s text:c="4"/>*(int*)map_at(pmap_coll, 4) = 3; </text:p>
            <text:p text:style-name="P102"><text:s text:c="4"/>*(int*)map_at(pmap_coll, 5) = 6; </text:p>
            <text:p text:style-name="P102"><text:s text:c="4"/>*(int*)map_at(pmap_coll, 6) = 1; </text:p>
            <text:p text:style-name="P102"><text:s text:c="4"/>*(int*)map_at(pmap_coll, 7) = 7; </text:p>
            <text:p text:style-name="P102"/>
            <text:p text:style-name="P102"><text:s text:c="4"/>/* search an element with key 3 */ </text:p>
            <text:p text:style-name="P102"><text:s text:c="4"/>it_pos = map_find(pmap_coll, 3); </text:p>
            <text:p text:style-name="P102"><text:s text:c="4"/>if(!iterator_equal(it_pos, map_end(pmap_coll))) </text:p>
            <text:p text:style-name="P102"><text:s text:c="4"/>{ </text:p>
            <text:p text:style-name="P102"><text:s text:c="8"/>printf("%d : %d\n", </text:p>
            <text:p text:style-name="P102"><text:s text:c="12"/>*(int*)pair_first((pair_t*)iterator_get_pointer(it_pos)), </text:p>
            <text:p text:style-name="P102"><text:s text:c="12"/>*(int*)pair_second((pair_t*)iterator_get_pointer(it_pos))); </text:p>
            <text:p text:style-name="P102"><text:s text:c="4"/>} </text:p>
            <text:p text:style-name="P102"><text:soft-page-break/><text:s text:c="4"/>/* search an element with value 3 */ </text:p>
            <text:p text:style-name="P102"><text:s text:c="4"/>it_pos = algo_find_if(map_begin(pmap_coll), map_end(pmap_coll), _find_valud); </text:p>
            <text:p text:style-name="P102"><text:s text:c="4"/>if(!iterator_equal(it_pos, map_end(pmap_coll))) </text:p>
            <text:p text:style-name="P102"><text:s text:c="4"/>{ </text:p>
            <text:p text:style-name="P102"><text:s text:c="8"/>printf("%d : %d\n", </text:p>
            <text:p text:style-name="P102"><text:s text:c="12"/>*(int*)pair_first((pair_t*)iterator_get_pointer(it_pos)), </text:p>
            <text:p text:style-name="P102"><text:s text:c="12"/>*(int*)pair_second((pair_t*)iterator_get_pointer(it_pos))); </text:p>
            <text:p text:style-name="P102"><text:s text:c="4"/>} </text:p>
            <text:p text:style-name="P102"/>
            <text:p text:style-name="P102"><text:s text:c="4"/>map_destroy(pmap_coll); </text:p>
            <text:p text:style-name="P102"/>
            <text:p text:style-name="P102"><text:s text:c="4"/>return 0; </text:p>
            <text:p text:style-name="P102">}</text:p>
          </table:table-cell>
        </table:table-row>
      </table:table>
      <text:p text:style-name="P48"/>
      <text:p text:style-name="P42">结果：</text:p>
      <text:p text:style-name="P35">3 : 2</text:p>
      <text:p text:style-name="P35">4 : 3</text:p>
      <text:p text:style-name="P35"/>
      <text:p text:style-name="P35"/>
      <text:list xml:id="list1800241560" text:continue-numbering="true" text:style-name="WW8Num13">
        <text:list-item>
          <text:list>
            <text:list-item>
              <text:h text:style-name="P333" text:outline-level="2">hash_set_t，hash_multiset_t，hash_map_t，hash_multimap_t</text:h>
            </text:list-item>
          </text:list>
        </text:list-item>
      </text:list>
      <text:p text:style-name="P40"><text:span text:style-name="T55"><text:tab/></text:span><text:span text:style-name="T40">libcstl除了提供基于平衡二叉树的关联容器外还提供了基于哈希表结构的关联容器。基于哈希表结构的关联容器在数据的插入和查找方面效率更高，如果哈希函数选择的好的话可以实现操作时间接近常数级别。基于哈希表结构的关</text:span><text:span text:style-name="T40">联容器中数据是按照哈希函数的计算得到数据在哈希表相应的存储位置。当计算多个数据通过哈希函数计算时得到相同的位置就产生了冲突，为了解决冲突将这些数据按照排序规则组成一个链存放在相应的哈希表存储单元中，好的哈希函数应该尽量减少冲突。</text:span></text:p>
      <text:p text:style-name="P36"><draw:frame draw:style-name="fr3" draw:name="图形20" text:anchor-type="paragraph" svg:width="19.006cm" svg:height="8.243cm" draw:z-index="26"><draw:image xlink:href="Pictures/10000000000002CD000001378C5C7FE7.jpg" xlink:type="simple" xlink:show="embed" xlink:actuate="onLoad"/></draw:frame><text:soft-page-break/>图 4.10 哈希表内部结构</text:p>
      <text:p text:style-name="P40"><text:span text:style-name="T59"><text:tab/></text:span><text:span text:style-name="T37">libcstl</text:span><text:span text:style-name="T59">提供的基于哈希结构的关联容器包括</text:span><text:span text:style-name="T49">hash_set_t</text:span><text:span text:style-name="T34">，</text:span><text:span text:style-name="T49">hash_multiset_t</text:span><text:span text:style-name="T34">，</text:span><text:span text:style-name="T49">hash_map_t</text:span><text:span text:style-name="T34">，</text:span><text:span text:style-name="T49">hash_multimap_t</text:span><text:span text:style-name="T34">。这几种容器与基于平衡二叉树的关联容器的操作基本相同。</text:span></text:p>
      <text:p text:style-name="P40"><text:span text:style-name="T59">要使用</text:span><text:span text:style-name="T37">hash_set_t</text:span><text:span text:style-name="T59">和</text:span><text:span text:style-name="T37">hash_multiset_t</text:span><text:span text:style-name="T59">必须包含头文件</text:span><text:span text:style-name="T40">&lt;cstl/chash_set.h&gt;</text:span></text:p>
      <text:p text:style-name="P64">#include &lt;cstl/chash_set.h&gt;</text:p>
      <text:p text:style-name="P40"><text:span text:style-name="T59">要使用</text:span><text:span text:style-name="T37">hash_map_t</text:span><text:span text:style-name="T59">和</text:span><text:span text:style-name="T37">hash_multimap_t</text:span><text:span text:style-name="T59">必须包含头文件</text:span><text:span text:style-name="T40">&lt;cstl/chash_map.h&gt;</text:span></text:p>
      <text:p text:style-name="P64">#include &lt;cstl/chash_map.h&gt;</text:p>
      <text:list xml:id="list942114634" text:continue-numbering="true" text:style-name="WW8Num13">
        <text:list-item>
          <text:list>
            <text:list-item>
              <text:list>
                <text:list-item>
                  <text:h text:style-name="P345" text:outline-level="3">基于哈希结构的关联容器的能力</text:h>
                </text:list-item>
              </text:list>
            </text:list-item>
          </text:list>
        </text:list-item>
      </text:list>
      <text:p text:style-name="P59"><text:tab/>基于哈希结构的关联容器的采用哈希表结构作为底层实现，这样是容器在数据的插入，删除和查找有更高的效率。此外基于哈希结构的关联容器支持除了同样支持关联容器的操作外还提供了关于哈希表的以下操作函数。</text:p>
      <text:p text:style-name="P59"><text:tab/>基于哈希结构的关联容器提供双向的迭代器，容器中的数据虽然不是完全有序的但是它的位置是根据数据本身的值和哈希函数计算得到的，所以不要直接或者通过迭代器间接修改数据的值，因为这样会破坏数据位置的正确性。</text:p>
      <text:list xml:id="list1877388600" text:continue-numbering="true" text:style-name="WW8Num13">
        <text:list-item>
          <text:list>
            <text:list-item>
              <text:list>
                <text:list-item>
                  <text:h text:style-name="P345" text:outline-level="3">基于哈希结构的关联容器的操作</text:h>
                </text:list-item>
              </text:list>
            </text:list-item>
          </text:list>
        </text:list-item>
      </text:list>
      <text:p text:style-name="P40"><text:span text:style-name="T59"><text:tab/>基于哈希结构的关联容器的操作大部分与基于平衡二叉树的关联容器操作相同，这里以hash_set_t的操作为例，其他操作函数请参考</text:span><text:span text:style-name="T49">《The libcstl Library Reference Manual》</text:span><text:span text:style-name="T59">。</text:span></text:p>
      <text:p text:style-name="P42"/>
      <text:list xml:id="list1202790152" text:style-name="L106">
        <text:list-item>
          <text:p text:style-name="P264">创建，初始化和销毁操作</text:p>
        </text:list-item>
      </text:list>
      <table:table table:name="表格88" table:style-name="表格88">
        <table:table-column table:style-name="表格88.A"/>
        <table:table-column table:style-name="表格88.B"/>
        <table:table-row>
          <table:table-cell table:style-name="表格88.A1" office:value-type="string">
            <text:p text:style-name="Table_20_Contents">create_hash_set</text:p>
          </table:table-cell>
          <table:table-cell table:style-name="表格88.B1" office:value-type="string">
            <text:p text:style-name="Table_20_Contents">创建hash_set_t容器类型。</text:p>
          </table:table-cell>
        </table:table-row>
        <table:table-row>
          <table:table-cell table:style-name="表格88.A2" office:value-type="string">
            <text:p text:style-name="Table_20_Contents">hash_set_init</text:p>
          </table:table-cell>
          <table:table-cell table:style-name="表格88.B2" office:value-type="string">
            <text:p text:style-name="Table_20_Contents">使用的默认的哈希函数，排序规则和哈希表存储单元数初始化一个空的hash_set_t。</text:p>
          </table:table-cell>
        </table:table-row>
        <table:table-row>
          <table:table-cell table:style-name="表格88.A2" office:value-type="string">
            <text:p text:style-name="Table_20_Contents">hash_set_init_ex</text:p>
          </table:table-cell>
          <table:table-cell table:style-name="表格88.B2" office:value-type="string">
            <text:p text:style-name="Table_20_Contents">使用指定的哈希函数排序规则和存储单元数初始化一个空的hash_set_t。</text:p>
          </table:table-cell>
        </table:table-row>
        <text:soft-page-break/>
        <table:table-row>
          <table:table-cell table:style-name="表格88.A2" office:value-type="string">
            <text:p text:style-name="Table_20_Contents">hash_set_init_copy</text:p>
          </table:table-cell>
          <table:table-cell table:style-name="表格88.B2" office:value-type="string">
            <text:p text:style-name="Table_20_Contents">通过拷贝的方式初始化一个hash_set_t。</text:p>
          </table:table-cell>
        </table:table-row>
        <table:table-row>
          <table:table-cell table:style-name="表格88.A2" office:value-type="string">
            <text:p text:style-name="Table_20_Contents">hash_set_init_copy_range</text:p>
          </table:table-cell>
          <table:table-cell table:style-name="表格88.B2" office:value-type="string">
            <text:p text:style-name="Table_20_Contents">使用默认的哈希函数排序规则存储单元数目和指定的数据区间初始化hash_set_t。</text:p>
          </table:table-cell>
        </table:table-row>
        <table:table-row>
          <table:table-cell table:style-name="表格88.A2" office:value-type="string">
            <text:p text:style-name="Table_20_Contents">hash_set_init_copy_range_ex</text:p>
          </table:table-cell>
          <table:table-cell table:style-name="表格88.B2" office:value-type="string">
            <text:p text:style-name="Table_20_Contents">使用指定的哈希函数排序规则存储单元数目和指定的数据区间初始化hash_set_t。</text:p>
          </table:table-cell>
        </table:table-row>
        <table:table-row>
          <table:table-cell table:style-name="表格88.A2" office:value-type="string">
            <text:p text:style-name="Table_20_Contents">hash_set_destroy </text:p>
          </table:table-cell>
          <table:table-cell table:style-name="表格88.B2" office:value-type="string">
            <text:p text:style-name="Table_20_Contents">销毁hash_set_t。</text:p>
          </table:table-cell>
        </table:table-row>
      </table:table>
      <text:p text:style-name="P42"/>
      <text:list xml:id="list413324417" text:style-name="L107">
        <text:list-item>
          <text:p text:style-name="P265">非质变操作</text:p>
        </text:list-item>
      </text:list>
      <table:table table:name="表格89" table:style-name="表格89">
        <table:table-column table:style-name="表格89.A"/>
        <table:table-column table:style-name="表格89.B"/>
        <table:table-row>
          <table:table-cell table:style-name="表格89.A1" office:value-type="string">
            <text:p text:style-name="Table_20_Contents">hash_set_size</text:p>
          </table:table-cell>
          <table:table-cell table:style-name="表格89.B1" office:value-type="string">
            <text:p text:style-name="Table_20_Contents">返回hash_set_t中数据的数量。</text:p>
          </table:table-cell>
        </table:table-row>
        <table:table-row>
          <table:table-cell table:style-name="表格89.A2" office:value-type="string">
            <text:p text:style-name="Table_20_Contents">hash_set_empty</text:p>
          </table:table-cell>
          <table:table-cell table:style-name="表格89.B2" office:value-type="string">
            <text:p text:style-name="Table_20_Contents">测试hash_set_t是否为空。</text:p>
          </table:table-cell>
        </table:table-row>
        <table:table-row>
          <table:table-cell table:style-name="表格89.A2" office:value-type="string">
            <text:p text:style-name="Table_20_Contents">hash_set_max_size</text:p>
          </table:table-cell>
          <table:table-cell table:style-name="表格89.B2" office:value-type="string">
            <text:p text:style-name="Table_20_Contents">返回hash_set_t中能够保存的数据数量的最大值。</text:p>
          </table:table-cell>
        </table:table-row>
        <table:table-row>
          <table:table-cell table:style-name="表格89.A2" office:value-type="string">
            <text:p text:style-name="Table_20_Contents">hash_set_equal</text:p>
          </table:table-cell>
          <table:table-cell table:style-name="表格89.B2" office:value-type="string">
            <text:p text:style-name="Table_20_Contents">测试两个hash_set_t是否相等。</text:p>
          </table:table-cell>
        </table:table-row>
        <table:table-row>
          <table:table-cell table:style-name="表格89.A2" office:value-type="string">
            <text:p text:style-name="Table_20_Contents">hash_set_not_equal</text:p>
          </table:table-cell>
          <table:table-cell table:style-name="表格89.B2" office:value-type="string">
            <text:p text:style-name="Table_20_Contents">测试两个hash_set_t是否不等。</text:p>
          </table:table-cell>
        </table:table-row>
        <table:table-row>
          <table:table-cell table:style-name="表格89.A2" office:value-type="string">
            <text:p text:style-name="Table_20_Contents">hash_set_less</text:p>
          </table:table-cell>
          <table:table-cell table:style-name="表格89.B2" office:value-type="string">
            <text:p text:style-name="Table_20_Contents">测试第一个hash_set_t是否小于第二个hash_set_t。</text:p>
          </table:table-cell>
        </table:table-row>
        <table:table-row>
          <table:table-cell table:style-name="表格89.A2" office:value-type="string">
            <text:p text:style-name="Table_20_Contents">hash_set_less_equal</text:p>
          </table:table-cell>
          <table:table-cell table:style-name="表格89.B2" office:value-type="string">
            <text:p text:style-name="Table_20_Contents">测试第一个hash_set_t是否小于等于第二个hash_set_t。</text:p>
          </table:table-cell>
        </table:table-row>
        <table:table-row>
          <table:table-cell table:style-name="表格89.A2" office:value-type="string">
            <text:p text:style-name="Table_20_Contents">hash_set_greater</text:p>
          </table:table-cell>
          <table:table-cell table:style-name="表格89.B2" office:value-type="string">
            <text:p text:style-name="Table_20_Contents">测试第一个hash_set_t是否大于第二个hash_set_t。</text:p>
          </table:table-cell>
        </table:table-row>
        <table:table-row>
          <table:table-cell table:style-name="表格89.A2" office:value-type="string">
            <text:p text:style-name="Table_20_Contents">hash_set_greater_equal</text:p>
          </table:table-cell>
          <table:table-cell table:style-name="表格89.B2" office:value-type="string">
            <text:p text:style-name="Table_20_Contents">测试第一个hash_set_t是否大于等于第二个hash_set_t。</text:p>
          </table:table-cell>
        </table:table-row>
      </table:table>
      <text:p text:style-name="P42"/>
      <text:list xml:id="list684214164" text:style-name="L108">
        <text:list-item>
          <text:p text:style-name="P206">与哈希表有关的操作函数</text:p>
        </text:list-item>
      </text:list>
      <table:table table:name="表格90" table:style-name="表格90">
        <table:table-column table:style-name="表格90.A"/>
        <table:table-column table:style-name="表格90.B"/>
        <table:table-row>
          <table:table-cell table:style-name="表格90.A1" office:value-type="string">
            <text:p text:style-name="Table_20_Contents">hash_set_bucket_count</text:p>
          </table:table-cell>
          <table:table-cell table:style-name="表格90.B1" office:value-type="string">
            <text:p text:style-name="Table_20_Contents">返回hash_set_t中哈希表存储单元的数量。</text:p>
          </table:table-cell>
        </table:table-row>
        <table:table-row>
          <table:table-cell table:style-name="表格90.A2" office:value-type="string">
            <text:p text:style-name="Table_20_Contents">hash_set_hash</text:p>
          </table:table-cell>
          <table:table-cell table:style-name="表格90.B2" office:value-type="string">
            <text:p text:style-name="Table_20_Contents">返回hash_set_t使用的哈希函数。</text:p>
          </table:table-cell>
        </table:table-row>
        <table:table-row>
          <table:table-cell table:style-name="表格90.A2" office:value-type="string">
            <text:p text:style-name="Table_20_Contents">hash_set_resize</text:p>
          </table:table-cell>
          <table:table-cell table:style-name="表格90.B2" office:value-type="string">
            <text:p text:style-name="Table_20_Contents">重新设置hash_set_t中哈希表存储单元的个数。</text:p>
          </table:table-cell>
        </table:table-row>
      </table:table>
      <text:p text:style-name="P99"><text:tab/>这些操作函数都是与哈希表相关的都是基于哈希结构的关联容器特有的操作函数。</text:p>
      <text:p text:style-name="P100"/>
      <text:list xml:id="list372755562" text:style-name="L109">
        <text:list-item>
          <text:p text:style-name="P266">特殊的查找函数</text:p>
        </text:list-item>
      </text:list>
      <text:p text:style-name="P40"><text:span text:style-name="T55"><text:tab/></text:span><text:span text:style-name="T66">基于哈希结构的关联容器</text:span><text:span text:style-name="T59">同样提供了特殊查找函数，但是没有</text:span><text:span text:style-name="T37">set_lower_bound()</text:span><text:span text:style-name="T59">和</text:span><text:span text:style-name="T37">set_upper_bound()</text:span><text:span text:style-name="T59">。因为只两个操作是基于有序的容器数据的。但是</text:span><text:span text:style-name="T66">基于哈希结构的关联容器</text:span><text:span text:style-name="T59">中的数据是无序的。</text:span></text:p>
      <table:table table:name="表格91" table:style-name="表格91">
        <table:table-column table:style-name="表格91.A"/>
        <table:table-column table:style-name="表格91.B"/>
        <table:table-row>
          <table:table-cell table:style-name="表格91.A1" office:value-type="string">
            <text:p text:style-name="Table_20_Contents">hash_set_find</text:p>
          </table:table-cell>
          <table:table-cell table:style-name="表格91.B1" office:value-type="string">
            <text:p text:style-name="Table_20_Contents">在hash_set_t中查找指定的数据。</text:p>
          </table:table-cell>
        </table:table-row>
        <table:table-row>
          <table:table-cell table:style-name="表格91.A2" office:value-type="string">
            <text:p text:style-name="Table_20_Contents">hash_set_count</text:p>
          </table:table-cell>
          <table:table-cell table:style-name="表格91.B2" office:value-type="string">
            <text:p text:style-name="Table_20_Contents">统计hash_set_t中包含指定数据的数量。</text:p>
          </table:table-cell>
        </table:table-row>
        <table:table-row>
          <table:table-cell table:style-name="表格91.A2" office:value-type="string">
            <text:p text:style-name="Table_20_Contents">hash_set_equal_range</text:p>
          </table:table-cell>
          <table:table-cell table:style-name="表格91.B2" office:value-type="string">
            <text:p text:style-name="Table_20_Contents">返回hash_set_t中包含指定数据的数据区间。</text:p>
          </table:table-cell>
        </table:table-row>
      </table:table>
      <text:p text:style-name="P42"/>
      <text:list xml:id="list361820746" text:style-name="L110">
        <text:list-item>
          <text:p text:style-name="P267">赋值和交换</text:p>
        </text:list-item>
      </text:list>
      <table:table table:name="表格92" table:style-name="表格92">
        <table:table-column table:style-name="表格92.A"/>
        <table:table-column table:style-name="表格92.B"/>
        <table:table-row>
          <table:table-cell table:style-name="表格92.A1" office:value-type="string">
            <text:p text:style-name="Table_20_Contents">hash_set_assign</text:p>
          </table:table-cell>
          <table:table-cell table:style-name="表格92.B1" office:value-type="string">
            <text:p text:style-name="Table_20_Contents">使用既存的hash_set_t为当前的hash_set_t赋值。</text:p>
          </table:table-cell>
        </table:table-row>
        <table:table-row>
          <table:table-cell table:style-name="表格92.A2" office:value-type="string">
            <text:p text:style-name="Table_20_Contents">hash_set_swap</text:p>
          </table:table-cell>
          <table:table-cell table:style-name="表格92.B2" office:value-type="string">
            <text:p text:style-name="Table_20_Contents">交换两个hash_set_t中的内容。</text:p>
          </table:table-cell>
        </table:table-row>
      </table:table>
      <text:p text:style-name="P42"/>
      <text:list xml:id="list1141735874" text:style-name="L111">
        <text:list-item>
          <text:p text:style-name="P268">与迭代器相关的操作函数</text:p>
        </text:list-item>
      </text:list>
      <table:table table:name="表格93" table:style-name="表格93">
        <table:table-column table:style-name="表格93.A"/>
        <table:table-column table:style-name="表格93.B"/>
        <table:table-row>
          <table:table-cell table:style-name="表格93.A1" office:value-type="string">
            <text:p text:style-name="Table_20_Contents">hash_set_begin</text:p>
          </table:table-cell>
          <table:table-cell table:style-name="表格93.B1" office:value-type="string">
            <text:p text:style-name="Table_20_Contents">返回指向hash_set_t中第一个数据的迭代器。</text:p>
          </table:table-cell>
        </table:table-row>
        <text:soft-page-break/>
        <table:table-row>
          <table:table-cell table:style-name="表格93.A2" office:value-type="string">
            <text:p text:style-name="Table_20_Contents">hash_set_end</text:p>
          </table:table-cell>
          <table:table-cell table:style-name="表格93.B2" office:value-type="string">
            <text:p text:style-name="Table_20_Contents">返回指向hash_set_t的末尾位置的迭代器。</text:p>
          </table:table-cell>
        </table:table-row>
      </table:table>
      <text:p text:style-name="P42"/>
      <text:list xml:id="list2104195148" text:style-name="L112">
        <text:list-item>
          <text:p text:style-name="P269">插入和删除</text:p>
        </text:list-item>
      </text:list>
      <table:table table:name="表格94" table:style-name="表格94">
        <table:table-column table:style-name="表格94.A"/>
        <table:table-column table:style-name="表格94.B"/>
        <table:table-row>
          <table:table-cell table:style-name="表格94.A1" office:value-type="string">
            <text:p text:style-name="Table_20_Contents">hash_set_insert</text:p>
          </table:table-cell>
          <table:table-cell table:style-name="表格94.B1" office:value-type="string">
            <text:p text:style-name="Table_20_Contents">向hash_set_t中插入指定的数据。</text:p>
          </table:table-cell>
        </table:table-row>
        <table:table-row>
          <table:table-cell table:style-name="表格94.A2" office:value-type="string">
            <text:p text:style-name="Table_20_Contents">hash_set_insert_range</text:p>
          </table:table-cell>
          <table:table-cell table:style-name="表格94.B2" office:value-type="string">
            <text:p text:style-name="Table_20_Contents">向hash_set_t中插入指定的数据区间。</text:p>
          </table:table-cell>
        </table:table-row>
        <table:table-row>
          <table:table-cell table:style-name="表格94.A2" office:value-type="string">
            <text:p text:style-name="Table_20_Contents">hash_set_erase</text:p>
          </table:table-cell>
          <table:table-cell table:style-name="表格94.B2" office:value-type="string">
            <text:p text:style-name="Table_20_Contents">将hash_set_t指定的数据删除。</text:p>
          </table:table-cell>
        </table:table-row>
        <table:table-row>
          <table:table-cell table:style-name="表格94.A2" office:value-type="string">
            <text:p text:style-name="Table_20_Contents">hash_set_erase_pos</text:p>
          </table:table-cell>
          <table:table-cell table:style-name="表格94.B2" office:value-type="string">
            <text:p text:style-name="Table_20_Contents">删除hash_set_t中指定位置的数据。</text:p>
          </table:table-cell>
        </table:table-row>
        <table:table-row>
          <table:table-cell table:style-name="表格94.A2" office:value-type="string">
            <text:p text:style-name="Table_20_Contents">hash_set_erase_range</text:p>
          </table:table-cell>
          <table:table-cell table:style-name="表格94.B2" office:value-type="string">
            <text:p text:style-name="Table_20_Contents">删除hash_set_t中指定数据区间的数据。</text:p>
          </table:table-cell>
        </table:table-row>
        <table:table-row>
          <table:table-cell table:style-name="表格94.A2" office:value-type="string">
            <text:p text:style-name="Table_20_Contents">hash_set_clear</text:p>
          </table:table-cell>
          <table:table-cell table:style-name="表格94.B2" office:value-type="string">
            <text:p text:style-name="Table_20_Contents">删除hash_set_t中的所有的数据。</text:p>
          </table:table-cell>
        </table:table-row>
      </table:table>
      <text:p text:style-name="P42"/>
      <text:list xml:id="list923456176" text:continue-list="list1877388600" text:style-name="WW8Num13">
        <text:list-item>
          <text:list>
            <text:list-item>
              <text:list>
                <text:list-item>
                  <text:h text:style-name="P345" text:outline-level="3">将<text:span text:style-name="T23">hash_map_t</text:span>作为关联数组使用</text:h>
                </text:list-item>
              </text:list>
            </text:list-item>
          </text:list>
        </text:list-item>
      </text:list>
      <text:p text:style-name="P42"><text:tab/><text:span text:style-name="T23">hash_map_t</text:span>与<text:span text:style-name="T23">map_t</text:span>相同可以作为关联数组使用，它们的行为也是相同的。</text:p>
      <table:table table:name="表格95" table:style-name="表格95">
        <table:table-column table:style-name="表格95.A"/>
        <table:table-column table:style-name="表格95.B"/>
        <table:table-row>
          <table:table-cell table:style-name="表格95.A1" office:value-type="string">
            <text:p text:style-name="Table_20_Contents">hash_map_at</text:p>
          </table:table-cell>
          <table:table-cell table:style-name="表格95.B1" office:value-type="string">
            <text:p text:style-name="Table_20_Contents">使用key为下标访问hash_map_t中相应数据的value。</text:p>
          </table:table-cell>
        </table:table-row>
      </table:table>
      <text:p text:style-name="P42"/>
      <text:list xml:id="list1438265779" text:continue-numbering="true" text:style-name="WW8Num13">
        <text:list-item>
          <text:list>
            <text:list-item>
              <text:list>
                <text:list-item>
                  <text:h text:style-name="P346" text:outline-level="3"><text:span text:style-name="T22">基于哈希结构的关联容器</text:span>的使用实例</text:h>
                </text:list-item>
              </text:list>
            </text:list-item>
          </text:list>
        </text:list-item>
      </text:list>
      <text:p text:style-name="P48"><text:tab/><text:span text:style-name="T65">第一个例子展示了容器中的数据存储情况：</text:span></text:p>
      <table:table table:name="表格96" table:style-name="表格96">
        <table:table-column table:style-name="表格96.A"/>
        <table:table-row>
          <table:table-cell table:style-name="表格96.A1" office:value-type="string">
            <text:p text:style-name="P102">/* </text:p>
            <text:p text:style-name="P102"><text:s/>* hash_set1.c </text:p>
            <text:p text:style-name="P102"><text:s/>* compile with : -lcstl </text:p>
            <text:p text:style-name="P102"><text:s/>*/ </text:p>
            <text:p text:style-name="P102"/>
            <text:p text:style-name="P102">#include &lt;stdio.h&gt; </text:p>
            <text:p text:style-name="P102">#include &lt;cstl/chash_set.h&gt; </text:p>
            <text:p text:style-name="P102"/>
            <text:p text:style-name="P102">int main(int argc, char* argv[]) </text:p>
            <text:p text:style-name="P102">{ </text:p>
            <text:p text:style-name="P102"><text:s text:c="4"/>hash_set_t* phset_coll = create_hash_set(int); </text:p>
            <text:p text:style-name="P102"><text:s text:c="4"/>hash_set_iterator_t it_pos; </text:p>
            <text:p text:style-name="P102"><text:s text:c="4"/>int i = 0; </text:p>
            <text:p text:style-name="P102"/>
            <text:p text:style-name="P102"><text:s text:c="4"/>if(phset_coll == NULL) </text:p>
            <text:p text:style-name="P102"><text:s text:c="4"/>{ </text:p>
            <text:p text:style-name="P102"><text:s text:c="8"/>return -1; </text:p>
            <text:p text:style-name="P102"><text:soft-page-break/><text:s text:c="4"/>} </text:p>
            <text:p text:style-name="P102"/>
            <text:p text:style-name="P102"><text:s text:c="4"/>hash_set_init(phset_coll); </text:p>
            <text:p text:style-name="P102"/>
            <text:p text:style-name="P102"><text:s text:c="4"/>hash_set_insert(phset_coll, 7); </text:p>
            <text:p text:style-name="P102"><text:s text:c="4"/>hash_set_insert(phset_coll, 99); </text:p>
            <text:p text:style-name="P102"><text:s text:c="4"/>hash_set_insert(phset_coll, 63); </text:p>
            <text:p text:style-name="P102"><text:s text:c="4"/>hash_set_insert(phset_coll, 2); </text:p>
            <text:p text:style-name="P102"><text:s text:c="4"/>hash_set_insert(phset_coll, 108); </text:p>
            <text:p text:style-name="P102"><text:s text:c="4"/>hash_set_insert(phset_coll, 444); </text:p>
            <text:p text:style-name="P102"><text:s text:c="4"/>hash_set_insert(phset_coll, 53); </text:p>
            <text:p text:style-name="P102"><text:s text:c="4"/>hash_set_insert(phset_coll, 55); </text:p>
            <text:p text:style-name="P102"><text:s text:c="4"/>hash_set_insert(phset_coll, 255); </text:p>
            <text:p text:style-name="P102"><text:s text:c="4"/>hash_set_insert(phset_coll, 55); </text:p>
            <text:p text:style-name="P102"/>
            <text:p text:style-name="P102"><text:s text:c="4"/>printf("bucket count : %u\n", hash_set_bucket_count(phset_coll)); </text:p>
            <text:p text:style-name="P102"><text:s text:c="4"/>for(it_pos = hash_set_begin(phset_coll); </text:p>
            <text:p text:style-name="P102"><text:s text:c="8"/>!iterator_equal(it_pos, hash_set_end(phset_coll));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for(i = 0; i &lt; 50; ++i) </text:p>
            <text:p text:style-name="P102"><text:s text:c="4"/>{ </text:p>
            <text:p text:style-name="P102"><text:s text:c="8"/>hash_set_insert(phset_coll, i); </text:p>
            <text:p text:style-name="P102"><text:s text:c="4"/>} </text:p>
            <text:p text:style-name="P102"/>
            <text:p text:style-name="P102"><text:s text:c="4"/>printf("bucket count : %u\n", hash_set_bucket_count(phset_coll)); </text:p>
            <text:p text:style-name="P102"><text:s text:c="4"/>for(it_pos = hash_set_begin(phset_coll); </text:p>
            <text:p text:style-name="P102"><text:s text:c="8"/>!iterator_equal(it_pos, hash_set_end(phset_coll));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hash_set_destroy(phset_coll); </text:p>
            <text:p text:style-name="P102"/>
            <text:p text:style-name="P102"><text:s text:c="4"/>return 0; </text:p>
            <text:p text:style-name="P102">}</text:p>
          </table:table-cell>
        </table:table-row>
      </table:table>
      <text:p text:style-name="P48"/>
      <text:p text:style-name="P42"><text:soft-page-break/>结果：</text:p>
      <text:p text:style-name="P35">bucket count : 53 </text:p>
      <text:p text:style-name="P35">53 2 108 55 7 63 444 255 99 </text:p>
      <text:p text:style-name="P35">bucket count : 97 </text:p>
      <text:p text:style-name="P35">0 1 2 99 3 4 5 6 7 8 9 10 108 11 12 13 14 15 16 17 18 19 20 21 22 23 24 25 26 27 28 29 30 31 32 33 34 255 35 36 37 38 39 40 41 42 43 44 45 46 47 48 49 53 55 63 444 </text:p>
      <text:p text:style-name="P42">从结果中我们看出容器中的数据并不是排序的而是按照某些规则来计算哈希位置的。</text:p>
      <text:p text:style-name="P42"/>
      <text:p text:style-name="P42"><text:tab/>第二个例子将上面的股票的例子使用<text:span text:style-name="T23">hash_map_t</text:span>改写：</text:p>
      <table:table table:name="表格97" table:style-name="表格97">
        <table:table-column table:style-name="表格97.A"/>
        <table:table-row>
          <table:table-cell table:style-name="表格97.A1" office:value-type="string">
            <text:p text:style-name="P102">/* </text:p>
            <text:p text:style-name="P102"><text:s/>* hash_map1.c </text:p>
            <text:p text:style-name="P102"><text:s/>* compile with : -lcstl </text:p>
            <text:p text:style-name="P102"><text:s/>*/ </text:p>
            <text:p text:style-name="P102"/>
            <text:p text:style-name="P102">#include &lt;stdio.h&gt; </text:p>
            <text:p text:style-name="P102">#include &lt;cstl/chash_map.h&gt; </text:p>
            <text:p text:style-name="P102"/>
            <text:p text:style-name="P102">int main(int argc, char* argv[]) </text:p>
            <text:p text:style-name="P102">{ </text:p>
            <text:p text:style-name="P102"><text:s text:c="4"/>hash_map_t* phmap_stocks = create_hash_map(char*, double); </text:p>
            <text:p text:style-name="P102"><text:s text:c="4"/>hash_map_iterator_t it_pos; </text:p>
            <text:p text:style-name="P102"/>
            <text:p text:style-name="P102"><text:s text:c="4"/>if(phmap_stocks == NULL) </text:p>
            <text:p text:style-name="P102"><text:s text:c="4"/>{ </text:p>
            <text:p text:style-name="P102"><text:s text:c="8"/>return -1; </text:p>
            <text:p text:style-name="P102"><text:s text:c="4"/>} </text:p>
            <text:p text:style-name="P102"/>
            <text:p text:style-name="P102"><text:s text:c="4"/>hash_map_init(phmap_stocks); </text:p>
            <text:p text:style-name="P102"/>
            <text:p text:style-name="P102"><text:s text:c="4"/>*(double*)hash_map_at(phmap_stocks, "Google") = 834.50; </text:p>
            <text:p text:style-name="P102"><text:s text:c="4"/>*(double*)hash_map_at(phmap_stocks, "IBM") = 431.93; </text:p>
            <text:p text:style-name="P102"><text:s text:c="4"/>*(double*)hash_map_at(phmap_stocks, "Apple") = 557.28; </text:p>
            <text:p text:style-name="P102"><text:s text:c="4"/>*(double*)hash_map_at(phmap_stocks, "MS") = 691.03; </text:p>
            <text:p text:style-name="P102"><text:s text:c="4"/>*(double*)hash_map_at(phmap_stocks, "Oracle") = 670.37; </text:p>
            <text:p text:style-name="P102"/>
            <text:p text:style-name="P102"><text:s text:c="4"/>/* print all elements */ </text:p>
            <text:p text:style-name="P102"><text:s text:c="4"/>for(it_pos = hash_map_begin(phmap_stocks); </text:p>
            <text:p text:style-name="P102"><text:s text:c="8"/>!iterator_equal(it_pos, hash_map_end(phmap_stocks)); </text:p>
            <text:p text:style-name="P102"><text:s text:c="8"/>it_pos = iterator_next(it_pos)) </text:p>
            <text:p text:style-name="P102"><text:s text:c="4"/>{ </text:p>
            <text:p text:style-name="P102"><text:s text:c="8"/>printf("stock:%s\tprice:%lf\n", </text:p>
            <text:p text:style-name="P102"><text:s text:c="12"/>(char*)pair_first((pair_t*)iterator_get_pointer(it_pos)), </text:p>
            <text:p text:style-name="P102"><text:s text:c="12"/>*(double*)pair_second((pair_t*)iterator_get_pointer(it_pos))); </text:p>
            <text:p text:style-name="P102"><text:soft-page-break/><text:s text:c="4"/>} </text:p>
            <text:p text:style-name="P102"><text:s text:c="4"/>printf("\n"); </text:p>
            <text:p text:style-name="P102"/>
            <text:p text:style-name="P102"><text:s text:c="4"/>/* all price double */ </text:p>
            <text:p text:style-name="P102"><text:s text:c="4"/>for(it_pos = hash_map_begin(phmap_stocks); </text:p>
            <text:p text:style-name="P102"><text:s text:c="8"/>!iterator_equal(it_pos, hash_map_end(phmap_stocks)); </text:p>
            <text:p text:style-name="P102"><text:s text:c="8"/>it_pos = iterator_next(it_pos)) </text:p>
            <text:p text:style-name="P102"><text:s text:c="4"/>{ </text:p>
            <text:p text:style-name="P102"><text:s text:c="8"/>*(double*)pair_second((pair_t*)iterator_get_pointer(it_pos)) *= 2; </text:p>
            <text:p text:style-name="P102"><text:s text:c="4"/>} </text:p>
            <text:p text:style-name="P102"/>
            <text:p text:style-name="P102"><text:s text:c="4"/>/* print all elements */ </text:p>
            <text:p text:style-name="P102"><text:s text:c="4"/>for(it_pos = hash_map_begin(phmap_stocks); </text:p>
            <text:p text:style-name="P102"><text:s text:c="8"/>!iterator_equal(it_pos, hash_map_end(phmap_stocks)); </text:p>
            <text:p text:style-name="P102"><text:s text:c="8"/>it_pos = iterator_next(it_pos)) </text:p>
            <text:p text:style-name="P102"><text:s text:c="4"/>{ </text:p>
            <text:p text:style-name="P102"><text:s text:c="8"/>printf("stock:%s\tprice:%lf\n", </text:p>
            <text:p text:style-name="P102"><text:s text:c="12"/>(char*)pair_first((pair_t*)iterator_get_pointer(it_pos)), </text:p>
            <text:p text:style-name="P102"><text:s text:c="12"/>*(double*)pair_second((pair_t*)iterator_get_pointer(it_pos))); </text:p>
            <text:p text:style-name="P102"><text:s text:c="4"/>} </text:p>
            <text:p text:style-name="P102"><text:s text:c="4"/>printf("\n"); </text:p>
            <text:p text:style-name="P102"/>
            <text:p text:style-name="P102"><text:s text:c="4"/>/* rename the key from "MS" to "Microsoft" */ </text:p>
            <text:p text:style-name="P102"><text:s text:c="4"/>*(double*)hash_map_at(phmap_stocks, "Microsoft") = </text:p>
            <text:p text:style-name="P102"><text:s text:c="8"/>*(double*)hash_map_at(phmap_stocks, "MS"); </text:p>
            <text:p text:style-name="P102"><text:s text:c="4"/>hash_map_erase(phmap_stocks, "MS"); </text:p>
            <text:p text:style-name="P102"/>
            <text:p text:style-name="P102"><text:s text:c="4"/>/* print all elements */ </text:p>
            <text:p text:style-name="P102"><text:s text:c="4"/>for(it_pos = hash_map_begin(phmap_stocks); </text:p>
            <text:p text:style-name="P102"><text:s text:c="8"/>!iterator_equal(it_pos, hash_map_end(phmap_stocks)); </text:p>
            <text:p text:style-name="P102"><text:s text:c="8"/>it_pos = iterator_next(it_pos)) </text:p>
            <text:p text:style-name="P102"><text:s text:c="4"/>{ </text:p>
            <text:p text:style-name="P102"><text:s text:c="8"/>printf("stock:%s\tprice:%lf\n", </text:p>
            <text:p text:style-name="P102"><text:s text:c="12"/>(char*)pair_first((pair_t*)iterator_get_pointer(it_pos)), </text:p>
            <text:p text:style-name="P102"><text:s text:c="12"/>*(double*)pair_second((pair_t*)iterator_get_pointer(it_pos))); </text:p>
            <text:p text:style-name="P102"><text:s text:c="4"/>} </text:p>
            <text:p text:style-name="P102"><text:s text:c="4"/>printf("\n"); </text:p>
            <text:p text:style-name="P102"/>
            <text:p text:style-name="P102"><text:s text:c="4"/>hash_map_destroy(phmap_stocks); </text:p>
            <text:p text:style-name="P102"/>
            <text:p text:style-name="P102"><text:s text:c="4"/>return 0; </text:p>
            <text:p text:style-name="P102">}</text:p>
          </table:table-cell>
        </table:table-row>
      </table:table>
      <text:p text:style-name="P42"/>
      <text:p text:style-name="P42"><text:soft-page-break/>输出结果：</text:p>
      <text:p text:style-name="P33">stock:MS<text:tab/><text:tab/><text:tab/>price:691.030000 </text:p>
      <text:p text:style-name="P33">stock:IBM<text:tab/><text:tab/>price:431.930000 </text:p>
      <text:p text:style-name="P33">stock:Oracle<text:tab/><text:tab/>price:670.370000 </text:p>
      <text:p text:style-name="P33">stock:Apple<text:tab/><text:tab/>price:557.280000 </text:p>
      <text:p text:style-name="P33">stock:Google<text:tab/><text:tab/>price:834.500000 </text:p>
      <text:p text:style-name="P33"/>
      <text:p text:style-name="P33">stock:MS<text:tab/><text:tab/><text:tab/>price:1382.060000 </text:p>
      <text:p text:style-name="P33">stock:IBM<text:tab/><text:tab/>price:863.860000 </text:p>
      <text:p text:style-name="P33">stock:Oracle<text:tab/><text:tab/>price:1340.740000 </text:p>
      <text:p text:style-name="P33">stock:Apple<text:tab/><text:tab/>price:1114.560000 </text:p>
      <text:p text:style-name="P33">stock:Google<text:tab/><text:tab/>price:1669.000000 </text:p>
      <text:p text:style-name="P33"/>
      <text:p text:style-name="P33">stock:IBM<text:tab/><text:tab/>price:863.860000 </text:p>
      <text:p text:style-name="P33">stock:Oracle<text:tab/><text:tab/>price:1340.740000 </text:p>
      <text:p text:style-name="P33">stock:Apple<text:tab/><text:tab/>price:1114.560000 </text:p>
      <text:p text:style-name="P33">stock:Google<text:tab/><text:tab/>price:1669.000000 </text:p>
      <text:p text:style-name="P33">stock:Microsoft<text:tab/>price:1382.060000 </text:p>
      <text:p text:style-name="P42"/>
      <text:list xml:id="list427222432" text:continue-numbering="true" text:style-name="WW8Num13">
        <text:list-item>
          <text:list>
            <text:list-item>
              <text:h text:style-name="P331" text:outline-level="2">怎样选择容器类型</text:h>
            </text:list-item>
          </text:list>
        </text:list-item>
      </text:list>
      <text:p text:style-name="P42"><text:tab/><text:span text:style-name="T23">l</text:span><text:span text:style-name="T25">ibcstl</text:span>提供了很多容器类型，它们拥有不同的能力和特点，能够满足各种不同的需求。怎么选择使用哪种容器类型就成为了一个新问题。下面的列表提供了一个总体概括：</text:p>
      <table:table table:name="表格98" table:style-name="表格98">
        <table:table-column table:style-name="表格98.A"/>
        <table:table-column table:style-name="表格98.B"/>
        <table:table-column table:style-name="表格98.C"/>
        <table:table-column table:style-name="表格98.D"/>
        <table:table-column table:style-name="表格98.E"/>
        <table:table-row>
          <table:table-cell table:style-name="表格98.A1" office:value-type="string">
            <text:p text:style-name="P117"/>
          </table:table-cell>
          <table:table-cell table:style-name="表格98.A1" office:value-type="string">
            <text:p text:style-name="P117">vector_t</text:p>
          </table:table-cell>
          <table:table-cell table:style-name="表格98.A1" office:value-type="string">
            <text:p text:style-name="P117">deque_t</text:p>
          </table:table-cell>
          <table:table-cell table:style-name="表格98.A1" office:value-type="string">
            <text:p text:style-name="P117">list_t</text:p>
          </table:table-cell>
          <table:table-cell table:style-name="表格98.E1" office:value-type="string">
            <text:p text:style-name="P117">slist_t</text:p>
          </table:table-cell>
        </table:table-row>
        <table:table-row>
          <table:table-cell table:style-name="表格98.A2" office:value-type="string">
            <text:p text:style-name="P117">典型的数据结构</text:p>
          </table:table-cell>
          <table:table-cell table:style-name="表格98.B2" office:value-type="string">
            <text:p text:style-name="P117">动态数组</text:p>
          </table:table-cell>
          <table:table-cell table:style-name="表格98.B2" office:value-type="string">
            <text:p text:style-name="P117">分段的动态数据</text:p>
          </table:table-cell>
          <table:table-cell table:style-name="表格98.B2" office:value-type="string">
            <text:p text:style-name="P117">双向链表</text:p>
          </table:table-cell>
          <table:table-cell table:style-name="表格98.E2" office:value-type="string">
            <text:p text:style-name="P117">单向链表</text:p>
          </table:table-cell>
        </table:table-row>
        <table:table-row>
          <table:table-cell table:style-name="表格98.A2" office:value-type="string">
            <text:p text:style-name="P117">数据形式</text:p>
          </table:table-cell>
          <table:table-cell table:style-name="表格98.B2" office:value-type="string">
            <text:p text:style-name="P117">value</text:p>
          </table:table-cell>
          <table:table-cell table:style-name="表格98.B2" office:value-type="string">
            <text:p text:style-name="P117">value</text:p>
          </table:table-cell>
          <table:table-cell table:style-name="表格98.B2" office:value-type="string">
            <text:p text:style-name="P117">value</text:p>
          </table:table-cell>
          <table:table-cell table:style-name="表格98.E2" office:value-type="string">
            <text:p text:style-name="P117">value</text:p>
          </table:table-cell>
        </table:table-row>
        <table:table-row>
          <table:table-cell table:style-name="表格98.A2" office:value-type="string">
            <text:p text:style-name="P117">是否允许数据重复</text:p>
          </table:table-cell>
          <table:table-cell table:style-name="表格98.B2" office:value-type="string">
            <text:p text:style-name="P117">是</text:p>
          </table:table-cell>
          <table:table-cell table:style-name="表格98.B2" office:value-type="string">
            <text:p text:style-name="P117">是</text:p>
          </table:table-cell>
          <table:table-cell table:style-name="表格98.B2" office:value-type="string">
            <text:p text:style-name="P117">是</text:p>
          </table:table-cell>
          <table:table-cell table:style-name="表格98.E2" office:value-type="string">
            <text:p text:style-name="P117">是</text:p>
          </table:table-cell>
        </table:table-row>
        <table:table-row>
          <table:table-cell table:style-name="表格98.A2" office:value-type="string">
            <text:p text:style-name="P117">是否支持随机访问</text:p>
          </table:table-cell>
          <table:table-cell table:style-name="表格98.B2" office:value-type="string">
            <text:p text:style-name="P117">是</text:p>
          </table:table-cell>
          <table:table-cell table:style-name="表格98.B2" office:value-type="string">
            <text:p text:style-name="P117">是</text:p>
          </table:table-cell>
          <table:table-cell table:style-name="表格98.B2" office:value-type="string">
            <text:p text:style-name="P117">否</text:p>
          </table:table-cell>
          <table:table-cell table:style-name="表格98.E2" office:value-type="string">
            <text:p text:style-name="P117">否</text:p>
          </table:table-cell>
        </table:table-row>
        <table:table-row>
          <table:table-cell table:style-name="表格98.A2" office:value-type="string">
            <text:p text:style-name="P117">迭代器类型</text:p>
          </table:table-cell>
          <table:table-cell table:style-name="表格98.B2" office:value-type="string">
            <text:p text:style-name="P117">随机</text:p>
          </table:table-cell>
          <table:table-cell table:style-name="表格98.B2" office:value-type="string">
            <text:p text:style-name="P117">随机</text:p>
          </table:table-cell>
          <table:table-cell table:style-name="表格98.B2" office:value-type="string">
            <text:p text:style-name="P117">双向</text:p>
          </table:table-cell>
          <table:table-cell table:style-name="表格98.E2" office:value-type="string">
            <text:p text:style-name="P117">单向</text:p>
          </table:table-cell>
        </table:table-row>
        <table:table-row>
          <table:table-cell table:style-name="表格98.A2" office:value-type="string">
            <text:p text:style-name="P117">数据查找速度</text:p>
          </table:table-cell>
          <table:table-cell table:style-name="表格98.B2" office:value-type="string">
            <text:p text:style-name="P117">慢</text:p>
          </table:table-cell>
          <table:table-cell table:style-name="表格98.B2" office:value-type="string">
            <text:p text:style-name="P117">慢</text:p>
          </table:table-cell>
          <table:table-cell table:style-name="表格98.B2" office:value-type="string">
            <text:p text:style-name="P117">慢</text:p>
          </table:table-cell>
          <table:table-cell table:style-name="表格98.E2" office:value-type="string">
            <text:p text:style-name="P117">慢</text:p>
          </table:table-cell>
        </table:table-row>
        <table:table-row>
          <table:table-cell table:style-name="表格98.A2" office:value-type="string">
            <text:p text:style-name="P117">快速插入删除数据的位置</text:p>
          </table:table-cell>
          <table:table-cell table:style-name="表格98.B2" office:value-type="string">
            <text:p text:style-name="P117">末尾</text:p>
          </table:table-cell>
          <table:table-cell table:style-name="表格98.B2" office:value-type="string">
            <text:p text:style-name="P117">开头和末尾</text:p>
          </table:table-cell>
          <table:table-cell table:style-name="表格98.B2" office:value-type="string">
            <text:p text:style-name="P117">任何位置</text:p>
          </table:table-cell>
          <table:table-cell table:style-name="表格98.E2" office:value-type="string">
            <text:p text:style-name="P117">任意位置后面</text:p>
          </table:table-cell>
        </table:table-row>
        <table:table-row>
          <table:table-cell table:style-name="表格98.A2" office:value-type="string">
            <text:p text:style-name="P117">插入删除数据导致迭代器失效</text:p>
          </table:table-cell>
          <table:table-cell table:style-name="表格98.B2" office:value-type="string">
            <text:p text:style-name="P117">重新分配内存</text:p>
          </table:table-cell>
          <table:table-cell table:style-name="表格98.B2" office:value-type="string">
            <text:p text:style-name="P117">任何时候</text:p>
          </table:table-cell>
          <table:table-cell table:style-name="表格98.B2" office:value-type="string">
            <text:p text:style-name="P117">不会失效</text:p>
          </table:table-cell>
          <table:table-cell table:style-name="表格98.E2" office:value-type="string">
            <text:p text:style-name="P117">不会失效</text:p>
          </table:table-cell>
        </table:table-row>
        <table:table-row>
          <table:table-cell table:style-name="表格98.A2" office:value-type="string">
            <text:p text:style-name="P117">释放被删除数据的内存</text:p>
          </table:table-cell>
          <table:table-cell table:style-name="表格98.B2" office:value-type="string">
            <text:p text:style-name="P117">否</text:p>
          </table:table-cell>
          <table:table-cell table:style-name="表格98.B2" office:value-type="string">
            <text:p text:style-name="P117">有时是</text:p>
          </table:table-cell>
          <table:table-cell table:style-name="表格98.B2" office:value-type="string">
            <text:p text:style-name="P117">是</text:p>
          </table:table-cell>
          <table:table-cell table:style-name="表格98.E2" office:value-type="string">
            <text:p text:style-name="P117">是</text:p>
          </table:table-cell>
        </table:table-row>
        <table:table-row>
          <table:table-cell table:style-name="表格98.A2" office:value-type="string">
            <text:p text:style-name="P117"/>
          </table:table-cell>
          <table:table-cell table:style-name="表格98.A2" office:value-type="string">
            <text:p text:style-name="P117">set_t</text:p>
          </table:table-cell>
          <table:table-cell table:style-name="表格98.A2" office:value-type="string">
            <text:p text:style-name="P117">multiset_t</text:p>
          </table:table-cell>
          <table:table-cell table:style-name="表格98.A2" office:value-type="string">
            <text:p text:style-name="P117">map_t</text:p>
          </table:table-cell>
          <table:table-cell table:style-name="表格98.E11" office:value-type="string">
            <text:p text:style-name="P117">multimap_t</text:p>
          </table:table-cell>
        </table:table-row>
        <table:table-row>
          <table:table-cell table:style-name="表格98.A2" office:value-type="string">
            <text:p text:style-name="P117">典型的数据结构</text:p>
          </table:table-cell>
          <table:table-cell table:style-name="表格98.B2" office:value-type="string">
            <text:p text:style-name="P117">平衡二叉树</text:p>
          </table:table-cell>
          <table:table-cell table:style-name="表格98.B2" office:value-type="string">
            <text:p text:style-name="P117">平衡二叉树</text:p>
          </table:table-cell>
          <table:table-cell table:style-name="表格98.B2" office:value-type="string">
            <text:p text:style-name="P117">平衡二叉树</text:p>
          </table:table-cell>
          <table:table-cell table:style-name="表格98.E2" office:value-type="string">
            <text:p text:style-name="P117">平衡二叉树</text:p>
          </table:table-cell>
        </table:table-row>
        <table:table-row>
          <table:table-cell table:style-name="表格98.A2" office:value-type="string">
            <text:p text:style-name="P117">数据形式</text:p>
          </table:table-cell>
          <table:table-cell table:style-name="表格98.B2" office:value-type="string">
            <text:p text:style-name="P117">value</text:p>
          </table:table-cell>
          <table:table-cell table:style-name="表格98.B2" office:value-type="string">
            <text:p text:style-name="P117">value</text:p>
          </table:table-cell>
          <table:table-cell table:style-name="表格98.B2" office:value-type="string">
            <text:p text:style-name="P117">key/value</text:p>
          </table:table-cell>
          <table:table-cell table:style-name="表格98.E2" office:value-type="string">
            <text:p text:style-name="P117">key/value</text:p>
          </table:table-cell>
        </table:table-row>
        <text:soft-page-break/>
        <table:table-row>
          <table:table-cell table:style-name="表格98.A2" office:value-type="string">
            <text:p text:style-name="P117">是否允许数据重复</text:p>
          </table:table-cell>
          <table:table-cell table:style-name="表格98.B2" office:value-type="string">
            <text:p text:style-name="P117">否</text:p>
          </table:table-cell>
          <table:table-cell table:style-name="表格98.B2" office:value-type="string">
            <text:p text:style-name="P117">是</text:p>
          </table:table-cell>
          <table:table-cell table:style-name="表格98.B2" office:value-type="string">
            <text:p text:style-name="P117">不允许key重复</text:p>
          </table:table-cell>
          <table:table-cell table:style-name="表格98.E2" office:value-type="string">
            <text:p text:style-name="P117">是</text:p>
          </table:table-cell>
        </table:table-row>
        <table:table-row>
          <table:table-cell table:style-name="表格98.A2" office:value-type="string">
            <text:p text:style-name="P117">是否支持随机访问</text:p>
          </table:table-cell>
          <table:table-cell table:style-name="表格98.B2" office:value-type="string">
            <text:p text:style-name="P117">否</text:p>
          </table:table-cell>
          <table:table-cell table:style-name="表格98.B2" office:value-type="string">
            <text:p text:style-name="P117">否</text:p>
          </table:table-cell>
          <table:table-cell table:style-name="表格98.B2" office:value-type="string">
            <text:p text:style-name="P117">使用key随机访问</text:p>
          </table:table-cell>
          <table:table-cell table:style-name="表格98.E2" office:value-type="string">
            <text:p text:style-name="P117">否</text:p>
          </table:table-cell>
        </table:table-row>
        <table:table-row>
          <table:table-cell table:style-name="表格98.A2" office:value-type="string">
            <text:p text:style-name="P117">迭代器类型</text:p>
          </table:table-cell>
          <table:table-cell table:style-name="表格98.B2" office:value-type="string">
            <text:p text:style-name="P117">双向</text:p>
          </table:table-cell>
          <table:table-cell table:style-name="表格98.B2" office:value-type="string">
            <text:p text:style-name="P117">双向</text:p>
          </table:table-cell>
          <table:table-cell table:style-name="表格98.B2" office:value-type="string">
            <text:p text:style-name="P117">双向</text:p>
          </table:table-cell>
          <table:table-cell table:style-name="表格98.E2" office:value-type="string">
            <text:p text:style-name="P117">双向</text:p>
          </table:table-cell>
        </table:table-row>
        <table:table-row>
          <table:table-cell table:style-name="表格98.A2" office:value-type="string">
            <text:p text:style-name="P117">数据查找速度</text:p>
          </table:table-cell>
          <table:table-cell table:style-name="表格98.B2" office:value-type="string">
            <text:p text:style-name="P117">快</text:p>
          </table:table-cell>
          <table:table-cell table:style-name="表格98.B2" office:value-type="string">
            <text:p text:style-name="P117">快</text:p>
          </table:table-cell>
          <table:table-cell table:style-name="表格98.B2" office:value-type="string">
            <text:p text:style-name="P117">查找key快</text:p>
          </table:table-cell>
          <table:table-cell table:style-name="表格98.E2" office:value-type="string">
            <text:p text:style-name="P117">查找key快</text:p>
          </table:table-cell>
        </table:table-row>
        <table:table-row>
          <table:table-cell table:style-name="表格98.A2" office:value-type="string">
            <text:p text:style-name="P117">快速插入删除数据的位置</text:p>
          </table:table-cell>
          <table:table-cell table:style-name="表格98.B2" office:value-type="string">
            <text:p text:style-name="P117">-</text:p>
          </table:table-cell>
          <table:table-cell table:style-name="表格98.B2" office:value-type="string">
            <text:p text:style-name="P117">-</text:p>
          </table:table-cell>
          <table:table-cell table:style-name="表格98.B2" office:value-type="string">
            <text:p text:style-name="P117">-</text:p>
          </table:table-cell>
          <table:table-cell table:style-name="表格98.E2" office:value-type="string">
            <text:p text:style-name="P117">-</text:p>
          </table:table-cell>
        </table:table-row>
        <table:table-row>
          <table:table-cell table:style-name="表格98.A2" office:value-type="string">
            <text:p text:style-name="P117">插入删除数据导致迭代器失效</text:p>
          </table:table-cell>
          <table:table-cell table:style-name="表格98.B2" office:value-type="string">
            <text:p text:style-name="P117">不会失效</text:p>
          </table:table-cell>
          <table:table-cell table:style-name="表格98.B2" office:value-type="string">
            <text:p text:style-name="P117">不会失效</text:p>
          </table:table-cell>
          <table:table-cell table:style-name="表格98.B2" office:value-type="string">
            <text:p text:style-name="P117">不会失效</text:p>
          </table:table-cell>
          <table:table-cell table:style-name="表格98.E2" office:value-type="string">
            <text:p text:style-name="P117">不会失效</text:p>
          </table:table-cell>
        </table:table-row>
        <table:table-row>
          <table:table-cell table:style-name="表格98.A2" office:value-type="string">
            <text:p text:style-name="P117">释放被删除数据的内存</text:p>
          </table:table-cell>
          <table:table-cell table:style-name="表格98.B2" office:value-type="string">
            <text:p text:style-name="P117">是</text:p>
          </table:table-cell>
          <table:table-cell table:style-name="表格98.B2" office:value-type="string">
            <text:p text:style-name="P117">是</text:p>
          </table:table-cell>
          <table:table-cell table:style-name="表格98.B2" office:value-type="string">
            <text:p text:style-name="P117">是</text:p>
          </table:table-cell>
          <table:table-cell table:style-name="表格98.E2" office:value-type="string">
            <text:p text:style-name="P117">是</text:p>
          </table:table-cell>
        </table:table-row>
        <table:table-row>
          <table:table-cell table:style-name="表格98.A2" office:value-type="string">
            <text:p text:style-name="P117"/>
          </table:table-cell>
          <table:table-cell table:style-name="表格98.A2" office:value-type="string">
            <text:p text:style-name="P117">hash_set_t</text:p>
          </table:table-cell>
          <table:table-cell table:style-name="表格98.A2" office:value-type="string">
            <text:p text:style-name="P117">hash_multiset_t</text:p>
          </table:table-cell>
          <table:table-cell table:style-name="表格98.A2" office:value-type="string">
            <text:p text:style-name="P117">hash_map_t</text:p>
          </table:table-cell>
          <table:table-cell table:style-name="表格98.E11" office:value-type="string">
            <text:p text:style-name="P117">hash_multimap_t</text:p>
          </table:table-cell>
        </table:table-row>
        <table:table-row>
          <table:table-cell table:style-name="表格98.A2" office:value-type="string">
            <text:p text:style-name="P117">典型的数据结构</text:p>
          </table:table-cell>
          <table:table-cell table:style-name="表格98.B2" office:value-type="string">
            <text:p text:style-name="P117">哈希表</text:p>
          </table:table-cell>
          <table:table-cell table:style-name="表格98.B2" office:value-type="string">
            <text:p text:style-name="P117">哈希表</text:p>
          </table:table-cell>
          <table:table-cell table:style-name="表格98.B2" office:value-type="string">
            <text:p text:style-name="P117">哈希表</text:p>
          </table:table-cell>
          <table:table-cell table:style-name="表格98.E2" office:value-type="string">
            <text:p text:style-name="P117">哈希表</text:p>
          </table:table-cell>
        </table:table-row>
        <table:table-row>
          <table:table-cell table:style-name="表格98.A2" office:value-type="string">
            <text:p text:style-name="P117">数据形式</text:p>
          </table:table-cell>
          <table:table-cell table:style-name="表格98.B2" office:value-type="string">
            <text:p text:style-name="P117">value</text:p>
          </table:table-cell>
          <table:table-cell table:style-name="表格98.B2" office:value-type="string">
            <text:p text:style-name="P117">value</text:p>
          </table:table-cell>
          <table:table-cell table:style-name="表格98.B2" office:value-type="string">
            <text:p text:style-name="P117">key/value</text:p>
          </table:table-cell>
          <table:table-cell table:style-name="表格98.E2" office:value-type="string">
            <text:p text:style-name="P117">key/value</text:p>
          </table:table-cell>
        </table:table-row>
        <table:table-row>
          <table:table-cell table:style-name="表格98.A2" office:value-type="string">
            <text:p text:style-name="P117">是否允许数据重复</text:p>
          </table:table-cell>
          <table:table-cell table:style-name="表格98.B2" office:value-type="string">
            <text:p text:style-name="P117">否</text:p>
          </table:table-cell>
          <table:table-cell table:style-name="表格98.B2" office:value-type="string">
            <text:p text:style-name="P117">是</text:p>
          </table:table-cell>
          <table:table-cell table:style-name="表格98.B2" office:value-type="string">
            <text:p text:style-name="P117">不允许key重复</text:p>
          </table:table-cell>
          <table:table-cell table:style-name="表格98.E2" office:value-type="string">
            <text:p text:style-name="P117">是</text:p>
          </table:table-cell>
        </table:table-row>
        <table:table-row>
          <table:table-cell table:style-name="表格98.A2" office:value-type="string">
            <text:p text:style-name="P117">是否支持随机访问</text:p>
          </table:table-cell>
          <table:table-cell table:style-name="表格98.B2" office:value-type="string">
            <text:p text:style-name="P117">否</text:p>
          </table:table-cell>
          <table:table-cell table:style-name="表格98.B2" office:value-type="string">
            <text:p text:style-name="P117">否</text:p>
          </table:table-cell>
          <table:table-cell table:style-name="表格98.B2" office:value-type="string">
            <text:p text:style-name="P117">使用key随机访问</text:p>
          </table:table-cell>
          <table:table-cell table:style-name="表格98.E2" office:value-type="string">
            <text:p text:style-name="P117">否</text:p>
          </table:table-cell>
        </table:table-row>
        <table:table-row>
          <table:table-cell table:style-name="表格98.A2" office:value-type="string">
            <text:p text:style-name="P117">迭代器类型</text:p>
          </table:table-cell>
          <table:table-cell table:style-name="表格98.B2" office:value-type="string">
            <text:p text:style-name="P117">双向</text:p>
          </table:table-cell>
          <table:table-cell table:style-name="表格98.B2" office:value-type="string">
            <text:p text:style-name="P117">双向</text:p>
          </table:table-cell>
          <table:table-cell table:style-name="表格98.B2" office:value-type="string">
            <text:p text:style-name="P117">双向</text:p>
          </table:table-cell>
          <table:table-cell table:style-name="表格98.E2" office:value-type="string">
            <text:p text:style-name="P117">双向</text:p>
          </table:table-cell>
        </table:table-row>
        <table:table-row>
          <table:table-cell table:style-name="表格98.A2" office:value-type="string">
            <text:p text:style-name="P117">数据查找速度</text:p>
          </table:table-cell>
          <table:table-cell table:style-name="表格98.B2" office:value-type="string">
            <text:p text:style-name="P117">非常快</text:p>
          </table:table-cell>
          <table:table-cell table:style-name="表格98.B2" office:value-type="string">
            <text:p text:style-name="P117">非常快</text:p>
          </table:table-cell>
          <table:table-cell table:style-name="表格98.B2" office:value-type="string">
            <text:p text:style-name="P117">查找key非常快</text:p>
          </table:table-cell>
          <table:table-cell table:style-name="表格98.E2" office:value-type="string">
            <text:p text:style-name="P117">查找key非常快</text:p>
          </table:table-cell>
        </table:table-row>
        <table:table-row>
          <table:table-cell table:style-name="表格98.A2" office:value-type="string">
            <text:p text:style-name="P117">快速插入删除数据的位置</text:p>
          </table:table-cell>
          <table:table-cell table:style-name="表格98.B2" office:value-type="string">
            <text:p text:style-name="P117">-</text:p>
          </table:table-cell>
          <table:table-cell table:style-name="表格98.B2" office:value-type="string">
            <text:p text:style-name="P117">-</text:p>
          </table:table-cell>
          <table:table-cell table:style-name="表格98.B2" office:value-type="string">
            <text:p text:style-name="P117">-</text:p>
          </table:table-cell>
          <table:table-cell table:style-name="表格98.E2" office:value-type="string">
            <text:p text:style-name="P117">-</text:p>
          </table:table-cell>
        </table:table-row>
        <table:table-row>
          <table:table-cell table:style-name="表格98.A2" office:value-type="string">
            <text:p text:style-name="P117">插入删除数据导致迭代器失效</text:p>
          </table:table-cell>
          <table:table-cell table:style-name="表格98.B2" office:value-type="string">
            <text:p text:style-name="P117">存储单元变化</text:p>
          </table:table-cell>
          <table:table-cell table:style-name="表格98.B2" office:value-type="string">
            <text:p text:style-name="P117">存储单元变化</text:p>
          </table:table-cell>
          <table:table-cell table:style-name="表格98.B2" office:value-type="string">
            <text:p text:style-name="P117">存储单元变化</text:p>
          </table:table-cell>
          <table:table-cell table:style-name="表格98.E2" office:value-type="string">
            <text:p text:style-name="P117">存储单元变化</text:p>
          </table:table-cell>
        </table:table-row>
        <table:table-row>
          <table:table-cell table:style-name="表格98.A2" office:value-type="string">
            <text:p text:style-name="P117">释放被删除数据的内存</text:p>
          </table:table-cell>
          <table:table-cell table:style-name="表格98.B2" office:value-type="string">
            <text:p text:style-name="P117">是</text:p>
          </table:table-cell>
          <table:table-cell table:style-name="表格98.B2" office:value-type="string">
            <text:p text:style-name="P117">是</text:p>
          </table:table-cell>
          <table:table-cell table:style-name="表格98.B2" office:value-type="string">
            <text:p text:style-name="P117">是</text:p>
          </table:table-cell>
          <table:table-cell table:style-name="表格98.E2" office:value-type="string">
            <text:p text:style-name="P117">是</text:p>
          </table:table-cell>
        </table:table-row>
      </table:table>
      <text:p text:style-name="P40"/>
      <text:list xml:id="list1347245290" text:style-name="L113">
        <text:list-item>
          <text:p text:style-name="P217">在预分配存储的情况下使用<text:span text:style-name="T23">vector_t</text:span>，它简单并且提供了对数据的随即访问，使用起来方便。</text:p>
        </text:list-item>
        <text:list-item>
          <text:p text:style-name="P275"><text:span text:style-name="T61">如果经常在容器的开头和结尾插入数据，那么使用</text:span><text:span text:style-name="T32">deque_t</text:span><text:span text:style-name="T61">它不仅可以在开头和结尾高效的插入和删除数据而且也提供了对数据的随即访问，在删除数据的时候有时内存还会被释放。</text:span></text:p>
        </text:list-item>
        <text:list-item>
          <text:p text:style-name="P275"><text:span text:style-name="T61">如果经常在容器的任意位置插入删除或移动数据，那么使用</text:span><text:span text:style-name="T32">list_t</text:span><text:span text:style-name="T61">它可以高效的在任意位置插入或删除数据，并且不会影响已有的迭代器。如果要在任意位置的下一个位置插入或删除数据，那么使用</text:span><text:span text:style-name="T32">slist_t</text:span><text:span text:style-name="T61">。</text:span></text:p>
        </text:list-item>
        <text:list-item>
          <text:p text:style-name="P275"><text:span text:style-name="T61">如果经常查找或者数据的有序性很重要，那么使用</text:span><text:span text:style-name="T32">set_t</text:span><text:span text:style-name="T61">或</text:span><text:span text:style-name="T32">multiset_t</text:span><text:span text:style-name="T61">，如果只关心查找的效率，那么</text:span></text:p>
          <text:p text:style-name="P217"><text:span text:style-name="T23">hash_set_t</text:span>和<text:span text:style-name="T23">hash_multiset_t</text:span>也可以使用。如果数据是<text:span text:style-name="T23">key/value</text:span>形式的那么使用<text:span text:style-name="T23">map_t，multimap_t</text:span>或者<text:span text:style-name="T23">hash_map_t，hash_multimap_t。</text:span>如果要使用关联数组，那么使用<text:span text:style-name="T23">map_t，hash_map_t。</text:span></text:p>
        </text:list-item>
      </text:list>
      <text:p text:style-name="P31"/>
      <text:p text:style-name="P40"><text:tab/>下面是两个相同的例子都是对输入的一系列数据进行排序，使用了两个不同的容器：</text:p>
      <text:p text:style-name="P40"><text:tab/>使用<text:span text:style-name="T23">vector_t</text:span>：</text:p>
      <table:table table:name="表格99" table:style-name="表格99">
        <table:table-column table:style-name="表格99.A"/>
        <table:table-row>
          <table:table-cell table:style-name="表格99.A1" office:value-type="string">
            <text:p text:style-name="P102">/* </text:p>
            <text:p text:style-name="P102"><text:s/>* sortvec.c </text:p>
            <text:p text:style-name="P102"><text:s/>* compile with : -lcstl </text:p>
            <text:p text:style-name="P102"><text:s/>*/ </text:p>
            <text:p text:style-name="P102"/>
            <text:p text:style-name="P102">#include &lt;stdio.h&gt; </text:p>
            <text:p text:style-name="P102">#include &lt;cstl/cvector.h&gt; </text:p>
            <text:p text:style-name="P102">#include &lt;cstl/calgorithm.h&gt; </text:p>
            <text:p text:style-name="P102"><text:soft-page-break/>#include &lt;cstl/cfunctional.h&gt; </text:p>
            <text:p text:style-name="P102"/>
            <text:p text:style-name="P102">int main(int argc, char* argv[]) </text:p>
            <text:p text:style-name="P102">{ </text:p>
            <text:p text:style-name="P102"><text:s text:c="4"/>vector_t* pvec_coll = create_vector(int); </text:p>
            <text:p text:style-name="P102"><text:s text:c="4"/>int n_random = 0; </text:p>
            <text:p text:style-name="P102"><text:s text:c="4"/>int n_input = 1000000; </text:p>
            <text:p text:style-name="P102"><text:s text:c="4"/>int i = 0; </text:p>
            <text:p text:style-name="P102"/>
            <text:p text:style-name="P102"><text:s text:c="4"/>if(pvec_coll == NULL) </text:p>
            <text:p text:style-name="P102"><text:s text:c="4"/>{ </text:p>
            <text:p text:style-name="P102"><text:s text:c="8"/>return -1; </text:p>
            <text:p text:style-name="P102"><text:s text:c="4"/>} </text:p>
            <text:p text:style-name="P102"/>
            <text:p text:style-name="P102"><text:s text:c="4"/>vector_init_n(pvec_coll, 1000000); </text:p>
            <text:p text:style-name="P102"/>
            <text:p text:style-name="P102"><text:s text:c="4"/>for(i = 0; i &lt; 1000000; ++i) </text:p>
            <text:p text:style-name="P102"><text:s text:c="4"/>{ </text:p>
            <text:p text:style-name="P102"><text:s text:c="8"/>fun_random_number(&amp;n_input, &amp;n_random); </text:p>
            <text:p text:style-name="P102"><text:s text:c="8"/>*(int*)vector_at(pvec_coll, i) = n_random; </text:p>
            <text:p text:style-name="P102"><text:s text:c="4"/>} </text:p>
            <text:p text:style-name="P102"/>
            <text:p text:style-name="P102"><text:s text:c="4"/>algo_sort(vector_begin(pvec_coll), vector_end(pvec_coll)); </text:p>
            <text:p text:style-name="P102"/>
            <text:p text:style-name="P102"><text:s text:c="4"/>vector_destroy(pvec_coll); </text:p>
            <text:p text:style-name="P102"/>
            <text:p text:style-name="P102"><text:s text:c="4"/>return 0; </text:p>
            <text:p text:style-name="P102">}</text:p>
          </table:table-cell>
        </table:table-row>
      </table:table>
      <text:p text:style-name="P47"/>
      <text:p text:style-name="P41">使用<text:span text:style-name="T23">time</text:span>命令测试执行结果：</text:p>
      <text:p text:style-name="P37">real <text:s text:c="2"/><text:tab/>0m51.613s</text:p>
      <text:p text:style-name="P37">user <text:s text:c="3"/><text:tab/>0m49.116s</text:p>
      <text:p text:style-name="P37">sys <text:s text:c="5"/><text:tab/>0m0.371s</text:p>
      <text:p text:style-name="P47"/>
      <text:p text:style-name="P60">使用<text:span text:style-name="T23">multiset_t</text:span>：</text:p>
      <table:table table:name="表格100" table:style-name="表格100">
        <table:table-column table:style-name="表格100.A"/>
        <table:table-row>
          <table:table-cell table:style-name="表格100.A1" office:value-type="string">
            <text:p text:style-name="P102">/* </text:p>
            <text:p text:style-name="P102"><text:s/>* sortmset.c </text:p>
            <text:p text:style-name="P102"><text:s/>* compile with : -lcstl </text:p>
            <text:p text:style-name="P102"><text:s/>*/ </text:p>
            <text:p text:style-name="P102"/>
            <text:p text:style-name="P102">#include &lt;stdio.h&gt; </text:p>
            <text:p text:style-name="P102">#include &lt;cstl/cset.h&gt; </text:p>
            <text:p text:style-name="P102">#include &lt;cstl/cfunctional.h&gt; </text:p>
            <text:p text:style-name="P102"><text:soft-page-break/><text:s/></text:p>
            <text:p text:style-name="P102">int main(int argc, char* argv[]) </text:p>
            <text:p text:style-name="P102">{ </text:p>
            <text:p text:style-name="P102"><text:s text:c="4"/>multiset_t* pmset_coll = create_multiset(int); </text:p>
            <text:p text:style-name="P102"><text:s text:c="4"/>int n_randmo = 0; </text:p>
            <text:p text:style-name="P102"><text:s text:c="4"/>int n_input = 1000000; </text:p>
            <text:p text:style-name="P102"><text:s text:c="4"/>int i = 0; </text:p>
            <text:p text:style-name="P102"/>
            <text:p text:style-name="P102"><text:s text:c="4"/>if(pmset_coll == NULL) </text:p>
            <text:p text:style-name="P102"><text:s text:c="4"/>{ </text:p>
            <text:p text:style-name="P102"><text:s text:c="8"/>return -1; </text:p>
            <text:p text:style-name="P102"><text:s text:c="4"/>} </text:p>
            <text:p text:style-name="P102"/>
            <text:p text:style-name="P102"><text:s text:c="4"/>multiset_init(pmset_coll); </text:p>
            <text:p text:style-name="P102"/>
            <text:p text:style-name="P102"><text:s text:c="4"/>for(i = 0; i &lt; 1000000; ++i) </text:p>
            <text:p text:style-name="P102"><text:s text:c="4"/>{ </text:p>
            <text:p text:style-name="P102"><text:s text:c="8"/>fun_random_number(&amp;n_input, &amp;n_randmo); </text:p>
            <text:p text:style-name="P102"><text:s text:c="8"/>multiset_insert(pmset_coll, n_randmo); </text:p>
            <text:p text:style-name="P102"><text:s text:c="4"/>} </text:p>
            <text:p text:style-name="P102"/>
            <text:p text:style-name="P102"><text:s text:c="4"/>multiset_destroy(pmset_coll); </text:p>
            <text:p text:style-name="P102"/>
            <text:p text:style-name="P102"><text:s text:c="4"/>return 0; </text:p>
            <text:p text:style-name="P102">}</text:p>
          </table:table-cell>
        </table:table-row>
      </table:table>
      <text:p text:style-name="P47"/>
      <text:p text:style-name="P41">使用<text:span text:style-name="T23">time</text:span>命令测试执行结果：</text:p>
      <text:p text:style-name="P37">real <text:s text:c="3"/><text:tab/>0m11.245s</text:p>
      <text:p text:style-name="P37">user <text:s text:c="3"/><text:tab/>0m10.545s</text:p>
      <text:p text:style-name="P37">sys <text:s text:c="4"/><text:tab/>0m0.356s</text:p>
      <text:p text:style-name="P41">由这个统计数据可以看出一切！</text:p>
      <text:p text:style-name="P41"/>
      <text:p text:style-name="P41"/>
      <text:list xml:id="list1887824124" text:continue-list="list427222432" text:style-name="WW8Num13">
        <text:list-item>
          <text:h text:style-name="P322" text:outline-level="1"><text:span text:style-name="T23">libcstl</text:span>迭代器</text:h>
        </text:list-item>
      </text:list>
      <text:p text:style-name="P41"><text:tab/><text:span text:style-name="T23">libcstl</text:span>容器都定义了相关的迭代器类型，<text:tab/>所以在使用迭代器的时候并不需要包含特殊的头文件，但是除了各个容器定义的相关的迭代器外，<text:span text:style-name="T23">libcstl</text:span>还提供了很多类型的迭代器，这些类型的迭代器都定义在<text:span text:style-name="T23">&lt;cstl/citerator.h&gt;</text:span>中。要使用这些额外的迭代器类型就要包含这个头文件。</text:p>
      <text:p text:style-name="P63">#include &lt;cstl/citerator.h&gt;</text:p>
      <text:p text:style-name="P63"><text:soft-page-break/></text:p>
      <text:list xml:id="list1814713175" text:continue-numbering="true" text:style-name="WW8Num13">
        <text:list-item>
          <text:list>
            <text:list-item>
              <text:h text:style-name="P331" text:outline-level="2">迭代器的种类</text:h>
            </text:list-item>
          </text:list>
        </text:list-item>
      </text:list>
      <text:p text:style-name="P41"><text:tab/>迭代器是一种表示数据位置的类型，它可以被用来访问数据等其他的一些操作。<text:span text:style-name="T24">libcstl</text:span>提供了一组统一的迭代器操作函数，通过统一的操作来实现在各种容器或者数据区间上的迭代器。但是由于各个容器的结构不同，迭代器也有了不同的类型，有些算法要求特殊的迭代器类型，例如algo_sort()算法要求具有随机访问能力的迭代器，这样算法可以达到最高的小路。下面的列表类出的迭代器的种类：</text:p>
      <table:table table:name="表格101" table:style-name="表格101">
        <table:table-column table:style-name="表格101.A" table:number-columns-repeated="3"/>
        <table:table-row>
          <table:table-cell table:style-name="表格101.A1" office:value-type="string">
            <text:p text:style-name="P117">迭代器类型</text:p>
          </table:table-cell>
          <table:table-cell table:style-name="表格101.A1" office:value-type="string">
            <text:p text:style-name="P117">能力</text:p>
          </table:table-cell>
          <table:table-cell table:style-name="表格101.C1" office:value-type="string">
            <text:p text:style-name="P117">相关容器</text:p>
          </table:table-cell>
        </table:table-row>
        <table:table-row>
          <table:table-cell table:style-name="表格101.A2" office:value-type="string">
            <text:p text:style-name="P117">iterator_t</text:p>
          </table:table-cell>
          <table:table-cell table:style-name="表格101.A2" office:value-type="string">
            <text:p text:style-name="P117">[1]</text:p>
          </table:table-cell>
          <table:table-cell table:style-name="表格101.C2" office:value-type="string">
            <text:p text:style-name="P117">-</text:p>
          </table:table-cell>
        </table:table-row>
        <table:table-row>
          <table:table-cell table:style-name="表格101.A2" office:value-type="string">
            <text:p text:style-name="P117">input_iterator_t</text:p>
          </table:table-cell>
          <table:table-cell table:style-name="表格101.A2" office:value-type="string">
            <text:p text:style-name="P117">输入，先前迭代</text:p>
          </table:table-cell>
          <table:table-cell table:style-name="表格101.C2" office:value-type="string">
            <text:p text:style-name="P117">-</text:p>
          </table:table-cell>
        </table:table-row>
        <table:table-row>
          <table:table-cell table:style-name="表格101.A2" office:value-type="string">
            <text:p text:style-name="P117">output_iterator_t</text:p>
          </table:table-cell>
          <table:table-cell table:style-name="表格101.A2" office:value-type="string">
            <text:p text:style-name="P117">输出，向前迭代</text:p>
          </table:table-cell>
          <table:table-cell table:style-name="表格101.C2" office:value-type="string">
            <text:p text:style-name="P117">-</text:p>
          </table:table-cell>
        </table:table-row>
        <table:table-row>
          <table:table-cell table:style-name="表格101.A2" office:value-type="string">
            <text:p text:style-name="P117">forward_iterator_t</text:p>
          </table:table-cell>
          <table:table-cell table:style-name="表格101.A2" office:value-type="string">
            <text:p text:style-name="P117">输入，输出，向前迭代</text:p>
          </table:table-cell>
          <table:table-cell table:style-name="表格101.C2" office:value-type="string">
            <text:p text:style-name="P117">slist_t</text:p>
          </table:table-cell>
        </table:table-row>
        <table:table-row>
          <table:table-cell table:style-name="表格101.A2" office:value-type="string">
            <text:p text:style-name="P117">bidirectional_iterator_t</text:p>
          </table:table-cell>
          <table:table-cell table:style-name="表格101.A2" office:value-type="string">
            <text:p text:style-name="P117">输入，输出，双向迭代</text:p>
          </table:table-cell>
          <table:table-cell table:style-name="表格101.C2" office:value-type="string">
            <text:p text:style-name="P117">list_t, set_t, multiset_t, map_t, multimap_t, hash_set_t, hash_multiset_t, hash_map_t, hash_multimap_t</text:p>
          </table:table-cell>
        </table:table-row>
        <table:table-row>
          <table:table-cell table:style-name="表格101.A2" office:value-type="string">
            <text:p text:style-name="P117">random_access_iterator_t</text:p>
          </table:table-cell>
          <table:table-cell table:style-name="表格101.A2" office:value-type="string">
            <text:p text:style-name="P117">输入，输出，随机迭代</text:p>
          </table:table-cell>
          <table:table-cell table:style-name="表格101.C2" office:value-type="string">
            <text:p text:style-name="P117">vector_t, deque_t, string_t</text:p>
          </table:table-cell>
        </table:table-row>
      </table:table>
      <text:p text:style-name="P41"/>
      <text:p text:style-name="P40"><text:span text:style-name="T58"><text:tab/>表中的</text:span><text:span text:style-name="T41">iterator_t</text:span><text:span text:style-name="T58">是迭代器的基本类型,下面的所有的类型都是从它演变出来的，它可以表示所有的迭代器类型，所以在实际使用的过程中可以使用</text:span><text:span text:style-name="T36">iterator_t</text:span><text:span text:style-name="T58">类型取代实际的与迭代器相关的类型。</text:span><text:span text:style-name="T47"> iterator_t</text:span><text:span text:style-name="T58">可以接受任何迭代器类型的赋值，赋值后原来的</text:span><text:span text:style-name="T41">iterator_t</text:span><text:span text:style-name="T58">类型也就变成了相应的类型。如：</text:span></text:p>
      <text:p text:style-name="P66">iterator_t it_i;</text:p>
      <text:p text:style-name="P66">bidirectional_iterator_t it_bi;</text:p>
      <text:p text:style-name="P66">it_i = it_bi;</text:p>
      <text:p text:style-name="P40"><text:span text:style-name="T58">在赋值之前</text:span><text:span text:style-name="T36">i</text:span><text:span text:style-name="T41">t_i</text:span><text:span text:style-name="T58">是</text:span><text:span text:style-name="T41">iterator_t</text:span><text:span text:style-name="T58">类型，它不具有任何迭代器能力，但是赋值之后</text:span><text:span text:style-name="T36">it_i</text:span><text:span text:style-name="T58">变成了</text:span><text:span text:style-name="T41">bidirectional_iterator_t</text:span><text:span text:style-name="T58">类型，具有了与</text:span><text:span text:style-name="T36">it_bi</text:span><text:span text:style-name="T58">同样的能了。所有的迭代器类型都支持赋值操作符，赋值后迭代器类型也相应的改变了。</text:span></text:p>
      <text:p text:style-name="P55"><draw:frame draw:style-name="fr2" draw:name="图形21" text:anchor-type="paragraph" svg:width="19.006cm" svg:height="9.089cm" draw:z-index="27"><draw:image xlink:href="Pictures/10000000000002CB000001562DDD3F92.jpg" xlink:type="simple" xlink:show="embed" xlink:actuate="onLoad"/></draw:frame><text:soft-page-break/>图<text:span text:style-name="T48"> 5.1 </text:span>迭代器的种类</text:p>
      <text:p text:style-name="P40">上图展示了各个迭代器类型之间的关系，它们的能力是相互包含的,越往下能力越强。除了上面的迭代器类型之外，各个容器也定义了迭代器类型，其实这些类型就是上面迭代器类型的别名，并不是新类型,下面是一个对比表格：</text:p>
      <table:table table:name="表格102" table:style-name="表格102">
        <table:table-column table:style-name="表格102.A"/>
        <table:table-column table:style-name="表格102.B"/>
        <table:table-row>
          <table:table-cell table:style-name="表格102.A1" office:value-type="string">
            <text:p text:style-name="P117">容器定义的迭代器类型</text:p>
          </table:table-cell>
          <table:table-cell table:style-name="表格102.B1" office:value-type="string">
            <text:p text:style-name="P117">对应的迭代器类型</text:p>
          </table:table-cell>
        </table:table-row>
        <table:table-row>
          <table:table-cell table:style-name="表格102.A2" office:value-type="string">
            <text:p text:style-name="P117">vector_iterator_t</text:p>
          </table:table-cell>
          <table:table-cell table:style-name="表格102.B2" office:value-type="string">
            <text:p text:style-name="P117">random_access_iterator_t</text:p>
          </table:table-cell>
        </table:table-row>
        <table:table-row>
          <table:table-cell table:style-name="表格102.A2" office:value-type="string">
            <text:p text:style-name="P117">deque_iterator_t</text:p>
          </table:table-cell>
          <table:table-cell table:style-name="表格102.B2" office:value-type="string">
            <text:p text:style-name="P117">random_access_iterator_t</text:p>
          </table:table-cell>
        </table:table-row>
        <table:table-row>
          <table:table-cell table:style-name="表格102.A2" office:value-type="string">
            <text:p text:style-name="P117">list_iterator_t</text:p>
          </table:table-cell>
          <table:table-cell table:style-name="表格102.B2" office:value-type="string">
            <text:p text:style-name="P117">bidirectional_iterator_t</text:p>
          </table:table-cell>
        </table:table-row>
        <table:table-row>
          <table:table-cell table:style-name="表格102.A2" office:value-type="string">
            <text:p text:style-name="P117">slist_iterator_t</text:p>
          </table:table-cell>
          <table:table-cell table:style-name="表格102.B2" office:value-type="string">
            <text:p text:style-name="P117">forward_iterator_t</text:p>
          </table:table-cell>
        </table:table-row>
        <table:table-row>
          <table:table-cell table:style-name="表格102.A2" office:value-type="string">
            <text:p text:style-name="P117">string_iterator_t</text:p>
          </table:table-cell>
          <table:table-cell table:style-name="表格102.B2" office:value-type="string">
            <text:p text:style-name="P117">random_access_iterator_t</text:p>
          </table:table-cell>
        </table:table-row>
        <table:table-row>
          <table:table-cell table:style-name="表格102.A2" office:value-type="string">
            <text:p text:style-name="P117">set_iterator_t</text:p>
          </table:table-cell>
          <table:table-cell table:style-name="表格102.B2" office:value-type="string">
            <text:p text:style-name="P117">bidirectional_iterator_t</text:p>
          </table:table-cell>
        </table:table-row>
        <table:table-row>
          <table:table-cell table:style-name="表格102.A2" office:value-type="string">
            <text:p text:style-name="P117">multiset_iterator_t</text:p>
          </table:table-cell>
          <table:table-cell table:style-name="表格102.B2" office:value-type="string">
            <text:p text:style-name="P117">bidirectional_iterator_t</text:p>
          </table:table-cell>
        </table:table-row>
        <table:table-row>
          <table:table-cell table:style-name="表格102.A2" office:value-type="string">
            <text:p text:style-name="P117">map_iterator_t</text:p>
          </table:table-cell>
          <table:table-cell table:style-name="表格102.B2" office:value-type="string">
            <text:p text:style-name="P117">bidirectional_iterator_t</text:p>
          </table:table-cell>
        </table:table-row>
        <table:table-row>
          <table:table-cell table:style-name="表格102.A2" office:value-type="string">
            <text:p text:style-name="P117">multimap_iterator_t</text:p>
          </table:table-cell>
          <table:table-cell table:style-name="表格102.B2" office:value-type="string">
            <text:p text:style-name="P117">bidirectional_iterator_t</text:p>
          </table:table-cell>
        </table:table-row>
        <table:table-row>
          <table:table-cell table:style-name="表格102.A2" office:value-type="string">
            <text:p text:style-name="P117">hash_set_iterator_t</text:p>
          </table:table-cell>
          <table:table-cell table:style-name="表格102.B2" office:value-type="string">
            <text:p text:style-name="P117">bidirectional_iterator_t</text:p>
          </table:table-cell>
        </table:table-row>
        <table:table-row>
          <table:table-cell table:style-name="表格102.A2" office:value-type="string">
            <text:p text:style-name="P117">hash_multiset_iterator_t</text:p>
          </table:table-cell>
          <table:table-cell table:style-name="表格102.B2" office:value-type="string">
            <text:p text:style-name="P117">bidirectional_iterator_t</text:p>
          </table:table-cell>
        </table:table-row>
        <table:table-row>
          <table:table-cell table:style-name="表格102.A2" office:value-type="string">
            <text:p text:style-name="P117">hash_map_iterator_t</text:p>
          </table:table-cell>
          <table:table-cell table:style-name="表格102.B2" office:value-type="string">
            <text:p text:style-name="P117">bidirectional_iterator_t</text:p>
          </table:table-cell>
        </table:table-row>
        <table:table-row>
          <table:table-cell table:style-name="表格102.A2" office:value-type="string">
            <text:p text:style-name="P117">hash_multimap_iterator_t</text:p>
          </table:table-cell>
          <table:table-cell table:style-name="表格102.B2" office:value-type="string">
            <text:p text:style-name="P117">bidirectional_iterator_t</text:p>
          </table:table-cell>
        </table:table-row>
      </table:table>
      <text:p text:style-name="P40"/>
      <text:list xml:id="list1481222645" text:continue-numbering="true" text:style-name="WW8Num13">
        <text:list-item>
          <text:list>
            <text:list-item>
              <text:list>
                <text:list-item>
                  <text:h text:style-name="P349" text:outline-level="3"><text:soft-page-break/>input_iterator_t</text:h>
                </text:list-item>
              </text:list>
            </text:list-item>
          </text:list>
        </text:list-item>
      </text:list>
      <text:p text:style-name="P40"><text:span text:style-name="T17"><text:tab/></text:span><text:span text:style-name="T41">input_iterator_t</text:span><text:span text:style-name="T58">类型的迭代器只能一个数据一个数据的向前移动，同时还支持通过迭代器获得数据，比较两个</text:span><text:span text:style-name="T41">input_iterator_t</text:span><text:span text:style-name="T58">类型的迭代器是否相等。</text:span></text:p>
      <text:p text:style-name="P40"><text:span text:style-name="T58"><text:tab/>下面是</text:span><text:span text:style-name="T41">input_iterator_t</text:span><text:span text:style-name="T58">类型的迭代器可以使用的操作函数：</text:span></text:p>
      <table:table table:name="表格103" table:style-name="表格103">
        <table:table-column table:style-name="表格103.A"/>
        <table:table-column table:style-name="表格103.B"/>
        <table:table-row>
          <table:table-cell table:style-name="表格103.A1" office:value-type="string">
            <text:p text:style-name="Table_20_Contents">iterator_get_value</text:p>
          </table:table-cell>
          <table:table-cell table:style-name="表格103.B1" office:value-type="string">
            <text:p text:style-name="Table_20_Contents">获得迭代器指向的数据。</text:p>
          </table:table-cell>
        </table:table-row>
        <table:table-row>
          <table:table-cell table:style-name="表格103.A2" office:value-type="string">
            <text:p text:style-name="Table_20_Contents">iterator_get_pointer</text:p>
          </table:table-cell>
          <table:table-cell table:style-name="表格103.B2" office:value-type="string">
            <text:p text:style-name="Table_20_Contents">返回迭代器指向的数据的指针。</text:p>
          </table:table-cell>
        </table:table-row>
        <table:table-row>
          <table:table-cell table:style-name="表格103.A2" office:value-type="string">
            <text:p text:style-name="Table_20_Contents">iterator_next</text:p>
          </table:table-cell>
          <table:table-cell table:style-name="表格103.B2" office:value-type="string">
            <text:p text:style-name="Table_20_Contents">返回指向下一个数据的迭代器。</text:p>
          </table:table-cell>
        </table:table-row>
        <table:table-row>
          <table:table-cell table:style-name="表格103.A2" office:value-type="string">
            <text:p text:style-name="Table_20_Contents">iterator_equal</text:p>
          </table:table-cell>
          <table:table-cell table:style-name="表格103.B2" office:value-type="string">
            <text:p text:style-name="Table_20_Contents">测试两个迭代器是否相等。</text:p>
          </table:table-cell>
        </table:table-row>
        <table:table-row>
          <table:table-cell table:style-name="表格103.A5" office:value-type="string">
            <text:p text:style-name="Table_20_Contents">iterator_not_equal</text:p>
          </table:table-cell>
          <table:table-cell table:style-name="表格103.B5" office:value-type="string">
            <text:p text:style-name="Table_20_Contents">测试两个迭代器是否不等。</text:p>
          </table:table-cell>
        </table:table-row>
      </table:table>
      <text:p text:style-name="P41"/>
      <text:list xml:id="list1758584174" text:continue-numbering="true" text:style-name="WW8Num13">
        <text:list-item>
          <text:list>
            <text:list-item>
              <text:list>
                <text:list-item>
                  <text:h text:style-name="P349" text:outline-level="3">output_iterator_t</text:h>
                </text:list-item>
              </text:list>
            </text:list-item>
          </text:list>
        </text:list-item>
      </text:list>
      <text:p text:style-name="P40"><text:span text:style-name="T17"><text:tab/></text:span><text:span text:style-name="T41">output_iterator_t</text:span><text:span text:style-name="T58">类型的迭代器也支持向前移动，同时它还支持通过迭代器为数据赋值，但是不支持比较两个迭代器是否相等：</text:span></text:p>
      <table:table table:name="表格104" table:style-name="表格104">
        <table:table-column table:style-name="表格104.A"/>
        <table:table-column table:style-name="表格104.B"/>
        <table:table-row>
          <table:table-cell table:style-name="表格104.A1" office:value-type="string">
            <text:p text:style-name="Table_20_Contents">iterator_set_value</text:p>
          </table:table-cell>
          <table:table-cell table:style-name="表格104.B1" office:value-type="string">
            <text:p text:style-name="Table_20_Contents">设置迭代器指向的数据。</text:p>
          </table:table-cell>
        </table:table-row>
        <table:table-row>
          <table:table-cell table:style-name="表格104.A2" office:value-type="string">
            <text:p text:style-name="Table_20_Contents">iterator_next</text:p>
          </table:table-cell>
          <table:table-cell table:style-name="表格104.B2" office:value-type="string">
            <text:p text:style-name="Table_20_Contents">返回指向下一个数据的迭代器。</text:p>
          </table:table-cell>
        </table:table-row>
      </table:table>
      <text:p text:style-name="P41"/>
      <text:list xml:id="list1812165609" text:continue-numbering="true" text:style-name="WW8Num13">
        <text:list-item>
          <text:list>
            <text:list-item>
              <text:list>
                <text:list-item>
                  <text:h text:style-name="P349" text:outline-level="3">forward_iterator_t</text:h>
                </text:list-item>
              </text:list>
            </text:list-item>
          </text:list>
        </text:list-item>
      </text:list>
      <text:p text:style-name="P40"><text:span text:style-name="T54"><text:tab/></text:span><text:span text:style-name="T41">forward_iterator_t</text:span><text:span text:style-name="T58">类型的迭代器支持</text:span><text:span text:style-name="T41">input_iterator_t</text:span><text:span text:style-name="T58">类型和</text:span><text:span text:style-name="T41">output_iterator_t</text:span><text:span text:style-name="T58">类型的操作的总和：</text:span></text:p>
      <table:table table:name="表格105" table:style-name="表格105">
        <table:table-column table:style-name="表格105.A"/>
        <table:table-column table:style-name="表格105.B"/>
        <table:table-row>
          <table:table-cell table:style-name="表格105.A1" office:value-type="string">
            <text:p text:style-name="Table_20_Contents">iterator_get_value</text:p>
          </table:table-cell>
          <table:table-cell table:style-name="表格105.B1" office:value-type="string">
            <text:p text:style-name="Table_20_Contents">获得迭代器指向的数据。</text:p>
          </table:table-cell>
        </table:table-row>
        <table:table-row>
          <table:table-cell table:style-name="表格105.A2" office:value-type="string">
            <text:p text:style-name="Table_20_Contents">iterator_get_pointer</text:p>
          </table:table-cell>
          <table:table-cell table:style-name="表格105.B2" office:value-type="string">
            <text:p text:style-name="Table_20_Contents">返回迭代器指向的数据的指针。</text:p>
          </table:table-cell>
        </table:table-row>
        <table:table-row>
          <table:table-cell table:style-name="表格105.A2" office:value-type="string">
            <text:p text:style-name="Table_20_Contents">iterator_set_value</text:p>
          </table:table-cell>
          <table:table-cell table:style-name="表格105.B2" office:value-type="string">
            <text:p text:style-name="Table_20_Contents">设置迭代器指向的数据。</text:p>
          </table:table-cell>
        </table:table-row>
        <table:table-row>
          <table:table-cell table:style-name="表格105.A2" office:value-type="string">
            <text:p text:style-name="Table_20_Contents">iterator_next</text:p>
          </table:table-cell>
          <table:table-cell table:style-name="表格105.B2" office:value-type="string">
            <text:p text:style-name="Table_20_Contents">返回指向下一个数据的迭代器。</text:p>
          </table:table-cell>
        </table:table-row>
        <table:table-row>
          <table:table-cell table:style-name="表格105.A2" office:value-type="string">
            <text:p text:style-name="Table_20_Contents">iterator_equal</text:p>
          </table:table-cell>
          <table:table-cell table:style-name="表格105.B2" office:value-type="string">
            <text:p text:style-name="Table_20_Contents">比较两个迭代器是否相等。</text:p>
          </table:table-cell>
        </table:table-row>
        <table:table-row>
          <table:table-cell table:style-name="表格105.A2" office:value-type="string">
            <text:p text:style-name="Table_20_Contents">iterator_not_equal</text:p>
          </table:table-cell>
          <table:table-cell table:style-name="表格105.B2" office:value-type="string">
            <text:p text:style-name="Table_20_Contents">比较两个迭代器是否不等。</text:p>
          </table:table-cell>
        </table:table-row>
      </table:table>
      <text:p text:style-name="P47"/>
      <text:list xml:id="list1757563231" text:continue-numbering="true" text:style-name="WW8Num13">
        <text:list-item>
          <text:list>
            <text:list-item>
              <text:list>
                <text:list-item>
                  <text:h text:style-name="P350" text:outline-level="3"><text:soft-page-break/>bidirectional_iterator_t</text:h>
                </text:list-item>
              </text:list>
            </text:list-item>
          </text:list>
        </text:list-item>
      </text:list>
      <text:p text:style-name="P40"><text:span text:style-name="T54"><text:tab/></text:span><text:span text:style-name="T41">bidirectional_iterator_t</text:span><text:span text:style-name="T58">类型的迭代器是双向迭代器，除了支持</text:span><text:span text:style-name="T41">forward_iterator_t</text:span><text:span text:style-name="T58">类型的迭代器支持的操作外，它还支持向后移动。</text:span></text:p>
      <table:table table:name="表格106" table:style-name="表格106">
        <table:table-column table:style-name="表格106.A"/>
        <table:table-column table:style-name="表格106.B"/>
        <table:table-row>
          <table:table-cell table:style-name="表格106.A1" office:value-type="string">
            <text:p text:style-name="Table_20_Contents">iterator_prev</text:p>
          </table:table-cell>
          <table:table-cell table:style-name="表格106.B1" office:value-type="string">
            <text:p text:style-name="Table_20_Contents">返回指向前一数据的迭代器。</text:p>
          </table:table-cell>
        </table:table-row>
      </table:table>
      <text:p text:style-name="P47"/>
      <text:list xml:id="list630227816" text:continue-numbering="true" text:style-name="WW8Num13">
        <text:list-item>
          <text:list>
            <text:list-item>
              <text:list>
                <text:list-item>
                  <text:h text:style-name="P349" text:outline-level="3">random_access_iterator_t</text:h>
                </text:list-item>
              </text:list>
            </text:list-item>
          </text:list>
        </text:list-item>
      </text:list>
      <text:p text:style-name="P40"><text:span text:style-name="T54"><text:tab/></text:span><text:span text:style-name="T41">random_access_iterator_t</text:span><text:span text:style-name="T58">类型的迭代器在</text:span><text:span text:style-name="T41">bidirectional_iterator_t</text:span><text:span text:style-name="T58">类型的基础上又具备了随即访问能力，所以它支持的操作除了</text:span><text:span text:style-name="T41">bidirectional_iterator_t</text:span><text:span text:style-name="T58">类型支持的操作外还支持一次向前移动多个数据，还有比较操作：</text:span></text:p>
      <table:table table:name="表格107" table:style-name="表格107">
        <table:table-column table:style-name="表格107.A"/>
        <table:table-column table:style-name="表格107.B"/>
        <table:table-row>
          <table:table-cell table:style-name="表格107.A1" office:value-type="string">
            <text:p text:style-name="Table_20_Contents">iterator_at</text:p>
          </table:table-cell>
          <table:table-cell table:style-name="表格107.B1" office:value-type="string">
            <text:p text:style-name="Table_20_Contents">通过迭代器随机访问数据。</text:p>
          </table:table-cell>
        </table:table-row>
        <table:table-row>
          <table:table-cell table:style-name="表格107.A2" office:value-type="string">
            <text:p text:style-name="Table_20_Contents">iterator_next_n</text:p>
          </table:table-cell>
          <table:table-cell table:style-name="表格107.B2" office:value-type="string">
            <text:p text:style-name="Table_20_Contents">返回指向迭代器向前移动n个数据后的位置迭代器。</text:p>
          </table:table-cell>
        </table:table-row>
        <table:table-row>
          <table:table-cell table:style-name="表格107.A2" office:value-type="string">
            <text:p text:style-name="Table_20_Contents">iterator_prev_n</text:p>
          </table:table-cell>
          <table:table-cell table:style-name="表格107.B2" office:value-type="string">
            <text:p text:style-name="Table_20_Contents">返回指向迭代器向后移动n个数据后的位置迭代器。</text:p>
          </table:table-cell>
        </table:table-row>
        <table:table-row>
          <table:table-cell table:style-name="表格107.A2" office:value-type="string">
            <text:p text:style-name="Table_20_Contents">iterator_minus</text:p>
          </table:table-cell>
          <table:table-cell table:style-name="表格107.B2" office:value-type="string">
            <text:p text:style-name="Table_20_Contents">返回两个迭代器的差值。</text:p>
          </table:table-cell>
        </table:table-row>
        <table:table-row>
          <table:table-cell table:style-name="表格107.A2" office:value-type="string">
            <text:p text:style-name="Table_20_Contents">iterator_less</text:p>
          </table:table-cell>
          <table:table-cell table:style-name="表格107.B2" office:value-type="string">
            <text:p text:style-name="Table_20_Contents">测试第一个迭代器是否小于第二个迭代器。</text:p>
          </table:table-cell>
        </table:table-row>
        <table:table-row>
          <table:table-cell table:style-name="表格107.A2" office:value-type="string">
            <text:p text:style-name="Table_20_Contents">iterator_less_equal</text:p>
          </table:table-cell>
          <table:table-cell table:style-name="表格107.B2" office:value-type="string">
            <text:p text:style-name="Table_20_Contents">测试第一个迭代器是否小于等于第二个迭代器。</text:p>
          </table:table-cell>
        </table:table-row>
        <table:table-row>
          <table:table-cell table:style-name="表格107.A2" office:value-type="string">
            <text:p text:style-name="Table_20_Contents">iterator_greater</text:p>
          </table:table-cell>
          <table:table-cell table:style-name="表格107.B2" office:value-type="string">
            <text:p text:style-name="Table_20_Contents">测试第一个迭代器是否大于第二个迭代器。</text:p>
          </table:table-cell>
        </table:table-row>
        <table:table-row>
          <table:table-cell table:style-name="表格107.A2" office:value-type="string">
            <text:p text:style-name="Table_20_Contents">iterator_greater_equal</text:p>
          </table:table-cell>
          <table:table-cell table:style-name="表格107.B2" office:value-type="string">
            <text:p text:style-name="Table_20_Contents">测试第一个迭代器是否大于等于第二个迭代器。</text:p>
          </table:table-cell>
        </table:table-row>
      </table:table>
      <text:p text:style-name="Standard"/>
      <text:p text:style-name="P40"><text:span text:style-name="T54"><text:tab/></text:span><text:span text:style-name="T58">下面的例子应用到了</text:span><text:span text:style-name="T41">random_access_iterator_t</text:span><text:span text:style-name="T58">类型的迭代器的特殊操作：</text:span></text:p>
      <table:table table:name="表格108" table:style-name="表格108">
        <table:table-column table:style-name="表格108.A"/>
        <table:table-row>
          <table:table-cell table:style-name="表格108.A1" office:value-type="string">
            <text:p text:style-name="P102">/* </text:p>
            <text:p text:style-name="P102"><text:s/>* itercat.c </text:p>
            <text:p text:style-name="P102"><text:s/>* compile with : -lcstl </text:p>
            <text:p text:style-name="P102"><text:s/>*/ </text:p>
            <text:p text:style-name="P102"/>
            <text:p text:style-name="P102">#include &lt;stdio.h&gt; </text:p>
            <text:p text:style-name="P102">#include &lt;cstl/cvector.h&gt; </text:p>
            <text:p text:style-name="P102"/>
            <text:p text:style-name="P102">int main(int argc, char* argv[]) </text:p>
            <text:p text:style-name="P102">{ </text:p>
            <text:p text:style-name="P102"><text:s text:c="4"/>vector_t* pvec_coll = create_vector(int); </text:p>
            <text:p text:style-name="P102"><text:s text:c="4"/>iterator_t it_pos; /* uses iterator_t instead of vector_iterator_t */ </text:p>
            <text:p text:style-name="P102"><text:s text:c="4"/>int i = 0; </text:p>
            <text:p text:style-name="P102"><text:s text:c="4"/>int n_value = 0; </text:p>
            <text:p text:style-name="P102"/>
            <text:p text:style-name="P102"><text:s text:c="4"/>if(pvec_coll == NULL) </text:p>
            <text:p text:style-name="P102"><text:soft-page-break/><text:s text:c="4"/>{ </text:p>
            <text:p text:style-name="P102"><text:s text:c="8"/>return -1; </text:p>
            <text:p text:style-name="P102"><text:s text:c="4"/>} </text:p>
            <text:p text:style-name="P102"/>
            <text:p text:style-name="P102"><text:s text:c="4"/>vector_init(pvec_coll); </text:p>
            <text:p text:style-name="P102"/>
            <text:p text:style-name="P102"><text:s text:c="4"/>/* insert from -3 to 9 */ </text:p>
            <text:p text:style-name="P102"><text:s text:c="4"/>for(i = -3; i &lt;= 9; ++i) </text:p>
            <text:p text:style-name="P102"><text:s text:c="4"/>{ </text:p>
            <text:p text:style-name="P102"><text:s text:c="8"/>vector_push_back(pvec_coll, i); </text:p>
            <text:p text:style-name="P102"><text:s text:c="4"/>} </text:p>
            <text:p text:style-name="P102"/>
            <text:p text:style-name="P102"><text:s text:c="4"/>/* </text:p>
            <text:p text:style-name="P102"><text:s text:c="5"/>* print number of elements by processing the distance </text:p>
            <text:p text:style-name="P102"><text:s text:c="5"/>* between vector_begin() and vector_end() </text:p>
            <text:p text:style-name="P102"><text:s text:c="5"/>*/ </text:p>
            <text:p text:style-name="P102"><text:s text:c="4"/>printf("number/distance : %d\n", </text:p>
            <text:p text:style-name="P102"><text:s text:c="8"/>iterator_minus(vector_end(pvec_coll), vector_begin(pvec_coll))); </text:p>
            <text:p text:style-name="P102"/>
            <text:p text:style-name="P102"><text:s text:c="4"/>/* </text:p>
            <text:p text:style-name="P102"><text:s text:c="5"/>* print all elements </text:p>
            <text:p text:style-name="P102"><text:s text:c="5"/>* uses iterator_less instead of !iterator_equal </text:p>
            <text:p text:style-name="P102"><text:s text:c="5"/>*/ </text:p>
            <text:p text:style-name="P102"><text:s text:c="4"/>for(it_pos = vector_begin(pvec_coll); </text:p>
            <text:p text:style-name="P102"><text:s text:c="8"/>iterator_less(it_pos, vector_end(pvec_coll));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 </text:p>
            <text:p text:style-name="P102"><text:s text:c="5"/>* print all elements </text:p>
            <text:p text:style-name="P102"><text:s text:c="5"/>* uses iterator_at instead of iterator_get_pointer </text:p>
            <text:p text:style-name="P102"><text:s text:c="5"/>*/ </text:p>
            <text:p text:style-name="P102"><text:s text:c="4"/>for(i = 0; i &lt; vector_size(pvec_coll); ++i) </text:p>
            <text:p text:style-name="P102"><text:s text:c="4"/>{ </text:p>
            <text:p text:style-name="P102"><text:s text:c="8"/>printf("%d ", *(int*)iterator_at(vector_begin(pvec_coll), i)); </text:p>
            <text:p text:style-name="P102"><text:s text:c="4"/>} </text:p>
            <text:p text:style-name="P102"><text:s text:c="4"/>printf("\n"); </text:p>
            <text:p text:style-name="P102"/>
            <text:p text:style-name="P102"><text:s text:c="4"/>/* print every second element */ </text:p>
            <text:p text:style-name="P102"><text:s text:c="4"/>for(it_pos = vector_begin(pvec_coll); </text:p>
            <text:p text:style-name="P102"><text:soft-page-break/><text:s text:c="8"/>iterator_less(it_pos, iterator_prev(vector_end(pvec_coll))); </text:p>
            <text:p text:style-name="P102"><text:s text:c="8"/>it_pos = iterator_next_n(it_pos, 2)) </text:p>
            <text:p text:style-name="P102"><text:s text:c="4"/>{ </text:p>
            <text:p text:style-name="P102"><text:s text:c="8"/>iterator_get_value(it_pos, &amp;n_value); </text:p>
            <text:p text:style-name="P102"><text:s text:c="8"/>printf("%d ", n_value); </text:p>
            <text:p text:style-name="P102"><text:s text:c="4"/>} </text:p>
            <text:p text:style-name="P102"><text:s text:c="4"/>printf("\n"); </text:p>
            <text:p text:style-name="P102"/>
            <text:p text:style-name="P102"><text:s text:c="4"/>vector_destroy(pvec_coll); </text:p>
            <text:p text:style-name="P102"/>
            <text:p text:style-name="P102"><text:s text:c="4"/>return 0; </text:p>
            <text:p text:style-name="P102">}</text:p>
          </table:table-cell>
        </table:table-row>
      </table:table>
      <text:p text:style-name="P47"/>
      <text:p text:style-name="P41">结果如下：</text:p>
      <text:p text:style-name="P37">number/distance : 13 </text:p>
      <text:p text:style-name="P37">-3 -2 -1 0 1 2 3 4 5 6 7 8 9 </text:p>
      <text:p text:style-name="P37">-3 -2 -1 0 1 2 3 4 5 6 7 8 9 </text:p>
      <text:p text:style-name="P37">-3 -1 1 3 5 7 </text:p>
      <text:p text:style-name="P47"/>
      <text:p text:style-name="P83">这个例子不能应用于<text:span text:style-name="T23">list_t</text:span>，<text:span text:style-name="T23">map_t</text:span>，<text:span text:style-name="T23">hash_multiset_t</text:span>等等这些不是<text:span text:style-name="T23">random_access_iterator_t</text:span>的迭代器上。</text:p>
      <text:p text:style-name="P41"><text:tab/>这个例子中有一段代码：</text:p>
      <text:p text:style-name="P104">iterator_less(it_pos, iterator_prev(vector_end(pvec_coll))); </text:p>
      <text:p text:style-name="P41">这是保证迭代器访问数据不越界。这条语句要求<text:span text:style-name="T23">pvec_coll</text:span>中至少要包含一个数据，如果<text:span text:style-name="T23">pvec_coll</text:span>为空那么</text:p>
      <text:p text:style-name="P111">iterator_prev(vector_end(pvec_coll))<text:span text:style-name="T20">得到的迭代器是指向vector_begin()之前的，这样的迭代器行为是未定义的，类似于数组越界的行为，同理如果迭代器指向vector_end()之后那么这个迭代器的行为也是未定义的，例如下面的代码：</text:span></text:p>
      <text:p text:style-name="P69">for(it_pos = vector_begin(pvec_coll); </text:p>
      <text:p text:style-name="P102"><text:s text:c="4"/>iterator_less(it_pos, vector_end(pvec_coll)); </text:p>
      <text:p text:style-name="P106"><text:s text:c="4"/>it_pos = iterator_next_n(it_pos, 2)) </text:p>
      <text:p text:style-name="P106">{</text:p>
      <text:p text:style-name="P106"><text:tab/>...</text:p>
      <text:p text:style-name="P106">}</text:p>
      <text:p text:style-name="P54"><draw:frame draw:style-name="fr3" draw:name="图形22" text:anchor-type="paragraph" svg:width="19.006cm" svg:height="7.511cm" draw:z-index="28"><draw:image xlink:href="Pictures/10000000000002CC0000011B4E21B7EA.jpg" xlink:type="simple" xlink:show="embed" xlink:actuate="onLoad"/></draw:frame><text:soft-page-break/>图 <text:span text:style-name="T23">5.2 iterator</text:span>每次先前移动两个位置</text:p>
      <text:p text:style-name="P7"><text:tab/><text:span text:style-name="T61">迭代器在向前移动或者向后移动的过程中会发生越界，迭代器移动操作不检测是否越界(带有断言信息的版本会提示越界错误)。所以在移动迭代器时一定要注意，不要越界。</text:span></text:p>
      <text:p text:style-name="P7"/>
      <text:list xml:id="list697412308" text:continue-numbering="true" text:style-name="WW8Num13">
        <text:list-item>
          <text:list>
            <text:list-item>
              <text:h text:style-name="P334" text:outline-level="2">迭代器的辅助操作</text:h>
            </text:list-item>
          </text:list>
        </text:list-item>
      </text:list>
      <text:p text:style-name="Standard"><text:span text:style-name="T3"><text:tab/></text:span><text:span text:style-name="T10">除了</text:span><text:span text:style-name="T28">random_access_iterator_t</text:span><text:span text:style-name="T10">外的迭代器要移动多步或者计算两个迭代器之间的差值只能一个一个的向前或者向后移动吗？答案是否等的，</text:span><text:span text:style-name="T28">libcstl</text:span><text:span text:style-name="T62">还提供两个迭代器的辅助操作函数，</text:span><text:span text:style-name="T45">iterator_advance()</text:span><text:span text:style-name="T62">和</text:span><text:span text:style-name="T45">iterator_distance()，</text:span><text:span text:style-name="T64">这两个操作函数就是为了解决这个问题的。</text:span></text:p>
      <text:list xml:id="list1347745628" text:continue-numbering="true" text:style-name="WW8Num13">
        <text:list-item>
          <text:list>
            <text:list-item>
              <text:list>
                <text:list-item>
                  <text:h text:style-name="P345" text:outline-level="3">使用<text:span text:style-name="T23">iterator_advance()</text:span>移动迭代器</text:h>
                </text:list-item>
              </text:list>
            </text:list-item>
          </text:list>
        </text:list-item>
      </text:list>
      <text:p text:style-name="P42"><text:tab/>这个辅助函数可以使任何迭代器一次移动多步(向前或向后)，当迭代器为双向或随即迭代器时负数步数表示向后移动，否则向前移动，步数为参数的绝对值。</text:p>
      <table:table table:name="表格109" table:style-name="表格109">
        <table:table-column table:style-name="表格109.A"/>
        <table:table-column table:style-name="表格109.B"/>
        <table:table-row>
          <table:table-cell table:style-name="表格109.A1" office:value-type="string">
            <text:p text:style-name="Table_20_Contents">iterator_advance</text:p>
          </table:table-cell>
          <table:table-cell table:style-name="表格109.B1" office:value-type="string">
            <text:p text:style-name="Table_20_Contents">使迭代器一次向前移动多步。</text:p>
          </table:table-cell>
        </table:table-row>
      </table:table>
      <text:p text:style-name="P42"/>
      <text:p text:style-name="P42"><text:tab/>通常来说<text:span text:style-name="T23">random_access_iterator_t</text:span>的<text:span text:style-name="T23">iterator_next_n</text:span>和<text:span text:style-name="T23">iterator_prev_n</text:span>操作要比<text:span text:style-name="T23">iterator_advance</text:span>效率高很多。</text:p>
      <text:p text:style-name="P84">下面是使用<text:span text:style-name="T23">iterator_advance()</text:span>的一个例子：</text:p>
      <table:table table:name="表格110" table:style-name="表格110">
        <table:table-column table:style-name="表格110.A"/>
        <table:table-row>
          <table:table-cell table:style-name="表格110.A1" office:value-type="string">
            <text:p text:style-name="P102">/* </text:p>
            <text:p text:style-name="P102"><text:s/>* advance1.c </text:p>
            <text:p text:style-name="P102"><text:s/>* compile with : -lcstl </text:p>
            <text:p text:style-name="P102"><text:s/>*/ </text:p>
            <text:p text:style-name="P102"/>
            <text:p text:style-name="P102">#include &lt;stdio.h&gt; </text:p>
            <text:p text:style-name="P102"><text:soft-page-break/>#include &lt;cstl/clist.h&gt; </text:p>
            <text:p text:style-name="P102"/>
            <text:p text:style-name="P102">int main(int argc, char* argv[]) </text:p>
            <text:p text:style-name="P102">{ </text:p>
            <text:p text:style-name="P102"><text:s text:c="4"/>list_t* plist_coll = create_list(int); </text:p>
            <text:p text:style-name="P102"><text:s text:c="4"/>iterator_t it_pos; </text:p>
            <text:p text:style-name="P102"><text:s text:c="4"/>int i = 0; </text:p>
            <text:p text:style-name="P102"/>
            <text:p text:style-name="P102"><text:s text:c="4"/>if(plist_coll == NULL) </text:p>
            <text:p text:style-name="P102"><text:s text:c="4"/>{ </text:p>
            <text:p text:style-name="P102"><text:s text:c="8"/>return -1; </text:p>
            <text:p text:style-name="P102"><text:s text:c="4"/>} </text:p>
            <text:p text:style-name="P102"/>
            <text:p text:style-name="P102"><text:s text:c="4"/>list_init(plist_coll); </text:p>
            <text:p text:style-name="P102"/>
            <text:p text:style-name="P102"><text:s text:c="4"/>for(i = 1; i &lt;= 9; ++i) </text:p>
            <text:p text:style-name="P102"><text:s text:c="4"/>{ </text:p>
            <text:p text:style-name="P102"><text:s text:c="8"/>list_push_back(plist_coll, i); </text:p>
            <text:p text:style-name="P102"><text:s text:c="4"/>} </text:p>
            <text:p text:style-name="P102"/>
            <text:p text:style-name="P102"><text:s text:c="4"/>it_pos = list_begin(plist_coll); </text:p>
            <text:p text:style-name="P102"><text:s text:c="4"/>/* print actual element */ </text:p>
            <text:p text:style-name="P102"><text:s text:c="4"/>printf("%d\n", *(int*)iterator_get_pointer(it_pos)); </text:p>
            <text:p text:style-name="P102"/>
            <text:p text:style-name="P102"><text:s text:c="4"/>/* step three elements forward */ </text:p>
            <text:p text:style-name="P102"><text:s text:c="4"/>it_pos = iterator_advance(it_pos, 3); </text:p>
            <text:p text:style-name="P102"><text:s text:c="4"/>/* print actual element */ </text:p>
            <text:p text:style-name="P102"><text:s text:c="4"/>printf("%d\n", *(int*)iterator_get_pointer(it_pos)); </text:p>
            <text:p text:style-name="P102"/>
            <text:p text:style-name="P102"><text:s text:c="4"/>/* step one element backward */ </text:p>
            <text:p text:style-name="P102"><text:s text:c="4"/>it_pos = iterator_advance(it_pos, -1); </text:p>
            <text:p text:style-name="P102"><text:s text:c="4"/>/* print actual element */ </text:p>
            <text:p text:style-name="P102"><text:s text:c="4"/>printf("%d\n", *(int*)iterator_get_pointer(it_pos)); </text:p>
            <text:p text:style-name="P102"/>
            <text:p text:style-name="P102"><text:s text:c="4"/>list_destroy(plist_coll); </text:p>
            <text:p text:style-name="P102"/>
            <text:p text:style-name="P102"><text:s text:c="4"/>return 0; </text:p>
            <text:p text:style-name="P102">}</text:p>
          </table:table-cell>
        </table:table-row>
      </table:table>
      <text:p text:style-name="P100"/>
      <text:p text:style-name="P42">结果：</text:p>
      <text:p text:style-name="P35">1</text:p>
      <text:p text:style-name="P35">4</text:p>
      <text:p text:style-name="P35">3</text:p>
      <text:list xml:id="list838571123" text:continue-numbering="true" text:style-name="WW8Num13">
        <text:list-item>
          <text:list>
            <text:list-item>
              <text:list>
                <text:list-item>
                  <text:h text:style-name="P345" text:outline-level="3"><text:soft-page-break/>使用<text:span text:style-name="T23">iterator_distance()</text:span>计算迭代器之间的距离</text:h>
                </text:list-item>
              </text:list>
            </text:list-item>
          </text:list>
        </text:list-item>
      </text:list>
      <text:p text:style-name="P40"><text:span text:style-name="T55"><text:tab/></text:span><text:span text:style-name="T59">这个辅助函数是用来计算任意类型的迭代器之间的距离的，两个迭代器必须数以同一容器。</text:span></text:p>
      <table:table table:name="表格111" table:style-name="表格111">
        <table:table-column table:style-name="表格111.A"/>
        <table:table-column table:style-name="表格111.B"/>
        <table:table-row>
          <table:table-cell table:style-name="表格111.A1" office:value-type="string">
            <text:p text:style-name="Table_20_Contents">iterator_distance</text:p>
          </table:table-cell>
          <table:table-cell table:style-name="表格111.B1" office:value-type="string">
            <text:p text:style-name="Table_20_Contents">计算两个迭代器之间的距离。</text:p>
          </table:table-cell>
        </table:table-row>
      </table:table>
      <text:p text:style-name="P42"/>
      <text:p text:style-name="P42"><text:tab/>下面是使用<text:span text:style-name="T23">iterator_distance()</text:span>的例子：</text:p>
      <table:table table:name="表格112" table:style-name="表格112">
        <table:table-column table:style-name="表格112.A"/>
        <table:table-row>
          <table:table-cell table:style-name="表格112.A1" office:value-type="string">
            <text:p text:style-name="P102">/* </text:p>
            <text:p text:style-name="P102"><text:s/>* distance.c </text:p>
            <text:p text:style-name="P102"><text:s/>* compile with : -lcstl </text:p>
            <text:p text:style-name="P102"><text:s/>*/ </text:p>
            <text:p text:style-name="P102"/>
            <text:p text:style-name="P102">#include &lt;stdio.h&gt; </text:p>
            <text:p text:style-name="P102">#include &lt;cstl/clist.h&gt; </text:p>
            <text:p text:style-name="P102">#include &lt;cstl/calgorithm.h&gt; </text:p>
            <text:p text:style-name="P102"/>
            <text:p text:style-name="P102">int main(int argc, char* argv[]) </text:p>
            <text:p text:style-name="P102">{ </text:p>
            <text:p text:style-name="P102"><text:s text:c="4"/>list_t* plist_coll = create_list(int); </text:p>
            <text:p text:style-name="P102"><text:s text:c="4"/>list_iterator_t it_pos; </text:p>
            <text:p text:style-name="P102"><text:s text:c="4"/>int i = 0; </text:p>
            <text:p text:style-name="P102"/>
            <text:p text:style-name="P102"><text:s text:c="4"/>if(plist_coll == NULL) </text:p>
            <text:p text:style-name="P102"><text:s text:c="4"/>{ </text:p>
            <text:p text:style-name="P102"><text:s text:c="8"/>return -1; </text:p>
            <text:p text:style-name="P102"><text:s text:c="4"/>} </text:p>
            <text:p text:style-name="P102"/>
            <text:p text:style-name="P102"><text:s text:c="4"/>list_init(plist_coll); </text:p>
            <text:p text:style-name="P102"/>
            <text:p text:style-name="P102"><text:s text:c="4"/>for(i = -3; i &lt;= 9; ++i) </text:p>
            <text:p text:style-name="P102"><text:s text:c="4"/>{ </text:p>
            <text:p text:style-name="P102"><text:s text:c="8"/>list_push_back(plist_coll, i); </text:p>
            <text:p text:style-name="P102"><text:s text:c="4"/>} </text:p>
            <text:p text:style-name="P102"/>
            <text:p text:style-name="P102"><text:s text:c="4"/>it_pos = algo_find(list_begin(plist_coll), list_end(plist_coll), 5); </text:p>
            <text:p text:style-name="P102"><text:s text:c="4"/>if(iterator_equal(it_pos, list_end(plist_coll))) </text:p>
            <text:p text:style-name="P102"><text:s text:c="4"/>{ </text:p>
            <text:p text:style-name="P102"><text:s text:c="8"/>printf("5 not found!\n"); </text:p>
            <text:p text:style-name="P102"><text:s text:c="4"/>} </text:p>
            <text:p text:style-name="P102"><text:s text:c="4"/>else </text:p>
            <text:p text:style-name="P102"><text:s text:c="4"/>{ </text:p>
            <text:p text:style-name="P102"><text:s text:c="8"/>printf("distance between beginning and 5 : %d\n", </text:p>
            <text:p text:style-name="P102"><text:soft-page-break/><text:s text:c="12"/>iterator_distance(list_begin(plist_coll), it_pos)); </text:p>
            <text:p text:style-name="P102"><text:s text:c="4"/>} </text:p>
            <text:p text:style-name="P102"/>
            <text:p text:style-name="P102"><text:s text:c="4"/>list_destroy(plist_coll); </text:p>
            <text:p text:style-name="P102"/>
            <text:p text:style-name="P102"><text:s text:c="4"/>return 0; </text:p>
            <text:p text:style-name="P102">}</text:p>
          </table:table-cell>
        </table:table-row>
      </table:table>
      <text:p text:style-name="P48"/>
      <text:p text:style-name="P42">结果：</text:p>
      <text:p text:style-name="P35">distance between beginning and 5 : 8</text:p>
      <text:p text:style-name="P35"/>
      <text:p text:style-name="P35"/>
      <text:list xml:id="list49787880" text:continue-numbering="true" text:style-name="WW8Num13">
        <text:list-item>
          <text:h text:style-name="P323" text:outline-level="1">libcstl算法</text:h>
        </text:list-item>
      </text:list>
      <text:p text:style-name="P35"><text:tab/>这一章详细的讨论libcstl提供的算法，算法的一般概念，种类，用法，并且给出使用的实例。</text:p>
      <text:p text:style-name="P35"/>
      <text:list xml:id="list1921744055" text:continue-numbering="true" text:style-name="WW8Num13">
        <text:list-item>
          <text:list>
            <text:list-item>
              <text:h text:style-name="P329" text:outline-level="2">算法的概述</text:h>
            </text:list-item>
          </text:list>
        </text:list-item>
      </text:list>
      <text:p text:style-name="P35"><text:tab/>这一节讲述一些关于算法的概念，让你了解它们的能力并且更好的使用它们来解决问题。</text:p>
      <text:p text:style-name="P35"/>
      <text:list xml:id="list1795904923" text:continue-numbering="true" text:style-name="WW8Num13">
        <text:list-item>
          <text:list>
            <text:list-item>
              <text:list>
                <text:list-item>
                  <text:h text:style-name="P340" text:outline-level="3">算法头文件</text:h>
                </text:list-item>
              </text:list>
            </text:list-item>
          </text:list>
        </text:list-item>
      </text:list>
      <text:p text:style-name="P35"><text:tab/>算法大体上分为两种，第一种是普通的算法，这类算法提供了诸如排序，删除，查找等等这样的算法，要使用这类算法必须包含头文件&lt;cstl/calgorithm.h&gt;：</text:p>
      <text:p text:style-name="P65">#include &lt;cstl/calgorithm.h&gt;</text:p>
      <text:p text:style-name="P35">此外libcstl还为算数运算提供了算数算法，要使用算数算法要包含头文件&lt;cstl/cnumeric.h&gt;：</text:p>
      <text:p text:style-name="P65">#include &lt;cstl/cnumeric.h&gt;</text:p>
      <text:p text:style-name="P35"/>
      <text:list xml:id="list406656243" text:continue-numbering="true" text:style-name="WW8Num13">
        <text:list-item>
          <text:list>
            <text:list-item>
              <text:list>
                <text:list-item>
                  <text:h text:style-name="P337" text:outline-level="3">算法的共同特点</text:h>
                </text:list-item>
              </text:list>
            </text:list-item>
          </text:list>
        </text:list-item>
      </text:list>
      <text:p text:style-name="P35"><text:tab/>在第二章中已经介绍了一些算法的概念和特点，算法通常处理一个或者多个数据区间，第一个数据区间要给出开<text:soft-page-break/>始和末尾，其他的数据区间只给出开始就可以了，因为算法可以通过第一个区间来计算后面数据区间的长度，所以要求调用算法时要保证数据区间是有效的，也就是说数据区间的开始必须和末尾属于同一个容器并且开始位置在末尾之前或者和末尾相等，需要计算长度的数据区间一定要有足够的数据，因为算法只是覆盖已有的数据而不是插入新数据。</text:p>
      <text:p text:style-name="P35"><text:tab/>为了提高算法的可扩展性和能力，在调用算法的时候还可以传递自定义的函数，这些函数在算法内部调用，用户可以使用它们来改变算法的默认行为。输出是bool_t类型的函数我们叫做谓词，函数和谓词我们在下一章中介绍。</text:p>
      <text:p text:style-name="P35"/>
      <text:list xml:id="list1339406057" text:continue-numbering="true" text:style-name="WW8Num13">
        <text:list-item>
          <text:list>
            <text:list-item>
              <text:list>
                <text:list-item>
                  <text:h text:style-name="P337" text:outline-level="3">算法的种类</text:h>
                </text:list-item>
              </text:list>
            </text:list-item>
          </text:list>
        </text:list-item>
      </text:list>
      <text:p text:style-name="P35"><text:tab/>不同的算法满足了不同的功能，可以根据算法的功能将算法划分为不同的类型，有的只是读取数据，有的要修改数据，有的只是改变数据的顺序。</text:p>
      <text:p text:style-name="P35"><text:tab/>从算法的命名上也能够看出算法的主要功能，算法的名字中有两种特殊的后最：</text:p>
      <text:list xml:id="list385846893" text:style-name="L114">
        <text:list-item>
          <text:p text:style-name="P162">_if后缀</text:p>
        </text:list-item>
      </text:list>
      <text:p text:style-name="P35"><text:tab/>带有_if后缀的算法是提供给用户扩展算法使用的，一个算法通常提供两个版本普通版本和带有_if后缀的版本，普通的版本使用的默认的算法规则，带有_if后缀的版本允许用户输入一个自定义的函数来改变算法的行为，从而增强了算法的扩展性。例如algo_find()算法是在数据区间中查找指定的数据，algo_find_if()是在数据区间中查找符合指定规则的数据。</text:p>
      <text:list xml:id="list1336099957" text:style-name="L115">
        <text:list-item>
          <text:p text:style-name="P163">_copy后缀</text:p>
        </text:list-item>
      </text:list>
      <text:p text:style-name="P35"><text:tab/>带有_copy后缀的算法是将算法处理的数据拷贝到一个新的数据区间，而不是覆盖原有的数据区间，这样的算法通常也有不带有_copy后缀的算法。例如algo_reverse()是将数据区间中的数据逆序，是直接在当前数据区间中修改的，algo_reverse_if()是将逆序后的结构拷贝到其他数据区间中，原有的数据区间不受到破坏。</text:p>
      <text:p text:style-name="P35"/>
      <text:p text:style-name="P35"><text:tab/>上面是按照名字的后缀简单的区分一下算法，下面按照功能区分算法可以分为四类：</text:p>
      <text:list xml:id="list1566431125" text:style-name="L116">
        <text:list-item>
          <text:p text:style-name="P164">非质变算法</text:p>
        </text:list-item>
        <text:list-item>
          <text:p text:style-name="P164"><text:tab/>质变算法</text:p>
        </text:list-item>
        <text:list-item>
          <text:p text:style-name="P164"><text:tab/>排序算法</text:p>
        </text:list-item>
        <text:list-item>
          <text:p text:style-name="P164"><text:tab/>算数算法</text:p>
        </text:list-item>
      </text:list>
      <text:p text:style-name="P35"/>
      <text:p text:style-name="P35"><text:tab/>接下来就按照上面的分类详细介绍每一种算法。</text:p>
      <text:list xml:id="list1195831122" text:continue-list="list1339406057" text:style-name="WW8Num13">
        <text:list-item>
          <text:list>
            <text:list-item>
              <text:h text:style-name="P329" text:outline-level="2">非质变算法</text:h>
            </text:list-item>
          </text:list>
        </text:list-item>
      </text:list>
      <text:p text:style-name="P35"><text:tab/>非质变算法既不修改数据本身也不修改数据的顺序。非质变算法要求使用input_iterator_t或者forward_iterator_t类型的迭代器。所以所有的容器都可以应用非质变算法。下面的表格列出所有libcstl提供的非质变算法：</text:p>
      <table:table table:name="表格113" table:style-name="表格113">
        <table:table-column table:style-name="表格113.A"/>
        <table:table-column table:style-name="表格113.B"/>
        <table:table-row>
          <table:table-cell table:style-name="表格113.A1" office:value-type="string">
            <text:p text:style-name="Table_20_Contents">algo_for_each</text:p>
          </table:table-cell>
          <table:table-cell table:style-name="表格113.B1" office:value-type="string">
            <text:p text:style-name="Table_20_Contents">对数据区间中的每一个数据都应用指定的函数。</text:p>
          </table:table-cell>
        </table:table-row>
        <table:table-row>
          <table:table-cell table:style-name="表格113.A2" office:value-type="string">
            <text:p text:style-name="Table_20_Contents">algo_find</text:p>
          </table:table-cell>
          <table:table-cell table:style-name="表格113.B2" office:value-type="string">
            <text:p text:style-name="Table_20_Contents">在数据区间中查找指定的数据。</text:p>
          </table:table-cell>
        </table:table-row>
        <table:table-row>
          <table:table-cell table:style-name="表格113.A2" office:value-type="string">
            <text:p text:style-name="Table_20_Contents">algo_find_if</text:p>
          </table:table-cell>
          <table:table-cell table:style-name="表格113.B2" office:value-type="string">
            <text:p text:style-name="Table_20_Contents">在数据区间中查找符合指定函数的数据。</text:p>
          </table:table-cell>
        </table:table-row>
        <table:table-row>
          <table:table-cell table:style-name="表格113.A2" office:value-type="string">
            <text:p text:style-name="Table_20_Contents">algo_adjacent_find</text:p>
          </table:table-cell>
          <table:table-cell table:style-name="表格113.B2" office:value-type="string">
            <text:p text:style-name="Table_20_Contents">查找数据区间中相邻的相等数据。</text:p>
          </table:table-cell>
        </table:table-row>
        <text:soft-page-break/>
        <table:table-row>
          <table:table-cell table:style-name="表格113.A2" office:value-type="string">
            <text:p text:style-name="Table_20_Contents">algo_adjacent_find_if</text:p>
          </table:table-cell>
          <table:table-cell table:style-name="表格113.B2" office:value-type="string">
            <text:p text:style-name="Table_20_Contents">查找数据区间中相邻并符合指定函数规则的数据。</text:p>
          </table:table-cell>
        </table:table-row>
        <table:table-row>
          <table:table-cell table:style-name="表格113.A2" office:value-type="string">
            <text:p text:style-name="Table_20_Contents">algo_find_first_of</text:p>
          </table:table-cell>
          <table:table-cell table:style-name="表格113.B2" office:value-type="string">
            <text:p text:style-name="Table_20_Contents">在数据区间中查找第一个等于指定某个指定数据的数据。</text:p>
          </table:table-cell>
        </table:table-row>
        <table:table-row>
          <table:table-cell table:style-name="表格113.A2" office:value-type="string">
            <text:p text:style-name="Table_20_Contents">algo_find_first_of_if</text:p>
          </table:table-cell>
          <table:table-cell table:style-name="表格113.B2" office:value-type="string">
            <text:p text:style-name="Table_20_Contents">在数据区间中查找第一个与某个指定数据符合特定函数规则的数据。</text:p>
          </table:table-cell>
        </table:table-row>
        <table:table-row>
          <table:table-cell table:style-name="表格113.A2" office:value-type="string">
            <text:p text:style-name="Table_20_Contents">algo_count</text:p>
          </table:table-cell>
          <table:table-cell table:style-name="表格113.B2" office:value-type="string">
            <text:p text:style-name="Table_20_Contents">统计数据区间中包含指定数据的个数。</text:p>
          </table:table-cell>
        </table:table-row>
        <table:table-row>
          <table:table-cell table:style-name="表格113.A2" office:value-type="string">
            <text:p text:style-name="Table_20_Contents">algo_count_if</text:p>
          </table:table-cell>
          <table:table-cell table:style-name="表格113.B2" office:value-type="string">
            <text:p text:style-name="Table_20_Contents">统计数据区间中符合指定函数规则的数据个数。</text:p>
          </table:table-cell>
        </table:table-row>
        <table:table-row>
          <table:table-cell table:style-name="表格113.A2" office:value-type="string">
            <text:p text:style-name="Table_20_Contents">algo_mismatch</text:p>
          </table:table-cell>
          <table:table-cell table:style-name="表格113.B2" office:value-type="string">
            <text:p text:style-name="Table_20_Contents">返回数据区间中第一个与指定的数据不同的数据。</text:p>
          </table:table-cell>
        </table:table-row>
        <table:table-row>
          <table:table-cell table:style-name="表格113.A2" office:value-type="string">
            <text:p text:style-name="Table_20_Contents">algo_mismatch_if</text:p>
          </table:table-cell>
          <table:table-cell table:style-name="表格113.B2" office:value-type="string">
            <text:p text:style-name="Table_20_Contents">返回数据区间中第一个不符合指定函数规则的数据。</text:p>
          </table:table-cell>
        </table:table-row>
        <table:table-row>
          <table:table-cell table:style-name="表格113.A2" office:value-type="string">
            <text:p text:style-name="Table_20_Contents">algo_equal</text:p>
          </table:table-cell>
          <table:table-cell table:style-name="表格113.B2" office:value-type="string">
            <text:p text:style-name="Table_20_Contents">测试两个数据区间中的数据是否相等。</text:p>
          </table:table-cell>
        </table:table-row>
        <table:table-row>
          <table:table-cell table:style-name="表格113.A2" office:value-type="string">
            <text:p text:style-name="Table_20_Contents">algo_equal_if</text:p>
          </table:table-cell>
          <table:table-cell table:style-name="表格113.B2" office:value-type="string">
            <text:p text:style-name="Table_20_Contents">测试两个数据区间中的数据是否符合指定的函数规则。</text:p>
          </table:table-cell>
        </table:table-row>
        <table:table-row>
          <table:table-cell table:style-name="表格113.A2" office:value-type="string">
            <text:p text:style-name="Table_20_Contents">algo_search</text:p>
          </table:table-cell>
          <table:table-cell table:style-name="表格113.B2" office:value-type="string">
            <text:p text:style-name="Table_20_Contents">在数据区间中查找第一个指定的子区间。</text:p>
          </table:table-cell>
        </table:table-row>
        <table:table-row>
          <table:table-cell table:style-name="表格113.A2" office:value-type="string">
            <text:p text:style-name="Table_20_Contents">algo_search_if</text:p>
          </table:table-cell>
          <table:table-cell table:style-name="表格113.B2" office:value-type="string">
            <text:p text:style-name="Table_20_Contents">在数据区间中查找第一个符合指定函数规则的子区间。</text:p>
          </table:table-cell>
        </table:table-row>
        <table:table-row>
          <table:table-cell table:style-name="表格113.A2" office:value-type="string">
            <text:p text:style-name="Table_20_Contents">algo_search_n</text:p>
          </table:table-cell>
          <table:table-cell table:style-name="表格113.B2" office:value-type="string">
            <text:p text:style-name="Table_20_Contents">在数据区间中查找连续n个指定数据。</text:p>
          </table:table-cell>
        </table:table-row>
        <table:table-row>
          <table:table-cell table:style-name="表格113.A2" office:value-type="string">
            <text:p text:style-name="Table_20_Contents">algo_search_n_if</text:p>
          </table:table-cell>
          <table:table-cell table:style-name="表格113.B2" office:value-type="string">
            <text:p text:style-name="Table_20_Contents">在数据区间中查找联系n个符合指定函数规则的数据。</text:p>
          </table:table-cell>
        </table:table-row>
        <table:table-row>
          <table:table-cell table:style-name="表格113.A2" office:value-type="string">
            <text:p text:style-name="Table_20_Contents">algo_search_end</text:p>
          </table:table-cell>
          <table:table-cell table:style-name="表格113.B2" office:value-type="string">
            <text:p text:style-name="Table_20_Contents">在数据区间中查找最后一个指定的子区间。</text:p>
          </table:table-cell>
        </table:table-row>
        <table:table-row>
          <table:table-cell table:style-name="表格113.A2" office:value-type="string">
            <text:p text:style-name="Table_20_Contents">algo_search_end_if</text:p>
          </table:table-cell>
          <table:table-cell table:style-name="表格113.B2" office:value-type="string">
            <text:p text:style-name="Table_20_Contents">在数据区间中查找最后一个符合指定函数规则的子区间。</text:p>
          </table:table-cell>
        </table:table-row>
        <table:table-row>
          <table:table-cell table:style-name="表格113.A2" office:value-type="string">
            <text:p text:style-name="Table_20_Contents">algo_find_end</text:p>
          </table:table-cell>
          <table:table-cell table:style-name="表格113.B2" office:value-type="string">
            <text:p text:style-name="Table_20_Contents">同algo_search_end</text:p>
          </table:table-cell>
        </table:table-row>
        <table:table-row>
          <table:table-cell table:style-name="表格113.A2" office:value-type="string">
            <text:p text:style-name="Table_20_Contents">algo_find_end_if</text:p>
          </table:table-cell>
          <table:table-cell table:style-name="表格113.B2" office:value-type="string">
            <text:p text:style-name="Table_20_Contents">同algo_search_end_if</text:p>
          </table:table-cell>
        </table:table-row>
      </table:table>
      <text:p text:style-name="P35"><text:tab/>其中algo_for_each()不能严格算是非质变算法。</text:p>
      <text:p text:style-name="P35"/>
      <text:list xml:id="list1767583191" text:continue-numbering="true" text:style-name="WW8Num13">
        <text:list-item>
          <text:list>
            <text:list-item>
              <text:list>
                <text:list-item>
                  <text:h text:style-name="P337" text:outline-level="3">algo_for_each算法</text:h>
                </text:list-item>
              </text:list>
            </text:list-item>
          </text:list>
        </text:list-item>
      </text:list>
      <text:p text:style-name="P35"><text:tab/>algo_for_each算法可扩展性非常强，它接受用户的函数，对数据区间中的所有数据执行指定的函数，例如指定的函数是显示数据信息，那么这个算法的效果就是显示出数据区间中所有的数据信息，但是如果指定的函数是修改数据的值，那么这个算法的效果就是修改了数据区间中所有数据的值，这样看来algo_for_each()算法可能是非质变算法也可能是质变算法，这主要看指定的函数。建议不要使用algo_for_each()算法改变数据，因为算法提供了改变每一个数据的算法，在下一节介绍。下面的例子使用algo_for_each算法打印每一个数据：</text:p>
      <table:table table:name="表格114" table:style-name="表格114">
        <table:table-column table:style-name="表格114.A"/>
        <table:table-row>
          <table:table-cell table:style-name="表格114.A1" office:value-type="string">
            <text:p text:style-name="P102">/* </text:p>
            <text:p text:style-name="P102"><text:s/>* foreach1.c </text:p>
            <text:p text:style-name="P102"><text:s/>* compile with : -lcstl </text:p>
            <text:p text:style-name="P102"><text:s/>*/ </text:p>
            <text:p text:style-name="P102"/>
            <text:p text:style-name="P102">#include &lt;stdio.h&gt; </text:p>
            <text:p text:style-name="P102">#include &lt;cstl/cvector.h&gt; </text:p>
            <text:p text:style-name="P102">#include &lt;cstl/calgorithm.h&gt; </text:p>
            <text:p text:style-name="P102"><text:soft-page-break/><text:s/></text:p>
            <text:p text:style-name="P102">static void _print(const void* cpv_input, void* pv_output) </text:p>
            <text:p text:style-name="P102">{ </text:p>
            <text:p text:style-name="P102"><text:s text:c="4"/>printf("%d ", *(int*)cpv_input); </text:p>
            <text:p text:style-name="P102">} </text:p>
            <text:p text:style-name="P102"/>
            <text:p text:style-name="P102">int main(int argc, char* argv[]) </text:p>
            <text:p text:style-name="P102">{ </text:p>
            <text:p text:style-name="P102"><text:s text:c="4"/>vector_t* pvec_coll = create_vector(int); </text:p>
            <text:p text:style-name="P102"><text:s text:c="4"/>int i = 0; </text:p>
            <text:p text:style-name="P102"/>
            <text:p text:style-name="P102"><text:s text:c="4"/>if(pvec_coll == NULL) </text:p>
            <text:p text:style-name="P102"><text:s text:c="4"/>{ </text:p>
            <text:p text:style-name="P102"><text:s text:c="8"/>return -1; </text:p>
            <text:p text:style-name="P102"><text:s text:c="4"/>} </text:p>
            <text:p text:style-name="P102"/>
            <text:p text:style-name="P102"><text:s text:c="4"/>vector_init(pvec_coll); </text:p>
            <text:p text:style-name="P102"/>
            <text:p text:style-name="P102"><text:s text:c="4"/>for(i = 1; i &lt;= 9; ++i) </text:p>
            <text:p text:style-name="P102"><text:s text:c="4"/>{ </text:p>
            <text:p text:style-name="P102"><text:s text:c="8"/>vector_push_back(pvec_coll, i); </text:p>
            <text:p text:style-name="P102"><text:s text:c="4"/>} </text:p>
            <text:p text:style-name="P102"/>
            <text:p text:style-name="P102"><text:s text:c="4"/>algo_for_each(vector_begin(pvec_coll), vector_end(pvec_coll), _print); </text:p>
            <text:p text:style-name="P102"><text:s text:c="4"/>printf("\n"); </text:p>
            <text:p text:style-name="P102"/>
            <text:p text:style-name="P102"><text:s text:c="4"/>vector_destroy(pvec_coll); </text:p>
            <text:p text:style-name="P102"/>
            <text:p text:style-name="P102"><text:s text:c="4"/>return 0; </text:p>
            <text:p text:style-name="P102">}</text:p>
          </table:table-cell>
        </table:table-row>
      </table:table>
      <text:p text:style-name="P35">程序输出的结果：</text:p>
      <text:p text:style-name="P35">1 2 3 4 5 6 7 8 9 </text:p>
      <text:p text:style-name="P35"/>
      <text:p text:style-name="P35"><text:tab/>algo_for_each算法对pvec_coll中的每一个数据都应用了_print函数，结果就是打印出了pvec_coll中的所有数据。</text:p>
      <text:p text:style-name="P35"><text:tab/>下面这个例子就是演示一下如何使用algo_for_each算法修改数据区间中的数据：</text:p>
      <table:table table:name="表格115" table:style-name="表格115">
        <table:table-column table:style-name="表格115.A"/>
        <table:table-row>
          <table:table-cell table:style-name="表格115.A1" office:value-type="string">
            <text:p text:style-name="P124">/* </text:p>
            <text:p text:style-name="P124"><text:s/>* foreach2.c </text:p>
            <text:p text:style-name="P124"><text:s/>* compile with : -lcstl </text:p>
            <text:p text:style-name="P124"><text:s/>*/ </text:p>
            <text:p text:style-name="P124"/>
            <text:p text:style-name="P124">#include &lt;stdio.h&gt; </text:p>
            <text:p text:style-name="P124">#include &lt;cstl/cvector.h&gt; </text:p>
            <text:p text:style-name="P124">#include &lt;cstl/calgorithm.h&gt; </text:p>
            <text:p text:style-name="P124"><text:soft-page-break/><text:s/></text:p>
            <text:p text:style-name="P124">static void _print(const void* cpv_input, void* pv_output) </text:p>
            <text:p text:style-name="P124">{ </text:p>
            <text:p text:style-name="P124"><text:s text:c="4"/>printf("%d ", *(int*)cpv_input); </text:p>
            <text:p text:style-name="P124">} </text:p>
            <text:p text:style-name="P124"/>
            <text:p text:style-name="P124">static void _plus_10(const void* cpv_input, void* pv_output) </text:p>
            <text:p text:style-name="P124">{ </text:p>
            <text:p text:style-name="P124"><text:s text:c="4"/>*(int*)cpv_input += 10; </text:p>
            <text:p text:style-name="P124">} </text:p>
            <text:p text:style-name="P124"/>
            <text:p text:style-name="P124">int main(int argc, char* argv[]) </text:p>
            <text:p text:style-name="P124">{ </text:p>
            <text:p text:style-name="P124"><text:s text:c="4"/>vector_t* pvec_coll = create_vector(int); </text:p>
            <text:p text:style-name="P124"><text:s text:c="4"/>int i = 0; </text:p>
            <text:p text:style-name="P124"/>
            <text:p text:style-name="P124"><text:s text:c="4"/>if(pvec_coll == NULL) </text:p>
            <text:p text:style-name="P124"><text:s text:c="4"/>{ </text:p>
            <text:p text:style-name="P124"><text:s text:c="8"/>return -1; </text:p>
            <text:p text:style-name="P124"><text:s text:c="4"/>} </text:p>
            <text:p text:style-name="P124"/>
            <text:p text:style-name="P124"><text:s text:c="4"/>vector_init(pvec_coll); </text:p>
            <text:p text:style-name="P124"/>
            <text:p text:style-name="P124"><text:s text:c="4"/>for(i = 1; i &lt;= 9; ++i) </text:p>
            <text:p text:style-name="P124"><text:s text:c="4"/>{ </text:p>
            <text:p text:style-name="P124"><text:s text:c="8"/>vector_push_back(pvec_coll, i); </text:p>
            <text:p text:style-name="P124"><text:s text:c="4"/>} </text:p>
            <text:p text:style-name="P124"/>
            <text:p text:style-name="P124"><text:s text:c="4"/>algo_for_each(vector_begin(pvec_coll), vector_end(pvec_coll), _print); </text:p>
            <text:p text:style-name="P124"><text:s text:c="4"/>printf("\n"); </text:p>
            <text:p text:style-name="P124"/>
            <text:p text:style-name="P124"/>
            <text:p text:style-name="P124"><text:s text:c="4"/>algo_for_each(vector_begin(pvec_coll), vector_end(pvec_coll), _plus_10); </text:p>
            <text:p text:style-name="P124"/>
            <text:p text:style-name="P124"><text:s text:c="4"/>algo_for_each(vector_begin(pvec_coll), vector_end(pvec_coll), _print); </text:p>
            <text:p text:style-name="P124"><text:s text:c="4"/>printf("\n"); </text:p>
            <text:p text:style-name="P124"/>
            <text:p text:style-name="P124"><text:s text:c="4"/>vector_destroy(pvec_coll); </text:p>
            <text:p text:style-name="P124"/>
            <text:p text:style-name="P124"><text:s text:c="4"/>return 0; </text:p>
            <text:p text:style-name="P124">}</text:p>
          </table:table-cell>
        </table:table-row>
      </table:table>
      <text:p text:style-name="P35">输出结果：</text:p>
      <text:p text:style-name="P35">1 2 3 4 5 6 7 8 9 </text:p>
      <text:p text:style-name="P35"><text:soft-page-break/>11 12 13 14 15 16 17 18 19 </text:p>
      <text:p text:style-name="P35"/>
      <text:p text:style-name="Standard"><text:tab/>algo_for_each算法将每一个数据都加上10。</text:p>
      <text:p text:style-name="P35"><text:tab/>通过上面两个例子看出algo_for_each算法只用到函数的输入参数，并没有用到输出参数，所以在使用algo_for_each算法的时候输出的函数不要使用输出参数。</text:p>
      <text:p text:style-name="P35"/>
      <text:list xml:id="list1057122047" text:continue-numbering="true" text:style-name="WW8Num13">
        <text:list-item>
          <text:list>
            <text:list-item>
              <text:list>
                <text:list-item>
                  <text:h text:style-name="P337" text:outline-level="3">搜索数据</text:h>
                </text:list-item>
              </text:list>
            </text:list-item>
          </text:list>
        </text:list-item>
      </text:list>
      <text:list xml:id="list2035263278" text:style-name="L117">
        <text:list-item>
          <text:p text:style-name="P165">algo_find <text:s text:c="3"/>algo_find_if搜索第一个匹配的数据</text:p>
        </text:list-item>
      </text:list>
      <text:list xml:id="list1429784814" text:style-name="L118">
        <text:list-item>
          <text:p text:style-name="P166">algo_find返回数据区间中与指定数据相等的第一个数据。</text:p>
        </text:list-item>
        <text:list-item>
          <text:p text:style-name="P166">algo_find_if返回数据区间中符合指定函数的第一个数据。</text:p>
        </text:list-item>
        <text:list-item>
          <text:p text:style-name="P166">如果没有符合条件的数据，两个算法都返回数据区间的末尾。</text:p>
        </text:list-item>
        <text:list-item>
          <text:p text:style-name="P166">algo_find_if中的函数一定不能够修改数据。</text:p>
        </text:list-item>
        <text:list-item>
          <text:p text:style-name="P166">关联容器提供了搜索的操作函数。</text:p>
        </text:list-item>
      </text:list>
      <text:p text:style-name="P35"><text:tab/>第一例子展示了如何使用algo_find算法：</text:p>
      <table:table table:name="表格116" table:style-name="表格116">
        <table:table-column table:style-name="表格116.A"/>
        <table:table-row>
          <table:table-cell table:style-name="表格116.A1" office:value-type="string">
            <text:p text:style-name="P124">/* </text:p>
            <text:p text:style-name="P124"><text:s/>* find2.c </text:p>
            <text:p text:style-name="P124"><text:s/>* compile with : -lcstl </text:p>
            <text:p text:style-name="P124"><text:s/>*/ </text:p>
            <text:p text:style-name="P124"/>
            <text:p text:style-name="P124">#include &lt;stdio.h&gt; </text:p>
            <text:p text:style-name="P124">#include &lt;cstl/clist.h&gt; </text:p>
            <text:p text:style-name="P124">#include &lt;cstl/calgorithm.h&gt; </text:p>
            <text:p text:style-name="P124"/>
            <text:p text:style-name="P124">int main(int argc, char* argv[]) </text:p>
            <text:p text:style-name="P124">{ </text:p>
            <text:p text:style-name="P124"><text:s text:c="4"/>list_t* plist_coll = create_list(int); </text:p>
            <text:p text:style-name="P124"><text:s text:c="4"/>list_iterator_t it_pos; </text:p>
            <text:p text:style-name="P124"><text:s text:c="4"/>list_iterator_t it_pos1; </text:p>
            <text:p text:style-name="P124"><text:s text:c="4"/>list_iterator_t it_pos2; </text:p>
            <text:p text:style-name="P124"><text:s text:c="4"/>int i = 0; </text:p>
            <text:p text:style-name="P124"/>
            <text:p text:style-name="P124"><text:s text:c="4"/>if(plist_coll == NULL) </text:p>
            <text:p text:style-name="P124"><text:s text:c="4"/>{ </text:p>
            <text:p text:style-name="P124"><text:s text:c="8"/>return -1; </text:p>
            <text:p text:style-name="P124"><text:s text:c="4"/>} </text:p>
            <text:p text:style-name="P124"/>
            <text:p text:style-name="P124"><text:s text:c="4"/>list_init(plist_coll); </text:p>
            <text:p text:style-name="P124"/>
            <text:p text:style-name="P124"><text:s text:c="4"/>for(i = 1; i &lt;= 9; ++i) </text:p>
            <text:p text:style-name="P124"><text:s text:c="4"/>{ </text:p>
            <text:p text:style-name="P124"><text:soft-page-break/><text:s text:c="8"/>list_push_back(plist_coll, i); </text:p>
            <text:p text:style-name="P124"><text:s text:c="4"/>} </text:p>
            <text:p text:style-name="P124"><text:s text:c="4"/>for(i = 1; i &lt;= 9; ++i) </text:p>
            <text:p text:style-name="P124"><text:s text:c="4"/>{ </text:p>
            <text:p text:style-name="P124"><text:s text:c="8"/>list_push_back(plist_coll, i); </text:p>
            <text:p text:style-name="P124"><text:s text:c="4"/>} </text:p>
            <text:p text:style-name="P124"><text:s text:c="4"/>for(it_pos = list_begin(plist_coll); </text:p>
            <text:p text:style-name="P124"><text:s text:c="8"/>!iterator_equal(it_pos, list_end(plist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 find first element with value 4 */ </text:p>
            <text:p text:style-name="P124"><text:s text:c="4"/>it_pos1 = algo_find(list_begin(plist_coll), list_end(plist_coll), 4); </text:p>
            <text:p text:style-name="P124"/>
            <text:p text:style-name="P124"><text:s text:c="4"/>/* find second element with value 4 */ </text:p>
            <text:p text:style-name="P124"><text:s text:c="4"/>if(!iterator_equal(it_pos1, list_end(plist_coll))) </text:p>
            <text:p text:style-name="P124"><text:s text:c="4"/>{ </text:p>
            <text:p text:style-name="P124"><text:s text:c="8"/>it_pos2 = algo_find(iterator_next(it_pos1), list_end(plist_coll), 4); </text:p>
            <text:p text:style-name="P124"><text:s text:c="4"/>} </text:p>
            <text:p text:style-name="P124"/>
            <text:p text:style-name="P124"><text:s text:c="4"/>/* print all elements from first to second 4 */ </text:p>
            <text:p text:style-name="P124"><text:s text:c="4"/>if(!iterator_equal(it_pos1, list_end(plist_coll)) &amp;&amp; </text:p>
            <text:p text:style-name="P124"><text:s text:c="7"/>!iterator_equal(it_pos2, list_end(plist_coll))) </text:p>
            <text:p text:style-name="P124"><text:s text:c="4"/>{ </text:p>
            <text:p text:style-name="P124"><text:s text:c="8"/>for(it_pos = it_pos1; </text:p>
            <text:p text:style-name="P124"><text:s text:c="12"/>!iterator_equal(it_pos, iterator_next(it_pos2)); </text:p>
            <text:p text:style-name="P124"><text:s text:c="12"/>it_pos = iterator_next(it_pos)) </text:p>
            <text:p text:style-name="P124"><text:s text:c="8"/>{ </text:p>
            <text:p text:style-name="P124"><text:s text:c="12"/>printf("%d ", *(int*)iterator_get_pointer(it_pos)); </text:p>
            <text:p text:style-name="P124"><text:s text:c="8"/>} </text:p>
            <text:p text:style-name="P124"><text:s text:c="8"/>printf("\n"); </text:p>
            <text:p text:style-name="P124"><text:s text:c="4"/>} </text:p>
            <text:p text:style-name="P124"/>
            <text:p text:style-name="P124"><text:s text:c="4"/>list_destroy(plist_coll); </text:p>
            <text:p text:style-name="P124"/>
            <text:p text:style-name="P124"><text:s text:c="4"/>return 0; </text:p>
            <text:p text:style-name="P124">}</text:p>
          </table:table-cell>
        </table:table-row>
      </table:table>
      <text:p text:style-name="P35">为了找到第二个4，必须将指向第一个4的迭代器向前移动一个数据，在每次查找之后要比较一下，返回的迭代器是否和数据区间的末尾相等。这个例子的结果：</text:p>
      <text:p text:style-name="P35">1 2 3 4 5 6 7 8 9 1 2 3 4 5 6 7 8 9 </text:p>
      <text:p text:style-name="P35"><text:soft-page-break/>4 5 6 7 8 9 1 2 3 4 </text:p>
      <text:p text:style-name="P35"/>
      <text:p text:style-name="P35"><text:tab/>下面这个例子展示了如何使用algo_find_if算法查找符合条件的数据：</text:p>
      <table:table table:name="表格117" table:style-name="表格117">
        <table:table-column table:style-name="表格117.A"/>
        <table:table-row>
          <table:table-cell table:style-name="表格117.A1" office:value-type="string">
            <text:p text:style-name="P124">/* </text:p>
            <text:p text:style-name="P124"><text:s/>* find3.c </text:p>
            <text:p text:style-name="P124"><text:s/>* compile with : -lcstl </text:p>
            <text:p text:style-name="P124"><text:s/>*/ </text:p>
            <text:p text:style-name="P124"/>
            <text:p text:style-name="P124">#include &lt;stdio.h&gt; </text:p>
            <text:p text:style-name="P124">#include &lt;cstl/cvector.h&gt; </text:p>
            <text:p text:style-name="P124">#include &lt;cstl/calgorithm.h&gt; </text:p>
            <text:p text:style-name="P124"/>
            <text:p text:style-name="P124">static void _greater_3(const void* cpv_input, void* pv_output) </text:p>
            <text:p text:style-name="P124">{ </text:p>
            <text:p text:style-name="P124"><text:s text:c="4"/>*(bool_t*)pv_output = *(int*)cpv_input &gt; 3 ? true : false; </text:p>
            <text:p text:style-name="P124">} </text:p>
            <text:p text:style-name="P124"/>
            <text:p text:style-name="P124">static void _divisible_3(const void* cpv_input, void* pv_output) </text:p>
            <text:p text:style-name="P124">{ </text:p>
            <text:p text:style-name="P124"><text:s text:c="4"/>*(bool_t*)pv_output = *(int*)cpv_input % 3 == 0 ? true : false; </text:p>
            <text:p text:style-name="P124">} </text:p>
            <text:p text:style-name="P124"/>
            <text:p text:style-name="P124">int main(int argc, char* argv[]) </text:p>
            <text:p text:style-name="P124">{ </text:p>
            <text:p text:style-name="P124"><text:s text:c="4"/>vector_t* pvec_coll = create_vector(int); </text:p>
            <text:p text:style-name="P124"><text:s text:c="4"/>vector_iterator_t it_pos; </text:p>
            <text:p text:style-name="P124"><text:s text:c="4"/>int i = 0; </text:p>
            <text:p text:style-name="P124"/>
            <text:p text:style-name="P124"><text:s text:c="4"/>if(pvec_coll == 0) </text:p>
            <text:p text:style-name="P124"><text:s text:c="4"/>{ </text:p>
            <text:p text:style-name="P124"><text:s text:c="8"/>return -1; </text:p>
            <text:p text:style-name="P124"><text:s text:c="4"/>} </text:p>
            <text:p text:style-name="P124"/>
            <text:p text:style-name="P124"><text:s text:c="4"/>vector_init(pvec_coll); </text:p>
            <text:p text:style-name="P124"/>
            <text:p text:style-name="P124"><text:s text:c="4"/>for(i = 1; i &lt;= 9; ++i) </text:p>
            <text:p text:style-name="P124"><text:s text:c="4"/>{ </text:p>
            <text:p text:style-name="P124"><text:s text:c="8"/>vector_push_back(pvec_coll, i); </text:p>
            <text:p text:style-name="P124"><text:s text:c="4"/>} </text:p>
            <text:p text:style-name="P124"><text:s text:c="4"/>for(it_pos = vector_begin(pvec_coll); </text:p>
            <text:p text:style-name="P124"><text:s text:c="8"/>!iterator_equal(it_pos, vector_end(pvec_coll)); </text:p>
            <text:p text:style-name="P124"><text:s text:c="8"/>it_pos = iterator_next(it_pos)) </text:p>
            <text:p text:style-name="P124"><text:s text:c="4"/>{ </text:p>
            <text:p text:style-name="P124"><text:soft-page-break/><text:s text:c="8"/>printf("%d ", *(int*)iterator_get_pointer(it_pos)); </text:p>
            <text:p text:style-name="P124"><text:s text:c="4"/>} </text:p>
            <text:p text:style-name="P124"><text:s text:c="4"/>printf("\n"); </text:p>
            <text:p text:style-name="P124"/>
            <text:p text:style-name="P124"><text:s text:c="4"/>/* find first element greater than 3 */ </text:p>
            <text:p text:style-name="P124"><text:s text:c="4"/>it_pos = algo_find_if(vector_begin(pvec_coll), </text:p>
            <text:p text:style-name="P124"><text:s text:c="8"/>vector_end(pvec_coll), _greater_3); </text:p>
            <text:p text:style-name="P124"/>
            <text:p text:style-name="P124"><text:s text:c="4"/>/* print its posititon */ </text:p>
            <text:p text:style-name="P124"><text:s text:c="4"/>printf("the %d. element is the first greater than 3.\n", </text:p>
            <text:p text:style-name="P124"><text:s text:c="8"/>iterator_distance(vector_begin(pvec_coll), it_pos) + 1); </text:p>
            <text:p text:style-name="P124"/>
            <text:p text:style-name="P124"><text:s text:c="4"/>/* find first element divisible by 3 */ </text:p>
            <text:p text:style-name="P124"><text:s text:c="4"/>it_pos = algo_find_if(vector_begin(pvec_coll), </text:p>
            <text:p text:style-name="P124"><text:s text:c="8"/>vector_end(pvec_coll), _divisible_3); </text:p>
            <text:p text:style-name="P124"/>
            <text:p text:style-name="P124"><text:s text:c="4"/>/* print its position */ </text:p>
            <text:p text:style-name="P124"><text:s text:c="4"/>printf("the %d. element is the first divisible by 3.\n", </text:p>
            <text:p text:style-name="P124"><text:s text:c="8"/>iterator_distance(vector_begin(pvec_coll), it_pos) + 1); </text:p>
            <text:p text:style-name="P124"/>
            <text:p text:style-name="P124"><text:s text:c="4"/>vector_destroy(pvec_coll); </text:p>
            <text:p text:style-name="P124"/>
            <text:p text:style-name="P124"><text:s text:c="4"/>return 0; </text:p>
            <text:p text:style-name="P124">}</text:p>
          </table:table-cell>
        </table:table-row>
      </table:table>
      <text:p text:style-name="P35">例子中分别使用了两函数_greater_3和_divisible_3，在数据区间中查找第一个大于3和第一个能够被三整除的数据。程序的结果：</text:p>
      <text:p text:style-name="P35">1 2 3 4 5 6 7 8 9 </text:p>
      <text:p text:style-name="P35">the 4. element is the first greater than 3. </text:p>
      <text:p text:style-name="P35">the 3. element is the first divisible by 3.</text:p>
      <text:p text:style-name="P35"/>
      <text:list xml:id="list1959995207" text:style-name="L119">
        <text:list-item>
          <text:p text:style-name="P167">algo_adjacent_find <text:s text:c="3"/>algo_adjacent_find_if搜索相邻的符合规则的数据</text:p>
        </text:list-item>
      </text:list>
      <text:list xml:id="list1833567862" text:style-name="L120">
        <text:list-item>
          <text:p text:style-name="P168">algo_adjacent_find算法返回指向数据区间中第一组相邻且相等的数据的第一个数据的迭代器。</text:p>
        </text:list-item>
        <text:list-item>
          <text:p text:style-name="P168">algo_adjacent_find_if算法发挥指向数据区间中第一组相邻且符合规则的数据的第一个数据的迭代器。</text:p>
        </text:list-item>
        <text:list-item>
          <text:p text:style-name="P168">如果不成功两个算法都返回数据区间末尾的迭代器。</text:p>
        </text:list-item>
        <text:list-item>
          <text:p text:style-name="P168">algo_adjacent_find_if算法使用的函数一定不能修改该传入的数据。</text:p>
        </text:list-item>
      </text:list>
      <text:p text:style-name="P35">下面的例子演示了这两个算法的用法：</text:p>
      <table:table table:name="表格118" table:style-name="表格118">
        <table:table-column table:style-name="表格118.A"/>
        <table:table-row>
          <table:table-cell table:style-name="表格118.A1" office:value-type="string">
            <text:p text:style-name="P124">/* </text:p>
            <text:p text:style-name="P124"><text:s/>* adjfind1.c </text:p>
            <text:p text:style-name="P124"><text:s/>* compile with : -lcstl </text:p>
            <text:p text:style-name="P124"><text:s/>*/ </text:p>
            <text:p text:style-name="P124"/>
            <text:p text:style-name="P124">#include &lt;stdio.h&gt; </text:p>
            <text:p text:style-name="P124">#include &lt;cstl/cvector.h&gt; </text:p>
            <text:p text:style-name="P124"><text:soft-page-break/>#include &lt;cstl/calgorithm.h&gt; </text:p>
            <text:p text:style-name="P124"/>
            <text:p text:style-name="P124">/* </text:p>
            <text:p text:style-name="P124"><text:s/>* return whether the second data has double the value of the first. </text:p>
            <text:p text:style-name="P124"><text:s/>*/ </text:p>
            <text:p text:style-name="P124">static void _doubled(const void* cpv_first, const void* cpv_second, void* pv_output) </text:p>
            <text:p text:style-name="P124">{ </text:p>
            <text:p text:style-name="P124"><text:s text:c="4"/>*(bool_t*)pv_output = *(int*)cpv_first * 2 == *(int*)cpv_second ? true : false; </text:p>
            <text:p text:style-name="P124">} </text:p>
            <text:p text:style-name="P124"/>
            <text:p text:style-name="P124">int main(int argc, char* argv[]) </text:p>
            <text:p text:style-name="P124">{ </text:p>
            <text:p text:style-name="P124"><text:s text:c="4"/>vector_t* pvec_coll = create_vector(int); </text:p>
            <text:p text:style-name="P124"><text:s text:c="4"/>vector_iterator_t it_pos; </text:p>
            <text:p text:style-name="P124"/>
            <text:p text:style-name="P124"><text:s text:c="4"/>if(pvec_coll == NULL) </text:p>
            <text:p text:style-name="P124"><text:s text:c="4"/>{ </text:p>
            <text:p text:style-name="P124"><text:s text:c="8"/>return -1; </text:p>
            <text:p text:style-name="P124"><text:s text:c="4"/>} </text:p>
            <text:p text:style-name="P124"/>
            <text:p text:style-name="P124"><text:s text:c="4"/>vector_init(pvec_coll); </text:p>
            <text:p text:style-name="P124"/>
            <text:p text:style-name="P124"><text:s text:c="4"/>vector_push_back(pvec_coll, 1); </text:p>
            <text:p text:style-name="P124"><text:s text:c="4"/>vector_push_back(pvec_coll, 3); </text:p>
            <text:p text:style-name="P124"><text:s text:c="4"/>vector_push_back(pvec_coll, 2); </text:p>
            <text:p text:style-name="P124"><text:s text:c="4"/>vector_push_back(pvec_coll, 4); </text:p>
            <text:p text:style-name="P124"><text:s text:c="4"/>vector_push_back(pvec_coll, 5); </text:p>
            <text:p text:style-name="P124"><text:s text:c="4"/>vector_push_back(pvec_coll, 5); </text:p>
            <text:p text:style-name="P124"><text:s text:c="4"/>vector_push_back(pvec_coll, 0); </text:p>
            <text:p text:style-name="P124"/>
            <text:p text:style-name="P124"><text:s text:c="4"/>for(it_pos = vector_begin(pvec_coll); </text:p>
            <text:p text:style-name="P124"><text:s text:c="8"/>!iterator_equal(it_pos, vector_end(pvec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 search first two elements with equal values */ </text:p>
            <text:p text:style-name="P124"><text:s text:c="4"/>it_pos = algo_adjacent_find(vector_begin(pvec_coll), vector_end(pvec_coll)); </text:p>
            <text:p text:style-name="P124"><text:s text:c="4"/>if(!iterator_equal(it_pos, vector_end(pvec_coll))) </text:p>
            <text:p text:style-name="P124"><text:s text:c="4"/>{ </text:p>
            <text:p text:style-name="P124"><text:s text:c="8"/>printf("first two elements with equal value have position %d\n", </text:p>
            <text:p text:style-name="P124"><text:soft-page-break/><text:s text:c="12"/>iterator_distance(vector_begin(pvec_coll), it_pos) + 1); </text:p>
            <text:p text:style-name="P124"><text:s text:c="4"/>} </text:p>
            <text:p text:style-name="P124"/>
            <text:p text:style-name="P124"><text:s text:c="4"/>/* </text:p>
            <text:p text:style-name="P124"><text:s text:c="5"/>* search first two elements for which </text:p>
            <text:p text:style-name="P124"><text:s text:c="5"/>* the second has double the value of the first </text:p>
            <text:p text:style-name="P124"><text:s text:c="5"/>*/ </text:p>
            <text:p text:style-name="P124"><text:s text:c="4"/>it_pos = algo_adjacent_find_if(vector_begin(pvec_coll), </text:p>
            <text:p text:style-name="P124"><text:s text:c="8"/>vector_end(pvec_coll), _doubled); </text:p>
            <text:p text:style-name="P124"><text:s text:c="4"/>if(!iterator_equal(it_pos, vector_end(pvec_coll))) </text:p>
            <text:p text:style-name="P124"><text:s text:c="4"/>{ </text:p>
            <text:p text:style-name="P124"><text:s text:c="8"/>printf("first two elements with second value twice the first has pos %d\n", </text:p>
            <text:p text:style-name="P124"><text:s text:c="12"/>iterator_distance(vector_begin(pvec_coll), it_pos) + 1); </text:p>
            <text:p text:style-name="P124"><text:s text:c="4"/>} </text:p>
            <text:p text:style-name="P124"/>
            <text:p text:style-name="P124"><text:s text:c="4"/>vector_destroy(pvec_coll); </text:p>
            <text:p text:style-name="P124"/>
            <text:p text:style-name="P124"><text:s text:c="4"/>return 0; </text:p>
            <text:p text:style-name="P124">}</text:p>
          </table:table-cell>
        </table:table-row>
      </table:table>
      <text:p text:style-name="P35">使用algo_adjacent_find算法是为了查找相等的数据，使用algo_adjacent_find_if算法是为了查找满足_double函数的数据，程序的输出结果如下：</text:p>
      <text:p text:style-name="P35">1 3 2 4 5 5 0 </text:p>
      <text:p text:style-name="P35">first two elements with equal value have position 5 </text:p>
      <text:p text:style-name="P35">first two elements with second value twice the first has pos 3</text:p>
      <text:p text:style-name="P35"/>
      <text:list xml:id="list1776397285" text:style-name="L121">
        <text:list-item>
          <text:p text:style-name="P169">algo_find_first_of <text:s text:c="3"/>algo_find_first_of_if在数据区间中查找多个可能数据中的第一个</text:p>
        </text:list-item>
      </text:list>
      <text:list xml:id="list923722376" text:style-name="L122">
        <text:list-item>
          <text:p text:style-name="P170">algo_find_first_of算法返回第一个出现在第一个数据区间中同时也出现在第二个数据区间中的数据。</text:p>
        </text:list-item>
        <text:list-item>
          <text:p text:style-name="P170">algo_find_first_of_if算法返回第一个出现在第一个数据区间中并且和第二个数据区间中的数据满足指定规则的数据。</text:p>
        </text:list-item>
        <text:list-item>
          <text:p text:style-name="P170">如果不成功两个算法都返回第一个数据区间末尾的迭代器。</text:p>
        </text:list-item>
        <text:list-item>
          <text:p text:style-name="P170">algo_find_first_of_if算法使用的函数不能修改使用的数据。</text:p>
        </text:list-item>
      </text:list>
      <text:p text:style-name="P35">下面的例子展示如何使用这两个算法：</text:p>
      <table:table table:name="表格119" table:style-name="表格119">
        <table:table-column table:style-name="表格119.A"/>
        <table:table-row>
          <table:table-cell table:style-name="表格119.A1" office:value-type="string">
            <text:p text:style-name="P124">/* </text:p>
            <text:p text:style-name="P124"><text:s/>* findof1.c </text:p>
            <text:p text:style-name="P124"><text:s/>* compile with : -lcstl </text:p>
            <text:p text:style-name="P124"><text:s/>*/ </text:p>
            <text:p text:style-name="P124"/>
            <text:p text:style-name="P124">#include &lt;stdio.h&gt; </text:p>
            <text:p text:style-name="P124">#include &lt;cstl/clist.h&gt; </text:p>
            <text:p text:style-name="P124">#include &lt;cstl/cvector.h&gt; </text:p>
            <text:p text:style-name="P124">#include &lt;cstl/calgorithm.h&gt; </text:p>
            <text:p text:style-name="P124"/>
            <text:p text:style-name="P124">static void _doubled(const void* cpv_first, const void* cpv_second, void* pv_output) </text:p>
            <text:p text:style-name="P124"><text:soft-page-break/>{ </text:p>
            <text:p text:style-name="P124"><text:s text:c="4"/>*(bool_t*)pv_output = *(int*)cpv_first == *(int*)cpv_second * 2 ? true : false; </text:p>
            <text:p text:style-name="P124">} </text:p>
            <text:p text:style-name="P124"/>
            <text:p text:style-name="P124">int main(int argc, char* argv[]) </text:p>
            <text:p text:style-name="P124">{ </text:p>
            <text:p text:style-name="P124"><text:s text:c="4"/>vector_t* pvec_coll = create_vector(int); </text:p>
            <text:p text:style-name="P124"><text:s text:c="4"/>list_t* plist_searchcoll = create_list(int); </text:p>
            <text:p text:style-name="P124"><text:s text:c="4"/>iterator_t it_pos; </text:p>
            <text:p text:style-name="P124"><text:s text:c="4"/>int i = 0; </text:p>
            <text:p text:style-name="P124"/>
            <text:p text:style-name="P124"><text:s text:c="4"/>if(pvec_coll == NULL || plist_searchcoll == NULL) </text:p>
            <text:p text:style-name="P124"><text:s text:c="4"/>{ </text:p>
            <text:p text:style-name="P124"><text:s text:c="8"/>return -1; </text:p>
            <text:p text:style-name="P124"><text:s text:c="4"/>} </text:p>
            <text:p text:style-name="P124"/>
            <text:p text:style-name="P124"><text:s text:c="4"/>vector_init(pvec_coll); </text:p>
            <text:p text:style-name="P124"><text:s text:c="4"/>list_init(plist_searchcoll); </text:p>
            <text:p text:style-name="P124"/>
            <text:p text:style-name="P124"><text:s text:c="4"/>for(i = 1; i &lt;= 11; ++i) </text:p>
            <text:p text:style-name="P124"><text:s text:c="4"/>{ </text:p>
            <text:p text:style-name="P124"><text:s text:c="8"/>vector_push_back(pvec_coll, i); </text:p>
            <text:p text:style-name="P124"><text:s text:c="4"/>} </text:p>
            <text:p text:style-name="P124"><text:s text:c="4"/>for(i = 3; i &lt;= 5; ++i) </text:p>
            <text:p text:style-name="P124"><text:s text:c="4"/>{ </text:p>
            <text:p text:style-name="P124"><text:s text:c="8"/>list_push_back(plist_searchcoll, i); </text:p>
            <text:p text:style-name="P124"><text:s text:c="4"/>} </text:p>
            <text:p text:style-name="P124"/>
            <text:p text:style-name="P124"><text:s text:c="4"/>for(it_pos = vector_begin(pvec_coll); </text:p>
            <text:p text:style-name="P124"><text:s text:c="8"/>!iterator_equal(it_pos, vector_end(pvec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 text:c="4"/>for(it_pos = list_begin(plist_searchcoll); </text:p>
            <text:p text:style-name="P124"><text:s text:c="8"/>!iterator_equal(it_pos, list_end(plist_search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oft-page-break/><text:s text:c="4"/>/* search first occurrence of an element of searchcoll in coll */ </text:p>
            <text:p text:style-name="P124"><text:s text:c="4"/>it_pos = algo_find_first_of(vector_begin(pvec_coll), vector_end(pvec_coll), </text:p>
            <text:p text:style-name="P124"><text:s text:c="8"/>list_begin(plist_searchcoll), list_end(plist_searchcoll)); </text:p>
            <text:p text:style-name="P124"><text:s text:c="4"/>if(!iterator_equal(it_pos, vector_end(pvec_coll))) </text:p>
            <text:p text:style-name="P124"><text:s text:c="4"/>{ </text:p>
            <text:p text:style-name="P124"><text:s text:c="8"/>printf("first element of searchcoll in coll is element %d\n", </text:p>
            <text:p text:style-name="P124"><text:s text:c="12"/>iterator_distance(vector_begin(pvec_coll), it_pos) + 1); </text:p>
            <text:p text:style-name="P124"><text:s text:c="4"/>} </text:p>
            <text:p text:style-name="P124"/>
            <text:p text:style-name="P124"><text:s text:c="4"/>it_pos = algo_find_first_of_if(vector_begin(pvec_coll), vector_end(pvec_coll), </text:p>
            <text:p text:style-name="P124"><text:s text:c="8"/>list_begin(plist_searchcoll), list_end(plist_searchcoll), _doubled); </text:p>
            <text:p text:style-name="P124"><text:s text:c="4"/>if(!iterator_equal(it_pos, vector_end(pvec_coll))) </text:p>
            <text:p text:style-name="P124"><text:s text:c="4"/>{ </text:p>
            <text:p text:style-name="P124"><text:s text:c="8"/>printf("first doubled element of searchcoll in coll is element %d\n", </text:p>
            <text:p text:style-name="P124"><text:s text:c="12"/>iterator_distance(vector_begin(pvec_coll), it_pos) + 1); </text:p>
            <text:p text:style-name="P124"><text:s text:c="4"/>} </text:p>
            <text:p text:style-name="P124"/>
            <text:p text:style-name="P124"><text:s text:c="4"/>vector_destroy(pvec_coll); </text:p>
            <text:p text:style-name="P124"><text:s text:c="4"/>list_destroy(plist_searchcoll); </text:p>
            <text:p text:style-name="P124"/>
            <text:p text:style-name="P124"><text:s text:c="4"/>return 0; </text:p>
            <text:p text:style-name="P124">}</text:p>
          </table:table-cell>
        </table:table-row>
      </table:table>
      <text:p text:style-name="P35">这个程序的结果如下：</text:p>
      <text:p text:style-name="P35">1 2 3 4 5 6 7 8 9 10 11 </text:p>
      <text:p text:style-name="P35">3 4 5 </text:p>
      <text:p text:style-name="P35">first element of searchcoll in coll is element 3 </text:p>
      <text:p text:style-name="P35">first doubled element of searchcoll in coll is element 6</text:p>
      <text:p text:style-name="P35"/>
      <text:list xml:id="list1761677114" text:style-name="L123">
        <text:list-item>
          <text:p text:style-name="P171">algo_search <text:s text:c="3"/>algo_search_if搜索第一个子区间</text:p>
        </text:list-item>
      </text:list>
      <text:list xml:id="list115401722" text:style-name="L124">
        <text:list-item>
          <text:p text:style-name="P172">algo_search返回第二个数据区间在第一个数据区间中第一次出现的位置。</text:p>
        </text:list-item>
        <text:list-item>
          <text:p text:style-name="P172">algo_search_if返回第一个数据区间中第一个与第二个数据区间中的全部数据满足指定规则的位置。</text:p>
        </text:list-item>
        <text:list-item>
          <text:p text:style-name="P172">如果失败两个算法都返回第一个数据区间的末尾。</text:p>
        </text:list-item>
        <text:list-item>
          <text:p text:style-name="P172">algo_search_if算法中使用的函数不能修改数据。</text:p>
        </text:list-item>
      </text:list>
      <text:p text:style-name="P35">下面是展示如果使用algo_search算法的例子：</text:p>
      <table:table table:name="表格120" table:style-name="表格120">
        <table:table-column table:style-name="表格120.A"/>
        <table:table-row>
          <table:table-cell table:style-name="表格120.A1" office:value-type="string">
            <text:p text:style-name="P124">/* </text:p>
            <text:p text:style-name="P124"><text:s/>* search1.c </text:p>
            <text:p text:style-name="P124"><text:s/>* compile with : -lcstl </text:p>
            <text:p text:style-name="P124"><text:s/>*/ </text:p>
            <text:p text:style-name="P124"/>
            <text:p text:style-name="P124">#include &lt;stdio.h&gt; </text:p>
            <text:p text:style-name="P124">#include &lt;cstl/clist.h&gt; </text:p>
            <text:p text:style-name="P124">#include &lt;cstl/cdeque.h&gt; </text:p>
            <text:p text:style-name="P124">#include &lt;cstl/calgorithm.h&gt; </text:p>
            <text:p text:style-name="P124"><text:soft-page-break/><text:s/></text:p>
            <text:p text:style-name="P124">int main(int argc, char* argv[]) </text:p>
            <text:p text:style-name="P124">{ </text:p>
            <text:p text:style-name="P124"><text:s text:c="4"/>deque_t* pdeq_coll = create_deque(int); </text:p>
            <text:p text:style-name="P124"><text:s text:c="4"/>list_t* plist_subcoll = create_list(int); </text:p>
            <text:p text:style-name="P124"><text:s text:c="4"/>iterator_t it_pos; </text:p>
            <text:p text:style-name="P124"><text:s text:c="4"/>int i = 0; </text:p>
            <text:p text:style-name="P124"/>
            <text:p text:style-name="P124"><text:s text:c="4"/>if(pdeq_coll == NULL || plist_subcoll == NULL) </text:p>
            <text:p text:style-name="P124"><text:s text:c="4"/>{ </text:p>
            <text:p text:style-name="P124"><text:s text:c="8"/>return -1; </text:p>
            <text:p text:style-name="P124"><text:s text:c="4"/>} </text:p>
            <text:p text:style-name="P124"/>
            <text:p text:style-name="P124"><text:s text:c="4"/>deque_init(pdeq_coll); </text:p>
            <text:p text:style-name="P124"><text:s text:c="4"/>list_init(plist_subcoll); </text:p>
            <text:p text:style-name="P124"/>
            <text:p text:style-name="P124"><text:s text:c="4"/>for(i = 1; i &lt;= 7; ++i) </text:p>
            <text:p text:style-name="P124"><text:s text:c="4"/>{ </text:p>
            <text:p text:style-name="P124"><text:s text:c="8"/>deque_push_back(pdeq_coll, i); </text:p>
            <text:p text:style-name="P124"><text:s text:c="4"/>} </text:p>
            <text:p text:style-name="P124"><text:s text:c="4"/>for(i = 1; i &lt;= 7; ++i) </text:p>
            <text:p text:style-name="P124"><text:s text:c="4"/>{ </text:p>
            <text:p text:style-name="P124"><text:s text:c="8"/>deque_push_back(pdeq_coll, i); </text:p>
            <text:p text:style-name="P124"><text:s text:c="4"/>} </text:p>
            <text:p text:style-name="P124"><text:s text:c="4"/>for(i = 3; i &lt;= 6; ++i) </text:p>
            <text:p text:style-name="P124"><text:s text:c="4"/>{ </text:p>
            <text:p text:style-name="P124"><text:s text:c="8"/>list_push_back(plist_subcoll, i); </text:p>
            <text:p text:style-name="P124"><text:s text:c="4"/>} </text:p>
            <text:p text:style-name="P124"/>
            <text:p text:style-name="P124"><text:s text:c="4"/>for(it_pos = deque_begin(pdeq_coll); </text:p>
            <text:p text:style-name="P124"><text:s text:c="8"/>!iterator_equal(it_pos, deque_end(pdeq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 text:c="4"/>for(it_pos = list_begin(plist_subcoll); </text:p>
            <text:p text:style-name="P124"><text:s text:c="8"/>!iterator_equal(it_pos, list_end(plist_sub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oft-page-break/><text:s/></text:p>
            <text:p text:style-name="P124"><text:s text:c="4"/>it_pos = algo_search(deque_begin(pdeq_coll), deque_end(pdeq_coll), </text:p>
            <text:p text:style-name="P124"><text:s text:c="8"/>list_begin(plist_subcoll), list_end(plist_subcoll)); </text:p>
            <text:p text:style-name="P124"><text:s text:c="4"/>while(!iterator_equal(it_pos, deque_end(pdeq_coll))) </text:p>
            <text:p text:style-name="P124"><text:s text:c="4"/>{ </text:p>
            <text:p text:style-name="P124"><text:s text:c="8"/>printf("subcoll found starting with element %d\n", </text:p>
            <text:p text:style-name="P124"><text:s text:c="12"/>iterator_distance(deque_begin(pdeq_coll), it_pos) + 1); </text:p>
            <text:p text:style-name="P124"/>
            <text:p text:style-name="P124"><text:s text:c="8"/>it_pos = algo_search(iterator_next(it_pos), deque_end(pdeq_coll), </text:p>
            <text:p text:style-name="P124"><text:s text:c="12"/>list_begin(plist_subcoll), list_end(plist_subcoll)); </text:p>
            <text:p text:style-name="P124"><text:s text:c="4"/>} </text:p>
            <text:p text:style-name="P124"/>
            <text:p text:style-name="P124"><text:s text:c="4"/>deque_destroy(pdeq_coll); </text:p>
            <text:p text:style-name="P124"><text:s text:c="4"/>list_destroy(plist_subcoll); </text:p>
            <text:p text:style-name="P124"/>
            <text:p text:style-name="P124"><text:s text:c="4"/>return 0; </text:p>
            <text:p text:style-name="P124">}</text:p>
          </table:table-cell>
        </table:table-row>
      </table:table>
      <text:p text:style-name="P35">这个例子的输出结果：</text:p>
      <text:p text:style-name="P35">1 2 3 4 5 6 7 1 2 3 4 5 6 7 </text:p>
      <text:p text:style-name="P35">3 4 5 6 </text:p>
      <text:p text:style-name="P35">subcoll found starting with element 3 </text:p>
      <text:p text:style-name="P35">subcoll found starting with element 10</text:p>
      <text:p text:style-name="P35"/>
      <text:p text:style-name="P35">接下来的例子展示了algo_search_if算法的使用：</text:p>
      <table:table table:name="表格121" table:style-name="表格121">
        <table:table-column table:style-name="表格121.A"/>
        <table:table-row>
          <table:table-cell table:style-name="表格121.A1" office:value-type="string">
            <text:p text:style-name="P124">/* </text:p>
            <text:p text:style-name="P124"><text:s/>* search2.c </text:p>
            <text:p text:style-name="P124"><text:s/>* compile with : -lcstl </text:p>
            <text:p text:style-name="P124"><text:s/>*/ </text:p>
            <text:p text:style-name="P124"/>
            <text:p text:style-name="P124">#include &lt;stdio.h&gt; </text:p>
            <text:p text:style-name="P124">#include &lt;cstl/cvector.h&gt; </text:p>
            <text:p text:style-name="P124">#include &lt;cstl/calgorithm.h&gt; </text:p>
            <text:p text:style-name="P124"/>
            <text:p text:style-name="P124">static void _check_even(const void* cpv_first, </text:p>
            <text:p text:style-name="P124"><text:s text:c="4"/>const void* cpv_second, void* pv_output) </text:p>
            <text:p text:style-name="P124">{ </text:p>
            <text:p text:style-name="P124"><text:s text:c="4"/>if(*(bool_t*)cpv_second) </text:p>
            <text:p text:style-name="P124"><text:s text:c="4"/>{ </text:p>
            <text:p text:style-name="P124"><text:s text:c="8"/>*(bool_t*)pv_output = *(int*)cpv_first % 2 == 0 ? true : false; </text:p>
            <text:p text:style-name="P124"><text:s text:c="4"/>} </text:p>
            <text:p text:style-name="P124"><text:s text:c="4"/>else </text:p>
            <text:p text:style-name="P124"><text:s text:c="4"/>{ </text:p>
            <text:p text:style-name="P124"><text:s text:c="8"/>*(bool_t*)pv_output = *(int*)cpv_first % 2 == 1 ? true : false; </text:p>
            <text:p text:style-name="P124"><text:soft-page-break/><text:s text:c="4"/>} </text:p>
            <text:p text:style-name="P124">} </text:p>
            <text:p text:style-name="P124"/>
            <text:p text:style-name="P124">int main(int argc, char* argv[]) </text:p>
            <text:p text:style-name="P124">{ </text:p>
            <text:p text:style-name="P124"><text:s text:c="4"/>vector_t* pvec_coll = create_vector(int); </text:p>
            <text:p text:style-name="P124"><text:s text:c="4"/>vector_t* pvec_subcoll = create_vector(bool_t); </text:p>
            <text:p text:style-name="P124"><text:s text:c="4"/>iterator_t it_pos; </text:p>
            <text:p text:style-name="P124"><text:s text:c="4"/>int i = 0; </text:p>
            <text:p text:style-name="P124"/>
            <text:p text:style-name="P124"><text:s text:c="4"/>if(pvec_coll == NULL || pvec_subcoll == NULL) </text:p>
            <text:p text:style-name="P124"><text:s text:c="4"/>{ </text:p>
            <text:p text:style-name="P124"><text:s text:c="8"/>return -1; </text:p>
            <text:p text:style-name="P124"><text:s text:c="4"/>} </text:p>
            <text:p text:style-name="P124"/>
            <text:p text:style-name="P124"><text:s text:c="4"/>vector_init(pvec_coll); </text:p>
            <text:p text:style-name="P124"><text:s text:c="4"/>vector_init(pvec_subcoll); </text:p>
            <text:p text:style-name="P124"/>
            <text:p text:style-name="P124"><text:s text:c="4"/>for(i = 1; i &lt;= 9; ++i) </text:p>
            <text:p text:style-name="P124"><text:s text:c="4"/>{ </text:p>
            <text:p text:style-name="P124"><text:s text:c="8"/>vector_push_back(pvec_coll, i); </text:p>
            <text:p text:style-name="P124"><text:s text:c="4"/>} </text:p>
            <text:p text:style-name="P124"><text:s text:c="4"/>vector_push_back(pvec_subcoll, true); </text:p>
            <text:p text:style-name="P124"><text:s text:c="4"/>vector_push_back(pvec_subcoll, false); </text:p>
            <text:p text:style-name="P124"><text:s text:c="4"/>vector_push_back(pvec_subcoll, true); </text:p>
            <text:p text:style-name="P124"/>
            <text:p text:style-name="P124"><text:s text:c="4"/>for(it_pos = vector_begin(pvec_coll); </text:p>
            <text:p text:style-name="P124"><text:s text:c="8"/>!iterator_equal(it_pos, vector_end(pvec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it_pos = algo_search_if(vector_begin(pvec_coll), vector_end(pvec_coll), </text:p>
            <text:p text:style-name="P124"><text:s text:c="8"/>vector_begin(pvec_subcoll), vector_end(pvec_subcoll), _check_even); </text:p>
            <text:p text:style-name="P124"><text:s text:c="4"/>while(!iterator_equal(it_pos, vector_end(pvec_coll))) </text:p>
            <text:p text:style-name="P124"><text:s text:c="4"/>{ </text:p>
            <text:p text:style-name="P124"><text:s text:c="8"/>printf("subcoll found starting with element %d\n", </text:p>
            <text:p text:style-name="P124"><text:s text:c="12"/>iterator_distance(vector_begin(pvec_coll), it_pos) + 1); </text:p>
            <text:p text:style-name="P124"/>
            <text:p text:style-name="P124"><text:s text:c="8"/>it_pos = algo_search_if(iterator_next(it_pos), vector_end(pvec_coll), </text:p>
            <text:p text:style-name="P124"><text:s text:c="12"/>vector_begin(pvec_subcoll), vector_end(pvec_subcoll), _check_even); </text:p>
            <text:p text:style-name="P124"><text:soft-page-break/><text:s text:c="4"/>} </text:p>
            <text:p text:style-name="P124"/>
            <text:p text:style-name="P124"><text:s text:c="4"/>vector_destroy(pvec_coll); </text:p>
            <text:p text:style-name="P124"><text:s text:c="4"/>vector_destroy(pvec_subcoll); </text:p>
            <text:p text:style-name="P124"/>
            <text:p text:style-name="P124"><text:s text:c="4"/>return 0; </text:p>
            <text:p text:style-name="P124">}</text:p>
          </table:table-cell>
        </table:table-row>
      </table:table>
      <text:p text:style-name="P35">这个例子的输出结果：</text:p>
      <text:p text:style-name="P35">1 2 3 4 5 6 7 8 9 </text:p>
      <text:p text:style-name="P35">subcoll found starting with element 2 </text:p>
      <text:p text:style-name="P35">subcoll found starting with element 4 </text:p>
      <text:p text:style-name="P35">subcoll found starting with element 6</text:p>
      <text:p text:style-name="P35"/>
      <text:list xml:id="list70153647" text:style-name="L125">
        <text:list-item>
          <text:p text:style-name="P173">algo_search_n <text:s text:c="3"/>algo_search_n_if在数据区间中查找第一个连续n个符合规则的数据</text:p>
        </text:list-item>
      </text:list>
      <text:list xml:id="list1527895436" text:style-name="L126">
        <text:list-item>
          <text:p text:style-name="P174">algo_search_n返回数据区间中第一个出现连续n个指定数据的位置迭代器。</text:p>
        </text:list-item>
        <text:list-item>
          <text:p text:style-name="P174">algo_search_n_if返回数据区间中第一个出现连续n个满足指定规则的位置迭代器。</text:p>
        </text:list-item>
        <text:list-item>
          <text:p text:style-name="P174">如果失败，这个算法都返回数据区间的末尾。</text:p>
        </text:list-item>
        <text:list-item>
          <text:p text:style-name="P174">algo_search_n_if算法使用的函数不能修改数据。</text:p>
        </text:list-item>
      </text:list>
      <text:p text:style-name="P35">下面的例子展示了这两个算法的用法：</text:p>
      <table:table table:name="表格122" table:style-name="表格122">
        <table:table-column table:style-name="表格122.A"/>
        <table:table-row>
          <table:table-cell table:style-name="表格122.A1" office:value-type="string">
            <text:p text:style-name="P124">/* </text:p>
            <text:p text:style-name="P124"><text:s/>* searchn1.c </text:p>
            <text:p text:style-name="P124"><text:s/>* compile with : -lcstl </text:p>
            <text:p text:style-name="P124"><text:s/>*/ </text:p>
            <text:p text:style-name="P124"/>
            <text:p text:style-name="P124">#include &lt;stdio.h&gt; </text:p>
            <text:p text:style-name="P124">#include &lt;cstl/cdeque.h&gt; </text:p>
            <text:p text:style-name="P124">#include &lt;cstl/calgorithm.h&gt; </text:p>
            <text:p text:style-name="P124">#include &lt;cstl/cfunctional.h&gt; </text:p>
            <text:p text:style-name="P124"/>
            <text:p text:style-name="P124">int main(int argc, char* argv[]) </text:p>
            <text:p text:style-name="P124">{ </text:p>
            <text:p text:style-name="P124"><text:s text:c="4"/>deque_t* pdeq_coll = create_deque(int); </text:p>
            <text:p text:style-name="P124"><text:s text:c="4"/>deque_iterator_t it_pos; </text:p>
            <text:p text:style-name="P124"><text:s text:c="4"/>int i = 0; </text:p>
            <text:p text:style-name="P124"/>
            <text:p text:style-name="P124"><text:s text:c="4"/>if(pdeq_coll == NULL) </text:p>
            <text:p text:style-name="P124"><text:s text:c="4"/>{ </text:p>
            <text:p text:style-name="P124"><text:s text:c="8"/>return -1; </text:p>
            <text:p text:style-name="P124"><text:s text:c="4"/>} </text:p>
            <text:p text:style-name="P124"/>
            <text:p text:style-name="P124"><text:s text:c="4"/>deque_init(pdeq_coll); </text:p>
            <text:p text:style-name="P124"/>
            <text:p text:style-name="P124"><text:s text:c="4"/>for(i = 1; i &lt;= 9; ++i) </text:p>
            <text:p text:style-name="P124"><text:soft-page-break/><text:s text:c="4"/>{ </text:p>
            <text:p text:style-name="P124"><text:s text:c="8"/>deque_push_back(pdeq_coll, i); </text:p>
            <text:p text:style-name="P124"><text:s text:c="4"/>} </text:p>
            <text:p text:style-name="P124"><text:s text:c="4"/>for(it_pos = deque_begin(pdeq_coll); </text:p>
            <text:p text:style-name="P124"><text:s text:c="8"/>!iterator_equal(it_pos, deque_end(pdeq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it_pos = algo_search_n(deque_begin(pdeq_coll), deque_end(pdeq_coll), 4, 3); </text:p>
            <text:p text:style-name="P124"><text:s text:c="4"/>if(iterator_equal(it_pos, deque_end(pdeq_coll))) </text:p>
            <text:p text:style-name="P124"><text:s text:c="4"/>{ </text:p>
            <text:p text:style-name="P124"><text:s text:c="8"/>printf("no four consecutive elements with value 3 found.\n"); </text:p>
            <text:p text:style-name="P124"><text:s text:c="4"/>} </text:p>
            <text:p text:style-name="P124"><text:s text:c="4"/>else </text:p>
            <text:p text:style-name="P124"><text:s text:c="4"/>{ </text:p>
            <text:p text:style-name="P124"><text:s text:c="8"/>printf("four consecutive elements with value 3 start with %d\n", </text:p>
            <text:p text:style-name="P124"><text:s text:c="12"/>iterator_distance(deque_begin(pdeq_coll), it_pos) + 1); </text:p>
            <text:p text:style-name="P124"><text:s text:c="4"/>} </text:p>
            <text:p text:style-name="P124"/>
            <text:p text:style-name="P124"><text:s text:c="4"/>it_pos = algo_search_n_if(deque_begin(pdeq_coll), </text:p>
            <text:p text:style-name="P124"><text:s text:c="8"/>deque_end(pdeq_coll), 4, 3, fun_greater_int); </text:p>
            <text:p text:style-name="P124"><text:s text:c="4"/>if(iterator_equal(it_pos, deque_end(pdeq_coll))) </text:p>
            <text:p text:style-name="P124"><text:s text:c="4"/>{ </text:p>
            <text:p text:style-name="P124"><text:s text:c="8"/>printf("no four consecutive elements with value &gt; 3 found.\n"); </text:p>
            <text:p text:style-name="P124"><text:s text:c="4"/>} </text:p>
            <text:p text:style-name="P124"><text:s text:c="4"/>else </text:p>
            <text:p text:style-name="P124"><text:s text:c="4"/>{ </text:p>
            <text:p text:style-name="P124"><text:s text:c="8"/>printf("four consecutive elements with value &gt; 3 start with %d\n", </text:p>
            <text:p text:style-name="P124"><text:s text:c="12"/>iterator_distance(deque_begin(pdeq_coll), it_pos) + 1); </text:p>
            <text:p text:style-name="P124"><text:s text:c="4"/>} </text:p>
            <text:p text:style-name="P124"/>
            <text:p text:style-name="P124"><text:s text:c="4"/>deque_destroy(pdeq_coll); </text:p>
            <text:p text:style-name="P124"/>
            <text:p text:style-name="P124"><text:s text:c="4"/>return 0; </text:p>
            <text:p text:style-name="P124">}</text:p>
          </table:table-cell>
        </table:table-row>
      </table:table>
      <text:p text:style-name="P35">程序的输出结果如下：</text:p>
      <text:p text:style-name="P35">1 2 3 4 5 6 7 8 9 </text:p>
      <text:p text:style-name="P35">no four consecutive elements with value 3 found. </text:p>
      <text:p text:style-name="P35">four consecutive elements with value &gt; 3 start with 4</text:p>
      <text:p text:style-name="P35"/>
      <text:list xml:id="list1032194430" text:style-name="L127">
        <text:list-item>
          <text:p text:style-name="P175"><text:soft-page-break/>algo_search_end <text:s text:c="3"/>algo_search_end_if <text:s text:c="3"/>algo_find_end <text:s text:c="3"/>algo_find_end_if查找最有一个子区间</text:p>
        </text:list-item>
      </text:list>
      <text:p text:style-name="P35">这四个算法中algo_search_end和algo_find_end的功能是一样的，algo_search_end_if和algo_find_end_if的功能是一样的，从功能上来看，这些算法实现的是search的功能，但是为什么有名字为find的算法呢，这是因为为了与SGI STL算法的名字兼容(以后的版本这个算法的的find命名版本可能要去掉)。</text:p>
      <text:list xml:id="list1583243088" text:style-name="L128">
        <text:list-item>
          <text:p text:style-name="P176">algo_search_end和algo_find_end算法返回第二个数据区间在第一个数据区间中最后一次出现的位置。</text:p>
        </text:list-item>
        <text:list-item>
          <text:p text:style-name="P176">algo_search_end_if和algo_find_end_if算法返回第一个数据区间中与第二个数据区间共同满足规则的最后一个指定子区间的位置。</text:p>
        </text:list-item>
        <text:list-item>
          <text:p text:style-name="P176">如果失败四个算法都返回第一个数据区间的末尾。</text:p>
        </text:list-item>
        <text:list-item>
          <text:p text:style-name="P176">algo_search_end_if和algo_find_end_if使用的函数不能修改数据。</text:p>
        </text:list-item>
      </text:list>
      <text:p text:style-name="P35">下面所展示这四个算法用法的例子：</text:p>
      <table:table table:name="表格123" table:style-name="表格123">
        <table:table-column table:style-name="表格123.A"/>
        <table:table-row>
          <table:table-cell table:style-name="表格123.A1" office:value-type="string">
            <text:p text:style-name="P124">/* </text:p>
            <text:p text:style-name="P124"><text:s/>* searchend1.c </text:p>
            <text:p text:style-name="P124"><text:s/>* compile with : -lcstl </text:p>
            <text:p text:style-name="P124"><text:s/>*/ </text:p>
            <text:p text:style-name="P124"/>
            <text:p text:style-name="P124">#include &lt;stdio.h&gt; </text:p>
            <text:p text:style-name="P124">#include &lt;cstl/clist.h&gt; </text:p>
            <text:p text:style-name="P124">#include &lt;cstl/cdeque.h&gt; </text:p>
            <text:p text:style-name="P124">#include &lt;cstl/calgorithm.h&gt; </text:p>
            <text:p text:style-name="P124"/>
            <text:p text:style-name="P124">int main(int argc, char* argv[]) </text:p>
            <text:p text:style-name="P124">{ </text:p>
            <text:p text:style-name="P124"><text:s text:c="4"/>deque_t* pdeq_coll = create_deque(int); </text:p>
            <text:p text:style-name="P124"><text:s text:c="4"/>list_t* plist_subcoll = create_list(int); </text:p>
            <text:p text:style-name="P124"><text:s text:c="4"/>iterator_t it_pos; </text:p>
            <text:p text:style-name="P124"><text:s text:c="4"/>iterator_t it_end; </text:p>
            <text:p text:style-name="P124"><text:s text:c="4"/>int i = 0; </text:p>
            <text:p text:style-name="P124"/>
            <text:p text:style-name="P124"><text:s text:c="4"/>if(pdeq_coll == NULL || plist_subcoll == NULL) </text:p>
            <text:p text:style-name="P124"><text:s text:c="4"/>{ </text:p>
            <text:p text:style-name="P124"><text:s text:c="8"/>return -1; </text:p>
            <text:p text:style-name="P124"><text:s text:c="4"/>} </text:p>
            <text:p text:style-name="P124"/>
            <text:p text:style-name="P124"><text:s text:c="4"/>deque_init(pdeq_coll); </text:p>
            <text:p text:style-name="P124"><text:s text:c="4"/>list_init(plist_subcoll); </text:p>
            <text:p text:style-name="P124"/>
            <text:p text:style-name="P124"><text:s text:c="4"/>for(i = 1; i &lt;= 7; ++i) </text:p>
            <text:p text:style-name="P124"><text:s text:c="4"/>{ </text:p>
            <text:p text:style-name="P124"><text:s text:c="8"/>deque_push_back(pdeq_coll, i); </text:p>
            <text:p text:style-name="P124"><text:s text:c="4"/>} </text:p>
            <text:p text:style-name="P124"><text:s text:c="4"/>for(i = 1; i &lt;= 7; ++i) </text:p>
            <text:p text:style-name="P124"><text:s text:c="4"/>{ </text:p>
            <text:p text:style-name="P124"><text:s text:c="8"/>deque_push_back(pdeq_coll, i); </text:p>
            <text:p text:style-name="P124"><text:soft-page-break/><text:s text:c="4"/>} </text:p>
            <text:p text:style-name="P124"><text:s text:c="4"/>for(i = 3; i &lt;= 5; ++i) </text:p>
            <text:p text:style-name="P124"><text:s text:c="4"/>{ </text:p>
            <text:p text:style-name="P124"><text:s text:c="8"/>list_push_back(plist_subcoll, i); </text:p>
            <text:p text:style-name="P124"><text:s text:c="4"/>} </text:p>
            <text:p text:style-name="P124"/>
            <text:p text:style-name="P124"><text:s text:c="4"/>for(it_pos = deque_begin(pdeq_coll); </text:p>
            <text:p text:style-name="P124"><text:s text:c="8"/>!iterator_equal(it_pos, deque_end(pdeq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 text:c="4"/>for(it_pos = list_begin(plist_subcoll); </text:p>
            <text:p text:style-name="P124"><text:s text:c="8"/>!iterator_equal(it_pos, list_end(plist_sub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it_pos = algo_search_end(deque_begin(pdeq_coll), deque_end(pdeq_coll), </text:p>
            <text:p text:style-name="P124"><text:s text:c="8"/>list_begin(plist_subcoll), list_end(plist_subcoll)); </text:p>
            <text:p text:style-name="P124"><text:s text:c="4"/>it_end = deque_end(pdeq_coll); </text:p>
            <text:p text:style-name="P124"><text:s text:c="4"/>while(!iterator_equal(it_pos, it_end)) </text:p>
            <text:p text:style-name="P124"><text:s text:c="4"/>{ </text:p>
            <text:p text:style-name="P124"><text:s text:c="8"/>printf("subcoll found starting with element %d\n", </text:p>
            <text:p text:style-name="P124"><text:s text:c="12"/>iterator_distance(deque_begin(pdeq_coll), it_pos) + 1); </text:p>
            <text:p text:style-name="P124"/>
            <text:p text:style-name="P124"><text:s text:c="8"/>it_end = it_pos; </text:p>
            <text:p text:style-name="P124"><text:s text:c="8"/>it_pos = algo_find_end(deque_begin(pdeq_coll), it_end, </text:p>
            <text:p text:style-name="P124"><text:s text:c="12"/>list_begin(plist_subcoll), list_end(plist_subcoll)); </text:p>
            <text:p text:style-name="P124"><text:s text:c="4"/>} </text:p>
            <text:p text:style-name="P124"/>
            <text:p text:style-name="P124"><text:s text:c="4"/>deque_destroy(pdeq_coll); </text:p>
            <text:p text:style-name="P124"><text:s text:c="4"/>list_destroy(plist_subcoll); </text:p>
            <text:p text:style-name="P124"/>
            <text:p text:style-name="P124"><text:s text:c="4"/>return 0; </text:p>
            <text:p text:style-name="P124">}</text:p>
          </table:table-cell>
        </table:table-row>
      </table:table>
      <text:p text:style-name="P35">程序的输出：</text:p>
      <text:p text:style-name="P35">1 2 3 4 5 6 7 1 2 3 4 5 6 7 </text:p>
      <text:p text:style-name="P35">3 4 5 </text:p>
      <text:p text:style-name="P35">subcoll found starting with element 10 </text:p>
      <text:p text:style-name="P35"><text:soft-page-break/>subcoll found starting with element 3</text:p>
      <text:p text:style-name="P35"/>
      <text:list xml:id="list2024676800" text:continue-list="list1057122047" text:style-name="WW8Num13">
        <text:list-item>
          <text:list>
            <text:list-item>
              <text:list>
                <text:list-item>
                  <text:h text:style-name="P337" text:outline-level="3">统计数据个数</text:h>
                </text:list-item>
              </text:list>
            </text:list-item>
          </text:list>
        </text:list-item>
      </text:list>
      <text:list xml:id="list2151892935" text:style-name="L129">
        <text:list-item>
          <text:p text:style-name="P177">algo_count <text:s text:c="3"/>algo_count_if统计数据区间中符合规则的数据个数</text:p>
        </text:list-item>
      </text:list>
      <text:list xml:id="list1923815327" text:style-name="L130">
        <text:list-item>
          <text:p text:style-name="P178">algo_count返回数据区间中指定数据的个数。</text:p>
        </text:list-item>
        <text:list-item>
          <text:p text:style-name="P178">algo_count_if返回数据区间中符合指定规则的数据的个数。</text:p>
        </text:list-item>
        <text:list-item>
          <text:p text:style-name="P178">algo_count_if使用的函数不能修改数据。</text:p>
        </text:list-item>
        <text:list-item>
          <text:p text:style-name="P178">关联容器提供的统计数据个数的操作函数。</text:p>
        </text:list-item>
      </text:list>
      <text:p text:style-name="P35">下面的例子展示了如何使用这两个算法：</text:p>
      <table:table table:name="表格124" table:style-name="表格124">
        <table:table-column table:style-name="表格124.A"/>
        <table:table-row>
          <table:table-cell table:style-name="表格124.A1" office:value-type="string">
            <text:p text:style-name="P124">/* </text:p>
            <text:p text:style-name="P124"><text:s/>* count1.c </text:p>
            <text:p text:style-name="P124"><text:s/>* compile with : -lcstl </text:p>
            <text:p text:style-name="P124"><text:s/>*/ </text:p>
            <text:p text:style-name="P124"/>
            <text:p text:style-name="P124">#include &lt;stdio.h&gt; </text:p>
            <text:p text:style-name="P124">#include &lt;cstl/cvector.h&gt; </text:p>
            <text:p text:style-name="P124">#include &lt;cstl/calgorithm.h&gt; </text:p>
            <text:p text:style-name="P124"/>
            <text:p text:style-name="P124">static void _is_even(const void* cpv_input, void* pv_output) </text:p>
            <text:p text:style-name="P124">{ </text:p>
            <text:p text:style-name="P124"><text:s text:c="4"/>*(bool_t*)pv_output = *(int*)cpv_input % 2 == 0 ? true : false; </text:p>
            <text:p text:style-name="P124">} </text:p>
            <text:p text:style-name="P124"/>
            <text:p text:style-name="P124">int main(int argc, char* argv[]) </text:p>
            <text:p text:style-name="P124">{ </text:p>
            <text:p text:style-name="P124"><text:s text:c="4"/>vector_t* pvec_coll = create_vector(int); </text:p>
            <text:p text:style-name="P124"><text:s text:c="4"/>iterator_t it_pos; </text:p>
            <text:p text:style-name="P124"><text:s text:c="4"/>size_t t_count = 0; </text:p>
            <text:p text:style-name="P124"><text:s text:c="4"/>int i = 0; </text:p>
            <text:p text:style-name="P124"/>
            <text:p text:style-name="P124"><text:s text:c="4"/>if(pvec_coll == NULL) </text:p>
            <text:p text:style-name="P124"><text:s text:c="4"/>{ </text:p>
            <text:p text:style-name="P124"><text:s text:c="8"/>return -1; </text:p>
            <text:p text:style-name="P124"><text:s text:c="4"/>} </text:p>
            <text:p text:style-name="P124"/>
            <text:p text:style-name="P124"><text:s text:c="4"/>vector_init(pvec_coll); </text:p>
            <text:p text:style-name="P124"/>
            <text:p text:style-name="P124"><text:s text:c="4"/>for(i = 1; i &lt;= 9; ++i) </text:p>
            <text:p text:style-name="P124"><text:s text:c="4"/>{ </text:p>
            <text:p text:style-name="P124"><text:s text:c="8"/>vector_push_back(pvec_coll, i); </text:p>
            <text:p text:style-name="P124"><text:soft-page-break/><text:s text:c="4"/>} </text:p>
            <text:p text:style-name="P124"/>
            <text:p text:style-name="P124"><text:s text:c="4"/>for(it_pos = vector_begin(pvec_coll); </text:p>
            <text:p text:style-name="P124"><text:s text:c="8"/>!iterator_equal(it_pos, vector_end(pvec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t_count = algo_count(vector_begin(pvec_coll), vector_end(pvec_coll), 4); </text:p>
            <text:p text:style-name="P124"><text:s text:c="4"/>printf("number of elements equal to 4: %u.\n", t_count); </text:p>
            <text:p text:style-name="P124"/>
            <text:p text:style-name="P124"><text:s text:c="4"/>t_count = algo_count_if(vector_begin(pvec_coll), </text:p>
            <text:p text:style-name="P124"><text:s text:c="8"/>vector_end(pvec_coll), _is_even); </text:p>
            <text:p text:style-name="P124"><text:s text:c="4"/>printf("number of elements with even values: %u.\n", t_count); </text:p>
            <text:p text:style-name="P124"/>
            <text:p text:style-name="P124"><text:s text:c="4"/>vector_destroy(pvec_coll); </text:p>
            <text:p text:style-name="P124"/>
            <text:p text:style-name="P124"><text:s text:c="4"/>return 0; </text:p>
            <text:p text:style-name="P124">}</text:p>
          </table:table-cell>
        </table:table-row>
      </table:table>
      <text:p text:style-name="P35">程序的输出结果：</text:p>
      <text:p text:style-name="P35">1 2 3 4 5 6 7 8 9 </text:p>
      <text:p text:style-name="P35">number of elements equal to 4: 1. </text:p>
      <text:p text:style-name="P35">number of elements with even values: 4.</text:p>
      <text:p text:style-name="P35"/>
      <text:list xml:id="list1864430265" text:continue-list="list2024676800" text:style-name="WW8Num13">
        <text:list-item>
          <text:list>
            <text:list-item>
              <text:list>
                <text:list-item>
                  <text:h text:style-name="P337" text:outline-level="3">数据区间的比较</text:h>
                </text:list-item>
              </text:list>
            </text:list-item>
          </text:list>
        </text:list-item>
      </text:list>
      <text:list xml:id="list1515569125" text:style-name="L131">
        <text:list-item>
          <text:p text:style-name="P179">algo_equal <text:s text:c="3"/>algo_equal_if测试两个数据区间是否相等</text:p>
        </text:list-item>
      </text:list>
      <text:list xml:id="list1139939440" text:style-name="L132">
        <text:list-item>
          <text:p text:style-name="P180">algo_equal测试两个数据区间是否相等。</text:p>
        </text:list-item>
        <text:list-item>
          <text:p text:style-name="P180">algo_equal_if测试两个数据区间是否符合指定的规则。</text:p>
        </text:list-item>
        <text:list-item>
          <text:p text:style-name="P180">algo_equal_if使用的函数不能修改数据。</text:p>
        </text:list-item>
        <text:list-item>
          <text:p text:style-name="P180">用户必须保证第二个数据区间要有足够的数据。</text:p>
        </text:list-item>
      </text:list>
      <text:p text:style-name="P35">下面的例子展示了如何使用这两个算法：</text:p>
      <table:table table:name="表格125" table:style-name="表格125">
        <table:table-column table:style-name="表格125.A"/>
        <table:table-row>
          <table:table-cell table:style-name="表格125.A1" office:value-type="string">
            <text:p text:style-name="P124">/* </text:p>
            <text:p text:style-name="P124"><text:s/>* equal1.c </text:p>
            <text:p text:style-name="P124"><text:s/>* compile with : -lcstl </text:p>
            <text:p text:style-name="P124"><text:s/>*/ </text:p>
            <text:p text:style-name="P124"/>
            <text:p text:style-name="P124">#include &lt;stdio.h&gt; </text:p>
            <text:p text:style-name="P124"><text:soft-page-break/>#include &lt;cstl/cvector.h&gt; </text:p>
            <text:p text:style-name="P124">#include &lt;cstl/clist.h&gt; </text:p>
            <text:p text:style-name="P124">#include &lt;cstl/calgorithm.h&gt; </text:p>
            <text:p text:style-name="P124"/>
            <text:p text:style-name="P124">static void _both_even_or_odd(const void* cpv_first, </text:p>
            <text:p text:style-name="P124"><text:s text:c="4"/>const void* cpv_second, void* pv_output) </text:p>
            <text:p text:style-name="P124">{ </text:p>
            <text:p text:style-name="P124"><text:s text:c="4"/>*(bool_t*)pv_output = *(int*)cpv_first % 2 == *(int*)cpv_second % 2 ? </text:p>
            <text:p text:style-name="P124"><text:s text:c="8"/>true : false; </text:p>
            <text:p text:style-name="P124">} </text:p>
            <text:p text:style-name="P124"/>
            <text:p text:style-name="P124">int main(int argc, char* argv[]) </text:p>
            <text:p text:style-name="P124">{ </text:p>
            <text:p text:style-name="P124"><text:s text:c="4"/>vector_t* pvec_coll1 = create_vector(int); </text:p>
            <text:p text:style-name="P124"><text:s text:c="4"/>list_t* plist_coll2 = create_list(int); </text:p>
            <text:p text:style-name="P124"><text:s text:c="4"/>iterator_t it_pos; </text:p>
            <text:p text:style-name="P124"><text:s text:c="4"/>int i = 0; </text:p>
            <text:p text:style-name="P124"/>
            <text:p text:style-name="P124"><text:s text:c="4"/>if(pvec_coll1 == NULL || plist_coll2 == NULL) </text:p>
            <text:p text:style-name="P124"><text:s text:c="4"/>{ </text:p>
            <text:p text:style-name="P124"><text:s text:c="8"/>return -1; </text:p>
            <text:p text:style-name="P124"><text:s text:c="4"/>} </text:p>
            <text:p text:style-name="P124"/>
            <text:p text:style-name="P124"><text:s text:c="4"/>vector_init(pvec_coll1); </text:p>
            <text:p text:style-name="P124"><text:s text:c="4"/>list_init(plist_coll2); </text:p>
            <text:p text:style-name="P124"/>
            <text:p text:style-name="P124"><text:s text:c="4"/>for(i = 1; i &lt;= 7; ++i) </text:p>
            <text:p text:style-name="P124"><text:s text:c="4"/>{ </text:p>
            <text:p text:style-name="P124"><text:s text:c="8"/>vector_push_back(pvec_coll1, i); </text:p>
            <text:p text:style-name="P124"><text:s text:c="4"/>} </text:p>
            <text:p text:style-name="P124"><text:s text:c="4"/>for(i = 3; i &lt;= 9; ++i) </text:p>
            <text:p text:style-name="P124"><text:s text:c="4"/>{ </text:p>
            <text:p text:style-name="P124"><text:s text:c="8"/>list_push_back(plist_coll2, i); </text:p>
            <text:p text:style-name="P124"><text:s text:c="4"/>} </text:p>
            <text:p text:style-name="P124"/>
            <text:p text:style-name="P124"><text:s text:c="4"/>for(it_pos = vector_begin(pvec_coll1); </text:p>
            <text:p text:style-name="P124"><text:s text:c="8"/>!iterator_equal(it_pos, vector_end(pvec_coll1));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 text:c="4"/>for(it_pos = list_begin(plist_coll2); </text:p>
            <text:p text:style-name="P124"><text:soft-page-break/><text:s text:c="8"/>!iterator_equal(it_pos, list_end(plist_coll2));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if(algo_equal(vector_begin(pvec_coll1), </text:p>
            <text:p text:style-name="P124"><text:s text:c="8"/>vector_end(pvec_coll1), list_begin(plist_coll2))) </text:p>
            <text:p text:style-name="P124"><text:s text:c="4"/>{ </text:p>
            <text:p text:style-name="P124"><text:s text:c="8"/>printf("coll1 == coll2\n"); </text:p>
            <text:p text:style-name="P124"><text:s text:c="4"/>} </text:p>
            <text:p text:style-name="P124"><text:s text:c="4"/>else </text:p>
            <text:p text:style-name="P124"><text:s text:c="4"/>{ </text:p>
            <text:p text:style-name="P124"><text:s text:c="8"/>printf("coll1 != coll2\n"); </text:p>
            <text:p text:style-name="P124"><text:s text:c="4"/>} </text:p>
            <text:p text:style-name="P124"/>
            <text:p text:style-name="P124"><text:s text:c="4"/>if(algo_equal_if(vector_begin(pvec_coll1), vector_end(pvec_coll1), </text:p>
            <text:p text:style-name="P124"><text:s text:c="8"/>list_begin(plist_coll2), _both_even_or_odd)) </text:p>
            <text:p text:style-name="P124"><text:s text:c="4"/>{ </text:p>
            <text:p text:style-name="P124"><text:s text:c="8"/>printf("even and odd elements correspond\n"); </text:p>
            <text:p text:style-name="P124"><text:s text:c="4"/>} </text:p>
            <text:p text:style-name="P124"><text:s text:c="4"/>else </text:p>
            <text:p text:style-name="P124"><text:s text:c="4"/>{ </text:p>
            <text:p text:style-name="P124"><text:s text:c="8"/>printf("even and odd elements do not correspond\n"); </text:p>
            <text:p text:style-name="P124"><text:s text:c="4"/>} </text:p>
            <text:p text:style-name="P124"/>
            <text:p text:style-name="P124"><text:s text:c="4"/>vector_destroy(pvec_coll1); </text:p>
            <text:p text:style-name="P124"><text:s text:c="4"/>list_destroy(plist_coll2); </text:p>
            <text:p text:style-name="P124"/>
            <text:p text:style-name="P124"><text:s text:c="4"/>return 0; </text:p>
            <text:p text:style-name="P124">}</text:p>
          </table:table-cell>
        </table:table-row>
      </table:table>
      <text:p text:style-name="P35">程序的输出结果：</text:p>
      <text:p text:style-name="P35">1 2 3 4 5 6 7 </text:p>
      <text:p text:style-name="P35">3 4 5 6 7 8 9 </text:p>
      <text:p text:style-name="P35">coll1 != coll2 </text:p>
      <text:p text:style-name="P35">even and odd elements correspond</text:p>
      <text:p text:style-name="P35"/>
      <text:p text:style-name="P35">algo_mismatch <text:s text:c="3"/>algo_mismatch_if返回第一个不匹配的位置</text:p>
      <text:p text:style-name="P35">algo_mismatch返回第一处两个数据区间不匹配的位置。</text:p>
      <text:p text:style-name="P35">algo_mismatch_if返回第一处两个数据区间不符合规则的位置。</text:p>
      <text:p text:style-name="P35">如果两个数据区间完全匹配，返回两个区间的末尾。</text:p>
      <text:p text:style-name="P35">algo_mismatch_if使用的函数不能修改数据。</text:p>
      <text:p text:style-name="P35"><text:soft-page-break/>用户必须保证第二个数据区间足够大。</text:p>
      <text:p text:style-name="P35">下面的例子展示怎样使用这两算法：</text:p>
      <table:table table:name="表格126" table:style-name="表格126">
        <table:table-column table:style-name="表格126.A"/>
        <table:table-row>
          <table:table-cell table:style-name="表格126.A1" office:value-type="string">
            <text:p text:style-name="P124">/* </text:p>
            <text:p text:style-name="P124"><text:s/>* misma1.c </text:p>
            <text:p text:style-name="P124"><text:s/>* compile with : -lcstl </text:p>
            <text:p text:style-name="P124"><text:s/>*/ </text:p>
            <text:p text:style-name="P124"/>
            <text:p text:style-name="P124">#include &lt;stdio.h&gt; </text:p>
            <text:p text:style-name="P124">#include &lt;cstl/cvector.h&gt; </text:p>
            <text:p text:style-name="P124">#include &lt;cstl/clist.h&gt; </text:p>
            <text:p text:style-name="P124">#include &lt;cstl/calgorithm.h&gt; </text:p>
            <text:p text:style-name="P124">#include &lt;cstl/cfunctional.h&gt; </text:p>
            <text:p text:style-name="P124"/>
            <text:p text:style-name="P124">int main(int argc, char* argv[]) </text:p>
            <text:p text:style-name="P124">{ </text:p>
            <text:p text:style-name="P124"><text:s text:c="4"/>vector_t* pvec_coll1 = create_vector(int); </text:p>
            <text:p text:style-name="P124"><text:s text:c="4"/>list_t* plist_coll2 = create_list(int); </text:p>
            <text:p text:style-name="P124"><text:s text:c="4"/>iterator_t it_pos; </text:p>
            <text:p text:style-name="P124"><text:s text:c="4"/>range_t t_result; </text:p>
            <text:p text:style-name="P124"><text:s text:c="4"/>int i = 0; </text:p>
            <text:p text:style-name="P124"/>
            <text:p text:style-name="P124"><text:s text:c="4"/>if(pvec_coll1 == NULL || plist_coll2 == NULL) </text:p>
            <text:p text:style-name="P124"><text:s text:c="4"/>{ </text:p>
            <text:p text:style-name="P124"><text:s text:c="8"/>return -1; </text:p>
            <text:p text:style-name="P124"><text:s text:c="4"/>} </text:p>
            <text:p text:style-name="P124"/>
            <text:p text:style-name="P124"><text:s text:c="4"/>vector_init(pvec_coll1); </text:p>
            <text:p text:style-name="P124"><text:s text:c="4"/>list_init(plist_coll2); </text:p>
            <text:p text:style-name="P124"/>
            <text:p text:style-name="P124"><text:s text:c="4"/>for(i = 1; i &lt;= 6; ++i) </text:p>
            <text:p text:style-name="P124"><text:s text:c="4"/>{ </text:p>
            <text:p text:style-name="P124"><text:s text:c="8"/>vector_push_back(pvec_coll1, i); </text:p>
            <text:p text:style-name="P124"><text:s text:c="4"/>} </text:p>
            <text:p text:style-name="P124"><text:s text:c="4"/>for(i = 1; i &lt;= 16; i *= 2) </text:p>
            <text:p text:style-name="P124"><text:s text:c="4"/>{ </text:p>
            <text:p text:style-name="P124"><text:s text:c="8"/>list_push_back(plist_coll2, i); </text:p>
            <text:p text:style-name="P124"><text:s text:c="4"/>} </text:p>
            <text:p text:style-name="P124"><text:s text:c="4"/>list_push_back(plist_coll2, 3); </text:p>
            <text:p text:style-name="P124"/>
            <text:p text:style-name="P124"><text:s text:c="4"/>for(it_pos = vector_begin(pvec_coll1); </text:p>
            <text:p text:style-name="P124"><text:s text:c="8"/>!iterator_equal(it_pos, vector_end(pvec_coll1)); </text:p>
            <text:p text:style-name="P124"><text:s text:c="8"/>it_pos = iterator_next(it_pos)) </text:p>
            <text:p text:style-name="P124"><text:s text:c="4"/>{ </text:p>
            <text:p text:style-name="P124"><text:soft-page-break/><text:s text:c="8"/>printf("%d ", *(int*)iterator_get_pointer(it_pos)); </text:p>
            <text:p text:style-name="P124"><text:s text:c="4"/>} </text:p>
            <text:p text:style-name="P124"><text:s text:c="4"/>printf("\n"); </text:p>
            <text:p text:style-name="P124"><text:s text:c="4"/>for(it_pos = list_begin(plist_coll2); </text:p>
            <text:p text:style-name="P124"><text:s text:c="8"/>!iterator_equal(it_pos, list_end(plist_coll2));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t_result = algo_mismatch(vector_begin(pvec_coll1), </text:p>
            <text:p text:style-name="P124"><text:s text:c="8"/>vector_end(pvec_coll1), list_begin(plist_coll2)); </text:p>
            <text:p text:style-name="P124"><text:s text:c="4"/>if(iterator_equal(t_result.it_begin, vector_end(pvec_coll1))) </text:p>
            <text:p text:style-name="P124"><text:s text:c="4"/>{ </text:p>
            <text:p text:style-name="P124"><text:s text:c="8"/>printf("no mismatch\n"); </text:p>
            <text:p text:style-name="P124"><text:s text:c="4"/>} </text:p>
            <text:p text:style-name="P124"><text:s text:c="4"/>else </text:p>
            <text:p text:style-name="P124"><text:s text:c="4"/>{ </text:p>
            <text:p text:style-name="P124"><text:s text:c="8"/>printf("first mismatch: %d and %d\n", </text:p>
            <text:p text:style-name="P124"><text:s text:c="12"/>*(int*)iterator_get_pointer(t_result.it_begin), </text:p>
            <text:p text:style-name="P124"><text:s text:c="12"/>*(int*)iterator_get_pointer(t_result.it_end)); </text:p>
            <text:p text:style-name="P124"><text:s text:c="4"/>} </text:p>
            <text:p text:style-name="P124"/>
            <text:p text:style-name="P124"><text:s text:c="4"/>t_result = algo_mismatch_if(vector_begin(pvec_coll1), </text:p>
            <text:p text:style-name="P124"><text:s text:c="8"/>vector_end(pvec_coll1), list_begin(plist_coll2), fun_less_equal_int); </text:p>
            <text:p text:style-name="P124"><text:s text:c="4"/>if(iterator_equal(t_result.it_begin, vector_end(pvec_coll1))) </text:p>
            <text:p text:style-name="P124"><text:s text:c="4"/>{ </text:p>
            <text:p text:style-name="P124"><text:s text:c="8"/>printf("always less-or-equal\n"); </text:p>
            <text:p text:style-name="P124"><text:s text:c="4"/>} </text:p>
            <text:p text:style-name="P124"><text:s text:c="4"/>else </text:p>
            <text:p text:style-name="P124"><text:s text:c="4"/>{ </text:p>
            <text:p text:style-name="P124"><text:s text:c="8"/>printf("not less-or-equal: %d and %d\n", </text:p>
            <text:p text:style-name="P124"><text:s text:c="12"/>*(int*)iterator_get_pointer(t_result.it_begin), </text:p>
            <text:p text:style-name="P124"><text:s text:c="12"/>*(int*)iterator_get_pointer(t_result.it_end)); </text:p>
            <text:p text:style-name="P124"><text:s text:c="4"/>} </text:p>
            <text:p text:style-name="P124"/>
            <text:p text:style-name="P124"><text:s text:c="4"/>vector_destroy(pvec_coll1); </text:p>
            <text:p text:style-name="P124"><text:s text:c="4"/>list_destroy(plist_coll2); </text:p>
            <text:p text:style-name="P124"/>
            <text:p text:style-name="P124"><text:s text:c="4"/>return 0; </text:p>
            <text:p text:style-name="P124">}</text:p>
          </table:table-cell>
        </table:table-row>
      </table:table>
      <text:p text:style-name="P35">程序的输出结果：</text:p>
      <text:p text:style-name="P35"><text:soft-page-break/>1 2 3 4 5 6 </text:p>
      <text:p text:style-name="P35">1 2 4 8 16 3 </text:p>
      <text:p text:style-name="P35">first mismatch: 3 and 4 </text:p>
      <text:p text:style-name="P35">not less-or-equal: 6 and 3</text:p>
      <text:p text:style-name="P35"/>
      <text:list xml:id="list891648029" text:continue-list="list1864430265" text:style-name="WW8Num13">
        <text:list-item>
          <text:list>
            <text:list-item>
              <text:h text:style-name="P329" text:outline-level="2">质变算法</text:h>
            </text:list-item>
          </text:list>
        </text:list-item>
      </text:list>
      <text:p text:style-name="P35"><text:tab/>质变算法通常要修改数据区间中的数据，修改数据的方式有两种，一种就是算法直接修改了数据区间中的数据，另一种就是将修改后的数据拷贝到新的数据区间中，后一种质变算法都是带有_copy后缀的。</text:p>
      <text:p text:style-name="P35"><text:tab/>关联容器不可以作为质变算法的目的容器，因为关联容器中的数据和存储位置是有直接关系的，修改了数据就破坏了关联容器中数据的存储顺序。</text:p>
      <text:p text:style-name="P35"><text:tab/>下面列出了所有的质变算法：</text:p>
      <table:table table:name="表格127" table:style-name="表格127">
        <table:table-column table:style-name="表格127.A"/>
        <table:table-column table:style-name="表格127.B"/>
        <table:table-row>
          <table:table-cell table:style-name="表格127.A1" office:value-type="string">
            <text:p text:style-name="P113">algo_copy</text:p>
          </table:table-cell>
          <table:table-cell table:style-name="表格127.B1" office:value-type="string">
            <text:p text:style-name="P114">将源数据区间中的数据拷贝到目的数据区间。</text:p>
          </table:table-cell>
        </table:table-row>
        <table:table-row>
          <table:table-cell table:style-name="表格127.A2" office:value-type="string">
            <text:p text:style-name="P113">algo_copy_n</text:p>
          </table:table-cell>
          <table:table-cell table:style-name="表格127.B2" office:value-type="string">
            <text:p text:style-name="P114">将<text:span text:style-name="T23">n</text:span>个数据拷贝到目的数据区间。</text:p>
          </table:table-cell>
        </table:table-row>
        <table:table-row>
          <table:table-cell table:style-name="表格127.A2" office:value-type="string">
            <text:p text:style-name="P113">algo_copy_backward</text:p>
          </table:table-cell>
          <table:table-cell table:style-name="表格127.B2" office:value-type="string">
            <text:p text:style-name="P114">从后向前将源数据区间中的数据拷贝到目的数据区间中。</text:p>
          </table:table-cell>
        </table:table-row>
        <table:table-row>
          <table:table-cell table:style-name="表格127.A2" office:value-type="string">
            <text:p text:style-name="P113">algo_swap</text:p>
          </table:table-cell>
          <table:table-cell table:style-name="表格127.B2" office:value-type="string">
            <text:p text:style-name="P114">交换两个迭代器指向的数据。</text:p>
          </table:table-cell>
        </table:table-row>
        <table:table-row>
          <table:table-cell table:style-name="表格127.A2" office:value-type="string">
            <text:p text:style-name="P113">algo_iter_swap</text:p>
          </table:table-cell>
          <table:table-cell table:style-name="表格127.B2" office:value-type="string">
            <text:p text:style-name="P114">交换两个迭代器指向的数据。</text:p>
          </table:table-cell>
        </table:table-row>
        <table:table-row>
          <table:table-cell table:style-name="表格127.A2" office:value-type="string">
            <text:p text:style-name="P113">algo_swap_ranges</text:p>
          </table:table-cell>
          <table:table-cell table:style-name="表格127.B2" office:value-type="string">
            <text:p text:style-name="P114">交换两个数据区间中的数据。</text:p>
          </table:table-cell>
        </table:table-row>
        <table:table-row>
          <table:table-cell table:style-name="表格127.A2" office:value-type="string">
            <text:p text:style-name="P113">algo_transform</text:p>
          </table:table-cell>
          <table:table-cell table:style-name="表格127.B2" office:value-type="string">
            <text:p text:style-name="P114">将源数据区间中的数据经过转换后拷贝到目的数据区间中。</text:p>
          </table:table-cell>
        </table:table-row>
        <table:table-row>
          <table:table-cell table:style-name="表格127.A2" office:value-type="string">
            <text:p text:style-name="P113">algo_transform_binary</text:p>
          </table:table-cell>
          <table:table-cell table:style-name="表格127.B2" office:value-type="string">
            <text:p text:style-name="P114">将来自于两个源数据区间中的数据经过转换拷贝到目的数据区间中。</text:p>
          </table:table-cell>
        </table:table-row>
        <table:table-row>
          <table:table-cell table:style-name="表格127.A2" office:value-type="string">
            <text:p text:style-name="P113">algo_replace</text:p>
          </table:table-cell>
          <table:table-cell table:style-name="表格127.B2" office:value-type="string">
            <text:p text:style-name="P114">将数据区间中的指定数据替换成新数据。</text:p>
          </table:table-cell>
        </table:table-row>
        <table:table-row>
          <table:table-cell table:style-name="表格127.A2" office:value-type="string">
            <text:p text:style-name="P113">algo_replace_if</text:p>
          </table:table-cell>
          <table:table-cell table:style-name="表格127.B2" office:value-type="string">
            <text:p text:style-name="P114">将数据区间中的符合规则的数据替换成新数据。</text:p>
          </table:table-cell>
        </table:table-row>
        <table:table-row>
          <table:table-cell table:style-name="表格127.A2" office:value-type="string">
            <text:p text:style-name="P113">algo_replace_copy</text:p>
          </table:table-cell>
          <table:table-cell table:style-name="表格127.B2" office:value-type="string">
            <text:p text:style-name="P114">将数据区间中的指定数据替换成新数据，将替换结果拷贝到新数据区间中。</text:p>
          </table:table-cell>
        </table:table-row>
        <table:table-row>
          <table:table-cell table:style-name="表格127.A2" office:value-type="string">
            <text:p text:style-name="P113">algo_replace_copy_if</text:p>
          </table:table-cell>
          <table:table-cell table:style-name="表格127.B2" office:value-type="string">
            <text:p text:style-name="P114">将数据区间中的符合规则的数据替换成新数据，将替换结果拷贝到新区间中。</text:p>
          </table:table-cell>
        </table:table-row>
        <table:table-row>
          <table:table-cell table:style-name="表格127.A2" office:value-type="string">
            <text:p text:style-name="P113">algo_fill</text:p>
          </table:table-cell>
          <table:table-cell table:style-name="表格127.B2" office:value-type="string">
            <text:p text:style-name="P114">向数据区间中填充指定的数据。</text:p>
          </table:table-cell>
        </table:table-row>
        <table:table-row>
          <table:table-cell table:style-name="表格127.A2" office:value-type="string">
            <text:p text:style-name="P113">algo_fill_n</text:p>
          </table:table-cell>
          <table:table-cell table:style-name="表格127.B2" office:value-type="string">
            <text:p text:style-name="P114">将<text:span text:style-name="T23">n</text:span>个数据填充成指定的数据。</text:p>
          </table:table-cell>
        </table:table-row>
        <table:table-row>
          <table:table-cell table:style-name="表格127.A2" office:value-type="string">
            <text:p text:style-name="P113">algo_generate</text:p>
          </table:table-cell>
          <table:table-cell table:style-name="表格127.B2" office:value-type="string">
            <text:p text:style-name="P114">使用指定的规则产生的数据填充数据区间。</text:p>
          </table:table-cell>
        </table:table-row>
        <table:table-row>
          <table:table-cell table:style-name="表格127.A2" office:value-type="string">
            <text:p text:style-name="P113">algo_generate_n</text:p>
          </table:table-cell>
          <table:table-cell table:style-name="表格127.B2" office:value-type="string">
            <text:p text:style-name="P114">使用指定的规则产生的数据填充<text:span text:style-name="T23">n</text:span>个数据。</text:p>
          </table:table-cell>
        </table:table-row>
        <table:table-row>
          <table:table-cell table:style-name="表格127.A2" office:value-type="string">
            <text:p text:style-name="P113">algo_remove</text:p>
          </table:table-cell>
          <table:table-cell table:style-name="表格127.B2" office:value-type="string">
            <text:p text:style-name="P114">移除数据区间中指定的数据。</text:p>
          </table:table-cell>
        </table:table-row>
        <table:table-row>
          <table:table-cell table:style-name="表格127.A2" office:value-type="string">
            <text:p text:style-name="P113">algo_remove_if</text:p>
          </table:table-cell>
          <table:table-cell table:style-name="表格127.B2" office:value-type="string">
            <text:p text:style-name="P114">移除数据区间中符合规则的数据。</text:p>
          </table:table-cell>
        </table:table-row>
        <table:table-row>
          <table:table-cell table:style-name="表格127.A2" office:value-type="string">
            <text:p text:style-name="P113">algo_remove_copy</text:p>
          </table:table-cell>
          <table:table-cell table:style-name="表格127.B2" office:value-type="string">
            <text:p text:style-name="P114">移除数据区间中的指定数据，把结果拷贝到新数据区间。</text:p>
          </table:table-cell>
        </table:table-row>
        <table:table-row>
          <table:table-cell table:style-name="表格127.A2" office:value-type="string">
            <text:p text:style-name="P113">algo_remove_copy_if</text:p>
          </table:table-cell>
          <table:table-cell table:style-name="表格127.B2" office:value-type="string">
            <text:p text:style-name="P114">移除数据区间中的符合规则的数据，把结果拷贝到新数据区间中。</text:p>
          </table:table-cell>
        </table:table-row>
        <table:table-row>
          <table:table-cell table:style-name="表格127.A2" office:value-type="string">
            <text:p text:style-name="P113">algo_unique</text:p>
          </table:table-cell>
          <table:table-cell table:style-name="表格127.B2" office:value-type="string">
            <text:p text:style-name="P114">移除数据区间中相邻的重复的数据。</text:p>
          </table:table-cell>
        </table:table-row>
        <text:soft-page-break/>
        <table:table-row>
          <table:table-cell table:style-name="表格127.A2" office:value-type="string">
            <text:p text:style-name="P113">algo_unique_if</text:p>
          </table:table-cell>
          <table:table-cell table:style-name="表格127.B2" office:value-type="string">
            <text:p text:style-name="P114">移除数据区间中相邻的符合指定规则的数据。</text:p>
          </table:table-cell>
        </table:table-row>
        <table:table-row>
          <table:table-cell table:style-name="表格127.A2" office:value-type="string">
            <text:p text:style-name="P113">algo_unique_copy</text:p>
          </table:table-cell>
          <table:table-cell table:style-name="表格127.B2" office:value-type="string">
            <text:p text:style-name="P114">移除数据区间中相邻的重复数据，将结果拷贝到新数据区间。</text:p>
          </table:table-cell>
        </table:table-row>
        <table:table-row>
          <table:table-cell table:style-name="表格127.A2" office:value-type="string">
            <text:p text:style-name="P113">algo_unique_copy_if</text:p>
          </table:table-cell>
          <table:table-cell table:style-name="表格127.B2" office:value-type="string">
            <text:p text:style-name="P114">移除数据区间中相邻的符合规则的数据，将结果拷贝到新数据区间中。</text:p>
          </table:table-cell>
        </table:table-row>
        <table:table-row>
          <table:table-cell table:style-name="表格127.A2" office:value-type="string">
            <text:p text:style-name="P113">algo_reverse</text:p>
          </table:table-cell>
          <table:table-cell table:style-name="表格127.B2" office:value-type="string">
            <text:p text:style-name="P114">将数据区间中的数据逆序。</text:p>
          </table:table-cell>
        </table:table-row>
        <table:table-row>
          <table:table-cell table:style-name="表格127.A2" office:value-type="string">
            <text:p text:style-name="P113">algo_reverse_copy</text:p>
          </table:table-cell>
          <table:table-cell table:style-name="表格127.B2" office:value-type="string">
            <text:p text:style-name="P114">将数据区间中的数据逆序，将结果拷贝到新数据区间中。</text:p>
          </table:table-cell>
        </table:table-row>
        <table:table-row>
          <table:table-cell table:style-name="表格127.A2" office:value-type="string">
            <text:p text:style-name="P113">algo_rotate</text:p>
          </table:table-cell>
          <table:table-cell table:style-name="表格127.B2" office:value-type="string">
            <text:p text:style-name="P114">交换同一数据区间中的两部分。</text:p>
          </table:table-cell>
        </table:table-row>
        <table:table-row>
          <table:table-cell table:style-name="表格127.A2" office:value-type="string">
            <text:p text:style-name="P113">algo_rotate_copy</text:p>
          </table:table-cell>
          <table:table-cell table:style-name="表格127.B2" office:value-type="string">
            <text:p text:style-name="P114">交换同一数据区间中的两部分，将结果拷贝到新数据区间中。</text:p>
          </table:table-cell>
        </table:table-row>
        <table:table-row>
          <table:table-cell table:style-name="表格127.A2" office:value-type="string">
            <text:p text:style-name="P113">algo_random_shuffle</text:p>
          </table:table-cell>
          <table:table-cell table:style-name="表格127.B2" office:value-type="string">
            <text:p text:style-name="P114">将数据区间中的数据随机重排。</text:p>
          </table:table-cell>
        </table:table-row>
        <table:table-row>
          <table:table-cell table:style-name="表格127.A2" office:value-type="string">
            <text:p text:style-name="P113">algo_random_shuffle_if</text:p>
          </table:table-cell>
          <table:table-cell table:style-name="表格127.B2" office:value-type="string">
            <text:p text:style-name="P114">将数据区间中的数据使用指定的规则随机重排。</text:p>
          </table:table-cell>
        </table:table-row>
        <table:table-row>
          <table:table-cell table:style-name="表格127.A2" office:value-type="string">
            <text:p text:style-name="P113">algo_random_sample</text:p>
          </table:table-cell>
          <table:table-cell table:style-name="表格127.B2" office:value-type="string">
            <text:p text:style-name="P114">将源数据区间中的数据随机的抽出填充到目的数据区间中。</text:p>
          </table:table-cell>
        </table:table-row>
        <table:table-row>
          <table:table-cell table:style-name="表格127.A2" office:value-type="string">
            <text:p text:style-name="P113">algo_random_sample_if</text:p>
          </table:table-cell>
          <table:table-cell table:style-name="表格127.B2" office:value-type="string">
            <text:p text:style-name="P114">将源数据区间中的数据使用指定的规则随机的抽出填充到目的数据区间中。</text:p>
          </table:table-cell>
        </table:table-row>
        <table:table-row>
          <table:table-cell table:style-name="表格127.A2" office:value-type="string">
            <text:p text:style-name="P113">algo_random_sample_n</text:p>
          </table:table-cell>
          <table:table-cell table:style-name="表格127.B2" office:value-type="string">
            <text:p text:style-name="P114">将源数据区间中的数据随机的抽出<text:span text:style-name="T23">n</text:span>个数据填充到目的数据区间中。</text:p>
          </table:table-cell>
        </table:table-row>
        <table:table-row>
          <table:table-cell table:style-name="表格127.A2" office:value-type="string">
            <text:p text:style-name="P113">algo_random_sample_n_if</text:p>
          </table:table-cell>
          <table:table-cell table:style-name="表格127.B2" office:value-type="string">
            <text:p text:style-name="P114">将源数据区间中的数据使用指定的规则随机的抽出<text:span text:style-name="T23">n</text:span>个数据填充到目的区间中。</text:p>
          </table:table-cell>
        </table:table-row>
        <table:table-row>
          <table:table-cell table:style-name="表格127.A2" office:value-type="string">
            <text:p text:style-name="P113">algo_partition</text:p>
          </table:table-cell>
          <table:table-cell table:style-name="表格127.B2" office:value-type="string">
            <text:p text:style-name="P114">将数据区间中的数据分为符合规则和不符合规则的两部分。</text:p>
          </table:table-cell>
        </table:table-row>
        <table:table-row>
          <table:table-cell table:style-name="表格127.A2" office:value-type="string">
            <text:p text:style-name="P113">algo_stable_partition</text:p>
          </table:table-cell>
          <table:table-cell table:style-name="表格127.B2" office:value-type="string">
            <text:p text:style-name="P114">将数据区间中的数据按照稳定的方式分为符合规则和不符合规则的两部分。</text:p>
          </table:table-cell>
        </table:table-row>
      </table:table>
      <text:p text:style-name="P35"/>
      <text:list xml:id="list1035752776" text:continue-numbering="true" text:style-name="WW8Num13">
        <text:list-item>
          <text:list>
            <text:list-item>
              <text:list>
                <text:list-item>
                  <text:h text:style-name="P337" text:outline-level="3">拷贝数据</text:h>
                </text:list-item>
              </text:list>
            </text:list-item>
          </text:list>
        </text:list-item>
      </text:list>
      <text:list xml:id="list978334306" text:style-name="L133">
        <text:list-item>
          <text:p text:style-name="P181">algo_copy <text:s text:c="3"/>algo_copy_n <text:s text:c="3"/>algo_copy_backward将数据从源数据区间拷贝到目的数据区间</text:p>
        </text:list-item>
      </text:list>
      <text:list xml:id="list577284468" text:style-name="L134">
        <text:list-item>
          <text:p text:style-name="P182">algo_copy和algo_copy_backward都是将源数据区间中的数据拷贝到目的数据区间。</text:p>
        </text:list-item>
        <text:list-item>
          <text:p text:style-name="P182">algo_copy从源数据区间的第一个数据开始逐个拷贝到目的数据区间。</text:p>
        </text:list-item>
        <text:list-item>
          <text:p text:style-name="P182">algo_copy_backward从源数据区间的最后一个数据开始逐个拷贝到目的数据区间。</text:p>
        </text:list-item>
        <text:list-item>
          <text:p text:style-name="P182">algo_copy_n是将源数据区间中的n个数据拷贝到目的数据区间中。</text:p>
        </text:list-item>
        <text:list-item>
          <text:p text:style-name="P182">三个算法都返回拷贝后目的数据区间中被拷贝过来的数据的末尾。</text:p>
        </text:list-item>
        <text:list-item>
          <text:p text:style-name="P182">用户在使用这个三个算法是要保证目的数据区间足够大。</text:p>
        </text:list-item>
      </text:list>
      <text:p text:style-name="P35">下面的例子展示了如何使用algo_copy和algo_copy_n算法：</text:p>
      <table:table table:name="表格128" table:style-name="表格128">
        <table:table-column table:style-name="表格128.A"/>
        <table:table-row>
          <table:table-cell table:style-name="表格128.A1" office:value-type="string">
            <text:p text:style-name="P124">/* </text:p>
            <text:p text:style-name="P124"><text:s/>* copy3.c </text:p>
            <text:p text:style-name="P124"><text:s/>* compile with : -lcstl </text:p>
            <text:p text:style-name="P124"><text:s/>*/ </text:p>
            <text:p text:style-name="P124"/>
            <text:p text:style-name="P124">#include &lt;stdio.h&gt; </text:p>
            <text:p text:style-name="P124">#include &lt;cstl/cvector.h&gt; </text:p>
            <text:p text:style-name="P124">#include &lt;cstl/clist.h&gt; </text:p>
            <text:p text:style-name="P124">#include &lt;cstl/calgorithm.h&gt; </text:p>
            <text:p text:style-name="P124"><text:soft-page-break/><text:s/></text:p>
            <text:p text:style-name="P124">int main(int argc, char* argv[]) </text:p>
            <text:p text:style-name="P124">{ </text:p>
            <text:p text:style-name="P124"><text:s text:c="4"/>vector_t* pvec_coll1 = create_vector(int); </text:p>
            <text:p text:style-name="P124"><text:s text:c="4"/>list_t* plist_coll2 = create_list(int); </text:p>
            <text:p text:style-name="P124"><text:s text:c="4"/>list_t* plist_coll3 = create_list(int); </text:p>
            <text:p text:style-name="P124"><text:s text:c="4"/>iterator_t it_pos; </text:p>
            <text:p text:style-name="P124"><text:s text:c="4"/>int i = 0; </text:p>
            <text:p text:style-name="P124"/>
            <text:p text:style-name="P124"><text:s text:c="4"/>if(pvec_coll1 == NULL || plist_coll2 == NULL || plist_coll3 == NULL) </text:p>
            <text:p text:style-name="P124"><text:s text:c="4"/>{ </text:p>
            <text:p text:style-name="P124"><text:s text:c="8"/>return -1; </text:p>
            <text:p text:style-name="P124"><text:s text:c="4"/>} </text:p>
            <text:p text:style-name="P124"/>
            <text:p text:style-name="P124"><text:s text:c="4"/>vector_init(pvec_coll1); </text:p>
            <text:p text:style-name="P124"><text:s text:c="4"/>list_init(plist_coll2); </text:p>
            <text:p text:style-name="P124"><text:s text:c="4"/>list_init(plist_coll3); </text:p>
            <text:p text:style-name="P124"/>
            <text:p text:style-name="P124"><text:s text:c="4"/>for(i = 1; i &lt;= 9; ++i) </text:p>
            <text:p text:style-name="P124"><text:s text:c="4"/>{ </text:p>
            <text:p text:style-name="P124"><text:s text:c="8"/>vector_push_back(pvec_coll1, i); </text:p>
            <text:p text:style-name="P124"><text:s text:c="4"/>} </text:p>
            <text:p text:style-name="P124"/>
            <text:p text:style-name="P124"><text:s text:c="4"/>list_resize(plist_coll2, vector_size(pvec_coll1)); </text:p>
            <text:p text:style-name="P124"><text:s text:c="4"/>list_resize(plist_coll3, vector_size(pvec_coll1)); </text:p>
            <text:p text:style-name="P124"/>
            <text:p text:style-name="P124"><text:s text:c="4"/>algo_copy(vector_begin(pvec_coll1), vector_end(pvec_coll1), </text:p>
            <text:p text:style-name="P124"><text:s text:c="8"/>list_begin(plist_coll2)); </text:p>
            <text:p text:style-name="P124"><text:s text:c="4"/>algo_copy_n(vector_begin(pvec_coll1), 5, list_begin(plist_coll3)); </text:p>
            <text:p text:style-name="P124"/>
            <text:p text:style-name="P124"><text:s text:c="4"/>for(it_pos = vector_begin(pvec_coll1); </text:p>
            <text:p text:style-name="P124"><text:s text:c="8"/>!iterator_equal(it_pos, vector_end(pvec_coll1));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 text:c="4"/>for(it_pos = list_begin(plist_coll2); </text:p>
            <text:p text:style-name="P124"><text:s text:c="8"/>!iterator_equal(it_pos, list_end(plist_coll2)); </text:p>
            <text:p text:style-name="P124"><text:s text:c="8"/>it_pos = iterator_next(it_pos)) </text:p>
            <text:p text:style-name="P124"><text:s text:c="4"/>{ </text:p>
            <text:p text:style-name="P124"><text:s text:c="8"/>printf("%d ", *(int*)iterator_get_pointer(it_pos)); </text:p>
            <text:p text:style-name="P124"><text:s text:c="4"/>} </text:p>
            <text:p text:style-name="P124"><text:soft-page-break/><text:s text:c="4"/>printf("\n"); </text:p>
            <text:p text:style-name="P124"><text:s text:c="4"/>for(it_pos = list_begin(plist_coll3); </text:p>
            <text:p text:style-name="P124"><text:s text:c="8"/>!iterator_equal(it_pos, list_end(plist_coll3));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vector_destroy(pvec_coll1); </text:p>
            <text:p text:style-name="P124"><text:s text:c="4"/>list_destroy(plist_coll2); </text:p>
            <text:p text:style-name="P124"><text:s text:c="4"/>list_destroy(plist_coll3); </text:p>
            <text:p text:style-name="P124"/>
            <text:p text:style-name="P124"><text:s text:c="4"/>return 0; </text:p>
            <text:p text:style-name="P124">}</text:p>
          </table:table-cell>
        </table:table-row>
      </table:table>
      <text:p text:style-name="P35">在这个例子中第一次使用algo_copy来拷贝数据，第二次使用了algo_copy_n拷贝数据，输出的结果如下：</text:p>
      <text:p text:style-name="P35">1 2 3 4 5 6 7 8 9 </text:p>
      <text:p text:style-name="P35">1 2 3 4 5 6 7 8 9 </text:p>
      <text:p text:style-name="P35">1 2 3 4 5 0 0 0 0 </text:p>
      <text:p text:style-name="P35"/>
      <text:p text:style-name="P35"><text:tab/>algo_copy和algo_copy_backward都是将源数据区间中的数据拷贝到目的数据区间中去，但是两个算法是有区别的，首先看看下面这个例子：</text:p>
      <table:table table:name="表格129" table:style-name="表格129">
        <table:table-column table:style-name="表格129.A"/>
        <table:table-row>
          <table:table-cell table:style-name="表格129.A1" office:value-type="string">
            <text:p text:style-name="P124">/* </text:p>
            <text:p text:style-name="P124"><text:s/>* copy4.c </text:p>
            <text:p text:style-name="P124"><text:s/>* compile with : -lcstl </text:p>
            <text:p text:style-name="P124"><text:s/>*/ </text:p>
            <text:p text:style-name="P124"/>
            <text:p text:style-name="P124">#include &lt;stdio.h&gt; </text:p>
            <text:p text:style-name="P124">#include &lt;cstl/cvector.h&gt; </text:p>
            <text:p text:style-name="P124">#include &lt;cstl/clist.h&gt; </text:p>
            <text:p text:style-name="P124">#include &lt;cstl/cdeque.h&gt; </text:p>
            <text:p text:style-name="P124">#include &lt;cstl/calgorithm.h&gt; </text:p>
            <text:p text:style-name="P124"/>
            <text:p text:style-name="P124">int main(int argc, char* argv[]) </text:p>
            <text:p text:style-name="P124">{ </text:p>
            <text:p text:style-name="P124"><text:s text:c="4"/>vector_t* pvec_coll1 = create_vector(int); </text:p>
            <text:p text:style-name="P124"><text:s text:c="4"/>list_t* plist_coll2 = create_list(int); </text:p>
            <text:p text:style-name="P124"><text:s text:c="4"/>deque_t* pdeq_coll3 = create_deque(int); </text:p>
            <text:p text:style-name="P124"><text:s text:c="4"/>deque_t* pdeq_coll4 = create_deque(int); </text:p>
            <text:p text:style-name="P124"><text:s text:c="4"/>iterator_t it_pos; </text:p>
            <text:p text:style-name="P124"><text:s text:c="4"/>int i = 0; </text:p>
            <text:p text:style-name="P124"/>
            <text:p text:style-name="P124"><text:s text:c="4"/>if(pvec_coll1 == NULL || plist_coll2 == NULL || </text:p>
            <text:p text:style-name="P124"><text:soft-page-break/><text:s text:c="7"/>pdeq_coll3 == NULL || pdeq_coll4 == NULL) </text:p>
            <text:p text:style-name="P124"><text:s text:c="4"/>{ </text:p>
            <text:p text:style-name="P124"><text:s text:c="8"/>return -1; </text:p>
            <text:p text:style-name="P124"><text:s text:c="4"/>} </text:p>
            <text:p text:style-name="P124"/>
            <text:p text:style-name="P124"><text:s text:c="4"/>vector_init(pvec_coll1); </text:p>
            <text:p text:style-name="P124"><text:s text:c="4"/>list_init(plist_coll2); </text:p>
            <text:p text:style-name="P124"><text:s text:c="4"/>deque_init(pdeq_coll3); </text:p>
            <text:p text:style-name="P124"><text:s text:c="4"/>deque_init(pdeq_coll4); </text:p>
            <text:p text:style-name="P124"/>
            <text:p text:style-name="P124"><text:s text:c="4"/>for(i = 0; i &lt;= 8; ++i) </text:p>
            <text:p text:style-name="P124"><text:s text:c="4"/>{ </text:p>
            <text:p text:style-name="P124"><text:s text:c="8"/>vector_push_back(pvec_coll1, i); </text:p>
            <text:p text:style-name="P124"><text:s text:c="8"/>list_push_back(plist_coll2, i); </text:p>
            <text:p text:style-name="P124"><text:s text:c="4"/>} </text:p>
            <text:p text:style-name="P124"><text:s text:c="4"/>deque_resize(pdeq_coll3, vector_size(pvec_coll1)); </text:p>
            <text:p text:style-name="P124"><text:s text:c="4"/>deque_resize(pdeq_coll4, vector_size(pvec_coll1)); </text:p>
            <text:p text:style-name="P124"/>
            <text:p text:style-name="P124"><text:s text:c="4"/>algo_copy(vector_begin(pvec_coll1), vector_end(pvec_coll1), </text:p>
            <text:p text:style-name="P124"><text:s text:c="8"/>deque_begin(pdeq_coll3)); </text:p>
            <text:p text:style-name="P124"><text:s text:c="4"/>algo_copy_backward(list_begin(plist_coll2), list_end(plist_coll2), </text:p>
            <text:p text:style-name="P124"><text:s text:c="8"/>deque_end(pdeq_coll4)); </text:p>
            <text:p text:style-name="P124"/>
            <text:p text:style-name="P124"><text:s text:c="4"/>printf("coll1: "); </text:p>
            <text:p text:style-name="P124"><text:s text:c="4"/>for(it_pos = vector_begin(pvec_coll1); </text:p>
            <text:p text:style-name="P124"><text:s text:c="8"/>!iterator_equal(it_pos, vector_end(pvec_coll1));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 text:c="4"/>printf("coll2: "); </text:p>
            <text:p text:style-name="P124"><text:s text:c="4"/>for(it_pos = list_begin(plist_coll2); </text:p>
            <text:p text:style-name="P124"><text:s text:c="8"/>!iterator_equal(it_pos, list_end(plist_coll2));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 text:c="4"/>printf("coll3: "); </text:p>
            <text:p text:style-name="P124"><text:s text:c="4"/>for(it_pos = deque_begin(pdeq_coll3); </text:p>
            <text:p text:style-name="P124"><text:s text:c="8"/>!iterator_equal(it_pos, deque_end(pdeq_coll3)); </text:p>
            <text:p text:style-name="P124"><text:s text:c="8"/>it_pos = iterator_next(it_pos)) </text:p>
            <text:p text:style-name="P124"><text:soft-page-break/><text:s text:c="4"/>{ </text:p>
            <text:p text:style-name="P124"><text:s text:c="8"/>printf("%d ", *(int*)iterator_get_pointer(it_pos)); </text:p>
            <text:p text:style-name="P124"><text:s text:c="4"/>} </text:p>
            <text:p text:style-name="P124"><text:s text:c="4"/>printf("\n"); </text:p>
            <text:p text:style-name="P124"><text:s text:c="4"/>printf("coll4: "); </text:p>
            <text:p text:style-name="P124"><text:s text:c="4"/>for(it_pos = deque_begin(pdeq_coll4); </text:p>
            <text:p text:style-name="P124"><text:s text:c="8"/>!iterator_equal(it_pos, deque_end(pdeq_coll4));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algo_copy(iterator_advance(vector_begin(pvec_coll1), 2), </text:p>
            <text:p text:style-name="P124"><text:s text:c="8"/>iterator_advance(vector_begin(pvec_coll1), 7), </text:p>
            <text:p text:style-name="P124"><text:s text:c="8"/>vector_begin(pvec_coll1)); </text:p>
            <text:p text:style-name="P124"><text:s text:c="4"/>algo_copy(iterator_advance(list_begin(plist_coll2), 2), </text:p>
            <text:p text:style-name="P124"><text:s text:c="8"/>iterator_advance(list_begin(plist_coll2), 7), </text:p>
            <text:p text:style-name="P124"><text:s text:c="8"/>iterator_advance(list_begin(plist_coll2), 4)); </text:p>
            <text:p text:style-name="P124"><text:s text:c="4"/>algo_copy_backward(iterator_advance(deque_begin(pdeq_coll3), 2), </text:p>
            <text:p text:style-name="P124"><text:s text:c="8"/>iterator_advance(deque_begin(pdeq_coll3), 7), </text:p>
            <text:p text:style-name="P124"><text:s text:c="8"/>iterator_advance(deque_begin(pdeq_coll3), 5)); </text:p>
            <text:p text:style-name="P124"><text:s text:c="4"/>algo_copy_backward(iterator_advance(deque_begin(pdeq_coll4), 2), </text:p>
            <text:p text:style-name="P124"><text:s text:c="8"/>iterator_advance(deque_begin(pdeq_coll4), 7), </text:p>
            <text:p text:style-name="P124"><text:s text:c="8"/>deque_end(pdeq_coll4)); </text:p>
            <text:p text:style-name="P124"/>
            <text:p text:style-name="P124"><text:s text:c="4"/>printf("\n"); </text:p>
            <text:p text:style-name="P124"><text:s text:c="4"/>printf("coll1: "); </text:p>
            <text:p text:style-name="P124"><text:s text:c="4"/>for(it_pos = vector_begin(pvec_coll1); </text:p>
            <text:p text:style-name="P124"><text:s text:c="8"/>!iterator_equal(it_pos, vector_end(pvec_coll1));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 text:c="4"/>printf("coll2: "); </text:p>
            <text:p text:style-name="P124"><text:s text:c="4"/>for(it_pos = list_begin(plist_coll2); </text:p>
            <text:p text:style-name="P124"><text:s text:c="8"/>!iterator_equal(it_pos, list_end(plist_coll2));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oft-page-break/><text:s text:c="4"/>printf("coll3: "); </text:p>
            <text:p text:style-name="P124"><text:s text:c="4"/>for(it_pos = deque_begin(pdeq_coll3); </text:p>
            <text:p text:style-name="P124"><text:s text:c="8"/>!iterator_equal(it_pos, deque_end(pdeq_coll3));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 text:c="4"/>printf("coll4: "); </text:p>
            <text:p text:style-name="P124"><text:s text:c="4"/>for(it_pos = deque_begin(pdeq_coll4); </text:p>
            <text:p text:style-name="P124"><text:s text:c="8"/>!iterator_equal(it_pos, deque_end(pdeq_coll4));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vector_destroy(pvec_coll1); </text:p>
            <text:p text:style-name="P124"><text:s text:c="4"/>list_destroy(plist_coll2); </text:p>
            <text:p text:style-name="P124"><text:s text:c="4"/>deque_destroy(pdeq_coll3); </text:p>
            <text:p text:style-name="P124"><text:s text:c="4"/>deque_destroy(pdeq_coll4); </text:p>
            <text:p text:style-name="P124"/>
            <text:p text:style-name="P124"><text:s text:c="4"/>return 0; </text:p>
            <text:p text:style-name="P124">}</text:p>
          </table:table-cell>
        </table:table-row>
      </table:table>
      <text:p text:style-name="P35">这个程序的输出：</text:p>
      <text:p text:style-name="P35">coll1: 0 1 2 3 4 5 6 7 8 </text:p>
      <text:p text:style-name="P35">coll2: 0 1 2 3 4 5 6 7 8 </text:p>
      <text:p text:style-name="P35">coll3: 0 1 2 3 4 5 6 7 8 </text:p>
      <text:p text:style-name="P35">coll4: 0 1 2 3 4 5 6 7 8 </text:p>
      <text:p text:style-name="P35"/>
      <text:p text:style-name="P35">coll1: 2 3 4 5 6 5 6 7 8 </text:p>
      <text:p text:style-name="P35">coll2: 0 1 2 3 2 3 2 3 2 </text:p>
      <text:p text:style-name="P35">coll3: 6 5 6 5 6 5 6 7 8 </text:p>
      <text:p text:style-name="P35">coll4: 0 1 2 3 2 3 4 5 6 </text:p>
      <text:p text:style-name="P35">第一组输出是将coll1和coll2分别使用algo_copy和algo_copy_backward算法拷贝到coll3和coll4中，从输出看来这两个算法的结果是相同的，这是因为两个算法的输入数据区间和输出数据区间是没有重叠的，所以这两个算法的效果是相同的。但是第二组输出就不同了，这一组输出都是输入和输出的数据区间是有重叠的。对于coll1和coll2来说，我们使用了algo_copy进行拷贝，但是输入和输出的数据区间重叠方式不同导致结果不同，coll1的输出数据区间的末尾和输入数据区间重叠，也就是输出数据区间在输入数据区间的前面，而coll2的输出数据区间的开头和输入数据区间重叠，也就是输出数据区间在输入数据区间的后面，它们的拷贝过程如下：</text:p>
      <text:p text:style-name="P36"><draw:frame draw:style-name="fr2" draw:name="图形23" text:anchor-type="paragraph" svg:width="19.006cm" svg:height="22.428cm" draw:z-index="29"><draw:image xlink:href="Pictures/10000000000002D20000035472C8A261.jpg" xlink:type="simple" xlink:show="embed" xlink:actuate="onLoad"/></draw:frame><text:soft-page-break/>图 6.1 algo_copy的执行过程</text:p>
      <text:p text:style-name="P35">可见，当输出数据区间在输入数据区间的前面的时候，algo_copy算法执行后获得的结果是正确的，但是输出数据区间在输入数据区间后面的时候，algo_copy算法在执行的过程中把重叠部分的数据覆盖掉了，导致结果的错误。</text:p>
      <text:p text:style-name="P35"><text:soft-page-break/><text:tab/>对于coll3和coll4来说，它们的输出数据区间和输入数据区间的重叠情况分别和coll1和coll2相同，但是使用了算法algo_copy_backward执行拷贝，输出结果就与coll1和coll2不同了：</text:p>
      <text:p text:style-name="P36"><draw:frame draw:style-name="fr2" draw:name="图形24" text:anchor-type="paragraph" svg:width="19.006cm" svg:height="22.52cm" draw:z-index="30"><draw:image xlink:href="Pictures/10000000000002CA0000034E3168A19E.jpg" xlink:type="simple" xlink:show="embed" xlink:actuate="onLoad"/></draw:frame>图 6.2 algo_copy_backward执行过程</text:p>
      <text:p text:style-name="P35"><text:soft-page-break/>使用algo_copy_backward的情况与algo_copy的情况正好相反，输出数据区间在输入数据区间后面的情况下的结果是正确的。</text:p>
      <text:p text:style-name="P35">由上面的例子可以总结出：</text:p>
      <text:list xml:id="list369766401" text:style-name="L135">
        <text:list-item>
          <text:p text:style-name="P183">输入数据区间和输出数据区间没有重叠的情况下algo_copy和algo_copy_backward是等效并正确的。</text:p>
        </text:list-item>
        <text:list-item>
          <text:p text:style-name="P183">有重叠并且输出数据区间在输入数据区间的前面时使用algo_copy是正确的。</text:p>
        </text:list-item>
        <text:list-item>
          <text:p text:style-name="P183">有重叠并且输出数据区间在输入数据区间的后面时使用algo_copy_backward是正确的。</text:p>
        </text:list-item>
      </text:list>
      <text:p text:style-name="P35"/>
      <text:list xml:id="list1401574537" text:continue-list="list1035752776" text:style-name="WW8Num13">
        <text:list-item>
          <text:list>
            <text:list-item>
              <text:list>
                <text:list-item>
                  <text:h text:style-name="P343" text:outline-level="3">交换数据</text:h>
                </text:list-item>
              </text:list>
            </text:list-item>
          </text:list>
        </text:list-item>
      </text:list>
      <text:list xml:id="list354612060" text:style-name="L136">
        <text:list-item>
          <text:p text:style-name="P184">algo_iter_swap <text:s text:c="3"/>algo_swap交换迭代器指向的数据。</text:p>
        </text:list-item>
      </text:list>
      <text:p text:style-name="P35"><text:tab/>下面这个例子展示了如何使用这两个算法：</text:p>
      <table:table table:name="表格130" table:style-name="表格130">
        <table:table-column table:style-name="表格130.A"/>
        <table:table-row>
          <table:table-cell table:style-name="表格130.A1" office:value-type="string">
            <text:p text:style-name="P124">/* </text:p>
            <text:p text:style-name="P124"><text:s/>* swap1.c </text:p>
            <text:p text:style-name="P124"><text:s/>* compile with : -lcstl </text:p>
            <text:p text:style-name="P124"><text:s/>*/ </text:p>
            <text:p text:style-name="P124"/>
            <text:p text:style-name="P124">#include &lt;stdio.h&gt; </text:p>
            <text:p text:style-name="P124">#include &lt;cstl/clist.h&gt; </text:p>
            <text:p text:style-name="P124">#include &lt;cstl/calgorithm.h&gt; </text:p>
            <text:p text:style-name="P124"/>
            <text:p text:style-name="P124">int main(int argc, char* argv[]) </text:p>
            <text:p text:style-name="P124">{ </text:p>
            <text:p text:style-name="P124"><text:s text:c="4"/>list_t* plist_coll = create_list(int); </text:p>
            <text:p text:style-name="P124"><text:s text:c="4"/>iterator_t it_pos; </text:p>
            <text:p text:style-name="P124"><text:s text:c="4"/>int i = 0; </text:p>
            <text:p text:style-name="P124"/>
            <text:p text:style-name="P124"><text:s text:c="4"/>if(plist_coll == NULL) </text:p>
            <text:p text:style-name="P124"><text:s text:c="4"/>{ </text:p>
            <text:p text:style-name="P124"><text:s text:c="8"/>return -1; </text:p>
            <text:p text:style-name="P124"><text:s text:c="4"/>} </text:p>
            <text:p text:style-name="P124"/>
            <text:p text:style-name="P124"><text:s text:c="4"/>list_init(plist_coll); </text:p>
            <text:p text:style-name="P124"/>
            <text:p text:style-name="P124"><text:s text:c="4"/>for(i = 1; i &lt;= 9; ++i) </text:p>
            <text:p text:style-name="P124"><text:s text:c="4"/>{ </text:p>
            <text:p text:style-name="P124"><text:s text:c="8"/>list_push_back(plist_coll, i); </text:p>
            <text:p text:style-name="P124"><text:s text:c="4"/>} </text:p>
            <text:p text:style-name="P124"/>
            <text:p text:style-name="P124"><text:s text:c="4"/>for(it_pos = list_begin(plist_coll); </text:p>
            <text:p text:style-name="P124"><text:s text:c="8"/>!iterator_equal(it_pos, list_end(plist_coll)); </text:p>
            <text:p text:style-name="P124"><text:soft-page-break/><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algo_iter_swap(list_begin(plist_coll), </text:p>
            <text:p text:style-name="P124"><text:s text:c="8"/>iterator_next(list_begin(plist_coll))); </text:p>
            <text:p text:style-name="P124"><text:s text:c="4"/>for(it_pos = list_begin(plist_coll); </text:p>
            <text:p text:style-name="P124"><text:s text:c="8"/>!iterator_equal(it_pos, list_end(plist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algo_swap(list_begin(plist_coll), </text:p>
            <text:p text:style-name="P124"><text:s text:c="8"/>iterator_prev(list_end(plist_coll))); </text:p>
            <text:p text:style-name="P124"><text:s text:c="4"/>for(it_pos = list_begin(plist_coll); </text:p>
            <text:p text:style-name="P124"><text:s text:c="8"/>!iterator_equal(it_pos, list_end(plist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list_destroy(plist_coll); </text:p>
            <text:p text:style-name="P124"/>
            <text:p text:style-name="P124"><text:s text:c="4"/>return 0; </text:p>
            <text:p text:style-name="P124">}</text:p>
          </table:table-cell>
        </table:table-row>
      </table:table>
      <text:p text:style-name="P35">程序的输出结果：</text:p>
      <text:p text:style-name="P35">1 2 3 4 5 6 7 8 9 </text:p>
      <text:p text:style-name="P35">2 1 3 4 5 6 7 8 9 </text:p>
      <text:p text:style-name="P35">9 1 3 4 5 6 7 8 2 </text:p>
      <text:p text:style-name="P35"/>
      <text:list xml:id="list1750839097" text:style-name="L137">
        <text:list-item>
          <text:p text:style-name="P185">algo_swap交换数据区间中的数据</text:p>
        </text:list-item>
      </text:list>
      <text:list xml:id="list753855195" text:style-name="L138">
        <text:list-item>
          <text:p text:style-name="P186">交换源数据区间和目的数据区间中的数据。</text:p>
        </text:list-item>
        <text:list-item>
          <text:p text:style-name="P186">返回目的数据区间交换后的数据末尾。</text:p>
        </text:list-item>
        <text:list-item>
          <text:p text:style-name="P186">用户必须保证用户数据区间足够大。</text:p>
        </text:list-item>
      </text:list>
      <text:p text:style-name="P35"><text:tab/>下面是展示这个算法的例子：</text:p>
      <table:table table:name="表格131" table:style-name="表格131">
        <table:table-column table:style-name="表格131.A"/>
        <table:table-row>
          <table:table-cell table:style-name="表格131.A1" office:value-type="string">
            <text:p text:style-name="P124">/* </text:p>
            <text:p text:style-name="P124"><text:s/>* swap2.c </text:p>
            <text:p text:style-name="P124"><text:s/>* compile with : -lcstl </text:p>
            <text:p text:style-name="P124"><text:soft-page-break/><text:s/>*/ </text:p>
            <text:p text:style-name="P124"><text:s/></text:p>
            <text:p text:style-name="P124">#include &lt;stdio.h&gt; </text:p>
            <text:p text:style-name="P124">#include &lt;cstl/cvector.h&gt; </text:p>
            <text:p text:style-name="P124">#include &lt;cstl/clist.h&gt; </text:p>
            <text:p text:style-name="P124">#include &lt;cstl/calgorithm.h&gt; </text:p>
            <text:p text:style-name="P124"/>
            <text:p text:style-name="P124">int main(int argc, char* argv[]) </text:p>
            <text:p text:style-name="P124">{ </text:p>
            <text:p text:style-name="P124"><text:s text:c="4"/>vector_t* pvec_coll1 = create_vector(int); </text:p>
            <text:p text:style-name="P124"><text:s text:c="4"/>list_t* plist_coll2 = create_list(int); </text:p>
            <text:p text:style-name="P124"><text:s text:c="4"/>iterator_t it_pos; </text:p>
            <text:p text:style-name="P124"><text:s text:c="4"/>iterator_t it_end; </text:p>
            <text:p text:style-name="P124"><text:s text:c="4"/>int i = 0; </text:p>
            <text:p text:style-name="P124"/>
            <text:p text:style-name="P124"><text:s text:c="4"/>if(pvec_coll1 == NULL || plist_coll2 == NULL) </text:p>
            <text:p text:style-name="P124"><text:s text:c="4"/>{ </text:p>
            <text:p text:style-name="P124"><text:s text:c="8"/>return -1; </text:p>
            <text:p text:style-name="P124"><text:s text:c="4"/>} </text:p>
            <text:p text:style-name="P124"/>
            <text:p text:style-name="P124"><text:s text:c="4"/>vector_init(pvec_coll1); </text:p>
            <text:p text:style-name="P124"><text:s text:c="4"/>list_init(plist_coll2); </text:p>
            <text:p text:style-name="P124"/>
            <text:p text:style-name="P124"><text:s text:c="4"/>for(i = 1; i &lt;= 9; ++i) </text:p>
            <text:p text:style-name="P124"><text:s text:c="4"/>{ </text:p>
            <text:p text:style-name="P124"><text:s text:c="8"/>vector_push_back(pvec_coll1, i); </text:p>
            <text:p text:style-name="P124"><text:s text:c="4"/>} </text:p>
            <text:p text:style-name="P124"><text:s text:c="4"/>for(i = 11; i &lt;= 23; ++i) </text:p>
            <text:p text:style-name="P124"><text:s text:c="4"/>{ </text:p>
            <text:p text:style-name="P124"><text:s text:c="8"/>list_push_back(plist_coll2, i); </text:p>
            <text:p text:style-name="P124"><text:s text:c="4"/>} </text:p>
            <text:p text:style-name="P124"/>
            <text:p text:style-name="P124"><text:s text:c="4"/>printf("coll1: "); </text:p>
            <text:p text:style-name="P124"><text:s text:c="4"/>for(it_pos = vector_begin(pvec_coll1); </text:p>
            <text:p text:style-name="P124"><text:s text:c="8"/>!iterator_equal(it_pos, vector_end(pvec_coll1));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 text:c="4"/>printf("coll2: "); </text:p>
            <text:p text:style-name="P124"><text:s text:c="4"/>for(it_pos = list_begin(plist_coll2); </text:p>
            <text:p text:style-name="P124"><text:s text:c="8"/>!iterator_equal(it_pos, list_end(plist_coll2)); </text:p>
            <text:p text:style-name="P124"><text:soft-page-break/><text:s text:c="8"/>it_pos = iterator_next(it_pos)) </text:p>
            <text:p text:style-name="P124"><text:s text:c="4"/>{ </text:p>
            <text:p text:style-name="P124"><text:s text:c="8"/>printf("%d ", *(int*)iterator_get_pointer(it_pos)); </text:p>
            <text:p text:style-name="P124"><text:s text:c="4"/>} </text:p>
            <text:p text:style-name="P124"><text:s text:c="4"/>printf("\n\n"); </text:p>
            <text:p text:style-name="P124"/>
            <text:p text:style-name="P124"><text:s text:c="4"/>it_end = algo_swap_ranges(vector_begin(pvec_coll1), </text:p>
            <text:p text:style-name="P124"><text:s text:c="8"/>vector_end(pvec_coll1), list_begin(plist_coll2)); </text:p>
            <text:p text:style-name="P124"><text:s text:c="4"/>printf("coll1: "); </text:p>
            <text:p text:style-name="P124"><text:s text:c="4"/>for(it_pos = vector_begin(pvec_coll1); </text:p>
            <text:p text:style-name="P124"><text:s text:c="8"/>!iterator_equal(it_pos, vector_end(pvec_coll1));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 text:c="4"/>printf("coll2: "); </text:p>
            <text:p text:style-name="P124"><text:s text:c="4"/>for(it_pos = list_begin(plist_coll2); </text:p>
            <text:p text:style-name="P124"><text:s text:c="8"/>!iterator_equal(it_pos, list_end(plist_coll2));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n"); </text:p>
            <text:p text:style-name="P124"/>
            <text:p text:style-name="P124"><text:s text:c="4"/>if(!iterator_equal(it_end, list_end(plist_coll2))) </text:p>
            <text:p text:style-name="P124"><text:s text:c="4"/>{ </text:p>
            <text:p text:style-name="P124"><text:s text:c="8"/>printf("first element not modified: %d\n", </text:p>
            <text:p text:style-name="P124"><text:s text:c="12"/>*(int*)iterator_get_pointer(it_end)); </text:p>
            <text:p text:style-name="P124"><text:s text:c="4"/>} </text:p>
            <text:p text:style-name="P124"/>
            <text:p text:style-name="P124"><text:s text:c="4"/>vector_destroy(pvec_coll1); </text:p>
            <text:p text:style-name="P124"><text:s text:c="4"/>list_destroy(plist_coll2); </text:p>
            <text:p text:style-name="P124"/>
            <text:p text:style-name="P124"><text:s text:c="4"/>return 0; </text:p>
            <text:p text:style-name="P124">}</text:p>
          </table:table-cell>
        </table:table-row>
      </table:table>
      <text:p text:style-name="P35">algo_swap算法将源数据区间与目的数据区间中相应的数据交换，目的数据区间中剩余的数据不会被修改，算法返回目的数据区间中第一个没有被修改的数据的迭代器。</text:p>
      <text:p text:style-name="P35">下面是程序输出的结果：</text:p>
      <text:p text:style-name="P35">coll1: 1 2 3 4 5 6 7 8 9 </text:p>
      <text:p text:style-name="P35">coll2: 11 12 13 14 15 16 17 18 19 20 21 22 23 </text:p>
      <text:p text:style-name="P35"/>
      <text:p text:style-name="P35">coll1: 11 12 13 14 15 16 17 18 19 </text:p>
      <text:p text:style-name="P35"><text:soft-page-break/>coll2: 1 2 3 4 5 6 7 8 9 20 21 22 23 </text:p>
      <text:p text:style-name="P35"><text:s/></text:p>
      <text:p text:style-name="P35">first element not modified: 20</text:p>
      <text:p text:style-name="P35"/>
      <text:list xml:id="list1608656300" text:continue-list="list1401574537" text:style-name="WW8Num13">
        <text:list-item>
          <text:list>
            <text:list-item>
              <text:list>
                <text:list-item>
                  <text:h text:style-name="P343" text:outline-level="3">转换和合并</text:h>
                </text:list-item>
              </text:list>
            </text:list-item>
          </text:list>
        </text:list-item>
      </text:list>
      <text:list xml:id="list1009590601" text:style-name="L139">
        <text:list-item>
          <text:p text:style-name="P276">algo_transform是将源数据区间中的数据按照指定的转换函数转换到目的数据区间中</text:p>
        </text:list-item>
      </text:list>
      <text:p text:style-name="P76"><draw:frame draw:style-name="fr3" draw:name="图形25" text:anchor-type="paragraph" svg:width="19.006cm" svg:height="3.582cm" draw:z-index="31"><draw:image xlink:href="Pictures/10000000000002CC000000872F4514CC.jpg" xlink:type="simple" xlink:show="embed" xlink:actuate="onLoad"/></draw:frame>图 6.3 algo_transform执行过程</text:p>
      <text:list xml:id="list2094359036" text:style-name="L140">
        <text:list-item>
          <text:p text:style-name="P277">algo_transform对于源数据区间中的每一个数据都调用指定的函数产生新数据保存到目的数据区间中。</text:p>
        </text:list-item>
        <text:list-item>
          <text:p text:style-name="P277">algo_transform返回目的数据区间被转换数据填充的数据区间的末尾。</text:p>
        </text:list-item>
        <text:list-item>
          <text:p text:style-name="P277">代用这必须保证目的数据区间足够大。</text:p>
        </text:list-item>
      </text:list>
      <text:p text:style-name="Standard">下面这个例子展示了如何使用algo_transform算法：</text:p>
      <table:table table:name="表格132" table:style-name="表格132">
        <table:table-column table:style-name="表格132.A"/>
        <table:table-row>
          <table:table-cell table:style-name="表格132.A1" office:value-type="string">
            <text:p text:style-name="P102">/* </text:p>
            <text:p text:style-name="P102"><text:s/>* transform2.c </text:p>
            <text:p text:style-name="P102"><text:s/>* compile with : -lcstl </text:p>
            <text:p text:style-name="P102"><text:s/>*/ </text:p>
            <text:p text:style-name="P102"/>
            <text:p text:style-name="P102">#include &lt;stdio.h&gt; </text:p>
            <text:p text:style-name="P102">#include &lt;cstl/cvector.h&gt; </text:p>
            <text:p text:style-name="P102">#include &lt;cstl/clist.h&gt; </text:p>
            <text:p text:style-name="P102">#include &lt;cstl/calgorithm.h&gt; </text:p>
            <text:p text:style-name="P102">#include &lt;cstl/cfunctional.h&gt; </text:p>
            <text:p text:style-name="P102"/>
            <text:p text:style-name="P102">static void _multiplies_10(const void* cpv_input, void* pv_output) </text:p>
            <text:p text:style-name="P102">{ </text:p>
            <text:p text:style-name="P102"><text:s text:c="4"/>*(int*)pv_output = *(int*)cpv_input * 10; </text:p>
            <text:p text:style-name="P102">} </text:p>
            <text:p text:style-name="P102"/>
            <text:p text:style-name="P102">int main(int argc, char* argv[]) </text:p>
            <text:p text:style-name="P102">{ </text:p>
            <text:p text:style-name="P102"><text:s text:c="4"/>vector_t* pvec_coll1 = create_vector(int); </text:p>
            <text:p text:style-name="P102"><text:s text:c="4"/>list_t* plist_coll2 = create_list(int); </text:p>
            <text:p text:style-name="P102"><text:s text:c="4"/>iterator_t it_pos; </text:p>
            <text:p text:style-name="P102"><text:soft-page-break/><text:s text:c="4"/>int i = 0; </text:p>
            <text:p text:style-name="P102"/>
            <text:p text:style-name="P102"><text:s text:c="4"/>if(pvec_coll1 == NULL || plist_coll2 == NULL) </text:p>
            <text:p text:style-name="P102"><text:s text:c="4"/>{ </text:p>
            <text:p text:style-name="P102"><text:s text:c="8"/>return -1; </text:p>
            <text:p text:style-name="P102"><text:s text:c="4"/>} </text:p>
            <text:p text:style-name="P102"/>
            <text:p text:style-name="P102"><text:s text:c="4"/>vector_init(pvec_coll1); </text:p>
            <text:p text:style-name="P102"><text:s text:c="4"/>list_init(plist_coll2); </text:p>
            <text:p text:style-name="P102"/>
            <text:p text:style-name="P102"><text:s text:c="4"/>for(i = 1; i &lt;= 9; ++i) </text:p>
            <text:p text:style-name="P102"><text:s text:c="4"/>{ </text:p>
            <text:p text:style-name="P102"><text:s text:c="8"/>vector_push_back(pvec_coll1, i); </text:p>
            <text:p text:style-name="P102"><text:s text:c="4"/>} </text:p>
            <text:p text:style-name="P102"><text:s text:c="4"/>printf("coll1: "); </text:p>
            <text:p text:style-name="P102"><text:s text:c="4"/>for(it_pos = vector_begin(pvec_coll1); </text:p>
            <text:p text:style-name="P102"><text:s text:c="8"/>!iterator_equal(it_pos, vector_end(pvec_coll1));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 negate all elements in coll1 */ </text:p>
            <text:p text:style-name="P102"><text:s text:c="4"/>algo_transform(vector_begin(pvec_coll1), vector_end(pvec_coll1), </text:p>
            <text:p text:style-name="P102"><text:s text:c="8"/>vector_begin(pvec_coll1), fun_negate_int); </text:p>
            <text:p text:style-name="P102"><text:s text:c="4"/>printf("negated: "); </text:p>
            <text:p text:style-name="P102"><text:s text:c="4"/>for(it_pos = vector_begin(pvec_coll1); </text:p>
            <text:p text:style-name="P102"><text:s text:c="8"/>!iterator_equal(it_pos, vector_end(pvec_coll1));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list_resize(plist_coll2, vector_size(pvec_coll1)); </text:p>
            <text:p text:style-name="P102"><text:s text:c="4"/>/* transform elements of coll1 into coll2 with ten times their value */ </text:p>
            <text:p text:style-name="P102"><text:s text:c="4"/>algo_transform(vector_begin(pvec_coll1), vector_end(pvec_coll1), </text:p>
            <text:p text:style-name="P102"><text:s text:c="8"/>list_begin(plist_coll2), _multiplies_10); </text:p>
            <text:p text:style-name="P102"><text:s text:c="4"/>printf("coll2: "); </text:p>
            <text:p text:style-name="P102"><text:s text:c="4"/>for(it_pos = list_begin(plist_coll2); </text:p>
            <text:p text:style-name="P102"><text:s text:c="8"/>!iterator_equal(it_pos, list_end(plist_coll2)); </text:p>
            <text:p text:style-name="P102"><text:s text:c="8"/>it_pos = iterator_next(it_pos)) </text:p>
            <text:p text:style-name="P102"><text:soft-page-break/><text:s text:c="4"/>{ </text:p>
            <text:p text:style-name="P102"><text:s text:c="8"/>printf("%d ", *(int*)iterator_get_pointer(it_pos)); </text:p>
            <text:p text:style-name="P102"><text:s text:c="4"/>} </text:p>
            <text:p text:style-name="P102"><text:s text:c="4"/>printf("\n"); </text:p>
            <text:p text:style-name="P102"/>
            <text:p text:style-name="P102"><text:s text:c="4"/>vector_destroy(pvec_coll1); </text:p>
            <text:p text:style-name="P102"><text:s text:c="4"/>list_destroy(plist_coll2); </text:p>
            <text:p text:style-name="P102"/>
            <text:p text:style-name="P102"><text:s text:c="4"/>return 0; </text:p>
            <text:p text:style-name="P102">}</text:p>
          </table:table-cell>
        </table:table-row>
      </table:table>
      <text:p text:style-name="Standard">程序的输出结果：</text:p>
      <text:p text:style-name="Standard">coll1: 1 2 3 4 5 6 7 8 9 </text:p>
      <text:p text:style-name="Standard">negated: -1 -2 -3 -4 -5 -6 -7 -8 -9 </text:p>
      <text:p text:style-name="Standard">coll2: -10 -20 -30 -40 -50 -60 -70 -80 -90 </text:p>
      <text:p text:style-name="Standard"/>
      <text:list xml:id="list1086440318" text:style-name="L141">
        <text:list-item>
          <text:p text:style-name="P278">algo_transform_binary是将两个源数据区间中的数据通过函数合并到目的数据区间中</text:p>
        </text:list-item>
      </text:list>
      <text:p text:style-name="P76"><draw:frame draw:style-name="fr2" draw:name="图形26" text:anchor-type="paragraph" svg:width="19.006cm" svg:height="7.354cm" draw:z-index="32"><draw:image xlink:href="Pictures/10000000000002C4000001126AEAB463.jpg" xlink:type="simple" xlink:show="embed" xlink:actuate="onLoad"/></draw:frame>图 6.4 algo_transform_binary执行过程</text:p>
      <text:list xml:id="list2122090852" text:style-name="L142">
        <text:list-item>
          <text:p text:style-name="P279">algo_transform_binary对两个源数据区间中的每一个数据都调用指定的函数生成新数据并赋值到目的数据区间中。</text:p>
        </text:list-item>
        <text:list-item>
          <text:p text:style-name="P279">algo_transform_binary返回目的数据区间中被合并的数据填充的数据区间的末尾。</text:p>
        </text:list-item>
        <text:list-item>
          <text:p text:style-name="P279">用户要保证第二个源数据区间要足够大。</text:p>
        </text:list-item>
        <text:list-item>
          <text:p text:style-name="P279">用户要保证目的数据区间要足够大。</text:p>
        </text:list-item>
      </text:list>
      <text:p text:style-name="Standard">下面是展示这个算法使用的例子：</text:p>
      <table:table table:name="表格133" table:style-name="表格133">
        <table:table-column table:style-name="表格133.A"/>
        <table:table-row>
          <table:table-cell table:style-name="表格133.A1" office:value-type="string">
            <text:p text:style-name="P124">/* </text:p>
            <text:p text:style-name="P124"><text:s/>* transform3.c </text:p>
            <text:p text:style-name="P124"><text:s/>* compile with : -lcstl </text:p>
            <text:p text:style-name="P124"><text:s/>*/ </text:p>
            <text:p text:style-name="P124"/>
            <text:p text:style-name="P124"><text:soft-page-break/>#include &lt;stdio.h&gt; </text:p>
            <text:p text:style-name="P124">#include &lt;cstl/cvector.h&gt; </text:p>
            <text:p text:style-name="P124">#include &lt;cstl/clist.h&gt; </text:p>
            <text:p text:style-name="P124">#include &lt;cstl/calgorithm.h&gt; </text:p>
            <text:p text:style-name="P124">#include &lt;cstl/cfunctional.h&gt; </text:p>
            <text:p text:style-name="P124"/>
            <text:p text:style-name="P124">int main(int argc, char* argv[]) </text:p>
            <text:p text:style-name="P124">{ </text:p>
            <text:p text:style-name="P124"><text:s text:c="4"/>vector_t* pvec_coll1 = create_vector(int); </text:p>
            <text:p text:style-name="P124"><text:s text:c="4"/>list_t* plist_coll2 = create_list(int); </text:p>
            <text:p text:style-name="P124"><text:s text:c="4"/>iterator_t it_pos; </text:p>
            <text:p text:style-name="P124"><text:s text:c="4"/>int i = 0; </text:p>
            <text:p text:style-name="P124"/>
            <text:p text:style-name="P124"><text:s text:c="4"/>if(pvec_coll1 == NULL || plist_coll2 == NULL) </text:p>
            <text:p text:style-name="P124"><text:s text:c="4"/>{ </text:p>
            <text:p text:style-name="P124"><text:s text:c="8"/>return -1; </text:p>
            <text:p text:style-name="P124"><text:s text:c="4"/>} </text:p>
            <text:p text:style-name="P124"/>
            <text:p text:style-name="P124"><text:s text:c="4"/>vector_init(pvec_coll1); </text:p>
            <text:p text:style-name="P124"><text:s text:c="4"/>list_init(plist_coll2); </text:p>
            <text:p text:style-name="P124"/>
            <text:p text:style-name="P124"><text:s text:c="4"/>for(i = 1; i &lt;= 9; ++i) </text:p>
            <text:p text:style-name="P124"><text:s text:c="4"/>{ </text:p>
            <text:p text:style-name="P124"><text:s text:c="8"/>vector_push_back(pvec_coll1, i); </text:p>
            <text:p text:style-name="P124"><text:s text:c="4"/>} </text:p>
            <text:p text:style-name="P124"><text:s text:c="4"/>printf("coll1: "); </text:p>
            <text:p text:style-name="P124"><text:s text:c="4"/>for(it_pos = vector_begin(pvec_coll1); </text:p>
            <text:p text:style-name="P124"><text:s text:c="8"/>!iterator_equal(it_pos, vector_end(pvec_coll1));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 square each element */ </text:p>
            <text:p text:style-name="P124"><text:s text:c="4"/>algo_transform_binary(vector_begin(pvec_coll1), vector_end(pvec_coll1), </text:p>
            <text:p text:style-name="P124"><text:s text:c="8"/>vector_begin(pvec_coll1), vector_begin(pvec_coll1), fun_multiplies_int); </text:p>
            <text:p text:style-name="P124"><text:s text:c="4"/>printf("squared: "); </text:p>
            <text:p text:style-name="P124"><text:s text:c="4"/>for(it_pos = vector_begin(pvec_coll1); </text:p>
            <text:p text:style-name="P124"><text:s text:c="8"/>!iterator_equal(it_pos, vector_end(pvec_coll1)); </text:p>
            <text:p text:style-name="P124"><text:s text:c="8"/>it_pos = iterator_next(it_pos)) </text:p>
            <text:p text:style-name="P124"><text:s text:c="4"/>{ </text:p>
            <text:p text:style-name="P124"><text:s text:c="8"/>printf("%d ", *(int*)iterator_get_pointer(it_pos)); </text:p>
            <text:p text:style-name="P124"><text:soft-page-break/><text:s text:c="4"/>} </text:p>
            <text:p text:style-name="P124"><text:s text:c="4"/>printf("\n"); </text:p>
            <text:p text:style-name="P124"/>
            <text:p text:style-name="P124"><text:s text:c="4"/>list_resize(plist_coll2, vector_size(pvec_coll1)); </text:p>
            <text:p text:style-name="P124"><text:s text:c="4"/>algo_transform_binary(vector_begin(pvec_coll1), vector_end(pvec_coll1), </text:p>
            <text:p text:style-name="P124"><text:s text:c="8"/>vector_begin(pvec_coll1), list_begin(plist_coll2), fun_plus_int); </text:p>
            <text:p text:style-name="P124"><text:s text:c="4"/>printf("coll2: "); </text:p>
            <text:p text:style-name="P124"><text:s text:c="4"/>for(it_pos = list_begin(plist_coll2); </text:p>
            <text:p text:style-name="P124"><text:s text:c="8"/>!iterator_equal(it_pos, list_end(plist_coll2));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vector_destroy(pvec_coll1); </text:p>
            <text:p text:style-name="P124"><text:s text:c="4"/>list_destroy(plist_coll2); </text:p>
            <text:p text:style-name="P124"/>
            <text:p text:style-name="P124"><text:s text:c="4"/>return 0; </text:p>
            <text:p text:style-name="P124">}</text:p>
          </table:table-cell>
        </table:table-row>
      </table:table>
      <text:p text:style-name="Standard">程序的输出结果：</text:p>
      <text:p text:style-name="Standard">coll1: 1 2 3 4 5 6 7 8 9 </text:p>
      <text:p text:style-name="Standard">squared: 1 4 9 16 25 36 49 64 81 </text:p>
      <text:p text:style-name="Standard">coll2: 2 8 18 32 50 72 98 128 162 </text:p>
      <text:p text:style-name="Standard"/>
      <text:list xml:id="list1296776151" text:continue-list="list1608656300" text:style-name="WW8Num13">
        <text:list-item>
          <text:list>
            <text:list-item>
              <text:list>
                <text:list-item>
                  <text:h text:style-name="P338" text:outline-level="3">替换数据</text:h>
                </text:list-item>
              </text:list>
            </text:list-item>
          </text:list>
        </text:list-item>
      </text:list>
      <text:list xml:id="list2021834914" text:style-name="L143">
        <text:list-item>
          <text:p text:style-name="P280">algo_replace <text:s text:c="3"/>algo_replace_if替换数据区间中符合规则的数据</text:p>
        </text:list-item>
      </text:list>
      <text:list xml:id="list256966237" text:style-name="L144">
        <text:list-item>
          <text:p text:style-name="P281">algo_replace替换数据区间中与指定数据相等的数据。</text:p>
        </text:list-item>
        <text:list-item>
          <text:p text:style-name="P281">algo_replace_if替换数据区间中符合指定规则的数据。</text:p>
        </text:list-item>
        <text:list-item>
          <text:p text:style-name="P281">algo_replace_if使用的函数不能修改数据。</text:p>
        </text:list-item>
      </text:list>
      <text:p text:style-name="Standard">下面展示了algo_replace和algo_replace_if的用法：</text:p>
      <table:table table:name="表格134" table:style-name="表格134">
        <table:table-column table:style-name="表格134.A"/>
        <table:table-row>
          <table:table-cell table:style-name="表格134.A1" office:value-type="string">
            <text:p text:style-name="P124">/* </text:p>
            <text:p text:style-name="P124"><text:s/>* replace1.c </text:p>
            <text:p text:style-name="P124"><text:s/>* compile with : -lcstl </text:p>
            <text:p text:style-name="P124"><text:s/>*/ </text:p>
            <text:p text:style-name="P124"/>
            <text:p text:style-name="P124">#include &lt;stdio.h&gt; </text:p>
            <text:p text:style-name="P124">#include &lt;cstl/clist.h&gt; </text:p>
            <text:p text:style-name="P124">#include &lt;cstl/calgorithm.h&gt; </text:p>
            <text:p text:style-name="P124"><text:soft-page-break/><text:s/></text:p>
            <text:p text:style-name="P124">static void _less_5(const void* cpv_input, void* pv_output) </text:p>
            <text:p text:style-name="P124">{ </text:p>
            <text:p text:style-name="P124"><text:s text:c="4"/>*(bool_t*)pv_output = *(int*)cpv_input &lt; 5 ? true : false; </text:p>
            <text:p text:style-name="P124">} </text:p>
            <text:p text:style-name="P124"/>
            <text:p text:style-name="P124">int main(int argc, char* argv[]) </text:p>
            <text:p text:style-name="P124">{ </text:p>
            <text:p text:style-name="P124"><text:s text:c="4"/>list_t* plist_coll = create_list(int); </text:p>
            <text:p text:style-name="P124"><text:s text:c="4"/>iterator_t it_pos; </text:p>
            <text:p text:style-name="P124"><text:s text:c="4"/>int i = 0; </text:p>
            <text:p text:style-name="P124"/>
            <text:p text:style-name="P124"><text:s text:c="4"/>if(plist_coll == NULL) </text:p>
            <text:p text:style-name="P124"><text:s text:c="4"/>{ </text:p>
            <text:p text:style-name="P124"><text:s text:c="8"/>return -1; </text:p>
            <text:p text:style-name="P124"><text:s text:c="4"/>} </text:p>
            <text:p text:style-name="P124"/>
            <text:p text:style-name="P124"><text:s text:c="4"/>list_init(plist_coll); </text:p>
            <text:p text:style-name="P124"/>
            <text:p text:style-name="P124"><text:s text:c="4"/>for(i = 2; i &lt;= 7; ++i) </text:p>
            <text:p text:style-name="P124"><text:s text:c="4"/>{ </text:p>
            <text:p text:style-name="P124"><text:s text:c="8"/>list_push_back(plist_coll, i); </text:p>
            <text:p text:style-name="P124"><text:s text:c="4"/>} </text:p>
            <text:p text:style-name="P124"><text:s text:c="4"/>for(i = 4; i &lt;= 9; ++i) </text:p>
            <text:p text:style-name="P124"><text:s text:c="4"/>{ </text:p>
            <text:p text:style-name="P124"><text:s text:c="8"/>list_push_back(plist_coll, i); </text:p>
            <text:p text:style-name="P124"><text:s text:c="4"/>} </text:p>
            <text:p text:style-name="P124"/>
            <text:p text:style-name="P124"><text:s text:c="4"/>printf("coll: "); </text:p>
            <text:p text:style-name="P124"><text:s text:c="4"/>for(it_pos = list_begin(plist_coll); </text:p>
            <text:p text:style-name="P124"><text:s text:c="8"/>!iterator_equal(it_pos, list_end(plist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 replace all elements from value 6 to value 42 */ </text:p>
            <text:p text:style-name="P124"><text:s text:c="4"/>algo_replace(list_begin(plist_coll), list_end(plist_coll), 6, 42); </text:p>
            <text:p text:style-name="P124"><text:s text:c="4"/>printf("coll: "); </text:p>
            <text:p text:style-name="P124"><text:s text:c="4"/>for(it_pos = list_begin(plist_coll); </text:p>
            <text:p text:style-name="P124"><text:s text:c="8"/>!iterator_equal(it_pos, list_end(plist_coll)); </text:p>
            <text:p text:style-name="P124"><text:s text:c="8"/>it_pos = iterator_next(it_pos)) </text:p>
            <text:p text:style-name="P124"><text:soft-page-break/><text:s text:c="4"/>{ </text:p>
            <text:p text:style-name="P124"><text:s text:c="8"/>printf("%d ", *(int*)iterator_get_pointer(it_pos)); </text:p>
            <text:p text:style-name="P124"><text:s text:c="4"/>} </text:p>
            <text:p text:style-name="P124"><text:s text:c="4"/>printf("\n"); </text:p>
            <text:p text:style-name="P124"/>
            <text:p text:style-name="P124"><text:s text:c="4"/>/* replace all elemens from value less than 5 to value 0 */ </text:p>
            <text:p text:style-name="P124"><text:s text:c="4"/>algo_replace_if(list_begin(plist_coll), list_end(plist_coll), _less_5, 0); </text:p>
            <text:p text:style-name="P124"><text:s text:c="4"/>printf("coll: "); </text:p>
            <text:p text:style-name="P124"><text:s text:c="4"/>for(it_pos = list_begin(plist_coll); </text:p>
            <text:p text:style-name="P124"><text:s text:c="8"/>!iterator_equal(it_pos, list_end(plist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list_destroy(plist_coll); </text:p>
            <text:p text:style-name="P124"/>
            <text:p text:style-name="P124"><text:s text:c="4"/>return 0; </text:p>
            <text:p text:style-name="P124">}</text:p>
          </table:table-cell>
        </table:table-row>
      </table:table>
      <text:p text:style-name="Standard">程序的输出结果：</text:p>
      <text:p text:style-name="Standard">coll: 2 3 4 5 6 7 4 5 6 7 8 9 </text:p>
      <text:p text:style-name="Standard">coll: 2 3 4 5 42 7 4 5 42 7 8 9 </text:p>
      <text:p text:style-name="Standard">coll: 0 0 0 5 42 7 0 5 42 7 8 9 </text:p>
      <text:p text:style-name="Standard"/>
      <text:list xml:id="list331218375" text:style-name="L145">
        <text:list-item>
          <text:p text:style-name="P282">algo_replace_copy <text:s text:c="3"/>algo_replace_copy_if将源数据区间中符合规则的数据替换并将结果拷贝到目的数据区间中</text:p>
        </text:list-item>
      </text:list>
      <text:list xml:id="list1181215500" text:style-name="L146">
        <text:list-item>
          <text:p text:style-name="P283">algo_replace_copy将源数据区间中与指定数据相等的数据替换并将结果拷贝到目的数据区间中。</text:p>
        </text:list-item>
        <text:list-item>
          <text:p text:style-name="P283">algo_replace_copy_if将源数据区间中符合指定规则的数据替换并将结果拷贝到目的数据区间中。</text:p>
        </text:list-item>
        <text:list-item>
          <text:p text:style-name="P283">两个算法都返回目的数据区间中拷贝过来的数据区间的末尾。</text:p>
        </text:list-item>
        <text:list-item>
          <text:p text:style-name="P283">algo_replace_copy_if中使用的函数不能修改源数据区间中的数据。</text:p>
        </text:list-item>
        <text:list-item>
          <text:p text:style-name="P283">用户要保证目的数据区间足够大。</text:p>
        </text:list-item>
      </text:list>
      <text:p text:style-name="Standard">下面展示了algo_replace_copy和algo_replace_copy_if两个算法的使用：</text:p>
      <table:table table:name="表格135" table:style-name="表格135">
        <table:table-column table:style-name="表格135.A"/>
        <table:table-row>
          <table:table-cell table:style-name="表格135.A1" office:value-type="string">
            <text:p text:style-name="P124">/* </text:p>
            <text:p text:style-name="P124"><text:s/>* replace2.c </text:p>
            <text:p text:style-name="P124"><text:s/>* compile with : -lcstl </text:p>
            <text:p text:style-name="P124"><text:s/>*/ </text:p>
            <text:p text:style-name="P124"/>
            <text:p text:style-name="P124">#include &lt;stdio.h&gt; </text:p>
            <text:p text:style-name="P124">#include &lt;cstl/clist.h&gt; </text:p>
            <text:p text:style-name="P124">#include &lt;cstl/calgorithm.h&gt; </text:p>
            <text:p text:style-name="P124"/>
            <text:p text:style-name="P124">static void _less_5(const void* cpv_input, void* pv_output) </text:p>
            <text:p text:style-name="P124">{ </text:p>
            <text:p text:style-name="P124"><text:soft-page-break/><text:s text:c="4"/>*(bool_t*)pv_output = *(int*)cpv_input &lt; 5 ? true : false; </text:p>
            <text:p text:style-name="P124">} </text:p>
            <text:p text:style-name="P124"/>
            <text:p text:style-name="P124">int main(int argc, char* argv[]) </text:p>
            <text:p text:style-name="P124">{ </text:p>
            <text:p text:style-name="P124"><text:s text:c="4"/>list_t* plist_coll1 = create_list(int); </text:p>
            <text:p text:style-name="P124"><text:s text:c="4"/>list_t* plist_coll2 = create_list(int); </text:p>
            <text:p text:style-name="P124"><text:s text:c="4"/>iterator_t it_pos; </text:p>
            <text:p text:style-name="P124"><text:s text:c="4"/>int i = 0; </text:p>
            <text:p text:style-name="P124"/>
            <text:p text:style-name="P124"><text:s text:c="4"/>if(plist_coll1 == NULL || plist_coll2 == NULL) </text:p>
            <text:p text:style-name="P124"><text:s text:c="4"/>{ </text:p>
            <text:p text:style-name="P124"><text:s text:c="8"/>return -1; </text:p>
            <text:p text:style-name="P124"><text:s text:c="4"/>} </text:p>
            <text:p text:style-name="P124"/>
            <text:p text:style-name="P124"><text:s text:c="4"/>list_init(plist_coll1); </text:p>
            <text:p text:style-name="P124"><text:s text:c="4"/>list_init(plist_coll2); </text:p>
            <text:p text:style-name="P124"/>
            <text:p text:style-name="P124"><text:s text:c="4"/>for(i = 2; i &lt;= 7; ++i) </text:p>
            <text:p text:style-name="P124"><text:s text:c="4"/>{ </text:p>
            <text:p text:style-name="P124"><text:s text:c="8"/>list_push_back(plist_coll1, i); </text:p>
            <text:p text:style-name="P124"><text:s text:c="4"/>} </text:p>
            <text:p text:style-name="P124"><text:s text:c="4"/>for(i = 4; i &lt;= 9; ++i) </text:p>
            <text:p text:style-name="P124"><text:s text:c="4"/>{ </text:p>
            <text:p text:style-name="P124"><text:s text:c="8"/>list_push_back(plist_coll1, i); </text:p>
            <text:p text:style-name="P124"><text:s text:c="4"/>} </text:p>
            <text:p text:style-name="P124"/>
            <text:p text:style-name="P124"><text:s text:c="4"/>printf("coll1: "); </text:p>
            <text:p text:style-name="P124"><text:s text:c="4"/>for(it_pos = list_begin(plist_coll1); </text:p>
            <text:p text:style-name="P124"><text:s text:c="8"/>!iterator_equal(it_pos, list_end(plist_coll1));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list_resize(plist_coll2, list_size(plist_coll1)); </text:p>
            <text:p text:style-name="P124"><text:s text:c="4"/>/* replace all elements of coll1 from value 6 to value 42 and copy to coll2*/ </text:p>
            <text:p text:style-name="P124"><text:s text:c="4"/>algo_replace_copy(list_begin(plist_coll1), list_end(plist_coll1), </text:p>
            <text:p text:style-name="P124"><text:s text:c="8"/>list_begin(plist_coll2), 6, 42); </text:p>
            <text:p text:style-name="P124"><text:s text:c="4"/>printf("coll2: "); </text:p>
            <text:p text:style-name="P124"><text:s text:c="4"/>for(it_pos = list_begin(plist_coll2); </text:p>
            <text:p text:style-name="P124"><text:s text:c="8"/>!iterator_equal(it_pos, list_end(plist_coll2)); </text:p>
            <text:p text:style-name="P124"><text:soft-page-break/><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 </text:p>
            <text:p text:style-name="P124"><text:s text:c="5"/>* replace all elemens of coll1 from value less than 5 to value 0 </text:p>
            <text:p text:style-name="P124"><text:s text:c="5"/>* and copy to coll2 </text:p>
            <text:p text:style-name="P124"><text:s text:c="5"/>*/ </text:p>
            <text:p text:style-name="P124"><text:s text:c="4"/>algo_replace_copy_if(list_begin(plist_coll1), list_end(plist_coll1), </text:p>
            <text:p text:style-name="P124"><text:s text:c="8"/>list_begin(plist_coll2), _less_5, 0); </text:p>
            <text:p text:style-name="P124"><text:s text:c="4"/>printf("coll2: "); </text:p>
            <text:p text:style-name="P124"><text:s text:c="4"/>for(it_pos = list_begin(plist_coll2); </text:p>
            <text:p text:style-name="P124"><text:s text:c="8"/>!iterator_equal(it_pos, list_end(plist_coll2));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list_destroy(plist_coll1); </text:p>
            <text:p text:style-name="P124"><text:s text:c="4"/>list_destroy(plist_coll2); </text:p>
            <text:p text:style-name="P124"/>
            <text:p text:style-name="P124"><text:s text:c="4"/>return 0; </text:p>
            <text:p text:style-name="P124">}</text:p>
          </table:table-cell>
        </table:table-row>
      </table:table>
      <text:p text:style-name="Standard">程序的输出结果：</text:p>
      <text:p text:style-name="Standard">coll1: 2 3 4 5 6 7 4 5 6 7 8 9 </text:p>
      <text:p text:style-name="Standard">coll2: 2 3 4 5 42 7 4 5 42 7 8 9 </text:p>
      <text:p text:style-name="Standard">coll2: 0 0 0 5 6 7 0 5 6 7 8 9 </text:p>
      <text:p text:style-name="Standard"/>
      <text:list xml:id="list1012816227" text:continue-list="list1296776151" text:style-name="WW8Num13">
        <text:list-item>
          <text:list>
            <text:list-item>
              <text:list>
                <text:list-item>
                  <text:h text:style-name="P338" text:outline-level="3">赋值新数据</text:h>
                </text:list-item>
              </text:list>
            </text:list-item>
          </text:list>
        </text:list-item>
      </text:list>
      <text:list xml:id="list1794161639" text:style-name="L147">
        <text:list-item>
          <text:p text:style-name="P284">algo_fill <text:s text:c="3"/>algo_fill_n向数据区间中填充数据</text:p>
        </text:list-item>
      </text:list>
      <text:list xml:id="list189762282" text:style-name="L148">
        <text:list-item>
          <text:p text:style-name="P285">algo_fill向数据区间中填充指定的数据。</text:p>
        </text:list-item>
        <text:list-item>
          <text:p text:style-name="P285">algo_fill_n向指定的数据区间填充n个指定的数据。</text:p>
        </text:list-item>
        <text:list-item>
          <text:p text:style-name="P285">algo_fill_n中的数据区间必须足够大。</text:p>
        </text:list-item>
      </text:list>
      <text:p text:style-name="Standard">下面是algo_fill和algo_fill_n的使用实例：</text:p>
      <table:table table:name="表格136" table:style-name="表格136">
        <table:table-column table:style-name="表格136.A"/>
        <table:table-row>
          <table:table-cell table:style-name="表格136.A1" office:value-type="string">
            <text:p text:style-name="P124">/* </text:p>
            <text:p text:style-name="P124"><text:s/>* fill1.c </text:p>
            <text:p text:style-name="P124"><text:soft-page-break/><text:s/>* compile with : -lcstl </text:p>
            <text:p text:style-name="P124"><text:s/>*/ </text:p>
            <text:p text:style-name="P124"/>
            <text:p text:style-name="P124">#include &lt;stdio.h&gt; </text:p>
            <text:p text:style-name="P124">#include &lt;cstl/clist.h&gt; </text:p>
            <text:p text:style-name="P124">#include &lt;cstl/calgorithm.h&gt; </text:p>
            <text:p text:style-name="P124"/>
            <text:p text:style-name="P124">int main(int argc, char* argv[]) </text:p>
            <text:p text:style-name="P124">{ </text:p>
            <text:p text:style-name="P124"><text:s text:c="4"/>list_t* plist_coll = create_list(char*); </text:p>
            <text:p text:style-name="P124"><text:s text:c="4"/>iterator_t it_pos; </text:p>
            <text:p text:style-name="P124"/>
            <text:p text:style-name="P124"><text:s text:c="4"/>if(plist_coll == NULL) </text:p>
            <text:p text:style-name="P124"><text:s text:c="4"/>{ </text:p>
            <text:p text:style-name="P124"><text:s text:c="8"/>return -1; </text:p>
            <text:p text:style-name="P124"><text:s text:c="4"/>} </text:p>
            <text:p text:style-name="P124"/>
            <text:p text:style-name="P124"><text:s text:c="4"/>list_init_n(plist_coll, 10); </text:p>
            <text:p text:style-name="P124"/>
            <text:p text:style-name="P124"><text:s text:c="4"/>algo_fill(list_begin(plist_coll), list_end(plist_coll), "hello"); </text:p>
            <text:p text:style-name="P124"><text:s text:c="4"/>printf("coll: "); </text:p>
            <text:p text:style-name="P124"><text:s text:c="4"/>for(it_pos = list_begin(plist_coll); </text:p>
            <text:p text:style-name="P124"><text:s text:c="8"/>!iterator_equal(it_pos, list_end(plist_coll)); </text:p>
            <text:p text:style-name="P124"><text:s text:c="8"/>it_pos = iterator_next(it_pos)) </text:p>
            <text:p text:style-name="P124"><text:s text:c="4"/>{ </text:p>
            <text:p text:style-name="P124"><text:s text:c="8"/>printf("%s ", (char*)iterator_get_pointer(it_pos)); </text:p>
            <text:p text:style-name="P124"><text:s text:c="4"/>} </text:p>
            <text:p text:style-name="P124"><text:s text:c="4"/>printf("\n"); </text:p>
            <text:p text:style-name="P124"/>
            <text:p text:style-name="P124"><text:s text:c="4"/>algo_fill_n(list_begin(plist_coll), list_size(plist_coll) - 2, "again"); </text:p>
            <text:p text:style-name="P124"><text:s text:c="4"/>printf("coll: "); </text:p>
            <text:p text:style-name="P124"><text:s text:c="4"/>for(it_pos = list_begin(plist_coll); </text:p>
            <text:p text:style-name="P124"><text:s text:c="8"/>!iterator_equal(it_pos, list_end(plist_coll)); </text:p>
            <text:p text:style-name="P124"><text:s text:c="8"/>it_pos = iterator_next(it_pos)) </text:p>
            <text:p text:style-name="P124"><text:s text:c="4"/>{ </text:p>
            <text:p text:style-name="P124"><text:s text:c="8"/>printf("%s ", (char*)iterator_get_pointer(it_pos)); </text:p>
            <text:p text:style-name="P124"><text:s text:c="4"/>} </text:p>
            <text:p text:style-name="P124"><text:s text:c="4"/>printf("\n"); </text:p>
            <text:p text:style-name="P124"/>
            <text:p text:style-name="P124"><text:s text:c="4"/>algo_fill(iterator_next(list_begin(plist_coll)), </text:p>
            <text:p text:style-name="P124"><text:s text:c="8"/>iterator_prev(list_end(plist_coll)), "mmmm"); </text:p>
            <text:p text:style-name="P124"><text:s text:c="4"/>printf("coll: "); </text:p>
            <text:p text:style-name="P124"><text:s text:c="4"/>for(it_pos = list_begin(plist_coll); </text:p>
            <text:p text:style-name="P124"><text:soft-page-break/><text:s text:c="8"/>!iterator_equal(it_pos, list_end(plist_coll)); </text:p>
            <text:p text:style-name="P124"><text:s text:c="8"/>it_pos = iterator_next(it_pos)) </text:p>
            <text:p text:style-name="P124"><text:s text:c="4"/>{ </text:p>
            <text:p text:style-name="P124"><text:s text:c="8"/>printf("%s ", (char*)iterator_get_pointer(it_pos)); </text:p>
            <text:p text:style-name="P124"><text:s text:c="4"/>} </text:p>
            <text:p text:style-name="P124"><text:s text:c="4"/>printf("\n"); </text:p>
            <text:p text:style-name="P124"/>
            <text:p text:style-name="P124"><text:s text:c="4"/>list_destroy(plist_coll); </text:p>
            <text:p text:style-name="P124"/>
            <text:p text:style-name="P124"><text:s text:c="4"/>return 0; </text:p>
            <text:p text:style-name="P124">}</text:p>
          </table:table-cell>
        </table:table-row>
      </table:table>
      <text:p text:style-name="Standard">程序的输出结果：</text:p>
      <text:p text:style-name="Standard">coll: hello hello hello hello hello hello hello hello hello hello </text:p>
      <text:p text:style-name="Standard">coll: again again again again again again again again hello hello </text:p>
      <text:p text:style-name="Standard">coll: again mmmm mmmm mmmm mmmm mmmm mmmm mmmm mmmm hello </text:p>
      <text:p text:style-name="Standard"/>
      <text:p text:style-name="Standard">algo_generate <text:s text:c="3"/>algo_generate_n使用指定函数产生的数据填充数据区间。</text:p>
      <text:p text:style-name="Standard">algo_generate使用指定函数产生的数据填充数据区间。</text:p>
      <text:p text:style-name="Standard">algo_generate_n使用指定函数产生的数据填充数据区间中的n个数据。</text:p>
      <text:p text:style-name="Standard">algo_gerenate_n要保证数据区间足够大。</text:p>
      <text:p text:style-name="Standard">下面是使用algo_genenrate和algo_generate_n的实例：</text:p>
      <table:table table:name="表格137" table:style-name="表格137">
        <table:table-column table:style-name="表格137.A"/>
        <table:table-row>
          <table:table-cell table:style-name="表格137.A1" office:value-type="string">
            <text:p text:style-name="P124">/* </text:p>
            <text:p text:style-name="P124"><text:s/>* generate1.c </text:p>
            <text:p text:style-name="P124"><text:s/>* compile with : -lcstl </text:p>
            <text:p text:style-name="P124"><text:s/>*/ </text:p>
            <text:p text:style-name="P124"/>
            <text:p text:style-name="P124">#include &lt;stdio.h&gt; </text:p>
            <text:p text:style-name="P124">#include &lt;cstl/clist.h&gt; </text:p>
            <text:p text:style-name="P124">#include &lt;cstl/calgorithm.h&gt; </text:p>
            <text:p text:style-name="P124">#include &lt;cstl/cfunctional.h&gt; </text:p>
            <text:p text:style-name="P124"/>
            <text:p text:style-name="P124">int main(int argc, char* argv[]) </text:p>
            <text:p text:style-name="P124">{ </text:p>
            <text:p text:style-name="P124"><text:s text:c="4"/>list_t* plist_coll = create_list(int); </text:p>
            <text:p text:style-name="P124"><text:s text:c="4"/>iterator_t it_pos; </text:p>
            <text:p text:style-name="P124"/>
            <text:p text:style-name="P124"><text:s text:c="4"/>if(plist_coll == NULL) </text:p>
            <text:p text:style-name="P124"><text:s text:c="4"/>{ </text:p>
            <text:p text:style-name="P124"><text:s text:c="8"/>return -1; </text:p>
            <text:p text:style-name="P124"><text:s text:c="4"/>} </text:p>
            <text:p text:style-name="P124"/>
            <text:p text:style-name="P124"><text:s text:c="4"/>list_init_elem(plist_coll, 10, 100); </text:p>
            <text:p text:style-name="P124"><text:s text:c="4"/>printf("coll: "); </text:p>
            <text:p text:style-name="P124"><text:soft-page-break/><text:s text:c="4"/>for(it_pos = list_begin(plist_coll); </text:p>
            <text:p text:style-name="P124"><text:s text:c="8"/>!iterator_equal(it_pos, list_end(plist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algo_generate(list_begin(plist_coll), </text:p>
            <text:p text:style-name="P124"><text:s text:c="8"/>list_end(plist_coll), fun_random_number); </text:p>
            <text:p text:style-name="P124"><text:s text:c="4"/>printf("coll: "); </text:p>
            <text:p text:style-name="P124"><text:s text:c="4"/>for(it_pos = list_begin(plist_coll); </text:p>
            <text:p text:style-name="P124"><text:s text:c="8"/>!iterator_equal(it_pos, list_end(plist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algo_generate_n(list_begin(plist_coll), </text:p>
            <text:p text:style-name="P124"><text:s text:c="8"/>list_size(plist_coll) - 3, fun_random_number); </text:p>
            <text:p text:style-name="P124"><text:s text:c="4"/>printf("coll: "); </text:p>
            <text:p text:style-name="P124"><text:s text:c="4"/>for(it_pos = list_begin(plist_coll); </text:p>
            <text:p text:style-name="P124"><text:s text:c="8"/>!iterator_equal(it_pos, list_end(plist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list_destroy(plist_coll); </text:p>
            <text:p text:style-name="P124"/>
            <text:p text:style-name="P124"><text:s text:c="4"/>return 0; </text:p>
            <text:p text:style-name="P124">}</text:p>
          </table:table-cell>
        </table:table-row>
      </table:table>
      <text:p text:style-name="Standard">程序输出结果：</text:p>
      <text:p text:style-name="Standard">coll: 100 100 100 100 100 100 100 100 100 100 </text:p>
      <text:p text:style-name="Standard">coll: 31 60 77 17 54 96 13 43 59 86 </text:p>
      <text:p text:style-name="Standard">coll: 18 38 25 11 15 0 12 43 59 86 </text:p>
      <text:p text:style-name="Standard"/>
      <text:list xml:id="list361771063" text:continue-list="list1012816227" text:style-name="WW8Num13">
        <text:list-item>
          <text:list>
            <text:list-item>
              <text:list>
                <text:list-item>
                  <text:h text:style-name="P338" text:outline-level="3"><text:soft-page-break/>移除数据</text:h>
                </text:list-item>
              </text:list>
            </text:list-item>
          </text:list>
        </text:list-item>
      </text:list>
      <text:p text:style-name="Standard"><text:tab/>接下来的算法是将数据区间中符合规则的数据移除，为什么叫做移除而不是删除呢，这是因为它们并不是真正的把数据区间中的数据删掉，而是使用后面的数据覆盖掉应该删掉的数据。</text:p>
      <text:list xml:id="list434280943" text:style-name="L149">
        <text:list-item>
          <text:p text:style-name="P286">algo_remove <text:s text:c="3"/>algo_remove_if移除数据区间中符合指定规则的数据</text:p>
        </text:list-item>
      </text:list>
      <text:list xml:id="list1577437475" text:style-name="L150">
        <text:list-item>
          <text:p text:style-name="P287">algo_remove移除数据区间中所有与指定数据相等的数据。</text:p>
        </text:list-item>
        <text:list-item>
          <text:p text:style-name="P287">algo_remove_if移除了数据区间中所有满足指定规则的数据。</text:p>
        </text:list-item>
        <text:list-item>
          <text:p text:style-name="P287">两个算法都返回移除数据后数据区间的新末尾。</text:p>
        </text:list-item>
        <text:list-item>
          <text:p text:style-name="P287">两个算法都是使用后面的数据来覆盖要移除的数据，而并不是将数据真的删除。</text:p>
        </text:list-item>
        <text:list-item>
          <text:p text:style-name="P287">数据区间中没有被移除的数据的内容和顺序不会改变。</text:p>
        </text:list-item>
        <text:list-item>
          <text:p text:style-name="P287">algo_remove_if算法使用的函数不能修改数据。</text:p>
        </text:list-item>
        <text:list-item>
          <text:p text:style-name="P287">有些容器提供了删除的功能，如果要删除这些容器中的数据请使用容器提供的操作函数，它们更高效。</text:p>
        </text:list-item>
      </text:list>
      <text:p text:style-name="Standard">下面的程序展示了如何使用algo_remove和algo_remove_if算法：</text:p>
      <table:table table:name="表格138" table:style-name="表格138">
        <table:table-column table:style-name="表格138.A"/>
        <table:table-row>
          <table:table-cell table:style-name="表格138.A1" office:value-type="string">
            <text:p text:style-name="P124">/* </text:p>
            <text:p text:style-name="P124"><text:s/>* remove5.c </text:p>
            <text:p text:style-name="P124"><text:s/>* compile with : -lcstl </text:p>
            <text:p text:style-name="P124"><text:s/>*/ </text:p>
            <text:p text:style-name="P124"/>
            <text:p text:style-name="P124">#include &lt;stdio.h&gt; </text:p>
            <text:p text:style-name="P124">#include &lt;cstl/clist.h&gt; </text:p>
            <text:p text:style-name="P124">#include &lt;cstl/calgorithm.h&gt; </text:p>
            <text:p text:style-name="P124"/>
            <text:p text:style-name="P124">static void _less_4(const void* cpv_input, void* pv_output) </text:p>
            <text:p text:style-name="P124">{ </text:p>
            <text:p text:style-name="P124"><text:s text:c="4"/>*(bool_t*)pv_output = *(int*)cpv_input &lt; 4 ? true : false; </text:p>
            <text:p text:style-name="P124">} </text:p>
            <text:p text:style-name="P124"/>
            <text:p text:style-name="P124">int main(int argc, char* argv[]) </text:p>
            <text:p text:style-name="P124">{ </text:p>
            <text:p text:style-name="P124"><text:s text:c="4"/>list_t* plist_coll = create_list(int); </text:p>
            <text:p text:style-name="P124"><text:s text:c="4"/>iterator_t it_pos; </text:p>
            <text:p text:style-name="P124"><text:s text:c="4"/>iterator_t it_end; </text:p>
            <text:p text:style-name="P124"><text:s text:c="4"/>int i = 0; </text:p>
            <text:p text:style-name="P124"/>
            <text:p text:style-name="P124"><text:s text:c="4"/>if(plist_coll == NULL) </text:p>
            <text:p text:style-name="P124"><text:s text:c="4"/>{ </text:p>
            <text:p text:style-name="P124"><text:s text:c="8"/>return -1; </text:p>
            <text:p text:style-name="P124"><text:s text:c="4"/>} </text:p>
            <text:p text:style-name="P124"/>
            <text:p text:style-name="P124"><text:s text:c="4"/>list_init(plist_coll); </text:p>
            <text:p text:style-name="P124"/>
            <text:p text:style-name="P124"><text:soft-page-break/><text:s text:c="4"/>for(i = 2; i &lt;= 6; ++i) </text:p>
            <text:p text:style-name="P124"><text:s text:c="4"/>{ </text:p>
            <text:p text:style-name="P124"><text:s text:c="8"/>list_push_back(plist_coll, i); </text:p>
            <text:p text:style-name="P124"><text:s text:c="4"/>} </text:p>
            <text:p text:style-name="P124"><text:s text:c="4"/>for(i = 4; i &lt;= 9; ++i) </text:p>
            <text:p text:style-name="P124"><text:s text:c="4"/>{ </text:p>
            <text:p text:style-name="P124"><text:s text:c="8"/>list_push_back(plist_coll, i); </text:p>
            <text:p text:style-name="P124"><text:s text:c="4"/>} </text:p>
            <text:p text:style-name="P124"><text:s text:c="4"/>for(i = 1; i &lt;= 7; ++i) </text:p>
            <text:p text:style-name="P124"><text:s text:c="4"/>{ </text:p>
            <text:p text:style-name="P124"><text:s text:c="8"/>list_push_back(plist_coll, i); </text:p>
            <text:p text:style-name="P124"><text:s text:c="4"/>} </text:p>
            <text:p text:style-name="P124"/>
            <text:p text:style-name="P124"><text:s text:c="4"/>printf("coll: "); </text:p>
            <text:p text:style-name="P124"><text:s text:c="4"/>for(it_pos = list_begin(plist_coll); </text:p>
            <text:p text:style-name="P124"><text:s text:c="8"/>!iterator_equal(it_pos, list_end(plist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 </text:p>
            <text:p text:style-name="P124"><text:s text:c="5"/>* remove all elements with value 5 </text:p>
            <text:p text:style-name="P124"><text:s text:c="5"/>*/ </text:p>
            <text:p text:style-name="P124"><text:s text:c="4"/>it_end = algo_remove(list_begin(plist_coll), list_end(plist_coll), 5); </text:p>
            <text:p text:style-name="P124"/>
            <text:p text:style-name="P124"><text:s text:c="4"/>printf("size not changed: "); </text:p>
            <text:p text:style-name="P124"><text:s text:c="4"/>for(it_pos = list_begin(plist_coll); </text:p>
            <text:p text:style-name="P124"><text:s text:c="8"/>!iterator_equal(it_pos, list_end(plist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 erase the "removed" elements in the container */ </text:p>
            <text:p text:style-name="P124"><text:s text:c="4"/>list_erase_range(plist_coll, it_end, list_end(plist_coll)); </text:p>
            <text:p text:style-name="P124"><text:s text:c="4"/>printf("size changed: "); </text:p>
            <text:p text:style-name="P124"><text:s text:c="4"/>for(it_pos = list_begin(plist_coll); </text:p>
            <text:p text:style-name="P124"><text:s text:c="8"/>!iterator_equal(it_pos, list_end(plist_coll)); </text:p>
            <text:p text:style-name="P124"><text:s text:c="8"/>it_pos = iterator_next(it_pos)) </text:p>
            <text:p text:style-name="P124"><text:s text:c="4"/>{ </text:p>
            <text:p text:style-name="P124"><text:soft-page-break/><text:s text:c="8"/>printf("%d ", *(int*)iterator_get_pointer(it_pos)); </text:p>
            <text:p text:style-name="P124"><text:s text:c="4"/>} </text:p>
            <text:p text:style-name="P124"><text:s text:c="4"/>printf("\n"); </text:p>
            <text:p text:style-name="P124"/>
            <text:p text:style-name="P124"><text:s text:c="4"/>/* </text:p>
            <text:p text:style-name="P124"><text:s text:c="5"/>* remove all elements with value less than 4 </text:p>
            <text:p text:style-name="P124"><text:s text:c="5"/>*/ </text:p>
            <text:p text:style-name="P124"><text:s text:c="4"/>list_erase_range(plist_coll, </text:p>
            <text:p text:style-name="P124"><text:s text:c="8"/>algo_remove_if(list_begin(plist_coll), list_end(plist_coll), _less_4), </text:p>
            <text:p text:style-name="P124"><text:s text:c="8"/>list_end(plist_coll)); </text:p>
            <text:p text:style-name="P124"><text:s text:c="4"/>printf("&lt; 4 removed: "); </text:p>
            <text:p text:style-name="P124"><text:s text:c="4"/>for(it_pos = list_begin(plist_coll); </text:p>
            <text:p text:style-name="P124"><text:s text:c="8"/>!iterator_equal(it_pos, list_end(plist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list_destroy(plist_coll); </text:p>
            <text:p text:style-name="P124"/>
            <text:p text:style-name="P124"><text:s text:c="4"/>return 0; </text:p>
            <text:p text:style-name="P124">}</text:p>
          </table:table-cell>
        </table:table-row>
      </table:table>
      <text:p text:style-name="Standard">输出结果：</text:p>
      <text:p text:style-name="Standard">coll: 2 3 4 5 6 4 5 6 7 8 9 1 2 3 4 5 6 7 </text:p>
      <text:p text:style-name="Standard">size not changed: 2 3 4 6 4 6 7 8 9 1 2 3 4 6 7 5 6 7 </text:p>
      <text:p text:style-name="Standard">size changed: 2 3 4 6 4 6 7 8 9 1 2 3 4 6 7 </text:p>
      <text:p text:style-name="Standard">&lt; 4 removed: 4 6 4 6 7 8 9 4 6 7 </text:p>
      <text:p text:style-name="Standard"/>
      <text:list xml:id="list1994094421" text:style-name="L151">
        <text:list-item>
          <text:p text:style-name="P288">algo_remove_copy <text:s text:c="3"/>algo_remove_copy_if移除数据区间中符合指定规则的数据并将数据拷贝到目的数据区间</text:p>
        </text:list-item>
      </text:list>
      <text:list xml:id="list33958757" text:style-name="L152">
        <text:list-item>
          <text:p text:style-name="P289">algo_remove_copy移除数据区间中所有与指定数据相等的数据并将结果拷贝到目的数据区间中。</text:p>
        </text:list-item>
        <text:list-item>
          <text:p text:style-name="P289">algo_remove_copy_if移除数据区间中所有符合指定规则的数据并将结果拷贝到目的数据区间中。</text:p>
        </text:list-item>
        <text:list-item>
          <text:p text:style-name="P289">两个算法都返回目的数据区间中的新的数据区间结尾。</text:p>
        </text:list-item>
        <text:list-item>
          <text:p text:style-name="P289">用户要保证目的数据区间要足够大。</text:p>
        </text:list-item>
        <text:list-item>
          <text:p text:style-name="P289">algo_remove_copy_if使用的函数不能更改数据。</text:p>
        </text:list-item>
      </text:list>
      <text:p text:style-name="Standard">下面的例子展示了如何使用algo_remove_copy和algo_remove_copy_if：</text:p>
      <table:table table:name="表格139" table:style-name="表格139">
        <table:table-column table:style-name="表格139.A"/>
        <table:table-row>
          <table:table-cell table:style-name="表格139.A1" office:value-type="string">
            <text:p text:style-name="P124">/* </text:p>
            <text:p text:style-name="P124"><text:s/>* remove6.c </text:p>
            <text:p text:style-name="P124"><text:s/>* compile with : -lcstl </text:p>
            <text:p text:style-name="P124"><text:s/>*/ </text:p>
            <text:p text:style-name="P124"/>
            <text:p text:style-name="P124">#include &lt;stdio.h&gt; </text:p>
            <text:p text:style-name="P124">#include &lt;cstl/clist.h&gt; </text:p>
            <text:p text:style-name="P124"><text:soft-page-break/>#include &lt;cstl/calgorithm.h&gt; </text:p>
            <text:p text:style-name="P124"/>
            <text:p text:style-name="P124">static void _greater_4(const void* cpv_input, void* pv_output) </text:p>
            <text:p text:style-name="P124">{ </text:p>
            <text:p text:style-name="P124"><text:s text:c="4"/>*(bool_t*)pv_output = *(int*)cpv_input &gt; 4 ? true : false; </text:p>
            <text:p text:style-name="P124">} </text:p>
            <text:p text:style-name="P124"/>
            <text:p text:style-name="P124">int main(int argc, char* argv[]) </text:p>
            <text:p text:style-name="P124">{ </text:p>
            <text:p text:style-name="P124"><text:s text:c="4"/>list_t* plist_coll1 = create_list(int); </text:p>
            <text:p text:style-name="P124"><text:s text:c="4"/>list_t* plist_coll2 = create_list(int); </text:p>
            <text:p text:style-name="P124"><text:s text:c="4"/>iterator_t it_pos; </text:p>
            <text:p text:style-name="P124"><text:s text:c="4"/>iterator_t it_end; </text:p>
            <text:p text:style-name="P124"><text:s text:c="4"/>int i = 0; </text:p>
            <text:p text:style-name="P124"/>
            <text:p text:style-name="P124"><text:s text:c="4"/>if(plist_coll1 == NULL || plist_coll2 == NULL) </text:p>
            <text:p text:style-name="P124"><text:s text:c="4"/>{ </text:p>
            <text:p text:style-name="P124"><text:s text:c="8"/>return -1; </text:p>
            <text:p text:style-name="P124"><text:s text:c="4"/>} </text:p>
            <text:p text:style-name="P124"/>
            <text:p text:style-name="P124"><text:s text:c="4"/>list_init(plist_coll1); </text:p>
            <text:p text:style-name="P124"><text:s text:c="4"/>list_init(plist_coll2); </text:p>
            <text:p text:style-name="P124"/>
            <text:p text:style-name="P124"><text:s text:c="4"/>for(i = 1; i &lt;= 6; ++i) </text:p>
            <text:p text:style-name="P124"><text:s text:c="4"/>{ </text:p>
            <text:p text:style-name="P124"><text:s text:c="8"/>list_push_back(plist_coll1, i); </text:p>
            <text:p text:style-name="P124"><text:s text:c="4"/>} </text:p>
            <text:p text:style-name="P124"><text:s text:c="4"/>for(i = 1; i &lt;= 9; ++i) </text:p>
            <text:p text:style-name="P124"><text:s text:c="4"/>{ </text:p>
            <text:p text:style-name="P124"><text:s text:c="8"/>list_push_back(plist_coll1, i); </text:p>
            <text:p text:style-name="P124"><text:s text:c="4"/>} </text:p>
            <text:p text:style-name="P124"/>
            <text:p text:style-name="P124"><text:s text:c="4"/>list_resize(plist_coll2, list_size(plist_coll1)); </text:p>
            <text:p text:style-name="P124"/>
            <text:p text:style-name="P124"><text:s text:c="4"/>printf("coll1: "); </text:p>
            <text:p text:style-name="P124"><text:s text:c="4"/>for(it_pos = list_begin(plist_coll1); </text:p>
            <text:p text:style-name="P124"><text:s text:c="8"/>!iterator_equal(it_pos, list_end(plist_coll1));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oft-page-break/><text:s text:c="4"/>/* remove elements that with value 3 */ </text:p>
            <text:p text:style-name="P124"><text:s text:c="4"/>it_end = algo_remove_copy(list_begin(plist_coll1), list_end(plist_coll1), </text:p>
            <text:p text:style-name="P124"><text:s text:c="8"/>list_begin(plist_coll2), 3); </text:p>
            <text:p text:style-name="P124"><text:s text:c="4"/>printf("coll2: "); </text:p>
            <text:p text:style-name="P124"><text:s text:c="4"/>for(it_pos = list_begin(plist_coll2); </text:p>
            <text:p text:style-name="P124"><text:s text:c="8"/>!iterator_equal(it_pos, it_end);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 remove elements that with value greater than 4 */ </text:p>
            <text:p text:style-name="P124"><text:s text:c="4"/>it_end = algo_remove_copy_if(list_begin(plist_coll1), list_end(plist_coll1), </text:p>
            <text:p text:style-name="P124"><text:s text:c="8"/>list_begin(plist_coll2), _greater_4); </text:p>
            <text:p text:style-name="P124"><text:s text:c="4"/>printf("coll2: "); </text:p>
            <text:p text:style-name="P124"><text:s text:c="4"/>for(it_pos = list_begin(plist_coll2); </text:p>
            <text:p text:style-name="P124"><text:s text:c="8"/>!iterator_equal(it_pos, it_end);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list_destroy(plist_coll1); </text:p>
            <text:p text:style-name="P124"><text:s text:c="4"/>list_destroy(plist_coll2); </text:p>
            <text:p text:style-name="P124"/>
            <text:p text:style-name="P124"><text:s text:c="4"/>return 0; </text:p>
            <text:p text:style-name="P124">}</text:p>
          </table:table-cell>
        </table:table-row>
      </table:table>
      <text:p text:style-name="Standard">程序的结果：</text:p>
      <text:p text:style-name="Standard">coll1: 1 2 3 4 5 6 1 2 3 4 5 6 7 8 9 </text:p>
      <text:p text:style-name="Standard">coll2: 1 2 4 5 6 1 2 4 5 6 7 8 9 </text:p>
      <text:p text:style-name="Standard">coll2: 1 2 3 4 1 2 3 4 </text:p>
      <text:p text:style-name="Standard"/>
      <text:list xml:id="list985164881" text:continue-list="list361771063" text:style-name="WW8Num13">
        <text:list-item>
          <text:list>
            <text:list-item>
              <text:list>
                <text:list-item>
                  <text:h text:style-name="P338" text:outline-level="3">数据唯一</text:h>
                </text:list-item>
              </text:list>
            </text:list-item>
          </text:list>
        </text:list-item>
      </text:list>
      <text:list xml:id="list324440480" text:style-name="L153">
        <text:list-item>
          <text:p text:style-name="P290">algo_unique <text:s text:c="3"/>algo_unique_if移除相邻的并且满足指定规则的数据</text:p>
        </text:list-item>
      </text:list>
      <text:list xml:id="list1579052165" text:style-name="L154">
        <text:list-item>
          <text:p text:style-name="P291">algo_unique移除数据区间中相邻的并且相等的数据。</text:p>
        </text:list-item>
        <text:list-item>
          <text:p text:style-name="P291">algo_unique_if移除数据区间中相邻并且符合指定规则的数据。</text:p>
        </text:list-item>
        <text:list-item>
          <text:p text:style-name="P291">两个算法都是是使用后面的数据覆盖要被移除的数据，而不是直接删掉。</text:p>
        </text:list-item>
        <text:list-item>
          <text:p text:style-name="P291"><text:soft-page-break/>两个算法都返回移除数据后新的数据区间的末尾。</text:p>
        </text:list-item>
        <text:list-item>
          <text:p text:style-name="P291">algo_remove_if使用的函数不能修改数据。</text:p>
        </text:list-item>
        <text:list-item>
          <text:p text:style-name="P291">数据区间中没有被移除的数据的顺序和内容不变。</text:p>
        </text:list-item>
        <text:list-item>
          <text:p text:style-name="P291">有些容器提供了相同的功能，如果要使用同样的功能，请优先考虑容器提供的操作函数。</text:p>
        </text:list-item>
      </text:list>
      <text:p text:style-name="Standard">下面的例子展示了如何使用algo_remove和algo_remove_if算法：</text:p>
      <table:table table:name="表格140" table:style-name="表格140">
        <table:table-column table:style-name="表格140.A"/>
        <table:table-row>
          <table:table-cell table:style-name="表格140.A1" office:value-type="string">
            <text:p text:style-name="P124">/* </text:p>
            <text:p text:style-name="P124"><text:s/>* unique1.c </text:p>
            <text:p text:style-name="P124"><text:s/>* compile with : -lcstl </text:p>
            <text:p text:style-name="P124"><text:s/>*/ </text:p>
            <text:p text:style-name="P124"/>
            <text:p text:style-name="P124">#include &lt;stdio.h&gt; </text:p>
            <text:p text:style-name="P124">#include &lt;cstl/cdeque.h&gt; </text:p>
            <text:p text:style-name="P124">#include &lt;cstl/calgorithm.h&gt; </text:p>
            <text:p text:style-name="P124">#include &lt;cstl/cfunctional.h&gt; </text:p>
            <text:p text:style-name="P124"/>
            <text:p text:style-name="P124">int main(int argc, char* argv[]) </text:p>
            <text:p text:style-name="P124">{ </text:p>
            <text:p text:style-name="P124"><text:s text:c="4"/>deque_t* pdeq_coll = create_deque(int); </text:p>
            <text:p text:style-name="P124"><text:s text:c="4"/>iterator_t it_pos; </text:p>
            <text:p text:style-name="P124"><text:s text:c="4"/>iterator_t it_end; </text:p>
            <text:p text:style-name="P124"><text:s text:c="4"/>int i = 0; </text:p>
            <text:p text:style-name="P124"/>
            <text:p text:style-name="P124"><text:s text:c="4"/>if(pdeq_coll == NULL) </text:p>
            <text:p text:style-name="P124"><text:s text:c="4"/>{ </text:p>
            <text:p text:style-name="P124"><text:s text:c="8"/>return -1; </text:p>
            <text:p text:style-name="P124"><text:s text:c="4"/>} </text:p>
            <text:p text:style-name="P124"/>
            <text:p text:style-name="P124"><text:s text:c="4"/>deque_init(pdeq_coll); </text:p>
            <text:p text:style-name="P124"/>
            <text:p text:style-name="P124"><text:s text:c="4"/>deque_push_back(pdeq_coll, 1); </text:p>
            <text:p text:style-name="P124"><text:s text:c="4"/>deque_push_back(pdeq_coll, 4); </text:p>
            <text:p text:style-name="P124"><text:s text:c="4"/>deque_push_back(pdeq_coll, 4); </text:p>
            <text:p text:style-name="P124"><text:s text:c="4"/>deque_push_back(pdeq_coll, 6); </text:p>
            <text:p text:style-name="P124"><text:s text:c="4"/>deque_push_back(pdeq_coll, 1); </text:p>
            <text:p text:style-name="P124"><text:s text:c="4"/>deque_push_back(pdeq_coll, 2); </text:p>
            <text:p text:style-name="P124"><text:s text:c="4"/>deque_push_back(pdeq_coll, 2); </text:p>
            <text:p text:style-name="P124"><text:s text:c="4"/>deque_push_back(pdeq_coll, 3); </text:p>
            <text:p text:style-name="P124"><text:s text:c="4"/>deque_push_back(pdeq_coll, 1); </text:p>
            <text:p text:style-name="P124"><text:s text:c="4"/>deque_push_back(pdeq_coll, 6); </text:p>
            <text:p text:style-name="P124"><text:s text:c="4"/>deque_push_back(pdeq_coll, 6); </text:p>
            <text:p text:style-name="P124"><text:s text:c="4"/>deque_push_back(pdeq_coll, 6); </text:p>
            <text:p text:style-name="P124"><text:s text:c="4"/>deque_push_back(pdeq_coll, 5); </text:p>
            <text:p text:style-name="P124"><text:s text:c="4"/>deque_push_back(pdeq_coll, 7); </text:p>
            <text:p text:style-name="P124"><text:soft-page-break/><text:s text:c="4"/>deque_push_back(pdeq_coll, 5); </text:p>
            <text:p text:style-name="P124"><text:s text:c="4"/>deque_push_back(pdeq_coll, 4); </text:p>
            <text:p text:style-name="P124"><text:s text:c="4"/>deque_push_back(pdeq_coll, 4); </text:p>
            <text:p text:style-name="P124"/>
            <text:p text:style-name="P124"><text:s text:c="4"/>printf("coll: "); </text:p>
            <text:p text:style-name="P124"><text:s text:c="4"/>for(it_pos = deque_begin(pdeq_coll); </text:p>
            <text:p text:style-name="P124"><text:s text:c="8"/>!iterator_equal(it_pos, deque_end(pdeq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it_end = algo_unique(deque_begin(pdeq_coll), deque_end(pdeq_coll)); </text:p>
            <text:p text:style-name="P124"><text:s text:c="4"/>printf("coll: "); </text:p>
            <text:p text:style-name="P124"><text:s text:c="4"/>for(it_pos = deque_begin(pdeq_coll); </text:p>
            <text:p text:style-name="P124"><text:s text:c="8"/>!iterator_equal(it_pos, it_end);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n"); </text:p>
            <text:p text:style-name="P124"/>
            <text:p text:style-name="P124"><text:s text:c="4"/>printf("coll: "); </text:p>
            <text:p text:style-name="P124"><text:s text:c="4"/>for(it_pos = deque_begin(pdeq_coll); </text:p>
            <text:p text:style-name="P124"><text:s text:c="8"/>!iterator_equal(it_pos, deque_end(pdeq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 text:c="4"/>it_end = algo_unique_if(deque_begin(pdeq_coll), </text:p>
            <text:p text:style-name="P124"><text:s text:c="8"/>deque_end(pdeq_coll), fun_greater_int); </text:p>
            <text:p text:style-name="P124"><text:s text:c="4"/>printf("coll: "); </text:p>
            <text:p text:style-name="P124"><text:s text:c="4"/>for(it_pos = deque_begin(pdeq_coll); </text:p>
            <text:p text:style-name="P124"><text:s text:c="8"/>!iterator_equal(it_pos, it_end);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deque_destroy(pdeq_coll); </text:p>
            <text:p text:style-name="P124"><text:soft-page-break/><text:s/></text:p>
            <text:p text:style-name="P124"><text:s text:c="4"/>return 0; </text:p>
            <text:p text:style-name="P124">}</text:p>
          </table:table-cell>
        </table:table-row>
      </table:table>
      <text:p text:style-name="Standard">程序结果：</text:p>
      <text:p text:style-name="Standard">coll: 1 4 4 6 1 2 2 3 1 6 6 6 5 7 5 4 4 </text:p>
      <text:p text:style-name="Standard">coll: 1 4 6 1 2 3 1 6 5 7 5 4 </text:p>
      <text:p text:style-name="Standard"/>
      <text:p text:style-name="Standard">coll: 1 4 6 1 2 3 1 6 5 7 5 4 5 7 5 4 4 </text:p>
      <text:p text:style-name="Standard">coll: 1 4 6 6 7 7 </text:p>
      <text:p text:style-name="Standard"/>
      <text:list xml:id="list120124757" text:style-name="L155">
        <text:list-item>
          <text:p text:style-name="P292">algo_unique_copy <text:s text:c="3"/>algo_unique_copy_if将数据区间中相邻的符合规则的数据移除并拷贝到目的数据区间中</text:p>
        </text:list-item>
      </text:list>
      <text:list xml:id="list365358304" text:style-name="L156">
        <text:list-item>
          <text:p text:style-name="P293">两个算法都返回拷贝到目的数据区间的末尾。</text:p>
        </text:list-item>
        <text:list-item>
          <text:p text:style-name="P293">用户一定要保证目的数据区间足够大。</text:p>
        </text:list-item>
      </text:list>
      <text:p text:style-name="Standard">下面是使用algo_unique_copy和algo_unique_copy_if的例子：</text:p>
      <table:table table:name="表格141" table:style-name="表格141">
        <table:table-column table:style-name="表格141.A"/>
        <table:table-row>
          <table:table-cell table:style-name="表格141.A1" office:value-type="string">
            <text:p text:style-name="P124">/* </text:p>
            <text:p text:style-name="P124"><text:s/>* unique2.c </text:p>
            <text:p text:style-name="P124"><text:s/>* compile with : -lcstl </text:p>
            <text:p text:style-name="P124"><text:s/>*/ </text:p>
            <text:p text:style-name="P124"/>
            <text:p text:style-name="P124">#include &lt;stdio.h&gt; </text:p>
            <text:p text:style-name="P124">#include &lt;cstl/cdeque.h&gt; </text:p>
            <text:p text:style-name="P124">#include &lt;cstl/calgorithm.h&gt; </text:p>
            <text:p text:style-name="P124"/>
            <text:p text:style-name="P124">static void _difference_one(const void* cpv_first, </text:p>
            <text:p text:style-name="P124"><text:s text:c="4"/>const void* cpv_second, void* pv_output) </text:p>
            <text:p text:style-name="P124">{ </text:p>
            <text:p text:style-name="P124"><text:s text:c="4"/>*(bool_t*)pv_output = </text:p>
            <text:p text:style-name="P124"><text:s text:c="8"/>*(int*)cpv_first + 1 == *(int*)cpv_second || </text:p>
            <text:p text:style-name="P124"><text:s text:c="8"/>*(int*)cpv_first - 1 == *(int*)cpv_second ? </text:p>
            <text:p text:style-name="P124"><text:s text:c="8"/>true : false; </text:p>
            <text:p text:style-name="P124">} </text:p>
            <text:p text:style-name="P124"/>
            <text:p text:style-name="P124">int main(int argc, char* argv[]) </text:p>
            <text:p text:style-name="P124">{ </text:p>
            <text:p text:style-name="P124"><text:s text:c="4"/>deque_t* pdeq_coll1 = create_deque(int); </text:p>
            <text:p text:style-name="P124"><text:s text:c="4"/>deque_t* pdeq_coll2 = create_deque(int); </text:p>
            <text:p text:style-name="P124"><text:s text:c="4"/>deque_t* pdeq_coll3 = create_deque(int); </text:p>
            <text:p text:style-name="P124"><text:s text:c="4"/>deque_t* pdeq_coll4 = create_deque(int); </text:p>
            <text:p text:style-name="P124"><text:s text:c="4"/>iterator_t it_pos; </text:p>
            <text:p text:style-name="P124"><text:s text:c="4"/>iterator_t it_end; </text:p>
            <text:p text:style-name="P124"><text:s text:c="4"/>int i = 0; </text:p>
            <text:p text:style-name="P124"/>
            <text:p text:style-name="P124"><text:s text:c="4"/>if(pdeq_coll1 == NULL || pdeq_coll2 == NULL || </text:p>
            <text:p text:style-name="P124"><text:soft-page-break/><text:s text:c="7"/>pdeq_coll3 == NULL || pdeq_coll4 == NULL) </text:p>
            <text:p text:style-name="P124"><text:s text:c="4"/>{ </text:p>
            <text:p text:style-name="P124"><text:s text:c="8"/>return -1; </text:p>
            <text:p text:style-name="P124"><text:s text:c="4"/>} </text:p>
            <text:p text:style-name="P124"/>
            <text:p text:style-name="P124"><text:s text:c="4"/>deque_init(pdeq_coll1); </text:p>
            <text:p text:style-name="P124"><text:s text:c="4"/>deque_init(pdeq_coll2); </text:p>
            <text:p text:style-name="P124"><text:s text:c="4"/>deque_init(pdeq_coll3); </text:p>
            <text:p text:style-name="P124"><text:s text:c="4"/>deque_init(pdeq_coll4); </text:p>
            <text:p text:style-name="P124"/>
            <text:p text:style-name="P124"><text:s text:c="4"/>deque_push_back(pdeq_coll1, 1); </text:p>
            <text:p text:style-name="P124"><text:s text:c="4"/>deque_push_back(pdeq_coll1, 4); </text:p>
            <text:p text:style-name="P124"><text:s text:c="4"/>deque_push_back(pdeq_coll1, 4); </text:p>
            <text:p text:style-name="P124"><text:s text:c="4"/>deque_push_back(pdeq_coll1, 6); </text:p>
            <text:p text:style-name="P124"><text:s text:c="4"/>deque_push_back(pdeq_coll1, 1); </text:p>
            <text:p text:style-name="P124"><text:s text:c="4"/>deque_push_back(pdeq_coll1, 2); </text:p>
            <text:p text:style-name="P124"><text:s text:c="4"/>deque_push_back(pdeq_coll1, 2); </text:p>
            <text:p text:style-name="P124"><text:s text:c="4"/>deque_push_back(pdeq_coll1, 3); </text:p>
            <text:p text:style-name="P124"><text:s text:c="4"/>deque_push_back(pdeq_coll1, 1); </text:p>
            <text:p text:style-name="P124"><text:s text:c="4"/>deque_push_back(pdeq_coll1, 6); </text:p>
            <text:p text:style-name="P124"><text:s text:c="4"/>deque_push_back(pdeq_coll1, 6); </text:p>
            <text:p text:style-name="P124"><text:s text:c="4"/>deque_push_back(pdeq_coll1, 6); </text:p>
            <text:p text:style-name="P124"><text:s text:c="4"/>deque_push_back(pdeq_coll1, 5); </text:p>
            <text:p text:style-name="P124"><text:s text:c="4"/>deque_push_back(pdeq_coll1, 7); </text:p>
            <text:p text:style-name="P124"><text:s text:c="4"/>deque_push_back(pdeq_coll1, 5); </text:p>
            <text:p text:style-name="P124"><text:s text:c="4"/>deque_push_back(pdeq_coll1, 4); </text:p>
            <text:p text:style-name="P124"><text:s text:c="4"/>deque_push_back(pdeq_coll1, 4); </text:p>
            <text:p text:style-name="P124"><text:s text:c="4"/>deque_assign(pdeq_coll3, pdeq_coll1); </text:p>
            <text:p text:style-name="P124"><text:s text:c="4"/>deque_resize(pdeq_coll2, deque_size(pdeq_coll1)); </text:p>
            <text:p text:style-name="P124"><text:s text:c="4"/>deque_resize(pdeq_coll4, deque_size(pdeq_coll1)); </text:p>
            <text:p text:style-name="P124"/>
            <text:p text:style-name="P124"><text:s text:c="4"/>printf("coll1: "); </text:p>
            <text:p text:style-name="P124"><text:s text:c="4"/>for(it_pos = deque_begin(pdeq_coll1); </text:p>
            <text:p text:style-name="P124"><text:s text:c="8"/>!iterator_equal(it_pos, deque_end(pdeq_coll1));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it_end = algo_unique_copy(deque_begin(pdeq_coll1), </text:p>
            <text:p text:style-name="P124"><text:s text:c="8"/>deque_end(pdeq_coll1), deque_begin(pdeq_coll2)); </text:p>
            <text:p text:style-name="P124"><text:s text:c="4"/>printf("coll2: "); </text:p>
            <text:p text:style-name="P124"><text:soft-page-break/><text:s text:c="4"/>for(it_pos = deque_begin(pdeq_coll2); </text:p>
            <text:p text:style-name="P124"><text:s text:c="8"/>!iterator_equal(it_pos, it_end);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n"); </text:p>
            <text:p text:style-name="P124"/>
            <text:p text:style-name="P124"><text:s text:c="4"/>printf("coll3: "); </text:p>
            <text:p text:style-name="P124"><text:s text:c="4"/>for(it_pos = deque_begin(pdeq_coll3); </text:p>
            <text:p text:style-name="P124"><text:s text:c="8"/>!iterator_equal(it_pos, deque_end(pdeq_coll3));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 text:c="4"/>it_end = algo_unique_copy_if(deque_begin(pdeq_coll3), deque_end(pdeq_coll3), </text:p>
            <text:p text:style-name="P124"><text:s text:c="8"/>deque_begin(pdeq_coll4), _difference_one); </text:p>
            <text:p text:style-name="P124"><text:s text:c="4"/>printf("coll4: "); </text:p>
            <text:p text:style-name="P124"><text:s text:c="4"/>for(it_pos = deque_begin(pdeq_coll4); </text:p>
            <text:p text:style-name="P124"><text:s text:c="8"/>!iterator_equal(it_pos, it_end);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deque_destroy(pdeq_coll1); </text:p>
            <text:p text:style-name="P124"><text:s text:c="4"/>deque_destroy(pdeq_coll2); </text:p>
            <text:p text:style-name="P124"><text:s text:c="4"/>deque_destroy(pdeq_coll3); </text:p>
            <text:p text:style-name="P124"><text:s text:c="4"/>deque_destroy(pdeq_coll4); </text:p>
            <text:p text:style-name="P124"/>
            <text:p text:style-name="P124"><text:s text:c="4"/>return 0; </text:p>
            <text:p text:style-name="P124">}</text:p>
          </table:table-cell>
        </table:table-row>
      </table:table>
      <text:p text:style-name="Standard">程序输出结果：</text:p>
      <text:p text:style-name="Standard">coll1: 1 4 4 6 1 2 2 3 1 6 6 6 5 7 5 4 4 </text:p>
      <text:p text:style-name="Standard">coll2: 1 4 6 1 2 3 1 6 5 7 5 4 </text:p>
      <text:p text:style-name="Standard"/>
      <text:p text:style-name="Standard">coll3: 1 4 4 6 1 2 2 3 1 6 6 6 5 7 5 4 4 </text:p>
      <text:p text:style-name="Standard">coll4: 1 4 4 6 1 3 1 6 6 6 4 4 </text:p>
      <text:p text:style-name="Standard"/>
      <text:list xml:id="list1894756080" text:continue-list="list985164881" text:style-name="WW8Num13">
        <text:list-item>
          <text:list>
            <text:list-item>
              <text:list>
                <text:list-item>
                  <text:h text:style-name="P338" text:outline-level="3"><text:soft-page-break/>逆序</text:h>
                </text:list-item>
              </text:list>
            </text:list-item>
          </text:list>
        </text:list-item>
      </text:list>
      <text:list xml:id="list930228130" text:style-name="L157">
        <text:list-item>
          <text:p text:style-name="P294">algo_reverse <text:s text:c="3"/>algo_reverse_copy将数据区间中的数据逆序</text:p>
        </text:list-item>
      </text:list>
      <text:list xml:id="list1123083364" text:style-name="L158">
        <text:list-item>
          <text:p text:style-name="P295">algo_reverse将数据区间中的数据逆序。</text:p>
        </text:list-item>
        <text:list-item>
          <text:p text:style-name="P295">algo_reverse_copy将数据区间中的数据逆序并将结果拷贝的目的数据区间。</text:p>
        </text:list-item>
        <text:list-item>
          <text:p text:style-name="P295">用户必须保证algo_reverse_copy的目的数据区间足够大。</text:p>
        </text:list-item>
        <text:list-item>
          <text:p text:style-name="P295">有些容器提供了逆序功能，如果要使用该功能请首先考虑容器提供的算法。</text:p>
        </text:list-item>
      </text:list>
      <text:p text:style-name="Standard">下面的这两个算法的例子：</text:p>
      <table:table table:name="表格142" table:style-name="表格142">
        <table:table-column table:style-name="表格142.A"/>
        <table:table-row>
          <table:table-cell table:style-name="表格142.A1" office:value-type="string">
            <text:p text:style-name="P124">/* </text:p>
            <text:p text:style-name="P124"><text:s/>* reverse1.c </text:p>
            <text:p text:style-name="P124"><text:s/>* compile with : -lcstl </text:p>
            <text:p text:style-name="P124"><text:s/>*/ </text:p>
            <text:p text:style-name="P124"/>
            <text:p text:style-name="P124">#include &lt;stdio.h&gt; </text:p>
            <text:p text:style-name="P124">#include &lt;cstl/cvector.h&gt; </text:p>
            <text:p text:style-name="P124">#include &lt;cstl/calgorithm.h&gt; </text:p>
            <text:p text:style-name="P124"/>
            <text:p text:style-name="P124">int main(int argc, char* argv[]) </text:p>
            <text:p text:style-name="P124">{ </text:p>
            <text:p text:style-name="P124"><text:s text:c="4"/>vector_t* pvec_coll1 = create_vector(int); </text:p>
            <text:p text:style-name="P124"><text:s text:c="4"/>vector_t* pvec_coll2 = create_vector(int); </text:p>
            <text:p text:style-name="P124"><text:s text:c="4"/>iterator_t it_pos; </text:p>
            <text:p text:style-name="P124"><text:s text:c="4"/>iterator_t it_end; </text:p>
            <text:p text:style-name="P124"><text:s text:c="4"/>int i = 0; </text:p>
            <text:p text:style-name="P124"/>
            <text:p text:style-name="P124"><text:s text:c="4"/>if(pvec_coll1 == NULL || pvec_coll2 == NULL) </text:p>
            <text:p text:style-name="P124"><text:s text:c="4"/>{ </text:p>
            <text:p text:style-name="P124"><text:s text:c="8"/>return -1; </text:p>
            <text:p text:style-name="P124"><text:s text:c="4"/>} </text:p>
            <text:p text:style-name="P124"/>
            <text:p text:style-name="P124"><text:s text:c="4"/>vector_init(pvec_coll1); </text:p>
            <text:p text:style-name="P124"><text:s text:c="4"/>vector_init(pvec_coll2); </text:p>
            <text:p text:style-name="P124"/>
            <text:p text:style-name="P124"><text:s text:c="4"/>for(i = 1; i &lt;= 9; ++i) </text:p>
            <text:p text:style-name="P124"><text:s text:c="4"/>{ </text:p>
            <text:p text:style-name="P124"><text:s text:c="8"/>vector_push_back(pvec_coll1, i); </text:p>
            <text:p text:style-name="P124"><text:s text:c="4"/>} </text:p>
            <text:p text:style-name="P124"><text:s text:c="4"/>printf("coll1: "); </text:p>
            <text:p text:style-name="P124"><text:s text:c="4"/>for(it_pos = vector_begin(pvec_coll1); </text:p>
            <text:p text:style-name="P124"><text:s text:c="8"/>!iterator_equal(it_pos, vector_end(pvec_coll1)); </text:p>
            <text:p text:style-name="P124"><text:s text:c="8"/>it_pos = iterator_next(it_pos)) </text:p>
            <text:p text:style-name="P124"><text:soft-page-break/><text:s text:c="4"/>{ </text:p>
            <text:p text:style-name="P124"><text:s text:c="8"/>printf("%d ", *(int*)iterator_get_pointer(it_pos)); </text:p>
            <text:p text:style-name="P124"><text:s text:c="4"/>} </text:p>
            <text:p text:style-name="P124"><text:s text:c="4"/>printf("\n"); </text:p>
            <text:p text:style-name="P124"/>
            <text:p text:style-name="P124"><text:s text:c="4"/>algo_reverse(vector_begin(pvec_coll1), vector_end(pvec_coll1)); </text:p>
            <text:p text:style-name="P124"><text:s text:c="4"/>printf("after reversing coll1: "); </text:p>
            <text:p text:style-name="P124"><text:s text:c="4"/>for(it_pos = vector_begin(pvec_coll1); </text:p>
            <text:p text:style-name="P124"><text:s text:c="8"/>!iterator_equal(it_pos, vector_end(pvec_coll1));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vector_resize(pvec_coll2, vector_size(pvec_coll1)); </text:p>
            <text:p text:style-name="P124"><text:s text:c="4"/>it_end = algo_reverse_copy(iterator_next_n(vector_begin(pvec_coll1), 3), </text:p>
            <text:p text:style-name="P124"><text:s text:c="8"/>iterator_prev(vector_end(pvec_coll1)), vector_begin(pvec_coll2)); </text:p>
            <text:p text:style-name="P124"><text:s text:c="4"/>printf("after reversing coll2: "); </text:p>
            <text:p text:style-name="P124"><text:s text:c="4"/>for(it_pos = vector_begin(pvec_coll2); </text:p>
            <text:p text:style-name="P124"><text:s text:c="8"/>!iterator_equal(it_pos, it_end);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vector_destroy(pvec_coll1); </text:p>
            <text:p text:style-name="P124"><text:s text:c="4"/>vector_destroy(pvec_coll2); </text:p>
            <text:p text:style-name="P124"/>
            <text:p text:style-name="P124"><text:s text:c="4"/>return 0; </text:p>
            <text:p text:style-name="P124">}</text:p>
          </table:table-cell>
        </table:table-row>
      </table:table>
      <text:p text:style-name="Standard">输出结果：</text:p>
      <text:p text:style-name="Standard">coll1: 1 2 3 4 5 6 7 8 9 </text:p>
      <text:p text:style-name="Standard">after reversing coll1: 9 8 7 6 5 4 3 2 1 </text:p>
      <text:p text:style-name="Standard">after reversing coll2: 2 3 4 5 6 </text:p>
      <text:p text:style-name="Standard"/>
      <text:list xml:id="list1758520519" text:continue-list="list1894756080" text:style-name="WW8Num13">
        <text:list-item>
          <text:list>
            <text:list-item>
              <text:list>
                <text:list-item>
                  <text:h text:style-name="P338" text:outline-level="3">数据轮换</text:h>
                </text:list-item>
              </text:list>
            </text:list-item>
          </text:list>
        </text:list-item>
      </text:list>
      <text:list xml:id="list1919365569" text:style-name="L159">
        <text:list-item>
          <text:p text:style-name="P296">algo_rotate <text:s text:c="3"/>algo_rotate_copy是将数据区间的两部分数据调换</text:p>
        </text:list-item>
      </text:list>
      <text:list xml:id="list905401594" text:style-name="L160">
        <text:list-item>
          <text:p text:style-name="P297"><text:soft-page-break/>algo_rotate将数据区间中的两部分调换，返回新的分界线迭代器。</text:p>
        </text:list-item>
        <text:list-item>
          <text:p text:style-name="P297">algo_rotate_copy将数据区间两部分调换并拷贝到目的数据区间中，返回目的数据区间的新末尾。</text:p>
        </text:list-item>
        <text:list-item>
          <text:p text:style-name="P297">用户必须保证algo_rotate_copy目的数据区间足够大。</text:p>
        </text:list-item>
      </text:list>
      <text:p text:style-name="Standard">下面的例子展示了如何使用algo_rotate和algo_rotate_copy：</text:p>
      <table:table table:name="表格143" table:style-name="表格143">
        <table:table-column table:style-name="表格143.A"/>
        <table:table-row>
          <table:table-cell table:style-name="表格143.A1" office:value-type="string">
            <text:p text:style-name="P124">/* </text:p>
            <text:p text:style-name="P124"><text:s/>* rotate1.c </text:p>
            <text:p text:style-name="P124"><text:s/>* compile with : -lcstl </text:p>
            <text:p text:style-name="P124"><text:s/>*/ </text:p>
            <text:p text:style-name="P124"/>
            <text:p text:style-name="P124">#include &lt;stdio.h&gt; </text:p>
            <text:p text:style-name="P124">#include &lt;cstl/cvector.h&gt; </text:p>
            <text:p text:style-name="P124">#include &lt;cstl/calgorithm.h&gt; </text:p>
            <text:p text:style-name="P124"/>
            <text:p text:style-name="P124">int main(int argc, char* argv[]) </text:p>
            <text:p text:style-name="P124">{ </text:p>
            <text:p text:style-name="P124"><text:s text:c="4"/>vector_t* pvec_coll1 = create_vector(int); </text:p>
            <text:p text:style-name="P124"><text:s text:c="4"/>vector_t* pvec_coll2 = create_vector(int); </text:p>
            <text:p text:style-name="P124"><text:s text:c="4"/>iterator_t it_pos; </text:p>
            <text:p text:style-name="P124"><text:s text:c="4"/>iterator_t it_end; </text:p>
            <text:p text:style-name="P124"><text:s text:c="4"/>int i = 0; </text:p>
            <text:p text:style-name="P124"/>
            <text:p text:style-name="P124"><text:s text:c="4"/>if(pvec_coll1 == NULL || pvec_coll2 == NULL) </text:p>
            <text:p text:style-name="P124"><text:s text:c="4"/>{ </text:p>
            <text:p text:style-name="P124"><text:s text:c="8"/>return -1; </text:p>
            <text:p text:style-name="P124"><text:s text:c="4"/>} </text:p>
            <text:p text:style-name="P124"/>
            <text:p text:style-name="P124"><text:s text:c="4"/>vector_init(pvec_coll1); </text:p>
            <text:p text:style-name="P124"><text:s text:c="4"/>vector_init(pvec_coll2); </text:p>
            <text:p text:style-name="P124"/>
            <text:p text:style-name="P124"><text:s text:c="4"/>for(i = 1; i &lt;= 9; ++i) </text:p>
            <text:p text:style-name="P124"><text:s text:c="4"/>{ </text:p>
            <text:p text:style-name="P124"><text:s text:c="8"/>vector_push_back(pvec_coll1, i); </text:p>
            <text:p text:style-name="P124"><text:s text:c="4"/>} </text:p>
            <text:p text:style-name="P124"><text:s text:c="4"/>vector_resize(pvec_coll2, vector_size(pvec_coll1)); </text:p>
            <text:p text:style-name="P124"/>
            <text:p text:style-name="P124"><text:s text:c="4"/>printf("coll1: "); </text:p>
            <text:p text:style-name="P124"><text:s text:c="4"/>for(it_pos = vector_begin(pvec_coll1); </text:p>
            <text:p text:style-name="P124"><text:s text:c="8"/>!iterator_equal(it_pos, vector_end(pvec_coll1));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oft-page-break/><text:s/></text:p>
            <text:p text:style-name="P124"><text:s text:c="4"/>algo_rotate(vector_begin(pvec_coll1), </text:p>
            <text:p text:style-name="P124"><text:s text:c="8"/>iterator_next_n(vector_begin(pvec_coll1), 3), </text:p>
            <text:p text:style-name="P124"><text:s text:c="8"/>vector_end(pvec_coll1)); </text:p>
            <text:p text:style-name="P124"><text:s text:c="4"/>printf("coll1: "); </text:p>
            <text:p text:style-name="P124"><text:s text:c="4"/>for(it_pos = vector_begin(pvec_coll1); </text:p>
            <text:p text:style-name="P124"><text:s text:c="8"/>!iterator_equal(it_pos, vector_end(pvec_coll1));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algo_rotate(vector_begin(pvec_coll1), </text:p>
            <text:p text:style-name="P124"><text:s text:c="8"/>iterator_prev_n(vector_end(pvec_coll1), 2), </text:p>
            <text:p text:style-name="P124"><text:s text:c="8"/>vector_end(pvec_coll1)); </text:p>
            <text:p text:style-name="P124"><text:s text:c="4"/>printf("coll1: "); </text:p>
            <text:p text:style-name="P124"><text:s text:c="4"/>for(it_pos = vector_begin(pvec_coll1); </text:p>
            <text:p text:style-name="P124"><text:s text:c="8"/>!iterator_equal(it_pos, vector_end(pvec_coll1));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algo_rotate_copy(vector_begin(pvec_coll1), </text:p>
            <text:p text:style-name="P124"><text:s text:c="8"/>algo_find(vector_begin(pvec_coll1), vector_end(pvec_coll1), 6), </text:p>
            <text:p text:style-name="P124"><text:s text:c="8"/>vector_end(pvec_coll1), vector_begin(pvec_coll2)); </text:p>
            <text:p text:style-name="P124"><text:s text:c="4"/>printf("coll2: "); </text:p>
            <text:p text:style-name="P124"><text:s text:c="4"/>for(it_pos = vector_begin(pvec_coll2); </text:p>
            <text:p text:style-name="P124"><text:s text:c="8"/>!iterator_equal(it_pos, vector_end(pvec_coll2));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vector_destroy(pvec_coll1); </text:p>
            <text:p text:style-name="P124"><text:s text:c="4"/>vector_destroy(pvec_coll2); </text:p>
            <text:p text:style-name="P124"/>
            <text:p text:style-name="P124"><text:s text:c="4"/>return 0; </text:p>
            <text:p text:style-name="P124">}</text:p>
          </table:table-cell>
        </table:table-row>
      </table:table>
      <text:p text:style-name="Standard">程序结果：</text:p>
      <text:p text:style-name="Standard"><text:soft-page-break/>coll1: 1 2 3 4 5 6 7 8 9 </text:p>
      <text:p text:style-name="Standard">coll1: 4 5 6 7 8 9 1 2 3 </text:p>
      <text:p text:style-name="Standard">coll1: 2 3 4 5 6 7 8 9 1 </text:p>
      <text:p text:style-name="Standard">coll2: 6 7 8 9 1 2 3 4 5 </text:p>
      <text:p text:style-name="Standard"/>
      <text:list xml:id="list1370870990" text:continue-list="list1758520519" text:style-name="WW8Num13">
        <text:list-item>
          <text:list>
            <text:list-item>
              <text:list>
                <text:list-item>
                  <text:h text:style-name="P338" text:outline-level="3">随机算法</text:h>
                </text:list-item>
              </text:list>
            </text:list-item>
          </text:list>
        </text:list-item>
      </text:list>
      <text:list xml:id="list870179220" text:style-name="L161">
        <text:list-item>
          <text:p text:style-name="P298">algo_random_shuffle <text:s text:c="3"/>algo_random_shuffle_if将数据区间中的数据随机重排</text:p>
        </text:list-item>
      </text:list>
      <text:list xml:id="list1258215223" text:style-name="L162">
        <text:list-item>
          <text:p text:style-name="P299">两个算法都是将数据区间中的数据顺序打乱，但是不修改数据内容。</text:p>
        </text:list-item>
        <text:list-item>
          <text:p text:style-name="P299">algo_random_shuffle_if使用指定的随机数生成算法，但是不能修改数据。</text:p>
        </text:list-item>
      </text:list>
      <text:p text:style-name="Standard">下面是这两个算法的例子：</text:p>
      <table:table table:name="表格144" table:style-name="表格144">
        <table:table-column table:style-name="表格144.A"/>
        <table:table-row>
          <table:table-cell table:style-name="表格144.A1" office:value-type="string">
            <text:p text:style-name="P124">/* </text:p>
            <text:p text:style-name="P124"><text:s/>* random1.c </text:p>
            <text:p text:style-name="P124"><text:s/>* compile with : -lcstl </text:p>
            <text:p text:style-name="P124"><text:s/>*/ </text:p>
            <text:p text:style-name="P124"/>
            <text:p text:style-name="P124">#include &lt;stdio.h&gt; </text:p>
            <text:p text:style-name="P124">#include &lt;cstl/cvector.h&gt; </text:p>
            <text:p text:style-name="P124">#include &lt;cstl/calgorithm.h&gt; </text:p>
            <text:p text:style-name="P124">#include &lt;cstl/cfunctional.h&gt; </text:p>
            <text:p text:style-name="P124"/>
            <text:p text:style-name="P124">int main(int argc, char* argv[]) </text:p>
            <text:p text:style-name="P124">{ </text:p>
            <text:p text:style-name="P124"><text:s text:c="4"/>vector_t* pvec_coll = create_vector(int); </text:p>
            <text:p text:style-name="P124"><text:s text:c="4"/>iterator_t it_pos; </text:p>
            <text:p text:style-name="P124"><text:s text:c="4"/>int i = 0; </text:p>
            <text:p text:style-name="P124"/>
            <text:p text:style-name="P124"><text:s text:c="4"/>if(pvec_coll == NULL) </text:p>
            <text:p text:style-name="P124"><text:s text:c="4"/>{ </text:p>
            <text:p text:style-name="P124"><text:s text:c="8"/>return -1; </text:p>
            <text:p text:style-name="P124"><text:s text:c="4"/>} </text:p>
            <text:p text:style-name="P124"/>
            <text:p text:style-name="P124"><text:s text:c="4"/>vector_init(pvec_coll); </text:p>
            <text:p text:style-name="P124"/>
            <text:p text:style-name="P124"><text:s text:c="4"/>for(i = 1; i &lt;= 9; ++i) </text:p>
            <text:p text:style-name="P124"><text:s text:c="4"/>{ </text:p>
            <text:p text:style-name="P124"><text:s text:c="8"/>vector_push_back(pvec_coll, i); </text:p>
            <text:p text:style-name="P124"><text:s text:c="4"/>} </text:p>
            <text:p text:style-name="P124"><text:s text:c="4"/>printf("coll: "); </text:p>
            <text:p text:style-name="P124"><text:s text:c="4"/>for(it_pos = vector_begin(pvec_coll); </text:p>
            <text:p text:style-name="P124"><text:soft-page-break/><text:s text:c="8"/>!iterator_equal(it_pos, vector_end(pvec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algo_random_shuffle(vector_begin(pvec_coll), vector_end(pvec_coll)); </text:p>
            <text:p text:style-name="P124"><text:s text:c="4"/>printf("shuffle: "); </text:p>
            <text:p text:style-name="P124"><text:s text:c="4"/>for(it_pos = vector_begin(pvec_coll); </text:p>
            <text:p text:style-name="P124"><text:s text:c="8"/>!iterator_equal(it_pos, vector_end(pvec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algo_sort(vector_begin(pvec_coll), vector_end(pvec_coll)); </text:p>
            <text:p text:style-name="P124"><text:s text:c="4"/>printf("sort: "); </text:p>
            <text:p text:style-name="P124"><text:s text:c="4"/>for(it_pos = vector_begin(pvec_coll); </text:p>
            <text:p text:style-name="P124"><text:s text:c="8"/>!iterator_equal(it_pos, vector_end(pvec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algo_random_shuffle_if(vector_begin(pvec_coll), </text:p>
            <text:p text:style-name="P124"><text:s text:c="8"/>vector_end(pvec_coll), fun_random_number); </text:p>
            <text:p text:style-name="P124"><text:s text:c="4"/>printf("shuffle: "); </text:p>
            <text:p text:style-name="P124"><text:s text:c="4"/>for(it_pos = vector_begin(pvec_coll); </text:p>
            <text:p text:style-name="P124"><text:s text:c="8"/>!iterator_equal(it_pos, vector_end(pvec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vector_destroy(pvec_coll); </text:p>
            <text:p text:style-name="P124"/>
            <text:p text:style-name="P124"><text:s text:c="4"/>return 0; </text:p>
            <text:p text:style-name="P124">}</text:p>
          </table:table-cell>
        </table:table-row>
      </table:table>
      <text:p text:style-name="Standard">输出结果：</text:p>
      <text:p text:style-name="Standard"><text:soft-page-break/>coll: 1 2 3 4 5 6 7 8 9 </text:p>
      <text:p text:style-name="Standard">shuffle: 8 5 7 1 9 6 4 2 3 </text:p>
      <text:p text:style-name="Standard">sort: 1 2 3 4 5 6 7 8 9 </text:p>
      <text:p text:style-name="Standard">shuffle: 1 9 8 2 7 6 3 5 4 </text:p>
      <text:p text:style-name="Standard"/>
      <text:list xml:id="list2016105212" text:style-name="L163">
        <text:list-item>
          <text:p text:style-name="P300">algo_random_sample <text:s text:c="3"/>algo_random_sample_if <text:s text:c="3"/>algo_random_sample_n <text:s text:c="3"/>algo_random_sample_n_if随机抽样</text:p>
        </text:list-item>
      </text:list>
      <text:list xml:id="list1819277703" text:style-name="L164">
        <text:list-item>
          <text:p text:style-name="P301">随机抽样是在源数据区间中随机抽取n个数据样本到目的数据区间中，保证不会重复抽样。</text:p>
        </text:list-item>
        <text:list-item>
          <text:p text:style-name="P301">用户可以指定随机数生成函数。</text:p>
        </text:list-item>
        <text:list-item>
          <text:p text:style-name="P301">使用algo_random_sample_n和algo_random_sample_n_if算法，用户必须保证目的数据区间足够大。</text:p>
        </text:list-item>
        <text:list-item>
          <text:p text:style-name="P301">四个算法都返回目的数据区间中抽取的数据区间的末尾。</text:p>
        </text:list-item>
      </text:list>
      <text:p text:style-name="Standard">下面是四个算法的例子：</text:p>
      <table:table table:name="表格145" table:style-name="表格145">
        <table:table-column table:style-name="表格145.A"/>
        <table:table-row>
          <table:table-cell table:style-name="表格145.A1" office:value-type="string">
            <text:p text:style-name="P124">/* </text:p>
            <text:p text:style-name="P124"><text:s/>* random2.c </text:p>
            <text:p text:style-name="P124"><text:s/>* compile with : -lcstl </text:p>
            <text:p text:style-name="P124"><text:s/>*/ </text:p>
            <text:p text:style-name="P124"/>
            <text:p text:style-name="P124">#include &lt;stdio.h&gt; </text:p>
            <text:p text:style-name="P124">#include &lt;cstl/cvector.h&gt; </text:p>
            <text:p text:style-name="P124">#include &lt;cstl/calgorithm.h&gt; </text:p>
            <text:p text:style-name="P124">#include &lt;cstl/cfunctional.h&gt; </text:p>
            <text:p text:style-name="P124"/>
            <text:p text:style-name="P124">int main(int argc, char* argv[]) </text:p>
            <text:p text:style-name="P124">{ </text:p>
            <text:p text:style-name="P124"><text:s text:c="4"/>vector_t* pvec_coll1 = create_vector(int); </text:p>
            <text:p text:style-name="P124"><text:s text:c="4"/>vector_t* pvec_coll2 = create_vector(int); </text:p>
            <text:p text:style-name="P124"><text:s text:c="4"/>iterator_t it_pos; </text:p>
            <text:p text:style-name="P124"><text:s text:c="4"/>iterator_t it_end; </text:p>
            <text:p text:style-name="P124"><text:s text:c="4"/>int i = 0; </text:p>
            <text:p text:style-name="P124"/>
            <text:p text:style-name="P124"><text:s text:c="4"/>if(pvec_coll1 == NULL || pvec_coll2 == NULL) </text:p>
            <text:p text:style-name="P124"><text:s text:c="4"/>{ </text:p>
            <text:p text:style-name="P124"><text:s text:c="8"/>return -1; </text:p>
            <text:p text:style-name="P124"><text:s text:c="4"/>} </text:p>
            <text:p text:style-name="P124"/>
            <text:p text:style-name="P124"><text:s text:c="4"/>vector_init(pvec_coll1); </text:p>
            <text:p text:style-name="P124"><text:s text:c="4"/>vector_init_n(pvec_coll2, 10); </text:p>
            <text:p text:style-name="P124"/>
            <text:p text:style-name="P124"><text:s text:c="4"/>for(i = 1; i &lt;= 19; ++i) </text:p>
            <text:p text:style-name="P124"><text:s text:c="4"/>{ </text:p>
            <text:p text:style-name="P124"><text:s text:c="8"/>vector_push_back(pvec_coll1, i); </text:p>
            <text:p text:style-name="P124"><text:s text:c="4"/>} </text:p>
            <text:p text:style-name="P124"><text:s text:c="4"/>printf("coll1: "); </text:p>
            <text:p text:style-name="P124"><text:s text:c="4"/>for(it_pos = vector_begin(pvec_coll1); </text:p>
            <text:p text:style-name="P124"><text:soft-page-break/><text:s text:c="8"/>!iterator_equal(it_pos, vector_end(pvec_coll1));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algo_random_sample(vector_begin(pvec_coll1), vector_end(pvec_coll1), </text:p>
            <text:p text:style-name="P124"><text:s text:c="8"/>vector_begin(pvec_coll2), vector_end(pvec_coll2)); </text:p>
            <text:p text:style-name="P124"><text:s text:c="4"/>printf("coll2: "); </text:p>
            <text:p text:style-name="P124"><text:s text:c="4"/>for(it_pos = vector_begin(pvec_coll2); </text:p>
            <text:p text:style-name="P124"><text:s text:c="8"/>!iterator_equal(it_pos, vector_end(pvec_coll2));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algo_random_sample_if(vector_begin(pvec_coll1), vector_end(pvec_coll1), </text:p>
            <text:p text:style-name="P124"><text:s text:c="8"/>vector_begin(pvec_coll2), vector_end(pvec_coll2), fun_random_number); </text:p>
            <text:p text:style-name="P124"><text:s text:c="4"/>printf("coll2: "); </text:p>
            <text:p text:style-name="P124"><text:s text:c="4"/>for(it_pos = vector_begin(pvec_coll2); </text:p>
            <text:p text:style-name="P124"><text:s text:c="8"/>!iterator_equal(it_pos, vector_end(pvec_coll2));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it_end = algo_random_sample_n(vector_begin(pvec_coll1), </text:p>
            <text:p text:style-name="P124"><text:s text:c="8"/>vector_end(pvec_coll1), vector_begin(pvec_coll2), 5); </text:p>
            <text:p text:style-name="P124"><text:s text:c="4"/>printf("coll2: "); </text:p>
            <text:p text:style-name="P124"><text:s text:c="4"/>for(it_pos = vector_begin(pvec_coll2); </text:p>
            <text:p text:style-name="P124"><text:s text:c="8"/>!iterator_equal(it_pos, it_end);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it_end = algo_random_sample_n_if(vector_begin(pvec_coll1), vector_end(pvec_coll1), </text:p>
            <text:p text:style-name="P124"><text:s text:c="8"/>vector_begin(pvec_coll2), 8, fun_random_number); </text:p>
            <text:p text:style-name="P124"><text:soft-page-break/><text:s text:c="4"/>printf("coll2: "); </text:p>
            <text:p text:style-name="P124"><text:s text:c="4"/>for(it_pos = vector_begin(pvec_coll2); </text:p>
            <text:p text:style-name="P124"><text:s text:c="8"/>!iterator_equal(it_pos, it_end);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vector_destroy(pvec_coll1); </text:p>
            <text:p text:style-name="P124"><text:s text:c="4"/>vector_destroy(pvec_coll2); </text:p>
            <text:p text:style-name="P124"/>
            <text:p text:style-name="P124"><text:s text:c="4"/>return 0; </text:p>
            <text:p text:style-name="P124">}</text:p>
          </table:table-cell>
        </table:table-row>
      </table:table>
      <text:p text:style-name="Standard">程序的输出：</text:p>
      <text:p text:style-name="Standard">coll1: 1 2 3 4 5 6 7 8 9 10 11 12 13 14 15 16 17 18 19 </text:p>
      <text:p text:style-name="Standard">coll2: 1 2 3 4 5 15 19 12 9 10 </text:p>
      <text:p text:style-name="Standard">coll2: 15 2 3 4 5 6 19 8 17 10 </text:p>
      <text:p text:style-name="Standard">coll2: 1 2 7 12 17 </text:p>
      <text:p text:style-name="Standard">coll2: 4 7 8 10 14 15 17 18 </text:p>
      <text:p text:style-name="Standard"/>
      <text:list xml:id="list1593580233" text:continue-list="list1370870990" text:style-name="WW8Num13">
        <text:list-item>
          <text:list>
            <text:list-item>
              <text:list>
                <text:list-item>
                  <text:h text:style-name="P338" text:outline-level="3">数据划分</text:h>
                </text:list-item>
              </text:list>
            </text:list-item>
          </text:list>
        </text:list-item>
      </text:list>
      <text:list xml:id="list1806263869" text:style-name="L165">
        <text:list-item>
          <text:p text:style-name="P187">algo_partition <text:s text:c="3"/>algo_stable_partition将符合规则的数据放在数据区间的前部，其余的数据放在后部</text:p>
        </text:list-item>
      </text:list>
      <text:list xml:id="list209152042" text:style-name="L166">
        <text:list-item>
          <text:p text:style-name="P188">两个算法都将符合指定规则的数据放到数据区间的前部，其余的数据放在区间的后部。</text:p>
        </text:list-item>
        <text:list-item>
          <text:p text:style-name="P188">两个算法都返回两部分数据的边界迭代器。</text:p>
        </text:list-item>
        <text:list-item>
          <text:p text:style-name="P188">algo_stable_partition不改变每一个部分中数据的原始顺序。</text:p>
        </text:list-item>
      </text:list>
      <text:p text:style-name="P35">下面是两个算法的例子：</text:p>
      <table:table table:name="表格146" table:style-name="表格146">
        <table:table-column table:style-name="表格146.A"/>
        <table:table-row>
          <table:table-cell table:style-name="表格146.A1" office:value-type="string">
            <text:p text:style-name="P124">/* </text:p>
            <text:p text:style-name="P124"><text:s/>* partition1.c </text:p>
            <text:p text:style-name="P124"><text:s/>* compile with : -lcstl </text:p>
            <text:p text:style-name="P124"><text:s/>*/ </text:p>
            <text:p text:style-name="P124"/>
            <text:p text:style-name="P124">#include &lt;stdio.h&gt; </text:p>
            <text:p text:style-name="P124">#include &lt;cstl/cvector.h&gt; </text:p>
            <text:p text:style-name="P124">#include &lt;cstl/calgorithm.h&gt; </text:p>
            <text:p text:style-name="P124"/>
            <text:p text:style-name="P124">static void _is_even(const void* cpv_input, void* pv_output) </text:p>
            <text:p text:style-name="P124">{ </text:p>
            <text:p text:style-name="P124"><text:s text:c="4"/>*(bool_t*)pv_output = *(int*)cpv_input % 2 == 0 ? true : false; </text:p>
            <text:p text:style-name="P124"><text:soft-page-break/>} </text:p>
            <text:p text:style-name="P124"/>
            <text:p text:style-name="P124">int main(int argc, char* argv[]) </text:p>
            <text:p text:style-name="P124">{ </text:p>
            <text:p text:style-name="P124"><text:s text:c="4"/>vector_t* pvec_coll1 = create_vector(int); </text:p>
            <text:p text:style-name="P124"><text:s text:c="4"/>vector_t* pvec_coll2 = create_vector(int); </text:p>
            <text:p text:style-name="P124"><text:s text:c="4"/>iterator_t it_pos; </text:p>
            <text:p text:style-name="P124"><text:s text:c="4"/>iterator_t it_odd; </text:p>
            <text:p text:style-name="P124"><text:s text:c="4"/>int i = 0; </text:p>
            <text:p text:style-name="P124"/>
            <text:p text:style-name="P124"><text:s text:c="4"/>if(pvec_coll1 == NULL || pvec_coll2 == NULL) </text:p>
            <text:p text:style-name="P124"><text:s text:c="4"/>{ </text:p>
            <text:p text:style-name="P124"><text:s text:c="8"/>return -1; </text:p>
            <text:p text:style-name="P124"><text:s text:c="4"/>} </text:p>
            <text:p text:style-name="P124"/>
            <text:p text:style-name="P124"><text:s text:c="4"/>vector_init(pvec_coll1); </text:p>
            <text:p text:style-name="P124"><text:s text:c="4"/>vector_init(pvec_coll2); </text:p>
            <text:p text:style-name="P124"/>
            <text:p text:style-name="P124"><text:s text:c="4"/>for(i = 1; i &lt;= 9; ++i) </text:p>
            <text:p text:style-name="P124"><text:s text:c="4"/>{ </text:p>
            <text:p text:style-name="P124"><text:s text:c="8"/>vector_push_back(pvec_coll1, i); </text:p>
            <text:p text:style-name="P124"><text:s text:c="8"/>vector_push_back(pvec_coll2, i); </text:p>
            <text:p text:style-name="P124"><text:s text:c="4"/>} </text:p>
            <text:p text:style-name="P124"><text:s text:c="4"/>printf("coll1: "); </text:p>
            <text:p text:style-name="P124"><text:s text:c="4"/>for(it_pos = vector_begin(pvec_coll1); </text:p>
            <text:p text:style-name="P124"><text:s text:c="8"/>!iterator_equal(it_pos, vector_end(pvec_coll1));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 text:c="4"/>printf("coll2: "); </text:p>
            <text:p text:style-name="P124"><text:s text:c="4"/>for(it_pos = vector_begin(pvec_coll2); </text:p>
            <text:p text:style-name="P124"><text:s text:c="8"/>!iterator_equal(it_pos, vector_end(pvec_coll2));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printf("partition:\n"); </text:p>
            <text:p text:style-name="P124"><text:s text:c="4"/>it_odd = algo_partition(vector_begin(pvec_coll1), </text:p>
            <text:p text:style-name="P124"><text:s text:c="8"/>vector_end(pvec_coll1), _is_even); </text:p>
            <text:p text:style-name="P124"><text:soft-page-break/><text:s text:c="4"/>printf("coll1: "); </text:p>
            <text:p text:style-name="P124"><text:s text:c="4"/>for(it_pos = vector_begin(pvec_coll1); </text:p>
            <text:p text:style-name="P124"><text:s text:c="8"/>!iterator_equal(it_pos, vector_end(pvec_coll1));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 text:c="4"/>printf("first odd: %d\n", *(int*)iterator_get_pointer(it_odd)); </text:p>
            <text:p text:style-name="P124"><text:s text:c="4"/>it_odd = algo_stable_partition(vector_begin(pvec_coll2), </text:p>
            <text:p text:style-name="P124"><text:s text:c="8"/>vector_end(pvec_coll2), _is_even); </text:p>
            <text:p text:style-name="P124"><text:s text:c="4"/>printf("coll2: "); </text:p>
            <text:p text:style-name="P124"><text:s text:c="4"/>for(it_pos = vector_begin(pvec_coll2); </text:p>
            <text:p text:style-name="P124"><text:s text:c="8"/>!iterator_equal(it_pos, vector_end(pvec_coll2));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 text:c="4"/>printf("first odd: %d\n", *(int*)iterator_get_pointer(it_odd)); </text:p>
            <text:p text:style-name="P124"/>
            <text:p text:style-name="P124"><text:s text:c="4"/>vector_destroy(pvec_coll1); </text:p>
            <text:p text:style-name="P124"><text:s text:c="4"/>vector_destroy(pvec_coll2); </text:p>
            <text:p text:style-name="P124"/>
            <text:p text:style-name="P124"><text:s text:c="4"/>return 0; </text:p>
            <text:p text:style-name="P124">}</text:p>
          </table:table-cell>
        </table:table-row>
      </table:table>
      <text:p text:style-name="P35">输出结果：</text:p>
      <text:p text:style-name="P35">coll1: 1 2 3 4 5 6 7 8 9 </text:p>
      <text:p text:style-name="P35">coll2: 1 2 3 4 5 6 7 8 9 </text:p>
      <text:p text:style-name="P35">partition: </text:p>
      <text:p text:style-name="P35">coll1: 8 2 6 4 5 3 7 1 9 </text:p>
      <text:p text:style-name="P35">first odd: 5 </text:p>
      <text:p text:style-name="P35">coll2: 2 4 6 8 1 3 5 7 9 </text:p>
      <text:p text:style-name="P35">first odd: 1</text:p>
      <text:p text:style-name="P35"/>
      <text:list xml:id="list1384233723" text:continue-list="list1593580233" text:style-name="WW8Num13">
        <text:list-item>
          <text:list>
            <text:list-item>
              <text:h text:style-name="P329" text:outline-level="2">排序算法</text:h>
            </text:list-item>
          </text:list>
        </text:list-item>
      </text:list>
      <text:p text:style-name="P35"><text:tab/>libcstl提供了多种排序算法，这些算法不仅包括将整个数据区间中的数据排序，还包括部分排序，还有与排序相关的算法。有些容器提供了排序操作函数，如果要在这些容器上实现排序请优先考虑容器提供的操作函数。有些容器本身就是有序的，如关联容器，是不允许将排序算法应用到这样的容器上的。下面列出了libcstl提供的所有排序算法：</text:p>
      <table:table table:name="表格147" table:style-name="表格147">
        <table:table-column table:style-name="表格147.A"/>
        <table:table-column table:style-name="表格147.B"/>
        <text:soft-page-break/>
        <table:table-row>
          <table:table-cell table:style-name="表格147.A1" office:value-type="string">
            <text:p text:style-name="P113">algo_sort</text:p>
          </table:table-cell>
          <table:table-cell table:style-name="表格147.B1" office:value-type="string">
            <text:p text:style-name="P114">将数据区间中的数据按照默认的比较规则排序。</text:p>
          </table:table-cell>
        </table:table-row>
        <table:table-row>
          <table:table-cell table:style-name="表格147.A2" office:value-type="string">
            <text:p text:style-name="P113">algo_sort_if</text:p>
          </table:table-cell>
          <table:table-cell table:style-name="表格147.B2" office:value-type="string">
            <text:p text:style-name="P114">将数据区间中的数据按照指定的比较规则排序。</text:p>
          </table:table-cell>
        </table:table-row>
        <table:table-row>
          <table:table-cell table:style-name="表格147.A2" office:value-type="string">
            <text:p text:style-name="P113">algo_stable_sort</text:p>
          </table:table-cell>
          <table:table-cell table:style-name="表格147.B2" office:value-type="string">
            <text:p text:style-name="P114">将数据区间中的数据按照默认比较规则进行稳定排序。</text:p>
          </table:table-cell>
        </table:table-row>
        <table:table-row>
          <table:table-cell table:style-name="表格147.A2" office:value-type="string">
            <text:p text:style-name="P113">algo_stable_sort_if</text:p>
          </table:table-cell>
          <table:table-cell table:style-name="表格147.B2" office:value-type="string">
            <text:p text:style-name="P114">将数据区间中的数据按照指定的比较规则进行稳定排序。</text:p>
          </table:table-cell>
        </table:table-row>
        <table:table-row>
          <table:table-cell table:style-name="表格147.A2" office:value-type="string">
            <text:p text:style-name="P113">algo_partial_sort</text:p>
          </table:table-cell>
          <table:table-cell table:style-name="表格147.B2" office:value-type="string">
            <text:p text:style-name="P114">将数据区间中的数据按照默认的比较规则进行部分排序。</text:p>
          </table:table-cell>
        </table:table-row>
        <table:table-row>
          <table:table-cell table:style-name="表格147.A2" office:value-type="string">
            <text:p text:style-name="P113">algo_partial_sort_if</text:p>
          </table:table-cell>
          <table:table-cell table:style-name="表格147.B2" office:value-type="string">
            <text:p text:style-name="P114">将数据区间中的数据按照指定的比较规则进行部分排序。</text:p>
          </table:table-cell>
        </table:table-row>
        <table:table-row>
          <table:table-cell table:style-name="表格147.A2" office:value-type="string">
            <text:p text:style-name="P113">algo_partial_sort_copy</text:p>
          </table:table-cell>
          <table:table-cell table:style-name="表格147.B2" office:value-type="string">
            <text:p text:style-name="P114">将数据区间按照默认比较规则部分排序，将排序结果拷贝到目的区间。</text:p>
          </table:table-cell>
        </table:table-row>
        <table:table-row>
          <table:table-cell table:style-name="表格147.A2" office:value-type="string">
            <text:p text:style-name="P113">algo_partial_sort_copy_if</text:p>
          </table:table-cell>
          <table:table-cell table:style-name="表格147.B2" office:value-type="string">
            <text:p text:style-name="P114">将数据区间按照指定比较规则部分排序，将排序结果拷贝到目的区间。</text:p>
          </table:table-cell>
        </table:table-row>
        <table:table-row>
          <table:table-cell table:style-name="表格147.A2" office:value-type="string">
            <text:p text:style-name="P113">algo_is_sorted</text:p>
          </table:table-cell>
          <table:table-cell table:style-name="表格147.B2" office:value-type="string">
            <text:p text:style-name="P114">判断数据区间是否是使用默认比较规则排序的。</text:p>
          </table:table-cell>
        </table:table-row>
        <table:table-row>
          <table:table-cell table:style-name="表格147.A2" office:value-type="string">
            <text:p text:style-name="P113">algo_is_sorted_if</text:p>
          </table:table-cell>
          <table:table-cell table:style-name="表格147.B2" office:value-type="string">
            <text:p text:style-name="P114">判断数据区间是否是使用指定比较规则排序的。</text:p>
          </table:table-cell>
        </table:table-row>
        <table:table-row>
          <table:table-cell table:style-name="表格147.A2" office:value-type="string">
            <text:p text:style-name="P113">algo_nth_element</text:p>
          </table:table-cell>
          <table:table-cell table:style-name="表格147.B2" office:value-type="string">
            <text:p text:style-name="P114">将数据区间按照默认的比较规则分成两部分,第n个数据与排序后的结果相同。</text:p>
          </table:table-cell>
        </table:table-row>
        <table:table-row>
          <table:table-cell table:style-name="表格147.A2" office:value-type="string">
            <text:p text:style-name="P113">algo_nth_element_if</text:p>
          </table:table-cell>
          <table:table-cell table:style-name="表格147.B2" office:value-type="string">
            <text:p text:style-name="P114">将数据区间按照指定的比较规则分成两部分,第n个数据与排序后的结果相同。</text:p>
          </table:table-cell>
        </table:table-row>
        <table:table-row>
          <table:table-cell table:style-name="表格147.A2" office:value-type="string">
            <text:p text:style-name="P113">algo_lower_bound</text:p>
          </table:table-cell>
          <table:table-cell table:style-name="表格147.B2" office:value-type="string">
            <text:p text:style-name="P114">返回使用默认比较规则排序的数据区间中第一个与指定数据相等的迭代器。</text:p>
          </table:table-cell>
        </table:table-row>
        <table:table-row>
          <table:table-cell table:style-name="表格147.A2" office:value-type="string">
            <text:p text:style-name="P113">algo_lower_bound_if</text:p>
          </table:table-cell>
          <table:table-cell table:style-name="表格147.B2" office:value-type="string">
            <text:p text:style-name="P114">返回使用指定比较规则排序的数据区间中第一个与指定数据相等的迭代器。</text:p>
          </table:table-cell>
        </table:table-row>
        <table:table-row>
          <table:table-cell table:style-name="表格147.A2" office:value-type="string">
            <text:p text:style-name="P113">algo_upper_bound</text:p>
          </table:table-cell>
          <table:table-cell table:style-name="表格147.B2" office:value-type="string">
            <text:p text:style-name="P114">返回使用默认比较规则排序的数据区间中第一个大于指定数据的迭代器。</text:p>
          </table:table-cell>
        </table:table-row>
        <table:table-row>
          <table:table-cell table:style-name="表格147.A2" office:value-type="string">
            <text:p text:style-name="P113">algo_upper_bound_if</text:p>
          </table:table-cell>
          <table:table-cell table:style-name="表格147.B2" office:value-type="string">
            <text:p text:style-name="P114">返回使用指定比较规则排序的数据区间中第一个大于指定数据的迭代器。</text:p>
          </table:table-cell>
        </table:table-row>
        <table:table-row>
          <table:table-cell table:style-name="表格147.A2" office:value-type="string">
            <text:p text:style-name="P113">algo_equal_range</text:p>
          </table:table-cell>
          <table:table-cell table:style-name="表格147.B2" office:value-type="string">
            <text:p text:style-name="P114">返回使用默认比较规俄排序的数据区间中包含指定数据的范围。</text:p>
          </table:table-cell>
        </table:table-row>
        <table:table-row>
          <table:table-cell table:style-name="表格147.A2" office:value-type="string">
            <text:p text:style-name="P113">algo_equal_range_if</text:p>
          </table:table-cell>
          <table:table-cell table:style-name="表格147.B2" office:value-type="string">
            <text:p text:style-name="P114">返回使用指定比较规则排序的数据区间中包含指定数据的范围。</text:p>
          </table:table-cell>
        </table:table-row>
        <table:table-row>
          <table:table-cell table:style-name="表格147.A2" office:value-type="string">
            <text:p text:style-name="P113">algo_binary_search</text:p>
          </table:table-cell>
          <table:table-cell table:style-name="表格147.B2" office:value-type="string">
            <text:p text:style-name="P114">在使用默认比较规则排序的数据区间中实现二分查找。</text:p>
          </table:table-cell>
        </table:table-row>
        <table:table-row>
          <table:table-cell table:style-name="表格147.A2" office:value-type="string">
            <text:p text:style-name="P113">algo_binary_search_if</text:p>
          </table:table-cell>
          <table:table-cell table:style-name="表格147.B2" office:value-type="string">
            <text:p text:style-name="P114">在使用指定比较规则排序的数据区间中实现二分查找。</text:p>
          </table:table-cell>
        </table:table-row>
        <table:table-row>
          <table:table-cell table:style-name="表格147.A2" office:value-type="string">
            <text:p text:style-name="P113">algo_merge</text:p>
          </table:table-cell>
          <table:table-cell table:style-name="表格147.B2" office:value-type="string">
            <text:p text:style-name="P114">合并两个使用默认比较规则排序的数据区间。</text:p>
          </table:table-cell>
        </table:table-row>
        <table:table-row>
          <table:table-cell table:style-name="表格147.A2" office:value-type="string">
            <text:p text:style-name="P113">algo_merge_if</text:p>
          </table:table-cell>
          <table:table-cell table:style-name="表格147.B2" office:value-type="string">
            <text:p text:style-name="P114">合并两个使用指定比较规则排序的数据区间。</text:p>
          </table:table-cell>
        </table:table-row>
        <table:table-row>
          <table:table-cell table:style-name="表格147.A2" office:value-type="string">
            <text:p text:style-name="P113">algo_inplace_merge</text:p>
          </table:table-cell>
          <table:table-cell table:style-name="表格147.B2" office:value-type="string">
            <text:p text:style-name="P114">合并同一数据区间中使用默认比较规则排序的两部分。</text:p>
          </table:table-cell>
        </table:table-row>
        <table:table-row>
          <table:table-cell table:style-name="表格147.A2" office:value-type="string">
            <text:p text:style-name="P113">algo_inplace_merge_if</text:p>
          </table:table-cell>
          <table:table-cell table:style-name="表格147.B2" office:value-type="string">
            <text:p text:style-name="P114">合并同一数据区间中使用指定比较规则排序的两部分。</text:p>
          </table:table-cell>
        </table:table-row>
        <table:table-row>
          <table:table-cell table:style-name="表格147.A2" office:value-type="string">
            <text:p text:style-name="P113">algo_includes</text:p>
          </table:table-cell>
          <table:table-cell table:style-name="表格147.B2" office:value-type="string">
            <text:p text:style-name="P114">判断两个使用默认比较规则排序的数据区间第一个是否包含第二个。</text:p>
          </table:table-cell>
        </table:table-row>
        <table:table-row>
          <table:table-cell table:style-name="表格147.A2" office:value-type="string">
            <text:p text:style-name="P113">algo_includes_if</text:p>
          </table:table-cell>
          <table:table-cell table:style-name="表格147.B2" office:value-type="string">
            <text:p text:style-name="P114">判断两个使用指定比较规则排序的数据区间第一个是否包含第二个。</text:p>
          </table:table-cell>
        </table:table-row>
        <table:table-row>
          <table:table-cell table:style-name="表格147.A2" office:value-type="string">
            <text:p text:style-name="P113">algo_set_union</text:p>
          </table:table-cell>
          <table:table-cell table:style-name="表格147.B2" office:value-type="string">
            <text:p text:style-name="P114">将两个使用默认比较规则排序的数据区间取并集。</text:p>
          </table:table-cell>
        </table:table-row>
        <table:table-row>
          <table:table-cell table:style-name="表格147.A2" office:value-type="string">
            <text:p text:style-name="P113">algo_set_union_if</text:p>
          </table:table-cell>
          <table:table-cell table:style-name="表格147.B2" office:value-type="string">
            <text:p text:style-name="P114">将两个使用指定比较规则排序的数据区间取并集。</text:p>
          </table:table-cell>
        </table:table-row>
        <table:table-row>
          <table:table-cell table:style-name="表格147.A2" office:value-type="string">
            <text:p text:style-name="P113">algo_set_intersection</text:p>
          </table:table-cell>
          <table:table-cell table:style-name="表格147.B2" office:value-type="string">
            <text:p text:style-name="P114">将两个使用默认比较规则排序的数据区间取交集。</text:p>
          </table:table-cell>
        </table:table-row>
        <table:table-row>
          <table:table-cell table:style-name="表格147.A2" office:value-type="string">
            <text:p text:style-name="P113">algo_set_intersection_if</text:p>
          </table:table-cell>
          <table:table-cell table:style-name="表格147.B2" office:value-type="string">
            <text:p text:style-name="P114">将两个使用指定比较规则排序的数据区间取交集。</text:p>
          </table:table-cell>
        </table:table-row>
        <table:table-row>
          <table:table-cell table:style-name="表格147.A2" office:value-type="string">
            <text:p text:style-name="P113">algo_set_difference</text:p>
          </table:table-cell>
          <table:table-cell table:style-name="表格147.B2" office:value-type="string">
            <text:p text:style-name="P114">将两个使用默认比较规则排序的数据区间取差集。</text:p>
          </table:table-cell>
        </table:table-row>
        <table:table-row>
          <table:table-cell table:style-name="表格147.A2" office:value-type="string">
            <text:p text:style-name="P113">algo_set_difference_if</text:p>
          </table:table-cell>
          <table:table-cell table:style-name="表格147.B2" office:value-type="string">
            <text:p text:style-name="P114">将两个使用指定比较规则排序的数据区间取差集。</text:p>
          </table:table-cell>
        </table:table-row>
        <text:soft-page-break/>
        <table:table-row>
          <table:table-cell table:style-name="表格147.A2" office:value-type="string">
            <text:p text:style-name="P113">algo_set_symmetric_difference</text:p>
          </table:table-cell>
          <table:table-cell table:style-name="表格147.B2" office:value-type="string">
            <text:p text:style-name="P114">将两个使用默认比较规则排序的数据区间取对称差集。</text:p>
          </table:table-cell>
        </table:table-row>
        <table:table-row>
          <table:table-cell table:style-name="表格147.A2" office:value-type="string">
            <text:p text:style-name="P113">algo_set_symmetric_difference_if</text:p>
          </table:table-cell>
          <table:table-cell table:style-name="表格147.B2" office:value-type="string">
            <text:p text:style-name="P114">将两个使用指定比较规则排序的数据区间取对称差集。</text:p>
          </table:table-cell>
        </table:table-row>
        <table:table-row>
          <table:table-cell table:style-name="表格147.A2" office:value-type="string">
            <text:p text:style-name="P113">algo_push_heap</text:p>
          </table:table-cell>
          <table:table-cell table:style-name="表格147.B2" office:value-type="string">
            <text:p text:style-name="P114">向使用默认比较规则的堆中插入一个数据。</text:p>
          </table:table-cell>
        </table:table-row>
        <table:table-row>
          <table:table-cell table:style-name="表格147.A2" office:value-type="string">
            <text:p text:style-name="P113">algo_push_heap_if</text:p>
          </table:table-cell>
          <table:table-cell table:style-name="表格147.B2" office:value-type="string">
            <text:p text:style-name="P114">向使用指定比较规则的堆中插入一个数据。</text:p>
          </table:table-cell>
        </table:table-row>
        <table:table-row>
          <table:table-cell table:style-name="表格147.A2" office:value-type="string">
            <text:p text:style-name="P113">algo_pop_heap</text:p>
          </table:table-cell>
          <table:table-cell table:style-name="表格147.B2" office:value-type="string">
            <text:p text:style-name="P114">将使用默认比较规则的堆中优先级最高的数据删除。</text:p>
          </table:table-cell>
        </table:table-row>
        <table:table-row>
          <table:table-cell table:style-name="表格147.A2" office:value-type="string">
            <text:p text:style-name="P113">algo_pop_heap_if</text:p>
          </table:table-cell>
          <table:table-cell table:style-name="表格147.B2" office:value-type="string">
            <text:p text:style-name="P114">将使用指定比较规则的堆中优先级最高的数据删除。</text:p>
          </table:table-cell>
        </table:table-row>
        <table:table-row>
          <table:table-cell table:style-name="表格147.A2" office:value-type="string">
            <text:p text:style-name="P113">algo_make_heap</text:p>
          </table:table-cell>
          <table:table-cell table:style-name="表格147.B2" office:value-type="string">
            <text:p text:style-name="P114">将数据区间变成使用默认比较规则的堆。</text:p>
          </table:table-cell>
        </table:table-row>
        <table:table-row>
          <table:table-cell table:style-name="表格147.A2" office:value-type="string">
            <text:p text:style-name="P113">algo_make_heap_if</text:p>
          </table:table-cell>
          <table:table-cell table:style-name="表格147.B2" office:value-type="string">
            <text:p text:style-name="P114">将数据区间变成使用指定比较规则的堆。</text:p>
          </table:table-cell>
        </table:table-row>
        <table:table-row>
          <table:table-cell table:style-name="表格147.A2" office:value-type="string">
            <text:p text:style-name="P113">algo_sort_heap</text:p>
          </table:table-cell>
          <table:table-cell table:style-name="表格147.B2" office:value-type="string">
            <text:p text:style-name="P114">将使用默认比较规则的堆进行堆排序。</text:p>
          </table:table-cell>
        </table:table-row>
        <table:table-row>
          <table:table-cell table:style-name="表格147.A2" office:value-type="string">
            <text:p text:style-name="P113">algo_sort_heap_if</text:p>
          </table:table-cell>
          <table:table-cell table:style-name="表格147.B2" office:value-type="string">
            <text:p text:style-name="P114">将使用指定比较规则的堆进行堆排序。</text:p>
          </table:table-cell>
        </table:table-row>
        <table:table-row>
          <table:table-cell table:style-name="表格147.A2" office:value-type="string">
            <text:p text:style-name="P113">algo_is_heap</text:p>
          </table:table-cell>
          <table:table-cell table:style-name="表格147.B2" office:value-type="string">
            <text:p text:style-name="P114">判断一个数据区间是否是使用默认比较规则的堆。</text:p>
          </table:table-cell>
        </table:table-row>
        <table:table-row>
          <table:table-cell table:style-name="表格147.A2" office:value-type="string">
            <text:p text:style-name="P113">algo_is_heap_if</text:p>
          </table:table-cell>
          <table:table-cell table:style-name="表格147.B2" office:value-type="string">
            <text:p text:style-name="P114">判断一个数据区间是否是使用指定比较规则的堆。</text:p>
          </table:table-cell>
        </table:table-row>
        <table:table-row>
          <table:table-cell table:style-name="表格147.A2" office:value-type="string">
            <text:p text:style-name="P113">algo_min</text:p>
          </table:table-cell>
          <table:table-cell table:style-name="表格147.B2" office:value-type="string">
            <text:p text:style-name="P114">使用默认比较规则找出两个迭代器所指的数据的小者。</text:p>
          </table:table-cell>
        </table:table-row>
        <table:table-row>
          <table:table-cell table:style-name="表格147.A2" office:value-type="string">
            <text:p text:style-name="P113">algo_min_if</text:p>
          </table:table-cell>
          <table:table-cell table:style-name="表格147.B2" office:value-type="string">
            <text:p text:style-name="P114">使用指定比较规则找出两个迭代器所指的数据的小者。</text:p>
          </table:table-cell>
        </table:table-row>
        <table:table-row>
          <table:table-cell table:style-name="表格147.A2" office:value-type="string">
            <text:p text:style-name="P113">algo_max</text:p>
          </table:table-cell>
          <table:table-cell table:style-name="表格147.B2" office:value-type="string">
            <text:p text:style-name="P114">使用默认比较规则找出两个迭代器所指的数据的大者。</text:p>
          </table:table-cell>
        </table:table-row>
        <table:table-row>
          <table:table-cell table:style-name="表格147.A2" office:value-type="string">
            <text:p text:style-name="P113">algo_max_if</text:p>
          </table:table-cell>
          <table:table-cell table:style-name="表格147.B2" office:value-type="string">
            <text:p text:style-name="P114">使用指定比较规则找出两个迭代器所指的数据的大者。</text:p>
          </table:table-cell>
        </table:table-row>
        <table:table-row>
          <table:table-cell table:style-name="表格147.A2" office:value-type="string">
            <text:p text:style-name="P113">algo_min_element</text:p>
          </table:table-cell>
          <table:table-cell table:style-name="表格147.B2" office:value-type="string">
            <text:p text:style-name="P114">使用默认的比较规则找出数据区间中最小的数据。</text:p>
          </table:table-cell>
        </table:table-row>
        <table:table-row>
          <table:table-cell table:style-name="表格147.A2" office:value-type="string">
            <text:p text:style-name="P113">algo_min_element_if</text:p>
          </table:table-cell>
          <table:table-cell table:style-name="表格147.B2" office:value-type="string">
            <text:p text:style-name="P114">使用指定的比较规则找出数据区间中最小的数据。</text:p>
          </table:table-cell>
        </table:table-row>
        <table:table-row>
          <table:table-cell table:style-name="表格147.A2" office:value-type="string">
            <text:p text:style-name="P113">algo_max_element</text:p>
          </table:table-cell>
          <table:table-cell table:style-name="表格147.B2" office:value-type="string">
            <text:p text:style-name="P114">使用默认的比较规则找出数据区间中最大的数据。</text:p>
          </table:table-cell>
        </table:table-row>
        <table:table-row>
          <table:table-cell table:style-name="表格147.A2" office:value-type="string">
            <text:p text:style-name="P113">algo_max_element_if</text:p>
          </table:table-cell>
          <table:table-cell table:style-name="表格147.B2" office:value-type="string">
            <text:p text:style-name="P114">使用指定的比较规则找出数据区间中最大的数据。</text:p>
          </table:table-cell>
        </table:table-row>
        <table:table-row>
          <table:table-cell table:style-name="表格147.A2" office:value-type="string">
            <text:p text:style-name="P113">algo_lexicographical_compare</text:p>
          </table:table-cell>
          <table:table-cell table:style-name="表格147.B2" office:value-type="string">
            <text:p text:style-name="P114">使用默认比较规则按照字典方式比较两个数据区间。</text:p>
          </table:table-cell>
        </table:table-row>
        <table:table-row>
          <table:table-cell table:style-name="表格147.A2" office:value-type="string">
            <text:p text:style-name="P113">algo_lexicographical_compare_if</text:p>
          </table:table-cell>
          <table:table-cell table:style-name="表格147.B2" office:value-type="string">
            <text:p text:style-name="P114">使用指定比较规则按照字典方式比较两个数据区间。</text:p>
          </table:table-cell>
        </table:table-row>
        <table:table-row>
          <table:table-cell table:style-name="表格147.A2" office:value-type="string">
            <text:p text:style-name="P113">algo_lexicographical_compare_3way</text:p>
          </table:table-cell>
          <table:table-cell table:style-name="表格147.B2" office:value-type="string">
            <text:p text:style-name="P114">使用默认比较规则按照字典方式比较两个数据区间，返回3种结果。</text:p>
          </table:table-cell>
        </table:table-row>
        <table:table-row>
          <table:table-cell table:style-name="表格147.A2" office:value-type="string">
            <text:p text:style-name="P113">algo_lexicographical_compare_3way_if</text:p>
          </table:table-cell>
          <table:table-cell table:style-name="表格147.B2" office:value-type="string">
            <text:p text:style-name="P114">使用指定比较规则按照字典方式比较两个数据区间，返回3种结果。</text:p>
          </table:table-cell>
        </table:table-row>
        <table:table-row>
          <table:table-cell table:style-name="表格147.A2" office:value-type="string">
            <text:p text:style-name="P113">algo_next_permutation</text:p>
          </table:table-cell>
          <table:table-cell table:style-name="表格147.B2" office:value-type="string">
            <text:p text:style-name="P114">返回使用默认比较规则的当前数据区间的下一排列方式。</text:p>
          </table:table-cell>
        </table:table-row>
        <table:table-row>
          <table:table-cell table:style-name="表格147.A2" office:value-type="string">
            <text:p text:style-name="P113">algo_next_permutation_if</text:p>
          </table:table-cell>
          <table:table-cell table:style-name="表格147.B2" office:value-type="string">
            <text:p text:style-name="P114">返回使用指定比较规则的当前数据区间的下一排列方式。</text:p>
          </table:table-cell>
        </table:table-row>
        <table:table-row>
          <table:table-cell table:style-name="表格147.A2" office:value-type="string">
            <text:p text:style-name="P113">algo_prev_permutation</text:p>
          </table:table-cell>
          <table:table-cell table:style-name="表格147.B2" office:value-type="string">
            <text:p text:style-name="P114">返回使用默认比较规则的当前数据区间的上一排列方式。</text:p>
          </table:table-cell>
        </table:table-row>
        <table:table-row>
          <table:table-cell table:style-name="表格147.A2" office:value-type="string">
            <text:p text:style-name="P113">algo_prev_permutation_if</text:p>
          </table:table-cell>
          <table:table-cell table:style-name="表格147.B2" office:value-type="string">
            <text:p text:style-name="P114">返回使用指定比较规则的当前数据区间的上一排列方式。</text:p>
          </table:table-cell>
        </table:table-row>
      </table:table>
      <text:p text:style-name="P35"/>
      <text:list xml:id="list663093664" text:continue-numbering="true" text:style-name="WW8Num13">
        <text:list-item>
          <text:list>
            <text:list-item>
              <text:list>
                <text:list-item>
                  <text:h text:style-name="P338" text:outline-level="3"><text:soft-page-break/>排序整个数据区间</text:h>
                </text:list-item>
              </text:list>
            </text:list-item>
          </text:list>
        </text:list-item>
      </text:list>
      <text:list xml:id="list2144653840" text:style-name="L167">
        <text:list-item>
          <text:p text:style-name="P189">algo_sort <text:s text:c="3"/>algo_sort_if <text:s text:c="3"/>algo_stable_sort <text:s text:c="3"/>algo_stable_sort_if对整个数据区间进行排序</text:p>
        </text:list-item>
      </text:list>
      <text:list xml:id="list1380383395" text:style-name="L168">
        <text:list-item>
          <text:p text:style-name="P190">algo_sort和algo_stable_sort默认使用数据类型的小于操作函数作为比较规则进行排序。</text:p>
        </text:list-item>
        <text:list-item>
          <text:p text:style-name="P190">algo_sort_if和algo_stable_sort_if使用指定的比较规则进行排序。</text:p>
        </text:list-item>
        <text:list-item>
          <text:p text:style-name="P190">algo_sort_if和algo_stable_sort_if使用的比较规则不能修改数据。</text:p>
        </text:list-item>
        <text:list-item>
          <text:p text:style-name="P190">algo_sort和algo_stable_sort的不同之处在于algo_stable_sort对于相等的数据不改变原有数据的相对位置。</text:p>
        </text:list-item>
        <text:list-item>
          <text:p text:style-name="P190">有些容器提供了排序操作操作，排序时应该使用容器提供的排序操作函数。</text:p>
        </text:list-item>
      </text:list>
      <text:p text:style-name="P35">下面给出了algo_sort和algo_sort_if的例子：</text:p>
      <table:table table:name="表格148" table:style-name="表格148">
        <table:table-column table:style-name="表格148.A"/>
        <table:table-row>
          <table:table-cell table:style-name="表格148.A1" office:value-type="string">
            <text:p text:style-name="P124">/* </text:p>
            <text:p text:style-name="P124"><text:s/>* sort3.c </text:p>
            <text:p text:style-name="P124"><text:s/>* compile with : -lcstl </text:p>
            <text:p text:style-name="P124"><text:s/>*/ </text:p>
            <text:p text:style-name="P124"/>
            <text:p text:style-name="P124">#include &lt;stdio.h&gt; </text:p>
            <text:p text:style-name="P124">#include &lt;cstl/cdeque.h&gt; </text:p>
            <text:p text:style-name="P124">#include &lt;cstl/calgorithm.h&gt; </text:p>
            <text:p text:style-name="P124">#include &lt;cstl/cfunctional.h&gt; </text:p>
            <text:p text:style-name="P124"/>
            <text:p text:style-name="P124">int main(int argc, char* argv[]) </text:p>
            <text:p text:style-name="P124">{ </text:p>
            <text:p text:style-name="P124"><text:s text:c="4"/>deque_t* pdeq_coll = create_deque(int); </text:p>
            <text:p text:style-name="P124"><text:s text:c="4"/>iterator_t it_pos; </text:p>
            <text:p text:style-name="P124"><text:s text:c="4"/>int i = 0; </text:p>
            <text:p text:style-name="P124"/>
            <text:p text:style-name="P124"><text:s text:c="4"/>if(pdeq_coll == NULL) </text:p>
            <text:p text:style-name="P124"><text:s text:c="4"/>{ </text:p>
            <text:p text:style-name="P124"><text:s text:c="8"/>return -1; </text:p>
            <text:p text:style-name="P124"><text:s text:c="4"/>} </text:p>
            <text:p text:style-name="P124"/>
            <text:p text:style-name="P124"><text:s text:c="4"/>deque_init(pdeq_coll); </text:p>
            <text:p text:style-name="P124"/>
            <text:p text:style-name="P124"><text:s text:c="4"/>for(i = 1; i &lt;= 9; ++i) </text:p>
            <text:p text:style-name="P124"><text:s text:c="4"/>{ </text:p>
            <text:p text:style-name="P124"><text:s text:c="8"/>deque_push_back(pdeq_coll, i); </text:p>
            <text:p text:style-name="P124"><text:s text:c="4"/>} </text:p>
            <text:p text:style-name="P124"><text:s text:c="4"/>for(i = 1; i &lt;= 9; ++i) </text:p>
            <text:p text:style-name="P124"><text:s text:c="4"/>{ </text:p>
            <text:p text:style-name="P124"><text:s text:c="8"/>deque_push_back(pdeq_coll, i); </text:p>
            <text:p text:style-name="P124"><text:s text:c="4"/>} </text:p>
            <text:p text:style-name="P124"/>
            <text:p text:style-name="P124"><text:soft-page-break/><text:s text:c="4"/>printf("on entry: "); </text:p>
            <text:p text:style-name="P124"><text:s text:c="4"/>for(it_pos = deque_begin(pdeq_coll); </text:p>
            <text:p text:style-name="P124"><text:s text:c="8"/>!iterator_equal(it_pos, deque_end(pdeq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algo_sort(deque_begin(pdeq_coll), deque_end(pdeq_coll)); </text:p>
            <text:p text:style-name="P124"><text:s text:c="4"/>printf("sorted: "); </text:p>
            <text:p text:style-name="P124"><text:s text:c="4"/>for(it_pos = deque_begin(pdeq_coll); </text:p>
            <text:p text:style-name="P124"><text:s text:c="8"/>!iterator_equal(it_pos, deque_end(pdeq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algo_sort_if(deque_begin(pdeq_coll), deque_end(pdeq_coll), fun_greater_int); </text:p>
            <text:p text:style-name="P124"><text:s text:c="4"/>printf("sorted &gt;: "); </text:p>
            <text:p text:style-name="P124"><text:s text:c="4"/>for(it_pos = deque_begin(pdeq_coll); </text:p>
            <text:p text:style-name="P124"><text:s text:c="8"/>!iterator_equal(it_pos, deque_end(pdeq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deque_destroy(pdeq_coll); </text:p>
            <text:p text:style-name="P124"/>
            <text:p text:style-name="P124"><text:s text:c="4"/>return 0; </text:p>
            <text:p text:style-name="P124">}</text:p>
          </table:table-cell>
        </table:table-row>
      </table:table>
      <text:p text:style-name="P35">输出结果：</text:p>
      <text:p text:style-name="P35">on entry: 1 2 3 4 5 6 7 8 9 1 2 3 4 5 6 7 8 9 </text:p>
      <text:p text:style-name="P35">sorted: 1 1 2 2 3 3 4 4 5 5 6 6 7 7 8 8 9 9 </text:p>
      <text:p text:style-name="P35">sorted &gt;: 9 9 8 8 7 7 6 6 5 5 4 4 3 3 2 2 1 1 </text:p>
      <text:p text:style-name="P35"/>
      <text:p text:style-name="P35">下面这个例子不仅展示了algo_stable_sort_if函数的用法而且还展示了algo_sort_if和algo_stable_sort_if的不同：</text:p>
      <table:table table:name="表格149" table:style-name="表格149">
        <table:table-column table:style-name="表格149.A"/>
        <table:table-row>
          <table:table-cell table:style-name="表格149.A1" office:value-type="string">
            <text:p text:style-name="P124">/* </text:p>
            <text:p text:style-name="P124"><text:s/>* sort4.c </text:p>
            <text:p text:style-name="P124"><text:s/>* compile with : -lcstl </text:p>
            <text:p text:style-name="P124"><text:s/>*/ </text:p>
            <text:p text:style-name="P124"><text:soft-page-break/><text:s/></text:p>
            <text:p text:style-name="P124">#include &lt;stdio.h&gt; </text:p>
            <text:p text:style-name="P124">#include &lt;string.h&gt; </text:p>
            <text:p text:style-name="P124">#include &lt;cstl/cvector.h&gt; </text:p>
            <text:p text:style-name="P124">#include &lt;cstl/calgorithm.h&gt; </text:p>
            <text:p text:style-name="P124"/>
            <text:p text:style-name="P124">static void _less_length(const void* cpv_first, </text:p>
            <text:p text:style-name="P124"><text:s text:c="4"/>const void* cpv_second, void* pv_output) </text:p>
            <text:p text:style-name="P124">{ </text:p>
            <text:p text:style-name="P124"><text:s text:c="4"/>*(bool_t*)pv_output = strlen((char*)cpv_first) &lt; strlen((char*)cpv_second) ? </text:p>
            <text:p text:style-name="P124"><text:s text:c="8"/>true : false; </text:p>
            <text:p text:style-name="P124">} </text:p>
            <text:p text:style-name="P124"/>
            <text:p text:style-name="P124">int main(int argc, char* argv[]) </text:p>
            <text:p text:style-name="P124">{ </text:p>
            <text:p text:style-name="P124"><text:s text:c="4"/>vector_t* pvec_coll1 = create_vector(char*); </text:p>
            <text:p text:style-name="P124"><text:s text:c="4"/>vector_t* pvec_coll2 = create_vector(char*); </text:p>
            <text:p text:style-name="P124"><text:s text:c="4"/>iterator_t it_pos; </text:p>
            <text:p text:style-name="P124"/>
            <text:p text:style-name="P124"><text:s text:c="4"/>if(pvec_coll1 == NULL || pvec_coll2 == NULL) </text:p>
            <text:p text:style-name="P124"><text:s text:c="4"/>{ </text:p>
            <text:p text:style-name="P124"><text:s text:c="8"/>return -1; </text:p>
            <text:p text:style-name="P124"><text:s text:c="4"/>} </text:p>
            <text:p text:style-name="P124"/>
            <text:p text:style-name="P124"><text:s text:c="4"/>vector_init(pvec_coll1); </text:p>
            <text:p text:style-name="P124"><text:s text:c="4"/>vector_init(pvec_coll2); </text:p>
            <text:p text:style-name="P124"/>
            <text:p text:style-name="P124"><text:s text:c="4"/>vector_push_back(pvec_coll1, "1xxx"); </text:p>
            <text:p text:style-name="P124"><text:s text:c="4"/>vector_push_back(pvec_coll1, "2x"); </text:p>
            <text:p text:style-name="P124"><text:s text:c="4"/>vector_push_back(pvec_coll1, "3x"); </text:p>
            <text:p text:style-name="P124"><text:s text:c="4"/>vector_push_back(pvec_coll1, "4x"); </text:p>
            <text:p text:style-name="P124"><text:s text:c="4"/>vector_push_back(pvec_coll1, "5xx"); </text:p>
            <text:p text:style-name="P124"><text:s text:c="4"/>vector_push_back(pvec_coll1, "6xxxx"); </text:p>
            <text:p text:style-name="P124"><text:s text:c="4"/>vector_push_back(pvec_coll1, "7xx"); </text:p>
            <text:p text:style-name="P124"><text:s text:c="4"/>vector_push_back(pvec_coll1, "8xxx"); </text:p>
            <text:p text:style-name="P124"><text:s text:c="4"/>vector_push_back(pvec_coll1, "9xx"); </text:p>
            <text:p text:style-name="P124"><text:s text:c="4"/>vector_push_back(pvec_coll1, "10xxx"); </text:p>
            <text:p text:style-name="P124"><text:s text:c="4"/>vector_push_back(pvec_coll1, "11"); </text:p>
            <text:p text:style-name="P124"><text:s text:c="4"/>vector_push_back(pvec_coll1, "12"); </text:p>
            <text:p text:style-name="P124"><text:s text:c="4"/>vector_push_back(pvec_coll1, "13"); </text:p>
            <text:p text:style-name="P124"><text:s text:c="4"/>vector_push_back(pvec_coll1, "14xx"); </text:p>
            <text:p text:style-name="P124"><text:s text:c="4"/>vector_push_back(pvec_coll1, "15"); </text:p>
            <text:p text:style-name="P124"><text:s text:c="4"/>vector_push_back(pvec_coll1, "16"); </text:p>
            <text:p text:style-name="P124"><text:soft-page-break/><text:s text:c="4"/>vector_push_back(pvec_coll1, "17"); </text:p>
            <text:p text:style-name="P124"><text:s text:c="4"/>vector_assign(pvec_coll2, pvec_coll1); </text:p>
            <text:p text:style-name="P124"/>
            <text:p text:style-name="P124"><text:s text:c="4"/>printf("on entry:\n"); </text:p>
            <text:p text:style-name="P124"><text:s text:c="4"/>for(it_pos = vector_begin(pvec_coll1); </text:p>
            <text:p text:style-name="P124"><text:s text:c="8"/>!iterator_equal(it_pos, vector_end(pvec_coll1)); </text:p>
            <text:p text:style-name="P124"><text:s text:c="8"/>it_pos = iterator_next(it_pos)) </text:p>
            <text:p text:style-name="P124"><text:s text:c="4"/>{ </text:p>
            <text:p text:style-name="P124"><text:s text:c="8"/>printf("%s ", (char*)iterator_get_pointer(it_pos)); </text:p>
            <text:p text:style-name="P124"><text:s text:c="4"/>} </text:p>
            <text:p text:style-name="P124"><text:s text:c="4"/>printf("\n"); </text:p>
            <text:p text:style-name="P124"/>
            <text:p text:style-name="P124"><text:s text:c="4"/>algo_sort_if(vector_begin(pvec_coll1), </text:p>
            <text:p text:style-name="P124"><text:s text:c="8"/>vector_end(pvec_coll1), _less_length); </text:p>
            <text:p text:style-name="P124"><text:s text:c="4"/>algo_stable_sort_if(vector_begin(pvec_coll2), </text:p>
            <text:p text:style-name="P124"><text:s text:c="8"/>vector_end(pvec_coll2), _less_length); </text:p>
            <text:p text:style-name="P124"><text:s text:c="4"/>printf("with algo_sort_if():\n"); </text:p>
            <text:p text:style-name="P124"><text:s text:c="4"/>for(it_pos = vector_begin(pvec_coll1); </text:p>
            <text:p text:style-name="P124"><text:s text:c="8"/>!iterator_equal(it_pos, vector_end(pvec_coll1)); </text:p>
            <text:p text:style-name="P124"><text:s text:c="8"/>it_pos = iterator_next(it_pos)) </text:p>
            <text:p text:style-name="P124"><text:s text:c="4"/>{ </text:p>
            <text:p text:style-name="P124"><text:s text:c="8"/>printf("%s ", (char*)iterator_get_pointer(it_pos)); </text:p>
            <text:p text:style-name="P124"><text:s text:c="4"/>} </text:p>
            <text:p text:style-name="P124"><text:s text:c="4"/>printf("\n"); </text:p>
            <text:p text:style-name="P124"><text:s text:c="4"/>printf("with algo_stable_sort_if():\n"); </text:p>
            <text:p text:style-name="P124"><text:s text:c="4"/>for(it_pos = vector_begin(pvec_coll2); </text:p>
            <text:p text:style-name="P124"><text:s text:c="8"/>!iterator_equal(it_pos, vector_end(pvec_coll2)); </text:p>
            <text:p text:style-name="P124"><text:s text:c="8"/>it_pos = iterator_next(it_pos)) </text:p>
            <text:p text:style-name="P124"><text:s text:c="4"/>{ </text:p>
            <text:p text:style-name="P124"><text:s text:c="8"/>printf("%s ", (char*)iterator_get_pointer(it_pos)); </text:p>
            <text:p text:style-name="P124"><text:s text:c="4"/>} </text:p>
            <text:p text:style-name="P124"><text:s text:c="4"/>printf("\n"); </text:p>
            <text:p text:style-name="P124"/>
            <text:p text:style-name="P124"><text:s text:c="4"/>vector_destroy(pvec_coll1); </text:p>
            <text:p text:style-name="P124"><text:s text:c="4"/>vector_destroy(pvec_coll2); </text:p>
            <text:p text:style-name="P124"/>
            <text:p text:style-name="P124"><text:s text:c="4"/>return 0; </text:p>
            <text:p text:style-name="P124">}</text:p>
          </table:table-cell>
        </table:table-row>
      </table:table>
      <text:p text:style-name="P35">程序的输出结果：</text:p>
      <text:p text:style-name="P35">on entry: </text:p>
      <text:p text:style-name="P35">1xxx 2x 3x 4x 5xx 6xxxx 7xx 8xxx 9xx 10xxx 11 12 13 14xx 15 16 17 </text:p>
      <text:p text:style-name="P35">with algo_sort_if(): </text:p>
      <text:p text:style-name="P35">13 15 11 12 2x 17 16 3x 4x 5xx 7xx 9xx 1xxx 8xxx 14xx 10xxx 6xxxx </text:p>
      <text:p text:style-name="P35"><text:soft-page-break/>with algo_stable_sort_if(): </text:p>
      <text:p text:style-name="P35">2x 3x 4x 11 12 13 15 16 17 5xx 7xx 9xx 1xxx 8xxx 14xx 6xxxx 10xxx </text:p>
      <text:p text:style-name="P35"/>
      <text:list xml:id="list1163164336" text:continue-list="list663093664" text:style-name="WW8Num13">
        <text:list-item>
          <text:list>
            <text:list-item>
              <text:list>
                <text:list-item>
                  <text:h text:style-name="P338" text:outline-level="3">部分排序</text:h>
                </text:list-item>
              </text:list>
            </text:list-item>
          </text:list>
        </text:list-item>
      </text:list>
      <text:list xml:id="list933771414" text:style-name="L169">
        <text:list-item>
          <text:p text:style-name="P191">algo_partial_sort <text:s text:c="3"/>algo_partial_sort_if将数据区间的一部分排序。</text:p>
        </text:list-item>
      </text:list>
      <text:list xml:id="list977524970" text:style-name="L170">
        <text:list-item>
          <text:p text:style-name="P192">algo_partial_sort使用数据的小于操作函数作为比较规则排序。</text:p>
        </text:list-item>
        <text:list-item>
          <text:p text:style-name="P192">algo_partial_sort_if使用指定的比较规则排序。</text:p>
        </text:list-item>
        <text:list-item>
          <text:p text:style-name="P192">这两个算法不像algo_sort排序整个数据区间，而是排序后只是前面的一部分数据有序，后面的一部分并未排序。</text:p>
        </text:list-item>
        <text:list-item>
          <text:p text:style-name="P192">algo_partial_sort_if使用的函数不能修改数据。</text:p>
        </text:list-item>
      </text:list>
      <text:p text:style-name="P35">下面的例子展示了如何使用algo_partial_sort和algo_partial_sort_if：</text:p>
      <table:table table:name="表格150" table:style-name="表格150">
        <table:table-column table:style-name="表格150.A"/>
        <table:table-row>
          <table:table-cell table:style-name="表格150.A1" office:value-type="string">
            <text:p text:style-name="P124">/* </text:p>
            <text:p text:style-name="P124"><text:s/>* psort1.c </text:p>
            <text:p text:style-name="P124"><text:s/>* compile with : -lcstl </text:p>
            <text:p text:style-name="P124"><text:s/>*/ </text:p>
            <text:p text:style-name="P124"/>
            <text:p text:style-name="P124">#include &lt;stdio.h&gt; </text:p>
            <text:p text:style-name="P124">#include &lt;cstl/cdeque.h&gt; </text:p>
            <text:p text:style-name="P124">#include &lt;cstl/calgorithm.h&gt; </text:p>
            <text:p text:style-name="P124">#include &lt;cstl/cfunctional.h&gt; </text:p>
            <text:p text:style-name="P124"/>
            <text:p text:style-name="P124">int main(int argc, char* argv[]) </text:p>
            <text:p text:style-name="P124">{ </text:p>
            <text:p text:style-name="P124"><text:s text:c="4"/>deque_t* pdeq_coll = create_deque(int); </text:p>
            <text:p text:style-name="P124"><text:s text:c="4"/>iterator_t it_pos; </text:p>
            <text:p text:style-name="P124"><text:s text:c="4"/>int i = 0; </text:p>
            <text:p text:style-name="P124"/>
            <text:p text:style-name="P124"><text:s text:c="4"/>if(pdeq_coll == NULL) </text:p>
            <text:p text:style-name="P124"><text:s text:c="4"/>{ </text:p>
            <text:p text:style-name="P124"><text:s text:c="8"/>return -1; </text:p>
            <text:p text:style-name="P124"><text:s text:c="4"/>} </text:p>
            <text:p text:style-name="P124"/>
            <text:p text:style-name="P124"><text:s text:c="4"/>deque_init(pdeq_coll); </text:p>
            <text:p text:style-name="P124"/>
            <text:p text:style-name="P124"><text:s text:c="4"/>for(i = 3; i &lt;= 7; ++i) </text:p>
            <text:p text:style-name="P124"><text:s text:c="4"/>{ </text:p>
            <text:p text:style-name="P124"><text:s text:c="8"/>deque_push_back(pdeq_coll, i); </text:p>
            <text:p text:style-name="P124"><text:s text:c="4"/>} </text:p>
            <text:p text:style-name="P124"><text:s text:c="4"/>for(i = 2; i &lt;= 6; ++i) </text:p>
            <text:p text:style-name="P124"><text:soft-page-break/><text:s text:c="4"/>{ </text:p>
            <text:p text:style-name="P124"><text:s text:c="8"/>deque_push_back(pdeq_coll, i); </text:p>
            <text:p text:style-name="P124"><text:s text:c="4"/>} </text:p>
            <text:p text:style-name="P124"><text:s text:c="4"/>for(i = 1; i &lt;= 5; ++i) </text:p>
            <text:p text:style-name="P124"><text:s text:c="4"/>{ </text:p>
            <text:p text:style-name="P124"><text:s text:c="8"/>deque_push_back(pdeq_coll, i); </text:p>
            <text:p text:style-name="P124"><text:s text:c="4"/>} </text:p>
            <text:p text:style-name="P124"><text:s text:c="4"/>printf("coll: "); </text:p>
            <text:p text:style-name="P124"><text:s text:c="4"/>for(it_pos = deque_begin(pdeq_coll); </text:p>
            <text:p text:style-name="P124"><text:s text:c="8"/>!iterator_equal(it_pos, deque_end(pdeq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algo_partial_sort(deque_begin(pdeq_coll), </text:p>
            <text:p text:style-name="P124"><text:s text:c="8"/>iterator_next_n(deque_begin(pdeq_coll), 5), deque_end(pdeq_coll)); </text:p>
            <text:p text:style-name="P124"><text:s text:c="4"/>printf("coll: "); </text:p>
            <text:p text:style-name="P124"><text:s text:c="4"/>for(it_pos = deque_begin(pdeq_coll); </text:p>
            <text:p text:style-name="P124"><text:s text:c="8"/>!iterator_equal(it_pos, deque_end(pdeq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algo_partial_sort_if(deque_begin(pdeq_coll), </text:p>
            <text:p text:style-name="P124"><text:s text:c="8"/>iterator_next_n(deque_begin(pdeq_coll), 5), </text:p>
            <text:p text:style-name="P124"><text:s text:c="8"/>deque_end(pdeq_coll), fun_greater_int); </text:p>
            <text:p text:style-name="P124"><text:s text:c="4"/>printf("coll: "); </text:p>
            <text:p text:style-name="P124"><text:s text:c="4"/>for(it_pos = deque_begin(pdeq_coll); </text:p>
            <text:p text:style-name="P124"><text:s text:c="8"/>!iterator_equal(it_pos, deque_end(pdeq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deque_destroy(pdeq_coll); </text:p>
            <text:p text:style-name="P124"/>
            <text:p text:style-name="P124"><text:s text:c="4"/>return 0; </text:p>
            <text:p text:style-name="P124">}</text:p>
          </table:table-cell>
        </table:table-row>
      </table:table>
      <text:p text:style-name="P35"><text:soft-page-break/>输出结果：</text:p>
      <text:p text:style-name="P35">coll: 3 4 5 6 7 2 3 4 5 6 1 2 3 4 5 </text:p>
      <text:p text:style-name="P35">coll: 1 2 2 3 3 7 6 5 5 6 4 4 3 4 5 </text:p>
      <text:p text:style-name="P35">coll: 7 6 6 5 5 1 2 2 3 3 4 4 3 4 5 </text:p>
      <text:p text:style-name="P35">从结果看来algo_partial_sort和algo_partial_sort_if执行后只有前5个数字是这个数据区间排序的其余的是无序的。</text:p>
      <text:p text:style-name="P35"/>
      <text:p text:style-name="P35">algo_partial_sort_copy <text:s text:c="3"/>algo_partial_sort_copy_if对数据区间进行部分排序并将结果拷贝到目的数据区间中</text:p>
      <text:p text:style-name="P35">algo_partial_sort_copy使用数据类型的小于操作函数作为比较规则排序。</text:p>
      <text:p text:style-name="P35">algo_partial_sort_copy_if使用指定的比较规则排序。</text:p>
      <text:p text:style-name="P35">algo_partial_sort_copy_if使用的函数不能修改数据。</text:p>
      <text:p text:style-name="P35">两个算法拷贝到目的数据区间中的是最小排序数据区间。</text:p>
      <text:p text:style-name="P35">两个算法都返回拷贝到目的数据区间的数据的末尾。</text:p>
      <text:p text:style-name="P35">下面是这两个算法的例子：</text:p>
      <table:table table:name="表格151" table:style-name="表格151">
        <table:table-column table:style-name="表格151.A"/>
        <table:table-row>
          <table:table-cell table:style-name="表格151.A1" office:value-type="string">
            <text:p text:style-name="P124">/* </text:p>
            <text:p text:style-name="P124"><text:s/>* psort2.c </text:p>
            <text:p text:style-name="P124"><text:s/>* compile with : -lcstl </text:p>
            <text:p text:style-name="P124"><text:s/>*/ </text:p>
            <text:p text:style-name="P124"/>
            <text:p text:style-name="P124">#include &lt;stdio.h&gt; </text:p>
            <text:p text:style-name="P124">#include &lt;cstl/cdeque.h&gt; </text:p>
            <text:p text:style-name="P124">#include &lt;cstl/cvector.h&gt; </text:p>
            <text:p text:style-name="P124">#include &lt;cstl/calgorithm.h&gt; </text:p>
            <text:p text:style-name="P124">#include &lt;cstl/cfunctional.h&gt; </text:p>
            <text:p text:style-name="P124"/>
            <text:p text:style-name="P124">int main(int argc, char* argv[]) </text:p>
            <text:p text:style-name="P124">{ </text:p>
            <text:p text:style-name="P124"><text:s text:c="4"/>deque_t* pdeq_coll = create_deque(int); </text:p>
            <text:p text:style-name="P124"><text:s text:c="4"/>vector_t* pvec_coll6 = create_vector(int); </text:p>
            <text:p text:style-name="P124"><text:s text:c="4"/>vector_t* pvec_coll30 = create_vector(int); </text:p>
            <text:p text:style-name="P124"><text:s text:c="4"/>iterator_t it_pos; </text:p>
            <text:p text:style-name="P124"><text:s text:c="4"/>iterator_t it_end; </text:p>
            <text:p text:style-name="P124"><text:s text:c="4"/>int i = 0; </text:p>
            <text:p text:style-name="P124"/>
            <text:p text:style-name="P124"><text:s text:c="4"/>if(pdeq_coll == NULL || pvec_coll6 == NULL || pvec_coll30 == NULL) </text:p>
            <text:p text:style-name="P124"><text:s text:c="4"/>{ </text:p>
            <text:p text:style-name="P124"><text:s text:c="8"/>return -1; </text:p>
            <text:p text:style-name="P124"><text:s text:c="4"/>} </text:p>
            <text:p text:style-name="P124"/>
            <text:p text:style-name="P124"><text:s text:c="4"/>deque_init(pdeq_coll); </text:p>
            <text:p text:style-name="P124"><text:s text:c="4"/>vector_init_n(pvec_coll6, 6); </text:p>
            <text:p text:style-name="P124"><text:s text:c="4"/>vector_init_n(pvec_coll30, 30); </text:p>
            <text:p text:style-name="P124"/>
            <text:p text:style-name="P124"><text:s text:c="4"/>for(i = 3; i &lt;= 7; ++i) </text:p>
            <text:p text:style-name="P124"><text:soft-page-break/><text:s text:c="4"/>{ </text:p>
            <text:p text:style-name="P124"><text:s text:c="8"/>deque_push_back(pdeq_coll, i); </text:p>
            <text:p text:style-name="P124"><text:s text:c="4"/>} </text:p>
            <text:p text:style-name="P124"><text:s text:c="4"/>for(i = 2; i &lt;= 6; ++i) </text:p>
            <text:p text:style-name="P124"><text:s text:c="4"/>{ </text:p>
            <text:p text:style-name="P124"><text:s text:c="8"/>deque_push_back(pdeq_coll, i); </text:p>
            <text:p text:style-name="P124"><text:s text:c="4"/>} </text:p>
            <text:p text:style-name="P124"><text:s text:c="4"/>for(i = 1; i &lt;= 5; ++i) </text:p>
            <text:p text:style-name="P124"><text:s text:c="4"/>{ </text:p>
            <text:p text:style-name="P124"><text:s text:c="8"/>deque_push_back(pdeq_coll, i); </text:p>
            <text:p text:style-name="P124"><text:s text:c="4"/>} </text:p>
            <text:p text:style-name="P124"><text:s text:c="4"/>for(it_pos = deque_begin(pdeq_coll); </text:p>
            <text:p text:style-name="P124"><text:s text:c="8"/>!iterator_equal(it_pos, deque_end(pdeq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it_end = algo_partial_sort_copy(deque_begin(pdeq_coll), deque_end(pdeq_coll), </text:p>
            <text:p text:style-name="P124"><text:s text:c="8"/>vector_begin(pvec_coll6), vector_end(pvec_coll6)); </text:p>
            <text:p text:style-name="P124"><text:s text:c="4"/>for(it_pos = vector_begin(pvec_coll6); </text:p>
            <text:p text:style-name="P124"><text:s text:c="8"/>!iterator_equal(it_pos, it_end);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it_end = algo_partial_sort_copy_if(deque_begin(pdeq_coll), deque_end(pdeq_coll), </text:p>
            <text:p text:style-name="P124"><text:s text:c="8"/>vector_begin(pvec_coll30), vector_end(pvec_coll30), fun_greater_int); </text:p>
            <text:p text:style-name="P124"><text:s text:c="4"/>for(it_pos = vector_begin(pvec_coll30); </text:p>
            <text:p text:style-name="P124"><text:s text:c="8"/>!iterator_equal(it_pos, it_end);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deque_destroy(pdeq_coll); </text:p>
            <text:p text:style-name="P124"><text:s text:c="4"/>vector_destroy(pvec_coll6); </text:p>
            <text:p text:style-name="P124"><text:s text:c="4"/>vector_destroy(pvec_coll30); </text:p>
            <text:p text:style-name="P124"/>
            <text:p text:style-name="P124"><text:soft-page-break/><text:s text:c="4"/>return 0; </text:p>
            <text:p text:style-name="P124">}</text:p>
          </table:table-cell>
        </table:table-row>
      </table:table>
      <text:p text:style-name="P35">程序输出：</text:p>
      <text:p text:style-name="P35">3 4 5 6 7 2 3 4 5 6 1 2 3 4 5 </text:p>
      <text:p text:style-name="P35">1 2 2 3 3 3 </text:p>
      <text:p text:style-name="P35">7 6 6 5 5 5 4 4 4 3 3 3 2 2 1 </text:p>
      <text:p text:style-name="P35"/>
      <text:list xml:id="list1007399362" text:continue-list="list1163164336" text:style-name="WW8Num13">
        <text:list-item>
          <text:list>
            <text:list-item>
              <text:list>
                <text:list-item>
                  <text:h text:style-name="P338" text:outline-level="3">测试数据区间是否排序</text:h>
                </text:list-item>
              </text:list>
            </text:list-item>
          </text:list>
        </text:list-item>
      </text:list>
      <text:p text:style-name="P35">algo_is_sorted <text:s text:c="3"/>algo_is_sorted_if判断一个数据区间是否排序</text:p>
      <text:p text:style-name="P35">algo_is_sorted判断一个数据区间是否是以数据类型的小于操作作为比较规则排序的。</text:p>
      <text:p text:style-name="P35">algo_is_sorted_if判断一个数据区间是否是以指定的比较规则排序的。</text:p>
      <text:p text:style-name="P35">algo_is_sorted_if使用的函数不能修改数据。</text:p>
      <text:p text:style-name="P35">下面是这个两个算法的例子：</text:p>
      <table:table table:name="表格152" table:style-name="表格152">
        <table:table-column table:style-name="表格152.A"/>
        <table:table-row>
          <table:table-cell table:style-name="表格152.A1" office:value-type="string">
            <text:p text:style-name="P124">/* </text:p>
            <text:p text:style-name="P124"><text:s/>* issorted1.c </text:p>
            <text:p text:style-name="P124"><text:s/>* compile with : -lcstl </text:p>
            <text:p text:style-name="P124"><text:s/>*/ </text:p>
            <text:p text:style-name="P124"/>
            <text:p text:style-name="P124">#include &lt;stdio.h&gt; </text:p>
            <text:p text:style-name="P124">#include &lt;cstl/cvector.h&gt; </text:p>
            <text:p text:style-name="P124">#include &lt;cstl/calgorithm.h&gt; </text:p>
            <text:p text:style-name="P124">#include &lt;cstl/cfunctional.h&gt; </text:p>
            <text:p text:style-name="P124"/>
            <text:p text:style-name="P124">int main(int argc, char* argv[]) </text:p>
            <text:p text:style-name="P124">{ </text:p>
            <text:p text:style-name="P124"><text:s text:c="4"/>vector_t* pvec_coll = create_vector(int); </text:p>
            <text:p text:style-name="P124"><text:s text:c="4"/>iterator_t it_pos; </text:p>
            <text:p text:style-name="P124"><text:s text:c="4"/>int i = 0; </text:p>
            <text:p text:style-name="P124"/>
            <text:p text:style-name="P124"><text:s text:c="4"/>if(pvec_coll == NULL) </text:p>
            <text:p text:style-name="P124"><text:s text:c="4"/>{ </text:p>
            <text:p text:style-name="P124"><text:s text:c="8"/>return -1; </text:p>
            <text:p text:style-name="P124"><text:s text:c="4"/>} </text:p>
            <text:p text:style-name="P124"/>
            <text:p text:style-name="P124"><text:s text:c="4"/>vector_init(pvec_coll); </text:p>
            <text:p text:style-name="P124"/>
            <text:p text:style-name="P124"><text:s text:c="4"/>for(i = 1; i &lt;= 9; ++i) </text:p>
            <text:p text:style-name="P124"><text:s text:c="4"/>{ </text:p>
            <text:p text:style-name="P124"><text:s text:c="8"/>vector_push_back(pvec_coll, i); </text:p>
            <text:p text:style-name="P124"><text:soft-page-break/><text:s text:c="4"/>} </text:p>
            <text:p text:style-name="P124"/>
            <text:p text:style-name="P124"><text:s text:c="4"/>algo_random_shuffle(vector_begin(pvec_coll), vector_end(pvec_coll)); </text:p>
            <text:p text:style-name="P124"><text:s text:c="4"/>for(it_pos = vector_begin(pvec_coll); </text:p>
            <text:p text:style-name="P124"><text:s text:c="8"/>!iterator_equal(it_pos, vector_end(pvec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 text:c="4"/>if(algo_is_sorted(vector_begin(pvec_coll), vector_end(pvec_coll))) </text:p>
            <text:p text:style-name="P124"><text:s text:c="4"/>{ </text:p>
            <text:p text:style-name="P124"><text:s text:c="8"/>printf("coll is sorted with &lt;.\n"); </text:p>
            <text:p text:style-name="P124"><text:s text:c="4"/>} </text:p>
            <text:p text:style-name="P124"><text:s text:c="4"/>else </text:p>
            <text:p text:style-name="P124"><text:s text:c="4"/>{ </text:p>
            <text:p text:style-name="P124"><text:s text:c="8"/>printf("coll is not sorted with &lt;.\n"); </text:p>
            <text:p text:style-name="P124"><text:s text:c="4"/>} </text:p>
            <text:p text:style-name="P124"><text:s text:c="4"/>if(algo_is_sorted_if(vector_begin(pvec_coll), </text:p>
            <text:p text:style-name="P124"><text:s text:c="8"/>vector_end(pvec_coll), fun_greater_int)) </text:p>
            <text:p text:style-name="P124"><text:s text:c="4"/>{ </text:p>
            <text:p text:style-name="P124"><text:s text:c="8"/>printf("coll is sorted with &gt;.\n"); </text:p>
            <text:p text:style-name="P124"><text:s text:c="4"/>} </text:p>
            <text:p text:style-name="P124"><text:s text:c="4"/>else </text:p>
            <text:p text:style-name="P124"><text:s text:c="4"/>{ </text:p>
            <text:p text:style-name="P124"><text:s text:c="8"/>printf("coll is not sorted with &gt;.\n"); </text:p>
            <text:p text:style-name="P124"><text:s text:c="4"/>} </text:p>
            <text:p text:style-name="P124"/>
            <text:p text:style-name="P124"><text:s text:c="4"/>algo_sort(vector_begin(pvec_coll), vector_end(pvec_coll)); </text:p>
            <text:p text:style-name="P124"><text:s text:c="4"/>for(it_pos = vector_begin(pvec_coll); </text:p>
            <text:p text:style-name="P124"><text:s text:c="8"/>!iterator_equal(it_pos, vector_end(pvec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 text:c="4"/>if(algo_is_sorted(vector_begin(pvec_coll), vector_end(pvec_coll))) </text:p>
            <text:p text:style-name="P124"><text:s text:c="4"/>{ </text:p>
            <text:p text:style-name="P124"><text:s text:c="8"/>printf("coll is sorted with &lt;.\n"); </text:p>
            <text:p text:style-name="P124"><text:s text:c="4"/>} </text:p>
            <text:p text:style-name="P124"><text:s text:c="4"/>else </text:p>
            <text:p text:style-name="P124"><text:s text:c="4"/>{ </text:p>
            <text:p text:style-name="P124"><text:s text:c="8"/>printf("coll is not sorted with &lt;.\n"); </text:p>
            <text:p text:style-name="P124"><text:soft-page-break/><text:s text:c="4"/>} </text:p>
            <text:p text:style-name="P124"><text:s text:c="4"/>if(algo_is_sorted_if(vector_begin(pvec_coll), </text:p>
            <text:p text:style-name="P124"><text:s text:c="8"/>vector_end(pvec_coll), fun_greater_int)) </text:p>
            <text:p text:style-name="P124"><text:s text:c="4"/>{ </text:p>
            <text:p text:style-name="P124"><text:s text:c="8"/>printf("coll is sorted with &gt;.\n"); </text:p>
            <text:p text:style-name="P124"><text:s text:c="4"/>} </text:p>
            <text:p text:style-name="P124"><text:s text:c="4"/>else </text:p>
            <text:p text:style-name="P124"><text:s text:c="4"/>{ </text:p>
            <text:p text:style-name="P124"><text:s text:c="8"/>printf("coll is not sorted with &gt;.\n"); </text:p>
            <text:p text:style-name="P124"><text:s text:c="4"/>} </text:p>
            <text:p text:style-name="P124"/>
            <text:p text:style-name="P124"><text:s text:c="4"/>algo_sort_if(vector_begin(pvec_coll), vector_end(pvec_coll), fun_greater_int); </text:p>
            <text:p text:style-name="P124"><text:s text:c="4"/>for(it_pos = vector_begin(pvec_coll); </text:p>
            <text:p text:style-name="P124"><text:s text:c="8"/>!iterator_equal(it_pos, vector_end(pvec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 text:c="4"/>if(algo_is_sorted(vector_begin(pvec_coll), vector_end(pvec_coll))) </text:p>
            <text:p text:style-name="P124"><text:s text:c="4"/>{ </text:p>
            <text:p text:style-name="P124"><text:s text:c="8"/>printf("coll is sorted with &lt;.\n"); </text:p>
            <text:p text:style-name="P124"><text:s text:c="4"/>} </text:p>
            <text:p text:style-name="P124"><text:s text:c="4"/>else </text:p>
            <text:p text:style-name="P124"><text:s text:c="4"/>{ </text:p>
            <text:p text:style-name="P124"><text:s text:c="8"/>printf("coll is not sorted with &lt;.\n"); </text:p>
            <text:p text:style-name="P124"><text:s text:c="4"/>} </text:p>
            <text:p text:style-name="P124"><text:s text:c="4"/>if(algo_is_sorted_if(vector_begin(pvec_coll), </text:p>
            <text:p text:style-name="P124"><text:s text:c="8"/>vector_end(pvec_coll), fun_greater_int)) </text:p>
            <text:p text:style-name="P124"><text:s text:c="4"/>{ </text:p>
            <text:p text:style-name="P124"><text:s text:c="8"/>printf("coll is sorted with &gt;.\n"); </text:p>
            <text:p text:style-name="P124"><text:s text:c="4"/>} </text:p>
            <text:p text:style-name="P124"><text:s text:c="4"/>else </text:p>
            <text:p text:style-name="P124"><text:s text:c="4"/>{ </text:p>
            <text:p text:style-name="P124"><text:s text:c="8"/>printf("coll is not sorted with &gt;.\n"); </text:p>
            <text:p text:style-name="P124"><text:s text:c="4"/>} </text:p>
            <text:p text:style-name="P124"/>
            <text:p text:style-name="P124"><text:s text:c="4"/>vector_destroy(pvec_coll); </text:p>
            <text:p text:style-name="P124"/>
            <text:p text:style-name="P124"><text:s text:c="4"/>return 0; </text:p>
            <text:p text:style-name="P124">}</text:p>
          </table:table-cell>
        </table:table-row>
      </table:table>
      <text:p text:style-name="P35">输出结果：</text:p>
      <text:p text:style-name="P35">8 3 9 4 7 2 5 1 6 </text:p>
      <text:p text:style-name="P35"><text:soft-page-break/>coll is not sorted with &lt;. </text:p>
      <text:p text:style-name="P35">coll is not sorted with &gt;. </text:p>
      <text:p text:style-name="P35">1 2 3 4 5 6 7 8 9 </text:p>
      <text:p text:style-name="P35">coll is sorted with &lt;. </text:p>
      <text:p text:style-name="P35">coll is not sorted with &gt;. </text:p>
      <text:p text:style-name="P35">9 8 7 6 5 4 3 2 1 </text:p>
      <text:p text:style-name="P35">coll is not sorted with &lt;. </text:p>
      <text:p text:style-name="P35">coll is sorted with &gt;.</text:p>
      <text:p text:style-name="P35"/>
      <text:list xml:id="list231656924" text:continue-numbering="true" text:style-name="WW8Num13">
        <text:list-item>
          <text:list>
            <text:list-item>
              <text:list>
                <text:list-item>
                  <text:h text:style-name="P338" text:outline-level="3">根据第n个数据排序</text:h>
                </text:list-item>
              </text:list>
            </text:list-item>
          </text:list>
        </text:list-item>
      </text:list>
      <text:list xml:id="list1298022961" text:style-name="L171">
        <text:list-item>
          <text:p text:style-name="P193">algo_nth_element <text:s text:c="3"/>algo_nth_element_if根据第n个数据排序，排序后第n个数据是排序后的数据，前面的数据都是小于n的数据后面的数据都是大于n的数据但是不保证第n个数据前后都是有序的</text:p>
        </text:list-item>
      </text:list>
      <text:list xml:id="list1990975809" text:style-name="L172">
        <text:list-item>
          <text:p text:style-name="P194">algo_nth_element使用数据的小于操作函数作为默认的比较规则排序。</text:p>
        </text:list-item>
        <text:list-item>
          <text:p text:style-name="P194">algo_nth_element_if使用指定的比较规则排序。</text:p>
        </text:list-item>
        <text:list-item>
          <text:p text:style-name="P194">algo_nth_element_if使用的函数不能修改数据。</text:p>
        </text:list-item>
      </text:list>
      <text:p text:style-name="P35">下面是algo_nth_element和algo_nth_element_if的使用实例：</text:p>
      <table:table table:name="表格153" table:style-name="表格153">
        <table:table-column table:style-name="表格153.A"/>
        <table:table-row>
          <table:table-cell table:style-name="表格153.A1" office:value-type="string">
            <text:p text:style-name="P124">/* </text:p>
            <text:p text:style-name="P124"><text:s/>* nth1.c </text:p>
            <text:p text:style-name="P124"><text:s/>* compile with : -lcstl </text:p>
            <text:p text:style-name="P124"><text:s/>*/ </text:p>
            <text:p text:style-name="P124"/>
            <text:p text:style-name="P124">#include &lt;stdio.h&gt; </text:p>
            <text:p text:style-name="P124">#include &lt;cstl/cdeque.h&gt; </text:p>
            <text:p text:style-name="P124">#include &lt;cstl/calgorithm.h&gt; </text:p>
            <text:p text:style-name="P124">#include &lt;cstl/cfunctional.h&gt; </text:p>
            <text:p text:style-name="P124"/>
            <text:p text:style-name="P124">int main(int argc, char* argv[]) </text:p>
            <text:p text:style-name="P124">{ </text:p>
            <text:p text:style-name="P124"><text:s text:c="4"/>deque_t* pdeq_coll = create_deque(int); </text:p>
            <text:p text:style-name="P124"><text:s text:c="4"/>iterator_t it_pos; </text:p>
            <text:p text:style-name="P124"><text:s text:c="4"/>int i = 0; </text:p>
            <text:p text:style-name="P124"/>
            <text:p text:style-name="P124"><text:s text:c="4"/>if(pdeq_coll == NULL) </text:p>
            <text:p text:style-name="P124"><text:s text:c="4"/>{ </text:p>
            <text:p text:style-name="P124"><text:s text:c="8"/>return -1; </text:p>
            <text:p text:style-name="P124"><text:s text:c="4"/>} </text:p>
            <text:p text:style-name="P124"/>
            <text:p text:style-name="P124"><text:s text:c="4"/>deque_init(pdeq_coll); </text:p>
            <text:p text:style-name="P124"/>
            <text:p text:style-name="P124"><text:soft-page-break/><text:s text:c="4"/>for(i = 3; i &lt;= 7; ++i) </text:p>
            <text:p text:style-name="P124"><text:s text:c="4"/>{ </text:p>
            <text:p text:style-name="P124"><text:s text:c="8"/>deque_push_back(pdeq_coll, i); </text:p>
            <text:p text:style-name="P124"><text:s text:c="4"/>} </text:p>
            <text:p text:style-name="P124"><text:s text:c="4"/>for(i = 2; i &lt;= 6; ++i) </text:p>
            <text:p text:style-name="P124"><text:s text:c="4"/>{ </text:p>
            <text:p text:style-name="P124"><text:s text:c="8"/>deque_push_back(pdeq_coll, i); </text:p>
            <text:p text:style-name="P124"><text:s text:c="4"/>} </text:p>
            <text:p text:style-name="P124"><text:s text:c="4"/>for(i = 1; i &lt;= 5; ++i) </text:p>
            <text:p text:style-name="P124"><text:s text:c="4"/>{ </text:p>
            <text:p text:style-name="P124"><text:s text:c="8"/>deque_push_back(pdeq_coll, i); </text:p>
            <text:p text:style-name="P124"><text:s text:c="4"/>} </text:p>
            <text:p text:style-name="P124"><text:s text:c="4"/>printf("coll: "); </text:p>
            <text:p text:style-name="P124"><text:s text:c="4"/>for(it_pos = deque_begin(pdeq_coll); </text:p>
            <text:p text:style-name="P124"><text:s text:c="8"/>!iterator_equal(it_pos, deque_end(pdeq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algo_nth_element(deque_begin(pdeq_coll), </text:p>
            <text:p text:style-name="P124"><text:s text:c="8"/>iterator_next_n(deque_begin(pdeq_coll), 3), deque_end(pdeq_coll)); </text:p>
            <text:p text:style-name="P124"><text:s text:c="4"/>printf("the four last elements are: "); </text:p>
            <text:p text:style-name="P124"><text:s text:c="4"/>for(it_pos = deque_begin(pdeq_coll); </text:p>
            <text:p text:style-name="P124"><text:s text:c="8"/>!iterator_equal(it_pos, iterator_next_n(deque_begin(pdeq_coll), 4));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algo_nth_element(deque_begin(pdeq_coll), </text:p>
            <text:p text:style-name="P124"><text:s text:c="8"/>iterator_prev_n(deque_end(pdeq_coll), 4), deque_end(pdeq_coll)); </text:p>
            <text:p text:style-name="P124"><text:s text:c="4"/>printf("the four highest elements are: "); </text:p>
            <text:p text:style-name="P124"><text:s text:c="4"/>for(it_pos = iterator_prev_n(deque_end(pdeq_coll), 4); </text:p>
            <text:p text:style-name="P124"><text:s text:c="8"/>!iterator_equal(it_pos, deque_end(pdeq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oft-page-break/><text:s text:c="4"/>algo_nth_element_if(deque_begin(pdeq_coll), </text:p>
            <text:p text:style-name="P124"><text:s text:c="8"/>iterator_next_n(deque_begin(pdeq_coll), 3), </text:p>
            <text:p text:style-name="P124"><text:s text:c="8"/>deque_end(pdeq_coll), fun_greater_int); </text:p>
            <text:p text:style-name="P124"><text:s text:c="4"/>printf("the four highest elements are: "); </text:p>
            <text:p text:style-name="P124"><text:s text:c="4"/>for(it_pos = deque_begin(pdeq_coll); </text:p>
            <text:p text:style-name="P124"><text:s text:c="8"/>!iterator_equal(it_pos, iterator_next_n(deque_begin(pdeq_coll), 4));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deque_destroy(pdeq_coll); </text:p>
            <text:p text:style-name="P124"/>
            <text:p text:style-name="P124"><text:s text:c="4"/>return 0; </text:p>
            <text:p text:style-name="P124">}</text:p>
          </table:table-cell>
        </table:table-row>
      </table:table>
      <text:p text:style-name="P35">输出结果：</text:p>
      <text:p text:style-name="P35">coll: 3 4 5 6 7 2 3 4 5 6 1 2 3 4 5 </text:p>
      <text:p text:style-name="P35">the four last elements are: 2 1 2 3 </text:p>
      <text:p text:style-name="P35">the four highest elements are: 5 6 7 6 </text:p>
      <text:p text:style-name="P35">the four highest elements are: 6 7 6 5 </text:p>
      <text:p text:style-name="P35"/>
      <text:list xml:id="list1751875829" text:continue-list="list231656924" text:style-name="WW8Num13">
        <text:list-item>
          <text:list>
            <text:list-item>
              <text:list>
                <text:list-item>
                  <text:h text:style-name="P338" text:outline-level="3">二分查找</text:h>
                </text:list-item>
              </text:list>
            </text:list-item>
          </text:list>
        </text:list-item>
      </text:list>
      <text:list xml:id="list941681440" text:style-name="L173">
        <text:list-item>
          <text:p text:style-name="P302"><text:span text:style-name="T45">algo_lower_bound <text:s text:c="3"/>algo_lower_bound_if在有序的数据区间中查找第一个大于等于指定的数据。</text:span></text:p>
        </text:list-item>
      </text:list>
      <text:list xml:id="list195483356" text:style-name="L174">
        <text:list-item>
          <text:p text:style-name="P303"><text:span text:style-name="T45">algo_upper_bound <text:s text:c="3"/>algo_upper_bound_if在有序的数据区间中查找第一个大于指定的数据。</text:span></text:p>
        </text:list-item>
        <text:list-item>
          <text:p text:style-name="P303"><text:span text:style-name="T45">algo_lower_bound和algo_upper_bound都要求数据区间使用数据类型的小于操作函数作为默认比较规则排序。</text:span></text:p>
        </text:list-item>
        <text:list-item>
          <text:p text:style-name="P303"><text:span text:style-name="T45">algo_lower_bound_if和algo_upper_bound_if都要求数据区间使用指定的比较规则排序。</text:span></text:p>
        </text:list-item>
        <text:list-item>
          <text:p text:style-name="P303"><text:span text:style-name="T45">如果没有这样的数据，四个算法都返回数据区间的末尾。</text:span></text:p>
        </text:list-item>
        <text:list-item>
          <text:p text:style-name="P303"><text:span text:style-name="T45">algo_lower_bound_if和algo_upper_bound_if使用的函数都不能修改数据。</text:span></text:p>
        </text:list-item>
        <text:list-item>
          <text:p text:style-name="P303"><text:span text:style-name="T45">关联容器提供了功能相同的操作函数，首先考虑使用关联容器提供的操作。</text:span></text:p>
        </text:list-item>
      </text:list>
      <text:p text:style-name="P35">下面的例子展示了algo_lower_bound和algo_upper_bound的用法：</text:p>
      <table:table table:name="表格154" table:style-name="表格154">
        <table:table-column table:style-name="表格154.A"/>
        <table:table-row>
          <table:table-cell table:style-name="表格154.A1" office:value-type="string">
            <text:p text:style-name="P124">/*</text:p>
            <text:p text:style-name="P124"><text:s/>* bounds1.c</text:p>
            <text:p text:style-name="P124"><text:s/>* compile with : -lcstl</text:p>
            <text:p text:style-name="P124"><text:s/>*/</text:p>
            <text:p text:style-name="P124"></text:p>
            <text:p text:style-name="P124">#include &lt;stdio.h&gt;</text:p>
            <text:p text:style-name="P124">#include &lt;cstl/clist.h&gt;</text:p>
            <text:p text:style-name="P124">#include &lt;cstl/calgorithm.h&gt;</text:p>
            <text:p text:style-name="P124"><text:soft-page-break/></text:p>
            <text:p text:style-name="P124">int main(int argc, char* argv[])</text:p>
            <text:p text:style-name="P124">{</text:p>
            <text:p text:style-name="P124"><text:s text:c="4"/>list_t* plist_coll = create_list(int);</text:p>
            <text:p text:style-name="P124"><text:s text:c="4"/>iterator_t it_pos;</text:p>
            <text:p text:style-name="P124"><text:s text:c="4"/>iterator_t it_lower;</text:p>
            <text:p text:style-name="P124"><text:s text:c="4"/>iterator_t it_upper;</text:p>
            <text:p text:style-name="P124"><text:s text:c="4"/>int i = 0;</text:p>
            <text:p text:style-name="P124"></text:p>
            <text:p text:style-name="P124"><text:s text:c="4"/>if(plist_coll == NULL)</text:p>
            <text:p text:style-name="P124"><text:s text:c="4"/>{</text:p>
            <text:p text:style-name="P124"><text:s text:c="8"/>return -1;</text:p>
            <text:p text:style-name="P124"><text:s text:c="4"/>}</text:p>
            <text:p text:style-name="P124"></text:p>
            <text:p text:style-name="P124"><text:s text:c="4"/>list_init(plist_coll);</text:p>
            <text:p text:style-name="P124"></text:p>
            <text:p text:style-name="P124"><text:s text:c="4"/>for(i = 1; i &lt;= 9; ++i)</text:p>
            <text:p text:style-name="P124"><text:s text:c="4"/>{</text:p>
            <text:p text:style-name="P124"><text:s text:c="8"/>list_push_back(plist_coll, i);</text:p>
            <text:p text:style-name="P124"><text:s text:c="4"/>}</text:p>
            <text:p text:style-name="P124"><text:s text:c="4"/>for(i = 1; i &lt;= 9; ++i)</text:p>
            <text:p text:style-name="P124"><text:s text:c="4"/>{</text:p>
            <text:p text:style-name="P124"><text:s text:c="8"/>list_push_back(plist_coll, i);</text:p>
            <text:p text:style-name="P124"><text:s text:c="4"/>}</text:p>
            <text:p text:style-name="P124"></text:p>
            <text:p text:style-name="P124"><text:s text:c="4"/>list_sort(plist_coll);</text:p>
            <text:p text:style-name="P124"><text:s text:c="4"/>for(it_pos = list_begin(plist_coll);</text:p>
            <text:p text:style-name="P124"><text:s text:c="8"/>!iterator_equal(it_pos, list_end(plist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p text:style-name="P124"><text:s text:c="4"/>it_lower = algo_lower_bound(list_begin(plist_coll), list_end(plist_coll), 5);</text:p>
            <text:p text:style-name="P124"><text:s text:c="4"/>it_upper = algo_upper_bound(list_begin(plist_coll), list_end(plist_coll), 5);</text:p>
            <text:p text:style-name="P124"><text:s text:c="4"/>printf("5 could get position %d up to %d without breaking the sorting.\n",</text:p>
            <text:p text:style-name="P124"><text:s text:c="8"/>iterator_distance(list_begin(plist_coll), it_lower) + 1,</text:p>
            <text:p text:style-name="P124"><text:s text:c="8"/>iterator_distance(list_begin(plist_coll), it_upper) + 1);</text:p>
            <text:p text:style-name="P124"></text:p>
            <text:p text:style-name="P124"><text:s text:c="4"/>list_insert(plist_coll,</text:p>
            <text:p text:style-name="P124"><text:s text:c="8"/>algo_lower_bound(list_begin(plist_coll), list_end(plist_coll), 3),</text:p>
            <text:p text:style-name="P124"><text:s text:c="8"/>3);</text:p>
            <text:p text:style-name="P124"><text:soft-page-break/><text:s text:c="4"/>list_insert(plist_coll,</text:p>
            <text:p text:style-name="P124"><text:s text:c="8"/>algo_upper_bound(list_begin(plist_coll), list_end(plist_coll), 7),</text:p>
            <text:p text:style-name="P124"><text:s text:c="8"/>7);</text:p>
            <text:p text:style-name="P124"></text:p>
            <text:p text:style-name="P124"><text:s text:c="4"/>for(it_pos = list_begin(plist_coll);</text:p>
            <text:p text:style-name="P124"><text:s text:c="8"/>!iterator_equal(it_pos, list_end(plist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p text:style-name="P124"><text:s text:c="4"/>list_destroy(plist_coll);</text:p>
            <text:p text:style-name="P124"></text:p>
            <text:p text:style-name="P124"><text:s text:c="4"/>return 0;</text:p>
            <text:p text:style-name="P124">}</text:p>
          </table:table-cell>
        </table:table-row>
      </table:table>
      <text:p text:style-name="P35">输出结果：</text:p>
      <text:p text:style-name="P35">1 1 2 2 3 3 4 4 5 5 6 6 7 7 8 8 9 9 </text:p>
      <text:p text:style-name="P35">5 could get position 9 up to 11 without breaking the sorting.</text:p>
      <text:p text:style-name="P35">1 1 2 2 3 3 3 4 4 5 5 6 6 7 7 7 8 8 9 9 </text:p>
      <text:p text:style-name="P35"/>
      <text:list xml:id="list73428917" text:style-name="L175">
        <text:list-item>
          <text:p text:style-name="P304"><text:span text:style-name="T45">algo_equal_range <text:s text:c="3"/>algo_equal_range_if返回有序数据区间中包含指定数据的范围</text:span></text:p>
        </text:list-item>
      </text:list>
      <text:list xml:id="list1519370996" text:style-name="L176">
        <text:list-item>
          <text:p text:style-name="P305"><text:span text:style-name="T45">algo_equal_range要求数据区间是以数据类型的小于操作函数为默认比较规则排序的。</text:span></text:p>
        </text:list-item>
        <text:list-item>
          <text:p text:style-name="P305"><text:span text:style-name="T45">algo_equal_range_if要求数据区间使用指定的比较规则排序。</text:span></text:p>
        </text:list-item>
        <text:list-item>
          <text:p text:style-name="P305"><text:span text:style-name="T45">这两个算法返回的范围的上下界分别与lower_bound和upper_bound返回的位置相同。</text:span></text:p>
        </text:list-item>
        <text:list-item>
          <text:p text:style-name="P305"><text:span text:style-name="T45">algo_equal_range_if使用的函数不能修改数据。</text:span></text:p>
        </text:list-item>
        <text:list-item>
          <text:p text:style-name="P305"><text:span text:style-name="T45">关联容器提供了具有相同功能的操作函数，优先考虑使用容器提供的操作函数。</text:span></text:p>
        </text:list-item>
      </text:list>
      <text:p text:style-name="P35">下面是使用algo_equal_range和algo_equal_range_if的例子：</text:p>
      <table:table table:name="表格155" table:style-name="表格155">
        <table:table-column table:style-name="表格155.A"/>
        <table:table-row>
          <table:table-cell table:style-name="表格155.A1" office:value-type="string">
            <text:p text:style-name="P124">/*</text:p>
            <text:p text:style-name="P124"><text:s/>* eqrange1.c</text:p>
            <text:p text:style-name="P124"><text:s/>* compile with : -lcstl</text:p>
            <text:p text:style-name="P124"><text:s/>*/</text:p>
            <text:p text:style-name="P124"></text:p>
            <text:p text:style-name="P124">#include &lt;stdio.h&gt;</text:p>
            <text:p text:style-name="P124">#include &lt;cstl/clist.h&gt;</text:p>
            <text:p text:style-name="P124">#include &lt;cstl/calgorithm.h&gt;</text:p>
            <text:p text:style-name="P124"></text:p>
            <text:p text:style-name="P124">int main(int argc, char* argv[])</text:p>
            <text:p text:style-name="P124">{</text:p>
            <text:p text:style-name="P124"><text:s text:c="4"/>list_t* plist_coll = create_list(int);</text:p>
            <text:p text:style-name="P124"><text:s text:c="4"/>iterator_t it_pos;</text:p>
            <text:p text:style-name="P124"><text:s text:c="4"/>range_t r_range;</text:p>
            <text:p text:style-name="P124"><text:s text:c="4"/>int i = 0;</text:p>
            <text:p text:style-name="P124"><text:soft-page-break/></text:p>
            <text:p text:style-name="P124"><text:s text:c="4"/>if(plist_coll == NULL)</text:p>
            <text:p text:style-name="P124"><text:s text:c="4"/>{</text:p>
            <text:p text:style-name="P124"><text:s text:c="8"/>return -1;</text:p>
            <text:p text:style-name="P124"><text:s text:c="4"/>}</text:p>
            <text:p text:style-name="P124"></text:p>
            <text:p text:style-name="P124"><text:s text:c="4"/>list_init(plist_coll);</text:p>
            <text:p text:style-name="P124"></text:p>
            <text:p text:style-name="P124"><text:s text:c="4"/>for(i = 1; i &lt;= 9; ++i)</text:p>
            <text:p text:style-name="P124"><text:s text:c="4"/>{</text:p>
            <text:p text:style-name="P124"><text:s text:c="8"/>list_push_back(plist_coll, i);</text:p>
            <text:p text:style-name="P124"><text:s text:c="4"/>}</text:p>
            <text:p text:style-name="P124"><text:s text:c="4"/>for(i = 1; i &lt;= 9; ++i)</text:p>
            <text:p text:style-name="P124"><text:s text:c="4"/>{</text:p>
            <text:p text:style-name="P124"><text:s text:c="8"/>list_push_back(plist_coll, i);</text:p>
            <text:p text:style-name="P124"><text:s text:c="4"/>}</text:p>
            <text:p text:style-name="P124"></text:p>
            <text:p text:style-name="P124"><text:s text:c="4"/>list_sort(plist_coll);</text:p>
            <text:p text:style-name="P124"><text:s text:c="4"/>for(it_pos = list_begin(plist_coll);</text:p>
            <text:p text:style-name="P124"><text:s text:c="8"/>!iterator_equal(it_pos, list_end(plist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p text:style-name="P124"><text:s text:c="4"/>r_range = algo_equal_range(list_begin(plist_coll), list_end(plist_coll), 5);</text:p>
            <text:p text:style-name="P124"><text:s text:c="4"/>printf("5 could get position %d up to %d without breaking the sorting.\n",</text:p>
            <text:p text:style-name="P124"><text:s text:c="8"/>iterator_distance(list_begin(plist_coll), r_range.it_begin),</text:p>
            <text:p text:style-name="P124"><text:s text:c="8"/>iterator_distance(list_begin(plist_coll), r_range.it_end));</text:p>
            <text:p text:style-name="P124"></text:p>
            <text:p text:style-name="P124"><text:s text:c="4"/>list_destroy(plist_coll);</text:p>
            <text:p text:style-name="P124"></text:p>
            <text:p text:style-name="P124"><text:s text:c="4"/>return 0;</text:p>
            <text:p text:style-name="P124">}</text:p>
          </table:table-cell>
        </table:table-row>
      </table:table>
      <text:p text:style-name="P35">输出结果：</text:p>
      <text:p text:style-name="P35">1 1 2 2 3 3 4 4 5 5 6 6 7 7 8 8 9 9 </text:p>
      <text:p text:style-name="P35">5 could get position 8 up to 10 without breaking the sorting.</text:p>
      <text:p text:style-name="P35"/>
      <text:p text:style-name="P35">algo_binary_search <text:s text:c="3"/>algo_binary_search_if在有序的数据区间中查找指定的数据。</text:p>
      <text:p text:style-name="P35">algo_binary_search在使用数据类型的小于操作为默认比较规则排序的数据区间中查找指定的数据。</text:p>
      <text:p text:style-name="P35">algo_binary_search_if在使用指定的比较规则排序的数据区间中查找指定的数据。</text:p>
      <text:p text:style-name="P35">两个算法使用的二分查找方式。</text:p>
      <text:p text:style-name="P35"><text:soft-page-break/>algo_binary_search_if使用的函数不能修改数据。</text:p>
      <text:p text:style-name="P35">下面是这两个算法的例子：</text:p>
      <table:table table:name="表格156" table:style-name="表格156">
        <table:table-column table:style-name="表格156.A"/>
        <table:table-row>
          <table:table-cell table:style-name="表格156.A1" office:value-type="string">
            <text:p text:style-name="P124">/*</text:p>
            <text:p text:style-name="P124"><text:s/>* bsearch1.c</text:p>
            <text:p text:style-name="P124"><text:s/>* compile with : -lcstl</text:p>
            <text:p text:style-name="P124"><text:s/>*/</text:p>
            <text:p text:style-name="P124"></text:p>
            <text:p text:style-name="P124">#include &lt;stdio.h&gt;</text:p>
            <text:p text:style-name="P124">#include &lt;cstl/clist.h&gt;</text:p>
            <text:p text:style-name="P124">#include &lt;cstl/calgorithm.h&gt;</text:p>
            <text:p text:style-name="P124"></text:p>
            <text:p text:style-name="P124">int main(int argc, char* argv[])</text:p>
            <text:p text:style-name="P124">{</text:p>
            <text:p text:style-name="P124"><text:s text:c="4"/>list_t* plist_coll = create_list(int);</text:p>
            <text:p text:style-name="P124"><text:s text:c="4"/>iterator_t it_pos;</text:p>
            <text:p text:style-name="P124"><text:s text:c="4"/>int i = 0;</text:p>
            <text:p text:style-name="P124"></text:p>
            <text:p text:style-name="P124"><text:s text:c="4"/>if(plist_coll == NULL)</text:p>
            <text:p text:style-name="P124"><text:s text:c="4"/>{</text:p>
            <text:p text:style-name="P124"><text:s text:c="8"/>return -1;</text:p>
            <text:p text:style-name="P124"><text:s text:c="4"/>}</text:p>
            <text:p text:style-name="P124"></text:p>
            <text:p text:style-name="P124"><text:s text:c="4"/>list_init(plist_coll);</text:p>
            <text:p text:style-name="P124"></text:p>
            <text:p text:style-name="P124"><text:s text:c="4"/>for(i = 1; i &lt;= 9; ++i)</text:p>
            <text:p text:style-name="P124"><text:s text:c="4"/>{</text:p>
            <text:p text:style-name="P124"><text:s text:c="8"/>list_push_back(plist_coll, i);</text:p>
            <text:p text:style-name="P124"><text:s text:c="4"/>}</text:p>
            <text:p text:style-name="P124"></text:p>
            <text:p text:style-name="P124"><text:s text:c="4"/>for(it_pos = list_begin(plist_coll);</text:p>
            <text:p text:style-name="P124"><text:s text:c="8"/>!iterator_equal(it_pos, list_end(plist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p text:style-name="P124"><text:s text:c="4"/>if(algo_binary_search(list_begin(plist_coll), list_end(plist_coll), 5))</text:p>
            <text:p text:style-name="P124"><text:s text:c="4"/>{</text:p>
            <text:p text:style-name="P124"><text:s text:c="8"/>printf("5 is present\n");</text:p>
            <text:p text:style-name="P124"><text:s text:c="4"/>}</text:p>
            <text:p text:style-name="P124"><text:s text:c="4"/>else</text:p>
            <text:p text:style-name="P124"><text:s text:c="4"/>{</text:p>
            <text:p text:style-name="P124"><text:soft-page-break/><text:s text:c="8"/>printf("5 is not present\n");</text:p>
            <text:p text:style-name="P124"><text:s text:c="4"/>}</text:p>
            <text:p text:style-name="P124"></text:p>
            <text:p text:style-name="P124"><text:s text:c="4"/>if(algo_binary_search(list_begin(plist_coll), list_end(plist_coll), 43))</text:p>
            <text:p text:style-name="P124"><text:s text:c="4"/>{</text:p>
            <text:p text:style-name="P124"><text:s text:c="8"/>printf("43 is present\n");</text:p>
            <text:p text:style-name="P124"><text:s text:c="4"/>}</text:p>
            <text:p text:style-name="P124"><text:s text:c="4"/>else</text:p>
            <text:p text:style-name="P124"><text:s text:c="4"/>{</text:p>
            <text:p text:style-name="P124"><text:s text:c="8"/>printf("43 is not present\n");</text:p>
            <text:p text:style-name="P124"><text:s text:c="4"/>}</text:p>
            <text:p text:style-name="P124"></text:p>
            <text:p text:style-name="P124"><text:s text:c="4"/>list_destroy(plist_coll);</text:p>
            <text:p text:style-name="P124"></text:p>
            <text:p text:style-name="P124"><text:s text:c="4"/>return 0;</text:p>
            <text:p text:style-name="P124">}</text:p>
          </table:table-cell>
        </table:table-row>
      </table:table>
      <text:p text:style-name="P35">程序的输出结果：</text:p>
      <text:p text:style-name="P35">1 2 3 4 5 6 7 8 9 </text:p>
      <text:p text:style-name="P35">5 is present</text:p>
      <text:p text:style-name="P35">43 is not present</text:p>
      <text:p text:style-name="P35"/>
      <text:list xml:id="list1663291147" text:continue-list="list1751875829" text:style-name="WW8Num13">
        <text:list-item>
          <text:list>
            <text:list-item>
              <text:list>
                <text:list-item>
                  <text:h text:style-name="P338" text:outline-level="3">合并</text:h>
                </text:list-item>
              </text:list>
            </text:list-item>
          </text:list>
        </text:list-item>
      </text:list>
      <text:list xml:id="list753464811" text:style-name="L177">
        <text:list-item>
          <text:p text:style-name="P306"><text:span text:style-name="T45">algo_merge <text:s text:c="3"/>algo_merge_if将两个有序的数据区间合并</text:span></text:p>
        </text:list-item>
      </text:list>
      <text:list xml:id="list1169928258" text:style-name="L178">
        <text:list-item>
          <text:p text:style-name="P307"><text:span text:style-name="T45">algo_merge将使用数据类型的小于操作函数作为默认比较规则排序的两个数据区间合并。</text:span></text:p>
        </text:list-item>
        <text:list-item>
          <text:p text:style-name="P307"><text:span text:style-name="T45">algo_merge_if将使用指定比较规则排序的两个数据区间合并。</text:span></text:p>
        </text:list-item>
        <text:list-item>
          <text:p text:style-name="P307"><text:span text:style-name="T45">两个算法都返回目的数据区间中合并的数据的末尾，源数据区间的数据不改变。</text:span></text:p>
        </text:list-item>
        <text:list-item>
          <text:p text:style-name="P307"><text:span text:style-name="T45">algo_merge_if使用的函数不能修改数据。</text:span></text:p>
        </text:list-item>
        <text:list-item>
          <text:p text:style-name="P307"><text:span text:style-name="T45">用户必须保证目的数据区间足够大。</text:span></text:p>
        </text:list-item>
      </text:list>
      <text:p text:style-name="P35">下面是使用algo_merge和algo_merge_if的实例：</text:p>
      <table:table table:name="表格157" table:style-name="表格157">
        <table:table-column table:style-name="表格157.A"/>
        <table:table-row>
          <table:table-cell table:style-name="表格157.A1" office:value-type="string">
            <text:p text:style-name="P124">/*</text:p>
            <text:p text:style-name="P124"><text:s/>* merge1.c</text:p>
            <text:p text:style-name="P124"><text:s/>* compile with : -lcstl</text:p>
            <text:p text:style-name="P124"><text:s/>*/</text:p>
            <text:p text:style-name="P124"></text:p>
            <text:p text:style-name="P124">#include &lt;stdio.h&gt;</text:p>
            <text:p text:style-name="P124">#include &lt;cstl/clist.h&gt;</text:p>
            <text:p text:style-name="P124">#include &lt;cstl/cset.h&gt;</text:p>
            <text:p text:style-name="P124">#include &lt;cstl/cvector.h&gt;</text:p>
            <text:p text:style-name="P124">#include &lt;cstl/calgorithm.h&gt;</text:p>
            <text:p text:style-name="P124"><text:soft-page-break/></text:p>
            <text:p text:style-name="P124">int main(int argc, char* argv[])</text:p>
            <text:p text:style-name="P124">{</text:p>
            <text:p text:style-name="P124"><text:s text:c="4"/>list_t* plist_coll1 = create_list(int);</text:p>
            <text:p text:style-name="P124"><text:s text:c="4"/>set_t* pset_coll2 = create_set(int);</text:p>
            <text:p text:style-name="P124"><text:s text:c="4"/>vector_t* pvec_merge = create_vector(int);</text:p>
            <text:p text:style-name="P124"><text:s text:c="4"/>iterator_t it_pos;</text:p>
            <text:p text:style-name="P124"><text:s text:c="4"/>int i = 0;</text:p>
            <text:p text:style-name="P124"></text:p>
            <text:p text:style-name="P124"><text:s text:c="4"/>if(plist_coll1 == NULL || pset_coll2 == NULL || pvec_merge == NULL)</text:p>
            <text:p text:style-name="P124"><text:s text:c="4"/>{</text:p>
            <text:p text:style-name="P124"><text:s text:c="8"/>return -1;</text:p>
            <text:p text:style-name="P124"><text:s text:c="4"/>}</text:p>
            <text:p text:style-name="P124"></text:p>
            <text:p text:style-name="P124"><text:s text:c="4"/>list_init(plist_coll1);</text:p>
            <text:p text:style-name="P124"><text:s text:c="4"/>set_init(pset_coll2);</text:p>
            <text:p text:style-name="P124"><text:s text:c="4"/>vector_init(pvec_merge);</text:p>
            <text:p text:style-name="P124"></text:p>
            <text:p text:style-name="P124"><text:s text:c="4"/>for(i = 1; i &lt;= 6; ++i)</text:p>
            <text:p text:style-name="P124"><text:s text:c="4"/>{</text:p>
            <text:p text:style-name="P124"><text:s text:c="8"/>list_push_back(plist_coll1, i);</text:p>
            <text:p text:style-name="P124"><text:s text:c="4"/>}</text:p>
            <text:p text:style-name="P124"><text:s text:c="4"/>for(i = 3; i &lt;= 8; ++i)</text:p>
            <text:p text:style-name="P124"><text:s text:c="4"/>{</text:p>
            <text:p text:style-name="P124"><text:s text:c="8"/>set_insert(pset_coll2, i);</text:p>
            <text:p text:style-name="P124"><text:s text:c="4"/>}</text:p>
            <text:p text:style-name="P124"><text:s text:c="4"/>vector_resize(pvec_merge, list_size(plist_coll1) + set_size(pset_coll2));</text:p>
            <text:p text:style-name="P124"></text:p>
            <text:p text:style-name="P124"><text:s text:c="4"/>printf("coll1: ");</text:p>
            <text:p text:style-name="P124"><text:s text:c="4"/>for(it_pos = list_begin(plist_coll1);</text:p>
            <text:p text:style-name="P124"><text:s text:c="8"/>!iterator_equal(it_pos, list_end(plist_coll1));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 text:c="4"/>printf("coll2: ");</text:p>
            <text:p text:style-name="P124"><text:s text:c="4"/>for(it_pos = set_begin(pset_coll2);</text:p>
            <text:p text:style-name="P124"><text:s text:c="8"/>!iterator_equal(it_pos, set_end(pset_coll2));</text:p>
            <text:p text:style-name="P124"><text:s text:c="8"/>it_pos = iterator_next(it_pos))</text:p>
            <text:p text:style-name="P124"><text:s text:c="4"/>{</text:p>
            <text:p text:style-name="P124"><text:s text:c="8"/>printf("%d ", *(int*)iterator_get_pointer(it_pos));</text:p>
            <text:p text:style-name="P124"><text:s text:c="4"/>}</text:p>
            <text:p text:style-name="P124"><text:soft-page-break/><text:s text:c="4"/>printf("\n");</text:p>
            <text:p text:style-name="P124"></text:p>
            <text:p text:style-name="P124"><text:s text:c="4"/>algo_merge(list_begin(plist_coll1), list_end(plist_coll1),</text:p>
            <text:p text:style-name="P124"><text:s text:c="8"/>set_begin(pset_coll2), set_end(pset_coll2), vector_begin(pvec_merge));</text:p>
            <text:p text:style-name="P124"><text:s text:c="4"/>printf("merge: ");</text:p>
            <text:p text:style-name="P124"><text:s text:c="4"/>for(it_pos = vector_begin(pvec_merge);</text:p>
            <text:p text:style-name="P124"><text:s text:c="8"/>!iterator_equal(it_pos, vector_end(pvec_merge));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p text:style-name="P124"><text:s text:c="4"/>list_destroy(plist_coll1);</text:p>
            <text:p text:style-name="P124"><text:s text:c="4"/>set_destroy(pset_coll2);</text:p>
            <text:p text:style-name="P124"><text:s text:c="4"/>vector_destroy(pvec_merge);</text:p>
            <text:p text:style-name="P124"></text:p>
            <text:p text:style-name="P124"><text:s text:c="4"/>return 0;</text:p>
            <text:p text:style-name="P124">}</text:p>
          </table:table-cell>
        </table:table-row>
      </table:table>
      <text:p text:style-name="P35">输出的结果：</text:p>
      <text:p text:style-name="P35">coll1: 1 2 3 4 5 6 </text:p>
      <text:p text:style-name="P35">coll2: 3 4 5 6 7 8 </text:p>
      <text:p text:style-name="P35">merge: 1 2 3 3 4 4 5 5 6 6 7 8 </text:p>
      <text:p text:style-name="P35"/>
      <text:list xml:id="list1671701821" text:style-name="L179">
        <text:list-item>
          <text:p text:style-name="P308"><text:span text:style-name="T45">algo_inplace_merge <text:s text:c="3"/>algo_inplace_merge_if合并同一数据区间的两个有序部分</text:span></text:p>
        </text:list-item>
      </text:list>
      <text:list xml:id="list2126186813" text:style-name="L180">
        <text:list-item>
          <text:p text:style-name="P309"><text:span text:style-name="T45">algo_inplace_merge合并同一数据区间中两个使用数据类型的小于操作作为默认比较规则排序的有序部分。</text:span></text:p>
        </text:list-item>
        <text:list-item>
          <text:p text:style-name="P309"><text:span text:style-name="T45">algo_inplace_merge_if合并同一数据区间中两个使用指定比较规则排序的有序部分。</text:span></text:p>
        </text:list-item>
        <text:list-item>
          <text:p text:style-name="P309"><text:span text:style-name="T45">合并后整个数据区间有序。</text:span></text:p>
        </text:list-item>
        <text:list-item>
          <text:p text:style-name="P309"><text:span text:style-name="T45">algo_inplace_merge_if使用的函数不能修改数据。</text:span></text:p>
        </text:list-item>
      </text:list>
      <text:p text:style-name="P35">下面是这两个算法的例子：</text:p>
      <table:table table:name="表格158" table:style-name="表格158">
        <table:table-column table:style-name="表格158.A"/>
        <table:table-row>
          <table:table-cell table:style-name="表格158.A1" office:value-type="string">
            <text:p text:style-name="P124">/*</text:p>
            <text:p text:style-name="P124"><text:s/>* merge2.c</text:p>
            <text:p text:style-name="P124"><text:s/>* compile with : -lcstl</text:p>
            <text:p text:style-name="P124"><text:s/>*/</text:p>
            <text:p text:style-name="P124"></text:p>
            <text:p text:style-name="P124">#include &lt;stdio.h&gt;</text:p>
            <text:p text:style-name="P124">#include &lt;cstl/clist.h&gt;</text:p>
            <text:p text:style-name="P124">#include &lt;cstl/cvector.h&gt;</text:p>
            <text:p text:style-name="P124">#include &lt;cstl/calgorithm.h&gt;</text:p>
            <text:p text:style-name="P124">#include &lt;cstl/cfunctional.h&gt;</text:p>
            <text:p text:style-name="P124"></text:p>
            <text:p text:style-name="P124">int main(int argc, char* argv[])</text:p>
            <text:p text:style-name="P124">{</text:p>
            <text:p text:style-name="P124"><text:soft-page-break/><text:s text:c="4"/>vector_t* pvec_coll1 = create_vector(int);</text:p>
            <text:p text:style-name="P124"><text:s text:c="4"/>list_t* plist_coll2 = create_list(int);</text:p>
            <text:p text:style-name="P124"><text:s text:c="4"/>iterator_t it_pos;</text:p>
            <text:p text:style-name="P124"><text:s text:c="4"/>iterator_t it_bound;</text:p>
            <text:p text:style-name="P124"><text:s text:c="4"/>int i = 0;</text:p>
            <text:p text:style-name="P124"></text:p>
            <text:p text:style-name="P124"><text:s text:c="4"/>if(pvec_coll1 == NULL || plist_coll2 == NULL)</text:p>
            <text:p text:style-name="P124"><text:s text:c="4"/>{</text:p>
            <text:p text:style-name="P124"><text:s text:c="8"/>return -1;</text:p>
            <text:p text:style-name="P124"><text:s text:c="4"/>}</text:p>
            <text:p text:style-name="P124"></text:p>
            <text:p text:style-name="P124"><text:s text:c="4"/>vector_init(pvec_coll1);</text:p>
            <text:p text:style-name="P124"><text:s text:c="4"/>list_init(plist_coll2);</text:p>
            <text:p text:style-name="P124"></text:p>
            <text:p text:style-name="P124"><text:s text:c="4"/>for(i = 4; i &lt;= 9; ++i)</text:p>
            <text:p text:style-name="P124"><text:s text:c="4"/>{</text:p>
            <text:p text:style-name="P124"><text:s text:c="8"/>vector_push_back(pvec_coll1, i);</text:p>
            <text:p text:style-name="P124"><text:s text:c="4"/>}</text:p>
            <text:p text:style-name="P124"><text:s text:c="4"/>for(i = 1; i &lt;= 7; ++i)</text:p>
            <text:p text:style-name="P124"><text:s text:c="4"/>{</text:p>
            <text:p text:style-name="P124"><text:s text:c="8"/>vector_push_back(pvec_coll1, i);</text:p>
            <text:p text:style-name="P124"><text:s text:c="4"/>}</text:p>
            <text:p text:style-name="P124"></text:p>
            <text:p text:style-name="P124"><text:s text:c="4"/>for(i = 6; i &gt;= 2; --i)</text:p>
            <text:p text:style-name="P124"><text:s text:c="4"/>{</text:p>
            <text:p text:style-name="P124"><text:s text:c="8"/>list_push_back(plist_coll2, i);</text:p>
            <text:p text:style-name="P124"><text:s text:c="4"/>}</text:p>
            <text:p text:style-name="P124"><text:s text:c="4"/>for(i = 9; i &gt;= 4; --i)</text:p>
            <text:p text:style-name="P124"><text:s text:c="4"/>{</text:p>
            <text:p text:style-name="P124"><text:s text:c="8"/>list_push_back(plist_coll2, i);</text:p>
            <text:p text:style-name="P124"><text:s text:c="4"/>}</text:p>
            <text:p text:style-name="P124"></text:p>
            <text:p text:style-name="P124"><text:s text:c="4"/>printf("coll1: ");</text:p>
            <text:p text:style-name="P124"><text:s text:c="4"/>for(it_pos = vector_begin(pvec_coll1);</text:p>
            <text:p text:style-name="P124"><text:s text:c="8"/>!iterator_equal(it_pos, vector_end(pvec_coll1));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 text:c="4"/>printf("coll2: ");</text:p>
            <text:p text:style-name="P124"><text:s text:c="4"/>for(it_pos = list_begin(plist_coll2);</text:p>
            <text:p text:style-name="P124"><text:s text:c="8"/>!iterator_equal(it_pos, list_end(plist_coll2));</text:p>
            <text:p text:style-name="P124"><text:soft-page-break/><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p text:style-name="P124"><text:s text:c="4"/>it_bound = algo_find(vector_begin(pvec_coll1), vector_end(pvec_coll1), 1);</text:p>
            <text:p text:style-name="P124"><text:s text:c="4"/>algo_inplace_merge(vector_begin(pvec_coll1), it_bound, vector_end(pvec_coll1));</text:p>
            <text:p text:style-name="P124"><text:s text:c="4"/>printf("coll1: ");</text:p>
            <text:p text:style-name="P124"><text:s text:c="4"/>for(it_pos = vector_begin(pvec_coll1);</text:p>
            <text:p text:style-name="P124"><text:s text:c="8"/>!iterator_equal(it_pos, vector_end(pvec_coll1));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p text:style-name="P124"><text:s text:c="4"/>it_bound = algo_find(list_begin(plist_coll2), list_end(plist_coll2), 9);</text:p>
            <text:p text:style-name="P124"><text:s text:c="4"/>algo_inplace_merge_if(list_begin(plist_coll2), it_bound,</text:p>
            <text:p text:style-name="P124"><text:s text:c="8"/>list_end(plist_coll2), fun_greater_int);</text:p>
            <text:p text:style-name="P124"><text:s text:c="4"/>printf("coll2: ");</text:p>
            <text:p text:style-name="P124"><text:s text:c="4"/>for(it_pos = list_begin(plist_coll2);</text:p>
            <text:p text:style-name="P124"><text:s text:c="8"/>!iterator_equal(it_pos, list_end(plist_coll2));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p text:style-name="P124"><text:s text:c="4"/>vector_destroy(pvec_coll1);</text:p>
            <text:p text:style-name="P124"><text:s text:c="4"/>list_destroy(plist_coll2);</text:p>
            <text:p text:style-name="P124"></text:p>
            <text:p text:style-name="P124"><text:s text:c="4"/>return 0;</text:p>
            <text:p text:style-name="P124">}</text:p>
          </table:table-cell>
        </table:table-row>
      </table:table>
      <text:p text:style-name="P35">程序的输出结果：</text:p>
      <text:p text:style-name="P35">coll1: 4 5 6 7 8 9 1 2 3 4 5 6 7 </text:p>
      <text:p text:style-name="P35">coll2: 6 5 4 3 2 9 8 7 6 5 4 </text:p>
      <text:p text:style-name="P35">coll1: 1 2 3 4 4 5 5 6 6 7 7 8 9 </text:p>
      <text:p text:style-name="P35">coll2: 9 8 7 6 6 5 5 4 4 3 2 </text:p>
      <text:p text:style-name="P35"/>
      <text:list xml:id="list1537882030" text:continue-list="list1663291147" text:style-name="WW8Num13">
        <text:list-item>
          <text:list>
            <text:list-item>
              <text:list>
                <text:list-item>
                  <text:h text:style-name="P338" text:outline-level="3"><text:soft-page-break/>集合算法</text:h>
                </text:list-item>
              </text:list>
            </text:list-item>
          </text:list>
        </text:list-item>
      </text:list>
      <text:list xml:id="list879011055" text:style-name="L181">
        <text:list-item>
          <text:p text:style-name="P310"><text:span text:style-name="T45">algo_includes <text:s text:c="3"/>algo_includes_if判断第一个有序的数据区间是否包含第二个有序的数据区间。</text:span></text:p>
        </text:list-item>
      </text:list>
      <text:list xml:id="list887336785" text:style-name="L182">
        <text:list-item>
          <text:p text:style-name="P311"><text:span text:style-name="T45">algo_includes要求两个数据区间都是以数据类型的小于操作为默认比较规则排序的。</text:span></text:p>
        </text:list-item>
        <text:list-item>
          <text:p text:style-name="P311"><text:span text:style-name="T45">algo_includes_if要求两个数据区间都是以指定的比较规则排序的。</text:span></text:p>
        </text:list-item>
        <text:list-item>
          <text:p text:style-name="P311"><text:span text:style-name="T45">algo_includes_if使用的函数不能修改数据。</text:span></text:p>
        </text:list-item>
      </text:list>
      <text:p text:style-name="P35">下面是这两个算法的例子：</text:p>
      <table:table table:name="表格159" table:style-name="表格159">
        <table:table-column table:style-name="表格159.A"/>
        <table:table-row>
          <table:table-cell table:style-name="表格159.A1" office:value-type="string">
            <text:p text:style-name="P124">/*</text:p>
            <text:p text:style-name="P124"><text:s/>* includes.c</text:p>
            <text:p text:style-name="P124"><text:s/>* compile with : -lcstl</text:p>
            <text:p text:style-name="P124"><text:s/>*/</text:p>
            <text:p text:style-name="P124"></text:p>
            <text:p text:style-name="P124">#include &lt;stdio.h&gt;</text:p>
            <text:p text:style-name="P124">#include &lt;cstl/clist.h&gt;</text:p>
            <text:p text:style-name="P124">#include &lt;cstl/cvector.h&gt;</text:p>
            <text:p text:style-name="P124">#include &lt;cstl/calgorithm.h&gt;</text:p>
            <text:p text:style-name="P124"></text:p>
            <text:p text:style-name="P124">int main(int argc, char* argv[])</text:p>
            <text:p text:style-name="P124">{</text:p>
            <text:p text:style-name="P124"><text:s text:c="4"/>list_t* plist_coll1 = create_list(int);</text:p>
            <text:p text:style-name="P124"><text:s text:c="4"/>vector_t* pvec_coll2 = create_vector(int);</text:p>
            <text:p text:style-name="P124"><text:s text:c="4"/>iterator_t it_pos;</text:p>
            <text:p text:style-name="P124"><text:s text:c="4"/>int i = 0;</text:p>
            <text:p text:style-name="P124"></text:p>
            <text:p text:style-name="P124"><text:s text:c="4"/>if(pvec_coll2 == NULL || plist_coll1 == NULL)</text:p>
            <text:p text:style-name="P124"><text:s text:c="4"/>{</text:p>
            <text:p text:style-name="P124"><text:s text:c="8"/>return -1;</text:p>
            <text:p text:style-name="P124"><text:s text:c="4"/>}</text:p>
            <text:p text:style-name="P124"></text:p>
            <text:p text:style-name="P124"><text:s text:c="4"/>list_init(plist_coll1);</text:p>
            <text:p text:style-name="P124"><text:s text:c="4"/>vector_init(pvec_coll2);</text:p>
            <text:p text:style-name="P124"></text:p>
            <text:p text:style-name="P124"><text:s text:c="4"/>for(i = 1; i &lt;= 9; ++i)</text:p>
            <text:p text:style-name="P124"><text:s text:c="4"/>{</text:p>
            <text:p text:style-name="P124"><text:s text:c="8"/>list_push_back(plist_coll1, i);</text:p>
            <text:p text:style-name="P124"><text:s text:c="4"/>}</text:p>
            <text:p text:style-name="P124"><text:s text:c="4"/>vector_push_back(pvec_coll2, 3);</text:p>
            <text:p text:style-name="P124"><text:s text:c="4"/>vector_push_back(pvec_coll2, 4);</text:p>
            <text:p text:style-name="P124"><text:s text:c="4"/>vector_push_back(pvec_coll2, 7);</text:p>
            <text:p text:style-name="P124"></text:p>
            <text:p text:style-name="P124"><text:s text:c="4"/>printf("coll1: ");</text:p>
            <text:p text:style-name="P124"><text:soft-page-break/><text:s text:c="4"/>for(it_pos = list_begin(plist_coll1);</text:p>
            <text:p text:style-name="P124"><text:s text:c="8"/>!iterator_equal(it_pos, list_end(plist_coll1));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 text:c="4"/>printf("coll2: ");</text:p>
            <text:p text:style-name="P124"><text:s text:c="4"/>for(it_pos = vector_begin(pvec_coll2);</text:p>
            <text:p text:style-name="P124"><text:s text:c="8"/>!iterator_equal(it_pos, vector_end(pvec_coll2));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p text:style-name="P124"><text:s text:c="4"/>if(algo_includes(list_begin(plist_coll1), list_end(plist_coll1),</text:p>
            <text:p text:style-name="P124"><text:s text:c="8"/>vector_begin(pvec_coll2), vector_end(pvec_coll2)))</text:p>
            <text:p text:style-name="P124"><text:s text:c="4"/>{</text:p>
            <text:p text:style-name="P124"><text:s text:c="8"/>printf("all elements of coll2 are also in coll1\n");</text:p>
            <text:p text:style-name="P124"><text:s text:c="4"/>}</text:p>
            <text:p text:style-name="P124"><text:s text:c="4"/>else</text:p>
            <text:p text:style-name="P124"><text:s text:c="4"/>{</text:p>
            <text:p text:style-name="P124"><text:s text:c="8"/>printf("not all elements of coll2 are also in coll1\n");</text:p>
            <text:p text:style-name="P124"><text:s text:c="4"/>}</text:p>
            <text:p text:style-name="P124"></text:p>
            <text:p text:style-name="P124"><text:s text:c="4"/>list_destroy(plist_coll1);</text:p>
            <text:p text:style-name="P124"><text:s text:c="4"/>vector_destroy(pvec_coll2);</text:p>
            <text:p text:style-name="P124"></text:p>
            <text:p text:style-name="P124"><text:s text:c="4"/>return 0;</text:p>
            <text:p text:style-name="P124">}</text:p>
          </table:table-cell>
        </table:table-row>
      </table:table>
      <text:p text:style-name="P35">程序的结果：</text:p>
      <text:p text:style-name="P35">coll1: 1 2 3 4 5 6 7 8 9 </text:p>
      <text:p text:style-name="P35">coll2: 3 4 7 </text:p>
      <text:p text:style-name="P35">all elements of coll2 are also in coll1</text:p>
      <text:p text:style-name="P35"/>
      <text:list xml:id="list1370608881" text:style-name="L183">
        <text:list-item>
          <text:p text:style-name="P312"><text:span text:style-name="T45">algo_set_union <text:s text:c="3"/>algo_set_union_if获得两个有序数据区间的并集</text:span></text:p>
        </text:list-item>
        <text:list-item>
          <text:p text:style-name="P312"><text:span text:style-name="T45">algo_set_intersection <text:s text:c="3"/>algo_set_intersection_if获得两个有序数据区间的交集。</text:span></text:p>
        </text:list-item>
        <text:list-item>
          <text:p text:style-name="P312"><text:span text:style-name="T45">algo_set_difference <text:s text:c="3"/>algo_set_difference_if获得两个有序数据区间的差集。</text:span></text:p>
        </text:list-item>
        <text:list-item>
          <text:p text:style-name="P312"><text:span text:style-name="T45">algo_set_symmetric_difference <text:s text:c="3"/>algo_set_symmetric_difference_if获得两个有序数据区间的对称差集。</text:span></text:p>
        </text:list-item>
      </text:list>
      <text:p text:style-name="Standard"><text:span text:style-name="T45">不带_if后缀的算法要求两个数据区间是使用数据类型的小于操作函数作为默认比较规则进行排序的。</text:span></text:p>
      <text:p text:style-name="Standard"><text:span text:style-name="T45">带有_if后缀的算法要求两个数据区间使用指定的比较规则进行排序。</text:span></text:p>
      <text:p text:style-name="Standard"><text:span text:style-name="T45">带有_if后缀的算法使用的函数不能修改数据。</text:span></text:p>
      <text:p text:style-name="Standard"><text:soft-page-break/><text:span text:style-name="T45">目的数据区间要足够大，源数据区间中的数据不会被修改。</text:span></text:p>
      <text:p text:style-name="P35">上面的算法都返回目的数据区间中结果数据的末尾。</text:p>
      <text:p text:style-name="P35">下面是关于集合算法的例子：</text:p>
      <table:table table:name="表格160" table:style-name="表格160">
        <table:table-column table:style-name="表格160.A"/>
        <table:table-row>
          <table:table-cell table:style-name="表格160.A1" office:value-type="string">
            <text:p text:style-name="P124">/*</text:p>
            <text:p text:style-name="P124"><text:s/>* setalgos.c</text:p>
            <text:p text:style-name="P124"><text:s/>* compile with : -lcstl</text:p>
            <text:p text:style-name="P124"><text:s/>*/</text:p>
            <text:p text:style-name="P124"></text:p>
            <text:p text:style-name="P124">#include &lt;stdio.h&gt;</text:p>
            <text:p text:style-name="P124">#include &lt;cstl/clist.h&gt;</text:p>
            <text:p text:style-name="P124">#include &lt;cstl/cvector.h&gt;</text:p>
            <text:p text:style-name="P124">#include &lt;cstl/cdeque.h&gt;</text:p>
            <text:p text:style-name="P124">#include &lt;cstl/calgorithm.h&gt;</text:p>
            <text:p text:style-name="P124"></text:p>
            <text:p text:style-name="P124">int main(int argc, char* argv[])</text:p>
            <text:p text:style-name="P124">{</text:p>
            <text:p text:style-name="P124"><text:s text:c="4"/>list_t* plist_coll1 = create_list(int);</text:p>
            <text:p text:style-name="P124"><text:s text:c="4"/>deque_t* pdeq_coll2 = create_deque(int);</text:p>
            <text:p text:style-name="P124"><text:s text:c="4"/>vector_t* pvec_result = create_vector(int);</text:p>
            <text:p text:style-name="P124"><text:s text:c="4"/>iterator_t it_pos;</text:p>
            <text:p text:style-name="P124"><text:s text:c="4"/>iterator_t it_end;</text:p>
            <text:p text:style-name="P124"><text:s text:c="4"/>int i = 0;</text:p>
            <text:p text:style-name="P124"></text:p>
            <text:p text:style-name="P124"><text:s text:c="4"/>if(plist_coll1 == NULL || pdeq_coll2 == NULL || pvec_result == NULL)</text:p>
            <text:p text:style-name="P124"><text:s text:c="4"/>{</text:p>
            <text:p text:style-name="P124"><text:s text:c="8"/>return -1;</text:p>
            <text:p text:style-name="P124"><text:s text:c="4"/>}</text:p>
            <text:p text:style-name="P124"></text:p>
            <text:p text:style-name="P124"><text:s text:c="4"/>list_init(plist_coll1);</text:p>
            <text:p text:style-name="P124"><text:s text:c="4"/>deque_init(pdeq_coll2);</text:p>
            <text:p text:style-name="P124"><text:s text:c="4"/>vector_init(pvec_result);</text:p>
            <text:p text:style-name="P124"></text:p>
            <text:p text:style-name="P124"><text:s text:c="4"/>list_push_back(plist_coll1, 1);</text:p>
            <text:p text:style-name="P124"><text:s text:c="4"/>list_push_back(plist_coll1, 2);</text:p>
            <text:p text:style-name="P124"><text:s text:c="4"/>list_push_back(plist_coll1, 2);</text:p>
            <text:p text:style-name="P124"><text:s text:c="4"/>list_push_back(plist_coll1, 4);</text:p>
            <text:p text:style-name="P124"><text:s text:c="4"/>list_push_back(plist_coll1, 6);</text:p>
            <text:p text:style-name="P124"><text:s text:c="4"/>list_push_back(plist_coll1, 7);</text:p>
            <text:p text:style-name="P124"><text:s text:c="4"/>list_push_back(plist_coll1, 7);</text:p>
            <text:p text:style-name="P124"><text:s text:c="4"/>list_push_back(plist_coll1, 9);</text:p>
            <text:p text:style-name="P124"><text:s text:c="4"/>deque_push_back(pdeq_coll2, 2);</text:p>
            <text:p text:style-name="P124"><text:s text:c="4"/>deque_push_back(pdeq_coll2, 2);</text:p>
            <text:p text:style-name="P124"><text:s text:c="4"/>deque_push_back(pdeq_coll2, 2);</text:p>
            <text:p text:style-name="P124"><text:soft-page-break/><text:s text:c="4"/>deque_push_back(pdeq_coll2, 3);</text:p>
            <text:p text:style-name="P124"><text:s text:c="4"/>deque_push_back(pdeq_coll2, 6);</text:p>
            <text:p text:style-name="P124"><text:s text:c="4"/>deque_push_back(pdeq_coll2, 6);</text:p>
            <text:p text:style-name="P124"><text:s text:c="4"/>deque_push_back(pdeq_coll2, 8);</text:p>
            <text:p text:style-name="P124"><text:s text:c="4"/>deque_push_back(pdeq_coll2, 9);</text:p>
            <text:p text:style-name="P124"><text:s text:c="4"/>vector_resize(pvec_result, list_size(plist_coll1) + deque_size(pdeq_coll2));</text:p>
            <text:p text:style-name="P124"></text:p>
            <text:p text:style-name="P124"><text:s text:c="4"/>printf("coll1: ");</text:p>
            <text:p text:style-name="P124"><text:s text:c="4"/>for(it_pos = list_begin(plist_coll1);</text:p>
            <text:p text:style-name="P124"><text:s text:c="8"/>!iterator_equal(it_pos, list_end(plist_coll1));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 text:c="4"/>printf("coll2: ");</text:p>
            <text:p text:style-name="P124"><text:s text:c="4"/>for(it_pos = deque_begin(pdeq_coll2);</text:p>
            <text:p text:style-name="P124"><text:s text:c="8"/>!iterator_equal(it_pos, deque_end(pdeq_coll2));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p text:style-name="P124"><text:s text:c="4"/>it_end = algo_merge(list_begin(plist_coll1), list_end(plist_coll1), </text:p>
            <text:p text:style-name="P124"><text:s text:c="8"/>deque_begin(pdeq_coll2), deque_end(pdeq_coll2), vector_begin(pvec_result));</text:p>
            <text:p text:style-name="P124"><text:s text:c="4"/>printf("merge: ");</text:p>
            <text:p text:style-name="P124"><text:s text:c="4"/>for(it_pos = vector_begin(pvec_result);</text:p>
            <text:p text:style-name="P124"><text:s text:c="8"/>!iterator_equal(it_pos, it_end);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 text:c="4"/>it_end = algo_set_union(list_begin(plist_coll1), list_end(plist_coll1), </text:p>
            <text:p text:style-name="P124"><text:s text:c="8"/>deque_begin(pdeq_coll2), deque_end(pdeq_coll2), vector_begin(pvec_result));</text:p>
            <text:p text:style-name="P124"><text:s text:c="4"/>printf("union: ");</text:p>
            <text:p text:style-name="P124"><text:s text:c="4"/>for(it_pos = vector_begin(pvec_result);</text:p>
            <text:p text:style-name="P124"><text:s text:c="8"/>!iterator_equal(it_pos, it_end);</text:p>
            <text:p text:style-name="P124"><text:s text:c="8"/>it_pos = iterator_next(it_pos))</text:p>
            <text:p text:style-name="P124"><text:s text:c="4"/>{</text:p>
            <text:p text:style-name="P124"><text:s text:c="8"/>printf("%d ", *(int*)iterator_get_pointer(it_pos));</text:p>
            <text:p text:style-name="P124"><text:s text:c="4"/>}</text:p>
            <text:p text:style-name="P124"><text:soft-page-break/><text:s text:c="4"/>printf("\n");</text:p>
            <text:p text:style-name="P124"><text:s text:c="4"/>it_end = algo_set_intersection(list_begin(plist_coll1), list_end(plist_coll1), </text:p>
            <text:p text:style-name="P124"><text:s text:c="8"/>deque_begin(pdeq_coll2), deque_end(pdeq_coll2), vector_begin(pvec_result));</text:p>
            <text:p text:style-name="P124"><text:s text:c="4"/>printf("intersection: ");</text:p>
            <text:p text:style-name="P124"><text:s text:c="4"/>for(it_pos = vector_begin(pvec_result);</text:p>
            <text:p text:style-name="P124"><text:s text:c="8"/>!iterator_equal(it_pos, it_end);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 text:c="4"/>it_end = algo_set_difference(list_begin(plist_coll1), list_end(plist_coll1), </text:p>
            <text:p text:style-name="P124"><text:s text:c="8"/>deque_begin(pdeq_coll2), deque_end(pdeq_coll2), vector_begin(pvec_result));</text:p>
            <text:p text:style-name="P124"><text:s text:c="4"/>printf("difference: ");</text:p>
            <text:p text:style-name="P124"><text:s text:c="4"/>for(it_pos = vector_begin(pvec_result);</text:p>
            <text:p text:style-name="P124"><text:s text:c="8"/>!iterator_equal(it_pos, it_end);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 text:c="4"/>it_end = algo_set_symmetric_difference(list_begin(plist_coll1),</text:p>
            <text:p text:style-name="P124"><text:s text:c="8"/>list_end(plist_coll1), deque_begin(pdeq_coll2), deque_end(pdeq_coll2),</text:p>
            <text:p text:style-name="P124"><text:s text:c="8"/>vector_begin(pvec_result));</text:p>
            <text:p text:style-name="P124"><text:s text:c="4"/>printf("symmetric difference: ");</text:p>
            <text:p text:style-name="P124"><text:s text:c="4"/>for(it_pos = vector_begin(pvec_result);</text:p>
            <text:p text:style-name="P124"><text:s text:c="8"/>!iterator_equal(it_pos, it_end);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p text:style-name="P124"><text:s text:c="4"/>list_destroy(plist_coll1);</text:p>
            <text:p text:style-name="P124"><text:s text:c="4"/>deque_destroy(pdeq_coll2);</text:p>
            <text:p text:style-name="P124"><text:s text:c="4"/>vector_destroy(pvec_result);</text:p>
            <text:p text:style-name="P124"></text:p>
            <text:p text:style-name="P124"><text:s text:c="4"/>return 0;</text:p>
            <text:p text:style-name="P124">}</text:p>
          </table:table-cell>
        </table:table-row>
      </table:table>
      <text:p text:style-name="P35">程序的输出结果：</text:p>
      <text:p text:style-name="P35">coll1: <text:s text:c="26"/>1 2 2 4 6 7 7 9 </text:p>
      <text:p text:style-name="P35">coll2: <text:s text:c="26"/>2 2 2 3 6 6 8 9 </text:p>
      <text:p text:style-name="P35">merge: <text:s text:c="24"/>1 2 2 2 2 2 3 4 6 6 6 7 7 8 9 9 </text:p>
      <text:p text:style-name="P35"><text:soft-page-break/>union: <text:s text:c="25"/>1 2 2 2 3 4 6 6 7 7 8 9 </text:p>
      <text:p text:style-name="P35">intersection: <text:s text:c="15"/>2 2 6 9 </text:p>
      <text:p text:style-name="P35">difference: <text:s text:c="18"/>1 4 7 7 </text:p>
      <text:p text:style-name="P35">symmetric difference: 1 2 3 4 6 7 7 8 </text:p>
      <text:p text:style-name="P35"/>
      <text:list xml:id="list401442781" text:continue-list="list1537882030" text:style-name="WW8Num13">
        <text:list-item>
          <text:list>
            <text:list-item>
              <text:list>
                <text:list-item>
                  <text:h text:style-name="P338" text:outline-level="3">堆算法</text:h>
                </text:list-item>
              </text:list>
            </text:list-item>
          </text:list>
        </text:list-item>
      </text:list>
      <text:list xml:id="list210085099" text:style-name="L185">
        <text:list-item>
          <text:p text:style-name="P313"><text:span text:style-name="T45">algo_make_heap <text:s text:c="3"/>algo_make_heap_if将一个数据区间转换成堆</text:span></text:p>
        </text:list-item>
        <text:list-item>
          <text:p text:style-name="P313"><text:span text:style-name="T45">algo_push_heap <text:s text:c="3"/>algo_push_heap_if向堆中添加一个数据</text:span></text:p>
        </text:list-item>
        <text:list-item>
          <text:p text:style-name="P313"><text:span text:style-name="T45">algo_pop_heap <text:s text:c="3"/>algo_pop_heap_if将堆中优先级最高的数据删除</text:span></text:p>
        </text:list-item>
        <text:list-item>
          <text:p text:style-name="P313"><text:span text:style-name="T45">algo_sort_heap <text:s text:c="3"/>algo_sort_heap_if将一个堆转换成有序的数据区间</text:span></text:p>
        </text:list-item>
        <text:list-item>
          <text:p text:style-name="P313"><text:span text:style-name="T45">algo_is_heap <text:s text:c="3"/>algo_is_heap_if判断一个数据区间是否是堆</text:span></text:p>
        </text:list-item>
      </text:list>
      <text:list xml:id="list324141379" text:style-name="L186">
        <text:list-item>
          <text:p text:style-name="P314"><text:span text:style-name="T45">没有_if后缀的算法要求使用数据类型的小于操作函数作为默认的比较规则。</text:span></text:p>
        </text:list-item>
        <text:list-item>
          <text:p text:style-name="P314"><text:span text:style-name="T45">带有_if后缀的算法要求使用指定的比较规则。</text:span></text:p>
        </text:list-item>
        <text:list-item>
          <text:p text:style-name="P314"><text:span text:style-name="T45">带有_if后缀的算法使用的函数不能修改数据。</text:span></text:p>
        </text:list-item>
      </text:list>
      <text:p text:style-name="P35">下面是关于堆算法的例子：</text:p>
      <table:table table:name="表格161" table:style-name="表格161">
        <table:table-column table:style-name="表格161.A"/>
        <table:table-row>
          <table:table-cell table:style-name="表格161.A1" office:value-type="string">
            <text:p text:style-name="P124">/*</text:p>
            <text:p text:style-name="P124"><text:s/>* heap1.c</text:p>
            <text:p text:style-name="P124"><text:s/>* compile with : -lcstl</text:p>
            <text:p text:style-name="P124"><text:s/>*/</text:p>
            <text:p text:style-name="P124"></text:p>
            <text:p text:style-name="P124">#include &lt;stdio.h&gt;</text:p>
            <text:p text:style-name="P124">#include &lt;cstl/cvector.h&gt;</text:p>
            <text:p text:style-name="P124">#include &lt;cstl/calgorithm.h&gt;</text:p>
            <text:p text:style-name="P124"></text:p>
            <text:p text:style-name="P124">int main(int argc, char* argv[])</text:p>
            <text:p text:style-name="P124">{</text:p>
            <text:p text:style-name="P124"><text:s text:c="4"/>vector_t* pvec_coll = create_vector(int);</text:p>
            <text:p text:style-name="P124"><text:s text:c="4"/>iterator_t it_pos;</text:p>
            <text:p text:style-name="P124"><text:s text:c="4"/>int i = 0;</text:p>
            <text:p text:style-name="P124"></text:p>
            <text:p text:style-name="P124"><text:s text:c="4"/>if(pvec_coll == NULL)</text:p>
            <text:p text:style-name="P124"><text:s text:c="4"/>{</text:p>
            <text:p text:style-name="P124"><text:s text:c="8"/>return -1;</text:p>
            <text:p text:style-name="P124"><text:s text:c="4"/>}</text:p>
            <text:p text:style-name="P124"></text:p>
            <text:p text:style-name="P124"><text:s text:c="4"/>vector_init(pvec_coll);</text:p>
            <text:p text:style-name="P124"></text:p>
            <text:p text:style-name="P124"><text:s text:c="4"/>for(i = 3; i &lt;= 7; ++i)</text:p>
            <text:p text:style-name="P124"><text:s text:c="4"/>{</text:p>
            <text:p text:style-name="P124"><text:soft-page-break/><text:s text:c="8"/>vector_push_back(pvec_coll, i);</text:p>
            <text:p text:style-name="P124"><text:s text:c="4"/>}</text:p>
            <text:p text:style-name="P124"><text:s text:c="4"/>for(i = 5; i &lt;= 9; ++i)</text:p>
            <text:p text:style-name="P124"><text:s text:c="4"/>{</text:p>
            <text:p text:style-name="P124"><text:s text:c="8"/>vector_push_back(pvec_coll, i);</text:p>
            <text:p text:style-name="P124"><text:s text:c="4"/>}</text:p>
            <text:p text:style-name="P124"><text:s text:c="4"/>for(i = 1; i &lt;= 4; ++i)</text:p>
            <text:p text:style-name="P124"><text:s text:c="4"/>{</text:p>
            <text:p text:style-name="P124"><text:s text:c="8"/>vector_push_back(pvec_coll, i);</text:p>
            <text:p text:style-name="P124"><text:s text:c="4"/>}</text:p>
            <text:p text:style-name="P124"></text:p>
            <text:p text:style-name="P124"><text:s text:c="4"/>printf("on entry: ");</text:p>
            <text:p text:style-name="P124"><text:s text:c="4"/>for(it_pos = vector_begin(pvec_coll);</text:p>
            <text:p text:style-name="P124"><text:s text:c="8"/>!iterator_equal(it_pos, vector_end(pvec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p text:style-name="P124"><text:s text:c="4"/>algo_make_heap(vector_begin(pvec_coll), vector_end(pvec_coll));</text:p>
            <text:p text:style-name="P124"><text:s text:c="4"/>printf("after algo_make_heap(): ");</text:p>
            <text:p text:style-name="P124"><text:s text:c="4"/>for(it_pos = vector_begin(pvec_coll);</text:p>
            <text:p text:style-name="P124"><text:s text:c="8"/>!iterator_equal(it_pos, vector_end(pvec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p text:style-name="P124"><text:s text:c="4"/>algo_pop_heap(vector_begin(pvec_coll), vector_end(pvec_coll));</text:p>
            <text:p text:style-name="P124"><text:s text:c="4"/>vector_pop_back(pvec_coll);</text:p>
            <text:p text:style-name="P124"><text:s text:c="4"/>printf("after algo_pop_heap(): ");</text:p>
            <text:p text:style-name="P124"><text:s text:c="4"/>for(it_pos = vector_begin(pvec_coll);</text:p>
            <text:p text:style-name="P124"><text:s text:c="8"/>!iterator_equal(it_pos, vector_end(pvec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p text:style-name="P124"><text:s text:c="4"/>vector_push_back(pvec_coll, 17);</text:p>
            <text:p text:style-name="P124"><text:s text:c="4"/>algo_push_heap(vector_begin(pvec_coll), vector_end(pvec_coll));</text:p>
            <text:p text:style-name="P124"><text:soft-page-break/><text:s text:c="4"/>printf("after algo_push_heap(): ");</text:p>
            <text:p text:style-name="P124"><text:s text:c="4"/>for(it_pos = vector_begin(pvec_coll);</text:p>
            <text:p text:style-name="P124"><text:s text:c="8"/>!iterator_equal(it_pos, vector_end(pvec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p text:style-name="P124"><text:s text:c="4"/>algo_sort_heap(vector_begin(pvec_coll), vector_end(pvec_coll));</text:p>
            <text:p text:style-name="P124"><text:s text:c="4"/>printf("after algo_sort_heap(): ");</text:p>
            <text:p text:style-name="P124"><text:s text:c="4"/>for(it_pos = vector_begin(pvec_coll);</text:p>
            <text:p text:style-name="P124"><text:s text:c="8"/>!iterator_equal(it_pos, vector_end(pvec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p text:style-name="P124"><text:s text:c="4"/>vector_destroy(pvec_coll);</text:p>
            <text:p text:style-name="P124"></text:p>
            <text:p text:style-name="P124"><text:s text:c="4"/>return 0;</text:p>
            <text:p text:style-name="P124">}</text:p>
          </table:table-cell>
        </table:table-row>
      </table:table>
      <text:p text:style-name="P35">程序的输出：</text:p>
      <text:p text:style-name="P35">on entry: <text:s text:c="25"/>3 4 5 6 7 5 6 7 8 9 1 2 3 4 </text:p>
      <text:p text:style-name="P35">after algo_make_heap(): 9 8 6 7 7 5 5 3 6 4 1 2 3 4 </text:p>
      <text:p text:style-name="P35">after algo_pop_heap(): <text:s text:c="3"/>8 7 6 7 4 5 5 3 6 4 1 2 3 </text:p>
      <text:p text:style-name="P35">after algo_push_heap(): <text:s/>17 7 8 7 4 5 6 3 6 4 1 2 3 5 </text:p>
      <text:p text:style-name="P35">after algo_sort_heap(): <text:s text:c="2"/>1 2 3 3 4 4 5 5 6 6 7 7 8 17 </text:p>
      <text:p text:style-name="P35">将pvec_coll中的数据转换成堆后，数据的顺序是：9 8 6 7 7 5 5 3 6 4 1 2 3 4 ，将这个序列转换成二叉树可以看出字节点的值都是小于或者等于父节点的。</text:p>
      <text:p text:style-name="P36"><draw:frame draw:style-name="fr3" draw:name="图形27" text:anchor-type="paragraph" svg:width="19.006cm" svg:height="7.893cm" draw:z-index="33"><draw:image xlink:href="Pictures/10000000000002CB0000012935F99A85.jpg" xlink:type="simple" xlink:show="embed" xlink:actuate="onLoad"/></draw:frame><text:soft-page-break/>图 6.5 以二叉树的形式显示堆数据</text:p>
      <text:p text:style-name="P35"/>
      <text:list xml:id="list1671558605" text:continue-list="list401442781" text:style-name="WW8Num13">
        <text:list-item>
          <text:list>
            <text:list-item>
              <text:list>
                <text:list-item>
                  <text:h text:style-name="P338" text:outline-level="3">最大值与最小值</text:h>
                </text:list-item>
              </text:list>
            </text:list-item>
          </text:list>
        </text:list-item>
      </text:list>
      <text:list xml:id="list1032578318" text:style-name="L187">
        <text:list-item>
          <text:p text:style-name="P315"><text:span text:style-name="T45">algo_min <text:s text:c="3"/>algo_min_if 返回两个迭代器中值小的迭代器</text:span></text:p>
        </text:list-item>
        <text:list-item>
          <text:p text:style-name="P315"><text:span text:style-name="T45">algo_max <text:s text:c="3"/>algo_max_if返回两个迭代器中值大的迭代器</text:span></text:p>
        </text:list-item>
      </text:list>
      <text:list xml:id="list1907473941" text:style-name="L188">
        <text:list-item>
          <text:p text:style-name="P316"><text:span text:style-name="T45">没有_if后缀的算法使用数据类型的小于操作作为默认的比较规则。</text:span></text:p>
        </text:list-item>
        <text:list-item>
          <text:p text:style-name="P316"><text:span text:style-name="T45">带有_if后缀的算法使用指定的比较规则。</text:span></text:p>
        </text:list-item>
        <text:list-item>
          <text:p text:style-name="P316"><text:span text:style-name="T45">带有_if后缀的算法使用的函数不能修改数据。</text:span></text:p>
        </text:list-item>
      </text:list>
      <text:p text:style-name="P35">下面给出了这些算法的例子：</text:p>
      <table:table table:name="表格162" table:style-name="表格162">
        <table:table-column table:style-name="表格162.A"/>
        <table:table-row>
          <table:table-cell table:style-name="表格162.A1" office:value-type="string">
            <text:p text:style-name="P124">/*</text:p>
            <text:p text:style-name="P124"><text:s/>* minmax1.c</text:p>
            <text:p text:style-name="P124"><text:s/>* compile with : -lcstl</text:p>
            <text:p text:style-name="P124"><text:s/>*/</text:p>
            <text:p text:style-name="P124"></text:p>
            <text:p text:style-name="P124">#include &lt;stdio.h&gt;</text:p>
            <text:p text:style-name="P124">#include &lt;stdlib.h&gt;</text:p>
            <text:p text:style-name="P124">#include &lt;cstl/cdeque.h&gt;</text:p>
            <text:p text:style-name="P124">#include &lt;cstl/calgorithm.h&gt;</text:p>
            <text:p text:style-name="P124"></text:p>
            <text:p text:style-name="P124">static void _abs_less(const void* cpv_first,</text:p>
            <text:p text:style-name="P124"><text:s text:c="4"/>const void* cpv_second, void* pv_output)</text:p>
            <text:p text:style-name="P124">{</text:p>
            <text:p text:style-name="P124"><text:s text:c="4"/>*(bool_t*)pv_output = abs(*(int*)cpv_first) &lt; abs(*(int*)cpv_second) ?</text:p>
            <text:p text:style-name="P124"><text:s text:c="8"/>true : false;</text:p>
            <text:p text:style-name="P124"><text:soft-page-break/>}</text:p>
            <text:p text:style-name="P124"></text:p>
            <text:p text:style-name="P124">int main(int argc, char* argv[])</text:p>
            <text:p text:style-name="P124">{</text:p>
            <text:p text:style-name="P124"><text:s text:c="4"/>deque_t* pdeq_coll = create_deque(int);</text:p>
            <text:p text:style-name="P124"><text:s text:c="4"/>iterator_t it_first;</text:p>
            <text:p text:style-name="P124"><text:s text:c="4"/>iterator_t it_second;</text:p>
            <text:p text:style-name="P124"><text:s text:c="4"/>iterator_t it_min;</text:p>
            <text:p text:style-name="P124"><text:s text:c="4"/>iterator_t it_max;</text:p>
            <text:p text:style-name="P124"></text:p>
            <text:p text:style-name="P124"><text:s text:c="4"/>if(pdeq_coll == NULL)</text:p>
            <text:p text:style-name="P124"><text:s text:c="4"/>{</text:p>
            <text:p text:style-name="P124"><text:s text:c="8"/>return -1;</text:p>
            <text:p text:style-name="P124"><text:s text:c="4"/>}</text:p>
            <text:p text:style-name="P124"></text:p>
            <text:p text:style-name="P124"><text:s text:c="4"/>deque_init(pdeq_coll);</text:p>
            <text:p text:style-name="P124"></text:p>
            <text:p text:style-name="P124"><text:s text:c="4"/>deque_push_back(pdeq_coll, 3);</text:p>
            <text:p text:style-name="P124"><text:s text:c="4"/>deque_push_back(pdeq_coll, -5);</text:p>
            <text:p text:style-name="P124"></text:p>
            <text:p text:style-name="P124"><text:s text:c="4"/>it_first = deque_begin(pdeq_coll);</text:p>
            <text:p text:style-name="P124"><text:s text:c="4"/>it_second = iterator_next(deque_begin(pdeq_coll));</text:p>
            <text:p text:style-name="P124"><text:s text:c="4"/>it_min = algo_min(it_first, it_second);</text:p>
            <text:p text:style-name="P124"><text:s text:c="4"/>it_max = algo_max(it_first, it_second);</text:p>
            <text:p text:style-name="P124"><text:s text:c="4"/>printf("min: %d\n", *(int*)iterator_get_pointer(it_min));</text:p>
            <text:p text:style-name="P124"><text:s text:c="4"/>printf("max: %d\n", *(int*)iterator_get_pointer(it_max));</text:p>
            <text:p text:style-name="P124"></text:p>
            <text:p text:style-name="P124"><text:s text:c="4"/>it_min = algo_min_if(it_first, it_second, _abs_less);</text:p>
            <text:p text:style-name="P124"><text:s text:c="4"/>it_max = algo_max_if(it_first, it_second, _abs_less);</text:p>
            <text:p text:style-name="P124"><text:s text:c="4"/>printf("absolute min: %d\n", *(int*)iterator_get_pointer(it_min));</text:p>
            <text:p text:style-name="P124"><text:s text:c="4"/>printf("absolute max: %d\n", *(int*)iterator_get_pointer(it_max));</text:p>
            <text:p text:style-name="P124"></text:p>
            <text:p text:style-name="P124"><text:s text:c="4"/>deque_destroy(pdeq_coll);</text:p>
            <text:p text:style-name="P124"></text:p>
            <text:p text:style-name="P124"><text:s text:c="4"/>return 0;</text:p>
            <text:p text:style-name="P124">}</text:p>
          </table:table-cell>
        </table:table-row>
      </table:table>
      <text:p text:style-name="P35">程序输出：</text:p>
      <text:p text:style-name="P35">min: -5</text:p>
      <text:p text:style-name="P35">max: 3</text:p>
      <text:p text:style-name="P35">absolute min: 3</text:p>
      <text:p text:style-name="P35">absolute max: -5</text:p>
      <text:p text:style-name="P35"/>
      <text:p text:style-name="P35">algo_min_element <text:s text:c="3"/>algo_min_element_if返回数据区间中最小数据的迭代器</text:p>
      <text:p text:style-name="P35"><text:soft-page-break/>algo_max_element <text:s text:c="3"/>algo_max_element_if返回数据区间中最大数据的迭代器</text:p>
      <text:p text:style-name="P35">没有_if后缀的算法要求使用数据类型的小于草组函数作为默认的比较规则。</text:p>
      <text:p text:style-name="P35">带有_if后缀的算法要求使用指定的比较规则。</text:p>
      <text:p text:style-name="P35">带有_if后缀的算法使用的函数不能修改数据。</text:p>
      <text:p text:style-name="P35">下面是这四个算法的例子：</text:p>
      <table:table table:name="表格163" table:style-name="表格163">
        <table:table-column table:style-name="表格163.A"/>
        <table:table-row>
          <table:table-cell table:style-name="表格163.A1" office:value-type="string">
            <text:p text:style-name="P124">/*</text:p>
            <text:p text:style-name="P124"><text:s/>* minmax2.c</text:p>
            <text:p text:style-name="P124"><text:s/>* compile with : -lcstl</text:p>
            <text:p text:style-name="P124"><text:s/>*/</text:p>
            <text:p text:style-name="P124"></text:p>
            <text:p text:style-name="P124">#include &lt;stdio.h&gt;</text:p>
            <text:p text:style-name="P124">#include &lt;stdlib.h&gt;</text:p>
            <text:p text:style-name="P124">#include &lt;cstl/cdeque.h&gt;</text:p>
            <text:p text:style-name="P124">#include &lt;cstl/calgorithm.h&gt;</text:p>
            <text:p text:style-name="P124"></text:p>
            <text:p text:style-name="P124">static void _abs_less(const void* cpv_first,</text:p>
            <text:p text:style-name="P124"><text:s text:c="4"/>const void* cpv_second, void* pv_output)</text:p>
            <text:p text:style-name="P124">{</text:p>
            <text:p text:style-name="P124"><text:s text:c="4"/>*(bool_t*)pv_output = abs(*(int*)cpv_first) &lt; abs(*(int*)cpv_second) ?</text:p>
            <text:p text:style-name="P124"><text:s text:c="8"/>true : false;</text:p>
            <text:p text:style-name="P124">}</text:p>
            <text:p text:style-name="P124"></text:p>
            <text:p text:style-name="P124">int main(int argc, char* argv[])</text:p>
            <text:p text:style-name="P124">{</text:p>
            <text:p text:style-name="P124"><text:s text:c="4"/>deque_t* pdeq_coll = create_deque(int);</text:p>
            <text:p text:style-name="P124"><text:s text:c="4"/>iterator_t it_pos;</text:p>
            <text:p text:style-name="P124"><text:s text:c="4"/>iterator_t it_min;</text:p>
            <text:p text:style-name="P124"><text:s text:c="4"/>iterator_t it_max;</text:p>
            <text:p text:style-name="P124"><text:s text:c="4"/>int i = 0;</text:p>
            <text:p text:style-name="P124"></text:p>
            <text:p text:style-name="P124"><text:s text:c="4"/>if(pdeq_coll == NULL)</text:p>
            <text:p text:style-name="P124"><text:s text:c="4"/>{</text:p>
            <text:p text:style-name="P124"><text:s text:c="8"/>return -1;</text:p>
            <text:p text:style-name="P124"><text:s text:c="4"/>}</text:p>
            <text:p text:style-name="P124"></text:p>
            <text:p text:style-name="P124"><text:s text:c="4"/>deque_init(pdeq_coll);</text:p>
            <text:p text:style-name="P124"></text:p>
            <text:p text:style-name="P124"><text:s text:c="4"/>for(i = 2; i &lt;= 8; ++i)</text:p>
            <text:p text:style-name="P124"><text:s text:c="4"/>{</text:p>
            <text:p text:style-name="P124"><text:s text:c="8"/>deque_push_back(pdeq_coll, i);</text:p>
            <text:p text:style-name="P124"><text:s text:c="4"/>}</text:p>
            <text:p text:style-name="P124"><text:s text:c="4"/>for(i = -3; i &lt;= 5; ++i)</text:p>
            <text:p text:style-name="P124"><text:s text:c="4"/>{</text:p>
            <text:p text:style-name="P124"><text:soft-page-break/><text:s text:c="8"/>deque_push_back(pdeq_coll, i);</text:p>
            <text:p text:style-name="P124"><text:s text:c="4"/>}</text:p>
            <text:p text:style-name="P124"></text:p>
            <text:p text:style-name="P124"><text:s text:c="4"/>for(it_pos = deque_begin(pdeq_coll);</text:p>
            <text:p text:style-name="P124"><text:s text:c="8"/>!iterator_equal(it_pos, deque_end(pdeq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p text:style-name="P124"><text:s text:c="4"/>it_min = algo_min_element(deque_begin(pdeq_coll), deque_end(pdeq_coll));</text:p>
            <text:p text:style-name="P124"><text:s text:c="4"/>it_max = algo_max_element(deque_begin(pdeq_coll), deque_end(pdeq_coll));</text:p>
            <text:p text:style-name="P124"><text:s text:c="4"/>printf("min: %d\n", *(int*)iterator_get_pointer(it_min));</text:p>
            <text:p text:style-name="P124"><text:s text:c="4"/>printf("max: %d\n", *(int*)iterator_get_pointer(it_max));</text:p>
            <text:p text:style-name="P124"></text:p>
            <text:p text:style-name="P124"><text:s text:c="4"/>it_min = algo_min_element_if(deque_begin(pdeq_coll),</text:p>
            <text:p text:style-name="P124"><text:s text:c="8"/>deque_end(pdeq_coll), _abs_less);</text:p>
            <text:p text:style-name="P124"><text:s text:c="4"/>it_max = algo_max_element_if(deque_begin(pdeq_coll),</text:p>
            <text:p text:style-name="P124"><text:s text:c="8"/>deque_end(pdeq_coll), _abs_less);</text:p>
            <text:p text:style-name="P124"><text:s text:c="4"/>printf("absolute min: %d\n", *(int*)iterator_get_pointer(it_min));</text:p>
            <text:p text:style-name="P124"><text:s text:c="4"/>printf("absolute max: %d\n", *(int*)iterator_get_pointer(it_max));</text:p>
            <text:p text:style-name="P124"></text:p>
            <text:p text:style-name="P124"><text:s text:c="4"/>deque_destroy(pdeq_coll);</text:p>
            <text:p text:style-name="P124"></text:p>
            <text:p text:style-name="P124"><text:s text:c="4"/>return 0;</text:p>
            <text:p text:style-name="P124">}</text:p>
          </table:table-cell>
        </table:table-row>
      </table:table>
      <text:p text:style-name="P35">程序输出：</text:p>
      <text:p text:style-name="P35">2 3 4 5 6 7 8 -3 -2 -1 0 1 2 3 4 5 </text:p>
      <text:p text:style-name="P35">min: -3</text:p>
      <text:p text:style-name="P35">max: 8</text:p>
      <text:p text:style-name="P35">absolute min: 0</text:p>
      <text:p text:style-name="P35">absolute max: 8</text:p>
      <text:p text:style-name="P35"/>
      <text:list xml:id="list1270622014" text:continue-list="list1671558605" text:style-name="WW8Num13">
        <text:list-item>
          <text:list>
            <text:list-item>
              <text:list>
                <text:list-item>
                  <text:h text:style-name="P338" text:outline-level="3">按照辞典顺序比较</text:h>
                </text:list-item>
              </text:list>
            </text:list-item>
          </text:list>
        </text:list-item>
      </text:list>
      <text:list xml:id="list2043992791" text:style-name="L189">
        <text:list-item>
          <text:p text:style-name="P317"><text:span text:style-name="T45">algo_lexicographical_compare <text:s text:c="3"/>algo_lexicographical_compare_if按照辞典顺序比较</text:span></text:p>
        </text:list-item>
        <text:list-item>
          <text:p text:style-name="P317"><text:span text:style-name="T45">algo_lexicographical_compare_3wap <text:s text:c="3"/>algo_lexicographical_compare_3way_if按照辞典顺序比较，返回3种结果</text:span></text:p>
        </text:list-item>
      </text:list>
      <text:list xml:id="list2057146518" text:style-name="L190">
        <text:list-item>
          <text:p text:style-name="P318"><text:span text:style-name="T45">没有_if后缀的算法使用数据类型的小于操作函数作为默认的比较规则。</text:span></text:p>
        </text:list-item>
        <text:list-item>
          <text:p text:style-name="P318"><text:span text:style-name="T45">带有_if后缀的算法使用指定的比较规则。</text:span></text:p>
        </text:list-item>
        <text:list-item>
          <text:p text:style-name="P318"><text:soft-page-break/><text:span text:style-name="T45">带有_if后缀的算法使用的函数不能修改数据。</text:span></text:p>
        </text:list-item>
      </text:list>
      <text:p text:style-name="P35">下面是这四个算法的例子：</text:p>
      <table:table table:name="表格164" table:style-name="表格164">
        <table:table-column table:style-name="表格164.A"/>
        <table:table-row>
          <table:table-cell table:style-name="表格164.A1" office:value-type="string">
            <text:p text:style-name="P124">/*</text:p>
            <text:p text:style-name="P124"><text:s/>* lexico1.c</text:p>
            <text:p text:style-name="P124"><text:s/>* compile with : -lcstl</text:p>
            <text:p text:style-name="P124"><text:s/>*/</text:p>
            <text:p text:style-name="P124"></text:p>
            <text:p text:style-name="P124">#include &lt;stdio.h&gt;</text:p>
            <text:p text:style-name="P124">#include &lt;cstl/clist.h&gt;</text:p>
            <text:p text:style-name="P124">#include &lt;cstl/cvector.h&gt;</text:p>
            <text:p text:style-name="P124">#include &lt;cstl/calgorithm.h&gt;</text:p>
            <text:p text:style-name="P124"></text:p>
            <text:p text:style-name="P124">static void _print_list(const void* cpv_input, void* pv_output)</text:p>
            <text:p text:style-name="P124">{</text:p>
            <text:p text:style-name="P124"><text:s text:c="4"/>list_t* plist_coll = (list_t*)cpv_input;</text:p>
            <text:p text:style-name="P124"><text:s text:c="4"/>iterator_t it_pos;</text:p>
            <text:p text:style-name="P124"><text:s text:c="4"/>for(it_pos = list_begin(plist_coll);</text:p>
            <text:p text:style-name="P124"><text:s text:c="8"/>!iterator_equal(it_pos, list_end(plist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p text:style-name="P124"></text:p>
            <text:p text:style-name="P124">static void _less_for_coll(const void* cpv_first,</text:p>
            <text:p text:style-name="P124"><text:s text:c="4"/>const void* cpv_second, void* pv_output)</text:p>
            <text:p text:style-name="P124">{</text:p>
            <text:p text:style-name="P124"><text:s text:c="4"/>list_t* plist_coll1 = (list_t*)cpv_first;</text:p>
            <text:p text:style-name="P124"><text:s text:c="4"/>list_t* plist_coll2 = (list_t*)cpv_second;</text:p>
            <text:p text:style-name="P124"></text:p>
            <text:p text:style-name="P124"><text:s text:c="4"/>if(algo_lexicographical_compare(</text:p>
            <text:p text:style-name="P124"><text:s text:c="8"/>list_begin(plist_coll1), list_end(plist_coll1),</text:p>
            <text:p text:style-name="P124"><text:s text:c="8"/>list_begin(plist_coll2), list_end(plist_coll2)))</text:p>
            <text:p text:style-name="P124"><text:s text:c="4"/>{</text:p>
            <text:p text:style-name="P124"><text:s text:c="8"/>*(bool_t*)pv_output = true;</text:p>
            <text:p text:style-name="P124"><text:s text:c="4"/>}</text:p>
            <text:p text:style-name="P124"><text:s text:c="4"/>else</text:p>
            <text:p text:style-name="P124"><text:s text:c="4"/>{</text:p>
            <text:p text:style-name="P124"><text:s text:c="8"/>*(bool_t*)pv_output = false;</text:p>
            <text:p text:style-name="P124"><text:s text:c="4"/>}</text:p>
            <text:p text:style-name="P124">}</text:p>
            <text:p text:style-name="P124"></text:p>
            <text:p text:style-name="P124"><text:soft-page-break/>int main(int argc, char* argv[])</text:p>
            <text:p text:style-name="P124">{</text:p>
            <text:p text:style-name="P124"><text:s text:c="4"/>list_t* plist_c1 = create_list(int);</text:p>
            <text:p text:style-name="P124"><text:s text:c="4"/>list_t* plist_c2 = create_list(int);</text:p>
            <text:p text:style-name="P124"><text:s text:c="4"/>list_t* plist_c3 = create_list(int);</text:p>
            <text:p text:style-name="P124"><text:s text:c="4"/>list_t* plist_c4 = create_list(int);</text:p>
            <text:p text:style-name="P124"><text:s text:c="4"/>vector_t* pvec_cc = create_vector(list_t&lt;int&gt;);</text:p>
            <text:p text:style-name="P124"><text:s text:c="4"/>int i = 0;</text:p>
            <text:p text:style-name="P124"></text:p>
            <text:p text:style-name="P124"><text:s text:c="4"/>if(plist_c1 == NULL || plist_c2 == NULL || plist_c3 == NULL ||</text:p>
            <text:p text:style-name="P124"><text:s text:c="7"/>plist_c4 == NULL || pvec_cc == NULL)</text:p>
            <text:p text:style-name="P124"><text:s text:c="4"/>{</text:p>
            <text:p text:style-name="P124"><text:s text:c="8"/>return -1;</text:p>
            <text:p text:style-name="P124"><text:s text:c="4"/>}</text:p>
            <text:p text:style-name="P124"></text:p>
            <text:p text:style-name="P124"><text:s text:c="4"/>list_init(plist_c1);</text:p>
            <text:p text:style-name="P124"><text:s text:c="4"/>list_init(plist_c2);</text:p>
            <text:p text:style-name="P124"><text:s text:c="4"/>list_init(plist_c3);</text:p>
            <text:p text:style-name="P124"><text:s text:c="4"/>list_init(plist_c4);</text:p>
            <text:p text:style-name="P124"><text:s text:c="4"/>vector_init(pvec_cc);</text:p>
            <text:p text:style-name="P124"></text:p>
            <text:p text:style-name="P124"><text:s text:c="4"/>for(i = 1; i &lt;= 5; ++i)</text:p>
            <text:p text:style-name="P124"><text:s text:c="4"/>{</text:p>
            <text:p text:style-name="P124"><text:s text:c="8"/>list_push_back(plist_c1, i);</text:p>
            <text:p text:style-name="P124"><text:s text:c="4"/>}</text:p>
            <text:p text:style-name="P124"><text:s text:c="4"/>list_assign(plist_c2, plist_c1);</text:p>
            <text:p text:style-name="P124"><text:s text:c="4"/>list_assign(plist_c3, plist_c1);</text:p>
            <text:p text:style-name="P124"><text:s text:c="4"/>list_assign(plist_c4, plist_c1);</text:p>
            <text:p text:style-name="P124"><text:s text:c="4"/>list_push_back(plist_c1, 7);</text:p>
            <text:p text:style-name="P124"><text:s text:c="4"/>list_push_back(plist_c3, 2);</text:p>
            <text:p text:style-name="P124"><text:s text:c="4"/>list_push_back(plist_c3, 0);</text:p>
            <text:p text:style-name="P124"><text:s text:c="4"/>list_push_back(plist_c4, 2);</text:p>
            <text:p text:style-name="P124"></text:p>
            <text:p text:style-name="P124"><text:s text:c="4"/>vector_push_back(pvec_cc, plist_c1);</text:p>
            <text:p text:style-name="P124"><text:s text:c="4"/>vector_push_back(pvec_cc, plist_c2);</text:p>
            <text:p text:style-name="P124"><text:s text:c="4"/>vector_push_back(pvec_cc, plist_c3);</text:p>
            <text:p text:style-name="P124"><text:s text:c="4"/>vector_push_back(pvec_cc, plist_c4);</text:p>
            <text:p text:style-name="P124"><text:s text:c="4"/>vector_push_back(pvec_cc, plist_c3);</text:p>
            <text:p text:style-name="P124"><text:s text:c="4"/>vector_push_back(pvec_cc, plist_c1);</text:p>
            <text:p text:style-name="P124"><text:s text:c="4"/>vector_push_back(pvec_cc, plist_c4);</text:p>
            <text:p text:style-name="P124"><text:s text:c="4"/>vector_push_back(pvec_cc, plist_c2);</text:p>
            <text:p text:style-name="P124"></text:p>
            <text:p text:style-name="P124"><text:s text:c="4"/>algo_for_each(vector_begin(pvec_cc), vector_end(pvec_cc), _print_list);</text:p>
            <text:p text:style-name="P124"><text:soft-page-break/><text:s text:c="4"/>printf("\n");</text:p>
            <text:p text:style-name="P124"><text:s text:c="4"/>algo_sort_if(vector_begin(pvec_cc), vector_end(pvec_cc), _less_for_coll);</text:p>
            <text:p text:style-name="P124"><text:s text:c="4"/>algo_for_each(vector_begin(pvec_cc), vector_end(pvec_cc), _print_list);</text:p>
            <text:p text:style-name="P124"></text:p>
            <text:p text:style-name="P124"><text:s text:c="4"/>list_destroy(plist_c1);</text:p>
            <text:p text:style-name="P124"><text:s text:c="4"/>list_destroy(plist_c2);</text:p>
            <text:p text:style-name="P124"><text:s text:c="4"/>list_destroy(plist_c3);</text:p>
            <text:p text:style-name="P124"><text:s text:c="4"/>list_destroy(plist_c4);</text:p>
            <text:p text:style-name="P124"><text:s text:c="4"/>vector_destroy(pvec_cc);</text:p>
            <text:p text:style-name="P124"></text:p>
            <text:p text:style-name="P124"><text:s text:c="4"/>return 0;</text:p>
            <text:p text:style-name="P124">}</text:p>
          </table:table-cell>
        </table:table-row>
      </table:table>
      <text:p text:style-name="P35">程序的输出结果：</text:p>
      <text:p text:style-name="P35">1 2 3 4 5 7 </text:p>
      <text:p text:style-name="P35">1 2 3 4 5 </text:p>
      <text:p text:style-name="P35">1 2 3 4 5 2 0 </text:p>
      <text:p text:style-name="P35">1 2 3 4 5 2 </text:p>
      <text:p text:style-name="P35">1 2 3 4 5 2 0 </text:p>
      <text:p text:style-name="P35">1 2 3 4 5 7 </text:p>
      <text:p text:style-name="P35">1 2 3 4 5 2 </text:p>
      <text:p text:style-name="P35">1 2 3 4 5 </text:p>
      <text:p text:style-name="P35"></text:p>
      <text:p text:style-name="P35">1 2 3 4 5 </text:p>
      <text:p text:style-name="P35">1 2 3 4 5 </text:p>
      <text:p text:style-name="P35">1 2 3 4 5 2 </text:p>
      <text:p text:style-name="P35">1 2 3 4 5 2 </text:p>
      <text:p text:style-name="P35">1 2 3 4 5 2 0 </text:p>
      <text:p text:style-name="P35">1 2 3 4 5 2 0 </text:p>
      <text:p text:style-name="P35">1 2 3 4 5 7 </text:p>
      <text:p text:style-name="P35">1 2 3 4 5 7 </text:p>
      <text:p text:style-name="P35"/>
      <text:list xml:id="list2155827282" text:continue-list="list1270622014" text:style-name="WW8Num13">
        <text:list-item>
          <text:list>
            <text:list-item>
              <text:list>
                <text:list-item>
                  <text:h text:style-name="P338" text:outline-level="3">数据排列</text:h>
                </text:list-item>
              </text:list>
            </text:list-item>
          </text:list>
        </text:list-item>
      </text:list>
      <text:p text:style-name="P35">algo_next_permutation <text:s text:c="3"/>algo_next_permutation_if获得当前数据区间的下一个排序</text:p>
      <text:p text:style-name="P35">algo_prev_permutation <text:s text:c="3"/>algo_prev_permutation_if获得当前数据区间的上一个排序</text:p>
      <text:p text:style-name="P35">没有_if后缀的版本使用数据类型的小于操作函数作为默认的比较规则。</text:p>
      <text:p text:style-name="P35">带有_if后缀的版本使用指定的比较规则。</text:p>
      <text:p text:style-name="P35">带有_if后缀的版本使用的函数不能修改数据。</text:p>
      <text:p text:style-name="P35">如果当前数据区间不是最后一个排列，算法返回true，如果是最后一个排序则返回false同时生成第一个排列。</text:p>
      <text:p text:style-name="P35">下面是这四个算法的例子：</text:p>
      <table:table table:name="表格165" table:style-name="表格165">
        <table:table-column table:style-name="表格165.A"/>
        <table:table-row>
          <table:table-cell table:style-name="表格165.A1" office:value-type="string">
            <text:p text:style-name="P124">/*</text:p>
            <text:p text:style-name="P124"><text:s/>* perm1.c</text:p>
            <text:p text:style-name="P124"><text:s/>* compile with : -lcstl</text:p>
            <text:p text:style-name="P124"><text:s/>*/</text:p>
            <text:p text:style-name="P124"></text:p>
            <text:p text:style-name="P124">#include &lt;stdio.h&gt;</text:p>
            <text:p text:style-name="P124">#include &lt;cstl/cvector.h&gt;</text:p>
            <text:p text:style-name="P124">#include &lt;cstl/calgorithm.h&gt;</text:p>
            <text:p text:style-name="P124"></text:p>
            <text:p text:style-name="P124">static void _print(const void* cpv_input, void* pv_output)</text:p>
            <text:p text:style-name="P124">{</text:p>
            <text:p text:style-name="P124"><text:s text:c="4"/>printf("%d ", *(int*)cpv_input);</text:p>
            <text:p text:style-name="P124">}</text:p>
            <text:p text:style-name="P124"></text:p>
            <text:p text:style-name="P124">int main(int argc, char* argv[])</text:p>
            <text:p text:style-name="P124">{</text:p>
            <text:p text:style-name="P124"><text:s text:c="4"/>vector_t* pvec_coll = create_vector(int);</text:p>
            <text:p text:style-name="P124"></text:p>
            <text:p text:style-name="P124"><text:s text:c="4"/>if(pvec_coll == NULL)</text:p>
            <text:p text:style-name="P124"><text:s text:c="4"/>{</text:p>
            <text:p text:style-name="P124"><text:s text:c="8"/>return -1;</text:p>
            <text:p text:style-name="P124"><text:s text:c="4"/>}</text:p>
            <text:p text:style-name="P124"></text:p>
            <text:p text:style-name="P124"><text:s text:c="4"/>vector_init(pvec_coll);</text:p>
            <text:p text:style-name="P124"></text:p>
            <text:p text:style-name="P124"><text:s text:c="4"/>vector_push_back(pvec_coll, 1);</text:p>
            <text:p text:style-name="P124"><text:s text:c="4"/>vector_push_back(pvec_coll, 2);</text:p>
            <text:p text:style-name="P124"><text:s text:c="4"/>vector_push_back(pvec_coll, 3);</text:p>
            <text:p text:style-name="P124"></text:p>
            <text:p text:style-name="P124"><text:s text:c="4"/>printf("on entry: ");</text:p>
            <text:p text:style-name="P124"><text:s text:c="4"/>algo_for_each(vector_begin(pvec_coll), vector_end(pvec_coll), _print);</text:p>
            <text:p text:style-name="P124"><text:s text:c="4"/>printf("\n");</text:p>
            <text:p text:style-name="P124"></text:p>
            <text:p text:style-name="P124"><text:s text:c="4"/>while(algo_next_permutation(vector_begin(pvec_coll), vector_end(pvec_coll)))</text:p>
            <text:p text:style-name="P124"><text:s text:c="4"/>{</text:p>
            <text:p text:style-name="P124"><text:s text:c="8"/>algo_for_each(vector_begin(pvec_coll), vector_end(pvec_coll), _print);</text:p>
            <text:p text:style-name="P124"><text:s text:c="8"/>printf("\n");</text:p>
            <text:p text:style-name="P124"><text:s text:c="4"/>}</text:p>
            <text:p text:style-name="P124"><text:s text:c="4"/>printf("afterward: ");</text:p>
            <text:p text:style-name="P124"><text:s text:c="4"/>algo_for_each(vector_begin(pvec_coll), vector_end(pvec_coll), _print);</text:p>
            <text:p text:style-name="P124"><text:s text:c="4"/>printf("\n");</text:p>
            <text:p text:style-name="P124"></text:p>
            <text:p text:style-name="P124"><text:s text:c="4"/>while(algo_prev_permutation(vector_begin(pvec_coll), vector_end(pvec_coll)))</text:p>
            <text:p text:style-name="P124"><text:soft-page-break/><text:s text:c="4"/>{</text:p>
            <text:p text:style-name="P124"><text:s text:c="8"/>algo_for_each(vector_begin(pvec_coll), vector_end(pvec_coll), _print);</text:p>
            <text:p text:style-name="P124"><text:s text:c="8"/>printf("\n");</text:p>
            <text:p text:style-name="P124"><text:s text:c="4"/>}</text:p>
            <text:p text:style-name="P124"><text:s text:c="4"/>printf("now: ");</text:p>
            <text:p text:style-name="P124"><text:s text:c="4"/>algo_for_each(vector_begin(pvec_coll), vector_end(pvec_coll), _print);</text:p>
            <text:p text:style-name="P124"><text:s text:c="4"/>printf("\n");</text:p>
            <text:p text:style-name="P124"></text:p>
            <text:p text:style-name="P124"><text:s text:c="4"/>while(algo_prev_permutation(vector_begin(pvec_coll), vector_end(pvec_coll)))</text:p>
            <text:p text:style-name="P124"><text:s text:c="4"/>{</text:p>
            <text:p text:style-name="P124"><text:s text:c="8"/>algo_for_each(vector_begin(pvec_coll), vector_end(pvec_coll), _print);</text:p>
            <text:p text:style-name="P124"><text:s text:c="8"/>printf("\n");</text:p>
            <text:p text:style-name="P124"><text:s text:c="4"/>}</text:p>
            <text:p text:style-name="P124"><text:s text:c="4"/>printf("afterward: ");</text:p>
            <text:p text:style-name="P124"><text:s text:c="4"/>algo_for_each(vector_begin(pvec_coll), vector_end(pvec_coll), _print);</text:p>
            <text:p text:style-name="P124"><text:s text:c="4"/>printf("\n");</text:p>
            <text:p text:style-name="P124"></text:p>
            <text:p text:style-name="P124"><text:s text:c="4"/>vector_destroy(pvec_coll);</text:p>
            <text:p text:style-name="P124"></text:p>
            <text:p text:style-name="P124"><text:s text:c="4"/>return 0;</text:p>
            <text:p text:style-name="P124">}</text:p>
          </table:table-cell>
        </table:table-row>
      </table:table>
      <text:p text:style-name="P35">输出结果：</text:p>
      <text:p text:style-name="P35">on entry: 1 2 3 </text:p>
      <text:p text:style-name="P35">1 3 2 </text:p>
      <text:p text:style-name="P35">2 1 3 </text:p>
      <text:p text:style-name="P35">2 3 1 </text:p>
      <text:p text:style-name="P35">3 1 2 </text:p>
      <text:p text:style-name="P35">3 2 1 </text:p>
      <text:p text:style-name="P35">afterward: 1 2 3 </text:p>
      <text:p text:style-name="P35">now: 3 2 1 </text:p>
      <text:p text:style-name="P35">3 1 2 </text:p>
      <text:p text:style-name="P35">2 3 1 </text:p>
      <text:p text:style-name="P35">2 1 3 </text:p>
      <text:p text:style-name="P35">1 3 2 </text:p>
      <text:p text:style-name="P35">1 2 3 </text:p>
      <text:p text:style-name="P35">afterward: 3 2 1 </text:p>
      <text:list xml:id="list2036694325" text:continue-numbering="true" text:style-name="WW8Num13">
        <text:list-item>
          <text:list>
            <text:list-item>
              <text:h text:style-name="P329" text:outline-level="2">算数算法</text:h>
            </text:list-item>
          </text:list>
        </text:list-item>
      </text:list>
      <text:p text:style-name="P35"/>
      <text:p text:style-name="P35"/>
      <text:p text:style-name="P35"/>
      <text:p text:style-name="P35"><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list xml:id="list421023901" text:continue-numbering="true" text:style-name="WW8Num13">
        <text:list-item>
          <text:h text:style-name="P322" text:outline-level="1"><text:span text:style-name="T23">libcstl</text:span>函数</text:h>
          <text:list>
            <text:list-item>
              <text:h text:style-name="P331" text:outline-level="2">函数的作用</text:h>
            </text:list-item>
          </text:list>
        </text:list-item>
      </text:list>
      <text:p text:style-name="P84"><text:span text:style-name="T14">libcstl</text:span>提供了大量的函数,这些函数主要用来为算法提供扩展功能.算法中每一个算法都有一个后缀为if的版本,这个版本接受函数作为操作的规则.</text:p>
      <text:list xml:id="list1162654233" text:continue-numbering="true" text:style-name="WW8Num13">
        <text:list-item>
          <text:list>
            <text:list-item>
              <text:list>
                <text:list-item>
                  <text:h text:style-name="P345" text:outline-level="3">作为谓词</text:h>
                </text:list-item>
              </text:list>
            </text:list-item>
          </text:list>
        </text:list-item>
      </text:list>
      <text:p text:style-name="P40"><text:span text:style-name="T55"><text:tab/></text:span><text:span text:style-name="T59">函数中很大一部分是作为谓词使用的.例如作为排序的二元谓词:</text:span></text:p>
      <text:p text:style-name="P48">#include &lt;stdio.h&gt;</text:p>
      <text:p text:style-name="P48">#include &lt;cstl/cvector.h&gt;</text:p>
      <text:p text:style-name="P48">#include &lt;cstl/calgorithm.h&gt;</text:p>
      <text:p text:style-name="P48"/>
      <text:p text:style-name="P48">static void _print(const void* cpv_input, void* pv_output);</text:p>
      <text:p text:style-name="P48"/>
      <text:p text:style-name="P48">int main(int argc, char* argv[])</text:p>
      <text:p text:style-name="P48">{</text:p>
      <text:p text:style-name="P48"><text:s text:c="4"/>vector_t t_v = create_vector(int);</text:p>
      <text:p text:style-name="P48"><text:s text:c="4"/>size_t t_limit = 1000;</text:p>
      <text:p text:style-name="P48"><text:s text:c="4"/>size_t t_output = 0;</text:p>
      <text:p text:style-name="P48"><text:s text:c="4"/>int i = 0;</text:p>
      <text:p text:style-name="P48"/>
      <text:p text:style-name="P48"><text:s text:c="4"/>vector_init(&amp;t_v);</text:p>
      <text:p text:style-name="P48"><text:s text:c="4"/>for(i = 0; i &lt; 10; ++i)</text:p>
      <text:p text:style-name="P48"><text:s text:c="4"/>{</text:p>
      <text:p text:style-name="P48"><text:s text:c="8"/>fun_random_number(&amp;t_limit, &amp;t_output);</text:p>
      <text:p text:style-name="P48"><text:s text:c="8"/>vector_push_back(&amp;t_v, t_output);</text:p>
      <text:p text:style-name="P48"><text:s text:c="4"/>}</text:p>
      <text:p text:style-name="P48"><text:s text:c="4"/>algo_for_each(vector_begin(&amp;t_v), vector_end(&amp;t_v), _print);</text:p>
      <text:p text:style-name="P48"><text:s text:c="4"/>printf("\n");</text:p>
      <text:p text:style-name="P48"/>
      <text:p text:style-name="P48"><text:s text:c="4"/>algo_sort(vector_begin(&amp;t_v), vector_end(&amp;t_v));</text:p>
      <text:p text:style-name="P48"><text:s text:c="4"/>algo_for_each(vector_begin(&amp;t_v), vector_end(&amp;t_v), _print);</text:p>
      <text:p text:style-name="P48"><text:s text:c="4"/>printf("\n");</text:p>
      <text:p text:style-name="P48"/>
      <text:p text:style-name="P48"><text:s text:c="4"/>algo_random_shuffle(vector_begin(&amp;t_v), vector_end(&amp;t_v));</text:p>
      <text:p text:style-name="P48"><text:soft-page-break/><text:s text:c="4"/>algo_for_each(vector_begin(&amp;t_v), vector_end(&amp;t_v), _print);</text:p>
      <text:p text:style-name="P48"><text:s text:c="4"/>printf("\n");</text:p>
      <text:p text:style-name="P48"/>
      <text:p text:style-name="P48"><text:s text:c="4"/>algo_sort_if(vector_begin(&amp;t_v), vector_end(&amp;t_v), fun_great_int);</text:p>
      <text:p text:style-name="P48"><text:s text:c="4"/>algo_for_each(vector_begin(&amp;t_v), vector_end(&amp;t_v), _print);</text:p>
      <text:p text:style-name="P48"><text:s text:c="4"/>printf("\n");</text:p>
      <text:p text:style-name="P48"/>
      <text:p text:style-name="P48"><text:s text:c="4"/>vector_destroy(&amp;t_v);</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2">首先在容器中插入了10个随即数.然后使用algo_sort()排序,这个排序算法使用默认的小于规则.接下来将已经排序的数据大乱,在使用algo_sort_if()排序,这个排序接受一个用户定义排序规则,例子中使用了<text:span text:style-name="T14">libcstl</text:span>预定义的二元函数fun_great_int.则个二元函数的输出是bool_t类型所以它就是二元谓词.输出结果:</text:p>
      <text:p text:style-name="P48">275 388 439 495 412 236 484 548 331 75 </text:p>
      <text:p text:style-name="P48">75 236 275 331 388 412 439 484 495 548 </text:p>
      <text:p text:style-name="P48">548 275 75 495 439 331 388 236 412 484 </text:p>
      <text:p text:style-name="P48">548 495 484 439 412 388 331 275 236 75</text:p>
      <text:p text:style-name="P48"/>
      <text:p text:style-name="P40"><text:span text:style-name="T55"><text:tab/></text:span><text:span text:style-name="T59">下面是一个使用一元谓词的例子:</text:span></text:p>
      <text:p text:style-name="P48">#include &lt;stdio.h&gt;</text:p>
      <text:p text:style-name="P48">#include &lt;cstl/cvector.h&gt;</text:p>
      <text:p text:style-name="P48">#include &lt;cstl/calgorithm.h&gt;</text:p>
      <text:p text:style-name="P48"/>
      <text:p text:style-name="P48">static void _print(const void* cpv_input, void* pv_output);</text:p>
      <text:p text:style-name="P48">static void _mod3(const void* cpv_input, void* pv_output);</text:p>
      <text:p text:style-name="P48"/>
      <text:p text:style-name="P48">int main(int argc, char* argv[])</text:p>
      <text:p text:style-name="P48">{</text:p>
      <text:p text:style-name="P48"><text:s text:c="4"/>vector_t t_v1 = create_vector(int);</text:p>
      <text:p text:style-name="P48"><text:s text:c="4"/>vector_t t_v2 = create_vector(int);</text:p>
      <text:p text:style-name="P48"><text:s text:c="4"/>int i = 0;</text:p>
      <text:p text:style-name="P48"/>
      <text:p text:style-name="P48"><text:s text:c="4"/>vector_init(&amp;t_v1);</text:p>
      <text:p text:style-name="P48"><text:s text:c="4"/>vector_init(&amp;t_v2);</text:p>
      <text:p text:style-name="P48"><text:s text:c="4"/>for(i = 1; i &lt;= 10; ++i)</text:p>
      <text:p text:style-name="P48"><text:s text:c="4"/>{</text:p>
      <text:p text:style-name="P48"><text:s text:c="8"/>vector_push_back(&amp;t_v1, i);</text:p>
      <text:p text:style-name="P48"><text:s text:c="8"/>vector_push_back(&amp;t_v2, i);</text:p>
      <text:p text:style-name="P48"><text:soft-page-break/><text:s text:c="4"/>}</text:p>
      <text:p text:style-name="P48"><text:s text:c="4"/>printf("before remove:\n");</text:p>
      <text:p text:style-name="P48"><text:s text:c="4"/>printf("vector1: ");</text:p>
      <text:p text:style-name="P48"><text:s text:c="4"/>algo_for_each(vector_begin(&amp;t_v1), vector_end(&amp;t_v1), _print);</text:p>
      <text:p text:style-name="P48"><text:s text:c="4"/>printf("\n");</text:p>
      <text:p text:style-name="P48"><text:s text:c="4"/>printf("vector2: ");</text:p>
      <text:p text:style-name="P48"><text:s text:c="4"/>algo_for_each(vector_begin(&amp;t_v2), vector_end(&amp;t_v2), _print);</text:p>
      <text:p text:style-name="P48"><text:s text:c="4"/>printf("\n");</text:p>
      <text:p text:style-name="P48"/>
      <text:p text:style-name="P48"><text:s text:c="4"/>algo_remove(vector_begin(&amp;t_v1), vector_end(&amp;t_v1), 3);</text:p>
      <text:p text:style-name="P48"><text:s text:c="4"/>algo_remove_if(vector_begin(&amp;t_v2), vector_end(&amp;t_v2), _mod3);</text:p>
      <text:p text:style-name="P48"><text:s text:c="4"/>printf("after remove:\n");</text:p>
      <text:p text:style-name="P48"><text:s text:c="4"/>printf("vector1: ");</text:p>
      <text:p text:style-name="P48"><text:s text:c="4"/>algo_for_each(vector_begin(&amp;t_v1), vector_end(&amp;t_v1), _print);</text:p>
      <text:p text:style-name="P48"><text:s text:c="4"/>printf("\n");</text:p>
      <text:p text:style-name="P48"><text:s text:c="4"/>printf("vector2: ");</text:p>
      <text:p text:style-name="P48"><text:s text:c="4"/>algo_for_each(vector_begin(&amp;t_v2), vector_end(&amp;t_v2), _print);</text:p>
      <text:p text:style-name="P48"><text:s text:c="4"/>printf("\n");</text:p>
      <text:p text:style-name="P48"/>
      <text:p text:style-name="P48"><text:s text:c="4"/>vector_destroy(&amp;t_v1);</text:p>
      <text:p text:style-name="P48"><text:s text:c="4"/>vector_destroy(&amp;t_v2);</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8">static void _mod3(const void* cpv_input, void* pv_output)</text:p>
      <text:p text:style-name="P48">{</text:p>
      <text:p text:style-name="P48"><text:s text:c="4"/>if(*(int*)cpv_input % 3 == 0)</text:p>
      <text:p text:style-name="P48"><text:s text:c="4"/>{</text:p>
      <text:p text:style-name="P48"><text:s text:c="8"/>*(bool_t*)pv_output = true;</text:p>
      <text:p text:style-name="P48"><text:s text:c="4"/>}</text:p>
      <text:p text:style-name="P48"><text:s text:c="4"/>else</text:p>
      <text:p text:style-name="P48"><text:s text:c="4"/>{</text:p>
      <text:p text:style-name="P48"><text:s text:c="8"/>*(bool_t*)pv_output = false;</text:p>
      <text:p text:style-name="P48"><text:s text:c="4"/>}</text:p>
      <text:p text:style-name="P48">}</text:p>
      <text:p text:style-name="P42">在algo_remove_if()中_mod3就是用户定义的一元谓词.结果如下:</text:p>
      <text:p text:style-name="P48">before remove:</text:p>
      <text:p text:style-name="P48">vector1: 1 2 3 4 5 6 7 8 9 10 </text:p>
      <text:p text:style-name="P48">vector2: 1 2 3 4 5 6 7 8 9 10 </text:p>
      <text:p text:style-name="P48"><text:soft-page-break/>after remove:</text:p>
      <text:p text:style-name="P48">vector1: 1 2 4 5 6 7 8 9 10 10 </text:p>
      <text:p text:style-name="P48">vector2: 1 2 4 5 7 8 10 8 9 10</text:p>
      <text:list xml:id="list1615273445" text:continue-numbering="true" text:style-name="WW8Num13">
        <text:list-item>
          <text:list>
            <text:list-item>
              <text:list>
                <text:list-item>
                  <text:h text:style-name="P345" text:outline-level="3">作为行为规则</text:h>
                </text:list-item>
              </text:list>
            </text:list-item>
          </text:list>
        </text:list-item>
      </text:list>
      <text:p text:style-name="P40"><text:span text:style-name="T55"><text:tab/></text:span><text:span text:style-name="T59">这种应用最典型的就是algo_for_each(),它接受一元函数作为用户自定义的行为,对容器中每一个数据执行用户自定义的行为,上面例子的_print就是用户定义的对每一个数据输出的行为.还有一个算法</text:span></text:p>
      <text:p text:style-name="P42">algo_generate()它使用用户定义的函数来产生数据.</text:p>
      <text:p text:style-name="P48">#include &lt;stdio.h&gt;</text:p>
      <text:p text:style-name="P48">#include &lt;cstl/cvector.h&gt;</text:p>
      <text:p text:style-name="P48">#include &lt;cstl/calgorithm.h&gt;</text:p>
      <text:p text:style-name="P48"/>
      <text:p text:style-name="P48">static void _print(const void* cpv_input, void* pv_output);</text:p>
      <text:p text:style-name="P48">static void _generate(const void* cpv_input, void* pv_output);</text:p>
      <text:p text:style-name="P48"/>
      <text:p text:style-name="P48">int main(int argc, char* argv[])</text:p>
      <text:p text:style-name="P48">{</text:p>
      <text:p text:style-name="P48"><text:s text:c="4"/>vector_t t_v = create_vector(int);</text:p>
      <text:p text:style-name="P48"/>
      <text:p text:style-name="P48"><text:s text:c="4"/>vector_init_n(&amp;t_v, 10);</text:p>
      <text:p text:style-name="P48"><text:s text:c="4"/>algo_for_each(vector_begin(&amp;t_v), vector_end(&amp;t_v), _print);</text:p>
      <text:p text:style-name="P48"><text:s text:c="4"/>printf("\n");</text:p>
      <text:p text:style-name="P48"><text:s text:c="4"/>algo_generate(vector_begin(&amp;t_v), vector_end(&amp;t_v), _generate);</text:p>
      <text:p text:style-name="P48"><text:s text:c="4"/>algo_for_each(vector_begin(&amp;t_v), vector_end(&amp;t_v), _print);</text:p>
      <text:p text:style-name="P48"><text:s text:c="4"/>printf("\n");</text:p>
      <text:p text:style-name="P48"><text:s text:c="4"/></text:p>
      <text:p text:style-name="P48"><text:s text:c="4"/>vector_destroy(&amp;t_v);</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8">static void _generate(const void* cpv_input, void* pv_output)</text:p>
      <text:p text:style-name="P48">{</text:p>
      <text:p text:style-name="P48"><text:s text:c="4"/>*(int*)pv_output = 100;</text:p>
      <text:p text:style-name="P48">}</text:p>
      <text:p text:style-name="P42">结果:</text:p>
      <text:p text:style-name="P48">0 0 0 0 0 0 0 0 0 0 </text:p>
      <text:p text:style-name="P48"><text:soft-page-break/>100 100 100 100 100 100 100 100 100 100</text:p>
      <text:list xml:id="list1436625525" text:continue-numbering="true" text:style-name="WW8Num13">
        <text:list-item>
          <text:list>
            <text:list-item>
              <text:h text:style-name="P331" text:outline-level="2">函数的类型</text:h>
            </text:list-item>
          </text:list>
        </text:list-item>
      </text:list>
      <text:p text:style-name="P40"><text:span text:style-name="T55"><text:tab/></text:span><text:span text:style-name="T15">libcstl</text:span><text:span text:style-name="T59">函数分为两种,一元函数和二元函数,它们的形式不同,应用在不同的算法中.</text:span></text:p>
      <text:list xml:id="list998326862" text:continue-numbering="true" text:style-name="WW8Num13">
        <text:list-item>
          <text:list>
            <text:list-item>
              <text:list>
                <text:list-item>
                  <text:h text:style-name="P345" text:outline-level="3">一元函数</text:h>
                </text:list-item>
              </text:list>
            </text:list-item>
          </text:list>
        </text:list-item>
      </text:list>
      <text:p text:style-name="P40"><text:span text:style-name="T55"><text:tab/></text:span><text:span text:style-name="T59">一元函数具有如下形式</text:span></text:p>
      <text:p text:style-name="P86">void unary_function(const void* cpv_input, void* pv_output);</text:p>
      <text:p text:style-name="P84">第一参数是输入数据,第二个参数是输出数据.前面的章节已经见过了许多一元函数,它的实现并没有什么特别之处,pv_output代表函数的输出类型的指针,这个类型可以是C的内部类型,也可以是用户自定义的类型等,甚至还可以忽略输出类型(algo_for_each()中使用的一元函数没有输出,所以忽略了输出类型).当输出类型是bool_t类型时,一元函数就变成了一元谓词,一元谓词是特殊的一元函数.</text:p>
      <text:list xml:id="list1290699440" text:continue-numbering="true" text:style-name="WW8Num13">
        <text:list-item>
          <text:list>
            <text:list-item>
              <text:list>
                <text:list-item>
                  <text:h text:style-name="P345" text:outline-level="3">二元函数</text:h>
                </text:list-item>
              </text:list>
            </text:list-item>
          </text:list>
        </text:list-item>
      </text:list>
      <text:p text:style-name="P84">二元函数具有如下形式</text:p>
      <text:p text:style-name="P86">void binary_function(</text:p>
      <text:p text:style-name="P118">const void* cpv_first, const void* cpv_second, void* pv_output);</text:p>
      <text:p text:style-name="P84">前两个参数是输入数据,最后一个参数是输出数据.同一元函数的输出类型相同二元函数的输出也会有很多类型.当输出类型是bool_t是就是二元谓词.</text:p>
      <text:list xml:id="list139269183" text:continue-numbering="true" text:style-name="WW8Num13">
        <text:list-item>
          <text:list>
            <text:list-item>
              <text:h text:style-name="P331" text:outline-level="2">预定义的函数</text:h>
            </text:list-item>
          </text:list>
        </text:list-item>
      </text:list>
      <text:p text:style-name="P40"><text:span text:style-name="T17"><text:tab/></text:span><text:span text:style-name="T15">libcstl</text:span><text:span text:style-name="T59">提供了很多预定义的函数,具体分为几大类,每一类中都针对C内部类型分别定义了具体的函数.要使用函数必须包含头文件</text:span><text:span text:style-name="T55">&lt;cstl/cfunctional.h&gt;</text:span></text:p>
      <text:p text:style-name="P48">#include &lt;cstl/cfunctional.h&gt;</text:p>
      <text:list xml:id="list1992558915" text:continue-numbering="true" text:style-name="WW8Num13">
        <text:list-item>
          <text:list>
            <text:list-item>
              <text:list>
                <text:list-item>
                  <text:h text:style-name="P345" text:outline-level="3">算术运算函数</text:h>
                </text:list-item>
              </text:list>
            </text:list-item>
          </text:list>
        </text:list-item>
      </text:list>
      <text:p text:style-name="P40"><text:span text:style-name="T55"><text:tab/></text:span><text:span text:style-name="T15">libcstl</text:span><text:span text:style-name="T59">提供了一系列的算术运算函数:</text:span></text:p>
      <table:table table:name="Table91" table:style-name="Table91">
        <table:table-column table:style-name="Table91.A"/>
        <table:table-column table:style-name="Table91.B"/>
        <table:table-row table:style-name="Table91.1">
          <table:table-cell table:style-name="Table91.A1" office:value-type="string">
            <text:p text:style-name="P49">fun_plus_xxxx()</text:p>
          </table:table-cell>
          <table:table-cell table:style-name="Table91.B1" office:value-type="string">
            <text:p text:style-name="P44">加法操作函数.</text:p>
          </table:table-cell>
        </table:table-row>
        <table:table-row table:style-name="Table91.1">
          <table:table-cell table:style-name="Table91.A1" office:value-type="string">
            <text:p text:style-name="P49">fun_minus_xxxx()</text:p>
          </table:table-cell>
          <table:table-cell table:style-name="Table91.B1" office:value-type="string">
            <text:p text:style-name="P44">减法操作函数.</text:p>
          </table:table-cell>
        </table:table-row>
        <table:table-row table:style-name="Table91.1">
          <table:table-cell table:style-name="Table91.A1" office:value-type="string">
            <text:p text:style-name="P49">fun_multiplies_xxxx()</text:p>
          </table:table-cell>
          <table:table-cell table:style-name="Table91.B1" office:value-type="string">
            <text:p text:style-name="P44">乘法操作函数.</text:p>
          </table:table-cell>
        </table:table-row>
        <table:table-row table:style-name="Table91.1">
          <table:table-cell table:style-name="Table91.A1" office:value-type="string">
            <text:p text:style-name="P49">fun_divides_xxxx()</text:p>
          </table:table-cell>
          <table:table-cell table:style-name="Table91.B1" office:value-type="string">
            <text:p text:style-name="P44">除法操作函数.</text:p>
          </table:table-cell>
        </table:table-row>
        <text:soft-page-break/>
        <table:table-row table:style-name="Table91.1">
          <table:table-cell table:style-name="Table91.A1" office:value-type="string">
            <text:p text:style-name="P49">fun_modulus_xxxx()</text:p>
          </table:table-cell>
          <table:table-cell table:style-name="Table91.B1" office:value-type="string">
            <text:p text:style-name="P44">求余操作函数.</text:p>
          </table:table-cell>
        </table:table-row>
        <table:table-row table:style-name="Table91.1">
          <table:table-cell table:style-name="Table91.A1" office:value-type="string">
            <text:p text:style-name="P49">fun_negate_xxxx()</text:p>
          </table:table-cell>
          <table:table-cell table:style-name="Table91.B1" office:value-type="string">
            <text:p text:style-name="P44">求反操作函数.</text:p>
          </table:table-cell>
        </table:table-row>
      </table:table>
      <text:p text:style-name="P40"><text:span text:style-name="T59">其中的xxxx代表C的内部类型,例如针对int类型的除法操作函数为</text:span><text:span text:style-name="T55">fun_divides_int()</text:span><text:span text:style-name="T59">.</text:span></text:p>
      <text:p text:style-name="P42"/>
      <text:list xml:id="list503269506" text:continue-numbering="true" text:style-name="WW8Num13">
        <text:list-item>
          <text:list>
            <text:list-item>
              <text:list>
                <text:list-item>
                  <text:h text:style-name="P345" text:outline-level="3">关系运算函数</text:h>
                </text:list-item>
              </text:list>
            </text:list-item>
          </text:list>
        </text:list-item>
      </text:list>
      <table:table table:name="Table92" table:style-name="Table92">
        <table:table-column table:style-name="Table92.A"/>
        <table:table-column table:style-name="Table92.B"/>
        <table:table-row table:style-name="Table92.1">
          <table:table-cell table:style-name="Table92.A1" office:value-type="string">
            <text:p text:style-name="P49">fun_equal_xxxx()</text:p>
          </table:table-cell>
          <table:table-cell table:style-name="Table92.B1" office:value-type="string">
            <text:p text:style-name="P44">判断两个数据是否相等.</text:p>
          </table:table-cell>
        </table:table-row>
        <table:table-row table:style-name="Table92.1">
          <table:table-cell table:style-name="Table92.A1" office:value-type="string">
            <text:p text:style-name="P46"><text:span text:style-name="T55">fun_not_equal</text:span><text:span text:style-name="T55">_xxxx()</text:span></text:p>
          </table:table-cell>
          <table:table-cell table:style-name="Table92.B1" office:value-type="string">
            <text:p text:style-name="P44">判断两个数据是否不等.</text:p>
          </table:table-cell>
        </table:table-row>
        <table:table-row table:style-name="Table92.1">
          <table:table-cell table:style-name="Table92.A1" office:value-type="string">
            <text:p text:style-name="P49">fun_great_xxxx()</text:p>
          </table:table-cell>
          <table:table-cell table:style-name="Table92.B1" office:value-type="string">
            <text:p text:style-name="P44">判断第一个数据是否大于第二个数据.</text:p>
          </table:table-cell>
        </table:table-row>
        <table:table-row table:style-name="Table92.1">
          <table:table-cell table:style-name="Table92.A1" office:value-type="string">
            <text:p text:style-name="P49">fun_great_equal_xxxx()</text:p>
          </table:table-cell>
          <table:table-cell table:style-name="Table92.B1" office:value-type="string">
            <text:p text:style-name="P44">判断第一个数据是否大于等于第二个数据.</text:p>
          </table:table-cell>
        </table:table-row>
        <table:table-row table:style-name="Table92.1">
          <table:table-cell table:style-name="Table92.A1" office:value-type="string">
            <text:p text:style-name="P49">fun_less_xxxx()</text:p>
          </table:table-cell>
          <table:table-cell table:style-name="Table92.B1" office:value-type="string">
            <text:p text:style-name="P44">判断第一个数据是否小于第二个数据.</text:p>
          </table:table-cell>
        </table:table-row>
        <table:table-row table:style-name="Table92.1">
          <table:table-cell table:style-name="Table92.A1" office:value-type="string">
            <text:p text:style-name="P49">fun_less_equal()</text:p>
          </table:table-cell>
          <table:table-cell table:style-name="Table92.B1" office:value-type="string">
            <text:p text:style-name="P44">判断第一个数据是否小于等于第二个数据.</text:p>
          </table:table-cell>
        </table:table-row>
      </table:table>
      <text:p text:style-name="P48"/>
      <text:list xml:id="list1706404660" text:continue-numbering="true" text:style-name="WW8Num13">
        <text:list-item>
          <text:list>
            <text:list-item>
              <text:list>
                <text:list-item>
                  <text:h text:style-name="P345" text:outline-level="3">逻辑运算函数</text:h>
                </text:list-item>
              </text:list>
            </text:list-item>
          </text:list>
        </text:list-item>
      </text:list>
      <table:table table:name="Table93" table:style-name="Table93">
        <table:table-column table:style-name="Table93.A"/>
        <table:table-column table:style-name="Table93.B"/>
        <table:table-row table:style-name="Table93.1">
          <table:table-cell table:style-name="Table93.A1" office:value-type="string">
            <text:p text:style-name="P49">fun_logical_and_xxxx()</text:p>
          </table:table-cell>
          <table:table-cell table:style-name="Table93.B1" office:value-type="string">
            <text:p text:style-name="P44">逻辑与操作.</text:p>
          </table:table-cell>
        </table:table-row>
        <table:table-row table:style-name="Table93.1">
          <table:table-cell table:style-name="Table93.A1" office:value-type="string">
            <text:p text:style-name="P46"><text:span text:style-name="T55">fu</text:span><text:span text:style-name="T55">n_logical_or_xxxx()</text:span></text:p>
          </table:table-cell>
          <table:table-cell table:style-name="Table93.B1" office:value-type="string">
            <text:p text:style-name="P44">逻辑或操作.</text:p>
          </table:table-cell>
        </table:table-row>
        <table:table-row table:style-name="Table93.1">
          <table:table-cell table:style-name="Table93.A1" office:value-type="string">
            <text:p text:style-name="P49">fun_logical_not_xxxx()</text:p>
          </table:table-cell>
          <table:table-cell table:style-name="Table93.B1" office:value-type="string">
            <text:p text:style-name="P44">逻辑非操作.</text:p>
          </table:table-cell>
        </table:table-row>
      </table:table>
      <text:p text:style-name="P48"/>
      <text:list xml:id="list1100330595" text:continue-numbering="true" text:style-name="WW8Num13">
        <text:list-item>
          <text:list>
            <text:list-item>
              <text:list>
                <text:list-item>
                  <text:h text:style-name="P345" text:outline-level="3">其他函数</text:h>
                </text:list-item>
              </text:list>
            </text:list-item>
          </text:list>
        </text:list-item>
      </text:list>
      <table:table table:name="Table94" table:style-name="Table94">
        <table:table-column table:style-name="Table94.A"/>
        <table:table-column table:style-name="Table94.B"/>
        <table:table-row table:style-name="Table94.1">
          <table:table-cell table:style-name="Table94.A1" office:value-type="string">
            <text:p text:style-name="P49">fun_random_number()</text:p>
          </table:table-cell>
          <table:table-cell table:style-name="Table94.B1" office:value-type="string">
            <text:p text:style-name="P44">产生随机数.</text:p>
          </table:table-cell>
        </table:table-row>
        <table:table-row table:style-name="Table94.1">
          <table:table-cell table:style-name="Table94.A1" office:value-type="string">
            <text:p text:style-name="P49">fun_default_unary()</text:p>
          </table:table-cell>
          <table:table-cell table:style-name="Table94.B1" office:value-type="string">
            <text:p text:style-name="P44">默认的一元函数.</text:p>
          </table:table-cell>
        </table:table-row>
        <table:table-row table:style-name="Table94.1">
          <table:table-cell table:style-name="Table94.A1" office:value-type="string">
            <text:p text:style-name="P49">fun_default_binary()</text:p>
          </table:table-cell>
          <table:table-cell table:style-name="Table94.B1" office:value-type="string">
            <text:p text:style-name="P44">默认的二元函数.</text:p>
          </table:table-cell>
        </table:table-row>
      </table:table>
      <text:p text:style-name="P48"/>
      <text:list xml:id="list1474564810" text:continue-numbering="true" text:style-name="WW8Num13">
        <text:list-item>
          <text:h text:style-name="P322" text:outline-level="1">libcstl算法</text:h>
        </text:list-item>
      </text:list>
      <text:p text:style-name="P40"><text:span text:style-name="T13"><text:tab/></text:span><text:span text:style-name="T15">libcstl</text:span>提供了大量的算法来满足不同的需求,算法大致分为,非质变算法,质变算法,排序算法,算术算法.这些种类的之间并没有明确的界限,因为如果非质变算法调用了修改数据的用户定义规则函数,那么这个算法就变成了质变的了,所以这只是大概的划分.要使用算法要包含头文件<text:span text:style-name="T54">&lt;cstl/calgorithm.h&gt;</text:span></text:p>
      <text:p text:style-name="P47">#include &lt;cstl/calgorithm.h&gt;</text:p>
      <text:p text:style-name="P40"><text:span text:style-name="T59">其中算术算法不在这个头文件中,要使用算术算法必须包含头文件</text:span><text:span text:style-name="T55">&lt;cstl/cnumeric.h&gt;</text:span></text:p>
      <text:p text:style-name="P48">#include &lt;cstl/cnumeric.h&gt;</text:p>
      <text:list xml:id="list2026654801" text:continue-numbering="true" text:style-name="WW8Num13">
        <text:list-item>
          <text:list>
            <text:list-item>
              <text:h text:style-name="P331" text:outline-level="2"><text:soft-page-break/>算法的分类</text:h>
            </text:list-item>
          </text:list>
        </text:list-item>
      </text:list>
      <text:p text:style-name="P40"><text:span text:style-name="T17"><text:tab/></text:span><text:span text:style-name="T59">这里所说的分类不是上面说的将算法分为质变,非质变的意思,这里的分类是指同一个算法在为了满足不同的需求会有多种不同的形式,这种形式是通过后缀表现出来的.</text:span></text:p>
      <text:p text:style-name="P42"><text:tab/>一个算法通常会有基本形式,后缀为_if的形式,后缀为_copy的形式.但并不是所有的函数都是这样的.</text:p>
      <text:p text:style-name="P40"><text:span text:style-name="T59"><text:tab/></text:span><text:span text:style-name="T55">后缀为_if的形式:</text:span></text:p>
      <text:p text:style-name="P40"><text:span text:style-name="T55"><text:tab/></text:span><text:span text:style-name="T59">后缀为_if的形式表示这个算法版本需要用户自定义的规则函数.但并不是灭有_if后缀的就不能调用用户自定义的规则函数了如algo_for_each(),algo_generate()等函数没有_if后缀但是必须调用用户自定义的规则函数.</text:span></text:p>
      <text:p text:style-name="P40"><text:span text:style-name="T59"><text:tab/></text:span><text:span text:style-name="T55">后缀为_copy的形式:</text:span></text:p>
      <text:p text:style-name="P40"><text:span text:style-name="T55"><text:tab/></text:span><text:span text:style-name="T59">后缀为_copy的形式是将算法的执行结果拷贝到另一个数据区间中.对于输出的数据区间来说这些算法都是质变算法.</text:span></text:p>
      <text:list xml:id="list2043974553" text:continue-numbering="true" text:style-name="WW8Num13">
        <text:list-item>
          <text:list>
            <text:list-item>
              <text:h text:style-name="P331" text:outline-level="2">非质变算法</text:h>
            </text:list-item>
          </text:list>
        </text:list-item>
      </text:list>
      <text:p text:style-name="P40"><text:span text:style-name="T17"><text:tab/></text:span><text:span text:style-name="T59">非质变算法就是算法执行后不会修改数据区间中的数据.但是这不是绝对的.</text:span></text:p>
      <table:table table:name="Table95" table:style-name="Table95">
        <table:table-column table:style-name="Table95.A"/>
        <table:table-column table:style-name="Table95.B"/>
        <table:table-row table:style-name="Table95.1">
          <table:table-cell table:style-name="Table95.A1" office:value-type="string">
            <text:p text:style-name="P49">algo_for_each()</text:p>
          </table:table-cell>
          <table:table-cell table:style-name="Table95.B1" office:value-type="string">
            <text:p text:style-name="P44">对数据区间内的所有数据都执行一次指定的操作.</text:p>
          </table:table-cell>
        </table:table-row>
        <table:table-row table:style-name="Table95.1">
          <table:table-cell table:style-name="Table95.A1" office:value-type="string">
            <text:p text:style-name="P49">algo_find()</text:p>
          </table:table-cell>
          <table:table-cell table:style-name="Table95.B1" office:value-type="string">
            <text:p text:style-name="P44">在指定的数据区间查找指定的数据.</text:p>
          </table:table-cell>
        </table:table-row>
        <table:table-row table:style-name="Table95.1">
          <table:table-cell table:style-name="Table95.A1" office:value-type="string">
            <text:p text:style-name="P49">algo_find_if()</text:p>
          </table:table-cell>
          <table:table-cell table:style-name="Table95.B1" office:value-type="string">
            <text:p text:style-name="P44">使用特定的规则在指定的数据区间查找指定的数据.</text:p>
          </table:table-cell>
        </table:table-row>
        <table:table-row table:style-name="Table95.1">
          <table:table-cell table:style-name="Table95.A1" office:value-type="string">
            <text:p text:style-name="P49">algo_adjacent_find()</text:p>
          </table:table-cell>
          <table:table-cell table:style-name="Table95.B1" office:value-type="string">
            <text:p text:style-name="P44">找到第一组满足相邻两个数据相等的数据.</text:p>
          </table:table-cell>
        </table:table-row>
        <table:table-row table:style-name="Table95.1">
          <table:table-cell table:style-name="Table95.A1" office:value-type="string">
            <text:p text:style-name="P49">algo_adjacent_find_if()</text:p>
          </table:table-cell>
          <table:table-cell table:style-name="Table95.B1" office:value-type="string">
            <text:p text:style-name="P44">找到第一组满足指定条件的相邻的数据.</text:p>
          </table:table-cell>
        </table:table-row>
        <table:table-row table:style-name="Table95.1">
          <table:table-cell table:style-name="Table95.A1" office:value-type="string">
            <text:p text:style-name="P49">algo_find_first_of()</text:p>
          </table:table-cell>
          <table:table-cell table:style-name="Table95.B1" office:value-type="string">
            <text:p text:style-name="P44">找到第二个数据区间中任意数据在第一个区间中出现的位置.</text:p>
          </table:table-cell>
        </table:table-row>
        <table:table-row table:style-name="Table95.1">
          <table:table-cell table:style-name="Table95.A1" office:value-type="string">
            <text:p text:style-name="P49">algo_find_first_of_if()</text:p>
          </table:table-cell>
          <table:table-cell table:style-name="Table95.B1" office:value-type="string">
            <text:p text:style-name="P44">使用指定规则找到第二个区间中任意数据在第一个区间中出现的位置.</text:p>
          </table:table-cell>
        </table:table-row>
        <table:table-row table:style-name="Table95.1">
          <table:table-cell table:style-name="Table95.A1" office:value-type="string">
            <text:p text:style-name="P49">algo_count()</text:p>
          </table:table-cell>
          <table:table-cell table:style-name="Table95.B1" office:value-type="string">
            <text:p text:style-name="P44">统计指定数据在数据区间中的数量.</text:p>
          </table:table-cell>
        </table:table-row>
        <table:table-row table:style-name="Table95.1">
          <table:table-cell table:style-name="Table95.A1" office:value-type="string">
            <text:p text:style-name="P49">algo_count_if()</text:p>
          </table:table-cell>
          <table:table-cell table:style-name="Table95.B1" office:value-type="string">
            <text:p text:style-name="P44">统计满足指定规则的数据在数据区间中的数量.</text:p>
          </table:table-cell>
        </table:table-row>
        <table:table-row table:style-name="Table95.1">
          <table:table-cell table:style-name="Table95.A1" office:value-type="string">
            <text:p text:style-name="P49">algo_mismatch()</text:p>
          </table:table-cell>
          <table:table-cell table:style-name="Table95.B1" office:value-type="string">
            <text:p text:style-name="P44">找到两个区间中数据不相同的第一个位置.</text:p>
          </table:table-cell>
        </table:table-row>
        <table:table-row table:style-name="Table95.1">
          <table:table-cell table:style-name="Table95.A1" office:value-type="string">
            <text:p text:style-name="P49">algo_mismatch_if()</text:p>
          </table:table-cell>
          <table:table-cell table:style-name="Table95.B1" office:value-type="string">
            <text:p text:style-name="P44">找到两个区间中数据不满足规则的第一个位置.</text:p>
          </table:table-cell>
        </table:table-row>
        <table:table-row table:style-name="Table95.1">
          <table:table-cell table:style-name="Table95.A1" office:value-type="string">
            <text:p text:style-name="P49">algo_equal()</text:p>
          </table:table-cell>
          <table:table-cell table:style-name="Table95.B1" office:value-type="string">
            <text:p text:style-name="P44">判断两个区间的数据是否相等.</text:p>
          </table:table-cell>
        </table:table-row>
        <table:table-row table:style-name="Table95.1">
          <table:table-cell table:style-name="Table95.A1" office:value-type="string">
            <text:p text:style-name="P46"><text:span text:style-name="T55">algo_eq</text:span><text:span text:style-name="T55">ual_if()</text:span></text:p>
          </table:table-cell>
          <table:table-cell table:style-name="Table95.B1" office:value-type="string">
            <text:p text:style-name="P44">判断两个区间的数据是否满足特定规则.</text:p>
          </table:table-cell>
        </table:table-row>
        <table:table-row table:style-name="Table95.1">
          <table:table-cell table:style-name="Table95.A1" office:value-type="string">
            <text:p text:style-name="P49">algo_search()</text:p>
          </table:table-cell>
          <table:table-cell table:style-name="Table95.B1" office:value-type="string">
            <text:p text:style-name="P44">查找第一个与第二个区间匹配的位置.</text:p>
          </table:table-cell>
        </table:table-row>
        <table:table-row table:style-name="Table95.1">
          <table:table-cell table:style-name="Table95.A1" office:value-type="string">
            <text:p text:style-name="P49">algo_search_if()</text:p>
          </table:table-cell>
          <table:table-cell table:style-name="Table95.B1" office:value-type="string">
            <text:p text:style-name="P44">查找第一个与第二个区间满足特定规则的位置.</text:p>
          </table:table-cell>
        </table:table-row>
        <table:table-row table:style-name="Table95.1">
          <table:table-cell table:style-name="Table95.A1" office:value-type="string">
            <text:p text:style-name="P49">algo_search_n()</text:p>
          </table:table-cell>
          <table:table-cell table:style-name="Table95.B1" office:value-type="string">
            <text:p text:style-name="P44">查找连续n个指定数据.</text:p>
          </table:table-cell>
        </table:table-row>
        <table:table-row table:style-name="Table95.1">
          <table:table-cell table:style-name="Table95.A1" office:value-type="string">
            <text:p text:style-name="P49">algo_search_n_if()</text:p>
          </table:table-cell>
          <table:table-cell table:style-name="Table95.B1" office:value-type="string">
            <text:p text:style-name="P44">查找连续n个满足特定规则的数据.</text:p>
          </table:table-cell>
        </table:table-row>
        <table:table-row table:style-name="Table95.1">
          <table:table-cell table:style-name="Table95.A1" office:value-type="string">
            <text:p text:style-name="P49">algo_search_end()</text:p>
          </table:table-cell>
          <table:table-cell table:style-name="Table95.B1" office:value-type="string">
            <text:p text:style-name="P44">查找最后一个与第二个区间匹配的位置.</text:p>
          </table:table-cell>
        </table:table-row>
        <table:table-row table:style-name="Table95.1">
          <table:table-cell table:style-name="Table95.A1" office:value-type="string">
            <text:p text:style-name="P49">algo_search_end_if()</text:p>
          </table:table-cell>
          <table:table-cell table:style-name="Table95.B1" office:value-type="string">
            <text:p text:style-name="P44">查找最后一个与第二个区间满足特定规则的位置.</text:p>
          </table:table-cell>
        </table:table-row>
        <table:table-row table:style-name="Table95.1">
          <table:table-cell table:style-name="Table95.A1" office:value-type="string">
            <text:p text:style-name="P46"><text:span text:style-name="T55">algo_</text:span><text:span text:style-name="T55">find_end()</text:span></text:p>
          </table:table-cell>
          <table:table-cell table:style-name="Table95.B1" office:value-type="string">
            <text:p text:style-name="P46"><text:span text:style-name="T59">同</text:span><text:span text:style-name="T55">algo_search_end()</text:span></text:p>
          </table:table-cell>
        </table:table-row>
        <table:table-row table:style-name="Table95.1">
          <table:table-cell table:style-name="Table95.A1" office:value-type="string">
            <text:p text:style-name="P49">algo_find_end_if()</text:p>
          </table:table-cell>
          <table:table-cell table:style-name="Table95.B1" office:value-type="string">
            <text:p text:style-name="P46"><text:span text:style-name="T59">同</text:span><text:span text:style-name="T55">algo_search_end_if()</text:span></text:p>
          </table:table-cell>
        </table:table-row>
      </table:table>
      <text:p text:style-name="P84">algo_for_each()并不完全属于非质变算法,当用户指定的规则改变了数据,那么algo_for_each()就变成了质变算法.algo_for_each()使用的是一元函数,但是这个函数不要求返回数据所以不能使用参数pv_output.</text:p>
      <text:p text:style-name="P42"/>
      <text:p text:style-name="P48">#include &lt;stdio.h&gt;</text:p>
      <text:p text:style-name="P48">#include &lt;cstl/cvector.h&gt;</text:p>
      <text:p text:style-name="P48"><text:soft-page-break/>#include &lt;cstl/calgorithm.h&gt;</text:p>
      <text:p text:style-name="P48"/>
      <text:p text:style-name="P48">static void _print(const void* cpv_input, void* pv_output);</text:p>
      <text:p text:style-name="P48">static void _plus100(const void* cpv_input, void* pv_output);</text:p>
      <text:p text:style-name="P48"/>
      <text:p text:style-name="P48">int main(int argc, char* argv[])</text:p>
      <text:p text:style-name="P48">{</text:p>
      <text:p text:style-name="P48"><text:s text:c="4"/>vector_t t_v = create_vector(int);</text:p>
      <text:p text:style-name="P48"><text:s text:c="4"/>int i = 0;</text:p>
      <text:p text:style-name="P48"/>
      <text:p text:style-name="P48"><text:s text:c="4"/>vector_init(&amp;t_v);</text:p>
      <text:p text:style-name="P48"><text:s text:c="4"/>for(i = 0; i &lt; 10; ++i)</text:p>
      <text:p text:style-name="P48"><text:s text:c="4"/>{</text:p>
      <text:p text:style-name="P48"><text:s text:c="8"/>vector_push_back(&amp;t_v, i);</text:p>
      <text:p text:style-name="P48"><text:s text:c="4"/>}</text:p>
      <text:p text:style-name="P48"><text:s text:c="4"/>algo_for_each(vector_begin(&amp;t_v), vector_end(&amp;t_v), _print);</text:p>
      <text:p text:style-name="P48"><text:s text:c="4"/>printf("\n");</text:p>
      <text:p text:style-name="P48"><text:s text:c="4"/>algo_for_each(vector_begin(&amp;t_v), vector_end(&amp;t_v), _plus100);</text:p>
      <text:p text:style-name="P48"><text:s text:c="4"/>algo_for_each(vector_begin(&amp;t_v), vector_end(&amp;t_v), _print);</text:p>
      <text:p text:style-name="P48"><text:s text:c="4"/>printf("\n");</text:p>
      <text:p text:style-name="P48"/>
      <text:p text:style-name="P48"><text:s text:c="4"/>vector_destroy(&amp;t_v);</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8">static void _plus100(const void* cpv_input, void* pv_output)</text:p>
      <text:p text:style-name="P48">{</text:p>
      <text:p text:style-name="P48"><text:s text:c="4"/>*(int*)cpv_input += 100;</text:p>
      <text:p text:style-name="P48">}</text:p>
      <text:p text:style-name="P42">结果:</text:p>
      <text:p text:style-name="P48">0 1 2 3 4 5 6 7 8 9 </text:p>
      <text:p text:style-name="P48">100 101 102 103 104 105 106 107 108 109</text:p>
      <text:p text:style-name="P48"/>
      <text:p text:style-name="P42">当algo_for_each()算法使用_print时,用户定义规则内没有修改数据,所以这时候algo_for_each()算法是非质变算法.当algo_for_each()算法使用_plus100时,用户自定义规则内修改了数据的内容,所以这个时候algo_for_each()算法就是质变算法.</text:p>
      <text:p text:style-name="P50"><text:soft-page-break/><draw:g text:anchor-type="as-char" svg:y="0cm" draw:z-index="0" draw:style-name="gr1"><draw:rect draw:style-name="gr2" draw:text-style-name="P352" svg:width="17.779cm" svg:height="2.751cm" svg:x="0.002cm" svg:y="0.002cm"><text:p/></draw:rect><draw:frame draw:style-name="gr3" draw:text-style-name="P353" svg:width="17.779cm" svg:height="2.751cm" svg:x="0cm" svg:y="0cm"><draw:text-box><text:p text:style-name="P353"><text:span text:style-name="T75">建议</text:span><text:span text:style-name="T75">: </text:span><text:span text:style-name="T75">在使用</text:span><text:span text:style-name="T76">algo_for_each()</text:span><text:span text:style-name="T75">算法时不要使用修改数据的规则</text:span><text:span text:style-name="T75">,</text:span><text:span text:style-name="T75">如果要修改数据请使用</text:span><text:span text:style-name="T76">algo_generate()</text:span><text:span text:style-name="T75">算法</text:span><text:span text:style-name="T75">.</text:span></text:p></draw:text-box></draw:frame></draw:g></text:p>
      <text:p text:style-name="P42"><text:tab/>除了algo_for_each()算法外,非质变算法都是与查找相关的.但是查找分为两类,一类似查找单一数据,另一类时查找一个区间.</text:p>
      <text:list xml:id="list1180316320" text:continue-numbering="true" text:style-name="WW8Num13">
        <text:list-item>
          <text:list>
            <text:list-item>
              <text:list>
                <text:list-item>
                  <text:h text:style-name="P345" text:outline-level="3">查找单一数据</text:h>
                </text:list-item>
              </text:list>
            </text:list-item>
          </text:list>
        </text:list-item>
      </text:list>
      <text:p text:style-name="P40"><text:span text:style-name="T59"><text:tab/></text:span><text:span text:style-name="T55">统计指定数据个数: algo_count(), algo_count_if()</text:span></text:p>
      <text:p text:style-name="P42"><text:tab/>带有if后缀的版本接收一个一元谓词为特定规则,但是这个谓词不能修改数据内容.关联容器提供了获得指定数据的操作,对于关联容器本身的操作函数更快速.</text:p>
      <text:p text:style-name="P48">#include &lt;stdio.h&gt;</text:p>
      <text:p text:style-name="P48">#include &lt;cstl/cvector.h&gt;</text:p>
      <text:p text:style-name="P48">#include &lt;cstl/calgorithm.h&gt;</text:p>
      <text:p text:style-name="P48"/>
      <text:p text:style-name="P48">static void _print(const void* cpv_input, void* pv_output);</text:p>
      <text:p text:style-name="P48">static void _is_even(const void* cpv_input, void* pv_output);</text:p>
      <text:p text:style-name="P48">static void _mod3(const void* cpv_input, void* pv_output);</text:p>
      <text:p text:style-name="P48"/>
      <text:p text:style-name="P48">int main(int argc, char* argv[])</text:p>
      <text:p text:style-name="P48">{</text:p>
      <text:p text:style-name="P48"><text:s text:c="4"/>vector_t t_v = create_vector(int);</text:p>
      <text:p text:style-name="P48"><text:s text:c="4"/>int i = 0;</text:p>
      <text:p text:style-name="P48"/>
      <text:p text:style-name="P48"><text:s text:c="4"/>vector_init(&amp;t_v);</text:p>
      <text:p text:style-name="P48"><text:s text:c="4"/>for(i = 1; i &lt;= 10; ++i)</text:p>
      <text:p text:style-name="P48"><text:s text:c="4"/>{</text:p>
      <text:p text:style-name="P48"><text:s text:c="8"/>vector_push_back(&amp;t_v, i);</text:p>
      <text:p text:style-name="P48"><text:s text:c="4"/>}</text:p>
      <text:p text:style-name="P48"><text:s text:c="4"/>printf("vector: ");</text:p>
      <text:p text:style-name="P48"><text:s text:c="4"/>algo_for_each(vector_begin(&amp;t_v), vector_end(&amp;t_v), _print);</text:p>
      <text:p text:style-name="P48"><text:s text:c="4"/>printf("\n");</text:p>
      <text:p text:style-name="P48"><text:s text:c="4"/>printf("number of elements equal to 4: <text:s text:c="10"/>%u\n",</text:p>
      <text:p text:style-name="P48"><text:s text:c="8"/>algo_count(vector_begin(&amp;t_v), vector_end(&amp;t_v), 4));</text:p>
      <text:p text:style-name="P48"><text:s text:c="4"/>printf("number of elements with even value: <text:s text:c="5"/>%u\n",</text:p>
      <text:p text:style-name="P48"><text:s text:c="8"/>algo_count_if(vector_begin(&amp;t_v), vector_end(&amp;t_v), _is_even));</text:p>
      <text:p text:style-name="P48"><text:s text:c="4"/>printf("number of elements divided exactly by 3: %u\n",</text:p>
      <text:p text:style-name="P48"><text:s text:c="8"/>algo_count_if(vector_begin(&amp;t_v), vector_end(&amp;t_v), _mod3));</text:p>
      <text:p text:style-name="P48"/>
      <text:p text:style-name="P48"><text:soft-page-break/><text:s text:c="4"/>vector_destroy(&amp;t_v);</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8">static void _is_even(const void* cpv_input, void* pv_output)</text:p>
      <text:p text:style-name="P48">{</text:p>
      <text:p text:style-name="P48"><text:s text:c="4"/>if(*(int*)cpv_input % 2 == 0)</text:p>
      <text:p text:style-name="P48"><text:s text:c="4"/>{</text:p>
      <text:p text:style-name="P48"><text:s text:c="8"/>*(bool_t*)pv_output = true;</text:p>
      <text:p text:style-name="P48"><text:s text:c="4"/>}</text:p>
      <text:p text:style-name="P48"><text:s text:c="4"/>else</text:p>
      <text:p text:style-name="P48"><text:s text:c="4"/>{</text:p>
      <text:p text:style-name="P48"><text:s text:c="8"/>*(bool_t*)pv_output = false;</text:p>
      <text:p text:style-name="P48"><text:s text:c="4"/>}</text:p>
      <text:p text:style-name="P48">}</text:p>
      <text:p text:style-name="P48">static void _mod3(const void* cpv_input, void* pv_output)</text:p>
      <text:p text:style-name="P48">{</text:p>
      <text:p text:style-name="P48"><text:s text:c="4"/>if(*(int*)cpv_input % 3 == 0)</text:p>
      <text:p text:style-name="P48"><text:s text:c="4"/>{</text:p>
      <text:p text:style-name="P48"><text:s text:c="8"/>*(bool_t*)pv_output = true;</text:p>
      <text:p text:style-name="P48"><text:s text:c="4"/>}</text:p>
      <text:p text:style-name="P48"><text:s text:c="4"/>else</text:p>
      <text:p text:style-name="P48"><text:s text:c="4"/>{</text:p>
      <text:p text:style-name="P48"><text:s text:c="8"/>*(bool_t*)pv_output = false;</text:p>
      <text:p text:style-name="P48"><text:s text:c="4"/>}</text:p>
      <text:p text:style-name="P48">}</text:p>
      <text:p text:style-name="P42">结果:</text:p>
      <text:p text:style-name="P48">vector: 1 2 3 4 5 6 7 8 9 10 </text:p>
      <text:p text:style-name="P48">number of elements equal to 4: <text:s text:c="12"/>1</text:p>
      <text:p text:style-name="P48">number of elements with even value: <text:s text:c="6"/>5</text:p>
      <text:p text:style-name="P48">number of elements divided exactly by 3: 3</text:p>
      <text:p text:style-name="P42"/>
      <text:p text:style-name="P40"><text:span text:style-name="T59"><text:tab/></text:span><text:span text:style-name="T55">查找数据: algo_find(), algo_find_if()</text:span></text:p>
      <text:p text:style-name="P84">带有if后缀的版本接收一个一元谓词为特定规则,但是这个谓词不能修改数据内容.关联容器提供了查找指定数据的操作,对于关联容器本身的操作函数更快速.如果数据区间是有序的使用algo_equal_range(), algo_lower_bound(), algo_upper_bound(), algo_binary_seach()速度更快.</text:p>
      <text:p text:style-name="P48">#include &lt;stdio.h&gt;</text:p>
      <text:p text:style-name="P48">#include &lt;cstl/clist.h&gt;</text:p>
      <text:p text:style-name="P48">#include &lt;cstl/calgorithm.h&gt;</text:p>
      <text:p text:style-name="P48"/>
      <text:p text:style-name="P48">static void _print(const void* cpv_input, void* pv_output);</text:p>
      <text:p text:style-name="P48"/>
      <text:p text:style-name="P48">int main(int argc, char* argv[])</text:p>
      <text:p text:style-name="P48">{</text:p>
      <text:p text:style-name="P48"><text:s text:c="4"/>list_t t_l = create_list(int);</text:p>
      <text:p text:style-name="P48"><text:s text:c="4"/>iterator_t t_pos1, t_pos2;</text:p>
      <text:p text:style-name="P48"><text:s text:c="4"/>int i = 0;</text:p>
      <text:p text:style-name="P48"/>
      <text:p text:style-name="P48"><text:s text:c="4"/>list_init(&amp;t_l);</text:p>
      <text:p text:style-name="P48"><text:s text:c="4"/>for(i = 1; i &lt;= 10; ++i)</text:p>
      <text:p text:style-name="P48"><text:s text:c="4"/>{</text:p>
      <text:p text:style-name="P48"><text:s text:c="8"/>list_push_back(&amp;t_l, i);</text:p>
      <text:p text:style-name="P48"><text:s text:c="4"/>}</text:p>
      <text:p text:style-name="P48"><text:s text:c="4"/>for(i = 1; i &lt;= 10; ++i)</text:p>
      <text:p text:style-name="P48"><text:s text:c="4"/>{</text:p>
      <text:p text:style-name="P48"><text:s text:c="8"/>list_push_back(&amp;t_l, i);</text:p>
      <text:p text:style-name="P48"><text:s text:c="4"/>}</text:p>
      <text:p text:style-name="P48"><text:s text:c="4"/>printf("list: ");</text:p>
      <text:p text:style-name="P48"><text:s text:c="4"/>algo_for_each(list_begin(&amp;t_l), list_end(&amp;t_l), _print);</text:p>
      <text:p text:style-name="P48"><text:s text:c="4"/>printf("\n");</text:p>
      <text:p text:style-name="P48"/>
      <text:p text:style-name="P48"><text:s text:c="4"/>t_pos1 = algo_find(list_begin(&amp;t_l), list_end(&amp;t_l), 4);</text:p>
      <text:p text:style-name="P48"><text:s text:c="4"/>if(!iterator_equal(&amp;t_pos1, list_end(&amp;t_l)))</text:p>
      <text:p text:style-name="P48"><text:s text:c="4"/>{</text:p>
      <text:p text:style-name="P48"><text:s text:c="8"/>iterator_next(&amp;t_pos1);</text:p>
      <text:p text:style-name="P48"><text:s text:c="8"/>t_pos2 = algo_find(t_pos1, list_end(&amp;t_l), 4);</text:p>
      <text:p text:style-name="P48"><text:s text:c="4"/>}</text:p>
      <text:p text:style-name="P48"/>
      <text:p text:style-name="P48"><text:s text:c="4"/>if(!iterator_equal(&amp;t_pos1, list_end(&amp;t_l)) &amp;&amp;</text:p>
      <text:p text:style-name="P48"><text:s text:c="7"/>!iterator_equal(&amp;t_pos2, list_end(&amp;t_l)))</text:p>
      <text:p text:style-name="P48"><text:s text:c="4"/>{</text:p>
      <text:p text:style-name="P48"><text:s text:c="8"/>iterator_prev(&amp;t_pos1);</text:p>
      <text:p text:style-name="P48"><text:s text:c="8"/>iterator_next(&amp;t_pos2);</text:p>
      <text:p text:style-name="P48"><text:s text:c="8"/>algo_for_each(t_pos1, t_pos2, _print);</text:p>
      <text:p text:style-name="P48"><text:s text:c="8"/>printf("\n");</text:p>
      <text:p text:style-name="P48"><text:s text:c="4"/>}</text:p>
      <text:p text:style-name="P48"/>
      <text:p text:style-name="P48"><text:s text:c="4"/>list_destroy(&amp;t_l); </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2">结果:</text:p>
      <text:p text:style-name="P48">list: 1 2 3 4 5 6 7 8 9 10 1 2 3 4 5 6 7 8 9 10 </text:p>
      <text:p text:style-name="P48">4 5 6 7 8 9 10 1 2 3 4</text:p>
      <text:p text:style-name="P48"/>
      <text:p text:style-name="P42">下面是使用algo_find_if()的例子:</text:p>
      <text:p text:style-name="P48">#include &lt;stdio.h&gt;</text:p>
      <text:p text:style-name="P48">#include &lt;cstl/cvector.h&gt;</text:p>
      <text:p text:style-name="P48">#include &lt;cstl/calgorithm.h&gt;</text:p>
      <text:p text:style-name="P48"/>
      <text:p text:style-name="P48">static void _print(const void* cpv_input, void* pv_output);</text:p>
      <text:p text:style-name="P48">static void _greater3(const void* cpv_input, void* pv_output);</text:p>
      <text:p text:style-name="P48">static void _mod3(const void* cpv_input, void* pv_output);</text:p>
      <text:p text:style-name="P48"/>
      <text:p text:style-name="P48">int main(int argc, char* argv[])</text:p>
      <text:p text:style-name="P48">{</text:p>
      <text:p text:style-name="P48"><text:s text:c="4"/>vector_t t_v = create_vector(int);</text:p>
      <text:p text:style-name="P48"><text:s text:c="4"/>int i = 0;</text:p>
      <text:p text:style-name="P48"><text:s text:c="4"/>iterator_t t_pos;</text:p>
      <text:p text:style-name="P48"/>
      <text:p text:style-name="P48"><text:s text:c="4"/>vector_init(&amp;t_v);</text:p>
      <text:p text:style-name="P48"><text:s text:c="4"/>for(i = 1; i &lt;= 10; ++i)</text:p>
      <text:p text:style-name="P48"><text:s text:c="4"/>{</text:p>
      <text:p text:style-name="P48"><text:s text:c="8"/>vector_push_back(&amp;t_v, i);</text:p>
      <text:p text:style-name="P48"><text:soft-page-break/><text:s text:c="4"/>}</text:p>
      <text:p text:style-name="P48"><text:s text:c="4"/>printf("vector: ");</text:p>
      <text:p text:style-name="P48"><text:s text:c="4"/>algo_for_each(vector_begin(&amp;t_v), vector_end(&amp;t_v), _print);</text:p>
      <text:p text:style-name="P48"><text:s text:c="4"/>printf("\n");</text:p>
      <text:p text:style-name="P48"/>
      <text:p text:style-name="P48"><text:s text:c="4"/>t_pos = algo_find_if(vector_begin(&amp;t_v), vector_end(&amp;t_v), _greater3);</text:p>
      <text:p text:style-name="P48"><text:s text:c="4"/>printf("the %d. element is the first greater then 3.\n",</text:p>
      <text:p text:style-name="P48"><text:s text:c="8"/>iterator_distance(vector_begin(&amp;t_v), t_pos) + 1);</text:p>
      <text:p text:style-name="P48"><text:s text:c="4"/>t_pos = algo_find_if(vector_begin(&amp;t_v), vector_end(&amp;t_v), _mod3);</text:p>
      <text:p text:style-name="P48"><text:s text:c="4"/>printf("the %d. element is the first divisible by 3.\n",</text:p>
      <text:p text:style-name="P48"><text:s text:c="8"/>iterator_distance(vector_begin(&amp;t_v), t_pos) + 1);</text:p>
      <text:p text:style-name="P48"/>
      <text:p text:style-name="P48"><text:s text:c="4"/>vector_destroy(&amp;t_v);</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8">static void _greater3(const void* cpv_input, void* pv_output)</text:p>
      <text:p text:style-name="P48">{</text:p>
      <text:p text:style-name="P48"><text:s text:c="4"/>if(*(int*)cpv_input &gt; 3)</text:p>
      <text:p text:style-name="P48"><text:s text:c="4"/>{</text:p>
      <text:p text:style-name="P48"><text:s text:c="8"/>*(bool_t*)pv_output = true;</text:p>
      <text:p text:style-name="P48"><text:s text:c="4"/>}</text:p>
      <text:p text:style-name="P48"><text:s text:c="4"/>else</text:p>
      <text:p text:style-name="P48"><text:s text:c="4"/>{</text:p>
      <text:p text:style-name="P48"><text:s text:c="8"/>*(bool_t*)pv_output = false;</text:p>
      <text:p text:style-name="P48"><text:s text:c="4"/>}</text:p>
      <text:p text:style-name="P48">}</text:p>
      <text:p text:style-name="P48">static void _mod3(const void* cpv_input, void* pv_output)</text:p>
      <text:p text:style-name="P48">{</text:p>
      <text:p text:style-name="P48"><text:s text:c="4"/>if(*(int*)cpv_input % 3 == 0)</text:p>
      <text:p text:style-name="P48"><text:s text:c="4"/>{</text:p>
      <text:p text:style-name="P48"><text:s text:c="8"/>*(bool_t*)pv_output = true;</text:p>
      <text:p text:style-name="P48"><text:s text:c="4"/>}</text:p>
      <text:p text:style-name="P48"><text:s text:c="4"/>else</text:p>
      <text:p text:style-name="P48"><text:s text:c="4"/>{</text:p>
      <text:p text:style-name="P48"><text:s text:c="8"/>*(bool_t*)pv_output = false;</text:p>
      <text:p text:style-name="P48"><text:s text:c="4"/>}</text:p>
      <text:p text:style-name="P48">}</text:p>
      <text:p text:style-name="P42">结果:</text:p>
      <text:p text:style-name="P48"><text:soft-page-break/>vector: 1 2 3 4 5 6 7 8 9 10 </text:p>
      <text:p text:style-name="P48">the 4. element is the first greater then 3.</text:p>
      <text:p text:style-name="P48">the 3. element is the first divisible by 3.</text:p>
      <text:p text:style-name="P48"/>
      <text:p text:style-name="P40"><text:span text:style-name="T55"><text:tab/></text:span><text:span text:style-name="T55">找到第一组满足指定条件的相邻的数据: </text:span><text:span text:style-name="T55">algo_adjacent_find(),algo_adjacent_find_if()</text:span></text:p>
      <text:p text:style-name="P42"><text:tab/>带有if后缀的版本接收一个二元谓词为特定规则,但是这个谓词用来指定前后两个数据的关系但是不能修改数据内容.</text:p>
      <text:p text:style-name="P48">#include &lt;stdio.h&gt;</text:p>
      <text:p text:style-name="P48">#include &lt;cstl/cvector.h&gt;</text:p>
      <text:p text:style-name="P48">#include &lt;cstl/calgorithm.h&gt;</text:p>
      <text:p text:style-name="P48"/>
      <text:p text:style-name="P48">static void _print(const void* cpv_input, void* pv_output);</text:p>
      <text:p text:style-name="P48">static void _doubled(const void* cpv_first, const void* cpv_second, void* pv_output);</text:p>
      <text:p text:style-name="P48"/>
      <text:p text:style-name="P48">int main(int argc, char* argv[])</text:p>
      <text:p text:style-name="P48">{</text:p>
      <text:p text:style-name="P48"><text:s text:c="4"/>vector_t t_v = create_vector(int);</text:p>
      <text:p text:style-name="P48"><text:s text:c="4"/>iterator_t t_pos;</text:p>
      <text:p text:style-name="P48"/>
      <text:p text:style-name="P48"><text:s text:c="4"/>vector_init(&amp;t_v);</text:p>
      <text:p text:style-name="P48"><text:s text:c="4"/>vector_push_back(&amp;t_v, 1);</text:p>
      <text:p text:style-name="P48"><text:s text:c="4"/>vector_push_back(&amp;t_v, 3);</text:p>
      <text:p text:style-name="P48"><text:s text:c="4"/>vector_push_back(&amp;t_v, 2);</text:p>
      <text:p text:style-name="P48"><text:s text:c="4"/>vector_push_back(&amp;t_v, 4);</text:p>
      <text:p text:style-name="P48"><text:s text:c="4"/>vector_push_back(&amp;t_v, 5);</text:p>
      <text:p text:style-name="P48"><text:s text:c="4"/>vector_push_back(&amp;t_v, 5);</text:p>
      <text:p text:style-name="P48"><text:s text:c="4"/>vector_push_back(&amp;t_v, 0);</text:p>
      <text:p text:style-name="P48"><text:s text:c="4"/>printf("vector: ");</text:p>
      <text:p text:style-name="P48"><text:s text:c="4"/>algo_for_each(vector_begin(&amp;t_v), vector_end(&amp;t_v), _print);</text:p>
      <text:p text:style-name="P48"><text:s text:c="4"/>printf("\n");</text:p>
      <text:p text:style-name="P48"/>
      <text:p text:style-name="P48"><text:s text:c="4"/>t_pos = algo_adjacent_find(vector_begin(&amp;t_v), vector_end(&amp;t_v));</text:p>
      <text:p text:style-name="P48"><text:s text:c="4"/>if(!iterator_equal(&amp;t_pos, vector_end(&amp;t_v)))</text:p>
      <text:p text:style-name="P48"><text:s text:c="4"/>{</text:p>
      <text:p text:style-name="P48"><text:s text:c="8"/>printf("first two elements with equal value have position %d\n",</text:p>
      <text:p text:style-name="P48"><text:s text:c="12"/>iterator_distance(vector_begin(&amp;t_v), t_pos) + 1);</text:p>
      <text:p text:style-name="P48"><text:s text:c="4"/>}</text:p>
      <text:p text:style-name="P48"/>
      <text:p text:style-name="P48"><text:s text:c="4"/>t_pos = algo_adjacent_find_if(vector_begin(&amp;t_v), vector_end(&amp;t_v), _doubled);</text:p>
      <text:p text:style-name="P48"><text:s text:c="4"/>if(!iterator_equal(&amp;t_pos, vector_end(&amp;t_v)))</text:p>
      <text:p text:style-name="P48"><text:s text:c="4"/>{</text:p>
      <text:p text:style-name="P48"><text:s text:c="8"/>printf("first two elements with second value twice the first have pos. %d\n",</text:p>
      <text:p text:style-name="P48"><text:s text:c="12"/>iterator_distance(vector_begin(&amp;t_v), t_pos) + 1);</text:p>
      <text:p text:style-name="P48"><text:s text:c="4"/>}</text:p>
      <text:p text:style-name="P48"><text:soft-page-break/></text:p>
      <text:p text:style-name="P48"><text:s text:c="4"/>vector_destroy(&amp;t_v);</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8">static void _doubled(const void* cpv_first, const void* cpv_second, void* pv_output)</text:p>
      <text:p text:style-name="P48">{</text:p>
      <text:p text:style-name="P48"><text:s text:c="4"/>if(*(int*)cpv_first * 2 == *(int*)cpv_second)</text:p>
      <text:p text:style-name="P48"><text:s text:c="4"/>{</text:p>
      <text:p text:style-name="P48"><text:s text:c="8"/>*(bool_t*)pv_output = true;</text:p>
      <text:p text:style-name="P48"><text:s text:c="4"/>}</text:p>
      <text:p text:style-name="P48"><text:s text:c="4"/>else</text:p>
      <text:p text:style-name="P48"><text:s text:c="4"/>{</text:p>
      <text:p text:style-name="P48"><text:s text:c="8"/>*(bool_t*)pv_output = false;</text:p>
      <text:p text:style-name="P48"><text:s text:c="4"/>}</text:p>
      <text:p text:style-name="P48">}</text:p>
      <text:p text:style-name="P42">结果:</text:p>
      <text:p text:style-name="P48">vector: 1 3 2 4 5 5 0 </text:p>
      <text:p text:style-name="P48">first two elements with equal value have position 5</text:p>
      <text:p text:style-name="P48">first two elements with second value twice the first have pos. 3</text:p>
      <text:p text:style-name="P42"/>
      <text:p text:style-name="P119"><text:span text:style-name="T59"><text:tab/><text:tab/></text:span><text:span text:style-name="T55">使用指定规则找到第二个区间中任意数据在第一个区间中出现的位置:</text:span><text:span text:style-name="T55"> </text:span></text:p>
      <text:p text:style-name="P120">algo_find_first_of(),algo_find_first_of_if()</text:p>
      <text:p text:style-name="P42">带有if后缀的版本接收一个二元谓词为特定规则,但是这个谓词用来指定前后两个数据的关系但是不能修改数据内容.</text:p>
      <text:p text:style-name="P48">#include &lt;stdio.h&gt;</text:p>
      <text:p text:style-name="P48">#include &lt;cstl/cvector.h&gt;</text:p>
      <text:p text:style-name="P48">#include &lt;cstl/clist.h&gt;</text:p>
      <text:p text:style-name="P48">#include &lt;cstl/calgorithm.h&gt;</text:p>
      <text:p text:style-name="P48"/>
      <text:p text:style-name="P48">static void _print(const void* cpv_input, void* pv_output);</text:p>
      <text:p text:style-name="P48"/>
      <text:p text:style-name="P48">int main(int argc, char* argv[])</text:p>
      <text:p text:style-name="P48">{</text:p>
      <text:p text:style-name="P48"><text:s text:c="4"/>vector_t t_v = create_vector(int);</text:p>
      <text:p text:style-name="P48"><text:s text:c="4"/>list_t t_l = create_list(int);</text:p>
      <text:p text:style-name="P48"><text:s text:c="4"/>int i = 0;</text:p>
      <text:p text:style-name="P48"><text:s text:c="4"/>iterator_t t_pos;</text:p>
      <text:p text:style-name="P48"/>
      <text:p text:style-name="P48"><text:s text:c="4"/>vector_init(&amp;t_v);</text:p>
      <text:p text:style-name="P48"><text:soft-page-break/><text:s text:c="4"/>list_init(&amp;t_l);</text:p>
      <text:p text:style-name="P48"><text:s text:c="4"/>for(i = 0; i &lt; 10; ++i)</text:p>
      <text:p text:style-name="P48"><text:s text:c="4"/>{</text:p>
      <text:p text:style-name="P48"><text:s text:c="8"/>vector_push_back(&amp;t_v, i);</text:p>
      <text:p text:style-name="P48"><text:s text:c="4"/>}</text:p>
      <text:p text:style-name="P48"><text:s text:c="4"/>for(i = 3; i &lt; 6; ++i)</text:p>
      <text:p text:style-name="P48"><text:s text:c="4"/>{</text:p>
      <text:p text:style-name="P48"><text:s text:c="8"/>list_push_back(&amp;t_l, i);</text:p>
      <text:p text:style-name="P48"><text:s text:c="4"/>}</text:p>
      <text:p text:style-name="P48"><text:s text:c="4"/>printf("vector: ");</text:p>
      <text:p text:style-name="P48"><text:s text:c="4"/>algo_for_each(vector_begin(&amp;t_v), vector_end(&amp;t_v), _print);</text:p>
      <text:p text:style-name="P48"><text:s text:c="4"/>printf("\n");</text:p>
      <text:p text:style-name="P48"><text:s text:c="4"/>printf("search: ");</text:p>
      <text:p text:style-name="P48"><text:s text:c="4"/>algo_for_each(list_begin(&amp;t_l), list_end(&amp;t_l), _print);</text:p>
      <text:p text:style-name="P48"><text:s text:c="4"/>printf("\n");</text:p>
      <text:p text:style-name="P48"/>
      <text:p text:style-name="P48"><text:s text:c="4"/>t_pos = algo_find_first_of(</text:p>
      <text:p text:style-name="P48"><text:s text:c="8"/>vector_begin(&amp;t_v), vector_end(&amp;t_v), list_begin(&amp;t_l), list_end(&amp;t_l));</text:p>
      <text:p text:style-name="P48"><text:s text:c="4"/>printf("first element of search in vector is element %d\n",</text:p>
      <text:p text:style-name="P48"><text:s text:c="8"/>iterator_distance(vector_begin(&amp;t_v), t_pos) + 1);</text:p>
      <text:p text:style-name="P48"/>
      <text:p text:style-name="P48"><text:s text:c="4"/>algo_reverse(vector_begin(&amp;t_v), vector_end(&amp;t_v));</text:p>
      <text:p text:style-name="P48"><text:s text:c="4"/>printf("vector: ");</text:p>
      <text:p text:style-name="P48"><text:s text:c="4"/>algo_for_each(vector_begin(&amp;t_v), vector_end(&amp;t_v), _print);</text:p>
      <text:p text:style-name="P48"><text:s text:c="4"/>printf("\n");</text:p>
      <text:p text:style-name="P48"><text:s text:c="4"/>printf("search: ");</text:p>
      <text:p text:style-name="P48"><text:s text:c="4"/>algo_for_each(list_begin(&amp;t_l), list_end(&amp;t_l), _print);</text:p>
      <text:p text:style-name="P48"><text:s text:c="4"/>printf("\n");</text:p>
      <text:p text:style-name="P48"><text:s text:c="4"/>t_pos = algo_find_first_of(</text:p>
      <text:p text:style-name="P48"><text:s text:c="8"/>vector_begin(&amp;t_v), vector_end(&amp;t_v), list_begin(&amp;t_l), list_end(&amp;t_l));</text:p>
      <text:p text:style-name="P48"><text:s text:c="4"/>printf("first element of search in vector is element %d\n",</text:p>
      <text:p text:style-name="P48"><text:s text:c="8"/>iterator_distance(vector_begin(&amp;t_v), t_pos) + 1);</text:p>
      <text:p text:style-name="P48"/>
      <text:p text:style-name="P48"><text:s text:c="4"/>vector_destroy(&amp;t_v);</text:p>
      <text:p text:style-name="P48"><text:s text:c="4"/>list_destroy(&amp;t_l);</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2">结果:</text:p>
      <text:p text:style-name="P48"><text:soft-page-break/>vector: 0 1 2 3 4 5 6 7 8 9 </text:p>
      <text:p text:style-name="P48">search: 3 4 5 </text:p>
      <text:p text:style-name="P48">first element of search in vector is element 4</text:p>
      <text:p text:style-name="P48">vector: 9 8 7 6 5 4 3 2 1 0 </text:p>
      <text:p text:style-name="P48">search: 3 4 5 </text:p>
      <text:p text:style-name="P48">first element of search in vector is element 5</text:p>
      <text:list xml:id="list1596170849" text:continue-numbering="true" text:style-name="WW8Num13">
        <text:list-item>
          <text:list>
            <text:list-item>
              <text:list>
                <text:list-item>
                  <text:h text:style-name="P345" text:outline-level="3">数据区间匹配</text:h>
                </text:list-item>
              </text:list>
            </text:list-item>
          </text:list>
        </text:list-item>
      </text:list>
      <text:p text:style-name="P82"><text:span text:style-name="T55">比较数据区间:</text:span><text:span text:style-name="T55"> algo_equal(),algo_equal_if()</text:span></text:p>
      <text:p text:style-name="P42">带有if后缀的版本接收一个二元谓词为特定规则,但是这个谓词用来指定前后两个数据的关系但是不能修改数据内容.</text:p>
      <text:p text:style-name="P48">#include &lt;stdio.h&gt;</text:p>
      <text:p text:style-name="P48">#include &lt;cstl/cvector.h&gt;</text:p>
      <text:p text:style-name="P48">#include &lt;cstl/clist.h&gt;</text:p>
      <text:p text:style-name="P48">#include &lt;cstl/calgorithm.h&gt;</text:p>
      <text:p text:style-name="P48"/>
      <text:p text:style-name="P48">static void _print(const void* cpv_input, void* pv_output);</text:p>
      <text:p text:style-name="P48">static void _both_even_or_odd(</text:p>
      <text:p text:style-name="P86">const void* cpv_first, const void* cpv_second, void* pv_output);</text:p>
      <text:p text:style-name="P48"/>
      <text:p text:style-name="P48">int main(int argc, char* argv[])</text:p>
      <text:p text:style-name="P48">{</text:p>
      <text:p text:style-name="P48"><text:s text:c="4"/>vector_t t_v = create_vector(int);</text:p>
      <text:p text:style-name="P48"><text:s text:c="4"/>list_t t_l = create_list(int);</text:p>
      <text:p text:style-name="P48"><text:s text:c="4"/>int i = 0;</text:p>
      <text:p text:style-name="P48"/>
      <text:p text:style-name="P48"><text:s text:c="4"/>vector_init(&amp;t_v);</text:p>
      <text:p text:style-name="P48"><text:s text:c="4"/>list_init(&amp;t_l);</text:p>
      <text:p text:style-name="P48"><text:s text:c="4"/>for(i = 1; i &lt;= 7; ++i)</text:p>
      <text:p text:style-name="P48"><text:s text:c="4"/>{</text:p>
      <text:p text:style-name="P48"><text:s text:c="8"/>vector_push_back(&amp;t_v, i);</text:p>
      <text:p text:style-name="P48"><text:s text:c="4"/>}</text:p>
      <text:p text:style-name="P48"><text:s text:c="4"/>for(i = 3; i &lt;= 9; ++i)</text:p>
      <text:p text:style-name="P48"><text:s text:c="4"/>{</text:p>
      <text:p text:style-name="P48"><text:s text:c="8"/>list_push_back(&amp;t_l, i);</text:p>
      <text:p text:style-name="P48"><text:s text:c="4"/>}</text:p>
      <text:p text:style-name="P48"><text:s text:c="4"/>printf("vector: ");</text:p>
      <text:p text:style-name="P48"><text:s text:c="4"/>algo_for_each(vector_begin(&amp;t_v), vector_end(&amp;t_v), _print);</text:p>
      <text:p text:style-name="P48"><text:s text:c="4"/>printf("\n");</text:p>
      <text:p text:style-name="P48"><text:s text:c="4"/>printf("list: <text:s text:c="2"/>");</text:p>
      <text:p text:style-name="P48"><text:s text:c="4"/>algo_for_each(list_begin(&amp;t_l), list_end(&amp;t_l), _print);</text:p>
      <text:p text:style-name="P48"><text:s text:c="4"/>printf("\n");</text:p>
      <text:p text:style-name="P48"><text:soft-page-break/></text:p>
      <text:p text:style-name="P48"><text:s text:c="4"/>if(algo_equal(vector_begin(&amp;t_v), vector_end(&amp;t_v), list_begin(&amp;t_l)))</text:p>
      <text:p text:style-name="P48"><text:s text:c="4"/>{</text:p>
      <text:p text:style-name="P48"><text:s text:c="8"/>printf("vector == list\n");</text:p>
      <text:p text:style-name="P48"><text:s text:c="4"/>}</text:p>
      <text:p text:style-name="P48"><text:s text:c="4"/>else</text:p>
      <text:p text:style-name="P48"><text:s text:c="4"/>{</text:p>
      <text:p text:style-name="P48"><text:s text:c="8"/>printf("vector != list\n");</text:p>
      <text:p text:style-name="P48"><text:s text:c="4"/>}</text:p>
      <text:p text:style-name="P48"><text:s text:c="4"/>if(algo_equal_if(</text:p>
      <text:p text:style-name="P48"><text:s text:c="8"/>vector_begin(&amp;t_v), vector_end(&amp;t_v), list_begin(&amp;t_l), _both_even_or_odd))</text:p>
      <text:p text:style-name="P48"><text:s text:c="4"/>{</text:p>
      <text:p text:style-name="P48"><text:s text:c="8"/>printf("even and odd elements correspond.\n");</text:p>
      <text:p text:style-name="P48"><text:s text:c="4"/>}</text:p>
      <text:p text:style-name="P48"><text:s text:c="4"/>else</text:p>
      <text:p text:style-name="P48"><text:s text:c="4"/>{</text:p>
      <text:p text:style-name="P48"><text:s text:c="8"/>printf("even and odd elements is not correspond.\n");</text:p>
      <text:p text:style-name="P48"><text:s text:c="4"/>}</text:p>
      <text:p text:style-name="P48"/>
      <text:p text:style-name="P48"><text:s text:c="4"/>vector_destroy(&amp;t_v);</text:p>
      <text:p text:style-name="P48"><text:s text:c="4"/>list_destroy(&amp;t_l);</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8">static void _both_even_or_odd(</text:p>
      <text:p text:style-name="P86">const void* cpv_first, const void* cpv_second, void* pv_output)</text:p>
      <text:p text:style-name="P48">{</text:p>
      <text:p text:style-name="P48"><text:s text:c="4"/>if(*(int*)cpv_first % 2 == *(int*)cpv_second % 2)</text:p>
      <text:p text:style-name="P48"><text:s text:c="4"/>{</text:p>
      <text:p text:style-name="P48"><text:s text:c="8"/>*(bool_t*)pv_output = true;</text:p>
      <text:p text:style-name="P48"><text:s text:c="4"/>}</text:p>
      <text:p text:style-name="P48"><text:s text:c="4"/>else</text:p>
      <text:p text:style-name="P48"><text:s text:c="4"/>{</text:p>
      <text:p text:style-name="P48"><text:s text:c="8"/>*(bool_t*)pv_output = false;</text:p>
      <text:p text:style-name="P48"><text:s text:c="4"/>}</text:p>
      <text:p text:style-name="P48">}</text:p>
      <text:p text:style-name="P42">结果:</text:p>
      <text:p text:style-name="P48">vector: 1 2 3 4 5 6 7 </text:p>
      <text:p text:style-name="P48">list: <text:s text:c="2"/>3 4 5 6 7 8 9 </text:p>
      <text:p text:style-name="P48"><text:soft-page-break/>vector != list</text:p>
      <text:p text:style-name="P48">even and odd elements correspond.</text:p>
      <text:p text:style-name="P48"/>
      <text:p text:style-name="P82"><text:span text:style-name="T55">查找数据区间的不同:</text:span><text:span text:style-name="T55"> algo_mismatch(),algo_mismatch_if()</text:span></text:p>
      <text:p text:style-name="P42">带有if后缀的版本接收一个二元谓词为特定规则,但是这个谓词用来指定前后两个数据的关系但是不能修改数据内容.这两个算法函数返回pair_t类型,使用之后要销毁.</text:p>
      <text:p text:style-name="P48">#include &lt;stdio.h&gt;</text:p>
      <text:p text:style-name="P48">#include &lt;cstl/cvector.h&gt;</text:p>
      <text:p text:style-name="P48">#include &lt;cstl/clist.h&gt;</text:p>
      <text:p text:style-name="P48">#include &lt;cstl/cutility.h&gt;</text:p>
      <text:p text:style-name="P48">#include &lt;cstl/calgorithm.h&gt;</text:p>
      <text:p text:style-name="P48"/>
      <text:p text:style-name="P48">static void _print(const void* cpv_input, void* pv_output);</text:p>
      <text:p text:style-name="P48"/>
      <text:p text:style-name="P48">int main(int argc, char* argv[])</text:p>
      <text:p text:style-name="P48">{</text:p>
      <text:p text:style-name="P48"><text:s text:c="4"/>vector_t t_v = create_vector(int);</text:p>
      <text:p text:style-name="P48"><text:s text:c="4"/>list_t t_l = create_list(int);</text:p>
      <text:p text:style-name="P48"><text:s text:c="4"/>pair_t t_p;</text:p>
      <text:p text:style-name="P48"><text:s text:c="4"/>int i = 0;</text:p>
      <text:p text:style-name="P48"/>
      <text:p text:style-name="P48"><text:s text:c="4"/>vector_init(&amp;t_v);</text:p>
      <text:p text:style-name="P48"><text:s text:c="4"/>list_init(&amp;t_l);</text:p>
      <text:p text:style-name="P48"><text:s text:c="4"/>for(i = 1; i &lt;= 6; ++i)</text:p>
      <text:p text:style-name="P48"><text:s text:c="4"/>{</text:p>
      <text:p text:style-name="P48"><text:s text:c="8"/>vector_push_back(&amp;t_v, i);</text:p>
      <text:p text:style-name="P48"><text:s text:c="4"/>}</text:p>
      <text:p text:style-name="P48"><text:s text:c="4"/>for(i = 1; i &lt;= 16; i *= 2)</text:p>
      <text:p text:style-name="P48"><text:s text:c="4"/>{</text:p>
      <text:p text:style-name="P48"><text:s text:c="8"/>list_push_back(&amp;t_l, i);</text:p>
      <text:p text:style-name="P48"><text:s text:c="4"/>}</text:p>
      <text:p text:style-name="P48"><text:s text:c="4"/>list_push_back(&amp;t_l, 3);</text:p>
      <text:p text:style-name="P48"><text:s text:c="4"/>printf("vector: ");</text:p>
      <text:p text:style-name="P48"><text:s text:c="4"/>algo_for_each(vector_begin(&amp;t_v), vector_end(&amp;t_v), _print);</text:p>
      <text:p text:style-name="P48"><text:s text:c="4"/>printf("\n");</text:p>
      <text:p text:style-name="P48"><text:s text:c="4"/>printf("list: <text:s text:c="2"/>");</text:p>
      <text:p text:style-name="P48"><text:s text:c="4"/>algo_for_each(list_begin(&amp;t_l), list_end(&amp;t_l), _print);</text:p>
      <text:p text:style-name="P48"><text:s text:c="4"/>printf("\n");</text:p>
      <text:p text:style-name="P48"/>
      <text:p text:style-name="P48"><text:s text:c="4"/>t_p = algo_mismatch(vector_begin(&amp;t_v), vector_end(&amp;t_v), list_begin(&amp;t_l));</text:p>
      <text:p text:style-name="P48"><text:s text:c="4"/>if(iterator_equal(t_p.first, vector_end(&amp;t_v)))</text:p>
      <text:p text:style-name="P48"><text:s text:c="4"/>{</text:p>
      <text:p text:style-name="P48"><text:s text:c="8"/>printf("no mismatch!\n");</text:p>
      <text:p text:style-name="P48"><text:s text:c="4"/>}</text:p>
      <text:p text:style-name="P48"><text:soft-page-break/><text:s text:c="4"/>else</text:p>
      <text:p text:style-name="P48"><text:s text:c="4"/>{</text:p>
      <text:p text:style-name="P48"><text:s text:c="8"/>printf("first mismatch: %d and %d\n",</text:p>
      <text:p text:style-name="P48"><text:s text:c="12"/>*(int*)iterator_get_pointer(t_p.first),</text:p>
      <text:p text:style-name="P48"><text:s text:c="12"/>*(int*)iterator_get_pointer(t_p.second));</text:p>
      <text:p text:style-name="P48"><text:s text:c="4"/>}</text:p>
      <text:p text:style-name="P48"><text:s text:c="4"/>pair_destroy(&amp;t_p);</text:p>
      <text:p text:style-name="P48"/>
      <text:p text:style-name="P48"><text:s text:c="4"/>t_p = algo_mismatch_if(</text:p>
      <text:p text:style-name="P48"><text:s text:c="8"/>vector_begin(&amp;t_v), vector_end(&amp;t_v), </text:p>
      <text:p text:style-name="P92">list_begin(&amp;t_l), fun_less_equal_int);</text:p>
      <text:p text:style-name="P48"><text:s text:c="4"/>if(iterator_equal(t_p.first, vector_end(&amp;t_v)))</text:p>
      <text:p text:style-name="P48"><text:s text:c="4"/>{</text:p>
      <text:p text:style-name="P48"><text:s text:c="8"/>printf("always less-or-equal\n");</text:p>
      <text:p text:style-name="P48"><text:s text:c="4"/>}</text:p>
      <text:p text:style-name="P48"><text:s text:c="4"/>else</text:p>
      <text:p text:style-name="P48"><text:s text:c="4"/>{</text:p>
      <text:p text:style-name="P48"><text:s text:c="8"/>printf("not less-or-equal: %d and %d\n",</text:p>
      <text:p text:style-name="P48"><text:s text:c="12"/>*(int*)iterator_get_pointer(t_p.first),</text:p>
      <text:p text:style-name="P48"><text:s text:c="12"/>*(int*)iterator_get_pointer(t_p.second));</text:p>
      <text:p text:style-name="P48"><text:s text:c="4"/>}</text:p>
      <text:p text:style-name="P48"><text:s text:c="4"/>pair_destroy(&amp;t_p);</text:p>
      <text:p text:style-name="P48"/>
      <text:p text:style-name="P48"><text:s text:c="4"/>vector_destroy(&amp;t_v);</text:p>
      <text:p text:style-name="P48"><text:s text:c="4"/>list_destroy(&amp;t_l);</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2">结果:</text:p>
      <text:p text:style-name="P48">vector: 1 2 3 4 5 6 </text:p>
      <text:p text:style-name="P48">list: <text:s text:c="2"/>1 2 4 8 16 3 </text:p>
      <text:p text:style-name="P48">first mismatch: 3 and 4</text:p>
      <text:p text:style-name="P48">not less-or-equal: 6 and 3</text:p>
      <text:p text:style-name="P48"/>
      <text:p text:style-name="P82"><text:span text:style-name="T55">查找子数据区间:</text:span><text:span text:style-name="T55"> algo_search(),algo_search_if()</text:span></text:p>
      <text:p text:style-name="P42">带有if后缀的版本接收一个二元谓词为特定规则,但是这个谓词用来指定前后两个数据的关系但是不能修改数据内容.</text:p>
      <text:p text:style-name="P48">#include &lt;stdio.h&gt;</text:p>
      <text:p text:style-name="P48">#include &lt;cstl/cdeque.h&gt;</text:p>
      <text:p text:style-name="P48">#include &lt;cstl/clist.h&gt;</text:p>
      <text:p text:style-name="P48"><text:soft-page-break/>#include &lt;cstl/calgorithm.h&gt;</text:p>
      <text:p text:style-name="P48"/>
      <text:p text:style-name="P48">static void _print(const void* cpv_input, void* pv_output);</text:p>
      <text:p text:style-name="P48"/>
      <text:p text:style-name="P48">int main(int argc, char* argv[])</text:p>
      <text:p text:style-name="P48">{</text:p>
      <text:p text:style-name="P48"><text:s text:c="4"/>deque_t t_dq = create_deque(int);</text:p>
      <text:p text:style-name="P48"><text:s text:c="4"/>list_t t_l = create_list(int);</text:p>
      <text:p text:style-name="P48"><text:s text:c="4"/>int i = 0;</text:p>
      <text:p text:style-name="P48"><text:s text:c="4"/>iterator_t t_pos;</text:p>
      <text:p text:style-name="P48"/>
      <text:p text:style-name="P48"><text:s text:c="4"/>deque_init(&amp;t_dq);</text:p>
      <text:p text:style-name="P48"><text:s text:c="4"/>list_init(&amp;t_l);</text:p>
      <text:p text:style-name="P48"><text:s text:c="4"/>for(i = 1; i &lt;= 7; ++i)</text:p>
      <text:p text:style-name="P48"><text:s text:c="4"/>{</text:p>
      <text:p text:style-name="P48"><text:s text:c="8"/>deque_push_back(&amp;t_dq, i);</text:p>
      <text:p text:style-name="P48"><text:s text:c="4"/>}</text:p>
      <text:p text:style-name="P48"><text:s text:c="4"/>for(i = 1; i &lt;= 7; ++i)</text:p>
      <text:p text:style-name="P48"><text:s text:c="4"/>{</text:p>
      <text:p text:style-name="P48"><text:s text:c="8"/>deque_push_back(&amp;t_dq, i);</text:p>
      <text:p text:style-name="P48"><text:s text:c="4"/>}</text:p>
      <text:p text:style-name="P48"><text:s text:c="4"/>for(i = 3; i &lt;= 6; ++i)</text:p>
      <text:p text:style-name="P48"><text:s text:c="4"/>{</text:p>
      <text:p text:style-name="P48"><text:s text:c="8"/>list_push_back(&amp;t_l, i);</text:p>
      <text:p text:style-name="P48"><text:s text:c="4"/>}</text:p>
      <text:p text:style-name="P48"><text:s text:c="4"/>printf("deque: ");</text:p>
      <text:p text:style-name="P48"><text:s text:c="4"/>algo_for_each(deque_begin(&amp;t_dq), deque_end(&amp;t_dq), _print);</text:p>
      <text:p text:style-name="P48"><text:s text:c="4"/>printf("\n");</text:p>
      <text:p text:style-name="P48"><text:s text:c="4"/>printf("sub: <text:s text:c="2"/>");</text:p>
      <text:p text:style-name="P48"><text:s text:c="4"/>algo_for_each(list_begin(&amp;t_l), list_end(&amp;t_l), _print);</text:p>
      <text:p text:style-name="P48"><text:s text:c="4"/>printf("\n");</text:p>
      <text:p text:style-name="P48"/>
      <text:p text:style-name="P48"><text:s text:c="4"/>t_pos = algo_search(</text:p>
      <text:p text:style-name="P48"><text:s text:c="8"/>deque_begin(&amp;t_dq), deque_end(&amp;t_dq), list_begin(&amp;t_l), list_end(&amp;t_l));</text:p>
      <text:p text:style-name="P48"><text:s text:c="4"/>while(!iterator_equal(&amp;t_pos, deque_end(&amp;t_dq)))</text:p>
      <text:p text:style-name="P48"><text:s text:c="4"/>{</text:p>
      <text:p text:style-name="P48"><text:s text:c="8"/>printf("sub find with element %d\n",</text:p>
      <text:p text:style-name="P48"><text:s text:c="12"/>iterator_distance(deque_begin(&amp;t_dq), t_pos) + 1);</text:p>
      <text:p text:style-name="P48"><text:s text:c="8"/>iterator_next(&amp;t_pos);</text:p>
      <text:p text:style-name="P48"><text:s text:c="8"/>t_pos = algo_search(</text:p>
      <text:p text:style-name="P48"><text:s text:c="12"/>t_pos, deque_end(&amp;t_dq), list_begin(&amp;t_l), list_end(&amp;t_l));</text:p>
      <text:p text:style-name="P48"><text:s text:c="4"/>}</text:p>
      <text:p text:style-name="P48"/>
      <text:p text:style-name="P48"><text:s text:c="4"/>deque_destroy(&amp;t_dq);</text:p>
      <text:p text:style-name="P48"><text:soft-page-break/><text:s text:c="4"/>list_destroy(&amp;t_l);</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2">结果:</text:p>
      <text:p text:style-name="P48">deque: 1 2 3 4 5 6 7 1 2 3 4 5 6 7 </text:p>
      <text:p text:style-name="P48">sub: <text:s text:c="2"/>3 4 5 6 </text:p>
      <text:p text:style-name="P48">sub find with element 3</text:p>
      <text:p text:style-name="P48">sub find with element 10</text:p>
      <text:p text:style-name="P48"/>
      <text:p text:style-name="P42">下面是一个使用algo_search_if()的例子:</text:p>
      <text:p text:style-name="P48">#include &lt;stdio.h&gt;</text:p>
      <text:p text:style-name="P48">#include &lt;cstl/cvector.h&gt;</text:p>
      <text:p text:style-name="P48">#include &lt;cstl/cdeque.h&gt;</text:p>
      <text:p text:style-name="P48">#include &lt;cstl/calgorithm.h&gt;</text:p>
      <text:p text:style-name="P48"/>
      <text:p text:style-name="P48">static void _print(const void* cpv_input, void* pv_output);</text:p>
      <text:p text:style-name="P48">static void _check_even(</text:p>
      <text:p text:style-name="P86">const void* cpv_first, const void* cpv_second, void* pv_output);</text:p>
      <text:p text:style-name="P48"/>
      <text:p text:style-name="P48">int main(int argc, char* argv[])</text:p>
      <text:p text:style-name="P48">{</text:p>
      <text:p text:style-name="P48"><text:s text:c="4"/>vector_t t_v = create_vector(int);</text:p>
      <text:p text:style-name="P48"><text:s text:c="4"/>deque_t t_dq = create_deque(bool_t);</text:p>
      <text:p text:style-name="P48"><text:s text:c="4"/>int i = 0;</text:p>
      <text:p text:style-name="P48"><text:s text:c="4"/>iterator_t t_pos;</text:p>
      <text:p text:style-name="P48"/>
      <text:p text:style-name="P48"><text:s text:c="4"/>vector_init(&amp;t_v);</text:p>
      <text:p text:style-name="P48"><text:s text:c="4"/>deque_init(&amp;t_dq);</text:p>
      <text:p text:style-name="P48"><text:s text:c="4"/>for(i = 1; i &lt;= 9; ++i)</text:p>
      <text:p text:style-name="P48"><text:s text:c="4"/>{</text:p>
      <text:p text:style-name="P48"><text:s text:c="8"/>vector_push_back(&amp;t_v, i);</text:p>
      <text:p text:style-name="P48"><text:s text:c="4"/>}</text:p>
      <text:p text:style-name="P48"><text:s text:c="4"/>deque_push_back(&amp;t_dq, true);</text:p>
      <text:p text:style-name="P48"><text:s text:c="4"/>deque_push_back(&amp;t_dq, false);</text:p>
      <text:p text:style-name="P48"><text:s text:c="4"/>deque_push_back(&amp;t_dq, true);</text:p>
      <text:p text:style-name="P48"><text:s text:c="4"/>printf("vector: ");</text:p>
      <text:p text:style-name="P48"><text:s text:c="4"/>algo_for_each(vector_begin(&amp;t_v), vector_end(&amp;t_v), _print);</text:p>
      <text:p text:style-name="P48"><text:s text:c="4"/>printf("\n");</text:p>
      <text:p text:style-name="P48"><text:soft-page-break/></text:p>
      <text:p text:style-name="P48"><text:s text:c="4"/>t_pos = algo_search_if(</text:p>
      <text:p text:style-name="P48"><text:s text:c="8"/>vector_begin(&amp;t_v), vector_end(&amp;t_v),</text:p>
      <text:p text:style-name="P48"><text:s text:c="8"/>deque_begin(&amp;t_dq), deque_end(&amp;t_dq),</text:p>
      <text:p text:style-name="P48"><text:s text:c="8"/>_check_even);</text:p>
      <text:p text:style-name="P48"><text:s text:c="4"/>while(!iterator_equal(&amp;t_pos, vector_end(&amp;t_v)))</text:p>
      <text:p text:style-name="P48"><text:s text:c="4"/>{</text:p>
      <text:p text:style-name="P48"><text:s text:c="8"/>printf("subrange found starting with element %d\n",</text:p>
      <text:p text:style-name="P48"><text:s text:c="12"/>iterator_distance(vector_begin(&amp;t_v), t_pos) + 1);</text:p>
      <text:p text:style-name="P48"/>
      <text:p text:style-name="P48"><text:s text:c="8"/>iterator_next(&amp;t_pos);</text:p>
      <text:p text:style-name="P48"><text:s text:c="8"/>t_pos = algo_search_if(</text:p>
      <text:p text:style-name="P48"><text:s text:c="12"/>t_pos, vector_end(&amp;t_v),</text:p>
      <text:p text:style-name="P48"><text:s text:c="12"/>deque_begin(&amp;t_dq), deque_end(&amp;t_dq),</text:p>
      <text:p text:style-name="P48"><text:s text:c="12"/>_check_even);</text:p>
      <text:p text:style-name="P48"><text:s text:c="4"/>}</text:p>
      <text:p text:style-name="P48"/>
      <text:p text:style-name="P48"><text:s text:c="4"/>vector_destroy(&amp;t_v);</text:p>
      <text:p text:style-name="P48"><text:s text:c="4"/>deque_destroy(&amp;t_dq);</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8">static void _check_even(</text:p>
      <text:p text:style-name="P86">const void* cpv_first, const void* cpv_second, void* pv_output)</text:p>
      <text:p text:style-name="P48">{</text:p>
      <text:p text:style-name="P48"><text:s text:c="4"/>if(*(bool_t*)cpv_second)</text:p>
      <text:p text:style-name="P48"><text:s text:c="4"/>{</text:p>
      <text:p text:style-name="P48"><text:s text:c="8"/>if(*(int*)cpv_first %2 == 0)</text:p>
      <text:p text:style-name="P48"><text:s text:c="8"/>{</text:p>
      <text:p text:style-name="P48"><text:s text:c="12"/>*(bool_t*)pv_output = true;</text:p>
      <text:p text:style-name="P48"><text:s text:c="8"/>}</text:p>
      <text:p text:style-name="P48"><text:s text:c="8"/>else</text:p>
      <text:p text:style-name="P48"><text:s text:c="8"/>{</text:p>
      <text:p text:style-name="P48"><text:s text:c="12"/>*(bool_t*)pv_output = false;</text:p>
      <text:p text:style-name="P48"><text:s text:c="8"/>}</text:p>
      <text:p text:style-name="P48"><text:s text:c="4"/>}</text:p>
      <text:p text:style-name="P48"><text:s text:c="4"/>else</text:p>
      <text:p text:style-name="P48"><text:s text:c="4"/>{</text:p>
      <text:p text:style-name="P48"><text:s text:c="8"/>if(*(int*)cpv_first % 2 == 1)</text:p>
      <text:p text:style-name="P48"><text:soft-page-break/><text:s text:c="8"/>{</text:p>
      <text:p text:style-name="P48"><text:s text:c="12"/>*(bool_t*)pv_output = true;</text:p>
      <text:p text:style-name="P48"><text:s text:c="8"/>}</text:p>
      <text:p text:style-name="P48"><text:s text:c="8"/>else</text:p>
      <text:p text:style-name="P48"><text:s text:c="8"/>{</text:p>
      <text:p text:style-name="P48"><text:s text:c="12"/>*(bool_t*)pv_output = false;</text:p>
      <text:p text:style-name="P48"><text:s text:c="8"/>}</text:p>
      <text:p text:style-name="P48"><text:s text:c="4"/>}</text:p>
      <text:p text:style-name="P48">}</text:p>
      <text:p text:style-name="P42">结果:</text:p>
      <text:p text:style-name="P48">vector: 1 2 3 4 5 6 7 8 9 </text:p>
      <text:p text:style-name="P48">subrange found starting with element 2</text:p>
      <text:p text:style-name="P48">subrange found starting with element 4</text:p>
      <text:p text:style-name="P48">subrange found starting with element 6</text:p>
      <text:p text:style-name="P82"><text:span text:style-name="T55">查找连续n个满足特定规则的数据:</text:span><text:span text:style-name="T55"> algo_search_n(),algo_search_n_if()</text:span></text:p>
      <text:p text:style-name="P42">带有if后缀的版本接收一个二元谓词为特定规则,但是这个谓词用来指定前后两个数据的关系但是不能修改数据内容.</text:p>
      <text:p text:style-name="P48">#include &lt;stdio.h&gt;</text:p>
      <text:p text:style-name="P48">#include &lt;cstl/cdeque.h&gt;</text:p>
      <text:p text:style-name="P48">#include &lt;cstl/calgorithm.h&gt;</text:p>
      <text:p text:style-name="P48"/>
      <text:p text:style-name="P48">static void _print(const void* cpv_input, void* pv_output);</text:p>
      <text:p text:style-name="P48"/>
      <text:p text:style-name="P48">int main(int argc, char* argv[])</text:p>
      <text:p text:style-name="P48">{</text:p>
      <text:p text:style-name="P48"><text:s text:c="4"/>deque_t t_dq = create_deque(int);</text:p>
      <text:p text:style-name="P48"><text:s text:c="4"/>int i = 0;</text:p>
      <text:p text:style-name="P48"><text:s text:c="4"/>iterator_t t_pos;</text:p>
      <text:p text:style-name="P48"/>
      <text:p text:style-name="P48"><text:s text:c="4"/>deque_init(&amp;t_dq);</text:p>
      <text:p text:style-name="P48"><text:s text:c="4"/>for(i = 1; i &lt;= 9; ++i)</text:p>
      <text:p text:style-name="P48"><text:s text:c="4"/>{</text:p>
      <text:p text:style-name="P48"><text:s text:c="8"/>deque_push_back(&amp;t_dq, i);</text:p>
      <text:p text:style-name="P48"><text:s text:c="4"/>}</text:p>
      <text:p text:style-name="P48"><text:s text:c="4"/>printf("deque: ");</text:p>
      <text:p text:style-name="P48"><text:s text:c="4"/>algo_for_each(deque_begin(&amp;t_dq), deque_end(&amp;t_dq), _print);</text:p>
      <text:p text:style-name="P48"><text:s text:c="4"/>printf("\n");</text:p>
      <text:p text:style-name="P48"/>
      <text:p text:style-name="P48"><text:s text:c="4"/>t_pos = algo_search_n(deque_begin(&amp;t_dq), deque_end(&amp;t_dq), 4, 3);</text:p>
      <text:p text:style-name="P48"><text:s text:c="4"/>if(iterator_equal(&amp;t_pos, deque_end(&amp;t_dq)))</text:p>
      <text:p text:style-name="P48"><text:s text:c="4"/>{</text:p>
      <text:p text:style-name="P48"><text:s text:c="8"/>printf("no four consecutive elements with value 3 found\n");</text:p>
      <text:p text:style-name="P48"><text:s text:c="4"/>}</text:p>
      <text:p text:style-name="P48"><text:s text:c="4"/>else</text:p>
      <text:p text:style-name="P48"><text:s text:c="4"/>{</text:p>
      <text:p text:style-name="P48"><text:soft-page-break/><text:s text:c="8"/>printf("four consective elements with value 3 start with %d. element\n",</text:p>
      <text:p text:style-name="P48"><text:s text:c="12"/>iterator_distance(deque_begin(&amp;t_dq), t_pos) + 1);</text:p>
      <text:p text:style-name="P48"><text:s text:c="4"/>}</text:p>
      <text:p text:style-name="P48"><text:s text:c="4"/>t_pos = algo_search_n_if(</text:p>
      <text:p text:style-name="P48"><text:s text:c="8"/>deque_begin(&amp;t_dq), deque_end(&amp;t_dq), 4, 3, fun_great_int);</text:p>
      <text:p text:style-name="P48"><text:s text:c="4"/>if(iterator_equal(&amp;t_pos, deque_end(&amp;t_dq)))</text:p>
      <text:p text:style-name="P48"><text:s text:c="4"/>{</text:p>
      <text:p text:style-name="P48"><text:s text:c="8"/>printf("no four consecutive elements with value &gt; 3 found\n");</text:p>
      <text:p text:style-name="P48"><text:s text:c="4"/>}</text:p>
      <text:p text:style-name="P48"><text:s text:c="4"/>else</text:p>
      <text:p text:style-name="P48"><text:s text:c="4"/>{</text:p>
      <text:p text:style-name="P48"><text:s text:c="8"/>printf("four consective elements with value &gt; 3 start with %d. element\n",</text:p>
      <text:p text:style-name="P48"><text:s text:c="12"/>iterator_distance(deque_begin(&amp;t_dq), t_pos) + 1);</text:p>
      <text:p text:style-name="P48"><text:s text:c="4"/>}</text:p>
      <text:p text:style-name="P48"><text:s text:c="4"/>deque_destroy(&amp;t_dq);</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2">结果:</text:p>
      <text:p text:style-name="P48">deque: 1 2 3 4 5 6 7 8 9 </text:p>
      <text:p text:style-name="P48">no four consecutive elements with value 3 found</text:p>
      <text:p text:style-name="P48">four consective elements with value &gt; 3 start with 4. element</text:p>
      <text:p text:style-name="P48"/>
      <text:p text:style-name="P82"><text:span text:style-name="T55">查找最后一个与第二个区间满足特定规则的位置:</text:span><text:span text:style-name="T55"> </text:span></text:p>
      <text:p text:style-name="P86">algo_search_end(),algo_search_end_if(),algo_find_end(),algo_find_end_if()</text:p>
      <text:p text:style-name="P42">带有if后缀的版本接收一个二元谓词为特定规则,但是这个谓词用来指定前后两个数据的关系但是不能修改数据内容.这个算法与algo_search()功能相似,只是它查找的是最后一个子区间.algo_find_end()和</text:p>
      <text:p text:style-name="P42">algo_find_end_if()分别与algo_search_end()和algo_search_end_if()功能相同,只不过是模仿SGI STL相应的算法名称,其实更确切的命名应该是algo_search_end()和algo_search_end_if()这两个名字.</text:p>
      <text:p text:style-name="P48">#include &lt;stdio.h&gt;</text:p>
      <text:p text:style-name="P48">#include &lt;cstl/cdeque.h&gt;</text:p>
      <text:p text:style-name="P48">#include &lt;cstl/clist.h&gt;</text:p>
      <text:p text:style-name="P48">#include &lt;cstl/calgorithm.h&gt;</text:p>
      <text:p text:style-name="P48"/>
      <text:p text:style-name="P48">static void _print(const void* cpv_input, void* pv_output);</text:p>
      <text:p text:style-name="P48"/>
      <text:p text:style-name="P48">int main(int argc, char* argv[])</text:p>
      <text:p text:style-name="P48">{</text:p>
      <text:p text:style-name="P48"><text:s text:c="4"/>deque_t t_dq = create_deque(int);</text:p>
      <text:p text:style-name="P48"><text:soft-page-break/><text:s text:c="4"/>list_t t_l = create_list(int);</text:p>
      <text:p text:style-name="P48"><text:s text:c="4"/>int i = 0;</text:p>
      <text:p text:style-name="P48"><text:s text:c="4"/>iterator_t t_pos, t_end;</text:p>
      <text:p text:style-name="P48"/>
      <text:p text:style-name="P48"><text:s text:c="4"/>deque_init(&amp;t_dq);</text:p>
      <text:p text:style-name="P48"><text:s text:c="4"/>list_init(&amp;t_l);</text:p>
      <text:p text:style-name="P48"><text:s text:c="4"/>for(i = 1; i &lt;= 7; ++i)</text:p>
      <text:p text:style-name="P48"><text:s text:c="4"/>{</text:p>
      <text:p text:style-name="P48"><text:s text:c="8"/>deque_push_back(&amp;t_dq, i);</text:p>
      <text:p text:style-name="P48"><text:s text:c="4"/>}</text:p>
      <text:p text:style-name="P48"><text:s text:c="4"/>for(i = 1; i &lt;= 7; ++i)</text:p>
      <text:p text:style-name="P48"><text:s text:c="4"/>{</text:p>
      <text:p text:style-name="P48"><text:s text:c="8"/>deque_push_back(&amp;t_dq, i);</text:p>
      <text:p text:style-name="P48"><text:s text:c="4"/>}</text:p>
      <text:p text:style-name="P48"><text:s text:c="4"/>for(i = 3; i &lt;= 6; ++i)</text:p>
      <text:p text:style-name="P48"><text:s text:c="4"/>{</text:p>
      <text:p text:style-name="P48"><text:s text:c="8"/>list_push_back(&amp;t_l, i);</text:p>
      <text:p text:style-name="P48"><text:s text:c="4"/>}</text:p>
      <text:p text:style-name="P48"><text:s text:c="4"/>printf("deque: ");</text:p>
      <text:p text:style-name="P48"><text:s text:c="4"/>algo_for_each(deque_begin(&amp;t_dq), deque_end(&amp;t_dq), _print);</text:p>
      <text:p text:style-name="P48"><text:s text:c="4"/>printf("\n");</text:p>
      <text:p text:style-name="P48"><text:s text:c="4"/>printf("sub: <text:s text:c="2"/>");</text:p>
      <text:p text:style-name="P48"><text:s text:c="4"/>algo_for_each(list_begin(&amp;t_l), list_end(&amp;t_l), _print);</text:p>
      <text:p text:style-name="P48"><text:s text:c="4"/>printf("\n");</text:p>
      <text:p text:style-name="P48"><text:s text:c="4"/>t_pos = algo_search_end(</text:p>
      <text:p text:style-name="P48"><text:s text:c="8"/>deque_begin(&amp;t_dq), deque_end(&amp;t_dq), list_begin(&amp;t_l), list_end(&amp;t_l));</text:p>
      <text:p text:style-name="P48"><text:s text:c="4"/>t_end = deque_end(&amp;t_dq);</text:p>
      <text:p text:style-name="P48"><text:s text:c="4"/>while(!iterator_equal(&amp;t_pos, t_end))</text:p>
      <text:p text:style-name="P48"><text:s text:c="4"/>{</text:p>
      <text:p text:style-name="P48"><text:s text:c="8"/>printf("sub found starting with element %d\n",</text:p>
      <text:p text:style-name="P48"><text:s text:c="12"/>iterator_distance(deque_begin(&amp;t_dq), t_pos) + 1);</text:p>
      <text:p text:style-name="P48"><text:s text:c="8"/>t_end = t_pos;</text:p>
      <text:p text:style-name="P48"><text:s text:c="8"/>t_pos = algo_find_end(</text:p>
      <text:p text:style-name="P48"><text:s text:c="12"/>deque_begin(&amp;t_dq), t_end, list_begin(&amp;t_l), list_end(&amp;t_l));</text:p>
      <text:p text:style-name="P48"><text:s text:c="4"/>}</text:p>
      <text:p text:style-name="P48"><text:s text:c="4"/>deque_destroy(&amp;t_dq);</text:p>
      <text:p text:style-name="P48"><text:s text:c="4"/>list_destroy(&amp;t_l);</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soft-page-break/>}</text:p>
      <text:p text:style-name="P42">结果:</text:p>
      <text:p text:style-name="P48">deque: 1 2 3 4 5 6 7 1 2 3 4 5 6 7 </text:p>
      <text:p text:style-name="P48">sub: <text:s text:c="2"/>3 4 5 6 </text:p>
      <text:p text:style-name="P48">sub found starting with element 10</text:p>
      <text:p text:style-name="P48">sub found starting with element 3</text:p>
      <text:p text:style-name="P48"/>
      <text:list xml:id="list1225841072" text:continue-numbering="true" text:style-name="WW8Num13">
        <text:list-item>
          <text:list>
            <text:list-item>
              <text:h text:style-name="P331" text:outline-level="2">质变算法</text:h>
            </text:list-item>
          </text:list>
        </text:list-item>
      </text:list>
      <text:p text:style-name="P40"><text:span text:style-name="T17"><text:tab/></text:span><text:span text:style-name="T59">质变算法就是算法执行后修改数据区间中的数据.修改数据的方式有两种:</text:span></text:p>
      <text:p text:style-name="P42"><text:tab/>当迭代器通过数据时修改.</text:p>
      <text:p text:style-name="P42"><text:tab/>将算法执行的结果拷贝到其他数据区间中.</text:p>
      <text:p text:style-name="P42">带有_copy后缀的算法函数都是属于后者,有些算法两个版本都提供.</text:p>
      <text:p text:style-name="P42"><text:tab/>在使用质变算法时,一定不要使用管理容器作为目的数据区间,如果使用就会修改容器中的数据,破坏了关联容器的自动排序的性质,这样有关该管理容器的后续操作都会出现错误或为定义的结果.</text:p>
      <table:table table:name="Table96" table:style-name="Table96">
        <table:table-column table:style-name="Table96.A"/>
        <table:table-column table:style-name="Table96.B"/>
        <table:table-row table:style-name="Table96.1">
          <table:table-cell table:style-name="Table96.A1" office:value-type="string">
            <text:p text:style-name="P49">algo_copy()</text:p>
          </table:table-cell>
          <table:table-cell table:style-name="Table96.B1" office:value-type="string">
            <text:p text:style-name="P44">拷贝数据.</text:p>
          </table:table-cell>
        </table:table-row>
        <table:table-row table:style-name="Table96.1">
          <table:table-cell table:style-name="Table96.A1" office:value-type="string">
            <text:p text:style-name="P49">algo_copy_n()</text:p>
          </table:table-cell>
          <table:table-cell table:style-name="Table96.B1" office:value-type="string">
            <text:p text:style-name="P44">拷贝n个数据.</text:p>
          </table:table-cell>
        </table:table-row>
        <table:table-row table:style-name="Table96.1">
          <table:table-cell table:style-name="Table96.A1" office:value-type="string">
            <text:p text:style-name="P49">algo_copy_backward()</text:p>
          </table:table-cell>
          <table:table-cell table:style-name="Table96.B1" office:value-type="string">
            <text:p text:style-name="P44">从后往前拷贝数据.</text:p>
          </table:table-cell>
        </table:table-row>
        <table:table-row table:style-name="Table96.1">
          <table:table-cell table:style-name="Table96.A1" office:value-type="string">
            <text:p text:style-name="P49">algo_swap()</text:p>
          </table:table-cell>
          <table:table-cell table:style-name="Table96.B1" office:value-type="string">
            <text:p text:style-name="P44">交换两个迭代器所指的数据.</text:p>
          </table:table-cell>
        </table:table-row>
        <table:table-row table:style-name="Table96.1">
          <table:table-cell table:style-name="Table96.A1" office:value-type="string">
            <text:p text:style-name="P49">algo_iter_swap()</text:p>
          </table:table-cell>
          <table:table-cell table:style-name="Table96.B1" office:value-type="string">
            <text:p text:style-name="P44">交换两个迭代器所指的数据.</text:p>
          </table:table-cell>
        </table:table-row>
        <table:table-row table:style-name="Table96.1">
          <table:table-cell table:style-name="Table96.A1" office:value-type="string">
            <text:p text:style-name="P49">algo_swap_ranges()</text:p>
          </table:table-cell>
          <table:table-cell table:style-name="Table96.B1" office:value-type="string">
            <text:p text:style-name="P44">交换两个数据区间中的数据.</text:p>
          </table:table-cell>
        </table:table-row>
        <table:table-row table:style-name="Table96.1">
          <table:table-cell table:style-name="Table96.A1" office:value-type="string">
            <text:p text:style-name="P49">algo_transform()</text:p>
          </table:table-cell>
          <table:table-cell table:style-name="Table96.B1" office:value-type="string">
            <text:p text:style-name="P44">将数据从第一个数据区间通过特定的规则转换到第二个区间.</text:p>
          </table:table-cell>
        </table:table-row>
        <table:table-row table:style-name="Table96.1">
          <table:table-cell table:style-name="Table96.A1" office:value-type="string">
            <text:p text:style-name="P49">algo_transform_binary()</text:p>
          </table:table-cell>
          <table:table-cell table:style-name="Table96.B1" office:value-type="string">
            <text:p text:style-name="P44">将数据从第一个数据区间通过特定的二元规则转换到第二个区间.</text:p>
          </table:table-cell>
        </table:table-row>
        <table:table-row table:style-name="Table96.1">
          <table:table-cell table:style-name="Table96.A1" office:value-type="string">
            <text:p text:style-name="P49">algo_replace()</text:p>
          </table:table-cell>
          <table:table-cell table:style-name="Table96.B1" office:value-type="string">
            <text:p text:style-name="P44">使用新数据替换数据区间内所有指定的旧数据.</text:p>
          </table:table-cell>
        </table:table-row>
        <table:table-row table:style-name="Table96.1">
          <table:table-cell table:style-name="Table96.A1" office:value-type="string">
            <text:p text:style-name="P49">algo_replace_if()</text:p>
          </table:table-cell>
          <table:table-cell table:style-name="Table96.B1" office:value-type="string">
            <text:p text:style-name="P44">使用新数据替换数据区间内所有符合条件的旧数据.</text:p>
          </table:table-cell>
        </table:table-row>
        <table:table-row table:style-name="Table96.1">
          <table:table-cell table:style-name="Table96.A1" office:value-type="string">
            <text:p text:style-name="P49">algo_replace_copy()</text:p>
          </table:table-cell>
          <table:table-cell table:style-name="Table96.B1" office:value-type="string">
            <text:p text:style-name="P44">将数据区间中的数据拷贝到新的数据区间,拷贝过程中使用新数据替换指定的旧数据.</text:p>
          </table:table-cell>
        </table:table-row>
        <table:table-row table:style-name="Table96.1">
          <table:table-cell table:style-name="Table96.A1" office:value-type="string">
            <text:p text:style-name="P49">algo_replace_copy_if()</text:p>
          </table:table-cell>
          <table:table-cell table:style-name="Table96.B1" office:value-type="string">
            <text:p text:style-name="P44">将数据区间中的数据拷贝到新的数据区间,拷贝过程中使用新数据替换所有符合条件的旧数据.</text:p>
          </table:table-cell>
        </table:table-row>
        <table:table-row table:style-name="Table96.1">
          <table:table-cell table:style-name="Table96.A1" office:value-type="string">
            <text:p text:style-name="P49">algo_fill()</text:p>
          </table:table-cell>
          <table:table-cell table:style-name="Table96.B1" office:value-type="string">
            <text:p text:style-name="P44">向数据区间中填充新数据.</text:p>
          </table:table-cell>
        </table:table-row>
        <table:table-row table:style-name="Table96.1">
          <table:table-cell table:style-name="Table96.A1" office:value-type="string">
            <text:p text:style-name="P49">algo_fill_n()</text:p>
          </table:table-cell>
          <table:table-cell table:style-name="Table96.B1" office:value-type="string">
            <text:p text:style-name="P44">向数据区间中填充n个新数据.</text:p>
          </table:table-cell>
        </table:table-row>
        <table:table-row table:style-name="Table96.1">
          <table:table-cell table:style-name="Table96.A1" office:value-type="string">
            <text:p text:style-name="P49">algo_generate()</text:p>
          </table:table-cell>
          <table:table-cell table:style-name="Table96.B1" office:value-type="string">
            <text:p text:style-name="P44">使用一元函数产生的结果填充数据区间.</text:p>
          </table:table-cell>
        </table:table-row>
        <table:table-row table:style-name="Table96.1">
          <table:table-cell table:style-name="Table96.A1" office:value-type="string">
            <text:p text:style-name="P49">algo_generate_n()</text:p>
          </table:table-cell>
          <table:table-cell table:style-name="Table96.B1" office:value-type="string">
            <text:p text:style-name="P44">使用一元函数产生的结果向数据区间中填充n个值.</text:p>
          </table:table-cell>
        </table:table-row>
        <table:table-row table:style-name="Table96.1">
          <table:table-cell table:style-name="Table96.A1" office:value-type="string">
            <text:p text:style-name="P49">algo_remove()</text:p>
          </table:table-cell>
          <table:table-cell table:style-name="Table96.B1" office:value-type="string">
            <text:p text:style-name="P44">移除指定数据.</text:p>
          </table:table-cell>
        </table:table-row>
        <table:table-row table:style-name="Table96.1">
          <table:table-cell table:style-name="Table96.A1" office:value-type="string">
            <text:p text:style-name="P49">algo_remove_if()</text:p>
          </table:table-cell>
          <table:table-cell table:style-name="Table96.B1" office:value-type="string">
            <text:p text:style-name="P44">移除符合条件的数据.</text:p>
          </table:table-cell>
        </table:table-row>
        <table:table-row table:style-name="Table96.1">
          <table:table-cell table:style-name="Table96.A1" office:value-type="string">
            <text:p text:style-name="P49">algo_remove_copy()</text:p>
          </table:table-cell>
          <table:table-cell table:style-name="Table96.B1" office:value-type="string">
            <text:p text:style-name="P44">移除指定数据并将结果拷贝到另一区间中.</text:p>
          </table:table-cell>
        </table:table-row>
        <table:table-row table:style-name="Table96.1">
          <table:table-cell table:style-name="Table96.A1" office:value-type="string">
            <text:p text:style-name="P49">algo_remove_copy_if()</text:p>
          </table:table-cell>
          <table:table-cell table:style-name="Table96.B1" office:value-type="string">
            <text:p text:style-name="P44">移除符合条件的数据并将结果拷贝到另一个区间中.</text:p>
          </table:table-cell>
        </table:table-row>
        <table:table-row table:style-name="Table96.1">
          <table:table-cell table:style-name="Table96.A1" office:value-type="string">
            <text:p text:style-name="P49">algo_unique()</text:p>
          </table:table-cell>
          <table:table-cell table:style-name="Table96.B1" office:value-type="string">
            <text:p text:style-name="P44">移除相邻的重复数据.</text:p>
          </table:table-cell>
        </table:table-row>
        <table:table-row table:style-name="Table96.1">
          <table:table-cell table:style-name="Table96.A1" office:value-type="string">
            <text:p text:style-name="P49">algo_unique_if()</text:p>
          </table:table-cell>
          <table:table-cell table:style-name="Table96.B1" office:value-type="string">
            <text:p text:style-name="P44">移除相邻的符合条件的数据.</text:p>
          </table:table-cell>
        </table:table-row>
        <table:table-row table:style-name="Table96.1">
          <table:table-cell table:style-name="Table96.A1" office:value-type="string">
            <text:p text:style-name="P49">algo_unique_copy()</text:p>
          </table:table-cell>
          <table:table-cell table:style-name="Table96.B1" office:value-type="string">
            <text:p text:style-name="P44">移除相邻的重复数据并将结果拷贝到另一个区间中.</text:p>
          </table:table-cell>
        </table:table-row>
        <table:table-row table:style-name="Table96.1">
          <table:table-cell table:style-name="Table96.A1" office:value-type="string">
            <text:p text:style-name="P49">algo_unique_copy_if()</text:p>
          </table:table-cell>
          <table:table-cell table:style-name="Table96.B1" office:value-type="string">
            <text:p text:style-name="P44">移除相邻的符合条件的数据并将结果拷贝到另一个区间中.</text:p>
          </table:table-cell>
        </table:table-row>
        <table:table-row table:style-name="Table96.1">
          <table:table-cell table:style-name="Table96.A1" office:value-type="string">
            <text:p text:style-name="P49">algo_reverse()</text:p>
          </table:table-cell>
          <table:table-cell table:style-name="Table96.B1" office:value-type="string">
            <text:p text:style-name="P44">将数据区间中的数据逆序.</text:p>
          </table:table-cell>
        </table:table-row>
        <table:table-row table:style-name="Table96.1">
          <table:table-cell table:style-name="Table96.A1" office:value-type="string">
            <text:p text:style-name="P49">algo_reverse_copy()</text:p>
          </table:table-cell>
          <table:table-cell table:style-name="Table96.B1" office:value-type="string">
            <text:p text:style-name="P44">将数据区间中的数据逆序并拷贝到另一区间中.</text:p>
          </table:table-cell>
        </table:table-row>
        <text:soft-page-break/>
        <table:table-row table:style-name="Table96.1">
          <table:table-cell table:style-name="Table96.A1" office:value-type="string">
            <text:p text:style-name="P49">algo_rotate()</text:p>
          </table:table-cell>
          <table:table-cell table:style-name="Table96.B1" office:value-type="string">
            <text:p text:style-name="P44">将数据区间中的两部分数据互换.</text:p>
          </table:table-cell>
        </table:table-row>
        <table:table-row table:style-name="Table96.1">
          <table:table-cell table:style-name="Table96.A1" office:value-type="string">
            <text:p text:style-name="P49">algo_rotate_copy()</text:p>
          </table:table-cell>
          <table:table-cell table:style-name="Table96.B1" office:value-type="string">
            <text:p text:style-name="P44">将数据区间中的两部分数据互换并将结果拷贝到另一个区间中</text:p>
          </table:table-cell>
        </table:table-row>
        <table:table-row table:style-name="Table96.1">
          <table:table-cell table:style-name="Table96.A1" office:value-type="string">
            <text:p text:style-name="P49">algo_random_shuffle()</text:p>
          </table:table-cell>
          <table:table-cell table:style-name="Table96.B1" office:value-type="string">
            <text:p text:style-name="P44">将数据区间中的数据随机重排.</text:p>
          </table:table-cell>
        </table:table-row>
        <table:table-row table:style-name="Table96.1">
          <table:table-cell table:style-name="Table96.A1" office:value-type="string">
            <text:p text:style-name="P49">algo_random_shuffle_if()</text:p>
          </table:table-cell>
          <table:table-cell table:style-name="Table96.B1" office:value-type="string">
            <text:p text:style-name="P44">使用特殊的随机函数将数据区间中的数据随机重排.</text:p>
          </table:table-cell>
        </table:table-row>
        <table:table-row table:style-name="Table96.1">
          <table:table-cell table:style-name="Table96.A1" office:value-type="string">
            <text:p text:style-name="P49">algo_random_sample()</text:p>
          </table:table-cell>
          <table:table-cell table:style-name="Table96.B1" office:value-type="string">
            <text:p text:style-name="P44">随机的将第一个区间中的数据拷贝到第二个区间.</text:p>
          </table:table-cell>
        </table:table-row>
        <table:table-row table:style-name="Table96.1">
          <table:table-cell table:style-name="Table96.A1" office:value-type="string">
            <text:p text:style-name="P49">algo_random_sample_if()</text:p>
          </table:table-cell>
          <table:table-cell table:style-name="Table96.B1" office:value-type="string">
            <text:p text:style-name="P44">使用特殊的随机函数将第一个区间中的数据拷贝到第二个区间中.</text:p>
          </table:table-cell>
        </table:table-row>
        <table:table-row table:style-name="Table96.1">
          <table:table-cell table:style-name="Table96.A1" office:value-type="string">
            <text:p text:style-name="P49">algo_random_sample_n()</text:p>
          </table:table-cell>
          <table:table-cell table:style-name="Table96.B1" office:value-type="string">
            <text:p text:style-name="P44">随机的将第一个区间中的n个数据拷贝到第二个区间.</text:p>
          </table:table-cell>
        </table:table-row>
        <table:table-row table:style-name="Table96.1">
          <table:table-cell table:style-name="Table96.A1" office:value-type="string">
            <text:p text:style-name="P49">algo_random_sample_n_if()</text:p>
          </table:table-cell>
          <table:table-cell table:style-name="Table96.B1" office:value-type="string">
            <text:p text:style-name="P44">使用特殊的随机函数将第一个区间中的n个数据拷贝到第二个区间.</text:p>
          </table:table-cell>
        </table:table-row>
        <table:table-row table:style-name="Table96.1">
          <table:table-cell table:style-name="Table96.A1" office:value-type="string">
            <text:p text:style-name="P49">algo_partition()</text:p>
          </table:table-cell>
          <table:table-cell table:style-name="Table96.B1" office:value-type="string">
            <text:p text:style-name="P44">将符合条件的数据放到数据区间的前部,不符合条件的放到后部.</text:p>
          </table:table-cell>
        </table:table-row>
        <table:table-row table:style-name="Table96.1">
          <table:table-cell table:style-name="Table96.A1" office:value-type="string">
            <text:p text:style-name="P49">algo_stable_partition()</text:p>
          </table:table-cell>
          <table:table-cell table:style-name="Table96.B1" office:value-type="string">
            <text:p text:style-name="P46"><text:span text:style-name="T59">顺序稳定的</text:span><text:span text:style-name="T55">algo_partition()</text:span><text:span text:style-name="T59">.</text:span></text:p>
          </table:table-cell>
        </table:table-row>
      </table:table>
      <text:p text:style-name="P42"/>
      <text:list xml:id="list584891982" text:continue-numbering="true" text:style-name="WW8Num13">
        <text:list-item>
          <text:list>
            <text:list-item>
              <text:list>
                <text:list-item>
                  <text:h text:style-name="P345" text:outline-level="3">拷贝数据</text:h>
                </text:list-item>
              </text:list>
            </text:list-item>
          </text:list>
        </text:list-item>
      </text:list>
      <text:p text:style-name="P40"><text:span text:style-name="T55"><text:tab/></text:span><text:span text:style-name="T59">拷贝数据有三个算法</text:span><text:span text:style-name="T55">algo_copy(),algo_copy_n(),algo_copy_backward()</text:span><text:span text:style-name="T59">前两个算法的不同点在于第</text:span><text:span text:style-name="T59">一</text:span><text:span text:style-name="T59">个算法采用区间来规定拷贝数据的个数,第二个直接给出了拷贝数据的个数,它们两个都是从前往后拷贝数据.第三个算法是从后往前拷贝数据.如果两个区间没有重叠那么这两种拷贝方式都是没有任何问题的,但是如果区间有重叠那么不同的方式在重叠不一样的时候结果会出现不同.</text:span></text:p>
      <text:p text:style-name="P52"><text:soft-page-break/><draw:g text:anchor-type="as-char" svg:y="0cm" draw:z-index="1" draw:style-name="gr1"><draw:rect draw:style-name="gr4" draw:text-style-name="P352" svg:width="17.781cm" svg:height="15.685cm" svg:x="0cm" svg:y="0cm"><text:p/></draw:rect><draw:frame draw:style-name="gr5" draw:text-style-name="P353" svg:width="0.636cm" svg:height="0.826cm" svg:x="1.588cm" svg:y="1.651cm"><draw:text-box><text:p text:style-name="P353"><text:span text:style-name="T76">0</text:span></text:p></draw:text-box></draw:frame><draw:frame draw:style-name="gr5" draw:text-style-name="P353" svg:width="0.634cm" svg:height="0.826cm" svg:x="2.54cm" svg:y="1.651cm"><draw:text-box><text:p text:style-name="P353"><text:span text:style-name="T76">1</text:span></text:p></draw:text-box></draw:frame><draw:frame draw:style-name="gr6" draw:text-style-name="P353" svg:width="0.634cm" svg:height="0.826cm" svg:x="3.491cm" svg:y="1.651cm"><draw:text-box><text:p text:style-name="P353"><text:span text:style-name="T76">2</text:span></text:p></draw:text-box></draw:frame><draw:frame draw:style-name="gr6" draw:text-style-name="P353" svg:width="0.632cm" svg:height="0.826cm" svg:x="4.445cm" svg:y="1.651cm"><draw:text-box><text:p text:style-name="P353"><text:span text:style-name="T76">3</text:span></text:p></draw:text-box></draw:frame><draw:frame draw:style-name="gr6" draw:text-style-name="P353" svg:width="0.63cm" svg:height="0.826cm" svg:x="5.396cm" svg:y="1.651cm"><draw:text-box><text:p text:style-name="P353"><text:span text:style-name="T76">4</text:span></text:p></draw:text-box></draw:frame><draw:frame draw:style-name="gr6" draw:text-style-name="P353" svg:width="0.63cm" svg:height="0.826cm" svg:x="6.346cm" svg:y="1.651cm"><draw:text-box><text:p text:style-name="P353"><text:span text:style-name="T76">5</text:span></text:p></draw:text-box></draw:frame><draw:frame draw:style-name="gr6" draw:text-style-name="P353" svg:width="0.63cm" svg:height="0.826cm" svg:x="7.301cm" svg:y="1.651cm"><draw:text-box><text:p text:style-name="P353"><text:span text:style-name="T76">6</text:span></text:p></draw:text-box></draw:frame><draw:frame draw:style-name="gr5" draw:text-style-name="P353" svg:width="0.63cm" svg:height="0.826cm" svg:x="8.253cm" svg:y="1.651cm"><draw:text-box><text:p text:style-name="P353"><text:span text:style-name="T76">7</text:span></text:p></draw:text-box></draw:frame><draw:frame draw:style-name="gr5" draw:text-style-name="P353" svg:width="0.63cm" svg:height="0.826cm" svg:x="9.208cm" svg:y="1.651cm"><draw:text-box><text:p text:style-name="P353"><text:span text:style-name="T76">8</text:span></text:p></draw:text-box></draw:frame><draw:frame draw:style-name="gr7" draw:text-style-name="P353" svg:width="1.588cm" svg:height="0.826cm" svg:x="1.588cm" svg:y="3.577cm"><draw:text-box><text:p text:style-name="P353"><text:span text:style-name="T77">result</text:span></text:p></draw:text-box></draw:frame><draw:line draw:style-name="gr8" draw:text-style-name="P352" svg:x1="1.588cm" svg:y1="3.299cm" svg:x2="1.59cm" svg:y2="2.475cm"><text:p/></draw:line><draw:line draw:style-name="gr9" draw:text-style-name="P352" svg:x1="1.588cm" svg:y1="3.029cm" svg:x2="6.033cm" svg:y2="3.031cm"><text:p/></draw:line><draw:line draw:style-name="gr8" draw:text-style-name="P352" svg:x1="3.493cm" svg:y1="0.826cm" svg:x2="3.495cm" svg:y2="1.652cm"><text:p/></draw:line><draw:line draw:style-name="gr8" draw:text-style-name="P352" svg:x1="8.255cm" svg:y1="0.826cm" svg:x2="8.259cm" svg:y2="1.652cm"><text:p/></draw:line><draw:line draw:style-name="gr9" draw:text-style-name="P352" svg:x1="3.493cm" svg:y1="1.101cm" svg:x2="8.256cm" svg:y2="1.105cm"><text:p/></draw:line><draw:frame draw:style-name="gr7" draw:text-style-name="P353" svg:width="1.588cm" svg:height="0.826cm" svg:x="3.81cm" svg:y="0cm"><draw:text-box><text:p text:style-name="P353"><text:span text:style-name="T77">first</text:span></text:p></draw:text-box></draw:frame><draw:frame draw:style-name="gr7" draw:text-style-name="P353" svg:width="1.588cm" svg:height="0.826cm" svg:x="8.573cm" svg:y="0cm"><draw:text-box><text:p text:style-name="P353"><text:span text:style-name="T77">last</text:span></text:p></draw:text-box></draw:frame><draw:frame draw:style-name="gr5" draw:text-style-name="P353" svg:width="0.636cm" svg:height="0.826cm" svg:x="6.35cm" svg:y="5.228cm"><draw:text-box><text:p text:style-name="P353"><text:span text:style-name="T76">5</text:span></text:p></draw:text-box></draw:frame><draw:frame draw:style-name="gr5" draw:text-style-name="P353" svg:width="0.634cm" svg:height="0.826cm" svg:x="7.301cm" svg:y="5.228cm"><draw:text-box><text:p text:style-name="P353"><text:span text:style-name="T76">6</text:span></text:p></draw:text-box></draw:frame><draw:frame draw:style-name="gr6" draw:text-style-name="P353" svg:width="0.634cm" svg:height="0.826cm" svg:x="1.586cm" svg:y="5.228cm"><draw:text-box><text:p text:style-name="P353"><text:span text:style-name="T76">2</text:span></text:p></draw:text-box></draw:frame><draw:frame draw:style-name="gr6" draw:text-style-name="P353" svg:width="0.632cm" svg:height="0.826cm" svg:x="2.54cm" svg:y="5.228cm"><draw:text-box><text:p text:style-name="P353"><text:span text:style-name="T76">3</text:span></text:p></draw:text-box></draw:frame><draw:frame draw:style-name="gr6" draw:text-style-name="P353" svg:width="0.63cm" svg:height="0.826cm" svg:x="3.491cm" svg:y="5.228cm"><draw:text-box><text:p text:style-name="P353"><text:span text:style-name="T76">4</text:span></text:p></draw:text-box></draw:frame><draw:frame draw:style-name="gr6" draw:text-style-name="P353" svg:width="0.63cm" svg:height="0.826cm" svg:x="4.441cm" svg:y="5.228cm"><draw:text-box><text:p text:style-name="P353"><text:span text:style-name="T76">5</text:span></text:p></draw:text-box></draw:frame><draw:frame draw:style-name="gr6" draw:text-style-name="P353" svg:width="0.63cm" svg:height="0.826cm" svg:x="5.396cm" svg:y="5.228cm"><draw:text-box><text:p text:style-name="P353"><text:span text:style-name="T76">6</text:span></text:p></draw:text-box></draw:frame><draw:frame draw:style-name="gr5" draw:text-style-name="P353" svg:width="0.63cm" svg:height="0.826cm" svg:x="8.253cm" svg:y="5.228cm"><draw:text-box><text:p text:style-name="P353"><text:span text:style-name="T76">7</text:span></text:p></draw:text-box></draw:frame><draw:frame draw:style-name="gr5" draw:text-style-name="P353" svg:width="0.63cm" svg:height="0.826cm" svg:x="9.208cm" svg:y="5.228cm"><draw:text-box><text:p text:style-name="P353"><text:span text:style-name="T76">8</text:span></text:p></draw:text-box></draw:frame><draw:custom-shape draw:style-name="gr10" draw:text-style-name="P354" svg:width="2.038cm" svg:height="3.375cm" svg:x="11.113cm" svg:y="2.477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7" draw:text-style-name="P353" svg:width="3.493cm" svg:height="0.826cm" svg:x="13.653cm" svg:y="3.577cm"><draw:text-box><text:p text:style-name="P353"><text:span text:style-name="T78">algo_copy()</text:span></text:p></draw:text-box></draw:frame><draw:frame draw:style-name="gr7" draw:text-style-name="P353" svg:width="6.033cm" svg:height="0.826cm" svg:x="3.493cm" svg:y="3.577cm"><draw:text-box><text:p text:style-name="P353"><text:span text:style-name="T77">输出区间的末端与输入区间重叠</text:span></text:p></draw:text-box></draw:frame><draw:frame draw:style-name="gr5" draw:text-style-name="P353" svg:width="0.636cm" svg:height="0.826cm" svg:x="1.588cm" svg:y="9.081cm"><draw:text-box><text:p text:style-name="P353"><text:span text:style-name="T76">0</text:span></text:p></draw:text-box></draw:frame><draw:frame draw:style-name="gr5" draw:text-style-name="P353" svg:width="0.634cm" svg:height="0.826cm" svg:x="2.54cm" svg:y="9.081cm"><draw:text-box><text:p text:style-name="P353"><text:span text:style-name="T76">1</text:span></text:p></draw:text-box></draw:frame><draw:frame draw:style-name="gr6" draw:text-style-name="P353" svg:width="0.634cm" svg:height="0.826cm" svg:x="3.491cm" svg:y="9.081cm"><draw:text-box><text:p text:style-name="P353"><text:span text:style-name="T76">2</text:span></text:p></draw:text-box></draw:frame><draw:frame draw:style-name="gr6" draw:text-style-name="P353" svg:width="0.632cm" svg:height="0.826cm" svg:x="4.445cm" svg:y="9.081cm"><draw:text-box><text:p text:style-name="P353"><text:span text:style-name="T76">3</text:span></text:p></draw:text-box></draw:frame><draw:frame draw:style-name="gr6" draw:text-style-name="P353" svg:width="0.63cm" svg:height="0.826cm" svg:x="5.396cm" svg:y="9.081cm"><draw:text-box><text:p text:style-name="P353"><text:span text:style-name="T76">4</text:span></text:p></draw:text-box></draw:frame><draw:frame draw:style-name="gr6" draw:text-style-name="P353" svg:width="0.63cm" svg:height="0.826cm" svg:x="6.346cm" svg:y="9.081cm"><draw:text-box><text:p text:style-name="P353"><text:span text:style-name="T76">5</text:span></text:p></draw:text-box></draw:frame><draw:frame draw:style-name="gr6" draw:text-style-name="P353" svg:width="0.63cm" svg:height="0.826cm" svg:x="7.301cm" svg:y="9.081cm"><draw:text-box><text:p text:style-name="P353"><text:span text:style-name="T76">6</text:span></text:p></draw:text-box></draw:frame><draw:frame draw:style-name="gr5" draw:text-style-name="P353" svg:width="0.63cm" svg:height="0.826cm" svg:x="8.253cm" svg:y="9.081cm"><draw:text-box><text:p text:style-name="P353"><text:span text:style-name="T76">7</text:span></text:p></draw:text-box></draw:frame><draw:frame draw:style-name="gr5" draw:text-style-name="P353" svg:width="0.63cm" svg:height="0.826cm" svg:x="9.208cm" svg:y="9.081cm"><draw:text-box><text:p text:style-name="P353"><text:span text:style-name="T76">8</text:span></text:p></draw:text-box></draw:frame><draw:frame draw:style-name="gr7" draw:text-style-name="P353" svg:width="1.588cm" svg:height="0.826cm" svg:x="7.938cm" svg:y="11.007cm"><draw:text-box><text:p text:style-name="P353"><text:span text:style-name="T77">result</text:span></text:p></draw:text-box></draw:frame><draw:line draw:style-name="gr8" draw:text-style-name="P352" svg:x1="5.398cm" svg:y1="10.728cm" svg:x2="5.4cm" svg:y2="9.904cm"><text:p/></draw:line><draw:line draw:style-name="gr9" draw:text-style-name="P352" svg:x1="5.398cm" svg:y1="10.458cm" svg:x2="9.843cm" svg:y2="10.46cm"><text:p/></draw:line><draw:line draw:style-name="gr8" draw:text-style-name="P352" svg:x1="3.493cm" svg:y1="8.255cm" svg:x2="3.495cm" svg:y2="9.081cm"><text:p/></draw:line><draw:line draw:style-name="gr8" draw:text-style-name="P352" svg:x1="8.255cm" svg:y1="8.255cm" svg:x2="8.259cm" svg:y2="9.081cm"><text:p/></draw:line><draw:line draw:style-name="gr9" draw:text-style-name="P352" svg:x1="3.493cm" svg:y1="8.53cm" svg:x2="8.256cm" svg:y2="8.534cm"><text:p/></draw:line><draw:frame draw:style-name="gr7" draw:text-style-name="P353" svg:width="1.588cm" svg:height="0.826cm" svg:x="3.81cm" svg:y="7.43cm"><draw:text-box><text:p text:style-name="P353"><text:span text:style-name="T77">first</text:span></text:p></draw:text-box></draw:frame><draw:frame draw:style-name="gr7" draw:text-style-name="P353" svg:width="1.588cm" svg:height="0.826cm" svg:x="8.573cm" svg:y="7.43cm"><draw:text-box><text:p text:style-name="P353"><text:span text:style-name="T77">last</text:span></text:p></draw:text-box></draw:frame><draw:frame draw:style-name="gr5" draw:text-style-name="P353" svg:width="0.636cm" svg:height="0.826cm" svg:x="1.588cm" svg:y="12.658cm"><draw:text-box><text:p text:style-name="P353"><text:span text:style-name="T76">0</text:span></text:p></draw:text-box></draw:frame><draw:frame draw:style-name="gr5" draw:text-style-name="P353" svg:width="0.634cm" svg:height="0.826cm" svg:x="2.538cm" svg:y="12.658cm"><draw:text-box><text:p text:style-name="P353"><text:span text:style-name="T76">1</text:span></text:p></draw:text-box></draw:frame><draw:frame draw:style-name="gr6" draw:text-style-name="P353" svg:width="0.634cm" svg:height="0.826cm" svg:x="5.401cm" svg:y="12.658cm"><draw:text-box><text:p text:style-name="P353"><text:span text:style-name="T76">2</text:span></text:p></draw:text-box></draw:frame><draw:frame draw:style-name="gr6" draw:text-style-name="P353" svg:width="0.632cm" svg:height="0.826cm" svg:x="6.355cm" svg:y="12.658cm"><draw:text-box><text:p text:style-name="P353"><text:span text:style-name="T76">3</text:span></text:p></draw:text-box></draw:frame><draw:frame draw:style-name="gr6" draw:text-style-name="P353" svg:width="0.63cm" svg:height="0.826cm" svg:x="7.306cm" svg:y="12.658cm"><draw:text-box><text:p text:style-name="P353"><text:span text:style-name="T76">2</text:span></text:p></draw:text-box></draw:frame><draw:frame draw:style-name="gr6" draw:text-style-name="P353" svg:width="0.63cm" svg:height="0.826cm" svg:x="8.257cm" svg:y="12.658cm"><draw:text-box><text:p text:style-name="P353"><text:span text:style-name="T76">3</text:span></text:p></draw:text-box></draw:frame><draw:frame draw:style-name="gr6" draw:text-style-name="P353" svg:width="0.63cm" svg:height="0.826cm" svg:x="9.211cm" svg:y="12.658cm"><draw:text-box><text:p text:style-name="P353"><text:span text:style-name="T76">2</text:span></text:p></draw:text-box></draw:frame><draw:frame draw:style-name="gr5" draw:text-style-name="P353" svg:width="0.63cm" svg:height="0.826cm" svg:x="3.491cm" svg:y="12.658cm"><draw:text-box><text:p text:style-name="P353"><text:span text:style-name="T76">2</text:span></text:p></draw:text-box></draw:frame><draw:frame draw:style-name="gr5" draw:text-style-name="P353" svg:width="0.63cm" svg:height="0.826cm" svg:x="4.445cm" svg:y="12.658cm"><draw:text-box><text:p text:style-name="P353"><text:span text:style-name="T76">3</text:span></text:p></draw:text-box></draw:frame><draw:custom-shape draw:style-name="gr10" draw:text-style-name="P354" svg:width="2.038cm" svg:height="3.375cm" svg:x="11.113cm" svg:y="9.906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7" draw:text-style-name="P353" svg:width="3.493cm" svg:height="0.826cm" svg:x="13.653cm" svg:y="11.007cm"><draw:text-box><text:p text:style-name="P353"><text:span text:style-name="T78">algo_copy()</text:span></text:p></draw:text-box></draw:frame><draw:frame draw:style-name="gr7" draw:text-style-name="P353" svg:width="6.033cm" svg:height="0.826cm" svg:x="1.588cm" svg:y="11.007cm"><draw:text-box><text:p text:style-name="P353"><text:span text:style-name="T77">输出区间的前端与输入区间重叠</text:span></text:p></draw:text-box></draw:frame><draw:frame draw:style-name="gr7" draw:text-style-name="P353" svg:width="6.033cm" svg:height="0.826cm" svg:x="1.588cm" svg:y="14.309cm"><draw:text-box><text:p text:style-name="P353"><text:span text:style-name="T77">在这种情况下可能会出现错误</text:span></text:p></draw:text-box></draw:frame></draw:g></text:p>
      <text:p text:style-name="P40"><text:span text:style-name="T59">上面的图显示了当区间重叠时使用</text:span><text:span text:style-name="T55">algo_copy()</text:span>可能会出现的来中结果,第一种情况是不会出现任何问题的,第二种情况就会出现拷贝错误.为什么说可能呢,因为如果数据区间是连续的内存(如vector_t,string_t)就不会出现这样的情况,算法内部对连续的内存拷贝使用了memmove()函数而不是逐一拷贝所以不会出现这种情况,但是其他容器就会出现这样的错误了.</text:p>
      <text:p text:style-name="P48">#include &lt;stdio.h&gt;</text:p>
      <text:p text:style-name="P48">#include &lt;cstl/cvector.h&gt;</text:p>
      <text:p text:style-name="P48">#include &lt;cstl/clist.h&gt;</text:p>
      <text:p text:style-name="P48">#include &lt;cstl/calgorithm.h&gt;</text:p>
      <text:p text:style-name="P48"/>
      <text:p text:style-name="P15">static void _print(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oft-page-break/><text:s text:c="4"/>list_t t_l1 = create_list(int);</text:p>
      <text:p text:style-name="P15"><text:s text:c="4"/>list_t t_l2 = create_list(int);</text:p>
      <text:p text:style-name="P15"><text:s text:c="4"/>int i = 0;</text:p>
      <text:p text:style-name="P15"><text:s text:c="4"/>iterator_t t_first, t_last, t_result;</text:p>
      <text:p text:style-name="P15"/>
      <text:p text:style-name="P15"><text:s text:c="4"/>vector_init(&amp;t_v1);</text:p>
      <text:p text:style-name="P15"><text:s text:c="4"/>vector_init(&amp;t_v2);</text:p>
      <text:p text:style-name="P15"><text:s text:c="4"/>list_init(&amp;t_l1);</text:p>
      <text:p text:style-name="P15"><text:s text:c="4"/>list_init(&amp;t_l2);</text:p>
      <text:p text:style-name="P15"><text:s text:c="4"/>for(i = 0; i &lt; 9; ++i)</text:p>
      <text:p text:style-name="P15"><text:s text:c="4"/>{</text:p>
      <text:p text:style-name="P15"><text:s text:c="8"/>vector_push_back(&amp;t_v1, i);</text:p>
      <text:p text:style-name="P15"><text:s text:c="8"/>vector_push_back(&amp;t_v2, i);</text:p>
      <text:p text:style-name="P15"><text:s text:c="8"/>list_push_back(&amp;t_l1, i);</text:p>
      <text:p text:style-name="P15"><text:s text:c="8"/>list_push_back(&amp;t_l2, i);</text:p>
      <text:p text:style-name="P15"><text:s text:c="4"/>}</text:p>
      <text:p text:style-name="P15"><text:s text:c="4"/>printf("before copy:\n");</text:p>
      <text:p text:style-name="P15"><text:s text:c="4"/>printf("vector1: ");</text:p>
      <text:p text:style-name="P15"><text:s text:c="4"/>algo_for_each(vector_begin(&amp;t_v1), vector_end(&amp;t_v1), _print);</text:p>
      <text:p text:style-name="P15"><text:s text:c="4"/>printf("\n");</text:p>
      <text:p text:style-name="P15"><text:s text:c="4"/>printf("list1: <text:s text:c="2"/>");</text:p>
      <text:p text:style-name="P15"><text:s text:c="4"/>algo_for_each(list_begin(&amp;t_l1), list_end(&amp;t_l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text:s text:c="4"/>printf("list2: <text:s text:c="2"/>");</text:p>
      <text:p text:style-name="P15"><text:s text:c="4"/>algo_for_each(list_begin(&amp;t_l2), list_end(&amp;t_l2), _print);</text:p>
      <text:p text:style-name="P15"><text:s text:c="4"/>printf("\n");</text:p>
      <text:p text:style-name="P15"/>
      <text:p text:style-name="P15"><text:s text:c="4"/>/* case 1 */</text:p>
      <text:p text:style-name="P15"><text:s text:c="4"/>t_first = vector_begin(&amp;t_v1);</text:p>
      <text:p text:style-name="P15"><text:s text:c="4"/>iterator_advance(&amp;t_first, 2);</text:p>
      <text:p text:style-name="P15"><text:s text:c="4"/>t_last = t_first;</text:p>
      <text:p text:style-name="P15"><text:s text:c="4"/>iterator_advance(&amp;t_last, 5);</text:p>
      <text:p text:style-name="P15"><text:s text:c="4"/>t_result = vector_begin(&amp;t_v1);</text:p>
      <text:p text:style-name="P15"><text:s text:c="4"/>algo_copy(t_first, t_last, t_result);</text:p>
      <text:p text:style-name="P15"/>
      <text:p text:style-name="P15"><text:s text:c="4"/>t_first = list_begin(&amp;t_l1);</text:p>
      <text:p text:style-name="P15"><text:s text:c="4"/>iterator_advance(&amp;t_first, 2);</text:p>
      <text:p text:style-name="P15"><text:s text:c="4"/>t_last = t_first;</text:p>
      <text:p text:style-name="P15"><text:s text:c="4"/>iterator_advance(&amp;t_last, 5);</text:p>
      <text:p text:style-name="P15"><text:s text:c="4"/>t_result = list_begin(&amp;t_l1);</text:p>
      <text:p text:style-name="P15"><text:s text:c="4"/>algo_copy(t_first, t_last, t_result);</text:p>
      <text:p text:style-name="P15"><text:soft-page-break/></text:p>
      <text:p text:style-name="P15"><text:s text:c="4"/>/* case 2 */</text:p>
      <text:p text:style-name="P15"><text:s text:c="4"/>t_first = vector_begin(&amp;t_v2);</text:p>
      <text:p text:style-name="P15"><text:s text:c="4"/>iterator_advance(&amp;t_first, 2);</text:p>
      <text:p text:style-name="P15"><text:s text:c="4"/>t_last = t_first;</text:p>
      <text:p text:style-name="P15"><text:s text:c="4"/>iterator_advance(&amp;t_last, 5);</text:p>
      <text:p text:style-name="P15"><text:s text:c="4"/>t_result = vector_begin(&amp;t_v2);</text:p>
      <text:p text:style-name="P15"><text:s text:c="4"/>iterator_advance(&amp;t_result, 4);</text:p>
      <text:p text:style-name="P15"><text:s text:c="4"/>algo_copy(t_first, t_last, t_result);</text:p>
      <text:p text:style-name="P15"/>
      <text:p text:style-name="P15"><text:s text:c="4"/>t_first = list_begin(&amp;t_l2);</text:p>
      <text:p text:style-name="P15"><text:s text:c="4"/>iterator_advance(&amp;t_first, 2);</text:p>
      <text:p text:style-name="P15"><text:s text:c="4"/>t_last = t_first;</text:p>
      <text:p text:style-name="P15"><text:s text:c="4"/>iterator_advance(&amp;t_last, 5);</text:p>
      <text:p text:style-name="P15"><text:s text:c="4"/>t_result = list_begin(&amp;t_l2);</text:p>
      <text:p text:style-name="P15"><text:s text:c="4"/>iterator_advance(&amp;t_result, 4);</text:p>
      <text:p text:style-name="P15"><text:s text:c="4"/>algo_copy(t_first, t_last, t_result);</text:p>
      <text:p text:style-name="P15"/>
      <text:p text:style-name="P15"><text:s text:c="4"/>printf("after copy:\n");</text:p>
      <text:p text:style-name="P15"><text:s text:c="4"/>printf("vector1: ");</text:p>
      <text:p text:style-name="P15"><text:s text:c="4"/>algo_for_each(vector_begin(&amp;t_v1), vector_end(&amp;t_v1), _print);</text:p>
      <text:p text:style-name="P15"><text:s text:c="4"/>printf("\n");</text:p>
      <text:p text:style-name="P15"><text:s text:c="4"/>printf("list1: <text:s text:c="2"/>");</text:p>
      <text:p text:style-name="P15"><text:s text:c="4"/>algo_for_each(list_begin(&amp;t_l1), list_end(&amp;t_l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text:s text:c="4"/>printf("list2: <text:s text:c="2"/>");</text:p>
      <text:p text:style-name="P15"><text:s text:c="4"/>algo_for_each(list_begin(&amp;t_l2), list_end(&amp;t_l2), _print);</text:p>
      <text:p text:style-name="P15"><text:s text:c="4"/>printf("\n");</text:p>
      <text:p text:style-name="P15"/>
      <text:p text:style-name="P15"><text:s text:c="4"/>vector_destroy(&amp;t_v1);</text:p>
      <text:p text:style-name="P15"><text:s text:c="4"/>list_destroy(&amp;t_l1);</text:p>
      <text:p text:style-name="P15"><text:s text:c="4"/>vector_destroy(&amp;t_v2);</text:p>
      <text:p text:style-name="P15"><text:s text:c="4"/>list_destroy(&amp;t_l2);</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text:soft-page-break/>结果:</text:p>
      <text:p text:style-name="P15">before copy:</text:p>
      <text:p text:style-name="P15">vector1: 0 1 2 3 4 5 6 7 8 </text:p>
      <text:p text:style-name="P15">list1: <text:s text:c="2"/>0 1 2 3 4 5 6 7 8 </text:p>
      <text:p text:style-name="P15">vector2: 0 1 2 3 4 5 6 7 8 </text:p>
      <text:p text:style-name="P15">list2: <text:s text:c="2"/>0 1 2 3 4 5 6 7 8 </text:p>
      <text:p text:style-name="P15">after copy:</text:p>
      <text:p text:style-name="P15">vector1: 2 3 4 5 6 5 6 7 8 </text:p>
      <text:p text:style-name="P15">list1: <text:s text:c="2"/>2 3 4 5 6 5 6 7 8 </text:p>
      <text:p text:style-name="P15">vector2: 0 1 2 3 2 3 4 5 6 </text:p>
      <text:p text:style-name="P15">list2: <text:s text:c="2"/>0 1 2 3 2 3 2 3 2</text:p>
      <text:p text:style-name="Standard"><text:span text:style-name="T6">从结果种可以看出,vector1和list1它们的输出区间的末端与输入区间重叠(图中的第一种情况),拷贝后结果正确.vector2和list2它们的输出区间的前端与输入区间重叠(图中的第二种情况),拷贝后vector2的结果正确,list2的结果不正确,这是因为vector2是连续的内存结果拷贝使用了memmove()函数而list2不是连续的内存结构是按照逐个拷贝的结果.如果使用</text:span><text:span text:style-name="T11">algo_copy_backward()</text:span><text:span text:style-name="T6">就不同了.</text:span></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 text:c="4"/>list_t t_l1 = create_list(int);</text:p>
      <text:p text:style-name="P15"><text:s text:c="4"/>list_t t_l2 = create_list(int);</text:p>
      <text:p text:style-name="P15"><text:s text:c="4"/>int i = 0;</text:p>
      <text:p text:style-name="P15"><text:s text:c="4"/>iterator_t t_first, t_last, t_result;</text:p>
      <text:p text:style-name="P15"/>
      <text:p text:style-name="P15"><text:s text:c="4"/>vector_init(&amp;t_v1);</text:p>
      <text:p text:style-name="P15"><text:s text:c="4"/>vector_init(&amp;t_v2);</text:p>
      <text:p text:style-name="P15"><text:s text:c="4"/>list_init(&amp;t_l1);</text:p>
      <text:p text:style-name="P15"><text:s text:c="4"/>list_init(&amp;t_l2);</text:p>
      <text:p text:style-name="P15"><text:s text:c="4"/>for(i = 0; i &lt; 9; ++i)</text:p>
      <text:p text:style-name="P15"><text:s text:c="4"/>{</text:p>
      <text:p text:style-name="P15"><text:s text:c="8"/>vector_push_back(&amp;t_v1, i);</text:p>
      <text:p text:style-name="P15"><text:s text:c="8"/>vector_push_back(&amp;t_v2, i);</text:p>
      <text:p text:style-name="P15"><text:s text:c="8"/>list_push_back(&amp;t_l1, i);</text:p>
      <text:p text:style-name="P15"><text:s text:c="8"/>list_push_back(&amp;t_l2, i);</text:p>
      <text:p text:style-name="P15"><text:s text:c="4"/>}</text:p>
      <text:p text:style-name="P15"><text:s text:c="4"/>printf("before copy:\n");</text:p>
      <text:p text:style-name="P15"><text:s text:c="4"/>printf("vector1: ");</text:p>
      <text:p text:style-name="P15"><text:soft-page-break/><text:s text:c="4"/>algo_for_each(vector_begin(&amp;t_v1), vector_end(&amp;t_v1), _print);</text:p>
      <text:p text:style-name="P15"><text:s text:c="4"/>printf("\n");</text:p>
      <text:p text:style-name="P15"><text:s text:c="4"/>printf("list1: <text:s text:c="2"/>");</text:p>
      <text:p text:style-name="P15"><text:s text:c="4"/>algo_for_each(list_begin(&amp;t_l1), list_end(&amp;t_l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text:s text:c="4"/>printf("list2: <text:s text:c="2"/>");</text:p>
      <text:p text:style-name="P15"><text:s text:c="4"/>algo_for_each(list_begin(&amp;t_l2), list_end(&amp;t_l2), _print);</text:p>
      <text:p text:style-name="P15"><text:s text:c="4"/>printf("\n");</text:p>
      <text:p text:style-name="P15"/>
      <text:p text:style-name="P15"><text:s text:c="4"/>/* case 1 */</text:p>
      <text:p text:style-name="P15"><text:s text:c="4"/>t_first = vector_begin(&amp;t_v1);</text:p>
      <text:p text:style-name="P15"><text:s text:c="4"/>iterator_advance(&amp;t_first, 2);</text:p>
      <text:p text:style-name="P15"><text:s text:c="4"/>t_last = t_first;</text:p>
      <text:p text:style-name="P15"><text:s text:c="4"/>iterator_advance(&amp;t_last, 5);</text:p>
      <text:p text:style-name="P15"><text:s text:c="4"/>t_result = vector_begin(&amp;t_v1);</text:p>
      <text:p text:style-name="P15"><text:s text:c="4"/>iterator_advance(&amp;t_result, 5);</text:p>
      <text:p text:style-name="P15"><text:s text:c="4"/>algo_copy_backward(t_first, t_last, t_result);</text:p>
      <text:p text:style-name="P15"/>
      <text:p text:style-name="P15"><text:s text:c="4"/>t_first = list_begin(&amp;t_l1);</text:p>
      <text:p text:style-name="P15"><text:s text:c="4"/>iterator_advance(&amp;t_first, 2);</text:p>
      <text:p text:style-name="P15"><text:s text:c="4"/>t_last = t_first;</text:p>
      <text:p text:style-name="P15"><text:s text:c="4"/>iterator_advance(&amp;t_last, 5);</text:p>
      <text:p text:style-name="P15"><text:s text:c="4"/>t_result = list_begin(&amp;t_l1);</text:p>
      <text:p text:style-name="P15"><text:s text:c="4"/>iterator_advance(&amp;t_result, 5);</text:p>
      <text:p text:style-name="P15"><text:s text:c="4"/>algo_copy_backward(t_first, t_last, t_result);</text:p>
      <text:p text:style-name="P15"/>
      <text:p text:style-name="P15"><text:s text:c="4"/>/* case 2 */</text:p>
      <text:p text:style-name="P15"><text:s text:c="4"/>t_first = vector_begin(&amp;t_v2);</text:p>
      <text:p text:style-name="P15"><text:s text:c="4"/>iterator_advance(&amp;t_first, 2);</text:p>
      <text:p text:style-name="P15"><text:s text:c="4"/>t_last = t_first;</text:p>
      <text:p text:style-name="P15"><text:s text:c="4"/>iterator_advance(&amp;t_last, 5);</text:p>
      <text:p text:style-name="P15"><text:s text:c="4"/>t_result = vector_end(&amp;t_v2);</text:p>
      <text:p text:style-name="P15"><text:s text:c="4"/>algo_copy_backward(t_first, t_last, t_result);</text:p>
      <text:p text:style-name="P15"/>
      <text:p text:style-name="P15"><text:s text:c="4"/>t_first = list_begin(&amp;t_l2);</text:p>
      <text:p text:style-name="P15"><text:s text:c="4"/>iterator_advance(&amp;t_first, 2);</text:p>
      <text:p text:style-name="P15"><text:s text:c="4"/>t_last = t_first;</text:p>
      <text:p text:style-name="P15"><text:s text:c="4"/>iterator_advance(&amp;t_last, 5);</text:p>
      <text:p text:style-name="P15"><text:s text:c="4"/>t_result = list_end(&amp;t_l2);</text:p>
      <text:p text:style-name="P15"><text:s text:c="4"/>algo_copy_backward(t_first, t_last, t_result);</text:p>
      <text:p text:style-name="P15"/>
      <text:p text:style-name="P15"><text:soft-page-break/><text:s text:c="4"/>printf("after copy:\n");</text:p>
      <text:p text:style-name="P15"><text:s text:c="4"/>printf("vector1: ");</text:p>
      <text:p text:style-name="P15"><text:s text:c="4"/>algo_for_each(vector_begin(&amp;t_v1), vector_end(&amp;t_v1), _print);</text:p>
      <text:p text:style-name="P15"><text:s text:c="4"/>printf("\n");</text:p>
      <text:p text:style-name="P15"><text:s text:c="4"/>printf("list1: <text:s text:c="2"/>");</text:p>
      <text:p text:style-name="P15"><text:s text:c="4"/>algo_for_each(list_begin(&amp;t_l1), list_end(&amp;t_l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text:s text:c="4"/>printf("list2: <text:s text:c="2"/>");</text:p>
      <text:p text:style-name="P15"><text:s text:c="4"/>algo_for_each(list_begin(&amp;t_l2), list_end(&amp;t_l2), _print);</text:p>
      <text:p text:style-name="P15"><text:s text:c="4"/>printf("\n");</text:p>
      <text:p text:style-name="P15"/>
      <text:p text:style-name="P15"><text:s text:c="4"/>vector_destroy(&amp;t_v1);</text:p>
      <text:p text:style-name="P15"><text:s text:c="4"/>list_destroy(&amp;t_l1);</text:p>
      <text:p text:style-name="P15"><text:s text:c="4"/>vector_destroy(&amp;t_v2);</text:p>
      <text:p text:style-name="P15"><text:s text:c="4"/>list_destroy(&amp;t_l2);</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before copy:</text:p>
      <text:p text:style-name="P15">vector1: 0 1 2 3 4 5 6 7 8 </text:p>
      <text:p text:style-name="P15">list1: <text:s text:c="2"/>0 1 2 3 4 5 6 7 8 </text:p>
      <text:p text:style-name="P15">vector2: 0 1 2 3 4 5 6 7 8 </text:p>
      <text:p text:style-name="P15">list2: <text:s text:c="2"/>0 1 2 3 4 5 6 7 8 </text:p>
      <text:p text:style-name="P15">after copy:</text:p>
      <text:p text:style-name="P15">vector1: 2 3 4 5 6 5 6 7 8 </text:p>
      <text:p text:style-name="P15">list1: <text:s text:c="2"/>6 5 6 5 6 5 6 7 8 </text:p>
      <text:p text:style-name="P15">vector2: 0 1 2 3 2 3 4 5 6 </text:p>
      <text:p text:style-name="P15">list2: <text:s text:c="2"/>0 1 2 3 2 3 4 5 6</text:p>
      <text:p text:style-name="Standard"><text:span text:style-name="T6">使用</text:span><text:span text:style-name="T11">algo_copy_backward()</text:span><text:span text:style-name="T6">的具体过程:</text:span></text:p>
      <text:p text:style-name="P18"><text:soft-page-break/><draw:g text:anchor-type="as-char" svg:y="0cm" draw:z-index="2" draw:style-name="gr1"><draw:rect draw:style-name="gr4" draw:text-style-name="P352" svg:width="17.781cm" svg:height="15.685cm" svg:x="0cm" svg:y="0.002cm"><text:p/></draw:rect><draw:frame draw:style-name="gr5" draw:text-style-name="P353" svg:width="0.636cm" svg:height="0.825cm" svg:x="0.953cm" svg:y="1.926cm"><draw:text-box><text:p text:style-name="P353"><text:span text:style-name="T76">0</text:span></text:p></draw:text-box></draw:frame><draw:frame draw:style-name="gr5" draw:text-style-name="P353" svg:width="0.634cm" svg:height="0.825cm" svg:x="1.905cm" svg:y="1.926cm"><draw:text-box><text:p text:style-name="P353"><text:span text:style-name="T76">1</text:span></text:p></draw:text-box></draw:frame><draw:frame draw:style-name="gr6" draw:text-style-name="P353" svg:width="0.634cm" svg:height="0.825cm" svg:x="2.856cm" svg:y="1.926cm"><draw:text-box><text:p text:style-name="P353"><text:span text:style-name="T76">2</text:span></text:p></draw:text-box></draw:frame><draw:frame draw:style-name="gr6" draw:text-style-name="P353" svg:width="0.632cm" svg:height="0.825cm" svg:x="3.81cm" svg:y="1.926cm"><draw:text-box><text:p text:style-name="P353"><text:span text:style-name="T76">3</text:span></text:p></draw:text-box></draw:frame><draw:frame draw:style-name="gr6" draw:text-style-name="P353" svg:width="0.63cm" svg:height="0.825cm" svg:x="4.761cm" svg:y="1.926cm"><draw:text-box><text:p text:style-name="P353"><text:span text:style-name="T76">4</text:span></text:p></draw:text-box></draw:frame><draw:frame draw:style-name="gr6" draw:text-style-name="P353" svg:width="0.63cm" svg:height="0.825cm" svg:x="5.711cm" svg:y="1.926cm"><draw:text-box><text:p text:style-name="P353"><text:span text:style-name="T76">5</text:span></text:p></draw:text-box></draw:frame><draw:frame draw:style-name="gr6" draw:text-style-name="P353" svg:width="0.63cm" svg:height="0.825cm" svg:x="6.666cm" svg:y="1.926cm"><draw:text-box><text:p text:style-name="P353"><text:span text:style-name="T76">6</text:span></text:p></draw:text-box></draw:frame><draw:frame draw:style-name="gr5" draw:text-style-name="P353" svg:width="0.63cm" svg:height="0.825cm" svg:x="7.618cm" svg:y="1.926cm"><draw:text-box><text:p text:style-name="P353"><text:span text:style-name="T76">7</text:span></text:p></draw:text-box></draw:frame><draw:frame draw:style-name="gr5" draw:text-style-name="P353" svg:width="0.63cm" svg:height="0.825cm" svg:x="8.573cm" svg:y="1.926cm"><draw:text-box><text:p text:style-name="P353"><text:span text:style-name="T76">8</text:span></text:p></draw:text-box></draw:frame><draw:frame draw:style-name="gr7" draw:text-style-name="P353" svg:width="1.588cm" svg:height="0.826cm" svg:x="6.033cm" svg:y="3.304cm"><draw:text-box><text:p text:style-name="P353"><text:span text:style-name="T77">result</text:span></text:p></draw:text-box></draw:frame><draw:line draw:style-name="gr8" draw:text-style-name="P352" svg:x1="5.715cm" svg:y1="3.579cm" svg:x2="5.719cm" svg:y2="2.753cm"><text:p/></draw:line><draw:line draw:style-name="gr11" draw:text-style-name="P352" svg:x1="0.953cm" svg:y1="3.304cm" svg:x2="5.716cm" svg:y2="3.302cm"><text:p/></draw:line><draw:line draw:style-name="gr8" draw:text-style-name="P352" svg:x1="2.858cm" svg:y1="1.101cm" svg:x2="2.86cm" svg:y2="1.928cm"><text:p/></draw:line><draw:line draw:style-name="gr8" draw:text-style-name="P352" svg:x1="7.62cm" svg:y1="1.101cm" svg:x2="7.624cm" svg:y2="1.928cm"><text:p/></draw:line><draw:line draw:style-name="gr11" draw:text-style-name="P352" svg:x1="2.858cm" svg:y1="1.378cm" svg:x2="7.621cm" svg:y2="1.382cm"><text:p/></draw:line><draw:frame draw:style-name="gr5" draw:text-style-name="P353" svg:width="0.639cm" svg:height="0.826cm" svg:x="5.713cm" svg:y="5.505cm"><draw:text-box><text:p text:style-name="P353"><text:span text:style-name="T76">5</text:span></text:p></draw:text-box></draw:frame><draw:frame draw:style-name="gr5" draw:text-style-name="P353" svg:width="0.636cm" svg:height="0.826cm" svg:x="6.668cm" svg:y="5.505cm"><draw:text-box><text:p text:style-name="P353"><text:span text:style-name="T76">6</text:span></text:p></draw:text-box></draw:frame><draw:frame draw:style-name="gr6" draw:text-style-name="P353" svg:width="0.634cm" svg:height="0.826cm" svg:x="0.951cm" svg:y="5.505cm"><draw:text-box><text:p text:style-name="P353"><text:span text:style-name="T76">6</text:span></text:p></draw:text-box></draw:frame><draw:frame draw:style-name="gr6" draw:text-style-name="P353" svg:width="0.63cm" svg:height="0.826cm" svg:x="1.905cm" svg:y="5.505cm"><draw:text-box><text:p text:style-name="P353"><text:span text:style-name="T76">5</text:span></text:p></draw:text-box></draw:frame><draw:frame draw:style-name="gr6" draw:text-style-name="P353" svg:width="0.63cm" svg:height="0.826cm" svg:x="2.856cm" svg:y="5.505cm"><draw:text-box><text:p text:style-name="P353"><text:span text:style-name="T76">6</text:span></text:p></draw:text-box></draw:frame><draw:frame draw:style-name="gr6" draw:text-style-name="P353" svg:width="0.63cm" svg:height="0.826cm" svg:x="3.806cm" svg:y="5.505cm"><draw:text-box><text:p text:style-name="P353"><text:span text:style-name="T76">5</text:span></text:p></draw:text-box></draw:frame><draw:frame draw:style-name="gr6" draw:text-style-name="P353" svg:width="0.63cm" svg:height="0.826cm" svg:x="4.761cm" svg:y="5.505cm"><draw:text-box><text:p text:style-name="P353"><text:span text:style-name="T76">6</text:span></text:p></draw:text-box></draw:frame><draw:frame draw:style-name="gr5" draw:text-style-name="P353" svg:width="0.63cm" svg:height="0.826cm" svg:x="7.618cm" svg:y="5.505cm"><draw:text-box><text:p text:style-name="P353"><text:span text:style-name="T76">7</text:span></text:p></draw:text-box></draw:frame><draw:frame draw:style-name="gr5" draw:text-style-name="P353" svg:width="0.63cm" svg:height="0.826cm" svg:x="8.573cm" svg:y="5.505cm"><draw:text-box><text:p text:style-name="P353"><text:span text:style-name="T76">8</text:span></text:p></draw:text-box></draw:frame><draw:custom-shape draw:style-name="gr10" draw:text-style-name="P354" svg:width="2.038cm" svg:height="3.375cm" svg:x="10.16cm" svg:y="2.752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7" draw:text-style-name="P353" svg:width="5.081cm" svg:height="0.826cm" svg:x="12.383cm" svg:y="3.854cm"><draw:text-box><text:p text:style-name="P353"><text:span text:style-name="T78">algo_copy_backward()</text:span></text:p></draw:text-box></draw:frame><draw:frame draw:style-name="gr7" draw:text-style-name="P353" svg:width="6.033cm" svg:height="0.826cm" svg:x="0.953cm" svg:y="4.129cm"><draw:text-box><text:p text:style-name="P353"><text:span text:style-name="T77">输出区间的末端与输入区间重叠</text:span></text:p></draw:text-box></draw:frame><draw:frame draw:style-name="gr5" draw:text-style-name="P353" svg:width="0.636cm" svg:height="0.825cm" svg:x="0.953cm" svg:y="10.458cm"><draw:text-box><text:p text:style-name="P353"><text:span text:style-name="T76">0</text:span></text:p></draw:text-box></draw:frame><draw:frame draw:style-name="gr5" draw:text-style-name="P353" svg:width="0.634cm" svg:height="0.825cm" svg:x="1.905cm" svg:y="10.458cm"><draw:text-box><text:p text:style-name="P353"><text:span text:style-name="T76">1</text:span></text:p></draw:text-box></draw:frame><draw:frame draw:style-name="gr6" draw:text-style-name="P353" svg:width="0.634cm" svg:height="0.825cm" svg:x="2.856cm" svg:y="10.458cm"><draw:text-box><text:p text:style-name="P353"><text:span text:style-name="T76">2</text:span></text:p></draw:text-box></draw:frame><draw:frame draw:style-name="gr6" draw:text-style-name="P353" svg:width="0.632cm" svg:height="0.825cm" svg:x="3.81cm" svg:y="10.458cm"><draw:text-box><text:p text:style-name="P353"><text:span text:style-name="T76">3</text:span></text:p></draw:text-box></draw:frame><draw:frame draw:style-name="gr6" draw:text-style-name="P353" svg:width="0.63cm" svg:height="0.825cm" svg:x="4.761cm" svg:y="10.458cm"><draw:text-box><text:p text:style-name="P353"><text:span text:style-name="T76">4</text:span></text:p></draw:text-box></draw:frame><draw:frame draw:style-name="gr6" draw:text-style-name="P353" svg:width="0.63cm" svg:height="0.825cm" svg:x="5.711cm" svg:y="10.458cm"><draw:text-box><text:p text:style-name="P353"><text:span text:style-name="T76">5</text:span></text:p></draw:text-box></draw:frame><draw:frame draw:style-name="gr6" draw:text-style-name="P353" svg:width="0.63cm" svg:height="0.825cm" svg:x="6.666cm" svg:y="10.458cm"><draw:text-box><text:p text:style-name="P353"><text:span text:style-name="T76">6</text:span></text:p></draw:text-box></draw:frame><draw:frame draw:style-name="gr5" draw:text-style-name="P353" svg:width="0.63cm" svg:height="0.825cm" svg:x="7.618cm" svg:y="10.458cm"><draw:text-box><text:p text:style-name="P353"><text:span text:style-name="T76">7</text:span></text:p></draw:text-box></draw:frame><draw:frame draw:style-name="gr5" draw:text-style-name="P353" svg:width="0.63cm" svg:height="0.825cm" svg:x="8.573cm" svg:y="10.458cm"><draw:text-box><text:p text:style-name="P353"><text:span text:style-name="T76">8</text:span></text:p></draw:text-box></draw:frame><draw:frame draw:style-name="gr7" draw:text-style-name="P353" svg:width="1.588cm" svg:height="0.828cm" svg:x="7.938cm" svg:y="12.383cm"><draw:text-box><text:p text:style-name="P353"><text:span text:style-name="T77">result</text:span></text:p></draw:text-box></draw:frame><draw:line draw:style-name="gr8" draw:text-style-name="P352" svg:x1="9.525cm" svg:y1="12.106cm" svg:x2="9.527cm" svg:y2="11.282cm"><text:p/></draw:line><draw:line draw:style-name="gr11" draw:text-style-name="P352" svg:x1="4.763cm" svg:y1="11.834cm" svg:x2="9.526cm" svg:y2="11.836cm"><text:p/></draw:line><draw:line draw:style-name="gr8" draw:text-style-name="P352" svg:x1="2.858cm" svg:y1="9.633cm" svg:x2="2.86cm" svg:y2="10.46cm"><text:p/></draw:line><draw:line draw:style-name="gr8" draw:text-style-name="P352" svg:x1="7.62cm" svg:y1="9.633cm" svg:x2="7.624cm" svg:y2="10.46cm"><text:p/></draw:line><draw:line draw:style-name="gr9" draw:text-style-name="P352" svg:x1="2.858cm" svg:y1="9.908cm" svg:x2="7.621cm" svg:y2="9.912cm"><text:p/></draw:line><draw:frame draw:style-name="gr7" draw:text-style-name="P353" svg:width="1.588cm" svg:height="0.825cm" svg:x="3.175cm" svg:y="8.807cm"><draw:text-box><text:p text:style-name="P353"><text:span text:style-name="T77">first</text:span></text:p></draw:text-box></draw:frame><draw:frame draw:style-name="gr7" draw:text-style-name="P353" svg:width="1.59cm" svg:height="0.825cm" svg:x="7.934cm" svg:y="8.807cm"><draw:text-box><text:p text:style-name="P353"><text:span text:style-name="T77">last</text:span></text:p></draw:text-box></draw:frame><draw:frame draw:style-name="gr5" draw:text-style-name="P353" svg:width="0.636cm" svg:height="0.828cm" svg:x="0.953cm" svg:y="14.032cm"><draw:text-box><text:p text:style-name="P353"><text:span text:style-name="T76">0</text:span></text:p></draw:text-box></draw:frame><draw:frame draw:style-name="gr5" draw:text-style-name="P353" svg:width="0.632cm" svg:height="0.828cm" svg:x="1.907cm" svg:y="14.032cm"><draw:text-box><text:p text:style-name="P353"><text:span text:style-name="T76">1</text:span></text:p></draw:text-box></draw:frame><draw:frame draw:style-name="gr6" draw:text-style-name="P353" svg:width="0.634cm" svg:height="0.828cm" svg:x="4.766cm" svg:y="14.032cm"><draw:text-box><text:p text:style-name="P353"><text:span text:style-name="T76">2</text:span></text:p></draw:text-box></draw:frame><draw:frame draw:style-name="gr6" draw:text-style-name="P353" svg:width="0.63cm" svg:height="0.828cm" svg:x="5.72cm" svg:y="14.032cm"><draw:text-box><text:p text:style-name="P353"><text:span text:style-name="T76">3</text:span></text:p></draw:text-box></draw:frame><draw:frame draw:style-name="gr6" draw:text-style-name="P353" svg:width="0.63cm" svg:height="0.828cm" svg:x="6.671cm" svg:y="14.032cm"><draw:text-box><text:p text:style-name="P353"><text:span text:style-name="T76">4</text:span></text:p></draw:text-box></draw:frame><draw:frame draw:style-name="gr6" draw:text-style-name="P353" svg:width="0.63cm" svg:height="0.828cm" svg:x="7.622cm" svg:y="14.032cm"><draw:text-box><text:p text:style-name="P353"><text:span text:style-name="T76">5</text:span></text:p></draw:text-box></draw:frame><draw:frame draw:style-name="gr6" draw:text-style-name="P353" svg:width="0.63cm" svg:height="0.828cm" svg:x="8.576cm" svg:y="14.032cm"><draw:text-box><text:p text:style-name="P353"><text:span text:style-name="T76">6</text:span></text:p></draw:text-box></draw:frame><draw:frame draw:style-name="gr5" draw:text-style-name="P353" svg:width="0.63cm" svg:height="0.828cm" svg:x="2.856cm" svg:y="14.032cm"><draw:text-box><text:p text:style-name="P353"><text:span text:style-name="T76">2</text:span></text:p></draw:text-box></draw:frame><draw:frame draw:style-name="gr5" draw:text-style-name="P353" svg:width="0.63cm" svg:height="0.828cm" svg:x="3.81cm" svg:y="14.032cm"><draw:text-box><text:p text:style-name="P353"><text:span text:style-name="T76">3</text:span></text:p></draw:text-box></draw:frame><draw:custom-shape draw:style-name="gr10" draw:text-style-name="P354" svg:width="2.038cm" svg:height="3.375cm" svg:x="10.16cm" svg:y="11.284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7" draw:text-style-name="P353" svg:width="6.033cm" svg:height="0.828cm" svg:x="0.953cm" svg:y="12.381cm"><draw:text-box><text:p text:style-name="P353"><text:span text:style-name="T77">输出区间的前端与输入区间重叠</text:span></text:p></draw:text-box></draw:frame><draw:frame draw:style-name="gr7" draw:text-style-name="P353" svg:width="6.033cm" svg:height="0.828cm" svg:x="0.953cm" svg:y="7.153cm"><draw:text-box><text:p text:style-name="P353"><text:span text:style-name="T77">在这种情况下可能会出现错误</text:span></text:p></draw:text-box></draw:frame><draw:frame draw:style-name="gr7" draw:text-style-name="P353" svg:width="1.59cm" svg:height="0.825cm" svg:x="7.618cm" svg:y="0cm"><draw:text-box><text:p text:style-name="P353"><text:span text:style-name="T77">last</text:span></text:p></draw:text-box></draw:frame><draw:frame draw:style-name="gr7" draw:text-style-name="P353" svg:width="1.588cm" svg:height="0.825cm" svg:x="2.858cm" svg:y="0cm"><draw:text-box><text:p text:style-name="P353"><text:span text:style-name="T77">first</text:span></text:p></draw:text-box></draw:frame><draw:frame draw:style-name="gr7" draw:text-style-name="P353" svg:width="5.081cm" svg:height="0.826cm" svg:x="12.383cm" svg:y="12.384cm"><draw:text-box><text:p text:style-name="P353"><text:span text:style-name="T78">algo_copy_backward()</text:span></text:p></draw:text-box></draw:frame></draw:g></text:p>
      <text:p text:style-name="Standard"><text:span text:style-name="T11">algo_copy_backward()</text:span><text:span text:style-name="T1">最需要注意的是最后一个参数是输出区间的末端,而不是前端.</text:span></text:p>
      <text:list xml:id="list791400002" text:continue-numbering="true" text:style-name="WW8Num13">
        <text:list-item>
          <text:list>
            <text:list-item>
              <text:list>
                <text:list-item>
                  <text:h text:style-name="P348" text:outline-level="3">交换数据</text:h>
                </text:list-item>
              </text:list>
            </text:list-item>
          </text:list>
        </text:list-item>
      </text:list>
      <text:p text:style-name="Standard"><text:span text:style-name="T7"><text:tab/></text:span><text:span text:style-name="T1">数据交换有3个算法:</text:span><text:span text:style-name="T11"> algo_swap(),algo_iter_swap(),algo_swap_ranges()</text:span><text:span text:style-name="T6">其中前两个交换单独的数据,最后一个交换两个数据区间的数据.</text:span></text:p>
      <text:p text:style-name="P15">#include &lt;stdio.h&gt;</text:p>
      <text:p text:style-name="P15">#include &lt;cstl/cdeque.h&gt;</text:p>
      <text:p text:style-name="P15">#include &lt;cstl/cvector.h&gt;</text:p>
      <text:p text:style-name="P15">#include &lt;cstl/calgorithm.h&gt;</text:p>
      <text:p text:style-name="P15"/>
      <text:p text:style-name="P15">static void _print(const void* cpv_input, void* pv_output);</text:p>
      <text:p text:style-name="P15"/>
      <text:p text:style-name="P15"><text:soft-page-break/>int main(int argc, char* argv[])</text:p>
      <text:p text:style-name="P15">{</text:p>
      <text:p text:style-name="P15"><text:s text:c="4"/>vector_t t_v = create_vector(int);</text:p>
      <text:p text:style-name="P15"><text:s text:c="4"/>deque_t t_dq = create_deque(int);</text:p>
      <text:p text:style-name="P15"><text:s text:c="4"/>int i = 0;</text:p>
      <text:p text:style-name="P15"/>
      <text:p text:style-name="P15"><text:s text:c="4"/>vector_init(&amp;t_v);</text:p>
      <text:p text:style-name="P15"><text:s text:c="4"/>deque_init(&amp;t_dq);</text:p>
      <text:p text:style-name="P15"><text:s text:c="4"/>for(i = 1; i &lt;= 9; ++i)</text:p>
      <text:p text:style-name="P15"><text:s text:c="4"/>{</text:p>
      <text:p text:style-name="P15"><text:s text:c="8"/>vector_push_back(&amp;t_v, i);</text:p>
      <text:p text:style-name="P15"><text:s text:c="4"/>}</text:p>
      <text:p text:style-name="P15"><text:s text:c="4"/>for(i = 11; i &lt;= 23; ++i)</text:p>
      <text:p text:style-name="P15"><text:s text:c="4"/>{</text:p>
      <text:p text:style-name="P15"><text:s text:c="8"/>deque_push_back(&amp;t_dq, i);</text:p>
      <text:p text:style-name="P15"><text:s text:c="4"/>}</text:p>
      <text:p text:style-name="P15"><text:s text:c="4"/>printf("vector: ");</text:p>
      <text:p text:style-name="P15"><text:s text:c="4"/>algo_for_each(vector_begin(&amp;t_v), vector_end(&amp;t_v), _print);</text:p>
      <text:p text:style-name="P15"><text:s text:c="4"/>printf("\n");</text:p>
      <text:p text:style-name="P15"><text:s text:c="4"/>printf("deque: <text:s/>");</text:p>
      <text:p text:style-name="P15"><text:s text:c="4"/>algo_for_each(deque_begin(&amp;t_dq), deque_end(&amp;t_dq), _print);</text:p>
      <text:p text:style-name="P15"><text:s text:c="4"/>printf("\n\n");</text:p>
      <text:p text:style-name="P15"/>
      <text:p text:style-name="P15"><text:s text:c="4"/>algo_swap(vector_begin(&amp;t_v), deque_begin(&amp;t_dq));</text:p>
      <text:p text:style-name="P15"><text:s text:c="4"/>printf("vector: ");</text:p>
      <text:p text:style-name="P15"><text:s text:c="4"/>algo_for_each(vector_begin(&amp;t_v), vector_end(&amp;t_v), _print);</text:p>
      <text:p text:style-name="P15"><text:s text:c="4"/>printf("\n");</text:p>
      <text:p text:style-name="P15"><text:s text:c="4"/>printf("deque: <text:s/>");</text:p>
      <text:p text:style-name="P15"><text:s text:c="4"/>algo_for_each(deque_begin(&amp;t_dq), deque_end(&amp;t_dq), _print);</text:p>
      <text:p text:style-name="P15"><text:s text:c="4"/>printf("\n\n");</text:p>
      <text:p text:style-name="P15"/>
      <text:p text:style-name="P15"><text:s text:c="4"/>algo_swap_ranges(vector_begin(&amp;t_v), vector_end(&amp;t_v), deque_begin(&amp;t_dq));</text:p>
      <text:p text:style-name="P15"><text:s text:c="4"/>printf("vector: ");</text:p>
      <text:p text:style-name="P15"><text:s text:c="4"/>algo_for_each(vector_begin(&amp;t_v), vector_end(&amp;t_v), _print);</text:p>
      <text:p text:style-name="P15"><text:s text:c="4"/>printf("\n");</text:p>
      <text:p text:style-name="P15"><text:s text:c="4"/>printf("deque: <text:s/>");</text:p>
      <text:p text:style-name="P15"><text:s text:c="4"/>algo_for_each(deque_begin(&amp;t_dq), deque_end(&amp;t_dq), _print);</text:p>
      <text:p text:style-name="P15"><text:s text:c="4"/>printf("\n\n");</text:p>
      <text:p text:style-name="P15"/>
      <text:p text:style-name="P15"><text:s text:c="4"/>algo_iter_swap(vector_begin(&amp;t_v), deque_begin(&amp;t_dq));</text:p>
      <text:p text:style-name="P15"><text:s text:c="4"/>printf("vector: ");</text:p>
      <text:p text:style-name="P15"><text:s text:c="4"/>algo_for_each(vector_begin(&amp;t_v), vector_end(&amp;t_v), _print);</text:p>
      <text:p text:style-name="P15"><text:s text:c="4"/>printf("\n");</text:p>
      <text:p text:style-name="P15"><text:s text:c="4"/>printf("deque: <text:s/>");</text:p>
      <text:p text:style-name="P15"><text:soft-page-break/><text:s text:c="4"/>algo_for_each(deque_begin(&amp;t_dq), deque_end(&amp;t_dq), _print);</text:p>
      <text:p text:style-name="P15"><text:s text:c="4"/>printf("\n\n");</text:p>
      <text:p text:style-name="P15"/>
      <text:p text:style-name="P15"><text:s text:c="4"/>vector_destroy(&amp;t_v);</text:p>
      <text:p text:style-name="P15"><text:s text:c="4"/>deque_destroy(&amp;t_dq);</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结果:</text:p>
      <text:p text:style-name="P14">vector: 1 2 3 4 5 6 7 8 9 </text:p>
      <text:p text:style-name="P14">deque: <text:s/>11 12 13 14 15 16 17 18 19 20 21 22 23 </text:p>
      <text:p text:style-name="P14"/>
      <text:p text:style-name="P14">vector: 11 2 3 4 5 6 7 8 9 </text:p>
      <text:p text:style-name="P14">deque: <text:s/>1 12 13 14 15 16 17 18 19 20 21 22 23 </text:p>
      <text:p text:style-name="P14"/>
      <text:p text:style-name="P14">vector: 1 12 13 14 15 16 17 18 19 </text:p>
      <text:p text:style-name="P14">deque: <text:s/>11 2 3 4 5 6 7 8 9 20 21 22 23 </text:p>
      <text:p text:style-name="P14"/>
      <text:p text:style-name="P14">vector: 11 12 13 14 15 16 17 18 19 </text:p>
      <text:p text:style-name="P14">deque: <text:s/>1 2 3 4 5 6 7 8 9 20 21 22 23 </text:p>
      <text:list xml:id="list1847413914" text:continue-numbering="true" text:style-name="WW8Num13">
        <text:list-item>
          <text:list>
            <text:list-item>
              <text:list>
                <text:list-item>
                  <text:h text:style-name="P348" text:outline-level="3">数据变换</text:h>
                </text:list-item>
              </text:list>
            </text:list-item>
          </text:list>
        </text:list-item>
      </text:list>
      <text:p text:style-name="Standard"><text:span text:style-name="T7"><text:tab/></text:span><text:span text:style-name="T1">数据变换有2个算法:</text:span><text:span text:style-name="T11"> algo_transform(),algo_transform_binary()</text:span><text:span text:style-name="T12">这两个算法的区别在于</text:span><text:span text:style-name="T6">变换规则不同,第一个算法是从一个区间到另一个区间的变换,使用一元函数作为变换规则.第二个算法从两个区间变换到第三个区间,使用二元函数作为变换规则.</text:span></text:p>
      <text:p text:style-name="Standard"><text:span text:style-name="T6">下面是一个如何使用</text:span><text:span text:style-name="T11">algo_transform()</text:span><text:span text:style-name="T6">的例子:</text:span></text:p>
      <text:p text:style-name="P14">#include &lt;stdio.h&gt;</text:p>
      <text:p text:style-name="P14">#include &lt;cstl/cvector.h&gt;</text:p>
      <text:p text:style-name="P14">#include &lt;cstl/clist.h&gt;</text:p>
      <text:p text:style-name="P14">#include &lt;cstl/calgorithm.h&gt;</text:p>
      <text:p text:style-name="P14"/>
      <text:p text:style-name="P14">static void _print(const void* cpv_input, void* pv_output);</text:p>
      <text:p text:style-name="P14">static void _multipiles10(const void* cpv_input, void* pv_output);</text:p>
      <text:p text:style-name="P14"/>
      <text:p text:style-name="P14">int main(int argc, char* argv[])</text:p>
      <text:p text:style-name="P14">{</text:p>
      <text:p text:style-name="P14"><text:soft-page-break/><text:s text:c="4"/>vector_t t_v = create_vector(int);</text:p>
      <text:p text:style-name="P14"><text:s text:c="4"/>list_t t_l = create_list(int);</text:p>
      <text:p text:style-name="P14"><text:s text:c="4"/>int i = 0;</text:p>
      <text:p text:style-name="P14"/>
      <text:p text:style-name="P14"><text:s text:c="4"/>vector_init(&amp;t_v);</text:p>
      <text:p text:style-name="P14"><text:s text:c="4"/>list_init_n(&amp;t_l, 10);</text:p>
      <text:p text:style-name="P14"><text:s text:c="4"/>for(i = 1; i &lt;= 10; ++i)</text:p>
      <text:p text:style-name="P14"><text:s text:c="4"/>{</text:p>
      <text:p text:style-name="P14"><text:s text:c="8"/>vector_push_back(&amp;t_v, i);</text:p>
      <text:p text:style-name="P14"><text:s text:c="4"/>}</text:p>
      <text:p text:style-name="P14"><text:s text:c="4"/>printf("vector: <text:s/>");</text:p>
      <text:p text:style-name="P14"><text:s text:c="4"/>algo_for_each(vector_begin(&amp;t_v), vector_end(&amp;t_v), _print);</text:p>
      <text:p text:style-name="P14"><text:s text:c="4"/>printf("\n");</text:p>
      <text:p text:style-name="P14"><text:s text:c="4"/>algo_transform(</text:p>
      <text:p text:style-name="P14"><text:s text:c="8"/>vector_begin(&amp;t_v), vector_end(&amp;t_v), vector_begin(&amp;t_v), fun_negate_int);</text:p>
      <text:p text:style-name="P14"><text:s text:c="4"/>printf("negated: ");</text:p>
      <text:p text:style-name="P14"><text:s text:c="4"/>algo_for_each(vector_begin(&amp;t_v), vector_end(&amp;t_v), _print);</text:p>
      <text:p text:style-name="P14"><text:s text:c="4"/>printf("\n");</text:p>
      <text:p text:style-name="P14"/>
      <text:p text:style-name="P14"><text:s text:c="4"/>algo_transform(</text:p>
      <text:p text:style-name="P14"><text:s text:c="8"/>vector_begin(&amp;t_v), vector_end(&amp;t_v), list_begin(&amp;t_l), _multipiles10);</text:p>
      <text:p text:style-name="P14"><text:s text:c="4"/>printf("list: <text:s text:c="3"/>");</text:p>
      <text:p text:style-name="P14"><text:s text:c="4"/>algo_for_each(list_begin(&amp;t_l), list_end(&amp;t_l), _print);</text:p>
      <text:p text:style-name="P14"><text:s text:c="4"/>printf("\n");</text:p>
      <text:p text:style-name="P14"/>
      <text:p text:style-name="P14"><text:s text:c="4"/>vector_destroy(&amp;t_v);</text:p>
      <text:p text:style-name="P14"><text:s text:c="4"/>list_destroy(&amp;t_l);</text:p>
      <text:p text:style-name="P14"/>
      <text:p text:style-name="P14"><text:s text:c="4"/>return 0;</text:p>
      <text:p text:style-name="P14">}</text:p>
      <text:p text:style-name="P14"/>
      <text:p text:style-name="P14">static void _print(const void* cpv_input, void* pv_output)</text:p>
      <text:p text:style-name="P14">{</text:p>
      <text:p text:style-name="P14"><text:s text:c="4"/>printf("%d ", *(int*)cpv_input);</text:p>
      <text:p text:style-name="P14">}</text:p>
      <text:p text:style-name="P14">static void _multipiles10(const void* cpv_input, void* pv_output)</text:p>
      <text:p text:style-name="P14">{</text:p>
      <text:p text:style-name="P14"><text:s text:c="4"/>*(int*)pv_output = *(int*)cpv_input * 10;</text:p>
      <text:p text:style-name="P14">}</text:p>
      <text:p text:style-name="P7">执行结果:</text:p>
      <text:p text:style-name="P14">vector: <text:s/>1 2 3 4 5 6 7 8 9 10 </text:p>
      <text:p text:style-name="P14">negated: -1 -2 -3 -4 -5 -6 -7 -8 -9 -10 </text:p>
      <text:p text:style-name="P14">list: <text:s text:c="3"/>-10 -20 -30 -40 -50 -60 -70 -80 -90 -100</text:p>
      <text:p text:style-name="P14"/>
      <text:p text:style-name="Standard"><text:soft-page-break/><text:span text:style-name="T5">下面是关于</text:span><text:span text:style-name="T11">algo_transform_binary()</text:span><text:span text:style-name="T5">的例子:</text:span></text:p>
      <text:p text:style-name="P15">#include &lt;stdio.h&gt;</text:p>
      <text:p text:style-name="P15">#include &lt;cstl/cvector.h&gt;</text:p>
      <text:p text:style-name="P15">#include &lt;cstl/clist.h&gt;</text:p>
      <text:p text:style-name="P15">#include &lt;cstl/cdeque.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deque_t t_dq = create_deque(int);</text:p>
      <text:p text:style-name="P15"><text:s text:c="4"/>int i = 0;</text:p>
      <text:p text:style-name="P15"/>
      <text:p text:style-name="P15"><text:s text:c="4"/>vector_init(&amp;t_v);</text:p>
      <text:p text:style-name="P15"><text:s text:c="4"/>list_init_n(&amp;t_l, 10);</text:p>
      <text:p text:style-name="P15"><text:s text:c="4"/>deque_init_n(&amp;t_dq, 10);</text:p>
      <text:p text:style-name="P15"><text:s text:c="4"/>for(i = 1; i &lt;= 10; ++i)</text:p>
      <text:p text:style-name="P15"><text:s text:c="4"/>{</text:p>
      <text:p text:style-name="P15"><text:s text:c="8"/>vector_push_back(&amp;t_v, i);</text:p>
      <text:p text:style-name="P15"><text:s text:c="4"/>}</text:p>
      <text:p text:style-name="P15"><text:s text:c="4"/>printf("vector: <text:s/>");</text:p>
      <text:p text:style-name="P15"><text:s text:c="4"/>algo_for_each(vector_begin(&amp;t_v), vector_end(&amp;t_v), _print);</text:p>
      <text:p text:style-name="P15"><text:s text:c="4"/>printf("\n");</text:p>
      <text:p text:style-name="P15"/>
      <text:p text:style-name="P15"><text:s text:c="4"/>algo_transform_binary(</text:p>
      <text:p text:style-name="P15"><text:s text:c="8"/>vector_begin(&amp;t_v), vector_end(&amp;t_v),</text:p>
      <text:p text:style-name="P15"><text:s text:c="8"/>vector_begin(&amp;t_v), vector_begin(&amp;t_v),</text:p>
      <text:p text:style-name="P15"><text:s text:c="8"/>fun_multiplies_int);</text:p>
      <text:p text:style-name="P15"><text:s text:c="4"/>printf("squared: ");</text:p>
      <text:p text:style-name="P15"><text:s text:c="4"/>algo_for_each(vector_begin(&amp;t_v), vector_end(&amp;t_v), _print);</text:p>
      <text:p text:style-name="P15"><text:s text:c="4"/>printf("\n");</text:p>
      <text:p text:style-name="P15"/>
      <text:p text:style-name="P15"><text:s text:c="4"/>algo_transform_binary(</text:p>
      <text:p text:style-name="P15"><text:s text:c="8"/>vector_begin(&amp;t_v), vector_end(&amp;t_v),</text:p>
      <text:p text:style-name="P15"><text:s text:c="8"/>vector_begin(&amp;t_v), list_begin(&amp;t_l),</text:p>
      <text:p text:style-name="P15"><text:s text:c="8"/>fun_plus_int);</text:p>
      <text:p text:style-name="P15"><text:s text:c="4"/>printf("list: <text:s text:c="3"/>");</text:p>
      <text:p text:style-name="P15"><text:s text:c="4"/>algo_for_each(list_begin(&amp;t_l), list_end(&amp;t_l), _print);</text:p>
      <text:p text:style-name="P15"><text:s text:c="4"/>printf("\n");</text:p>
      <text:p text:style-name="P15"/>
      <text:p text:style-name="P15"><text:s text:c="4"/>algo_transform_binary(</text:p>
      <text:p text:style-name="P15"><text:soft-page-break/><text:s text:c="8"/>vector_begin(&amp;t_v), vector_end(&amp;t_v),</text:p>
      <text:p text:style-name="P15"><text:s text:c="8"/>list_begin(&amp;t_l), deque_begin(&amp;t_dq),</text:p>
      <text:p text:style-name="P15"><text:s text:c="8"/>fun_minus_int);</text:p>
      <text:p text:style-name="P15"><text:s text:c="4"/>printf("deque: <text:s text:c="2"/>");</text:p>
      <text:p text:style-name="P15"><text:s text:c="4"/>algo_for_each(deque_begin(&amp;t_dq), deque_end(&amp;t_dq), _print);</text:p>
      <text:p text:style-name="P15"><text:s text:c="4"/>printf("\n");</text:p>
      <text:p text:style-name="P15"/>
      <text:p text:style-name="P15"><text:s text:c="4"/>vector_destroy(&amp;t_v);</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text:s/>1 2 3 4 5 6 7 8 9 10 </text:p>
      <text:p text:style-name="P15">squared: 1 4 9 16 25 36 49 64 81 100 </text:p>
      <text:p text:style-name="P15">list: <text:s text:c="3"/>2 8 18 32 50 72 98 128 162 200 </text:p>
      <text:p text:style-name="P15">deque: <text:s text:c="2"/>-1 -4 -9 -16 -25 -36 -49 -64 -81 -100</text:p>
      <text:list xml:id="list1706535496" text:continue-numbering="true" text:style-name="WW8Num13">
        <text:list-item>
          <text:list>
            <text:list-item>
              <text:list>
                <text:list-item>
                  <text:h text:style-name="P348" text:outline-level="3">数据替换</text:h>
                </text:list-item>
              </text:list>
            </text:list-item>
          </text:list>
        </text:list-item>
      </text:list>
      <text:p text:style-name="Standard"><text:span text:style-name="T11"><text:tab/></text:span><text:span text:style-name="T6">数据替换有4个算法函数:</text:span><text:span text:style-name="T11"> </text:span></text:p>
      <text:p text:style-name="P15">algo_replace(),algo_replace_if(),algo_replace_copy(),algo_replace_copy_if()</text:p>
      <text:p text:style-name="P8">从算法的后缀就可以看出算法之间的区别.</text:p>
      <text:p text:style-name="P8">下面是数据替换的例子:</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static void _mod3(const void* cpv_input, void* pv_output);</text:p>
      <text:p text:style-name="P15">static void _greater3(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oft-page-break/><text:s text:c="4"/>int i = 0;</text:p>
      <text:p text:style-name="P15"/>
      <text:p text:style-name="P15"><text:s text:c="4"/>vector_init(&amp;t_v);</text:p>
      <text:p text:style-name="P15"><text:s text:c="4"/>list_init_n(&amp;t_l, 20);</text:p>
      <text:p text:style-name="P15"><text:s text:c="4"/>for(i = 1; i &lt;= 10; ++i)</text:p>
      <text:p text:style-name="P15"><text:s text:c="4"/>{</text:p>
      <text:p text:style-name="P15"><text:s text:c="8"/>vector_push_back(&amp;t_v, i);</text:p>
      <text:p text:style-name="P15"><text:s text:c="4"/>}</text:p>
      <text:p text:style-name="P15"><text:s text:c="4"/>for(i = 1; i &lt;= 10; ++i)</text:p>
      <text:p text:style-name="P15"><text:s text:c="4"/>{</text:p>
      <text:p text:style-name="P15"><text:s text:c="8"/>vector_push_back(&amp;t_v, i);</text:p>
      <text:p text:style-name="P15"><text:s text:c="4"/>}</text:p>
      <text:p text:style-name="P15"><text:s text:c="4"/>printf("vector: ");</text:p>
      <text:p text:style-name="P15"><text:s text:c="4"/>algo_for_each(vector_begin(&amp;t_v), vector_end(&amp;t_v), _print);</text:p>
      <text:p text:style-name="P15"><text:s text:c="4"/>printf("\n");</text:p>
      <text:p text:style-name="P15"/>
      <text:p text:style-name="P15"><text:s text:c="4"/>printf(" <text:s text:c="7"/>");</text:p>
      <text:p text:style-name="P15"><text:s text:c="4"/>algo_replace(vector_begin(&amp;t_v), vector_end(&amp;t_v), 6, 42);</text:p>
      <text:p text:style-name="P15"><text:s text:c="4"/>algo_for_each(vector_begin(&amp;t_v), vector_end(&amp;t_v), _print);</text:p>
      <text:p text:style-name="P15"><text:s text:c="4"/>printf("\n");</text:p>
      <text:p text:style-name="P15"/>
      <text:p text:style-name="P15"><text:s text:c="4"/>printf(" <text:s text:c="7"/>");</text:p>
      <text:p text:style-name="P15"><text:s text:c="4"/>algo_replace_if(vector_begin(&amp;t_v), vector_end(&amp;t_v), _mod3, -3);</text:p>
      <text:p text:style-name="P15"><text:s text:c="4"/>algo_for_each(vector_begin(&amp;t_v), vector_end(&amp;t_v), _print);</text:p>
      <text:p text:style-name="P15"><text:s text:c="4"/>printf("\n");</text:p>
      <text:p text:style-name="P15"/>
      <text:p text:style-name="P15"><text:s text:c="4"/>printf("list: <text:s text:c="2"/>");</text:p>
      <text:p text:style-name="P15"><text:s text:c="4"/>algo_replace_copy_if(</text:p>
      <text:p text:style-name="P15"><text:s text:c="8"/>vector_begin(&amp;t_v), vector_end(&amp;t_v), list_begin(&amp;t_l), _greater3, 0);</text:p>
      <text:p text:style-name="P15"><text:s text:c="4"/>algo_for_each(list_begin(&amp;t_l), list_end(&amp;t_l), _print);</text:p>
      <text:p text:style-name="P15"><text:s text:c="4"/>printf("\n");</text:p>
      <text:p text:style-name="P15"/>
      <text:p text:style-name="P15"><text:s text:c="4"/>vector_destroy(&amp;t_v);</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mod3(const void* cpv_input, void* pv_output)</text:p>
      <text:p text:style-name="P15">{</text:p>
      <text:p text:style-name="P15"><text:s text:c="4"/>if(*(int*)cpv_input % 3 == 0)</text:p>
      <text:p text:style-name="P15"><text:soft-page-break/><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15">static void _greater3(const void* cpv_input, void* pv_output)</text:p>
      <text:p text:style-name="P15">{</text:p>
      <text:p text:style-name="P15"><text:s text:c="4"/>if(*(int*)cpv_input &gt; 3)</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8">结果:</text:p>
      <text:p text:style-name="P15">vector: 1 2 3 4 5 6 7 8 9 10 1 2 3 4 5 6 7 8 9 10 </text:p>
      <text:p text:style-name="P15"><text:s text:c="8"/>1 2 3 4 5 42 7 8 9 10 1 2 3 4 5 42 7 8 9 10 </text:p>
      <text:p text:style-name="P15"><text:s text:c="8"/>1 2 -3 4 5 -3 7 8 -3 10 1 2 -3 4 5 -3 7 8 -3 10 </text:p>
      <text:p text:style-name="P15">list: <text:s text:c="2"/>1 2 -3 0 0 -3 0 0 -3 0 1 2 -3 0 0 -3 0 0 -3 0</text:p>
      <text:list xml:id="list1757278341" text:continue-numbering="true" text:style-name="WW8Num13">
        <text:list-item>
          <text:list>
            <text:list-item>
              <text:list>
                <text:list-item>
                  <text:h text:style-name="P348" text:outline-level="3">数据填充</text:h>
                </text:list-item>
              </text:list>
            </text:list-item>
          </text:list>
        </text:list-item>
      </text:list>
      <text:p text:style-name="Standard"><text:span text:style-name="T11"><text:tab/></text:span><text:span text:style-name="T6">数据填充有4个算法:</text:span><text:span text:style-name="T11"> algo_fill(),algo_fill_n(),algo_generate(),algo_generate_n()</text:span><text:span text:style-name="T6">前两个算法使用固定的数据填充数据区间,两个使用数据产生函数来产生数据填充数据区间.</text:span></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static void _fibonacci(const void* cpv_input, void* pv_output);</text:p>
      <text:p text:style-name="P15"/>
      <text:p text:style-name="P15">int main(int argc, char* argv[])</text:p>
      <text:p text:style-name="P15">{</text:p>
      <text:p text:style-name="P15"><text:s text:c="4"/>vector_t t_v = create_vector(int);</text:p>
      <text:p text:style-name="P15"><text:s text:c="4"/>iterator_t t_first, t_last;</text:p>
      <text:p text:style-name="P15"/>
      <text:p text:style-name="P15"><text:s text:c="4"/>vector_init_n(&amp;t_v, 20);</text:p>
      <text:p text:style-name="P15"><text:soft-page-break/><text:s text:c="4"/>algo_for_each(vector_begin(&amp;t_v), vector_end(&amp;t_v), _print);</text:p>
      <text:p text:style-name="P15"><text:s text:c="4"/>printf("\n");</text:p>
      <text:p text:style-name="P15"/>
      <text:p text:style-name="P15"><text:s text:c="4"/>t_first = t_last = vector_begin(&amp;t_v);</text:p>
      <text:p text:style-name="P15"><text:s text:c="4"/>iterator_advance(&amp;t_last, 5);</text:p>
      <text:p text:style-name="P15"><text:s text:c="4"/>algo_fill(t_first, t_last, 2);</text:p>
      <text:p text:style-name="P15"><text:s text:c="4"/>algo_for_each(vector_begin(&amp;t_v), vector_end(&amp;t_v), _print);</text:p>
      <text:p text:style-name="P15"><text:s text:c="4"/>printf("\n");</text:p>
      <text:p text:style-name="P15"><text:s text:c="4"/>algo_fill_n(t_last, 3, 5);</text:p>
      <text:p text:style-name="P15"><text:s text:c="4"/>algo_for_each(vector_begin(&amp;t_v), vector_end(&amp;t_v), _print);</text:p>
      <text:p text:style-name="P15"><text:s text:c="4"/>printf("\n");</text:p>
      <text:p text:style-name="P15"/>
      <text:p text:style-name="P15"><text:s text:c="4"/>iterator_advance(&amp;t_first, 10);</text:p>
      <text:p text:style-name="P15"><text:s text:c="4"/>iterator_advance(&amp;t_last, 10);</text:p>
      <text:p text:style-name="P15"><text:s text:c="4"/>algo_generate(t_first, t_last, _fibonacci);</text:p>
      <text:p text:style-name="P15"><text:s text:c="4"/>algo_for_each(vector_begin(&amp;t_v), vector_end(&amp;t_v), _print);</text:p>
      <text:p text:style-name="P15"><text:s text:c="4"/>printf("\n");</text:p>
      <text:p text:style-name="P15"><text:s text:c="4"/>algo_generate_n(t_last, 2, _fibonacci);</text:p>
      <text:p text:style-name="P15"><text:s text:c="4"/>algo_for_each(vector_begin(&amp;t_v), vector_end(&amp;t_v), _print);</text:p>
      <text:p text:style-name="P15"><text:s text:c="4"/>printf("\n");</text:p>
      <text:p text:style-name="P15"/>
      <text:p text:style-name="P15"><text:s text:c="4"/>vector_destroy(&amp;t_v);</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fibonacci(const void* cpv_input, void* pv_output)</text:p>
      <text:p text:style-name="P15">{</text:p>
      <text:p text:style-name="P15"><text:s text:c="4"/>static int i = 1;</text:p>
      <text:p text:style-name="P15"><text:s text:c="4"/>static int j = 0;</text:p>
      <text:p text:style-name="P15"/>
      <text:p text:style-name="P15"><text:s text:c="4"/>*(int*)pv_output = j + i;</text:p>
      <text:p text:style-name="P15"><text:s text:c="4"/>i = j;</text:p>
      <text:p text:style-name="P15"><text:s text:c="4"/>j = *(int*)pv_output;</text:p>
      <text:p text:style-name="P15">}</text:p>
      <text:p text:style-name="P8">结果:</text:p>
      <text:p text:style-name="P15">0 0 0 0 0 0 0 0 0 0 0 0 0 0 0 0 0 0 0 0 </text:p>
      <text:p text:style-name="P15">2 2 2 2 2 0 0 0 0 0 0 0 0 0 0 0 0 0 0 0 </text:p>
      <text:p text:style-name="P15">2 2 2 2 2 5 5 5 0 0 0 0 0 0 0 0 0 0 0 0 </text:p>
      <text:p text:style-name="P15">2 2 2 2 2 5 5 5 0 0 1 1 2 3 5 0 0 0 0 0 </text:p>
      <text:p text:style-name="P15"><text:soft-page-break/>2 2 2 2 2 5 5 5 0 0 1 1 2 3 5 8 13 0 0 0</text:p>
      <text:p text:style-name="P15"/>
      <text:list xml:id="list2037549715" text:continue-numbering="true" text:style-name="WW8Num13">
        <text:list-item>
          <text:list>
            <text:list-item>
              <text:list>
                <text:list-item>
                  <text:h text:style-name="P348" text:outline-level="3">移除数据</text:h>
                </text:list-item>
              </text:list>
            </text:list-item>
          </text:list>
        </text:list-item>
      </text:list>
      <text:p text:style-name="Standard"><text:span text:style-name="T11"><text:tab/></text:span><text:span text:style-name="T6">移除数据算法只是将符合条件的数据使用后面的数据覆盖掉,但是并不会真正的删除数据所占的内存,操作后在数据区间的后部留下了垃圾数据.移除数据算法有两种:第一种是移除符合条件的数据,第二种是移除相邻的符合条件的数据.</text:span></text:p>
      <text:p text:style-name="Standard"><text:span text:style-name="T6"><text:tab/></text:span><text:span text:style-name="T8">移除符合条件的数据:</text:span></text:p>
      <text:p text:style-name="Standard"><text:span text:style-name="T6"><text:tab/></text:span><text:span text:style-name="T11">algo_remove(),algo_remove_if(),algo_remove_copy(),algo_remove_copy_if()</text:span></text:p>
      <text:p text:style-name="P8">这4个函数是移除符合条件的数据算法的不同版本,从它们的后缀就可以看出它们的区别.</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static void _less4(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terator_t t_pos;</text:p>
      <text:p text:style-name="P15"/>
      <text:p text:style-name="P15"><text:s text:c="4"/>vector_init(&amp;t_v);</text:p>
      <text:p text:style-name="P15"><text:s text:c="4"/>list_init_n(&amp;t_l, 20);</text:p>
      <text:p text:style-name="P15"><text:s text:c="4"/>for(i = 2; i &lt;= 6; ++i)</text:p>
      <text:p text:style-name="P15"><text:s text:c="4"/>{</text:p>
      <text:p text:style-name="P15"><text:s text:c="8"/>vector_push_back(&amp;t_v, i);</text:p>
      <text:p text:style-name="P15"><text:s text:c="4"/>}</text:p>
      <text:p text:style-name="P15"><text:s text:c="4"/>for(i = 4; i &lt;= 9; ++i)</text:p>
      <text:p text:style-name="P15"><text:s text:c="4"/>{</text:p>
      <text:p text:style-name="P15"><text:s text:c="8"/>vector_push_back(&amp;t_v, i);</text:p>
      <text:p text:style-name="P15"><text:s text:c="4"/>}</text:p>
      <text:p text:style-name="P15"><text:s text:c="4"/>for(i = 1; i &lt;= 7; ++i)</text:p>
      <text:p text:style-name="P15"><text:s text:c="4"/>{</text:p>
      <text:p text:style-name="P15"><text:s text:c="8"/>vector_push_back(&amp;t_v, i);</text:p>
      <text:p text:style-name="P15"><text:s text:c="4"/>}</text:p>
      <text:p text:style-name="P15"><text:s text:c="4"/>printf("vector: <text:s text:c="11"/>");</text:p>
      <text:p text:style-name="P15"><text:s text:c="4"/>algo_for_each(vector_begin(&amp;t_v), vector_end(&amp;t_v), _print);</text:p>
      <text:p text:style-name="P15"><text:soft-page-break/><text:s text:c="4"/>printf("\n");</text:p>
      <text:p text:style-name="P15"/>
      <text:p text:style-name="P15"><text:s text:c="4"/>t_pos = algo_remove(vector_begin(&amp;t_v), vector_end(&amp;t_v), 5);</text:p>
      <text:p text:style-name="P15"><text:s text:c="4"/>printf("size not changed: <text:s/>");</text:p>
      <text:p text:style-name="P15"><text:s text:c="4"/>algo_for_each(vector_begin(&amp;t_v), vector_end(&amp;t_v), _print);</text:p>
      <text:p text:style-name="P15"><text:s text:c="4"/>printf("\n");</text:p>
      <text:p text:style-name="P15"><text:s text:c="4"/>vector_erase_range(&amp;t_v, t_pos, vector_end(&amp;t_v));</text:p>
      <text:p text:style-name="P15"><text:s text:c="4"/>printf("size changed: <text:s text:c="5"/>");</text:p>
      <text:p text:style-name="P15"><text:s text:c="4"/>algo_for_each(vector_begin(&amp;t_v), vector_end(&amp;t_v), _print);</text:p>
      <text:p text:style-name="P15"><text:s text:c="4"/>printf("\n");</text:p>
      <text:p text:style-name="P15"/>
      <text:p text:style-name="P15"><text:s text:c="4"/>list_erase_range(</text:p>
      <text:p text:style-name="P15"><text:s text:c="8"/>&amp;t_l, </text:p>
      <text:p text:style-name="P15"><text:s text:c="8"/>algo_remove_copy_if(</text:p>
      <text:p text:style-name="P15"><text:s text:c="12"/>vector_begin(&amp;t_v), vector_end(&amp;t_v), list_begin(&amp;t_l), _less4),</text:p>
      <text:p text:style-name="P15"><text:s text:c="8"/>list_end(&amp;t_l));</text:p>
      <text:p text:style-name="P15"><text:s text:c="4"/>printf("list(&lt; 4 removed): ");</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less4(const void* cpv_input, void* pv_output)</text:p>
      <text:p text:style-name="P15">{</text:p>
      <text:p text:style-name="P15"><text:s text:c="4"/>if(*(int*)cpv_input &lt; 4)</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8">结果:</text:p>
      <text:p text:style-name="P15">vector: <text:s text:c="11"/>2 3 4 5 6 4 5 6 7 8 9 1 2 3 4 5 6 7 </text:p>
      <text:p text:style-name="P15">size not changed: <text:s/>2 3 4 6 4 6 7 8 9 1 2 3 4 6 7 5 6 7 </text:p>
      <text:p text:style-name="P15"><text:soft-page-break/>size changed: <text:s text:c="5"/>2 3 4 6 4 6 7 8 9 1 2 3 4 6 7 </text:p>
      <text:p text:style-name="P15">list(&lt; 4 removed): 4 6 4 6 7 8 9 4 6 7</text:p>
      <text:p text:style-name="P15"/>
      <text:p text:style-name="Standard"><text:span text:style-name="T11"><text:tab/></text:span><text:span text:style-name="T8">移除相邻的符合条件的数据:</text:span></text:p>
      <text:p text:style-name="Standard"><text:span text:style-name="T8"><text:tab/></text:span><text:span text:style-name="T11">algo_unique(),algo_unique_if(),algo_unique_copy(),algo_unique_copy_if()</text:span></text:p>
      <text:p text:style-name="P8">这4个算法是移除相邻满足条件的数据,不相邻的不会受到影响.</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 text:c="4"/>list_t t_l = create_list(int);</text:p>
      <text:p text:style-name="P15"><text:s text:c="4"/>iterator_t t_pos;</text:p>
      <text:p text:style-name="P15"/>
      <text:p text:style-name="P15"><text:s text:c="4"/>vector_init(&amp;t_v1);</text:p>
      <text:p text:style-name="P15"><text:s text:c="4"/>vector_push_back(&amp;t_v1, 1);</text:p>
      <text:p text:style-name="P15"><text:s text:c="4"/>vector_push_back(&amp;t_v1, 4);</text:p>
      <text:p text:style-name="P15"><text:s text:c="4"/>vector_push_back(&amp;t_v1, 4);</text:p>
      <text:p text:style-name="P15"><text:s text:c="4"/>vector_push_back(&amp;t_v1, 6);</text:p>
      <text:p text:style-name="P15"><text:s text:c="4"/>vector_push_back(&amp;t_v1, 1);</text:p>
      <text:p text:style-name="P15"><text:s text:c="4"/>vector_push_back(&amp;t_v1, 2);</text:p>
      <text:p text:style-name="P15"><text:s text:c="4"/>vector_push_back(&amp;t_v1, 2);</text:p>
      <text:p text:style-name="P15"><text:s text:c="4"/>vector_push_back(&amp;t_v1, 3);</text:p>
      <text:p text:style-name="P15"><text:s text:c="4"/>vector_push_back(&amp;t_v1, 1);</text:p>
      <text:p text:style-name="P15"><text:s text:c="4"/>vector_push_back(&amp;t_v1, 6);</text:p>
      <text:p text:style-name="P15"><text:s text:c="4"/>vector_push_back(&amp;t_v1, 6);</text:p>
      <text:p text:style-name="P15"><text:s text:c="4"/>vector_push_back(&amp;t_v1, 6);</text:p>
      <text:p text:style-name="P15"><text:s text:c="4"/>vector_push_back(&amp;t_v1, 5);</text:p>
      <text:p text:style-name="P15"><text:s text:c="4"/>vector_push_back(&amp;t_v1, 7);</text:p>
      <text:p text:style-name="P15"><text:s text:c="4"/>vector_push_back(&amp;t_v1, 5);</text:p>
      <text:p text:style-name="P15"><text:s text:c="4"/>vector_push_back(&amp;t_v1, 4);</text:p>
      <text:p text:style-name="P15"><text:s text:c="4"/>vector_push_back(&amp;t_v1, 4);</text:p>
      <text:p text:style-name="P15"><text:s text:c="4"/>vector_init_copy(&amp;t_v2, &amp;t_v1);</text:p>
      <text:p text:style-name="P15"><text:s text:c="4"/>list_init_n(&amp;t_l, vector_size(&amp;t_v1));</text:p>
      <text:p text:style-name="P15"/>
      <text:p text:style-name="P15"><text:s text:c="4"/>printf("vector: <text:s text:c="10"/>");</text:p>
      <text:p text:style-name="P15"><text:s text:c="4"/>algo_for_each(vector_begin(&amp;t_v1), vector_end(&amp;t_v1), _print);</text:p>
      <text:p text:style-name="P15"><text:s text:c="4"/>printf("\n");</text:p>
      <text:p text:style-name="P15"><text:soft-page-break/><text:s text:c="4"/>t_pos = algo_unique(vector_begin(&amp;t_v1), vector_end(&amp;t_v1));</text:p>
      <text:p text:style-name="P15"><text:s text:c="4"/>printf("size not changed: ");</text:p>
      <text:p text:style-name="P15"><text:s text:c="4"/>algo_for_each(vector_begin(&amp;t_v1), vector_end(&amp;t_v1), _print);</text:p>
      <text:p text:style-name="P15"><text:s text:c="4"/>printf("\n");</text:p>
      <text:p text:style-name="P15"><text:s text:c="4"/>vector_erase_range(&amp;t_v1, t_pos, vector_end(&amp;t_v1));</text:p>
      <text:p text:style-name="P15"><text:s text:c="4"/>printf("size changed: <text:s text:c="4"/>");</text:p>
      <text:p text:style-name="P15"><text:s text:c="4"/>algo_for_each(vector_begin(&amp;t_v1), vector_end(&amp;t_v1), _print);</text:p>
      <text:p text:style-name="P15"><text:s text:c="4"/>printf("\n");</text:p>
      <text:p text:style-name="P15"/>
      <text:p text:style-name="P15"><text:s text:c="4"/>list_erase_range(</text:p>
      <text:p text:style-name="P15"><text:s text:c="8"/>&amp;t_l,</text:p>
      <text:p text:style-name="P15"><text:s text:c="8"/>algo_unique_copy_if(</text:p>
      <text:p text:style-name="P15"><text:s text:c="12"/>vector_begin(&amp;t_v2), vector_end(&amp;t_v2), </text:p>
      <text:p text:style-name="P93">list_begin(&amp;t_l), fun_great_int),</text:p>
      <text:p text:style-name="P15"><text:s text:c="8"/>list_end(&amp;t_l));</text:p>
      <text:p text:style-name="P15"><text:s text:c="4"/>printf("list: <text:s text:c="12"/>");</text:p>
      <text:p text:style-name="P15"><text:s text:c="4"/>algo_for_each(list_begin(&amp;t_l), list_end(&amp;t_l), _print);</text:p>
      <text:p text:style-name="P15"><text:s text:c="4"/>printf("\n");</text:p>
      <text:p text:style-name="P15"/>
      <text:p text:style-name="P15"><text:s text:c="4"/>vector_destroy(&amp;t_v1);</text:p>
      <text:p text:style-name="P15"><text:s text:c="4"/>vector_destroy(&amp;t_v2);</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text:s text:c="10"/>1 4 4 6 1 2 2 3 1 6 6 6 5 7 5 4 4 </text:p>
      <text:p text:style-name="P15">size not changed: 1 4 6 1 2 3 1 6 5 7 5 4 5 7 5 4 4 </text:p>
      <text:p text:style-name="P15">size changed: <text:s text:c="4"/>1 4 6 1 2 3 1 6 5 7 5 4 </text:p>
      <text:p text:style-name="P15">list: <text:s text:c="12"/>1 4 4 6 6 6 6 7</text:p>
      <text:list xml:id="list1269406554" text:continue-numbering="true" text:style-name="WW8Num13">
        <text:list-item>
          <text:list>
            <text:list-item>
              <text:list>
                <text:list-item>
                  <text:h text:style-name="P348" text:outline-level="3">逆序</text:h>
                </text:list-item>
              </text:list>
            </text:list-item>
          </text:list>
        </text:list-item>
      </text:list>
      <text:p text:style-name="Standard"><text:span text:style-name="T11"><text:tab/></text:span><text:span text:style-name="T6">逆序算法是将数据区间内的数据逆序:</text:span><text:span text:style-name="T11"> algo_reverse(),algo_reverse_copy()</text:span></text:p>
      <text:p text:style-name="P15">#include &lt;stdio.h&gt;</text:p>
      <text:p text:style-name="P15">#include &lt;cstl/cvector.h&gt;</text:p>
      <text:p text:style-name="P15">#include &lt;cstl/clist.h&gt;</text:p>
      <text:p text:style-name="P15"><text:soft-page-break/>#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terator_t t_first, t_last;</text:p>
      <text:p text:style-name="P15"/>
      <text:p text:style-name="P15"><text:s text:c="4"/>vector_init(&amp;t_v);</text:p>
      <text:p text:style-name="P15"><text:s text:c="4"/>for(i = 1; i &lt;= 9; ++i)</text:p>
      <text:p text:style-name="P15"><text:s text:c="4"/>{</text:p>
      <text:p text:style-name="P15"><text:s text:c="8"/>vector_push_back(&amp;t_v, i);</text:p>
      <text:p text:style-name="P15"><text:s text:c="4"/>}</text:p>
      <text:p text:style-name="P15"><text:s text:c="4"/>list_init_n(&amp;t_l, vector_size(&amp;t_v));</text:p>
      <text:p text:style-name="P15"/>
      <text:p text:style-name="P15"><text:s text:c="4"/>printf("vector: <text:s text:c="10"/>");</text:p>
      <text:p text:style-name="P15"><text:s text:c="4"/>algo_for_each(vector_begin(&amp;t_v), vector_end(&amp;t_v), _print);</text:p>
      <text:p text:style-name="P15"><text:s text:c="4"/>printf("\n");</text:p>
      <text:p text:style-name="P15"><text:s text:c="4"/>algo_reverse(vector_begin(&amp;t_v), vector_end(&amp;t_v));</text:p>
      <text:p text:style-name="P15"><text:s text:c="4"/>printf("reverse: <text:s text:c="9"/>");</text:p>
      <text:p text:style-name="P15"><text:s text:c="4"/>algo_for_each(vector_begin(&amp;t_v), vector_end(&amp;t_v), _print);</text:p>
      <text:p text:style-name="P15"><text:s text:c="4"/>printf("\n");</text:p>
      <text:p text:style-name="P15"><text:s text:c="4"/>t_first = vector_begin(&amp;t_v);</text:p>
      <text:p text:style-name="P15"><text:s text:c="4"/>t_last = vector_end(&amp;t_v);</text:p>
      <text:p text:style-name="P15"><text:s text:c="4"/>iterator_next(&amp;t_first), iterator_prev(&amp;t_last);</text:p>
      <text:p text:style-name="P15"><text:s text:c="4"/>algo_reverse(t_first, t_last);</text:p>
      <text:p text:style-name="P15"><text:s text:c="4"/>printf("reverse subrange: ");</text:p>
      <text:p text:style-name="P15"><text:s text:c="4"/>algo_for_each(vector_begin(&amp;t_v), vector_end(&amp;t_v), _print);</text:p>
      <text:p text:style-name="P15"><text:s text:c="4"/>printf("\n");</text:p>
      <text:p text:style-name="P15"/>
      <text:p text:style-name="P15"><text:s text:c="4"/>algo_reverse_copy(vector_begin(&amp;t_v), vector_end(&amp;t_v), list_begin(&amp;t_l));</text:p>
      <text:p text:style-name="P15"><text:s text:c="4"/>printf("list: <text:s text:c="12"/>");</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
      <text:p text:style-name="P15"><text:s text:c="4"/>return 0;</text:p>
      <text:p text:style-name="P15">}</text:p>
      <text:p text:style-name="P15"/>
      <text:p text:style-name="P15"><text:soft-page-break/>static void _print(const void* cpv_input, void* pv_output)</text:p>
      <text:p text:style-name="P15">{</text:p>
      <text:p text:style-name="P15"><text:s text:c="4"/>printf("%d ", *(int*)cpv_input);</text:p>
      <text:p text:style-name="P15">}</text:p>
      <text:p text:style-name="P8">结果:</text:p>
      <text:p text:style-name="P15">vector: <text:s text:c="10"/>1 2 3 4 5 6 7 8 9 </text:p>
      <text:p text:style-name="P15">reverse: <text:s text:c="9"/>9 8 7 6 5 4 3 2 1 </text:p>
      <text:p text:style-name="P15">reverse subrange: 9 2 3 4 5 6 7 8 1 </text:p>
      <text:p text:style-name="P15">list: <text:s text:c="12"/>1 8 7 6 5 4 3 2 9</text:p>
      <text:list xml:id="list1231564717" text:continue-numbering="true" text:style-name="WW8Num13">
        <text:list-item>
          <text:list>
            <text:list-item>
              <text:list>
                <text:list-item>
                  <text:h text:style-name="P348" text:outline-level="3">旋转数据</text:h>
                </text:list-item>
              </text:list>
            </text:list-item>
          </text:list>
        </text:list-item>
      </text:list>
      <text:p text:style-name="Standard"><text:span text:style-name="T11"><text:tab/></text:span><text:span text:style-name="T6">旋转数据是在同一个数据区间中将两部分数据互相掉换,它与algo_swap_ranges()不同,</text:span></text:p>
      <text:p text:style-name="P8">algo_swap_range()相互掉换的数据区间大小相同,并且可以不同属于一个区间,旋转数据算法是将一个数据区间的两部分互相掉换,并且两部分大小可以不同.</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terator_t t_pos;</text:p>
      <text:p text:style-name="P15"/>
      <text:p text:style-name="P15"><text:s text:c="4"/>vector_init(&amp;t_v);</text:p>
      <text:p text:style-name="P15"><text:s text:c="4"/>for(i = 0; i &lt; 10; ++i)</text:p>
      <text:p text:style-name="P15"><text:s text:c="4"/>{</text:p>
      <text:p text:style-name="P15"><text:s text:c="8"/>vector_push_back(&amp;t_v, i);</text:p>
      <text:p text:style-name="P15"><text:s text:c="4"/>}</text:p>
      <text:p text:style-name="P15"><text:s text:c="4"/>list_init_n(&amp;t_l, vector_size(&amp;t_v));</text:p>
      <text:p text:style-name="P15"/>
      <text:p text:style-name="P15"><text:s text:c="4"/>printf("vector: <text:s text:c="7"/>");</text:p>
      <text:p text:style-name="P15"><text:s text:c="4"/>algo_for_each(vector_begin(&amp;t_v), vector_end(&amp;t_v), _print);</text:p>
      <text:p text:style-name="P15"><text:s text:c="4"/>printf("\n");</text:p>
      <text:p text:style-name="P15"/>
      <text:p text:style-name="P15"><text:s text:c="4"/>t_pos = vector_begin(&amp;t_v);</text:p>
      <text:p text:style-name="P15"><text:s text:c="4"/>iterator_next(&amp;t_pos);</text:p>
      <text:p text:style-name="P15"><text:soft-page-break/><text:s text:c="4"/>algo_rotate(vector_begin(&amp;t_v), t_pos, vector_end(&amp;t_v));</text:p>
      <text:p text:style-name="P15"><text:s text:c="4"/>printf("one left: <text:s text:c="5"/>");</text:p>
      <text:p text:style-name="P15"><text:s text:c="4"/>algo_for_each(vector_begin(&amp;t_v), vector_end(&amp;t_v), _print);</text:p>
      <text:p text:style-name="P15"><text:s text:c="4"/>printf("\n");</text:p>
      <text:p text:style-name="P15"/>
      <text:p text:style-name="P15"><text:s text:c="4"/>t_pos = vector_end(&amp;t_v);</text:p>
      <text:p text:style-name="P15"><text:s text:c="4"/>iterator_prev_n(&amp;t_pos, 2);</text:p>
      <text:p text:style-name="P15"><text:s text:c="4"/>algo_rotate(vector_begin(&amp;t_v), t_pos, vector_end(&amp;t_v));</text:p>
      <text:p text:style-name="P15"><text:s text:c="4"/>printf("two right: <text:s text:c="4"/>");</text:p>
      <text:p text:style-name="P15"><text:s text:c="4"/>algo_for_each(vector_begin(&amp;t_v), vector_end(&amp;t_v), _print);</text:p>
      <text:p text:style-name="P15"><text:s text:c="4"/>printf("\n");</text:p>
      <text:p text:style-name="P15"/>
      <text:p text:style-name="P15"><text:s text:c="4"/>algo_rotate_copy(</text:p>
      <text:p text:style-name="P15"><text:s text:c="8"/>vector_begin(&amp;t_v),</text:p>
      <text:p text:style-name="P15"><text:s text:c="8"/>algo_find(vector_begin(&amp;t_v), vector_end(&amp;t_v), 4),</text:p>
      <text:p text:style-name="P15"><text:s text:c="8"/>vector_end(&amp;t_v),</text:p>
      <text:p text:style-name="P15"><text:s text:c="8"/>list_begin(&amp;t_l));</text:p>
      <text:p text:style-name="P15"><text:s text:c="4"/>printf("list(4 first): ");</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text:s text:c="7"/>0 1 2 3 4 5 6 7 8 9 </text:p>
      <text:p text:style-name="P15">one left: <text:s text:c="5"/>1 2 3 4 5 6 7 8 9 0 </text:p>
      <text:p text:style-name="P15">two right: <text:s text:c="4"/>9 0 1 2 3 4 5 6 7 8 </text:p>
      <text:p text:style-name="P15">list(4 first): 4 5 6 7 8 9 0 1 2 3</text:p>
      <text:list xml:id="list1386426974" text:continue-numbering="true" text:style-name="WW8Num13">
        <text:list-item>
          <text:list>
            <text:list-item>
              <text:list>
                <text:list-item>
                  <text:h text:style-name="P348" text:outline-level="3">随机重排</text:h>
                </text:list-item>
              </text:list>
            </text:list-item>
          </text:list>
        </text:list-item>
      </text:list>
      <text:p text:style-name="Standard"><text:span text:style-name="T11"><text:tab/></text:span><text:span text:style-name="T6">随机算法包括两种,第一种是将数据区间中的数据随机重排,第二种是对数据区间中的数据随机取样.</text:span></text:p>
      <text:p text:style-name="Standard"><text:span text:style-name="T6"><text:tab/></text:span><text:span text:style-name="T8">随机重排:</text:span><text:span text:style-name="T11"> algo_random_shuffle(),algo_random_shuffle_if()</text:span></text:p>
      <text:p text:style-name="P15">#include &lt;stdio.h&gt;</text:p>
      <text:p text:style-name="P15"><text:soft-page-break/>#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
      <text:p text:style-name="P15"><text:s text:c="4"/>vector_init(&amp;t_v);</text:p>
      <text:p text:style-name="P15"><text:s text:c="4"/>for(i = 0; i &lt; 10; ++i)</text:p>
      <text:p text:style-name="P15"><text:s text:c="4"/>{</text:p>
      <text:p text:style-name="P15"><text:s text:c="8"/>vector_push_back(&amp;t_v, i);</text:p>
      <text:p text:style-name="P15"><text:s text:c="4"/>}</text:p>
      <text:p text:style-name="P15"><text:s text:c="4"/>printf("vector: <text:s text:c="2"/>");</text:p>
      <text:p text:style-name="P15"><text:s text:c="4"/>algo_for_each(vector_begin(&amp;t_v), vector_end(&amp;t_v), _print);</text:p>
      <text:p text:style-name="P15"><text:s text:c="4"/>printf("\n");</text:p>
      <text:p text:style-name="P15"/>
      <text:p text:style-name="P15"><text:s text:c="4"/>algo_random_shuffle(vector_begin(&amp;t_v), vector_end(&amp;t_v));</text:p>
      <text:p text:style-name="P15"><text:s text:c="4"/>printf("shuffled: ");</text:p>
      <text:p text:style-name="P15"><text:s text:c="4"/>algo_for_each(vector_begin(&amp;t_v), vector_end(&amp;t_v), _print);</text:p>
      <text:p text:style-name="P15"><text:s text:c="4"/>printf("\n");</text:p>
      <text:p text:style-name="P15"/>
      <text:p text:style-name="P15"><text:s text:c="4"/>algo_sort(vector_begin(&amp;t_v), vector_end(&amp;t_v));</text:p>
      <text:p text:style-name="P15"><text:s text:c="4"/>printf("sorted: <text:s text:c="2"/>");</text:p>
      <text:p text:style-name="P15"><text:s text:c="4"/>algo_for_each(vector_begin(&amp;t_v), vector_end(&amp;t_v), _print);</text:p>
      <text:p text:style-name="P15"><text:s text:c="4"/>printf("\n");</text:p>
      <text:p text:style-name="P15"/>
      <text:p text:style-name="P15"><text:s text:c="4"/>algo_random_shuffle(vector_begin(&amp;t_v), vector_end(&amp;t_v));</text:p>
      <text:p text:style-name="P15"><text:s text:c="4"/>printf("shuffled: ");</text:p>
      <text:p text:style-name="P15"><text:s text:c="4"/>algo_for_each(vector_begin(&amp;t_v), vector_end(&amp;t_v), _print);</text:p>
      <text:p text:style-name="P15"><text:s text:c="4"/>printf("\n");</text:p>
      <text:p text:style-name="P15"/>
      <text:p text:style-name="P15"><text:s text:c="4"/>vector_destroy(&amp;t_v);</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text:soft-page-break/>vector: <text:s text:c="2"/>0 1 2 3 4 5 6 7 8 9 </text:p>
      <text:p text:style-name="P15">shuffled: 4 1 6 3 7 9 2 5 0 8 </text:p>
      <text:p text:style-name="P15">sorted: <text:s text:c="2"/>0 1 2 3 4 5 6 7 8 9 </text:p>
      <text:p text:style-name="P15">shuffled: 2 1 9 5 7 0 4 3 8 6</text:p>
      <text:p text:style-name="P15"/>
      <text:p text:style-name="P15"><text:tab/>随机抽样:</text:p>
      <text:p text:style-name="Standard"><text:span text:style-name="T11"><text:tab/></text:span><text:span text:style-name="T6">随机采样是将第一个数据区间中的数据随机的取出放在第二个数据区间中.</text:span></text:p>
      <text:p text:style-name="P80">algo_random_sample(),algo_random_sample_if(),</text:p>
      <text:p text:style-name="P80">algo_random_sample_n(),algo_random_sample_n_if()</text:p>
      <text:p text:style-name="P8">在第一个区间中的数据在第二个区间中最多只出现一次,第二个区间中的顺序是任意的,但不会影响第一个区间中的数据.</text:p>
      <text:p text:style-name="P15">#include &lt;stdio.h&gt;</text:p>
      <text:p text:style-name="P15">#include &lt;cstl/cvector.h&gt;</text:p>
      <text:p text:style-name="P15">#include &lt;cstl/cdeque.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deque_t t_dq = create_deque(int);</text:p>
      <text:p text:style-name="P15"><text:s text:c="4"/>int i = 0;</text:p>
      <text:p text:style-name="P15"/>
      <text:p text:style-name="P15"><text:s text:c="4"/>vector_init(&amp;t_v);</text:p>
      <text:p text:style-name="P15"><text:s text:c="4"/>for(i = 0; i &lt; 15; ++i)</text:p>
      <text:p text:style-name="P15"><text:s text:c="4"/>{</text:p>
      <text:p text:style-name="P15"><text:s text:c="8"/>vector_push_back(&amp;t_v, i);</text:p>
      <text:p text:style-name="P15"><text:s text:c="4"/>}</text:p>
      <text:p text:style-name="P15"><text:s text:c="4"/>printf("vector: ");</text:p>
      <text:p text:style-name="P15"><text:s text:c="4"/>algo_for_each(vector_begin(&amp;t_v), vector_end(&amp;t_v), _print);</text:p>
      <text:p text:style-name="P15"><text:s text:c="4"/>printf("\n");</text:p>
      <text:p text:style-name="P15"/>
      <text:p text:style-name="P15"><text:s text:c="4"/>deque_init_n(&amp;t_dq, 10);</text:p>
      <text:p text:style-name="P15"><text:s text:c="4"/>algo_random_sample(</text:p>
      <text:p text:style-name="P15"><text:s text:c="8"/>vector_begin(&amp;t_v), vector_end(&amp;t_v),</text:p>
      <text:p text:style-name="P15"><text:s text:c="8"/>deque_begin(&amp;t_dq), deque_end(&amp;t_dq));</text:p>
      <text:p text:style-name="P15"><text:s text:c="4"/>printf("deque: <text:s text:c="2"/>");</text:p>
      <text:p text:style-name="P15"><text:s text:c="4"/>algo_for_each(deque_begin(&amp;t_dq), deque_end(&amp;t_dq), _print);</text:p>
      <text:p text:style-name="P15"><text:s text:c="4"/>printf("\n");</text:p>
      <text:p text:style-name="P15"/>
      <text:p text:style-name="P15"><text:s text:c="4"/>deque_resize(&amp;t_dq, 20);</text:p>
      <text:p text:style-name="P15"><text:s text:c="4"/>algo_random_sample(</text:p>
      <text:p text:style-name="P15"><text:s text:c="8"/>vector_begin(&amp;t_v), vector_end(&amp;t_v),</text:p>
      <text:p text:style-name="P15"><text:soft-page-break/><text:s text:c="8"/>deque_begin(&amp;t_dq), deque_end(&amp;t_dq));</text:p>
      <text:p text:style-name="P15"><text:s text:c="4"/>printf("deque: <text:s text:c="2"/>");</text:p>
      <text:p text:style-name="P15"><text:s text:c="4"/>algo_for_each(deque_begin(&amp;t_dq), deque_end(&amp;t_dq), _print);</text:p>
      <text:p text:style-name="P15"><text:s text:c="4"/>printf("\n");</text:p>
      <text:p text:style-name="P15"/>
      <text:p text:style-name="P15"><text:s text:c="4"/>vector_destroy(&amp;t_v);</text:p>
      <text:p text:style-name="P15"><text:s text:c="4"/>deque_destroy(&amp;t_dq);</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0 1 2 3 4 5 6 7 8 9 10 11 12 13 14 </text:p>
      <text:p text:style-name="P15">deque: <text:s text:c="2"/>14 12 10 3 4 5 6 11 8 9 </text:p>
      <text:p text:style-name="P15">deque: <text:s text:c="2"/>0 1 2 3 4 5 6 7 8 9 10 11 12 13 14 0 0 0 0 0</text:p>
      <text:list xml:id="list1629328213" text:continue-numbering="true" text:style-name="WW8Num13">
        <text:list-item>
          <text:list>
            <text:list-item>
              <text:list>
                <text:list-item>
                  <text:h text:style-name="P348" text:outline-level="3">划分</text:h>
                </text:list-item>
              </text:list>
            </text:list-item>
          </text:list>
        </text:list-item>
      </text:list>
      <text:p text:style-name="Standard"><text:span text:style-name="T11"><text:tab/></text:span><text:span text:style-name="T6">划分算法是将符合条件的数据移动到数据区间的前部,剩余的移动到数据区间的后部.划分分为稳定划分和不稳定的划分:</text:span><text:span text:style-name="T11"> algo_partition(),algo_stable_partition()</text:span></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static void _is_even(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 text:c="4"/>int i = 0;</text:p>
      <text:p text:style-name="P15"><text:s text:c="4"/>iterator_t t_pos;</text:p>
      <text:p text:style-name="P15"/>
      <text:p text:style-name="P15"><text:s text:c="4"/>vector_init(&amp;t_v1);</text:p>
      <text:p text:style-name="P15"><text:s text:c="4"/>vector_init(&amp;t_v2);</text:p>
      <text:p text:style-name="P15"><text:s text:c="4"/>for(i = 1; i &lt;= 9; ++i)</text:p>
      <text:p text:style-name="P15"><text:s text:c="4"/>{</text:p>
      <text:p text:style-name="P15"><text:soft-page-break/><text:s text:c="8"/>vector_push_back(&amp;t_v1, i);</text:p>
      <text:p text:style-name="P15"><text:s text:c="8"/>vector_push_back(&amp;t_v2, i);</text:p>
      <text:p text:style-name="P15"><text:s text:c="4"/>}</text:p>
      <text:p text:style-name="P15"><text:s text:c="4"/>printf("vector1: ");</text:p>
      <text:p text:style-name="P15"><text:s text:c="4"/>algo_for_each(vector_begin(&amp;t_v1), vector_end(&amp;t_v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
      <text:p text:style-name="P15"><text:s text:c="4"/>t_pos = algo_partition(vector_begin(&amp;t_v1), vector_end(&amp;t_v1), _is_even);</text:p>
      <text:p text:style-name="P15"><text:s text:c="4"/>printf("vector1: ");</text:p>
      <text:p text:style-name="P15"><text:s text:c="4"/>algo_for_each(vector_begin(&amp;t_v1), vector_end(&amp;t_v1), _print);</text:p>
      <text:p text:style-name="P15"><text:s text:c="4"/>printf("\n");</text:p>
      <text:p text:style-name="P15"><text:s text:c="4"/>printf("first odd element: %d\n", *(int*)iterator_get_pointer(&amp;t_pos));</text:p>
      <text:p text:style-name="P15"/>
      <text:p text:style-name="P80">t_pos = algo_stable_partition(</text:p>
      <text:p text:style-name="P91">vector_begin(&amp;t_v2), vector_end(&amp;t_v2), _is_even);</text:p>
      <text:p text:style-name="P15"><text:s text:c="4"/>printf("vector2: ");</text:p>
      <text:p text:style-name="P15"><text:s text:c="4"/>algo_for_each(vector_begin(&amp;t_v2), vector_end(&amp;t_v2), _print);</text:p>
      <text:p text:style-name="P15"><text:s text:c="4"/>printf("\n");</text:p>
      <text:p text:style-name="P15"><text:s text:c="4"/>printf("first odd element: %d\n", *(int*)iterator_get_pointer(&amp;t_pos));</text:p>
      <text:p text:style-name="P15"/>
      <text:p text:style-name="P15"><text:s text:c="4"/>vector_destroy(&amp;t_v1);</text:p>
      <text:p text:style-name="P15"><text:s text:c="4"/>vector_destroy(&amp;t_v2);</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is_even(const void* cpv_input, void* pv_output)</text:p>
      <text:p text:style-name="P15">{</text:p>
      <text:p text:style-name="P15"><text:s text:c="4"/>if(*(int*)cpv_input % 2 == 0)</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8">结果:</text:p>
      <text:p text:style-name="P15"><text:soft-page-break/>vector1: 1 2 3 4 5 6 7 8 9 </text:p>
      <text:p text:style-name="P15">vector2: 1 2 3 4 5 6 7 8 9 </text:p>
      <text:p text:style-name="P15">vector1: 8 2 6 4 5 3 7 1 9 </text:p>
      <text:p text:style-name="P15">first odd element: 5</text:p>
      <text:p text:style-name="P15">vector2: 2 4 6 8 1 3 5 7 9 </text:p>
      <text:p text:style-name="P15">first odd element: 1</text:p>
      <text:list xml:id="list714118451" text:continue-numbering="true" text:style-name="WW8Num13">
        <text:list-item>
          <text:list>
            <text:list-item>
              <text:h text:style-name="P335" text:outline-level="2">排序算法</text:h>
            </text:list-item>
          </text:list>
        </text:list-item>
      </text:list>
      <text:p text:style-name="Standard"><text:span text:style-name="T3"><text:tab/></text:span><text:span text:style-name="T6">排序算法是将数据区间排序或者是基于有序的数据区间的操作.</text:span></text:p>
      <table:table table:name="Table97" table:style-name="Table97">
        <table:table-column table:style-name="Table97.A"/>
        <table:table-column table:style-name="Table97.B"/>
        <table:table-row table:style-name="Table97.1">
          <table:table-cell table:style-name="Table97.A1" office:value-type="string">
            <text:p text:style-name="P16">algo_sort()</text:p>
          </table:table-cell>
          <table:table-cell table:style-name="Table97.B1" office:value-type="string">
            <text:p text:style-name="P9">排序.</text:p>
          </table:table-cell>
        </table:table-row>
        <table:table-row table:style-name="Table97.1">
          <table:table-cell table:style-name="Table97.A1" office:value-type="string">
            <text:p text:style-name="P16">algo_sort_if()</text:p>
          </table:table-cell>
          <table:table-cell table:style-name="Table97.B1" office:value-type="string">
            <text:p text:style-name="P9">使用特定的规则排序.</text:p>
          </table:table-cell>
        </table:table-row>
        <table:table-row table:style-name="Table97.1">
          <table:table-cell table:style-name="Table97.A1" office:value-type="string">
            <text:p text:style-name="P16">algo_stable_sort()</text:p>
          </table:table-cell>
          <table:table-cell table:style-name="Table97.B1" office:value-type="string">
            <text:p text:style-name="P9">稳定排序.</text:p>
          </table:table-cell>
        </table:table-row>
        <table:table-row table:style-name="Table97.1">
          <table:table-cell table:style-name="Table97.A1" office:value-type="string">
            <text:p text:style-name="P16">algo_stable_sort_if()</text:p>
          </table:table-cell>
          <table:table-cell table:style-name="Table97.B1" office:value-type="string">
            <text:p text:style-name="P9">使用特定规则的稳定排序.</text:p>
          </table:table-cell>
        </table:table-row>
        <table:table-row table:style-name="Table97.1">
          <table:table-cell table:style-name="Table97.A1" office:value-type="string">
            <text:p text:style-name="P16">algo_partial_sort()</text:p>
          </table:table-cell>
          <table:table-cell table:style-name="Table97.B1" office:value-type="string">
            <text:p text:style-name="P9">局部排序.</text:p>
          </table:table-cell>
        </table:table-row>
        <table:table-row table:style-name="Table97.1">
          <table:table-cell table:style-name="Table97.A1" office:value-type="string">
            <text:p text:style-name="P16">algo_partial_sort_if()</text:p>
          </table:table-cell>
          <table:table-cell table:style-name="Table97.B1" office:value-type="string">
            <text:p text:style-name="P9">使用特定规则局部排序.</text:p>
          </table:table-cell>
        </table:table-row>
        <table:table-row table:style-name="Table97.1">
          <table:table-cell table:style-name="Table97.A1" office:value-type="string">
            <text:p text:style-name="P16">algo_partial_sort_copy()</text:p>
          </table:table-cell>
          <table:table-cell table:style-name="Table97.B1" office:value-type="string">
            <text:p text:style-name="P9">将局部排序的结果拷贝到两一个区间内.</text:p>
          </table:table-cell>
        </table:table-row>
        <table:table-row table:style-name="Table97.1">
          <table:table-cell table:style-name="Table97.A1" office:value-type="string">
            <text:p text:style-name="P16">algo_partial_sort_copy_if()</text:p>
          </table:table-cell>
          <table:table-cell table:style-name="Table97.B1" office:value-type="string">
            <text:p text:style-name="P9">使用特定规则局部排序,并将结果拷贝到另一个区间内.</text:p>
          </table:table-cell>
        </table:table-row>
        <table:table-row table:style-name="Table97.1">
          <table:table-cell table:style-name="Table97.A1" office:value-type="string">
            <text:p text:style-name="P16">algo_is_sorted()</text:p>
          </table:table-cell>
          <table:table-cell table:style-name="Table97.B1" office:value-type="string">
            <text:p text:style-name="P9">判断数据区间是否已排序.</text:p>
          </table:table-cell>
        </table:table-row>
        <table:table-row table:style-name="Table97.1">
          <table:table-cell table:style-name="Table97.A1" office:value-type="string">
            <text:p text:style-name="P16">algo_is_sorted_if()</text:p>
          </table:table-cell>
          <table:table-cell table:style-name="Table97.B1" office:value-type="string">
            <text:p text:style-name="P9">判断数据区间是否根据特定规则已经排序.</text:p>
          </table:table-cell>
        </table:table-row>
        <table:table-row table:style-name="Table97.1">
          <table:table-cell table:style-name="Table97.A1" office:value-type="string">
            <text:p text:style-name="P16">algo_nth_element()</text:p>
          </table:table-cell>
          <table:table-cell table:style-name="Table97.B1" office:value-type="string">
            <text:p text:style-name="P9">获得排序后的第n个数据.</text:p>
          </table:table-cell>
        </table:table-row>
        <table:table-row table:style-name="Table97.1">
          <table:table-cell table:style-name="Table97.A1" office:value-type="string">
            <text:p text:style-name="P16">algo_nth_element_if()</text:p>
          </table:table-cell>
          <table:table-cell table:style-name="Table97.B1" office:value-type="string">
            <text:p text:style-name="P9">获得使用特定规则排序后的第n个数据.</text:p>
          </table:table-cell>
        </table:table-row>
        <table:table-row table:style-name="Table97.1">
          <table:table-cell table:style-name="Table97.A1" office:value-type="string">
            <text:p text:style-name="P16">algo_lower_bound()</text:p>
          </table:table-cell>
          <table:table-cell table:style-name="Table97.B1" office:value-type="string">
            <text:p text:style-name="P9">获得第一个不小于指定数据的迭代器.</text:p>
          </table:table-cell>
        </table:table-row>
        <table:table-row table:style-name="Table97.1">
          <table:table-cell table:style-name="Table97.A1" office:value-type="string">
            <text:p text:style-name="P16">algo_lower_bound_if()</text:p>
          </table:table-cell>
          <table:table-cell table:style-name="Table97.B1" office:value-type="string">
            <text:p text:style-name="P9">同上,但是使用特定规则.</text:p>
          </table:table-cell>
        </table:table-row>
        <table:table-row table:style-name="Table97.1">
          <table:table-cell table:style-name="Table97.A1" office:value-type="string">
            <text:p text:style-name="P16">algo_upper_bound()</text:p>
          </table:table-cell>
          <table:table-cell table:style-name="Table97.B1" office:value-type="string">
            <text:p text:style-name="P9">获得第一个大于指定数据的迭代器.</text:p>
          </table:table-cell>
        </table:table-row>
        <table:table-row table:style-name="Table97.1">
          <table:table-cell table:style-name="Table97.A1" office:value-type="string">
            <text:p text:style-name="P16">algo_upper_bound_if()</text:p>
          </table:table-cell>
          <table:table-cell table:style-name="Table97.B1" office:value-type="string">
            <text:p text:style-name="P9">同上,但是使用特定规则.</text:p>
          </table:table-cell>
        </table:table-row>
        <table:table-row table:style-name="Table97.1">
          <table:table-cell table:style-name="Table97.A1" office:value-type="string">
            <text:p text:style-name="P16">algo_equal_range()</text:p>
          </table:table-cell>
          <table:table-cell table:style-name="Table97.B1" office:value-type="string">
            <text:p text:style-name="P9">获得包含指定数据的数据区间.</text:p>
          </table:table-cell>
        </table:table-row>
        <table:table-row table:style-name="Table97.1">
          <table:table-cell table:style-name="Table97.A1" office:value-type="string">
            <text:p text:style-name="P16">algo_equal_range_if()</text:p>
          </table:table-cell>
          <table:table-cell table:style-name="Table97.B1" office:value-type="string">
            <text:p text:style-name="P9">同上,但是使用特定规则.</text:p>
          </table:table-cell>
        </table:table-row>
        <table:table-row table:style-name="Table97.1">
          <table:table-cell table:style-name="Table97.A1" office:value-type="string">
            <text:p text:style-name="P16">algo_binary_search()</text:p>
          </table:table-cell>
          <table:table-cell table:style-name="Table97.B1" office:value-type="string">
            <text:p text:style-name="P9">二叉查找.</text:p>
          </table:table-cell>
        </table:table-row>
        <table:table-row table:style-name="Table97.1">
          <table:table-cell table:style-name="Table97.A1" office:value-type="string">
            <text:p text:style-name="P16">algo_binary_search_if()</text:p>
          </table:table-cell>
          <table:table-cell table:style-name="Table97.B1" office:value-type="string">
            <text:p text:style-name="P9">使用特定规则进行二叉查找.</text:p>
          </table:table-cell>
        </table:table-row>
        <table:table-row table:style-name="Table97.1">
          <table:table-cell table:style-name="Table97.A1" office:value-type="string">
            <text:p text:style-name="P16">algo_merge()</text:p>
          </table:table-cell>
          <table:table-cell table:style-name="Table97.B1" office:value-type="string">
            <text:p text:style-name="P9">合并.</text:p>
          </table:table-cell>
        </table:table-row>
        <table:table-row table:style-name="Table97.1">
          <table:table-cell table:style-name="Table97.A1" office:value-type="string">
            <text:p text:style-name="P16">algo_merge_if()</text:p>
          </table:table-cell>
          <table:table-cell table:style-name="Table97.B1" office:value-type="string">
            <text:p text:style-name="P9">使用特定规则合并.</text:p>
          </table:table-cell>
        </table:table-row>
        <table:table-row table:style-name="Table97.1">
          <table:table-cell table:style-name="Table97.A1" office:value-type="string">
            <text:p text:style-name="P16">algo_inplace_merge()</text:p>
          </table:table-cell>
          <table:table-cell table:style-name="Table97.B1" office:value-type="string">
            <text:p text:style-name="P9">将一个数据区间的两个已排序的部分合并.</text:p>
          </table:table-cell>
        </table:table-row>
        <table:table-row table:style-name="Table97.1">
          <table:table-cell table:style-name="Table97.A1" office:value-type="string">
            <text:p text:style-name="P16">algo_inplace_merge_if()</text:p>
          </table:table-cell>
          <table:table-cell table:style-name="Table97.B1" office:value-type="string">
            <text:p text:style-name="P9">使用特定规则将一个数据区间的两个已排序的部分合并.</text:p>
          </table:table-cell>
        </table:table-row>
        <table:table-row table:style-name="Table97.1">
          <table:table-cell table:style-name="Table97.A1" office:value-type="string">
            <text:p text:style-name="P16">algo_includes()</text:p>
          </table:table-cell>
          <table:table-cell table:style-name="Table97.B1" office:value-type="string">
            <text:p text:style-name="P9">判断第一个数据区间中是否包含第二个区间中的所有数据.</text:p>
          </table:table-cell>
        </table:table-row>
        <table:table-row table:style-name="Table97.1">
          <table:table-cell table:style-name="Table97.A1" office:value-type="string">
            <text:p text:style-name="P16">algo_includes_if()</text:p>
          </table:table-cell>
          <table:table-cell table:style-name="Table97.B1" office:value-type="string">
            <text:p text:style-name="P9">使用特定规则,判断第一个数据区间中是否包含第二个区间中的所有数据.</text:p>
          </table:table-cell>
        </table:table-row>
        <table:table-row table:style-name="Table97.1">
          <table:table-cell table:style-name="Table97.A1" office:value-type="string">
            <text:p text:style-name="P16">algo_set_union()</text:p>
          </table:table-cell>
          <table:table-cell table:style-name="Table97.B1" office:value-type="string">
            <text:p text:style-name="P9">求并集.</text:p>
          </table:table-cell>
        </table:table-row>
        <table:table-row table:style-name="Table97.1">
          <table:table-cell table:style-name="Table97.A1" office:value-type="string">
            <text:p text:style-name="P16">algo_set_union_if()</text:p>
          </table:table-cell>
          <table:table-cell table:style-name="Table97.B1" office:value-type="string">
            <text:p text:style-name="P9">使用特定规则,求并集.</text:p>
          </table:table-cell>
        </table:table-row>
        <table:table-row table:style-name="Table97.1">
          <table:table-cell table:style-name="Table97.A1" office:value-type="string">
            <text:p text:style-name="P16">algo_set_intersection()</text:p>
          </table:table-cell>
          <table:table-cell table:style-name="Table97.B1" office:value-type="string">
            <text:p text:style-name="P9">求交集.</text:p>
          </table:table-cell>
        </table:table-row>
        <table:table-row table:style-name="Table97.1">
          <table:table-cell table:style-name="Table97.A1" office:value-type="string">
            <text:p text:style-name="P16">algo_set_intersection_if()</text:p>
          </table:table-cell>
          <table:table-cell table:style-name="Table97.B1" office:value-type="string">
            <text:p text:style-name="P9">使用特定规则,求交集.</text:p>
          </table:table-cell>
        </table:table-row>
        <table:table-row table:style-name="Table97.1">
          <table:table-cell table:style-name="Table97.A1" office:value-type="string">
            <text:p text:style-name="P16">algo_set_difference()</text:p>
          </table:table-cell>
          <table:table-cell table:style-name="Table97.B1" office:value-type="string">
            <text:p text:style-name="P9">求差集.</text:p>
          </table:table-cell>
        </table:table-row>
        <text:soft-page-break/>
        <table:table-row table:style-name="Table97.1">
          <table:table-cell table:style-name="Table97.A1" office:value-type="string">
            <text:p text:style-name="P16">algo_set_difference_if()</text:p>
          </table:table-cell>
          <table:table-cell table:style-name="Table97.B1" office:value-type="string">
            <text:p text:style-name="P9">使用特定规则,求差集.</text:p>
          </table:table-cell>
        </table:table-row>
        <table:table-row table:style-name="Table97.1">
          <table:table-cell table:style-name="Table97.A1" office:value-type="string">
            <text:p text:style-name="P16">algo_set_symmetric_difference()</text:p>
          </table:table-cell>
          <table:table-cell table:style-name="Table97.B1" office:value-type="string">
            <text:p text:style-name="P9">求对称差集.</text:p>
          </table:table-cell>
        </table:table-row>
        <table:table-row table:style-name="Table97.1">
          <table:table-cell table:style-name="Table97.A1" office:value-type="string">
            <text:p text:style-name="P16">algo_set_symmetric_difference_if()</text:p>
          </table:table-cell>
          <table:table-cell table:style-name="Table97.B1" office:value-type="string">
            <text:p text:style-name="P9">使用特定规则,求对称差集.</text:p>
          </table:table-cell>
        </table:table-row>
        <table:table-row table:style-name="Table97.1">
          <table:table-cell table:style-name="Table97.A1" office:value-type="string">
            <text:p text:style-name="P16">algo_push_heap()</text:p>
          </table:table-cell>
          <table:table-cell table:style-name="Table97.B1" office:value-type="string">
            <text:p text:style-name="P9">向堆中插入一个数据.</text:p>
          </table:table-cell>
        </table:table-row>
        <table:table-row table:style-name="Table97.1">
          <table:table-cell table:style-name="Table97.A1" office:value-type="string">
            <text:p text:style-name="P16">algo_push_heap_if()</text:p>
          </table:table-cell>
          <table:table-cell table:style-name="Table97.B1" office:value-type="string">
            <text:p text:style-name="P9">使用特定规则向堆中插入一个数据.</text:p>
          </table:table-cell>
        </table:table-row>
        <table:table-row table:style-name="Table97.1">
          <table:table-cell table:style-name="Table97.A1" office:value-type="string">
            <text:p text:style-name="P16">algo_pop_heap()</text:p>
          </table:table-cell>
          <table:table-cell table:style-name="Table97.B1" office:value-type="string">
            <text:p text:style-name="P9">从堆中弹出一个数据.</text:p>
          </table:table-cell>
        </table:table-row>
        <table:table-row table:style-name="Table97.1">
          <table:table-cell table:style-name="Table97.A1" office:value-type="string">
            <text:p text:style-name="P16">algo_pop_heap_if()</text:p>
          </table:table-cell>
          <table:table-cell table:style-name="Table97.B1" office:value-type="string">
            <text:p text:style-name="P9">使用特定规则从堆中弹出一个数据.</text:p>
          </table:table-cell>
        </table:table-row>
        <table:table-row table:style-name="Table97.1">
          <table:table-cell table:style-name="Table97.A1" office:value-type="string">
            <text:p text:style-name="P16">algo_make_heap()</text:p>
          </table:table-cell>
          <table:table-cell table:style-name="Table97.B1" office:value-type="string">
            <text:p text:style-name="P9">将数据区间转变成一个堆.</text:p>
          </table:table-cell>
        </table:table-row>
        <table:table-row table:style-name="Table97.1">
          <table:table-cell table:style-name="Table97.A1" office:value-type="string">
            <text:p text:style-name="P16">algo_make_heap_if()</text:p>
          </table:table-cell>
          <table:table-cell table:style-name="Table97.B1" office:value-type="string">
            <text:p text:style-name="P9">使用特定规则将数据区间转变成一个堆.</text:p>
          </table:table-cell>
        </table:table-row>
        <table:table-row table:style-name="Table97.1">
          <table:table-cell table:style-name="Table97.A1" office:value-type="string">
            <text:p text:style-name="P16">algo_sort_heap()</text:p>
          </table:table-cell>
          <table:table-cell table:style-name="Table97.B1" office:value-type="string">
            <text:p text:style-name="P9">堆排序.</text:p>
          </table:table-cell>
        </table:table-row>
        <table:table-row table:style-name="Table97.1">
          <table:table-cell table:style-name="Table97.A1" office:value-type="string">
            <text:p text:style-name="P16">algo_sort_heap_if()</text:p>
          </table:table-cell>
          <table:table-cell table:style-name="Table97.B1" office:value-type="string">
            <text:p text:style-name="P9">使用特定规则进行堆排序.</text:p>
          </table:table-cell>
        </table:table-row>
        <table:table-row table:style-name="Table97.1">
          <table:table-cell table:style-name="Table97.A1" office:value-type="string">
            <text:p text:style-name="P16">algo_is_heap()</text:p>
          </table:table-cell>
          <table:table-cell table:style-name="Table97.B1" office:value-type="string">
            <text:p text:style-name="P9">判断一个数据区间是否是堆.</text:p>
          </table:table-cell>
        </table:table-row>
        <table:table-row table:style-name="Table97.1">
          <table:table-cell table:style-name="Table97.A1" office:value-type="string">
            <text:p text:style-name="P16">algo_is_heap_if()</text:p>
          </table:table-cell>
          <table:table-cell table:style-name="Table97.B1" office:value-type="string">
            <text:p text:style-name="P9">使用特定规则判断一个数据区间是否是堆.</text:p>
          </table:table-cell>
        </table:table-row>
        <table:table-row table:style-name="Table97.1">
          <table:table-cell table:style-name="Table97.A1" office:value-type="string">
            <text:p text:style-name="P16">algo_min()</text:p>
          </table:table-cell>
          <table:table-cell table:style-name="Table97.B1" office:value-type="string">
            <text:p text:style-name="P9">获得最小数据的迭代器.</text:p>
          </table:table-cell>
        </table:table-row>
        <table:table-row table:style-name="Table97.1">
          <table:table-cell table:style-name="Table97.A1" office:value-type="string">
            <text:p text:style-name="P16">algo_min_if()</text:p>
          </table:table-cell>
          <table:table-cell table:style-name="Table97.B1" office:value-type="string">
            <text:p text:style-name="P9">使用特定规则获得最小数据的迭代器.</text:p>
          </table:table-cell>
        </table:table-row>
        <table:table-row table:style-name="Table97.1">
          <table:table-cell table:style-name="Table97.A1" office:value-type="string">
            <text:p text:style-name="P16">algo_max()</text:p>
          </table:table-cell>
          <table:table-cell table:style-name="Table97.B1" office:value-type="string">
            <text:p text:style-name="P9">获得最大数据的迭代器.</text:p>
          </table:table-cell>
        </table:table-row>
        <table:table-row table:style-name="Table97.1">
          <table:table-cell table:style-name="Table97.A1" office:value-type="string">
            <text:p text:style-name="P16">algo_max_if()</text:p>
          </table:table-cell>
          <table:table-cell table:style-name="Table97.B1" office:value-type="string">
            <text:p text:style-name="P9">使用特定规则获得最大数据的迭代器.</text:p>
          </table:table-cell>
        </table:table-row>
        <table:table-row table:style-name="Table97.1">
          <table:table-cell table:style-name="Table97.A1" office:value-type="string">
            <text:p text:style-name="P16">algo_min_element()</text:p>
          </table:table-cell>
          <table:table-cell table:style-name="Table97.B1" office:value-type="string">
            <text:p text:style-name="P9">获得数据区间中最小数据的迭代器.</text:p>
          </table:table-cell>
        </table:table-row>
        <table:table-row table:style-name="Table97.1">
          <table:table-cell table:style-name="Table97.A1" office:value-type="string">
            <text:p text:style-name="P16">algo_min_element_if()</text:p>
          </table:table-cell>
          <table:table-cell table:style-name="Table97.B1" office:value-type="string">
            <text:p text:style-name="P9">使用特定规则获得数据区间中最小数据的迭代器.</text:p>
          </table:table-cell>
        </table:table-row>
        <table:table-row table:style-name="Table97.1">
          <table:table-cell table:style-name="Table97.A1" office:value-type="string">
            <text:p text:style-name="P16">algo_max_element()</text:p>
          </table:table-cell>
          <table:table-cell table:style-name="Table97.B1" office:value-type="string">
            <text:p text:style-name="P9">获得数据区间中最大数据的迭代器.</text:p>
          </table:table-cell>
        </table:table-row>
        <table:table-row table:style-name="Table97.1">
          <table:table-cell table:style-name="Table97.A1" office:value-type="string">
            <text:p text:style-name="P16">algo_max_element_if()</text:p>
          </table:table-cell>
          <table:table-cell table:style-name="Table97.B1" office:value-type="string">
            <text:p text:style-name="P9">使用特定规则获得数据区间中最大数据的迭代器.</text:p>
          </table:table-cell>
        </table:table-row>
        <table:table-row table:style-name="Table97.1">
          <table:table-cell table:style-name="Table97.A1" office:value-type="string">
            <text:p text:style-name="P16">algo_lexicographical_compare()</text:p>
          </table:table-cell>
          <table:table-cell table:style-name="Table97.B1" office:value-type="string">
            <text:p text:style-name="P9">按字典顺序比较.</text:p>
          </table:table-cell>
        </table:table-row>
        <table:table-row table:style-name="Table97.1">
          <table:table-cell table:style-name="Table97.A1" office:value-type="string">
            <text:p text:style-name="P16">algo_lexicographical_compare_if()</text:p>
          </table:table-cell>
          <table:table-cell table:style-name="Table97.B1" office:value-type="string">
            <text:p text:style-name="P9">使用特定规则按字典顺序比较.</text:p>
          </table:table-cell>
        </table:table-row>
        <table:table-row table:style-name="Table97.1">
          <table:table-cell table:style-name="Table97.A1" office:value-type="string">
            <text:p text:style-name="P16">algo_lexicographical_compare_3way()</text:p>
          </table:table-cell>
          <table:table-cell table:style-name="Table97.B1" office:value-type="string">
            <text:p text:style-name="P9">按字典顺序比较,返回3种结果.</text:p>
          </table:table-cell>
        </table:table-row>
        <table:table-row table:style-name="Table97.1">
          <table:table-cell table:style-name="Table97.A1" office:value-type="string">
            <text:p text:style-name="P16">algo_lexicographical_compare_3way_if()</text:p>
          </table:table-cell>
          <table:table-cell table:style-name="Table97.B1" office:value-type="string">
            <text:p text:style-name="P9">使用特定规则按字典顺序比较,返回3种结果.</text:p>
          </table:table-cell>
        </table:table-row>
        <table:table-row table:style-name="Table97.1">
          <table:table-cell table:style-name="Table97.A1" office:value-type="string">
            <text:p text:style-name="P16">algo_next_permutation()</text:p>
          </table:table-cell>
          <table:table-cell table:style-name="Table97.B1" office:value-type="string">
            <text:p text:style-name="P9">将数据区间中的数据转变到下一个排序组合.</text:p>
          </table:table-cell>
        </table:table-row>
        <table:table-row table:style-name="Table97.1">
          <table:table-cell table:style-name="Table97.A1" office:value-type="string">
            <text:p text:style-name="P16">algo_next_permutation_if()</text:p>
          </table:table-cell>
          <table:table-cell table:style-name="Table97.B1" office:value-type="string">
            <text:p text:style-name="P9">使用特定规则将数据区间中的数据转变到下一个排列组合.</text:p>
          </table:table-cell>
        </table:table-row>
        <table:table-row table:style-name="Table97.1">
          <table:table-cell table:style-name="Table97.A1" office:value-type="string">
            <text:p text:style-name="P16">algo_prev_permutation()</text:p>
          </table:table-cell>
          <table:table-cell table:style-name="Table97.B1" office:value-type="string">
            <text:p text:style-name="P9">将数据区间中的数据转变到上一个排序组合.</text:p>
          </table:table-cell>
        </table:table-row>
        <table:table-row table:style-name="Table97.1">
          <table:table-cell table:style-name="Table97.A1" office:value-type="string">
            <text:p text:style-name="P16">algo_prev_permutation_if()</text:p>
          </table:table-cell>
          <table:table-cell table:style-name="Table97.B1" office:value-type="string">
            <text:p text:style-name="P9">使用特定规则将数据区间中的数据转变到上一个排列组合.</text:p>
          </table:table-cell>
        </table:table-row>
      </table:table>
      <text:p text:style-name="P8"/>
      <text:list xml:id="list468044118" text:continue-numbering="true" text:style-name="WW8Num13">
        <text:list-item>
          <text:list>
            <text:list-item>
              <text:list>
                <text:list-item>
                  <text:h text:style-name="P348" text:outline-level="3">排序</text:h>
                </text:list-item>
              </text:list>
            </text:list-item>
          </text:list>
        </text:list-item>
      </text:list>
      <text:p text:style-name="Standard"><text:span text:style-name="T8"><text:tab/></text:span><text:span text:style-name="T6">排序算法非常重要,所以</text:span><text:span text:style-name="T9">libcstl</text:span><text:span text:style-name="T6">提供多种排序算法:</text:span></text:p>
      <text:p text:style-name="Standard"><text:span text:style-name="T6"><text:tab/></text:span><text:span text:style-name="T11">基本排序: algo_sort(),algo_sort_if().</text:span></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oft-page-break/><text:s text:c="4"/>vector_t t_v = create_vector(int);</text:p>
      <text:p text:style-name="P15"><text:s text:c="4"/>int i = 0;</text:p>
      <text:p text:style-name="P15"/>
      <text:p text:style-name="P15"><text:s text:c="4"/>vector_init(&amp;t_v);</text:p>
      <text:p text:style-name="P15"><text:s text:c="4"/>for(i = 1; i &lt;= 9; ++i)</text:p>
      <text:p text:style-name="P15"><text:s text:c="4"/>{</text:p>
      <text:p text:style-name="P15"><text:s text:c="8"/>vector_push_back(&amp;t_v, i);</text:p>
      <text:p text:style-name="P15"><text:s text:c="8"/>vector_push_back(&amp;t_v, i);</text:p>
      <text:p text:style-name="P15"><text:s text:c="4"/>}</text:p>
      <text:p text:style-name="P15"><text:s text:c="4"/>algo_random_shuffle(vector_begin(&amp;t_v), vector_end(&amp;t_v));</text:p>
      <text:p text:style-name="P15"><text:s text:c="4"/>printf("vector: <text:s text:c="2"/>");</text:p>
      <text:p text:style-name="P15"><text:s text:c="4"/>algo_for_each(vector_begin(&amp;t_v), vector_end(&amp;t_v), _print);</text:p>
      <text:p text:style-name="P15"><text:s text:c="4"/>printf("\n");</text:p>
      <text:p text:style-name="P15"/>
      <text:p text:style-name="P15"><text:s text:c="4"/>algo_sort(vector_begin(&amp;t_v), vector_end(&amp;t_v));</text:p>
      <text:p text:style-name="P15"><text:s text:c="4"/>printf("sorted: <text:s text:c="2"/>");</text:p>
      <text:p text:style-name="P15"><text:s text:c="4"/>algo_for_each(vector_begin(&amp;t_v), vector_end(&amp;t_v), _print);</text:p>
      <text:p text:style-name="P15"><text:s text:c="4"/>printf("\n");</text:p>
      <text:p text:style-name="P15"/>
      <text:p text:style-name="P15"><text:s text:c="4"/>algo_sort_if(vector_begin(&amp;t_v), vector_end(&amp;t_v), fun_great_int);</text:p>
      <text:p text:style-name="P15"><text:s text:c="4"/>printf("sorted &gt;: ");</text:p>
      <text:p text:style-name="P15"><text:s text:c="4"/>algo_for_each(vector_begin(&amp;t_v), vector_end(&amp;t_v), _print);</text:p>
      <text:p text:style-name="P15"><text:s text:c="4"/>printf("\n");</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text:s text:c="2"/>9 8 7 6 9 5 6 2 1 5 3 4 2 7 8 1 3 4 </text:p>
      <text:p text:style-name="P15">sorted: <text:s text:c="2"/>1 1 2 2 3 3 4 4 5 5 6 6 7 7 8 8 9 9 </text:p>
      <text:p text:style-name="P15">sorted &gt;: 9 9 8 8 7 7 6 6 5 5 4 4 3 3 2 2 1 1</text:p>
      <text:p text:style-name="P15"/>
      <text:p text:style-name="P15"><text:tab/>稳定排序: algo_stable_sort(),algo_stable_sort_if().</text:p>
      <text:p text:style-name="P15">#include &lt;stdio.h&gt;</text:p>
      <text:p text:style-name="P15">#include &lt;cstl/cvector.h&gt;</text:p>
      <text:p text:style-name="P15">#include &lt;cstl/cdeque.h&gt;</text:p>
      <text:p text:style-name="P15">#include &lt;cstl/calgorithm.h&gt;</text:p>
      <text:p text:style-name="P15"/>
      <text:p text:style-name="P15">struct abc_t</text:p>
      <text:p text:style-name="P15"><text:soft-page-break/>{</text:p>
      <text:p text:style-name="P15"><text:s text:c="4"/>int n_value;</text:p>
      <text:p text:style-name="P15"><text:s text:c="4"/>long l_value;</text:p>
      <text:p text:style-name="P15"><text:s text:c="4"/>double d_key;</text:p>
      <text:p text:style-name="P15">};</text:p>
      <text:p text:style-name="P15"/>
      <text:p text:style-name="P15">static void _print_abc(const void* cpv_input, void* pv_output);</text:p>
      <text:p text:style-name="P15">static void _abcgreat(</text:p>
      <text:p text:style-name="P80">const void* cpv_first, const void* cpv_second, void* pv_output);</text:p>
      <text:p text:style-name="P15"/>
      <text:p text:style-name="P15">int main(int argc, char* argv[])</text:p>
      <text:p text:style-name="P15">{</text:p>
      <text:p text:style-name="P15"><text:s text:c="4"/>vector_t t_v = create_vector(struct abc_t);</text:p>
      <text:p text:style-name="P15"><text:s text:c="4"/>deque_t t_dq = create_deque(struct abc_t);</text:p>
      <text:p text:style-name="P15"><text:s text:c="4"/>struct abc_t t_abc;</text:p>
      <text:p text:style-name="P15"><text:s text:c="4"/></text:p>
      <text:p text:style-name="P15"><text:s text:c="4"/>vector_init(&amp;t_v);</text:p>
      <text:p text:style-name="P15"><text:s text:c="4"/>deque_init(&amp;t_dq);</text:p>
      <text:p text:style-name="P15"><text:s text:c="4"/>t_abc.n_value = 70;</text:p>
      <text:p text:style-name="P15"><text:s text:c="4"/>t_abc.l_value = 934000;</text:p>
      <text:p text:style-name="P15"><text:s text:c="4"/>t_abc.d_key = 0.24;</text:p>
      <text:p text:style-name="P15"><text:s text:c="4"/>vector_push_back(&amp;t_v, t_abc);</text:p>
      <text:p text:style-name="P15"><text:s text:c="4"/>deque_push_back(&amp;t_dq, t_abc);</text:p>
      <text:p text:style-name="P15"><text:s text:c="4"/>t_abc.n_value = 100;</text:p>
      <text:p text:style-name="P15"><text:s text:c="4"/>t_abc.l_value = 3000;</text:p>
      <text:p text:style-name="P15"><text:s text:c="4"/>t_abc.d_key = 2.09;</text:p>
      <text:p text:style-name="P15"><text:s text:c="4"/>vector_push_back(&amp;t_v, t_abc);</text:p>
      <text:p text:style-name="P15"><text:s text:c="4"/>deque_push_back(&amp;t_dq, t_abc);</text:p>
      <text:p text:style-name="P15"><text:s text:c="4"/>t_abc.n_value = 2;</text:p>
      <text:p text:style-name="P15"><text:s text:c="4"/>t_abc.l_value = -18;</text:p>
      <text:p text:style-name="P15"><text:s text:c="4"/>t_abc.d_key = 110.00;</text:p>
      <text:p text:style-name="P15"><text:s text:c="4"/>vector_push_back(&amp;t_v, t_abc);</text:p>
      <text:p text:style-name="P15"><text:s text:c="4"/>deque_push_back(&amp;t_dq, t_abc);</text:p>
      <text:p text:style-name="P15"><text:s text:c="4"/>t_abc.n_value = -902;</text:p>
      <text:p text:style-name="P15"><text:s text:c="4"/>t_abc.l_value = 88000;</text:p>
      <text:p text:style-name="P15"><text:s text:c="4"/>t_abc.d_key = -10.007;</text:p>
      <text:p text:style-name="P15"><text:s text:c="4"/>vector_push_back(&amp;t_v, t_abc);</text:p>
      <text:p text:style-name="P15"><text:s text:c="4"/>deque_push_back(&amp;t_dq, t_abc);</text:p>
      <text:p text:style-name="P15"><text:s text:c="4"/>t_abc.n_value = 302;</text:p>
      <text:p text:style-name="P15"><text:s text:c="4"/>t_abc.l_value = 800;</text:p>
      <text:p text:style-name="P15"><text:s text:c="4"/>t_abc.d_key = 0.067;</text:p>
      <text:p text:style-name="P15"><text:s text:c="4"/>vector_push_back(&amp;t_v, t_abc);</text:p>
      <text:p text:style-name="P15"><text:s text:c="4"/>deque_push_back(&amp;t_dq, t_abc);</text:p>
      <text:p text:style-name="P15"><text:s text:c="4"/>t_abc.n_value = 2;</text:p>
      <text:p text:style-name="P15"><text:soft-page-break/><text:s text:c="4"/>t_abc.l_value = 7;</text:p>
      <text:p text:style-name="P15"><text:s text:c="4"/>t_abc.d_key = 0.067;</text:p>
      <text:p text:style-name="P15"><text:s text:c="4"/>vector_push_back(&amp;t_v, t_abc);</text:p>
      <text:p text:style-name="P15"><text:s text:c="4"/>deque_push_back(&amp;t_dq, t_abc);</text:p>
      <text:p text:style-name="P15"><text:s text:c="4"/>t_abc.n_value = 1;</text:p>
      <text:p text:style-name="P15"><text:s text:c="4"/>t_abc.l_value = 89;</text:p>
      <text:p text:style-name="P15"><text:s text:c="4"/>t_abc.d_key = 1618.9;</text:p>
      <text:p text:style-name="P15"><text:s text:c="4"/>vector_push_back(&amp;t_v, t_abc);</text:p>
      <text:p text:style-name="P15"><text:s text:c="4"/>deque_push_back(&amp;t_dq, t_abc);</text:p>
      <text:p text:style-name="P15"><text:s text:c="4"/>t_abc.n_value = -10000;</text:p>
      <text:p text:style-name="P15"><text:s text:c="4"/>t_abc.l_value = -18;</text:p>
      <text:p text:style-name="P15"><text:s text:c="4"/>t_abc.d_key = -8.9;</text:p>
      <text:p text:style-name="P15"><text:s text:c="4"/>vector_push_back(&amp;t_v, t_abc);</text:p>
      <text:p text:style-name="P15"><text:s text:c="4"/>deque_push_back(&amp;t_dq, t_abc);</text:p>
      <text:p text:style-name="P15"><text:s text:c="4"/>t_abc.n_value = 0;</text:p>
      <text:p text:style-name="P15"><text:s text:c="4"/>t_abc.l_value = 0;</text:p>
      <text:p text:style-name="P15"><text:s text:c="4"/>t_abc.d_key = 0.0;</text:p>
      <text:p text:style-name="P15"><text:s text:c="4"/>vector_push_back(&amp;t_v, t_abc);</text:p>
      <text:p text:style-name="P15"><text:s text:c="4"/>deque_push_back(&amp;t_dq, t_abc);</text:p>
      <text:p text:style-name="P15"><text:s text:c="4"/>t_abc.n_value = 2340;</text:p>
      <text:p text:style-name="P15"><text:s text:c="4"/>t_abc.l_value = 890;</text:p>
      <text:p text:style-name="P15"><text:s text:c="4"/>t_abc.d_key = 0.009;</text:p>
      <text:p text:style-name="P15"><text:s text:c="4"/>vector_push_back(&amp;t_v, t_abc);</text:p>
      <text:p text:style-name="P15"><text:s text:c="4"/>deque_push_back(&amp;t_dq, t_abc);</text:p>
      <text:p text:style-name="P15"><text:s text:c="4"/>t_abc.n_value = 2340;</text:p>
      <text:p text:style-name="P15"><text:s text:c="4"/>t_abc.l_value = 890;</text:p>
      <text:p text:style-name="P15"><text:s text:c="4"/>t_abc.d_key = 0.067;</text:p>
      <text:p text:style-name="P15"><text:s text:c="4"/>vector_push_back(&amp;t_v, t_abc);</text:p>
      <text:p text:style-name="P15"><text:s text:c="4"/>deque_push_back(&amp;t_dq, t_abc);</text:p>
      <text:p text:style-name="P15"><text:s text:c="4"/>t_abc.n_value = 2;</text:p>
      <text:p text:style-name="P15"><text:s text:c="4"/>t_abc.l_value = 7;</text:p>
      <text:p text:style-name="P15"><text:s text:c="4"/>t_abc.d_key = 0.067;</text:p>
      <text:p text:style-name="P15"><text:s text:c="4"/>vector_push_back(&amp;t_v, t_abc);</text:p>
      <text:p text:style-name="P15"><text:s text:c="4"/>deque_push_back(&amp;t_dq, t_abc);</text:p>
      <text:p text:style-name="P15"><text:s text:c="4"/>t_abc.n_value = 1111;</text:p>
      <text:p text:style-name="P15"><text:s text:c="4"/>t_abc.l_value = 11189;</text:p>
      <text:p text:style-name="P15"><text:s text:c="4"/>t_abc.d_key = 1618.9;</text:p>
      <text:p text:style-name="P15"><text:s text:c="4"/>vector_push_back(&amp;t_v, t_abc);</text:p>
      <text:p text:style-name="P15"><text:s text:c="4"/>deque_push_back(&amp;t_dq, t_abc);</text:p>
      <text:p text:style-name="P15"><text:s text:c="4"/>t_abc.n_value = -2340;</text:p>
      <text:p text:style-name="P15"><text:s text:c="4"/>t_abc.l_value = -890;</text:p>
      <text:p text:style-name="P15"><text:s text:c="4"/>t_abc.d_key = 0.009;</text:p>
      <text:p text:style-name="P15"><text:s text:c="4"/>vector_push_back(&amp;t_v, t_abc);</text:p>
      <text:p text:style-name="P15"><text:s text:c="4"/>deque_push_back(&amp;t_dq, t_abc);</text:p>
      <text:p text:style-name="P15"><text:soft-page-break/><text:s text:c="4"/>t_abc.n_value = 992;</text:p>
      <text:p text:style-name="P15"><text:s text:c="4"/>t_abc.l_value = 918;</text:p>
      <text:p text:style-name="P15"><text:s text:c="4"/>t_abc.d_key = 110.00;</text:p>
      <text:p text:style-name="P15"><text:s text:c="4"/>vector_push_back(&amp;t_v, t_abc);</text:p>
      <text:p text:style-name="P15"><text:s text:c="4"/>deque_push_back(&amp;t_dq, t_abc);</text:p>
      <text:p text:style-name="P15"><text:s text:c="4"/>t_abc.n_value = 40;</text:p>
      <text:p text:style-name="P15"><text:s text:c="4"/>t_abc.l_value = 90;</text:p>
      <text:p text:style-name="P15"><text:s text:c="4"/>t_abc.d_key = 0.009;</text:p>
      <text:p text:style-name="P15"><text:s text:c="4"/>vector_push_back(&amp;t_v, t_abc);</text:p>
      <text:p text:style-name="P15"><text:s text:c="4"/>deque_push_back(&amp;t_dq, t_abc);</text:p>
      <text:p text:style-name="P15"><text:s text:c="4"/>t_abc.n_value = 2;</text:p>
      <text:p text:style-name="P15"><text:s text:c="4"/>t_abc.l_value = 8;</text:p>
      <text:p text:style-name="P15"><text:s text:c="4"/>t_abc.d_key = 110.00;</text:p>
      <text:p text:style-name="P15"><text:s text:c="4"/>vector_push_back(&amp;t_v, t_abc);</text:p>
      <text:p text:style-name="P15"><text:s text:c="4"/>deque_push_back(&amp;t_dq, t_abc);</text:p>
      <text:p text:style-name="P15"/>
      <text:p text:style-name="P15"><text:s text:c="4"/>printf("vector:\n");</text:p>
      <text:p text:style-name="P15"><text:s text:c="4"/>algo_for_each(vector_begin(&amp;t_v), vector_end(&amp;t_v), _print_abc);</text:p>
      <text:p text:style-name="P15"><text:s text:c="4"/>printf("\n");</text:p>
      <text:p text:style-name="P15"><text:s text:c="4"/>printf("deque:\n");</text:p>
      <text:p text:style-name="P15"><text:s text:c="4"/>algo_for_each(deque_begin(&amp;t_dq), deque_end(&amp;t_dq), _print_abc);</text:p>
      <text:p text:style-name="P15"><text:s text:c="4"/>printf("\n");</text:p>
      <text:p text:style-name="P15"/>
      <text:p text:style-name="P15"><text:s text:c="4"/>algo_sort_if(vector_begin(&amp;t_v), vector_end(&amp;t_v), _abcgreat);</text:p>
      <text:p text:style-name="P15"><text:s text:c="4"/>printf("sorted vector:\n");</text:p>
      <text:p text:style-name="P15"><text:s text:c="4"/>algo_for_each(vector_begin(&amp;t_v), vector_end(&amp;t_v), _print_abc);</text:p>
      <text:p text:style-name="P15"><text:s text:c="4"/>printf("\n");</text:p>
      <text:p text:style-name="P15"/>
      <text:p text:style-name="P15"><text:s text:c="4"/>algo_stable_sort_if(deque_begin(&amp;t_dq), deque_end(&amp;t_dq), _abcgreat);</text:p>
      <text:p text:style-name="P15"><text:s text:c="4"/>printf("stable sorted deque:\n");</text:p>
      <text:p text:style-name="P15"><text:s text:c="4"/>algo_for_each(deque_begin(&amp;t_dq), deque_end(&amp;t_dq), _print_abc);</text:p>
      <text:p text:style-name="P15"><text:s text:c="4"/>printf("\n");</text:p>
      <text:p text:style-name="P15"/>
      <text:p text:style-name="P15"><text:s text:c="4"/>vector_destroy(&amp;t_v);</text:p>
      <text:p text:style-name="P15"><text:s text:c="4"/>deque_destroy(&amp;t_dq);</text:p>
      <text:p text:style-name="P15"><text:s text:c="4"/>return 0;</text:p>
      <text:p text:style-name="P15">}</text:p>
      <text:p text:style-name="P15"/>
      <text:p text:style-name="P15">static void _abcgreat(const void* cpv_first, const void* cpv_second, void* pv_output)</text:p>
      <text:p text:style-name="P15">{</text:p>
      <text:p text:style-name="P15"><text:s text:c="4"/>if(((struct abc_t*)cpv_first)-&gt;d_key &gt; ((struct abc_t*)cpv_second)-&gt;d_key)</text:p>
      <text:p text:style-name="P15"><text:s text:c="4"/>{</text:p>
      <text:p text:style-name="P15"><text:s text:c="8"/>*(bool_t*)pv_output = true;</text:p>
      <text:p text:style-name="P15"><text:s text:c="4"/>}</text:p>
      <text:p text:style-name="P15"><text:soft-page-break/><text:s text:c="4"/>else</text:p>
      <text:p text:style-name="P15"><text:s text:c="4"/>{</text:p>
      <text:p text:style-name="P15"><text:s text:c="8"/>*(bool_t*)pv_output = false;</text:p>
      <text:p text:style-name="P15"><text:s text:c="4"/>}</text:p>
      <text:p text:style-name="P15">}</text:p>
      <text:p text:style-name="P15">static void _print_abc(const void* cpv_input, void* pv_output)</text:p>
      <text:p text:style-name="P15">{</text:p>
      <text:p text:style-name="P15"><text:s text:c="4"/>pv_output = NULL;</text:p>
      <text:p text:style-name="P15"><text:s text:c="4"/>printf("(%d, %ld, %f)\n",</text:p>
      <text:p text:style-name="P15"><text:s text:c="8"/>((struct abc_t*)cpv_input)-&gt;n_value,</text:p>
      <text:p text:style-name="P15"><text:s text:c="8"/>((struct abc_t*)cpv_input)-&gt;l_value,</text:p>
      <text:p text:style-name="P15"><text:s text:c="8"/>((struct abc_t*)cpv_input)-&gt;d_key);</text:p>
      <text:p text:style-name="P15">}</text:p>
      <text:p text:style-name="P8">结果:</text:p>
      <text:p text:style-name="P15">vector:</text:p>
      <text:p text:style-name="P15">(70, 934000, 0.240000)</text:p>
      <text:p text:style-name="P15">(100, 3000, 2.090000)</text:p>
      <text:p text:style-name="P15">(2, -18, 110.000000)</text:p>
      <text:p text:style-name="P15">(-902, 88000, -10.007000)</text:p>
      <text:p text:style-name="P15">(302, 800, 0.067000)</text:p>
      <text:p text:style-name="P15">(2, 7, 0.067000)</text:p>
      <text:p text:style-name="P15">(1, 89, 1618.900000)</text:p>
      <text:p text:style-name="P15">(-10000, -18, -8.900000)</text:p>
      <text:p text:style-name="P15">(0, 0, 0.000000)</text:p>
      <text:p text:style-name="P15">(2340, 890, 0.009000)</text:p>
      <text:p text:style-name="P15">(2340, 890, 0.067000)</text:p>
      <text:p text:style-name="P15">(2, 7, 0.067000)</text:p>
      <text:p text:style-name="P15">(1111, 11189, 1618.900000)</text:p>
      <text:p text:style-name="P15">(-2340, -890, 0.009000)</text:p>
      <text:p text:style-name="P15">(992, 918, 110.000000)</text:p>
      <text:p text:style-name="P15">(40, 90, 0.009000)</text:p>
      <text:p text:style-name="P15">(2, 8, 110.000000)</text:p>
      <text:p text:style-name="P15"/>
      <text:p text:style-name="P15">deque:</text:p>
      <text:p text:style-name="P15">(70, 934000, 0.240000)</text:p>
      <text:p text:style-name="P15">(100, 3000, 2.090000)</text:p>
      <text:p text:style-name="P15">(2, -18, 110.000000)</text:p>
      <text:p text:style-name="P15">(-902, 88000, -10.007000)</text:p>
      <text:p text:style-name="P15">(302, 800, 0.067000)</text:p>
      <text:p text:style-name="P15">(2, 7, 0.067000)</text:p>
      <text:p text:style-name="P15">(1, 89, 1618.900000)</text:p>
      <text:p text:style-name="P15">(-10000, -18, -8.900000)</text:p>
      <text:p text:style-name="P15">(0, 0, 0.000000)</text:p>
      <text:p text:style-name="P15">(2340, 890, 0.009000)</text:p>
      <text:p text:style-name="P15"><text:soft-page-break/>(2340, 890, 0.067000)</text:p>
      <text:p text:style-name="P15">(2, 7, 0.067000)</text:p>
      <text:p text:style-name="P15">(1111, 11189, 1618.900000)</text:p>
      <text:p text:style-name="P15">(-2340, -890, 0.009000)</text:p>
      <text:p text:style-name="P15">(992, 918, 110.000000)</text:p>
      <text:p text:style-name="P15">(40, 90, 0.009000)</text:p>
      <text:p text:style-name="P15">(2, 8, 110.000000)</text:p>
      <text:p text:style-name="P15"/>
      <text:p text:style-name="P15">sorted vector:</text:p>
      <text:p text:style-name="P15">(1111, 11189, 1618.900000)</text:p>
      <text:p text:style-name="P15">(1, 89, 1618.900000)</text:p>
      <text:p text:style-name="P15">(992, 918, 110.000000)</text:p>
      <text:p text:style-name="P15">(2, 8, 110.000000)</text:p>
      <text:p text:style-name="P15">(2, -18, 110.000000)</text:p>
      <text:p text:style-name="P15">(100, 3000, 2.090000)</text:p>
      <text:p text:style-name="P15">(70, 934000, 0.240000)</text:p>
      <text:p text:style-name="P15">(2340, 890, 0.067000)</text:p>
      <text:p text:style-name="P15">(302, 800, 0.067000)</text:p>
      <text:p text:style-name="P15">(2, 7, 0.067000)</text:p>
      <text:p text:style-name="P15">(2, 7, 0.067000)</text:p>
      <text:p text:style-name="P15">(-2340, -890, 0.009000)</text:p>
      <text:p text:style-name="P15">(40, 90, 0.009000)</text:p>
      <text:p text:style-name="P15">(2340, 890, 0.009000)</text:p>
      <text:p text:style-name="P15">(0, 0, 0.000000)</text:p>
      <text:p text:style-name="P15">(-10000, -18, -8.900000)</text:p>
      <text:p text:style-name="P15">(-902, 88000, -10.007000)</text:p>
      <text:p text:style-name="P15"/>
      <text:p text:style-name="P15">stable sorted deque:</text:p>
      <text:p text:style-name="P15">(1, 89, 1618.900000)</text:p>
      <text:p text:style-name="P15">(1111, 11189, 1618.900000)</text:p>
      <text:p text:style-name="P15">(2, -18, 110.000000)</text:p>
      <text:p text:style-name="P15">(992, 918, 110.000000)</text:p>
      <text:p text:style-name="P15">(2, 8, 110.000000)</text:p>
      <text:p text:style-name="P15">(100, 3000, 2.090000)</text:p>
      <text:p text:style-name="P15">(70, 934000, 0.240000)</text:p>
      <text:p text:style-name="P15">(302, 800, 0.067000)</text:p>
      <text:p text:style-name="P15">(2, 7, 0.067000)</text:p>
      <text:p text:style-name="P15">(2340, 890, 0.067000)</text:p>
      <text:p text:style-name="P15">(2, 7, 0.067000)</text:p>
      <text:p text:style-name="P15">(2340, 890, 0.009000)</text:p>
      <text:p text:style-name="P15">(-2340, -890, 0.009000)</text:p>
      <text:p text:style-name="P15">(40, 90, 0.009000)</text:p>
      <text:p text:style-name="P15">(0, 0, 0.000000)</text:p>
      <text:p text:style-name="P15">(-10000, -18, -8.900000)</text:p>
      <text:p text:style-name="P15"><text:soft-page-break/>(-902, 88000, -10.007000)</text:p>
      <text:p text:style-name="P8">从结果中可以看出使用algo_sort_if()排序的vector_t没有保持键值相同的数据的原有顺序,但是使用</text:p>
      <text:p text:style-name="P8">algo_stable_sort_if()排序的deque_t排序后保持键值相同的数据的原有顺序.这就是稳定排序和不稳定排序,的不同点.</text:p>
      <text:p text:style-name="P8"/>
      <text:p text:style-name="Standard"><text:span text:style-name="T11"><text:tab/></text:span><text:span text:style-name="T8">部分排序:</text:span><text:span text:style-name="T6"> </text:span><text:span text:style-name="T11">algo_partial_sort(),algo_partial_sort_if(),algo_partial_sort_copy(),</text:span></text:p>
      <text:p text:style-name="P15">algo_partial_sort_copy_if().</text:p>
      <text:p text:style-name="P78">前两个算法实现的是一个数据区间的前部排序,后部顺序是未知的.后两个算法是将排序后的数据拷贝到新的数据区间,拷贝的数据个数是由两个区间中个数少的一方决定的.</text:p>
      <text:p text:style-name="P8">下面是前两个算法的例子:</text:p>
      <text:p text:style-name="P15">#include &lt;stdio.h&gt;</text:p>
      <text:p text:style-name="P15">#include &lt;cstl/cdeque.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deque_t t_dq = create_deque(int);</text:p>
      <text:p text:style-name="P15"><text:s text:c="4"/>int i = 0;</text:p>
      <text:p text:style-name="P15"><text:s text:c="4"/>iterator_t t_pos;</text:p>
      <text:p text:style-name="P15"/>
      <text:p text:style-name="P15"><text:s text:c="4"/>deque_init(&amp;t_dq);</text:p>
      <text:p text:style-name="P15"><text:s text:c="4"/>for(i = 3; i &lt;= 7; ++i)</text:p>
      <text:p text:style-name="P15"><text:s text:c="4"/>{</text:p>
      <text:p text:style-name="P15"><text:s text:c="8"/>deque_push_back(&amp;t_dq, i);</text:p>
      <text:p text:style-name="P15"><text:s text:c="4"/>}</text:p>
      <text:p text:style-name="P15"><text:s text:c="4"/>for(i = 2; i &lt;= 6; ++i)</text:p>
      <text:p text:style-name="P15"><text:s text:c="4"/>{</text:p>
      <text:p text:style-name="P15"><text:s text:c="8"/>deque_push_back(&amp;t_dq, i);</text:p>
      <text:p text:style-name="P15"><text:s text:c="4"/>}</text:p>
      <text:p text:style-name="P15"><text:s text:c="4"/>for(i = 1; i &lt;= 5; ++i)</text:p>
      <text:p text:style-name="P15"><text:s text:c="4"/>{</text:p>
      <text:p text:style-name="P15"><text:s text:c="8"/>deque_push_back(&amp;t_dq, i);</text:p>
      <text:p text:style-name="P15"><text:s text:c="4"/>}</text:p>
      <text:p text:style-name="P15"><text:s text:c="4"/>algo_for_each(deque_begin(&amp;t_dq), deque_end(&amp;t_dq), _print);</text:p>
      <text:p text:style-name="P15"><text:s text:c="4"/>printf("\n");</text:p>
      <text:p text:style-name="P15"/>
      <text:p text:style-name="P15"><text:s text:c="4"/>t_pos = deque_begin(&amp;t_dq);</text:p>
      <text:p text:style-name="P15"><text:s text:c="4"/>iterator_advance(&amp;t_pos, 5);</text:p>
      <text:p text:style-name="P15"><text:s text:c="4"/>algo_partial_sort(deque_begin(&amp;t_dq), t_pos, deque_end(&amp;t_dq));</text:p>
      <text:p text:style-name="P15"><text:s text:c="4"/>algo_for_each(deque_begin(&amp;t_dq), deque_end(&amp;t_dq), _print);</text:p>
      <text:p text:style-name="P15"><text:s text:c="4"/>printf("\n");</text:p>
      <text:p text:style-name="P15"/>
      <text:p text:style-name="P80"><text:soft-page-break/>algo_partial_sort_if(</text:p>
      <text:p text:style-name="P91">deque_begin(&amp;t_dq), t_pos, deque_end(&amp;t_dq), fun_great_int);</text:p>
      <text:p text:style-name="P15"><text:s text:c="4"/>algo_for_each(deque_begin(&amp;t_dq), deque_end(&amp;t_dq), _print);</text:p>
      <text:p text:style-name="P15"><text:s text:c="4"/>printf("\n");</text:p>
      <text:p text:style-name="P15"/>
      <text:p text:style-name="P15"><text:s text:c="4"/>algo_partial_sort(deque_begin(&amp;t_dq), deque_end(&amp;t_dq), deque_end(&amp;t_dq));</text:p>
      <text:p text:style-name="P15"><text:s text:c="4"/>algo_for_each(deque_begin(&amp;t_dq), deque_end(&amp;t_dq), _print);</text:p>
      <text:p text:style-name="P15"><text:s text:c="4"/>printf("\n");</text:p>
      <text:p text:style-name="P15"/>
      <text:p text:style-name="P15"><text:s text:c="4"/>deque_destroy(&amp;t_dq);</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3 4 5 6 7 2 3 4 5 6 1 2 3 4 5 </text:p>
      <text:p text:style-name="P15">1 2 2 3 3 7 6 5 5 6 4 4 3 4 5 </text:p>
      <text:p text:style-name="P15">7 6 6 5 5 1 2 2 3 3 4 4 3 4 5 </text:p>
      <text:p text:style-name="P15">1 2 2 3 3 3 4 4 4 5 5 5 6 6 7</text:p>
      <text:p text:style-name="P15"/>
      <text:p text:style-name="P8">下面是后两个算法的例子:</text:p>
      <text:p text:style-name="P15">#include &lt;stdio.h&gt;</text:p>
      <text:p text:style-name="P15">#include &lt;cstl/cdeque.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deque_t t_dq = create_deque(int);</text:p>
      <text:p text:style-name="P15"><text:s text:c="4"/>vector_t t_v6 = create_vector(int); <text:s/>/* initialized with 6 elements */</text:p>
      <text:p text:style-name="P15"><text:s text:c="4"/>vector_t t_v30 = create_vector(int); /* initialized with 30 elements */</text:p>
      <text:p text:style-name="P15"><text:s text:c="4"/>int i = 0;</text:p>
      <text:p text:style-name="P15"><text:s text:c="4"/>iterator_t t_pos;</text:p>
      <text:p text:style-name="P15"/>
      <text:p text:style-name="P15"><text:s text:c="4"/>deque_init(&amp;t_dq);</text:p>
      <text:p text:style-name="P15"><text:s text:c="4"/>vector_init_n(&amp;t_v6, 6);</text:p>
      <text:p text:style-name="P15"><text:s text:c="4"/>vector_init_n(&amp;t_v30, 30);</text:p>
      <text:p text:style-name="P15"><text:s text:c="4"/>for(i = 3; i &lt;= 7; ++i)</text:p>
      <text:p text:style-name="P15"><text:s text:c="4"/>{</text:p>
      <text:p text:style-name="P15"><text:soft-page-break/><text:s text:c="8"/>deque_push_back(&amp;t_dq, i);</text:p>
      <text:p text:style-name="P15"><text:s text:c="4"/>}</text:p>
      <text:p text:style-name="P15"><text:s text:c="4"/>for(i = 2; i &lt;= 6; ++i)</text:p>
      <text:p text:style-name="P15"><text:s text:c="4"/>{</text:p>
      <text:p text:style-name="P15"><text:s text:c="8"/>deque_push_back(&amp;t_dq, i);</text:p>
      <text:p text:style-name="P15"><text:s text:c="4"/>}</text:p>
      <text:p text:style-name="P15"><text:s text:c="4"/>for(i = 1; i &lt;= 5; ++i)</text:p>
      <text:p text:style-name="P15"><text:s text:c="4"/>{</text:p>
      <text:p text:style-name="P15"><text:s text:c="8"/>deque_push_back(&amp;t_dq, i);</text:p>
      <text:p text:style-name="P15"><text:s text:c="4"/>}</text:p>
      <text:p text:style-name="P15"><text:s text:c="4"/>algo_for_each(deque_begin(&amp;t_dq), deque_end(&amp;t_dq), _print);</text:p>
      <text:p text:style-name="P15"><text:s text:c="4"/>printf("\n");</text:p>
      <text:p text:style-name="P15"/>
      <text:p text:style-name="P15"><text:s text:c="4"/>t_pos = algo_partial_sort_copy(</text:p>
      <text:p text:style-name="P15"><text:s text:c="8"/>deque_begin(&amp;t_dq), deque_end(&amp;t_dq),</text:p>
      <text:p text:style-name="P15"><text:s text:c="8"/>vector_begin(&amp;t_v6), vector_end(&amp;t_v6));</text:p>
      <text:p text:style-name="P15"><text:s text:c="4"/>algo_for_each(vector_begin(&amp;t_v6), t_pos, _print);</text:p>
      <text:p text:style-name="P15"><text:s text:c="4"/>printf("\n");</text:p>
      <text:p text:style-name="P15"/>
      <text:p text:style-name="P15"><text:s text:c="4"/>t_pos = algo_partial_sort_copy_if(</text:p>
      <text:p text:style-name="P15"><text:s text:c="8"/>deque_begin(&amp;t_dq), deque_end(&amp;t_dq),</text:p>
      <text:p text:style-name="P15"><text:s text:c="8"/>vector_begin(&amp;t_v30), vector_end(&amp;t_v30),</text:p>
      <text:p text:style-name="P15"><text:s text:c="8"/>fun_great_int);</text:p>
      <text:p text:style-name="P15"><text:s text:c="4"/>algo_for_each(vector_begin(&amp;t_v30), t_pos, _print);</text:p>
      <text:p text:style-name="P15"><text:s text:c="4"/>printf("\n");</text:p>
      <text:p text:style-name="P15"/>
      <text:p text:style-name="P15"><text:s text:c="4"/>deque_destroy(&amp;t_dq);</text:p>
      <text:p text:style-name="P15"><text:s text:c="4"/>vector_destroy(&amp;t_v6);</text:p>
      <text:p text:style-name="P15"><text:s text:c="4"/>vector_destroy(&amp;t_v30);</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3 4 5 6 7 2 3 4 5 6 1 2 3 4 5 </text:p>
      <text:p text:style-name="P15">1 2 2 3 3 3 </text:p>
      <text:p text:style-name="P15">7 6 6 5 5 5 4 4 4 3 3 3 2 2 1</text:p>
      <text:p text:style-name="P15"/>
      <text:p text:style-name="Standard"><text:span text:style-name="T6"><text:tab/></text:span><text:span text:style-name="T8">判断是否排序:</text:span><text:span text:style-name="T11"> algo_is_sorted(),algo_is_sorted_if().</text:span></text:p>
      <text:p text:style-name="P8"><text:tab/>这两个算法是用来判断数据区间是否已经排序了,后缀为if的版本接受一个特殊的规则,它只能判断数据区间是否通过该规则排序.下面是这两个算法的例子:</text:p>
      <text:p text:style-name="P15"><text:soft-page-break/>#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
      <text:p text:style-name="P15"><text:s text:c="4"/>vector_init(&amp;t_v);</text:p>
      <text:p text:style-name="P15"><text:s text:c="4"/>for(i = 0; i &lt; 20; ++i)</text:p>
      <text:p text:style-name="P15"><text:s text:c="4"/>{</text:p>
      <text:p text:style-name="P15"><text:s text:c="8"/>vector_push_back(&amp;t_v, i);</text:p>
      <text:p text:style-name="P15"><text:s text:c="4"/>}</text:p>
      <text:p text:style-name="P15"><text:s text:c="4"/>algo_random_shuffle(vector_begin(&amp;t_v), vector_end(&amp;t_v));</text:p>
      <text:p text:style-name="P15"><text:s text:c="4"/>printf("vector: ");</text:p>
      <text:p text:style-name="P15"><text:s text:c="4"/>algo_for_each(vector_begin(&amp;t_v), vector_end(&amp;t_v), _print);</text:p>
      <text:p text:style-name="P15"><text:s text:c="4"/>printf("\n");</text:p>
      <text:p text:style-name="P15"><text:s text:c="4"/>if(algo_is_sorted(vector_begin(&amp;t_v), vector_end(&amp;t_v)))</text:p>
      <text:p text:style-name="P15"><text:s text:c="4"/>{</text:p>
      <text:p text:style-name="P15"><text:s text:c="8"/>printf("sorted\n");</text:p>
      <text:p text:style-name="P15"><text:s text:c="4"/>}</text:p>
      <text:p text:style-name="P15"><text:s text:c="4"/>else</text:p>
      <text:p text:style-name="P15"><text:s text:c="4"/>{</text:p>
      <text:p text:style-name="P15"><text:s text:c="8"/>printf("not sorted\n");</text:p>
      <text:p text:style-name="P15"><text:s text:c="4"/>}</text:p>
      <text:p text:style-name="P15"><text:s text:c="4"/>if(algo_is_sorted_if(vector_begin(&amp;t_v), vector_end(&amp;t_v), fun_great_int))</text:p>
      <text:p text:style-name="P15"><text:s text:c="4"/>{</text:p>
      <text:p text:style-name="P15"><text:s text:c="8"/>printf("sorted with &gt;\n");</text:p>
      <text:p text:style-name="P15"><text:s text:c="4"/>}</text:p>
      <text:p text:style-name="P15"><text:s text:c="4"/>else</text:p>
      <text:p text:style-name="P15"><text:s text:c="4"/>{</text:p>
      <text:p text:style-name="P15"><text:s text:c="8"/>printf("not sorted with &gt;\n");</text:p>
      <text:p text:style-name="P15"><text:s text:c="4"/>}</text:p>
      <text:p text:style-name="P15"/>
      <text:p text:style-name="P15"><text:s text:c="4"/>algo_sort(vector_begin(&amp;t_v), vector_end(&amp;t_v));</text:p>
      <text:p text:style-name="P15"><text:s text:c="4"/>printf("vector: ");</text:p>
      <text:p text:style-name="P15"><text:s text:c="4"/>algo_for_each(vector_begin(&amp;t_v), vector_end(&amp;t_v), _print);</text:p>
      <text:p text:style-name="P15"><text:s text:c="4"/>printf("\n");</text:p>
      <text:p text:style-name="P15"><text:s text:c="4"/>if(algo_is_sorted(vector_begin(&amp;t_v), vector_end(&amp;t_v)))</text:p>
      <text:p text:style-name="P15"><text:s text:c="4"/>{</text:p>
      <text:p text:style-name="P15"><text:s text:c="8"/>printf("sorted\n");</text:p>
      <text:p text:style-name="P15"><text:soft-page-break/><text:s text:c="4"/>}</text:p>
      <text:p text:style-name="P15"><text:s text:c="4"/>else</text:p>
      <text:p text:style-name="P15"><text:s text:c="4"/>{</text:p>
      <text:p text:style-name="P15"><text:s text:c="8"/>printf("not sorted\n");</text:p>
      <text:p text:style-name="P15"><text:s text:c="4"/>}</text:p>
      <text:p text:style-name="P15"><text:s text:c="4"/>if(algo_is_sorted_if(vector_begin(&amp;t_v), vector_end(&amp;t_v), fun_great_int))</text:p>
      <text:p text:style-name="P15"><text:s text:c="4"/>{</text:p>
      <text:p text:style-name="P15"><text:s text:c="8"/>printf("sorted with &gt;\n");</text:p>
      <text:p text:style-name="P15"><text:s text:c="4"/>}</text:p>
      <text:p text:style-name="P15"><text:s text:c="4"/>else</text:p>
      <text:p text:style-name="P15"><text:s text:c="4"/>{</text:p>
      <text:p text:style-name="P15"><text:s text:c="8"/>printf("not sorted with &gt;\n");</text:p>
      <text:p text:style-name="P15"><text:s text:c="4"/>}</text:p>
      <text:p text:style-name="P15"/>
      <text:p text:style-name="P15"><text:s text:c="4"/>algo_sort_if(vector_begin(&amp;t_v), vector_end(&amp;t_v), fun_great_int);</text:p>
      <text:p text:style-name="P15"><text:s text:c="4"/>printf("vector: ");</text:p>
      <text:p text:style-name="P15"><text:s text:c="4"/>algo_for_each(vector_begin(&amp;t_v), vector_end(&amp;t_v), _print);</text:p>
      <text:p text:style-name="P15"><text:s text:c="4"/>printf("\n");</text:p>
      <text:p text:style-name="P15"><text:s text:c="4"/>if(algo_is_sorted(vector_begin(&amp;t_v), vector_end(&amp;t_v)))</text:p>
      <text:p text:style-name="P15"><text:s text:c="4"/>{</text:p>
      <text:p text:style-name="P15"><text:s text:c="8"/>printf("sorted\n");</text:p>
      <text:p text:style-name="P15"><text:s text:c="4"/>}</text:p>
      <text:p text:style-name="P15"><text:s text:c="4"/>else</text:p>
      <text:p text:style-name="P15"><text:s text:c="4"/>{</text:p>
      <text:p text:style-name="P15"><text:s text:c="8"/>printf("not sorted\n");</text:p>
      <text:p text:style-name="P15"><text:s text:c="4"/>}</text:p>
      <text:p text:style-name="P15"><text:s text:c="4"/>if(algo_is_sorted_if(vector_begin(&amp;t_v), vector_end(&amp;t_v), fun_great_int))</text:p>
      <text:p text:style-name="P15"><text:s text:c="4"/>{</text:p>
      <text:p text:style-name="P15"><text:s text:c="8"/>printf("sorted with &gt;\n");</text:p>
      <text:p text:style-name="P15"><text:s text:c="4"/>}</text:p>
      <text:p text:style-name="P15"><text:s text:c="4"/>else</text:p>
      <text:p text:style-name="P15"><text:s text:c="4"/>{</text:p>
      <text:p text:style-name="P15"><text:s text:c="8"/>printf("not sorted with &gt;\n");</text:p>
      <text:p text:style-name="P15"><text:s text:c="4"/>}</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text:soft-page-break/>vector: 10 16 4 7 15 2 11 13 5 6 14 18 12 1 9 19 17 8 0 3 </text:p>
      <text:p text:style-name="P15">not sorted</text:p>
      <text:p text:style-name="P15">not sorted with &gt;</text:p>
      <text:p text:style-name="P15">vector: 0 1 2 3 4 5 6 7 8 9 10 11 12 13 14 15 16 17 18 19 </text:p>
      <text:p text:style-name="P15">sorted</text:p>
      <text:p text:style-name="P15">not sorted with &gt;</text:p>
      <text:p text:style-name="P15">vector: 19 18 17 16 15 14 13 12 11 10 9 8 7 6 5 4 3 2 1 0 </text:p>
      <text:p text:style-name="P15">not sorted</text:p>
      <text:p text:style-name="P15">sorted with &gt;</text:p>
      <text:p text:style-name="P15"/>
      <text:p text:style-name="Standard"><text:span text:style-name="T11"><text:tab/></text:span><text:span text:style-name="T8">根据数据位置排序:</text:span><text:span text:style-name="T11"> algo_nth_element(),algo_nth_element_if()</text:span></text:p>
      <text:p text:style-name="Standard"><text:span text:style-name="T11"><text:tab/></text:span><text:span text:style-name="T12">这两个算法保证执行后第n个位置的数据是整个区间排序后的数据,并且前面的数据都小于该数据但是不保证顺序,后面的数据都大于这个数据但是不保证顺序.下面是两个算法的例子:</text:span></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 text:c="4"/>int i = 0;</text:p>
      <text:p text:style-name="P15"><text:s text:c="4"/>iterator_t t_pos;</text:p>
      <text:p text:style-name="P15"/>
      <text:p text:style-name="P15"><text:s text:c="4"/>vector_init(&amp;t_v1);</text:p>
      <text:p text:style-name="P15"><text:s text:c="4"/>vector_init(&amp;t_v2);</text:p>
      <text:p text:style-name="P15"><text:s text:c="4"/>for(i = 0; i &lt; 10; ++i)</text:p>
      <text:p text:style-name="P15"><text:s text:c="4"/>{</text:p>
      <text:p text:style-name="P15"><text:s text:c="8"/>vector_push_back(&amp;t_v1, i);</text:p>
      <text:p text:style-name="P15"><text:s text:c="8"/>vector_push_back(&amp;t_v2, i);</text:p>
      <text:p text:style-name="P15"><text:s text:c="4"/>}</text:p>
      <text:p text:style-name="P15"/>
      <text:p text:style-name="P15"><text:s text:c="4"/>algo_random_shuffle(vector_begin(&amp;t_v1), vector_end(&amp;t_v1));</text:p>
      <text:p text:style-name="P15"><text:s text:c="4"/>algo_random_shuffle(vector_begin(&amp;t_v2), vector_end(&amp;t_v2));</text:p>
      <text:p text:style-name="P15"/>
      <text:p text:style-name="P15"><text:s text:c="4"/>algo_sort(vector_begin(&amp;t_v1), vector_end(&amp;t_v1));</text:p>
      <text:p text:style-name="P15"><text:s text:c="4"/>t_pos = vector_begin(&amp;t_v2);</text:p>
      <text:p text:style-name="P15"><text:s text:c="4"/>iterator_advance(&amp;t_pos, 5);</text:p>
      <text:p text:style-name="P15"><text:s text:c="4"/>algo_nth_element(vector_begin(&amp;t_v2), t_pos, vector_end(&amp;t_v2));</text:p>
      <text:p text:style-name="P15"/>
      <text:p text:style-name="P15"><text:s text:c="4"/>printf("vector1: ");</text:p>
      <text:p text:style-name="P15"><text:s text:c="4"/>algo_for_each(vector_begin(&amp;t_v1), vector_end(&amp;t_v1), _print);</text:p>
      <text:p text:style-name="P15"><text:soft-page-break/><text:s text:c="4"/>printf("\n");</text:p>
      <text:p text:style-name="P15"><text:s text:c="4"/>printf("vector2: ");</text:p>
      <text:p text:style-name="P15"><text:s text:c="4"/>algo_for_each(vector_begin(&amp;t_v2), vector_end(&amp;t_v2), _print);</text:p>
      <text:p text:style-name="P15"><text:s text:c="4"/>printf("\n");</text:p>
      <text:p text:style-name="P15"/>
      <text:p text:style-name="P15"><text:s text:c="4"/>algo_sort_if(vector_begin(&amp;t_v1), vector_end(&amp;t_v1), fun_great_int);</text:p>
      <text:p text:style-name="P15"><text:s text:c="4"/>t_pos = vector_begin(&amp;t_v2);</text:p>
      <text:p text:style-name="P15"><text:s text:c="4"/>iterator_advance(&amp;t_pos, 4);</text:p>
      <text:p text:style-name="P15"><text:s text:c="4"/>algo_nth_element_if(</text:p>
      <text:p text:style-name="P15"><text:s text:c="8"/>vector_begin(&amp;t_v2), t_pos, vector_end(&amp;t_v2), fun_great_int);</text:p>
      <text:p text:style-name="P15"/>
      <text:p text:style-name="P15"><text:s text:c="4"/>printf("vector1: ");</text:p>
      <text:p text:style-name="P15"><text:s text:c="4"/>algo_for_each(vector_begin(&amp;t_v1), vector_end(&amp;t_v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
      <text:p text:style-name="P15"><text:s text:c="4"/>vector_destroy(&amp;t_v1);</text:p>
      <text:p text:style-name="P15"><text:s text:c="4"/>vector_destroy(&amp;t_v2);</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1: 0 1 2 3 4 5 6 7 8 9 </text:p>
      <text:p text:style-name="P15">vector2: 0 1 4 2 3 5 6 7 9 8 </text:p>
      <text:p text:style-name="P15">vector1: 9 8 7 6 5 4 3 2 1 0 </text:p>
      <text:p text:style-name="P15">vector2: 8 9 7 6 5 3 2 4 1 0</text:p>
      <text:list xml:id="list1596150824" text:continue-numbering="true" text:style-name="WW8Num13">
        <text:list-item>
          <text:list>
            <text:list-item>
              <text:list>
                <text:list-item>
                  <text:h text:style-name="P348" text:outline-level="3">二分查找</text:h>
                </text:list-item>
              </text:list>
            </text:list-item>
          </text:list>
        </text:list-item>
      </text:list>
      <text:p text:style-name="Standard"><text:span text:style-name="T12"><text:tab/>二分查找算法都是基于有序的数据区间</text:span><text:span text:style-name="T6">,相对于顺序查择它可以获得对数级别的效率.</text:span></text:p>
      <text:p text:style-name="Standard"><text:span text:style-name="T6"><text:tab/></text:span><text:span text:style-name="T8">获得数据在数据区间中的上限或下限:</text:span><text:span text:style-name="T11"> </text:span></text:p>
      <text:p text:style-name="P80">algo_lower_bound(),algo_lower_bound_if(),</text:p>
      <text:p text:style-name="Standard"><text:span text:style-name="T6"><text:tab/></text:span><text:span text:style-name="T11">algo_upper_bound(),algo_upper_bound_if().</text:span></text:p>
      <text:p text:style-name="Standard"><text:span text:style-name="T11"><text:tab/></text:span><text:span text:style-name="T6">前两个算法获得数据在区间中的下限迭代器,后两个算法获得容器在区间中的上限迭代器.关联容器已经</text:span><text:span text:style-name="T6">提供获得</text:span><text:span text:style-name="T6">数据上下限的操作函数,如果要在关联容器中查找数据的上下限请使用容器本身的操作函数.下面是这4个算法的例子:</text:span></text:p>
      <text:p text:style-name="P15">#include &lt;stdio.h&gt;</text:p>
      <text:p text:style-name="P15"><text:soft-page-break/>#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int i = 0;</text:p>
      <text:p text:style-name="P15"><text:s text:c="4"/>iterator_t t_lower, t_upper;</text:p>
      <text:p text:style-name="P15"/>
      <text:p text:style-name="P15"><text:s text:c="4"/>list_init(&amp;t_l);</text:p>
      <text:p text:style-name="P15"><text:s text:c="4"/>for(i = 0; i &lt; 10; ++i)</text:p>
      <text:p text:style-name="P15"><text:s text:c="4"/>{</text:p>
      <text:p text:style-name="P15"><text:s text:c="8"/>list_push_back(&amp;t_l, i);</text:p>
      <text:p text:style-name="P15"><text:s text:c="8"/>list_push_back(&amp;t_l, i);</text:p>
      <text:p text:style-name="P15"><text:s text:c="4"/>}</text:p>
      <text:p text:style-name="P15"><text:s text:c="4"/>algo_for_each(list_begin(&amp;t_l), list_end(&amp;t_l), _print);</text:p>
      <text:p text:style-name="P15"><text:s text:c="4"/>printf("\n");</text:p>
      <text:p text:style-name="P15"/>
      <text:p text:style-name="P15"><text:s text:c="4"/>t_lower = algo_lower_bound(list_begin(&amp;t_l), list_end(&amp;t_l), 5);</text:p>
      <text:p text:style-name="P15"><text:s text:c="4"/>t_upper = algo_upper_bound(list_begin(&amp;t_l), list_end(&amp;t_l), 5);</text:p>
      <text:p text:style-name="P15"><text:s text:c="4"/>printf("5 could get position %d up to %d without break the sorting\n",</text:p>
      <text:p text:style-name="P15"><text:s text:c="8"/>iterator_distance(list_begin(&amp;t_l), t_lower) + 1,</text:p>
      <text:p text:style-name="P15"><text:s text:c="8"/>iterator_distance(list_begin(&amp;t_l), t_upper) + 1);</text:p>
      <text:p text:style-name="P15"/>
      <text:p text:style-name="P15"><text:s text:c="4"/>list_insert(&amp;t_l, algo_lower_bound(list_begin(&amp;t_l), list_end(&amp;t_l), 3), 3);</text:p>
      <text:p text:style-name="P15"><text:s text:c="4"/>list_insert(&amp;t_l, algo_upper_bound(list_begin(&amp;t_l), list_end(&amp;t_l), 7), 7);</text:p>
      <text:p text:style-name="P15"><text:s text:c="4"/>algo_for_each(list_begin(&amp;t_l), list_end(&amp;t_l), _print);</text:p>
      <text:p text:style-name="P15"><text:s text:c="4"/>printf("\n");</text:p>
      <text:p text:style-name="P15"/>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0 0 1 1 2 2 3 3 4 4 5 5 6 6 7 7 8 8 9 9 </text:p>
      <text:p text:style-name="P15">5 could get position 11 up to 13 without break the sorting</text:p>
      <text:p text:style-name="P15">0 0 1 1 2 2 3 3 3 4 4 5 5 6 6 7 7 7 8 8 9 9</text:p>
      <text:p text:style-name="P15"/>
      <text:p text:style-name="P77"><text:soft-page-break/><text:span text:style-name="T8">获得数据在数据区间中的上限和下限:</text:span><text:span text:style-name="T11">algo_equal_range(),algo_equal_range_if().</text:span></text:p>
      <text:p text:style-name="P78">这两个算法返回由上限和下限组成的pair_t,所以这个函数的返回值不能忽略,并且pair_t使用后要销毁.下面是算法的例子:</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text:s text:c="4"/>pair_t t_p;</text:p>
      <text:p text:style-name="P15"/>
      <text:p text:style-name="P15"><text:s text:c="4"/>vector_init(&amp;t_v);</text:p>
      <text:p text:style-name="P15"><text:s text:c="4"/>for(i = 0; i &lt; 10; ++i)</text:p>
      <text:p text:style-name="P15"><text:s text:c="4"/>{</text:p>
      <text:p text:style-name="P15"><text:s text:c="8"/>vector_push_back(&amp;t_v, i);</text:p>
      <text:p text:style-name="P15"><text:s text:c="8"/>vector_push_back(&amp;t_v, i);</text:p>
      <text:p text:style-name="P15"><text:s text:c="4"/>}</text:p>
      <text:p text:style-name="P15"><text:s text:c="4"/>algo_for_each(vector_begin(&amp;t_v), vector_end(&amp;t_v), _print);</text:p>
      <text:p text:style-name="P15"><text:s text:c="4"/>printf("\n");</text:p>
      <text:p text:style-name="P15"/>
      <text:p text:style-name="P15"><text:s text:c="4"/>t_p = algo_equal_range(vector_begin(&amp;t_v), vector_end(&amp;t_v), 5);</text:p>
      <text:p text:style-name="P15"><text:s text:c="4"/>printf("5 could get position %d up to %d without break the sorting\n",</text:p>
      <text:p text:style-name="P15"><text:s text:c="8"/>iterator_distance(vector_begin(&amp;t_v), *(iterator_t*)t_p.first) + 1,</text:p>
      <text:p text:style-name="P15"><text:s text:c="8"/>iterator_distance(vector_begin(&amp;t_v), *(iterator_t*)t_p.second) + 1);</text:p>
      <text:p text:style-name="P15"/>
      <text:p text:style-name="P15"><text:s text:c="4"/>pair_destroy(&amp;t_p);</text:p>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0 0 1 1 2 2 3 3 4 4 5 5 6 6 7 7 8 8 9 9 </text:p>
      <text:p text:style-name="P15">5 could get position 11 up to 13 without break the sorting</text:p>
      <text:p text:style-name="P15"/>
      <text:p text:style-name="P77"><text:span text:style-name="T8">二分查找:</text:span><text:span text:style-name="T11"> algo_binary_search(),algo_binary_search_if()</text:span></text:p>
      <text:p text:style-name="P8"><text:tab/>使用二分查找法判断指定数据是否在数据区间中.下面是使用这两个算法的例子:</text:p>
      <text:p text:style-name="P15"><text:soft-page-break/>#include &lt;stdio.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int i = 0;</text:p>
      <text:p text:style-name="P15"/>
      <text:p text:style-name="P15"><text:s text:c="4"/>list_init(&amp;t_l);</text:p>
      <text:p text:style-name="P15"><text:s text:c="4"/>for(i = 0; i &lt; 10; ++i)</text:p>
      <text:p text:style-name="P15"><text:s text:c="4"/>{</text:p>
      <text:p text:style-name="P15"><text:s text:c="8"/>list_push_back(&amp;t_l, i);</text:p>
      <text:p text:style-name="P15"><text:s text:c="4"/>}</text:p>
      <text:p text:style-name="P15"><text:s text:c="4"/>algo_for_each(list_begin(&amp;t_l), list_end(&amp;t_l), _print);</text:p>
      <text:p text:style-name="P15"><text:s text:c="4"/>printf("\n");</text:p>
      <text:p text:style-name="P15"/>
      <text:p text:style-name="P15"><text:s text:c="4"/>if(algo_binary_search(list_begin(&amp;t_l), list_end(&amp;t_l), 5))</text:p>
      <text:p text:style-name="P15"><text:s text:c="4"/>{</text:p>
      <text:p text:style-name="P15"><text:s text:c="8"/>printf("5 is present\n");</text:p>
      <text:p text:style-name="P15"><text:s text:c="4"/>}</text:p>
      <text:p text:style-name="P15"><text:s text:c="4"/>else</text:p>
      <text:p text:style-name="P15"><text:s text:c="4"/>{</text:p>
      <text:p text:style-name="P15"><text:s text:c="8"/>printf("5 isn't present\n");</text:p>
      <text:p text:style-name="P15"><text:s text:c="4"/>}</text:p>
      <text:p text:style-name="P15"><text:s text:c="4"/>if(algo_binary_search(list_begin(&amp;t_l), list_end(&amp;t_l), 42))</text:p>
      <text:p text:style-name="P15"><text:s text:c="4"/>{</text:p>
      <text:p text:style-name="P15"><text:s text:c="8"/>printf("42 is present\n");</text:p>
      <text:p text:style-name="P15"><text:s text:c="4"/>}</text:p>
      <text:p text:style-name="P15"><text:s text:c="4"/>else</text:p>
      <text:p text:style-name="P15"><text:s text:c="4"/>{</text:p>
      <text:p text:style-name="P15"><text:s text:c="8"/>printf("42 isn't present\n");</text:p>
      <text:p text:style-name="P15"><text:s text:c="4"/>}</text:p>
      <text:p text:style-name="P15"/>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text:soft-page-break/>结果:</text:p>
      <text:p text:style-name="P15">0 1 2 3 4 5 6 7 8 9 </text:p>
      <text:p text:style-name="P15">5 is present</text:p>
      <text:p text:style-name="P15">42 isn't present</text:p>
      <text:p text:style-name="P15"/>
      <text:list xml:id="list561808105" text:continue-numbering="true" text:style-name="WW8Num13">
        <text:list-item>
          <text:list>
            <text:list-item>
              <text:list>
                <text:list-item>
                  <text:h text:style-name="P348" text:outline-level="3">合并</text:h>
                </text:list-item>
              </text:list>
            </text:list-item>
          </text:list>
        </text:list-item>
      </text:list>
      <text:p text:style-name="P77"><text:span text:style-name="T6">合并必须满足合并双方都是有序的,并且排序规则相同.合并包括将两个数据区间合并,将一个数据区间的两个部分和并.合并算法一个有4个:</text:span><text:span text:style-name="T11"> </text:span></text:p>
      <text:p text:style-name="P80">algo_merge(),algo_merge_if(),algo_inplace_merge(),algo_inplace_merge_if().</text:p>
      <text:p text:style-name="P78">前两个算法是用来合并两个不同的数据区间.后两个算法是合并同一数据区间的两个部分.下面是前两个算法的例子:</text:p>
      <text:p text:style-name="P15">#include &lt;stdio.h&gt;</text:p>
      <text:p text:style-name="P15">#include &lt;cstl/clist.h&gt;</text:p>
      <text:p text:style-name="P15">#include &lt;cstl/cdeque.h&gt;</text:p>
      <text:p text:style-name="P15">#include &lt;cstl/cse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set_t t_s = create_set(int);</text:p>
      <text:p text:style-name="P15"><text:s text:c="4"/>deque_t t_dq = create_deque(int);</text:p>
      <text:p text:style-name="P15"><text:s text:c="4"/>int i = 0;</text:p>
      <text:p text:style-name="P15"/>
      <text:p text:style-name="P15"><text:s text:c="4"/>list_init(&amp;t_l);</text:p>
      <text:p text:style-name="P15"><text:s text:c="4"/>for(i = 1; i &lt;=6; ++i)</text:p>
      <text:p text:style-name="P15"><text:s text:c="4"/>{</text:p>
      <text:p text:style-name="P15"><text:s text:c="8"/>list_push_back(&amp;t_l, i);</text:p>
      <text:p text:style-name="P15"><text:s text:c="4"/>}</text:p>
      <text:p text:style-name="P15"><text:s text:c="4"/>set_init(&amp;t_s);</text:p>
      <text:p text:style-name="P15"><text:s text:c="4"/>for(i = 3; i &lt;=8; ++i)</text:p>
      <text:p text:style-name="P15"><text:s text:c="4"/>{</text:p>
      <text:p text:style-name="P15"><text:s text:c="8"/>set_insert(&amp;t_s, i);</text:p>
      <text:p text:style-name="P15"><text:s text:c="4"/>}</text:p>
      <text:p text:style-name="P15"><text:s text:c="4"/>deque_init_n(&amp;t_dq, list_size(&amp;t_l) + set_size(&amp;t_s));</text:p>
      <text:p text:style-name="P15"/>
      <text:p text:style-name="P15"><text:s text:c="4"/>printf("list: ");</text:p>
      <text:p text:style-name="P15"><text:s text:c="4"/>algo_for_each(list_begin(&amp;t_l), list_end(&amp;t_l), _print);</text:p>
      <text:p text:style-name="P15"><text:soft-page-break/><text:s text:c="4"/>printf("\n");</text:p>
      <text:p text:style-name="P15"><text:s text:c="4"/>printf("set: <text:s/>");</text:p>
      <text:p text:style-name="P15"><text:s text:c="4"/>algo_for_each(set_begin(&amp;t_s), set_end(&amp;t_s), _print);</text:p>
      <text:p text:style-name="P15"><text:s text:c="4"/>printf("\n");</text:p>
      <text:p text:style-name="P15"/>
      <text:p text:style-name="P15"><text:s text:c="4"/>algo_merge(</text:p>
      <text:p text:style-name="P15"><text:s text:c="8"/>list_begin(&amp;t_l), list_end(&amp;t_l), </text:p>
      <text:p text:style-name="P15"><text:s text:c="8"/>set_begin(&amp;t_s), set_end(&amp;t_s),</text:p>
      <text:p text:style-name="P15"><text:s text:c="8"/>deque_begin(&amp;t_dq));</text:p>
      <text:p text:style-name="P15"><text:s text:c="4"/>printf("deque: ");</text:p>
      <text:p text:style-name="P15"><text:s text:c="4"/>algo_for_each(deque_begin(&amp;t_dq), deque_end(&amp;t_dq), _print);</text:p>
      <text:p text:style-name="P15"><text:s text:c="4"/>printf("\n");</text:p>
      <text:p text:style-name="P15"/>
      <text:p text:style-name="P15"><text:s text:c="4"/>list_destroy(&amp;t_l);</text:p>
      <text:p text:style-name="P15"><text:s text:c="4"/>set_destroy(&amp;t_s);</text:p>
      <text:p text:style-name="P15"><text:s text:c="4"/>deque_destroy(&amp;t_dq);</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list: 1 2 3 4 5 6 </text:p>
      <text:p text:style-name="P15">set: <text:s/>3 4 5 6 7 8 </text:p>
      <text:p text:style-name="P15">deque: 1 2 3 3 4 4 5 5 6 6 7 8</text:p>
      <text:p text:style-name="P15"/>
      <text:p text:style-name="Standard"><text:span text:style-name="T11"><text:tab/></text:span><text:span text:style-name="T6">下面是后两个算法的例子:</text:span></text:p>
      <text:p text:style-name="P15">#include &lt;stdio.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int i = 0;</text:p>
      <text:p text:style-name="P15"><text:s text:c="4"/>iterator_t t_pos;</text:p>
      <text:p text:style-name="P15"/>
      <text:p text:style-name="P15"><text:s text:c="4"/>list_init(&amp;t_l);</text:p>
      <text:p text:style-name="P15"><text:s text:c="4"/>for(i = 1; i &lt;= 7; ++i)</text:p>
      <text:p text:style-name="P15"><text:s text:c="4"/>{</text:p>
      <text:p text:style-name="P15"><text:soft-page-break/><text:s text:c="8"/>list_push_back(&amp;t_l, i);</text:p>
      <text:p text:style-name="P15"><text:s text:c="4"/>}</text:p>
      <text:p text:style-name="P15"><text:s text:c="4"/>for(i = 1; i &lt;=8; ++i)</text:p>
      <text:p text:style-name="P15"><text:s text:c="4"/>{</text:p>
      <text:p text:style-name="P15"><text:s text:c="8"/>list_push_back(&amp;t_l, i);</text:p>
      <text:p text:style-name="P15"><text:s text:c="4"/>}</text:p>
      <text:p text:style-name="P15"><text:s text:c="4"/>algo_for_each(list_begin(&amp;t_l), list_end(&amp;t_l), _print);</text:p>
      <text:p text:style-name="P15"><text:s text:c="4"/>printf("\n");</text:p>
      <text:p text:style-name="P15"/>
      <text:p text:style-name="P15"><text:s text:c="4"/>t_pos = algo_find(list_begin(&amp;t_l), list_end(&amp;t_l), 7);</text:p>
      <text:p text:style-name="P15"><text:s text:c="4"/>iterator_next(&amp;t_pos);</text:p>
      <text:p text:style-name="P15"><text:s text:c="4"/>algo_inplace_merge(list_begin(&amp;t_l), t_pos, list_end(&amp;t_l));</text:p>
      <text:p text:style-name="P15"><text:s text:c="4"/>algo_for_each(list_begin(&amp;t_l), list_end(&amp;t_l), _print);</text:p>
      <text:p text:style-name="P15"><text:s text:c="4"/>printf("\n");</text:p>
      <text:p text:style-name="P15"/>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1 2 3 4 5 6 7 1 2 3 4 5 6 7 8 </text:p>
      <text:p text:style-name="P15">1 1 2 2 3 3 4 4 5 5 6 6 7 7 8</text:p>
      <text:list xml:id="list847546996" text:continue-numbering="true" text:style-name="WW8Num13">
        <text:list-item>
          <text:list>
            <text:list-item>
              <text:list>
                <text:list-item>
                  <text:h text:style-name="P348" text:outline-level="3">与集合有关的算法</text:h>
                </text:list-item>
              </text:list>
            </text:list-item>
          </text:list>
        </text:list-item>
      </text:list>
      <text:p text:style-name="Standard"><text:span text:style-name="T11"><text:tab/></text:span><text:span text:style-name="T9">libcstl</text:span><text:span text:style-name="T6">提供了一些与集合有关的算法,包括判断子集,求并集,求交集,求差集,求对称差集.</text:span></text:p>
      <text:p text:style-name="Standard"><text:span text:style-name="T6"><text:tab/></text:span><text:span text:style-name="T8">判断是否为子集:</text:span><text:span text:style-name="T11"> algo_includes(),algo_includes_if()</text:span></text:p>
      <text:p text:style-name="Standard"><text:span text:style-name="T11"><text:tab/></text:span><text:span text:style-name="T6">判断第二个数据区间中的数据是否全部包含于第一个数据区间中,同时要求两个数据区间内的数据必须是有序的.下面是使用这两个算法的例子:</text:span></text:p>
      <text:p text:style-name="P15">#include &lt;stdio.h&gt;</text:p>
      <text:p text:style-name="P15">#include &lt;cstl/clist.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oft-page-break/><text:s text:c="4"/>list_t t_l = create_list(int);</text:p>
      <text:p text:style-name="P15"><text:s text:c="4"/>vector_t t_v = create_vector(int);</text:p>
      <text:p text:style-name="P15"><text:s text:c="4"/>int i = 0;</text:p>
      <text:p text:style-name="P15"/>
      <text:p text:style-name="P15"><text:s text:c="4"/>list_init(&amp;t_l);</text:p>
      <text:p text:style-name="P15"><text:s text:c="4"/>for(i = 0; i &lt; 10; ++i)</text:p>
      <text:p text:style-name="P15"><text:s text:c="4"/>{</text:p>
      <text:p text:style-name="P15"><text:s text:c="8"/>list_push_back(&amp;t_l, i);</text:p>
      <text:p text:style-name="P15"><text:s text:c="4"/>}</text:p>
      <text:p text:style-name="P15"><text:s text:c="4"/>printf("list: <text:s/>");</text:p>
      <text:p text:style-name="P15"><text:s text:c="4"/>algo_for_each(list_begin(&amp;t_l), list_end(&amp;t_l), _print);</text:p>
      <text:p text:style-name="P15"><text:s text:c="4"/>printf("\n");</text:p>
      <text:p text:style-name="P15"/>
      <text:p text:style-name="P15"><text:s text:c="4"/>vector_init(&amp;t_v);</text:p>
      <text:p text:style-name="P15"><text:s text:c="4"/>vector_push_back(&amp;t_v, 3);</text:p>
      <text:p text:style-name="P15"><text:s text:c="4"/>vector_push_back(&amp;t_v, 4);</text:p>
      <text:p text:style-name="P15"><text:s text:c="4"/>vector_push_back(&amp;t_v, 7);</text:p>
      <text:p text:style-name="P15"><text:s text:c="4"/>printf("vector: ");</text:p>
      <text:p text:style-name="P15"><text:s text:c="4"/>algo_for_each(vector_begin(&amp;t_v), vector_end(&amp;t_v), _print);</text:p>
      <text:p text:style-name="P15"><text:s text:c="4"/>printf("\n");</text:p>
      <text:p text:style-name="P15"/>
      <text:p text:style-name="P15"><text:s text:c="4"/>if(algo_includes(</text:p>
      <text:p text:style-name="P15"><text:s text:c="8"/>list_begin(&amp;t_l), list_end(&amp;t_l), vector_begin(&amp;t_v), vector_end(&amp;t_v)))</text:p>
      <text:p text:style-name="P15"><text:s text:c="4"/>{</text:p>
      <text:p text:style-name="P15"><text:s text:c="8"/>printf("all elements of vector are also in list\n");</text:p>
      <text:p text:style-name="P15"><text:s text:c="4"/>}</text:p>
      <text:p text:style-name="P15"><text:s text:c="4"/>else</text:p>
      <text:p text:style-name="P15"><text:s text:c="4"/>{</text:p>
      <text:p text:style-name="P15"><text:s text:c="8"/>printf("not all elements of vector are also in list\n");</text:p>
      <text:p text:style-name="P15"><text:s text:c="4"/>}</text:p>
      <text:p text:style-name="P15"/>
      <text:p text:style-name="P15"><text:s text:c="4"/>list_destroy(&amp;t_l);</text:p>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list: <text:s/>0 1 2 3 4 5 6 7 8 9 </text:p>
      <text:p text:style-name="P15">vector: 3 4 7 </text:p>
      <text:p text:style-name="P15">all elements of vector are also in list</text:p>
      <text:p text:style-name="P15"><text:soft-page-break/></text:p>
      <text:p text:style-name="Standard"><text:span text:style-name="T11"><text:tab/></text:span><text:span text:style-name="T8">求并集: </text:span><text:span text:style-name="T11">algo_set_union(),algo_set_union_if()</text:span></text:p>
      <text:p text:style-name="P15"><text:tab/>求交集: algo_set_intersection(),algo_set_intersection_if()</text:p>
      <text:p text:style-name="P15"><text:tab/>求差集: algo_set_difference(),algo_set_difference_if()</text:p>
      <text:p text:style-name="P15"><text:tab/>求对称差集: algo_set_symmetric_difference(),algo_set_symmetric_difference_if()</text:p>
      <text:p text:style-name="P20">下面是关于这些算法的例子:</text:p>
      <text:p text:style-name="P15">#include &lt;stdio.h&gt;</text:p>
      <text:p text:style-name="P15">#include &lt;cstl/clist.h&gt;</text:p>
      <text:p text:style-name="P15">#include &lt;cstl/cvector.h&gt;</text:p>
      <text:p text:style-name="P15">#include &lt;cstl/cdeque.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vector_t t_v = create_vector(int);</text:p>
      <text:p text:style-name="P15"><text:s text:c="4"/>deque_t t_dq = create_deque(int);</text:p>
      <text:p text:style-name="P15"><text:s text:c="4"/>iterator_t t_pos;</text:p>
      <text:p text:style-name="P15"/>
      <text:p text:style-name="P15"><text:s text:c="4"/>list_init(&amp;t_l);</text:p>
      <text:p text:style-name="P15"><text:s text:c="4"/>list_push_back(&amp;t_l, 1);</text:p>
      <text:p text:style-name="P15"><text:s text:c="4"/>list_push_back(&amp;t_l, 2);</text:p>
      <text:p text:style-name="P15"><text:s text:c="4"/>list_push_back(&amp;t_l, 2);</text:p>
      <text:p text:style-name="P15"><text:s text:c="4"/>list_push_back(&amp;t_l, 4);</text:p>
      <text:p text:style-name="P15"><text:s text:c="4"/>list_push_back(&amp;t_l, 6);</text:p>
      <text:p text:style-name="P15"><text:s text:c="4"/>list_push_back(&amp;t_l, 7);</text:p>
      <text:p text:style-name="P15"><text:s text:c="4"/>list_push_back(&amp;t_l, 7);</text:p>
      <text:p text:style-name="P15"><text:s text:c="4"/>list_push_back(&amp;t_l, 9);</text:p>
      <text:p text:style-name="P15"><text:s text:c="4"/>vector_init(&amp;t_v);</text:p>
      <text:p text:style-name="P15"><text:s text:c="4"/>vector_push_back(&amp;t_v, 2);</text:p>
      <text:p text:style-name="P15"><text:s text:c="4"/>vector_push_back(&amp;t_v, 2);</text:p>
      <text:p text:style-name="P15"><text:s text:c="4"/>vector_push_back(&amp;t_v, 2);</text:p>
      <text:p text:style-name="P15"><text:s text:c="4"/>vector_push_back(&amp;t_v, 3);</text:p>
      <text:p text:style-name="P15"><text:s text:c="4"/>vector_push_back(&amp;t_v, 6);</text:p>
      <text:p text:style-name="P15"><text:s text:c="4"/>vector_push_back(&amp;t_v, 6);</text:p>
      <text:p text:style-name="P15"><text:s text:c="4"/>vector_push_back(&amp;t_v, 8);</text:p>
      <text:p text:style-name="P15"><text:s text:c="4"/>vector_push_back(&amp;t_v, 9);</text:p>
      <text:p text:style-name="P15"><text:s text:c="4"/>deque_init_n(&amp;t_dq, list_size(&amp;t_l) + vector_size(&amp;t_v));</text:p>
      <text:p text:style-name="P15"/>
      <text:p text:style-name="P15"><text:s text:c="4"/>printf("list: <text:s text:c="17"/>");</text:p>
      <text:p text:style-name="P15"><text:s text:c="4"/>algo_for_each(list_begin(&amp;t_l), list_end(&amp;t_l), _print);</text:p>
      <text:p text:style-name="P15"><text:s text:c="4"/>printf("\n");</text:p>
      <text:p text:style-name="P15"><text:soft-page-break/><text:s text:c="4"/>printf("vector: <text:s text:c="15"/>");</text:p>
      <text:p text:style-name="P15"><text:s text:c="4"/>algo_for_each(vector_begin(&amp;t_v), vector_end(&amp;t_v), _print);</text:p>
      <text:p text:style-name="P15"><text:s text:c="4"/>printf("\n");</text:p>
      <text:p text:style-name="P15"/>
      <text:p text:style-name="P15"><text:s text:c="4"/>t_pos = algo_merge(</text:p>
      <text:p text:style-name="P15"><text:s text:c="8"/>list_begin(&amp;t_l), list_end(&amp;t_l),</text:p>
      <text:p text:style-name="P15"><text:s text:c="8"/>vector_begin(&amp;t_v), vector_end(&amp;t_v),</text:p>
      <text:p text:style-name="P15"><text:s text:c="8"/>deque_begin(&amp;t_dq));</text:p>
      <text:p text:style-name="P15"><text:s text:c="4"/>printf("merge: <text:s text:c="16"/>");</text:p>
      <text:p text:style-name="P15"><text:s text:c="4"/>algo_for_each(deque_begin(&amp;t_dq), t_pos, _print);</text:p>
      <text:p text:style-name="P15"><text:s text:c="4"/>printf("\n");</text:p>
      <text:p text:style-name="P15"/>
      <text:p text:style-name="P15"><text:s text:c="4"/>t_pos = algo_set_union(</text:p>
      <text:p text:style-name="P15"><text:s text:c="8"/>list_begin(&amp;t_l), list_end(&amp;t_l),</text:p>
      <text:p text:style-name="P15"><text:s text:c="8"/>vector_begin(&amp;t_v), vector_end(&amp;t_v),</text:p>
      <text:p text:style-name="P15"><text:s text:c="8"/>deque_begin(&amp;t_dq));</text:p>
      <text:p text:style-name="P15"><text:s text:c="4"/>printf("union: <text:s text:c="16"/>");</text:p>
      <text:p text:style-name="P15"><text:s text:c="4"/>algo_for_each(deque_begin(&amp;t_dq), t_pos, _print);</text:p>
      <text:p text:style-name="P15"><text:s text:c="4"/>printf("\n");</text:p>
      <text:p text:style-name="P15"/>
      <text:p text:style-name="P15"><text:s text:c="4"/>t_pos = algo_set_intersection(</text:p>
      <text:p text:style-name="P15"><text:s text:c="8"/>list_begin(&amp;t_l), list_end(&amp;t_l),</text:p>
      <text:p text:style-name="P15"><text:s text:c="8"/>vector_begin(&amp;t_v), vector_end(&amp;t_v),</text:p>
      <text:p text:style-name="P15"><text:s text:c="8"/>deque_begin(&amp;t_dq));</text:p>
      <text:p text:style-name="P15"><text:s text:c="4"/>printf("intersection: <text:s text:c="9"/>");</text:p>
      <text:p text:style-name="P15"><text:s text:c="4"/>algo_for_each(deque_begin(&amp;t_dq), t_pos, _print);</text:p>
      <text:p text:style-name="P15"><text:s text:c="4"/>printf("\n");</text:p>
      <text:p text:style-name="P15"/>
      <text:p text:style-name="P15"><text:s text:c="4"/>t_pos = algo_set_difference(</text:p>
      <text:p text:style-name="P15"><text:s text:c="8"/>list_begin(&amp;t_l), list_end(&amp;t_l),</text:p>
      <text:p text:style-name="P15"><text:s text:c="8"/>vector_begin(&amp;t_v), vector_end(&amp;t_v),</text:p>
      <text:p text:style-name="P15"><text:s text:c="8"/>deque_begin(&amp;t_dq));</text:p>
      <text:p text:style-name="P15"><text:s text:c="4"/>printf("difference: <text:s text:c="11"/>");</text:p>
      <text:p text:style-name="P15"><text:s text:c="4"/>algo_for_each(deque_begin(&amp;t_dq), t_pos, _print);</text:p>
      <text:p text:style-name="P15"><text:s text:c="4"/>printf("\n");</text:p>
      <text:p text:style-name="P15"/>
      <text:p text:style-name="P15"><text:s text:c="4"/>t_pos = algo_set_symmetric_difference(</text:p>
      <text:p text:style-name="P15"><text:s text:c="8"/>list_begin(&amp;t_l), list_end(&amp;t_l),</text:p>
      <text:p text:style-name="P15"><text:s text:c="8"/>vector_begin(&amp;t_v), vector_end(&amp;t_v),</text:p>
      <text:p text:style-name="P15"><text:s text:c="8"/>deque_begin(&amp;t_dq));</text:p>
      <text:p text:style-name="P15"><text:s text:c="4"/>printf("symmetric difference: <text:s/>");</text:p>
      <text:p text:style-name="P15"><text:s text:c="4"/>algo_for_each(deque_begin(&amp;t_dq), t_pos, _print);</text:p>
      <text:p text:style-name="P15"><text:s text:c="4"/>printf("\n");</text:p>
      <text:p text:style-name="P15"/>
      <text:p text:style-name="P15"><text:soft-page-break/><text:s text:c="4"/>list_destroy(&amp;t_l);</text:p>
      <text:p text:style-name="P15"><text:s text:c="4"/>vector_destroy(&amp;t_v);</text:p>
      <text:p text:style-name="P15"><text:s text:c="4"/>deque_destroy(&amp;t_dq);</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list: <text:s text:c="17"/>1 2 2 4 6 7 7 9 </text:p>
      <text:p text:style-name="P15">vector: <text:s text:c="15"/>2 2 2 3 6 6 8 9 </text:p>
      <text:p text:style-name="P15">merge: <text:s text:c="16"/>1 2 2 2 2 2 3 4 6 6 6 7 7 8 9 9 </text:p>
      <text:p text:style-name="P15">union: <text:s text:c="16"/>1 2 2 2 3 4 6 6 7 7 8 9 </text:p>
      <text:p text:style-name="P15">intersection: <text:s text:c="9"/>2 2 6 9 </text:p>
      <text:p text:style-name="P15">difference: <text:s text:c="11"/>1 4 7 7 </text:p>
      <text:p text:style-name="P15">symmetric difference: <text:s/>1 2 3 4 6 7 7 8</text:p>
      <text:p text:style-name="P8">从结果中可以看出,集合的并集并不是简单的合并,而是去掉了相同的数据.</text:p>
      <text:list xml:id="list569800186" text:continue-numbering="true" text:style-name="WW8Num13">
        <text:list-item>
          <text:list>
            <text:list-item>
              <text:list>
                <text:list-item>
                  <text:h text:style-name="P348" text:outline-level="3">堆算法</text:h>
                </text:list-item>
              </text:list>
            </text:list-item>
          </text:list>
        </text:list-item>
      </text:list>
      <text:p text:style-name="P78">堆的主要用途是用来堆排序,堆可以认为是一个完全二叉树,但是通常是使用序列集合实现的,具体关于堆的概念和结构请参考《算法导论》.堆的特点是堆顶总是优先级(最大或最小或其他优先级)最高的元素,向堆中插入或删除元素都可以在对数时间内完成.</text:p>
      <text:p text:style-name="P78"><text:span text:style-name="T14">libcstl</text:span>中的优先队列也是使用堆算法来实现的.<text:span text:style-name="T14">libcstl</text:span>提供下面5个堆算法:</text:p>
      <text:p text:style-name="P77"><text:span text:style-name="T8">向堆中插入数据:</text:span><text:span text:style-name="T11">algo_push_heap(),algo_push_heap_if().</text:span></text:p>
      <text:p text:style-name="P77"><text:span text:style-name="T8">从堆中弹出数据:</text:span><text:span text:style-name="T11"> algo_pop_heap(),algo_pop_heap_if().</text:span></text:p>
      <text:p text:style-name="P77"><text:span text:style-name="T8">将数据区间转换成一个堆:</text:span><text:span text:style-name="T11"> algo_make_heap(),algo_make_heap_if()</text:span></text:p>
      <text:p text:style-name="P77"><text:span text:style-name="T8">堆排序:</text:span><text:span text:style-name="T11"> algo_sort_heap(),algo_sort_heap_if().</text:span></text:p>
      <text:p text:style-name="P77"><text:span text:style-name="T8">判断一个数据区间是不是堆:</text:span><text:span text:style-name="T11"> algo_is_heap(),algo_is_heap_if()</text:span></text:p>
      <text:p text:style-name="P8">其中向堆中插入数据假设数据区间的最后一个数据是待插入的数据,前面已经是一个堆,从堆中弹出数据将堆顶(数据区间的第一个数据)弹出数据并放在区间的最后位置,然后将数据区间前面的数据再转化成一个堆.堆算法默认使用小于操作.下面是有关堆算法的例子:</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oft-page-break/><text:s text:c="4"/>vector_t t_v = create_vector(int);</text:p>
      <text:p text:style-name="P15"><text:s text:c="4"/>int i = 0;</text:p>
      <text:p text:style-name="P15"/>
      <text:p text:style-name="P15"><text:s text:c="4"/>vector_init(&amp;t_v);</text:p>
      <text:p text:style-name="P15"><text:s text:c="4"/>for(i = 3; i &lt;= 7; ++i)</text:p>
      <text:p text:style-name="P15"><text:s text:c="4"/>{</text:p>
      <text:p text:style-name="P15"><text:s text:c="8"/>vector_push_back(&amp;t_v, i);</text:p>
      <text:p text:style-name="P15"><text:s text:c="4"/>}</text:p>
      <text:p text:style-name="P15"><text:s text:c="4"/>for(i = 5; i &lt;= 9; ++i)</text:p>
      <text:p text:style-name="P15"><text:s text:c="4"/>{</text:p>
      <text:p text:style-name="P15"><text:s text:c="8"/>vector_push_back(&amp;t_v, i);</text:p>
      <text:p text:style-name="P15"><text:s text:c="4"/>}</text:p>
      <text:p text:style-name="P15"><text:s text:c="4"/>for(i = 1; i &lt;= 4; ++i)</text:p>
      <text:p text:style-name="P15"><text:s text:c="4"/>{</text:p>
      <text:p text:style-name="P15"><text:s text:c="8"/>vector_push_back(&amp;t_v, i);</text:p>
      <text:p text:style-name="P15"><text:s text:c="4"/>}</text:p>
      <text:p text:style-name="P15"><text:s text:c="4"/>printf("on entry: <text:s text:c="14"/>");</text:p>
      <text:p text:style-name="P15"><text:s text:c="4"/>algo_for_each(vector_begin(&amp;t_v), vector_end(&amp;t_v), _print);</text:p>
      <text:p text:style-name="P15"><text:s text:c="4"/>printf("\n");</text:p>
      <text:p text:style-name="P15"/>
      <text:p text:style-name="P15"><text:s text:c="4"/>algo_make_heap(vector_begin(&amp;t_v), vector_end(&amp;t_v));</text:p>
      <text:p text:style-name="P15"><text:s text:c="4"/>printf("after algo_make_heap(): ");</text:p>
      <text:p text:style-name="P15"><text:s text:c="4"/>algo_for_each(vector_begin(&amp;t_v), vector_end(&amp;t_v), _print);</text:p>
      <text:p text:style-name="P15"><text:s text:c="4"/>printf("\n");</text:p>
      <text:p text:style-name="P15"/>
      <text:p text:style-name="P15"><text:s text:c="4"/>algo_pop_heap(vector_begin(&amp;t_v), vector_end(&amp;t_v));</text:p>
      <text:p text:style-name="P15"><text:s text:c="4"/>vector_pop_back(&amp;t_v);</text:p>
      <text:p text:style-name="P15"><text:s text:c="4"/>printf("after algo_pop_heap(): <text:s/>");</text:p>
      <text:p text:style-name="P15"><text:s text:c="4"/>algo_for_each(vector_begin(&amp;t_v), vector_end(&amp;t_v), _print);</text:p>
      <text:p text:style-name="P15"><text:s text:c="4"/>printf("\n");</text:p>
      <text:p text:style-name="P15"/>
      <text:p text:style-name="P15"><text:s text:c="4"/>vector_push_back(&amp;t_v, 17);</text:p>
      <text:p text:style-name="P15"><text:s text:c="4"/>algo_push_heap(vector_begin(&amp;t_v), vector_end(&amp;t_v));</text:p>
      <text:p text:style-name="P15"><text:s text:c="4"/>printf("after algo_push_heap(): ");</text:p>
      <text:p text:style-name="P15"><text:s text:c="4"/>algo_for_each(vector_begin(&amp;t_v), vector_end(&amp;t_v), _print);</text:p>
      <text:p text:style-name="P15"><text:s text:c="4"/>printf("\n");</text:p>
      <text:p text:style-name="P15"/>
      <text:p text:style-name="P15"><text:s text:c="4"/>algo_sort_heap(vector_begin(&amp;t_v), vector_end(&amp;t_v));</text:p>
      <text:p text:style-name="P15"><text:s text:c="4"/>printf("after algo_sort_heap(): ");</text:p>
      <text:p text:style-name="P15"><text:s text:c="4"/>algo_for_each(vector_begin(&amp;t_v), vector_end(&amp;t_v), _print);</text:p>
      <text:p text:style-name="P15"><text:s text:c="4"/>printf("\n");</text:p>
      <text:p text:style-name="P15"/>
      <text:p text:style-name="P15"><text:s text:c="4"/>vector_destroy(&amp;t_v);</text:p>
      <text:p text:style-name="P15"><text:s text:c="4"/>return 0;</text:p>
      <text:p text:style-name="P15"><text:soft-page-break/>}</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on entry: <text:s text:c="16"/>3 4 5 6 7 5 6 7 8 9 1 2 3 4 </text:p>
      <text:p text:style-name="P15">after algo_make_heap(): 9 8 6 7 7 5 5 3 6 4 1 2 3 4 </text:p>
      <text:p text:style-name="P15">after algo_pop_heap(): <text:s/>8 7 6 7 4 5 5 3 6 4 1 2 3 </text:p>
      <text:p text:style-name="P15">after algo_push_heap(): 17 7 8 7 4 5 6 3 6 4 1 2 3 5 </text:p>
      <text:p text:style-name="P15">after algo_sort_heap(): 1 2 3 3 4 4 5 5 6 6 7 7 8 17</text:p>
      <text:p text:style-name="P8"><text:tab/>在使用算法algo_make_heap()后,数据区间中的数据排序: 9 8 6 7 7 5 5 3 6 4 1 2 3 4 将这些数据转换成二叉树就可以看出每一个数据都小于等于它父节点的数据:</text:p>
      <text:p text:style-name="P18"><draw:g text:anchor-type="as-char" svg:y="0cm" draw:z-index="3" draw:style-name="gr1"><draw:rect draw:style-name="gr4" draw:text-style-name="P352" svg:width="17.781cm" svg:height="7.43cm" svg:x="0cm" svg:y="0cm"><text:p/></draw:rect><draw:frame draw:style-name="gr5" draw:text-style-name="P355" svg:width="1.588cm" svg:height="0.826cm" svg:x="8.573cm" svg:y="0.55cm"><draw:text-box><text:p text:style-name="P355"><text:span text:style-name="T76">9</text:span></text:p></draw:text-box></draw:frame><draw:frame draw:style-name="gr5" draw:text-style-name="P355" svg:width="1.588cm" svg:height="0.826cm" svg:x="4.445cm" svg:y="2.201cm"><draw:text-box><text:p text:style-name="P355"><text:span text:style-name="T76">8</text:span></text:p></draw:text-box></draw:frame><draw:frame draw:style-name="gr5" draw:text-style-name="P355" svg:width="1.59cm" svg:height="0.826cm" svg:x="13.016cm" svg:y="2.201cm"><draw:text-box><text:p text:style-name="P355"><text:span text:style-name="T76">6</text:span></text:p></draw:text-box></draw:frame><draw:frame draw:style-name="gr5" draw:text-style-name="P355" svg:width="1.59cm" svg:height="0.826cm" svg:x="1.901cm" svg:y="3.852cm"><draw:text-box><text:p text:style-name="P355"><text:span text:style-name="T76">7</text:span></text:p></draw:text-box></draw:frame><draw:frame draw:style-name="gr5" draw:text-style-name="P355" svg:width="1.588cm" svg:height="0.826cm" svg:x="6.668cm" svg:y="3.852cm"><draw:text-box><text:p text:style-name="P355"><text:span text:style-name="T76">7</text:span></text:p></draw:text-box></draw:frame><draw:frame draw:style-name="gr5" draw:text-style-name="P355" svg:width="1.592cm" svg:height="0.826cm" svg:x="10.795cm" svg:y="3.852cm"><draw:text-box><text:p text:style-name="P355"><text:span text:style-name="T76">5</text:span></text:p></draw:text-box></draw:frame><draw:frame draw:style-name="gr5" draw:text-style-name="P355" svg:width="1.59cm" svg:height="0.826cm" svg:x="15.236cm" svg:y="3.852cm"><draw:text-box><text:p text:style-name="P355"><text:span text:style-name="T76">5</text:span></text:p></draw:text-box></draw:frame><draw:frame draw:style-name="gr5" draw:text-style-name="P355" svg:width="1.588cm" svg:height="0.821cm" svg:x="0.635cm" svg:y="5.779cm"><draw:text-box><text:p text:style-name="P355"><text:span text:style-name="T76">3</text:span></text:p></draw:text-box></draw:frame><draw:frame draw:style-name="gr5" draw:text-style-name="P355" svg:width="1.59cm" svg:height="0.819cm" svg:x="3.173cm" svg:y="5.78cm"><draw:text-box><text:p text:style-name="P355"><text:span text:style-name="T76">6</text:span></text:p></draw:text-box></draw:frame><draw:frame draw:style-name="gr5" draw:text-style-name="P355" svg:width="1.59cm" svg:height="0.821cm" svg:x="5.396cm" svg:y="5.779cm"><draw:text-box><text:p text:style-name="P355"><text:span text:style-name="T76">4</text:span></text:p></draw:text-box></draw:frame><draw:frame draw:style-name="gr5" draw:text-style-name="P355" svg:width="1.592cm" svg:height="0.819cm" svg:x="7.62cm" svg:y="5.78cm"><draw:text-box><text:p text:style-name="P355"><text:span text:style-name="T76">1</text:span></text:p></draw:text-box></draw:frame><draw:frame draw:style-name="gr5" draw:text-style-name="P355" svg:width="1.594cm" svg:height="0.819cm" svg:x="9.841cm" svg:y="5.78cm"><draw:text-box><text:p text:style-name="P355"><text:span text:style-name="T76">2</text:span></text:p></draw:text-box></draw:frame><draw:frame draw:style-name="gr5" draw:text-style-name="P355" svg:width="1.592cm" svg:height="0.819cm" svg:x="12.065cm" svg:y="5.78cm"><draw:text-box><text:p text:style-name="P355"><text:span text:style-name="T76">3</text:span></text:p></draw:text-box></draw:frame><draw:frame draw:style-name="gr5" draw:text-style-name="P355" svg:width="1.592cm" svg:height="0.817cm" svg:x="14.288cm" svg:y="5.779cm"><draw:text-box><text:p text:style-name="P355"><text:span text:style-name="T76">4</text:span></text:p></draw:text-box></draw:frame><draw:line draw:style-name="gr12" draw:text-style-name="P352" svg:x1="8.89cm" svg:y1="1.376cm" svg:x2="5.08cm" svg:y2="2.202cm"><text:p/></draw:line><draw:line draw:style-name="gr12" draw:text-style-name="P352" svg:x1="9.843cm" svg:y1="1.376cm" svg:x2="13.971cm" svg:y2="2.202cm"><text:p/></draw:line><draw:line draw:style-name="gr12" draw:text-style-name="P352" svg:x1="4.763cm" svg:y1="3.027cm" svg:x2="2.54cm" svg:y2="3.853cm"><text:p/></draw:line><draw:line draw:style-name="gr12" draw:text-style-name="P352" svg:x1="5.715cm" svg:y1="3.027cm" svg:x2="7.62cm" svg:y2="3.853cm"><text:p/></draw:line><draw:line draw:style-name="gr12" draw:text-style-name="P352" svg:x1="2.223cm" svg:y1="4.678cm" svg:x2="1.27cm" svg:y2="5.779cm"><text:p/></draw:line><draw:line draw:style-name="gr12" draw:text-style-name="P352" svg:x1="3.175cm" svg:y1="4.678cm" svg:x2="4.128cm" svg:y2="5.779cm"><text:p/></draw:line><draw:line draw:style-name="gr12" draw:text-style-name="P352" svg:x1="6.986cm" svg:y1="4.678cm" svg:x2="6.033cm" svg:y2="5.779cm"><text:p/></draw:line><draw:line draw:style-name="gr12" draw:text-style-name="P352" svg:x1="7.938cm" svg:y1="4.678cm" svg:x2="8.573cm" svg:y2="5.779cm"><text:p/></draw:line><draw:line draw:style-name="gr12" draw:text-style-name="P352" svg:x1="13.335cm" svg:y1="3.027cm" svg:x2="11.43cm" svg:y2="3.853cm"><text:p/></draw:line><draw:line draw:style-name="gr12" draw:text-style-name="P352" svg:x1="14.288cm" svg:y1="3.027cm" svg:x2="16.193cm" svg:y2="3.853cm"><text:p/></draw:line><draw:line draw:style-name="gr12" draw:text-style-name="P352" svg:x1="11.113cm" svg:y1="4.678cm" svg:x2="10.478cm" svg:y2="5.779cm"><text:p/></draw:line><draw:line draw:style-name="gr12" draw:text-style-name="P352" svg:x1="12.065cm" svg:y1="4.678cm" svg:x2="12.7cm" svg:y2="5.779cm"><text:p/></draw:line><draw:line draw:style-name="gr12" draw:text-style-name="P352" svg:x1="15.558cm" svg:y1="4.678cm" svg:x2="14.923cm" svg:y2="5.779cm"><text:p/></draw:line></draw:g></text:p>
      <text:list xml:id="list2135560328" text:continue-numbering="true" text:style-name="WW8Num13">
        <text:list-item>
          <text:list>
            <text:list-item>
              <text:list>
                <text:list-item>
                  <text:h text:style-name="P348" text:outline-level="3">最大数据和最小数据</text:h>
                </text:list-item>
              </text:list>
            </text:list-item>
          </text:list>
        </text:list-item>
      </text:list>
      <text:p text:style-name="P81">最大数据和最小数据算法是在两个数据中或者一个数据区间中查找最大或者最小数据.包括如下算法:</text:p>
      <text:p text:style-name="P80">获得两个数据中的最小数据:algo_min(),algo_min_if().</text:p>
      <text:p text:style-name="P80">获得两个数据中的最大数据:algo_max(),algo_max_if().</text:p>
      <text:p text:style-name="P80">获得数据区间中的最小数据:algo_min_element(),algo_min_element_if().</text:p>
      <text:p text:style-name="P80">获得数据区间中的最大数据:algo_max_element(),algo_max_element_if().</text:p>
      <text:p text:style-name="P8">下面是有关算法的例子:</text:p>
      <text:p text:style-name="P15">#include &lt;stdio.h&gt;</text:p>
      <text:p text:style-name="P15">#include &lt;stdlib.h&gt;</text:p>
      <text:p text:style-name="P15">#include &lt;cstl/cvector.h&gt;</text:p>
      <text:p text:style-name="P15">#include &lt;cstl/clist.h&gt;</text:p>
      <text:p text:style-name="P15">#include &lt;cstl/calgorithm.h&gt;</text:p>
      <text:p text:style-name="P15"><text:soft-page-break/></text:p>
      <text:p text:style-name="P15">static void _print(const void* cpv_input, void* pv_output);</text:p>
      <text:p text:style-name="P15">static void _absless(const void* cpv_first, const void* cpv_second,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terator_t t_min, t_max;</text:p>
      <text:p text:style-name="P15"/>
      <text:p text:style-name="P15"><text:s text:c="4"/>vector_init(&amp;t_v);</text:p>
      <text:p text:style-name="P15"><text:s text:c="4"/>list_init(&amp;t_l);</text:p>
      <text:p text:style-name="P15"><text:s text:c="4"/>for(i = -2; i &lt;= 7; ++i)</text:p>
      <text:p text:style-name="P15"><text:s text:c="4"/>{</text:p>
      <text:p text:style-name="P15"><text:s text:c="8"/>vector_push_back(&amp;t_v, i);</text:p>
      <text:p text:style-name="P15"><text:s text:c="4"/>}</text:p>
      <text:p text:style-name="P15"><text:s text:c="4"/>for(i = 0; i &gt;= -9; --i)</text:p>
      <text:p text:style-name="P15"><text:s text:c="4"/>{</text:p>
      <text:p text:style-name="P15"><text:s text:c="8"/>list_push_back(&amp;t_l, i);</text:p>
      <text:p text:style-name="P15"><text:s text:c="4"/>}</text:p>
      <text:p text:style-name="P15"><text:s text:c="4"/>printf("vector: ");</text:p>
      <text:p text:style-name="P15"><text:s text:c="4"/>algo_for_each(vector_begin(&amp;t_v), vector_end(&amp;t_v), _print);</text:p>
      <text:p text:style-name="P15"><text:s text:c="4"/>printf("\n");</text:p>
      <text:p text:style-name="P15"/>
      <text:p text:style-name="P15"><text:s text:c="4"/>printf("list: <text:s text:c="2"/>");</text:p>
      <text:p text:style-name="P15"><text:s text:c="4"/>algo_for_each(list_begin(&amp;t_l), list_end(&amp;t_l), _print);</text:p>
      <text:p text:style-name="P15"><text:s text:c="4"/>printf("\n");</text:p>
      <text:p text:style-name="P15"/>
      <text:p text:style-name="P15"><text:s text:c="4"/>t_min = algo_min(vector_begin(&amp;t_v), list_begin(&amp;t_l));</text:p>
      <text:p text:style-name="P15"><text:s text:c="4"/>printf("minmum between two first: %d\n", *(int*)iterator_get_pointer(&amp;t_min));</text:p>
      <text:p text:style-name="P15"><text:s text:c="4"/>t_max = algo_max(vector_begin(&amp;t_v), list_begin(&amp;t_l));</text:p>
      <text:p text:style-name="P15"><text:s text:c="4"/>printf("maxmum between two first: %d\n", *(int*)iterator_get_pointer(&amp;t_max));</text:p>
      <text:p text:style-name="P15"/>
      <text:p text:style-name="P15"><text:s text:c="4"/>t_min = algo_min_if(vector_begin(&amp;t_v), list_begin(&amp;t_l), _absless);</text:p>
      <text:p text:style-name="P15"><text:s text:c="4"/>printf("minmum of absolute value between two first: %d\n",</text:p>
      <text:p text:style-name="P15"><text:s text:c="8"/>*(int*)iterator_get_pointer(&amp;t_min));</text:p>
      <text:p text:style-name="P15"><text:s text:c="4"/>t_max = algo_max_if(vector_begin(&amp;t_v), list_begin(&amp;t_l), _absless);</text:p>
      <text:p text:style-name="P15"><text:s text:c="4"/>printf("maxmum of absolute value between two first: %d\n",</text:p>
      <text:p text:style-name="P15"><text:s text:c="8"/>*(int*)iterator_get_pointer(&amp;t_max));</text:p>
      <text:p text:style-name="P15"/>
      <text:p text:style-name="P15"><text:s text:c="4"/>t_min = algo_min_element(vector_begin(&amp;t_v), vector_end(&amp;t_v));</text:p>
      <text:p text:style-name="P15"><text:s text:c="4"/>printf("minmum in vector: %d\n",</text:p>
      <text:p text:style-name="P15"><text:s text:c="8"/>*(int*)iterator_get_pointer(&amp;t_min));</text:p>
      <text:p text:style-name="P15"><text:soft-page-break/><text:s text:c="4"/>t_max = algo_max_element(vector_begin(&amp;t_v), vector_end(&amp;t_v));</text:p>
      <text:p text:style-name="P15"><text:s text:c="4"/>printf("maxmum in vector: %d\n",</text:p>
      <text:p text:style-name="P15"><text:s text:c="8"/>*(int*)iterator_get_pointer(&amp;t_max));</text:p>
      <text:p text:style-name="P15"/>
      <text:p text:style-name="P15"><text:s text:c="4"/>t_min = algo_min_element(list_begin(&amp;t_l), list_end(&amp;t_l));</text:p>
      <text:p text:style-name="P15"><text:s text:c="4"/>printf("minmum in list: %d\n",</text:p>
      <text:p text:style-name="P15"><text:s text:c="8"/>*(int*)iterator_get_pointer(&amp;t_min));</text:p>
      <text:p text:style-name="P15"><text:s text:c="4"/>t_max = algo_max_element(list_begin(&amp;t_l), list_end(&amp;t_l));</text:p>
      <text:p text:style-name="P15"><text:s text:c="4"/>printf("maxmum in list: %d\n",</text:p>
      <text:p text:style-name="P15"><text:s text:c="8"/>*(int*)iterator_get_pointer(&amp;t_max));</text:p>
      <text:p text:style-name="P15"/>
      <text:p text:style-name="P15"><text:s text:c="4"/>t_min = algo_min_element_if(vector_begin(&amp;t_v), vector_end(&amp;t_v), _absless);</text:p>
      <text:p text:style-name="P15"><text:s text:c="4"/>printf("minmum of absolute value in vector: %d\n",</text:p>
      <text:p text:style-name="P15"><text:s text:c="8"/>*(int*)iterator_get_pointer(&amp;t_min));</text:p>
      <text:p text:style-name="P15"><text:s text:c="4"/>t_max = algo_max_element_if(vector_begin(&amp;t_v), vector_end(&amp;t_v), _absless);</text:p>
      <text:p text:style-name="P15"><text:s text:c="4"/>printf("maxmum of absolute value in vector: %d\n",</text:p>
      <text:p text:style-name="P15"><text:s text:c="8"/>*(int*)iterator_get_pointer(&amp;t_max));</text:p>
      <text:p text:style-name="P15"/>
      <text:p text:style-name="P15"><text:s text:c="4"/>t_min = algo_min_element_if(list_begin(&amp;t_l), list_end(&amp;t_l), _absless);</text:p>
      <text:p text:style-name="P15"><text:s text:c="4"/>printf("minmum of absolute value in list: %d\n",</text:p>
      <text:p text:style-name="P15"><text:s text:c="8"/>*(int*)iterator_get_pointer(&amp;t_min));</text:p>
      <text:p text:style-name="P15"><text:s text:c="4"/>t_max = algo_max_element_if(list_begin(&amp;t_l), list_end(&amp;t_l), _absless);</text:p>
      <text:p text:style-name="P15"><text:s text:c="4"/>printf("maxmum of absolute value in list: %d\n",</text:p>
      <text:p text:style-name="P15"><text:s text:c="8"/>*(int*)iterator_get_pointer(&amp;t_max));</text:p>
      <text:p text:style-name="P15"/>
      <text:p text:style-name="P15"><text:s text:c="4"/>vector_destroy(&amp;t_v);</text:p>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absless(const void* cpv_first, const void* cpv_second, void* pv_output)</text:p>
      <text:p text:style-name="P15">{</text:p>
      <text:p text:style-name="P15"><text:s text:c="4"/>if(abs(*(int*)cpv_first) &lt; abs(*(int*)cpv_second))</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soft-page-break/>}</text:p>
      <text:p text:style-name="P8">结果:</text:p>
      <text:p text:style-name="P15">vector: -2 -1 0 1 2 3 4 5 6 7 </text:p>
      <text:p text:style-name="P15">list: <text:s text:c="2"/>0 -1 -2 -3 -4 -5 -6 -7 -8 -9 </text:p>
      <text:p text:style-name="P15">minmum between two first: -2</text:p>
      <text:p text:style-name="P15">maxmum between two first: 0</text:p>
      <text:p text:style-name="P15">minmum of absolute value between two first: 0</text:p>
      <text:p text:style-name="P15">maxmum of absolute value between two first: -2</text:p>
      <text:p text:style-name="P15">minmum in vector: -2</text:p>
      <text:p text:style-name="P15">maxmum in vector: 7</text:p>
      <text:p text:style-name="P15">minmum in list: -9</text:p>
      <text:p text:style-name="P15">maxmum in list: 0</text:p>
      <text:p text:style-name="P15">minmum of absolute value in vector: 0</text:p>
      <text:p text:style-name="P15">maxmum of absolute value in vector: 7</text:p>
      <text:p text:style-name="P15">minmum of absolute value in list: 0</text:p>
      <text:p text:style-name="P15">maxmum of absolute value in list: -9</text:p>
      <text:list xml:id="list95167650" text:continue-numbering="true" text:style-name="WW8Num13">
        <text:list-item>
          <text:list>
            <text:list-item>
              <text:list>
                <text:list-item>
                  <text:h text:style-name="P348" text:outline-level="3">按词典顺序比较</text:h>
                </text:list-item>
              </text:list>
            </text:list-item>
          </text:list>
        </text:list-item>
      </text:list>
      <text:p text:style-name="P88">按词典顺序比较包含4个算法:</text:p>
      <text:p text:style-name="P15">algo_lexicographical_compare(),algo_lexicographical_compare_if().</text:p>
      <text:p text:style-name="P15">algo_lexicographical_compare_3way(),algo_lexicographical_compare_3way_if().</text:p>
      <text:p text:style-name="Standard"><text:span text:style-name="T11"><text:tab/></text:span><text:span text:style-name="T6">算法通常采用小于操,但也可以接受自定义规则.前两个算法返回bool_t类型的值,表示比较是否成功.后两个算法返回3种值,类似于memcpy()函数的返回值,&gt;0 ==0, &lt;0.以algo_lexicographical_compare_3way()如果第一个区间的数据小于第二个区间的数据返回&lt;0的值,如果相等则返回==0的值,大于返回&gt;0的值.</text:span></text:p>
      <text:p text:style-name="P8"><text:tab/>按字典顺序比较的意思是,如果第一个区间只要遇到一个小于第二个区间的数据就表示小于,如果遇到大于的数据就表示大于,如果等于还要比较两个区间的数据个数,如果第一个区间中数据少则小于,多则大于,否则等于.下面是算法的例子:</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
      <text:p text:style-name="P15"><text:s text:c="4"/>vector_init(&amp;t_v);</text:p>
      <text:p text:style-name="P15"><text:s text:c="4"/>list_init(&amp;t_l);</text:p>
      <text:p text:style-name="P15"><text:soft-page-break/><text:s text:c="4"/>vector_push_back(&amp;t_v, 3);</text:p>
      <text:p text:style-name="P15"><text:s text:c="4"/>vector_push_back(&amp;t_v, 2);</text:p>
      <text:p text:style-name="P15"><text:s text:c="4"/>vector_push_back(&amp;t_v, 8);</text:p>
      <text:p text:style-name="P15"><text:s text:c="4"/>vector_push_back(&amp;t_v, 7);</text:p>
      <text:p text:style-name="P15"/>
      <text:p text:style-name="P15"><text:s text:c="4"/>/* case 1 */</text:p>
      <text:p text:style-name="P15"><text:s text:c="4"/>list_push_back(&amp;t_l, 3);</text:p>
      <text:p text:style-name="P15"><text:s text:c="4"/>list_push_back(&amp;t_l, 3);</text:p>
      <text:p text:style-name="P15"><text:s text:c="4"/>list_push_back(&amp;t_l, 3);</text:p>
      <text:p text:style-name="P15"><text:s text:c="4"/>list_push_back(&amp;t_l, 3);</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text:s text:c="4"/>if(algo_lexicographical_compare(</text:p>
      <text:p text:style-name="P15"><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text:s text:c="4"/>/* case 2 */</text:p>
      <text:p text:style-name="P15"><text:s text:c="4"/>list_clear(&amp;t_l);</text:p>
      <text:p text:style-name="P15"><text:s text:c="4"/>list_push_back(&amp;t_l, 3);</text:p>
      <text:p text:style-name="P15"><text:s text:c="4"/>list_push_back(&amp;t_l, 2);</text:p>
      <text:p text:style-name="P15"><text:s text:c="4"/>list_push_back(&amp;t_l, 8);</text:p>
      <text:p text:style-name="P15"><text:s text:c="4"/>list_push_back(&amp;t_l, 7);</text:p>
      <text:p text:style-name="P15"><text:s text:c="4"/>list_push_back(&amp;t_l, 7);</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text:s text:c="4"/>if(algo_lexicographical_compare(</text:p>
      <text:p text:style-name="P15"><text:soft-page-break/><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text:s text:c="4"/>/* case 3 */</text:p>
      <text:p text:style-name="P15"><text:s text:c="4"/>list_pop_back(&amp;t_l);</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text:s text:c="4"/>if(algo_lexicographical_compare(</text:p>
      <text:p text:style-name="P15"><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text:s text:c="4"/>/* case 4 */</text:p>
      <text:p text:style-name="P15"><text:s text:c="4"/>list_pop_back(&amp;t_l);</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text:s text:c="4"/>if(algo_lexicographical_compare(</text:p>
      <text:p text:style-name="P15"><text:soft-page-break/><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text:s text:c="4"/>/* case 5 */</text:p>
      <text:p text:style-name="P15"><text:s text:c="4"/>list_push_back(&amp;t_l, 5);</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text:s text:c="4"/>if(algo_lexicographical_compare(</text:p>
      <text:p text:style-name="P15"><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
      <text:p text:style-name="P15"><text:s text:c="4"/>vector_destroy(&amp;t_v);</text:p>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soft-page-break/>}</text:p>
      <text:p text:style-name="P8">结果:</text:p>
      <text:p text:style-name="P15">vector: 3 2 8 7 </text:p>
      <text:p text:style-name="P15">list: <text:s text:c="2"/>3 3 3 3 </text:p>
      <text:p text:style-name="P15">algo_lexicographical_compare(): true</text:p>
      <text:p text:style-name="P15">algo_lexicographical_compare_3way(): -1</text:p>
      <text:p text:style-name="P15">vector: 3 2 8 7 </text:p>
      <text:p text:style-name="P15">list: <text:s text:c="2"/>3 2 8 7 7 </text:p>
      <text:p text:style-name="P15">algo_lexicographical_compare(): true</text:p>
      <text:p text:style-name="P15">algo_lexicographical_compare_3way(): -1</text:p>
      <text:p text:style-name="P15">vector: 3 2 8 7 </text:p>
      <text:p text:style-name="P15">list: <text:s text:c="2"/>3 2 8 7 </text:p>
      <text:p text:style-name="P15">algo_lexicographical_compare(): false</text:p>
      <text:p text:style-name="P15">algo_lexicographical_compare_3way(): 0</text:p>
      <text:p text:style-name="P15">vector: 3 2 8 7 </text:p>
      <text:p text:style-name="P15">list: <text:s text:c="2"/>3 2 8 </text:p>
      <text:p text:style-name="P15">algo_lexicographical_compare(): false</text:p>
      <text:p text:style-name="P15">algo_lexicographical_compare_3way(): 1</text:p>
      <text:p text:style-name="P15">vector: 3 2 8 7 </text:p>
      <text:p text:style-name="P15">list: <text:s text:c="2"/>3 2 8 5 </text:p>
      <text:p text:style-name="P15">algo_lexicographical_compare(): false</text:p>
      <text:p text:style-name="P15">algo_lexicographical_compare_3way(): 1</text:p>
      <text:list xml:id="list1526605825" text:continue-numbering="true" text:style-name="WW8Num13">
        <text:list-item>
          <text:list>
            <text:list-item>
              <text:list>
                <text:list-item>
                  <text:h text:style-name="P348" text:outline-level="3">排列组合</text:h>
                </text:list-item>
              </text:list>
            </text:list-item>
          </text:list>
        </text:list-item>
      </text:list>
      <text:p text:style-name="P90"><text:span text:style-name="T14">libcstl</text:span>提供了一组算法来获得下一组合或者上一组合.什么是排列组合呢,考虑由三个字符组成的集合</text:p>
      <text:p text:style-name="P8">{a,b,c},这个集合就有六种排列组合形式:abc,acb,bac,bca,cab,cba.这些组合也是由小到大排列的.下一个组合就是针对与当前数据的排序组合形式的,假设当前的排列组合形式为acb,那么下一个组合就是bac,同理前一个组合形式就是abc.对于开头和末尾的组合形式:abc没有前一个组合,同理cba没有下一个组合.</text:p>
      <text:p text:style-name="P8"><text:tab/>组合算法:</text:p>
      <text:p text:style-name="P15">algo_next_permutation(),algo_next_permutation_if().</text:p>
      <text:p text:style-name="P15">algo_prev_permutation(),algo_prev_permutation_if().</text:p>
      <text:p text:style-name="P8">下面四关于排列组合算法的例子:</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oft-page-break/></text:p>
      <text:p text:style-name="P15"><text:s text:c="4"/>vector_init(&amp;t_v);</text:p>
      <text:p text:style-name="P15"><text:s text:c="4"/>vector_push_back(&amp;t_v, 1);</text:p>
      <text:p text:style-name="P15"><text:s text:c="4"/>vector_push_back(&amp;t_v, 2);</text:p>
      <text:p text:style-name="P15"><text:s text:c="4"/>vector_push_back(&amp;t_v, 3);</text:p>
      <text:p text:style-name="P15"/>
      <text:p text:style-name="P15"><text:s text:c="4"/>printf("on entry: ");</text:p>
      <text:p text:style-name="P15"><text:s text:c="4"/>algo_for_each(vector_begin(&amp;t_v), vector_end(&amp;t_v), _print);</text:p>
      <text:p text:style-name="P15"><text:s text:c="4"/>printf("\n");</text:p>
      <text:p text:style-name="P15"/>
      <text:p text:style-name="P15"><text:s text:c="4"/>while(algo_next_permutation(vector_begin(&amp;t_v), vector_end(&amp;t_v)))</text:p>
      <text:p text:style-name="P15"><text:s text:c="4"/>{</text:p>
      <text:p text:style-name="P15"><text:s text:c="8"/>algo_for_each(vector_begin(&amp;t_v), vector_end(&amp;t_v), _print);</text:p>
      <text:p text:style-name="P15"><text:s text:c="8"/>printf("\n");</text:p>
      <text:p text:style-name="P15"><text:s text:c="4"/>}</text:p>
      <text:p text:style-name="P15"><text:s text:c="4"/>printf("afterward: ");</text:p>
      <text:p text:style-name="P15"><text:s text:c="4"/>algo_for_each(vector_begin(&amp;t_v), vector_end(&amp;t_v), _print);</text:p>
      <text:p text:style-name="P15"><text:s text:c="4"/>printf("\n");</text:p>
      <text:p text:style-name="P15"/>
      <text:p text:style-name="P15"><text:s text:c="4"/>while(algo_prev_permutation(vector_begin(&amp;t_v), vector_end(&amp;t_v)))</text:p>
      <text:p text:style-name="P15"><text:s text:c="4"/>{</text:p>
      <text:p text:style-name="P15"><text:s text:c="8"/>algo_for_each(vector_begin(&amp;t_v), vector_end(&amp;t_v), _print);</text:p>
      <text:p text:style-name="P15"><text:s text:c="8"/>printf("\n");</text:p>
      <text:p text:style-name="P15"><text:s text:c="4"/>}</text:p>
      <text:p text:style-name="P15"><text:s text:c="4"/>printf("now: ");</text:p>
      <text:p text:style-name="P15"><text:s text:c="4"/>algo_for_each(vector_begin(&amp;t_v), vector_end(&amp;t_v), _print);</text:p>
      <text:p text:style-name="P15"><text:s text:c="4"/>printf("\n");</text:p>
      <text:p text:style-name="P15"><text:s text:c="4"/>while(algo_prev_permutation(vector_begin(&amp;t_v), vector_end(&amp;t_v)))</text:p>
      <text:p text:style-name="P15"><text:s text:c="4"/>{</text:p>
      <text:p text:style-name="P15"><text:s text:c="8"/>algo_for_each(vector_begin(&amp;t_v), vector_end(&amp;t_v), _print);</text:p>
      <text:p text:style-name="P15"><text:s text:c="8"/>printf("\n");</text:p>
      <text:p text:style-name="P15"><text:s text:c="4"/>}</text:p>
      <text:p text:style-name="P15"><text:s text:c="4"/>printf("afterward: ");</text:p>
      <text:p text:style-name="P15"><text:s text:c="4"/>algo_for_each(vector_begin(&amp;t_v), vector_end(&amp;t_v), _print);</text:p>
      <text:p text:style-name="P15"><text:s text:c="4"/>printf("\n");</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text:soft-page-break/>结果:</text:p>
      <text:p text:style-name="P15">on entry: 1 2 3 </text:p>
      <text:p text:style-name="P15">1 3 2 </text:p>
      <text:p text:style-name="P15">2 1 3 </text:p>
      <text:p text:style-name="P15">2 3 1 </text:p>
      <text:p text:style-name="P15">3 1 2 </text:p>
      <text:p text:style-name="P15">3 2 1 </text:p>
      <text:p text:style-name="P15">afterward: 1 2 3 </text:p>
      <text:p text:style-name="P15">now: 3 2 1 </text:p>
      <text:p text:style-name="P15">3 1 2 </text:p>
      <text:p text:style-name="P15">2 3 1 </text:p>
      <text:p text:style-name="P15">2 1 3 </text:p>
      <text:p text:style-name="P15">1 3 2 </text:p>
      <text:p text:style-name="P15">1 2 3 </text:p>
      <text:p text:style-name="P15">afterward: 3 2 1</text:p>
      <text:list xml:id="list1237254797" text:continue-numbering="true" text:style-name="WW8Num13">
        <text:list-item>
          <text:list>
            <text:list-item>
              <text:h text:style-name="P335" text:outline-level="2">算术算法</text:h>
            </text:list-item>
          </text:list>
        </text:list-item>
      </text:list>
      <text:p text:style-name="Standard"><text:span text:style-name="T3"><text:tab/></text:span><text:span text:style-name="T6">算术算法是将数据区间进行算术运算操作.要使用算术算法必须包含头文件</text:span><text:span text:style-name="T11">&lt;cstl/cnumeric.h&gt;</text:span></text:p>
      <text:p text:style-name="P15">#include &lt;cstl/cnumeric.h&gt;</text:p>
      <table:table table:name="Table98" table:style-name="Table98">
        <table:table-column table:style-name="Table98.A"/>
        <table:table-column table:style-name="Table98.B"/>
        <table:table-row table:style-name="Table98.1">
          <table:table-cell table:style-name="Table98.A1" office:value-type="string">
            <text:p text:style-name="P16">algo_iota()</text:p>
          </table:table-cell>
          <table:table-cell table:style-name="Table98.B1" office:value-type="string">
            <text:p text:style-name="P9">将数据区间的数据从指定的值开始逐一赋值,每次加一.</text:p>
          </table:table-cell>
        </table:table-row>
        <table:table-row table:style-name="Table98.1">
          <table:table-cell table:style-name="Table98.A1" office:value-type="string">
            <text:p text:style-name="P16">algo_accumulate()</text:p>
          </table:table-cell>
          <table:table-cell table:style-name="Table98.B1" office:value-type="string">
            <text:p text:style-name="P9">将数据区间中的数据求和.</text:p>
          </table:table-cell>
        </table:table-row>
        <table:table-row table:style-name="Table98.1">
          <table:table-cell table:style-name="Table98.A1" office:value-type="string">
            <text:p text:style-name="P16">algo_accumulate_if()</text:p>
          </table:table-cell>
          <table:table-cell table:style-name="Table98.B1" office:value-type="string">
            <text:p text:style-name="P9">将数据区间中的数据依次应用于特定操作.</text:p>
          </table:table-cell>
        </table:table-row>
        <table:table-row table:style-name="Table98.1">
          <table:table-cell table:style-name="Table98.A1" office:value-type="string">
            <text:p text:style-name="P16">algo_inner_product()</text:p>
          </table:table-cell>
          <table:table-cell table:style-name="Table98.B1" office:value-type="string">
            <text:p text:style-name="P9">求两个数据区间的内积.</text:p>
          </table:table-cell>
        </table:table-row>
        <table:table-row table:style-name="Table98.1">
          <table:table-cell table:style-name="Table98.A1" office:value-type="string">
            <text:p text:style-name="P16">algo_inner_product_if()</text:p>
          </table:table-cell>
          <table:table-cell table:style-name="Table98.B1" office:value-type="string">
            <text:p text:style-name="P9">使用特定操作求两个数据区间的内积.</text:p>
          </table:table-cell>
        </table:table-row>
        <table:table-row table:style-name="Table98.1">
          <table:table-cell table:style-name="Table98.A1" office:value-type="string">
            <text:p text:style-name="P16">algo_partial_sum()</text:p>
          </table:table-cell>
          <table:table-cell table:style-name="Table98.B1" office:value-type="string">
            <text:p text:style-name="P9">计算局部总和.</text:p>
          </table:table-cell>
        </table:table-row>
        <table:table-row table:style-name="Table98.1">
          <table:table-cell table:style-name="Table98.A1" office:value-type="string">
            <text:p text:style-name="P16">algo_partial_sum_if()</text:p>
          </table:table-cell>
          <table:table-cell table:style-name="Table98.B1" office:value-type="string">
            <text:p text:style-name="P9">使用特定操作计算局部总和.</text:p>
          </table:table-cell>
        </table:table-row>
        <table:table-row table:style-name="Table98.1">
          <table:table-cell table:style-name="Table98.A1" office:value-type="string">
            <text:p text:style-name="P16">algo_adjacent_difference()</text:p>
          </table:table-cell>
          <table:table-cell table:style-name="Table98.B1" office:value-type="string">
            <text:p text:style-name="P9">计算相邻数据的差.</text:p>
          </table:table-cell>
        </table:table-row>
        <table:table-row table:style-name="Table98.1">
          <table:table-cell table:style-name="Table98.A1" office:value-type="string">
            <text:p text:style-name="P16">algo_adjacent_difference_if()</text:p>
          </table:table-cell>
          <table:table-cell table:style-name="Table98.B1" office:value-type="string">
            <text:p text:style-name="P9">使用特定操作计算相邻数据的差.</text:p>
          </table:table-cell>
        </table:table-row>
        <table:table-row table:style-name="Table98.1">
          <table:table-cell table:style-name="Table98.A1" office:value-type="string">
            <text:p text:style-name="P16">algo_power()</text:p>
          </table:table-cell>
          <table:table-cell table:style-name="Table98.B1" office:value-type="string">
            <text:p text:style-name="P9">计算数据的n次幂.</text:p>
          </table:table-cell>
        </table:table-row>
        <table:table-row table:style-name="Table98.1">
          <table:table-cell table:style-name="Table98.A1" office:value-type="string">
            <text:p text:style-name="P16">algo_power_if()</text:p>
          </table:table-cell>
          <table:table-cell table:style-name="Table98.B1" office:value-type="string">
            <text:p text:style-name="P9">使用特殊操作计算数据的n次幂.</text:p>
          </table:table-cell>
        </table:table-row>
      </table:table>
      <text:p text:style-name="P8"/>
      <text:list xml:id="list192915510" text:continue-numbering="true" text:style-name="WW8Num13">
        <text:list-item>
          <text:list>
            <text:list-item>
              <text:list>
                <text:list-item>
                  <text:h text:style-name="P348" text:outline-level="3"><text:tab/>依次赋值</text:h>
                </text:list-item>
              </text:list>
            </text:list-item>
          </text:list>
        </text:list-item>
      </text:list>
      <text:p text:style-name="P80">algo_iota()</text:p>
      <text:p text:style-name="P8"><text:tab/>这个算法将数据区间中的数据依次赋新值,每次递增.具体赋值过程是</text:p>
      <text:p text:style-name="P20">*first = value, *(first + 1) = value + 1, *(first + 2) = value + 2, ...</text:p>
      <text:p text:style-name="P8">下面是这个算法的使用实例:</text:p>
      <text:p text:style-name="P15">#include &lt;stdio.h&gt;</text:p>
      <text:p text:style-name="P15">#include &lt;cstl/cvector.h&gt;</text:p>
      <text:p text:style-name="P15"><text:soft-page-break/>#include &lt;cstl/calgorithm.h&gt;</text:p>
      <text:p text:style-name="P15">#include &lt;cstl/cnumeric.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
      <text:p text:style-name="P15"><text:s text:c="4"/>vector_init_n(&amp;t_v, 10);</text:p>
      <text:p text:style-name="P15"><text:s text:c="4"/>algo_for_each(vector_begin(&amp;t_v), vector_end(&amp;t_v), _print);</text:p>
      <text:p text:style-name="P15"><text:s text:c="4"/>printf("\n");</text:p>
      <text:p text:style-name="P15"/>
      <text:p text:style-name="P15"><text:s text:c="4"/>algo_iota(vector_begin(&amp;t_v), vector_end(&amp;t_v), 100);</text:p>
      <text:p text:style-name="P15"><text:s text:c="4"/>algo_for_each(vector_begin(&amp;t_v), vector_end(&amp;t_v), _print);</text:p>
      <text:p text:style-name="P15"><text:s text:c="4"/>printf("\n");</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0 0 0 0 0 0 0 0 0 0 </text:p>
      <text:p text:style-name="P15">100 101 102 103 104 105 106 107 108 109</text:p>
      <text:list xml:id="list1330159769" text:continue-numbering="true" text:style-name="WW8Num13">
        <text:list-item>
          <text:list>
            <text:list-item>
              <text:list>
                <text:list-item>
                  <text:h text:style-name="P348" text:outline-level="3">求和算法</text:h>
                </text:list-item>
              </text:list>
            </text:list-item>
          </text:list>
        </text:list-item>
      </text:list>
      <text:p text:style-name="P15">algo_accumulate(),algo_accumulate_if().</text:p>
      <text:p text:style-name="P20">求和算法的执行过程:</text:p>
      <text:p text:style-name="P20">initvalue + a1 + a2 + a3 + ... </text:p>
      <text:p text:style-name="P20">或者</text:p>
      <text:p text:style-name="P20">initvalue op a1 op a2 op a3 op ...</text:p>
      <text:p text:style-name="P8">关于算法的例子:</text:p>
      <text:p text:style-name="P15">#include &lt;stdio.h&gt;</text:p>
      <text:p text:style-name="P15">#include &lt;cstl/cvector.h&gt;</text:p>
      <text:p text:style-name="P15">#include &lt;cstl/calgorithm.h&gt;</text:p>
      <text:p text:style-name="P15">#include &lt;cstl/cnumeric.h&gt;</text:p>
      <text:p text:style-name="P15"/>
      <text:p text:style-name="P15"><text:soft-page-break/>static void _print(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text:s text:c="4"/>int n_result;</text:p>
      <text:p text:style-name="P15"/>
      <text:p text:style-name="P15"><text:s text:c="4"/>vector_init(&amp;t_v);</text:p>
      <text:p text:style-name="P15"><text:s text:c="4"/>for(i = 1; i &lt;= 9; ++i)</text:p>
      <text:p text:style-name="P15"><text:s text:c="4"/>{</text:p>
      <text:p text:style-name="P15"><text:s text:c="8"/>vector_push_back(&amp;t_v, i);</text:p>
      <text:p text:style-name="P15"><text:s text:c="4"/>}</text:p>
      <text:p text:style-name="P15"><text:s text:c="4"/>algo_for_each(vector_begin(&amp;t_v), vector_end(&amp;t_v), _print);</text:p>
      <text:p text:style-name="P15"><text:s text:c="4"/>printf("\n");</text:p>
      <text:p text:style-name="P15"/>
      <text:p text:style-name="P15"><text:s text:c="4"/>algo_accumulate(vector_begin(&amp;t_v), vector_end(&amp;t_v), 0, &amp;n_result);</text:p>
      <text:p text:style-name="P15"><text:s text:c="4"/>printf("sum: %d\n", n_result);</text:p>
      <text:p text:style-name="P15"><text:s text:c="4"/>algo_accumulate(vector_begin(&amp;t_v), vector_end(&amp;t_v), -100, &amp;n_result);</text:p>
      <text:p text:style-name="P15"><text:s text:c="4"/>printf("sum: %d\n", n_result);</text:p>
      <text:p text:style-name="P15"/>
      <text:p text:style-name="P15"><text:s text:c="4"/>algo_accumulate_if(</text:p>
      <text:p text:style-name="P15"><text:s text:c="8"/>vector_begin(&amp;t_v), vector_end(&amp;t_v), 1, fun_multiplies_int, &amp;n_result);</text:p>
      <text:p text:style-name="P15"><text:s text:c="4"/>printf("product: %d\n", n_result);</text:p>
      <text:p text:style-name="P15"><text:s text:c="4"/>algo_accumulate_if(</text:p>
      <text:p text:style-name="P15"><text:s text:c="8"/>vector_begin(&amp;t_v), vector_end(&amp;t_v), 0, fun_multiplies_int, &amp;n_result);</text:p>
      <text:p text:style-name="P15"><text:s text:c="4"/>printf("product: %d\n", n_result);</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1 2 3 4 5 6 7 8 9 </text:p>
      <text:p text:style-name="P15">sum: 45</text:p>
      <text:p text:style-name="P15">sum: -55</text:p>
      <text:p text:style-name="P15">product: 362880</text:p>
      <text:p text:style-name="P15">product: 0</text:p>
      <text:list xml:id="list1699002980" text:continue-numbering="true" text:style-name="WW8Num13">
        <text:list-item>
          <text:list>
            <text:list-item>
              <text:list>
                <text:list-item>
                  <text:h text:style-name="P348" text:outline-level="3"><text:soft-page-break/>计算内积</text:h>
                </text:list-item>
              </text:list>
            </text:list-item>
          </text:list>
        </text:list-item>
      </text:list>
      <text:p text:style-name="P15">algo_inner_product(),algo_inner_product_if().</text:p>
      <text:p text:style-name="P8">内积的计算过程是:</text:p>
      <text:p text:style-name="P20">initvalue + (a1 * b2) + (a2 * b2) + (a3 * b3) + ...</text:p>
      <text:p text:style-name="P8">或者</text:p>
      <text:p text:style-name="P20">initvalue op1 (a1 op2 b1) op1 (a2 op2 b2) op1 (a3 op2 b3) op1 ...</text:p>
      <text:p text:style-name="P8">这个算法的例子:</text:p>
      <text:p text:style-name="P15">#include &lt;stdio.h&gt;</text:p>
      <text:p text:style-name="P15">#include &lt;cstl/cvector.h&gt;</text:p>
      <text:p text:style-name="P15">#include &lt;cstl/clist.h&gt;</text:p>
      <text:p text:style-name="P15">#include &lt;cstl/calgorithm.h&gt;</text:p>
      <text:p text:style-name="P15">#include &lt;cstl/cnumeric.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nt n_result = 0;</text:p>
      <text:p text:style-name="P15"/>
      <text:p text:style-name="P15"><text:s text:c="4"/>vector_init(&amp;t_v);</text:p>
      <text:p text:style-name="P15"><text:s text:c="4"/>list_init(&amp;t_l);</text:p>
      <text:p text:style-name="P15"><text:s text:c="4"/>for(i = 1; i &lt;= 6; ++i)</text:p>
      <text:p text:style-name="P15"><text:s text:c="4"/>{</text:p>
      <text:p text:style-name="P15"><text:s text:c="8"/>vector_push_back(&amp;t_v, i);</text:p>
      <text:p text:style-name="P15"><text:s text:c="8"/>list_push_back(&amp;t_l, i);</text:p>
      <text:p text:style-name="P15"><text:s text:c="4"/>}</text:p>
      <text:p text:style-name="P15"><text:s text:c="4"/>algo_for_each(vector_begin(&amp;t_v), vector_end(&amp;t_v), _print);</text:p>
      <text:p text:style-name="P15"><text:s text:c="4"/>printf("\n");</text:p>
      <text:p text:style-name="P15"><text:s text:c="4"/>algo_for_each(list_begin(&amp;t_l), list_end(&amp;t_l), _print);</text:p>
      <text:p text:style-name="P15"><text:s text:c="4"/>printf("\n");</text:p>
      <text:p text:style-name="P15"/>
      <text:p text:style-name="P15"><text:s text:c="4"/>algo_inner_product(</text:p>
      <text:p text:style-name="P15"><text:s text:c="8"/>vector_begin(&amp;t_v), vector_end(&amp;t_v), list_begin(&amp;t_l), 0, &amp;n_result);</text:p>
      <text:p text:style-name="P15"><text:s text:c="4"/>printf("inner product: %d\n", n_result);</text:p>
      <text:p text:style-name="P15"><text:s text:c="4"/>list_reverse(&amp;t_l);</text:p>
      <text:p text:style-name="P15"><text:s text:c="4"/>algo_inner_product(</text:p>
      <text:p text:style-name="P15"><text:s text:c="8"/>vector_begin(&amp;t_v), vector_end(&amp;t_v), list_begin(&amp;t_l), 0, &amp;n_result);</text:p>
      <text:p text:style-name="P15"><text:s text:c="4"/>printf("inner reverse product: %d\n", n_result);</text:p>
      <text:p text:style-name="P15"><text:soft-page-break/><text:s text:c="4"/>algo_inner_product_if(</text:p>
      <text:p text:style-name="P15"><text:s text:c="8"/>vector_begin(&amp;t_v), vector_end(&amp;t_v), vector_begin(&amp;t_v), </text:p>
      <text:p text:style-name="P15"><text:s text:c="8"/>1, fun_multiplies_int, fun_plus_int, &amp;n_result);</text:p>
      <text:p text:style-name="P15"><text:s text:c="4"/>printf("product of sums: %d\n", n_result);</text:p>
      <text:p text:style-name="P15"/>
      <text:p text:style-name="P15"><text:s text:c="4"/>vector_destroy(&amp;t_v);</text:p>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1 2 3 4 5 6 </text:p>
      <text:p text:style-name="P15">1 2 3 4 5 6 </text:p>
      <text:p text:style-name="P15">inner product: 91</text:p>
      <text:p text:style-name="P15">inner reverse product: 56</text:p>
      <text:p text:style-name="P15">product of sums: 46080</text:p>
      <text:list xml:id="list1857798847" text:continue-numbering="true" text:style-name="WW8Num13">
        <text:list-item>
          <text:list>
            <text:list-item>
              <text:list>
                <text:list-item>
                  <text:h text:style-name="P348" text:outline-level="3">局部总和</text:h>
                </text:list-item>
              </text:list>
            </text:list-item>
          </text:list>
        </text:list-item>
      </text:list>
      <text:p text:style-name="P15">algo_partial_sum(),algo_partial_sum_if()</text:p>
      <text:p text:style-name="P8">这两个算法用来计算数据区间的局部总和,具体过程如下:</text:p>
      <text:p text:style-name="P8">b1 = a1, b2 = a1 + a2, b3 = a1 + a2 + a3, ...</text:p>
      <text:p text:style-name="P8">或者</text:p>
      <text:p text:style-name="P8">b1 = a1, b2 = a1 op a2, b3 = a1 op a2 op a3, ...</text:p>
      <text:p text:style-name="P8">算法的例子:</text:p>
      <text:p text:style-name="P15">#include &lt;stdio.h&gt;</text:p>
      <text:p text:style-name="P15">#include &lt;cstl/cvector.h&gt;</text:p>
      <text:p text:style-name="P15">#include &lt;cstl/clist.h&gt;</text:p>
      <text:p text:style-name="P15">#include &lt;cstl/calgorithm.h&gt;</text:p>
      <text:p text:style-name="P15">#include &lt;cstl/cnumeric.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oft-page-break/></text:p>
      <text:p text:style-name="P15"><text:s text:c="4"/>vector_init(&amp;t_v);</text:p>
      <text:p text:style-name="P15"><text:s text:c="4"/>for(i = 1; i &lt;= 6; ++i)</text:p>
      <text:p text:style-name="P15"><text:s text:c="4"/>{</text:p>
      <text:p text:style-name="P15"><text:s text:c="8"/>vector_push_back(&amp;t_v, i);</text:p>
      <text:p text:style-name="P15"><text:s text:c="4"/>}</text:p>
      <text:p text:style-name="P15"><text:s text:c="4"/>list_init_n(&amp;t_l, vector_size(&amp;t_v));</text:p>
      <text:p text:style-name="P15"><text:s text:c="4"/>algo_for_each(vector_begin(&amp;t_v), vector_end(&amp;t_v), _print);</text:p>
      <text:p text:style-name="P15"><text:s text:c="4"/>printf("\n");</text:p>
      <text:p text:style-name="P15"/>
      <text:p text:style-name="P15"><text:s text:c="4"/>algo_partial_sum(vector_begin(&amp;t_v), vector_end(&amp;t_v), list_begin(&amp;t_l));</text:p>
      <text:p text:style-name="P15"><text:s text:c="4"/>algo_for_each(list_begin(&amp;t_l), list_end(&amp;t_l), _print);</text:p>
      <text:p text:style-name="P15"><text:s text:c="4"/>printf("\n");</text:p>
      <text:p text:style-name="P15"/>
      <text:p text:style-name="P15"><text:s text:c="4"/>algo_partial_sum_if(</text:p>
      <text:p text:style-name="P15"><text:s text:c="8"/>vector_begin(&amp;t_v), vector_end(&amp;t_v), list_begin(&amp;t_l), </text:p>
      <text:p text:style-name="P15"><text:tab/><text:tab/>fun_multiplies_int);</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1 2 3 4 5 6 </text:p>
      <text:p text:style-name="P15">1 3 6 10 15 21 </text:p>
      <text:p text:style-name="P15">1 2 6 24 120 720</text:p>
      <text:list xml:id="list241485393" text:continue-numbering="true" text:style-name="WW8Num13">
        <text:list-item>
          <text:list>
            <text:list-item>
              <text:list>
                <text:list-item>
                  <text:h text:style-name="P348" text:outline-level="3">相邻数据的差</text:h>
                </text:list-item>
              </text:list>
            </text:list-item>
          </text:list>
        </text:list-item>
      </text:list>
      <text:p text:style-name="P15">algo_adjacent_difference(),algo_adjacent_difference_if().</text:p>
      <text:p text:style-name="P8">这两个算法用来计算相邻数据的差,它们是局部求和算法的逆运算,具体过程:</text:p>
      <text:p text:style-name="P20">b1 = a1, b2 = a2 – a1, b3 = a3 – a2, ...</text:p>
      <text:p text:style-name="P20">或者</text:p>
      <text:p text:style-name="P20">b1 = a1, b2 = a2 op a1, b3 = a3 op a2, ...</text:p>
      <text:p text:style-name="P8">下面是关于这两个算法的例子:</text:p>
      <text:p text:style-name="P15"><text:soft-page-break/>#include &lt;stdio.h&gt;</text:p>
      <text:p text:style-name="P15">#include &lt;cstl/cvector.h&gt;</text:p>
      <text:p text:style-name="P15">#include &lt;cstl/clist.h&gt;</text:p>
      <text:p text:style-name="P15">#include &lt;cstl/calgorithm.h&gt;</text:p>
      <text:p text:style-name="P15">#include &lt;cstl/cnumeric.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
      <text:p text:style-name="P15"><text:s text:c="4"/>vector_init(&amp;t_v);</text:p>
      <text:p text:style-name="P15"><text:s text:c="4"/>for(i = 1; i &lt;= 6; ++i)</text:p>
      <text:p text:style-name="P15"><text:s text:c="4"/>{</text:p>
      <text:p text:style-name="P15"><text:s text:c="8"/>vector_push_back(&amp;t_v, i);</text:p>
      <text:p text:style-name="P15"><text:s text:c="4"/>}</text:p>
      <text:p text:style-name="P15"><text:s text:c="4"/>list_init_n(&amp;t_l, vector_size(&amp;t_v));</text:p>
      <text:p text:style-name="P15"><text:s text:c="4"/>algo_for_each(vector_begin(&amp;t_v), vector_end(&amp;t_v), _print);</text:p>
      <text:p text:style-name="P15"><text:s text:c="4"/>printf("\n");</text:p>
      <text:p text:style-name="P15"/>
      <text:p text:style-name="P80">algo_adjacent_difference(</text:p>
      <text:p text:style-name="P91">vector_begin(&amp;t_v), vector_end(&amp;t_v), list_begin(&amp;t_l));</text:p>
      <text:p text:style-name="P15"><text:s text:c="4"/>algo_for_each(list_begin(&amp;t_l), list_end(&amp;t_l), _print);</text:p>
      <text:p text:style-name="P15"><text:s text:c="4"/>printf("\n");</text:p>
      <text:p text:style-name="P15"/>
      <text:p text:style-name="P15"><text:s text:c="4"/>algo_adjacent_difference_if(</text:p>
      <text:p text:style-name="P15"><text:s text:c="8"/>vector_begin(&amp;t_v), vector_end(&amp;t_v), list_begin(&amp;t_l), fun_plus_int);</text:p>
      <text:p text:style-name="P15"><text:s text:c="4"/>algo_for_each(list_begin(&amp;t_l), list_end(&amp;t_l), _print);</text:p>
      <text:p text:style-name="P15"><text:s text:c="4"/>printf("\n");</text:p>
      <text:p text:style-name="P15"/>
      <text:p text:style-name="P15"><text:s text:c="4"/>algo_adjacent_difference_if(</text:p>
      <text:p text:style-name="P15"><text:s text:c="8"/>vector_begin(&amp;t_v), vector_end(&amp;t_v), list_begin(&amp;t_l), </text:p>
      <text:p text:style-name="P15"><text:tab/><text:tab/>fun_multiplies_int);</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text:s text:c="4"/>return 0;</text:p>
      <text:p text:style-name="P15">}</text:p>
      <text:p text:style-name="P15"/>
      <text:p text:style-name="P15"><text:soft-page-break/>static void _print(const void* cpv_input, void* pv_output)</text:p>
      <text:p text:style-name="P15">{</text:p>
      <text:p text:style-name="P15"><text:s text:c="4"/>printf("%d ", *(int*)cpv_input);</text:p>
      <text:p text:style-name="P15">}</text:p>
      <text:p text:style-name="P8">结果:</text:p>
      <text:p text:style-name="P15">1 2 3 4 5 6 </text:p>
      <text:p text:style-name="P15">1 1 1 1 1 1 </text:p>
      <text:p text:style-name="P15">1 3 5 7 9 11 </text:p>
      <text:p text:style-name="P15">1 2 6 12 20 30</text:p>
      <text:list xml:id="list984562820" text:continue-numbering="true" text:style-name="WW8Num13">
        <text:list-item>
          <text:list>
            <text:list-item>
              <text:list>
                <text:list-item>
                  <text:h text:style-name="P348" text:outline-level="3">幂运算</text:h>
                </text:list-item>
              </text:list>
            </text:list-item>
          </text:list>
        </text:list-item>
      </text:list>
      <text:p text:style-name="P15">algo_power(),algo_power_if().</text:p>
      <text:p text:style-name="P8">这两个算法计算数据的n次幂,下面是运用实例:</text:p>
      <text:p text:style-name="P15">#include &lt;stdio.h&gt;</text:p>
      <text:p text:style-name="P15">#include &lt;cstl/cdeque.h&gt;</text:p>
      <text:p text:style-name="P15">#include &lt;cstl/cnumeric.h&gt;</text:p>
      <text:p text:style-name="P15"/>
      <text:p text:style-name="P15">int main(int argc, char* argv[])</text:p>
      <text:p text:style-name="P15">{</text:p>
      <text:p text:style-name="P15"><text:s text:c="4"/>deque_t t_d = create_deque(int);</text:p>
      <text:p text:style-name="P15"><text:s text:c="4"/>int n_output = 0;</text:p>
      <text:p text:style-name="P15"><text:s text:c="4"/>deque_init(&amp;t_d);</text:p>
      <text:p text:style-name="P15"><text:s text:c="4"/>deque_push_back(&amp;t_d, 2);</text:p>
      <text:p text:style-name="P15"/>
      <text:p text:style-name="P15"><text:s text:c="4"/>algo_power(deque_begin(&amp;t_d), 3, &amp;n_output);</text:p>
      <text:p text:style-name="P15"><text:s text:c="4"/>printf("output:%d\n", n_output);</text:p>
      <text:p text:style-name="P15"><text:s text:c="4"/>algo_power_if(deque_begin(&amp;t_d), 3, fun_plus_int, &amp;n_output);</text:p>
      <text:p text:style-name="P15"><text:s text:c="4"/>printf("output:%d\n", n_output);</text:p>
      <text:p text:style-name="P15"/>
      <text:p text:style-name="P15"><text:s text:c="4"/>deque_destroy(&amp;t_d);</text:p>
      <text:p text:style-name="P15"><text:s text:c="4"/>return 0;</text:p>
      <text:p text:style-name="P15">}</text:p>
      <text:p text:style-name="P8">结果:</text:p>
      <text:p text:style-name="P15">output:8</text:p>
      <text:p text:style-name="P15">output:6</text:p>
      <text:list xml:id="list1695448677" text:continue-numbering="true" text:style-name="WW8Num13">
        <text:list-item>
          <text:h text:style-name="P320" text:outline-level="1"><text:soft-page-break/>libcstl容器适配器</text:h>
        </text:list-item>
      </text:list>
      <text:p text:style-name="P78"><text:span text:style-name="T14">libcstl</text:span>除了提供第五章中描述的容器外,还提供了一些为了满足特定需要接口简单的类型,这些类型都是使用基本容器实现的,所以这种类型叫做容器适配器.容器适配器包括:</text:p>
      <text:p text:style-name="P77"><text:span text:style-name="T11">stack_t,queue_t,priority_queue_t</text:span><text:span text:style-name="T6">.</text:span></text:p>
      <text:list xml:id="list96454976" text:continue-numbering="true" text:style-name="WW8Num13">
        <text:list-item>
          <text:list>
            <text:list-item>
              <text:h text:style-name="P335" text:outline-level="2">stack_t</text:h>
            </text:list-item>
          </text:list>
        </text:list-item>
      </text:list>
      <text:p text:style-name="P87"><text:span text:style-name="T6">stack_t是堆栈类型,实现后进先出(LIFO)规则.要使用stack_t必须包含头文件</text:span><text:span text:style-name="T11">&lt;cstl/cstack.h&gt;</text:span></text:p>
      <text:p text:style-name="P15">#include &lt;cstl/cstack.h&gt;</text:p>
      <text:p text:style-name="Standard"><text:span text:style-name="T11"><text:tab/></text:span><text:span text:style-name="T6">stack_t是使用普通的容器实现的,它只不过是在普通容器上面又包装了一层,通常采用deque_t来实现,但是通过修改编译选项可以改变底层实现,具体参考第二章.</text:span></text:p>
      <text:p text:style-name="P19"><draw:g text:anchor-type="as-char" svg:y="0cm" draw:z-index="4" draw:style-name="gr1"><draw:rect draw:style-name="gr4" draw:text-style-name="P352" svg:width="17.781cm" svg:height="9.632cm" svg:x="0cm" svg:y="0cm"><text:p/></draw:rect><draw:frame draw:style-name="gr5" draw:text-style-name="P355" svg:width="9.843cm" svg:height="5.779cm" svg:x="0.635cm" svg:y="3.025cm"><draw:text-box><text:p text:style-name="P355"><text:span text:style-name="T79">stack_t</text:span></text:p><text:p text:style-name="P356"><text:span text:style-name="T80">deque_back()</text:span></text:p><text:p text:style-name="P353"><text:span text:style-name="T80"/></text:p><text:p text:style-name="P353"><text:span text:style-name="T81"><text:s/></text:span><text:span text:style-name="T80">deque_push_back() <text:s text:c="2"/>deque_pop_back()</text:span></text:p></draw:text-box></draw:frame><draw:custom-shape draw:style-name="gr13" draw:text-style-name="P354" svg:width="0.953cm" svg:height="2.546cm" svg:x="9.525cm" svg:y="0.275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7" draw:text-style-name="P353" svg:width="3.493cm" svg:height="0.825cm" svg:x="11.113cm" svg:y="0.826cm"><draw:text-box><text:p text:style-name="P353"><text:span text:style-name="T80">stack_top()</text:span></text:p></draw:text-box></draw:frame><draw:custom-shape draw:style-name="gr13" draw:text-style-name="P354" svg:width="2.712cm" svg:height="0.523cm" svg:x="10.478cm" svg:y="6.604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3" draw:text-style-name="P354" svg:width="2.712cm" svg:height="0.523cm" draw:transform="rotate (3.1415926535892) translate (13.1868333333333cm 5.47511111111111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7" draw:text-style-name="P353" svg:width="3.492cm" svg:height="0.823cm" svg:x="13.651cm" svg:y="4.678cm"><draw:text-box><text:p text:style-name="P353"><text:span text:style-name="T80">stack_pop()</text:span></text:p></draw:text-box></draw:frame><draw:frame draw:style-name="gr7" draw:text-style-name="P353" svg:width="3.807cm" svg:height="0.823cm" svg:x="13.653cm" svg:y="6.329cm"><draw:text-box><text:p text:style-name="P353"><text:span text:style-name="T80">stack_push()</text:span></text:p></draw:text-box></draw:frame><draw:frame draw:style-name="gr14" draw:text-style-name="P355" svg:width="8.572cm" svg:height="0.826cm" svg:x="1.586cm" svg:y="7.722cm"><draw:text-box><text:p text:style-name="P355"><text:span text:style-name="T76">cstl </text:span><text:span text:style-name="T76">容器</text:span><text:span text:style-name="T76">(</text:span><text:span text:style-name="T76">通常是</text:span><text:span text:style-name="T76">deque_t)</text:span></text:p></draw:text-box></draw:frame><draw:custom-shape draw:style-name="gr13" draw:text-style-name="P354" svg:width="0.318cm" svg:height="2.825cm" svg:x="5.715cm" svg:y="4.95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3" draw:text-style-name="P354" svg:width="0.318cm" svg:height="1.338cm" svg:x="9.208cm" svg:y="6.32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3" draw:text-style-name="P354" svg:width="-0.318cm" svg:height="-1.338cm" svg:x="2.858cm" svg:y="7.666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p>
      <text:p text:style-name="P8"><text:tab/>stack_t的操作函数很简单最主要的就是三个数据操作函数:</text:p>
      <text:p text:style-name="Standard"><text:span text:style-name="T6"><text:tab/></text:span><text:span text:style-name="T11">stack_push()</text:span><text:span text:style-name="T6">:将数据压栈.</text:span></text:p>
      <text:p text:style-name="Standard"><text:span text:style-name="T6"><text:tab/></text:span><text:span text:style-name="T11">stack_top()</text:span><text:span text:style-name="T6">:获得栈顶数据.</text:span></text:p>
      <text:p text:style-name="Standard"><text:span text:style-name="T6"><text:tab/></text:span><text:span text:style-name="T11">stack_pop()</text:span><text:span text:style-name="T6">:数据出栈.</text:span></text:p>
      <text:list xml:id="list2123357817" text:continue-numbering="true" text:style-name="WW8Num13">
        <text:list-item>
          <text:list>
            <text:list-item>
              <text:list>
                <text:list-item>
                  <text:h text:style-name="P348" text:outline-level="3"><text:soft-page-break/>stack_t的操作</text:h>
                </text:list-item>
              </text:list>
            </text:list-item>
          </text:list>
        </text:list-item>
      </text:list>
      <text:p text:style-name="P79">创建,初始化和销毁操作:</text:p>
      <table:table table:name="Table99" table:style-name="Table99">
        <table:table-column table:style-name="Table99.A"/>
        <table:table-column table:style-name="Table99.B"/>
        <table:table-row table:style-name="Table99.1">
          <table:table-cell table:style-name="Table99.A1" office:value-type="string">
            <text:p text:style-name="P16">create_stack()</text:p>
          </table:table-cell>
          <table:table-cell table:style-name="Table99.B1" office:value-type="string">
            <text:p text:style-name="P21">创建一个指定类型的stack_t.</text:p>
          </table:table-cell>
        </table:table-row>
        <table:table-row table:style-name="Table99.1">
          <table:table-cell table:style-name="Table99.A1" office:value-type="string">
            <text:p text:style-name="P16">stack_init()</text:p>
          </table:table-cell>
          <table:table-cell table:style-name="Table99.B1" office:value-type="string">
            <text:p text:style-name="P21">初始化一个空的stack_t.</text:p>
          </table:table-cell>
        </table:table-row>
        <table:table-row table:style-name="Table99.1">
          <table:table-cell table:style-name="Table99.A1" office:value-type="string">
            <text:p text:style-name="P16">stack_init_copy()</text:p>
          </table:table-cell>
          <table:table-cell table:style-name="Table99.B1" office:value-type="string">
            <text:p text:style-name="P21">使用另一个stack_t初始化stack_t.</text:p>
          </table:table-cell>
        </table:table-row>
        <table:table-row table:style-name="Table99.1">
          <table:table-cell table:style-name="Table99.A1" office:value-type="string">
            <text:p text:style-name="P23"><text:span text:style-name="T11">stack</text:span><text:span text:style-name="T11">_destroy()</text:span></text:p>
          </table:table-cell>
          <table:table-cell table:style-name="Table99.B1" office:value-type="string">
            <text:p text:style-name="P21">销毁stack_t.</text:p>
          </table:table-cell>
        </table:table-row>
      </table:table>
      <text:p text:style-name="P12"/>
      <text:p text:style-name="P79">非质变操作:</text:p>
      <table:table table:name="Table100" table:style-name="Table100">
        <table:table-column table:style-name="Table100.A"/>
        <table:table-column table:style-name="Table100.B"/>
        <table:table-row table:style-name="Table100.1">
          <table:table-cell table:style-name="Table100.A1" office:value-type="string">
            <text:p text:style-name="P16">stack_size()</text:p>
          </table:table-cell>
          <table:table-cell table:style-name="Table100.B1" office:value-type="string">
            <text:p text:style-name="P21">获得stack_t中数据的数目.</text:p>
          </table:table-cell>
        </table:table-row>
        <table:table-row table:style-name="Table100.1">
          <table:table-cell table:style-name="Table100.A1" office:value-type="string">
            <text:p text:style-name="P16">stack_empty()</text:p>
          </table:table-cell>
          <table:table-cell table:style-name="Table100.B1" office:value-type="string">
            <text:p text:style-name="P21">判断stack_t是否为空.</text:p>
          </table:table-cell>
        </table:table-row>
        <table:table-row table:style-name="Table100.1">
          <table:table-cell table:style-name="Table100.A1" office:value-type="string">
            <text:p text:style-name="P23"><text:span text:style-name="T11">stack_equal</text:span><text:span text:style-name="T11">()</text:span></text:p>
          </table:table-cell>
          <table:table-cell table:style-name="Table100.B1" office:value-type="string">
            <text:p text:style-name="P21">判断两个stack_t是否相等.</text:p>
          </table:table-cell>
        </table:table-row>
        <table:table-row table:style-name="Table100.1">
          <table:table-cell table:style-name="Table100.A1" office:value-type="string">
            <text:p text:style-name="P23"><text:span text:style-name="T11">stack</text:span><text:span text:style-name="T11">_not_equal()</text:span></text:p>
          </table:table-cell>
          <table:table-cell table:style-name="Table100.B1" office:value-type="string">
            <text:p text:style-name="P21">判断两个stack_t是否不等.</text:p>
          </table:table-cell>
        </table:table-row>
        <table:table-row table:style-name="Table100.1">
          <table:table-cell table:style-name="Table100.A1" office:value-type="string">
            <text:p text:style-name="P23"><text:span text:style-name="T11">stack</text:span><text:span text:style-name="T11">_less()</text:span></text:p>
          </table:table-cell>
          <table:table-cell table:style-name="Table100.B1" office:value-type="string">
            <text:p text:style-name="P21">判断第一个stack_t是否小于第二个stack_t.</text:p>
          </table:table-cell>
        </table:table-row>
        <table:table-row table:style-name="Table100.1">
          <table:table-cell table:style-name="Table100.A1" office:value-type="string">
            <text:p text:style-name="P23"><text:span text:style-name="T11">stack</text:span><text:span text:style-name="T11">_less_equal()</text:span></text:p>
          </table:table-cell>
          <table:table-cell table:style-name="Table100.B1" office:value-type="string">
            <text:p text:style-name="P21">判断第一个stack_t是否小于等于第二个stack_t.</text:p>
          </table:table-cell>
        </table:table-row>
        <table:table-row table:style-name="Table100.1">
          <table:table-cell table:style-name="Table100.A1" office:value-type="string">
            <text:p text:style-name="P23"><text:span text:style-name="T11">stack</text:span><text:span text:style-name="T11">_great()</text:span></text:p>
          </table:table-cell>
          <table:table-cell table:style-name="Table100.B1" office:value-type="string">
            <text:p text:style-name="P21">判断第一个stack_t是否大于第二个stack_t.</text:p>
          </table:table-cell>
        </table:table-row>
        <table:table-row table:style-name="Table100.1">
          <table:table-cell table:style-name="Table100.A1" office:value-type="string">
            <text:p text:style-name="P23"><text:span text:style-name="T11">stack</text:span><text:span text:style-name="T11">_great_equal()</text:span></text:p>
          </table:table-cell>
          <table:table-cell table:style-name="Table100.B1" office:value-type="string">
            <text:p text:style-name="P21">判断第一个stack_t是否大于等于第二个stack_t.</text:p>
          </table:table-cell>
        </table:table-row>
      </table:table>
      <text:p text:style-name="P8"/>
      <text:p text:style-name="P79">赋值:</text:p>
      <table:table table:name="Table101" table:style-name="Table101">
        <table:table-column table:style-name="Table101.A"/>
        <table:table-column table:style-name="Table101.B"/>
        <table:table-row table:style-name="Table101.1">
          <table:table-cell table:style-name="Table101.A1" office:value-type="string">
            <text:p text:style-name="P16">stack_assign()</text:p>
          </table:table-cell>
          <table:table-cell table:style-name="Table101.B1" office:value-type="string">
            <text:p text:style-name="P21">使用另一个stack_t为当前stack_t赋值.</text:p>
          </table:table-cell>
        </table:table-row>
      </table:table>
      <text:p text:style-name="P8"/>
      <text:p text:style-name="P79">数据操作:</text:p>
      <table:table table:name="Table102" table:style-name="Table102">
        <table:table-column table:style-name="Table102.A"/>
        <table:table-column table:style-name="Table102.B"/>
        <table:table-row table:style-name="Table102.1">
          <table:table-cell table:style-name="Table102.A1" office:value-type="string">
            <text:p text:style-name="P16">stack_push()</text:p>
          </table:table-cell>
          <table:table-cell table:style-name="Table102.B1" office:value-type="string">
            <text:p text:style-name="P23"><text:span text:style-name="T6">将数据压栈</text:span><text:span text:style-name="T12">.</text:span></text:p>
          </table:table-cell>
        </table:table-row>
        <table:table-row table:style-name="Table102.1">
          <table:table-cell table:style-name="Table102.A1" office:value-type="string">
            <text:p text:style-name="P16">stack_top()</text:p>
          </table:table-cell>
          <table:table-cell table:style-name="Table102.B1" office:value-type="string">
            <text:p text:style-name="P23"><text:span text:style-name="T6">获得栈顶数据</text:span><text:span text:style-name="T12">.</text:span></text:p>
          </table:table-cell>
        </table:table-row>
        <table:table-row table:style-name="Table102.1">
          <table:table-cell table:style-name="Table102.A1" office:value-type="string">
            <text:p text:style-name="P16">stack_pop()</text:p>
          </table:table-cell>
          <table:table-cell table:style-name="Table102.B1" office:value-type="string">
            <text:p text:style-name="P23"><text:span text:style-name="T6">数据出栈</text:span><text:span text:style-name="T12">.</text:span></text:p>
          </table:table-cell>
        </table:table-row>
      </table:table>
      <text:p text:style-name="P8"><text:tab/>stack_t不支持迭代器,所以没有迭代器相关的操作函数.</text:p>
      <text:list xml:id="list1102614456" text:continue-numbering="true" text:style-name="WW8Num13">
        <text:list-item>
          <text:list>
            <text:list-item>
              <text:list>
                <text:list-item>
                  <text:h text:style-name="P348" text:outline-level="3">stack_t的使用实例</text:h>
                </text:list-item>
              </text:list>
            </text:list-item>
          </text:list>
        </text:list-item>
      </text:list>
      <text:p text:style-name="P15">#include &lt;stdio.h&gt;</text:p>
      <text:p text:style-name="P15">#include &lt;cstl/cstack.h&gt;</text:p>
      <text:p text:style-name="P15"/>
      <text:p text:style-name="P15">int main(int argc, char* argv[])</text:p>
      <text:p text:style-name="P15">{</text:p>
      <text:p text:style-name="P15"><text:s text:c="4"/>stack_t t_st = create_stack(int);</text:p>
      <text:p text:style-name="P15"/>
      <text:p text:style-name="P15"><text:s text:c="4"/>stack_init(&amp;t_st);</text:p>
      <text:p text:style-name="P15"><text:s text:c="4"/>stack_push(&amp;t_st, 1);</text:p>
      <text:p text:style-name="P15"><text:s text:c="4"/>stack_push(&amp;t_st, 2);</text:p>
      <text:p text:style-name="P15"><text:s text:c="4"/>stack_push(&amp;t_st, 3);</text:p>
      <text:p text:style-name="P15"/>
      <text:p text:style-name="P15"><text:soft-page-break/><text:s text:c="4"/>printf("%d ", *(int*)stack_top(&amp;t_st));</text:p>
      <text:p text:style-name="P15"><text:s text:c="4"/>stack_pop(&amp;t_st);</text:p>
      <text:p text:style-name="P15"><text:s text:c="4"/>printf("%d ", *(int*)stack_top(&amp;t_st));</text:p>
      <text:p text:style-name="P15"><text:s text:c="4"/>stack_pop(&amp;t_st);</text:p>
      <text:p text:style-name="P15"/>
      <text:p text:style-name="P15"><text:s text:c="4"/>*(int*)stack_top(&amp;t_st) = 77;</text:p>
      <text:p text:style-name="P15"><text:s text:c="4"/>stack_push(&amp;t_st, 4);</text:p>
      <text:p text:style-name="P15"/>
      <text:p text:style-name="P15"><text:s text:c="4"/>while(!stack_empty(&amp;t_st))</text:p>
      <text:p text:style-name="P15"><text:s text:c="4"/>{</text:p>
      <text:p text:style-name="P15"><text:s text:c="8"/>printf("%d ", *(int*)stack_top(&amp;t_st));</text:p>
      <text:p text:style-name="P15"><text:s text:c="8"/>stack_pop(&amp;t_st);</text:p>
      <text:p text:style-name="P15"><text:s text:c="4"/>}</text:p>
      <text:p text:style-name="P15"><text:s text:c="4"/>printf("\n");</text:p>
      <text:p text:style-name="P15"/>
      <text:p text:style-name="P15"><text:s text:c="4"/>stack_destroy(&amp;t_st);</text:p>
      <text:p text:style-name="P15"><text:s text:c="4"/>return 0;</text:p>
      <text:p text:style-name="P15">}</text:p>
      <text:p text:style-name="P8">结果:</text:p>
      <text:p text:style-name="P15">3 2 4 77</text:p>
      <text:list xml:id="list1280774625" text:continue-numbering="true" text:style-name="WW8Num13">
        <text:list-item>
          <text:list>
            <text:list-item>
              <text:h text:style-name="P335" text:outline-level="2">queue_t</text:h>
            </text:list-item>
          </text:list>
        </text:list-item>
      </text:list>
      <text:p text:style-name="P87"><text:span text:style-name="T6">queue_t是队列类型,实现先进先出(FIFO)规则.要使用queue_t必须包含头文件</text:span><text:span text:style-name="T11">&lt;cstl/cqueue.h&gt;</text:span></text:p>
      <text:p text:style-name="P15">#include &lt;cstl/cqueue.h&gt;</text:p>
      <text:p text:style-name="Standard"><text:span text:style-name="T11"><text:tab/></text:span><text:span text:style-name="T6">queue_t是使用普通的容器实现的,它只不过是在普通容器上面又包装了一层,通常采用deque_t来实现,但是通过修改编译选项可以改变底层实现,具体参考第二章.</text:span></text:p>
      <text:p text:style-name="P11"><text:soft-page-break/><draw:g text:anchor-type="as-char" svg:y="0cm" draw:z-index="5" draw:style-name="gr1"><draw:rect draw:style-name="gr4" draw:text-style-name="P352" svg:width="17.781cm" svg:height="8.531cm" svg:x="0.002cm" svg:y="0cm"><text:p/></draw:rect><draw:frame draw:style-name="gr5" draw:text-style-name="P353" svg:width="10.798cm" svg:height="4.679cm" svg:x="3.81cm" svg:y="3.577cm"><draw:text-box><text:p text:style-name="P353"><text:span text:style-name="T82"><text:s text:c="12"/></text:span><text:span text:style-name="T78"><text:s/></text:span><text:span text:style-name="T78">deque_back() <text:s/>deque_front()</text:span></text:p><text:p text:style-name="P353"><text:span text:style-name="T78"/></text:p><text:p text:style-name="P353"><text:span text:style-name="T78"/></text:p><text:p text:style-name="P353"><text:span text:style-name="T78">deque_push_back() <text:s text:c="13"/>deque_pop_front()</text:span></text:p></draw:text-box></draw:frame><draw:custom-shape draw:style-name="gr13" draw:text-style-name="P354" svg:width="0.953cm" svg:height="2.393cm" svg:x="13.337cm" svg:y="1.101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3" draw:text-style-name="P354" svg:width="2.712cm" svg:height="0.493cm" draw:transform="rotate (3.1415926535892) translate (17.3160972222222cm 4.89302777777778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3" draw:text-style-name="P354" svg:width="2.714cm" svg:height="0.493cm" draw:transform="rotate (3.1415926535892) translate (3.667125cm 4.89302777777778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7" draw:text-style-name="P353" svg:width="3.807cm" svg:height="0.773cm" svg:x="5.082cm" svg:y="0.55cm"><draw:text-box><text:p text:style-name="P353"><text:span text:style-name="T80">queue_back()</text:span></text:p></draw:text-box></draw:frame><draw:frame draw:style-name="gr7" draw:text-style-name="P353" svg:width="3.492cm" svg:height="0.772cm" svg:x="14.288cm" svg:y="2.475cm"><draw:text-box><text:p text:style-name="P353"><text:span text:style-name="T80">queue_pop()</text:span></text:p></draw:text-box></draw:frame><draw:frame draw:style-name="gr7" draw:text-style-name="P353" svg:width="3.805cm" svg:height="0.773cm" svg:x="0cm" svg:y="2.752cm"><draw:text-box><text:p text:style-name="P353"><text:span text:style-name="T80">queue_push()</text:span></text:p></draw:text-box></draw:frame><draw:custom-shape draw:style-name="gr13" draw:text-style-name="P354" svg:width="0.955cm" svg:height="2.393cm" svg:x="3.812cm" svg:y="1.101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7" draw:text-style-name="P353" svg:width="4.127cm" svg:height="0.773cm" svg:x="8.89cm" svg:y="0.55cm"><draw:text-box><text:p text:style-name="P353"><text:span text:style-name="T80">queue_front()</text:span></text:p></draw:text-box></draw:frame><draw:frame draw:style-name="gr14" draw:text-style-name="P355" svg:width="8.572cm" svg:height="0.825cm" svg:x="5.08cm" svg:y="7.153cm"><draw:text-box><text:p text:style-name="P355"><text:span text:style-name="T76">cstl </text:span><text:span text:style-name="T76">容器</text:span><text:span text:style-name="T76">(</text:span><text:span text:style-name="T76">通常是</text:span><text:span text:style-name="T76">deque_t)</text:span></text:p></draw:text-box></draw:frame><draw:custom-shape draw:style-name="gr13" draw:text-style-name="P354" svg:width="0.318cm" svg:height="2.825cm" svg:x="7.939cm" svg:y="4.40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3" draw:text-style-name="P354" svg:width="-0.318cm" svg:height="-1.336cm" svg:x="5.717cm" svg:y="7.11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3" draw:text-style-name="P354" svg:width="0.318cm" svg:height="1.336cm" svg:x="13.019cm" svg:y="5.77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3" draw:text-style-name="P354" svg:width="0.318cm" svg:height="2.825cm" svg:x="10.162cm" svg:y="4.40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7" draw:text-style-name="P355" svg:width="3.807cm" svg:height="1.325cm" svg:x="6.987cm" svg:y="2.2cm"><draw:text-box><text:p text:style-name="P355"><text:span text:style-name="T81">queue_t</text:span></text:p></draw:text-box></draw:frame></draw:g></text:p>
      <text:p text:style-name="P8">queue_t的操作函数很简单最主要的就是四个数据操作函数:</text:p>
      <text:p text:style-name="Standard"><text:span text:style-name="T6"><text:tab/></text:span><text:span text:style-name="T11">queue_push()</text:span><text:span text:style-name="T6">:向队列中插入数据.</text:span></text:p>
      <text:p text:style-name="Standard"><text:span text:style-name="T6"><text:tab/></text:span><text:span text:style-name="T11">queue_front()</text:span><text:span text:style-name="T6">:获得队列开头数据.</text:span></text:p>
      <text:p text:style-name="Standard"><text:span text:style-name="T6"><text:tab/></text:span><text:span text:style-name="T11">queue_back()</text:span><text:span text:style-name="T6">:获得队列末尾的数据.</text:span></text:p>
      <text:p text:style-name="Standard"><text:span text:style-name="T6"><text:tab/></text:span><text:span text:style-name="T11">queue_pop()</text:span><text:span text:style-name="T6">:从队列中弹出数据.</text:span></text:p>
      <text:list xml:id="list519244828" text:continue-numbering="true" text:style-name="WW8Num13">
        <text:list-item>
          <text:list>
            <text:list-item>
              <text:list>
                <text:list-item>
                  <text:h text:style-name="P348" text:outline-level="3">queue_t的操作</text:h>
                </text:list-item>
              </text:list>
            </text:list-item>
          </text:list>
        </text:list-item>
      </text:list>
      <text:p text:style-name="P79">创建,初始化和销毁操作:</text:p>
      <table:table table:name="Table103" table:style-name="Table103">
        <table:table-column table:style-name="Table103.A"/>
        <table:table-column table:style-name="Table103.B"/>
        <table:table-row table:style-name="Table103.1">
          <table:table-cell table:style-name="Table103.A1" office:value-type="string">
            <text:p text:style-name="P16">create_queue()</text:p>
          </table:table-cell>
          <table:table-cell table:style-name="Table103.B1" office:value-type="string">
            <text:p text:style-name="P21">创建一个指定类型的queue_t.</text:p>
          </table:table-cell>
        </table:table-row>
        <table:table-row table:style-name="Table103.1">
          <table:table-cell table:style-name="Table103.A1" office:value-type="string">
            <text:p text:style-name="P16">queue_init()</text:p>
          </table:table-cell>
          <table:table-cell table:style-name="Table103.B1" office:value-type="string">
            <text:p text:style-name="P21">初始化一个空的queue_t.</text:p>
          </table:table-cell>
        </table:table-row>
        <table:table-row table:style-name="Table103.1">
          <table:table-cell table:style-name="Table103.A1" office:value-type="string">
            <text:p text:style-name="P16">queue_init_copy()</text:p>
          </table:table-cell>
          <table:table-cell table:style-name="Table103.B1" office:value-type="string">
            <text:p text:style-name="P21">使用另一个queue_t初始化queue_t.</text:p>
          </table:table-cell>
        </table:table-row>
        <table:table-row table:style-name="Table103.1">
          <table:table-cell table:style-name="Table103.A1" office:value-type="string">
            <text:p text:style-name="P16">queue_destroy()</text:p>
          </table:table-cell>
          <table:table-cell table:style-name="Table103.B1" office:value-type="string">
            <text:p text:style-name="P21">销毁queue_t.</text:p>
          </table:table-cell>
        </table:table-row>
      </table:table>
      <text:p text:style-name="P8"/>
      <text:p text:style-name="P79">非质变操作:</text:p>
      <table:table table:name="Table104" table:style-name="Table104">
        <table:table-column table:style-name="Table104.A"/>
        <table:table-column table:style-name="Table104.B"/>
        <table:table-row table:style-name="Table104.1">
          <table:table-cell table:style-name="Table104.A1" office:value-type="string">
            <text:p text:style-name="P16">queue_size()</text:p>
          </table:table-cell>
          <table:table-cell table:style-name="Table104.B1" office:value-type="string">
            <text:p text:style-name="P21">获得queue_t中数据的数目.</text:p>
          </table:table-cell>
        </table:table-row>
        <table:table-row table:style-name="Table104.1">
          <table:table-cell table:style-name="Table104.A1" office:value-type="string">
            <text:p text:style-name="P16">queue_empty()</text:p>
          </table:table-cell>
          <table:table-cell table:style-name="Table104.B1" office:value-type="string">
            <text:p text:style-name="P21">判断queue_t是否为空.</text:p>
          </table:table-cell>
        </table:table-row>
        <table:table-row table:style-name="Table104.1">
          <table:table-cell table:style-name="Table104.A1" office:value-type="string">
            <text:p text:style-name="P23"><text:span text:style-name="T11">queue_equal</text:span><text:span text:style-name="T11">()</text:span></text:p>
          </table:table-cell>
          <table:table-cell table:style-name="Table104.B1" office:value-type="string">
            <text:p text:style-name="P21">判断两个queue_t是否相等.</text:p>
          </table:table-cell>
        </table:table-row>
        <table:table-row table:style-name="Table104.1">
          <table:table-cell table:style-name="Table104.A1" office:value-type="string">
            <text:p text:style-name="P23"><text:span text:style-name="T11">queue_not_equal</text:span><text:span text:style-name="T11">()</text:span></text:p>
          </table:table-cell>
          <table:table-cell table:style-name="Table104.B1" office:value-type="string">
            <text:p text:style-name="P21">判断两个queue_t是否不等.</text:p>
          </table:table-cell>
        </table:table-row>
        <table:table-row table:style-name="Table104.1">
          <table:table-cell table:style-name="Table104.A1" office:value-type="string">
            <text:p text:style-name="P23"><text:span text:style-name="T11">queue_less</text:span><text:span text:style-name="T11">()</text:span></text:p>
          </table:table-cell>
          <table:table-cell table:style-name="Table104.B1" office:value-type="string">
            <text:p text:style-name="P21">判断第一个queue_t是否小于第二个queue_t.</text:p>
          </table:table-cell>
        </table:table-row>
        <table:table-row table:style-name="Table104.1">
          <table:table-cell table:style-name="Table104.A1" office:value-type="string">
            <text:p text:style-name="P23"><text:span text:style-name="T11">queue_less_equal</text:span><text:span text:style-name="T11">()</text:span></text:p>
          </table:table-cell>
          <table:table-cell table:style-name="Table104.B1" office:value-type="string">
            <text:p text:style-name="P21">判断第一个queue_t是否小于等于第二个queue_t.</text:p>
          </table:table-cell>
        </table:table-row>
        <table:table-row table:style-name="Table104.1">
          <table:table-cell table:style-name="Table104.A1" office:value-type="string">
            <text:p text:style-name="P23"><text:span text:style-name="T11">queue_great</text:span><text:span text:style-name="T11">()</text:span></text:p>
          </table:table-cell>
          <table:table-cell table:style-name="Table104.B1" office:value-type="string">
            <text:p text:style-name="P21">判断第一个queue_t是否大于第二个queue_t.</text:p>
          </table:table-cell>
        </table:table-row>
        <table:table-row table:style-name="Table104.1">
          <table:table-cell table:style-name="Table104.A1" office:value-type="string">
            <text:p text:style-name="P23"><text:span text:style-name="T11">queue_great_equal</text:span><text:span text:style-name="T11">()</text:span></text:p>
          </table:table-cell>
          <table:table-cell table:style-name="Table104.B1" office:value-type="string">
            <text:p text:style-name="P21">判断第一个queue_t是否大于等于第二个queue_t.</text:p>
          </table:table-cell>
        </table:table-row>
      </table:table>
      <text:p text:style-name="P8"/>
      <text:p text:style-name="P79">赋值:</text:p>
      <table:table table:name="Table105" table:style-name="Table105">
        <table:table-column table:style-name="Table105.A"/>
        <table:table-column table:style-name="Table105.B"/>
        <table:table-row table:style-name="Table105.1">
          <table:table-cell table:style-name="Table105.A1" office:value-type="string">
            <text:p text:style-name="P16">queue_assign()</text:p>
          </table:table-cell>
          <table:table-cell table:style-name="Table105.B1" office:value-type="string">
            <text:p text:style-name="P21">使用另一个queue_t为当前queue_t赋值.</text:p>
          </table:table-cell>
        </table:table-row>
      </table:table>
      <text:p text:style-name="P8"><text:soft-page-break/></text:p>
      <text:p text:style-name="P79">数据操作:</text:p>
      <table:table table:name="Table106" table:style-name="Table106">
        <table:table-column table:style-name="Table106.A"/>
        <table:table-column table:style-name="Table106.B"/>
        <table:table-row table:style-name="Table106.1">
          <table:table-cell table:style-name="Table106.A1" office:value-type="string">
            <text:p text:style-name="P16">queue_push()</text:p>
          </table:table-cell>
          <table:table-cell table:style-name="Table106.B1" office:value-type="string">
            <text:p text:style-name="P23"><text:span text:style-name="T6">向队列中插入数据</text:span><text:span text:style-name="T12">.</text:span></text:p>
          </table:table-cell>
        </table:table-row>
        <table:table-row table:style-name="Table106.1">
          <table:table-cell table:style-name="Table106.A1" office:value-type="string">
            <text:p text:style-name="P23"><text:span text:style-name="T11">queue_front</text:span><text:span text:style-name="T11">()</text:span></text:p>
          </table:table-cell>
          <table:table-cell table:style-name="Table106.B1" office:value-type="string">
            <text:p text:style-name="P23"><text:span text:style-name="T6">获得队列开头数据</text:span><text:span text:style-name="T12">.</text:span></text:p>
          </table:table-cell>
        </table:table-row>
        <table:table-row table:style-name="Table106.1">
          <table:table-cell table:style-name="Table106.A1" office:value-type="string">
            <text:p text:style-name="P16">queue_back()</text:p>
          </table:table-cell>
          <table:table-cell table:style-name="Table106.B1" office:value-type="string">
            <text:p text:style-name="P9">获得队列末尾的数据.</text:p>
          </table:table-cell>
        </table:table-row>
        <table:table-row table:style-name="Table106.1">
          <table:table-cell table:style-name="Table106.A1" office:value-type="string">
            <text:p text:style-name="P23"><text:span text:style-name="T11">queue</text:span><text:span text:style-name="T11">_pop()</text:span></text:p>
          </table:table-cell>
          <table:table-cell table:style-name="Table106.B1" office:value-type="string">
            <text:p text:style-name="P23"><text:span text:style-name="T6">从队列中弹出数据</text:span><text:span text:style-name="T12">.</text:span></text:p>
          </table:table-cell>
        </table:table-row>
      </table:table>
      <text:p text:style-name="P78">queue_t不支持迭代器,所以没有迭代器相关的操作函数.</text:p>
      <text:list xml:id="list1852493035" text:continue-numbering="true" text:style-name="WW8Num13">
        <text:list-item>
          <text:list>
            <text:list-item>
              <text:list>
                <text:list-item>
                  <text:h text:style-name="P348" text:outline-level="3">queue_t的使用实例</text:h>
                </text:list-item>
              </text:list>
            </text:list-item>
          </text:list>
        </text:list-item>
      </text:list>
      <text:p text:style-name="P15">#include &lt;stdio.h&gt;</text:p>
      <text:p text:style-name="P15">#include &lt;cstl/cqueue.h&gt;</text:p>
      <text:p text:style-name="P15"/>
      <text:p text:style-name="P15">int main(int argc, char* argv[])</text:p>
      <text:p text:style-name="P15">{</text:p>
      <text:p text:style-name="P15"><text:s text:c="4"/>queue_t t_q = create_queue(int);</text:p>
      <text:p text:style-name="P15"/>
      <text:p text:style-name="P15"><text:s text:c="4"/>queue_init(&amp;t_q);</text:p>
      <text:p text:style-name="P15"><text:s text:c="4"/>printf("queue - size:%u, empty:%d\n", queue_size(&amp;t_q), queue_empty(&amp;t_q));</text:p>
      <text:p text:style-name="P15"/>
      <text:p text:style-name="P15"><text:s text:c="4"/>queue_push(&amp;t_q, 100);</text:p>
      <text:p text:style-name="P15"><text:s text:c="4"/>queue_push(&amp;t_q, 200);</text:p>
      <text:p text:style-name="P15"><text:s text:c="4"/>queue_push(&amp;t_q, 300);</text:p>
      <text:p text:style-name="P15"><text:s text:c="4"/>printf("queue - size:%u, empty:%d\n", queue_size(&amp;t_q), queue_empty(&amp;t_q));</text:p>
      <text:p text:style-name="P80">printf("front:%d, back:%d\n", </text:p>
      <text:p text:style-name="P91">*(int*)queue_front(&amp;t_q), *(int*)queue_back(&amp;t_q));</text:p>
      <text:p text:style-name="P15"><text:s text:c="4"/>*(int*)queue_front(&amp;t_q) = 5000;</text:p>
      <text:p text:style-name="P15"><text:s text:c="4"/>*(int*)queue_back(&amp;t_q) = -10000;</text:p>
      <text:p text:style-name="P15"><text:s text:c="4"/>printf("queue - size:%u, empty:%d\n", queue_size(&amp;t_q), queue_empty(&amp;t_q));</text:p>
      <text:p text:style-name="P80">printf("front:%d, back:%d\n", </text:p>
      <text:p text:style-name="P91">*(int*)queue_front(&amp;t_q), *(int*)queue_back(&amp;t_q));</text:p>
      <text:p text:style-name="P15"/>
      <text:p text:style-name="P15"><text:s text:c="4"/>while(!queue_empty(&amp;t_q))</text:p>
      <text:p text:style-name="P15"><text:s text:c="4"/>{</text:p>
      <text:p text:style-name="P15"><text:s text:c="8"/>printf("%d ", *(int*)queue_front(&amp;t_q));</text:p>
      <text:p text:style-name="P15"><text:s text:c="8"/>queue_pop(&amp;t_q);</text:p>
      <text:p text:style-name="P15"><text:s text:c="4"/>}</text:p>
      <text:p text:style-name="P15"><text:s text:c="4"/>printf("\n");</text:p>
      <text:p text:style-name="P15"/>
      <text:p text:style-name="P15"><text:s text:c="4"/>queue_destroy(&amp;t_q);</text:p>
      <text:p text:style-name="P15"><text:s text:c="4"/>return 0;</text:p>
      <text:p text:style-name="P15">}</text:p>
      <text:p text:style-name="P8"><text:soft-page-break/>结果:</text:p>
      <text:p text:style-name="P15">queue - size:0, empty:1</text:p>
      <text:p text:style-name="P15">queue - size:3, empty:0</text:p>
      <text:p text:style-name="P15">front:100, back:300</text:p>
      <text:p text:style-name="P15">queue - size:3, empty:0</text:p>
      <text:p text:style-name="P15">front:5000, back:-10000</text:p>
      <text:p text:style-name="P15">5000 200 -10000</text:p>
      <text:list xml:id="list939183368" text:continue-numbering="true" text:style-name="WW8Num13">
        <text:list-item>
          <text:list>
            <text:list-item>
              <text:h text:style-name="P335" text:outline-level="2">priority_queue_t</text:h>
            </text:list-item>
          </text:list>
        </text:list-item>
      </text:list>
      <text:p text:style-name="P90">priority_queue_t是优先队列类型.要使用priority_queue_t必须包含头文件</text:p>
      <text:p text:style-name="P15">#include &lt;cstl/cqueue.h&gt;</text:p>
      <text:p text:style-name="Standard"><text:span text:style-name="T11"><text:tab/></text:span><text:span text:style-name="T6">priority_queue_t是使用普通的容器实现的,它只不过是在普通容器上面又包装了一层,通常采用priorigy_deque_t来实现.</text:span></text:p>
      <text:p text:style-name="Standard"><text:span text:style-name="T11"><text:tab/></text:span><text:span text:style-name="T6">priority_queue_t是带有优先级的队列,每次从队列中取出的数据总是优先级最高的数据. </text:span></text:p>
      <text:p text:style-name="P78">priority_queue_t的操作函数很简单最主要的就是三个数据操作函数:</text:p>
      <text:p text:style-name="Standard"><text:span text:style-name="T6"><text:tab/></text:span><text:span text:style-name="T11">priority_queue_push()</text:span><text:span text:style-name="T6">:将数据插入优先队列.</text:span></text:p>
      <text:p text:style-name="Standard"><text:span text:style-name="T6"><text:tab/></text:span><text:span text:style-name="T11">priority_queue_top()</text:span><text:span text:style-name="T6">:获得优先级最高的数据.</text:span></text:p>
      <text:p text:style-name="Standard"><text:span text:style-name="T6"><text:tab/></text:span><text:span text:style-name="T11">priority_queue_pop()</text:span><text:span text:style-name="T6">:弹出优先级最高的数据.</text:span></text:p>
      <text:p text:style-name="P8"><text:tab/>既然使用priority_queue_top()操作函数获得的总是优先级最高的数据,那么说明优先队列内部是已经对数据进行某种排序的,所以不能通过priority_queue_top()来修改数据的值,否则就会影响队列中的优先级规则.</text:p>
      <text:list xml:id="list2184258701" text:continue-numbering="true" text:style-name="WW8Num13">
        <text:list-item>
          <text:list>
            <text:list-item>
              <text:list>
                <text:list-item>
                  <text:h text:style-name="P348" text:outline-level="3">priority_queue_t的操作</text:h>
                </text:list-item>
              </text:list>
            </text:list-item>
          </text:list>
        </text:list-item>
      </text:list>
      <text:p text:style-name="P79">创建,初始化和销毁操作:</text:p>
      <table:table table:name="Table107" table:style-name="Table107">
        <table:table-column table:style-name="Table107.A"/>
        <table:table-column table:style-name="Table107.B"/>
        <table:table-row table:style-name="Table107.1">
          <table:table-cell table:style-name="Table107.A1" office:value-type="string">
            <text:p text:style-name="P16">create_priority_queue()</text:p>
          </table:table-cell>
          <table:table-cell table:style-name="Table107.B1" office:value-type="string">
            <text:p text:style-name="P21">创建一个指定类型的priority_queue_t.</text:p>
          </table:table-cell>
        </table:table-row>
        <table:table-row table:style-name="Table107.1">
          <table:table-cell table:style-name="Table107.A1" office:value-type="string">
            <text:p text:style-name="P23"><text:span text:style-name="T11">priority_</text:span><text:span text:style-name="T11">queue_init()</text:span></text:p>
          </table:table-cell>
          <table:table-cell table:style-name="Table107.B1" office:value-type="string">
            <text:p text:style-name="P21">初始化一个空的priority_queue_t.</text:p>
          </table:table-cell>
        </table:table-row>
        <table:table-row table:style-name="Table107.1">
          <table:table-cell table:style-name="Table107.A1" office:value-type="string">
            <text:p text:style-name="P16">priority_queue_init_op()</text:p>
          </table:table-cell>
          <table:table-cell table:style-name="Table107.B1" office:value-type="string">
            <text:p text:style-name="P21">使用指定的优先级规则初始化一个空的</text:p>
            <text:p text:style-name="P20">priority_queue_t.</text:p>
          </table:table-cell>
        </table:table-row>
        <table:table-row table:style-name="Table107.1">
          <table:table-cell table:style-name="Table107.A1" office:value-type="string">
            <text:p text:style-name="P23"><text:span text:style-name="T11">priority_</text:span><text:span text:style-name="T11">queue_init_copy()</text:span></text:p>
          </table:table-cell>
          <table:table-cell table:style-name="Table107.B1" office:value-type="string">
            <text:p text:style-name="P21">使用另一个priority_queue_t初始化</text:p>
            <text:p text:style-name="P20">priority_queue_t.</text:p>
          </table:table-cell>
        </table:table-row>
        <table:table-row table:style-name="Table107.1">
          <table:table-cell table:style-name="Table107.A1" office:value-type="string">
            <text:p text:style-name="P16">priority_queue_init_copy_range()</text:p>
          </table:table-cell>
          <table:table-cell table:style-name="Table107.B1" office:value-type="string">
            <text:p text:style-name="P21">使用一个数据区间初始化priority_queue_t.</text:p>
          </table:table-cell>
        </table:table-row>
        <table:table-row table:style-name="Table107.1">
          <table:table-cell table:style-name="Table107.A1" office:value-type="string">
            <text:p text:style-name="P16">priority_queue_init_copy_range_op()</text:p>
          </table:table-cell>
          <table:table-cell table:style-name="Table107.B1" office:value-type="string">
            <text:p text:style-name="P21">使用一个数据区间和指定的优先级规则初始化</text:p>
            <text:p text:style-name="P20">priority_queue_t.</text:p>
          </table:table-cell>
        </table:table-row>
        <table:table-row table:style-name="Table107.1">
          <table:table-cell table:style-name="Table107.A1" office:value-type="string">
            <text:p text:style-name="P23"><text:span text:style-name="T11">priority_</text:span><text:span text:style-name="T11">queue_destroy()</text:span></text:p>
          </table:table-cell>
          <table:table-cell table:style-name="Table107.B1" office:value-type="string">
            <text:p text:style-name="P21">销毁priority_queue_t.</text:p>
          </table:table-cell>
        </table:table-row>
      </table:table>
      <text:p text:style-name="P8"/>
      <text:p text:style-name="P79">非质变操作:</text:p>
      <table:table table:name="Table108" table:style-name="Table108">
        <table:table-column table:style-name="Table108.A"/>
        <table:table-column table:style-name="Table108.B"/>
        <table:table-row table:style-name="Table108.1">
          <table:table-cell table:style-name="Table108.A1" office:value-type="string">
            <text:p text:style-name="P16">priority_queue_size()</text:p>
          </table:table-cell>
          <table:table-cell table:style-name="Table108.B1" office:value-type="string">
            <text:p text:style-name="P21">获得priority_queue_t中数据的数目.</text:p>
          </table:table-cell>
        </table:table-row>
        <table:table-row table:style-name="Table108.1">
          <table:table-cell table:style-name="Table108.A1" office:value-type="string">
            <text:p text:style-name="P16">priority_queue_empty()</text:p>
          </table:table-cell>
          <table:table-cell table:style-name="Table108.B1" office:value-type="string">
            <text:p text:style-name="P21">判断priority_queue_t是否为空.</text:p>
          </table:table-cell>
        </table:table-row>
      </table:table>
      <text:p text:style-name="P8"/>
      <text:p text:style-name="P79">赋值:</text:p>
      <table:table table:name="Table109" table:style-name="Table109">
        <table:table-column table:style-name="Table109.A"/>
        <table:table-column table:style-name="Table109.B"/>
        <text:soft-page-break/>
        <table:table-row table:style-name="Table109.1">
          <table:table-cell table:style-name="Table109.A1" office:value-type="string">
            <text:p text:style-name="P16">priority_queue_assign()</text:p>
          </table:table-cell>
          <table:table-cell table:style-name="Table109.B1" office:value-type="string">
            <text:p text:style-name="P21">使用另一个priority_queue_t为当前</text:p>
            <text:p text:style-name="P20">priority_queue_t赋值.</text:p>
          </table:table-cell>
        </table:table-row>
      </table:table>
      <text:p text:style-name="P8"/>
      <text:p text:style-name="P79">数据操作:</text:p>
      <table:table table:name="Table110" table:style-name="Table110">
        <table:table-column table:style-name="Table110.A"/>
        <table:table-column table:style-name="Table110.B"/>
        <table:table-row table:style-name="Table110.1">
          <table:table-cell table:style-name="Table110.A1" office:value-type="string">
            <text:p text:style-name="P16">priority_queue_push()</text:p>
          </table:table-cell>
          <table:table-cell table:style-name="Table110.B1" office:value-type="string">
            <text:p text:style-name="P23"><text:span text:style-name="T6">将数据插入优先队列</text:span><text:span text:style-name="T12">.</text:span></text:p>
          </table:table-cell>
        </table:table-row>
        <table:table-row table:style-name="Table110.1">
          <table:table-cell table:style-name="Table110.A1" office:value-type="string">
            <text:p text:style-name="P16">priority_queue_top()</text:p>
          </table:table-cell>
          <table:table-cell table:style-name="Table110.B1" office:value-type="string">
            <text:p text:style-name="P23"><text:span text:style-name="T6">获得优先级最高的数据</text:span><text:span text:style-name="T12">.</text:span></text:p>
          </table:table-cell>
        </table:table-row>
        <table:table-row table:style-name="Table110.1">
          <table:table-cell table:style-name="Table110.A1" office:value-type="string">
            <text:p text:style-name="P16">priority_queue_pop()</text:p>
          </table:table-cell>
          <table:table-cell table:style-name="Table110.B1" office:value-type="string">
            <text:p text:style-name="P23"><text:span text:style-name="T6">弹出优先级最高的数据</text:span><text:span text:style-name="T12">.</text:span></text:p>
          </table:table-cell>
        </table:table-row>
      </table:table>
      <text:p text:style-name="P78">priority_queue_t不支持迭代器,所以没有迭代器相关的操作函数.</text:p>
      <text:list xml:id="list1420766105" text:continue-numbering="true" text:style-name="WW8Num13">
        <text:list-item>
          <text:list>
            <text:list-item>
              <text:list>
                <text:list-item>
                  <text:h text:style-name="P348" text:outline-level="3">priority_queue_t的使用实例</text:h>
                </text:list-item>
              </text:list>
            </text:list-item>
          </text:list>
        </text:list-item>
      </text:list>
      <text:p text:style-name="P15">#include &lt;stdio.h&gt;</text:p>
      <text:p text:style-name="P15">#include &lt;cstl/cqueue.h&gt;</text:p>
      <text:p text:style-name="P15"/>
      <text:p text:style-name="P15">int main(int argc, char* argv[])</text:p>
      <text:p text:style-name="P15">{</text:p>
      <text:p text:style-name="P15"><text:s text:c="4"/>priority_queue_t t_pq = create_priority_queue(double);</text:p>
      <text:p text:style-name="P15"/>
      <text:p text:style-name="P15"><text:s text:c="4"/>priority_queue_init(&amp;t_pq);</text:p>
      <text:p text:style-name="P15"><text:s text:c="4"/>priority_queue_push(&amp;t_pq, 66.6);</text:p>
      <text:p text:style-name="P15"><text:s text:c="4"/>priority_queue_push(&amp;t_pq, 22.2);</text:p>
      <text:p text:style-name="P15"><text:s text:c="4"/>priority_queue_push(&amp;t_pq, 44.4);</text:p>
      <text:p text:style-name="P15"/>
      <text:p text:style-name="P15"><text:s text:c="4"/>printf("%f ", *(double*)priority_queue_top(&amp;t_pq));</text:p>
      <text:p text:style-name="P15"><text:s text:c="4"/>priority_queue_pop(&amp;t_pq);</text:p>
      <text:p text:style-name="P15"><text:s text:c="4"/>printf("%f ", *(double*)priority_queue_top(&amp;t_pq));</text:p>
      <text:p text:style-name="P15"><text:s text:c="4"/>priority_queue_pop(&amp;t_pq);</text:p>
      <text:p text:style-name="P15"><text:s text:c="4"/>printf("\n");</text:p>
      <text:p text:style-name="P15"/>
      <text:p text:style-name="P15"><text:s text:c="4"/>priority_queue_push(&amp;t_pq, 11.1);</text:p>
      <text:p text:style-name="P15"><text:s text:c="4"/>priority_queue_push(&amp;t_pq, 55.5);</text:p>
      <text:p text:style-name="P15"><text:s text:c="4"/>priority_queue_push(&amp;t_pq, 33.3);</text:p>
      <text:p text:style-name="P15"><text:s text:c="4"/>priority_queue_pop(&amp;t_pq);</text:p>
      <text:p text:style-name="P15"/>
      <text:p text:style-name="P15"><text:s text:c="4"/>while(!priority_queue_empty(&amp;t_pq))</text:p>
      <text:p text:style-name="P15"><text:s text:c="4"/>{</text:p>
      <text:p text:style-name="P15"><text:s text:c="8"/>printf("%f ", *(double*)priority_queue_top(&amp;t_pq));</text:p>
      <text:p text:style-name="P15"><text:s text:c="8"/>priority_queue_pop(&amp;t_pq);</text:p>
      <text:p text:style-name="P15"><text:s text:c="4"/>}</text:p>
      <text:p text:style-name="P15"><text:s text:c="4"/>printf("\n");</text:p>
      <text:p text:style-name="P15"/>
      <text:p text:style-name="P15"><text:s text:c="4"/>priority_queue_destroy(&amp;t_pq);</text:p>
      <text:p text:style-name="P15"><text:soft-page-break/><text:s text:c="4"/>return 0;</text:p>
      <text:p text:style-name="P15">}</text:p>
      <text:p text:style-name="P8">结果:</text:p>
      <text:p text:style-name="P15">66.600000 44.400000 </text:p>
      <text:p text:style-name="P15">33.300000 22.200000 11.100000</text:p>
      <text:list xml:id="list787727813" text:continue-numbering="true" text:style-name="WW8Num13">
        <text:list-item>
          <text:h text:style-name="P320" text:outline-level="1">libcstl字符串</text:h>
        </text:list-item>
      </text:list>
      <text:p text:style-name="P78">这里说的<text:span text:style-name="T14">libcstl</text:span>字符串并不是C语言中的char*或const char*(统称为c-str),而是<text:span text:style-name="T14">libcstl</text:span>定义的string_t类型.string_t类型可以像c-str一样拷贝,赋值,比较而不必考虑是否有足够的内存来保存字符串,会不会越界等等.因为string_t可以动态增长,并且易于使用,你可很方便的插入删除字符或子串,方便的替换等等.</text:p>
      <text:list xml:id="list1264659985" text:continue-numbering="true" text:style-name="WW8Num13">
        <text:list-item>
          <text:list>
            <text:list-item>
              <text:h text:style-name="P335" text:outline-level="2">两个string_t的使用实例</text:h>
              <text:list>
                <text:list-item>
                  <text:h text:style-name="P348" text:outline-level="3">第一个例子:提取文件名模版</text:h>
                </text:list-item>
              </text:list>
            </text:list-item>
          </text:list>
        </text:list-item>
      </text:list>
      <text:p text:style-name="P90">这个例子使用命令行参数获得文件名模版,例如输入:</text:p>
      <text:p text:style-name="P15">./test prog.dat mydir hello. oops.tmp end.dat</text:p>
      <text:p text:style-name="P8">输出结果如下:</text:p>
      <text:p text:style-name="P15">prog.dat =&gt; prog.tmp</text:p>
      <text:p text:style-name="P15">mydir =&gt; mydir.tmp</text:p>
      <text:p text:style-name="P15">hello. =&gt; hello.tmp</text:p>
      <text:p text:style-name="P15">oops.tmp =&gt; oops.xxx</text:p>
      <text:p text:style-name="P15">end.dat =&gt; end.tmp</text:p>
      <text:p text:style-name="P8">通常文件的后缀替换为.tmp,如果是模版文件”后缀为.tmp”替换为.xxx</text:p>
      <text:p text:style-name="P8">程序如下:</text:p>
      <text:p text:style-name="P15">#include &lt;stdio.h&gt;</text:p>
      <text:p text:style-name="P15">#include &lt;cstl/cstring.h&gt;</text:p>
      <text:p text:style-name="P15"/>
      <text:p text:style-name="P15">int main(int argc, char* argv[])</text:p>
      <text:p text:style-name="P15">{</text:p>
      <text:p text:style-name="P15"><text:tab/> <text:s/>string_t t_basename, t_filename, t_extname, t_tmpname, t_sffuix;</text:p>
      <text:p text:style-name="P15"><text:tab/> <text:s/>int i = 0;</text:p>
      <text:p text:style-name="P15"><text:tab/> <text:s/>size_t t_pos = 0;</text:p>
      <text:p text:style-name="P15"><text:tab/></text:p>
      <text:p text:style-name="P15"><text:tab/> <text:s/>string_init_cstr(&amp;t_sffuix, "tmp");</text:p>
      <text:p text:style-name="P15"><text:tab/> <text:s/>string_init(&amp;t_basename);</text:p>
      <text:p text:style-name="P15"><text:soft-page-break/><text:tab/> <text:s/>string_init(&amp;t_filename);</text:p>
      <text:p text:style-name="P15"><text:tab/> <text:s/>string_init(&amp;t_extname);</text:p>
      <text:p text:style-name="P15"><text:tab/> <text:s/>string_init(&amp;t_tmpname);</text:p>
      <text:p text:style-name="P15"><text:tab/></text:p>
      <text:p text:style-name="P15"><text:tab/> <text:s/>for(i = 1; i &lt; argc; ++i)</text:p>
      <text:p text:style-name="P15"><text:tab/> <text:s/>{</text:p>
      <text:p text:style-name="P15"><text:tab/> <text:s text:c="5"/>string_assign_cstr(&amp;t_filename, argv[i]);</text:p>
      <text:p text:style-name="P15"><text:tab/></text:p>
      <text:p text:style-name="P15"><text:tab/> <text:s text:c="5"/>t_pos = string_find_char(&amp;t_filename, '.', 0);</text:p>
      <text:p text:style-name="P15"><text:tab/> <text:s text:c="5"/>if(t_pos == NPOS)</text:p>
      <text:p text:style-name="P15"><text:tab/> <text:s text:c="5"/>{</text:p>
      <text:p text:style-name="P15"><text:tab/> <text:s text:c="9"/>string_assign(&amp;t_tmpname, &amp;t_filename);</text:p>
      <text:p text:style-name="P15"><text:tab/> <text:s text:c="9"/>string_connect_char(&amp;t_tmpname, '.');</text:p>
      <text:p text:style-name="P15"><text:tab/> <text:s text:c="9"/>string_connect(&amp;t_tmpname, &amp;t_sffuix);</text:p>
      <text:p text:style-name="P15"><text:tab/> <text:s text:c="5"/>}</text:p>
      <text:p text:style-name="P15"><text:tab/> <text:s text:c="5"/>else</text:p>
      <text:p text:style-name="P15"><text:tab/> <text:s text:c="5"/>{</text:p>
      <text:p text:style-name="P15"><text:tab/> <text:s text:c="9"/>string_assign_substring(&amp;t_basename, &amp;t_filename, 0, t_pos);</text:p>
      <text:p text:style-name="P15"><text:tab/> <text:s text:c="9"/>string_assign_substring(&amp;t_extname, &amp;t_filename, t_pos + 1, NPOS);</text:p>
      <text:p text:style-name="P15"><text:tab/></text:p>
      <text:p text:style-name="P15"><text:tab/> <text:s text:c="9"/>string_assign(&amp;t_tmpname, &amp;t_filename);</text:p>
      <text:p text:style-name="P15"><text:tab/> <text:s text:c="9"/>if(string_empty(&amp;t_extname))</text:p>
      <text:p text:style-name="P15"><text:tab/> <text:s text:c="9"/>{</text:p>
      <text:p text:style-name="P15"><text:tab/> <text:s text:c="13"/>string_connect(&amp;t_tmpname, &amp;t_sffuix);</text:p>
      <text:p text:style-name="P15"><text:tab/> <text:s text:c="9"/>}</text:p>
      <text:p text:style-name="P15"><text:tab/> <text:s text:c="9"/>else if(string_equal(&amp;t_extname, &amp;t_sffuix))</text:p>
      <text:p text:style-name="P15"><text:tab/> <text:s text:c="9"/>{</text:p>
      <text:p text:style-name="P15"><text:tab/> <text:s text:c="13"/>string_replace_cstr(&amp;t_tmpname, t_pos + 1, NPOS, "xxx");</text:p>
      <text:p text:style-name="P15"><text:tab/> <text:s text:c="9"/>}</text:p>
      <text:p text:style-name="P15"><text:tab/> <text:s text:c="9"/>else</text:p>
      <text:p text:style-name="P15"><text:tab/> <text:s text:c="9"/>{</text:p>
      <text:p text:style-name="P15"><text:tab/> <text:s text:c="13"/>string_replace(&amp;t_tmpname, t_pos + 1, NPOS, &amp;t_sffuix);</text:p>
      <text:p text:style-name="P15"><text:tab/> <text:s text:c="9"/>}</text:p>
      <text:p text:style-name="P15"><text:tab/> <text:s text:c="5"/>}</text:p>
      <text:p text:style-name="P15"><text:tab/></text:p>
      <text:p text:style-name="P15"><text:tab/> <text:s text:c="5"/>printf("%s =&gt; %s\n", </text:p>
      <text:p text:style-name="P94">string_c_str(&amp;t_filename), string_c_str(&amp;t_tmpname));</text:p>
      <text:p text:style-name="P15"><text:tab/> <text:s/>}</text:p>
      <text:p text:style-name="P15"><text:tab/></text:p>
      <text:p text:style-name="P15"><text:tab/> <text:s/>string_destroy(&amp;t_sffuix);</text:p>
      <text:p text:style-name="P15"><text:tab/> <text:s/>string_destroy(&amp;t_basename);</text:p>
      <text:p text:style-name="P15"><text:tab/> <text:s/>string_destroy(&amp;t_filename);</text:p>
      <text:p text:style-name="P15"><text:tab/> <text:s/>string_destroy(&amp;t_extname);</text:p>
      <text:p text:style-name="P15"><text:tab/> <text:s/>string_destroy(&amp;t_tmpname);</text:p>
      <text:p text:style-name="P15"><text:soft-page-break/><text:s text:c="6"/>return 0;</text:p>
      <text:p text:style-name="P15">}</text:p>
      <text:p text:style-name="P15"/>
      <text:p text:style-name="P8">首先是包含头文件</text:p>
      <text:p text:style-name="P15">#include &lt;cstl/cstring.h&gt;</text:p>
      <text:p text:style-name="Standard"><text:span text:style-name="T6">要使用</text:span><text:span text:style-name="T11">string_t</text:span><text:span text:style-name="T6">类型就必须包含上面的头文件.</text:span></text:p>
      <text:p text:style-name="P8"/>
      <text:p text:style-name="Standard"><text:span text:style-name="T6">接下来是创建</text:span><text:span text:style-name="T11">string_t</text:span><text:span text:style-name="T6">类型的变量:</text:span></text:p>
      <text:p text:style-name="P15">string_t t_basename, t_filename, t_extname, t_tmpname, t_sffuix;</text:p>
      <text:p text:style-name="Standard"><text:span text:style-name="T6">创建</text:span><text:span text:style-name="T11">string_t</text:span><text:span text:style-name="T6">类型的变量不需要使用</text:span><text:span text:style-name="T11">create_string()</text:span><text:span text:style-name="T6">这样的函数,因为</text:span><text:span text:style-name="T11">string_t</text:span><text:span text:style-name="T6">类型中保存的就是</text:span><text:span text:style-name="T11">char</text:span><text:span text:style-name="T6">类型,所以不用指定数据类型,因此</text:span><text:span text:style-name="T9">libcstl</text:span><text:span text:style-name="T6">也没有提供</text:span><text:span text:style-name="T11">create_string()</text:span><text:span text:style-name="T6">操作函数.</text:span></text:p>
      <text:p text:style-name="P8"/>
      <text:p text:style-name="P8">下面是初始化string_t类型的变量:</text:p>
      <text:p text:style-name="P15">string_init_cstr(&amp;t_sffuix, "tmp");</text:p>
      <text:p text:style-name="P15">string_init(&amp;t_basename);</text:p>
      <text:p text:style-name="P15">string_init(&amp;t_filename);</text:p>
      <text:p text:style-name="P15">string_init(&amp;t_extname);</text:p>
      <text:p text:style-name="P15">string_init(&amp;t_tmpname);</text:p>
      <text:p text:style-name="Standard"><text:span text:style-name="T6">你可以直接使用字符串常量直接对</text:span><text:span text:style-name="T11">string_t</text:span><text:span text:style-name="T6">类型的变量进行初始化如:</text:span><text:span text:style-name="T11"> </text:span></text:p>
      <text:p text:style-name="P15">string_init_cstr(&amp;t_sffuix, "tmp");</text:p>
      <text:p text:style-name="Standard"><text:span text:style-name="T6">也可以将</text:span><text:span text:style-name="T11">string_t</text:span><text:span text:style-name="T6">类型初始化为一个空字符串.如其余4个</text:span><text:span text:style-name="T11">string_t</text:span><text:span text:style-name="T6">类型的变量.</text:span></text:p>
      <text:p text:style-name="P8"/>
      <text:p text:style-name="Standard"><text:span text:style-name="T6">为</text:span><text:span text:style-name="T11">string_t</text:span><text:span text:style-name="T6">类型变量赋值:</text:span></text:p>
      <text:p text:style-name="P15">string_assign_cstr(&amp;t_filename, argv[i]);</text:p>
      <text:p text:style-name="Standard"><text:span text:style-name="T6">直接使用来自于命令行的参数的字符串为</text:span><text:span text:style-name="T11">string_t</text:span><text:span text:style-name="T6">类型的变量赋值.</text:span></text:p>
      <text:p text:style-name="P15">string_assign(&amp;t_tmpname, &amp;t_filename);</text:p>
      <text:p text:style-name="Standard"><text:span text:style-name="T6">使用另一个</text:span><text:span text:style-name="T11">string_t</text:span><text:span text:style-name="T6">类型赋值.</text:span></text:p>
      <text:p text:style-name="P15">string_assign_substring(&amp;t_basename, &amp;t_filename, 0, t_pos);</text:p>
      <text:p text:style-name="Standard"><text:span text:style-name="T6">使用</text:span><text:span text:style-name="T11">string_t</text:span><text:span text:style-name="T6">的子串赋值.</text:span></text:p>
      <text:p text:style-name="P8"/>
      <text:p text:style-name="Standard"><text:span text:style-name="T6">在</text:span><text:span text:style-name="T11">string_t</text:span><text:span text:style-name="T6">类型中查找字符:</text:span></text:p>
      <text:p text:style-name="P15">t_pos = string_find_char(&amp;t_filename, '.', 0);</text:p>
      <text:p text:style-name="Standard"><text:span text:style-name="T6">这个操作函数返回的是</text:span><text:span text:style-name="T11">size_t</text:span><text:span text:style-name="T6">类型的值表示字符在</text:span><text:span text:style-name="T11">string_t</text:span><text:span text:style-name="T6">类型中的位置.如果没有找到则返回</text:span><text:span text:style-name="T11">NPOS</text:span><text:span text:style-name="T6">表示查找失败:</text:span></text:p>
      <text:p text:style-name="P15">if(t_pos == NPOS)</text:p>
      <text:p text:style-name="P8"/>
      <text:p text:style-name="Standard"><text:span text:style-name="T6">连接</text:span><text:span text:style-name="T11">string_t</text:span><text:span text:style-name="T6">:</text:span></text:p>
      <text:p text:style-name="P15">string_connect_char(&amp;t_tmpname, '.');</text:p>
      <text:p text:style-name="P15">string_connect(&amp;t_tmpname, &amp;t_sffuix);</text:p>
      <text:p text:style-name="Standard"><text:span text:style-name="T6">可以将单个字符连接到</text:span><text:span text:style-name="T11">string_t</text:span><text:span text:style-name="T6">类型,或者将两个</text:span><text:span text:style-name="T11">string_t</text:span><text:span text:style-name="T6">类型连接在一起.</text:span></text:p>
      <text:p text:style-name="P8"/>
      <text:p text:style-name="Standard"><text:span text:style-name="T6">判断</text:span><text:span text:style-name="T11">string_t</text:span><text:span text:style-name="T6">类型是否为空:</text:span></text:p>
      <text:p text:style-name="P15">if(string_empty(&amp;t_extname))</text:p>
      <text:p text:style-name="Standard"><text:span text:style-name="T6">判断两个</text:span><text:span text:style-name="T11">string_t</text:span><text:span text:style-name="T6">是否相等:</text:span></text:p>
      <text:p text:style-name="P15"><text:soft-page-break/>if(string_equal(&amp;t_extname, &amp;t_sffuix))</text:p>
      <text:p text:style-name="P8"/>
      <text:p text:style-name="P8">对string_t类型进行替换:</text:p>
      <text:p text:style-name="P15">string_replace_cstr(&amp;t_tmpname, t_pos + 1, NPOS, "xxx");</text:p>
      <text:p text:style-name="P15">string_replace(&amp;t_tmpname, t_pos + 1, NPOS, &amp;t_sffuix);</text:p>
      <text:p text:style-name="Standard"><text:span text:style-name="T12">可以使用字符串常量进行替换也可以使用另一个</text:span><text:span text:style-name="T11">string_t</text:span><text:span text:style-name="T6">类型进行替换.</text:span></text:p>
      <text:p text:style-name="P8"/>
      <text:p text:style-name="P8">获得C字符串:</text:p>
      <text:p text:style-name="P15">string_c_str(&amp;t_filename);</text:p>
      <text:p text:style-name="P8">这样可以获得C字符串.</text:p>
      <text:p text:style-name="P8"/>
      <text:list xml:id="list463325551" text:continue-numbering="true" text:style-name="WW8Num13">
        <text:list-item>
          <text:list>
            <text:list-item>
              <text:list>
                <text:list-item>
                  <text:h text:style-name="P348" text:outline-level="3">第二个例子:提取单词并逆序打印</text:h>
                </text:list-item>
              </text:list>
            </text:list-item>
          </text:list>
        </text:list-item>
      </text:list>
      <text:p text:style-name="P15">#include &lt;stdio.h&gt;</text:p>
      <text:p text:style-name="P15">#include &lt;cstl/cstring.h&gt;</text:p>
      <text:p text:style-name="P15"/>
      <text:p text:style-name="P15">int main(int argc, char* argv[])</text:p>
      <text:p text:style-name="P15">{</text:p>
      <text:p text:style-name="P15"><text:s text:c="4"/>string_t t_delims, t_str;</text:p>
      <text:p text:style-name="P15"/>
      <text:p text:style-name="P15"><text:s text:c="4"/>string_init_cstr(&amp;t_delims, " \t,.:");</text:p>
      <text:p text:style-name="P15"><text:s text:c="4"/>string_init(&amp;t_str);</text:p>
      <text:p text:style-name="P15"/>
      <text:p text:style-name="P15"><text:s text:c="4"/>while(string_getline(&amp;t_str, stdin))</text:p>
      <text:p text:style-name="P15"><text:s text:c="4"/>{</text:p>
      <text:p text:style-name="P15"><text:s text:c="8"/>size_t t_beginx, t_endinx;</text:p>
      <text:p text:style-name="P15"><text:s text:c="8"/>int i = 0;</text:p>
      <text:p text:style-name="P15"/>
      <text:p text:style-name="P15"><text:s text:c="8"/>t_beginx = string_find_first_not_of(&amp;t_str, &amp;t_delims, 0);</text:p>
      <text:p text:style-name="P15"><text:s text:c="8"/>while(t_beginx != NPOS)</text:p>
      <text:p text:style-name="P15"><text:s text:c="8"/>{</text:p>
      <text:p text:style-name="P15"><text:s text:c="12"/>t_endinx = string_find_first_of(&amp;t_str, &amp;t_delims, t_beginx);</text:p>
      <text:p text:style-name="P15"><text:s text:c="12"/>if(t_endinx == NPOS)</text:p>
      <text:p text:style-name="P15"><text:s text:c="12"/>{</text:p>
      <text:p text:style-name="P15"><text:s text:c="16"/>t_endinx = string_length(&amp;t_str);</text:p>
      <text:p text:style-name="P15"><text:s text:c="12"/>}</text:p>
      <text:p text:style-name="P15"/>
      <text:p text:style-name="P15"><text:s text:c="12"/>for(i = t_endinx - 1; i &gt;= (int)t_beginx; --i)</text:p>
      <text:p text:style-name="P15"><text:s text:c="12"/>{</text:p>
      <text:p text:style-name="P15"><text:s text:c="16"/>printf("%c", *string_at(&amp;t_str, i));</text:p>
      <text:p text:style-name="P15"><text:s text:c="12"/>}</text:p>
      <text:p text:style-name="P15"><text:soft-page-break/><text:s text:c="12"/>printf(" ");</text:p>
      <text:p text:style-name="P15"/>
      <text:p text:style-name="P15"><text:s text:c="12"/>t_beginx = string_find_first_not_of(&amp;t_str, &amp;t_delims, t_endinx);</text:p>
      <text:p text:style-name="P15"><text:s text:c="8"/>}</text:p>
      <text:p text:style-name="P15"><text:s text:c="8"/>printf("\n");</text:p>
      <text:p text:style-name="P15"><text:s text:c="4"/>}</text:p>
      <text:p text:style-name="P15"/>
      <text:p text:style-name="P15"><text:s text:c="4"/>string_destroy(&amp;t_delims);</text:p>
      <text:p text:style-name="P15"/>
      <text:p text:style-name="P15"><text:s text:c="4"/>return 0;</text:p>
      <text:p text:style-name="P15">}</text:p>
      <text:p text:style-name="P78">在程序的开始,所有自定义的分隔符都定义在t_delms中</text:p>
      <text:p text:style-name="P15">string_init_cstr(&amp;t_delims, " \t,.:");</text:p>
      <text:p text:style-name="P8">换行符当然也是分隔符,但是没有必要特殊处理换行符,因为程序是按行读取数据的.</text:p>
      <text:p text:style-name="P15">while(string_getline(&amp;t_str, stdin))</text:p>
      <text:p text:style-name="P8">这个函数从指定的流中一行一行的读取数据.接下来使用分隔符来区分单词,首先找到单词的开头.</text:p>
      <text:p text:style-name="P15">t_beginx = string_find_first_not_of(&amp;t_str, &amp;t_delims, 0);</text:p>
      <text:p text:style-name="P8">这是从一行的开始位置查找第一个不是分隔符的字符即为第一个单词的开头.接下来检查查找的结果:</text:p>
      <text:p text:style-name="P15">while(t_beginx != NPOS)</text:p>
      <text:p text:style-name="P8">NPOS表示查找失败,如果查找没有失败我们通过找到下一个分隔符字符来确定一个单词的末尾.</text:p>
      <text:p text:style-name="P15">t_endinx = string_find_first_of(&amp;t_str, &amp;t_delims, t_beginx);</text:p>
      <text:p text:style-name="P8">如果没有找到就使用这一行的行尾作为单词的结尾.</text:p>
      <text:p text:style-name="P15">if(t_endinx == NPOS)</text:p>
      <text:p text:style-name="P15">{</text:p>
      <text:p text:style-name="P95">t_endinx = string_length(&amp;t_str);</text:p>
      <text:p text:style-name="P15">}</text:p>
      <text:p text:style-name="P8">确定了单词的开始和结尾然后逆序打印单词.</text:p>
      <text:p text:style-name="P15">for(i = t_endinx - 1; i &gt;= (int)t_beginx; --i)</text:p>
      <text:p text:style-name="P15">{</text:p>
      <text:p text:style-name="P96">printf("%c", *string_at(&amp;t_str, i));</text:p>
      <text:p text:style-name="P15">}</text:p>
      <text:p text:style-name="P15">printf(" ");</text:p>
      <text:p text:style-name="P8">然后重复上面的步骤.</text:p>
      <text:p text:style-name="P8">如果输入的语句为</text:p>
      <text:p text:style-name="P15">pots &amp; pans</text:p>
      <text:p text:style-name="P15">I saw a reed</text:p>
      <text:p text:style-name="P8">数据结果为</text:p>
      <text:p text:style-name="P15">stop &amp; snap</text:p>
      <text:p text:style-name="P15">I was a deer</text:p>
      <text:list xml:id="list2132633164" text:continue-numbering="true" text:style-name="WW8Num13">
        <text:list-item>
          <text:list>
            <text:list-item>
              <text:h text:style-name="P335" text:outline-level="2"><text:soft-page-break/>string_t类型的描述</text:h>
              <text:list>
                <text:list-item>
                  <text:h text:style-name="P348" text:outline-level="3">strint_t的能力</text:h>
                </text:list-item>
              </text:list>
            </text:list-item>
          </text:list>
        </text:list-item>
      </text:list>
      <text:p text:style-name="P77"><text:span text:style-name="T11">string_t</text:span><text:span text:style-name="T6">类型是一个序列容器,专门用来存储</text:span><text:span text:style-name="T11">char</text:span><text:span text:style-name="T6">类型,它包含了所有的序列容器的操作,同时它有包含了很多针对字符串的操作函数.</text:span></text:p>
      <text:p text:style-name="Standard"><text:span text:style-name="T6"><text:tab/>要使用</text:span><text:span text:style-name="T11">string_t</text:span><text:span text:style-name="T6">类型必须包含头文件</text:span><text:span text:style-name="T11">&lt;cstl/cstring.h&gt;</text:span></text:p>
      <text:p text:style-name="P15">#include &lt;cstl/cstring.h&gt;</text:p>
      <text:p text:style-name="P8"/>
      <text:list xml:id="list704982927" text:continue-numbering="true" text:style-name="WW8Num13">
        <text:list-item>
          <text:list>
            <text:list-item>
              <text:list>
                <text:list-item>
                  <text:h text:style-name="P348" text:outline-level="3">string_t的操作概览</text:h>
                </text:list-item>
              </text:list>
            </text:list-item>
          </text:list>
        </text:list-item>
      </text:list>
      <text:p text:style-name="P77"><text:span text:style-name="T11">string_t</text:span><text:span text:style-name="T6">是序列容器同时它保存的是</text:span><text:span text:style-name="T11">char</text:span><text:span text:style-name="T6">类型的数据,所以它还具有很多针对字符串的特殊操作.因此,</text:span><text:span text:style-name="T11">string_t</text:span><text:span text:style-name="T6">的操作函数即支持迭代器,同时又支持字符串.下面列出了</text:span><text:span text:style-name="T11">string_t</text:span><text:span text:style-name="T6">操作函数参数的典型形式.</text:span></text:p>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10">参数形式</text:p>
          </table:table-cell>
          <table:table-cell table:style-name="Table111.A1" office:value-type="string">
            <text:p text:style-name="P10">参数含义</text:p>
          </table:table-cell>
          <table:table-cell table:style-name="Table111.C1" office:value-type="string">
            <text:p text:style-name="P10">典型后缀</text:p>
          </table:table-cell>
        </table:table-row>
        <table:table-row table:style-name="Table111.1">
          <table:table-cell table:style-name="Table111.A2" office:value-type="string">
            <text:p text:style-name="P23"><text:span text:style-name="T11">const </text:span><text:span text:style-name="T11">string_t* cpt_string</text:span></text:p>
          </table:table-cell>
          <table:table-cell table:style-name="Table111.A2" office:value-type="string">
            <text:p text:style-name="P21">整个string_t类型.</text:p>
          </table:table-cell>
          <table:table-cell table:style-name="Table111.C2" office:value-type="string">
            <text:p text:style-name="P21">--</text:p>
          </table:table-cell>
        </table:table-row>
        <table:table-row table:style-name="Table111.1">
          <table:table-cell table:style-name="Table111.A2" office:value-type="string">
            <text:p text:style-name="P16">const string_t* cpt_string, </text:p>
            <text:p text:style-name="P15">size_t t_pos,</text:p>
            <text:p text:style-name="P15">size_t t_len</text:p>
          </table:table-cell>
          <table:table-cell table:style-name="Table111.A2" office:value-type="string">
            <text:p text:style-name="P21">cpt_string中从t_pos开始的最多t_len个字符.</text:p>
          </table:table-cell>
          <table:table-cell table:style-name="Table111.C2" office:value-type="string">
            <text:p text:style-name="P21">substring</text:p>
          </table:table-cell>
        </table:table-row>
        <table:table-row table:style-name="Table111.1">
          <table:table-cell table:style-name="Table111.A2" office:value-type="string">
            <text:p text:style-name="P16">const char* s_cstr</text:p>
          </table:table-cell>
          <table:table-cell table:style-name="Table111.A2" office:value-type="string">
            <text:p text:style-name="P21">整个C字符串.</text:p>
          </table:table-cell>
          <table:table-cell table:style-name="Table111.C2" office:value-type="string">
            <text:p text:style-name="P21">cstr</text:p>
          </table:table-cell>
        </table:table-row>
        <table:table-row table:style-name="Table111.1">
          <table:table-cell table:style-name="Table111.A2" office:value-type="string">
            <text:p text:style-name="P16">const char* s_cstr,</text:p>
            <text:p text:style-name="P15">size_t t_len</text:p>
          </table:table-cell>
          <table:table-cell table:style-name="Table111.A2" office:value-type="string">
            <text:p text:style-name="P21">C字符串中的前t_len个字符.</text:p>
          </table:table-cell>
          <table:table-cell table:style-name="Table111.C2" office:value-type="string">
            <text:p text:style-name="P21">subcstr</text:p>
          </table:table-cell>
        </table:table-row>
        <table:table-row table:style-name="Table111.1">
          <table:table-cell table:style-name="Table111.A2" office:value-type="string">
            <text:p text:style-name="P16">size_t t_count,</text:p>
            <text:p text:style-name="P15">char c_char</text:p>
          </table:table-cell>
          <table:table-cell table:style-name="Table111.A2" office:value-type="string">
            <text:p text:style-name="P21">t_count个字符.</text:p>
          </table:table-cell>
          <table:table-cell table:style-name="Table111.C2" office:value-type="string">
            <text:p text:style-name="P21">char</text:p>
          </table:table-cell>
        </table:table-row>
        <table:table-row table:style-name="Table111.1">
          <table:table-cell table:style-name="Table111.A2" office:value-type="string">
            <text:p text:style-name="P16">string_iterator_t t_begin,</text:p>
            <text:p text:style-name="P15">string_iterator_t t_end</text:p>
          </table:table-cell>
          <table:table-cell table:style-name="Table111.A2" office:value-type="string">
            <text:p text:style-name="P21">数据区间[t_begin, t_end)</text:p>
          </table:table-cell>
          <table:table-cell table:style-name="Table111.C2" office:value-type="string">
            <text:p text:style-name="P21">range</text:p>
          </table:table-cell>
        </table:table-row>
      </table:table>
      <text:p text:style-name="P8">下面是各种操作对字符串参数的支持情况(使用后缀表示上表的各种参数情况):</text:p>
      <table:table table:name="Table112" table:style-name="Table112">
        <table:table-column table:style-name="Table112.A"/>
        <table:table-column table:style-name="Table112.B" table:number-columns-repeated="5"/>
        <table:table-column table:style-name="Table112.G"/>
        <table:table-row table:style-name="Table112.1">
          <table:table-cell table:style-name="Table112.A1" office:value-type="string">
            <text:p text:style-name="P10"/>
          </table:table-cell>
          <table:table-cell table:style-name="Table112.A1" office:value-type="string">
            <text:p text:style-name="P17">string</text:p>
          </table:table-cell>
          <table:table-cell table:style-name="Table112.A1" office:value-type="string">
            <text:p text:style-name="P17">substring</text:p>
          </table:table-cell>
          <table:table-cell table:style-name="Table112.A1" office:value-type="string">
            <text:p text:style-name="P17">cstr</text:p>
          </table:table-cell>
          <table:table-cell table:style-name="Table112.A1" office:value-type="string">
            <text:p text:style-name="P17">subcstr</text:p>
          </table:table-cell>
          <table:table-cell table:style-name="Table112.A1" office:value-type="string">
            <text:p text:style-name="P17">char</text:p>
          </table:table-cell>
          <table:table-cell table:style-name="Table112.G1" office:value-type="string">
            <text:p text:style-name="P17">range</text:p>
          </table:table-cell>
        </table:table-row>
        <table:table-row table:style-name="Table112.1">
          <table:table-cell table:style-name="Table112.A1" office:value-type="string">
            <text:p text:style-name="P9">初始化</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yes</text:p>
          </table:table-cell>
        </table:table-row>
        <table:table-row table:style-name="Table112.1">
          <table:table-cell table:style-name="Table112.A1" office:value-type="string">
            <text:p text:style-name="P9">赋值</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yes</text:p>
          </table:table-cell>
        </table:table-row>
        <table:table-row table:style-name="Table112.1">
          <table:table-cell table:style-name="Table112.A1" office:value-type="string">
            <text:p text:style-name="P9">添加</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yes</text:p>
          </table:table-cell>
        </table:table-row>
        <table:table-row table:style-name="Table112.1">
          <table:table-cell table:style-name="Table112.A1" office:value-type="string">
            <text:p text:style-name="P9">比较</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text:p>
          </table:table-cell>
          <table:table-cell table:style-name="Table112.G2" office:value-type="string">
            <text:p text:style-name="P16">--</text:p>
          </table:table-cell>
        </table:table-row>
        <table:table-row table:style-name="Table112.1">
          <table:table-cell table:style-name="Table112.A1" office:value-type="string">
            <text:p text:style-name="P9">compare</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text:p>
          </table:table-cell>
          <table:table-cell table:style-name="Table112.G2" office:value-type="string">
            <text:p text:style-name="P16">--</text:p>
          </table:table-cell>
        </table:table-row>
        <table:table-row table:style-name="Table112.1">
          <table:table-cell table:style-name="Table112.A1" office:value-type="string">
            <text:p text:style-name="P9">connect</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find</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push_back</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插入(下标版本)</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插入(迭代器版本)</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yes</text:p>
          </table:table-cell>
          <table:table-cell table:style-name="Table112.G2" office:value-type="string">
            <text:p text:style-name="P16">yes</text:p>
          </table:table-cell>
        </table:table-row>
        <table:table-row table:style-name="Table112.1">
          <table:table-cell table:style-name="Table112.A1" office:value-type="string">
            <text:p text:style-name="P9">替换(下标<text:soft-page-break/>版本)</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替换(迭代器版本)</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yes</text:p>
          </table:table-cell>
        </table:table-row>
      </table:table>
      <text:p text:style-name="P8"/>
      <text:list xml:id="list1135922380" text:continue-numbering="true" text:style-name="WW8Num13">
        <text:list-item>
          <text:list>
            <text:list-item>
              <text:list>
                <text:list-item>
                  <text:h text:style-name="P348" text:outline-level="3">初始化和销毁</text:h>
                </text:list-item>
              </text:list>
            </text:list-item>
          </text:list>
        </text:list-item>
      </text:list>
      <table:table table:name="Table113" table:style-name="Table113">
        <table:table-column table:style-name="Table113.A"/>
        <table:table-column table:style-name="Table113.B"/>
        <table:table-row table:style-name="Table113.1">
          <table:table-cell table:style-name="Table113.A1" office:value-type="string">
            <text:p text:style-name="P16">string_init()</text:p>
          </table:table-cell>
          <table:table-cell table:style-name="Table113.B1" office:value-type="string">
            <text:p text:style-name="P21">初始化一个空的string_t容器类型.</text:p>
          </table:table-cell>
        </table:table-row>
        <table:table-row table:style-name="Table113.1">
          <table:table-cell table:style-name="Table113.A1" office:value-type="string">
            <text:p text:style-name="P16">string_init_cstr()</text:p>
          </table:table-cell>
          <table:table-cell table:style-name="Table113.B1" office:value-type="string">
            <text:p text:style-name="P21">使用一个字符串常量初始化一个string_t容器类型.</text:p>
          </table:table-cell>
        </table:table-row>
        <table:table-row table:style-name="Table113.1">
          <table:table-cell table:style-name="Table113.A1" office:value-type="string">
            <text:p text:style-name="P16">string_init_subcstr()</text:p>
          </table:table-cell>
          <table:table-cell table:style-name="Table113.B1" office:value-type="string">
            <text:p text:style-name="P21">使用子字符串初始化一个string_t容器类型.</text:p>
          </table:table-cell>
        </table:table-row>
        <table:table-row table:style-name="Table113.1">
          <table:table-cell table:style-name="Table113.A1" office:value-type="string">
            <text:p text:style-name="P16">string_init_char()</text:p>
          </table:table-cell>
          <table:table-cell table:style-name="Table113.B1" office:value-type="string">
            <text:p text:style-name="P21">使用n个指定字符初始化一个string_t容器类型.</text:p>
          </table:table-cell>
        </table:table-row>
        <table:table-row table:style-name="Table113.1">
          <table:table-cell table:style-name="Table113.A1" office:value-type="string">
            <text:p text:style-name="P16">string_init_copy()</text:p>
          </table:table-cell>
          <table:table-cell table:style-name="Table113.B1" office:value-type="string">
            <text:p text:style-name="P21">使用另一个string_t类型来初始化一个string_t容器类型.</text:p>
          </table:table-cell>
        </table:table-row>
        <table:table-row table:style-name="Table113.1">
          <table:table-cell table:style-name="Table113.A1" office:value-type="string">
            <text:p text:style-name="P16">string_init_copy_substring()</text:p>
          </table:table-cell>
          <table:table-cell table:style-name="Table113.B1" office:value-type="string">
            <text:p text:style-name="P21">使用另一个string_t类型的子串来初始化一个string_t容器类型.</text:p>
          </table:table-cell>
        </table:table-row>
        <table:table-row table:style-name="Table113.1">
          <table:table-cell table:style-name="Table113.A1" office:value-type="string">
            <text:p text:style-name="P16">string_init_copy_range()</text:p>
          </table:table-cell>
          <table:table-cell table:style-name="Table113.B1" office:value-type="string">
            <text:p text:style-name="P21">使用一个数据区间来初始化一个string_t容器类型.</text:p>
          </table:table-cell>
        </table:table-row>
        <table:table-row table:style-name="Table113.1">
          <table:table-cell table:style-name="Table113.A1" office:value-type="string">
            <text:p text:style-name="P16">string_destroy()</text:p>
          </table:table-cell>
          <table:table-cell table:style-name="Table113.B1" office:value-type="string">
            <text:p text:style-name="P21">销毁string_t容器类型.</text:p>
          </table:table-cell>
        </table:table-row>
      </table:table>
      <text:p text:style-name="P77"><text:span text:style-name="T11">string_t</text:span><text:span text:style-name="T6">容器中只能保存</text:span><text:span text:style-name="T11">char</text:span><text:span text:style-name="T6">类型的数据,所以对于</text:span><text:span text:style-name="T11">string_t</text:span><text:span text:style-name="T6">容器类型就确定下来了,所以不需要创建类型的函数,因此</text:span><text:span text:style-name="T9">libcstl</text:span><text:span text:style-name="T6">没有提供</text:span><text:span text:style-name="T11">create_string()</text:span><text:span text:style-name="T6">函数.</text:span></text:p>
      <text:list xml:id="list411672011" text:continue-numbering="true" text:style-name="WW8Num13">
        <text:list-item>
          <text:list>
            <text:list-item>
              <text:list>
                <text:list-item>
                  <text:h text:style-name="P348" text:outline-level="3">string_t和C字符串</text:h>
                </text:list-item>
              </text:list>
            </text:list-item>
          </text:list>
        </text:list-item>
      </text:list>
      <table:table table:name="Table114" table:style-name="Table114">
        <table:table-column table:style-name="Table114.A"/>
        <table:table-column table:style-name="Table114.B"/>
        <table:table-row table:style-name="Table114.1">
          <table:table-cell table:style-name="Table114.A1" office:value-type="string">
            <text:p text:style-name="P16">string_c_str()</text:p>
          </table:table-cell>
          <table:table-cell table:style-name="Table114.B1" office:value-type="string">
            <text:p text:style-name="P21">返回一个指向以’\0’结尾的字符数组的指针.</text:p>
          </table:table-cell>
        </table:table-row>
        <table:table-row table:style-name="Table114.1">
          <table:table-cell table:style-name="Table114.A1" office:value-type="string">
            <text:p text:style-name="P16">string_data()</text:p>
          </table:table-cell>
          <table:table-cell table:style-name="Table114.B1" office:value-type="string">
            <text:p text:style-name="P21">返回一个指向字符数组的指针.</text:p>
          </table:table-cell>
        </table:table-row>
        <table:table-row table:style-name="Table114.1">
          <table:table-cell table:style-name="Table114.A1" office:value-type="string">
            <text:p text:style-name="P16">string_copy()</text:p>
          </table:table-cell>
          <table:table-cell table:style-name="Table114.B1" office:value-type="string">
            <text:p text:style-name="P21">将string_t的子串拷贝到用户指定的缓冲区中.</text:p>
          </table:table-cell>
        </table:table-row>
      </table:table>
      <text:p text:style-name="P78">这三个操作函数都是提供了从string_t到C字符串的转换,它们的结果都是普通的C字符串或C字符数组,但是它们之间是有区别的.</text:p>
      <text:p text:style-name="P77"><text:span text:style-name="T11">string_c_str()</text:span><text:span text:style-name="T12">返回一个指向以’\0’结尾的字符数组的指针</text:span><text:span text:style-name="T6">,</text:span><text:span text:style-name="T12">但是</text:span><text:span text:style-name="T11">string_data()</text:span><text:span text:style-name="T12">返回一个指向字符数组的指针</text:span><text:span text:style-name="T6">并没有明确说明数组是不是以</text:span><text:span text:style-name="T12">’\0’</text:span><text:span text:style-name="T6">结尾的</text:span><text:span text:style-name="T12">.同时</text:span><text:span text:style-name="T11">string_copy()</text:span><text:span text:style-name="T6">只是</text:span><text:span text:style-name="T12">将string_t的子串拷贝到用户指定的缓冲区中</text:span><text:span text:style-name="T6">,</text:span><text:span text:style-name="T12">并不会在拷贝的字符后面自动的添加’\0’.</text:span></text:p>
      <text:p text:style-name="P80">strint_t t_str;</text:p>
      <text:p text:style-name="P80">string_init_cstr(&amp;t_str, “12345”);</text:p>
      <text:p text:style-name="P81"/>
      <text:p text:style-name="P77"><text:span text:style-name="T11">atoi(string_c_str(&amp;t_str)); <text:s/></text:span><text:span text:style-name="T12"><text:s text:c="23"/>/* 将字符串转变成整数 */</text:span></text:p>
      <text:p text:style-name="P77"><text:span text:style-name="T11">f(string_data(&amp;t_str), string_length(&amp;t_str));</text:span><text:span text:style-name="T12"> <text:s/>/* 使用字符数组及其长度最为参数</text:span></text:p>
      <text:p text:style-name="P81"><text:s text:c="61"/>调用函数f() */</text:p>
      <text:p text:style-name="P80">char ac_buf[100];</text:p>
      <text:p text:style-name="P77"><text:span text:style-name="T11">string_copy(&amp;t_str, ac_buff, 100, 2);</text:span><text:span text:style-name="T12"> <text:s/>/* 从第二个字符开始拷贝最多100个字符 */</text:span></text:p>
      <text:p text:style-name="P20"/>
      <text:p text:style-name="Standard"><text:span text:style-name="T12"><text:tab/></text:span><text:span text:style-name="T11">string_c_str()</text:span><text:span text:style-name="T6">和</text:span><text:span text:style-name="T11">string_data()</text:span><text:span text:style-name="T6">返回的指针并不是持续有效的,当string_t中的数据修改之后,内部可能重新分配内存,那么在修改之前获得的指针就实效了,必须重新获得指针.</text:span></text:p>
      <text:p text:style-name="Standard"><text:soft-page-break/><text:span text:style-name="T6"><text:tab/></text:span><text:span text:style-name="T11">strint_t t_str;</text:span></text:p>
      <text:p text:style-name="P80">string_init_cstr(&amp;t_str, “12345”);</text:p>
      <text:p text:style-name="Standard"><text:span text:style-name="T12"><text:tab/></text:span><text:span text:style-name="T11">f(string_c_str(&amp;t_str));</text:span><text:span text:style-name="T12"> <text:s text:c="11"/>/* 通过这种方式使用总是有效的 */</text:span></text:p>
      <text:p text:style-name="P20"/>
      <text:p text:style-name="Standard"><text:span text:style-name="T12"><text:tab/></text:span><text:span text:style-name="T11">char* p = string_c_str(&amp;t_str);</text:span><text:span text:style-name="T12"> <text:s text:c="3"/>/* 获得指向C字符串的指针 */</text:span></text:p>
      <text:p text:style-name="Standard"><text:span text:style-name="T12"><text:tab/></text:span><text:span text:style-name="T11">foo(p);</text:span><text:span text:style-name="T12"> <text:s text:c="32"/>/* 在t_str没有修改之前,p是有效的 */</text:span></text:p>
      <text:p text:style-name="Standard"><text:span text:style-name="T12"><text:tab/></text:span><text:span text:style-name="T11">string_connect_cstr(&amp;t_str, “abc”);</text:span><text:span text:style-name="T12"> /* 修改了t_str的内容 */</text:span></text:p>
      <text:p text:style-name="Standard"><text:span text:style-name="T12"><text:tab/></text:span><text:span text:style-name="T11">foo(p</text:span><text:span text:style-name="T12">);</text:span><text:span text:style-name="T11"> </text:span><text:span text:style-name="T12"><text:s text:c="34"/>/* t_str被修改, p肯能会实效 */</text:span></text:p>
      <text:list xml:id="list112128280" text:continue-numbering="true" text:style-name="WW8Num13">
        <text:list-item>
          <text:list>
            <text:list-item>
              <text:list>
                <text:list-item>
                  <text:h text:style-name="P348" text:outline-level="3">string_t的大小和容量</text:h>
                </text:list-item>
              </text:list>
            </text:list-item>
          </text:list>
        </text:list-item>
      </text:list>
      <table:table table:name="Table115" table:style-name="Table115">
        <table:table-column table:style-name="Table115.A"/>
        <table:table-column table:style-name="Table115.B"/>
        <table:table-row table:style-name="Table115.1">
          <table:table-cell table:style-name="Table115.A1" office:value-type="string">
            <text:p text:style-name="P16">string_size()</text:p>
          </table:table-cell>
          <table:table-cell table:style-name="Table115.B1" office:value-type="string">
            <text:p text:style-name="P21">返回string_t容器中字符的个数.</text:p>
          </table:table-cell>
        </table:table-row>
        <table:table-row table:style-name="Table115.1">
          <table:table-cell table:style-name="Table115.A1" office:value-type="string">
            <text:p text:style-name="P16">string_length()</text:p>
          </table:table-cell>
          <table:table-cell table:style-name="Table115.B1" office:value-type="string">
            <text:p text:style-name="P21">返回string_t容器字符串的长度,与string_size()相同.</text:p>
          </table:table-cell>
        </table:table-row>
        <table:table-row table:style-name="Table115.1">
          <table:table-cell table:style-name="Table115.A1" office:value-type="string">
            <text:p text:style-name="P16">string_max_size()</text:p>
          </table:table-cell>
          <table:table-cell table:style-name="Table115.B1" office:value-type="string">
            <text:p text:style-name="P21">返回string_t容器能够保存的字符的最大数目.</text:p>
          </table:table-cell>
        </table:table-row>
        <table:table-row table:style-name="Table115.1">
          <table:table-cell table:style-name="Table115.A1" office:value-type="string">
            <text:p text:style-name="P16">string_capacity()</text:p>
          </table:table-cell>
          <table:table-cell table:style-name="Table115.B1" office:value-type="string">
            <text:p text:style-name="P21">返回string_t容器的容量.</text:p>
          </table:table-cell>
        </table:table-row>
        <table:table-row table:style-name="Table115.1">
          <table:table-cell table:style-name="Table115.A1" office:value-type="string">
            <text:p text:style-name="P16">string_empty()</text:p>
          </table:table-cell>
          <table:table-cell table:style-name="Table115.B1" office:value-type="string">
            <text:p text:style-name="P21">判断string_t容器是否为空.</text:p>
          </table:table-cell>
        </table:table-row>
        <table:table-row table:style-name="Table115.1">
          <table:table-cell table:style-name="Table115.A1" office:value-type="string">
            <text:p text:style-name="P16">string_reserve()</text:p>
          </table:table-cell>
          <table:table-cell table:style-name="Table115.B1" office:value-type="string">
            <text:p text:style-name="P21">设置string_t容器的容量.</text:p>
          </table:table-cell>
        </table:table-row>
        <table:table-row table:style-name="Table115.1">
          <table:table-cell table:style-name="Table115.A1" office:value-type="string">
            <text:p text:style-name="P16">string_resize()</text:p>
          </table:table-cell>
          <table:table-cell table:style-name="Table115.B1" office:value-type="string">
            <text:p text:style-name="P21">设置string_t容器中保存的字符的数目.</text:p>
          </table:table-cell>
        </table:table-row>
      </table:table>
      <text:p text:style-name="P20"><text:tab/>这些操作函数与vector_t容器的相应操作功能相似,只是多了一个string_length()函数,它与string_size()函数功能相同.</text:p>
      <text:list xml:id="list1656208662" text:continue-numbering="true" text:style-name="WW8Num13">
        <text:list-item>
          <text:list>
            <text:list-item>
              <text:list>
                <text:list-item>
                  <text:h text:style-name="P348" text:outline-level="3">string_t数据访问</text:h>
                </text:list-item>
              </text:list>
            </text:list-item>
          </text:list>
        </text:list-item>
      </text:list>
      <table:table table:name="Table116" table:style-name="Table116">
        <table:table-column table:style-name="Table116.A"/>
        <table:table-column table:style-name="Table116.B"/>
        <table:table-row table:style-name="Table116.1">
          <table:table-cell table:style-name="Table116.A1" office:value-type="string">
            <text:p text:style-name="P16">string_at()</text:p>
          </table:table-cell>
          <table:table-cell table:style-name="Table116.B1" office:value-type="string">
            <text:p text:style-name="P21">通过下标随机访问string_t容器中的字符.</text:p>
          </table:table-cell>
        </table:table-row>
      </table:table>
      <text:p text:style-name="P20"><text:tab/>通过string_at()函数可以对string_t中的数据随机访问,它返回char*类型,如果string_t中的数据修改后,先前获得指向字符的指针可能无效.</text:p>
      <text:p text:style-name="Standard"><text:span text:style-name="T12"><text:tab/></text:span><text:span text:style-name="T11">string_t t_str;</text:span></text:p>
      <text:p text:style-name="P15"><text:tab/>char* p;</text:p>
      <text:p text:style-name="P15"><text:tab/>string_init_cstr(&amp;t_str, “abcde”);</text:p>
      <text:p text:style-name="P20"/>
      <text:p text:style-name="Standard"><text:span text:style-name="T12"><text:tab/></text:span><text:span text:style-name="T11">p = string_at(&amp;t_str, 2);</text:span><text:span text:style-name="T12"> <text:s text:c="2"/>/* *p == ‘c’ */</text:span></text:p>
      <text:p text:style-name="Standard"><text:span text:style-name="T12"><text:tab/></text:span><text:span text:style-name="T11">*p = ‘X’;</text:span><text:span text:style-name="T12"> <text:s text:c="21"/>/* string_t中的数据变成了”abXde” */</text:span></text:p>
      <text:p text:style-name="Standard"><text:span text:style-name="T12"><text:tab/></text:span><text:span text:style-name="T11">string_assign_cstr(&amp;t_str, “new long value”);</text:span></text:p>
      <text:p text:style-name="Standard"><text:span text:style-name="T12"><text:tab/></text:span><text:span text:style-name="T11">*p = ‘Y’;</text:span><text:span text:style-name="T12"> <text:s text:c="21"/>/* string_t中的数据被修改,p可能已经无效 */</text:span></text:p>
      <text:list xml:id="list1217697184" text:continue-numbering="true" text:style-name="WW8Num13">
        <text:list-item>
          <text:list>
            <text:list-item>
              <text:list>
                <text:list-item>
                  <text:h text:style-name="P348" text:outline-level="3">string_t比较操作</text:h>
                </text:list-item>
              </text:list>
            </text:list-item>
          </text:list>
        </text:list-item>
      </text:list>
      <table:table table:name="Table117" table:style-name="Table117">
        <table:table-column table:style-name="Table117.A"/>
        <table:table-column table:style-name="Table117.B"/>
        <table:table-row table:style-name="Table117.1">
          <table:table-cell table:style-name="Table117.A1" office:value-type="string">
            <text:p text:style-name="P16">string_equal()</text:p>
          </table:table-cell>
          <table:table-cell table:style-name="Table117.B1" office:value-type="string">
            <text:p text:style-name="P21">判断两个string_t容器是否相等.</text:p>
          </table:table-cell>
        </table:table-row>
        <table:table-row table:style-name="Table117.1">
          <table:table-cell table:style-name="Table117.A1" office:value-type="string">
            <text:p text:style-name="P16">string_not_equal()</text:p>
          </table:table-cell>
          <table:table-cell table:style-name="Table117.B1" office:value-type="string">
            <text:p text:style-name="P21">判断两个string_t容器是否不等.</text:p>
          </table:table-cell>
        </table:table-row>
        <text:soft-page-break/>
        <table:table-row table:style-name="Table117.1">
          <table:table-cell table:style-name="Table117.A1" office:value-type="string">
            <text:p text:style-name="P16">string_less()</text:p>
          </table:table-cell>
          <table:table-cell table:style-name="Table117.B1" office:value-type="string">
            <text:p text:style-name="P21">判断第一个string_t容器是否小于第二个string_t容器.</text:p>
          </table:table-cell>
        </table:table-row>
        <table:table-row table:style-name="Table117.1">
          <table:table-cell table:style-name="Table117.A1" office:value-type="string">
            <text:p text:style-name="P16">string_less_equal()</text:p>
          </table:table-cell>
          <table:table-cell table:style-name="Table117.B1" office:value-type="string">
            <text:p text:style-name="P21">判断第一个string_t是否小于等于第二个string_t.</text:p>
          </table:table-cell>
        </table:table-row>
        <table:table-row table:style-name="Table117.1">
          <table:table-cell table:style-name="Table117.A1" office:value-type="string">
            <text:p text:style-name="P16">string_great()</text:p>
          </table:table-cell>
          <table:table-cell table:style-name="Table117.B1" office:value-type="string">
            <text:p text:style-name="P21">判断第一个string_t是否大于第二个string_t.</text:p>
          </table:table-cell>
        </table:table-row>
        <table:table-row table:style-name="Table117.1">
          <table:table-cell table:style-name="Table117.A1" office:value-type="string">
            <text:p text:style-name="P16">string_great_equal()</text:p>
          </table:table-cell>
          <table:table-cell table:style-name="Table117.B1" office:value-type="string">
            <text:p text:style-name="P21">判断第一个string_t是否大于等于第二个string_t.</text:p>
          </table:table-cell>
        </table:table-row>
        <table:table-row table:style-name="Table117.1">
          <table:table-cell table:style-name="Table117.A1" office:value-type="string">
            <text:p text:style-name="P16">string_equal_cstr()</text:p>
          </table:table-cell>
          <table:table-cell table:style-name="Table117.B1" office:value-type="string">
            <text:p text:style-name="P21">判断string_t是否等于字符串常量.</text:p>
          </table:table-cell>
        </table:table-row>
        <table:table-row table:style-name="Table117.1">
          <table:table-cell table:style-name="Table117.A1" office:value-type="string">
            <text:p text:style-name="P16">string_not_equal_cstr()</text:p>
          </table:table-cell>
          <table:table-cell table:style-name="Table117.B1" office:value-type="string">
            <text:p text:style-name="P21">判断string_t是否不等于字符串常量.</text:p>
          </table:table-cell>
        </table:table-row>
        <table:table-row table:style-name="Table117.1">
          <table:table-cell table:style-name="Table117.A1" office:value-type="string">
            <text:p text:style-name="P16">string_less_cstr()</text:p>
          </table:table-cell>
          <table:table-cell table:style-name="Table117.B1" office:value-type="string">
            <text:p text:style-name="P21">判断string_t是否小于字符串常量.</text:p>
          </table:table-cell>
        </table:table-row>
        <table:table-row table:style-name="Table117.1">
          <table:table-cell table:style-name="Table117.A1" office:value-type="string">
            <text:p text:style-name="P16">string_less_equal_cstr()</text:p>
          </table:table-cell>
          <table:table-cell table:style-name="Table117.B1" office:value-type="string">
            <text:p text:style-name="P21">判断string_t是否小于等于字符串常量.</text:p>
          </table:table-cell>
        </table:table-row>
        <table:table-row table:style-name="Table117.1">
          <table:table-cell table:style-name="Table117.A1" office:value-type="string">
            <text:p text:style-name="P16">string_great_cstr()</text:p>
          </table:table-cell>
          <table:table-cell table:style-name="Table117.B1" office:value-type="string">
            <text:p text:style-name="P21">判断string_t是否大于字符串常量.</text:p>
          </table:table-cell>
        </table:table-row>
        <table:table-row table:style-name="Table117.1">
          <table:table-cell table:style-name="Table117.A1" office:value-type="string">
            <text:p text:style-name="P16">string_great_equal_cstr()</text:p>
          </table:table-cell>
          <table:table-cell table:style-name="Table117.B1" office:value-type="string">
            <text:p text:style-name="P21">判断string_t是否大于等于字符串常量.</text:p>
          </table:table-cell>
        </table:table-row>
        <table:table-row table:style-name="Table117.1">
          <table:table-cell table:style-name="Table117.A1" office:value-type="string">
            <text:p text:style-name="P16">string_compare()</text:p>
          </table:table-cell>
          <table:table-cell table:style-name="Table117.B1" office:value-type="string">
            <text:p text:style-name="P21">两个string_t比较.</text:p>
          </table:table-cell>
        </table:table-row>
        <table:table-row table:style-name="Table117.1">
          <table:table-cell table:style-name="Table117.A1" office:value-type="string">
            <text:p text:style-name="P16">string_compare_substring_string()</text:p>
          </table:table-cell>
          <table:table-cell table:style-name="Table117.B1" office:value-type="string">
            <text:p text:style-name="P21">第一个string_t的子串与第二个string_t比较.</text:p>
          </table:table-cell>
        </table:table-row>
        <table:table-row table:style-name="Table117.1">
          <table:table-cell table:style-name="Table117.A1" office:value-type="string">
            <text:p text:style-name="P23"><text:span text:style-name="T11">string_compare_substring_</text:span><text:span text:style-name="T11">substring()</text:span></text:p>
          </table:table-cell>
          <table:table-cell table:style-name="Table117.B1" office:value-type="string">
            <text:p text:style-name="P21">两个string_t的子串比较.</text:p>
          </table:table-cell>
        </table:table-row>
        <table:table-row table:style-name="Table117.1">
          <table:table-cell table:style-name="Table117.A1" office:value-type="string">
            <text:p text:style-name="P16">string_compare_cstr()</text:p>
          </table:table-cell>
          <table:table-cell table:style-name="Table117.B1" office:value-type="string">
            <text:p text:style-name="P21">string_t与字符串常量比较.</text:p>
          </table:table-cell>
        </table:table-row>
        <table:table-row table:style-name="Table117.1">
          <table:table-cell table:style-name="Table117.A1" office:value-type="string">
            <text:p text:style-name="P16">string_compare_substring_cstr()</text:p>
          </table:table-cell>
          <table:table-cell table:style-name="Table117.B1" office:value-type="string">
            <text:p text:style-name="P21">string_t的子串与字符串常量比较.</text:p>
          </table:table-cell>
        </table:table-row>
        <table:table-row table:style-name="Table117.1">
          <table:table-cell table:style-name="Table117.A1" office:value-type="string">
            <text:p text:style-name="P16">string_compare_substring_subcstr()</text:p>
          </table:table-cell>
          <table:table-cell table:style-name="Table117.B1" office:value-type="string">
            <text:p text:style-name="P21">string_t的子串与字符串常量的子串比较.</text:p>
          </table:table-cell>
        </table:table-row>
      </table:table>
      <text:p text:style-name="P20"><text:tab/>string_t的比较操作函数与其他容器的比较操作函数相同,除此之外string_t还有另外的比较函数,这些函数可以比较子串,而且与strcmp相似返回3种状态的值.</text:p>
      <text:p text:style-name="Standard"><text:span text:style-name="T12"><text:tab/></text:span><text:span text:style-name="T11">string_t t_str;</text:span></text:p>
      <text:p text:style-name="P15"><text:tab/>string_init_cstr(&amp;t_str, “abcd”);</text:p>
      <text:p text:style-name="Standard"><text:span text:style-name="T12"><text:tab/></text:span><text:span text:style-name="T11">string_compare_cstr(&amp;t_str, “abcd”);</text:span><text:span text:style-name="T12"> <text:s/>/* return 0 */</text:span></text:p>
      <text:p text:style-name="P77"><text:span text:style-name="T11">string_compare_cstr(&amp;t_str, “dcba”);</text:span><text:span text:style-name="T12"> <text:s/>/* return a value &lt; 0 */</text:span></text:p>
      <text:p text:style-name="P77"><text:span text:style-name="T11">string_compare_cstr(&amp;t_str, “ab”);</text:span><text:span text:style-name="T12"> <text:s text:c="3"/>/* return a value &gt; 0 */</text:span></text:p>
      <text:p text:style-name="P77"><text:span text:style-name="T11">string_compare(&amp;t_str, &amp;t_str);</text:span><text:span text:style-name="T12"> <text:s text:c="7"/>/* return 0 */</text:span></text:p>
      <text:p text:style-name="P80">string_compare_substring_substring(&amp;t_str, 0, 2, &amp;t_str, 2, 2); </text:p>
      <text:p text:style-name="P81"><text:s text:c="45"/>/* return a value &lt; 0 “ab” &lt; cd “ */</text:p>
      <text:p text:style-name="P80">string_compare_substring_subcstr(&amp;t_str, 1, 2, “bcx”, 2);</text:p>
      <text:p text:style-name="P81"><text:s text:c="45"/>/* return 0 “bc” == “bc” */</text:p>
      <text:list xml:id="list640406743" text:continue-numbering="true" text:style-name="WW8Num13">
        <text:list-item>
          <text:list>
            <text:list-item>
              <text:list>
                <text:list-item>
                  <text:h text:style-name="P348" text:outline-level="3">赋值</text:h>
                </text:list-item>
              </text:list>
            </text:list-item>
          </text:list>
        </text:list-item>
      </text:list>
      <table:table table:name="Table118" table:style-name="Table118">
        <table:table-column table:style-name="Table118.A"/>
        <table:table-column table:style-name="Table118.B"/>
        <table:table-row table:style-name="Table118.1">
          <table:table-cell table:style-name="Table118.A1" office:value-type="string">
            <text:p text:style-name="P16">string_assign()</text:p>
          </table:table-cell>
          <table:table-cell table:style-name="Table118.B1" office:value-type="string">
            <text:p text:style-name="P21">使用一个string_t为string_t赋值.</text:p>
          </table:table-cell>
        </table:table-row>
        <table:table-row table:style-name="Table118.1">
          <table:table-cell table:style-name="Table118.A1" office:value-type="string">
            <text:p text:style-name="P16">string_assign_substring()</text:p>
          </table:table-cell>
          <table:table-cell table:style-name="Table118.B1" office:value-type="string">
            <text:p text:style-name="P21">使用一个string_t的子串为string_t赋值.</text:p>
          </table:table-cell>
        </table:table-row>
        <table:table-row table:style-name="Table118.1">
          <table:table-cell table:style-name="Table118.A1" office:value-type="string">
            <text:p text:style-name="P16">string_assign_cstr()</text:p>
          </table:table-cell>
          <table:table-cell table:style-name="Table118.B1" office:value-type="string">
            <text:p text:style-name="P21">使用一个字符串常量为string_t赋值.</text:p>
          </table:table-cell>
        </table:table-row>
        <table:table-row table:style-name="Table118.1">
          <table:table-cell table:style-name="Table118.A1" office:value-type="string">
            <text:p text:style-name="P16">string_assign_subcstr()</text:p>
          </table:table-cell>
          <table:table-cell table:style-name="Table118.B1" office:value-type="string">
            <text:p text:style-name="P21">使用一个字符串常量的子串为string_t赋值.</text:p>
          </table:table-cell>
        </table:table-row>
        <table:table-row table:style-name="Table118.1">
          <table:table-cell table:style-name="Table118.A1" office:value-type="string">
            <text:p text:style-name="P16">string_assign_char()</text:p>
          </table:table-cell>
          <table:table-cell table:style-name="Table118.B1" office:value-type="string">
            <text:p text:style-name="P21">使用n个指定的字符为string_t赋值.</text:p>
          </table:table-cell>
        </table:table-row>
        <table:table-row table:style-name="Table118.1">
          <table:table-cell table:style-name="Table118.A1" office:value-type="string">
            <text:p text:style-name="P16">string_assign_range()</text:p>
          </table:table-cell>
          <table:table-cell table:style-name="Table118.B1" office:value-type="string">
            <text:p text:style-name="P21">使用数据区间为string_t赋值.</text:p>
          </table:table-cell>
        </table:table-row>
      </table:table>
      <text:p text:style-name="P20"><text:tab/>为了修改strint_t中的字符串的值可以使用赋值操作函数,你可以使用string_t,C字符串,以及它们的子串,或者单个字符为string_t赋值.</text:p>
      <text:p text:style-name="Standard"><text:span text:style-name="T12"><text:tab/></text:span><text:span text:style-name="T11">string_t t_s, t_srt;</text:span></text:p>
      <text:p text:style-name="Standard"><text:span text:style-name="T12"><text:tab/></text:span><text:span text:style-name="T11">string_init_cstr(&amp;t_s, “othello”);</text:span></text:p>
      <text:p text:style-name="Standard"><text:soft-page-break/><text:span text:style-name="T12"><text:tab/></text:span><text:span text:style-name="T11">string_init(&amp;t_str);</text:span></text:p>
      <text:p text:style-name="Standard"><text:span text:style-name="T12"><text:tab/></text:span><text:span text:style-name="T11">string_assign(&amp;t_str, &amp;t_s);</text:span><text:span text:style-name="T12"> <text:s/>/* assign “othello” */</text:span></text:p>
      <text:p text:style-name="Standard"><text:span text:style-name="T12"><text:tab/></text:span><text:span text:style-name="T11">string_assign_substring(&amp;t_str, &amp;t_s, 1, 3);</text:span><text:span text:style-name="T12"> /* assign “the” */</text:span></text:p>
      <text:p text:style-name="Standard"><text:span text:style-name="T12"><text:tab/></text:span><text:span text:style-name="T11">string_assign_substring(&amp;t_str, &amp;t_s, 2, NPOS);</text:span><text:span text:style-name="T12"> /* assign “hello” */</text:span></text:p>
      <text:p text:style-name="Standard"><text:span text:style-name="T12"><text:tab/></text:span><text:span text:style-name="T11">string_assign_cstr(&amp;t_str, “two\nlines”);</text:span><text:span text:style-name="T12"> /* assign C-str */</text:span></text:p>
      <text:p text:style-name="Standard"><text:span text:style-name="T12"><text:tab/></text:span><text:span text:style-name="T11">string_assign_subcstr(&amp;t_str, “nice”, 3);</text:span><text:span text:style-name="T12"> /* assign “nic” */</text:span></text:p>
      <text:p text:style-name="Standard"><text:span text:style-name="T12"><text:tab/></text:span><text:span text:style-name="T11">string_assign_char(&amp;t_str, 5, ‘x’);</text:span><text:span text:style-name="T12"> /* assign “xxxxx” */</text:span></text:p>
      <text:list xml:id="list1602763519" text:continue-numbering="true" text:style-name="WW8Num13">
        <text:list-item>
          <text:list>
            <text:list-item>
              <text:list>
                <text:list-item>
                  <text:h text:style-name="P348" text:outline-level="3">数据交换</text:h>
                </text:list-item>
              </text:list>
            </text:list-item>
          </text:list>
        </text:list-item>
      </text:list>
      <table:table table:name="Table119" table:style-name="Table119">
        <table:table-column table:style-name="Table119.A"/>
        <table:table-column table:style-name="Table119.B"/>
        <table:table-row table:style-name="Table119.1">
          <table:table-cell table:style-name="Table119.A1" office:value-type="string">
            <text:p text:style-name="P16">string_swap()</text:p>
          </table:table-cell>
          <table:table-cell table:style-name="Table119.B1" office:value-type="string">
            <text:p text:style-name="P21">交换两个string_t的数据.</text:p>
          </table:table-cell>
        </table:table-row>
      </table:table>
      <text:p text:style-name="P20"><text:tab/>这个操作函数与其他的容器类型相应的函数功能相同.</text:p>
      <text:list xml:id="list1271343011" text:continue-numbering="true" text:style-name="WW8Num13">
        <text:list-item>
          <text:list>
            <text:list-item>
              <text:list>
                <text:list-item>
                  <text:h text:style-name="P348" text:outline-level="3">添加和连接</text:h>
                </text:list-item>
              </text:list>
            </text:list-item>
          </text:list>
        </text:list-item>
      </text:list>
      <table:table table:name="Table120" table:style-name="Table120">
        <table:table-column table:style-name="Table120.A"/>
        <table:table-column table:style-name="Table120.B"/>
        <table:table-row table:style-name="Table120.1">
          <table:table-cell table:style-name="Table120.A1" office:value-type="string">
            <text:p text:style-name="P16">string_append()</text:p>
          </table:table-cell>
          <table:table-cell table:style-name="Table120.B1" office:value-type="string">
            <text:p text:style-name="P21">向string_t后面添加一个string_t.</text:p>
          </table:table-cell>
        </table:table-row>
        <table:table-row table:style-name="Table120.1">
          <table:table-cell table:style-name="Table120.A1" office:value-type="string">
            <text:p text:style-name="P16">string_append_substring()</text:p>
          </table:table-cell>
          <table:table-cell table:style-name="Table120.B1" office:value-type="string">
            <text:p text:style-name="P21">向string_t后面添加一个string_t的子串.</text:p>
          </table:table-cell>
        </table:table-row>
        <table:table-row table:style-name="Table120.1">
          <table:table-cell table:style-name="Table120.A1" office:value-type="string">
            <text:p text:style-name="P16">string_append_cstr()</text:p>
          </table:table-cell>
          <table:table-cell table:style-name="Table120.B1" office:value-type="string">
            <text:p text:style-name="P21">向string_t后面添加一个字符串常量.</text:p>
          </table:table-cell>
        </table:table-row>
        <table:table-row table:style-name="Table120.1">
          <table:table-cell table:style-name="Table120.A1" office:value-type="string">
            <text:p text:style-name="P16">string_append_subcstr()</text:p>
          </table:table-cell>
          <table:table-cell table:style-name="Table120.B1" office:value-type="string">
            <text:p text:style-name="P21">向string_t后面添加一个字符串常量的子串.</text:p>
          </table:table-cell>
        </table:table-row>
        <table:table-row table:style-name="Table120.1">
          <table:table-cell table:style-name="Table120.A1" office:value-type="string">
            <text:p text:style-name="P16">string_append_char()</text:p>
          </table:table-cell>
          <table:table-cell table:style-name="Table120.B1" office:value-type="string">
            <text:p text:style-name="P21">向string_t后面添加n个指定的字符.</text:p>
          </table:table-cell>
        </table:table-row>
        <table:table-row table:style-name="Table120.1">
          <table:table-cell table:style-name="Table120.A1" office:value-type="string">
            <text:p text:style-name="P16">string_append_range()</text:p>
          </table:table-cell>
          <table:table-cell table:style-name="Table120.B1" office:value-type="string">
            <text:p text:style-name="P21">向string_t后面添加一个数据区间.</text:p>
          </table:table-cell>
        </table:table-row>
        <table:table-row table:style-name="Table120.1">
          <table:table-cell table:style-name="Table120.A1" office:value-type="string">
            <text:p text:style-name="P16">string_connect()</text:p>
          </table:table-cell>
          <table:table-cell table:style-name="Table120.B1" office:value-type="string">
            <text:p text:style-name="P21">将两个string_t连接在一起.</text:p>
          </table:table-cell>
        </table:table-row>
        <table:table-row table:style-name="Table120.1">
          <table:table-cell table:style-name="Table120.A1" office:value-type="string">
            <text:p text:style-name="P16">string_connect_cstr()</text:p>
          </table:table-cell>
          <table:table-cell table:style-name="Table120.B1" office:value-type="string">
            <text:p text:style-name="P21">将一个string_t和字符串常量连接在一起.</text:p>
          </table:table-cell>
        </table:table-row>
        <table:table-row table:style-name="Table120.1">
          <table:table-cell table:style-name="Table120.A1" office:value-type="string">
            <text:p text:style-name="P16">string_connect_char()</text:p>
          </table:table-cell>
          <table:table-cell table:style-name="Table120.B1" office:value-type="string">
            <text:p text:style-name="P21">将一个string_t和一个字符连接在一起.</text:p>
          </table:table-cell>
        </table:table-row>
        <table:table-row table:style-name="Table120.1">
          <table:table-cell table:style-name="Table120.A1" office:value-type="string">
            <text:p text:style-name="P16">string_push_back()</text:p>
          </table:table-cell>
          <table:table-cell table:style-name="Table120.B1" office:value-type="string">
            <text:p text:style-name="P21">在string_t最后添加一个字符.</text:p>
          </table:table-cell>
        </table:table-row>
      </table:table>
      <text:p text:style-name="P20"><text:tab/>这类操作一共包括三种操作,添加,连接和push_back,添加操作使用更广泛,可以向string_t后面添加string_t,字符串常量,以及它们的子串,字符和数据区间.连接操作不能连接子串,字符也只能连接一个字符.string_push_back()函数更简单,它的功能只是向string_t后面添加一个字符.</text:p>
      <text:p text:style-name="Standard"><text:span text:style-name="T12"><text:tab/></text:span><text:span text:style-name="T11">string_t t_s, t_str;</text:span></text:p>
      <text:p text:style-name="Standard"><text:span text:style-name="T12"><text:tab/></text:span><text:span text:style-name="T11">string_init_cstr(&amp;t_s, “othello”);</text:span></text:p>
      <text:p text:style-name="Standard"><text:span text:style-name="T12"><text:tab/></text:span><text:span text:style-name="T11">string_init(&amp;t_str);</text:span></text:p>
      <text:p text:style-name="Standard"><text:span text:style-name="T12"><text:tab/></text:span><text:span text:style-name="T11">string_connect(&amp;t_str, &amp;t_s); </text:span><text:span text:style-name="T12"><text:s/>/* append “othello” */</text:span></text:p>
      <text:p text:style-name="Standard"><text:span text:style-name="T12"><text:tab/></text:span><text:span text:style-name="T11">string_connect_cstr(&amp;t_str, “two\nlines”);</text:span><text:span text:style-name="T12"> /* append C-str */</text:span></text:p>
      <text:p text:style-name="Standard"><text:span text:style-name="T12"><text:tab/></text:span><text:span text:style-name="T11">string_connect_char(&amp;t_str, ‘\n’);</text:span><text:span text:style-name="T12"> /* append single character */</text:span></text:p>
      <text:p text:style-name="Standard"><text:span text:style-name="T12"><text:tab/></text:span><text:span text:style-name="T11">string_append(&amp;t_str, &amp;t_s);</text:span><text:span text:style-name="T12"> /* append “othello” */</text:span></text:p>
      <text:p text:style-name="Standard"><text:span text:style-name="T12"><text:tab/></text:span><text:span text:style-name="T11">string_append_substring(&amp;t_str, &amp;t_s, 1, 3);</text:span><text:span text:style-name="T12"> /* append “the” */</text:span></text:p>
      <text:p text:style-name="Standard"><text:span text:style-name="T12"><text:tab/></text:span><text:span text:style-name="T11">string_append_substring(&amp;t_str, &amp;t_s, 2, NPOS);</text:span><text:span text:style-name="T12"> /* append “hello” */</text:span></text:p>
      <text:p text:style-name="Standard"><text:span text:style-name="T12"><text:tab/></text:span><text:span text:style-name="T11">string_append_cstr(&amp;t_str, “two\nlines”);</text:span><text:span text:style-name="T12"> /* append C-str */</text:span></text:p>
      <text:p text:style-name="Standard"><text:span text:style-name="T12"><text:tab/></text:span><text:span text:style-name="T11">string_append_subcstr(&amp;t_str, “nice”, 3);</text:span><text:span text:style-name="T12"> /* append “nic” */</text:span></text:p>
      <text:p text:style-name="Standard"><text:span text:style-name="T12"><text:tab/></text:span><text:span text:style-name="T11">string_append_char(&amp;t_str, 5, ‘x’);</text:span><text:span text:style-name="T12"> /* append “xxxxx” */</text:span></text:p>
      <text:p text:style-name="Standard"><text:span text:style-name="T12"><text:tab/></text:span><text:span text:style-name="T11">string_push_back(&amp;t_str, ‘\n’);</text:span><text:span text:style-name="T12"> /* append signal character */</text:span></text:p>
      <text:list xml:id="list2125490645" text:continue-numbering="true" text:style-name="WW8Num13">
        <text:list-item>
          <text:list>
            <text:list-item>
              <text:list>
                <text:list-item>
                  <text:h text:style-name="P348" text:outline-level="3"><text:soft-page-break/>插入数据</text:h>
                </text:list-item>
              </text:list>
            </text:list-item>
          </text:list>
        </text:list-item>
      </text:list>
      <table:table table:name="Table121" table:style-name="Table121">
        <table:table-column table:style-name="Table121.A"/>
        <table:table-column table:style-name="Table121.B"/>
        <table:table-row table:style-name="Table121.1">
          <table:table-cell table:style-name="Table121.A1" office:value-type="string">
            <text:p text:style-name="P16">string_insert()</text:p>
          </table:table-cell>
          <table:table-cell table:style-name="Table121.B1" office:value-type="string">
            <text:p text:style-name="P21">在string_t指定位置插入字符(迭代器版本).</text:p>
          </table:table-cell>
        </table:table-row>
        <table:table-row table:style-name="Table121.1">
          <table:table-cell table:style-name="Table121.A1" office:value-type="string">
            <text:p text:style-name="P16">string_insert_n()</text:p>
          </table:table-cell>
          <table:table-cell table:style-name="Table121.B1" office:value-type="string">
            <text:p text:style-name="P21">在string_t指定位置插入n个字符(迭代器版本).</text:p>
          </table:table-cell>
        </table:table-row>
        <table:table-row table:style-name="Table121.1">
          <table:table-cell table:style-name="Table121.A1" office:value-type="string">
            <text:p text:style-name="P16">string_insert_range()</text:p>
          </table:table-cell>
          <table:table-cell table:style-name="Table121.B1" office:value-type="string">
            <text:p text:style-name="P21">在string_t指定位置插入一个数据区间(迭代器版本).</text:p>
          </table:table-cell>
        </table:table-row>
        <table:table-row table:style-name="Table121.1">
          <table:table-cell table:style-name="Table121.A1" office:value-type="string">
            <text:p text:style-name="P16">string_insert_string()</text:p>
          </table:table-cell>
          <table:table-cell table:style-name="Table121.B1" office:value-type="string">
            <text:p text:style-name="P21">在string_t的指定位置插入string_t.</text:p>
          </table:table-cell>
        </table:table-row>
        <table:table-row table:style-name="Table121.1">
          <table:table-cell table:style-name="Table121.A1" office:value-type="string">
            <text:p text:style-name="P16">string_insert_substring()</text:p>
          </table:table-cell>
          <table:table-cell table:style-name="Table121.B1" office:value-type="string">
            <text:p text:style-name="P21">在string_t的指定位置插入string_t的子串.</text:p>
          </table:table-cell>
        </table:table-row>
        <table:table-row table:style-name="Table121.1">
          <table:table-cell table:style-name="Table121.A1" office:value-type="string">
            <text:p text:style-name="P16">string_insert_cstr()</text:p>
          </table:table-cell>
          <table:table-cell table:style-name="Table121.B1" office:value-type="string">
            <text:p text:style-name="P21">在string_t的指定位置插入字符串常量.</text:p>
          </table:table-cell>
        </table:table-row>
        <table:table-row table:style-name="Table121.1">
          <table:table-cell table:style-name="Table121.A1" office:value-type="string">
            <text:p text:style-name="P16">string_insert_subcstr()</text:p>
          </table:table-cell>
          <table:table-cell table:style-name="Table121.B1" office:value-type="string">
            <text:p text:style-name="P21">在string_t的指定位置插入字符串常量的子串.</text:p>
          </table:table-cell>
        </table:table-row>
        <table:table-row table:style-name="Table121.1">
          <table:table-cell table:style-name="Table121.A1" office:value-type="string">
            <text:p text:style-name="P16">string_insert_char()</text:p>
          </table:table-cell>
          <table:table-cell table:style-name="Table121.B1" office:value-type="string">
            <text:p text:style-name="P21">在string_t的指定位置插入n个字符.</text:p>
          </table:table-cell>
        </table:table-row>
      </table:table>
      <text:p text:style-name="P20"><text:tab/>string_t的插入函数分为迭代器版本和下标版本,迭代器版本是指使用迭代器来表示插入的位置,下标版本是使用下标来表示插入的位置.</text:p>
      <text:p text:style-name="Standard"><text:span text:style-name="T12"><text:tab/></text:span><text:span text:style-name="T11">string_t t_s, t_srt;</text:span></text:p>
      <text:p text:style-name="P15"><text:tab/>string_init_cstr(&amp;t_s, “age”);</text:p>
      <text:p text:style-name="P15"><text:tab/>string_init_cstr(&amp;t_str, “p”);</text:p>
      <text:p text:style-name="Standard"><text:span text:style-name="T12"><text:tab/></text:span><text:span text:style-name="T11">string_insert_string(&amp;t_str, 1, &amp;t_s);</text:span><text:span text:style-name="T12"> /* “page” */</text:span></text:p>
      <text:p text:style-name="Standard"><text:span text:style-name="T12"><text:tab/></text:span><text:span text:style-name="T11">string_insert_cstr(&amp;t_str, 1, “ersifl”);</text:span><text:span text:style-name="T12"> /* “persiflage” */</text:span></text:p>
      <text:list xml:id="list651012745" text:continue-numbering="true" text:style-name="WW8Num13">
        <text:list-item>
          <text:list>
            <text:list-item>
              <text:list>
                <text:list-item>
                  <text:h text:style-name="P348" text:outline-level="3">删除数据</text:h>
                </text:list-item>
              </text:list>
            </text:list-item>
          </text:list>
        </text:list-item>
      </text:list>
      <table:table table:name="Table122" table:style-name="Table122">
        <table:table-column table:style-name="Table122.A"/>
        <table:table-column table:style-name="Table122.B"/>
        <table:table-row table:style-name="Table122.1">
          <table:table-cell table:style-name="Table122.A1" office:value-type="string">
            <text:p text:style-name="P16">string_erase()</text:p>
          </table:table-cell>
          <table:table-cell table:style-name="Table122.B1" office:value-type="string">
            <text:p text:style-name="P21">删除指定位置的字符.</text:p>
          </table:table-cell>
        </table:table-row>
        <table:table-row table:style-name="Table122.1">
          <table:table-cell table:style-name="Table122.A1" office:value-type="string">
            <text:p text:style-name="P16">string_erase_range()</text:p>
          </table:table-cell>
          <table:table-cell table:style-name="Table122.B1" office:value-type="string">
            <text:p text:style-name="P21">删除指定数据区间内的字符.</text:p>
          </table:table-cell>
        </table:table-row>
        <table:table-row table:style-name="Table122.1">
          <table:table-cell table:style-name="Table122.A1" office:value-type="string">
            <text:p text:style-name="P16">string_erase_substring()</text:p>
          </table:table-cell>
          <table:table-cell table:style-name="Table122.B1" office:value-type="string">
            <text:p text:style-name="P21">删除string_t的子串.</text:p>
          </table:table-cell>
        </table:table-row>
        <table:table-row table:style-name="Table122.1">
          <table:table-cell table:style-name="Table122.A1" office:value-type="string">
            <text:p text:style-name="P16">string_clear()</text:p>
          </table:table-cell>
          <table:table-cell table:style-name="Table122.B1" office:value-type="string">
            <text:p text:style-name="P21">清空string_t.</text:p>
          </table:table-cell>
        </table:table-row>
      </table:table>
      <text:p text:style-name="P20"><text:tab/>string_t的删除操作与其他容器的相应函数功能相同,此为还有一个使用下标的删除函数用来删除子串,string_erase_substring().</text:p>
      <text:p text:style-name="Standard"><text:span text:style-name="T12"><text:tab/></text:span><text:span text:style-name="T11">string_t t_str;</text:span></text:p>
      <text:p text:style-name="P15"><text:tab/>string_init_cstr(&amp;t_str, “internationalization”);</text:p>
      <text:p text:style-name="Standard"><text:span text:style-name="T12"><text:tab/></text:span><text:span text:style-name="T11">string_erase_substring(&amp;t_str, 13, NPOS);</text:span><text:span text:style-name="T12"> /* “international” */</text:span></text:p>
      <text:p text:style-name="Standard"><text:span text:style-name="T12"><text:tab/></text:span><text:span text:style-name="T11">string_erase_substring(&amp;t_str, 7, 5);</text:span><text:span text:style-name="T12"> /* “internal” */</text:span></text:p>
      <text:list xml:id="list1422736598" text:continue-numbering="true" text:style-name="WW8Num13">
        <text:list-item>
          <text:list>
            <text:list-item>
              <text:list>
                <text:list-item>
                  <text:h text:style-name="P348" text:outline-level="3">替换</text:h>
                </text:list-item>
              </text:list>
            </text:list-item>
          </text:list>
        </text:list-item>
      </text:list>
      <table:table table:name="Table123" table:style-name="Table123">
        <table:table-column table:style-name="Table123.A"/>
        <table:table-column table:style-name="Table123.B"/>
        <table:table-row table:style-name="Table123.1">
          <table:table-cell table:style-name="Table123.A1" office:value-type="string">
            <text:p text:style-name="P16">string_replace()</text:p>
          </table:table-cell>
          <table:table-cell table:style-name="Table123.B1" office:value-type="string">
            <text:p text:style-name="P21">使用string_t替换.</text:p>
          </table:table-cell>
        </table:table-row>
        <table:table-row table:style-name="Table123.1">
          <table:table-cell table:style-name="Table123.A1" office:value-type="string">
            <text:p text:style-name="P16">string_replace_substring()</text:p>
          </table:table-cell>
          <table:table-cell table:style-name="Table123.B1" office:value-type="string">
            <text:p text:style-name="P21">使用string_t的子串替换.</text:p>
          </table:table-cell>
        </table:table-row>
        <table:table-row table:style-name="Table123.1">
          <table:table-cell table:style-name="Table123.A1" office:value-type="string">
            <text:p text:style-name="P16">string_replace_cstr()</text:p>
          </table:table-cell>
          <table:table-cell table:style-name="Table123.B1" office:value-type="string">
            <text:p text:style-name="P21">使用字符串常量替换.</text:p>
          </table:table-cell>
        </table:table-row>
        <table:table-row table:style-name="Table123.1">
          <table:table-cell table:style-name="Table123.A1" office:value-type="string">
            <text:p text:style-name="P16">string_replace_subcstr()</text:p>
          </table:table-cell>
          <table:table-cell table:style-name="Table123.B1" office:value-type="string">
            <text:p text:style-name="P21">使用字符串常量的子串替换.</text:p>
          </table:table-cell>
        </table:table-row>
        <table:table-row table:style-name="Table123.1">
          <table:table-cell table:style-name="Table123.A1" office:value-type="string">
            <text:p text:style-name="P16">string_replace_char()</text:p>
          </table:table-cell>
          <table:table-cell table:style-name="Table123.B1" office:value-type="string">
            <text:p text:style-name="P21">使用n个指定字符替换.</text:p>
          </table:table-cell>
        </table:table-row>
        <table:table-row table:style-name="Table123.1">
          <table:table-cell table:style-name="Table123.A1" office:value-type="string">
            <text:p text:style-name="P16">string_range_replace()</text:p>
          </table:table-cell>
          <table:table-cell table:style-name="Table123.B1" office:value-type="string">
            <text:p text:style-name="P21">使用string_t替换(迭代器版本).</text:p>
          </table:table-cell>
        </table:table-row>
        <text:soft-page-break/>
        <table:table-row table:style-name="Table123.1">
          <table:table-cell table:style-name="Table123.A1" office:value-type="string">
            <text:p text:style-name="P16">string_range_replace_substring()</text:p>
          </table:table-cell>
          <table:table-cell table:style-name="Table123.B1" office:value-type="string">
            <text:p text:style-name="P21">使用string_t的子串替换(迭代器版本).</text:p>
          </table:table-cell>
        </table:table-row>
        <table:table-row table:style-name="Table123.1">
          <table:table-cell table:style-name="Table123.A1" office:value-type="string">
            <text:p text:style-name="P16">string_range_replace_cstr()</text:p>
          </table:table-cell>
          <table:table-cell table:style-name="Table123.B1" office:value-type="string">
            <text:p text:style-name="P21">使用字符串常量替换(迭代器版本).</text:p>
          </table:table-cell>
        </table:table-row>
        <table:table-row table:style-name="Table123.1">
          <table:table-cell table:style-name="Table123.A1" office:value-type="string">
            <text:p text:style-name="P16">string_range_replace_subcstr()</text:p>
          </table:table-cell>
          <table:table-cell table:style-name="Table123.B1" office:value-type="string">
            <text:p text:style-name="P21">使用字符串常量的子串替换(迭代器版本).</text:p>
          </table:table-cell>
        </table:table-row>
        <table:table-row table:style-name="Table123.1">
          <table:table-cell table:style-name="Table123.A1" office:value-type="string">
            <text:p text:style-name="P16">string_range_replace_char()</text:p>
          </table:table-cell>
          <table:table-cell table:style-name="Table123.B1" office:value-type="string">
            <text:p text:style-name="P21">使用n个指定字符替换(迭代器版本).</text:p>
          </table:table-cell>
        </table:table-row>
        <table:table-row table:style-name="Table123.1">
          <table:table-cell table:style-name="Table123.A1" office:value-type="string">
            <text:p text:style-name="P16">string_replace_range()</text:p>
          </table:table-cell>
          <table:table-cell table:style-name="Table123.B1" office:value-type="string">
            <text:p text:style-name="P21">使用数据区间替换(迭代器版本).</text:p>
          </table:table-cell>
        </table:table-row>
      </table:table>
      <text:p text:style-name="P20"><text:tab/>string_t的替换操作也分为下标版本和迭代器版本,下标版本是使用下标来指定被替换的范围,迭代器版本是使用迭代器来指定被替换的范围.</text:p>
      <text:list xml:id="list1266644843" text:continue-numbering="true" text:style-name="WW8Num13">
        <text:list-item>
          <text:list>
            <text:list-item>
              <text:list>
                <text:list-item>
                  <text:h text:style-name="P348" text:outline-level="3">子串</text:h>
                </text:list-item>
              </text:list>
            </text:list-item>
          </text:list>
        </text:list-item>
      </text:list>
      <table:table table:name="Table124" table:style-name="Table124">
        <table:table-column table:style-name="Table124.A"/>
        <table:table-column table:style-name="Table124.B"/>
        <table:table-row table:style-name="Table124.1">
          <table:table-cell table:style-name="Table124.A1" office:value-type="string">
            <text:p text:style-name="P16">string_substr()</text:p>
          </table:table-cell>
          <table:table-cell table:style-name="Table124.B1" office:value-type="string">
            <text:p text:style-name="P21">返回string_t的子串.</text:p>
          </table:table-cell>
        </table:table-row>
      </table:table>
      <text:p text:style-name="P20"><text:tab/>这个函数通过下标来确定string_t类型的子串,子串的类型也是strint_t.</text:p>
      <text:p text:style-name="Standard"><text:span text:style-name="T12"><text:tab/></text:span><text:span text:style-name="T11">string_t t_s, t_srt;</text:span></text:p>
      <text:p text:style-name="P15"><text:tab/>string_init_cstr(&amp;t_s, “interchangeability”);</text:p>
      <text:p text:style-name="Standard"><text:span text:style-name="T11"><text:tab/>t_str = string_substr(&amp;t_s, 0, NPOS); </text:span><text:span text:style-name="T12"><text:s text:c="2"/>/* the copy of t_s */</text:span></text:p>
      <text:p text:style-name="Standard"><text:span text:style-name="T12"><text:tab/></text:span><text:span text:style-name="T11">string_destroy(&amp;t_str);</text:span></text:p>
      <text:p text:style-name="Standard"><text:span text:style-name="T11"><text:tab/>t_str = string_substr(&amp;t_s, 11, NPOS);</text:span><text:span text:style-name="T12"> /* “ability” */</text:span></text:p>
      <text:p text:style-name="Standard"><text:span text:style-name="T12"><text:tab/></text:span><text:span text:style-name="T11">string_destroy(&amp;t_str);</text:span></text:p>
      <text:p text:style-name="Standard"><text:span text:style-name="T11"><text:tab/>t_str = string_substr(&amp;t_s, 5, 6);</text:span><text:span text:style-name="T12"> /* “change” */</text:span></text:p>
      <text:p text:style-name="Standard"><text:span text:style-name="T12"><text:tab/></text:span><text:span text:style-name="T11">string_destroy(&amp;t_str);</text:span></text:p>
      <text:p text:style-name="P22"><draw:g text:anchor-type="as-char" svg:y="0cm" draw:z-index="6" draw:style-name="gr1"><draw:rect draw:style-name="gr2" draw:text-style-name="P352" svg:width="17.779cm" svg:height="3.026cm" svg:x="0.002cm" svg:y="0.002cm"><text:p/></draw:rect><draw:frame draw:style-name="gr3" draw:text-style-name="P353" svg:width="17.779cm" svg:height="3.026cm" svg:x="0cm" svg:y="0cm"><draw:text-box><text:p text:style-name="P353"><text:span text:style-name="T75">注意</text:span><text:span text:style-name="T75">:</text:span><text:span text:style-name="T77"> </text:span><text:span text:style-name="T76">string_substr()</text:span><text:span text:style-name="T77">函数的返回值是一个已经初始化的</text:span><text:span text:style-name="T76">string_t</text:span><text:span text:style-name="T77">类型</text:span><text:span text:style-name="T75">,</text:span><text:span text:style-name="T77">所以这个函数的返回值不能忽略</text:span><text:span text:style-name="T75">,</text:span><text:span text:style-name="T75">同时必须使用为初始化的</text:span><text:span text:style-name="T75">string_t</text:span><text:span text:style-name="T75">变量去接收返回值</text:span><text:span text:style-name="T75">,</text:span><text:span text:style-name="T75">使用之后要销毁</text:span><text:span text:style-name="T75">.</text:span><text:span text:style-name="T75">这个函数与</text:span></text:p><text:p text:style-name="P353"><text:span text:style-name="T76">xxxx_equal_range()</text:span><text:span text:style-name="T75">函数一样</text:span><text:span text:style-name="T75">.</text:span></text:p></draw:text-box></draw:frame></draw:g></text:p>
      <text:list xml:id="list161010155" text:continue-numbering="true" text:style-name="WW8Num13">
        <text:list-item>
          <text:list>
            <text:list-item>
              <text:list>
                <text:list-item>
                  <text:h text:style-name="P348" text:outline-level="3">输入输出</text:h>
                </text:list-item>
              </text:list>
            </text:list-item>
          </text:list>
        </text:list-item>
      </text:list>
      <table:table table:name="Table125" table:style-name="Table125">
        <table:table-column table:style-name="Table125.A"/>
        <table:table-column table:style-name="Table125.B"/>
        <table:table-row table:style-name="Table125.1">
          <table:table-cell table:style-name="Table125.A1" office:value-type="string">
            <text:p text:style-name="P16">string_output()</text:p>
          </table:table-cell>
          <table:table-cell table:style-name="Table125.B1" office:value-type="string">
            <text:p text:style-name="P21">将string_t输出指定的流中.</text:p>
          </table:table-cell>
        </table:table-row>
        <table:table-row table:style-name="Table125.1">
          <table:table-cell table:style-name="Table125.A1" office:value-type="string">
            <text:p text:style-name="P16">string_input()</text:p>
          </table:table-cell>
          <table:table-cell table:style-name="Table125.B1" office:value-type="string">
            <text:p text:style-name="P21">从指定的流中获得输入.</text:p>
          </table:table-cell>
        </table:table-row>
        <table:table-row table:style-name="Table125.1">
          <table:table-cell table:style-name="Table125.A1" office:value-type="string">
            <text:p text:style-name="P16">string_getline()</text:p>
          </table:table-cell>
          <table:table-cell table:style-name="Table125.B1" office:value-type="string">
            <text:p text:style-name="P21">从指定的流中获得一行输入.</text:p>
          </table:table-cell>
        </table:table-row>
        <table:table-row table:style-name="Table125.1">
          <table:table-cell table:style-name="Table125.A1" office:value-type="string">
            <text:p text:style-name="P16">string_getline_delimiter()</text:p>
          </table:table-cell>
          <table:table-cell table:style-name="Table125.B1" office:value-type="string">
            <text:p text:style-name="P21">从指定的流中获得一行输入,使用用户自定义的换行符.</text:p>
          </table:table-cell>
        </table:table-row>
      </table:table>
      <text:p text:style-name="P20"><text:tab/>string_t类型的输入输出函数,使string_t类型与标准输入输出或文件的互操作更简便.例如使用下面的操作方式:</text:p>
      <text:p text:style-name="P15"><text:tab/>while(string_getline(&amp;t_str, stdin))</text:p>
      <text:p text:style-name="P15"><text:tab/>{</text:p>
      <text:p text:style-name="P15"><text:tab/>...</text:p>
      <text:p text:style-name="P15"><text:tab/>}</text:p>
      <text:p text:style-name="P20"><text:tab/>或者调用者可以自定义换行符,例如使用’:’作为换行符:</text:p>
      <text:p text:style-name="P15"><text:soft-page-break/><text:tab/>while(string_getline_delimiter(&amp;t_str, stdin, ‘:’))</text:p>
      <text:p text:style-name="P15"><text:tab/>{</text:p>
      <text:p text:style-name="P15"><text:tab/>...</text:p>
      <text:p text:style-name="P15"><text:tab/>}</text:p>
      <text:list xml:id="list1091529875" text:continue-numbering="true" text:style-name="WW8Num13">
        <text:list-item>
          <text:list>
            <text:list-item>
              <text:list>
                <text:list-item>
                  <text:h text:style-name="P348" text:outline-level="3">查找</text:h>
                </text:list-item>
              </text:list>
            </text:list-item>
          </text:list>
        </text:list-item>
      </text:list>
      <table:table table:name="Table126" table:style-name="Table126">
        <table:table-column table:style-name="Table126.A"/>
        <table:table-column table:style-name="Table126.B"/>
        <table:table-row table:style-name="Table126.1">
          <table:table-cell table:style-name="Table126.A1" office:value-type="string">
            <text:p text:style-name="P16">string_find()</text:p>
          </table:table-cell>
          <table:table-cell table:style-name="Table126.B1" office:value-type="string">
            <text:p text:style-name="P21">从指定位置开始查找string_t的第一个位置.</text:p>
          </table:table-cell>
        </table:table-row>
        <table:table-row table:style-name="Table126.1">
          <table:table-cell table:style-name="Table126.A1" office:value-type="string">
            <text:p text:style-name="P16">string_find_cstr()</text:p>
          </table:table-cell>
          <table:table-cell table:style-name="Table126.B1" office:value-type="string">
            <text:p text:style-name="P21">从指定位置开始查找字符串常量的第一个位置.</text:p>
          </table:table-cell>
        </table:table-row>
        <table:table-row table:style-name="Table126.1">
          <table:table-cell table:style-name="Table126.A1" office:value-type="string">
            <text:p text:style-name="P16">string_find_subcstr()</text:p>
          </table:table-cell>
          <table:table-cell table:style-name="Table126.B1" office:value-type="string">
            <text:p text:style-name="P21">从指定位置开始查找字符串常量的子串的第一个位置.</text:p>
          </table:table-cell>
        </table:table-row>
        <table:table-row table:style-name="Table126.1">
          <table:table-cell table:style-name="Table126.A1" office:value-type="string">
            <text:p text:style-name="P16">string_find_char()</text:p>
          </table:table-cell>
          <table:table-cell table:style-name="Table126.B1" office:value-type="string">
            <text:p text:style-name="P21">从指定位置开始查找指定的字符第一个位置.</text:p>
          </table:table-cell>
        </table:table-row>
        <table:table-row table:style-name="Table126.1">
          <table:table-cell table:style-name="Table126.A1" office:value-type="string">
            <text:p text:style-name="P16">string_rfind()</text:p>
          </table:table-cell>
          <table:table-cell table:style-name="Table126.B1" office:value-type="string">
            <text:p text:style-name="P21">从指定位置开始向前查找string_t的最后一个位置.</text:p>
          </table:table-cell>
        </table:table-row>
        <table:table-row table:style-name="Table126.1">
          <table:table-cell table:style-name="Table126.A1" office:value-type="string">
            <text:p text:style-name="P16">string_rfind_cstr()</text:p>
          </table:table-cell>
          <table:table-cell table:style-name="Table126.B1" office:value-type="string">
            <text:p text:style-name="P21">从指定位置开始向前查找字符串常量的最后一个位置.</text:p>
          </table:table-cell>
        </table:table-row>
        <table:table-row table:style-name="Table126.1">
          <table:table-cell table:style-name="Table126.A1" office:value-type="string">
            <text:p text:style-name="P16">string_rfind_subcstr()</text:p>
          </table:table-cell>
          <table:table-cell table:style-name="Table126.B1" office:value-type="string">
            <text:p text:style-name="P21">从指定位置开始向前查找字符串的子串的最后一个位置.</text:p>
          </table:table-cell>
        </table:table-row>
        <table:table-row table:style-name="Table126.1">
          <table:table-cell table:style-name="Table126.A1" office:value-type="string">
            <text:p text:style-name="P16">string_rfind_char()</text:p>
          </table:table-cell>
          <table:table-cell table:style-name="Table126.B1" office:value-type="string">
            <text:p text:style-name="P21">从指定位置开始向前查找指定字符的最后一个位置.</text:p>
          </table:table-cell>
        </table:table-row>
        <table:table-row table:style-name="Table126.1">
          <table:table-cell table:style-name="Table126.A1" office:value-type="string">
            <text:p text:style-name="P16">string_find_first_of()</text:p>
          </table:table-cell>
          <table:table-cell table:style-name="Table126.B1" office:value-type="string">
            <text:p text:style-name="P21">从指定位置开始查找string_t包含的任意一个字符的第一个位置.</text:p>
          </table:table-cell>
        </table:table-row>
        <table:table-row table:style-name="Table126.1">
          <table:table-cell table:style-name="Table126.A1" office:value-type="string">
            <text:p text:style-name="P16">string_find_first_of_cstr()</text:p>
          </table:table-cell>
          <table:table-cell table:style-name="Table126.B1" office:value-type="string">
            <text:p text:style-name="P21">从指定位置开始查找字符串常量中包含的任意一个字符的第一个位置.</text:p>
          </table:table-cell>
        </table:table-row>
        <table:table-row table:style-name="Table126.1">
          <table:table-cell table:style-name="Table126.A1" office:value-type="string">
            <text:p text:style-name="P16">string_find_first_of_subcstr()</text:p>
          </table:table-cell>
          <table:table-cell table:style-name="Table126.B1" office:value-type="string">
            <text:p text:style-name="P21">从指定位置开始查找字符串常量的子串包含的任意一个字符的第一个位置.</text:p>
          </table:table-cell>
        </table:table-row>
        <table:table-row table:style-name="Table126.1">
          <table:table-cell table:style-name="Table126.A1" office:value-type="string">
            <text:p text:style-name="P16">string_find_first_of_char()</text:p>
          </table:table-cell>
          <table:table-cell table:style-name="Table126.B1" office:value-type="string">
            <text:p text:style-name="P21">从指定位置开始查找指定字符的第一个位置.</text:p>
          </table:table-cell>
        </table:table-row>
        <table:table-row table:style-name="Table126.1">
          <table:table-cell table:style-name="Table126.A1" office:value-type="string">
            <text:p text:style-name="P16">string_find_last_of()</text:p>
          </table:table-cell>
          <table:table-cell table:style-name="Table126.B1" office:value-type="string">
            <text:p text:style-name="P21">从指定位置开始向前查找string_t包含的任意一个字符的最后一个位置.</text:p>
          </table:table-cell>
        </table:table-row>
        <table:table-row table:style-name="Table126.1">
          <table:table-cell table:style-name="Table126.A1" office:value-type="string">
            <text:p text:style-name="P16">string_find_last_of_cstr()</text:p>
          </table:table-cell>
          <table:table-cell table:style-name="Table126.B1" office:value-type="string">
            <text:p text:style-name="P21">从指定位置开始向前查找字符串常量包含的任意一个字符的最后一个位置.</text:p>
          </table:table-cell>
        </table:table-row>
        <table:table-row table:style-name="Table126.1">
          <table:table-cell table:style-name="Table126.A1" office:value-type="string">
            <text:p text:style-name="P16">string_find_last_of_subcstr()</text:p>
          </table:table-cell>
          <table:table-cell table:style-name="Table126.B1" office:value-type="string">
            <text:p text:style-name="P21">从指定位置开始向前查找字符串常量的子串中包含的任意一个字符的最后一个位置.</text:p>
          </table:table-cell>
        </table:table-row>
        <table:table-row table:style-name="Table126.1">
          <table:table-cell table:style-name="Table126.A1" office:value-type="string">
            <text:p text:style-name="P16">string_find_last_of_char()</text:p>
          </table:table-cell>
          <table:table-cell table:style-name="Table126.B1" office:value-type="string">
            <text:p text:style-name="P21">从指定位置开始向前查找指定字符的最后一个位置.</text:p>
          </table:table-cell>
        </table:table-row>
        <table:table-row table:style-name="Table126.1">
          <table:table-cell table:style-name="Table126.A1" office:value-type="string">
            <text:p text:style-name="P16">string_find_first_not_of()</text:p>
          </table:table-cell>
          <table:table-cell table:style-name="Table126.B1" office:value-type="string">
            <text:p text:style-name="P21">从指定位置开始查找不包含在string_t中的任意字符的第一个位置.</text:p>
          </table:table-cell>
        </table:table-row>
        <table:table-row table:style-name="Table126.1">
          <table:table-cell table:style-name="Table126.A1" office:value-type="string">
            <text:p text:style-name="P16">string_find_first_not_of_cstr()</text:p>
          </table:table-cell>
          <table:table-cell table:style-name="Table126.B1" office:value-type="string">
            <text:p text:style-name="P21">从指定位置开始查找不包含在字符串常量中的任意字符的第一个位置.</text:p>
          </table:table-cell>
        </table:table-row>
        <table:table-row table:style-name="Table126.1">
          <table:table-cell table:style-name="Table126.A1" office:value-type="string">
            <text:p text:style-name="P16">string_find_first_not_of_subcstr()</text:p>
          </table:table-cell>
          <table:table-cell table:style-name="Table126.B1" office:value-type="string">
            <text:p text:style-name="P21">从指定位置开始查找不包含在字符串常量的子串的任意字符的第一个位置.</text:p>
          </table:table-cell>
        </table:table-row>
        <table:table-row table:style-name="Table126.1">
          <table:table-cell table:style-name="Table126.A1" office:value-type="string">
            <text:p text:style-name="P16">string_find_first_not_of_char()</text:p>
          </table:table-cell>
          <table:table-cell table:style-name="Table126.B1" office:value-type="string">
            <text:p text:style-name="P21">从指定位置开始查找不是指定字符的任意字符的第一个位置.</text:p>
          </table:table-cell>
        </table:table-row>
        <table:table-row table:style-name="Table126.1">
          <table:table-cell table:style-name="Table126.A1" office:value-type="string">
            <text:p text:style-name="P16">string_find_last_not_of()</text:p>
          </table:table-cell>
          <table:table-cell table:style-name="Table126.B1" office:value-type="string">
            <text:p text:style-name="P21">从指定位置开始向前查找不包含在string_t中的任意字符的最后一个位置.</text:p>
          </table:table-cell>
        </table:table-row>
        <table:table-row table:style-name="Table126.1">
          <table:table-cell table:style-name="Table126.A1" office:value-type="string">
            <text:p text:style-name="P16">string_find_last_not_of_cstr()</text:p>
          </table:table-cell>
          <table:table-cell table:style-name="Table126.B1" office:value-type="string">
            <text:p text:style-name="P21">从指定位置开始向前查找不包含在字符串常量中的任意字符的最后一个位置.</text:p>
          </table:table-cell>
        </table:table-row>
        <table:table-row table:style-name="Table126.1">
          <table:table-cell table:style-name="Table126.A1" office:value-type="string">
            <text:p text:style-name="P16">string_find_last_not_of_subcstr()</text:p>
          </table:table-cell>
          <table:table-cell table:style-name="Table126.B1" office:value-type="string">
            <text:p text:style-name="P21">从指定位置开始向前查找不包含在字符串常量的子串的任意字符的最后一个位置.</text:p>
          </table:table-cell>
        </table:table-row>
        <table:table-row table:style-name="Table126.1">
          <table:table-cell table:style-name="Table126.A1" office:value-type="string">
            <text:p text:style-name="P16">string_find_last_not_of_char()</text:p>
          </table:table-cell>
          <table:table-cell table:style-name="Table126.B1" office:value-type="string">
            <text:p text:style-name="P21">从指定位置开始向前查找不是指定字符的的任意字符的最后一个位置.</text:p>
          </table:table-cell>
        </table:table-row>
      </table:table>
      <text:p text:style-name="Standard"><text:soft-page-break/><text:span text:style-name="T12"><text:tab/></text:span><text:span text:style-name="T6">总体上来说,查找函数分为三类:第一类是查找子串,如find和rfind类的函数,第二类是查找指定的字符串中的任意字符,如find_first,find_last类的函数,第三类是查找出指定字符串包含的字符以为的字符,如find_first_not,find_last_not类函数.例如:</text:span></text:p>
      <text:p text:style-name="P15">string_t t_str;</text:p>
      <text:p text:style-name="P15">string_init_cstr(&amp;t_str, “Hi Bill, I’m ill, so please pay the bill”);</text:p>
      <text:p text:style-name="Standard"><text:span text:style-name="T11">string_find_cstr(&amp;t_str, “il”, 0);</text:span><text:span text:style-name="T12"> <text:s text:c="18"/>/* return 4 */</text:span></text:p>
      <text:p text:style-name="Standard"><text:span text:style-name="T11">string_find_cstr(&amp;t_str, “il”, 10); </text:span><text:span text:style-name="T12"><text:s text:c="17"/>/* return 13 */</text:span></text:p>
      <text:p text:style-name="Standard"><text:span text:style-name="T11">string_rfind_cstr(&amp;t_str, “il”, NPOS);</text:span><text:span text:style-name="T12"> <text:s text:c="13"/>/* return 37 */</text:span></text:p>
      <text:p text:style-name="Standard"><text:span text:style-name="T11">string_find_first_of_cstr(&amp;t_str, “il”, 0); </text:span><text:span text:style-name="T12"><text:s text:c="7"/>/* return 1 */</text:span></text:p>
      <text:p text:style-name="Standard"><text:span text:style-name="T11">string_find_last_of_cstr(&amp;t_str, “il”, NPOS);</text:span><text:span text:style-name="T12"> <text:s text:c="5"/>/* return 39 */</text:span></text:p>
      <text:p text:style-name="Standard"><text:span text:style-name="T11">string_find_first_not_of_cstr(&amp;t_str, “il”, 0);</text:span><text:span text:style-name="T12"> <text:s text:c="3"/>/* return 0 */</text:span></text:p>
      <text:p text:style-name="Standard"><text:span text:style-name="T11">string_find_last_not_of_cstr(&amp;t_str, “il”, NPOS);</text:span><text:span text:style-name="T12"> /* return 36 */</text:span></text:p>
      <text:list xml:id="list1466608313" text:continue-numbering="true" text:style-name="WW8Num13">
        <text:list-item>
          <text:list>
            <text:list-item>
              <text:list>
                <text:list-item>
                  <text:h text:style-name="P348" text:outline-level="3">NPOS值</text:h>
                </text:list-item>
              </text:list>
            </text:list-item>
          </text:list>
        </text:list-item>
      </text:list>
      <text:p text:style-name="P78">上一节的查找函数都是使用下标位置为参数,同时返回结果也是下标位置,那么当查找失败时怎么区分呢?&lt;cstl/cstring.h&gt;中定义了值NPOS表示查找失败,例如:</text:p>
      <text:p text:style-name="P80">size_t t_pos = string_find_cstr(&amp;t_str, “not found”);</text:p>
      <text:p text:style-name="P80">if(t_pos == NPOS)</text:p>
      <text:p text:style-name="P89">{</text:p>
      <text:p text:style-name="P89">...<text:line-break/>}</text:p>
      <text:p text:style-name="P8"><text:tab/>此外NPOS用在接受下标为参数的操作函数中时表示长度到达字符串的末尾,这样可以节省计算字符串常的的时间,同时使用更方便,如在10.1.1的例子中</text:p>
      <text:p text:style-name="P15">string_replace_cstr(&amp;t_tmpname, t_pos + 1, NPOS, "xxx");</text:p>
      <text:p text:style-name="Standard"><text:span text:style-name="T6">表示将从t_pos+1开始的一直到字符串末尾的子串替换成</text:span><text:span text:style-name="T12">”xxx”</text:span><text:span text:style-name="T6">.</text:span></text:p>
      <text:list xml:id="list1104051052" text:continue-numbering="true" text:style-name="WW8Num13">
        <text:list-item>
          <text:list>
            <text:list-item>
              <text:list>
                <text:list-item>
                  <text:h text:style-name="P348" text:outline-level="3">迭代器支持</text:h>
                </text:list-item>
              </text:list>
            </text:list-item>
          </text:list>
        </text:list-item>
      </text:list>
      <table:table table:name="Table127" table:style-name="Table127">
        <table:table-column table:style-name="Table127.A"/>
        <table:table-column table:style-name="Table127.B"/>
        <table:table-row table:style-name="Table127.1">
          <table:table-cell table:style-name="Table127.A1" office:value-type="string">
            <text:p text:style-name="P16">string_begin()</text:p>
          </table:table-cell>
          <table:table-cell table:style-name="Table127.B1" office:value-type="string">
            <text:p text:style-name="P21">获得指向第一个字符的迭代器.</text:p>
          </table:table-cell>
        </table:table-row>
        <table:table-row table:style-name="Table127.1">
          <table:table-cell table:style-name="Table127.A1" office:value-type="string">
            <text:p text:style-name="P16">string_end()</text:p>
          </table:table-cell>
          <table:table-cell table:style-name="Table127.B1" office:value-type="string">
            <text:p text:style-name="P21">获得指向最后一个字符的下一个位置的迭代器.</text:p>
          </table:table-cell>
        </table:table-row>
      </table:table>
      <text:p text:style-name="P8"/>
      <text:p text:style-name="P78">string_t类型同样支持迭代器,并且string_t类型的迭代器时随机访问迭代器.通过迭代器操作函数,所有的算法都可以应用与string_t类型.同时string_t类型本身的很多操作函数也都是有迭代器版本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Haettenschweiler" svg:font-family="Haettenschweiler" style:font-pitch="variable"/>
    <style:font-face style:name="Times New Roman1" svg:font-family="'Times New Roman'" style:font-pitch="variable"/>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Courier New2" svg:font-family="'Courier New'" style:font-family-generic="modern" style:font-pitch="variable"/>
    <style:font-face style:name="Tahoma2" svg:font-family="Tahoma" style:font-family-generic="modern" style:font-pitch="variable"/>
    <style:font-face style:name="Times New Roman2" svg:font-family="'Times New Roman'" style:font-family-generic="moder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angBo</meta:initial-creator>
    <meta:creation-date>2009-03-10T15:48:00</meta:creation-date>
    <dc:date>2010-05-23T21:41:48</dc:date>
    <meta:editing-cycles>1216</meta:editing-cycles>
    <meta:editing-duration>PT177H44M51S</meta:editing-duration>
    <meta:generator>OpenOffice.org/3.1$Linux OpenOffice.org_project/310m19$Build-9420</meta:generator>
    <dc:creator>Wangbo </dc:creator>
    <meta:document-statistic meta:table-count="202" meta:image-count="27" meta:object-count="0" meta:page-count="350" meta:paragraph-count="12642" meta:word-count="58520" meta:character-count="353627"/>
  </office:meta>
</office:document-meta>
</file>